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808080" fo:font-size="2pt" style:font-size-asian="2pt" style:font-size-complex="2pt"/>
    </style:style>
    <style:style style:name="ce1" style:family="table-cell" style:parent-style-name="Default">
      <style:text-properties fo:color="#808080" fo:font-size="2pt" style:font-size-asian="2pt" style:font-size-complex="2pt"/>
    </style:style>
    <style:style style:name="ce2" style:family="table-cell" style:parent-style-name="Default">
      <style:text-properties fo:color="#808080" fo:font-size="2pt" style:font-size-asian="2pt" style:font-size-complex="2pt"/>
    </style:style>
    <style:style style:name="ce8" style:family="table-cell" style:parent-style-name="Default">
      <style:text-properties fo:color="#808080" fo:font-size="2pt" style:font-size-asian="2pt" style:font-size-complex="2pt"/>
    </style:style>
    <style:style style:name="ce3" style:family="table-cell" style:parent-style-name="Default">
      <style:text-properties fo:color="#808080" fo:font-size="2pt" style:font-size-asian="2pt" style:font-size-complex="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ext-properties fo:color="#808080" fo:font-size="2pt" style:font-size-asian="2pt" style:font-size-complex="2pt"/>
    </style:style>
    <style:style style:name="ce13" style:family="table-cell" style:parent-style-name="Default">
      <style:text-properties fo:color="#808080" fo:font-size="2pt" style:font-size-asian="2pt" style:font-size-complex="2pt"/>
    </style:style>
    <style:style style:name="ce14" style:family="table-cell" style:parent-style-name="Default">
      <style:text-properties fo:color="#808080" fo:font-size="2pt" style:font-size-asian="2pt" style:font-size-complex="2pt"/>
    </style:style>
    <style:style style:name="ce15" style:family="table-cell" style:parent-style-name="Default">
      <style:text-properties fo:color="#808080" fo:font-size="2pt" style:font-size-asian="2pt" style:font-size-complex="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e Histogrammanpassung" table:style-name="ta1">
        <table:shapes>
          <draw:frame draw:z-index="0" draw:style-name="gr1" draw:text-style-name="P1" svg:width="506.11mm" svg:height="290.33mm" svg:x="408.26mm" svg:y="3.18mm">
            <draw:object draw:notify-on-update-of-ranges="'Lineare Histogrammanpassung'.AZ6:'Lineare Histogrammanpassung'.AZ261 'Lineare Histogrammanpassung'.A1:'Lineare Histogrammanpassung'.A1 'Lineare Histogrammanpassung'.BA6:'Lineare Histogrammanpassung'.BA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6mm" svg:height="294.63mm" svg:x="403.9mm" svg:y="322.87mm">
            <draw:object draw:notify-on-update-of-ranges="'Lineare Histogrammanpassung'.AZ6:'Lineare Histogrammanpassung'.AZ261 'Lineare Histogrammanpassung'.A1:'Lineare Histogrammanpassung'.A1 'Lineare Histogrammanpassung'.BB6:'Lineare Histogrammanpassung'.B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0" table:default-cell-style-name="ce2"/>
        <table:table-column table:style-name="co2" table:number-columns-repeated="5" table:default-cell-style-name="Default"/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" table:style-name="ce4" office:value-type="float" office:value="107" calcext:value-type="float">
            <text:p>10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10" office:value-type="string" calcext:value-type="string" table:number-columns-spanned="1" table:number-rows-spanned="2">
            <text:p>untere Grenze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obere Grenze</text:p>
          </table:table-cell>
          <table:table-cell table:style-name="ce5" office:value-type="float" office:value="255" calcext:value-type="float" table:number-columns-spanned="1" table:number-rows-spanned="2">
            <text:p>255</text:p>
          </table:table-cell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8" calcext:value-type="float">
            <text:p>88</text:p>
          </table:table-cell>
          <table:table-cell/>
          <table:covered-table-cell table:number-columns-repeated="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4" calcext:value-type="float">
            <text:p>64</text:p>
          </table:table-cell>
          <table:table-cell/>
          <table:table-cell table:style-name="ce10" office:value-type="string" calcext:value-type="string" table:number-columns-spanned="1" table:number-rows-spanned="2">
            <text:p>Alte Helligkeit</text:p>
          </table:table-cell>
          <table:table-cell table:style-name="ce10" office:value-type="string" calcext:value-type="string" table:number-columns-spanned="1" table:number-rows-spanned="2">
            <text:p>Häufigkeit Original</text:p>
          </table:table-cell>
          <table:table-cell table:style-name="ce10" office:value-type="string" calcext:value-type="string" table:number-columns-spanned="1" table:number-rows-spanned="2">
            <text:p>Häufigkeit neues Bild</text:p>
          </table:table-cell>
          <table:table-cell table:style-name="ce10" office:value-type="string" calcext:value-type="string" table:number-columns-spanned="1" table:number-rows-spanned="2">
            <text:p>neuer Wert</text:p>
          </table:table-cell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/>
          <table:covered-table-cell table:number-columns-repeated="4" table:style-name="ce1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A$1:.$AX$69];[.AZ6])" office:value-type="float" office:value="75" calcext:value-type="float">
            <text:p>75</text:p>
          </table:table-cell>
          <table:table-cell table:formula="of:=COUNTIF([.$A$73:.$AX$141];[.AZ6])" office:value-type="float" office:value="75" calcext:value-type="float">
            <text:p>75</text:p>
          </table:table-cell>
          <table:table-cell table:formula="of:=IF([.AZ6]&lt;[.$BA$1];0;IF([.AZ6]&gt;=[.$BC$1];255;ROUNDDOWN(([.AZ6]-[.$BA$1])/([.$BC$1]-[.$BA$1])*255))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" table:style-name="ce4" office:value-type="float" office:value="87" calcext:value-type="float">
            <text:p>8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1:.$AX$69];[.AZ7])" office:value-type="float" office:value="46" calcext:value-type="float">
            <text:p>46</text:p>
          </table:table-cell>
          <table:table-cell table:formula="of:=COUNTIF([.$A$73:.$AX$141];[.AZ7])" office:value-type="float" office:value="46" calcext:value-type="float">
            <text:p>46</text:p>
          </table:table-cell>
          <table:table-cell table:formula="of:=IF([.AZ7]&lt;[.$BA$1];0;IF([.AZ7]&gt;=[.$BC$1];255;ROUNDDOWN(([.AZ7]-[.$BA$1])/([.$BC$1]-[.$BA$1])*255))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5"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1:.$AX$69];[.AZ8])" office:value-type="float" office:value="53" calcext:value-type="float">
            <text:p>53</text:p>
          </table:table-cell>
          <table:table-cell table:formula="of:=COUNTIF([.$A$73:.$AX$141];[.AZ8])" office:value-type="float" office:value="53" calcext:value-type="float">
            <text:p>53</text:p>
          </table:table-cell>
          <table:table-cell table:formula="of:=IF([.AZ8]&lt;[.$BA$1];0;IF([.AZ8]&gt;=[.$BC$1];255;ROUNDDOWN(([.AZ8]-[.$BA$1])/([.$BC$1]-[.$BA$1])*255))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2"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1:.$AX$69];[.AZ9])" office:value-type="float" office:value="51" calcext:value-type="float">
            <text:p>51</text:p>
          </table:table-cell>
          <table:table-cell table:formula="of:=COUNTIF([.$A$73:.$AX$141];[.AZ9])" office:value-type="float" office:value="51" calcext:value-type="float">
            <text:p>51</text:p>
          </table:table-cell>
          <table:table-cell table:formula="of:=IF([.AZ9]&lt;[.$BA$1];0;IF([.AZ9]&gt;=[.$BC$1];255;ROUNDDOWN(([.AZ9]-[.$BA$1])/([.$BC$1]-[.$BA$1])*255))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86" calcext:value-type="float">
            <text:p>86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1:.$AX$69];[.AZ10])" office:value-type="float" office:value="47" calcext:value-type="float">
            <text:p>47</text:p>
          </table:table-cell>
          <table:table-cell table:formula="of:=COUNTIF([.$A$73:.$AX$141];[.AZ10])" office:value-type="float" office:value="47" calcext:value-type="float">
            <text:p>47</text:p>
          </table:table-cell>
          <table:table-cell table:formula="of:=IF([.AZ10]&lt;[.$BA$1];0;IF([.AZ10]&gt;=[.$BC$1];255;ROUNDDOWN(([.AZ10]-[.$BA$1])/([.$BC$1]-[.$BA$1])*255))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1:.$AX$69];[.AZ11])" office:value-type="float" office:value="49" calcext:value-type="float">
            <text:p>49</text:p>
          </table:table-cell>
          <table:table-cell table:formula="of:=COUNTIF([.$A$73:.$AX$141];[.AZ11])" office:value-type="float" office:value="49" calcext:value-type="float">
            <text:p>49</text:p>
          </table:table-cell>
          <table:table-cell table:formula="of:=IF([.AZ11]&lt;[.$BA$1];0;IF([.AZ11]&gt;=[.$BC$1];255;ROUNDDOWN(([.AZ11]-[.$BA$1])/([.$BC$1]-[.$BA$1])*255))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1:.$AX$69];[.AZ12])" office:value-type="float" office:value="85" calcext:value-type="float">
            <text:p>85</text:p>
          </table:table-cell>
          <table:table-cell table:formula="of:=COUNTIF([.$A$73:.$AX$141];[.AZ12])" office:value-type="float" office:value="85" calcext:value-type="float">
            <text:p>85</text:p>
          </table:table-cell>
          <table:table-cell table:formula="of:=IF([.AZ12]&lt;[.$BA$1];0;IF([.AZ12]&gt;=[.$BC$1];255;ROUNDDOWN(([.AZ12]-[.$BA$1])/([.$BC$1]-[.$BA$1])*255))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1:.$AX$69];[.AZ13])" office:value-type="float" office:value="56" calcext:value-type="float">
            <text:p>56</text:p>
          </table:table-cell>
          <table:table-cell table:formula="of:=COUNTIF([.$A$73:.$AX$141];[.AZ13])" office:value-type="float" office:value="56" calcext:value-type="float">
            <text:p>56</text:p>
          </table:table-cell>
          <table:table-cell table:formula="of:=IF([.AZ13]&lt;[.$BA$1];0;IF([.AZ13]&gt;=[.$BC$1];255;ROUNDDOWN(([.AZ13]-[.$BA$1])/([.$BC$1]-[.$BA$1])*255)))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77" calcext:value-type="float">
            <text:p>7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1:.$AX$69];[.AZ14])" office:value-type="float" office:value="32" calcext:value-type="float">
            <text:p>32</text:p>
          </table:table-cell>
          <table:table-cell table:formula="of:=COUNTIF([.$A$73:.$AX$141];[.AZ14])" office:value-type="float" office:value="32" calcext:value-type="float">
            <text:p>32</text:p>
          </table:table-cell>
          <table:table-cell table:formula="of:=IF([.AZ14]&lt;[.$BA$1];0;IF([.AZ14]&gt;=[.$BC$1];255;ROUNDDOWN(([.AZ14]-[.$BA$1])/([.$BC$1]-[.$BA$1])*255))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1:.$AX$69];[.AZ15])" office:value-type="float" office:value="42" calcext:value-type="float">
            <text:p>42</text:p>
          </table:table-cell>
          <table:table-cell table:formula="of:=COUNTIF([.$A$73:.$AX$141];[.AZ15])" office:value-type="float" office:value="42" calcext:value-type="float">
            <text:p>42</text:p>
          </table:table-cell>
          <table:table-cell table:formula="of:=IF([.AZ15]&lt;[.$BA$1];0;IF([.AZ15]&gt;=[.$BC$1];255;ROUNDDOWN(([.AZ15]-[.$BA$1])/([.$BC$1]-[.$BA$1])*255)))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A$1:.$AX$69];[.AZ16])" office:value-type="float" office:value="37" calcext:value-type="float">
            <text:p>37</text:p>
          </table:table-cell>
          <table:table-cell table:formula="of:=COUNTIF([.$A$73:.$AX$141];[.AZ16])" office:value-type="float" office:value="37" calcext:value-type="float">
            <text:p>37</text:p>
          </table:table-cell>
          <table:table-cell table:formula="of:=IF([.AZ16]&lt;[.$BA$1];0;IF([.AZ16]&gt;=[.$BC$1];255;ROUNDDOWN(([.AZ16]-[.$BA$1])/([.$BC$1]-[.$BA$1])*255))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A$1:.$AX$69];[.AZ17])" office:value-type="float" office:value="38" calcext:value-type="float">
            <text:p>38</text:p>
          </table:table-cell>
          <table:table-cell table:formula="of:=COUNTIF([.$A$73:.$AX$141];[.AZ17])" office:value-type="float" office:value="38" calcext:value-type="float">
            <text:p>38</text:p>
          </table:table-cell>
          <table:table-cell table:formula="of:=IF([.AZ17]&lt;[.$BA$1];0;IF([.AZ17]&gt;=[.$BC$1];255;ROUNDDOWN(([.AZ17]-[.$BA$1])/([.$BC$1]-[.$BA$1])*255)))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A$1:.$AX$69];[.AZ18])" office:value-type="float" office:value="26" calcext:value-type="float">
            <text:p>26</text:p>
          </table:table-cell>
          <table:table-cell table:formula="of:=COUNTIF([.$A$73:.$AX$141];[.AZ18])" office:value-type="float" office:value="26" calcext:value-type="float">
            <text:p>26</text:p>
          </table:table-cell>
          <table:table-cell table:formula="of:=IF([.AZ18]&lt;[.$BA$1];0;IF([.AZ18]&gt;=[.$BC$1];255;ROUNDDOWN(([.AZ18]-[.$BA$1])/([.$BC$1]-[.$BA$1])*255))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A$1:.$AX$69];[.AZ19])" office:value-type="float" office:value="20" calcext:value-type="float">
            <text:p>20</text:p>
          </table:table-cell>
          <table:table-cell table:formula="of:=COUNTIF([.$A$73:.$AX$141];[.AZ19])" office:value-type="float" office:value="20" calcext:value-type="float">
            <text:p>20</text:p>
          </table:table-cell>
          <table:table-cell table:formula="of:=IF([.AZ19]&lt;[.$BA$1];0;IF([.AZ19]&gt;=[.$BC$1];255;ROUNDDOWN(([.AZ19]-[.$BA$1])/([.$BC$1]-[.$BA$1])*255)))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A$1:.$AX$69];[.AZ20])" office:value-type="float" office:value="29" calcext:value-type="float">
            <text:p>29</text:p>
          </table:table-cell>
          <table:table-cell table:formula="of:=COUNTIF([.$A$73:.$AX$141];[.AZ20])" office:value-type="float" office:value="29" calcext:value-type="float">
            <text:p>29</text:p>
          </table:table-cell>
          <table:table-cell table:formula="of:=IF([.AZ20]&lt;[.$BA$1];0;IF([.AZ20]&gt;=[.$BC$1];255;ROUNDDOWN(([.AZ20]-[.$BA$1])/([.$BC$1]-[.$BA$1])*255)))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A$1:.$AX$69];[.AZ21])" office:value-type="float" office:value="25" calcext:value-type="float">
            <text:p>25</text:p>
          </table:table-cell>
          <table:table-cell table:formula="of:=COUNTIF([.$A$73:.$AX$141];[.AZ21])" office:value-type="float" office:value="25" calcext:value-type="float">
            <text:p>25</text:p>
          </table:table-cell>
          <table:table-cell table:formula="of:=IF([.AZ21]&lt;[.$BA$1];0;IF([.AZ21]&gt;=[.$BC$1];255;ROUNDDOWN(([.AZ21]-[.$BA$1])/([.$BC$1]-[.$BA$1])*255)))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A$1:.$AX$69];[.AZ22])" office:value-type="float" office:value="18" calcext:value-type="float">
            <text:p>18</text:p>
          </table:table-cell>
          <table:table-cell table:formula="of:=COUNTIF([.$A$73:.$AX$141];[.AZ22])" office:value-type="float" office:value="18" calcext:value-type="float">
            <text:p>18</text:p>
          </table:table-cell>
          <table:table-cell table:formula="of:=IF([.AZ22]&lt;[.$BA$1];0;IF([.AZ22]&gt;=[.$BC$1];255;ROUNDDOWN(([.AZ22]-[.$BA$1])/([.$BC$1]-[.$BA$1])*255)))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2" table:style-name="ce4" office:value-type="float" office:value="67" calcext:value-type="float">
            <text:p>6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A$1:.$AX$69];[.AZ23])" office:value-type="float" office:value="22" calcext:value-type="float">
            <text:p>22</text:p>
          </table:table-cell>
          <table:table-cell table:formula="of:=COUNTIF([.$A$73:.$AX$141];[.AZ23])" office:value-type="float" office:value="22" calcext:value-type="float">
            <text:p>22</text:p>
          </table:table-cell>
          <table:table-cell table:formula="of:=IF([.AZ23]&lt;[.$BA$1];0;IF([.AZ23]&gt;=[.$BC$1];255;ROUNDDOWN(([.AZ23]-[.$BA$1])/([.$BC$1]-[.$BA$1])*255)))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A$1:.$AX$69];[.AZ24])" office:value-type="float" office:value="20" calcext:value-type="float">
            <text:p>20</text:p>
          </table:table-cell>
          <table:table-cell table:formula="of:=COUNTIF([.$A$73:.$AX$141];[.AZ24])" office:value-type="float" office:value="20" calcext:value-type="float">
            <text:p>20</text:p>
          </table:table-cell>
          <table:table-cell table:formula="of:=IF([.AZ24]&lt;[.$BA$1];0;IF([.AZ24]&gt;=[.$BC$1];255;ROUNDDOWN(([.AZ24]-[.$BA$1])/([.$BC$1]-[.$BA$1])*255)))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A$1:.$AX$69];[.AZ25])" office:value-type="float" office:value="27" calcext:value-type="float">
            <text:p>27</text:p>
          </table:table-cell>
          <table:table-cell table:formula="of:=COUNTIF([.$A$73:.$AX$141];[.AZ25])" office:value-type="float" office:value="27" calcext:value-type="float">
            <text:p>27</text:p>
          </table:table-cell>
          <table:table-cell table:formula="of:=IF([.AZ25]&lt;[.$BA$1];0;IF([.AZ25]&gt;=[.$BC$1];255;ROUNDDOWN(([.AZ25]-[.$BA$1])/([.$BC$1]-[.$BA$1])*255))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43" calcext:value-type="float">
            <text:p>4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A$1:.$AX$69];[.AZ26])" office:value-type="float" office:value="33" calcext:value-type="float">
            <text:p>33</text:p>
          </table:table-cell>
          <table:table-cell table:formula="of:=COUNTIF([.$A$73:.$AX$141];[.AZ26])" office:value-type="float" office:value="33" calcext:value-type="float">
            <text:p>33</text:p>
          </table:table-cell>
          <table:table-cell table:formula="of:=IF([.AZ26]&lt;[.$BA$1];0;IF([.AZ26]&gt;=[.$BC$1];255;ROUNDDOWN(([.AZ26]-[.$BA$1])/([.$BC$1]-[.$BA$1])*255)))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1:.$AX$69];[.AZ27])" office:value-type="float" office:value="28" calcext:value-type="float">
            <text:p>28</text:p>
          </table:table-cell>
          <table:table-cell table:formula="of:=COUNTIF([.$A$73:.$AX$141];[.AZ27])" office:value-type="float" office:value="28" calcext:value-type="float">
            <text:p>28</text:p>
          </table:table-cell>
          <table:table-cell table:formula="of:=IF([.AZ27]&lt;[.$BA$1];0;IF([.AZ27]&gt;=[.$BC$1];255;ROUNDDOWN(([.AZ27]-[.$BA$1])/([.$BC$1]-[.$BA$1])*255)))"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$A$1:.$AX$69];[.AZ28])" office:value-type="float" office:value="38" calcext:value-type="float">
            <text:p>38</text:p>
          </table:table-cell>
          <table:table-cell table:formula="of:=COUNTIF([.$A$73:.$AX$141];[.AZ28])" office:value-type="float" office:value="38" calcext:value-type="float">
            <text:p>38</text:p>
          </table:table-cell>
          <table:table-cell table:formula="of:=IF([.AZ28]&lt;[.$BA$1];0;IF([.AZ28]&gt;=[.$BC$1];255;ROUNDDOWN(([.AZ28]-[.$BA$1])/([.$BC$1]-[.$BA$1])*255)))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$A$1:.$AX$69];[.AZ29])" office:value-type="float" office:value="48" calcext:value-type="float">
            <text:p>48</text:p>
          </table:table-cell>
          <table:table-cell table:formula="of:=COUNTIF([.$A$73:.$AX$141];[.AZ29])" office:value-type="float" office:value="48" calcext:value-type="float">
            <text:p>48</text:p>
          </table:table-cell>
          <table:table-cell table:formula="of:=IF([.AZ29]&lt;[.$BA$1];0;IF([.AZ29]&gt;=[.$BC$1];255;ROUNDDOWN(([.AZ29]-[.$BA$1])/([.$BC$1]-[.$BA$1])*255)))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92" calcext:value-type="float">
            <text:p>9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1:.$AX$69];[.AZ30])" office:value-type="float" office:value="41" calcext:value-type="float">
            <text:p>41</text:p>
          </table:table-cell>
          <table:table-cell table:formula="of:=COUNTIF([.$A$73:.$AX$141];[.AZ30])" office:value-type="float" office:value="41" calcext:value-type="float">
            <text:p>41</text:p>
          </table:table-cell>
          <table:table-cell table:formula="of:=IF([.AZ30]&lt;[.$BA$1];0;IF([.AZ30]&gt;=[.$BC$1];255;ROUNDDOWN(([.AZ30]-[.$BA$1])/([.$BC$1]-[.$BA$1])*255)))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A$1:.$AX$69];[.AZ31])" office:value-type="float" office:value="55" calcext:value-type="float">
            <text:p>55</text:p>
          </table:table-cell>
          <table:table-cell table:formula="of:=COUNTIF([.$A$73:.$AX$141];[.AZ31])" office:value-type="float" office:value="55" calcext:value-type="float">
            <text:p>55</text:p>
          </table:table-cell>
          <table:table-cell table:formula="of:=IF([.AZ31]&lt;[.$BA$1];0;IF([.AZ31]&gt;=[.$BC$1];255;ROUNDDOWN(([.AZ31]-[.$BA$1])/([.$BC$1]-[.$BA$1])*255)))"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86" calcext:value-type="float">
            <text:p>8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$A$1:.$AX$69];[.AZ32])" office:value-type="float" office:value="49" calcext:value-type="float">
            <text:p>49</text:p>
          </table:table-cell>
          <table:table-cell table:formula="of:=COUNTIF([.$A$73:.$AX$141];[.AZ32])" office:value-type="float" office:value="49" calcext:value-type="float">
            <text:p>49</text:p>
          </table:table-cell>
          <table:table-cell table:formula="of:=IF([.AZ32]&lt;[.$BA$1];0;IF([.AZ32]&gt;=[.$BC$1];255;ROUNDDOWN(([.AZ32]-[.$BA$1])/([.$BC$1]-[.$BA$1])*255))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1:.$AX$69];[.AZ33])" office:value-type="float" office:value="47" calcext:value-type="float">
            <text:p>47</text:p>
          </table:table-cell>
          <table:table-cell table:formula="of:=COUNTIF([.$A$73:.$AX$141];[.AZ33])" office:value-type="float" office:value="47" calcext:value-type="float">
            <text:p>47</text:p>
          </table:table-cell>
          <table:table-cell table:formula="of:=IF([.AZ33]&lt;[.$BA$1];0;IF([.AZ33]&gt;=[.$BC$1];255;ROUNDDOWN(([.AZ33]-[.$BA$1])/([.$BC$1]-[.$BA$1])*255)))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1:.$AX$69];[.AZ34])" office:value-type="float" office:value="43" calcext:value-type="float">
            <text:p>43</text:p>
          </table:table-cell>
          <table:table-cell table:formula="of:=COUNTIF([.$A$73:.$AX$141];[.AZ34])" office:value-type="float" office:value="43" calcext:value-type="float">
            <text:p>43</text:p>
          </table:table-cell>
          <table:table-cell table:formula="of:=IF([.AZ34]&lt;[.$BA$1];0;IF([.AZ34]&gt;=[.$BC$1];255;ROUNDDOWN(([.AZ34]-[.$BA$1])/([.$BC$1]-[.$BA$1])*255))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14" calcext:value-type="float">
            <text:p>114</text:p>
          </table:table-cell>
          <table:table-cell table:number-columns-repeated="2"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$A$1:.$AX$69];[.AZ35])" office:value-type="float" office:value="45" calcext:value-type="float">
            <text:p>45</text:p>
          </table:table-cell>
          <table:table-cell table:formula="of:=COUNTIF([.$A$73:.$AX$141];[.AZ35])" office:value-type="float" office:value="45" calcext:value-type="float">
            <text:p>45</text:p>
          </table:table-cell>
          <table:table-cell table:formula="of:=IF([.AZ35]&lt;[.$BA$1];0;IF([.AZ35]&gt;=[.$BC$1];255;ROUNDDOWN(([.AZ35]-[.$BA$1])/([.$BC$1]-[.$BA$1])*255)))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3"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1:.$AX$69];[.AZ36])" office:value-type="float" office:value="42" calcext:value-type="float">
            <text:p>42</text:p>
          </table:table-cell>
          <table:table-cell table:formula="of:=COUNTIF([.$A$73:.$AX$141];[.AZ36])" office:value-type="float" office:value="42" calcext:value-type="float">
            <text:p>42</text:p>
          </table:table-cell>
          <table:table-cell table:formula="of:=IF([.AZ36]&lt;[.$BA$1];0;IF([.AZ36]&gt;=[.$BC$1];255;ROUNDDOWN(([.AZ36]-[.$BA$1])/([.$BC$1]-[.$BA$1])*255))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06" calcext:value-type="float">
            <text:p>10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3"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1:.$AX$69];[.AZ37])" office:value-type="float" office:value="46" calcext:value-type="float">
            <text:p>46</text:p>
          </table:table-cell>
          <table:table-cell table:formula="of:=COUNTIF([.$A$73:.$AX$141];[.AZ37])" office:value-type="float" office:value="46" calcext:value-type="float">
            <text:p>46</text:p>
          </table:table-cell>
          <table:table-cell table:formula="of:=IF([.AZ37]&lt;[.$BA$1];0;IF([.AZ37]&gt;=[.$BC$1];255;ROUNDDOWN(([.AZ37]-[.$BA$1])/([.$BC$1]-[.$BA$1])*255)))" office:value-type="float" office:value="31" calcext:value-type="float">
            <text:p>31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$A$1:.$AX$69];[.AZ38])" office:value-type="float" office:value="42" calcext:value-type="float">
            <text:p>42</text:p>
          </table:table-cell>
          <table:table-cell table:formula="of:=COUNTIF([.$A$73:.$AX$141];[.AZ38])" office:value-type="float" office:value="42" calcext:value-type="float">
            <text:p>42</text:p>
          </table:table-cell>
          <table:table-cell table:formula="of:=IF([.AZ38]&lt;[.$BA$1];0;IF([.AZ38]&gt;=[.$BC$1];255;ROUNDDOWN(([.AZ38]-[.$BA$1])/([.$BC$1]-[.$BA$1])*255)))"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2"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1:.$AX$69];[.AZ39])" office:value-type="float" office:value="38" calcext:value-type="float">
            <text:p>38</text:p>
          </table:table-cell>
          <table:table-cell table:formula="of:=COUNTIF([.$A$73:.$AX$141];[.AZ39])" office:value-type="float" office:value="38" calcext:value-type="float">
            <text:p>38</text:p>
          </table:table-cell>
          <table:table-cell table:formula="of:=IF([.AZ39]&lt;[.$BA$1];0;IF([.AZ39]&gt;=[.$BC$1];255;ROUNDDOWN(([.AZ39]-[.$BA$1])/([.$BC$1]-[.$BA$1])*255)))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1:.$AX$69];[.AZ40])" office:value-type="float" office:value="48" calcext:value-type="float">
            <text:p>48</text:p>
          </table:table-cell>
          <table:table-cell table:formula="of:=COUNTIF([.$A$73:.$AX$141];[.AZ40])" office:value-type="float" office:value="48" calcext:value-type="float">
            <text:p>48</text:p>
          </table:table-cell>
          <table:table-cell table:formula="of:=IF([.AZ40]&lt;[.$BA$1];0;IF([.AZ40]&gt;=[.$BC$1];255;ROUNDDOWN(([.AZ40]-[.$BA$1])/([.$BC$1]-[.$BA$1])*255)))" office:value-type="float" office:value="34" calcext:value-type="float">
            <text:p>34</text:p>
          </table:table-cell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$A$1:.$AX$69];[.AZ41])" office:value-type="float" office:value="45" calcext:value-type="float">
            <text:p>45</text:p>
          </table:table-cell>
          <table:table-cell table:formula="of:=COUNTIF([.$A$73:.$AX$141];[.AZ41])" office:value-type="float" office:value="45" calcext:value-type="float">
            <text:p>45</text:p>
          </table:table-cell>
          <table:table-cell table:formula="of:=IF([.AZ41]&lt;[.$BA$1];0;IF([.AZ41]&gt;=[.$BC$1];255;ROUNDDOWN(([.AZ41]-[.$BA$1])/([.$BC$1]-[.$BA$1])*255)))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1:.$AX$69];[.AZ42])" office:value-type="float" office:value="39" calcext:value-type="float">
            <text:p>39</text:p>
          </table:table-cell>
          <table:table-cell table:formula="of:=COUNTIF([.$A$73:.$AX$141];[.AZ42])" office:value-type="float" office:value="39" calcext:value-type="float">
            <text:p>39</text:p>
          </table:table-cell>
          <table:table-cell table:formula="of:=IF([.AZ42]&lt;[.$BA$1];0;IF([.AZ42]&gt;=[.$BC$1];255;ROUNDDOWN(([.AZ42]-[.$BA$1])/([.$BC$1]-[.$BA$1])*255)))"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1:.$AX$69];[.AZ43])" office:value-type="float" office:value="39" calcext:value-type="float">
            <text:p>39</text:p>
          </table:table-cell>
          <table:table-cell table:formula="of:=COUNTIF([.$A$73:.$AX$141];[.AZ43])" office:value-type="float" office:value="39" calcext:value-type="float">
            <text:p>39</text:p>
          </table:table-cell>
          <table:table-cell table:formula="of:=IF([.AZ43]&lt;[.$BA$1];0;IF([.AZ43]&gt;=[.$BC$1];255;ROUNDDOWN(([.AZ43]-[.$BA$1])/([.$BC$1]-[.$BA$1])*255)))" office:value-type="float" office:value="37" calcext:value-type="float">
            <text:p>37</text:p>
          </table:table-cell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1:.$AX$69];[.AZ44])" office:value-type="float" office:value="40" calcext:value-type="float">
            <text:p>40</text:p>
          </table:table-cell>
          <table:table-cell table:formula="of:=COUNTIF([.$A$73:.$AX$141];[.AZ44])" office:value-type="float" office:value="40" calcext:value-type="float">
            <text:p>40</text:p>
          </table:table-cell>
          <table:table-cell table:formula="of:=IF([.AZ44]&lt;[.$BA$1];0;IF([.AZ44]&gt;=[.$BC$1];255;ROUNDDOWN(([.AZ44]-[.$BA$1])/([.$BC$1]-[.$BA$1])*255)))" office:value-type="float" office:value="38" calcext:value-type="float">
            <text:p>38</text:p>
          </table:table-cell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1:.$AX$69];[.AZ45])" office:value-type="float" office:value="36" calcext:value-type="float">
            <text:p>36</text:p>
          </table:table-cell>
          <table:table-cell table:formula="of:=COUNTIF([.$A$73:.$AX$141];[.AZ45])" office:value-type="float" office:value="36" calcext:value-type="float">
            <text:p>36</text:p>
          </table:table-cell>
          <table:table-cell table:formula="of:=IF([.AZ45]&lt;[.$BA$1];0;IF([.AZ45]&gt;=[.$BC$1];255;ROUNDDOWN(([.AZ45]-[.$BA$1])/([.$BC$1]-[.$BA$1])*255)))" office:value-type="float" office:value="39" calcext:value-type="float">
            <text:p>39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1:.$AX$69];[.AZ46])" office:value-type="float" office:value="37" calcext:value-type="float">
            <text:p>37</text:p>
          </table:table-cell>
          <table:table-cell table:formula="of:=COUNTIF([.$A$73:.$AX$141];[.AZ46])" office:value-type="float" office:value="37" calcext:value-type="float">
            <text:p>37</text:p>
          </table:table-cell>
          <table:table-cell table:formula="of:=IF([.AZ46]&lt;[.$BA$1];0;IF([.AZ46]&gt;=[.$BC$1];255;ROUNDDOWN(([.AZ46]-[.$BA$1])/([.$BC$1]-[.$BA$1])*255)))"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1:.$AX$69];[.AZ47])" office:value-type="float" office:value="34" calcext:value-type="float">
            <text:p>34</text:p>
          </table:table-cell>
          <table:table-cell table:formula="of:=COUNTIF([.$A$73:.$AX$141];[.AZ47])" office:value-type="float" office:value="34" calcext:value-type="float">
            <text:p>34</text:p>
          </table:table-cell>
          <table:table-cell table:formula="of:=IF([.AZ47]&lt;[.$BA$1];0;IF([.AZ47]&gt;=[.$BC$1];255;ROUNDDOWN(([.AZ47]-[.$BA$1])/([.$BC$1]-[.$BA$1])*255)))"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1:.$AX$69];[.AZ48])" office:value-type="float" office:value="31" calcext:value-type="float">
            <text:p>31</text:p>
          </table:table-cell>
          <table:table-cell table:formula="of:=COUNTIF([.$A$73:.$AX$141];[.AZ48])" office:value-type="float" office:value="31" calcext:value-type="float">
            <text:p>31</text:p>
          </table:table-cell>
          <table:table-cell table:formula="of:=IF([.AZ48]&lt;[.$BA$1];0;IF([.AZ48]&gt;=[.$BC$1];255;ROUNDDOWN(([.AZ48]-[.$BA$1])/([.$BC$1]-[.$BA$1])*255)))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1:.$AX$69];[.AZ49])" office:value-type="float" office:value="25" calcext:value-type="float">
            <text:p>25</text:p>
          </table:table-cell>
          <table:table-cell table:formula="of:=COUNTIF([.$A$73:.$AX$141];[.AZ49])" office:value-type="float" office:value="25" calcext:value-type="float">
            <text:p>25</text:p>
          </table:table-cell>
          <table:table-cell table:formula="of:=IF([.AZ49]&lt;[.$BA$1];0;IF([.AZ49]&gt;=[.$BC$1];255;ROUNDDOWN(([.AZ49]-[.$BA$1])/([.$BC$1]-[.$BA$1])*255)))" office:value-type="float" office:value="43" calcext:value-type="float">
            <text:p>43</text:p>
          </table:table-cell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3" table:style-name="ce4" office:value-type="float" office:value="98" calcext:value-type="float">
            <text:p>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1:.$AX$69];[.AZ50])" office:value-type="float" office:value="28" calcext:value-type="float">
            <text:p>28</text:p>
          </table:table-cell>
          <table:table-cell table:formula="of:=COUNTIF([.$A$73:.$AX$141];[.AZ50])" office:value-type="float" office:value="28" calcext:value-type="float">
            <text:p>28</text:p>
          </table:table-cell>
          <table:table-cell table:formula="of:=IF([.AZ50]&lt;[.$BA$1];0;IF([.AZ50]&gt;=[.$BC$1];255;ROUNDDOWN(([.AZ50]-[.$BA$1])/([.$BC$1]-[.$BA$1])*255)))" office:value-type="float" office:value="44" calcext:value-type="float">
            <text:p>44</text:p>
          </table:table-cell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3" table:style-name="ce4" office:value-type="float" office:value="93" calcext:value-type="float">
            <text:p>9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1:.$AX$69];[.AZ51])" office:value-type="float" office:value="43" calcext:value-type="float">
            <text:p>43</text:p>
          </table:table-cell>
          <table:table-cell table:formula="of:=COUNTIF([.$A$73:.$AX$141];[.AZ51])" office:value-type="float" office:value="43" calcext:value-type="float">
            <text:p>43</text:p>
          </table:table-cell>
          <table:table-cell table:formula="of:=IF([.AZ51]&lt;[.$BA$1];0;IF([.AZ51]&gt;=[.$BC$1];255;ROUNDDOWN(([.AZ51]-[.$BA$1])/([.$BC$1]-[.$BA$1])*255)))"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2" table:style-name="ce4" office:value-type="float" office:value="94" calcext:value-type="float">
            <text:p>9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1:.$AX$69];[.AZ52])" office:value-type="float" office:value="30" calcext:value-type="float">
            <text:p>30</text:p>
          </table:table-cell>
          <table:table-cell table:formula="of:=COUNTIF([.$A$73:.$AX$141];[.AZ52])" office:value-type="float" office:value="30" calcext:value-type="float">
            <text:p>30</text:p>
          </table:table-cell>
          <table:table-cell table:formula="of:=IF([.AZ52]&lt;[.$BA$1];0;IF([.AZ52]&gt;=[.$BC$1];255;ROUNDDOWN(([.AZ52]-[.$BA$1])/([.$BC$1]-[.$BA$1])*255)))" office:value-type="float" office:value="46" calcext:value-type="float">
            <text:p>46</text:p>
          </table:table-cell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$A$1:.$AX$69];[.AZ53])" office:value-type="float" office:value="27" calcext:value-type="float">
            <text:p>27</text:p>
          </table:table-cell>
          <table:table-cell table:formula="of:=COUNTIF([.$A$73:.$AX$141];[.AZ53])" office:value-type="float" office:value="27" calcext:value-type="float">
            <text:p>27</text:p>
          </table:table-cell>
          <table:table-cell table:formula="of:=IF([.AZ53]&lt;[.$BA$1];0;IF([.AZ53]&gt;=[.$BC$1];255;ROUNDDOWN(([.AZ53]-[.$BA$1])/([.$BC$1]-[.$BA$1])*255)))" office:value-type="float" office:value="47" calcext:value-type="float">
            <text:p>47</text:p>
          </table:table-cell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1:.$AX$69];[.AZ54])" office:value-type="float" office:value="31" calcext:value-type="float">
            <text:p>31</text:p>
          </table:table-cell>
          <table:table-cell table:formula="of:=COUNTIF([.$A$73:.$AX$141];[.AZ54])" office:value-type="float" office:value="31" calcext:value-type="float">
            <text:p>31</text:p>
          </table:table-cell>
          <table:table-cell table:formula="of:=IF([.AZ54]&lt;[.$BA$1];0;IF([.AZ54]&gt;=[.$BC$1];255;ROUNDDOWN(([.AZ54]-[.$BA$1])/([.$BC$1]-[.$BA$1])*255)))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$A$1:.$AX$69];[.AZ55])" office:value-type="float" office:value="39" calcext:value-type="float">
            <text:p>39</text:p>
          </table:table-cell>
          <table:table-cell table:formula="of:=COUNTIF([.$A$73:.$AX$141];[.AZ55])" office:value-type="float" office:value="39" calcext:value-type="float">
            <text:p>39</text:p>
          </table:table-cell>
          <table:table-cell table:formula="of:=IF([.AZ55]&lt;[.$BA$1];0;IF([.AZ55]&gt;=[.$BC$1];255;ROUNDDOWN(([.AZ55]-[.$BA$1])/([.$BC$1]-[.$BA$1])*255)))" office:value-type="float" office:value="49" calcext:value-type="float">
            <text:p>49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A$1:.$AX$69];[.AZ56])" office:value-type="float" office:value="17" calcext:value-type="float">
            <text:p>17</text:p>
          </table:table-cell>
          <table:table-cell table:formula="of:=COUNTIF([.$A$73:.$AX$141];[.AZ56])" office:value-type="float" office:value="17" calcext:value-type="float">
            <text:p>17</text:p>
          </table:table-cell>
          <table:table-cell table:formula="of:=IF([.AZ56]&lt;[.$BA$1];0;IF([.AZ56]&gt;=[.$BC$1];255;ROUNDDOWN(([.AZ56]-[.$BA$1])/([.$BC$1]-[.$BA$1])*255)))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1:.$AX$69];[.AZ57])" office:value-type="float" office:value="26" calcext:value-type="float">
            <text:p>26</text:p>
          </table:table-cell>
          <table:table-cell table:formula="of:=COUNTIF([.$A$73:.$AX$141];[.AZ57])" office:value-type="float" office:value="26" calcext:value-type="float">
            <text:p>26</text:p>
          </table:table-cell>
          <table:table-cell table:formula="of:=IF([.AZ57]&lt;[.$BA$1];0;IF([.AZ57]&gt;=[.$BC$1];255;ROUNDDOWN(([.AZ57]-[.$BA$1])/([.$BC$1]-[.$BA$1])*255)))" office:value-type="float" office:value="51" calcext:value-type="float">
            <text:p>51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$A$1:.$AX$69];[.AZ58])" office:value-type="float" office:value="24" calcext:value-type="float">
            <text:p>24</text:p>
          </table:table-cell>
          <table:table-cell table:formula="of:=COUNTIF([.$A$73:.$AX$141];[.AZ58])" office:value-type="float" office:value="24" calcext:value-type="float">
            <text:p>24</text:p>
          </table:table-cell>
          <table:table-cell table:formula="of:=IF([.AZ58]&lt;[.$BA$1];0;IF([.AZ58]&gt;=[.$BC$1];255;ROUNDDOWN(([.AZ58]-[.$BA$1])/([.$BC$1]-[.$BA$1])*255)))" office:value-type="float" office:value="52" calcext:value-type="float">
            <text:p>52</text:p>
          </table:table-cell>
        </table:table-row>
        <table:table-row table:style-name="ro1"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$A$1:.$AX$69];[.AZ59])" office:value-type="float" office:value="22" calcext:value-type="float">
            <text:p>22</text:p>
          </table:table-cell>
          <table:table-cell table:formula="of:=COUNTIF([.$A$73:.$AX$141];[.AZ59])" office:value-type="float" office:value="22" calcext:value-type="float">
            <text:p>22</text:p>
          </table:table-cell>
          <table:table-cell table:formula="of:=IF([.AZ59]&lt;[.$BA$1];0;IF([.AZ59]&gt;=[.$BC$1];255;ROUNDDOWN(([.AZ59]-[.$BA$1])/([.$BC$1]-[.$BA$1])*255)))" office:value-type="float" office:value="53" calcext:value-type="float">
            <text:p>53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$A$1:.$AX$69];[.AZ60])" office:value-type="float" office:value="21" calcext:value-type="float">
            <text:p>21</text:p>
          </table:table-cell>
          <table:table-cell table:formula="of:=COUNTIF([.$A$73:.$AX$141];[.AZ60])" office:value-type="float" office:value="21" calcext:value-type="float">
            <text:p>21</text:p>
          </table:table-cell>
          <table:table-cell table:formula="of:=IF([.AZ60]&lt;[.$BA$1];0;IF([.AZ60]&gt;=[.$BC$1];255;ROUNDDOWN(([.AZ60]-[.$BA$1])/([.$BC$1]-[.$BA$1])*255)))" office:value-type="float" office:value="54" calcext:value-type="float">
            <text:p>5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3"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$A$1:.$AX$69];[.AZ61])" office:value-type="float" office:value="21" calcext:value-type="float">
            <text:p>21</text:p>
          </table:table-cell>
          <table:table-cell table:formula="of:=COUNTIF([.$A$73:.$AX$141];[.AZ61])" office:value-type="float" office:value="21" calcext:value-type="float">
            <text:p>21</text:p>
          </table:table-cell>
          <table:table-cell table:formula="of:=IF([.AZ61]&lt;[.$BA$1];0;IF([.AZ61]&gt;=[.$BC$1];255;ROUNDDOWN(([.AZ61]-[.$BA$1])/([.$BC$1]-[.$BA$1])*255)))" office:value-type="float" office:value="55" calcext:value-type="float">
            <text:p>55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5" table:style-name="ce4" office:value-type="float" office:value="40" calcext:value-type="float">
            <text:p>4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$A$1:.$AX$69];[.AZ62])" office:value-type="float" office:value="23" calcext:value-type="float">
            <text:p>23</text:p>
          </table:table-cell>
          <table:table-cell table:formula="of:=COUNTIF([.$A$73:.$AX$141];[.AZ62])" office:value-type="float" office:value="23" calcext:value-type="float">
            <text:p>23</text:p>
          </table:table-cell>
          <table:table-cell table:formula="of:=IF([.AZ62]&lt;[.$BA$1];0;IF([.AZ62]&gt;=[.$BC$1];255;ROUNDDOWN(([.AZ62]-[.$BA$1])/([.$BC$1]-[.$BA$1])*255)))"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3"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$A$1:.$AX$69];[.AZ63])" office:value-type="float" office:value="26" calcext:value-type="float">
            <text:p>26</text:p>
          </table:table-cell>
          <table:table-cell table:formula="of:=COUNTIF([.$A$73:.$AX$141];[.AZ63])" office:value-type="float" office:value="26" calcext:value-type="float">
            <text:p>26</text:p>
          </table:table-cell>
          <table:table-cell table:formula="of:=IF([.AZ63]&lt;[.$BA$1];0;IF([.AZ63]&gt;=[.$BC$1];255;ROUNDDOWN(([.AZ63]-[.$BA$1])/([.$BC$1]-[.$BA$1])*255)))" office:value-type="float" office:value="57" calcext:value-type="float">
            <text:p>57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$A$1:.$AX$69];[.AZ64])" office:value-type="float" office:value="33" calcext:value-type="float">
            <text:p>33</text:p>
          </table:table-cell>
          <table:table-cell table:formula="of:=COUNTIF([.$A$73:.$AX$141];[.AZ64])" office:value-type="float" office:value="33" calcext:value-type="float">
            <text:p>33</text:p>
          </table:table-cell>
          <table:table-cell table:formula="of:=IF([.AZ64]&lt;[.$BA$1];0;IF([.AZ64]&gt;=[.$BC$1];255;ROUNDDOWN(([.AZ64]-[.$BA$1])/([.$BC$1]-[.$BA$1])*255)))" office:value-type="float" office:value="58" calcext:value-type="float">
            <text:p>58</text:p>
          </table:table-cell>
        </table:table-row>
        <table:table-row table:style-name="ro1"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$A$1:.$AX$69];[.AZ65])" office:value-type="float" office:value="28" calcext:value-type="float">
            <text:p>28</text:p>
          </table:table-cell>
          <table:table-cell table:formula="of:=COUNTIF([.$A$73:.$AX$141];[.AZ65])" office:value-type="float" office:value="28" calcext:value-type="float">
            <text:p>28</text:p>
          </table:table-cell>
          <table:table-cell table:formula="of:=IF([.AZ65]&lt;[.$BA$1];0;IF([.AZ65]&gt;=[.$BC$1];255;ROUNDDOWN(([.AZ65]-[.$BA$1])/([.$BC$1]-[.$BA$1])*255)))" office:value-type="float" office:value="59" calcext:value-type="float">
            <text:p>59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A$1:.$AX$69];[.AZ66])" office:value-type="float" office:value="20" calcext:value-type="float">
            <text:p>20</text:p>
          </table:table-cell>
          <table:table-cell table:formula="of:=COUNTIF([.$A$73:.$AX$141];[.AZ66])" office:value-type="float" office:value="20" calcext:value-type="float">
            <text:p>20</text:p>
          </table:table-cell>
          <table:table-cell table:formula="of:=IF([.AZ66]&lt;[.$BA$1];0;IF([.AZ66]&gt;=[.$BC$1];255;ROUNDDOWN(([.AZ66]-[.$BA$1])/([.$BC$1]-[.$BA$1])*255)))" office:value-type="float" office:value="60" calcext:value-type="float">
            <text:p>6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$A$1:.$AX$69];[.AZ67])" office:value-type="float" office:value="31" calcext:value-type="float">
            <text:p>31</text:p>
          </table:table-cell>
          <table:table-cell table:formula="of:=COUNTIF([.$A$73:.$AX$141];[.AZ67])" office:value-type="float" office:value="31" calcext:value-type="float">
            <text:p>31</text:p>
          </table:table-cell>
          <table:table-cell table:formula="of:=IF([.AZ67]&lt;[.$BA$1];0;IF([.AZ67]&gt;=[.$BC$1];255;ROUNDDOWN(([.AZ67]-[.$BA$1])/([.$BC$1]-[.$BA$1])*255)))" office:value-type="float" office:value="61" calcext:value-type="float">
            <text:p>61</text:p>
          </table:table-cell>
        </table:table-row>
        <table:table-row table:style-name="ro1">
          <table:table-cell table:style-name="ce1" table:number-columns-repeated="50"/>
          <table:table-cell/>
          <table:table-cell office:value-type="float" office:value="62" calcext:value-type="float">
            <text:p>62</text:p>
          </table:table-cell>
          <table:table-cell table:formula="of:=COUNTIF([.$A$1:.$AX$69];[.AZ68])" office:value-type="float" office:value="25" calcext:value-type="float">
            <text:p>25</text:p>
          </table:table-cell>
          <table:table-cell table:formula="of:=COUNTIF([.$A$73:.$AX$141];[.AZ68])" office:value-type="float" office:value="25" calcext:value-type="float">
            <text:p>25</text:p>
          </table:table-cell>
          <table:table-cell table:formula="of:=IF([.AZ68]&lt;[.$BA$1];0;IF([.AZ68]&gt;=[.$BC$1];255;ROUNDDOWN(([.AZ68]-[.$BA$1])/([.$BC$1]-[.$BA$1])*255)))" office:value-type="float" office:value="62" calcext:value-type="float">
            <text:p>62</text:p>
          </table:table-cell>
        </table:table-row>
        <table:table-row table:style-name="ro1">
          <table:table-cell table:style-name="ce1" table:number-columns-repeated="50"/>
          <table:table-cell/>
          <table:table-cell office:value-type="float" office:value="63" calcext:value-type="float">
            <text:p>63</text:p>
          </table:table-cell>
          <table:table-cell table:formula="of:=COUNTIF([.$A$1:.$AX$69];[.AZ69])" office:value-type="float" office:value="27" calcext:value-type="float">
            <text:p>27</text:p>
          </table:table-cell>
          <table:table-cell table:formula="of:=COUNTIF([.$A$73:.$AX$141];[.AZ69])" office:value-type="float" office:value="27" calcext:value-type="float">
            <text:p>27</text:p>
          </table:table-cell>
          <table:table-cell table:formula="of:=IF([.AZ69]&lt;[.$BA$1];0;IF([.AZ69]&gt;=[.$BC$1];255;ROUNDDOWN(([.AZ69]-[.$BA$1])/([.$BC$1]-[.$BA$1])*255)))" office:value-type="float" office:value="63" calcext:value-type="float">
            <text:p>63</text:p>
          </table:table-cell>
        </table:table-row>
        <table:table-row table:style-name="ro1">
          <table:table-cell table:number-columns-repeated="51"/>
          <table:table-cell office:value-type="float" office:value="64" calcext:value-type="float">
            <text:p>64</text:p>
          </table:table-cell>
          <table:table-cell table:formula="of:=COUNTIF([.$A$1:.$AX$69];[.AZ70])" office:value-type="float" office:value="21" calcext:value-type="float">
            <text:p>21</text:p>
          </table:table-cell>
          <table:table-cell table:formula="of:=COUNTIF([.$A$73:.$AX$141];[.AZ70])" office:value-type="float" office:value="21" calcext:value-type="float">
            <text:p>21</text:p>
          </table:table-cell>
          <table:table-cell table:formula="of:=IF([.AZ70]&lt;[.$BA$1];0;IF([.AZ70]&gt;=[.$BC$1];255;ROUNDDOWN(([.AZ70]-[.$BA$1])/([.$BC$1]-[.$BA$1])*255)))" office:value-type="float" office:value="64" calcext:value-type="float">
            <text:p>64</text:p>
          </table:table-cell>
        </table:table-row>
        <table:table-row table:style-name="ro1">
          <table:table-cell table:number-columns-repeated="51"/>
          <table:table-cell office:value-type="float" office:value="65" calcext:value-type="float">
            <text:p>65</text:p>
          </table:table-cell>
          <table:table-cell table:formula="of:=COUNTIF([.$A$1:.$AX$69];[.AZ71])" office:value-type="float" office:value="18" calcext:value-type="float">
            <text:p>18</text:p>
          </table:table-cell>
          <table:table-cell table:formula="of:=COUNTIF([.$A$73:.$AX$141];[.AZ71])" office:value-type="float" office:value="18" calcext:value-type="float">
            <text:p>18</text:p>
          </table:table-cell>
          <table:table-cell table:formula="of:=IF([.AZ71]&lt;[.$BA$1];0;IF([.AZ71]&gt;=[.$BC$1];255;ROUNDDOWN(([.AZ71]-[.$BA$1])/([.$BC$1]-[.$BA$1])*255)))" office:value-type="float" office:value="65" calcext:value-type="float">
            <text:p>65</text:p>
          </table:table-cell>
        </table:table-row>
        <table:table-row table:style-name="ro1">
          <table:table-cell table:number-columns-repeated="51"/>
          <table:table-cell office:value-type="float" office:value="66" calcext:value-type="float">
            <text:p>66</text:p>
          </table:table-cell>
          <table:table-cell table:formula="of:=COUNTIF([.$A$1:.$AX$69];[.AZ72])" office:value-type="float" office:value="28" calcext:value-type="float">
            <text:p>28</text:p>
          </table:table-cell>
          <table:table-cell table:formula="of:=COUNTIF([.$A$73:.$AX$141];[.AZ72])" office:value-type="float" office:value="28" calcext:value-type="float">
            <text:p>28</text:p>
          </table:table-cell>
          <table:table-cell table:formula="of:=IF([.AZ72]&lt;[.$BA$1];0;IF([.AZ72]&gt;=[.$BC$1];255;ROUNDDOWN(([.AZ72]-[.$BA$1])/([.$BC$1]-[.$BA$1])*255)))" office:value-type="float" office:value="66" calcext:value-type="float">
            <text:p>66</text:p>
          </table:table-cell>
        </table:table-row>
        <table:table-row table:style-name="ro1">
          <table:table-cell table:style-name="ce8" table:formula="of:=LOOKUP([.A1];[.$AZ$6:.$AZ$261];[.$BC$6:.$BC$261])" office:value-type="float" office:value="100" calcext:value-type="float">
            <text:p>100</text:p>
          </table:table-cell>
          <table:table-cell table:style-name="ce8" table:formula="of:=LOOKUP([.B1];[.$AZ$6:.$AZ$261];[.$BC$6:.$BC$261])" office:value-type="float" office:value="115" calcext:value-type="float">
            <text:p>115</text:p>
          </table:table-cell>
          <table:table-cell table:style-name="ce8" table:formula="of:=LOOKUP([.C1];[.$AZ$6:.$AZ$261];[.$BC$6:.$BC$261])" office:value-type="float" office:value="73" calcext:value-type="float">
            <text:p>73</text:p>
          </table:table-cell>
          <table:table-cell table:style-name="ce8" table:formula="of:=LOOKUP([.D1];[.$AZ$6:.$AZ$261];[.$BC$6:.$BC$261])" office:value-type="float" office:value="49" calcext:value-type="float">
            <text:p>49</text:p>
          </table:table-cell>
          <table:table-cell table:style-name="ce8" table:formula="of:=LOOKUP([.E1];[.$AZ$6:.$AZ$261];[.$BC$6:.$BC$261])" office:value-type="float" office:value="48" calcext:value-type="float">
            <text:p>48</text:p>
          </table:table-cell>
          <table:table-cell table:style-name="ce8" table:formula="of:=LOOKUP([.F1];[.$AZ$6:.$AZ$261];[.$BC$6:.$BC$261])" office:value-type="float" office:value="48" calcext:value-type="float">
            <text:p>48</text:p>
          </table:table-cell>
          <table:table-cell table:style-name="ce8" table:formula="of:=LOOKUP([.G1];[.$AZ$6:.$AZ$261];[.$BC$6:.$BC$261])" office:value-type="float" office:value="51" calcext:value-type="float">
            <text:p>51</text:p>
          </table:table-cell>
          <table:table-cell table:style-name="ce8" table:formula="of:=LOOKUP([.H1];[.$AZ$6:.$AZ$261];[.$BC$6:.$BC$261])" office:value-type="float" office:value="60" calcext:value-type="float">
            <text:p>60</text:p>
          </table:table-cell>
          <table:table-cell table:style-name="ce8" table:formula="of:=LOOKUP([.I1];[.$AZ$6:.$AZ$261];[.$BC$6:.$BC$261])" office:value-type="float" office:value="66" calcext:value-type="float">
            <text:p>66</text:p>
          </table:table-cell>
          <table:table-cell table:style-name="ce8" table:formula="of:=LOOKUP([.J1];[.$AZ$6:.$AZ$261];[.$BC$6:.$BC$261])" office:value-type="float" office:value="58" calcext:value-type="float">
            <text:p>58</text:p>
          </table:table-cell>
          <table:table-cell table:style-name="ce8" table:formula="of:=LOOKUP([.K1];[.$AZ$6:.$AZ$261];[.$BC$6:.$BC$261])" office:value-type="float" office:value="46" calcext:value-type="float">
            <text:p>46</text:p>
          </table:table-cell>
          <table:table-cell table:style-name="ce8" table:formula="of:=LOOKUP([.L1];[.$AZ$6:.$AZ$261];[.$BC$6:.$BC$261])" office:value-type="float" office:value="45" calcext:value-type="float">
            <text:p>45</text:p>
          </table:table-cell>
          <table:table-cell table:style-name="ce8" table:formula="of:=LOOKUP([.M1];[.$AZ$6:.$AZ$261];[.$BC$6:.$BC$261])" office:value-type="float" office:value="52" calcext:value-type="float">
            <text:p>52</text:p>
          </table:table-cell>
          <table:table-cell table:style-name="ce8" table:formula="of:=LOOKUP([.N1];[.$AZ$6:.$AZ$261];[.$BC$6:.$BC$261])" office:value-type="float" office:value="60" calcext:value-type="float">
            <text:p>60</text:p>
          </table:table-cell>
          <table:table-cell table:style-name="ce8" table:formula="of:=LOOKUP([.O1];[.$AZ$6:.$AZ$261];[.$BC$6:.$BC$261])" office:value-type="float" office:value="64" calcext:value-type="float">
            <text:p>64</text:p>
          </table:table-cell>
          <table:table-cell table:style-name="ce8" table:formula="of:=LOOKUP([.P1];[.$AZ$6:.$AZ$261];[.$BC$6:.$BC$261])" office:value-type="float" office:value="71" calcext:value-type="float">
            <text:p>71</text:p>
          </table:table-cell>
          <table:table-cell table:style-name="ce8" table:formula="of:=LOOKUP([.Q1];[.$AZ$6:.$AZ$261];[.$BC$6:.$BC$261])" office:value-type="float" office:value="72" calcext:value-type="float">
            <text:p>72</text:p>
          </table:table-cell>
          <table:table-cell table:style-name="ce8" table:formula="of:=LOOKUP([.R1];[.$AZ$6:.$AZ$261];[.$BC$6:.$BC$261])" office:value-type="float" office:value="76" calcext:value-type="float">
            <text:p>76</text:p>
          </table:table-cell>
          <table:table-cell table:style-name="ce8" table:formula="of:=LOOKUP([.S1];[.$AZ$6:.$AZ$261];[.$BC$6:.$BC$261])" office:value-type="float" office:value="86" calcext:value-type="float">
            <text:p>86</text:p>
          </table:table-cell>
          <table:table-cell table:style-name="ce8" table:formula="of:=LOOKUP([.T1];[.$AZ$6:.$AZ$261];[.$BC$6:.$BC$261])" office:value-type="float" office:value="84" calcext:value-type="float">
            <text:p>84</text:p>
          </table:table-cell>
          <table:table-cell table:style-name="ce8" table:formula="of:=LOOKUP([.U1];[.$AZ$6:.$AZ$261];[.$BC$6:.$BC$261])" office:value-type="float" office:value="81" calcext:value-type="float">
            <text:p>81</text:p>
          </table:table-cell>
          <table:table-cell table:style-name="ce8" table:formula="of:=LOOKUP([.V1];[.$AZ$6:.$AZ$261];[.$BC$6:.$BC$261])" office:value-type="float" office:value="90" calcext:value-type="float">
            <text:p>90</text:p>
          </table:table-cell>
          <table:table-cell table:style-name="ce8" table:formula="of:=LOOKUP([.W1];[.$AZ$6:.$AZ$261];[.$BC$6:.$BC$261])" office:value-type="float" office:value="87" calcext:value-type="float">
            <text:p>87</text:p>
          </table:table-cell>
          <table:table-cell table:style-name="ce8" table:formula="of:=LOOKUP([.X1];[.$AZ$6:.$AZ$261];[.$BC$6:.$BC$261])" office:value-type="float" office:value="73" calcext:value-type="float">
            <text:p>73</text:p>
          </table:table-cell>
          <table:table-cell table:style-name="ce8" table:formula="of:=LOOKUP([.Y1];[.$AZ$6:.$AZ$261];[.$BC$6:.$BC$261])" office:value-type="float" office:value="64" calcext:value-type="float">
            <text:p>64</text:p>
          </table:table-cell>
          <table:table-cell table:style-name="ce8" table:formula="of:=LOOKUP([.Z1];[.$AZ$6:.$AZ$261];[.$BC$6:.$BC$261])" office:value-type="float" office:value="66" calcext:value-type="float">
            <text:p>66</text:p>
          </table:table-cell>
          <table:table-cell table:style-name="ce8" table:formula="of:=LOOKUP([.AA1];[.$AZ$6:.$AZ$261];[.$BC$6:.$BC$261])" office:value-type="float" office:value="78" calcext:value-type="float">
            <text:p>78</text:p>
          </table:table-cell>
          <table:table-cell table:style-name="ce8" table:formula="of:=LOOKUP([.AB1];[.$AZ$6:.$AZ$261];[.$BC$6:.$BC$261])" office:value-type="float" office:value="72" calcext:value-type="float">
            <text:p>72</text:p>
          </table:table-cell>
          <table:table-cell table:style-name="ce8" table:formula="of:=LOOKUP([.AC1];[.$AZ$6:.$AZ$261];[.$BC$6:.$BC$261])" office:value-type="float" office:value="66" calcext:value-type="float">
            <text:p>66</text:p>
          </table:table-cell>
          <table:table-cell table:style-name="ce8" table:formula="of:=LOOKUP([.AD1];[.$AZ$6:.$AZ$261];[.$BC$6:.$BC$261])" office:value-type="float" office:value="92" calcext:value-type="float">
            <text:p>92</text:p>
          </table:table-cell>
          <table:table-cell table:style-name="ce8" table:formula="of:=LOOKUP([.AE1];[.$AZ$6:.$AZ$261];[.$BC$6:.$BC$261])" office:value-type="float" office:value="97" calcext:value-type="float">
            <text:p>97</text:p>
          </table:table-cell>
          <table:table-cell table:style-name="ce8" table:formula="of:=LOOKUP([.AF1];[.$AZ$6:.$AZ$261];[.$BC$6:.$BC$261])" office:value-type="float" office:value="106" calcext:value-type="float">
            <text:p>106</text:p>
          </table:table-cell>
          <table:table-cell table:style-name="ce8" table:formula="of:=LOOKUP([.AG1];[.$AZ$6:.$AZ$261];[.$BC$6:.$BC$261])" office:value-type="float" office:value="116" calcext:value-type="float">
            <text:p>116</text:p>
          </table:table-cell>
          <table:table-cell table:style-name="ce8" table:formula="of:=LOOKUP([.AH1];[.$AZ$6:.$AZ$261];[.$BC$6:.$BC$261])" office:value-type="float" office:value="110" calcext:value-type="float">
            <text:p>110</text:p>
          </table:table-cell>
          <table:table-cell table:style-name="ce8" table:formula="of:=LOOKUP([.AI1];[.$AZ$6:.$AZ$261];[.$BC$6:.$BC$261])" office:value-type="float" office:value="76" calcext:value-type="float">
            <text:p>76</text:p>
          </table:table-cell>
          <table:table-cell table:style-name="ce8" table:formula="of:=LOOKUP([.AJ1];[.$AZ$6:.$AZ$261];[.$BC$6:.$BC$261])" office:value-type="float" office:value="44" calcext:value-type="float">
            <text:p>44</text:p>
          </table:table-cell>
          <table:table-cell table:style-name="ce8" table:formula="of:=LOOKUP([.AK1];[.$AZ$6:.$AZ$261];[.$BC$6:.$BC$261])" office:value-type="float" office:value="101" calcext:value-type="float">
            <text:p>101</text:p>
          </table:table-cell>
          <table:table-cell table:style-name="ce8" table:formula="of:=LOOKUP([.AL1];[.$AZ$6:.$AZ$261];[.$BC$6:.$BC$261])" office:value-type="float" office:value="104" calcext:value-type="float">
            <text:p>104</text:p>
          </table:table-cell>
          <table:table-cell table:style-name="ce8" table:formula="of:=LOOKUP([.AM1];[.$AZ$6:.$AZ$261];[.$BC$6:.$BC$261])" office:value-type="float" office:value="85" calcext:value-type="float">
            <text:p>85</text:p>
          </table:table-cell>
          <table:table-cell table:style-name="ce8" table:formula="of:=LOOKUP([.AN1];[.$AZ$6:.$AZ$261];[.$BC$6:.$BC$261])" office:value-type="float" office:value="94" calcext:value-type="float">
            <text:p>94</text:p>
          </table:table-cell>
          <table:table-cell table:style-name="ce8" table:formula="of:=LOOKUP([.AO1];[.$AZ$6:.$AZ$261];[.$BC$6:.$BC$261])" office:value-type="float" office:value="95" calcext:value-type="float">
            <text:p>95</text:p>
          </table:table-cell>
          <table:table-cell table:style-name="ce8" table:formula="of:=LOOKUP([.AP1];[.$AZ$6:.$AZ$261];[.$BC$6:.$BC$261])" office:value-type="float" office:value="88" calcext:value-type="float">
            <text:p>88</text:p>
          </table:table-cell>
          <table:table-cell table:style-name="ce8" table:formula="of:=LOOKUP([.AQ1];[.$AZ$6:.$AZ$261];[.$BC$6:.$BC$261])" office:value-type="float" office:value="107" calcext:value-type="float">
            <text:p>107</text:p>
          </table:table-cell>
          <table:table-cell table:style-name="ce8" table:formula="of:=LOOKUP([.AR1];[.$AZ$6:.$AZ$261];[.$BC$6:.$BC$261])" office:value-type="float" office:value="107" calcext:value-type="float">
            <text:p>107</text:p>
          </table:table-cell>
          <table:table-cell table:style-name="ce8" table:formula="of:=LOOKUP([.AS1];[.$AZ$6:.$AZ$261];[.$BC$6:.$BC$261])" office:value-type="float" office:value="96" calcext:value-type="float">
            <text:p>96</text:p>
          </table:table-cell>
          <table:table-cell table:style-name="ce8" table:formula="of:=LOOKUP([.AT1];[.$AZ$6:.$AZ$261];[.$BC$6:.$BC$261])" office:value-type="float" office:value="41" calcext:value-type="float">
            <text:p>41</text:p>
          </table:table-cell>
          <table:table-cell table:style-name="ce8" table:formula="of:=LOOKUP([.AU1];[.$AZ$6:.$AZ$261];[.$BC$6:.$BC$261])" office:value-type="float" office:value="25" calcext:value-type="float">
            <text:p>25</text:p>
          </table:table-cell>
          <table:table-cell table:style-name="ce8" table:formula="of:=LOOKUP([.AV1];[.$AZ$6:.$AZ$261];[.$BC$6:.$BC$261])" office:value-type="float" office:value="67" calcext:value-type="float">
            <text:p>67</text:p>
          </table:table-cell>
          <table:table-cell table:style-name="ce8" table:formula="of:=LOOKUP([.AW1];[.$AZ$6:.$AZ$261];[.$BC$6:.$BC$261])" office:value-type="float" office:value="78" calcext:value-type="float">
            <text:p>78</text:p>
          </table:table-cell>
          <table:table-cell table:style-name="ce8" table:formula="of:=LOOKUP([.AX1];[.$AZ$6:.$AZ$261];[.$BC$6:.$BC$261])" office:value-type="float" office:value="92" calcext:value-type="float">
            <text:p>9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$A$1:.$AX$69];[.AZ73])" office:value-type="float" office:value="29" calcext:value-type="float">
            <text:p>29</text:p>
          </table:table-cell>
          <table:table-cell table:formula="of:=COUNTIF([.$A$73:.$AX$141];[.AZ73])" office:value-type="float" office:value="29" calcext:value-type="float">
            <text:p>29</text:p>
          </table:table-cell>
          <table:table-cell table:formula="of:=IF([.AZ73]&lt;[.$BA$1];0;IF([.AZ73]&gt;=[.$BC$1];255;ROUNDDOWN(([.AZ73]-[.$BA$1])/([.$BC$1]-[.$BA$1])*255)))" office:value-type="float" office:value="67" calcext:value-type="float">
            <text:p>67</text:p>
          </table:table-cell>
        </table:table-row>
        <table:table-row table:style-name="ro1">
          <table:table-cell table:style-name="ce8" table:formula="of:=LOOKUP([.A2];[.$AZ$6:.$AZ$261];[.$BC$6:.$BC$261])" office:value-type="float" office:value="85" calcext:value-type="float">
            <text:p>85</text:p>
          </table:table-cell>
          <table:table-cell table:style-name="ce8" table:formula="of:=LOOKUP([.B2];[.$AZ$6:.$AZ$261];[.$BC$6:.$BC$261])" office:value-type="float" office:value="119" calcext:value-type="float">
            <text:p>119</text:p>
          </table:table-cell>
          <table:table-cell table:style-name="ce8" table:formula="of:=LOOKUP([.C2];[.$AZ$6:.$AZ$261];[.$BC$6:.$BC$261])" office:value-type="float" office:value="87" calcext:value-type="float">
            <text:p>87</text:p>
          </table:table-cell>
          <table:table-cell table:style-name="ce8" table:formula="of:=LOOKUP([.D2];[.$AZ$6:.$AZ$261];[.$BC$6:.$BC$261])" office:value-type="float" office:value="49" calcext:value-type="float">
            <text:p>49</text:p>
          </table:table-cell>
          <table:table-cell table:style-name="ce8" table:formula="of:=LOOKUP([.E2];[.$AZ$6:.$AZ$261];[.$BC$6:.$BC$261])" office:value-type="float" office:value="46" calcext:value-type="float">
            <text:p>46</text:p>
          </table:table-cell>
          <table:table-cell table:style-name="ce8" table:formula="of:=LOOKUP([.F2];[.$AZ$6:.$AZ$261];[.$BC$6:.$BC$261])" office:value-type="float" office:value="48" calcext:value-type="float">
            <text:p>48</text:p>
          </table:table-cell>
          <table:table-cell table:style-name="ce8" table:formula="of:=LOOKUP([.G2];[.$AZ$6:.$AZ$261];[.$BC$6:.$BC$261])" office:value-type="float" office:value="49" calcext:value-type="float">
            <text:p>49</text:p>
          </table:table-cell>
          <table:table-cell table:style-name="ce8" table:formula="of:=LOOKUP([.H2];[.$AZ$6:.$AZ$261];[.$BC$6:.$BC$261])" office:value-type="float" office:value="54" calcext:value-type="float">
            <text:p>54</text:p>
          </table:table-cell>
          <table:table-cell table:style-name="ce8" table:formula="of:=LOOKUP([.I2];[.$AZ$6:.$AZ$261];[.$BC$6:.$BC$261])" office:value-type="float" office:value="62" calcext:value-type="float">
            <text:p>62</text:p>
          </table:table-cell>
          <table:table-cell table:style-name="ce8" table:formula="of:=LOOKUP([.J2];[.$AZ$6:.$AZ$261];[.$BC$6:.$BC$261])" office:value-type="float" office:value="55" calcext:value-type="float">
            <text:p>55</text:p>
          </table:table-cell>
          <table:table-cell table:style-name="ce8" table:formula="of:=LOOKUP([.K2];[.$AZ$6:.$AZ$261];[.$BC$6:.$BC$261])" office:value-type="float" office:value="49" calcext:value-type="float">
            <text:p>49</text:p>
          </table:table-cell>
          <table:table-cell table:style-name="ce8" table:formula="of:=LOOKUP([.L2];[.$AZ$6:.$AZ$261];[.$BC$6:.$BC$261])" office:value-type="float" office:value="49" calcext:value-type="float">
            <text:p>49</text:p>
          </table:table-cell>
          <table:table-cell table:style-name="ce8" table:formula="of:=LOOKUP([.M2];[.$AZ$6:.$AZ$261];[.$BC$6:.$BC$261])" office:value-type="float" office:value="54" calcext:value-type="float">
            <text:p>54</text:p>
          </table:table-cell>
          <table:table-cell table:style-name="ce8" table:formula="of:=LOOKUP([.N2];[.$AZ$6:.$AZ$261];[.$BC$6:.$BC$261])" office:value-type="float" office:value="61" calcext:value-type="float">
            <text:p>61</text:p>
          </table:table-cell>
          <table:table-cell table:style-name="ce8" table:formula="of:=LOOKUP([.O2];[.$AZ$6:.$AZ$261];[.$BC$6:.$BC$261])" office:value-type="float" office:value="67" calcext:value-type="float">
            <text:p>67</text:p>
          </table:table-cell>
          <table:table-cell table:style-name="ce8" table:formula="of:=LOOKUP([.P2];[.$AZ$6:.$AZ$261];[.$BC$6:.$BC$261])" office:value-type="float" office:value="73" calcext:value-type="float">
            <text:p>73</text:p>
          </table:table-cell>
          <table:table-cell table:style-name="ce8" table:formula="of:=LOOKUP([.Q2];[.$AZ$6:.$AZ$261];[.$BC$6:.$BC$261])" office:value-type="float" office:value="72" calcext:value-type="float">
            <text:p>72</text:p>
          </table:table-cell>
          <table:table-cell table:style-name="ce8" table:formula="of:=LOOKUP([.R2];[.$AZ$6:.$AZ$261];[.$BC$6:.$BC$261])" office:value-type="float" office:value="76" calcext:value-type="float">
            <text:p>76</text:p>
          </table:table-cell>
          <table:table-cell table:style-name="ce8" table:formula="of:=LOOKUP([.S2];[.$AZ$6:.$AZ$261];[.$BC$6:.$BC$261])" office:value-type="float" office:value="84" calcext:value-type="float">
            <text:p>84</text:p>
          </table:table-cell>
          <table:table-cell table:style-name="ce8" table:formula="of:=LOOKUP([.T2];[.$AZ$6:.$AZ$261];[.$BC$6:.$BC$261])" office:value-type="float" office:value="86" calcext:value-type="float">
            <text:p>86</text:p>
          </table:table-cell>
          <table:table-cell table:style-name="ce8" table:formula="of:=LOOKUP([.U2];[.$AZ$6:.$AZ$261];[.$BC$6:.$BC$261])" office:value-type="float" office:value="89" calcext:value-type="float">
            <text:p>89</text:p>
          </table:table-cell>
          <table:table-cell table:style-name="ce8" table:formula="of:=LOOKUP([.V2];[.$AZ$6:.$AZ$261];[.$BC$6:.$BC$261])" office:value-type="float" office:value="92" calcext:value-type="float">
            <text:p>92</text:p>
          </table:table-cell>
          <table:table-cell table:style-name="ce8" table:formula="of:=LOOKUP([.W2];[.$AZ$6:.$AZ$261];[.$BC$6:.$BC$261])" office:value-type="float" office:value="103" calcext:value-type="float">
            <text:p>103</text:p>
          </table:table-cell>
          <table:table-cell table:style-name="ce8" table:formula="of:=LOOKUP([.X2];[.$AZ$6:.$AZ$261];[.$BC$6:.$BC$261])" office:value-type="float" office:value="99" calcext:value-type="float">
            <text:p>99</text:p>
          </table:table-cell>
          <table:table-cell table:style-name="ce8" table:formula="of:=LOOKUP([.Y2];[.$AZ$6:.$AZ$261];[.$BC$6:.$BC$261])" office:value-type="float" office:value="81" calcext:value-type="float">
            <text:p>81</text:p>
          </table:table-cell>
          <table:table-cell table:style-name="ce8" table:formula="of:=LOOKUP([.Z2];[.$AZ$6:.$AZ$261];[.$BC$6:.$BC$261])" office:value-type="float" office:value="81" calcext:value-type="float">
            <text:p>81</text:p>
          </table:table-cell>
          <table:table-cell table:style-name="ce8" table:formula="of:=LOOKUP([.AA2];[.$AZ$6:.$AZ$261];[.$BC$6:.$BC$261])" office:value-type="float" office:value="85" calcext:value-type="float">
            <text:p>85</text:p>
          </table:table-cell>
          <table:table-cell table:style-name="ce8" table:formula="of:=LOOKUP([.AB2];[.$AZ$6:.$AZ$261];[.$BC$6:.$BC$261])" office:value-type="float" office:value="88" calcext:value-type="float">
            <text:p>88</text:p>
          </table:table-cell>
          <table:table-cell table:style-name="ce8" table:formula="of:=LOOKUP([.AC2];[.$AZ$6:.$AZ$261];[.$BC$6:.$BC$261])" office:value-type="float" office:value="88" calcext:value-type="float">
            <text:p>88</text:p>
          </table:table-cell>
          <table:table-cell table:style-name="ce8" table:formula="of:=LOOKUP([.AD2];[.$AZ$6:.$AZ$261];[.$BC$6:.$BC$261])" office:value-type="float" office:value="83" calcext:value-type="float">
            <text:p>83</text:p>
          </table:table-cell>
          <table:table-cell table:style-name="ce8" table:formula="of:=LOOKUP([.AE2];[.$AZ$6:.$AZ$261];[.$BC$6:.$BC$261])" office:value-type="float" office:value="85" calcext:value-type="float">
            <text:p>85</text:p>
          </table:table-cell>
          <table:table-cell table:style-name="ce8" table:formula="of:=LOOKUP([.AF2];[.$AZ$6:.$AZ$261];[.$BC$6:.$BC$261])" office:value-type="float" office:value="88" calcext:value-type="float">
            <text:p>88</text:p>
          </table:table-cell>
          <table:table-cell table:style-name="ce8" table:formula="of:=LOOKUP([.AG2];[.$AZ$6:.$AZ$261];[.$BC$6:.$BC$261])" office:value-type="float" office:value="82" calcext:value-type="float">
            <text:p>82</text:p>
          </table:table-cell>
          <table:table-cell table:style-name="ce8" table:formula="of:=LOOKUP([.AH2];[.$AZ$6:.$AZ$261];[.$BC$6:.$BC$261])" office:value-type="float" office:value="58" calcext:value-type="float">
            <text:p>58</text:p>
          </table:table-cell>
          <table:table-cell table:style-name="ce8" table:formula="of:=LOOKUP([.AI2];[.$AZ$6:.$AZ$261];[.$BC$6:.$BC$261])" office:value-type="float" office:value="41" calcext:value-type="float">
            <text:p>41</text:p>
          </table:table-cell>
          <table:table-cell table:style-name="ce8" table:formula="of:=LOOKUP([.AJ2];[.$AZ$6:.$AZ$261];[.$BC$6:.$BC$261])" office:value-type="float" office:value="51" calcext:value-type="float">
            <text:p>51</text:p>
          </table:table-cell>
          <table:table-cell table:style-name="ce8" table:formula="of:=LOOKUP([.AK2];[.$AZ$6:.$AZ$261];[.$BC$6:.$BC$261])" office:value-type="float" office:value="78" calcext:value-type="float">
            <text:p>78</text:p>
          </table:table-cell>
          <table:table-cell table:style-name="ce8" table:formula="of:=LOOKUP([.AL2];[.$AZ$6:.$AZ$261];[.$BC$6:.$BC$261])" office:value-type="float" office:value="97" calcext:value-type="float">
            <text:p>97</text:p>
          </table:table-cell>
          <table:table-cell table:style-name="ce8" table:formula="of:=LOOKUP([.AM2];[.$AZ$6:.$AZ$261];[.$BC$6:.$BC$261])" office:value-type="float" office:value="83" calcext:value-type="float">
            <text:p>83</text:p>
          </table:table-cell>
          <table:table-cell table:style-name="ce8" table:formula="of:=LOOKUP([.AN2];[.$AZ$6:.$AZ$261];[.$BC$6:.$BC$261])" office:value-type="float" office:value="95" calcext:value-type="float">
            <text:p>95</text:p>
          </table:table-cell>
          <table:table-cell table:style-name="ce8" table:formula="of:=LOOKUP([.AO2];[.$AZ$6:.$AZ$261];[.$BC$6:.$BC$261])" office:value-type="float" office:value="91" calcext:value-type="float">
            <text:p>91</text:p>
          </table:table-cell>
          <table:table-cell table:style-name="ce8" table:formula="of:=LOOKUP([.AP2];[.$AZ$6:.$AZ$261];[.$BC$6:.$BC$261])" office:value-type="float" office:value="98" calcext:value-type="float">
            <text:p>98</text:p>
          </table:table-cell>
          <table:table-cell table:style-name="ce8" table:formula="of:=LOOKUP([.AQ2];[.$AZ$6:.$AZ$261];[.$BC$6:.$BC$261])" office:value-type="float" office:value="103" calcext:value-type="float">
            <text:p>103</text:p>
          </table:table-cell>
          <table:table-cell table:style-name="ce8" table:formula="of:=LOOKUP([.AR2];[.$AZ$6:.$AZ$261];[.$BC$6:.$BC$261])" office:value-type="float" office:value="97" calcext:value-type="float">
            <text:p>97</text:p>
          </table:table-cell>
          <table:table-cell table:style-name="ce8" table:formula="of:=LOOKUP([.AS2];[.$AZ$6:.$AZ$261];[.$BC$6:.$BC$261])" office:value-type="float" office:value="53" calcext:value-type="float">
            <text:p>53</text:p>
          </table:table-cell>
          <table:table-cell table:style-name="ce8" table:formula="of:=LOOKUP([.AT2];[.$AZ$6:.$AZ$261];[.$BC$6:.$BC$261])" office:value-type="float" office:value="25" calcext:value-type="float">
            <text:p>25</text:p>
          </table:table-cell>
          <table:table-cell table:style-name="ce8" table:formula="of:=LOOKUP([.AU2];[.$AZ$6:.$AZ$261];[.$BC$6:.$BC$261])" office:value-type="float" office:value="29" calcext:value-type="float">
            <text:p>29</text:p>
          </table:table-cell>
          <table:table-cell table:style-name="ce8" table:formula="of:=LOOKUP([.AV2];[.$AZ$6:.$AZ$261];[.$BC$6:.$BC$261])" office:value-type="float" office:value="43" calcext:value-type="float">
            <text:p>43</text:p>
          </table:table-cell>
          <table:table-cell table:style-name="ce8" table:formula="of:=LOOKUP([.AW2];[.$AZ$6:.$AZ$261];[.$BC$6:.$BC$261])" office:value-type="float" office:value="55" calcext:value-type="float">
            <text:p>55</text:p>
          </table:table-cell>
          <table:table-cell table:style-name="ce8" table:formula="of:=LOOKUP([.AX2];[.$AZ$6:.$AZ$261];[.$BC$6:.$BC$261])" office:value-type="float" office:value="88" calcext:value-type="float">
            <text:p>8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$A$1:.$AX$69];[.AZ74])" office:value-type="float" office:value="22" calcext:value-type="float">
            <text:p>22</text:p>
          </table:table-cell>
          <table:table-cell table:formula="of:=COUNTIF([.$A$73:.$AX$141];[.AZ74])" office:value-type="float" office:value="22" calcext:value-type="float">
            <text:p>22</text:p>
          </table:table-cell>
          <table:table-cell table:formula="of:=IF([.AZ74]&lt;[.$BA$1];0;IF([.AZ74]&gt;=[.$BC$1];255;ROUNDDOWN(([.AZ74]-[.$BA$1])/([.$BC$1]-[.$BA$1])*255)))" office:value-type="float" office:value="68" calcext:value-type="float">
            <text:p>68</text:p>
          </table:table-cell>
        </table:table-row>
        <table:table-row table:style-name="ro1">
          <table:table-cell table:style-name="ce8" table:formula="of:=LOOKUP([.A3];[.$AZ$6:.$AZ$261];[.$BC$6:.$BC$261])" office:value-type="float" office:value="71" calcext:value-type="float">
            <text:p>71</text:p>
          </table:table-cell>
          <table:table-cell table:style-name="ce8" table:formula="of:=LOOKUP([.B3];[.$AZ$6:.$AZ$261];[.$BC$6:.$BC$261])" office:value-type="float" office:value="118" calcext:value-type="float">
            <text:p>118</text:p>
          </table:table-cell>
          <table:table-cell table:style-name="ce8" table:formula="of:=LOOKUP([.C3];[.$AZ$6:.$AZ$261];[.$BC$6:.$BC$261])" office:value-type="float" office:value="99" calcext:value-type="float">
            <text:p>99</text:p>
          </table:table-cell>
          <table:table-cell table:style-name="ce8" table:formula="of:=LOOKUP([.D3];[.$AZ$6:.$AZ$261];[.$BC$6:.$BC$261])" office:value-type="float" office:value="54" calcext:value-type="float">
            <text:p>54</text:p>
          </table:table-cell>
          <table:table-cell table:style-name="ce8" table:formula="of:=LOOKUP([.E3];[.$AZ$6:.$AZ$261];[.$BC$6:.$BC$261])" office:value-type="float" office:value="38" calcext:value-type="float">
            <text:p>38</text:p>
          </table:table-cell>
          <table:table-cell table:style-name="ce8" table:formula="of:=LOOKUP([.F3];[.$AZ$6:.$AZ$261];[.$BC$6:.$BC$261])" office:value-type="float" office:value="45" calcext:value-type="float">
            <text:p>45</text:p>
          </table:table-cell>
          <table:table-cell table:style-name="ce8" table:formula="of:=LOOKUP([.G3];[.$AZ$6:.$AZ$261];[.$BC$6:.$BC$261])" office:value-type="float" office:value="49" calcext:value-type="float">
            <text:p>49</text:p>
          </table:table-cell>
          <table:table-cell table:style-name="ce8" table:formula="of:=LOOKUP([.H3];[.$AZ$6:.$AZ$261];[.$BC$6:.$BC$261])" office:value-type="float" office:value="49" calcext:value-type="float">
            <text:p>49</text:p>
          </table:table-cell>
          <table:table-cell table:style-name="ce8" table:formula="of:=LOOKUP([.I3];[.$AZ$6:.$AZ$261];[.$BC$6:.$BC$261])" office:value-type="float" office:value="54" calcext:value-type="float">
            <text:p>54</text:p>
          </table:table-cell>
          <table:table-cell table:style-name="ce8" table:formula="of:=LOOKUP([.J3];[.$AZ$6:.$AZ$261];[.$BC$6:.$BC$261])" office:value-type="float" office:value="57" calcext:value-type="float">
            <text:p>57</text:p>
          </table:table-cell>
          <table:table-cell table:style-name="ce8" table:formula="of:=LOOKUP([.K3];[.$AZ$6:.$AZ$261];[.$BC$6:.$BC$261])" office:value-type="float" office:value="49" calcext:value-type="float">
            <text:p>49</text:p>
          </table:table-cell>
          <table:table-cell table:style-name="ce8" table:formula="of:=LOOKUP([.L3];[.$AZ$6:.$AZ$261];[.$BC$6:.$BC$261])" office:value-type="float" office:value="49" calcext:value-type="float">
            <text:p>49</text:p>
          </table:table-cell>
          <table:table-cell table:style-name="ce8" table:formula="of:=LOOKUP([.M3];[.$AZ$6:.$AZ$261];[.$BC$6:.$BC$261])" office:value-type="float" office:value="56" calcext:value-type="float">
            <text:p>56</text:p>
          </table:table-cell>
          <table:table-cell table:style-name="ce8" table:formula="of:=LOOKUP([.N3];[.$AZ$6:.$AZ$261];[.$BC$6:.$BC$261])" office:value-type="float" office:value="62" calcext:value-type="float">
            <text:p>62</text:p>
          </table:table-cell>
          <table:table-cell table:style-name="ce8" table:formula="of:=LOOKUP([.O3];[.$AZ$6:.$AZ$261];[.$BC$6:.$BC$261])" office:value-type="float" office:value="68" calcext:value-type="float">
            <text:p>68</text:p>
          </table:table-cell>
          <table:table-cell table:style-name="ce8" table:formula="of:=LOOKUP([.P3];[.$AZ$6:.$AZ$261];[.$BC$6:.$BC$261])" office:value-type="float" office:value="82" calcext:value-type="float">
            <text:p>82</text:p>
          </table:table-cell>
          <table:table-cell table:style-name="ce8" table:formula="of:=LOOKUP([.Q3];[.$AZ$6:.$AZ$261];[.$BC$6:.$BC$261])" office:value-type="float" office:value="98" calcext:value-type="float">
            <text:p>98</text:p>
          </table:table-cell>
          <table:table-cell table:style-name="ce8" table:formula="of:=LOOKUP([.R3];[.$AZ$6:.$AZ$261];[.$BC$6:.$BC$261])" office:value-type="float" office:value="110" calcext:value-type="float">
            <text:p>110</text:p>
          </table:table-cell>
          <table:table-cell table:style-name="ce8" table:formula="of:=LOOKUP([.S3];[.$AZ$6:.$AZ$261];[.$BC$6:.$BC$261])" office:value-type="float" office:value="115" calcext:value-type="float">
            <text:p>115</text:p>
          </table:table-cell>
          <table:table-cell table:style-name="ce8" table:formula="of:=LOOKUP([.T3];[.$AZ$6:.$AZ$261];[.$BC$6:.$BC$261])" office:value-type="float" office:value="119" calcext:value-type="float">
            <text:p>119</text:p>
          </table:table-cell>
          <table:table-cell table:style-name="ce8" table:formula="of:=LOOKUP([.U3];[.$AZ$6:.$AZ$261];[.$BC$6:.$BC$261])" office:value-type="float" office:value="115" calcext:value-type="float">
            <text:p>115</text:p>
          </table:table-cell>
          <table:table-cell table:style-name="ce8" table:formula="of:=LOOKUP([.V3];[.$AZ$6:.$AZ$261];[.$BC$6:.$BC$261])" office:value-type="float" office:value="106" calcext:value-type="float">
            <text:p>106</text:p>
          </table:table-cell>
          <table:table-cell table:style-name="ce8" table:formula="of:=LOOKUP([.W3];[.$AZ$6:.$AZ$261];[.$BC$6:.$BC$261])" office:value-type="float" office:value="104" calcext:value-type="float">
            <text:p>104</text:p>
          </table:table-cell>
          <table:table-cell table:style-name="ce8" table:formula="of:=LOOKUP([.X3];[.$AZ$6:.$AZ$261];[.$BC$6:.$BC$261])" office:value-type="float" office:value="96" calcext:value-type="float">
            <text:p>96</text:p>
          </table:table-cell>
          <table:table-cell table:style-name="ce8" table:formula="of:=LOOKUP([.Y3];[.$AZ$6:.$AZ$261];[.$BC$6:.$BC$261])" office:value-type="float" office:value="90" calcext:value-type="float">
            <text:p>90</text:p>
          </table:table-cell>
          <table:table-cell table:style-name="ce8" table:formula="of:=LOOKUP([.Z3];[.$AZ$6:.$AZ$261];[.$BC$6:.$BC$261])" office:value-type="float" office:value="89" calcext:value-type="float">
            <text:p>89</text:p>
          </table:table-cell>
          <table:table-cell table:style-name="ce8" table:formula="of:=LOOKUP([.AA3];[.$AZ$6:.$AZ$261];[.$BC$6:.$BC$261])" office:value-type="float" office:value="78" calcext:value-type="float">
            <text:p>78</text:p>
          </table:table-cell>
          <table:table-cell table:style-name="ce8" table:formula="of:=LOOKUP([.AB3];[.$AZ$6:.$AZ$261];[.$BC$6:.$BC$261])" office:value-type="float" office:value="77" calcext:value-type="float">
            <text:p>77</text:p>
          </table:table-cell>
          <table:table-cell table:style-name="ce8" table:formula="of:=LOOKUP([.AC3];[.$AZ$6:.$AZ$261];[.$BC$6:.$BC$261])" office:value-type="float" office:value="69" calcext:value-type="float">
            <text:p>69</text:p>
          </table:table-cell>
          <table:table-cell table:style-name="ce8" table:formula="of:=LOOKUP([.AD3];[.$AZ$6:.$AZ$261];[.$BC$6:.$BC$261])" office:value-type="float" office:value="65" calcext:value-type="float">
            <text:p>65</text:p>
          </table:table-cell>
          <table:table-cell table:style-name="ce8" table:formula="of:=LOOKUP([.AE3];[.$AZ$6:.$AZ$261];[.$BC$6:.$BC$261])" office:value-type="float" office:value="66" calcext:value-type="float">
            <text:p>66</text:p>
          </table:table-cell>
          <table:table-cell table:style-name="ce8" table:formula="of:=LOOKUP([.AF3];[.$AZ$6:.$AZ$261];[.$BC$6:.$BC$261])" office:value-type="float" office:value="61" calcext:value-type="float">
            <text:p>61</text:p>
          </table:table-cell>
          <table:table-cell table:style-name="ce8" table:formula="of:=LOOKUP([.AG3];[.$AZ$6:.$AZ$261];[.$BC$6:.$BC$261])" office:value-type="float" office:value="53" calcext:value-type="float">
            <text:p>53</text:p>
          </table:table-cell>
          <table:table-cell table:style-name="ce8" table:formula="of:=LOOKUP([.AH3];[.$AZ$6:.$AZ$261];[.$BC$6:.$BC$261])" office:value-type="float" office:value="54" calcext:value-type="float">
            <text:p>54</text:p>
          </table:table-cell>
          <table:table-cell table:style-name="ce8" table:formula="of:=LOOKUP([.AI3];[.$AZ$6:.$AZ$261];[.$BC$6:.$BC$261])" office:value-type="float" office:value="59" calcext:value-type="float">
            <text:p>59</text:p>
          </table:table-cell>
          <table:table-cell table:style-name="ce8" table:formula="of:=LOOKUP([.AJ3];[.$AZ$6:.$AZ$261];[.$BC$6:.$BC$261])" office:value-type="float" office:value="63" calcext:value-type="float">
            <text:p>63</text:p>
          </table:table-cell>
          <table:table-cell table:style-name="ce8" table:formula="of:=LOOKUP([.AK3];[.$AZ$6:.$AZ$261];[.$BC$6:.$BC$261])" office:value-type="float" office:value="64" calcext:value-type="float">
            <text:p>64</text:p>
          </table:table-cell>
          <table:table-cell table:style-name="ce8" table:formula="of:=LOOKUP([.AL3];[.$AZ$6:.$AZ$261];[.$BC$6:.$BC$261])" office:value-type="float" office:value="89" calcext:value-type="float">
            <text:p>89</text:p>
          </table:table-cell>
          <table:table-cell table:style-name="ce8" table:formula="of:=LOOKUP([.AM3];[.$AZ$6:.$AZ$261];[.$BC$6:.$BC$261])" office:value-type="float" office:value="84" calcext:value-type="float">
            <text:p>84</text:p>
          </table:table-cell>
          <table:table-cell table:style-name="ce8" table:formula="of:=LOOKUP([.AN3];[.$AZ$6:.$AZ$261];[.$BC$6:.$BC$261])" office:value-type="float" office:value="91" calcext:value-type="float">
            <text:p>91</text:p>
          </table:table-cell>
          <table:table-cell table:style-name="ce8" table:formula="of:=LOOKUP([.AO3];[.$AZ$6:.$AZ$261];[.$BC$6:.$BC$261])" office:value-type="float" office:value="87" calcext:value-type="float">
            <text:p>87</text:p>
          </table:table-cell>
          <table:table-cell table:style-name="ce8" table:formula="of:=LOOKUP([.AP3];[.$AZ$6:.$AZ$261];[.$BC$6:.$BC$261])" office:value-type="float" office:value="92" calcext:value-type="float">
            <text:p>92</text:p>
          </table:table-cell>
          <table:table-cell table:style-name="ce8" table:formula="of:=LOOKUP([.AQ3];[.$AZ$6:.$AZ$261];[.$BC$6:.$BC$261])" office:value-type="float" office:value="89" calcext:value-type="float">
            <text:p>89</text:p>
          </table:table-cell>
          <table:table-cell table:style-name="ce8" table:formula="of:=LOOKUP([.AR3];[.$AZ$6:.$AZ$261];[.$BC$6:.$BC$261])" office:value-type="float" office:value="52" calcext:value-type="float">
            <text:p>52</text:p>
          </table:table-cell>
          <table:table-cell table:style-name="ce8" table:formula="of:=LOOKUP([.AS3];[.$AZ$6:.$AZ$261];[.$BC$6:.$BC$261])" office:value-type="float" office:value="28" calcext:value-type="float">
            <text:p>28</text:p>
          </table:table-cell>
          <table:table-cell table:style-name="ce8" table:formula="of:=LOOKUP([.AT3];[.$AZ$6:.$AZ$261];[.$BC$6:.$BC$261])" office:value-type="float" office:value="24" calcext:value-type="float">
            <text:p>24</text:p>
          </table:table-cell>
          <table:table-cell table:style-name="ce8" table:formula="of:=LOOKUP([.AU3];[.$AZ$6:.$AZ$261];[.$BC$6:.$BC$261])" office:value-type="float" office:value="30" calcext:value-type="float">
            <text:p>30</text:p>
          </table:table-cell>
          <table:table-cell table:style-name="ce8" table:formula="of:=LOOKUP([.AV3];[.$AZ$6:.$AZ$261];[.$BC$6:.$BC$261])" office:value-type="float" office:value="39" calcext:value-type="float">
            <text:p>39</text:p>
          </table:table-cell>
          <table:table-cell table:style-name="ce8" table:formula="of:=LOOKUP([.AW3];[.$AZ$6:.$AZ$261];[.$BC$6:.$BC$261])" office:value-type="float" office:value="46" calcext:value-type="float">
            <text:p>46</text:p>
          </table:table-cell>
          <table:table-cell table:style-name="ce8" table:formula="of:=LOOKUP([.AX3];[.$AZ$6:.$AZ$261];[.$BC$6:.$BC$261])" office:value-type="float" office:value="82" calcext:value-type="float">
            <text:p>8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$A$1:.$AX$69];[.AZ75])" office:value-type="float" office:value="25" calcext:value-type="float">
            <text:p>25</text:p>
          </table:table-cell>
          <table:table-cell table:formula="of:=COUNTIF([.$A$73:.$AX$141];[.AZ75])" office:value-type="float" office:value="25" calcext:value-type="float">
            <text:p>25</text:p>
          </table:table-cell>
          <table:table-cell table:formula="of:=IF([.AZ75]&lt;[.$BA$1];0;IF([.AZ75]&gt;=[.$BC$1];255;ROUNDDOWN(([.AZ75]-[.$BA$1])/([.$BC$1]-[.$BA$1])*255)))" office:value-type="float" office:value="69" calcext:value-type="float">
            <text:p>69</text:p>
          </table:table-cell>
        </table:table-row>
        <table:table-row table:style-name="ro1">
          <table:table-cell table:style-name="ce8" table:formula="of:=LOOKUP([.A4];[.$AZ$6:.$AZ$261];[.$BC$6:.$BC$261])" office:value-type="float" office:value="61" calcext:value-type="float">
            <text:p>61</text:p>
          </table:table-cell>
          <table:table-cell table:style-name="ce8" table:formula="of:=LOOKUP([.B4];[.$AZ$6:.$AZ$261];[.$BC$6:.$BC$261])" office:value-type="float" office:value="110" calcext:value-type="float">
            <text:p>110</text:p>
          </table:table-cell>
          <table:table-cell table:style-name="ce8" table:formula="of:=LOOKUP([.C4];[.$AZ$6:.$AZ$261];[.$BC$6:.$BC$261])" office:value-type="float" office:value="112" calcext:value-type="float">
            <text:p>112</text:p>
          </table:table-cell>
          <table:table-cell table:style-name="ce8" table:formula="of:=LOOKUP([.D4];[.$AZ$6:.$AZ$261];[.$BC$6:.$BC$261])" office:value-type="float" office:value="64" calcext:value-type="float">
            <text:p>64</text:p>
          </table:table-cell>
          <table:table-cell table:style-name="ce8" table:formula="of:=LOOKUP([.E4];[.$AZ$6:.$AZ$261];[.$BC$6:.$BC$261])" office:value-type="float" office:value="34" calcext:value-type="float">
            <text:p>34</text:p>
          </table:table-cell>
          <table:table-cell table:style-name="ce8" table:formula="of:=LOOKUP([.F4];[.$AZ$6:.$AZ$261];[.$BC$6:.$BC$261])" office:value-type="float" office:value="38" calcext:value-type="float">
            <text:p>38</text:p>
          </table:table-cell>
          <table:table-cell table:style-name="ce8" table:formula="of:=LOOKUP([.G4];[.$AZ$6:.$AZ$261];[.$BC$6:.$BC$261])" office:value-type="float" office:value="46" calcext:value-type="float">
            <text:p>46</text:p>
          </table:table-cell>
          <table:table-cell table:style-name="ce8" table:formula="of:=LOOKUP([.H4];[.$AZ$6:.$AZ$261];[.$BC$6:.$BC$261])" office:value-type="float" office:value="48" calcext:value-type="float">
            <text:p>48</text:p>
          </table:table-cell>
          <table:table-cell table:style-name="ce8" table:formula="of:=LOOKUP([.I4];[.$AZ$6:.$AZ$261];[.$BC$6:.$BC$261])" office:value-type="float" office:value="49" calcext:value-type="float">
            <text:p>49</text:p>
          </table:table-cell>
          <table:table-cell table:style-name="ce8" table:formula="of:=LOOKUP([.J4];[.$AZ$6:.$AZ$261];[.$BC$6:.$BC$261])" office:value-type="float" office:value="52" calcext:value-type="float">
            <text:p>52</text:p>
          </table:table-cell>
          <table:table-cell table:style-name="ce8" table:formula="of:=LOOKUP([.K4];[.$AZ$6:.$AZ$261];[.$BC$6:.$BC$261])" office:value-type="float" office:value="49" calcext:value-type="float">
            <text:p>49</text:p>
          </table:table-cell>
          <table:table-cell table:style-name="ce8" table:formula="of:=LOOKUP([.L4];[.$AZ$6:.$AZ$261];[.$BC$6:.$BC$261])" office:value-type="float" office:value="49" calcext:value-type="float">
            <text:p>49</text:p>
          </table:table-cell>
          <table:table-cell table:style-name="ce8" table:formula="of:=LOOKUP([.M4];[.$AZ$6:.$AZ$261];[.$BC$6:.$BC$261])" office:value-type="float" office:value="61" calcext:value-type="float">
            <text:p>61</text:p>
          </table:table-cell>
          <table:table-cell table:style-name="ce8" table:formula="of:=LOOKUP([.N4];[.$AZ$6:.$AZ$261];[.$BC$6:.$BC$261])" office:value-type="float" office:value="90" calcext:value-type="float">
            <text:p>90</text:p>
          </table:table-cell>
          <table:table-cell table:style-name="ce8" table:formula="of:=LOOKUP([.O4];[.$AZ$6:.$AZ$261];[.$BC$6:.$BC$261])" office:value-type="float" office:value="112" calcext:value-type="float">
            <text:p>112</text:p>
          </table:table-cell>
          <table:table-cell table:style-name="ce8" table:formula="of:=LOOKUP([.P4];[.$AZ$6:.$AZ$261];[.$BC$6:.$BC$261])" office:value-type="float" office:value="111" calcext:value-type="float">
            <text:p>111</text:p>
          </table:table-cell>
          <table:table-cell table:style-name="ce8" table:formula="of:=LOOKUP([.Q4];[.$AZ$6:.$AZ$261];[.$BC$6:.$BC$261])" office:value-type="float" office:value="97" calcext:value-type="float">
            <text:p>97</text:p>
          </table:table-cell>
          <table:table-cell table:style-name="ce8" table:formula="of:=LOOKUP([.R4];[.$AZ$6:.$AZ$261];[.$BC$6:.$BC$261])" office:value-type="float" office:value="90" calcext:value-type="float">
            <text:p>90</text:p>
          </table:table-cell>
          <table:table-cell table:style-name="ce8" table:formula="of:=LOOKUP([.S4];[.$AZ$6:.$AZ$261];[.$BC$6:.$BC$261])" office:value-type="float" office:value="89" calcext:value-type="float">
            <text:p>89</text:p>
          </table:table-cell>
          <table:table-cell table:style-name="ce8" table:formula="of:=LOOKUP([.T4];[.$AZ$6:.$AZ$261];[.$BC$6:.$BC$261])" office:value-type="float" office:value="93" calcext:value-type="float">
            <text:p>93</text:p>
          </table:table-cell>
          <table:table-cell table:style-name="ce8" table:formula="of:=LOOKUP([.U4];[.$AZ$6:.$AZ$261];[.$BC$6:.$BC$261])" office:value-type="float" office:value="80" calcext:value-type="float">
            <text:p>80</text:p>
          </table:table-cell>
          <table:table-cell table:style-name="ce8" table:formula="of:=LOOKUP([.V4];[.$AZ$6:.$AZ$261];[.$BC$6:.$BC$261])" office:value-type="float" office:value="75" calcext:value-type="float">
            <text:p>75</text:p>
          </table:table-cell>
          <table:table-cell table:style-name="ce8" table:formula="of:=LOOKUP([.W4];[.$AZ$6:.$AZ$261];[.$BC$6:.$BC$261])" office:value-type="float" office:value="86" calcext:value-type="float">
            <text:p>86</text:p>
          </table:table-cell>
          <table:table-cell table:style-name="ce8" table:formula="of:=LOOKUP([.X4];[.$AZ$6:.$AZ$261];[.$BC$6:.$BC$261])" office:value-type="float" office:value="85" calcext:value-type="float">
            <text:p>85</text:p>
          </table:table-cell>
          <table:table-cell table:style-name="ce8" table:formula="of:=LOOKUP([.Y4];[.$AZ$6:.$AZ$261];[.$BC$6:.$BC$261])" office:value-type="float" office:value="85" calcext:value-type="float">
            <text:p>85</text:p>
          </table:table-cell>
          <table:table-cell table:style-name="ce8" table:formula="of:=LOOKUP([.Z4];[.$AZ$6:.$AZ$261];[.$BC$6:.$BC$261])" office:value-type="float" office:value="83" calcext:value-type="float">
            <text:p>83</text:p>
          </table:table-cell>
          <table:table-cell table:style-name="ce8" table:formula="of:=LOOKUP([.AA4];[.$AZ$6:.$AZ$261];[.$BC$6:.$BC$261])" office:value-type="float" office:value="81" calcext:value-type="float">
            <text:p>81</text:p>
          </table:table-cell>
          <table:table-cell table:style-name="ce8" table:formula="of:=LOOKUP([.AB4];[.$AZ$6:.$AZ$261];[.$BC$6:.$BC$261])" office:value-type="float" office:value="80" calcext:value-type="float">
            <text:p>80</text:p>
          </table:table-cell>
          <table:table-cell table:style-name="ce8" table:formula="of:=LOOKUP([.AC4];[.$AZ$6:.$AZ$261];[.$BC$6:.$BC$261])" office:value-type="float" office:value="80" calcext:value-type="float">
            <text:p>80</text:p>
          </table:table-cell>
          <table:table-cell table:style-name="ce8" table:formula="of:=LOOKUP([.AD4];[.$AZ$6:.$AZ$261];[.$BC$6:.$BC$261])" office:value-type="float" office:value="79" calcext:value-type="float">
            <text:p>79</text:p>
          </table:table-cell>
          <table:table-cell table:style-name="ce8" table:formula="of:=LOOKUP([.AE4];[.$AZ$6:.$AZ$261];[.$BC$6:.$BC$261])" office:value-type="float" office:value="79" calcext:value-type="float">
            <text:p>79</text:p>
          </table:table-cell>
          <table:table-cell table:style-name="ce8" table:formula="of:=LOOKUP([.AF4];[.$AZ$6:.$AZ$261];[.$BC$6:.$BC$261])" office:value-type="float" office:value="76" calcext:value-type="float">
            <text:p>76</text:p>
          </table:table-cell>
          <table:table-cell table:style-name="ce8" table:formula="of:=LOOKUP([.AG4];[.$AZ$6:.$AZ$261];[.$BC$6:.$BC$261])" office:value-type="float" office:value="72" calcext:value-type="float">
            <text:p>72</text:p>
          </table:table-cell>
          <table:table-cell table:style-name="ce8" table:formula="of:=LOOKUP([.AH4];[.$AZ$6:.$AZ$261];[.$BC$6:.$BC$261])" office:value-type="float" office:value="74" calcext:value-type="float">
            <text:p>74</text:p>
          </table:table-cell>
          <table:table-cell table:style-name="ce8" table:formula="of:=LOOKUP([.AI4];[.$AZ$6:.$AZ$261];[.$BC$6:.$BC$261])" office:value-type="float" office:value="70" calcext:value-type="float">
            <text:p>70</text:p>
          </table:table-cell>
          <table:table-cell table:style-name="ce8" table:formula="of:=LOOKUP([.AJ4];[.$AZ$6:.$AZ$261];[.$BC$6:.$BC$261])" office:value-type="float" office:value="59" calcext:value-type="float">
            <text:p>59</text:p>
          </table:table-cell>
          <table:table-cell table:style-name="ce8" table:formula="of:=LOOKUP([.AK4];[.$AZ$6:.$AZ$261];[.$BC$6:.$BC$261])" office:value-type="float" office:value="60" calcext:value-type="float">
            <text:p>60</text:p>
          </table:table-cell>
          <table:table-cell table:style-name="ce8" table:formula="of:=LOOKUP([.AL4];[.$AZ$6:.$AZ$261];[.$BC$6:.$BC$261])" office:value-type="float" office:value="78" calcext:value-type="float">
            <text:p>78</text:p>
          </table:table-cell>
          <table:table-cell table:style-name="ce8" table:formula="of:=LOOKUP([.AM4];[.$AZ$6:.$AZ$261];[.$BC$6:.$BC$261])" office:value-type="float" office:value="76" calcext:value-type="float">
            <text:p>76</text:p>
          </table:table-cell>
          <table:table-cell table:style-name="ce8" table:formula="of:=LOOKUP([.AN4];[.$AZ$6:.$AZ$261];[.$BC$6:.$BC$261])" office:value-type="float" office:value="77" calcext:value-type="float">
            <text:p>77</text:p>
          </table:table-cell>
          <table:table-cell table:style-name="ce8" table:formula="of:=LOOKUP([.AO4];[.$AZ$6:.$AZ$261];[.$BC$6:.$BC$261])" office:value-type="float" office:value="81" calcext:value-type="float">
            <text:p>81</text:p>
          </table:table-cell>
          <table:table-cell table:style-name="ce8" table:formula="of:=LOOKUP([.AP4];[.$AZ$6:.$AZ$261];[.$BC$6:.$BC$261])" office:value-type="float" office:value="59" calcext:value-type="float">
            <text:p>59</text:p>
          </table:table-cell>
          <table:table-cell table:style-name="ce8" table:formula="of:=LOOKUP([.AQ4];[.$AZ$6:.$AZ$261];[.$BC$6:.$BC$261])" office:value-type="float" office:value="33" calcext:value-type="float">
            <text:p>33</text:p>
          </table:table-cell>
          <table:table-cell table:style-name="ce8" table:formula="of:=LOOKUP([.AR4];[.$AZ$6:.$AZ$261];[.$BC$6:.$BC$261])" office:value-type="float" office:value="25" calcext:value-type="float">
            <text:p>25</text:p>
          </table:table-cell>
          <table:table-cell table:style-name="ce8" table:formula="of:=LOOKUP([.AS4];[.$AZ$6:.$AZ$261];[.$BC$6:.$BC$261])" office:value-type="float" office:value="23" calcext:value-type="float">
            <text:p>23</text:p>
          </table:table-cell>
          <table:table-cell table:style-name="ce8" table:formula="of:=LOOKUP([.AT4];[.$AZ$6:.$AZ$261];[.$BC$6:.$BC$261])" office:value-type="float" office:value="24" calcext:value-type="float">
            <text:p>24</text:p>
          </table:table-cell>
          <table:table-cell table:style-name="ce8" table:formula="of:=LOOKUP([.AU4];[.$AZ$6:.$AZ$261];[.$BC$6:.$BC$261])" office:value-type="float" office:value="29" calcext:value-type="float">
            <text:p>29</text:p>
          </table:table-cell>
          <table:table-cell table:style-name="ce8" table:formula="of:=LOOKUP([.AV4];[.$AZ$6:.$AZ$261];[.$BC$6:.$BC$261])" office:value-type="float" office:value="38" calcext:value-type="float">
            <text:p>38</text:p>
          </table:table-cell>
          <table:table-cell table:style-name="ce8" table:formula="of:=LOOKUP([.AW4];[.$AZ$6:.$AZ$261];[.$BC$6:.$BC$261])" office:value-type="float" office:value="40" calcext:value-type="float">
            <text:p>40</text:p>
          </table:table-cell>
          <table:table-cell table:style-name="ce8" table:formula="of:=LOOKUP([.AX4];[.$AZ$6:.$AZ$261];[.$BC$6:.$BC$261])" office:value-type="float" office:value="64" calcext:value-type="float">
            <text:p>6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$A$1:.$AX$69];[.AZ76])" office:value-type="float" office:value="28" calcext:value-type="float">
            <text:p>28</text:p>
          </table:table-cell>
          <table:table-cell table:formula="of:=COUNTIF([.$A$73:.$AX$141];[.AZ76])" office:value-type="float" office:value="28" calcext:value-type="float">
            <text:p>28</text:p>
          </table:table-cell>
          <table:table-cell table:formula="of:=IF([.AZ76]&lt;[.$BA$1];0;IF([.AZ76]&gt;=[.$BC$1];255;ROUNDDOWN(([.AZ76]-[.$BA$1])/([.$BC$1]-[.$BA$1])*255)))" office:value-type="float" office:value="70" calcext:value-type="float">
            <text:p>70</text:p>
          </table:table-cell>
        </table:table-row>
        <table:table-row table:style-name="ro1">
          <table:table-cell table:style-name="ce8" table:formula="of:=LOOKUP([.A5];[.$AZ$6:.$AZ$261];[.$BC$6:.$BC$261])" office:value-type="float" office:value="49" calcext:value-type="float">
            <text:p>49</text:p>
          </table:table-cell>
          <table:table-cell table:style-name="ce8" table:formula="of:=LOOKUP([.B5];[.$AZ$6:.$AZ$261];[.$BC$6:.$BC$261])" office:value-type="float" office:value="90" calcext:value-type="float">
            <text:p>90</text:p>
          </table:table-cell>
          <table:table-cell table:style-name="ce8" table:formula="of:=LOOKUP([.C5];[.$AZ$6:.$AZ$261];[.$BC$6:.$BC$261])" office:value-type="float" office:value="121" calcext:value-type="float">
            <text:p>121</text:p>
          </table:table-cell>
          <table:table-cell table:style-name="ce8" table:formula="of:=LOOKUP([.D5];[.$AZ$6:.$AZ$261];[.$BC$6:.$BC$261])" office:value-type="float" office:value="79" calcext:value-type="float">
            <text:p>79</text:p>
          </table:table-cell>
          <table:table-cell table:style-name="ce8" table:formula="of:=LOOKUP([.E5];[.$AZ$6:.$AZ$261];[.$BC$6:.$BC$261])" office:value-type="float" office:value="37" calcext:value-type="float">
            <text:p>37</text:p>
          </table:table-cell>
          <table:table-cell table:style-name="ce8" table:formula="of:=LOOKUP([.F5];[.$AZ$6:.$AZ$261];[.$BC$6:.$BC$261])" office:value-type="float" office:value="32" calcext:value-type="float">
            <text:p>32</text:p>
          </table:table-cell>
          <table:table-cell table:style-name="ce8" table:formula="of:=LOOKUP([.G5];[.$AZ$6:.$AZ$261];[.$BC$6:.$BC$261])" office:value-type="float" office:value="39" calcext:value-type="float">
            <text:p>39</text:p>
          </table:table-cell>
          <table:table-cell table:style-name="ce8" table:formula="of:=LOOKUP([.H5];[.$AZ$6:.$AZ$261];[.$BC$6:.$BC$261])" office:value-type="float" office:value="45" calcext:value-type="float">
            <text:p>45</text:p>
          </table:table-cell>
          <table:table-cell table:style-name="ce8" table:formula="of:=LOOKUP([.I5];[.$AZ$6:.$AZ$261];[.$BC$6:.$BC$261])" office:value-type="float" office:value="46" calcext:value-type="float">
            <text:p>46</text:p>
          </table:table-cell>
          <table:table-cell table:style-name="ce8" table:formula="of:=LOOKUP([.J5];[.$AZ$6:.$AZ$261];[.$BC$6:.$BC$261])" office:value-type="float" office:value="45" calcext:value-type="float">
            <text:p>45</text:p>
          </table:table-cell>
          <table:table-cell table:style-name="ce8" table:formula="of:=LOOKUP([.K5];[.$AZ$6:.$AZ$261];[.$BC$6:.$BC$261])" office:value-type="float" office:value="50" calcext:value-type="float">
            <text:p>50</text:p>
          </table:table-cell>
          <table:table-cell table:style-name="ce8" table:formula="of:=LOOKUP([.L5];[.$AZ$6:.$AZ$261];[.$BC$6:.$BC$261])" office:value-type="float" office:value="83" calcext:value-type="float">
            <text:p>83</text:p>
          </table:table-cell>
          <table:table-cell table:style-name="ce8" table:formula="of:=LOOKUP([.M5];[.$AZ$6:.$AZ$261];[.$BC$6:.$BC$261])" office:value-type="float" office:value="113" calcext:value-type="float">
            <text:p>113</text:p>
          </table:table-cell>
          <table:table-cell table:style-name="ce8" table:formula="of:=LOOKUP([.N5];[.$AZ$6:.$AZ$261];[.$BC$6:.$BC$261])" office:value-type="float" office:value="99" calcext:value-type="float">
            <text:p>99</text:p>
          </table:table-cell>
          <table:table-cell table:style-name="ce8" table:formula="of:=LOOKUP([.O5];[.$AZ$6:.$AZ$261];[.$BC$6:.$BC$261])" office:value-type="float" office:value="83" calcext:value-type="float">
            <text:p>83</text:p>
          </table:table-cell>
          <table:table-cell table:style-name="ce8" table:formula="of:=LOOKUP([.P5];[.$AZ$6:.$AZ$261];[.$BC$6:.$BC$261])" office:value-type="float" office:value="89" calcext:value-type="float">
            <text:p>89</text:p>
          </table:table-cell>
          <table:table-cell table:style-name="ce8" table:formula="of:=LOOKUP([.Q5];[.$AZ$6:.$AZ$261];[.$BC$6:.$BC$261])" office:value-type="float" office:value="100" calcext:value-type="float">
            <text:p>100</text:p>
          </table:table-cell>
          <table:table-cell table:style-name="ce8" table:formula="of:=LOOKUP([.R5];[.$AZ$6:.$AZ$261];[.$BC$6:.$BC$261])" office:value-type="float" office:value="104" calcext:value-type="float">
            <text:p>104</text:p>
          </table:table-cell>
          <table:table-cell table:style-name="ce8" table:formula="of:=LOOKUP([.S5];[.$AZ$6:.$AZ$261];[.$BC$6:.$BC$261])" office:value-type="float" office:value="105" calcext:value-type="float">
            <text:p>105</text:p>
          </table:table-cell>
          <table:table-cell table:style-name="ce8" table:formula="of:=LOOKUP([.T5];[.$AZ$6:.$AZ$261];[.$BC$6:.$BC$261])" office:value-type="float" office:value="104" calcext:value-type="float">
            <text:p>104</text:p>
          </table:table-cell>
          <table:table-cell table:style-name="ce8" table:formula="of:=LOOKUP([.U5];[.$AZ$6:.$AZ$261];[.$BC$6:.$BC$261])" office:value-type="float" office:value="103" calcext:value-type="float">
            <text:p>103</text:p>
          </table:table-cell>
          <table:table-cell table:style-name="ce8" table:formula="of:=LOOKUP([.V5];[.$AZ$6:.$AZ$261];[.$BC$6:.$BC$261])" office:value-type="float" office:value="102" calcext:value-type="float">
            <text:p>102</text:p>
          </table:table-cell>
          <table:table-cell table:style-name="ce8" table:formula="of:=LOOKUP([.W5];[.$AZ$6:.$AZ$261];[.$BC$6:.$BC$261])" office:value-type="float" office:value="98" calcext:value-type="float">
            <text:p>98</text:p>
          </table:table-cell>
          <table:table-cell table:style-name="ce8" table:formula="of:=LOOKUP([.X5];[.$AZ$6:.$AZ$261];[.$BC$6:.$BC$261])" office:value-type="float" office:value="95" calcext:value-type="float">
            <text:p>95</text:p>
          </table:table-cell>
          <table:table-cell table:style-name="ce8" table:formula="of:=LOOKUP([.Y5];[.$AZ$6:.$AZ$261];[.$BC$6:.$BC$261])" office:value-type="float" office:value="94" calcext:value-type="float">
            <text:p>94</text:p>
          </table:table-cell>
          <table:table-cell table:style-name="ce8" table:formula="of:=LOOKUP([.Z5];[.$AZ$6:.$AZ$261];[.$BC$6:.$BC$261])" office:value-type="float" office:value="91" calcext:value-type="float">
            <text:p>91</text:p>
          </table:table-cell>
          <table:table-cell table:style-name="ce8" table:formula="of:=LOOKUP([.AA5];[.$AZ$6:.$AZ$261];[.$BC$6:.$BC$261])" office:value-type="float" office:value="89" calcext:value-type="float">
            <text:p>89</text:p>
          </table:table-cell>
          <table:table-cell table:style-name="ce8" table:formula="of:=LOOKUP([.AB5];[.$AZ$6:.$AZ$261];[.$BC$6:.$BC$261])" office:value-type="float" office:value="84" calcext:value-type="float">
            <text:p>84</text:p>
          </table:table-cell>
          <table:table-cell table:style-name="ce8" table:formula="of:=LOOKUP([.AC5];[.$AZ$6:.$AZ$261];[.$BC$6:.$BC$261])" office:value-type="float" office:value="85" calcext:value-type="float">
            <text:p>85</text:p>
          </table:table-cell>
          <table:table-cell table:style-name="ce8" table:formula="of:=LOOKUP([.AD5];[.$AZ$6:.$AZ$261];[.$BC$6:.$BC$261])" office:value-type="float" office:value="82" calcext:value-type="float">
            <text:p>82</text:p>
          </table:table-cell>
          <table:table-cell table:style-name="ce8" table:formula="of:=LOOKUP([.AE5];[.$AZ$6:.$AZ$261];[.$BC$6:.$BC$261])" office:value-type="float" office:value="79" calcext:value-type="float">
            <text:p>79</text:p>
          </table:table-cell>
          <table:table-cell table:style-name="ce8" table:formula="of:=LOOKUP([.AF5];[.$AZ$6:.$AZ$261];[.$BC$6:.$BC$261])" office:value-type="float" office:value="78" calcext:value-type="float">
            <text:p>78</text:p>
          </table:table-cell>
          <table:table-cell table:style-name="ce8" table:formula="of:=LOOKUP([.AG5];[.$AZ$6:.$AZ$261];[.$BC$6:.$BC$261])" office:value-type="float" office:value="77" calcext:value-type="float">
            <text:p>77</text:p>
          </table:table-cell>
          <table:table-cell table:style-name="ce8" table:formula="of:=LOOKUP([.AH5];[.$AZ$6:.$AZ$261];[.$BC$6:.$BC$261])" office:value-type="float" office:value="79" calcext:value-type="float">
            <text:p>79</text:p>
          </table:table-cell>
          <table:table-cell table:style-name="ce8" table:formula="of:=LOOKUP([.AI5];[.$AZ$6:.$AZ$261];[.$BC$6:.$BC$261])" office:value-type="float" office:value="74" calcext:value-type="float">
            <text:p>74</text:p>
          </table:table-cell>
          <table:table-cell table:style-name="ce8" table:formula="of:=LOOKUP([.AJ5];[.$AZ$6:.$AZ$261];[.$BC$6:.$BC$261])" office:value-type="float" office:value="60" calcext:value-type="float">
            <text:p>60</text:p>
          </table:table-cell>
          <table:table-cell table:style-name="ce8" table:formula="of:=LOOKUP([.AK5];[.$AZ$6:.$AZ$261];[.$BC$6:.$BC$261])" office:value-type="float" office:value="33" calcext:value-type="float">
            <text:p>33</text:p>
          </table:table-cell>
          <table:table-cell table:style-name="ce8" table:formula="of:=LOOKUP([.AL5];[.$AZ$6:.$AZ$261];[.$BC$6:.$BC$261])" office:value-type="float" office:value="32" calcext:value-type="float">
            <text:p>32</text:p>
          </table:table-cell>
          <table:table-cell table:style-name="ce8" table:formula="of:=LOOKUP([.AM5];[.$AZ$6:.$AZ$261];[.$BC$6:.$BC$261])" office:value-type="float" office:value="34" calcext:value-type="float">
            <text:p>34</text:p>
          </table:table-cell>
          <table:table-cell table:style-name="ce8" table:formula="of:=LOOKUP([.AN5];[.$AZ$6:.$AZ$261];[.$BC$6:.$BC$261])" office:value-type="float" office:value="32" calcext:value-type="float">
            <text:p>32</text:p>
          </table:table-cell>
          <table:table-cell table:style-name="ce8" table:formula="of:=LOOKUP([.AO5];[.$AZ$6:.$AZ$261];[.$BC$6:.$BC$261])" office:value-type="float" office:value="29" calcext:value-type="float">
            <text:p>29</text:p>
          </table:table-cell>
          <table:table-cell table:style-name="ce8" table:formula="of:=LOOKUP([.AP5];[.$AZ$6:.$AZ$261];[.$BC$6:.$BC$261])" office:value-type="float" office:value="24" calcext:value-type="float">
            <text:p>24</text:p>
          </table:table-cell>
          <table:table-cell table:style-name="ce8" table:formula="of:=LOOKUP([.AQ5];[.$AZ$6:.$AZ$261];[.$BC$6:.$BC$261])" office:value-type="float" office:value="23" calcext:value-type="float">
            <text:p>23</text:p>
          </table:table-cell>
          <table:table-cell table:style-name="ce8" table:formula="of:=LOOKUP([.AR5];[.$AZ$6:.$AZ$261];[.$BC$6:.$BC$261])" office:value-type="float" office:value="22" calcext:value-type="float">
            <text:p>22</text:p>
          </table:table-cell>
          <table:table-cell table:style-name="ce8" table:formula="of:=LOOKUP([.AS5];[.$AZ$6:.$AZ$261];[.$BC$6:.$BC$261])" office:value-type="float" office:value="22" calcext:value-type="float">
            <text:p>22</text:p>
          </table:table-cell>
          <table:table-cell table:style-name="ce8" table:formula="of:=LOOKUP([.AT5];[.$AZ$6:.$AZ$261];[.$BC$6:.$BC$261])" office:value-type="float" office:value="25" calcext:value-type="float">
            <text:p>25</text:p>
          </table:table-cell>
          <table:table-cell table:style-name="ce8" table:formula="of:=LOOKUP([.AU5];[.$AZ$6:.$AZ$261];[.$BC$6:.$BC$261])" office:value-type="float" office:value="30" calcext:value-type="float">
            <text:p>30</text:p>
          </table:table-cell>
          <table:table-cell table:style-name="ce8" table:formula="of:=LOOKUP([.AV5];[.$AZ$6:.$AZ$261];[.$BC$6:.$BC$261])" office:value-type="float" office:value="42" calcext:value-type="float">
            <text:p>42</text:p>
          </table:table-cell>
          <table:table-cell table:style-name="ce8" table:formula="of:=LOOKUP([.AW5];[.$AZ$6:.$AZ$261];[.$BC$6:.$BC$261])" office:value-type="float" office:value="38" calcext:value-type="float">
            <text:p>38</text:p>
          </table:table-cell>
          <table:table-cell table:style-name="ce8" table:formula="of:=LOOKUP([.AX5];[.$AZ$6:.$AZ$261];[.$BC$6:.$BC$261])" office:value-type="float" office:value="49" calcext:value-type="float">
            <text:p>4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$A$1:.$AX$69];[.AZ77])" office:value-type="float" office:value="44" calcext:value-type="float">
            <text:p>44</text:p>
          </table:table-cell>
          <table:table-cell table:formula="of:=COUNTIF([.$A$73:.$AX$141];[.AZ77])" office:value-type="float" office:value="44" calcext:value-type="float">
            <text:p>44</text:p>
          </table:table-cell>
          <table:table-cell table:formula="of:=IF([.AZ77]&lt;[.$BA$1];0;IF([.AZ77]&gt;=[.$BC$1];255;ROUNDDOWN(([.AZ77]-[.$BA$1])/([.$BC$1]-[.$BA$1])*255)))" office:value-type="float" office:value="71" calcext:value-type="float">
            <text:p>71</text:p>
          </table:table-cell>
        </table:table-row>
        <table:table-row table:style-name="ro1">
          <table:table-cell table:style-name="ce8" table:formula="of:=LOOKUP([.A6];[.$AZ$6:.$AZ$261];[.$BC$6:.$BC$261])" office:value-type="float" office:value="42" calcext:value-type="float">
            <text:p>42</text:p>
          </table:table-cell>
          <table:table-cell table:style-name="ce8" table:formula="of:=LOOKUP([.B6];[.$AZ$6:.$AZ$261];[.$BC$6:.$BC$261])" office:value-type="float" office:value="66" calcext:value-type="float">
            <text:p>66</text:p>
          </table:table-cell>
          <table:table-cell table:style-name="ce8" table:formula="of:=LOOKUP([.C6];[.$AZ$6:.$AZ$261];[.$BC$6:.$BC$261])" office:value-type="float" office:value="126" calcext:value-type="float">
            <text:p>126</text:p>
          </table:table-cell>
          <table:table-cell table:style-name="ce8" table:formula="of:=LOOKUP([.D6];[.$AZ$6:.$AZ$261];[.$BC$6:.$BC$261])" office:value-type="float" office:value="93" calcext:value-type="float">
            <text:p>93</text:p>
          </table:table-cell>
          <table:table-cell table:style-name="ce8" table:formula="of:=LOOKUP([.E6];[.$AZ$6:.$AZ$261];[.$BC$6:.$BC$261])" office:value-type="float" office:value="45" calcext:value-type="float">
            <text:p>45</text:p>
          </table:table-cell>
          <table:table-cell table:style-name="ce8" table:formula="of:=LOOKUP([.F6];[.$AZ$6:.$AZ$261];[.$BC$6:.$BC$261])" office:value-type="float" office:value="27" calcext:value-type="float">
            <text:p>27</text:p>
          </table:table-cell>
          <table:table-cell table:style-name="ce8" table:formula="of:=LOOKUP([.G6];[.$AZ$6:.$AZ$261];[.$BC$6:.$BC$261])" office:value-type="float" office:value="32" calcext:value-type="float">
            <text:p>32</text:p>
          </table:table-cell>
          <table:table-cell table:style-name="ce8" table:formula="of:=LOOKUP([.H6];[.$AZ$6:.$AZ$261];[.$BC$6:.$BC$261])" office:value-type="float" office:value="38" calcext:value-type="float">
            <text:p>38</text:p>
          </table:table-cell>
          <table:table-cell table:style-name="ce8" table:formula="of:=LOOKUP([.I6];[.$AZ$6:.$AZ$261];[.$BC$6:.$BC$261])" office:value-type="float" office:value="42" calcext:value-type="float">
            <text:p>42</text:p>
          </table:table-cell>
          <table:table-cell table:style-name="ce8" table:formula="of:=LOOKUP([.J6];[.$AZ$6:.$AZ$261];[.$BC$6:.$BC$261])" office:value-type="float" office:value="52" calcext:value-type="float">
            <text:p>52</text:p>
          </table:table-cell>
          <table:table-cell table:style-name="ce8" table:formula="of:=LOOKUP([.K6];[.$AZ$6:.$AZ$261];[.$BC$6:.$BC$261])" office:value-type="float" office:value="78" calcext:value-type="float">
            <text:p>78</text:p>
          </table:table-cell>
          <table:table-cell table:style-name="ce8" table:formula="of:=LOOKUP([.L6];[.$AZ$6:.$AZ$261];[.$BC$6:.$BC$261])" office:value-type="float" office:value="80" calcext:value-type="float">
            <text:p>80</text:p>
          </table:table-cell>
          <table:table-cell table:style-name="ce8" table:formula="of:=LOOKUP([.M6];[.$AZ$6:.$AZ$261];[.$BC$6:.$BC$261])" office:value-type="float" office:value="73" calcext:value-type="float">
            <text:p>73</text:p>
          </table:table-cell>
          <table:table-cell table:style-name="ce8" table:formula="of:=LOOKUP([.N6];[.$AZ$6:.$AZ$261];[.$BC$6:.$BC$261])" office:value-type="float" office:value="92" calcext:value-type="float">
            <text:p>92</text:p>
          </table:table-cell>
          <table:table-cell table:style-name="ce8" table:formula="of:=LOOKUP([.O6];[.$AZ$6:.$AZ$261];[.$BC$6:.$BC$261])" office:value-type="float" office:value="107" calcext:value-type="float">
            <text:p>107</text:p>
          </table:table-cell>
          <table:table-cell table:style-name="ce8" table:formula="of:=LOOKUP([.P6];[.$AZ$6:.$AZ$261];[.$BC$6:.$BC$261])" office:value-type="float" office:value="108" calcext:value-type="float">
            <text:p>108</text:p>
          </table:table-cell>
          <table:table-cell table:style-name="ce8" table:formula="of:=LOOKUP([.Q6];[.$AZ$6:.$AZ$261];[.$BC$6:.$BC$261])" office:value-type="float" office:value="108" calcext:value-type="float">
            <text:p>108</text:p>
          </table:table-cell>
          <table:table-cell table:style-name="ce8" table:formula="of:=LOOKUP([.R6];[.$AZ$6:.$AZ$261];[.$BC$6:.$BC$261])" office:value-type="float" office:value="109" calcext:value-type="float">
            <text:p>109</text:p>
          </table:table-cell>
          <table:table-cell table:style-name="ce8" table:formula="of:=LOOKUP([.S6];[.$AZ$6:.$AZ$261];[.$BC$6:.$BC$261])" office:value-type="float" office:value="104" calcext:value-type="float">
            <text:p>104</text:p>
          </table:table-cell>
          <table:table-cell table:style-name="ce8" table:formula="of:=LOOKUP([.T6];[.$AZ$6:.$AZ$261];[.$BC$6:.$BC$261])" office:value-type="float" office:value="102" calcext:value-type="float">
            <text:p>102</text:p>
          </table:table-cell>
          <table:table-cell table:style-name="ce8" table:formula="of:=LOOKUP([.U6];[.$AZ$6:.$AZ$261];[.$BC$6:.$BC$261])" office:value-type="float" office:value="100" calcext:value-type="float">
            <text:p>100</text:p>
          </table:table-cell>
          <table:table-cell table:style-name="ce8" table:formula="of:=LOOKUP([.V6];[.$AZ$6:.$AZ$261];[.$BC$6:.$BC$261])" office:value-type="float" office:value="98" calcext:value-type="float">
            <text:p>98</text:p>
          </table:table-cell>
          <table:table-cell table:style-name="ce8" table:formula="of:=LOOKUP([.W6];[.$AZ$6:.$AZ$261];[.$BC$6:.$BC$261])" office:value-type="float" office:value="94" calcext:value-type="float">
            <text:p>94</text:p>
          </table:table-cell>
          <table:table-cell table:style-name="ce8" table:formula="of:=LOOKUP([.X6];[.$AZ$6:.$AZ$261];[.$BC$6:.$BC$261])" office:value-type="float" office:value="93" calcext:value-type="float">
            <text:p>93</text:p>
          </table:table-cell>
          <table:table-cell table:style-name="ce8" table:formula="of:=LOOKUP([.Y6];[.$AZ$6:.$AZ$261];[.$BC$6:.$BC$261])" office:value-type="float" office:value="91" calcext:value-type="float">
            <text:p>91</text:p>
          </table:table-cell>
          <table:table-cell table:style-name="ce8" table:formula="of:=LOOKUP([.Z6];[.$AZ$6:.$AZ$261];[.$BC$6:.$BC$261])" office:value-type="float" office:value="89" calcext:value-type="float">
            <text:p>89</text:p>
          </table:table-cell>
          <table:table-cell table:style-name="ce8" table:formula="of:=LOOKUP([.AA6];[.$AZ$6:.$AZ$261];[.$BC$6:.$BC$261])" office:value-type="float" office:value="86" calcext:value-type="float">
            <text:p>86</text:p>
          </table:table-cell>
          <table:table-cell table:style-name="ce8" table:formula="of:=LOOKUP([.AB6];[.$AZ$6:.$AZ$261];[.$BC$6:.$BC$261])" office:value-type="float" office:value="85" calcext:value-type="float">
            <text:p>85</text:p>
          </table:table-cell>
          <table:table-cell table:style-name="ce8" table:formula="of:=LOOKUP([.AC6];[.$AZ$6:.$AZ$261];[.$BC$6:.$BC$261])" office:value-type="float" office:value="83" calcext:value-type="float">
            <text:p>83</text:p>
          </table:table-cell>
          <table:table-cell table:style-name="ce8" table:formula="of:=LOOKUP([.AD6];[.$AZ$6:.$AZ$261];[.$BC$6:.$BC$261])" office:value-type="float" office:value="80" calcext:value-type="float">
            <text:p>80</text:p>
          </table:table-cell>
          <table:table-cell table:style-name="ce8" table:formula="of:=LOOKUP([.AE6];[.$AZ$6:.$AZ$261];[.$BC$6:.$BC$261])" office:value-type="float" office:value="80" calcext:value-type="float">
            <text:p>80</text:p>
          </table:table-cell>
          <table:table-cell table:style-name="ce8" table:formula="of:=LOOKUP([.AF6];[.$AZ$6:.$AZ$261];[.$BC$6:.$BC$261])" office:value-type="float" office:value="80" calcext:value-type="float">
            <text:p>80</text:p>
          </table:table-cell>
          <table:table-cell table:style-name="ce8" table:formula="of:=LOOKUP([.AG6];[.$AZ$6:.$AZ$261];[.$BC$6:.$BC$261])" office:value-type="float" office:value="82" calcext:value-type="float">
            <text:p>82</text:p>
          </table:table-cell>
          <table:table-cell table:style-name="ce8" table:formula="of:=LOOKUP([.AH6];[.$AZ$6:.$AZ$261];[.$BC$6:.$BC$261])" office:value-type="float" office:value="79" calcext:value-type="float">
            <text:p>79</text:p>
          </table:table-cell>
          <table:table-cell table:style-name="ce8" table:formula="of:=LOOKUP([.AI6];[.$AZ$6:.$AZ$261];[.$BC$6:.$BC$261])" office:value-type="float" office:value="70" calcext:value-type="float">
            <text:p>70</text:p>
          </table:table-cell>
          <table:table-cell table:style-name="ce8" table:formula="of:=LOOKUP([.AJ6];[.$AZ$6:.$AZ$261];[.$BC$6:.$BC$261])" office:value-type="float" office:value="48" calcext:value-type="float">
            <text:p>48</text:p>
          </table:table-cell>
          <table:table-cell table:style-name="ce8" table:formula="of:=LOOKUP([.AK6];[.$AZ$6:.$AZ$261];[.$BC$6:.$BC$261])" office:value-type="float" office:value="31" calcext:value-type="float">
            <text:p>31</text:p>
          </table:table-cell>
          <table:table-cell table:style-name="ce8" table:formula="of:=LOOKUP([.AL6];[.$AZ$6:.$AZ$261];[.$BC$6:.$BC$261])" office:value-type="float" office:value="28" calcext:value-type="float">
            <text:p>28</text:p>
          </table:table-cell>
          <table:table-cell table:style-name="ce8" table:formula="of:=LOOKUP([.AM6];[.$AZ$6:.$AZ$261];[.$BC$6:.$BC$261])" office:value-type="float" office:value="25" calcext:value-type="float">
            <text:p>25</text:p>
          </table:table-cell>
          <table:table-cell table:style-name="ce8" table:formula="of:=LOOKUP([.AN6];[.$AZ$6:.$AZ$261];[.$BC$6:.$BC$261])" office:value-type="float" office:value="22" calcext:value-type="float">
            <text:p>22</text:p>
          </table:table-cell>
          <table:table-cell table:style-name="ce8" table:formula="of:=LOOKUP([.AO6];[.$AZ$6:.$AZ$261];[.$BC$6:.$BC$261])" office:value-type="float" office:value="22" calcext:value-type="float">
            <text:p>22</text:p>
          </table:table-cell>
          <table:table-cell table:style-name="ce8" table:formula="of:=LOOKUP([.AP6];[.$AZ$6:.$AZ$261];[.$BC$6:.$BC$261])" office:value-type="float" office:value="22" calcext:value-type="float">
            <text:p>22</text:p>
          </table:table-cell>
          <table:table-cell table:style-name="ce8" table:formula="of:=LOOKUP([.AQ6];[.$AZ$6:.$AZ$261];[.$BC$6:.$BC$261])" office:value-type="float" office:value="23" calcext:value-type="float">
            <text:p>23</text:p>
          </table:table-cell>
          <table:table-cell table:style-name="ce8" table:formula="of:=LOOKUP([.AR6];[.$AZ$6:.$AZ$261];[.$BC$6:.$BC$261])" office:value-type="float" office:value="21" calcext:value-type="float">
            <text:p>21</text:p>
          </table:table-cell>
          <table:table-cell table:style-name="ce8" table:formula="of:=LOOKUP([.AS6];[.$AZ$6:.$AZ$261];[.$BC$6:.$BC$261])" office:value-type="float" office:value="23" calcext:value-type="float">
            <text:p>23</text:p>
          </table:table-cell>
          <table:table-cell table:style-name="ce8" table:formula="of:=LOOKUP([.AT6];[.$AZ$6:.$AZ$261];[.$BC$6:.$BC$261])" office:value-type="float" office:value="26" calcext:value-type="float">
            <text:p>26</text:p>
          </table:table-cell>
          <table:table-cell table:style-name="ce8" table:formula="of:=LOOKUP([.AU6];[.$AZ$6:.$AZ$261];[.$BC$6:.$BC$261])" office:value-type="float" office:value="34" calcext:value-type="float">
            <text:p>34</text:p>
          </table:table-cell>
          <table:table-cell table:style-name="ce8" table:formula="of:=LOOKUP([.AV6];[.$AZ$6:.$AZ$261];[.$BC$6:.$BC$261])" office:value-type="float" office:value="42" calcext:value-type="float">
            <text:p>42</text:p>
          </table:table-cell>
          <table:table-cell table:style-name="ce8" table:formula="of:=LOOKUP([.AW6];[.$AZ$6:.$AZ$261];[.$BC$6:.$BC$261])" office:value-type="float" office:value="45" calcext:value-type="float">
            <text:p>45</text:p>
          </table:table-cell>
          <table:table-cell table:style-name="ce8" table:formula="of:=LOOKUP([.AX6];[.$AZ$6:.$AZ$261];[.$BC$6:.$BC$261])" office:value-type="float" office:value="42" calcext:value-type="float">
            <text:p>4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$A$1:.$AX$69];[.AZ78])" office:value-type="float" office:value="38" calcext:value-type="float">
            <text:p>38</text:p>
          </table:table-cell>
          <table:table-cell table:formula="of:=COUNTIF([.$A$73:.$AX$141];[.AZ78])" office:value-type="float" office:value="38" calcext:value-type="float">
            <text:p>38</text:p>
          </table:table-cell>
          <table:table-cell table:formula="of:=IF([.AZ78]&lt;[.$BA$1];0;IF([.AZ78]&gt;=[.$BC$1];255;ROUNDDOWN(([.AZ78]-[.$BA$1])/([.$BC$1]-[.$BA$1])*255)))" office:value-type="float" office:value="72" calcext:value-type="float">
            <text:p>72</text:p>
          </table:table-cell>
        </table:table-row>
        <table:table-row table:style-name="ro1">
          <table:table-cell table:style-name="ce8" table:formula="of:=LOOKUP([.A7];[.$AZ$6:.$AZ$261];[.$BC$6:.$BC$261])" office:value-type="float" office:value="39" calcext:value-type="float">
            <text:p>39</text:p>
          </table:table-cell>
          <table:table-cell table:style-name="ce8" table:formula="of:=LOOKUP([.B7];[.$AZ$6:.$AZ$261];[.$BC$6:.$BC$261])" office:value-type="float" office:value="47" calcext:value-type="float">
            <text:p>47</text:p>
          </table:table-cell>
          <table:table-cell table:style-name="ce8" table:formula="of:=LOOKUP([.C7];[.$AZ$6:.$AZ$261];[.$BC$6:.$BC$261])" office:value-type="float" office:value="119" calcext:value-type="float">
            <text:p>119</text:p>
          </table:table-cell>
          <table:table-cell table:style-name="ce8" table:formula="of:=LOOKUP([.D7];[.$AZ$6:.$AZ$261];[.$BC$6:.$BC$261])" office:value-type="float" office:value="107" calcext:value-type="float">
            <text:p>107</text:p>
          </table:table-cell>
          <table:table-cell table:style-name="ce8" table:formula="of:=LOOKUP([.E7];[.$AZ$6:.$AZ$261];[.$BC$6:.$BC$261])" office:value-type="float" office:value="56" calcext:value-type="float">
            <text:p>56</text:p>
          </table:table-cell>
          <table:table-cell table:style-name="ce8" table:formula="of:=LOOKUP([.F7];[.$AZ$6:.$AZ$261];[.$BC$6:.$BC$261])" office:value-type="float" office:value="24" calcext:value-type="float">
            <text:p>24</text:p>
          </table:table-cell>
          <table:table-cell table:style-name="ce8" table:formula="of:=LOOKUP([.G7];[.$AZ$6:.$AZ$261];[.$BC$6:.$BC$261])" office:value-type="float" office:value="29" calcext:value-type="float">
            <text:p>29</text:p>
          </table:table-cell>
          <table:table-cell table:style-name="ce8" table:formula="of:=LOOKUP([.H7];[.$AZ$6:.$AZ$261];[.$BC$6:.$BC$261])" office:value-type="float" office:value="40" calcext:value-type="float">
            <text:p>40</text:p>
          </table:table-cell>
          <table:table-cell table:style-name="ce8" table:formula="of:=LOOKUP([.I7];[.$AZ$6:.$AZ$261];[.$BC$6:.$BC$261])" office:value-type="float" office:value="46" calcext:value-type="float">
            <text:p>46</text:p>
          </table:table-cell>
          <table:table-cell table:style-name="ce8" table:formula="of:=LOOKUP([.J7];[.$AZ$6:.$AZ$261];[.$BC$6:.$BC$261])" office:value-type="float" office:value="47" calcext:value-type="float">
            <text:p>47</text:p>
          </table:table-cell>
          <table:table-cell table:style-name="ce8" table:formula="of:=LOOKUP([.K7];[.$AZ$6:.$AZ$261];[.$BC$6:.$BC$261])" office:value-type="float" office:value="44" calcext:value-type="float">
            <text:p>44</text:p>
          </table:table-cell>
          <table:table-cell table:style-name="ce8" table:formula="of:=LOOKUP([.L7];[.$AZ$6:.$AZ$261];[.$BC$6:.$BC$261])" office:value-type="float" office:value="61" calcext:value-type="float">
            <text:p>61</text:p>
          </table:table-cell>
          <table:table-cell table:style-name="ce8" table:formula="of:=LOOKUP([.M7];[.$AZ$6:.$AZ$261];[.$BC$6:.$BC$261])" office:value-type="float" office:value="88" calcext:value-type="float">
            <text:p>88</text:p>
          </table:table-cell>
          <table:table-cell table:style-name="ce8" table:formula="of:=LOOKUP([.N7];[.$AZ$6:.$AZ$261];[.$BC$6:.$BC$261])" office:value-type="float" office:value="103" calcext:value-type="float">
            <text:p>103</text:p>
          </table:table-cell>
          <table:table-cell table:style-name="ce8" table:formula="of:=LOOKUP([.O7];[.$AZ$6:.$AZ$261];[.$BC$6:.$BC$261])" office:value-type="float" office:value="110" calcext:value-type="float">
            <text:p>110</text:p>
          </table:table-cell>
          <table:table-cell table:style-name="ce8" table:formula="of:=LOOKUP([.P7];[.$AZ$6:.$AZ$261];[.$BC$6:.$BC$261])" office:value-type="float" office:value="110" calcext:value-type="float">
            <text:p>110</text:p>
          </table:table-cell>
          <table:table-cell table:style-name="ce8" table:formula="of:=LOOKUP([.Q7];[.$AZ$6:.$AZ$261];[.$BC$6:.$BC$261])" office:value-type="float" office:value="106" calcext:value-type="float">
            <text:p>106</text:p>
          </table:table-cell>
          <table:table-cell table:style-name="ce8" table:formula="of:=LOOKUP([.R7];[.$AZ$6:.$AZ$261];[.$BC$6:.$BC$261])" office:value-type="float" office:value="105" calcext:value-type="float">
            <text:p>105</text:p>
          </table:table-cell>
          <table:table-cell table:style-name="ce8" table:formula="of:=LOOKUP([.S7];[.$AZ$6:.$AZ$261];[.$BC$6:.$BC$261])" office:value-type="float" office:value="99" calcext:value-type="float">
            <text:p>99</text:p>
          </table:table-cell>
          <table:table-cell table:style-name="ce8" table:formula="of:=LOOKUP([.T7];[.$AZ$6:.$AZ$261];[.$BC$6:.$BC$261])" office:value-type="float" office:value="98" calcext:value-type="float">
            <text:p>98</text:p>
          </table:table-cell>
          <table:table-cell table:style-name="ce8" table:formula="of:=LOOKUP([.U7];[.$AZ$6:.$AZ$261];[.$BC$6:.$BC$261])" office:value-type="float" office:value="96" calcext:value-type="float">
            <text:p>96</text:p>
          </table:table-cell>
          <table:table-cell table:style-name="ce8" table:formula="of:=LOOKUP([.V7];[.$AZ$6:.$AZ$261];[.$BC$6:.$BC$261])" office:value-type="float" office:value="95" calcext:value-type="float">
            <text:p>95</text:p>
          </table:table-cell>
          <table:table-cell table:style-name="ce8" table:formula="of:=LOOKUP([.W7];[.$AZ$6:.$AZ$261];[.$BC$6:.$BC$261])" office:value-type="float" office:value="91" calcext:value-type="float">
            <text:p>91</text:p>
          </table:table-cell>
          <table:table-cell table:style-name="ce8" table:formula="of:=LOOKUP([.X7];[.$AZ$6:.$AZ$261];[.$BC$6:.$BC$261])" office:value-type="float" office:value="88" calcext:value-type="float">
            <text:p>88</text:p>
          </table:table-cell>
          <table:table-cell table:style-name="ce8" table:formula="of:=LOOKUP([.Y7];[.$AZ$6:.$AZ$261];[.$BC$6:.$BC$261])" office:value-type="float" office:value="87" calcext:value-type="float">
            <text:p>87</text:p>
          </table:table-cell>
          <table:table-cell table:style-name="ce8" table:formula="of:=LOOKUP([.Z7];[.$AZ$6:.$AZ$261];[.$BC$6:.$BC$261])" office:value-type="float" office:value="87" calcext:value-type="float">
            <text:p>87</text:p>
          </table:table-cell>
          <table:table-cell table:style-name="ce8" table:formula="of:=LOOKUP([.AA7];[.$AZ$6:.$AZ$261];[.$BC$6:.$BC$261])" office:value-type="float" office:value="84" calcext:value-type="float">
            <text:p>84</text:p>
          </table:table-cell>
          <table:table-cell table:style-name="ce8" table:formula="of:=LOOKUP([.AB7];[.$AZ$6:.$AZ$261];[.$BC$6:.$BC$261])" office:value-type="float" office:value="81" calcext:value-type="float">
            <text:p>81</text:p>
          </table:table-cell>
          <table:table-cell table:style-name="ce8" table:formula="of:=LOOKUP([.AC7];[.$AZ$6:.$AZ$261];[.$BC$6:.$BC$261])" office:value-type="float" office:value="79" calcext:value-type="float">
            <text:p>79</text:p>
          </table:table-cell>
          <table:table-cell table:style-name="ce8" table:formula="of:=LOOKUP([.AD7];[.$AZ$6:.$AZ$261];[.$BC$6:.$BC$261])" office:value-type="float" office:value="79" calcext:value-type="float">
            <text:p>79</text:p>
          </table:table-cell>
          <table:table-cell table:style-name="ce8" table:formula="of:=LOOKUP([.AE7];[.$AZ$6:.$AZ$261];[.$BC$6:.$BC$261])" office:value-type="float" office:value="80" calcext:value-type="float">
            <text:p>80</text:p>
          </table:table-cell>
          <table:table-cell table:style-name="ce8" table:formula="of:=LOOKUP([.AF7];[.$AZ$6:.$AZ$261];[.$BC$6:.$BC$261])" office:value-type="float" office:value="79" calcext:value-type="float">
            <text:p>79</text:p>
          </table:table-cell>
          <table:table-cell table:style-name="ce8" table:formula="of:=LOOKUP([.AG7];[.$AZ$6:.$AZ$261];[.$BC$6:.$BC$261])" office:value-type="float" office:value="81" calcext:value-type="float">
            <text:p>81</text:p>
          </table:table-cell>
          <table:table-cell table:style-name="ce8" table:formula="of:=LOOKUP([.AH7];[.$AZ$6:.$AZ$261];[.$BC$6:.$BC$261])" office:value-type="float" office:value="77" calcext:value-type="float">
            <text:p>77</text:p>
          </table:table-cell>
          <table:table-cell table:style-name="ce8" table:formula="of:=LOOKUP([.AI7];[.$AZ$6:.$AZ$261];[.$BC$6:.$BC$261])" office:value-type="float" office:value="57" calcext:value-type="float">
            <text:p>57</text:p>
          </table:table-cell>
          <table:table-cell table:style-name="ce8" table:formula="of:=LOOKUP([.AJ7];[.$AZ$6:.$AZ$261];[.$BC$6:.$BC$261])" office:value-type="float" office:value="33" calcext:value-type="float">
            <text:p>33</text:p>
          </table:table-cell>
          <table:table-cell table:style-name="ce8" table:formula="of:=LOOKUP([.AK7];[.$AZ$6:.$AZ$261];[.$BC$6:.$BC$261])" office:value-type="float" office:value="28" calcext:value-type="float">
            <text:p>28</text:p>
          </table:table-cell>
          <table:table-cell table:style-name="ce8" table:formula="of:=LOOKUP([.AL7];[.$AZ$6:.$AZ$261];[.$BC$6:.$BC$261])" office:value-type="float" office:value="26" calcext:value-type="float">
            <text:p>26</text:p>
          </table:table-cell>
          <table:table-cell table:style-name="ce8" table:formula="of:=LOOKUP([.AM7];[.$AZ$6:.$AZ$261];[.$BC$6:.$BC$261])" office:value-type="float" office:value="23" calcext:value-type="float">
            <text:p>23</text:p>
          </table:table-cell>
          <table:table-cell table:style-name="ce8" table:formula="of:=LOOKUP([.AN7];[.$AZ$6:.$AZ$261];[.$BC$6:.$BC$261])" office:value-type="float" office:value="22" calcext:value-type="float">
            <text:p>22</text:p>
          </table:table-cell>
          <table:table-cell table:style-name="ce8" table:formula="of:=LOOKUP([.AO7];[.$AZ$6:.$AZ$261];[.$BC$6:.$BC$261])" office:value-type="float" office:value="22" calcext:value-type="float">
            <text:p>22</text:p>
          </table:table-cell>
          <table:table-cell table:style-name="ce8" table:formula="of:=LOOKUP([.AP7];[.$AZ$6:.$AZ$261];[.$BC$6:.$BC$261])" office:value-type="float" office:value="22" calcext:value-type="float">
            <text:p>22</text:p>
          </table:table-cell>
          <table:table-cell table:style-name="ce8" table:formula="of:=LOOKUP([.AQ7];[.$AZ$6:.$AZ$261];[.$BC$6:.$BC$261])" office:value-type="float" office:value="21" calcext:value-type="float">
            <text:p>21</text:p>
          </table:table-cell>
          <table:table-cell table:style-name="ce8" table:formula="of:=LOOKUP([.AR7];[.$AZ$6:.$AZ$261];[.$BC$6:.$BC$261])" office:value-type="float" office:value="22" calcext:value-type="float">
            <text:p>22</text:p>
          </table:table-cell>
          <table:table-cell table:style-name="ce8" table:formula="of:=LOOKUP([.AS7];[.$AZ$6:.$AZ$261];[.$BC$6:.$BC$261])" office:value-type="float" office:value="24" calcext:value-type="float">
            <text:p>24</text:p>
          </table:table-cell>
          <table:table-cell table:style-name="ce8" table:formula="of:=LOOKUP([.AT7];[.$AZ$6:.$AZ$261];[.$BC$6:.$BC$261])" office:value-type="float" office:value="27" calcext:value-type="float">
            <text:p>27</text:p>
          </table:table-cell>
          <table:table-cell table:style-name="ce8" table:formula="of:=LOOKUP([.AU7];[.$AZ$6:.$AZ$261];[.$BC$6:.$BC$261])" office:value-type="float" office:value="33" calcext:value-type="float">
            <text:p>33</text:p>
          </table:table-cell>
          <table:table-cell table:style-name="ce8" table:formula="of:=LOOKUP([.AV7];[.$AZ$6:.$AZ$261];[.$BC$6:.$BC$261])" office:value-type="float" office:value="38" calcext:value-type="float">
            <text:p>38</text:p>
          </table:table-cell>
          <table:table-cell table:style-name="ce8" table:formula="of:=LOOKUP([.AW7];[.$AZ$6:.$AZ$261];[.$BC$6:.$BC$261])" office:value-type="float" office:value="42" calcext:value-type="float">
            <text:p>42</text:p>
          </table:table-cell>
          <table:table-cell table:style-name="ce8" table:formula="of:=LOOKUP([.AX7];[.$AZ$6:.$AZ$261];[.$BC$6:.$BC$261])" office:value-type="float" office:value="45" calcext:value-type="float">
            <text:p>4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$A$1:.$AX$69];[.AZ79])" office:value-type="float" office:value="27" calcext:value-type="float">
            <text:p>27</text:p>
          </table:table-cell>
          <table:table-cell table:formula="of:=COUNTIF([.$A$73:.$AX$141];[.AZ79])" office:value-type="float" office:value="27" calcext:value-type="float">
            <text:p>27</text:p>
          </table:table-cell>
          <table:table-cell table:formula="of:=IF([.AZ79]&lt;[.$BA$1];0;IF([.AZ79]&gt;=[.$BC$1];255;ROUNDDOWN(([.AZ79]-[.$BA$1])/([.$BC$1]-[.$BA$1])*255)))" office:value-type="float" office:value="73" calcext:value-type="float">
            <text:p>73</text:p>
          </table:table-cell>
        </table:table-row>
        <table:table-row table:style-name="ro1">
          <table:table-cell table:style-name="ce8" table:formula="of:=LOOKUP([.A8];[.$AZ$6:.$AZ$261];[.$BC$6:.$BC$261])" office:value-type="float" office:value="36" calcext:value-type="float">
            <text:p>36</text:p>
          </table:table-cell>
          <table:table-cell table:style-name="ce8" table:formula="of:=LOOKUP([.B8];[.$AZ$6:.$AZ$261];[.$BC$6:.$BC$261])" office:value-type="float" office:value="40" calcext:value-type="float">
            <text:p>40</text:p>
          </table:table-cell>
          <table:table-cell table:style-name="ce8" table:formula="of:=LOOKUP([.C8];[.$AZ$6:.$AZ$261];[.$BC$6:.$BC$261])" office:value-type="float" office:value="98" calcext:value-type="float">
            <text:p>98</text:p>
          </table:table-cell>
          <table:table-cell table:style-name="ce8" table:formula="of:=LOOKUP([.D8];[.$AZ$6:.$AZ$261];[.$BC$6:.$BC$261])" office:value-type="float" office:value="120" calcext:value-type="float">
            <text:p>120</text:p>
          </table:table-cell>
          <table:table-cell table:style-name="ce8" table:formula="of:=LOOKUP([.E8];[.$AZ$6:.$AZ$261];[.$BC$6:.$BC$261])" office:value-type="float" office:value="72" calcext:value-type="float">
            <text:p>72</text:p>
          </table:table-cell>
          <table:table-cell table:style-name="ce8" table:formula="of:=LOOKUP([.F8];[.$AZ$6:.$AZ$261];[.$BC$6:.$BC$261])" office:value-type="float" office:value="38" calcext:value-type="float">
            <text:p>38</text:p>
          </table:table-cell>
          <table:table-cell table:style-name="ce8" table:formula="of:=LOOKUP([.G8];[.$AZ$6:.$AZ$261];[.$BC$6:.$BC$261])" office:value-type="float" office:value="42" calcext:value-type="float">
            <text:p>42</text:p>
          </table:table-cell>
          <table:table-cell table:style-name="ce8" table:formula="of:=LOOKUP([.H8];[.$AZ$6:.$AZ$261];[.$BC$6:.$BC$261])" office:value-type="float" office:value="41" calcext:value-type="float">
            <text:p>41</text:p>
          </table:table-cell>
          <table:table-cell table:style-name="ce8" table:formula="of:=LOOKUP([.I8];[.$AZ$6:.$AZ$261];[.$BC$6:.$BC$261])" office:value-type="float" office:value="35" calcext:value-type="float">
            <text:p>35</text:p>
          </table:table-cell>
          <table:table-cell table:style-name="ce8" table:formula="of:=LOOKUP([.J8];[.$AZ$6:.$AZ$261];[.$BC$6:.$BC$261])" office:value-type="float" office:value="35" calcext:value-type="float">
            <text:p>35</text:p>
          </table:table-cell>
          <table:table-cell table:style-name="ce8" table:formula="of:=LOOKUP([.K8];[.$AZ$6:.$AZ$261];[.$BC$6:.$BC$261])" office:value-type="float" office:value="45" calcext:value-type="float">
            <text:p>45</text:p>
          </table:table-cell>
          <table:table-cell table:style-name="ce8" table:formula="of:=LOOKUP([.L8];[.$AZ$6:.$AZ$261];[.$BC$6:.$BC$261])" office:value-type="float" office:value="66" calcext:value-type="float">
            <text:p>66</text:p>
          </table:table-cell>
          <table:table-cell table:style-name="ce8" table:formula="of:=LOOKUP([.M8];[.$AZ$6:.$AZ$261];[.$BC$6:.$BC$261])" office:value-type="float" office:value="87" calcext:value-type="float">
            <text:p>87</text:p>
          </table:table-cell>
          <table:table-cell table:style-name="ce8" table:formula="of:=LOOKUP([.N8];[.$AZ$6:.$AZ$261];[.$BC$6:.$BC$261])" office:value-type="float" office:value="103" calcext:value-type="float">
            <text:p>103</text:p>
          </table:table-cell>
          <table:table-cell table:style-name="ce8" table:formula="of:=LOOKUP([.O8];[.$AZ$6:.$AZ$261];[.$BC$6:.$BC$261])" office:value-type="float" office:value="110" calcext:value-type="float">
            <text:p>110</text:p>
          </table:table-cell>
          <table:table-cell table:style-name="ce8" table:formula="of:=LOOKUP([.P8];[.$AZ$6:.$AZ$261];[.$BC$6:.$BC$261])" office:value-type="float" office:value="106" calcext:value-type="float">
            <text:p>106</text:p>
          </table:table-cell>
          <table:table-cell table:style-name="ce8" table:formula="of:=LOOKUP([.Q8];[.$AZ$6:.$AZ$261];[.$BC$6:.$BC$261])" office:value-type="float" office:value="103" calcext:value-type="float">
            <text:p>103</text:p>
          </table:table-cell>
          <table:table-cell table:style-name="ce8" table:formula="of:=LOOKUP([.R8];[.$AZ$6:.$AZ$261];[.$BC$6:.$BC$261])" office:value-type="float" office:value="100" calcext:value-type="float">
            <text:p>100</text:p>
          </table:table-cell>
          <table:table-cell table:style-name="ce8" table:formula="of:=LOOKUP([.S8];[.$AZ$6:.$AZ$261];[.$BC$6:.$BC$261])" office:value-type="float" office:value="99" calcext:value-type="float">
            <text:p>99</text:p>
          </table:table-cell>
          <table:table-cell table:style-name="ce8" table:formula="of:=LOOKUP([.T8];[.$AZ$6:.$AZ$261];[.$BC$6:.$BC$261])" office:value-type="float" office:value="96" calcext:value-type="float">
            <text:p>96</text:p>
          </table:table-cell>
          <table:table-cell table:style-name="ce8" table:formula="of:=LOOKUP([.U8];[.$AZ$6:.$AZ$261];[.$BC$6:.$BC$261])" office:value-type="float" office:value="92" calcext:value-type="float">
            <text:p>92</text:p>
          </table:table-cell>
          <table:table-cell table:style-name="ce8" table:formula="of:=LOOKUP([.V8];[.$AZ$6:.$AZ$261];[.$BC$6:.$BC$261])" office:value-type="float" office:value="93" calcext:value-type="float">
            <text:p>93</text:p>
          </table:table-cell>
          <table:table-cell table:style-name="ce8" table:formula="of:=LOOKUP([.W8];[.$AZ$6:.$AZ$261];[.$BC$6:.$BC$261])" office:value-type="float" office:value="86" calcext:value-type="float">
            <text:p>86</text:p>
          </table:table-cell>
          <table:table-cell table:style-name="ce8" table:formula="of:=LOOKUP([.X8];[.$AZ$6:.$AZ$261];[.$BC$6:.$BC$261])" office:value-type="float" office:value="85" calcext:value-type="float">
            <text:p>85</text:p>
          </table:table-cell>
          <table:table-cell table:style-name="ce8" table:formula="of:=LOOKUP([.Y8];[.$AZ$6:.$AZ$261];[.$BC$6:.$BC$261])" office:value-type="float" office:value="85" calcext:value-type="float">
            <text:p>85</text:p>
          </table:table-cell>
          <table:table-cell table:style-name="ce8" table:formula="of:=LOOKUP([.Z8];[.$AZ$6:.$AZ$261];[.$BC$6:.$BC$261])" office:value-type="float" office:value="84" calcext:value-type="float">
            <text:p>84</text:p>
          </table:table-cell>
          <table:table-cell table:style-name="ce8" table:formula="of:=LOOKUP([.AA8];[.$AZ$6:.$AZ$261];[.$BC$6:.$BC$261])" office:value-type="float" office:value="80" calcext:value-type="float">
            <text:p>80</text:p>
          </table:table-cell>
          <table:table-cell table:style-name="ce8" table:formula="of:=LOOKUP([.AB8];[.$AZ$6:.$AZ$261];[.$BC$6:.$BC$261])" office:value-type="float" office:value="80" calcext:value-type="float">
            <text:p>80</text:p>
          </table:table-cell>
          <table:table-cell table:style-name="ce8" table:formula="of:=LOOKUP([.AC8];[.$AZ$6:.$AZ$261];[.$BC$6:.$BC$261])" office:value-type="float" office:value="79" calcext:value-type="float">
            <text:p>79</text:p>
          </table:table-cell>
          <table:table-cell table:style-name="ce8" table:formula="of:=LOOKUP([.AD8];[.$AZ$6:.$AZ$261];[.$BC$6:.$BC$261])" office:value-type="float" office:value="78" calcext:value-type="float">
            <text:p>78</text:p>
          </table:table-cell>
          <table:table-cell table:style-name="ce8" table:formula="of:=LOOKUP([.AE8];[.$AZ$6:.$AZ$261];[.$BC$6:.$BC$261])" office:value-type="float" office:value="84" calcext:value-type="float">
            <text:p>84</text:p>
          </table:table-cell>
          <table:table-cell table:style-name="ce8" table:formula="of:=LOOKUP([.AF8];[.$AZ$6:.$AZ$261];[.$BC$6:.$BC$261])" office:value-type="float" office:value="79" calcext:value-type="float">
            <text:p>79</text:p>
          </table:table-cell>
          <table:table-cell table:style-name="ce8" table:formula="of:=LOOKUP([.AG8];[.$AZ$6:.$AZ$261];[.$BC$6:.$BC$261])" office:value-type="float" office:value="71" calcext:value-type="float">
            <text:p>71</text:p>
          </table:table-cell>
          <table:table-cell table:style-name="ce8" table:formula="of:=LOOKUP([.AH8];[.$AZ$6:.$AZ$261];[.$BC$6:.$BC$261])" office:value-type="float" office:value="60" calcext:value-type="float">
            <text:p>60</text:p>
          </table:table-cell>
          <table:table-cell table:style-name="ce8" table:formula="of:=LOOKUP([.AI8];[.$AZ$6:.$AZ$261];[.$BC$6:.$BC$261])" office:value-type="float" office:value="42" calcext:value-type="float">
            <text:p>42</text:p>
          </table:table-cell>
          <table:table-cell table:style-name="ce8" table:formula="of:=LOOKUP([.AJ8];[.$AZ$6:.$AZ$261];[.$BC$6:.$BC$261])" office:value-type="float" office:value="27" calcext:value-type="float">
            <text:p>27</text:p>
          </table:table-cell>
          <table:table-cell table:style-name="ce8" table:formula="of:=LOOKUP([.AK8];[.$AZ$6:.$AZ$261];[.$BC$6:.$BC$261])" office:value-type="float" office:value="26" calcext:value-type="float">
            <text:p>26</text:p>
          </table:table-cell>
          <table:table-cell table:style-name="ce8" table:formula="of:=LOOKUP([.AL8];[.$AZ$6:.$AZ$261];[.$BC$6:.$BC$261])" office:value-type="float" office:value="24" calcext:value-type="float">
            <text:p>24</text:p>
          </table:table-cell>
          <table:table-cell table:style-name="ce8" table:formula="of:=LOOKUP([.AM8];[.$AZ$6:.$AZ$261];[.$BC$6:.$BC$261])" office:value-type="float" office:value="22" calcext:value-type="float">
            <text:p>22</text:p>
          </table:table-cell>
          <table:table-cell table:style-name="ce8" table:formula="of:=LOOKUP([.AN8];[.$AZ$6:.$AZ$261];[.$BC$6:.$BC$261])" office:value-type="float" office:value="22" calcext:value-type="float">
            <text:p>22</text:p>
          </table:table-cell>
          <table:table-cell table:style-name="ce8" table:formula="of:=LOOKUP([.AO8];[.$AZ$6:.$AZ$261];[.$BC$6:.$BC$261])" office:value-type="float" office:value="22" calcext:value-type="float">
            <text:p>22</text:p>
          </table:table-cell>
          <table:table-cell table:style-name="ce8" table:formula="of:=LOOKUP([.AP8];[.$AZ$6:.$AZ$261];[.$BC$6:.$BC$261])" office:value-type="float" office:value="22" calcext:value-type="float">
            <text:p>22</text:p>
          </table:table-cell>
          <table:table-cell table:style-name="ce8" table:formula="of:=LOOKUP([.AQ8];[.$AZ$6:.$AZ$261];[.$BC$6:.$BC$261])" office:value-type="float" office:value="22" calcext:value-type="float">
            <text:p>22</text:p>
          </table:table-cell>
          <table:table-cell table:style-name="ce8" table:formula="of:=LOOKUP([.AR8];[.$AZ$6:.$AZ$261];[.$BC$6:.$BC$261])" office:value-type="float" office:value="24" calcext:value-type="float">
            <text:p>24</text:p>
          </table:table-cell>
          <table:table-cell table:style-name="ce8" table:formula="of:=LOOKUP([.AS8];[.$AZ$6:.$AZ$261];[.$BC$6:.$BC$261])" office:value-type="float" office:value="26" calcext:value-type="float">
            <text:p>26</text:p>
          </table:table-cell>
          <table:table-cell table:style-name="ce8" table:formula="of:=LOOKUP([.AT8];[.$AZ$6:.$AZ$261];[.$BC$6:.$BC$261])" office:value-type="float" office:value="29" calcext:value-type="float">
            <text:p>29</text:p>
          </table:table-cell>
          <table:table-cell table:style-name="ce8" table:formula="of:=LOOKUP([.AU8];[.$AZ$6:.$AZ$261];[.$BC$6:.$BC$261])" office:value-type="float" office:value="33" calcext:value-type="float">
            <text:p>33</text:p>
          </table:table-cell>
          <table:table-cell table:style-name="ce8" table:formula="of:=LOOKUP([.AV8];[.$AZ$6:.$AZ$261];[.$BC$6:.$BC$261])" office:value-type="float" office:value="39" calcext:value-type="float">
            <text:p>39</text:p>
          </table:table-cell>
          <table:table-cell table:style-name="ce8" table:formula="of:=LOOKUP([.AW8];[.$AZ$6:.$AZ$261];[.$BC$6:.$BC$261])" office:value-type="float" office:value="41" calcext:value-type="float">
            <text:p>41</text:p>
          </table:table-cell>
          <table:table-cell table:style-name="ce8" table:formula="of:=LOOKUP([.AX8];[.$AZ$6:.$AZ$261];[.$BC$6:.$BC$261])" office:value-type="float" office:value="45" calcext:value-type="float">
            <text:p>4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$A$1:.$AX$69];[.AZ80])" office:value-type="float" office:value="26" calcext:value-type="float">
            <text:p>26</text:p>
          </table:table-cell>
          <table:table-cell table:formula="of:=COUNTIF([.$A$73:.$AX$141];[.AZ80])" office:value-type="float" office:value="26" calcext:value-type="float">
            <text:p>26</text:p>
          </table:table-cell>
          <table:table-cell table:formula="of:=IF([.AZ80]&lt;[.$BA$1];0;IF([.AZ80]&gt;=[.$BC$1];255;ROUNDDOWN(([.AZ80]-[.$BA$1])/([.$BC$1]-[.$BA$1])*255)))" office:value-type="float" office:value="74" calcext:value-type="float">
            <text:p>74</text:p>
          </table:table-cell>
        </table:table-row>
        <table:table-row table:style-name="ro1">
          <table:table-cell table:style-name="ce8" table:formula="of:=LOOKUP([.A9];[.$AZ$6:.$AZ$261];[.$BC$6:.$BC$261])" office:value-type="float" office:value="35" calcext:value-type="float">
            <text:p>35</text:p>
          </table:table-cell>
          <table:table-cell table:style-name="ce8" table:formula="of:=LOOKUP([.B9];[.$AZ$6:.$AZ$261];[.$BC$6:.$BC$261])" office:value-type="float" office:value="38" calcext:value-type="float">
            <text:p>38</text:p>
          </table:table-cell>
          <table:table-cell table:style-name="ce8" table:formula="of:=LOOKUP([.C9];[.$AZ$6:.$AZ$261];[.$BC$6:.$BC$261])" office:value-type="float" office:value="72" calcext:value-type="float">
            <text:p>72</text:p>
          </table:table-cell>
          <table:table-cell table:style-name="ce8" table:formula="of:=LOOKUP([.D9];[.$AZ$6:.$AZ$261];[.$BC$6:.$BC$261])" office:value-type="float" office:value="126" calcext:value-type="float">
            <text:p>126</text:p>
          </table:table-cell>
          <table:table-cell table:style-name="ce8" table:formula="of:=LOOKUP([.E9];[.$AZ$6:.$AZ$261];[.$BC$6:.$BC$261])" office:value-type="float" office:value="88" calcext:value-type="float">
            <text:p>88</text:p>
          </table:table-cell>
          <table:table-cell table:style-name="ce8" table:formula="of:=LOOKUP([.F9];[.$AZ$6:.$AZ$261];[.$BC$6:.$BC$261])" office:value-type="float" office:value="47" calcext:value-type="float">
            <text:p>47</text:p>
          </table:table-cell>
          <table:table-cell table:style-name="ce8" table:formula="of:=LOOKUP([.G9];[.$AZ$6:.$AZ$261];[.$BC$6:.$BC$261])" office:value-type="float" office:value="32" calcext:value-type="float">
            <text:p>32</text:p>
          </table:table-cell>
          <table:table-cell table:style-name="ce8" table:formula="of:=LOOKUP([.H9];[.$AZ$6:.$AZ$261];[.$BC$6:.$BC$261])" office:value-type="float" office:value="29" calcext:value-type="float">
            <text:p>29</text:p>
          </table:table-cell>
          <table:table-cell table:style-name="ce8" table:formula="of:=LOOKUP([.I9];[.$AZ$6:.$AZ$261];[.$BC$6:.$BC$261])" office:value-type="float" office:value="32" calcext:value-type="float">
            <text:p>32</text:p>
          </table:table-cell>
          <table:table-cell table:style-name="ce8" table:formula="of:=LOOKUP([.J9];[.$AZ$6:.$AZ$261];[.$BC$6:.$BC$261])" office:value-type="float" office:value="38" calcext:value-type="float">
            <text:p>38</text:p>
          </table:table-cell>
          <table:table-cell table:style-name="ce8" table:formula="of:=LOOKUP([.K9];[.$AZ$6:.$AZ$261];[.$BC$6:.$BC$261])" office:value-type="float" office:value="45" calcext:value-type="float">
            <text:p>45</text:p>
          </table:table-cell>
          <table:table-cell table:style-name="ce8" table:formula="of:=LOOKUP([.L9];[.$AZ$6:.$AZ$261];[.$BC$6:.$BC$261])" office:value-type="float" office:value="64" calcext:value-type="float">
            <text:p>64</text:p>
          </table:table-cell>
          <table:table-cell table:style-name="ce8" table:formula="of:=LOOKUP([.M9];[.$AZ$6:.$AZ$261];[.$BC$6:.$BC$261])" office:value-type="float" office:value="82" calcext:value-type="float">
            <text:p>82</text:p>
          </table:table-cell>
          <table:table-cell table:style-name="ce8" table:formula="of:=LOOKUP([.N9];[.$AZ$6:.$AZ$261];[.$BC$6:.$BC$261])" office:value-type="float" office:value="99" calcext:value-type="float">
            <text:p>99</text:p>
          </table:table-cell>
          <table:table-cell table:style-name="ce8" table:formula="of:=LOOKUP([.O9];[.$AZ$6:.$AZ$261];[.$BC$6:.$BC$261])" office:value-type="float" office:value="104" calcext:value-type="float">
            <text:p>104</text:p>
          </table:table-cell>
          <table:table-cell table:style-name="ce8" table:formula="of:=LOOKUP([.P9];[.$AZ$6:.$AZ$261];[.$BC$6:.$BC$261])" office:value-type="float" office:value="98" calcext:value-type="float">
            <text:p>98</text:p>
          </table:table-cell>
          <table:table-cell table:style-name="ce8" table:formula="of:=LOOKUP([.Q9];[.$AZ$6:.$AZ$261];[.$BC$6:.$BC$261])" office:value-type="float" office:value="98" calcext:value-type="float">
            <text:p>98</text:p>
          </table:table-cell>
          <table:table-cell table:style-name="ce8" table:formula="of:=LOOKUP([.R9];[.$AZ$6:.$AZ$261];[.$BC$6:.$BC$261])" office:value-type="float" office:value="93" calcext:value-type="float">
            <text:p>93</text:p>
          </table:table-cell>
          <table:table-cell table:style-name="ce8" table:formula="of:=LOOKUP([.S9];[.$AZ$6:.$AZ$261];[.$BC$6:.$BC$261])" office:value-type="float" office:value="93" calcext:value-type="float">
            <text:p>93</text:p>
          </table:table-cell>
          <table:table-cell table:style-name="ce8" table:formula="of:=LOOKUP([.T9];[.$AZ$6:.$AZ$261];[.$BC$6:.$BC$261])" office:value-type="float" office:value="91" calcext:value-type="float">
            <text:p>91</text:p>
          </table:table-cell>
          <table:table-cell table:style-name="ce8" table:formula="of:=LOOKUP([.U9];[.$AZ$6:.$AZ$261];[.$BC$6:.$BC$261])" office:value-type="float" office:value="90" calcext:value-type="float">
            <text:p>90</text:p>
          </table:table-cell>
          <table:table-cell table:style-name="ce8" table:formula="of:=LOOKUP([.V9];[.$AZ$6:.$AZ$261];[.$BC$6:.$BC$261])" office:value-type="float" office:value="88" calcext:value-type="float">
            <text:p>88</text:p>
          </table:table-cell>
          <table:table-cell table:style-name="ce8" table:formula="of:=LOOKUP([.W9];[.$AZ$6:.$AZ$261];[.$BC$6:.$BC$261])" office:value-type="float" office:value="81" calcext:value-type="float">
            <text:p>81</text:p>
          </table:table-cell>
          <table:table-cell table:style-name="ce8" table:formula="of:=LOOKUP([.X9];[.$AZ$6:.$AZ$261];[.$BC$6:.$BC$261])" office:value-type="float" office:value="83" calcext:value-type="float">
            <text:p>83</text:p>
          </table:table-cell>
          <table:table-cell table:style-name="ce8" table:formula="of:=LOOKUP([.Y9];[.$AZ$6:.$AZ$261];[.$BC$6:.$BC$261])" office:value-type="float" office:value="83" calcext:value-type="float">
            <text:p>83</text:p>
          </table:table-cell>
          <table:table-cell table:style-name="ce8" table:formula="of:=LOOKUP([.Z9];[.$AZ$6:.$AZ$261];[.$BC$6:.$BC$261])" office:value-type="float" office:value="81" calcext:value-type="float">
            <text:p>81</text:p>
          </table:table-cell>
          <table:table-cell table:style-name="ce8" table:formula="of:=LOOKUP([.AA9];[.$AZ$6:.$AZ$261];[.$BC$6:.$BC$261])" office:value-type="float" office:value="75" calcext:value-type="float">
            <text:p>75</text:p>
          </table:table-cell>
          <table:table-cell table:style-name="ce8" table:formula="of:=LOOKUP([.AB9];[.$AZ$6:.$AZ$261];[.$BC$6:.$BC$261])" office:value-type="float" office:value="80" calcext:value-type="float">
            <text:p>80</text:p>
          </table:table-cell>
          <table:table-cell table:style-name="ce8" table:formula="of:=LOOKUP([.AC9];[.$AZ$6:.$AZ$261];[.$BC$6:.$BC$261])" office:value-type="float" office:value="80" calcext:value-type="float">
            <text:p>80</text:p>
          </table:table-cell>
          <table:table-cell table:style-name="ce8" table:formula="of:=LOOKUP([.AD9];[.$AZ$6:.$AZ$261];[.$BC$6:.$BC$261])" office:value-type="float" office:value="84" calcext:value-type="float">
            <text:p>84</text:p>
          </table:table-cell>
          <table:table-cell table:style-name="ce8" table:formula="of:=LOOKUP([.AE9];[.$AZ$6:.$AZ$261];[.$BC$6:.$BC$261])" office:value-type="float" office:value="88" calcext:value-type="float">
            <text:p>88</text:p>
          </table:table-cell>
          <table:table-cell table:style-name="ce8" table:formula="of:=LOOKUP([.AF9];[.$AZ$6:.$AZ$261];[.$BC$6:.$BC$261])" office:value-type="float" office:value="82" calcext:value-type="float">
            <text:p>82</text:p>
          </table:table-cell>
          <table:table-cell table:style-name="ce8" table:formula="of:=LOOKUP([.AG9];[.$AZ$6:.$AZ$261];[.$BC$6:.$BC$261])" office:value-type="float" office:value="57" calcext:value-type="float">
            <text:p>57</text:p>
          </table:table-cell>
          <table:table-cell table:style-name="ce8" table:formula="of:=LOOKUP([.AH9];[.$AZ$6:.$AZ$261];[.$BC$6:.$BC$261])" office:value-type="float" office:value="47" calcext:value-type="float">
            <text:p>47</text:p>
          </table:table-cell>
          <table:table-cell table:style-name="ce8" table:formula="of:=LOOKUP([.AI9];[.$AZ$6:.$AZ$261];[.$BC$6:.$BC$261])" office:value-type="float" office:value="31" calcext:value-type="float">
            <text:p>31</text:p>
          </table:table-cell>
          <table:table-cell table:style-name="ce8" table:formula="of:=LOOKUP([.AJ9];[.$AZ$6:.$AZ$261];[.$BC$6:.$BC$261])" office:value-type="float" office:value="26" calcext:value-type="float">
            <text:p>26</text:p>
          </table:table-cell>
          <table:table-cell table:style-name="ce8" table:formula="of:=LOOKUP([.AK9];[.$AZ$6:.$AZ$261];[.$BC$6:.$BC$261])" office:value-type="float" office:value="24" calcext:value-type="float">
            <text:p>24</text:p>
          </table:table-cell>
          <table:table-cell table:style-name="ce8" table:formula="of:=LOOKUP([.AL9];[.$AZ$6:.$AZ$261];[.$BC$6:.$BC$261])" office:value-type="float" office:value="23" calcext:value-type="float">
            <text:p>23</text:p>
          </table:table-cell>
          <table:table-cell table:style-name="ce8" table:formula="of:=LOOKUP([.AM9];[.$AZ$6:.$AZ$261];[.$BC$6:.$BC$261])" office:value-type="float" office:value="23" calcext:value-type="float">
            <text:p>23</text:p>
          </table:table-cell>
          <table:table-cell table:style-name="ce8" table:formula="of:=LOOKUP([.AN9];[.$AZ$6:.$AZ$261];[.$BC$6:.$BC$261])" office:value-type="float" office:value="22" calcext:value-type="float">
            <text:p>22</text:p>
          </table:table-cell>
          <table:table-cell table:style-name="ce8" table:formula="of:=LOOKUP([.AO9];[.$AZ$6:.$AZ$261];[.$BC$6:.$BC$261])" office:value-type="float" office:value="22" calcext:value-type="float">
            <text:p>22</text:p>
          </table:table-cell>
          <table:table-cell table:style-name="ce8" table:formula="of:=LOOKUP([.AP9];[.$AZ$6:.$AZ$261];[.$BC$6:.$BC$261])" office:value-type="float" office:value="22" calcext:value-type="float">
            <text:p>22</text:p>
          </table:table-cell>
          <table:table-cell table:style-name="ce8" table:formula="of:=LOOKUP([.AQ9];[.$AZ$6:.$AZ$261];[.$BC$6:.$BC$261])" office:value-type="float" office:value="24" calcext:value-type="float">
            <text:p>24</text:p>
          </table:table-cell>
          <table:table-cell table:style-name="ce8" table:formula="of:=LOOKUP([.AR9];[.$AZ$6:.$AZ$261];[.$BC$6:.$BC$261])" office:value-type="float" office:value="25" calcext:value-type="float">
            <text:p>25</text:p>
          </table:table-cell>
          <table:table-cell table:style-name="ce8" table:formula="of:=LOOKUP([.AS9];[.$AZ$6:.$AZ$261];[.$BC$6:.$BC$261])" office:value-type="float" office:value="27" calcext:value-type="float">
            <text:p>27</text:p>
          </table:table-cell>
          <table:table-cell table:style-name="ce8" table:formula="of:=LOOKUP([.AT9];[.$AZ$6:.$AZ$261];[.$BC$6:.$BC$261])" office:value-type="float" office:value="31" calcext:value-type="float">
            <text:p>31</text:p>
          </table:table-cell>
          <table:table-cell table:style-name="ce8" table:formula="of:=LOOKUP([.AU9];[.$AZ$6:.$AZ$261];[.$BC$6:.$BC$261])" office:value-type="float" office:value="38" calcext:value-type="float">
            <text:p>38</text:p>
          </table:table-cell>
          <table:table-cell table:style-name="ce8" table:formula="of:=LOOKUP([.AV9];[.$AZ$6:.$AZ$261];[.$BC$6:.$BC$261])" office:value-type="float" office:value="41" calcext:value-type="float">
            <text:p>41</text:p>
          </table:table-cell>
          <table:table-cell table:style-name="ce8" table:formula="of:=LOOKUP([.AW9];[.$AZ$6:.$AZ$261];[.$BC$6:.$BC$261])" office:value-type="float" office:value="44" calcext:value-type="float">
            <text:p>44</text:p>
          </table:table-cell>
          <table:table-cell table:style-name="ce8" table:formula="of:=LOOKUP([.AX9];[.$AZ$6:.$AZ$261];[.$BC$6:.$BC$261])" office:value-type="float" office:value="49" calcext:value-type="float">
            <text:p>4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$A$1:.$AX$69];[.AZ81])" office:value-type="float" office:value="24" calcext:value-type="float">
            <text:p>24</text:p>
          </table:table-cell>
          <table:table-cell table:formula="of:=COUNTIF([.$A$73:.$AX$141];[.AZ81])" office:value-type="float" office:value="24" calcext:value-type="float">
            <text:p>24</text:p>
          </table:table-cell>
          <table:table-cell table:formula="of:=IF([.AZ81]&lt;[.$BA$1];0;IF([.AZ81]&gt;=[.$BC$1];255;ROUNDDOWN(([.AZ81]-[.$BA$1])/([.$BC$1]-[.$BA$1])*255)))" office:value-type="float" office:value="75" calcext:value-type="float">
            <text:p>75</text:p>
          </table:table-cell>
        </table:table-row>
        <table:table-row table:style-name="ro1">
          <table:table-cell table:style-name="ce8" table:formula="of:=LOOKUP([.A10];[.$AZ$6:.$AZ$261];[.$BC$6:.$BC$261])" office:value-type="float" office:value="34" calcext:value-type="float">
            <text:p>34</text:p>
          </table:table-cell>
          <table:table-cell table:style-name="ce8" table:formula="of:=LOOKUP([.B10];[.$AZ$6:.$AZ$261];[.$BC$6:.$BC$261])" office:value-type="float" office:value="35" calcext:value-type="float">
            <text:p>35</text:p>
          </table:table-cell>
          <table:table-cell table:style-name="ce8" table:formula="of:=LOOKUP([.C10];[.$AZ$6:.$AZ$261];[.$BC$6:.$BC$261])" office:value-type="float" office:value="47" calcext:value-type="float">
            <text:p>47</text:p>
          </table:table-cell>
          <table:table-cell table:style-name="ce8" table:formula="of:=LOOKUP([.D10];[.$AZ$6:.$AZ$261];[.$BC$6:.$BC$261])" office:value-type="float" office:value="123" calcext:value-type="float">
            <text:p>123</text:p>
          </table:table-cell>
          <table:table-cell table:style-name="ce8" table:formula="of:=LOOKUP([.E10];[.$AZ$6:.$AZ$261];[.$BC$6:.$BC$261])" office:value-type="float" office:value="104" calcext:value-type="float">
            <text:p>104</text:p>
          </table:table-cell>
          <table:table-cell table:style-name="ce8" table:formula="of:=LOOKUP([.F10];[.$AZ$6:.$AZ$261];[.$BC$6:.$BC$261])" office:value-type="float" office:value="56" calcext:value-type="float">
            <text:p>56</text:p>
          </table:table-cell>
          <table:table-cell table:style-name="ce8" table:formula="of:=LOOKUP([.G10];[.$AZ$6:.$AZ$261];[.$BC$6:.$BC$261])" office:value-type="float" office:value="26" calcext:value-type="float">
            <text:p>26</text:p>
          </table:table-cell>
          <table:table-cell table:style-name="ce8" table:formula="of:=LOOKUP([.H10];[.$AZ$6:.$AZ$261];[.$BC$6:.$BC$261])" office:value-type="float" office:value="29" calcext:value-type="float">
            <text:p>29</text:p>
          </table:table-cell>
          <table:table-cell table:style-name="ce8" table:formula="of:=LOOKUP([.I10];[.$AZ$6:.$AZ$261];[.$BC$6:.$BC$261])" office:value-type="float" office:value="35" calcext:value-type="float">
            <text:p>35</text:p>
          </table:table-cell>
          <table:table-cell table:style-name="ce8" table:formula="of:=LOOKUP([.J10];[.$AZ$6:.$AZ$261];[.$BC$6:.$BC$261])" office:value-type="float" office:value="40" calcext:value-type="float">
            <text:p>40</text:p>
          </table:table-cell>
          <table:table-cell table:style-name="ce8" table:formula="of:=LOOKUP([.K10];[.$AZ$6:.$AZ$261];[.$BC$6:.$BC$261])" office:value-type="float" office:value="46" calcext:value-type="float">
            <text:p>46</text:p>
          </table:table-cell>
          <table:table-cell table:style-name="ce8" table:formula="of:=LOOKUP([.L10];[.$AZ$6:.$AZ$261];[.$BC$6:.$BC$261])" office:value-type="float" office:value="57" calcext:value-type="float">
            <text:p>57</text:p>
          </table:table-cell>
          <table:table-cell table:style-name="ce8" table:formula="of:=LOOKUP([.M10];[.$AZ$6:.$AZ$261];[.$BC$6:.$BC$261])" office:value-type="float" office:value="71" calcext:value-type="float">
            <text:p>71</text:p>
          </table:table-cell>
          <table:table-cell table:style-name="ce8" table:formula="of:=LOOKUP([.N10];[.$AZ$6:.$AZ$261];[.$BC$6:.$BC$261])" office:value-type="float" office:value="86" calcext:value-type="float">
            <text:p>86</text:p>
          </table:table-cell>
          <table:table-cell table:style-name="ce8" table:formula="of:=LOOKUP([.O10];[.$AZ$6:.$AZ$261];[.$BC$6:.$BC$261])" office:value-type="float" office:value="94" calcext:value-type="float">
            <text:p>94</text:p>
          </table:table-cell>
          <table:table-cell table:style-name="ce8" table:formula="of:=LOOKUP([.P10];[.$AZ$6:.$AZ$261];[.$BC$6:.$BC$261])" office:value-type="float" office:value="92" calcext:value-type="float">
            <text:p>92</text:p>
          </table:table-cell>
          <table:table-cell table:style-name="ce8" table:formula="of:=LOOKUP([.Q10];[.$AZ$6:.$AZ$261];[.$BC$6:.$BC$261])" office:value-type="float" office:value="91" calcext:value-type="float">
            <text:p>91</text:p>
          </table:table-cell>
          <table:table-cell table:style-name="ce8" table:formula="of:=LOOKUP([.R10];[.$AZ$6:.$AZ$261];[.$BC$6:.$BC$261])" office:value-type="float" office:value="89" calcext:value-type="float">
            <text:p>89</text:p>
          </table:table-cell>
          <table:table-cell table:style-name="ce8" table:formula="of:=LOOKUP([.S10];[.$AZ$6:.$AZ$261];[.$BC$6:.$BC$261])" office:value-type="float" office:value="91" calcext:value-type="float">
            <text:p>91</text:p>
          </table:table-cell>
          <table:table-cell table:style-name="ce8" table:formula="of:=LOOKUP([.T10];[.$AZ$6:.$AZ$261];[.$BC$6:.$BC$261])" office:value-type="float" office:value="86" calcext:value-type="float">
            <text:p>86</text:p>
          </table:table-cell>
          <table:table-cell table:style-name="ce8" table:formula="of:=LOOKUP([.U10];[.$AZ$6:.$AZ$261];[.$BC$6:.$BC$261])" office:value-type="float" office:value="86" calcext:value-type="float">
            <text:p>86</text:p>
          </table:table-cell>
          <table:table-cell table:style-name="ce8" table:formula="of:=LOOKUP([.V10];[.$AZ$6:.$AZ$261];[.$BC$6:.$BC$261])" office:value-type="float" office:value="86" calcext:value-type="float">
            <text:p>86</text:p>
          </table:table-cell>
          <table:table-cell table:style-name="ce8" table:formula="of:=LOOKUP([.W10];[.$AZ$6:.$AZ$261];[.$BC$6:.$BC$261])" office:value-type="float" office:value="81" calcext:value-type="float">
            <text:p>81</text:p>
          </table:table-cell>
          <table:table-cell table:style-name="ce8" table:formula="of:=LOOKUP([.X10];[.$AZ$6:.$AZ$261];[.$BC$6:.$BC$261])" office:value-type="float" office:value="81" calcext:value-type="float">
            <text:p>81</text:p>
          </table:table-cell>
          <table:table-cell table:style-name="ce8" table:formula="of:=LOOKUP([.Y10];[.$AZ$6:.$AZ$261];[.$BC$6:.$BC$261])" office:value-type="float" office:value="84" calcext:value-type="float">
            <text:p>84</text:p>
          </table:table-cell>
          <table:table-cell table:style-name="ce8" table:formula="of:=LOOKUP([.Z10];[.$AZ$6:.$AZ$261];[.$BC$6:.$BC$261])" office:value-type="float" office:value="82" calcext:value-type="float">
            <text:p>82</text:p>
          </table:table-cell>
          <table:table-cell table:style-name="ce8" table:formula="of:=LOOKUP([.AA10];[.$AZ$6:.$AZ$261];[.$BC$6:.$BC$261])" office:value-type="float" office:value="78" calcext:value-type="float">
            <text:p>78</text:p>
          </table:table-cell>
          <table:table-cell table:style-name="ce8" table:formula="of:=LOOKUP([.AB10];[.$AZ$6:.$AZ$261];[.$BC$6:.$BC$261])" office:value-type="float" office:value="82" calcext:value-type="float">
            <text:p>82</text:p>
          </table:table-cell>
          <table:table-cell table:style-name="ce8" table:formula="of:=LOOKUP([.AC10];[.$AZ$6:.$AZ$261];[.$BC$6:.$BC$261])" office:value-type="float" office:value="86" calcext:value-type="float">
            <text:p>86</text:p>
          </table:table-cell>
          <table:table-cell table:style-name="ce8" table:formula="of:=LOOKUP([.AD10];[.$AZ$6:.$AZ$261];[.$BC$6:.$BC$261])" office:value-type="float" office:value="89" calcext:value-type="float">
            <text:p>89</text:p>
          </table:table-cell>
          <table:table-cell table:style-name="ce8" table:formula="of:=LOOKUP([.AE10];[.$AZ$6:.$AZ$261];[.$BC$6:.$BC$261])" office:value-type="float" office:value="91" calcext:value-type="float">
            <text:p>91</text:p>
          </table:table-cell>
          <table:table-cell table:style-name="ce8" table:formula="of:=LOOKUP([.AF10];[.$AZ$6:.$AZ$261];[.$BC$6:.$BC$261])" office:value-type="float" office:value="65" calcext:value-type="float">
            <text:p>65</text:p>
          </table:table-cell>
          <table:table-cell table:style-name="ce8" table:formula="of:=LOOKUP([.AG10];[.$AZ$6:.$AZ$261];[.$BC$6:.$BC$261])" office:value-type="float" office:value="48" calcext:value-type="float">
            <text:p>48</text:p>
          </table:table-cell>
          <table:table-cell table:style-name="ce8" table:formula="of:=LOOKUP([.AH10];[.$AZ$6:.$AZ$261];[.$BC$6:.$BC$261])" office:value-type="float" office:value="44" calcext:value-type="float">
            <text:p>44</text:p>
          </table:table-cell>
          <table:table-cell table:style-name="ce8" table:formula="of:=LOOKUP([.AI10];[.$AZ$6:.$AZ$261];[.$BC$6:.$BC$261])" office:value-type="float" office:value="25" calcext:value-type="float">
            <text:p>25</text:p>
          </table:table-cell>
          <table:table-cell table:style-name="ce8" table:formula="of:=LOOKUP([.AJ10];[.$AZ$6:.$AZ$261];[.$BC$6:.$BC$261])" office:value-type="float" office:value="25" calcext:value-type="float">
            <text:p>25</text:p>
          </table:table-cell>
          <table:table-cell table:style-name="ce8" table:formula="of:=LOOKUP([.AK10];[.$AZ$6:.$AZ$261];[.$BC$6:.$BC$261])" office:value-type="float" office:value="23" calcext:value-type="float">
            <text:p>23</text:p>
          </table:table-cell>
          <table:table-cell table:style-name="ce8" table:formula="of:=LOOKUP([.AL10];[.$AZ$6:.$AZ$261];[.$BC$6:.$BC$261])" office:value-type="float" office:value="23" calcext:value-type="float">
            <text:p>23</text:p>
          </table:table-cell>
          <table:table-cell table:style-name="ce8" table:formula="of:=LOOKUP([.AM10];[.$AZ$6:.$AZ$261];[.$BC$6:.$BC$261])" office:value-type="float" office:value="23" calcext:value-type="float">
            <text:p>23</text:p>
          </table:table-cell>
          <table:table-cell table:style-name="ce8" table:formula="of:=LOOKUP([.AN10];[.$AZ$6:.$AZ$261];[.$BC$6:.$BC$261])" office:value-type="float" office:value="21" calcext:value-type="float">
            <text:p>21</text:p>
          </table:table-cell>
          <table:table-cell table:style-name="ce8" table:formula="of:=LOOKUP([.AO10];[.$AZ$6:.$AZ$261];[.$BC$6:.$BC$261])" office:value-type="float" office:value="21" calcext:value-type="float">
            <text:p>21</text:p>
          </table:table-cell>
          <table:table-cell table:style-name="ce8" table:formula="of:=LOOKUP([.AP10];[.$AZ$6:.$AZ$261];[.$BC$6:.$BC$261])" office:value-type="float" office:value="23" calcext:value-type="float">
            <text:p>23</text:p>
          </table:table-cell>
          <table:table-cell table:style-name="ce8" table:formula="of:=LOOKUP([.AQ10];[.$AZ$6:.$AZ$261];[.$BC$6:.$BC$261])" office:value-type="float" office:value="27" calcext:value-type="float">
            <text:p>27</text:p>
          </table:table-cell>
          <table:table-cell table:style-name="ce8" table:formula="of:=LOOKUP([.AR10];[.$AZ$6:.$AZ$261];[.$BC$6:.$BC$261])" office:value-type="float" office:value="28" calcext:value-type="float">
            <text:p>28</text:p>
          </table:table-cell>
          <table:table-cell table:style-name="ce8" table:formula="of:=LOOKUP([.AS10];[.$AZ$6:.$AZ$261];[.$BC$6:.$BC$261])" office:value-type="float" office:value="30" calcext:value-type="float">
            <text:p>30</text:p>
          </table:table-cell>
          <table:table-cell table:style-name="ce8" table:formula="of:=LOOKUP([.AT10];[.$AZ$6:.$AZ$261];[.$BC$6:.$BC$261])" office:value-type="float" office:value="35" calcext:value-type="float">
            <text:p>35</text:p>
          </table:table-cell>
          <table:table-cell table:style-name="ce8" table:formula="of:=LOOKUP([.AU10];[.$AZ$6:.$AZ$261];[.$BC$6:.$BC$261])" office:value-type="float" office:value="40" calcext:value-type="float">
            <text:p>40</text:p>
          </table:table-cell>
          <table:table-cell table:style-name="ce8" table:formula="of:=LOOKUP([.AV10];[.$AZ$6:.$AZ$261];[.$BC$6:.$BC$261])" office:value-type="float" office:value="44" calcext:value-type="float">
            <text:p>44</text:p>
          </table:table-cell>
          <table:table-cell table:style-name="ce8" table:formula="of:=LOOKUP([.AW10];[.$AZ$6:.$AZ$261];[.$BC$6:.$BC$261])" office:value-type="float" office:value="52" calcext:value-type="float">
            <text:p>52</text:p>
          </table:table-cell>
          <table:table-cell table:style-name="ce8" table:formula="of:=LOOKUP([.AX10];[.$AZ$6:.$AZ$261];[.$BC$6:.$BC$261])" office:value-type="float" office:value="55" calcext:value-type="float">
            <text:p>5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$A$1:.$AX$69];[.AZ82])" office:value-type="float" office:value="32" calcext:value-type="float">
            <text:p>32</text:p>
          </table:table-cell>
          <table:table-cell table:formula="of:=COUNTIF([.$A$73:.$AX$141];[.AZ82])" office:value-type="float" office:value="32" calcext:value-type="float">
            <text:p>32</text:p>
          </table:table-cell>
          <table:table-cell table:formula="of:=IF([.AZ82]&lt;[.$BA$1];0;IF([.AZ82]&gt;=[.$BC$1];255;ROUNDDOWN(([.AZ82]-[.$BA$1])/([.$BC$1]-[.$BA$1])*255)))" office:value-type="float" office:value="76" calcext:value-type="float">
            <text:p>76</text:p>
          </table:table-cell>
        </table:table-row>
        <table:table-row table:style-name="ro1">
          <table:table-cell table:style-name="ce8" table:formula="of:=LOOKUP([.A11];[.$AZ$6:.$AZ$261];[.$BC$6:.$BC$261])" office:value-type="float" office:value="33" calcext:value-type="float">
            <text:p>33</text:p>
          </table:table-cell>
          <table:table-cell table:style-name="ce8" table:formula="of:=LOOKUP([.B11];[.$AZ$6:.$AZ$261];[.$BC$6:.$BC$261])" office:value-type="float" office:value="34" calcext:value-type="float">
            <text:p>34</text:p>
          </table:table-cell>
          <table:table-cell table:style-name="ce8" table:formula="of:=LOOKUP([.C11];[.$AZ$6:.$AZ$261];[.$BC$6:.$BC$261])" office:value-type="float" office:value="37" calcext:value-type="float">
            <text:p>37</text:p>
          </table:table-cell>
          <table:table-cell table:style-name="ce8" table:formula="of:=LOOKUP([.D11];[.$AZ$6:.$AZ$261];[.$BC$6:.$BC$261])" office:value-type="float" office:value="105" calcext:value-type="float">
            <text:p>105</text:p>
          </table:table-cell>
          <table:table-cell table:style-name="ce8" table:formula="of:=LOOKUP([.E11];[.$AZ$6:.$AZ$261];[.$BC$6:.$BC$261])" office:value-type="float" office:value="110" calcext:value-type="float">
            <text:p>110</text:p>
          </table:table-cell>
          <table:table-cell table:style-name="ce8" table:formula="of:=LOOKUP([.F11];[.$AZ$6:.$AZ$261];[.$BC$6:.$BC$261])" office:value-type="float" office:value="72" calcext:value-type="float">
            <text:p>72</text:p>
          </table:table-cell>
          <table:table-cell table:style-name="ce8" table:formula="of:=LOOKUP([.G11];[.$AZ$6:.$AZ$261];[.$BC$6:.$BC$261])" office:value-type="float" office:value="32" calcext:value-type="float">
            <text:p>32</text:p>
          </table:table-cell>
          <table:table-cell table:style-name="ce8" table:formula="of:=LOOKUP([.H11];[.$AZ$6:.$AZ$261];[.$BC$6:.$BC$261])" office:value-type="float" office:value="32" calcext:value-type="float">
            <text:p>32</text:p>
          </table:table-cell>
          <table:table-cell table:style-name="ce8" table:formula="of:=LOOKUP([.I11];[.$AZ$6:.$AZ$261];[.$BC$6:.$BC$261])" office:value-type="float" office:value="37" calcext:value-type="float">
            <text:p>37</text:p>
          </table:table-cell>
          <table:table-cell table:style-name="ce8" table:formula="of:=LOOKUP([.J11];[.$AZ$6:.$AZ$261];[.$BC$6:.$BC$261])" office:value-type="float" office:value="41" calcext:value-type="float">
            <text:p>41</text:p>
          </table:table-cell>
          <table:table-cell table:style-name="ce8" table:formula="of:=LOOKUP([.K11];[.$AZ$6:.$AZ$261];[.$BC$6:.$BC$261])" office:value-type="float" office:value="43" calcext:value-type="float">
            <text:p>43</text:p>
          </table:table-cell>
          <table:table-cell table:style-name="ce8" table:formula="of:=LOOKUP([.L11];[.$AZ$6:.$AZ$261];[.$BC$6:.$BC$261])" office:value-type="float" office:value="49" calcext:value-type="float">
            <text:p>49</text:p>
          </table:table-cell>
          <table:table-cell table:style-name="ce8" table:formula="of:=LOOKUP([.M11];[.$AZ$6:.$AZ$261];[.$BC$6:.$BC$261])" office:value-type="float" office:value="57" calcext:value-type="float">
            <text:p>57</text:p>
          </table:table-cell>
          <table:table-cell table:style-name="ce8" table:formula="of:=LOOKUP([.N11];[.$AZ$6:.$AZ$261];[.$BC$6:.$BC$261])" office:value-type="float" office:value="70" calcext:value-type="float">
            <text:p>70</text:p>
          </table:table-cell>
          <table:table-cell table:style-name="ce8" table:formula="of:=LOOKUP([.O11];[.$AZ$6:.$AZ$261];[.$BC$6:.$BC$261])" office:value-type="float" office:value="80" calcext:value-type="float">
            <text:p>80</text:p>
          </table:table-cell>
          <table:table-cell table:style-name="ce8" table:formula="of:=LOOKUP([.P11];[.$AZ$6:.$AZ$261];[.$BC$6:.$BC$261])" office:value-type="float" office:value="86" calcext:value-type="float">
            <text:p>86</text:p>
          </table:table-cell>
          <table:table-cell table:style-name="ce8" table:formula="of:=LOOKUP([.Q11];[.$AZ$6:.$AZ$261];[.$BC$6:.$BC$261])" office:value-type="float" office:value="84" calcext:value-type="float">
            <text:p>84</text:p>
          </table:table-cell>
          <table:table-cell table:style-name="ce8" table:formula="of:=LOOKUP([.R11];[.$AZ$6:.$AZ$261];[.$BC$6:.$BC$261])" office:value-type="float" office:value="85" calcext:value-type="float">
            <text:p>85</text:p>
          </table:table-cell>
          <table:table-cell table:style-name="ce8" table:formula="of:=LOOKUP([.S11];[.$AZ$6:.$AZ$261];[.$BC$6:.$BC$261])" office:value-type="float" office:value="86" calcext:value-type="float">
            <text:p>86</text:p>
          </table:table-cell>
          <table:table-cell table:style-name="ce8" table:formula="of:=LOOKUP([.T11];[.$AZ$6:.$AZ$261];[.$BC$6:.$BC$261])" office:value-type="float" office:value="84" calcext:value-type="float">
            <text:p>84</text:p>
          </table:table-cell>
          <table:table-cell table:style-name="ce8" table:formula="of:=LOOKUP([.U11];[.$AZ$6:.$AZ$261];[.$BC$6:.$BC$261])" office:value-type="float" office:value="85" calcext:value-type="float">
            <text:p>85</text:p>
          </table:table-cell>
          <table:table-cell table:style-name="ce8" table:formula="of:=LOOKUP([.V11];[.$AZ$6:.$AZ$261];[.$BC$6:.$BC$261])" office:value-type="float" office:value="90" calcext:value-type="float">
            <text:p>90</text:p>
          </table:table-cell>
          <table:table-cell table:style-name="ce8" table:formula="of:=LOOKUP([.W11];[.$AZ$6:.$AZ$261];[.$BC$6:.$BC$261])" office:value-type="float" office:value="84" calcext:value-type="float">
            <text:p>84</text:p>
          </table:table-cell>
          <table:table-cell table:style-name="ce8" table:formula="of:=LOOKUP([.X11];[.$AZ$6:.$AZ$261];[.$BC$6:.$BC$261])" office:value-type="float" office:value="86" calcext:value-type="float">
            <text:p>86</text:p>
          </table:table-cell>
          <table:table-cell table:style-name="ce8" table:formula="of:=LOOKUP([.Y11];[.$AZ$6:.$AZ$261];[.$BC$6:.$BC$261])" office:value-type="float" office:value="88" calcext:value-type="float">
            <text:p>88</text:p>
          </table:table-cell>
          <table:table-cell table:style-name="ce8" table:formula="of:=LOOKUP([.Z11];[.$AZ$6:.$AZ$261];[.$BC$6:.$BC$261])" office:value-type="float" office:value="84" calcext:value-type="float">
            <text:p>84</text:p>
          </table:table-cell>
          <table:table-cell table:style-name="ce8" table:formula="of:=LOOKUP([.AA11];[.$AZ$6:.$AZ$261];[.$BC$6:.$BC$261])" office:value-type="float" office:value="83" calcext:value-type="float">
            <text:p>83</text:p>
          </table:table-cell>
          <table:table-cell table:style-name="ce8" table:formula="of:=LOOKUP([.AB11];[.$AZ$6:.$AZ$261];[.$BC$6:.$BC$261])" office:value-type="float" office:value="91" calcext:value-type="float">
            <text:p>91</text:p>
          </table:table-cell>
          <table:table-cell table:style-name="ce8" table:formula="of:=LOOKUP([.AC11];[.$AZ$6:.$AZ$261];[.$BC$6:.$BC$261])" office:value-type="float" office:value="93" calcext:value-type="float">
            <text:p>93</text:p>
          </table:table-cell>
          <table:table-cell table:style-name="ce8" table:formula="of:=LOOKUP([.AD11];[.$AZ$6:.$AZ$261];[.$BC$6:.$BC$261])" office:value-type="float" office:value="98" calcext:value-type="float">
            <text:p>98</text:p>
          </table:table-cell>
          <table:table-cell table:style-name="ce8" table:formula="of:=LOOKUP([.AE11];[.$AZ$6:.$AZ$261];[.$BC$6:.$BC$261])" office:value-type="float" office:value="71" calcext:value-type="float">
            <text:p>71</text:p>
          </table:table-cell>
          <table:table-cell table:style-name="ce8" table:formula="of:=LOOKUP([.AF11];[.$AZ$6:.$AZ$261];[.$BC$6:.$BC$261])" office:value-type="float" office:value="49" calcext:value-type="float">
            <text:p>49</text:p>
          </table:table-cell>
          <table:table-cell table:style-name="ce8" table:formula="of:=LOOKUP([.AG11];[.$AZ$6:.$AZ$261];[.$BC$6:.$BC$261])" office:value-type="float" office:value="52" calcext:value-type="float">
            <text:p>52</text:p>
          </table:table-cell>
          <table:table-cell table:style-name="ce8" table:formula="of:=LOOKUP([.AH11];[.$AZ$6:.$AZ$261];[.$BC$6:.$BC$261])" office:value-type="float" office:value="32" calcext:value-type="float">
            <text:p>32</text:p>
          </table:table-cell>
          <table:table-cell table:style-name="ce8" table:formula="of:=LOOKUP([.AI11];[.$AZ$6:.$AZ$261];[.$BC$6:.$BC$261])" office:value-type="float" office:value="26" calcext:value-type="float">
            <text:p>26</text:p>
          </table:table-cell>
          <table:table-cell table:style-name="ce8" table:formula="of:=LOOKUP([.AJ11];[.$AZ$6:.$AZ$261];[.$BC$6:.$BC$261])" office:value-type="float" office:value="27" calcext:value-type="float">
            <text:p>27</text:p>
          </table:table-cell>
          <table:table-cell table:style-name="ce8" table:formula="of:=LOOKUP([.AK11];[.$AZ$6:.$AZ$261];[.$BC$6:.$BC$261])" office:value-type="float" office:value="28" calcext:value-type="float">
            <text:p>28</text:p>
          </table:table-cell>
          <table:table-cell table:style-name="ce8" table:formula="of:=LOOKUP([.AL11];[.$AZ$6:.$AZ$261];[.$BC$6:.$BC$261])" office:value-type="float" office:value="25" calcext:value-type="float">
            <text:p>25</text:p>
          </table:table-cell>
          <table:table-cell table:style-name="ce8" table:formula="of:=LOOKUP([.AM11];[.$AZ$6:.$AZ$261];[.$BC$6:.$BC$261])" office:value-type="float" office:value="22" calcext:value-type="float">
            <text:p>22</text:p>
          </table:table-cell>
          <table:table-cell table:style-name="ce8" table:formula="of:=LOOKUP([.AN11];[.$AZ$6:.$AZ$261];[.$BC$6:.$BC$261])" office:value-type="float" office:value="21" calcext:value-type="float">
            <text:p>21</text:p>
          </table:table-cell>
          <table:table-cell table:style-name="ce8" table:formula="of:=LOOKUP([.AO11];[.$AZ$6:.$AZ$261];[.$BC$6:.$BC$261])" office:value-type="float" office:value="20" calcext:value-type="float">
            <text:p>20</text:p>
          </table:table-cell>
          <table:table-cell table:style-name="ce8" table:formula="of:=LOOKUP([.AP11];[.$AZ$6:.$AZ$261];[.$BC$6:.$BC$261])" office:value-type="float" office:value="23" calcext:value-type="float">
            <text:p>23</text:p>
          </table:table-cell>
          <table:table-cell table:style-name="ce8" table:formula="of:=LOOKUP([.AQ11];[.$AZ$6:.$AZ$261];[.$BC$6:.$BC$261])" office:value-type="float" office:value="26" calcext:value-type="float">
            <text:p>26</text:p>
          </table:table-cell>
          <table:table-cell table:style-name="ce8" table:formula="of:=LOOKUP([.AR11];[.$AZ$6:.$AZ$261];[.$BC$6:.$BC$261])" office:value-type="float" office:value="27" calcext:value-type="float">
            <text:p>27</text:p>
          </table:table-cell>
          <table:table-cell table:style-name="ce8" table:formula="of:=LOOKUP([.AS11];[.$AZ$6:.$AZ$261];[.$BC$6:.$BC$261])" office:value-type="float" office:value="29" calcext:value-type="float">
            <text:p>29</text:p>
          </table:table-cell>
          <table:table-cell table:style-name="ce8" table:formula="of:=LOOKUP([.AT11];[.$AZ$6:.$AZ$261];[.$BC$6:.$BC$261])" office:value-type="float" office:value="36" calcext:value-type="float">
            <text:p>36</text:p>
          </table:table-cell>
          <table:table-cell table:style-name="ce8" table:formula="of:=LOOKUP([.AU11];[.$AZ$6:.$AZ$261];[.$BC$6:.$BC$261])" office:value-type="float" office:value="43" calcext:value-type="float">
            <text:p>43</text:p>
          </table:table-cell>
          <table:table-cell table:style-name="ce8" table:formula="of:=LOOKUP([.AV11];[.$AZ$6:.$AZ$261];[.$BC$6:.$BC$261])" office:value-type="float" office:value="49" calcext:value-type="float">
            <text:p>49</text:p>
          </table:table-cell>
          <table:table-cell table:style-name="ce8" table:formula="of:=LOOKUP([.AW11];[.$AZ$6:.$AZ$261];[.$BC$6:.$BC$261])" office:value-type="float" office:value="56" calcext:value-type="float">
            <text:p>56</text:p>
          </table:table-cell>
          <table:table-cell table:style-name="ce8" table:formula="of:=LOOKUP([.AX11];[.$AZ$6:.$AZ$261];[.$BC$6:.$BC$261])" office:value-type="float" office:value="61" calcext:value-type="float">
            <text:p>6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$A$1:.$AX$69];[.AZ83])" office:value-type="float" office:value="26" calcext:value-type="float">
            <text:p>26</text:p>
          </table:table-cell>
          <table:table-cell table:formula="of:=COUNTIF([.$A$73:.$AX$141];[.AZ83])" office:value-type="float" office:value="26" calcext:value-type="float">
            <text:p>26</text:p>
          </table:table-cell>
          <table:table-cell table:formula="of:=IF([.AZ83]&lt;[.$BA$1];0;IF([.AZ83]&gt;=[.$BC$1];255;ROUNDDOWN(([.AZ83]-[.$BA$1])/([.$BC$1]-[.$BA$1])*255)))" office:value-type="float" office:value="77" calcext:value-type="float">
            <text:p>77</text:p>
          </table:table-cell>
        </table:table-row>
        <table:table-row table:style-name="ro1">
          <table:table-cell table:style-name="ce8" table:formula="of:=LOOKUP([.A12];[.$AZ$6:.$AZ$261];[.$BC$6:.$BC$261])" office:value-type="float" office:value="59" calcext:value-type="float">
            <text:p>59</text:p>
          </table:table-cell>
          <table:table-cell table:style-name="ce8" table:formula="of:=LOOKUP([.B12];[.$AZ$6:.$AZ$261];[.$BC$6:.$BC$261])" office:value-type="float" office:value="33" calcext:value-type="float">
            <text:p>33</text:p>
          </table:table-cell>
          <table:table-cell table:style-name="ce8" table:formula="of:=LOOKUP([.C12];[.$AZ$6:.$AZ$261];[.$BC$6:.$BC$261])" office:value-type="float" office:value="33" calcext:value-type="float">
            <text:p>33</text:p>
          </table:table-cell>
          <table:table-cell table:style-name="ce8" table:formula="of:=LOOKUP([.D12];[.$AZ$6:.$AZ$261];[.$BC$6:.$BC$261])" office:value-type="float" office:value="75" calcext:value-type="float">
            <text:p>75</text:p>
          </table:table-cell>
          <table:table-cell table:style-name="ce8" table:formula="of:=LOOKUP([.E12];[.$AZ$6:.$AZ$261];[.$BC$6:.$BC$261])" office:value-type="float" office:value="113" calcext:value-type="float">
            <text:p>113</text:p>
          </table:table-cell>
          <table:table-cell table:style-name="ce8" table:formula="of:=LOOKUP([.F12];[.$AZ$6:.$AZ$261];[.$BC$6:.$BC$261])" office:value-type="float" office:value="82" calcext:value-type="float">
            <text:p>82</text:p>
          </table:table-cell>
          <table:table-cell table:style-name="ce8" table:formula="of:=LOOKUP([.G12];[.$AZ$6:.$AZ$261];[.$BC$6:.$BC$261])" office:value-type="float" office:value="44" calcext:value-type="float">
            <text:p>44</text:p>
          </table:table-cell>
          <table:table-cell table:style-name="ce8" table:formula="of:=LOOKUP([.H12];[.$AZ$6:.$AZ$261];[.$BC$6:.$BC$261])" office:value-type="float" office:value="32" calcext:value-type="float">
            <text:p>32</text:p>
          </table:table-cell>
          <table:table-cell table:style-name="ce8" table:formula="of:=LOOKUP([.I12];[.$AZ$6:.$AZ$261];[.$BC$6:.$BC$261])" office:value-type="float" office:value="37" calcext:value-type="float">
            <text:p>37</text:p>
          </table:table-cell>
          <table:table-cell table:style-name="ce8" table:formula="of:=LOOKUP([.J12];[.$AZ$6:.$AZ$261];[.$BC$6:.$BC$261])" office:value-type="float" office:value="39" calcext:value-type="float">
            <text:p>39</text:p>
          </table:table-cell>
          <table:table-cell table:style-name="ce8" table:formula="of:=LOOKUP([.K12];[.$AZ$6:.$AZ$261];[.$BC$6:.$BC$261])" office:value-type="float" office:value="41" calcext:value-type="float">
            <text:p>41</text:p>
          </table:table-cell>
          <table:table-cell table:style-name="ce8" table:formula="of:=LOOKUP([.L12];[.$AZ$6:.$AZ$261];[.$BC$6:.$BC$261])" office:value-type="float" office:value="43" calcext:value-type="float">
            <text:p>43</text:p>
          </table:table-cell>
          <table:table-cell table:style-name="ce8" table:formula="of:=LOOKUP([.M12];[.$AZ$6:.$AZ$261];[.$BC$6:.$BC$261])" office:value-type="float" office:value="49" calcext:value-type="float">
            <text:p>49</text:p>
          </table:table-cell>
          <table:table-cell table:style-name="ce8" table:formula="of:=LOOKUP([.N12];[.$AZ$6:.$AZ$261];[.$BC$6:.$BC$261])" office:value-type="float" office:value="57" calcext:value-type="float">
            <text:p>57</text:p>
          </table:table-cell>
          <table:table-cell table:style-name="ce8" table:formula="of:=LOOKUP([.O12];[.$AZ$6:.$AZ$261];[.$BC$6:.$BC$261])" office:value-type="float" office:value="68" calcext:value-type="float">
            <text:p>68</text:p>
          </table:table-cell>
          <table:table-cell table:style-name="ce8" table:formula="of:=LOOKUP([.P12];[.$AZ$6:.$AZ$261];[.$BC$6:.$BC$261])" office:value-type="float" office:value="74" calcext:value-type="float">
            <text:p>74</text:p>
          </table:table-cell>
          <table:table-cell table:style-name="ce8" table:formula="of:=LOOKUP([.Q12];[.$AZ$6:.$AZ$261];[.$BC$6:.$BC$261])" office:value-type="float" office:value="78" calcext:value-type="float">
            <text:p>78</text:p>
          </table:table-cell>
          <table:table-cell table:style-name="ce8" table:formula="of:=LOOKUP([.R12];[.$AZ$6:.$AZ$261];[.$BC$6:.$BC$261])" office:value-type="float" office:value="80" calcext:value-type="float">
            <text:p>80</text:p>
          </table:table-cell>
          <table:table-cell table:style-name="ce8" table:formula="of:=LOOKUP([.S12];[.$AZ$6:.$AZ$261];[.$BC$6:.$BC$261])" office:value-type="float" office:value="84" calcext:value-type="float">
            <text:p>84</text:p>
          </table:table-cell>
          <table:table-cell table:style-name="ce8" table:formula="of:=LOOKUP([.T12];[.$AZ$6:.$AZ$261];[.$BC$6:.$BC$261])" office:value-type="float" office:value="83" calcext:value-type="float">
            <text:p>83</text:p>
          </table:table-cell>
          <table:table-cell table:style-name="ce8" table:formula="of:=LOOKUP([.U12];[.$AZ$6:.$AZ$261];[.$BC$6:.$BC$261])" office:value-type="float" office:value="84" calcext:value-type="float">
            <text:p>84</text:p>
          </table:table-cell>
          <table:table-cell table:style-name="ce8" table:formula="of:=LOOKUP([.V12];[.$AZ$6:.$AZ$261];[.$BC$6:.$BC$261])" office:value-type="float" office:value="85" calcext:value-type="float">
            <text:p>85</text:p>
          </table:table-cell>
          <table:table-cell table:style-name="ce8" table:formula="of:=LOOKUP([.W12];[.$AZ$6:.$AZ$261];[.$BC$6:.$BC$261])" office:value-type="float" office:value="85" calcext:value-type="float">
            <text:p>85</text:p>
          </table:table-cell>
          <table:table-cell table:style-name="ce8" table:formula="of:=LOOKUP([.X12];[.$AZ$6:.$AZ$261];[.$BC$6:.$BC$261])" office:value-type="float" office:value="86" calcext:value-type="float">
            <text:p>86</text:p>
          </table:table-cell>
          <table:table-cell table:style-name="ce8" table:formula="of:=LOOKUP([.Y12];[.$AZ$6:.$AZ$261];[.$BC$6:.$BC$261])" office:value-type="float" office:value="85" calcext:value-type="float">
            <text:p>85</text:p>
          </table:table-cell>
          <table:table-cell table:style-name="ce8" table:formula="of:=LOOKUP([.Z12];[.$AZ$6:.$AZ$261];[.$BC$6:.$BC$261])" office:value-type="float" office:value="86" calcext:value-type="float">
            <text:p>86</text:p>
          </table:table-cell>
          <table:table-cell table:style-name="ce8" table:formula="of:=LOOKUP([.AA12];[.$AZ$6:.$AZ$261];[.$BC$6:.$BC$261])" office:value-type="float" office:value="87" calcext:value-type="float">
            <text:p>87</text:p>
          </table:table-cell>
          <table:table-cell table:style-name="ce8" table:formula="of:=LOOKUP([.AB12];[.$AZ$6:.$AZ$261];[.$BC$6:.$BC$261])" office:value-type="float" office:value="95" calcext:value-type="float">
            <text:p>95</text:p>
          </table:table-cell>
          <table:table-cell table:style-name="ce8" table:formula="of:=LOOKUP([.AC12];[.$AZ$6:.$AZ$261];[.$BC$6:.$BC$261])" office:value-type="float" office:value="98" calcext:value-type="float">
            <text:p>98</text:p>
          </table:table-cell>
          <table:table-cell table:style-name="ce8" table:formula="of:=LOOKUP([.AD12];[.$AZ$6:.$AZ$261];[.$BC$6:.$BC$261])" office:value-type="float" office:value="77" calcext:value-type="float">
            <text:p>77</text:p>
          </table:table-cell>
          <table:table-cell table:style-name="ce8" table:formula="of:=LOOKUP([.AE12];[.$AZ$6:.$AZ$261];[.$BC$6:.$BC$261])" office:value-type="float" office:value="51" calcext:value-type="float">
            <text:p>51</text:p>
          </table:table-cell>
          <table:table-cell table:style-name="ce8" table:formula="of:=LOOKUP([.AF12];[.$AZ$6:.$AZ$261];[.$BC$6:.$BC$261])" office:value-type="float" office:value="48" calcext:value-type="float">
            <text:p>48</text:p>
          </table:table-cell>
          <table:table-cell table:style-name="ce8" table:formula="of:=LOOKUP([.AG12];[.$AZ$6:.$AZ$261];[.$BC$6:.$BC$261])" office:value-type="float" office:value="47" calcext:value-type="float">
            <text:p>47</text:p>
          </table:table-cell>
          <table:table-cell table:style-name="ce8" table:formula="of:=LOOKUP([.AH12];[.$AZ$6:.$AZ$261];[.$BC$6:.$BC$261])" office:value-type="float" office:value="23" calcext:value-type="float">
            <text:p>23</text:p>
          </table:table-cell>
          <table:table-cell table:style-name="ce8" table:formula="of:=LOOKUP([.AI12];[.$AZ$6:.$AZ$261];[.$BC$6:.$BC$261])" office:value-type="float" office:value="25" calcext:value-type="float">
            <text:p>25</text:p>
          </table:table-cell>
          <table:table-cell table:style-name="ce8" table:formula="of:=LOOKUP([.AJ12];[.$AZ$6:.$AZ$261];[.$BC$6:.$BC$261])" office:value-type="float" office:value="29" calcext:value-type="float">
            <text:p>29</text:p>
          </table:table-cell>
          <table:table-cell table:style-name="ce8" table:formula="of:=LOOKUP([.AK12];[.$AZ$6:.$AZ$261];[.$BC$6:.$BC$261])" office:value-type="float" office:value="40" calcext:value-type="float">
            <text:p>40</text:p>
          </table:table-cell>
          <table:table-cell table:style-name="ce8" table:formula="of:=LOOKUP([.AL12];[.$AZ$6:.$AZ$261];[.$BC$6:.$BC$261])" office:value-type="float" office:value="50" calcext:value-type="float">
            <text:p>50</text:p>
          </table:table-cell>
          <table:table-cell table:style-name="ce8" table:formula="of:=LOOKUP([.AM12];[.$AZ$6:.$AZ$261];[.$BC$6:.$BC$261])" office:value-type="float" office:value="39" calcext:value-type="float">
            <text:p>39</text:p>
          </table:table-cell>
          <table:table-cell table:style-name="ce8" table:formula="of:=LOOKUP([.AN12];[.$AZ$6:.$AZ$261];[.$BC$6:.$BC$261])" office:value-type="float" office:value="22" calcext:value-type="float">
            <text:p>22</text:p>
          </table:table-cell>
          <table:table-cell table:style-name="ce8" table:formula="of:=LOOKUP([.AO12];[.$AZ$6:.$AZ$261];[.$BC$6:.$BC$261])" office:value-type="float" office:value="21" calcext:value-type="float">
            <text:p>21</text:p>
          </table:table-cell>
          <table:table-cell table:style-name="ce8" table:formula="of:=LOOKUP([.AP12];[.$AZ$6:.$AZ$261];[.$BC$6:.$BC$261])" office:value-type="float" office:value="23" calcext:value-type="float">
            <text:p>23</text:p>
          </table:table-cell>
          <table:table-cell table:style-name="ce8" table:formula="of:=LOOKUP([.AQ12];[.$AZ$6:.$AZ$261];[.$BC$6:.$BC$261])" office:value-type="float" office:value="25" calcext:value-type="float">
            <text:p>25</text:p>
          </table:table-cell>
          <table:table-cell table:style-name="ce8" table:formula="of:=LOOKUP([.AR12];[.$AZ$6:.$AZ$261];[.$BC$6:.$BC$261])" office:value-type="float" office:value="26" calcext:value-type="float">
            <text:p>26</text:p>
          </table:table-cell>
          <table:table-cell table:style-name="ce8" table:formula="of:=LOOKUP([.AS12];[.$AZ$6:.$AZ$261];[.$BC$6:.$BC$261])" office:value-type="float" office:value="30" calcext:value-type="float">
            <text:p>30</text:p>
          </table:table-cell>
          <table:table-cell table:style-name="ce8" table:formula="of:=LOOKUP([.AT12];[.$AZ$6:.$AZ$261];[.$BC$6:.$BC$261])" office:value-type="float" office:value="38" calcext:value-type="float">
            <text:p>38</text:p>
          </table:table-cell>
          <table:table-cell table:style-name="ce8" table:formula="of:=LOOKUP([.AU12];[.$AZ$6:.$AZ$261];[.$BC$6:.$BC$261])" office:value-type="float" office:value="45" calcext:value-type="float">
            <text:p>45</text:p>
          </table:table-cell>
          <table:table-cell table:style-name="ce8" table:formula="of:=LOOKUP([.AV12];[.$AZ$6:.$AZ$261];[.$BC$6:.$BC$261])" office:value-type="float" office:value="53" calcext:value-type="float">
            <text:p>53</text:p>
          </table:table-cell>
          <table:table-cell table:style-name="ce8" table:formula="of:=LOOKUP([.AW12];[.$AZ$6:.$AZ$261];[.$BC$6:.$BC$261])" office:value-type="float" office:value="59" calcext:value-type="float">
            <text:p>59</text:p>
          </table:table-cell>
          <table:table-cell table:style-name="ce8" table:formula="of:=LOOKUP([.AX12];[.$AZ$6:.$AZ$261];[.$BC$6:.$BC$261])" office:value-type="float" office:value="62" calcext:value-type="float">
            <text:p>6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$A$1:.$AX$69];[.AZ84])" office:value-type="float" office:value="19" calcext:value-type="float">
            <text:p>19</text:p>
          </table:table-cell>
          <table:table-cell table:formula="of:=COUNTIF([.$A$73:.$AX$141];[.AZ84])" office:value-type="float" office:value="19" calcext:value-type="float">
            <text:p>19</text:p>
          </table:table-cell>
          <table:table-cell table:formula="of:=IF([.AZ84]&lt;[.$BA$1];0;IF([.AZ84]&gt;=[.$BC$1];255;ROUNDDOWN(([.AZ84]-[.$BA$1])/([.$BC$1]-[.$BA$1])*255)))" office:value-type="float" office:value="78" calcext:value-type="float">
            <text:p>78</text:p>
          </table:table-cell>
        </table:table-row>
        <table:table-row table:style-name="ro1">
          <table:table-cell table:style-name="ce8" table:formula="of:=LOOKUP([.A13];[.$AZ$6:.$AZ$261];[.$BC$6:.$BC$261])" office:value-type="float" office:value="95" calcext:value-type="float">
            <text:p>95</text:p>
          </table:table-cell>
          <table:table-cell table:style-name="ce8" table:formula="of:=LOOKUP([.B13];[.$AZ$6:.$AZ$261];[.$BC$6:.$BC$261])" office:value-type="float" office:value="42" calcext:value-type="float">
            <text:p>42</text:p>
          </table:table-cell>
          <table:table-cell table:style-name="ce8" table:formula="of:=LOOKUP([.C13];[.$AZ$6:.$AZ$261];[.$BC$6:.$BC$261])" office:value-type="float" office:value="33" calcext:value-type="float">
            <text:p>33</text:p>
          </table:table-cell>
          <table:table-cell table:style-name="ce8" table:formula="of:=LOOKUP([.D13];[.$AZ$6:.$AZ$261];[.$BC$6:.$BC$261])" office:value-type="float" office:value="46" calcext:value-type="float">
            <text:p>46</text:p>
          </table:table-cell>
          <table:table-cell table:style-name="ce8" table:formula="of:=LOOKUP([.E13];[.$AZ$6:.$AZ$261];[.$BC$6:.$BC$261])" office:value-type="float" office:value="105" calcext:value-type="float">
            <text:p>105</text:p>
          </table:table-cell>
          <table:table-cell table:style-name="ce8" table:formula="of:=LOOKUP([.F13];[.$AZ$6:.$AZ$261];[.$BC$6:.$BC$261])" office:value-type="float" office:value="86" calcext:value-type="float">
            <text:p>86</text:p>
          </table:table-cell>
          <table:table-cell table:style-name="ce8" table:formula="of:=LOOKUP([.G13];[.$AZ$6:.$AZ$261];[.$BC$6:.$BC$261])" office:value-type="float" office:value="57" calcext:value-type="float">
            <text:p>57</text:p>
          </table:table-cell>
          <table:table-cell table:style-name="ce8" table:formula="of:=LOOKUP([.H13];[.$AZ$6:.$AZ$261];[.$BC$6:.$BC$261])" office:value-type="float" office:value="36" calcext:value-type="float">
            <text:p>36</text:p>
          </table:table-cell>
          <table:table-cell table:style-name="ce8" table:formula="of:=LOOKUP([.I13];[.$AZ$6:.$AZ$261];[.$BC$6:.$BC$261])" office:value-type="float" office:value="36" calcext:value-type="float">
            <text:p>36</text:p>
          </table:table-cell>
          <table:table-cell table:style-name="ce8" table:formula="of:=LOOKUP([.J13];[.$AZ$6:.$AZ$261];[.$BC$6:.$BC$261])" office:value-type="float" office:value="37" calcext:value-type="float">
            <text:p>37</text:p>
          </table:table-cell>
          <table:table-cell table:style-name="ce8" table:formula="of:=LOOKUP([.K13];[.$AZ$6:.$AZ$261];[.$BC$6:.$BC$261])" office:value-type="float" office:value="37" calcext:value-type="float">
            <text:p>37</text:p>
          </table:table-cell>
          <table:table-cell table:style-name="ce8" table:formula="of:=LOOKUP([.L13];[.$AZ$6:.$AZ$261];[.$BC$6:.$BC$261])" office:value-type="float" office:value="40" calcext:value-type="float">
            <text:p>40</text:p>
          </table:table-cell>
          <table:table-cell table:style-name="ce8" table:formula="of:=LOOKUP([.M13];[.$AZ$6:.$AZ$261];[.$BC$6:.$BC$261])" office:value-type="float" office:value="42" calcext:value-type="float">
            <text:p>42</text:p>
          </table:table-cell>
          <table:table-cell table:style-name="ce8" table:formula="of:=LOOKUP([.N13];[.$AZ$6:.$AZ$261];[.$BC$6:.$BC$261])" office:value-type="float" office:value="46" calcext:value-type="float">
            <text:p>46</text:p>
          </table:table-cell>
          <table:table-cell table:style-name="ce8" table:formula="of:=LOOKUP([.O13];[.$AZ$6:.$AZ$261];[.$BC$6:.$BC$261])" office:value-type="float" office:value="55" calcext:value-type="float">
            <text:p>55</text:p>
          </table:table-cell>
          <table:table-cell table:style-name="ce8" table:formula="of:=LOOKUP([.P13];[.$AZ$6:.$AZ$261];[.$BC$6:.$BC$261])" office:value-type="float" office:value="63" calcext:value-type="float">
            <text:p>63</text:p>
          </table:table-cell>
          <table:table-cell table:style-name="ce8" table:formula="of:=LOOKUP([.Q13];[.$AZ$6:.$AZ$261];[.$BC$6:.$BC$261])" office:value-type="float" office:value="72" calcext:value-type="float">
            <text:p>72</text:p>
          </table:table-cell>
          <table:table-cell table:style-name="ce8" table:formula="of:=LOOKUP([.R13];[.$AZ$6:.$AZ$261];[.$BC$6:.$BC$261])" office:value-type="float" office:value="78" calcext:value-type="float">
            <text:p>78</text:p>
          </table:table-cell>
          <table:table-cell table:style-name="ce8" table:formula="of:=LOOKUP([.S13];[.$AZ$6:.$AZ$261];[.$BC$6:.$BC$261])" office:value-type="float" office:value="85" calcext:value-type="float">
            <text:p>85</text:p>
          </table:table-cell>
          <table:table-cell table:style-name="ce8" table:formula="of:=LOOKUP([.T13];[.$AZ$6:.$AZ$261];[.$BC$6:.$BC$261])" office:value-type="float" office:value="87" calcext:value-type="float">
            <text:p>87</text:p>
          </table:table-cell>
          <table:table-cell table:style-name="ce8" table:formula="of:=LOOKUP([.U13];[.$AZ$6:.$AZ$261];[.$BC$6:.$BC$261])" office:value-type="float" office:value="86" calcext:value-type="float">
            <text:p>86</text:p>
          </table:table-cell>
          <table:table-cell table:style-name="ce8" table:formula="of:=LOOKUP([.V13];[.$AZ$6:.$AZ$261];[.$BC$6:.$BC$261])" office:value-type="float" office:value="88" calcext:value-type="float">
            <text:p>88</text:p>
          </table:table-cell>
          <table:table-cell table:style-name="ce8" table:formula="of:=LOOKUP([.W13];[.$AZ$6:.$AZ$261];[.$BC$6:.$BC$261])" office:value-type="float" office:value="89" calcext:value-type="float">
            <text:p>89</text:p>
          </table:table-cell>
          <table:table-cell table:style-name="ce8" table:formula="of:=LOOKUP([.X13];[.$AZ$6:.$AZ$261];[.$BC$6:.$BC$261])" office:value-type="float" office:value="90" calcext:value-type="float">
            <text:p>90</text:p>
          </table:table-cell>
          <table:table-cell table:style-name="ce8" table:formula="of:=LOOKUP([.Y13];[.$AZ$6:.$AZ$261];[.$BC$6:.$BC$261])" office:value-type="float" office:value="88" calcext:value-type="float">
            <text:p>88</text:p>
          </table:table-cell>
          <table:table-cell table:style-name="ce8" table:formula="of:=LOOKUP([.Z13];[.$AZ$6:.$AZ$261];[.$BC$6:.$BC$261])" office:value-type="float" office:value="87" calcext:value-type="float">
            <text:p>87</text:p>
          </table:table-cell>
          <table:table-cell table:style-name="ce8" table:formula="of:=LOOKUP([.AA13];[.$AZ$6:.$AZ$261];[.$BC$6:.$BC$261])" office:value-type="float" office:value="93" calcext:value-type="float">
            <text:p>93</text:p>
          </table:table-cell>
          <table:table-cell table:style-name="ce8" table:formula="of:=LOOKUP([.AB13];[.$AZ$6:.$AZ$261];[.$BC$6:.$BC$261])" office:value-type="float" office:value="102" calcext:value-type="float">
            <text:p>102</text:p>
          </table:table-cell>
          <table:table-cell table:style-name="ce8" table:formula="of:=LOOKUP([.AC13];[.$AZ$6:.$AZ$261];[.$BC$6:.$BC$261])" office:value-type="float" office:value="81" calcext:value-type="float">
            <text:p>81</text:p>
          </table:table-cell>
          <table:table-cell table:style-name="ce8" table:formula="of:=LOOKUP([.AD13];[.$AZ$6:.$AZ$261];[.$BC$6:.$BC$261])" office:value-type="float" office:value="53" calcext:value-type="float">
            <text:p>53</text:p>
          </table:table-cell>
          <table:table-cell table:style-name="ce8" table:formula="of:=LOOKUP([.AE13];[.$AZ$6:.$AZ$261];[.$BC$6:.$BC$261])" office:value-type="float" office:value="47" calcext:value-type="float">
            <text:p>47</text:p>
          </table:table-cell>
          <table:table-cell table:style-name="ce8" table:formula="of:=LOOKUP([.AF13];[.$AZ$6:.$AZ$261];[.$BC$6:.$BC$261])" office:value-type="float" office:value="56" calcext:value-type="float">
            <text:p>56</text:p>
          </table:table-cell>
          <table:table-cell table:style-name="ce8" table:formula="of:=LOOKUP([.AG13];[.$AZ$6:.$AZ$261];[.$BC$6:.$BC$261])" office:value-type="float" office:value="31" calcext:value-type="float">
            <text:p>31</text:p>
          </table:table-cell>
          <table:table-cell table:style-name="ce8" table:formula="of:=LOOKUP([.AH13];[.$AZ$6:.$AZ$261];[.$BC$6:.$BC$261])" office:value-type="float" office:value="25" calcext:value-type="float">
            <text:p>25</text:p>
          </table:table-cell>
          <table:table-cell table:style-name="ce8" table:formula="of:=LOOKUP([.AI13];[.$AZ$6:.$AZ$261];[.$BC$6:.$BC$261])" office:value-type="float" office:value="28" calcext:value-type="float">
            <text:p>28</text:p>
          </table:table-cell>
          <table:table-cell table:style-name="ce8" table:formula="of:=LOOKUP([.AJ13];[.$AZ$6:.$AZ$261];[.$BC$6:.$BC$261])" office:value-type="float" office:value="35" calcext:value-type="float">
            <text:p>35</text:p>
          </table:table-cell>
          <table:table-cell table:style-name="ce8" table:formula="of:=LOOKUP([.AK13];[.$AZ$6:.$AZ$261];[.$BC$6:.$BC$261])" office:value-type="float" office:value="46" calcext:value-type="float">
            <text:p>46</text:p>
          </table:table-cell>
          <table:table-cell table:style-name="ce8" table:formula="of:=LOOKUP([.AL13];[.$AZ$6:.$AZ$261];[.$BC$6:.$BC$261])" office:value-type="float" office:value="57" calcext:value-type="float">
            <text:p>57</text:p>
          </table:table-cell>
          <table:table-cell table:style-name="ce8" table:formula="of:=LOOKUP([.AM13];[.$AZ$6:.$AZ$261];[.$BC$6:.$BC$261])" office:value-type="float" office:value="67" calcext:value-type="float">
            <text:p>67</text:p>
          </table:table-cell>
          <table:table-cell table:style-name="ce8" table:formula="of:=LOOKUP([.AN13];[.$AZ$6:.$AZ$261];[.$BC$6:.$BC$261])" office:value-type="float" office:value="55" calcext:value-type="float">
            <text:p>55</text:p>
          </table:table-cell>
          <table:table-cell table:style-name="ce8" table:formula="of:=LOOKUP([.AO13];[.$AZ$6:.$AZ$261];[.$BC$6:.$BC$261])" office:value-type="float" office:value="30" calcext:value-type="float">
            <text:p>30</text:p>
          </table:table-cell>
          <table:table-cell table:style-name="ce8" table:formula="of:=LOOKUP([.AP13];[.$AZ$6:.$AZ$261];[.$BC$6:.$BC$261])" office:value-type="float" office:value="23" calcext:value-type="float">
            <text:p>23</text:p>
          </table:table-cell>
          <table:table-cell table:style-name="ce8" table:formula="of:=LOOKUP([.AQ13];[.$AZ$6:.$AZ$261];[.$BC$6:.$BC$261])" office:value-type="float" office:value="24" calcext:value-type="float">
            <text:p>24</text:p>
          </table:table-cell>
          <table:table-cell table:style-name="ce8" table:formula="of:=LOOKUP([.AR13];[.$AZ$6:.$AZ$261];[.$BC$6:.$BC$261])" office:value-type="float" office:value="27" calcext:value-type="float">
            <text:p>27</text:p>
          </table:table-cell>
          <table:table-cell table:style-name="ce8" table:formula="of:=LOOKUP([.AS13];[.$AZ$6:.$AZ$261];[.$BC$6:.$BC$261])" office:value-type="float" office:value="31" calcext:value-type="float">
            <text:p>31</text:p>
          </table:table-cell>
          <table:table-cell table:style-name="ce8" table:formula="of:=LOOKUP([.AT13];[.$AZ$6:.$AZ$261];[.$BC$6:.$BC$261])" office:value-type="float" office:value="37" calcext:value-type="float">
            <text:p>37</text:p>
          </table:table-cell>
          <table:table-cell table:style-name="ce8" table:formula="of:=LOOKUP([.AU13];[.$AZ$6:.$AZ$261];[.$BC$6:.$BC$261])" office:value-type="float" office:value="43" calcext:value-type="float">
            <text:p>43</text:p>
          </table:table-cell>
          <table:table-cell table:style-name="ce8" table:formula="of:=LOOKUP([.AV13];[.$AZ$6:.$AZ$261];[.$BC$6:.$BC$261])" office:value-type="float" office:value="50" calcext:value-type="float">
            <text:p>50</text:p>
          </table:table-cell>
          <table:table-cell table:style-name="ce8" table:formula="of:=LOOKUP([.AW13];[.$AZ$6:.$AZ$261];[.$BC$6:.$BC$261])" office:value-type="float" office:value="53" calcext:value-type="float">
            <text:p>53</text:p>
          </table:table-cell>
          <table:table-cell table:style-name="ce8" table:formula="of:=LOOKUP([.AX13];[.$AZ$6:.$AZ$261];[.$BC$6:.$BC$261])"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$A$1:.$AX$69];[.AZ85])" office:value-type="float" office:value="20" calcext:value-type="float">
            <text:p>20</text:p>
          </table:table-cell>
          <table:table-cell table:formula="of:=COUNTIF([.$A$73:.$AX$141];[.AZ85])" office:value-type="float" office:value="20" calcext:value-type="float">
            <text:p>20</text:p>
          </table:table-cell>
          <table:table-cell table:formula="of:=IF([.AZ85]&lt;[.$BA$1];0;IF([.AZ85]&gt;=[.$BC$1];255;ROUNDDOWN(([.AZ85]-[.$BA$1])/([.$BC$1]-[.$BA$1])*255)))" office:value-type="float" office:value="79" calcext:value-type="float">
            <text:p>79</text:p>
          </table:table-cell>
        </table:table-row>
        <table:table-row table:style-name="ro1">
          <table:table-cell table:style-name="ce8" table:formula="of:=LOOKUP([.A14];[.$AZ$6:.$AZ$261];[.$BC$6:.$BC$261])" office:value-type="float" office:value="101" calcext:value-type="float">
            <text:p>101</text:p>
          </table:table-cell>
          <table:table-cell table:style-name="ce8" table:formula="of:=LOOKUP([.B14];[.$AZ$6:.$AZ$261];[.$BC$6:.$BC$261])" office:value-type="float" office:value="56" calcext:value-type="float">
            <text:p>56</text:p>
          </table:table-cell>
          <table:table-cell table:style-name="ce8" table:formula="of:=LOOKUP([.C14];[.$AZ$6:.$AZ$261];[.$BC$6:.$BC$261])" office:value-type="float" office:value="31" calcext:value-type="float">
            <text:p>31</text:p>
          </table:table-cell>
          <table:table-cell table:style-name="ce8" table:formula="of:=LOOKUP([.D14];[.$AZ$6:.$AZ$261];[.$BC$6:.$BC$261])" office:value-type="float" office:value="32" calcext:value-type="float">
            <text:p>32</text:p>
          </table:table-cell>
          <table:table-cell table:style-name="ce8" table:formula="of:=LOOKUP([.E14];[.$AZ$6:.$AZ$261];[.$BC$6:.$BC$261])" office:value-type="float" office:value="77" calcext:value-type="float">
            <text:p>77</text:p>
          </table:table-cell>
          <table:table-cell table:style-name="ce8" table:formula="of:=LOOKUP([.F14];[.$AZ$6:.$AZ$261];[.$BC$6:.$BC$261])" office:value-type="float" office:value="77" calcext:value-type="float">
            <text:p>77</text:p>
          </table:table-cell>
          <table:table-cell table:style-name="ce8" table:formula="of:=LOOKUP([.G14];[.$AZ$6:.$AZ$261];[.$BC$6:.$BC$261])" office:value-type="float" office:value="59" calcext:value-type="float">
            <text:p>59</text:p>
          </table:table-cell>
          <table:table-cell table:style-name="ce8" table:formula="of:=LOOKUP([.H14];[.$AZ$6:.$AZ$261];[.$BC$6:.$BC$261])" office:value-type="float" office:value="48" calcext:value-type="float">
            <text:p>48</text:p>
          </table:table-cell>
          <table:table-cell table:style-name="ce8" table:formula="of:=LOOKUP([.I14];[.$AZ$6:.$AZ$261];[.$BC$6:.$BC$261])" office:value-type="float" office:value="33" calcext:value-type="float">
            <text:p>33</text:p>
          </table:table-cell>
          <table:table-cell table:style-name="ce8" table:formula="of:=LOOKUP([.J14];[.$AZ$6:.$AZ$261];[.$BC$6:.$BC$261])" office:value-type="float" office:value="35" calcext:value-type="float">
            <text:p>35</text:p>
          </table:table-cell>
          <table:table-cell table:style-name="ce8" table:formula="of:=LOOKUP([.K14];[.$AZ$6:.$AZ$261];[.$BC$6:.$BC$261])" office:value-type="float" office:value="35" calcext:value-type="float">
            <text:p>35</text:p>
          </table:table-cell>
          <table:table-cell table:style-name="ce8" table:formula="of:=LOOKUP([.L14];[.$AZ$6:.$AZ$261];[.$BC$6:.$BC$261])" office:value-type="float" office:value="36" calcext:value-type="float">
            <text:p>36</text:p>
          </table:table-cell>
          <table:table-cell table:style-name="ce8" table:formula="of:=LOOKUP([.M14];[.$AZ$6:.$AZ$261];[.$BC$6:.$BC$261])" office:value-type="float" office:value="37" calcext:value-type="float">
            <text:p>37</text:p>
          </table:table-cell>
          <table:table-cell table:style-name="ce8" table:formula="of:=LOOKUP([.N14];[.$AZ$6:.$AZ$261];[.$BC$6:.$BC$261])" office:value-type="float" office:value="41" calcext:value-type="float">
            <text:p>41</text:p>
          </table:table-cell>
          <table:table-cell table:style-name="ce8" table:formula="of:=LOOKUP([.O14];[.$AZ$6:.$AZ$261];[.$BC$6:.$BC$261])" office:value-type="float" office:value="48" calcext:value-type="float">
            <text:p>48</text:p>
          </table:table-cell>
          <table:table-cell table:style-name="ce8" table:formula="of:=LOOKUP([.P14];[.$AZ$6:.$AZ$261];[.$BC$6:.$BC$261])" office:value-type="float" office:value="57" calcext:value-type="float">
            <text:p>57</text:p>
          </table:table-cell>
          <table:table-cell table:style-name="ce8" table:formula="of:=LOOKUP([.Q14];[.$AZ$6:.$AZ$261];[.$BC$6:.$BC$261])" office:value-type="float" office:value="65" calcext:value-type="float">
            <text:p>65</text:p>
          </table:table-cell>
          <table:table-cell table:style-name="ce8" table:formula="of:=LOOKUP([.R14];[.$AZ$6:.$AZ$261];[.$BC$6:.$BC$261])" office:value-type="float" office:value="72" calcext:value-type="float">
            <text:p>72</text:p>
          </table:table-cell>
          <table:table-cell table:style-name="ce8" table:formula="of:=LOOKUP([.S14];[.$AZ$6:.$AZ$261];[.$BC$6:.$BC$261])" office:value-type="float" office:value="77" calcext:value-type="float">
            <text:p>77</text:p>
          </table:table-cell>
          <table:table-cell table:style-name="ce8" table:formula="of:=LOOKUP([.T14];[.$AZ$6:.$AZ$261];[.$BC$6:.$BC$261])" office:value-type="float" office:value="82" calcext:value-type="float">
            <text:p>82</text:p>
          </table:table-cell>
          <table:table-cell table:style-name="ce8" table:formula="of:=LOOKUP([.U14];[.$AZ$6:.$AZ$261];[.$BC$6:.$BC$261])" office:value-type="float" office:value="86" calcext:value-type="float">
            <text:p>86</text:p>
          </table:table-cell>
          <table:table-cell table:style-name="ce8" table:formula="of:=LOOKUP([.V14];[.$AZ$6:.$AZ$261];[.$BC$6:.$BC$261])" office:value-type="float" office:value="93" calcext:value-type="float">
            <text:p>93</text:p>
          </table:table-cell>
          <table:table-cell table:style-name="ce8" table:formula="of:=LOOKUP([.W14];[.$AZ$6:.$AZ$261];[.$BC$6:.$BC$261])" office:value-type="float" office:value="93" calcext:value-type="float">
            <text:p>93</text:p>
          </table:table-cell>
          <table:table-cell table:style-name="ce8" table:formula="of:=LOOKUP([.X14];[.$AZ$6:.$AZ$261];[.$BC$6:.$BC$261])" office:value-type="float" office:value="94" calcext:value-type="float">
            <text:p>94</text:p>
          </table:table-cell>
          <table:table-cell table:style-name="ce8" table:formula="of:=LOOKUP([.Y14];[.$AZ$6:.$AZ$261];[.$BC$6:.$BC$261])" office:value-type="float" office:value="88" calcext:value-type="float">
            <text:p>88</text:p>
          </table:table-cell>
          <table:table-cell table:style-name="ce8" table:formula="of:=LOOKUP([.Z14];[.$AZ$6:.$AZ$261];[.$BC$6:.$BC$261])" office:value-type="float" office:value="92" calcext:value-type="float">
            <text:p>92</text:p>
          </table:table-cell>
          <table:table-cell table:style-name="ce8" table:formula="of:=LOOKUP([.AA14];[.$AZ$6:.$AZ$261];[.$BC$6:.$BC$261])" office:value-type="float" office:value="104" calcext:value-type="float">
            <text:p>104</text:p>
          </table:table-cell>
          <table:table-cell table:style-name="ce8" table:formula="of:=LOOKUP([.AB14];[.$AZ$6:.$AZ$261];[.$BC$6:.$BC$261])" office:value-type="float" office:value="87" calcext:value-type="float">
            <text:p>87</text:p>
          </table:table-cell>
          <table:table-cell table:style-name="ce8" table:formula="of:=LOOKUP([.AC14];[.$AZ$6:.$AZ$261];[.$BC$6:.$BC$261])" office:value-type="float" office:value="56" calcext:value-type="float">
            <text:p>56</text:p>
          </table:table-cell>
          <table:table-cell table:style-name="ce8" table:formula="of:=LOOKUP([.AD14];[.$AZ$6:.$AZ$261];[.$BC$6:.$BC$261])" office:value-type="float" office:value="46" calcext:value-type="float">
            <text:p>46</text:p>
          </table:table-cell>
          <table:table-cell table:style-name="ce8" table:formula="of:=LOOKUP([.AE14];[.$AZ$6:.$AZ$261];[.$BC$6:.$BC$261])" office:value-type="float" office:value="52" calcext:value-type="float">
            <text:p>52</text:p>
          </table:table-cell>
          <table:table-cell table:style-name="ce8" table:formula="of:=LOOKUP([.AF14];[.$AZ$6:.$AZ$261];[.$BC$6:.$BC$261])" office:value-type="float" office:value="51" calcext:value-type="float">
            <text:p>51</text:p>
          </table:table-cell>
          <table:table-cell table:style-name="ce8" table:formula="of:=LOOKUP([.AG14];[.$AZ$6:.$AZ$261];[.$BC$6:.$BC$261])" office:value-type="float" office:value="27" calcext:value-type="float">
            <text:p>27</text:p>
          </table:table-cell>
          <table:table-cell table:style-name="ce8" table:formula="of:=LOOKUP([.AH14];[.$AZ$6:.$AZ$261];[.$BC$6:.$BC$261])" office:value-type="float" office:value="27" calcext:value-type="float">
            <text:p>27</text:p>
          </table:table-cell>
          <table:table-cell table:style-name="ce8" table:formula="of:=LOOKUP([.AI14];[.$AZ$6:.$AZ$261];[.$BC$6:.$BC$261])" office:value-type="float" office:value="31" calcext:value-type="float">
            <text:p>31</text:p>
          </table:table-cell>
          <table:table-cell table:style-name="ce8" table:formula="of:=LOOKUP([.AJ14];[.$AZ$6:.$AZ$261];[.$BC$6:.$BC$261])" office:value-type="float" office:value="43" calcext:value-type="float">
            <text:p>43</text:p>
          </table:table-cell>
          <table:table-cell table:style-name="ce8" table:formula="of:=LOOKUP([.AK14];[.$AZ$6:.$AZ$261];[.$BC$6:.$BC$261])" office:value-type="float" office:value="51" calcext:value-type="float">
            <text:p>51</text:p>
          </table:table-cell>
          <table:table-cell table:style-name="ce8" table:formula="of:=LOOKUP([.AL14];[.$AZ$6:.$AZ$261];[.$BC$6:.$BC$261])" office:value-type="float" office:value="63" calcext:value-type="float">
            <text:p>63</text:p>
          </table:table-cell>
          <table:table-cell table:style-name="ce8" table:formula="of:=LOOKUP([.AM14];[.$AZ$6:.$AZ$261];[.$BC$6:.$BC$261])" office:value-type="float" office:value="71" calcext:value-type="float">
            <text:p>71</text:p>
          </table:table-cell>
          <table:table-cell table:style-name="ce8" table:formula="of:=LOOKUP([.AN14];[.$AZ$6:.$AZ$261];[.$BC$6:.$BC$261])" office:value-type="float" office:value="72" calcext:value-type="float">
            <text:p>72</text:p>
          </table:table-cell>
          <table:table-cell table:style-name="ce8" table:formula="of:=LOOKUP([.AO14];[.$AZ$6:.$AZ$261];[.$BC$6:.$BC$261])" office:value-type="float" office:value="65" calcext:value-type="float">
            <text:p>65</text:p>
          </table:table-cell>
          <table:table-cell table:style-name="ce8" table:formula="of:=LOOKUP([.AP14];[.$AZ$6:.$AZ$261];[.$BC$6:.$BC$261])" office:value-type="float" office:value="43" calcext:value-type="float">
            <text:p>43</text:p>
          </table:table-cell>
          <table:table-cell table:style-name="ce8" table:formula="of:=LOOKUP([.AQ14];[.$AZ$6:.$AZ$261];[.$BC$6:.$BC$261])" office:value-type="float" office:value="25" calcext:value-type="float">
            <text:p>25</text:p>
          </table:table-cell>
          <table:table-cell table:style-name="ce8" table:formula="of:=LOOKUP([.AR14];[.$AZ$6:.$AZ$261];[.$BC$6:.$BC$261])" office:value-type="float" office:value="26" calcext:value-type="float">
            <text:p>26</text:p>
          </table:table-cell>
          <table:table-cell table:style-name="ce8" table:formula="of:=LOOKUP([.AS14];[.$AZ$6:.$AZ$261];[.$BC$6:.$BC$261])" office:value-type="float" office:value="30" calcext:value-type="float">
            <text:p>30</text:p>
          </table:table-cell>
          <table:table-cell table:style-name="ce8" table:formula="of:=LOOKUP([.AT14];[.$AZ$6:.$AZ$261];[.$BC$6:.$BC$261])" office:value-type="float" office:value="34" calcext:value-type="float">
            <text:p>34</text:p>
          </table:table-cell>
          <table:table-cell table:style-name="ce8" table:formula="of:=LOOKUP([.AU14];[.$AZ$6:.$AZ$261];[.$BC$6:.$BC$261])" office:value-type="float" office:value="39" calcext:value-type="float">
            <text:p>39</text:p>
          </table:table-cell>
          <table:table-cell table:style-name="ce8" table:formula="of:=LOOKUP([.AV14];[.$AZ$6:.$AZ$261];[.$BC$6:.$BC$261])" office:value-type="float" office:value="44" calcext:value-type="float">
            <text:p>44</text:p>
          </table:table-cell>
          <table:table-cell table:style-name="ce8" table:formula="of:=LOOKUP([.AW14];[.$AZ$6:.$AZ$261];[.$BC$6:.$BC$261])" office:value-type="float" office:value="50" calcext:value-type="float">
            <text:p>50</text:p>
          </table:table-cell>
          <table:table-cell table:style-name="ce8" table:formula="of:=LOOKUP([.AX14];[.$AZ$6:.$AZ$261];[.$BC$6:.$BC$261])" office:value-type="float" office:value="57" calcext:value-type="float">
            <text:p>5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$A$1:.$AX$69];[.AZ86])" office:value-type="float" office:value="37" calcext:value-type="float">
            <text:p>37</text:p>
          </table:table-cell>
          <table:table-cell table:formula="of:=COUNTIF([.$A$73:.$AX$141];[.AZ86])" office:value-type="float" office:value="37" calcext:value-type="float">
            <text:p>37</text:p>
          </table:table-cell>
          <table:table-cell table:formula="of:=IF([.AZ86]&lt;[.$BA$1];0;IF([.AZ86]&gt;=[.$BC$1];255;ROUNDDOWN(([.AZ86]-[.$BA$1])/([.$BC$1]-[.$BA$1])*255)))" office:value-type="float" office:value="80" calcext:value-type="float">
            <text:p>80</text:p>
          </table:table-cell>
        </table:table-row>
        <table:table-row table:style-name="ro1">
          <table:table-cell table:style-name="ce8" table:formula="of:=LOOKUP([.A15];[.$AZ$6:.$AZ$261];[.$BC$6:.$BC$261])" office:value-type="float" office:value="98" calcext:value-type="float">
            <text:p>98</text:p>
          </table:table-cell>
          <table:table-cell table:style-name="ce8" table:formula="of:=LOOKUP([.B15];[.$AZ$6:.$AZ$261];[.$BC$6:.$BC$261])" office:value-type="float" office:value="65" calcext:value-type="float">
            <text:p>65</text:p>
          </table:table-cell>
          <table:table-cell table:style-name="ce8" table:formula="of:=LOOKUP([.C15];[.$AZ$6:.$AZ$261];[.$BC$6:.$BC$261])" office:value-type="float" office:value="48" calcext:value-type="float">
            <text:p>48</text:p>
          </table:table-cell>
          <table:table-cell table:style-name="ce8" table:formula="of:=LOOKUP([.D15];[.$AZ$6:.$AZ$261];[.$BC$6:.$BC$261])" office:value-type="float" office:value="29" calcext:value-type="float">
            <text:p>29</text:p>
          </table:table-cell>
          <table:table-cell table:style-name="ce8" table:formula="of:=LOOKUP([.E15];[.$AZ$6:.$AZ$261];[.$BC$6:.$BC$261])" office:value-type="float" office:value="45" calcext:value-type="float">
            <text:p>45</text:p>
          </table:table-cell>
          <table:table-cell table:style-name="ce8" table:formula="of:=LOOKUP([.F15];[.$AZ$6:.$AZ$261];[.$BC$6:.$BC$261])" office:value-type="float" office:value="61" calcext:value-type="float">
            <text:p>61</text:p>
          </table:table-cell>
          <table:table-cell table:style-name="ce8" table:formula="of:=LOOKUP([.G15];[.$AZ$6:.$AZ$261];[.$BC$6:.$BC$261])" office:value-type="float" office:value="58" calcext:value-type="float">
            <text:p>58</text:p>
          </table:table-cell>
          <table:table-cell table:style-name="ce8" table:formula="of:=LOOKUP([.H15];[.$AZ$6:.$AZ$261];[.$BC$6:.$BC$261])" office:value-type="float" office:value="55" calcext:value-type="float">
            <text:p>55</text:p>
          </table:table-cell>
          <table:table-cell table:style-name="ce8" table:formula="of:=LOOKUP([.I15];[.$AZ$6:.$AZ$261];[.$BC$6:.$BC$261])" office:value-type="float" office:value="36" calcext:value-type="float">
            <text:p>36</text:p>
          </table:table-cell>
          <table:table-cell table:style-name="ce8" table:formula="of:=LOOKUP([.J15];[.$AZ$6:.$AZ$261];[.$BC$6:.$BC$261])" office:value-type="float" office:value="33" calcext:value-type="float">
            <text:p>33</text:p>
          </table:table-cell>
          <table:table-cell table:style-name="ce8" table:formula="of:=LOOKUP([.K15];[.$AZ$6:.$AZ$261];[.$BC$6:.$BC$261])" office:value-type="float" office:value="33" calcext:value-type="float">
            <text:p>33</text:p>
          </table:table-cell>
          <table:table-cell table:style-name="ce8" table:formula="of:=LOOKUP([.L15];[.$AZ$6:.$AZ$261];[.$BC$6:.$BC$261])" office:value-type="float" office:value="34" calcext:value-type="float">
            <text:p>34</text:p>
          </table:table-cell>
          <table:table-cell table:style-name="ce8" table:formula="of:=LOOKUP([.M15];[.$AZ$6:.$AZ$261];[.$BC$6:.$BC$261])" office:value-type="float" office:value="36" calcext:value-type="float">
            <text:p>36</text:p>
          </table:table-cell>
          <table:table-cell table:style-name="ce8" table:formula="of:=LOOKUP([.N15];[.$AZ$6:.$AZ$261];[.$BC$6:.$BC$261])" office:value-type="float" office:value="38" calcext:value-type="float">
            <text:p>38</text:p>
          </table:table-cell>
          <table:table-cell table:style-name="ce8" table:formula="of:=LOOKUP([.O15];[.$AZ$6:.$AZ$261];[.$BC$6:.$BC$261])" office:value-type="float" office:value="43" calcext:value-type="float">
            <text:p>43</text:p>
          </table:table-cell>
          <table:table-cell table:style-name="ce8" table:formula="of:=LOOKUP([.P15];[.$AZ$6:.$AZ$261];[.$BC$6:.$BC$261])" office:value-type="float" office:value="50" calcext:value-type="float">
            <text:p>50</text:p>
          </table:table-cell>
          <table:table-cell table:style-name="ce8" table:formula="of:=LOOKUP([.Q15];[.$AZ$6:.$AZ$261];[.$BC$6:.$BC$261])" office:value-type="float" office:value="59" calcext:value-type="float">
            <text:p>59</text:p>
          </table:table-cell>
          <table:table-cell table:style-name="ce8" table:formula="of:=LOOKUP([.R15];[.$AZ$6:.$AZ$261];[.$BC$6:.$BC$261])" office:value-type="float" office:value="69" calcext:value-type="float">
            <text:p>69</text:p>
          </table:table-cell>
          <table:table-cell table:style-name="ce8" table:formula="of:=LOOKUP([.S15];[.$AZ$6:.$AZ$261];[.$BC$6:.$BC$261])" office:value-type="float" office:value="71" calcext:value-type="float">
            <text:p>71</text:p>
          </table:table-cell>
          <table:table-cell table:style-name="ce8" table:formula="of:=LOOKUP([.T15];[.$AZ$6:.$AZ$261];[.$BC$6:.$BC$261])" office:value-type="float" office:value="77" calcext:value-type="float">
            <text:p>77</text:p>
          </table:table-cell>
          <table:table-cell table:style-name="ce8" table:formula="of:=LOOKUP([.U15];[.$AZ$6:.$AZ$261];[.$BC$6:.$BC$261])" office:value-type="float" office:value="86" calcext:value-type="float">
            <text:p>86</text:p>
          </table:table-cell>
          <table:table-cell table:style-name="ce8" table:formula="of:=LOOKUP([.V15];[.$AZ$6:.$AZ$261];[.$BC$6:.$BC$261])" office:value-type="float" office:value="92" calcext:value-type="float">
            <text:p>92</text:p>
          </table:table-cell>
          <table:table-cell table:style-name="ce8" table:formula="of:=LOOKUP([.W15];[.$AZ$6:.$AZ$261];[.$BC$6:.$BC$261])" office:value-type="float" office:value="94" calcext:value-type="float">
            <text:p>94</text:p>
          </table:table-cell>
          <table:table-cell table:style-name="ce8" table:formula="of:=LOOKUP([.X15];[.$AZ$6:.$AZ$261];[.$BC$6:.$BC$261])" office:value-type="float" office:value="95" calcext:value-type="float">
            <text:p>95</text:p>
          </table:table-cell>
          <table:table-cell table:style-name="ce8" table:formula="of:=LOOKUP([.Y15];[.$AZ$6:.$AZ$261];[.$BC$6:.$BC$261])" office:value-type="float" office:value="95" calcext:value-type="float">
            <text:p>95</text:p>
          </table:table-cell>
          <table:table-cell table:style-name="ce8" table:formula="of:=LOOKUP([.Z15];[.$AZ$6:.$AZ$261];[.$BC$6:.$BC$261])" office:value-type="float" office:value="104" calcext:value-type="float">
            <text:p>104</text:p>
          </table:table-cell>
          <table:table-cell table:style-name="ce8" table:formula="of:=LOOKUP([.AA15];[.$AZ$6:.$AZ$261];[.$BC$6:.$BC$261])" office:value-type="float" office:value="92" calcext:value-type="float">
            <text:p>92</text:p>
          </table:table-cell>
          <table:table-cell table:style-name="ce8" table:formula="of:=LOOKUP([.AB15];[.$AZ$6:.$AZ$261];[.$BC$6:.$BC$261])" office:value-type="float" office:value="58" calcext:value-type="float">
            <text:p>58</text:p>
          </table:table-cell>
          <table:table-cell table:style-name="ce8" table:formula="of:=LOOKUP([.AC15];[.$AZ$6:.$AZ$261];[.$BC$6:.$BC$261])" office:value-type="float" office:value="45" calcext:value-type="float">
            <text:p>45</text:p>
          </table:table-cell>
          <table:table-cell table:style-name="ce8" table:formula="of:=LOOKUP([.AD15];[.$AZ$6:.$AZ$261];[.$BC$6:.$BC$261])" office:value-type="float" office:value="50" calcext:value-type="float">
            <text:p>50</text:p>
          </table:table-cell>
          <table:table-cell table:style-name="ce8" table:formula="of:=LOOKUP([.AE15];[.$AZ$6:.$AZ$261];[.$BC$6:.$BC$261])" office:value-type="float" office:value="59" calcext:value-type="float">
            <text:p>59</text:p>
          </table:table-cell>
          <table:table-cell table:style-name="ce8" table:formula="of:=LOOKUP([.AF15];[.$AZ$6:.$AZ$261];[.$BC$6:.$BC$261])" office:value-type="float" office:value="42" calcext:value-type="float">
            <text:p>42</text:p>
          </table:table-cell>
          <table:table-cell table:style-name="ce8" table:formula="of:=LOOKUP([.AG15];[.$AZ$6:.$AZ$261];[.$BC$6:.$BC$261])" office:value-type="float" office:value="26" calcext:value-type="float">
            <text:p>26</text:p>
          </table:table-cell>
          <table:table-cell table:style-name="ce8" table:formula="of:=LOOKUP([.AH15];[.$AZ$6:.$AZ$261];[.$BC$6:.$BC$261])" office:value-type="float" office:value="28" calcext:value-type="float">
            <text:p>28</text:p>
          </table:table-cell>
          <table:table-cell table:style-name="ce8" table:formula="of:=LOOKUP([.AI15];[.$AZ$6:.$AZ$261];[.$BC$6:.$BC$261])" office:value-type="float" office:value="37" calcext:value-type="float">
            <text:p>37</text:p>
          </table:table-cell>
          <table:table-cell table:style-name="ce8" table:formula="of:=LOOKUP([.AJ15];[.$AZ$6:.$AZ$261];[.$BC$6:.$BC$261])" office:value-type="float" office:value="46" calcext:value-type="float">
            <text:p>46</text:p>
          </table:table-cell>
          <table:table-cell table:style-name="ce8" table:formula="of:=LOOKUP([.AK15];[.$AZ$6:.$AZ$261];[.$BC$6:.$BC$261])" office:value-type="float" office:value="56" calcext:value-type="float">
            <text:p>56</text:p>
          </table:table-cell>
          <table:table-cell table:style-name="ce8" table:formula="of:=LOOKUP([.AL15];[.$AZ$6:.$AZ$261];[.$BC$6:.$BC$261])" office:value-type="float" office:value="66" calcext:value-type="float">
            <text:p>66</text:p>
          </table:table-cell>
          <table:table-cell table:style-name="ce8" table:formula="of:=LOOKUP([.AM15];[.$AZ$6:.$AZ$261];[.$BC$6:.$BC$261])" office:value-type="float" office:value="71" calcext:value-type="float">
            <text:p>71</text:p>
          </table:table-cell>
          <table:table-cell table:style-name="ce8" table:formula="of:=LOOKUP([.AN15];[.$AZ$6:.$AZ$261];[.$BC$6:.$BC$261])" office:value-type="float" office:value="71" calcext:value-type="float">
            <text:p>71</text:p>
          </table:table-cell>
          <table:table-cell table:style-name="ce8" table:formula="of:=LOOKUP([.AO15];[.$AZ$6:.$AZ$261];[.$BC$6:.$BC$261])" office:value-type="float" office:value="70" calcext:value-type="float">
            <text:p>70</text:p>
          </table:table-cell>
          <table:table-cell table:style-name="ce8" table:formula="of:=LOOKUP([.AP15];[.$AZ$6:.$AZ$261];[.$BC$6:.$BC$261])" office:value-type="float" office:value="67" calcext:value-type="float">
            <text:p>67</text:p>
          </table:table-cell>
          <table:table-cell table:style-name="ce8" table:formula="of:=LOOKUP([.AQ15];[.$AZ$6:.$AZ$261];[.$BC$6:.$BC$261])" office:value-type="float" office:value="41" calcext:value-type="float">
            <text:p>41</text:p>
          </table:table-cell>
          <table:table-cell table:style-name="ce8" table:formula="of:=LOOKUP([.AR15];[.$AZ$6:.$AZ$261];[.$BC$6:.$BC$261])" office:value-type="float" office:value="25" calcext:value-type="float">
            <text:p>25</text:p>
          </table:table-cell>
          <table:table-cell table:style-name="ce8" table:formula="of:=LOOKUP([.AS15];[.$AZ$6:.$AZ$261];[.$BC$6:.$BC$261])" office:value-type="float" office:value="28" calcext:value-type="float">
            <text:p>28</text:p>
          </table:table-cell>
          <table:table-cell table:style-name="ce8" table:formula="of:=LOOKUP([.AT15];[.$AZ$6:.$AZ$261];[.$BC$6:.$BC$261])" office:value-type="float" office:value="31" calcext:value-type="float">
            <text:p>31</text:p>
          </table:table-cell>
          <table:table-cell table:style-name="ce8" table:formula="of:=LOOKUP([.AU15];[.$AZ$6:.$AZ$261];[.$BC$6:.$BC$261])" office:value-type="float" office:value="36" calcext:value-type="float">
            <text:p>36</text:p>
          </table:table-cell>
          <table:table-cell table:style-name="ce8" table:formula="of:=LOOKUP([.AV15];[.$AZ$6:.$AZ$261];[.$BC$6:.$BC$261])" office:value-type="float" office:value="40" calcext:value-type="float">
            <text:p>40</text:p>
          </table:table-cell>
          <table:table-cell table:style-name="ce8" table:formula="of:=LOOKUP([.AW15];[.$AZ$6:.$AZ$261];[.$BC$6:.$BC$261])" office:value-type="float" office:value="45" calcext:value-type="float">
            <text:p>45</text:p>
          </table:table-cell>
          <table:table-cell table:style-name="ce8" table:formula="of:=LOOKUP([.AX15];[.$AZ$6:.$AZ$261];[.$BC$6:.$BC$261])" office:value-type="float" office:value="52" calcext:value-type="float">
            <text:p>52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$A$1:.$AX$69];[.AZ87])" office:value-type="float" office:value="20" calcext:value-type="float">
            <text:p>20</text:p>
          </table:table-cell>
          <table:table-cell table:formula="of:=COUNTIF([.$A$73:.$AX$141];[.AZ87])" office:value-type="float" office:value="20" calcext:value-type="float">
            <text:p>20</text:p>
          </table:table-cell>
          <table:table-cell table:formula="of:=IF([.AZ87]&lt;[.$BA$1];0;IF([.AZ87]&gt;=[.$BC$1];255;ROUNDDOWN(([.AZ87]-[.$BA$1])/([.$BC$1]-[.$BA$1])*255)))" office:value-type="float" office:value="81" calcext:value-type="float">
            <text:p>81</text:p>
          </table:table-cell>
        </table:table-row>
        <table:table-row table:style-name="ro1">
          <table:table-cell table:style-name="ce8" table:formula="of:=LOOKUP([.A16];[.$AZ$6:.$AZ$261];[.$BC$6:.$BC$261])" office:value-type="float" office:value="98" calcext:value-type="float">
            <text:p>98</text:p>
          </table:table-cell>
          <table:table-cell table:style-name="ce8" table:formula="of:=LOOKUP([.B16];[.$AZ$6:.$AZ$261];[.$BC$6:.$BC$261])" office:value-type="float" office:value="65" calcext:value-type="float">
            <text:p>65</text:p>
          </table:table-cell>
          <table:table-cell table:style-name="ce8" table:formula="of:=LOOKUP([.C16];[.$AZ$6:.$AZ$261];[.$BC$6:.$BC$261])" office:value-type="float" office:value="64" calcext:value-type="float">
            <text:p>64</text:p>
          </table:table-cell>
          <table:table-cell table:style-name="ce8" table:formula="of:=LOOKUP([.D16];[.$AZ$6:.$AZ$261];[.$BC$6:.$BC$261])" office:value-type="float" office:value="39" calcext:value-type="float">
            <text:p>39</text:p>
          </table:table-cell>
          <table:table-cell table:style-name="ce8" table:formula="of:=LOOKUP([.E16];[.$AZ$6:.$AZ$261];[.$BC$6:.$BC$261])" office:value-type="float" office:value="30" calcext:value-type="float">
            <text:p>30</text:p>
          </table:table-cell>
          <table:table-cell table:style-name="ce8" table:formula="of:=LOOKUP([.F16];[.$AZ$6:.$AZ$261];[.$BC$6:.$BC$261])" office:value-type="float" office:value="48" calcext:value-type="float">
            <text:p>48</text:p>
          </table:table-cell>
          <table:table-cell table:style-name="ce8" table:formula="of:=LOOKUP([.G16];[.$AZ$6:.$AZ$261];[.$BC$6:.$BC$261])" office:value-type="float" office:value="56" calcext:value-type="float">
            <text:p>56</text:p>
          </table:table-cell>
          <table:table-cell table:style-name="ce8" table:formula="of:=LOOKUP([.H16];[.$AZ$6:.$AZ$261];[.$BC$6:.$BC$261])" office:value-type="float" office:value="58" calcext:value-type="float">
            <text:p>58</text:p>
          </table:table-cell>
          <table:table-cell table:style-name="ce8" table:formula="of:=LOOKUP([.I16];[.$AZ$6:.$AZ$261];[.$BC$6:.$BC$261])" office:value-type="float" office:value="42" calcext:value-type="float">
            <text:p>42</text:p>
          </table:table-cell>
          <table:table-cell table:style-name="ce8" table:formula="of:=LOOKUP([.J16];[.$AZ$6:.$AZ$261];[.$BC$6:.$BC$261])" office:value-type="float" office:value="31" calcext:value-type="float">
            <text:p>31</text:p>
          </table:table-cell>
          <table:table-cell table:style-name="ce8" table:formula="of:=LOOKUP([.K16];[.$AZ$6:.$AZ$261];[.$BC$6:.$BC$261])" office:value-type="float" office:value="32" calcext:value-type="float">
            <text:p>32</text:p>
          </table:table-cell>
          <table:table-cell table:style-name="ce8" table:formula="of:=LOOKUP([.L16];[.$AZ$6:.$AZ$261];[.$BC$6:.$BC$261])" office:value-type="float" office:value="33" calcext:value-type="float">
            <text:p>33</text:p>
          </table:table-cell>
          <table:table-cell table:style-name="ce8" table:formula="of:=LOOKUP([.M16];[.$AZ$6:.$AZ$261];[.$BC$6:.$BC$261])" office:value-type="float" office:value="34" calcext:value-type="float">
            <text:p>34</text:p>
          </table:table-cell>
          <table:table-cell table:style-name="ce8" table:formula="of:=LOOKUP([.N16];[.$AZ$6:.$AZ$261];[.$BC$6:.$BC$261])" office:value-type="float" office:value="36" calcext:value-type="float">
            <text:p>36</text:p>
          </table:table-cell>
          <table:table-cell table:style-name="ce8" table:formula="of:=LOOKUP([.O16];[.$AZ$6:.$AZ$261];[.$BC$6:.$BC$261])" office:value-type="float" office:value="40" calcext:value-type="float">
            <text:p>40</text:p>
          </table:table-cell>
          <table:table-cell table:style-name="ce8" table:formula="of:=LOOKUP([.P16];[.$AZ$6:.$AZ$261];[.$BC$6:.$BC$261])" office:value-type="float" office:value="45" calcext:value-type="float">
            <text:p>45</text:p>
          </table:table-cell>
          <table:table-cell table:style-name="ce8" table:formula="of:=LOOKUP([.Q16];[.$AZ$6:.$AZ$261];[.$BC$6:.$BC$261])" office:value-type="float" office:value="54" calcext:value-type="float">
            <text:p>54</text:p>
          </table:table-cell>
          <table:table-cell table:style-name="ce8" table:formula="of:=LOOKUP([.R16];[.$AZ$6:.$AZ$261];[.$BC$6:.$BC$261])" office:value-type="float" office:value="63" calcext:value-type="float">
            <text:p>63</text:p>
          </table:table-cell>
          <table:table-cell table:style-name="ce8" table:formula="of:=LOOKUP([.S16];[.$AZ$6:.$AZ$261];[.$BC$6:.$BC$261])" office:value-type="float" office:value="69" calcext:value-type="float">
            <text:p>69</text:p>
          </table:table-cell>
          <table:table-cell table:style-name="ce8" table:formula="of:=LOOKUP([.T16];[.$AZ$6:.$AZ$261];[.$BC$6:.$BC$261])" office:value-type="float" office:value="75" calcext:value-type="float">
            <text:p>75</text:p>
          </table:table-cell>
          <table:table-cell table:style-name="ce8" table:formula="of:=LOOKUP([.U16];[.$AZ$6:.$AZ$261];[.$BC$6:.$BC$261])" office:value-type="float" office:value="82" calcext:value-type="float">
            <text:p>82</text:p>
          </table:table-cell>
          <table:table-cell table:style-name="ce8" table:formula="of:=LOOKUP([.V16];[.$AZ$6:.$AZ$261];[.$BC$6:.$BC$261])" office:value-type="float" office:value="88" calcext:value-type="float">
            <text:p>88</text:p>
          </table:table-cell>
          <table:table-cell table:style-name="ce8" table:formula="of:=LOOKUP([.W16];[.$AZ$6:.$AZ$261];[.$BC$6:.$BC$261])" office:value-type="float" office:value="95" calcext:value-type="float">
            <text:p>95</text:p>
          </table:table-cell>
          <table:table-cell table:style-name="ce8" table:formula="of:=LOOKUP([.X16];[.$AZ$6:.$AZ$261];[.$BC$6:.$BC$261])" office:value-type="float" office:value="95" calcext:value-type="float">
            <text:p>95</text:p>
          </table:table-cell>
          <table:table-cell table:style-name="ce8" table:formula="of:=LOOKUP([.Y16];[.$AZ$6:.$AZ$261];[.$BC$6:.$BC$261])" office:value-type="float" office:value="104" calcext:value-type="float">
            <text:p>104</text:p>
          </table:table-cell>
          <table:table-cell table:style-name="ce8" table:formula="of:=LOOKUP([.Z16];[.$AZ$6:.$AZ$261];[.$BC$6:.$BC$261])" office:value-type="float" office:value="98" calcext:value-type="float">
            <text:p>98</text:p>
          </table:table-cell>
          <table:table-cell table:style-name="ce8" table:formula="of:=LOOKUP([.AA16];[.$AZ$6:.$AZ$261];[.$BC$6:.$BC$261])" office:value-type="float" office:value="66" calcext:value-type="float">
            <text:p>66</text:p>
          </table:table-cell>
          <table:table-cell table:style-name="ce8" table:formula="of:=LOOKUP([.AB16];[.$AZ$6:.$AZ$261];[.$BC$6:.$BC$261])" office:value-type="float" office:value="49" calcext:value-type="float">
            <text:p>49</text:p>
          </table:table-cell>
          <table:table-cell table:style-name="ce8" table:formula="of:=LOOKUP([.AC16];[.$AZ$6:.$AZ$261];[.$BC$6:.$BC$261])" office:value-type="float" office:value="52" calcext:value-type="float">
            <text:p>52</text:p>
          </table:table-cell>
          <table:table-cell table:style-name="ce8" table:formula="of:=LOOKUP([.AD16];[.$AZ$6:.$AZ$261];[.$BC$6:.$BC$261])" office:value-type="float" office:value="59" calcext:value-type="float">
            <text:p>59</text:p>
          </table:table-cell>
          <table:table-cell table:style-name="ce8" table:formula="of:=LOOKUP([.AE16];[.$AZ$6:.$AZ$261];[.$BC$6:.$BC$261])" office:value-type="float" office:value="55" calcext:value-type="float">
            <text:p>55</text:p>
          </table:table-cell>
          <table:table-cell table:style-name="ce8" table:formula="of:=LOOKUP([.AF16];[.$AZ$6:.$AZ$261];[.$BC$6:.$BC$261])" office:value-type="float" office:value="36" calcext:value-type="float">
            <text:p>36</text:p>
          </table:table-cell>
          <table:table-cell table:style-name="ce8" table:formula="of:=LOOKUP([.AG16];[.$AZ$6:.$AZ$261];[.$BC$6:.$BC$261])" office:value-type="float" office:value="25" calcext:value-type="float">
            <text:p>25</text:p>
          </table:table-cell>
          <table:table-cell table:style-name="ce8" table:formula="of:=LOOKUP([.AH16];[.$AZ$6:.$AZ$261];[.$BC$6:.$BC$261])" office:value-type="float" office:value="29" calcext:value-type="float">
            <text:p>29</text:p>
          </table:table-cell>
          <table:table-cell table:style-name="ce8" table:formula="of:=LOOKUP([.AI16];[.$AZ$6:.$AZ$261];[.$BC$6:.$BC$261])" office:value-type="float" office:value="41" calcext:value-type="float">
            <text:p>41</text:p>
          </table:table-cell>
          <table:table-cell table:style-name="ce8" table:formula="of:=LOOKUP([.AJ16];[.$AZ$6:.$AZ$261];[.$BC$6:.$BC$261])" office:value-type="float" office:value="48" calcext:value-type="float">
            <text:p>48</text:p>
          </table:table-cell>
          <table:table-cell table:style-name="ce8" table:formula="of:=LOOKUP([.AK16];[.$AZ$6:.$AZ$261];[.$BC$6:.$BC$261])" office:value-type="float" office:value="61" calcext:value-type="float">
            <text:p>61</text:p>
          </table:table-cell>
          <table:table-cell table:style-name="ce8" table:formula="of:=LOOKUP([.AL16];[.$AZ$6:.$AZ$261];[.$BC$6:.$BC$261])" office:value-type="float" office:value="69" calcext:value-type="float">
            <text:p>69</text:p>
          </table:table-cell>
          <table:table-cell table:style-name="ce8" table:formula="of:=LOOKUP([.AM16];[.$AZ$6:.$AZ$261];[.$BC$6:.$BC$261])" office:value-type="float" office:value="71" calcext:value-type="float">
            <text:p>71</text:p>
          </table:table-cell>
          <table:table-cell table:style-name="ce8" table:formula="of:=LOOKUP([.AN16];[.$AZ$6:.$AZ$261];[.$BC$6:.$BC$261])" office:value-type="float" office:value="71" calcext:value-type="float">
            <text:p>71</text:p>
          </table:table-cell>
          <table:table-cell table:style-name="ce8" table:formula="of:=LOOKUP([.AO16];[.$AZ$6:.$AZ$261];[.$BC$6:.$BC$261])" office:value-type="float" office:value="72" calcext:value-type="float">
            <text:p>72</text:p>
          </table:table-cell>
          <table:table-cell table:style-name="ce8" table:formula="of:=LOOKUP([.AP16];[.$AZ$6:.$AZ$261];[.$BC$6:.$BC$261])" office:value-type="float" office:value="70" calcext:value-type="float">
            <text:p>70</text:p>
          </table:table-cell>
          <table:table-cell table:style-name="ce8" table:formula="of:=LOOKUP([.AQ16];[.$AZ$6:.$AZ$261];[.$BC$6:.$BC$261])" office:value-type="float" office:value="63" calcext:value-type="float">
            <text:p>63</text:p>
          </table:table-cell>
          <table:table-cell table:style-name="ce8" table:formula="of:=LOOKUP([.AR16];[.$AZ$6:.$AZ$261];[.$BC$6:.$BC$261])" office:value-type="float" office:value="31" calcext:value-type="float">
            <text:p>31</text:p>
          </table:table-cell>
          <table:table-cell table:style-name="ce8" table:formula="of:=LOOKUP([.AS16];[.$AZ$6:.$AZ$261];[.$BC$6:.$BC$261])" office:value-type="float" office:value="28" calcext:value-type="float">
            <text:p>28</text:p>
          </table:table-cell>
          <table:table-cell table:style-name="ce8" table:formula="of:=LOOKUP([.AT16];[.$AZ$6:.$AZ$261];[.$BC$6:.$BC$261])" office:value-type="float" office:value="29" calcext:value-type="float">
            <text:p>29</text:p>
          </table:table-cell>
          <table:table-cell table:style-name="ce8" table:formula="of:=LOOKUP([.AU16];[.$AZ$6:.$AZ$261];[.$BC$6:.$BC$261])" office:value-type="float" office:value="32" calcext:value-type="float">
            <text:p>32</text:p>
          </table:table-cell>
          <table:table-cell table:style-name="ce8" table:formula="of:=LOOKUP([.AV16];[.$AZ$6:.$AZ$261];[.$BC$6:.$BC$261])" office:value-type="float" office:value="36" calcext:value-type="float">
            <text:p>36</text:p>
          </table:table-cell>
          <table:table-cell table:style-name="ce8" table:formula="of:=LOOKUP([.AW16];[.$AZ$6:.$AZ$261];[.$BC$6:.$BC$261])" office:value-type="float" office:value="38" calcext:value-type="float">
            <text:p>38</text:p>
          </table:table-cell>
          <table:table-cell table:style-name="ce8" table:formula="of:=LOOKUP([.AX16];[.$AZ$6:.$AZ$261];[.$BC$6:.$BC$261])" office:value-type="float" office:value="44" calcext:value-type="float">
            <text:p>4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$A$1:.$AX$69];[.AZ88])" office:value-type="float" office:value="24" calcext:value-type="float">
            <text:p>24</text:p>
          </table:table-cell>
          <table:table-cell table:formula="of:=COUNTIF([.$A$73:.$AX$141];[.AZ88])" office:value-type="float" office:value="24" calcext:value-type="float">
            <text:p>24</text:p>
          </table:table-cell>
          <table:table-cell table:formula="of:=IF([.AZ88]&lt;[.$BA$1];0;IF([.AZ88]&gt;=[.$BC$1];255;ROUNDDOWN(([.AZ88]-[.$BA$1])/([.$BC$1]-[.$BA$1])*255)))" office:value-type="float" office:value="82" calcext:value-type="float">
            <text:p>82</text:p>
          </table:table-cell>
        </table:table-row>
        <table:table-row table:style-name="ro1">
          <table:table-cell table:style-name="ce8" table:formula="of:=LOOKUP([.A17];[.$AZ$6:.$AZ$261];[.$BC$6:.$BC$261])" office:value-type="float" office:value="98" calcext:value-type="float">
            <text:p>98</text:p>
          </table:table-cell>
          <table:table-cell table:style-name="ce8" table:formula="of:=LOOKUP([.B17];[.$AZ$6:.$AZ$261];[.$BC$6:.$BC$261])" office:value-type="float" office:value="66" calcext:value-type="float">
            <text:p>66</text:p>
          </table:table-cell>
          <table:table-cell table:style-name="ce8" table:formula="of:=LOOKUP([.C17];[.$AZ$6:.$AZ$261];[.$BC$6:.$BC$261])" office:value-type="float" office:value="59" calcext:value-type="float">
            <text:p>59</text:p>
          </table:table-cell>
          <table:table-cell table:style-name="ce8" table:formula="of:=LOOKUP([.D17];[.$AZ$6:.$AZ$261];[.$BC$6:.$BC$261])" office:value-type="float" office:value="58" calcext:value-type="float">
            <text:p>58</text:p>
          </table:table-cell>
          <table:table-cell table:style-name="ce8" table:formula="of:=LOOKUP([.E17];[.$AZ$6:.$AZ$261];[.$BC$6:.$BC$261])" office:value-type="float" office:value="34" calcext:value-type="float">
            <text:p>34</text:p>
          </table:table-cell>
          <table:table-cell table:style-name="ce8" table:formula="of:=LOOKUP([.F17];[.$AZ$6:.$AZ$261];[.$BC$6:.$BC$261])" office:value-type="float" office:value="37" calcext:value-type="float">
            <text:p>37</text:p>
          </table:table-cell>
          <table:table-cell table:style-name="ce8" table:formula="of:=LOOKUP([.G17];[.$AZ$6:.$AZ$261];[.$BC$6:.$BC$261])" office:value-type="float" office:value="55" calcext:value-type="float">
            <text:p>55</text:p>
          </table:table-cell>
          <table:table-cell table:style-name="ce8" table:formula="of:=LOOKUP([.H17];[.$AZ$6:.$AZ$261];[.$BC$6:.$BC$261])" office:value-type="float" office:value="64" calcext:value-type="float">
            <text:p>64</text:p>
          </table:table-cell>
          <table:table-cell table:style-name="ce8" table:formula="of:=LOOKUP([.I17];[.$AZ$6:.$AZ$261];[.$BC$6:.$BC$261])" office:value-type="float" office:value="49" calcext:value-type="float">
            <text:p>49</text:p>
          </table:table-cell>
          <table:table-cell table:style-name="ce8" table:formula="of:=LOOKUP([.J17];[.$AZ$6:.$AZ$261];[.$BC$6:.$BC$261])" office:value-type="float" office:value="29" calcext:value-type="float">
            <text:p>29</text:p>
          </table:table-cell>
          <table:table-cell table:style-name="ce8" table:formula="of:=LOOKUP([.K17];[.$AZ$6:.$AZ$261];[.$BC$6:.$BC$261])" office:value-type="float" office:value="30" calcext:value-type="float">
            <text:p>30</text:p>
          </table:table-cell>
          <table:table-cell table:style-name="ce8" table:formula="of:=LOOKUP([.L17];[.$AZ$6:.$AZ$261];[.$BC$6:.$BC$261])" office:value-type="float" office:value="32" calcext:value-type="float">
            <text:p>32</text:p>
          </table:table-cell>
          <table:table-cell table:style-name="ce8" table:formula="of:=LOOKUP([.M17];[.$AZ$6:.$AZ$261];[.$BC$6:.$BC$261])" office:value-type="float" office:value="33" calcext:value-type="float">
            <text:p>33</text:p>
          </table:table-cell>
          <table:table-cell table:style-name="ce8" table:formula="of:=LOOKUP([.N17];[.$AZ$6:.$AZ$261];[.$BC$6:.$BC$261])" office:value-type="float" office:value="34" calcext:value-type="float">
            <text:p>34</text:p>
          </table:table-cell>
          <table:table-cell table:style-name="ce8" table:formula="of:=LOOKUP([.O17];[.$AZ$6:.$AZ$261];[.$BC$6:.$BC$261])" office:value-type="float" office:value="37" calcext:value-type="float">
            <text:p>37</text:p>
          </table:table-cell>
          <table:table-cell table:style-name="ce8" table:formula="of:=LOOKUP([.P17];[.$AZ$6:.$AZ$261];[.$BC$6:.$BC$261])" office:value-type="float" office:value="41" calcext:value-type="float">
            <text:p>41</text:p>
          </table:table-cell>
          <table:table-cell table:style-name="ce8" table:formula="of:=LOOKUP([.Q17];[.$AZ$6:.$AZ$261];[.$BC$6:.$BC$261])" office:value-type="float" office:value="47" calcext:value-type="float">
            <text:p>47</text:p>
          </table:table-cell>
          <table:table-cell table:style-name="ce8" table:formula="of:=LOOKUP([.R17];[.$AZ$6:.$AZ$261];[.$BC$6:.$BC$261])" office:value-type="float" office:value="53" calcext:value-type="float">
            <text:p>53</text:p>
          </table:table-cell>
          <table:table-cell table:style-name="ce8" table:formula="of:=LOOKUP([.S17];[.$AZ$6:.$AZ$261];[.$BC$6:.$BC$261])" office:value-type="float" office:value="63" calcext:value-type="float">
            <text:p>63</text:p>
          </table:table-cell>
          <table:table-cell table:style-name="ce8" table:formula="of:=LOOKUP([.T17];[.$AZ$6:.$AZ$261];[.$BC$6:.$BC$261])" office:value-type="float" office:value="70" calcext:value-type="float">
            <text:p>70</text:p>
          </table:table-cell>
          <table:table-cell table:style-name="ce8" table:formula="of:=LOOKUP([.U17];[.$AZ$6:.$AZ$261];[.$BC$6:.$BC$261])" office:value-type="float" office:value="75" calcext:value-type="float">
            <text:p>75</text:p>
          </table:table-cell>
          <table:table-cell table:style-name="ce8" table:formula="of:=LOOKUP([.V17];[.$AZ$6:.$AZ$261];[.$BC$6:.$BC$261])" office:value-type="float" office:value="84" calcext:value-type="float">
            <text:p>84</text:p>
          </table:table-cell>
          <table:table-cell table:style-name="ce8" table:formula="of:=LOOKUP([.W17];[.$AZ$6:.$AZ$261];[.$BC$6:.$BC$261])" office:value-type="float" office:value="92" calcext:value-type="float">
            <text:p>92</text:p>
          </table:table-cell>
          <table:table-cell table:style-name="ce8" table:formula="of:=LOOKUP([.X17];[.$AZ$6:.$AZ$261];[.$BC$6:.$BC$261])" office:value-type="float" office:value="97" calcext:value-type="float">
            <text:p>97</text:p>
          </table:table-cell>
          <table:table-cell table:style-name="ce8" table:formula="of:=LOOKUP([.Y17];[.$AZ$6:.$AZ$261];[.$BC$6:.$BC$261])" office:value-type="float" office:value="106" calcext:value-type="float">
            <text:p>106</text:p>
          </table:table-cell>
          <table:table-cell table:style-name="ce8" table:formula="of:=LOOKUP([.Z17];[.$AZ$6:.$AZ$261];[.$BC$6:.$BC$261])" office:value-type="float" office:value="76" calcext:value-type="float">
            <text:p>76</text:p>
          </table:table-cell>
          <table:table-cell table:style-name="ce8" table:formula="of:=LOOKUP([.AA17];[.$AZ$6:.$AZ$261];[.$BC$6:.$BC$261])" office:value-type="float" office:value="54" calcext:value-type="float">
            <text:p>54</text:p>
          </table:table-cell>
          <table:table-cell table:style-name="ce8" table:formula="of:=LOOKUP([.AB17];[.$AZ$6:.$AZ$261];[.$BC$6:.$BC$261])" office:value-type="float" office:value="54" calcext:value-type="float">
            <text:p>54</text:p>
          </table:table-cell>
          <table:table-cell table:style-name="ce8" table:formula="of:=LOOKUP([.AC17];[.$AZ$6:.$AZ$261];[.$BC$6:.$BC$261])" office:value-type="float" office:value="58" calcext:value-type="float">
            <text:p>58</text:p>
          </table:table-cell>
          <table:table-cell table:style-name="ce8" table:formula="of:=LOOKUP([.AD17];[.$AZ$6:.$AZ$261];[.$BC$6:.$BC$261])" office:value-type="float" office:value="61" calcext:value-type="float">
            <text:p>61</text:p>
          </table:table-cell>
          <table:table-cell table:style-name="ce8" table:formula="of:=LOOKUP([.AE17];[.$AZ$6:.$AZ$261];[.$BC$6:.$BC$261])" office:value-type="float" office:value="45" calcext:value-type="float">
            <text:p>45</text:p>
          </table:table-cell>
          <table:table-cell table:style-name="ce8" table:formula="of:=LOOKUP([.AF17];[.$AZ$6:.$AZ$261];[.$BC$6:.$BC$261])" office:value-type="float" office:value="32" calcext:value-type="float">
            <text:p>32</text:p>
          </table:table-cell>
          <table:table-cell table:style-name="ce8" table:formula="of:=LOOKUP([.AG17];[.$AZ$6:.$AZ$261];[.$BC$6:.$BC$261])" office:value-type="float" office:value="25" calcext:value-type="float">
            <text:p>25</text:p>
          </table:table-cell>
          <table:table-cell table:style-name="ce8" table:formula="of:=LOOKUP([.AH17];[.$AZ$6:.$AZ$261];[.$BC$6:.$BC$261])" office:value-type="float" office:value="32" calcext:value-type="float">
            <text:p>32</text:p>
          </table:table-cell>
          <table:table-cell table:style-name="ce8" table:formula="of:=LOOKUP([.AI17];[.$AZ$6:.$AZ$261];[.$BC$6:.$BC$261])" office:value-type="float" office:value="44" calcext:value-type="float">
            <text:p>44</text:p>
          </table:table-cell>
          <table:table-cell table:style-name="ce8" table:formula="of:=LOOKUP([.AJ17];[.$AZ$6:.$AZ$261];[.$BC$6:.$BC$261])" office:value-type="float" office:value="50" calcext:value-type="float">
            <text:p>50</text:p>
          </table:table-cell>
          <table:table-cell table:style-name="ce8" table:formula="of:=LOOKUP([.AK17];[.$AZ$6:.$AZ$261];[.$BC$6:.$BC$261])" office:value-type="float" office:value="63" calcext:value-type="float">
            <text:p>63</text:p>
          </table:table-cell>
          <table:table-cell table:style-name="ce8" table:formula="of:=LOOKUP([.AL17];[.$AZ$6:.$AZ$261];[.$BC$6:.$BC$261])" office:value-type="float" office:value="72" calcext:value-type="float">
            <text:p>72</text:p>
          </table:table-cell>
          <table:table-cell table:style-name="ce8" table:formula="of:=LOOKUP([.AM17];[.$AZ$6:.$AZ$261];[.$BC$6:.$BC$261])" office:value-type="float" office:value="75" calcext:value-type="float">
            <text:p>75</text:p>
          </table:table-cell>
          <table:table-cell table:style-name="ce8" table:formula="of:=LOOKUP([.AN17];[.$AZ$6:.$AZ$261];[.$BC$6:.$BC$261])" office:value-type="float" office:value="73" calcext:value-type="float">
            <text:p>73</text:p>
          </table:table-cell>
          <table:table-cell table:style-name="ce8" table:formula="of:=LOOKUP([.AO17];[.$AZ$6:.$AZ$261];[.$BC$6:.$BC$261])" office:value-type="float" office:value="70" calcext:value-type="float">
            <text:p>70</text:p>
          </table:table-cell>
          <table:table-cell table:style-name="ce8" table:formula="of:=LOOKUP([.AP17];[.$AZ$6:.$AZ$261];[.$BC$6:.$BC$261])" office:value-type="float" office:value="72" calcext:value-type="float">
            <text:p>72</text:p>
          </table:table-cell>
          <table:table-cell table:style-name="ce8" table:formula="of:=LOOKUP([.AQ17];[.$AZ$6:.$AZ$261];[.$BC$6:.$BC$261])" office:value-type="float" office:value="69" calcext:value-type="float">
            <text:p>69</text:p>
          </table:table-cell>
          <table:table-cell table:style-name="ce8" table:formula="of:=LOOKUP([.AR17];[.$AZ$6:.$AZ$261];[.$BC$6:.$BC$261])" office:value-type="float" office:value="58" calcext:value-type="float">
            <text:p>58</text:p>
          </table:table-cell>
          <table:table-cell table:style-name="ce8" table:formula="of:=LOOKUP([.AS17];[.$AZ$6:.$AZ$261];[.$BC$6:.$BC$261])" office:value-type="float" office:value="30" calcext:value-type="float">
            <text:p>30</text:p>
          </table:table-cell>
          <table:table-cell table:style-name="ce8" table:formula="of:=LOOKUP([.AT17];[.$AZ$6:.$AZ$261];[.$BC$6:.$BC$261])" office:value-type="float" office:value="28" calcext:value-type="float">
            <text:p>28</text:p>
          </table:table-cell>
          <table:table-cell table:style-name="ce8" table:formula="of:=LOOKUP([.AU17];[.$AZ$6:.$AZ$261];[.$BC$6:.$BC$261])" office:value-type="float" office:value="30" calcext:value-type="float">
            <text:p>30</text:p>
          </table:table-cell>
          <table:table-cell table:style-name="ce8" table:formula="of:=LOOKUP([.AV17];[.$AZ$6:.$AZ$261];[.$BC$6:.$BC$261])" office:value-type="float" office:value="31" calcext:value-type="float">
            <text:p>31</text:p>
          </table:table-cell>
          <table:table-cell table:style-name="ce8" table:formula="of:=LOOKUP([.AW17];[.$AZ$6:.$AZ$261];[.$BC$6:.$BC$261])" office:value-type="float" office:value="34" calcext:value-type="float">
            <text:p>34</text:p>
          </table:table-cell>
          <table:table-cell table:style-name="ce8" table:formula="of:=LOOKUP([.AX17];[.$AZ$6:.$AZ$261];[.$BC$6:.$BC$261])" office:value-type="float" office:value="37" calcext:value-type="float">
            <text:p>3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$A$1:.$AX$69];[.AZ89])" office:value-type="float" office:value="26" calcext:value-type="float">
            <text:p>26</text:p>
          </table:table-cell>
          <table:table-cell table:formula="of:=COUNTIF([.$A$73:.$AX$141];[.AZ89])" office:value-type="float" office:value="26" calcext:value-type="float">
            <text:p>26</text:p>
          </table:table-cell>
          <table:table-cell table:formula="of:=IF([.AZ89]&lt;[.$BA$1];0;IF([.AZ89]&gt;=[.$BC$1];255;ROUNDDOWN(([.AZ89]-[.$BA$1])/([.$BC$1]-[.$BA$1])*255)))" office:value-type="float" office:value="83" calcext:value-type="float">
            <text:p>83</text:p>
          </table:table-cell>
        </table:table-row>
        <table:table-row table:style-name="ro1">
          <table:table-cell table:style-name="ce8" table:formula="of:=LOOKUP([.A18];[.$AZ$6:.$AZ$261];[.$BC$6:.$BC$261])" office:value-type="float" office:value="100" calcext:value-type="float">
            <text:p>100</text:p>
          </table:table-cell>
          <table:table-cell table:style-name="ce8" table:formula="of:=LOOKUP([.B18];[.$AZ$6:.$AZ$261];[.$BC$6:.$BC$261])" office:value-type="float" office:value="71" calcext:value-type="float">
            <text:p>71</text:p>
          </table:table-cell>
          <table:table-cell table:style-name="ce8" table:formula="of:=LOOKUP([.C18];[.$AZ$6:.$AZ$261];[.$BC$6:.$BC$261])" office:value-type="float" office:value="58" calcext:value-type="float">
            <text:p>58</text:p>
          </table:table-cell>
          <table:table-cell table:style-name="ce8" table:formula="of:=LOOKUP([.D18];[.$AZ$6:.$AZ$261];[.$BC$6:.$BC$261])" office:value-type="float" office:value="57" calcext:value-type="float">
            <text:p>57</text:p>
          </table:table-cell>
          <table:table-cell table:style-name="ce8" table:formula="of:=LOOKUP([.E18];[.$AZ$6:.$AZ$261];[.$BC$6:.$BC$261])" office:value-type="float" office:value="52" calcext:value-type="float">
            <text:p>52</text:p>
          </table:table-cell>
          <table:table-cell table:style-name="ce8" table:formula="of:=LOOKUP([.F18];[.$AZ$6:.$AZ$261];[.$BC$6:.$BC$261])" office:value-type="float" office:value="34" calcext:value-type="float">
            <text:p>34</text:p>
          </table:table-cell>
          <table:table-cell table:style-name="ce8" table:formula="of:=LOOKUP([.G18];[.$AZ$6:.$AZ$261];[.$BC$6:.$BC$261])" office:value-type="float" office:value="52" calcext:value-type="float">
            <text:p>52</text:p>
          </table:table-cell>
          <table:table-cell table:style-name="ce8" table:formula="of:=LOOKUP([.H18];[.$AZ$6:.$AZ$261];[.$BC$6:.$BC$261])" office:value-type="float" office:value="70" calcext:value-type="float">
            <text:p>70</text:p>
          </table:table-cell>
          <table:table-cell table:style-name="ce8" table:formula="of:=LOOKUP([.I18];[.$AZ$6:.$AZ$261];[.$BC$6:.$BC$261])" office:value-type="float" office:value="59" calcext:value-type="float">
            <text:p>59</text:p>
          </table:table-cell>
          <table:table-cell table:style-name="ce8" table:formula="of:=LOOKUP([.J18];[.$AZ$6:.$AZ$261];[.$BC$6:.$BC$261])" office:value-type="float" office:value="31" calcext:value-type="float">
            <text:p>31</text:p>
          </table:table-cell>
          <table:table-cell table:style-name="ce8" table:formula="of:=LOOKUP([.K18];[.$AZ$6:.$AZ$261];[.$BC$6:.$BC$261])" office:value-type="float" office:value="27" calcext:value-type="float">
            <text:p>27</text:p>
          </table:table-cell>
          <table:table-cell table:style-name="ce8" table:formula="of:=LOOKUP([.L18];[.$AZ$6:.$AZ$261];[.$BC$6:.$BC$261])" office:value-type="float" office:value="29" calcext:value-type="float">
            <text:p>29</text:p>
          </table:table-cell>
          <table:table-cell table:style-name="ce8" table:formula="of:=LOOKUP([.M18];[.$AZ$6:.$AZ$261];[.$BC$6:.$BC$261])" office:value-type="float" office:value="31" calcext:value-type="float">
            <text:p>31</text:p>
          </table:table-cell>
          <table:table-cell table:style-name="ce8" table:formula="of:=LOOKUP([.N18];[.$AZ$6:.$AZ$261];[.$BC$6:.$BC$261])" office:value-type="float" office:value="32" calcext:value-type="float">
            <text:p>32</text:p>
          </table:table-cell>
          <table:table-cell table:style-name="ce8" table:formula="of:=LOOKUP([.O18];[.$AZ$6:.$AZ$261];[.$BC$6:.$BC$261])" office:value-type="float" office:value="34" calcext:value-type="float">
            <text:p>34</text:p>
          </table:table-cell>
          <table:table-cell table:style-name="ce8" table:formula="of:=LOOKUP([.P18];[.$AZ$6:.$AZ$261];[.$BC$6:.$BC$261])" office:value-type="float" office:value="37" calcext:value-type="float">
            <text:p>37</text:p>
          </table:table-cell>
          <table:table-cell table:style-name="ce8" table:formula="of:=LOOKUP([.Q18];[.$AZ$6:.$AZ$261];[.$BC$6:.$BC$261])" office:value-type="float" office:value="40" calcext:value-type="float">
            <text:p>40</text:p>
          </table:table-cell>
          <table:table-cell table:style-name="ce8" table:formula="of:=LOOKUP([.R18];[.$AZ$6:.$AZ$261];[.$BC$6:.$BC$261])" office:value-type="float" office:value="47" calcext:value-type="float">
            <text:p>47</text:p>
          </table:table-cell>
          <table:table-cell table:style-name="ce8" table:formula="of:=LOOKUP([.S18];[.$AZ$6:.$AZ$261];[.$BC$6:.$BC$261])" office:value-type="float" office:value="55" calcext:value-type="float">
            <text:p>55</text:p>
          </table:table-cell>
          <table:table-cell table:style-name="ce8" table:formula="of:=LOOKUP([.T18];[.$AZ$6:.$AZ$261];[.$BC$6:.$BC$261])" office:value-type="float" office:value="63" calcext:value-type="float">
            <text:p>63</text:p>
          </table:table-cell>
          <table:table-cell table:style-name="ce8" table:formula="of:=LOOKUP([.U18];[.$AZ$6:.$AZ$261];[.$BC$6:.$BC$261])" office:value-type="float" office:value="69" calcext:value-type="float">
            <text:p>69</text:p>
          </table:table-cell>
          <table:table-cell table:style-name="ce8" table:formula="of:=LOOKUP([.V18];[.$AZ$6:.$AZ$261];[.$BC$6:.$BC$261])" office:value-type="float" office:value="78" calcext:value-type="float">
            <text:p>78</text:p>
          </table:table-cell>
          <table:table-cell table:style-name="ce8" table:formula="of:=LOOKUP([.W18];[.$AZ$6:.$AZ$261];[.$BC$6:.$BC$261])" office:value-type="float" office:value="88" calcext:value-type="float">
            <text:p>88</text:p>
          </table:table-cell>
          <table:table-cell table:style-name="ce8" table:formula="of:=LOOKUP([.X18];[.$AZ$6:.$AZ$261];[.$BC$6:.$BC$261])" office:value-type="float" office:value="105" calcext:value-type="float">
            <text:p>105</text:p>
          </table:table-cell>
          <table:table-cell table:style-name="ce8" table:formula="of:=LOOKUP([.Y18];[.$AZ$6:.$AZ$261];[.$BC$6:.$BC$261])" office:value-type="float" office:value="93" calcext:value-type="float">
            <text:p>93</text:p>
          </table:table-cell>
          <table:table-cell table:style-name="ce8" table:formula="of:=LOOKUP([.Z18];[.$AZ$6:.$AZ$261];[.$BC$6:.$BC$261])" office:value-type="float" office:value="59" calcext:value-type="float">
            <text:p>59</text:p>
          </table:table-cell>
          <table:table-cell table:style-name="ce8" table:formula="of:=LOOKUP([.AA18];[.$AZ$6:.$AZ$261];[.$BC$6:.$BC$261])" office:value-type="float" office:value="58" calcext:value-type="float">
            <text:p>58</text:p>
          </table:table-cell>
          <table:table-cell table:style-name="ce8" table:formula="of:=LOOKUP([.AB18];[.$AZ$6:.$AZ$261];[.$BC$6:.$BC$261])" office:value-type="float" office:value="56" calcext:value-type="float">
            <text:p>56</text:p>
          </table:table-cell>
          <table:table-cell table:style-name="ce8" table:formula="of:=LOOKUP([.AC18];[.$AZ$6:.$AZ$261];[.$BC$6:.$BC$261])" office:value-type="float" office:value="60" calcext:value-type="float">
            <text:p>60</text:p>
          </table:table-cell>
          <table:table-cell table:style-name="ce8" table:formula="of:=LOOKUP([.AD18];[.$AZ$6:.$AZ$261];[.$BC$6:.$BC$261])" office:value-type="float" office:value="56" calcext:value-type="float">
            <text:p>56</text:p>
          </table:table-cell>
          <table:table-cell table:style-name="ce8" table:formula="of:=LOOKUP([.AE18];[.$AZ$6:.$AZ$261];[.$BC$6:.$BC$261])" office:value-type="float" office:value="40" calcext:value-type="float">
            <text:p>40</text:p>
          </table:table-cell>
          <table:table-cell table:style-name="ce8" table:formula="of:=LOOKUP([.AF18];[.$AZ$6:.$AZ$261];[.$BC$6:.$BC$261])" office:value-type="float" office:value="29" calcext:value-type="float">
            <text:p>29</text:p>
          </table:table-cell>
          <table:table-cell table:style-name="ce8" table:formula="of:=LOOKUP([.AG18];[.$AZ$6:.$AZ$261];[.$BC$6:.$BC$261])" office:value-type="float" office:value="25" calcext:value-type="float">
            <text:p>25</text:p>
          </table:table-cell>
          <table:table-cell table:style-name="ce8" table:formula="of:=LOOKUP([.AH18];[.$AZ$6:.$AZ$261];[.$BC$6:.$BC$261])" office:value-type="float" office:value="36" calcext:value-type="float">
            <text:p>36</text:p>
          </table:table-cell>
          <table:table-cell table:style-name="ce8" table:formula="of:=LOOKUP([.AI18];[.$AZ$6:.$AZ$261];[.$BC$6:.$BC$261])" office:value-type="float" office:value="46" calcext:value-type="float">
            <text:p>46</text:p>
          </table:table-cell>
          <table:table-cell table:style-name="ce8" table:formula="of:=LOOKUP([.AJ18];[.$AZ$6:.$AZ$261];[.$BC$6:.$BC$261])" office:value-type="float" office:value="53" calcext:value-type="float">
            <text:p>53</text:p>
          </table:table-cell>
          <table:table-cell table:style-name="ce8" table:formula="of:=LOOKUP([.AK18];[.$AZ$6:.$AZ$261];[.$BC$6:.$BC$261])" office:value-type="float" office:value="65" calcext:value-type="float">
            <text:p>65</text:p>
          </table:table-cell>
          <table:table-cell table:style-name="ce8" table:formula="of:=LOOKUP([.AL18];[.$AZ$6:.$AZ$261];[.$BC$6:.$BC$261])" office:value-type="float" office:value="75" calcext:value-type="float">
            <text:p>75</text:p>
          </table:table-cell>
          <table:table-cell table:style-name="ce8" table:formula="of:=LOOKUP([.AM18];[.$AZ$6:.$AZ$261];[.$BC$6:.$BC$261])" office:value-type="float" office:value="77" calcext:value-type="float">
            <text:p>77</text:p>
          </table:table-cell>
          <table:table-cell table:style-name="ce8" table:formula="of:=LOOKUP([.AN18];[.$AZ$6:.$AZ$261];[.$BC$6:.$BC$261])" office:value-type="float" office:value="74" calcext:value-type="float">
            <text:p>74</text:p>
          </table:table-cell>
          <table:table-cell table:style-name="ce8" table:formula="of:=LOOKUP([.AO18];[.$AZ$6:.$AZ$261];[.$BC$6:.$BC$261])" office:value-type="float" office:value="71" calcext:value-type="float">
            <text:p>71</text:p>
          </table:table-cell>
          <table:table-cell table:style-name="ce8" table:formula="of:=LOOKUP([.AP18];[.$AZ$6:.$AZ$261];[.$BC$6:.$BC$261])" office:value-type="float" office:value="71" calcext:value-type="float">
            <text:p>71</text:p>
          </table:table-cell>
          <table:table-cell table:style-name="ce8" table:formula="of:=LOOKUP([.AQ18];[.$AZ$6:.$AZ$261];[.$BC$6:.$BC$261])" office:value-type="float" office:value="70" calcext:value-type="float">
            <text:p>70</text:p>
          </table:table-cell>
          <table:table-cell table:style-name="ce8" table:formula="of:=LOOKUP([.AR18];[.$AZ$6:.$AZ$261];[.$BC$6:.$BC$261])" office:value-type="float" office:value="67" calcext:value-type="float">
            <text:p>67</text:p>
          </table:table-cell>
          <table:table-cell table:style-name="ce8" table:formula="of:=LOOKUP([.AS18];[.$AZ$6:.$AZ$261];[.$BC$6:.$BC$261])" office:value-type="float" office:value="53" calcext:value-type="float">
            <text:p>53</text:p>
          </table:table-cell>
          <table:table-cell table:style-name="ce8" table:formula="of:=LOOKUP([.AT18];[.$AZ$6:.$AZ$261];[.$BC$6:.$BC$261])" office:value-type="float" office:value="31" calcext:value-type="float">
            <text:p>31</text:p>
          </table:table-cell>
          <table:table-cell table:style-name="ce8" table:formula="of:=LOOKUP([.AU18];[.$AZ$6:.$AZ$261];[.$BC$6:.$BC$261])" office:value-type="float" office:value="27" calcext:value-type="float">
            <text:p>27</text:p>
          </table:table-cell>
          <table:table-cell table:style-name="ce8" table:formula="of:=LOOKUP([.AV18];[.$AZ$6:.$AZ$261];[.$BC$6:.$BC$261])" office:value-type="float" office:value="29" calcext:value-type="float">
            <text:p>29</text:p>
          </table:table-cell>
          <table:table-cell table:style-name="ce8" table:formula="of:=LOOKUP([.AW18];[.$AZ$6:.$AZ$261];[.$BC$6:.$BC$261])" office:value-type="float" office:value="31" calcext:value-type="float">
            <text:p>31</text:p>
          </table:table-cell>
          <table:table-cell table:style-name="ce8" table:formula="of:=LOOKUP([.AX18];[.$AZ$6:.$AZ$261];[.$BC$6:.$BC$261])" office:value-type="float" office:value="33" calcext:value-type="float">
            <text:p>3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$A$1:.$AX$69];[.AZ90])" office:value-type="float" office:value="24" calcext:value-type="float">
            <text:p>24</text:p>
          </table:table-cell>
          <table:table-cell table:formula="of:=COUNTIF([.$A$73:.$AX$141];[.AZ90])" office:value-type="float" office:value="24" calcext:value-type="float">
            <text:p>24</text:p>
          </table:table-cell>
          <table:table-cell table:formula="of:=IF([.AZ90]&lt;[.$BA$1];0;IF([.AZ90]&gt;=[.$BC$1];255;ROUNDDOWN(([.AZ90]-[.$BA$1])/([.$BC$1]-[.$BA$1])*255)))" office:value-type="float" office:value="84" calcext:value-type="float">
            <text:p>84</text:p>
          </table:table-cell>
        </table:table-row>
        <table:table-row table:style-name="ro1">
          <table:table-cell table:style-name="ce8" table:formula="of:=LOOKUP([.A19];[.$AZ$6:.$AZ$261];[.$BC$6:.$BC$261])" office:value-type="float" office:value="101" calcext:value-type="float">
            <text:p>101</text:p>
          </table:table-cell>
          <table:table-cell table:style-name="ce8" table:formula="of:=LOOKUP([.B19];[.$AZ$6:.$AZ$261];[.$BC$6:.$BC$261])" office:value-type="float" office:value="76" calcext:value-type="float">
            <text:p>76</text:p>
          </table:table-cell>
          <table:table-cell table:style-name="ce8" table:formula="of:=LOOKUP([.C19];[.$AZ$6:.$AZ$261];[.$BC$6:.$BC$261])" office:value-type="float" office:value="61" calcext:value-type="float">
            <text:p>61</text:p>
          </table:table-cell>
          <table:table-cell table:style-name="ce8" table:formula="of:=LOOKUP([.D19];[.$AZ$6:.$AZ$261];[.$BC$6:.$BC$261])" office:value-type="float" office:value="60" calcext:value-type="float">
            <text:p>60</text:p>
          </table:table-cell>
          <table:table-cell table:style-name="ce8" table:formula="of:=LOOKUP([.E19];[.$AZ$6:.$AZ$261];[.$BC$6:.$BC$261])" office:value-type="float" office:value="61" calcext:value-type="float">
            <text:p>61</text:p>
          </table:table-cell>
          <table:table-cell table:style-name="ce8" table:formula="of:=LOOKUP([.F19];[.$AZ$6:.$AZ$261];[.$BC$6:.$BC$261])" office:value-type="float" office:value="61" calcext:value-type="float">
            <text:p>61</text:p>
          </table:table-cell>
          <table:table-cell table:style-name="ce8" table:formula="of:=LOOKUP([.G19];[.$AZ$6:.$AZ$261];[.$BC$6:.$BC$261])" office:value-type="float" office:value="44" calcext:value-type="float">
            <text:p>44</text:p>
          </table:table-cell>
          <table:table-cell table:style-name="ce8" table:formula="of:=LOOKUP([.H19];[.$AZ$6:.$AZ$261];[.$BC$6:.$BC$261])" office:value-type="float" office:value="58" calcext:value-type="float">
            <text:p>58</text:p>
          </table:table-cell>
          <table:table-cell table:style-name="ce8" table:formula="of:=LOOKUP([.I19];[.$AZ$6:.$AZ$261];[.$BC$6:.$BC$261])" office:value-type="float" office:value="62" calcext:value-type="float">
            <text:p>62</text:p>
          </table:table-cell>
          <table:table-cell table:style-name="ce8" table:formula="of:=LOOKUP([.J19];[.$AZ$6:.$AZ$261];[.$BC$6:.$BC$261])" office:value-type="float" office:value="44" calcext:value-type="float">
            <text:p>44</text:p>
          </table:table-cell>
          <table:table-cell table:style-name="ce8" table:formula="of:=LOOKUP([.K19];[.$AZ$6:.$AZ$261];[.$BC$6:.$BC$261])" office:value-type="float" office:value="25" calcext:value-type="float">
            <text:p>25</text:p>
          </table:table-cell>
          <table:table-cell table:style-name="ce8" table:formula="of:=LOOKUP([.L19];[.$AZ$6:.$AZ$261];[.$BC$6:.$BC$261])" office:value-type="float" office:value="27" calcext:value-type="float">
            <text:p>27</text:p>
          </table:table-cell>
          <table:table-cell table:style-name="ce8" table:formula="of:=LOOKUP([.M19];[.$AZ$6:.$AZ$261];[.$BC$6:.$BC$261])" office:value-type="float" office:value="28" calcext:value-type="float">
            <text:p>28</text:p>
          </table:table-cell>
          <table:table-cell table:style-name="ce8" table:formula="of:=LOOKUP([.N19];[.$AZ$6:.$AZ$261];[.$BC$6:.$BC$261])" office:value-type="float" office:value="30" calcext:value-type="float">
            <text:p>30</text:p>
          </table:table-cell>
          <table:table-cell table:style-name="ce8" table:formula="of:=LOOKUP([.O19];[.$AZ$6:.$AZ$261];[.$BC$6:.$BC$261])" office:value-type="float" office:value="32" calcext:value-type="float">
            <text:p>32</text:p>
          </table:table-cell>
          <table:table-cell table:style-name="ce8" table:formula="of:=LOOKUP([.P19];[.$AZ$6:.$AZ$261];[.$BC$6:.$BC$261])" office:value-type="float" office:value="33" calcext:value-type="float">
            <text:p>33</text:p>
          </table:table-cell>
          <table:table-cell table:style-name="ce8" table:formula="of:=LOOKUP([.Q19];[.$AZ$6:.$AZ$261];[.$BC$6:.$BC$261])" office:value-type="float" office:value="35" calcext:value-type="float">
            <text:p>35</text:p>
          </table:table-cell>
          <table:table-cell table:style-name="ce8" table:formula="of:=LOOKUP([.R19];[.$AZ$6:.$AZ$261];[.$BC$6:.$BC$261])" office:value-type="float" office:value="41" calcext:value-type="float">
            <text:p>41</text:p>
          </table:table-cell>
          <table:table-cell table:style-name="ce8" table:formula="of:=LOOKUP([.S19];[.$AZ$6:.$AZ$261];[.$BC$6:.$BC$261])" office:value-type="float" office:value="48" calcext:value-type="float">
            <text:p>48</text:p>
          </table:table-cell>
          <table:table-cell table:style-name="ce8" table:formula="of:=LOOKUP([.T19];[.$AZ$6:.$AZ$261];[.$BC$6:.$BC$261])" office:value-type="float" office:value="56" calcext:value-type="float">
            <text:p>56</text:p>
          </table:table-cell>
          <table:table-cell table:style-name="ce8" table:formula="of:=LOOKUP([.U19];[.$AZ$6:.$AZ$261];[.$BC$6:.$BC$261])" office:value-type="float" office:value="62" calcext:value-type="float">
            <text:p>62</text:p>
          </table:table-cell>
          <table:table-cell table:style-name="ce8" table:formula="of:=LOOKUP([.V19];[.$AZ$6:.$AZ$261];[.$BC$6:.$BC$261])" office:value-type="float" office:value="71" calcext:value-type="float">
            <text:p>71</text:p>
          </table:table-cell>
          <table:table-cell table:style-name="ce8" table:formula="of:=LOOKUP([.W19];[.$AZ$6:.$AZ$261];[.$BC$6:.$BC$261])" office:value-type="float" office:value="93" calcext:value-type="float">
            <text:p>93</text:p>
          </table:table-cell>
          <table:table-cell table:style-name="ce8" table:formula="of:=LOOKUP([.X19];[.$AZ$6:.$AZ$261];[.$BC$6:.$BC$261])" office:value-type="float" office:value="107" calcext:value-type="float">
            <text:p>107</text:p>
          </table:table-cell>
          <table:table-cell table:style-name="ce8" table:formula="of:=LOOKUP([.Y19];[.$AZ$6:.$AZ$261];[.$BC$6:.$BC$261])" office:value-type="float" office:value="70" calcext:value-type="float">
            <text:p>70</text:p>
          </table:table-cell>
          <table:table-cell table:style-name="ce8" table:formula="of:=LOOKUP([.Z19];[.$AZ$6:.$AZ$261];[.$BC$6:.$BC$261])" office:value-type="float" office:value="58" calcext:value-type="float">
            <text:p>58</text:p>
          </table:table-cell>
          <table:table-cell table:style-name="ce8" table:formula="of:=LOOKUP([.AA19];[.$AZ$6:.$AZ$261];[.$BC$6:.$BC$261])" office:value-type="float" office:value="57" calcext:value-type="float">
            <text:p>57</text:p>
          </table:table-cell>
          <table:table-cell table:style-name="ce8" table:formula="of:=LOOKUP([.AB19];[.$AZ$6:.$AZ$261];[.$BC$6:.$BC$261])" office:value-type="float" office:value="58" calcext:value-type="float">
            <text:p>58</text:p>
          </table:table-cell>
          <table:table-cell table:style-name="ce8" table:formula="of:=LOOKUP([.AC19];[.$AZ$6:.$AZ$261];[.$BC$6:.$BC$261])" office:value-type="float" office:value="61" calcext:value-type="float">
            <text:p>61</text:p>
          </table:table-cell>
          <table:table-cell table:style-name="ce8" table:formula="of:=LOOKUP([.AD19];[.$AZ$6:.$AZ$261];[.$BC$6:.$BC$261])" office:value-type="float" office:value="47" calcext:value-type="float">
            <text:p>47</text:p>
          </table:table-cell>
          <table:table-cell table:style-name="ce8" table:formula="of:=LOOKUP([.AE19];[.$AZ$6:.$AZ$261];[.$BC$6:.$BC$261])" office:value-type="float" office:value="37" calcext:value-type="float">
            <text:p>37</text:p>
          </table:table-cell>
          <table:table-cell table:style-name="ce8" table:formula="of:=LOOKUP([.AF19];[.$AZ$6:.$AZ$261];[.$BC$6:.$BC$261])" office:value-type="float" office:value="27" calcext:value-type="float">
            <text:p>27</text:p>
          </table:table-cell>
          <table:table-cell table:style-name="ce8" table:formula="of:=LOOKUP([.AG19];[.$AZ$6:.$AZ$261];[.$BC$6:.$BC$261])" office:value-type="float" office:value="27" calcext:value-type="float">
            <text:p>27</text:p>
          </table:table-cell>
          <table:table-cell table:style-name="ce8" table:formula="of:=LOOKUP([.AH19];[.$AZ$6:.$AZ$261];[.$BC$6:.$BC$261])" office:value-type="float" office:value="39" calcext:value-type="float">
            <text:p>39</text:p>
          </table:table-cell>
          <table:table-cell table:style-name="ce8" table:formula="of:=LOOKUP([.AI19];[.$AZ$6:.$AZ$261];[.$BC$6:.$BC$261])" office:value-type="float" office:value="48" calcext:value-type="float">
            <text:p>48</text:p>
          </table:table-cell>
          <table:table-cell table:style-name="ce8" table:formula="of:=LOOKUP([.AJ19];[.$AZ$6:.$AZ$261];[.$BC$6:.$BC$261])" office:value-type="float" office:value="56" calcext:value-type="float">
            <text:p>56</text:p>
          </table:table-cell>
          <table:table-cell table:style-name="ce8" table:formula="of:=LOOKUP([.AK19];[.$AZ$6:.$AZ$261];[.$BC$6:.$BC$261])" office:value-type="float" office:value="67" calcext:value-type="float">
            <text:p>67</text:p>
          </table:table-cell>
          <table:table-cell table:style-name="ce8" table:formula="of:=LOOKUP([.AL19];[.$AZ$6:.$AZ$261];[.$BC$6:.$BC$261])" office:value-type="float" office:value="74" calcext:value-type="float">
            <text:p>74</text:p>
          </table:table-cell>
          <table:table-cell table:style-name="ce8" table:formula="of:=LOOKUP([.AM19];[.$AZ$6:.$AZ$261];[.$BC$6:.$BC$261])" office:value-type="float" office:value="75" calcext:value-type="float">
            <text:p>75</text:p>
          </table:table-cell>
          <table:table-cell table:style-name="ce8" table:formula="of:=LOOKUP([.AN19];[.$AZ$6:.$AZ$261];[.$BC$6:.$BC$261])" office:value-type="float" office:value="73" calcext:value-type="float">
            <text:p>73</text:p>
          </table:table-cell>
          <table:table-cell table:style-name="ce8" table:formula="of:=LOOKUP([.AO19];[.$AZ$6:.$AZ$261];[.$BC$6:.$BC$261])" office:value-type="float" office:value="71" calcext:value-type="float">
            <text:p>71</text:p>
          </table:table-cell>
          <table:table-cell table:style-name="ce8" table:formula="of:=LOOKUP([.AP19];[.$AZ$6:.$AZ$261];[.$BC$6:.$BC$261])" office:value-type="float" office:value="72" calcext:value-type="float">
            <text:p>72</text:p>
          </table:table-cell>
          <table:table-cell table:style-name="ce8" table:formula="of:=LOOKUP([.AQ19];[.$AZ$6:.$AZ$261];[.$BC$6:.$BC$261])" office:value-type="float" office:value="69" calcext:value-type="float">
            <text:p>69</text:p>
          </table:table-cell>
          <table:table-cell table:style-name="ce8" table:formula="of:=LOOKUP([.AR19];[.$AZ$6:.$AZ$261];[.$BC$6:.$BC$261])" office:value-type="float" office:value="66" calcext:value-type="float">
            <text:p>66</text:p>
          </table:table-cell>
          <table:table-cell table:style-name="ce8" table:formula="of:=LOOKUP([.AS19];[.$AZ$6:.$AZ$261];[.$BC$6:.$BC$261])" office:value-type="float" office:value="63" calcext:value-type="float">
            <text:p>63</text:p>
          </table:table-cell>
          <table:table-cell table:style-name="ce8" table:formula="of:=LOOKUP([.AT19];[.$AZ$6:.$AZ$261];[.$BC$6:.$BC$261])" office:value-type="float" office:value="52" calcext:value-type="float">
            <text:p>52</text:p>
          </table:table-cell>
          <table:table-cell table:style-name="ce8" table:formula="of:=LOOKUP([.AU19];[.$AZ$6:.$AZ$261];[.$BC$6:.$BC$261])" office:value-type="float" office:value="30" calcext:value-type="float">
            <text:p>30</text:p>
          </table:table-cell>
          <table:table-cell table:style-name="ce8" table:formula="of:=LOOKUP([.AV19];[.$AZ$6:.$AZ$261];[.$BC$6:.$BC$261])" office:value-type="float" office:value="27" calcext:value-type="float">
            <text:p>27</text:p>
          </table:table-cell>
          <table:table-cell table:style-name="ce8" table:formula="of:=LOOKUP([.AW19];[.$AZ$6:.$AZ$261];[.$BC$6:.$BC$261])" office:value-type="float" office:value="28" calcext:value-type="float">
            <text:p>28</text:p>
          </table:table-cell>
          <table:table-cell table:style-name="ce8" table:formula="of:=LOOKUP([.AX19];[.$AZ$6:.$AZ$261];[.$BC$6:.$BC$261])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$A$1:.$AX$69];[.AZ91])" office:value-type="float" office:value="27" calcext:value-type="float">
            <text:p>27</text:p>
          </table:table-cell>
          <table:table-cell table:formula="of:=COUNTIF([.$A$73:.$AX$141];[.AZ91])" office:value-type="float" office:value="27" calcext:value-type="float">
            <text:p>27</text:p>
          </table:table-cell>
          <table:table-cell table:formula="of:=IF([.AZ91]&lt;[.$BA$1];0;IF([.AZ91]&gt;=[.$BC$1];255;ROUNDDOWN(([.AZ91]-[.$BA$1])/([.$BC$1]-[.$BA$1])*255)))" office:value-type="float" office:value="85" calcext:value-type="float">
            <text:p>85</text:p>
          </table:table-cell>
        </table:table-row>
        <table:table-row table:style-name="ro1">
          <table:table-cell table:style-name="ce8" table:formula="of:=LOOKUP([.A20];[.$AZ$6:.$AZ$261];[.$BC$6:.$BC$261])" office:value-type="float" office:value="105" calcext:value-type="float">
            <text:p>105</text:p>
          </table:table-cell>
          <table:table-cell table:style-name="ce8" table:formula="of:=LOOKUP([.B20];[.$AZ$6:.$AZ$261];[.$BC$6:.$BC$261])" office:value-type="float" office:value="79" calcext:value-type="float">
            <text:p>79</text:p>
          </table:table-cell>
          <table:table-cell table:style-name="ce8" table:formula="of:=LOOKUP([.C20];[.$AZ$6:.$AZ$261];[.$BC$6:.$BC$261])" office:value-type="float" office:value="66" calcext:value-type="float">
            <text:p>66</text:p>
          </table:table-cell>
          <table:table-cell table:style-name="ce8" table:formula="of:=LOOKUP([.D20];[.$AZ$6:.$AZ$261];[.$BC$6:.$BC$261])" office:value-type="float" office:value="62" calcext:value-type="float">
            <text:p>62</text:p>
          </table:table-cell>
          <table:table-cell table:style-name="ce8" table:formula="of:=LOOKUP([.E20];[.$AZ$6:.$AZ$261];[.$BC$6:.$BC$261])" office:value-type="float" office:value="66" calcext:value-type="float">
            <text:p>66</text:p>
          </table:table-cell>
          <table:table-cell table:style-name="ce8" table:formula="of:=LOOKUP([.F20];[.$AZ$6:.$AZ$261];[.$BC$6:.$BC$261])" office:value-type="float" office:value="86" calcext:value-type="float">
            <text:p>86</text:p>
          </table:table-cell>
          <table:table-cell table:style-name="ce8" table:formula="of:=LOOKUP([.G20];[.$AZ$6:.$AZ$261];[.$BC$6:.$BC$261])" office:value-type="float" office:value="72" calcext:value-type="float">
            <text:p>72</text:p>
          </table:table-cell>
          <table:table-cell table:style-name="ce8" table:formula="of:=LOOKUP([.H20];[.$AZ$6:.$AZ$261];[.$BC$6:.$BC$261])" office:value-type="float" office:value="59" calcext:value-type="float">
            <text:p>59</text:p>
          </table:table-cell>
          <table:table-cell table:style-name="ce8" table:formula="of:=LOOKUP([.I20];[.$AZ$6:.$AZ$261];[.$BC$6:.$BC$261])" office:value-type="float" office:value="57" calcext:value-type="float">
            <text:p>57</text:p>
          </table:table-cell>
          <table:table-cell table:style-name="ce8" table:formula="of:=LOOKUP([.J20];[.$AZ$6:.$AZ$261];[.$BC$6:.$BC$261])" office:value-type="float" office:value="54" calcext:value-type="float">
            <text:p>54</text:p>
          </table:table-cell>
          <table:table-cell table:style-name="ce8" table:formula="of:=LOOKUP([.K20];[.$AZ$6:.$AZ$261];[.$BC$6:.$BC$261])" office:value-type="float" office:value="31" calcext:value-type="float">
            <text:p>31</text:p>
          </table:table-cell>
          <table:table-cell table:style-name="ce8" table:formula="of:=LOOKUP([.L20];[.$AZ$6:.$AZ$261];[.$BC$6:.$BC$261])" office:value-type="float" office:value="25" calcext:value-type="float">
            <text:p>25</text:p>
          </table:table-cell>
          <table:table-cell table:style-name="ce8" table:formula="of:=LOOKUP([.M20];[.$AZ$6:.$AZ$261];[.$BC$6:.$BC$261])" office:value-type="float" office:value="26" calcext:value-type="float">
            <text:p>26</text:p>
          </table:table-cell>
          <table:table-cell table:style-name="ce8" table:formula="of:=LOOKUP([.N20];[.$AZ$6:.$AZ$261];[.$BC$6:.$BC$261])" office:value-type="float" office:value="28" calcext:value-type="float">
            <text:p>28</text:p>
          </table:table-cell>
          <table:table-cell table:style-name="ce8" table:formula="of:=LOOKUP([.O20];[.$AZ$6:.$AZ$261];[.$BC$6:.$BC$261])" office:value-type="float" office:value="30" calcext:value-type="float">
            <text:p>30</text:p>
          </table:table-cell>
          <table:table-cell table:style-name="ce8" table:formula="of:=LOOKUP([.P20];[.$AZ$6:.$AZ$261];[.$BC$6:.$BC$261])" office:value-type="float" office:value="31" calcext:value-type="float">
            <text:p>31</text:p>
          </table:table-cell>
          <table:table-cell table:style-name="ce8" table:formula="of:=LOOKUP([.Q20];[.$AZ$6:.$AZ$261];[.$BC$6:.$BC$261])" office:value-type="float" office:value="33" calcext:value-type="float">
            <text:p>33</text:p>
          </table:table-cell>
          <table:table-cell table:style-name="ce8" table:formula="of:=LOOKUP([.R20];[.$AZ$6:.$AZ$261];[.$BC$6:.$BC$261])" office:value-type="float" office:value="36" calcext:value-type="float">
            <text:p>36</text:p>
          </table:table-cell>
          <table:table-cell table:style-name="ce8" table:formula="of:=LOOKUP([.S20];[.$AZ$6:.$AZ$261];[.$BC$6:.$BC$261])" office:value-type="float" office:value="43" calcext:value-type="float">
            <text:p>43</text:p>
          </table:table-cell>
          <table:table-cell table:style-name="ce8" table:formula="of:=LOOKUP([.T20];[.$AZ$6:.$AZ$261];[.$BC$6:.$BC$261])" office:value-type="float" office:value="50" calcext:value-type="float">
            <text:p>50</text:p>
          </table:table-cell>
          <table:table-cell table:style-name="ce8" table:formula="of:=LOOKUP([.U20];[.$AZ$6:.$AZ$261];[.$BC$6:.$BC$261])" office:value-type="float" office:value="55" calcext:value-type="float">
            <text:p>55</text:p>
          </table:table-cell>
          <table:table-cell table:style-name="ce8" table:formula="of:=LOOKUP([.V20];[.$AZ$6:.$AZ$261];[.$BC$6:.$BC$261])" office:value-type="float" office:value="68" calcext:value-type="float">
            <text:p>68</text:p>
          </table:table-cell>
          <table:table-cell table:style-name="ce8" table:formula="of:=LOOKUP([.W20];[.$AZ$6:.$AZ$261];[.$BC$6:.$BC$261])" office:value-type="float" office:value="106" calcext:value-type="float">
            <text:p>106</text:p>
          </table:table-cell>
          <table:table-cell table:style-name="ce8" table:formula="of:=LOOKUP([.X20];[.$AZ$6:.$AZ$261];[.$BC$6:.$BC$261])" office:value-type="float" office:value="95" calcext:value-type="float">
            <text:p>95</text:p>
          </table:table-cell>
          <table:table-cell table:style-name="ce8" table:formula="of:=LOOKUP([.Y20];[.$AZ$6:.$AZ$261];[.$BC$6:.$BC$261])" office:value-type="float" office:value="59" calcext:value-type="float">
            <text:p>59</text:p>
          </table:table-cell>
          <table:table-cell table:style-name="ce8" table:formula="of:=LOOKUP([.Z20];[.$AZ$6:.$AZ$261];[.$BC$6:.$BC$261])" office:value-type="float" office:value="57" calcext:value-type="float">
            <text:p>57</text:p>
          </table:table-cell>
          <table:table-cell table:style-name="ce8" table:formula="of:=LOOKUP([.AA20];[.$AZ$6:.$AZ$261];[.$BC$6:.$BC$261])" office:value-type="float" office:value="57" calcext:value-type="float">
            <text:p>57</text:p>
          </table:table-cell>
          <table:table-cell table:style-name="ce8" table:formula="of:=LOOKUP([.AB20];[.$AZ$6:.$AZ$261];[.$BC$6:.$BC$261])" office:value-type="float" office:value="58" calcext:value-type="float">
            <text:p>58</text:p>
          </table:table-cell>
          <table:table-cell table:style-name="ce8" table:formula="of:=LOOKUP([.AC20];[.$AZ$6:.$AZ$261];[.$BC$6:.$BC$261])" office:value-type="float" office:value="59" calcext:value-type="float">
            <text:p>59</text:p>
          </table:table-cell>
          <table:table-cell table:style-name="ce8" table:formula="of:=LOOKUP([.AD20];[.$AZ$6:.$AZ$261];[.$BC$6:.$BC$261])" office:value-type="float" office:value="41" calcext:value-type="float">
            <text:p>41</text:p>
          </table:table-cell>
          <table:table-cell table:style-name="ce8" table:formula="of:=LOOKUP([.AE20];[.$AZ$6:.$AZ$261];[.$BC$6:.$BC$261])" office:value-type="float" office:value="35" calcext:value-type="float">
            <text:p>35</text:p>
          </table:table-cell>
          <table:table-cell table:style-name="ce8" table:formula="of:=LOOKUP([.AF20];[.$AZ$6:.$AZ$261];[.$BC$6:.$BC$261])" office:value-type="float" office:value="25" calcext:value-type="float">
            <text:p>25</text:p>
          </table:table-cell>
          <table:table-cell table:style-name="ce8" table:formula="of:=LOOKUP([.AG20];[.$AZ$6:.$AZ$261];[.$BC$6:.$BC$261])" office:value-type="float" office:value="29" calcext:value-type="float">
            <text:p>29</text:p>
          </table:table-cell>
          <table:table-cell table:style-name="ce8" table:formula="of:=LOOKUP([.AH20];[.$AZ$6:.$AZ$261];[.$BC$6:.$BC$261])" office:value-type="float" office:value="40" calcext:value-type="float">
            <text:p>40</text:p>
          </table:table-cell>
          <table:table-cell table:style-name="ce8" table:formula="of:=LOOKUP([.AI20];[.$AZ$6:.$AZ$261];[.$BC$6:.$BC$261])" office:value-type="float" office:value="48" calcext:value-type="float">
            <text:p>48</text:p>
          </table:table-cell>
          <table:table-cell table:style-name="ce8" table:formula="of:=LOOKUP([.AJ20];[.$AZ$6:.$AZ$261];[.$BC$6:.$BC$261])" office:value-type="float" office:value="58" calcext:value-type="float">
            <text:p>58</text:p>
          </table:table-cell>
          <table:table-cell table:style-name="ce8" table:formula="of:=LOOKUP([.AK20];[.$AZ$6:.$AZ$261];[.$BC$6:.$BC$261])" office:value-type="float" office:value="70" calcext:value-type="float">
            <text:p>70</text:p>
          </table:table-cell>
          <table:table-cell table:style-name="ce8" table:formula="of:=LOOKUP([.AL20];[.$AZ$6:.$AZ$261];[.$BC$6:.$BC$261])" office:value-type="float" office:value="76" calcext:value-type="float">
            <text:p>76</text:p>
          </table:table-cell>
          <table:table-cell table:style-name="ce8" table:formula="of:=LOOKUP([.AM20];[.$AZ$6:.$AZ$261];[.$BC$6:.$BC$261])" office:value-type="float" office:value="79" calcext:value-type="float">
            <text:p>79</text:p>
          </table:table-cell>
          <table:table-cell table:style-name="ce8" table:formula="of:=LOOKUP([.AN20];[.$AZ$6:.$AZ$261];[.$BC$6:.$BC$261])" office:value-type="float" office:value="74" calcext:value-type="float">
            <text:p>74</text:p>
          </table:table-cell>
          <table:table-cell table:style-name="ce8" table:formula="of:=LOOKUP([.AO20];[.$AZ$6:.$AZ$261];[.$BC$6:.$BC$261])" office:value-type="float" office:value="73" calcext:value-type="float">
            <text:p>73</text:p>
          </table:table-cell>
          <table:table-cell table:style-name="ce8" table:formula="of:=LOOKUP([.AP20];[.$AZ$6:.$AZ$261];[.$BC$6:.$BC$261])" office:value-type="float" office:value="72" calcext:value-type="float">
            <text:p>72</text:p>
          </table:table-cell>
          <table:table-cell table:style-name="ce8" table:formula="of:=LOOKUP([.AQ20];[.$AZ$6:.$AZ$261];[.$BC$6:.$BC$261])" office:value-type="float" office:value="70" calcext:value-type="float">
            <text:p>70</text:p>
          </table:table-cell>
          <table:table-cell table:style-name="ce8" table:formula="of:=LOOKUP([.AR20];[.$AZ$6:.$AZ$261];[.$BC$6:.$BC$261])" office:value-type="float" office:value="67" calcext:value-type="float">
            <text:p>67</text:p>
          </table:table-cell>
          <table:table-cell table:style-name="ce8" table:formula="of:=LOOKUP([.AS20];[.$AZ$6:.$AZ$261];[.$BC$6:.$BC$261])" office:value-type="float" office:value="64" calcext:value-type="float">
            <text:p>64</text:p>
          </table:table-cell>
          <table:table-cell table:style-name="ce8" table:formula="of:=LOOKUP([.AT20];[.$AZ$6:.$AZ$261];[.$BC$6:.$BC$261])" office:value-type="float" office:value="60" calcext:value-type="float">
            <text:p>60</text:p>
          </table:table-cell>
          <table:table-cell table:style-name="ce8" table:formula="of:=LOOKUP([.AU20];[.$AZ$6:.$AZ$261];[.$BC$6:.$BC$261])" office:value-type="float" office:value="49" calcext:value-type="float">
            <text:p>49</text:p>
          </table:table-cell>
          <table:table-cell table:style-name="ce8" table:formula="of:=LOOKUP([.AV20];[.$AZ$6:.$AZ$261];[.$BC$6:.$BC$261])" office:value-type="float" office:value="27" calcext:value-type="float">
            <text:p>27</text:p>
          </table:table-cell>
          <table:table-cell table:style-name="ce8" table:formula="of:=LOOKUP([.AW20];[.$AZ$6:.$AZ$261];[.$BC$6:.$BC$261])" office:value-type="float" office:value="25" calcext:value-type="float">
            <text:p>25</text:p>
          </table:table-cell>
          <table:table-cell table:style-name="ce8" table:formula="of:=LOOKUP([.AX20];[.$AZ$6:.$AZ$261];[.$BC$6:.$BC$261])" office:value-type="float" office:value="26" calcext:value-type="float">
            <text:p>2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$A$1:.$AX$69];[.AZ92])" office:value-type="float" office:value="31" calcext:value-type="float">
            <text:p>31</text:p>
          </table:table-cell>
          <table:table-cell table:formula="of:=COUNTIF([.$A$73:.$AX$141];[.AZ92])" office:value-type="float" office:value="31" calcext:value-type="float">
            <text:p>31</text:p>
          </table:table-cell>
          <table:table-cell table:formula="of:=IF([.AZ92]&lt;[.$BA$1];0;IF([.AZ92]&gt;=[.$BC$1];255;ROUNDDOWN(([.AZ92]-[.$BA$1])/([.$BC$1]-[.$BA$1])*255)))" office:value-type="float" office:value="86" calcext:value-type="float">
            <text:p>86</text:p>
          </table:table-cell>
        </table:table-row>
        <table:table-row table:style-name="ro1">
          <table:table-cell table:style-name="ce8" table:formula="of:=LOOKUP([.A21];[.$AZ$6:.$AZ$261];[.$BC$6:.$BC$261])" office:value-type="float" office:value="111" calcext:value-type="float">
            <text:p>111</text:p>
          </table:table-cell>
          <table:table-cell table:style-name="ce8" table:formula="of:=LOOKUP([.B21];[.$AZ$6:.$AZ$261];[.$BC$6:.$BC$261])" office:value-type="float" office:value="86" calcext:value-type="float">
            <text:p>86</text:p>
          </table:table-cell>
          <table:table-cell table:style-name="ce8" table:formula="of:=LOOKUP([.C21];[.$AZ$6:.$AZ$261];[.$BC$6:.$BC$261])" office:value-type="float" office:value="70" calcext:value-type="float">
            <text:p>70</text:p>
          </table:table-cell>
          <table:table-cell table:style-name="ce8" table:formula="of:=LOOKUP([.D21];[.$AZ$6:.$AZ$261];[.$BC$6:.$BC$261])" office:value-type="float" office:value="67" calcext:value-type="float">
            <text:p>67</text:p>
          </table:table-cell>
          <table:table-cell table:style-name="ce8" table:formula="of:=LOOKUP([.E21];[.$AZ$6:.$AZ$261];[.$BC$6:.$BC$261])" office:value-type="float" office:value="62" calcext:value-type="float">
            <text:p>62</text:p>
          </table:table-cell>
          <table:table-cell table:style-name="ce8" table:formula="of:=LOOKUP([.F21];[.$AZ$6:.$AZ$261];[.$BC$6:.$BC$261])" office:value-type="float" office:value="54" calcext:value-type="float">
            <text:p>54</text:p>
          </table:table-cell>
          <table:table-cell table:style-name="ce8" table:formula="of:=LOOKUP([.G21];[.$AZ$6:.$AZ$261];[.$BC$6:.$BC$261])" office:value-type="float" office:value="42" calcext:value-type="float">
            <text:p>42</text:p>
          </table:table-cell>
          <table:table-cell table:style-name="ce8" table:formula="of:=LOOKUP([.H21];[.$AZ$6:.$AZ$261];[.$BC$6:.$BC$261])" office:value-type="float" office:value="73" calcext:value-type="float">
            <text:p>73</text:p>
          </table:table-cell>
          <table:table-cell table:style-name="ce8" table:formula="of:=LOOKUP([.I21];[.$AZ$6:.$AZ$261];[.$BC$6:.$BC$261])" office:value-type="float" office:value="83" calcext:value-type="float">
            <text:p>83</text:p>
          </table:table-cell>
          <table:table-cell table:style-name="ce8" table:formula="of:=LOOKUP([.J21];[.$AZ$6:.$AZ$261];[.$BC$6:.$BC$261])" office:value-type="float" office:value="67" calcext:value-type="float">
            <text:p>67</text:p>
          </table:table-cell>
          <table:table-cell table:style-name="ce8" table:formula="of:=LOOKUP([.K21];[.$AZ$6:.$AZ$261];[.$BC$6:.$BC$261])" office:value-type="float" office:value="47" calcext:value-type="float">
            <text:p>47</text:p>
          </table:table-cell>
          <table:table-cell table:style-name="ce8" table:formula="of:=LOOKUP([.L21];[.$AZ$6:.$AZ$261];[.$BC$6:.$BC$261])" office:value-type="float" office:value="25" calcext:value-type="float">
            <text:p>25</text:p>
          </table:table-cell>
          <table:table-cell table:style-name="ce8" table:formula="of:=LOOKUP([.M21];[.$AZ$6:.$AZ$261];[.$BC$6:.$BC$261])" office:value-type="float" office:value="25" calcext:value-type="float">
            <text:p>25</text:p>
          </table:table-cell>
          <table:table-cell table:style-name="ce8" table:formula="of:=LOOKUP([.N21];[.$AZ$6:.$AZ$261];[.$BC$6:.$BC$261])" office:value-type="float" office:value="26" calcext:value-type="float">
            <text:p>26</text:p>
          </table:table-cell>
          <table:table-cell table:style-name="ce8" table:formula="of:=LOOKUP([.O21];[.$AZ$6:.$AZ$261];[.$BC$6:.$BC$261])" office:value-type="float" office:value="27" calcext:value-type="float">
            <text:p>27</text:p>
          </table:table-cell>
          <table:table-cell table:style-name="ce8" table:formula="of:=LOOKUP([.P21];[.$AZ$6:.$AZ$261];[.$BC$6:.$BC$261])" office:value-type="float" office:value="29" calcext:value-type="float">
            <text:p>29</text:p>
          </table:table-cell>
          <table:table-cell table:style-name="ce8" table:formula="of:=LOOKUP([.Q21];[.$AZ$6:.$AZ$261];[.$BC$6:.$BC$261])" office:value-type="float" office:value="31" calcext:value-type="float">
            <text:p>31</text:p>
          </table:table-cell>
          <table:table-cell table:style-name="ce8" table:formula="of:=LOOKUP([.R21];[.$AZ$6:.$AZ$261];[.$BC$6:.$BC$261])" office:value-type="float" office:value="33" calcext:value-type="float">
            <text:p>33</text:p>
          </table:table-cell>
          <table:table-cell table:style-name="ce8" table:formula="of:=LOOKUP([.S21];[.$AZ$6:.$AZ$261];[.$BC$6:.$BC$261])" office:value-type="float" office:value="38" calcext:value-type="float">
            <text:p>38</text:p>
          </table:table-cell>
          <table:table-cell table:style-name="ce8" table:formula="of:=LOOKUP([.T21];[.$AZ$6:.$AZ$261];[.$BC$6:.$BC$261])" office:value-type="float" office:value="44" calcext:value-type="float">
            <text:p>44</text:p>
          </table:table-cell>
          <table:table-cell table:style-name="ce8" table:formula="of:=LOOKUP([.U21];[.$AZ$6:.$AZ$261];[.$BC$6:.$BC$261])" office:value-type="float" office:value="52" calcext:value-type="float">
            <text:p>52</text:p>
          </table:table-cell>
          <table:table-cell table:style-name="ce8" table:formula="of:=LOOKUP([.V21];[.$AZ$6:.$AZ$261];[.$BC$6:.$BC$261])" office:value-type="float" office:value="71" calcext:value-type="float">
            <text:p>71</text:p>
          </table:table-cell>
          <table:table-cell table:style-name="ce8" table:formula="of:=LOOKUP([.W21];[.$AZ$6:.$AZ$261];[.$BC$6:.$BC$261])" office:value-type="float" office:value="112" calcext:value-type="float">
            <text:p>112</text:p>
          </table:table-cell>
          <table:table-cell table:style-name="ce8" table:formula="of:=LOOKUP([.X21];[.$AZ$6:.$AZ$261];[.$BC$6:.$BC$261])" office:value-type="float" office:value="75" calcext:value-type="float">
            <text:p>75</text:p>
          </table:table-cell>
          <table:table-cell table:style-name="ce8" table:formula="of:=LOOKUP([.Y21];[.$AZ$6:.$AZ$261];[.$BC$6:.$BC$261])" office:value-type="float" office:value="57" calcext:value-type="float">
            <text:p>57</text:p>
          </table:table-cell>
          <table:table-cell table:style-name="ce8" table:formula="of:=LOOKUP([.Z21];[.$AZ$6:.$AZ$261];[.$BC$6:.$BC$261])" office:value-type="float" office:value="56" calcext:value-type="float">
            <text:p>56</text:p>
          </table:table-cell>
          <table:table-cell table:style-name="ce8" table:formula="of:=LOOKUP([.AA21];[.$AZ$6:.$AZ$261];[.$BC$6:.$BC$261])" office:value-type="float" office:value="55" calcext:value-type="float">
            <text:p>55</text:p>
          </table:table-cell>
          <table:table-cell table:style-name="ce8" table:formula="of:=LOOKUP([.AB21];[.$AZ$6:.$AZ$261];[.$BC$6:.$BC$261])" office:value-type="float" office:value="57" calcext:value-type="float">
            <text:p>57</text:p>
          </table:table-cell>
          <table:table-cell table:style-name="ce8" table:formula="of:=LOOKUP([.AC21];[.$AZ$6:.$AZ$261];[.$BC$6:.$BC$261])" office:value-type="float" office:value="49" calcext:value-type="float">
            <text:p>49</text:p>
          </table:table-cell>
          <table:table-cell table:style-name="ce8" table:formula="of:=LOOKUP([.AD21];[.$AZ$6:.$AZ$261];[.$BC$6:.$BC$261])" office:value-type="float" office:value="37" calcext:value-type="float">
            <text:p>37</text:p>
          </table:table-cell>
          <table:table-cell table:style-name="ce8" table:formula="of:=LOOKUP([.AE21];[.$AZ$6:.$AZ$261];[.$BC$6:.$BC$261])" office:value-type="float" office:value="33" calcext:value-type="float">
            <text:p>33</text:p>
          </table:table-cell>
          <table:table-cell table:style-name="ce8" table:formula="of:=LOOKUP([.AF21];[.$AZ$6:.$AZ$261];[.$BC$6:.$BC$261])" office:value-type="float" office:value="25" calcext:value-type="float">
            <text:p>25</text:p>
          </table:table-cell>
          <table:table-cell table:style-name="ce8" table:formula="of:=LOOKUP([.AG21];[.$AZ$6:.$AZ$261];[.$BC$6:.$BC$261])" office:value-type="float" office:value="31" calcext:value-type="float">
            <text:p>31</text:p>
          </table:table-cell>
          <table:table-cell table:style-name="ce8" table:formula="of:=LOOKUP([.AH21];[.$AZ$6:.$AZ$261];[.$BC$6:.$BC$261])" office:value-type="float" office:value="42" calcext:value-type="float">
            <text:p>42</text:p>
          </table:table-cell>
          <table:table-cell table:style-name="ce8" table:formula="of:=LOOKUP([.AI21];[.$AZ$6:.$AZ$261];[.$BC$6:.$BC$261])" office:value-type="float" office:value="50" calcext:value-type="float">
            <text:p>50</text:p>
          </table:table-cell>
          <table:table-cell table:style-name="ce8" table:formula="of:=LOOKUP([.AJ21];[.$AZ$6:.$AZ$261];[.$BC$6:.$BC$261])" office:value-type="float" office:value="60" calcext:value-type="float">
            <text:p>60</text:p>
          </table:table-cell>
          <table:table-cell table:style-name="ce8" table:formula="of:=LOOKUP([.AK21];[.$AZ$6:.$AZ$261];[.$BC$6:.$BC$261])" office:value-type="float" office:value="72" calcext:value-type="float">
            <text:p>72</text:p>
          </table:table-cell>
          <table:table-cell table:style-name="ce8" table:formula="of:=LOOKUP([.AL21];[.$AZ$6:.$AZ$261];[.$BC$6:.$BC$261])" office:value-type="float" office:value="80" calcext:value-type="float">
            <text:p>80</text:p>
          </table:table-cell>
          <table:table-cell table:style-name="ce8" table:formula="of:=LOOKUP([.AM21];[.$AZ$6:.$AZ$261];[.$BC$6:.$BC$261])" office:value-type="float" office:value="78" calcext:value-type="float">
            <text:p>78</text:p>
          </table:table-cell>
          <table:table-cell table:style-name="ce8" table:formula="of:=LOOKUP([.AN21];[.$AZ$6:.$AZ$261];[.$BC$6:.$BC$261])" office:value-type="float" office:value="76" calcext:value-type="float">
            <text:p>76</text:p>
          </table:table-cell>
          <table:table-cell table:style-name="ce8" table:formula="of:=LOOKUP([.AO21];[.$AZ$6:.$AZ$261];[.$BC$6:.$BC$261])" office:value-type="float" office:value="74" calcext:value-type="float">
            <text:p>74</text:p>
          </table:table-cell>
          <table:table-cell table:style-name="ce8" table:formula="of:=LOOKUP([.AP21];[.$AZ$6:.$AZ$261];[.$BC$6:.$BC$261])" office:value-type="float" office:value="73" calcext:value-type="float">
            <text:p>73</text:p>
          </table:table-cell>
          <table:table-cell table:style-name="ce8" table:formula="of:=LOOKUP([.AQ21];[.$AZ$6:.$AZ$261];[.$BC$6:.$BC$261])" office:value-type="float" office:value="72" calcext:value-type="float">
            <text:p>72</text:p>
          </table:table-cell>
          <table:table-cell table:style-name="ce8" table:formula="of:=LOOKUP([.AR21];[.$AZ$6:.$AZ$261];[.$BC$6:.$BC$261])" office:value-type="float" office:value="67" calcext:value-type="float">
            <text:p>67</text:p>
          </table:table-cell>
          <table:table-cell table:style-name="ce8" table:formula="of:=LOOKUP([.AS21];[.$AZ$6:.$AZ$261];[.$BC$6:.$BC$261])" office:value-type="float" office:value="63" calcext:value-type="float">
            <text:p>63</text:p>
          </table:table-cell>
          <table:table-cell table:style-name="ce8" table:formula="of:=LOOKUP([.AT21];[.$AZ$6:.$AZ$261];[.$BC$6:.$BC$261])" office:value-type="float" office:value="61" calcext:value-type="float">
            <text:p>61</text:p>
          </table:table-cell>
          <table:table-cell table:style-name="ce8" table:formula="of:=LOOKUP([.AU21];[.$AZ$6:.$AZ$261];[.$BC$6:.$BC$261])" office:value-type="float" office:value="58" calcext:value-type="float">
            <text:p>58</text:p>
          </table:table-cell>
          <table:table-cell table:style-name="ce8" table:formula="of:=LOOKUP([.AV21];[.$AZ$6:.$AZ$261];[.$BC$6:.$BC$261])" office:value-type="float" office:value="47" calcext:value-type="float">
            <text:p>47</text:p>
          </table:table-cell>
          <table:table-cell table:style-name="ce8" table:formula="of:=LOOKUP([.AW21];[.$AZ$6:.$AZ$261];[.$BC$6:.$BC$261])" office:value-type="float" office:value="25" calcext:value-type="float">
            <text:p>25</text:p>
          </table:table-cell>
          <table:table-cell table:style-name="ce8" table:formula="of:=LOOKUP([.AX21];[.$AZ$6:.$AZ$261];[.$BC$6:.$BC$261])" office:value-type="float" office:value="24" calcext:value-type="float">
            <text:p>2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$A$1:.$AX$69];[.AZ93])" office:value-type="float" office:value="16" calcext:value-type="float">
            <text:p>16</text:p>
          </table:table-cell>
          <table:table-cell table:formula="of:=COUNTIF([.$A$73:.$AX$141];[.AZ93])" office:value-type="float" office:value="16" calcext:value-type="float">
            <text:p>16</text:p>
          </table:table-cell>
          <table:table-cell table:formula="of:=IF([.AZ93]&lt;[.$BA$1];0;IF([.AZ93]&gt;=[.$BC$1];255;ROUNDDOWN(([.AZ93]-[.$BA$1])/([.$BC$1]-[.$BA$1])*255)))" office:value-type="float" office:value="87" calcext:value-type="float">
            <text:p>87</text:p>
          </table:table-cell>
        </table:table-row>
        <table:table-row table:style-name="ro1">
          <table:table-cell table:style-name="ce8" table:formula="of:=LOOKUP([.A22];[.$AZ$6:.$AZ$261];[.$BC$6:.$BC$261])" office:value-type="float" office:value="105" calcext:value-type="float">
            <text:p>105</text:p>
          </table:table-cell>
          <table:table-cell table:style-name="ce8" table:formula="of:=LOOKUP([.B22];[.$AZ$6:.$AZ$261];[.$BC$6:.$BC$261])" office:value-type="float" office:value="90" calcext:value-type="float">
            <text:p>90</text:p>
          </table:table-cell>
          <table:table-cell table:style-name="ce8" table:formula="of:=LOOKUP([.C22];[.$AZ$6:.$AZ$261];[.$BC$6:.$BC$261])" office:value-type="float" office:value="75" calcext:value-type="float">
            <text:p>75</text:p>
          </table:table-cell>
          <table:table-cell table:style-name="ce8" table:formula="of:=LOOKUP([.D22];[.$AZ$6:.$AZ$261];[.$BC$6:.$BC$261])" office:value-type="float" office:value="72" calcext:value-type="float">
            <text:p>72</text:p>
          </table:table-cell>
          <table:table-cell table:style-name="ce8" table:formula="of:=LOOKUP([.E22];[.$AZ$6:.$AZ$261];[.$BC$6:.$BC$261])" office:value-type="float" office:value="67" calcext:value-type="float">
            <text:p>67</text:p>
          </table:table-cell>
          <table:table-cell table:style-name="ce8" table:formula="of:=LOOKUP([.F22];[.$AZ$6:.$AZ$261];[.$BC$6:.$BC$261])" office:value-type="float" office:value="59" calcext:value-type="float">
            <text:p>59</text:p>
          </table:table-cell>
          <table:table-cell table:style-name="ce8" table:formula="of:=LOOKUP([.G22];[.$AZ$6:.$AZ$261];[.$BC$6:.$BC$261])" office:value-type="float" office:value="46" calcext:value-type="float">
            <text:p>46</text:p>
          </table:table-cell>
          <table:table-cell table:style-name="ce8" table:formula="of:=LOOKUP([.H22];[.$AZ$6:.$AZ$261];[.$BC$6:.$BC$261])" office:value-type="float" office:value="48" calcext:value-type="float">
            <text:p>48</text:p>
          </table:table-cell>
          <table:table-cell table:style-name="ce8" table:formula="of:=LOOKUP([.I22];[.$AZ$6:.$AZ$261];[.$BC$6:.$BC$261])" office:value-type="float" office:value="90" calcext:value-type="float">
            <text:p>90</text:p>
          </table:table-cell>
          <table:table-cell table:style-name="ce8" table:formula="of:=LOOKUP([.J22];[.$AZ$6:.$AZ$261];[.$BC$6:.$BC$261])" office:value-type="float" office:value="91" calcext:value-type="float">
            <text:p>91</text:p>
          </table:table-cell>
          <table:table-cell table:style-name="ce8" table:formula="of:=LOOKUP([.K22];[.$AZ$6:.$AZ$261];[.$BC$6:.$BC$261])" office:value-type="float" office:value="74" calcext:value-type="float">
            <text:p>74</text:p>
          </table:table-cell>
          <table:table-cell table:style-name="ce8" table:formula="of:=LOOKUP([.L22];[.$AZ$6:.$AZ$261];[.$BC$6:.$BC$261])" office:value-type="float" office:value="36" calcext:value-type="float">
            <text:p>36</text:p>
          </table:table-cell>
          <table:table-cell table:style-name="ce8" table:formula="of:=LOOKUP([.M22];[.$AZ$6:.$AZ$261];[.$BC$6:.$BC$261])" office:value-type="float" office:value="24" calcext:value-type="float">
            <text:p>24</text:p>
          </table:table-cell>
          <table:table-cell table:style-name="ce8" table:formula="of:=LOOKUP([.N22];[.$AZ$6:.$AZ$261];[.$BC$6:.$BC$261])" office:value-type="float" office:value="25" calcext:value-type="float">
            <text:p>25</text:p>
          </table:table-cell>
          <table:table-cell table:style-name="ce8" table:formula="of:=LOOKUP([.O22];[.$AZ$6:.$AZ$261];[.$BC$6:.$BC$261])" office:value-type="float" office:value="26" calcext:value-type="float">
            <text:p>26</text:p>
          </table:table-cell>
          <table:table-cell table:style-name="ce8" table:formula="of:=LOOKUP([.P22];[.$AZ$6:.$AZ$261];[.$BC$6:.$BC$261])" office:value-type="float" office:value="27" calcext:value-type="float">
            <text:p>27</text:p>
          </table:table-cell>
          <table:table-cell table:style-name="ce8" table:formula="of:=LOOKUP([.Q22];[.$AZ$6:.$AZ$261];[.$BC$6:.$BC$261])" office:value-type="float" office:value="29" calcext:value-type="float">
            <text:p>29</text:p>
          </table:table-cell>
          <table:table-cell table:style-name="ce8" table:formula="of:=LOOKUP([.R22];[.$AZ$6:.$AZ$261];[.$BC$6:.$BC$261])" office:value-type="float" office:value="31" calcext:value-type="float">
            <text:p>31</text:p>
          </table:table-cell>
          <table:table-cell table:style-name="ce8" table:formula="of:=LOOKUP([.S22];[.$AZ$6:.$AZ$261];[.$BC$6:.$BC$261])" office:value-type="float" office:value="35" calcext:value-type="float">
            <text:p>35</text:p>
          </table:table-cell>
          <table:table-cell table:style-name="ce8" table:formula="of:=LOOKUP([.T22];[.$AZ$6:.$AZ$261];[.$BC$6:.$BC$261])" office:value-type="float" office:value="41" calcext:value-type="float">
            <text:p>41</text:p>
          </table:table-cell>
          <table:table-cell table:style-name="ce8" table:formula="of:=LOOKUP([.U22];[.$AZ$6:.$AZ$261];[.$BC$6:.$BC$261])" office:value-type="float" office:value="46" calcext:value-type="float">
            <text:p>46</text:p>
          </table:table-cell>
          <table:table-cell table:style-name="ce8" table:formula="of:=LOOKUP([.V22];[.$AZ$6:.$AZ$261];[.$BC$6:.$BC$261])" office:value-type="float" office:value="82" calcext:value-type="float">
            <text:p>82</text:p>
          </table:table-cell>
          <table:table-cell table:style-name="ce8" table:formula="of:=LOOKUP([.W22];[.$AZ$6:.$AZ$261];[.$BC$6:.$BC$261])" office:value-type="float" office:value="103" calcext:value-type="float">
            <text:p>103</text:p>
          </table:table-cell>
          <table:table-cell table:style-name="ce8" table:formula="of:=LOOKUP([.X22];[.$AZ$6:.$AZ$261];[.$BC$6:.$BC$261])" office:value-type="float" office:value="61" calcext:value-type="float">
            <text:p>61</text:p>
          </table:table-cell>
          <table:table-cell table:style-name="ce8" table:formula="of:=LOOKUP([.Y22];[.$AZ$6:.$AZ$261];[.$BC$6:.$BC$261])" office:value-type="float" office:value="55" calcext:value-type="float">
            <text:p>55</text:p>
          </table:table-cell>
          <table:table-cell table:style-name="ce8" table:formula="of:=LOOKUP([.Z22];[.$AZ$6:.$AZ$261];[.$BC$6:.$BC$261])" office:value-type="float" office:value="54" calcext:value-type="float">
            <text:p>54</text:p>
          </table:table-cell>
          <table:table-cell table:style-name="ce8" table:formula="of:=LOOKUP([.AA22];[.$AZ$6:.$AZ$261];[.$BC$6:.$BC$261])" office:value-type="float" office:value="54" calcext:value-type="float">
            <text:p>54</text:p>
          </table:table-cell>
          <table:table-cell table:style-name="ce8" table:formula="of:=LOOKUP([.AB22];[.$AZ$6:.$AZ$261];[.$BC$6:.$BC$261])" office:value-type="float" office:value="56" calcext:value-type="float">
            <text:p>56</text:p>
          </table:table-cell>
          <table:table-cell table:style-name="ce8" table:formula="of:=LOOKUP([.AC22];[.$AZ$6:.$AZ$261];[.$BC$6:.$BC$261])" office:value-type="float" office:value="39" calcext:value-type="float">
            <text:p>39</text:p>
          </table:table-cell>
          <table:table-cell table:style-name="ce8" table:formula="of:=LOOKUP([.AD22];[.$AZ$6:.$AZ$261];[.$BC$6:.$BC$261])" office:value-type="float" office:value="35" calcext:value-type="float">
            <text:p>35</text:p>
          </table:table-cell>
          <table:table-cell table:style-name="ce8" table:formula="of:=LOOKUP([.AE22];[.$AZ$6:.$AZ$261];[.$BC$6:.$BC$261])" office:value-type="float" office:value="29" calcext:value-type="float">
            <text:p>29</text:p>
          </table:table-cell>
          <table:table-cell table:style-name="ce8" table:formula="of:=LOOKUP([.AF22];[.$AZ$6:.$AZ$261];[.$BC$6:.$BC$261])" office:value-type="float" office:value="24" calcext:value-type="float">
            <text:p>24</text:p>
          </table:table-cell>
          <table:table-cell table:style-name="ce8" table:formula="of:=LOOKUP([.AG22];[.$AZ$6:.$AZ$261];[.$BC$6:.$BC$261])" office:value-type="float" office:value="32" calcext:value-type="float">
            <text:p>32</text:p>
          </table:table-cell>
          <table:table-cell table:style-name="ce8" table:formula="of:=LOOKUP([.AH22];[.$AZ$6:.$AZ$261];[.$BC$6:.$BC$261])" office:value-type="float" office:value="41" calcext:value-type="float">
            <text:p>41</text:p>
          </table:table-cell>
          <table:table-cell table:style-name="ce8" table:formula="of:=LOOKUP([.AI22];[.$AZ$6:.$AZ$261];[.$BC$6:.$BC$261])" office:value-type="float" office:value="49" calcext:value-type="float">
            <text:p>49</text:p>
          </table:table-cell>
          <table:table-cell table:style-name="ce8" table:formula="of:=LOOKUP([.AJ22];[.$AZ$6:.$AZ$261];[.$BC$6:.$BC$261])" office:value-type="float" office:value="61" calcext:value-type="float">
            <text:p>61</text:p>
          </table:table-cell>
          <table:table-cell table:style-name="ce8" table:formula="of:=LOOKUP([.AK22];[.$AZ$6:.$AZ$261];[.$BC$6:.$BC$261])" office:value-type="float" office:value="72" calcext:value-type="float">
            <text:p>72</text:p>
          </table:table-cell>
          <table:table-cell table:style-name="ce8" table:formula="of:=LOOKUP([.AL22];[.$AZ$6:.$AZ$261];[.$BC$6:.$BC$261])" office:value-type="float" office:value="77" calcext:value-type="float">
            <text:p>77</text:p>
          </table:table-cell>
          <table:table-cell table:style-name="ce8" table:formula="of:=LOOKUP([.AM22];[.$AZ$6:.$AZ$261];[.$BC$6:.$BC$261])" office:value-type="float" office:value="76" calcext:value-type="float">
            <text:p>76</text:p>
          </table:table-cell>
          <table:table-cell table:style-name="ce8" table:formula="of:=LOOKUP([.AN22];[.$AZ$6:.$AZ$261];[.$BC$6:.$BC$261])" office:value-type="float" office:value="76" calcext:value-type="float">
            <text:p>76</text:p>
          </table:table-cell>
          <table:table-cell table:style-name="ce8" table:formula="of:=LOOKUP([.AO22];[.$AZ$6:.$AZ$261];[.$BC$6:.$BC$261])" office:value-type="float" office:value="74" calcext:value-type="float">
            <text:p>74</text:p>
          </table:table-cell>
          <table:table-cell table:style-name="ce8" table:formula="of:=LOOKUP([.AP22];[.$AZ$6:.$AZ$261];[.$BC$6:.$BC$261])" office:value-type="float" office:value="75" calcext:value-type="float">
            <text:p>75</text:p>
          </table:table-cell>
          <table:table-cell table:style-name="ce8" table:formula="of:=LOOKUP([.AQ22];[.$AZ$6:.$AZ$261];[.$BC$6:.$BC$261])" office:value-type="float" office:value="70" calcext:value-type="float">
            <text:p>70</text:p>
          </table:table-cell>
          <table:table-cell table:style-name="ce8" table:formula="of:=LOOKUP([.AR22];[.$AZ$6:.$AZ$261];[.$BC$6:.$BC$261])" office:value-type="float" office:value="69" calcext:value-type="float">
            <text:p>69</text:p>
          </table:table-cell>
          <table:table-cell table:style-name="ce8" table:formula="of:=LOOKUP([.AS22];[.$AZ$6:.$AZ$261];[.$BC$6:.$BC$261])" office:value-type="float" office:value="66" calcext:value-type="float">
            <text:p>66</text:p>
          </table:table-cell>
          <table:table-cell table:style-name="ce8" table:formula="of:=LOOKUP([.AT22];[.$AZ$6:.$AZ$261];[.$BC$6:.$BC$261])" office:value-type="float" office:value="64" calcext:value-type="float">
            <text:p>64</text:p>
          </table:table-cell>
          <table:table-cell table:style-name="ce8" table:formula="of:=LOOKUP([.AU22];[.$AZ$6:.$AZ$261];[.$BC$6:.$BC$261])" office:value-type="float" office:value="62" calcext:value-type="float">
            <text:p>62</text:p>
          </table:table-cell>
          <table:table-cell table:style-name="ce8" table:formula="of:=LOOKUP([.AV22];[.$AZ$6:.$AZ$261];[.$BC$6:.$BC$261])" office:value-type="float" office:value="60" calcext:value-type="float">
            <text:p>60</text:p>
          </table:table-cell>
          <table:table-cell table:style-name="ce8" table:formula="of:=LOOKUP([.AW22];[.$AZ$6:.$AZ$261];[.$BC$6:.$BC$261])" office:value-type="float" office:value="33" calcext:value-type="float">
            <text:p>33</text:p>
          </table:table-cell>
          <table:table-cell table:style-name="ce8" table:formula="of:=LOOKUP([.AX22];[.$AZ$6:.$AZ$261];[.$BC$6:.$BC$261])" office:value-type="float" office:value="25" calcext:value-type="float">
            <text:p>2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$A$1:.$AX$69];[.AZ94])" office:value-type="float" office:value="30" calcext:value-type="float">
            <text:p>30</text:p>
          </table:table-cell>
          <table:table-cell table:formula="of:=COUNTIF([.$A$73:.$AX$141];[.AZ94])" office:value-type="float" office:value="30" calcext:value-type="float">
            <text:p>30</text:p>
          </table:table-cell>
          <table:table-cell table:formula="of:=IF([.AZ94]&lt;[.$BA$1];0;IF([.AZ94]&gt;=[.$BC$1];255;ROUNDDOWN(([.AZ94]-[.$BA$1])/([.$BC$1]-[.$BA$1])*255)))" office:value-type="float" office:value="88" calcext:value-type="float">
            <text:p>88</text:p>
          </table:table-cell>
        </table:table-row>
        <table:table-row table:style-name="ro1">
          <table:table-cell table:style-name="ce8" table:formula="of:=LOOKUP([.A23];[.$AZ$6:.$AZ$261];[.$BC$6:.$BC$261])" office:value-type="float" office:value="72" calcext:value-type="float">
            <text:p>72</text:p>
          </table:table-cell>
          <table:table-cell table:style-name="ce8" table:formula="of:=LOOKUP([.B23];[.$AZ$6:.$AZ$261];[.$BC$6:.$BC$261])" office:value-type="float" office:value="85" calcext:value-type="float">
            <text:p>85</text:p>
          </table:table-cell>
          <table:table-cell table:style-name="ce8" table:formula="of:=LOOKUP([.C23];[.$AZ$6:.$AZ$261];[.$BC$6:.$BC$261])" office:value-type="float" office:value="83" calcext:value-type="float">
            <text:p>83</text:p>
          </table:table-cell>
          <table:table-cell table:style-name="ce8" table:formula="of:=LOOKUP([.D23];[.$AZ$6:.$AZ$261];[.$BC$6:.$BC$261])" office:value-type="float" office:value="80" calcext:value-type="float">
            <text:p>80</text:p>
          </table:table-cell>
          <table:table-cell table:style-name="ce8" table:formula="of:=LOOKUP([.E23];[.$AZ$6:.$AZ$261];[.$BC$6:.$BC$261])" office:value-type="float" office:value="74" calcext:value-type="float">
            <text:p>74</text:p>
          </table:table-cell>
          <table:table-cell table:style-name="ce8" table:formula="of:=LOOKUP([.F23];[.$AZ$6:.$AZ$261];[.$BC$6:.$BC$261])" office:value-type="float" office:value="69" calcext:value-type="float">
            <text:p>69</text:p>
          </table:table-cell>
          <table:table-cell table:style-name="ce8" table:formula="of:=LOOKUP([.G23];[.$AZ$6:.$AZ$261];[.$BC$6:.$BC$261])" office:value-type="float" office:value="65" calcext:value-type="float">
            <text:p>65</text:p>
          </table:table-cell>
          <table:table-cell table:style-name="ce8" table:formula="of:=LOOKUP([.H23];[.$AZ$6:.$AZ$261];[.$BC$6:.$BC$261])" office:value-type="float" office:value="49" calcext:value-type="float">
            <text:p>49</text:p>
          </table:table-cell>
          <table:table-cell table:style-name="ce8" table:formula="of:=LOOKUP([.I23];[.$AZ$6:.$AZ$261];[.$BC$6:.$BC$261])" office:value-type="float" office:value="73" calcext:value-type="float">
            <text:p>73</text:p>
          </table:table-cell>
          <table:table-cell table:style-name="ce8" table:formula="of:=LOOKUP([.J23];[.$AZ$6:.$AZ$261];[.$BC$6:.$BC$261])" office:value-type="float" office:value="96" calcext:value-type="float">
            <text:p>96</text:p>
          </table:table-cell>
          <table:table-cell table:style-name="ce8" table:formula="of:=LOOKUP([.K23];[.$AZ$6:.$AZ$261];[.$BC$6:.$BC$261])" office:value-type="float" office:value="96" calcext:value-type="float">
            <text:p>96</text:p>
          </table:table-cell>
          <table:table-cell table:style-name="ce8" table:formula="of:=LOOKUP([.L23];[.$AZ$6:.$AZ$261];[.$BC$6:.$BC$261])" office:value-type="float" office:value="80" calcext:value-type="float">
            <text:p>80</text:p>
          </table:table-cell>
          <table:table-cell table:style-name="ce8" table:formula="of:=LOOKUP([.M23];[.$AZ$6:.$AZ$261];[.$BC$6:.$BC$261])" office:value-type="float" office:value="38" calcext:value-type="float">
            <text:p>38</text:p>
          </table:table-cell>
          <table:table-cell table:style-name="ce8" table:formula="of:=LOOKUP([.N23];[.$AZ$6:.$AZ$261];[.$BC$6:.$BC$261])" office:value-type="float" office:value="23" calcext:value-type="float">
            <text:p>23</text:p>
          </table:table-cell>
          <table:table-cell table:style-name="ce8" table:formula="of:=LOOKUP([.O23];[.$AZ$6:.$AZ$261];[.$BC$6:.$BC$261])" office:value-type="float" office:value="25" calcext:value-type="float">
            <text:p>25</text:p>
          </table:table-cell>
          <table:table-cell table:style-name="ce8" table:formula="of:=LOOKUP([.P23];[.$AZ$6:.$AZ$261];[.$BC$6:.$BC$261])" office:value-type="float" office:value="26" calcext:value-type="float">
            <text:p>26</text:p>
          </table:table-cell>
          <table:table-cell table:style-name="ce8" table:formula="of:=LOOKUP([.Q23];[.$AZ$6:.$AZ$261];[.$BC$6:.$BC$261])" office:value-type="float" office:value="27" calcext:value-type="float">
            <text:p>27</text:p>
          </table:table-cell>
          <table:table-cell table:style-name="ce8" table:formula="of:=LOOKUP([.R23];[.$AZ$6:.$AZ$261];[.$BC$6:.$BC$261])" office:value-type="float" office:value="30" calcext:value-type="float">
            <text:p>30</text:p>
          </table:table-cell>
          <table:table-cell table:style-name="ce8" table:formula="of:=LOOKUP([.S23];[.$AZ$6:.$AZ$261];[.$BC$6:.$BC$261])" office:value-type="float" office:value="33" calcext:value-type="float">
            <text:p>33</text:p>
          </table:table-cell>
          <table:table-cell table:style-name="ce8" table:formula="of:=LOOKUP([.T23];[.$AZ$6:.$AZ$261];[.$BC$6:.$BC$261])" office:value-type="float" office:value="37" calcext:value-type="float">
            <text:p>37</text:p>
          </table:table-cell>
          <table:table-cell table:style-name="ce8" table:formula="of:=LOOKUP([.U23];[.$AZ$6:.$AZ$261];[.$BC$6:.$BC$261])" office:value-type="float" office:value="42" calcext:value-type="float">
            <text:p>42</text:p>
          </table:table-cell>
          <table:table-cell table:style-name="ce8" table:formula="of:=LOOKUP([.V23];[.$AZ$6:.$AZ$261];[.$BC$6:.$BC$261])" office:value-type="float" office:value="97" calcext:value-type="float">
            <text:p>97</text:p>
          </table:table-cell>
          <table:table-cell table:style-name="ce8" table:formula="of:=LOOKUP([.W23];[.$AZ$6:.$AZ$261];[.$BC$6:.$BC$261])" office:value-type="float" office:value="90" calcext:value-type="float">
            <text:p>90</text:p>
          </table:table-cell>
          <table:table-cell table:style-name="ce8" table:formula="of:=LOOKUP([.X23];[.$AZ$6:.$AZ$261];[.$BC$6:.$BC$261])" office:value-type="float" office:value="56" calcext:value-type="float">
            <text:p>56</text:p>
          </table:table-cell>
          <table:table-cell table:style-name="ce8" table:formula="of:=LOOKUP([.Y23];[.$AZ$6:.$AZ$261];[.$BC$6:.$BC$261])" office:value-type="float" office:value="52" calcext:value-type="float">
            <text:p>52</text:p>
          </table:table-cell>
          <table:table-cell table:style-name="ce8" table:formula="of:=LOOKUP([.Z23];[.$AZ$6:.$AZ$261];[.$BC$6:.$BC$261])" office:value-type="float" office:value="51" calcext:value-type="float">
            <text:p>51</text:p>
          </table:table-cell>
          <table:table-cell table:style-name="ce8" table:formula="of:=LOOKUP([.AA23];[.$AZ$6:.$AZ$261];[.$BC$6:.$BC$261])" office:value-type="float" office:value="53" calcext:value-type="float">
            <text:p>53</text:p>
          </table:table-cell>
          <table:table-cell table:style-name="ce8" table:formula="of:=LOOKUP([.AB23];[.$AZ$6:.$AZ$261];[.$BC$6:.$BC$261])" office:value-type="float" office:value="45" calcext:value-type="float">
            <text:p>45</text:p>
          </table:table-cell>
          <table:table-cell table:style-name="ce8" table:formula="of:=LOOKUP([.AC23];[.$AZ$6:.$AZ$261];[.$BC$6:.$BC$261])" office:value-type="float" office:value="34" calcext:value-type="float">
            <text:p>34</text:p>
          </table:table-cell>
          <table:table-cell table:style-name="ce8" table:formula="of:=LOOKUP([.AD23];[.$AZ$6:.$AZ$261];[.$BC$6:.$BC$261])" office:value-type="float" office:value="34" calcext:value-type="float">
            <text:p>34</text:p>
          </table:table-cell>
          <table:table-cell table:style-name="ce8" table:formula="of:=LOOKUP([.AE23];[.$AZ$6:.$AZ$261];[.$BC$6:.$BC$261])" office:value-type="float" office:value="25" calcext:value-type="float">
            <text:p>25</text:p>
          </table:table-cell>
          <table:table-cell table:style-name="ce8" table:formula="of:=LOOKUP([.AF23];[.$AZ$6:.$AZ$261];[.$BC$6:.$BC$261])" office:value-type="float" office:value="24" calcext:value-type="float">
            <text:p>24</text:p>
          </table:table-cell>
          <table:table-cell table:style-name="ce8" table:formula="of:=LOOKUP([.AG23];[.$AZ$6:.$AZ$261];[.$BC$6:.$BC$261])" office:value-type="float" office:value="31" calcext:value-type="float">
            <text:p>31</text:p>
          </table:table-cell>
          <table:table-cell table:style-name="ce8" table:formula="of:=LOOKUP([.AH23];[.$AZ$6:.$AZ$261];[.$BC$6:.$BC$261])" office:value-type="float" office:value="39" calcext:value-type="float">
            <text:p>39</text:p>
          </table:table-cell>
          <table:table-cell table:style-name="ce8" table:formula="of:=LOOKUP([.AI23];[.$AZ$6:.$AZ$261];[.$BC$6:.$BC$261])" office:value-type="float" office:value="47" calcext:value-type="float">
            <text:p>47</text:p>
          </table:table-cell>
          <table:table-cell table:style-name="ce8" table:formula="of:=LOOKUP([.AJ23];[.$AZ$6:.$AZ$261];[.$BC$6:.$BC$261])" office:value-type="float" office:value="61" calcext:value-type="float">
            <text:p>61</text:p>
          </table:table-cell>
          <table:table-cell table:style-name="ce8" table:formula="of:=LOOKUP([.AK23];[.$AZ$6:.$AZ$261];[.$BC$6:.$BC$261])" office:value-type="float" office:value="71" calcext:value-type="float">
            <text:p>71</text:p>
          </table:table-cell>
          <table:table-cell table:style-name="ce8" table:formula="of:=LOOKUP([.AL23];[.$AZ$6:.$AZ$261];[.$BC$6:.$BC$261])" office:value-type="float" office:value="76" calcext:value-type="float">
            <text:p>76</text:p>
          </table:table-cell>
          <table:table-cell table:style-name="ce8" table:formula="of:=LOOKUP([.AM23];[.$AZ$6:.$AZ$261];[.$BC$6:.$BC$261])" office:value-type="float" office:value="74" calcext:value-type="float">
            <text:p>74</text:p>
          </table:table-cell>
          <table:table-cell table:style-name="ce8" table:formula="of:=LOOKUP([.AN23];[.$AZ$6:.$AZ$261];[.$BC$6:.$BC$261])" office:value-type="float" office:value="73" calcext:value-type="float">
            <text:p>73</text:p>
          </table:table-cell>
          <table:table-cell table:style-name="ce8" table:formula="of:=LOOKUP([.AO23];[.$AZ$6:.$AZ$261];[.$BC$6:.$BC$261])" office:value-type="float" office:value="76" calcext:value-type="float">
            <text:p>76</text:p>
          </table:table-cell>
          <table:table-cell table:style-name="ce8" table:formula="of:=LOOKUP([.AP23];[.$AZ$6:.$AZ$261];[.$BC$6:.$BC$261])" office:value-type="float" office:value="76" calcext:value-type="float">
            <text:p>76</text:p>
          </table:table-cell>
          <table:table-cell table:style-name="ce8" table:formula="of:=LOOKUP([.AQ23];[.$AZ$6:.$AZ$261];[.$BC$6:.$BC$261])" office:value-type="float" office:value="72" calcext:value-type="float">
            <text:p>72</text:p>
          </table:table-cell>
          <table:table-cell table:style-name="ce8" table:formula="of:=LOOKUP([.AR23];[.$AZ$6:.$AZ$261];[.$BC$6:.$BC$261])" office:value-type="float" office:value="68" calcext:value-type="float">
            <text:p>68</text:p>
          </table:table-cell>
          <table:table-cell table:style-name="ce8" table:formula="of:=LOOKUP([.AS23];[.$AZ$6:.$AZ$261];[.$BC$6:.$BC$261])" office:value-type="float" office:value="67" calcext:value-type="float">
            <text:p>67</text:p>
          </table:table-cell>
          <table:table-cell table:style-name="ce8" table:formula="of:=LOOKUP([.AT23];[.$AZ$6:.$AZ$261];[.$BC$6:.$BC$261])" office:value-type="float" office:value="67" calcext:value-type="float">
            <text:p>67</text:p>
          </table:table-cell>
          <table:table-cell table:style-name="ce8" table:formula="of:=LOOKUP([.AU23];[.$AZ$6:.$AZ$261];[.$BC$6:.$BC$261])" office:value-type="float" office:value="65" calcext:value-type="float">
            <text:p>65</text:p>
          </table:table-cell>
          <table:table-cell table:style-name="ce8" table:formula="of:=LOOKUP([.AV23];[.$AZ$6:.$AZ$261];[.$BC$6:.$BC$261])" office:value-type="float" office:value="61" calcext:value-type="float">
            <text:p>61</text:p>
          </table:table-cell>
          <table:table-cell table:style-name="ce8" table:formula="of:=LOOKUP([.AW23];[.$AZ$6:.$AZ$261];[.$BC$6:.$BC$261])" office:value-type="float" office:value="45" calcext:value-type="float">
            <text:p>45</text:p>
          </table:table-cell>
          <table:table-cell table:style-name="ce8" table:formula="of:=LOOKUP([.AX23];[.$AZ$6:.$AZ$261];[.$BC$6:.$BC$261])"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$A$1:.$AX$69];[.AZ95])" office:value-type="float" office:value="26" calcext:value-type="float">
            <text:p>26</text:p>
          </table:table-cell>
          <table:table-cell table:formula="of:=COUNTIF([.$A$73:.$AX$141];[.AZ95])" office:value-type="float" office:value="26" calcext:value-type="float">
            <text:p>26</text:p>
          </table:table-cell>
          <table:table-cell table:formula="of:=IF([.AZ95]&lt;[.$BA$1];0;IF([.AZ95]&gt;=[.$BC$1];255;ROUNDDOWN(([.AZ95]-[.$BA$1])/([.$BC$1]-[.$BA$1])*255)))" office:value-type="float" office:value="89" calcext:value-type="float">
            <text:p>89</text:p>
          </table:table-cell>
        </table:table-row>
        <table:table-row table:style-name="ro1">
          <table:table-cell table:style-name="ce8" table:formula="of:=LOOKUP([.A24];[.$AZ$6:.$AZ$261];[.$BC$6:.$BC$261])" office:value-type="float" office:value="64" calcext:value-type="float">
            <text:p>64</text:p>
          </table:table-cell>
          <table:table-cell table:style-name="ce8" table:formula="of:=LOOKUP([.B24];[.$AZ$6:.$AZ$261];[.$BC$6:.$BC$261])" office:value-type="float" office:value="80" calcext:value-type="float">
            <text:p>80</text:p>
          </table:table-cell>
          <table:table-cell table:style-name="ce8" table:formula="of:=LOOKUP([.C24];[.$AZ$6:.$AZ$261];[.$BC$6:.$BC$261])" office:value-type="float" office:value="93" calcext:value-type="float">
            <text:p>93</text:p>
          </table:table-cell>
          <table:table-cell table:style-name="ce8" table:formula="of:=LOOKUP([.D24];[.$AZ$6:.$AZ$261];[.$BC$6:.$BC$261])" office:value-type="float" office:value="78" calcext:value-type="float">
            <text:p>78</text:p>
          </table:table-cell>
          <table:table-cell table:style-name="ce8" table:formula="of:=LOOKUP([.E24];[.$AZ$6:.$AZ$261];[.$BC$6:.$BC$261])" office:value-type="float" office:value="69" calcext:value-type="float">
            <text:p>69</text:p>
          </table:table-cell>
          <table:table-cell table:style-name="ce8" table:formula="of:=LOOKUP([.F24];[.$AZ$6:.$AZ$261];[.$BC$6:.$BC$261])" office:value-type="float" office:value="69" calcext:value-type="float">
            <text:p>69</text:p>
          </table:table-cell>
          <table:table-cell table:style-name="ce8" table:formula="of:=LOOKUP([.G24];[.$AZ$6:.$AZ$261];[.$BC$6:.$BC$261])" office:value-type="float" office:value="71" calcext:value-type="float">
            <text:p>71</text:p>
          </table:table-cell>
          <table:table-cell table:style-name="ce8" table:formula="of:=LOOKUP([.H24];[.$AZ$6:.$AZ$261];[.$BC$6:.$BC$261])" office:value-type="float" office:value="70" calcext:value-type="float">
            <text:p>70</text:p>
          </table:table-cell>
          <table:table-cell table:style-name="ce8" table:formula="of:=LOOKUP([.I24];[.$AZ$6:.$AZ$261];[.$BC$6:.$BC$261])" office:value-type="float" office:value="45" calcext:value-type="float">
            <text:p>45</text:p>
          </table:table-cell>
          <table:table-cell table:style-name="ce8" table:formula="of:=LOOKUP([.J24];[.$AZ$6:.$AZ$261];[.$BC$6:.$BC$261])" office:value-type="float" office:value="90" calcext:value-type="float">
            <text:p>90</text:p>
          </table:table-cell>
          <table:table-cell table:style-name="ce8" table:formula="of:=LOOKUP([.K24];[.$AZ$6:.$AZ$261];[.$BC$6:.$BC$261])" office:value-type="float" office:value="99" calcext:value-type="float">
            <text:p>99</text:p>
          </table:table-cell>
          <table:table-cell table:style-name="ce8" table:formula="of:=LOOKUP([.L24];[.$AZ$6:.$AZ$261];[.$BC$6:.$BC$261])" office:value-type="float" office:value="104" calcext:value-type="float">
            <text:p>104</text:p>
          </table:table-cell>
          <table:table-cell table:style-name="ce8" table:formula="of:=LOOKUP([.M24];[.$AZ$6:.$AZ$261];[.$BC$6:.$BC$261])" office:value-type="float" office:value="84" calcext:value-type="float">
            <text:p>84</text:p>
          </table:table-cell>
          <table:table-cell table:style-name="ce8" table:formula="of:=LOOKUP([.N24];[.$AZ$6:.$AZ$261];[.$BC$6:.$BC$261])" office:value-type="float" office:value="47" calcext:value-type="float">
            <text:p>47</text:p>
          </table:table-cell>
          <table:table-cell table:style-name="ce8" table:formula="of:=LOOKUP([.O24];[.$AZ$6:.$AZ$261];[.$BC$6:.$BC$261])" office:value-type="float" office:value="23" calcext:value-type="float">
            <text:p>23</text:p>
          </table:table-cell>
          <table:table-cell table:style-name="ce8" table:formula="of:=LOOKUP([.P24];[.$AZ$6:.$AZ$261];[.$BC$6:.$BC$261])" office:value-type="float" office:value="23" calcext:value-type="float">
            <text:p>23</text:p>
          </table:table-cell>
          <table:table-cell table:style-name="ce8" table:formula="of:=LOOKUP([.Q24];[.$AZ$6:.$AZ$261];[.$BC$6:.$BC$261])" office:value-type="float" office:value="26" calcext:value-type="float">
            <text:p>26</text:p>
          </table:table-cell>
          <table:table-cell table:style-name="ce8" table:formula="of:=LOOKUP([.R24];[.$AZ$6:.$AZ$261];[.$BC$6:.$BC$261])" office:value-type="float" office:value="27" calcext:value-type="float">
            <text:p>27</text:p>
          </table:table-cell>
          <table:table-cell table:style-name="ce8" table:formula="of:=LOOKUP([.S24];[.$AZ$6:.$AZ$261];[.$BC$6:.$BC$261])" office:value-type="float" office:value="30" calcext:value-type="float">
            <text:p>30</text:p>
          </table:table-cell>
          <table:table-cell table:style-name="ce8" table:formula="of:=LOOKUP([.T24];[.$AZ$6:.$AZ$261];[.$BC$6:.$BC$261])" office:value-type="float" office:value="33" calcext:value-type="float">
            <text:p>33</text:p>
          </table:table-cell>
          <table:table-cell table:style-name="ce8" table:formula="of:=LOOKUP([.U24];[.$AZ$6:.$AZ$261];[.$BC$6:.$BC$261])" office:value-type="float" office:value="43" calcext:value-type="float">
            <text:p>43</text:p>
          </table:table-cell>
          <table:table-cell table:style-name="ce8" table:formula="of:=LOOKUP([.V24];[.$AZ$6:.$AZ$261];[.$BC$6:.$BC$261])" office:value-type="float" office:value="108" calcext:value-type="float">
            <text:p>108</text:p>
          </table:table-cell>
          <table:table-cell table:style-name="ce8" table:formula="of:=LOOKUP([.W24];[.$AZ$6:.$AZ$261];[.$BC$6:.$BC$261])" office:value-type="float" office:value="74" calcext:value-type="float">
            <text:p>74</text:p>
          </table:table-cell>
          <table:table-cell table:style-name="ce8" table:formula="of:=LOOKUP([.X24];[.$AZ$6:.$AZ$261];[.$BC$6:.$BC$261])" office:value-type="float" office:value="49" calcext:value-type="float">
            <text:p>49</text:p>
          </table:table-cell>
          <table:table-cell table:style-name="ce8" table:formula="of:=LOOKUP([.Y24];[.$AZ$6:.$AZ$261];[.$BC$6:.$BC$261])" office:value-type="float" office:value="48" calcext:value-type="float">
            <text:p>48</text:p>
          </table:table-cell>
          <table:table-cell table:style-name="ce8" table:formula="of:=LOOKUP([.Z24];[.$AZ$6:.$AZ$261];[.$BC$6:.$BC$261])" office:value-type="float" office:value="48" calcext:value-type="float">
            <text:p>48</text:p>
          </table:table-cell>
          <table:table-cell table:style-name="ce8" table:formula="of:=LOOKUP([.AA24];[.$AZ$6:.$AZ$261];[.$BC$6:.$BC$261])" office:value-type="float" office:value="48" calcext:value-type="float">
            <text:p>48</text:p>
          </table:table-cell>
          <table:table-cell table:style-name="ce8" table:formula="of:=LOOKUP([.AB24];[.$AZ$6:.$AZ$261];[.$BC$6:.$BC$261])" office:value-type="float" office:value="35" calcext:value-type="float">
            <text:p>35</text:p>
          </table:table-cell>
          <table:table-cell table:style-name="ce8" table:formula="of:=LOOKUP([.AC24];[.$AZ$6:.$AZ$261];[.$BC$6:.$BC$261])" office:value-type="float" office:value="34" calcext:value-type="float">
            <text:p>34</text:p>
          </table:table-cell>
          <table:table-cell table:style-name="ce8" table:formula="of:=LOOKUP([.AD24];[.$AZ$6:.$AZ$261];[.$BC$6:.$BC$261])" office:value-type="float" office:value="32" calcext:value-type="float">
            <text:p>32</text:p>
          </table:table-cell>
          <table:table-cell table:style-name="ce8" table:formula="of:=LOOKUP([.AE24];[.$AZ$6:.$AZ$261];[.$BC$6:.$BC$261])" office:value-type="float" office:value="21" calcext:value-type="float">
            <text:p>21</text:p>
          </table:table-cell>
          <table:table-cell table:style-name="ce8" table:formula="of:=LOOKUP([.AF24];[.$AZ$6:.$AZ$261];[.$BC$6:.$BC$261])" office:value-type="float" office:value="24" calcext:value-type="float">
            <text:p>24</text:p>
          </table:table-cell>
          <table:table-cell table:style-name="ce8" table:formula="of:=LOOKUP([.AG24];[.$AZ$6:.$AZ$261];[.$BC$6:.$BC$261])" office:value-type="float" office:value="30" calcext:value-type="float">
            <text:p>30</text:p>
          </table:table-cell>
          <table:table-cell table:style-name="ce8" table:formula="of:=LOOKUP([.AH24];[.$AZ$6:.$AZ$261];[.$BC$6:.$BC$261])" office:value-type="float" office:value="37" calcext:value-type="float">
            <text:p>37</text:p>
          </table:table-cell>
          <table:table-cell table:style-name="ce8" table:formula="of:=LOOKUP([.AI24];[.$AZ$6:.$AZ$261];[.$BC$6:.$BC$261])" office:value-type="float" office:value="45" calcext:value-type="float">
            <text:p>45</text:p>
          </table:table-cell>
          <table:table-cell table:style-name="ce8" table:formula="of:=LOOKUP([.AJ24];[.$AZ$6:.$AZ$261];[.$BC$6:.$BC$261])" office:value-type="float" office:value="60" calcext:value-type="float">
            <text:p>60</text:p>
          </table:table-cell>
          <table:table-cell table:style-name="ce8" table:formula="of:=LOOKUP([.AK24];[.$AZ$6:.$AZ$261];[.$BC$6:.$BC$261])" office:value-type="float" office:value="72" calcext:value-type="float">
            <text:p>72</text:p>
          </table:table-cell>
          <table:table-cell table:style-name="ce8" table:formula="of:=LOOKUP([.AL24];[.$AZ$6:.$AZ$261];[.$BC$6:.$BC$261])" office:value-type="float" office:value="74" calcext:value-type="float">
            <text:p>74</text:p>
          </table:table-cell>
          <table:table-cell table:style-name="ce8" table:formula="of:=LOOKUP([.AM24];[.$AZ$6:.$AZ$261];[.$BC$6:.$BC$261])" office:value-type="float" office:value="77" calcext:value-type="float">
            <text:p>77</text:p>
          </table:table-cell>
          <table:table-cell table:style-name="ce8" table:formula="of:=LOOKUP([.AN24];[.$AZ$6:.$AZ$261];[.$BC$6:.$BC$261])" office:value-type="float" office:value="78" calcext:value-type="float">
            <text:p>78</text:p>
          </table:table-cell>
          <table:table-cell table:style-name="ce8" table:formula="of:=LOOKUP([.AO24];[.$AZ$6:.$AZ$261];[.$BC$6:.$BC$261])" office:value-type="float" office:value="75" calcext:value-type="float">
            <text:p>75</text:p>
          </table:table-cell>
          <table:table-cell table:style-name="ce8" table:formula="of:=LOOKUP([.AP24];[.$AZ$6:.$AZ$261];[.$BC$6:.$BC$261])" office:value-type="float" office:value="74" calcext:value-type="float">
            <text:p>74</text:p>
          </table:table-cell>
          <table:table-cell table:style-name="ce8" table:formula="of:=LOOKUP([.AQ24];[.$AZ$6:.$AZ$261];[.$BC$6:.$BC$261])" office:value-type="float" office:value="71" calcext:value-type="float">
            <text:p>71</text:p>
          </table:table-cell>
          <table:table-cell table:style-name="ce8" table:formula="of:=LOOKUP([.AR24];[.$AZ$6:.$AZ$261];[.$BC$6:.$BC$261])" office:value-type="float" office:value="69" calcext:value-type="float">
            <text:p>69</text:p>
          </table:table-cell>
          <table:table-cell table:style-name="ce8" table:formula="of:=LOOKUP([.AS24];[.$AZ$6:.$AZ$261];[.$BC$6:.$BC$261])" office:value-type="float" office:value="71" calcext:value-type="float">
            <text:p>71</text:p>
          </table:table-cell>
          <table:table-cell table:style-name="ce8" table:formula="of:=LOOKUP([.AT24];[.$AZ$6:.$AZ$261];[.$BC$6:.$BC$261])" office:value-type="float" office:value="69" calcext:value-type="float">
            <text:p>69</text:p>
          </table:table-cell>
          <table:table-cell table:style-name="ce8" table:formula="of:=LOOKUP([.AU24];[.$AZ$6:.$AZ$261];[.$BC$6:.$BC$261])" office:value-type="float" office:value="70" calcext:value-type="float">
            <text:p>70</text:p>
          </table:table-cell>
          <table:table-cell table:style-name="ce8" table:formula="of:=LOOKUP([.AV24];[.$AZ$6:.$AZ$261];[.$BC$6:.$BC$261])" office:value-type="float" office:value="62" calcext:value-type="float">
            <text:p>62</text:p>
          </table:table-cell>
          <table:table-cell table:style-name="ce8" table:formula="of:=LOOKUP([.AW24];[.$AZ$6:.$AZ$261];[.$BC$6:.$BC$261])" office:value-type="float" office:value="49" calcext:value-type="float">
            <text:p>49</text:p>
          </table:table-cell>
          <table:table-cell table:style-name="ce8" table:formula="of:=LOOKUP([.AX24];[.$AZ$6:.$AZ$261];[.$BC$6:.$BC$261])"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$A$1:.$AX$69];[.AZ96])" office:value-type="float" office:value="20" calcext:value-type="float">
            <text:p>20</text:p>
          </table:table-cell>
          <table:table-cell table:formula="of:=COUNTIF([.$A$73:.$AX$141];[.AZ96])" office:value-type="float" office:value="20" calcext:value-type="float">
            <text:p>20</text:p>
          </table:table-cell>
          <table:table-cell table:formula="of:=IF([.AZ96]&lt;[.$BA$1];0;IF([.AZ96]&gt;=[.$BC$1];255;ROUNDDOWN(([.AZ96]-[.$BA$1])/([.$BC$1]-[.$BA$1])*255)))" office:value-type="float" office:value="90" calcext:value-type="float">
            <text:p>90</text:p>
          </table:table-cell>
        </table:table-row>
        <table:table-row table:style-name="ro1">
          <table:table-cell table:style-name="ce8" table:formula="of:=LOOKUP([.A25];[.$AZ$6:.$AZ$261];[.$BC$6:.$BC$261])" office:value-type="float" office:value="74" calcext:value-type="float">
            <text:p>74</text:p>
          </table:table-cell>
          <table:table-cell table:style-name="ce8" table:formula="of:=LOOKUP([.B25];[.$AZ$6:.$AZ$261];[.$BC$6:.$BC$261])" office:value-type="float" office:value="98" calcext:value-type="float">
            <text:p>98</text:p>
          </table:table-cell>
          <table:table-cell table:style-name="ce8" table:formula="of:=LOOKUP([.C25];[.$AZ$6:.$AZ$261];[.$BC$6:.$BC$261])" office:value-type="float" office:value="83" calcext:value-type="float">
            <text:p>83</text:p>
          </table:table-cell>
          <table:table-cell table:style-name="ce8" table:formula="of:=LOOKUP([.D25];[.$AZ$6:.$AZ$261];[.$BC$6:.$BC$261])" office:value-type="float" office:value="69" calcext:value-type="float">
            <text:p>69</text:p>
          </table:table-cell>
          <table:table-cell table:style-name="ce8" table:formula="of:=LOOKUP([.E25];[.$AZ$6:.$AZ$261];[.$BC$6:.$BC$261])" office:value-type="float" office:value="66" calcext:value-type="float">
            <text:p>66</text:p>
          </table:table-cell>
          <table:table-cell table:style-name="ce8" table:formula="of:=LOOKUP([.F25];[.$AZ$6:.$AZ$261];[.$BC$6:.$BC$261])" office:value-type="float" office:value="68" calcext:value-type="float">
            <text:p>68</text:p>
          </table:table-cell>
          <table:table-cell table:style-name="ce8" table:formula="of:=LOOKUP([.G25];[.$AZ$6:.$AZ$261];[.$BC$6:.$BC$261])" office:value-type="float" office:value="73" calcext:value-type="float">
            <text:p>73</text:p>
          </table:table-cell>
          <table:table-cell table:style-name="ce8" table:formula="of:=LOOKUP([.H25];[.$AZ$6:.$AZ$261];[.$BC$6:.$BC$261])" office:value-type="float" office:value="75" calcext:value-type="float">
            <text:p>75</text:p>
          </table:table-cell>
          <table:table-cell table:style-name="ce8" table:formula="of:=LOOKUP([.I25];[.$AZ$6:.$AZ$261];[.$BC$6:.$BC$261])" office:value-type="float" office:value="51" calcext:value-type="float">
            <text:p>51</text:p>
          </table:table-cell>
          <table:table-cell table:style-name="ce8" table:formula="of:=LOOKUP([.J25];[.$AZ$6:.$AZ$261];[.$BC$6:.$BC$261])" office:value-type="float" office:value="55" calcext:value-type="float">
            <text:p>55</text:p>
          </table:table-cell>
          <table:table-cell table:style-name="ce8" table:formula="of:=LOOKUP([.K25];[.$AZ$6:.$AZ$261];[.$BC$6:.$BC$261])" office:value-type="float" office:value="97" calcext:value-type="float">
            <text:p>97</text:p>
          </table:table-cell>
          <table:table-cell table:style-name="ce8" table:formula="of:=LOOKUP([.L25];[.$AZ$6:.$AZ$261];[.$BC$6:.$BC$261])" office:value-type="float" office:value="103" calcext:value-type="float">
            <text:p>103</text:p>
          </table:table-cell>
          <table:table-cell table:style-name="ce8" table:formula="of:=LOOKUP([.M25];[.$AZ$6:.$AZ$261];[.$BC$6:.$BC$261])" office:value-type="float" office:value="107" calcext:value-type="float">
            <text:p>107</text:p>
          </table:table-cell>
          <table:table-cell table:style-name="ce8" table:formula="of:=LOOKUP([.N25];[.$AZ$6:.$AZ$261];[.$BC$6:.$BC$261])" office:value-type="float" office:value="93" calcext:value-type="float">
            <text:p>93</text:p>
          </table:table-cell>
          <table:table-cell table:style-name="ce8" table:formula="of:=LOOKUP([.O25];[.$AZ$6:.$AZ$261];[.$BC$6:.$BC$261])" office:value-type="float" office:value="61" calcext:value-type="float">
            <text:p>61</text:p>
          </table:table-cell>
          <table:table-cell table:style-name="ce8" table:formula="of:=LOOKUP([.P25];[.$AZ$6:.$AZ$261];[.$BC$6:.$BC$261])" office:value-type="float" office:value="28" calcext:value-type="float">
            <text:p>28</text:p>
          </table:table-cell>
          <table:table-cell table:style-name="ce8" table:formula="of:=LOOKUP([.Q25];[.$AZ$6:.$AZ$261];[.$BC$6:.$BC$261])" office:value-type="float" office:value="24" calcext:value-type="float">
            <text:p>24</text:p>
          </table:table-cell>
          <table:table-cell table:style-name="ce8" table:formula="of:=LOOKUP([.R25];[.$AZ$6:.$AZ$261];[.$BC$6:.$BC$261])" office:value-type="float" office:value="26" calcext:value-type="float">
            <text:p>26</text:p>
          </table:table-cell>
          <table:table-cell table:style-name="ce8" table:formula="of:=LOOKUP([.S25];[.$AZ$6:.$AZ$261];[.$BC$6:.$BC$261])" office:value-type="float" office:value="27" calcext:value-type="float">
            <text:p>27</text:p>
          </table:table-cell>
          <table:table-cell table:style-name="ce8" table:formula="of:=LOOKUP([.T25];[.$AZ$6:.$AZ$261];[.$BC$6:.$BC$261])" office:value-type="float" office:value="31" calcext:value-type="float">
            <text:p>31</text:p>
          </table:table-cell>
          <table:table-cell table:style-name="ce8" table:formula="of:=LOOKUP([.U25];[.$AZ$6:.$AZ$261];[.$BC$6:.$BC$261])" office:value-type="float" office:value="62" calcext:value-type="float">
            <text:p>62</text:p>
          </table:table-cell>
          <table:table-cell table:style-name="ce8" table:formula="of:=LOOKUP([.V25];[.$AZ$6:.$AZ$261];[.$BC$6:.$BC$261])" office:value-type="float" office:value="104" calcext:value-type="float">
            <text:p>104</text:p>
          </table:table-cell>
          <table:table-cell table:style-name="ce8" table:formula="of:=LOOKUP([.W25];[.$AZ$6:.$AZ$261];[.$BC$6:.$BC$261])" office:value-type="float" office:value="59" calcext:value-type="float">
            <text:p>59</text:p>
          </table:table-cell>
          <table:table-cell table:style-name="ce8" table:formula="of:=LOOKUP([.X25];[.$AZ$6:.$AZ$261];[.$BC$6:.$BC$261])" office:value-type="float" office:value="45" calcext:value-type="float">
            <text:p>45</text:p>
          </table:table-cell>
          <table:table-cell table:style-name="ce8" table:formula="of:=LOOKUP([.Y25];[.$AZ$6:.$AZ$261];[.$BC$6:.$BC$261])" office:value-type="float" office:value="45" calcext:value-type="float">
            <text:p>45</text:p>
          </table:table-cell>
          <table:table-cell table:style-name="ce8" table:formula="of:=LOOKUP([.Z25];[.$AZ$6:.$AZ$261];[.$BC$6:.$BC$261])" office:value-type="float" office:value="45" calcext:value-type="float">
            <text:p>45</text:p>
          </table:table-cell>
          <table:table-cell table:style-name="ce8" table:formula="of:=LOOKUP([.AA25];[.$AZ$6:.$AZ$261];[.$BC$6:.$BC$261])" office:value-type="float" office:value="41" calcext:value-type="float">
            <text:p>41</text:p>
          </table:table-cell>
          <table:table-cell table:style-name="ce8" table:formula="of:=LOOKUP([.AB25];[.$AZ$6:.$AZ$261];[.$BC$6:.$BC$261])" office:value-type="float" office:value="31" calcext:value-type="float">
            <text:p>31</text:p>
          </table:table-cell>
          <table:table-cell table:style-name="ce8" table:formula="of:=LOOKUP([.AC25];[.$AZ$6:.$AZ$261];[.$BC$6:.$BC$261])" office:value-type="float" office:value="31" calcext:value-type="float">
            <text:p>31</text:p>
          </table:table-cell>
          <table:table-cell table:style-name="ce8" table:formula="of:=LOOKUP([.AD25];[.$AZ$6:.$AZ$261];[.$BC$6:.$BC$261])" office:value-type="float" office:value="27" calcext:value-type="float">
            <text:p>27</text:p>
          </table:table-cell>
          <table:table-cell table:style-name="ce8" table:formula="of:=LOOKUP([.AE25];[.$AZ$6:.$AZ$261];[.$BC$6:.$BC$261])" office:value-type="float" office:value="20" calcext:value-type="float">
            <text:p>20</text:p>
          </table:table-cell>
          <table:table-cell table:style-name="ce8" table:formula="of:=LOOKUP([.AF25];[.$AZ$6:.$AZ$261];[.$BC$6:.$BC$261])" office:value-type="float" office:value="23" calcext:value-type="float">
            <text:p>23</text:p>
          </table:table-cell>
          <table:table-cell table:style-name="ce8" table:formula="of:=LOOKUP([.AG25];[.$AZ$6:.$AZ$261];[.$BC$6:.$BC$261])" office:value-type="float" office:value="29" calcext:value-type="float">
            <text:p>29</text:p>
          </table:table-cell>
          <table:table-cell table:style-name="ce8" table:formula="of:=LOOKUP([.AH25];[.$AZ$6:.$AZ$261];[.$BC$6:.$BC$261])" office:value-type="float" office:value="35" calcext:value-type="float">
            <text:p>35</text:p>
          </table:table-cell>
          <table:table-cell table:style-name="ce8" table:formula="of:=LOOKUP([.AI25];[.$AZ$6:.$AZ$261];[.$BC$6:.$BC$261])" office:value-type="float" office:value="45" calcext:value-type="float">
            <text:p>45</text:p>
          </table:table-cell>
          <table:table-cell table:style-name="ce8" table:formula="of:=LOOKUP([.AJ25];[.$AZ$6:.$AZ$261];[.$BC$6:.$BC$261])" office:value-type="float" office:value="60" calcext:value-type="float">
            <text:p>60</text:p>
          </table:table-cell>
          <table:table-cell table:style-name="ce8" table:formula="of:=LOOKUP([.AK25];[.$AZ$6:.$AZ$261];[.$BC$6:.$BC$261])" office:value-type="float" office:value="67" calcext:value-type="float">
            <text:p>67</text:p>
          </table:table-cell>
          <table:table-cell table:style-name="ce8" table:formula="of:=LOOKUP([.AL25];[.$AZ$6:.$AZ$261];[.$BC$6:.$BC$261])" office:value-type="float" office:value="70" calcext:value-type="float">
            <text:p>70</text:p>
          </table:table-cell>
          <table:table-cell table:style-name="ce8" table:formula="of:=LOOKUP([.AM25];[.$AZ$6:.$AZ$261];[.$BC$6:.$BC$261])" office:value-type="float" office:value="75" calcext:value-type="float">
            <text:p>75</text:p>
          </table:table-cell>
          <table:table-cell table:style-name="ce8" table:formula="of:=LOOKUP([.AN25];[.$AZ$6:.$AZ$261];[.$BC$6:.$BC$261])" office:value-type="float" office:value="76" calcext:value-type="float">
            <text:p>76</text:p>
          </table:table-cell>
          <table:table-cell table:style-name="ce8" table:formula="of:=LOOKUP([.AO25];[.$AZ$6:.$AZ$261];[.$BC$6:.$BC$261])" office:value-type="float" office:value="73" calcext:value-type="float">
            <text:p>73</text:p>
          </table:table-cell>
          <table:table-cell table:style-name="ce8" table:formula="of:=LOOKUP([.AP25];[.$AZ$6:.$AZ$261];[.$BC$6:.$BC$261])" office:value-type="float" office:value="71" calcext:value-type="float">
            <text:p>71</text:p>
          </table:table-cell>
          <table:table-cell table:style-name="ce8" table:formula="of:=LOOKUP([.AQ25];[.$AZ$6:.$AZ$261];[.$BC$6:.$BC$261])" office:value-type="float" office:value="69" calcext:value-type="float">
            <text:p>69</text:p>
          </table:table-cell>
          <table:table-cell table:style-name="ce8" table:formula="of:=LOOKUP([.AR25];[.$AZ$6:.$AZ$261];[.$BC$6:.$BC$261])" office:value-type="float" office:value="72" calcext:value-type="float">
            <text:p>72</text:p>
          </table:table-cell>
          <table:table-cell table:style-name="ce8" table:formula="of:=LOOKUP([.AS25];[.$AZ$6:.$AZ$261];[.$BC$6:.$BC$261])" office:value-type="float" office:value="70" calcext:value-type="float">
            <text:p>70</text:p>
          </table:table-cell>
          <table:table-cell table:style-name="ce8" table:formula="of:=LOOKUP([.AT25];[.$AZ$6:.$AZ$261];[.$BC$6:.$BC$261])" office:value-type="float" office:value="69" calcext:value-type="float">
            <text:p>69</text:p>
          </table:table-cell>
          <table:table-cell table:style-name="ce8" table:formula="of:=LOOKUP([.AU25];[.$AZ$6:.$AZ$261];[.$BC$6:.$BC$261])" office:value-type="float" office:value="69" calcext:value-type="float">
            <text:p>69</text:p>
          </table:table-cell>
          <table:table-cell table:style-name="ce8" table:formula="of:=LOOKUP([.AV25];[.$AZ$6:.$AZ$261];[.$BC$6:.$BC$261])" office:value-type="float" office:value="63" calcext:value-type="float">
            <text:p>63</text:p>
          </table:table-cell>
          <table:table-cell table:style-name="ce8" table:formula="of:=LOOKUP([.AW25];[.$AZ$6:.$AZ$261];[.$BC$6:.$BC$261])" office:value-type="float" office:value="47" calcext:value-type="float">
            <text:p>47</text:p>
          </table:table-cell>
          <table:table-cell table:style-name="ce8" table:formula="of:=LOOKUP([.AX25];[.$AZ$6:.$AZ$261];[.$BC$6:.$BC$261])" office:value-type="float" office:value="42" calcext:value-type="float">
            <text:p>4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$A$1:.$AX$69];[.AZ97])" office:value-type="float" office:value="25" calcext:value-type="float">
            <text:p>25</text:p>
          </table:table-cell>
          <table:table-cell table:formula="of:=COUNTIF([.$A$73:.$AX$141];[.AZ97])" office:value-type="float" office:value="25" calcext:value-type="float">
            <text:p>25</text:p>
          </table:table-cell>
          <table:table-cell table:formula="of:=IF([.AZ97]&lt;[.$BA$1];0;IF([.AZ97]&gt;=[.$BC$1];255;ROUNDDOWN(([.AZ97]-[.$BA$1])/([.$BC$1]-[.$BA$1])*255)))" office:value-type="float" office:value="91" calcext:value-type="float">
            <text:p>91</text:p>
          </table:table-cell>
        </table:table-row>
        <table:table-row table:style-name="ro1">
          <table:table-cell table:style-name="ce8" table:formula="of:=LOOKUP([.A26];[.$AZ$6:.$AZ$261];[.$BC$6:.$BC$261])" office:value-type="float" office:value="97" calcext:value-type="float">
            <text:p>97</text:p>
          </table:table-cell>
          <table:table-cell table:style-name="ce8" table:formula="of:=LOOKUP([.B26];[.$AZ$6:.$AZ$261];[.$BC$6:.$BC$261])" office:value-type="float" office:value="88" calcext:value-type="float">
            <text:p>88</text:p>
          </table:table-cell>
          <table:table-cell table:style-name="ce8" table:formula="of:=LOOKUP([.C26];[.$AZ$6:.$AZ$261];[.$BC$6:.$BC$261])" office:value-type="float" office:value="75" calcext:value-type="float">
            <text:p>75</text:p>
          </table:table-cell>
          <table:table-cell table:style-name="ce8" table:formula="of:=LOOKUP([.D26];[.$AZ$6:.$AZ$261];[.$BC$6:.$BC$261])" office:value-type="float" office:value="65" calcext:value-type="float">
            <text:p>65</text:p>
          </table:table-cell>
          <table:table-cell table:style-name="ce8" table:formula="of:=LOOKUP([.E26];[.$AZ$6:.$AZ$261];[.$BC$6:.$BC$261])" office:value-type="float" office:value="64" calcext:value-type="float">
            <text:p>64</text:p>
          </table:table-cell>
          <table:table-cell table:style-name="ce8" table:formula="of:=LOOKUP([.F26];[.$AZ$6:.$AZ$261];[.$BC$6:.$BC$261])" office:value-type="float" office:value="67" calcext:value-type="float">
            <text:p>67</text:p>
          </table:table-cell>
          <table:table-cell table:style-name="ce8" table:formula="of:=LOOKUP([.G26];[.$AZ$6:.$AZ$261];[.$BC$6:.$BC$261])" office:value-type="float" office:value="72" calcext:value-type="float">
            <text:p>72</text:p>
          </table:table-cell>
          <table:table-cell table:style-name="ce8" table:formula="of:=LOOKUP([.H26];[.$AZ$6:.$AZ$261];[.$BC$6:.$BC$261])" office:value-type="float" office:value="75" calcext:value-type="float">
            <text:p>75</text:p>
          </table:table-cell>
          <table:table-cell table:style-name="ce8" table:formula="of:=LOOKUP([.I26];[.$AZ$6:.$AZ$261];[.$BC$6:.$BC$261])" office:value-type="float" office:value="60" calcext:value-type="float">
            <text:p>60</text:p>
          </table:table-cell>
          <table:table-cell table:style-name="ce8" table:formula="of:=LOOKUP([.J26];[.$AZ$6:.$AZ$261];[.$BC$6:.$BC$261])" office:value-type="float" office:value="39" calcext:value-type="float">
            <text:p>39</text:p>
          </table:table-cell>
          <table:table-cell table:style-name="ce8" table:formula="of:=LOOKUP([.K26];[.$AZ$6:.$AZ$261];[.$BC$6:.$BC$261])" office:value-type="float" office:value="76" calcext:value-type="float">
            <text:p>76</text:p>
          </table:table-cell>
          <table:table-cell table:style-name="ce8" table:formula="of:=LOOKUP([.L26];[.$AZ$6:.$AZ$261];[.$BC$6:.$BC$261])" office:value-type="float" office:value="101" calcext:value-type="float">
            <text:p>101</text:p>
          </table:table-cell>
          <table:table-cell table:style-name="ce8" table:formula="of:=LOOKUP([.M26];[.$AZ$6:.$AZ$261];[.$BC$6:.$BC$261])" office:value-type="float" office:value="105" calcext:value-type="float">
            <text:p>105</text:p>
          </table:table-cell>
          <table:table-cell table:style-name="ce8" table:formula="of:=LOOKUP([.N26];[.$AZ$6:.$AZ$261];[.$BC$6:.$BC$261])" office:value-type="float" office:value="112" calcext:value-type="float">
            <text:p>112</text:p>
          </table:table-cell>
          <table:table-cell table:style-name="ce8" table:formula="of:=LOOKUP([.O26];[.$AZ$6:.$AZ$261];[.$BC$6:.$BC$261])" office:value-type="float" office:value="103" calcext:value-type="float">
            <text:p>103</text:p>
          </table:table-cell>
          <table:table-cell table:style-name="ce8" table:formula="of:=LOOKUP([.P26];[.$AZ$6:.$AZ$261];[.$BC$6:.$BC$261])" office:value-type="float" office:value="80" calcext:value-type="float">
            <text:p>80</text:p>
          </table:table-cell>
          <table:table-cell table:style-name="ce8" table:formula="of:=LOOKUP([.Q26];[.$AZ$6:.$AZ$261];[.$BC$6:.$BC$261])" office:value-type="float" office:value="39" calcext:value-type="float">
            <text:p>39</text:p>
          </table:table-cell>
          <table:table-cell table:style-name="ce8" table:formula="of:=LOOKUP([.R26];[.$AZ$6:.$AZ$261];[.$BC$6:.$BC$261])" office:value-type="float" office:value="26" calcext:value-type="float">
            <text:p>26</text:p>
          </table:table-cell>
          <table:table-cell table:style-name="ce8" table:formula="of:=LOOKUP([.S26];[.$AZ$6:.$AZ$261];[.$BC$6:.$BC$261])" office:value-type="float" office:value="26" calcext:value-type="float">
            <text:p>26</text:p>
          </table:table-cell>
          <table:table-cell table:style-name="ce8" table:formula="of:=LOOKUP([.T26];[.$AZ$6:.$AZ$261];[.$BC$6:.$BC$261])" office:value-type="float" office:value="29" calcext:value-type="float">
            <text:p>29</text:p>
          </table:table-cell>
          <table:table-cell table:style-name="ce8" table:formula="of:=LOOKUP([.U26];[.$AZ$6:.$AZ$261];[.$BC$6:.$BC$261])" office:value-type="float" office:value="61" calcext:value-type="float">
            <text:p>61</text:p>
          </table:table-cell>
          <table:table-cell table:style-name="ce8" table:formula="of:=LOOKUP([.V26];[.$AZ$6:.$AZ$261];[.$BC$6:.$BC$261])" office:value-type="float" office:value="85" calcext:value-type="float">
            <text:p>85</text:p>
          </table:table-cell>
          <table:table-cell table:style-name="ce8" table:formula="of:=LOOKUP([.W26];[.$AZ$6:.$AZ$261];[.$BC$6:.$BC$261])" office:value-type="float" office:value="48" calcext:value-type="float">
            <text:p>48</text:p>
          </table:table-cell>
          <table:table-cell table:style-name="ce8" table:formula="of:=LOOKUP([.X26];[.$AZ$6:.$AZ$261];[.$BC$6:.$BC$261])" office:value-type="float" office:value="43" calcext:value-type="float">
            <text:p>43</text:p>
          </table:table-cell>
          <table:table-cell table:style-name="ce8" table:formula="of:=LOOKUP([.Y26];[.$AZ$6:.$AZ$261];[.$BC$6:.$BC$261])" office:value-type="float" office:value="43" calcext:value-type="float">
            <text:p>43</text:p>
          </table:table-cell>
          <table:table-cell table:style-name="ce8" table:formula="of:=LOOKUP([.Z26];[.$AZ$6:.$AZ$261];[.$BC$6:.$BC$261])" office:value-type="float" office:value="43" calcext:value-type="float">
            <text:p>43</text:p>
          </table:table-cell>
          <table:table-cell table:style-name="ce8" table:formula="of:=LOOKUP([.AA26];[.$AZ$6:.$AZ$261];[.$BC$6:.$BC$261])" office:value-type="float" office:value="36" calcext:value-type="float">
            <text:p>36</text:p>
          </table:table-cell>
          <table:table-cell table:style-name="ce8" table:formula="of:=LOOKUP([.AB26];[.$AZ$6:.$AZ$261];[.$BC$6:.$BC$261])" office:value-type="float" office:value="29" calcext:value-type="float">
            <text:p>29</text:p>
          </table:table-cell>
          <table:table-cell table:style-name="ce8" table:formula="of:=LOOKUP([.AC26];[.$AZ$6:.$AZ$261];[.$BC$6:.$BC$261])" office:value-type="float" office:value="30" calcext:value-type="float">
            <text:p>30</text:p>
          </table:table-cell>
          <table:table-cell table:style-name="ce8" table:formula="of:=LOOKUP([.AD26];[.$AZ$6:.$AZ$261];[.$BC$6:.$BC$261])" office:value-type="float" office:value="23" calcext:value-type="float">
            <text:p>23</text:p>
          </table:table-cell>
          <table:table-cell table:style-name="ce8" table:formula="of:=LOOKUP([.AE26];[.$AZ$6:.$AZ$261];[.$BC$6:.$BC$261])" office:value-type="float" office:value="20" calcext:value-type="float">
            <text:p>20</text:p>
          </table:table-cell>
          <table:table-cell table:style-name="ce8" table:formula="of:=LOOKUP([.AF26];[.$AZ$6:.$AZ$261];[.$BC$6:.$BC$261])" office:value-type="float" office:value="23" calcext:value-type="float">
            <text:p>23</text:p>
          </table:table-cell>
          <table:table-cell table:style-name="ce8" table:formula="of:=LOOKUP([.AG26];[.$AZ$6:.$AZ$261];[.$BC$6:.$BC$261])" office:value-type="float" office:value="28" calcext:value-type="float">
            <text:p>28</text:p>
          </table:table-cell>
          <table:table-cell table:style-name="ce8" table:formula="of:=LOOKUP([.AH26];[.$AZ$6:.$AZ$261];[.$BC$6:.$BC$261])" office:value-type="float" office:value="33" calcext:value-type="float">
            <text:p>33</text:p>
          </table:table-cell>
          <table:table-cell table:style-name="ce8" table:formula="of:=LOOKUP([.AI26];[.$AZ$6:.$AZ$261];[.$BC$6:.$BC$261])" office:value-type="float" office:value="43" calcext:value-type="float">
            <text:p>43</text:p>
          </table:table-cell>
          <table:table-cell table:style-name="ce8" table:formula="of:=LOOKUP([.AJ26];[.$AZ$6:.$AZ$261];[.$BC$6:.$BC$261])" office:value-type="float" office:value="56" calcext:value-type="float">
            <text:p>56</text:p>
          </table:table-cell>
          <table:table-cell table:style-name="ce8" table:formula="of:=LOOKUP([.AK26];[.$AZ$6:.$AZ$261];[.$BC$6:.$BC$261])" office:value-type="float" office:value="62" calcext:value-type="float">
            <text:p>62</text:p>
          </table:table-cell>
          <table:table-cell table:style-name="ce8" table:formula="of:=LOOKUP([.AL26];[.$AZ$6:.$AZ$261];[.$BC$6:.$BC$261])" office:value-type="float" office:value="68" calcext:value-type="float">
            <text:p>68</text:p>
          </table:table-cell>
          <table:table-cell table:style-name="ce8" table:formula="of:=LOOKUP([.AM26];[.$AZ$6:.$AZ$261];[.$BC$6:.$BC$261])" office:value-type="float" office:value="75" calcext:value-type="float">
            <text:p>75</text:p>
          </table:table-cell>
          <table:table-cell table:style-name="ce8" table:formula="of:=LOOKUP([.AN26];[.$AZ$6:.$AZ$261];[.$BC$6:.$BC$261])" office:value-type="float" office:value="81" calcext:value-type="float">
            <text:p>81</text:p>
          </table:table-cell>
          <table:table-cell table:style-name="ce8" table:formula="of:=LOOKUP([.AO26];[.$AZ$6:.$AZ$261];[.$BC$6:.$BC$261])" office:value-type="float" office:value="76" calcext:value-type="float">
            <text:p>76</text:p>
          </table:table-cell>
          <table:table-cell table:style-name="ce8" table:formula="of:=LOOKUP([.AP26];[.$AZ$6:.$AZ$261];[.$BC$6:.$BC$261])" office:value-type="float" office:value="73" calcext:value-type="float">
            <text:p>73</text:p>
          </table:table-cell>
          <table:table-cell table:style-name="ce8" table:formula="of:=LOOKUP([.AQ26];[.$AZ$6:.$AZ$261];[.$BC$6:.$BC$261])" office:value-type="float" office:value="70" calcext:value-type="float">
            <text:p>70</text:p>
          </table:table-cell>
          <table:table-cell table:style-name="ce8" table:formula="of:=LOOKUP([.AR26];[.$AZ$6:.$AZ$261];[.$BC$6:.$BC$261])" office:value-type="float" office:value="71" calcext:value-type="float">
            <text:p>71</text:p>
          </table:table-cell>
          <table:table-cell table:style-name="ce8" table:formula="of:=LOOKUP([.AS26];[.$AZ$6:.$AZ$261];[.$BC$6:.$BC$261])" office:value-type="float" office:value="72" calcext:value-type="float">
            <text:p>72</text:p>
          </table:table-cell>
          <table:table-cell table:style-name="ce8" table:formula="of:=LOOKUP([.AT26];[.$AZ$6:.$AZ$261];[.$BC$6:.$BC$261])" office:value-type="float" office:value="69" calcext:value-type="float">
            <text:p>69</text:p>
          </table:table-cell>
          <table:table-cell table:style-name="ce8" table:formula="of:=LOOKUP([.AU26];[.$AZ$6:.$AZ$261];[.$BC$6:.$BC$261])" office:value-type="float" office:value="72" calcext:value-type="float">
            <text:p>72</text:p>
          </table:table-cell>
          <table:table-cell table:style-name="ce8" table:formula="of:=LOOKUP([.AV26];[.$AZ$6:.$AZ$261];[.$BC$6:.$BC$261])" office:value-type="float" office:value="61" calcext:value-type="float">
            <text:p>61</text:p>
          </table:table-cell>
          <table:table-cell table:style-name="ce8" table:formula="of:=LOOKUP([.AW26];[.$AZ$6:.$AZ$261];[.$BC$6:.$BC$261])" office:value-type="float" office:value="47" calcext:value-type="float">
            <text:p>47</text:p>
          </table:table-cell>
          <table:table-cell table:style-name="ce8" table:formula="of:=LOOKUP([.AX26];[.$AZ$6:.$AZ$261];[.$BC$6:.$BC$261])" office:value-type="float" office:value="41" calcext:value-type="float">
            <text:p>4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$A$1:.$AX$69];[.AZ98])" office:value-type="float" office:value="14" calcext:value-type="float">
            <text:p>14</text:p>
          </table:table-cell>
          <table:table-cell table:formula="of:=COUNTIF([.$A$73:.$AX$141];[.AZ98])" office:value-type="float" office:value="14" calcext:value-type="float">
            <text:p>14</text:p>
          </table:table-cell>
          <table:table-cell table:formula="of:=IF([.AZ98]&lt;[.$BA$1];0;IF([.AZ98]&gt;=[.$BC$1];255;ROUNDDOWN(([.AZ98]-[.$BA$1])/([.$BC$1]-[.$BA$1])*255)))" office:value-type="float" office:value="92" calcext:value-type="float">
            <text:p>92</text:p>
          </table:table-cell>
        </table:table-row>
        <table:table-row table:style-name="ro1">
          <table:table-cell table:style-name="ce8" table:formula="of:=LOOKUP([.A27];[.$AZ$6:.$AZ$261];[.$BC$6:.$BC$261])" office:value-type="float" office:value="101" calcext:value-type="float">
            <text:p>101</text:p>
          </table:table-cell>
          <table:table-cell table:style-name="ce8" table:formula="of:=LOOKUP([.B27];[.$AZ$6:.$AZ$261];[.$BC$6:.$BC$261])" office:value-type="float" office:value="80" calcext:value-type="float">
            <text:p>80</text:p>
          </table:table-cell>
          <table:table-cell table:style-name="ce8" table:formula="of:=LOOKUP([.C27];[.$AZ$6:.$AZ$261];[.$BC$6:.$BC$261])" office:value-type="float" office:value="66" calcext:value-type="float">
            <text:p>66</text:p>
          </table:table-cell>
          <table:table-cell table:style-name="ce8" table:formula="of:=LOOKUP([.D27];[.$AZ$6:.$AZ$261];[.$BC$6:.$BC$261])" office:value-type="float" office:value="61" calcext:value-type="float">
            <text:p>61</text:p>
          </table:table-cell>
          <table:table-cell table:style-name="ce8" table:formula="of:=LOOKUP([.E27];[.$AZ$6:.$AZ$261];[.$BC$6:.$BC$261])" office:value-type="float" office:value="63" calcext:value-type="float">
            <text:p>63</text:p>
          </table:table-cell>
          <table:table-cell table:style-name="ce8" table:formula="of:=LOOKUP([.F27];[.$AZ$6:.$AZ$261];[.$BC$6:.$BC$261])" office:value-type="float" office:value="67" calcext:value-type="float">
            <text:p>67</text:p>
          </table:table-cell>
          <table:table-cell table:style-name="ce8" table:formula="of:=LOOKUP([.G27];[.$AZ$6:.$AZ$261];[.$BC$6:.$BC$261])" office:value-type="float" office:value="72" calcext:value-type="float">
            <text:p>72</text:p>
          </table:table-cell>
          <table:table-cell table:style-name="ce8" table:formula="of:=LOOKUP([.H27];[.$AZ$6:.$AZ$261];[.$BC$6:.$BC$261])" office:value-type="float" office:value="76" calcext:value-type="float">
            <text:p>76</text:p>
          </table:table-cell>
          <table:table-cell table:style-name="ce8" table:formula="of:=LOOKUP([.I27];[.$AZ$6:.$AZ$261];[.$BC$6:.$BC$261])" office:value-type="float" office:value="63" calcext:value-type="float">
            <text:p>63</text:p>
          </table:table-cell>
          <table:table-cell table:style-name="ce8" table:formula="of:=LOOKUP([.J27];[.$AZ$6:.$AZ$261];[.$BC$6:.$BC$261])" office:value-type="float" office:value="41" calcext:value-type="float">
            <text:p>41</text:p>
          </table:table-cell>
          <table:table-cell table:style-name="ce8" table:formula="of:=LOOKUP([.K27];[.$AZ$6:.$AZ$261];[.$BC$6:.$BC$261])" office:value-type="float" office:value="49" calcext:value-type="float">
            <text:p>49</text:p>
          </table:table-cell>
          <table:table-cell table:style-name="ce8" table:formula="of:=LOOKUP([.L27];[.$AZ$6:.$AZ$261];[.$BC$6:.$BC$261])" office:value-type="float" office:value="89" calcext:value-type="float">
            <text:p>89</text:p>
          </table:table-cell>
          <table:table-cell table:style-name="ce8" table:formula="of:=LOOKUP([.M27];[.$AZ$6:.$AZ$261];[.$BC$6:.$BC$261])" office:value-type="float" office:value="101" calcext:value-type="float">
            <text:p>101</text:p>
          </table:table-cell>
          <table:table-cell table:style-name="ce8" table:formula="of:=LOOKUP([.N27];[.$AZ$6:.$AZ$261];[.$BC$6:.$BC$261])" office:value-type="float" office:value="103" calcext:value-type="float">
            <text:p>103</text:p>
          </table:table-cell>
          <table:table-cell table:style-name="ce8" table:formula="of:=LOOKUP([.O27];[.$AZ$6:.$AZ$261];[.$BC$6:.$BC$261])" office:value-type="float" office:value="111" calcext:value-type="float">
            <text:p>111</text:p>
          </table:table-cell>
          <table:table-cell table:style-name="ce8" table:formula="of:=LOOKUP([.P27];[.$AZ$6:.$AZ$261];[.$BC$6:.$BC$261])" office:value-type="float" office:value="110" calcext:value-type="float">
            <text:p>110</text:p>
          </table:table-cell>
          <table:table-cell table:style-name="ce8" table:formula="of:=LOOKUP([.Q27];[.$AZ$6:.$AZ$261];[.$BC$6:.$BC$261])" office:value-type="float" office:value="98" calcext:value-type="float">
            <text:p>98</text:p>
          </table:table-cell>
          <table:table-cell table:style-name="ce8" table:formula="of:=LOOKUP([.R27];[.$AZ$6:.$AZ$261];[.$BC$6:.$BC$261])" office:value-type="float" office:value="58" calcext:value-type="float">
            <text:p>58</text:p>
          </table:table-cell>
          <table:table-cell table:style-name="ce8" table:formula="of:=LOOKUP([.S27];[.$AZ$6:.$AZ$261];[.$BC$6:.$BC$261])" office:value-type="float" office:value="29" calcext:value-type="float">
            <text:p>29</text:p>
          </table:table-cell>
          <table:table-cell table:style-name="ce8" table:formula="of:=LOOKUP([.T27];[.$AZ$6:.$AZ$261];[.$BC$6:.$BC$261])" office:value-type="float" office:value="28" calcext:value-type="float">
            <text:p>28</text:p>
          </table:table-cell>
          <table:table-cell table:style-name="ce8" table:formula="of:=LOOKUP([.U27];[.$AZ$6:.$AZ$261];[.$BC$6:.$BC$261])" office:value-type="float" office:value="55" calcext:value-type="float">
            <text:p>55</text:p>
          </table:table-cell>
          <table:table-cell table:style-name="ce8" table:formula="of:=LOOKUP([.V27];[.$AZ$6:.$AZ$261];[.$BC$6:.$BC$261])" office:value-type="float" office:value="63" calcext:value-type="float">
            <text:p>63</text:p>
          </table:table-cell>
          <table:table-cell table:style-name="ce8" table:formula="of:=LOOKUP([.W27];[.$AZ$6:.$AZ$261];[.$BC$6:.$BC$261])" office:value-type="float" office:value="43" calcext:value-type="float">
            <text:p>43</text:p>
          </table:table-cell>
          <table:table-cell table:style-name="ce8" table:formula="of:=LOOKUP([.X27];[.$AZ$6:.$AZ$261];[.$BC$6:.$BC$261])" office:value-type="float" office:value="41" calcext:value-type="float">
            <text:p>41</text:p>
          </table:table-cell>
          <table:table-cell table:style-name="ce8" table:formula="of:=LOOKUP([.Y27];[.$AZ$6:.$AZ$261];[.$BC$6:.$BC$261])" office:value-type="float" office:value="40" calcext:value-type="float">
            <text:p>40</text:p>
          </table:table-cell>
          <table:table-cell table:style-name="ce8" table:formula="of:=LOOKUP([.Z27];[.$AZ$6:.$AZ$261];[.$BC$6:.$BC$261])" office:value-type="float" office:value="39" calcext:value-type="float">
            <text:p>39</text:p>
          </table:table-cell>
          <table:table-cell table:style-name="ce8" table:formula="of:=LOOKUP([.AA27];[.$AZ$6:.$AZ$261];[.$BC$6:.$BC$261])" office:value-type="float" office:value="30" calcext:value-type="float">
            <text:p>30</text:p>
          </table:table-cell>
          <table:table-cell table:style-name="ce8" table:formula="of:=LOOKUP([.AB27];[.$AZ$6:.$AZ$261];[.$BC$6:.$BC$261])" office:value-type="float" office:value="28" calcext:value-type="float">
            <text:p>28</text:p>
          </table:table-cell>
          <table:table-cell table:style-name="ce8" table:formula="of:=LOOKUP([.AC27];[.$AZ$6:.$AZ$261];[.$BC$6:.$BC$261])" office:value-type="float" office:value="28" calcext:value-type="float">
            <text:p>28</text:p>
          </table:table-cell>
          <table:table-cell table:style-name="ce8" table:formula="of:=LOOKUP([.AD27];[.$AZ$6:.$AZ$261];[.$BC$6:.$BC$261])" office:value-type="float" office:value="20" calcext:value-type="float">
            <text:p>20</text:p>
          </table:table-cell>
          <table:table-cell table:style-name="ce8" table:formula="of:=LOOKUP([.AE27];[.$AZ$6:.$AZ$261];[.$BC$6:.$BC$261])" office:value-type="float" office:value="19" calcext:value-type="float">
            <text:p>19</text:p>
          </table:table-cell>
          <table:table-cell table:style-name="ce8" table:formula="of:=LOOKUP([.AF27];[.$AZ$6:.$AZ$261];[.$BC$6:.$BC$261])" office:value-type="float" office:value="24" calcext:value-type="float">
            <text:p>24</text:p>
          </table:table-cell>
          <table:table-cell table:style-name="ce8" table:formula="of:=LOOKUP([.AG27];[.$AZ$6:.$AZ$261];[.$BC$6:.$BC$261])" office:value-type="float" office:value="27" calcext:value-type="float">
            <text:p>27</text:p>
          </table:table-cell>
          <table:table-cell table:style-name="ce8" table:formula="of:=LOOKUP([.AH27];[.$AZ$6:.$AZ$261];[.$BC$6:.$BC$261])" office:value-type="float" office:value="32" calcext:value-type="float">
            <text:p>32</text:p>
          </table:table-cell>
          <table:table-cell table:style-name="ce8" table:formula="of:=LOOKUP([.AI27];[.$AZ$6:.$AZ$261];[.$BC$6:.$BC$261])" office:value-type="float" office:value="41" calcext:value-type="float">
            <text:p>41</text:p>
          </table:table-cell>
          <table:table-cell table:style-name="ce8" table:formula="of:=LOOKUP([.AJ27];[.$AZ$6:.$AZ$261];[.$BC$6:.$BC$261])" office:value-type="float" office:value="51" calcext:value-type="float">
            <text:p>51</text:p>
          </table:table-cell>
          <table:table-cell table:style-name="ce8" table:formula="of:=LOOKUP([.AK27];[.$AZ$6:.$AZ$261];[.$BC$6:.$BC$261])" office:value-type="float" office:value="56" calcext:value-type="float">
            <text:p>56</text:p>
          </table:table-cell>
          <table:table-cell table:style-name="ce8" table:formula="of:=LOOKUP([.AL27];[.$AZ$6:.$AZ$261];[.$BC$6:.$BC$261])" office:value-type="float" office:value="68" calcext:value-type="float">
            <text:p>68</text:p>
          </table:table-cell>
          <table:table-cell table:style-name="ce8" table:formula="of:=LOOKUP([.AM27];[.$AZ$6:.$AZ$261];[.$BC$6:.$BC$261])" office:value-type="float" office:value="75" calcext:value-type="float">
            <text:p>75</text:p>
          </table:table-cell>
          <table:table-cell table:style-name="ce8" table:formula="of:=LOOKUP([.AN27];[.$AZ$6:.$AZ$261];[.$BC$6:.$BC$261])" office:value-type="float" office:value="80" calcext:value-type="float">
            <text:p>80</text:p>
          </table:table-cell>
          <table:table-cell table:style-name="ce8" table:formula="of:=LOOKUP([.AO27];[.$AZ$6:.$AZ$261];[.$BC$6:.$BC$261])" office:value-type="float" office:value="79" calcext:value-type="float">
            <text:p>79</text:p>
          </table:table-cell>
          <table:table-cell table:style-name="ce8" table:formula="of:=LOOKUP([.AP27];[.$AZ$6:.$AZ$261];[.$BC$6:.$BC$261])" office:value-type="float" office:value="76" calcext:value-type="float">
            <text:p>76</text:p>
          </table:table-cell>
          <table:table-cell table:style-name="ce8" table:formula="of:=LOOKUP([.AQ27];[.$AZ$6:.$AZ$261];[.$BC$6:.$BC$261])" office:value-type="float" office:value="71" calcext:value-type="float">
            <text:p>71</text:p>
          </table:table-cell>
          <table:table-cell table:style-name="ce8" table:formula="of:=LOOKUP([.AR27];[.$AZ$6:.$AZ$261];[.$BC$6:.$BC$261])" office:value-type="float" office:value="72" calcext:value-type="float">
            <text:p>72</text:p>
          </table:table-cell>
          <table:table-cell table:style-name="ce8" table:formula="of:=LOOKUP([.AS27];[.$AZ$6:.$AZ$261];[.$BC$6:.$BC$261])" office:value-type="float" office:value="72" calcext:value-type="float">
            <text:p>72</text:p>
          </table:table-cell>
          <table:table-cell table:style-name="ce8" table:formula="of:=LOOKUP([.AT27];[.$AZ$6:.$AZ$261];[.$BC$6:.$BC$261])" office:value-type="float" office:value="70" calcext:value-type="float">
            <text:p>70</text:p>
          </table:table-cell>
          <table:table-cell table:style-name="ce8" table:formula="of:=LOOKUP([.AU27];[.$AZ$6:.$AZ$261];[.$BC$6:.$BC$261])" office:value-type="float" office:value="66" calcext:value-type="float">
            <text:p>66</text:p>
          </table:table-cell>
          <table:table-cell table:style-name="ce8" table:formula="of:=LOOKUP([.AV27];[.$AZ$6:.$AZ$261];[.$BC$6:.$BC$261])" office:value-type="float" office:value="58" calcext:value-type="float">
            <text:p>58</text:p>
          </table:table-cell>
          <table:table-cell table:style-name="ce8" table:formula="of:=LOOKUP([.AW27];[.$AZ$6:.$AZ$261];[.$BC$6:.$BC$261])" office:value-type="float" office:value="48" calcext:value-type="float">
            <text:p>48</text:p>
          </table:table-cell>
          <table:table-cell table:style-name="ce8" table:formula="of:=LOOKUP([.AX27];[.$AZ$6:.$AZ$261];[.$BC$6:.$BC$261])" office:value-type="float" office:value="40" calcext:value-type="float">
            <text:p>4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$A$1:.$AX$69];[.AZ99])" office:value-type="float" office:value="31" calcext:value-type="float">
            <text:p>31</text:p>
          </table:table-cell>
          <table:table-cell table:formula="of:=COUNTIF([.$A$73:.$AX$141];[.AZ99])" office:value-type="float" office:value="31" calcext:value-type="float">
            <text:p>31</text:p>
          </table:table-cell>
          <table:table-cell table:formula="of:=IF([.AZ99]&lt;[.$BA$1];0;IF([.AZ99]&gt;=[.$BC$1];255;ROUNDDOWN(([.AZ99]-[.$BA$1])/([.$BC$1]-[.$BA$1])*255)))" office:value-type="float" office:value="93" calcext:value-type="float">
            <text:p>93</text:p>
          </table:table-cell>
        </table:table-row>
        <table:table-row table:style-name="ro1">
          <table:table-cell table:style-name="ce8" table:formula="of:=LOOKUP([.A28];[.$AZ$6:.$AZ$261];[.$BC$6:.$BC$261])" office:value-type="float" office:value="93" calcext:value-type="float">
            <text:p>93</text:p>
          </table:table-cell>
          <table:table-cell table:style-name="ce8" table:formula="of:=LOOKUP([.B28];[.$AZ$6:.$AZ$261];[.$BC$6:.$BC$261])" office:value-type="float" office:value="69" calcext:value-type="float">
            <text:p>69</text:p>
          </table:table-cell>
          <table:table-cell table:style-name="ce8" table:formula="of:=LOOKUP([.C28];[.$AZ$6:.$AZ$261];[.$BC$6:.$BC$261])" office:value-type="float" office:value="62" calcext:value-type="float">
            <text:p>62</text:p>
          </table:table-cell>
          <table:table-cell table:style-name="ce8" table:formula="of:=LOOKUP([.D28];[.$AZ$6:.$AZ$261];[.$BC$6:.$BC$261])" office:value-type="float" office:value="61" calcext:value-type="float">
            <text:p>61</text:p>
          </table:table-cell>
          <table:table-cell table:style-name="ce8" table:formula="of:=LOOKUP([.E28];[.$AZ$6:.$AZ$261];[.$BC$6:.$BC$261])" office:value-type="float" office:value="63" calcext:value-type="float">
            <text:p>63</text:p>
          </table:table-cell>
          <table:table-cell table:style-name="ce8" table:formula="of:=LOOKUP([.F28];[.$AZ$6:.$AZ$261];[.$BC$6:.$BC$261])" office:value-type="float" office:value="69" calcext:value-type="float">
            <text:p>69</text:p>
          </table:table-cell>
          <table:table-cell table:style-name="ce8" table:formula="of:=LOOKUP([.G28];[.$AZ$6:.$AZ$261];[.$BC$6:.$BC$261])" office:value-type="float" office:value="73" calcext:value-type="float">
            <text:p>73</text:p>
          </table:table-cell>
          <table:table-cell table:style-name="ce8" table:formula="of:=LOOKUP([.H28];[.$AZ$6:.$AZ$261];[.$BC$6:.$BC$261])" office:value-type="float" office:value="74" calcext:value-type="float">
            <text:p>74</text:p>
          </table:table-cell>
          <table:table-cell table:style-name="ce8" table:formula="of:=LOOKUP([.I28];[.$AZ$6:.$AZ$261];[.$BC$6:.$BC$261])" office:value-type="float" office:value="64" calcext:value-type="float">
            <text:p>64</text:p>
          </table:table-cell>
          <table:table-cell table:style-name="ce8" table:formula="of:=LOOKUP([.J28];[.$AZ$6:.$AZ$261];[.$BC$6:.$BC$261])" office:value-type="float" office:value="46" calcext:value-type="float">
            <text:p>46</text:p>
          </table:table-cell>
          <table:table-cell table:style-name="ce8" table:formula="of:=LOOKUP([.K28];[.$AZ$6:.$AZ$261];[.$BC$6:.$BC$261])" office:value-type="float" office:value="34" calcext:value-type="float">
            <text:p>34</text:p>
          </table:table-cell>
          <table:table-cell table:style-name="ce8" table:formula="of:=LOOKUP([.L28];[.$AZ$6:.$AZ$261];[.$BC$6:.$BC$261])" office:value-type="float" office:value="63" calcext:value-type="float">
            <text:p>63</text:p>
          </table:table-cell>
          <table:table-cell table:style-name="ce8" table:formula="of:=LOOKUP([.M28];[.$AZ$6:.$AZ$261];[.$BC$6:.$BC$261])" office:value-type="float" office:value="88" calcext:value-type="float">
            <text:p>88</text:p>
          </table:table-cell>
          <table:table-cell table:style-name="ce8" table:formula="of:=LOOKUP([.N28];[.$AZ$6:.$AZ$261];[.$BC$6:.$BC$261])" office:value-type="float" office:value="96" calcext:value-type="float">
            <text:p>96</text:p>
          </table:table-cell>
          <table:table-cell table:style-name="ce8" table:formula="of:=LOOKUP([.O28];[.$AZ$6:.$AZ$261];[.$BC$6:.$BC$261])" office:value-type="float" office:value="96" calcext:value-type="float">
            <text:p>96</text:p>
          </table:table-cell>
          <table:table-cell table:style-name="ce8" table:formula="of:=LOOKUP([.P28];[.$AZ$6:.$AZ$261];[.$BC$6:.$BC$261])" office:value-type="float" office:value="102" calcext:value-type="float">
            <text:p>102</text:p>
          </table:table-cell>
          <table:table-cell table:style-name="ce8" table:formula="of:=LOOKUP([.Q28];[.$AZ$6:.$AZ$261];[.$BC$6:.$BC$261])" office:value-type="float" office:value="108" calcext:value-type="float">
            <text:p>108</text:p>
          </table:table-cell>
          <table:table-cell table:style-name="ce8" table:formula="of:=LOOKUP([.R28];[.$AZ$6:.$AZ$261];[.$BC$6:.$BC$261])" office:value-type="float" office:value="103" calcext:value-type="float">
            <text:p>103</text:p>
          </table:table-cell>
          <table:table-cell table:style-name="ce8" table:formula="of:=LOOKUP([.S28];[.$AZ$6:.$AZ$261];[.$BC$6:.$BC$261])" office:value-type="float" office:value="76" calcext:value-type="float">
            <text:p>76</text:p>
          </table:table-cell>
          <table:table-cell table:style-name="ce8" table:formula="of:=LOOKUP([.T28];[.$AZ$6:.$AZ$261];[.$BC$6:.$BC$261])" office:value-type="float" office:value="40" calcext:value-type="float">
            <text:p>40</text:p>
          </table:table-cell>
          <table:table-cell table:style-name="ce8" table:formula="of:=LOOKUP([.U28];[.$AZ$6:.$AZ$261];[.$BC$6:.$BC$261])" office:value-type="float" office:value="54" calcext:value-type="float">
            <text:p>54</text:p>
          </table:table-cell>
          <table:table-cell table:style-name="ce8" table:formula="of:=LOOKUP([.V28];[.$AZ$6:.$AZ$261];[.$BC$6:.$BC$261])" office:value-type="float" office:value="51" calcext:value-type="float">
            <text:p>51</text:p>
          </table:table-cell>
          <table:table-cell table:style-name="ce8" table:formula="of:=LOOKUP([.W28];[.$AZ$6:.$AZ$261];[.$BC$6:.$BC$261])" office:value-type="float" office:value="40" calcext:value-type="float">
            <text:p>40</text:p>
          </table:table-cell>
          <table:table-cell table:style-name="ce8" table:formula="of:=LOOKUP([.X28];[.$AZ$6:.$AZ$261];[.$BC$6:.$BC$261])" office:value-type="float" office:value="39" calcext:value-type="float">
            <text:p>39</text:p>
          </table:table-cell>
          <table:table-cell table:style-name="ce8" table:formula="of:=LOOKUP([.Y28];[.$AZ$6:.$AZ$261];[.$BC$6:.$BC$261])" office:value-type="float" office:value="37" calcext:value-type="float">
            <text:p>37</text:p>
          </table:table-cell>
          <table:table-cell table:style-name="ce8" table:formula="of:=LOOKUP([.Z28];[.$AZ$6:.$AZ$261];[.$BC$6:.$BC$261])" office:value-type="float" office:value="34" calcext:value-type="float">
            <text:p>34</text:p>
          </table:table-cell>
          <table:table-cell table:style-name="ce8" table:formula="of:=LOOKUP([.AA28];[.$AZ$6:.$AZ$261];[.$BC$6:.$BC$261])" office:value-type="float" office:value="27" calcext:value-type="float">
            <text:p>27</text:p>
          </table:table-cell>
          <table:table-cell table:style-name="ce8" table:formula="of:=LOOKUP([.AB28];[.$AZ$6:.$AZ$261];[.$BC$6:.$BC$261])" office:value-type="float" office:value="26" calcext:value-type="float">
            <text:p>26</text:p>
          </table:table-cell>
          <table:table-cell table:style-name="ce8" table:formula="of:=LOOKUP([.AC28];[.$AZ$6:.$AZ$261];[.$BC$6:.$BC$261])" office:value-type="float" office:value="24" calcext:value-type="float">
            <text:p>24</text:p>
          </table:table-cell>
          <table:table-cell table:style-name="ce8" table:formula="of:=LOOKUP([.AD28];[.$AZ$6:.$AZ$261];[.$BC$6:.$BC$261])" office:value-type="float" office:value="18" calcext:value-type="float">
            <text:p>18</text:p>
          </table:table-cell>
          <table:table-cell table:style-name="ce8" table:formula="of:=LOOKUP([.AE28];[.$AZ$6:.$AZ$261];[.$BC$6:.$BC$261])" office:value-type="float" office:value="19" calcext:value-type="float">
            <text:p>19</text:p>
          </table:table-cell>
          <table:table-cell table:style-name="ce8" table:formula="of:=LOOKUP([.AF28];[.$AZ$6:.$AZ$261];[.$BC$6:.$BC$261])" office:value-type="float" office:value="24" calcext:value-type="float">
            <text:p>24</text:p>
          </table:table-cell>
          <table:table-cell table:style-name="ce8" table:formula="of:=LOOKUP([.AG28];[.$AZ$6:.$AZ$261];[.$BC$6:.$BC$261])" office:value-type="float" office:value="26" calcext:value-type="float">
            <text:p>26</text:p>
          </table:table-cell>
          <table:table-cell table:style-name="ce8" table:formula="of:=LOOKUP([.AH28];[.$AZ$6:.$AZ$261];[.$BC$6:.$BC$261])" office:value-type="float" office:value="31" calcext:value-type="float">
            <text:p>31</text:p>
          </table:table-cell>
          <table:table-cell table:style-name="ce8" table:formula="of:=LOOKUP([.AI28];[.$AZ$6:.$AZ$261];[.$BC$6:.$BC$261])" office:value-type="float" office:value="39" calcext:value-type="float">
            <text:p>39</text:p>
          </table:table-cell>
          <table:table-cell table:style-name="ce8" table:formula="of:=LOOKUP([.AJ28];[.$AZ$6:.$AZ$261];[.$BC$6:.$BC$261])" office:value-type="float" office:value="45" calcext:value-type="float">
            <text:p>45</text:p>
          </table:table-cell>
          <table:table-cell table:style-name="ce8" table:formula="of:=LOOKUP([.AK28];[.$AZ$6:.$AZ$261];[.$BC$6:.$BC$261])" office:value-type="float" office:value="51" calcext:value-type="float">
            <text:p>51</text:p>
          </table:table-cell>
          <table:table-cell table:style-name="ce8" table:formula="of:=LOOKUP([.AL28];[.$AZ$6:.$AZ$261];[.$BC$6:.$BC$261])" office:value-type="float" office:value="60" calcext:value-type="float">
            <text:p>60</text:p>
          </table:table-cell>
          <table:table-cell table:style-name="ce8" table:formula="of:=LOOKUP([.AM28];[.$AZ$6:.$AZ$261];[.$BC$6:.$BC$261])" office:value-type="float" office:value="70" calcext:value-type="float">
            <text:p>70</text:p>
          </table:table-cell>
          <table:table-cell table:style-name="ce8" table:formula="of:=LOOKUP([.AN28];[.$AZ$6:.$AZ$261];[.$BC$6:.$BC$261])" office:value-type="float" office:value="73" calcext:value-type="float">
            <text:p>73</text:p>
          </table:table-cell>
          <table:table-cell table:style-name="ce8" table:formula="of:=LOOKUP([.AO28];[.$AZ$6:.$AZ$261];[.$BC$6:.$BC$261])" office:value-type="float" office:value="76" calcext:value-type="float">
            <text:p>76</text:p>
          </table:table-cell>
          <table:table-cell table:style-name="ce8" table:formula="of:=LOOKUP([.AP28];[.$AZ$6:.$AZ$261];[.$BC$6:.$BC$261])" office:value-type="float" office:value="77" calcext:value-type="float">
            <text:p>77</text:p>
          </table:table-cell>
          <table:table-cell table:style-name="ce8" table:formula="of:=LOOKUP([.AQ28];[.$AZ$6:.$AZ$261];[.$BC$6:.$BC$261])" office:value-type="float" office:value="73" calcext:value-type="float">
            <text:p>73</text:p>
          </table:table-cell>
          <table:table-cell table:style-name="ce8" table:formula="of:=LOOKUP([.AR28];[.$AZ$6:.$AZ$261];[.$BC$6:.$BC$261])" office:value-type="float" office:value="74" calcext:value-type="float">
            <text:p>74</text:p>
          </table:table-cell>
          <table:table-cell table:style-name="ce8" table:formula="of:=LOOKUP([.AS28];[.$AZ$6:.$AZ$261];[.$BC$6:.$BC$261])" office:value-type="float" office:value="73" calcext:value-type="float">
            <text:p>73</text:p>
          </table:table-cell>
          <table:table-cell table:style-name="ce8" table:formula="of:=LOOKUP([.AT28];[.$AZ$6:.$AZ$261];[.$BC$6:.$BC$261])" office:value-type="float" office:value="69" calcext:value-type="float">
            <text:p>69</text:p>
          </table:table-cell>
          <table:table-cell table:style-name="ce8" table:formula="of:=LOOKUP([.AU28];[.$AZ$6:.$AZ$261];[.$BC$6:.$BC$261])" office:value-type="float" office:value="63" calcext:value-type="float">
            <text:p>63</text:p>
          </table:table-cell>
          <table:table-cell table:style-name="ce8" table:formula="of:=LOOKUP([.AV28];[.$AZ$6:.$AZ$261];[.$BC$6:.$BC$261])" office:value-type="float" office:value="54" calcext:value-type="float">
            <text:p>54</text:p>
          </table:table-cell>
          <table:table-cell table:style-name="ce8" table:formula="of:=LOOKUP([.AW28];[.$AZ$6:.$AZ$261];[.$BC$6:.$BC$261])" office:value-type="float" office:value="46" calcext:value-type="float">
            <text:p>46</text:p>
          </table:table-cell>
          <table:table-cell table:style-name="ce8" table:formula="of:=LOOKUP([.AX28];[.$AZ$6:.$AZ$261];[.$BC$6:.$BC$261])" office:value-type="float" office:value="40" calcext:value-type="float">
            <text:p>4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$A$1:.$AX$69];[.AZ100])" office:value-type="float" office:value="15" calcext:value-type="float">
            <text:p>15</text:p>
          </table:table-cell>
          <table:table-cell table:formula="of:=COUNTIF([.$A$73:.$AX$141];[.AZ100])" office:value-type="float" office:value="15" calcext:value-type="float">
            <text:p>15</text:p>
          </table:table-cell>
          <table:table-cell table:formula="of:=IF([.AZ100]&lt;[.$BA$1];0;IF([.AZ100]&gt;=[.$BC$1];255;ROUNDDOWN(([.AZ100]-[.$BA$1])/([.$BC$1]-[.$BA$1])*255)))" office:value-type="float" office:value="94" calcext:value-type="float">
            <text:p>94</text:p>
          </table:table-cell>
        </table:table-row>
        <table:table-row table:style-name="ro1">
          <table:table-cell table:style-name="ce8" table:formula="of:=LOOKUP([.A29];[.$AZ$6:.$AZ$261];[.$BC$6:.$BC$261])" office:value-type="float" office:value="89" calcext:value-type="float">
            <text:p>89</text:p>
          </table:table-cell>
          <table:table-cell table:style-name="ce8" table:formula="of:=LOOKUP([.B29];[.$AZ$6:.$AZ$261];[.$BC$6:.$BC$261])" office:value-type="float" office:value="66" calcext:value-type="float">
            <text:p>66</text:p>
          </table:table-cell>
          <table:table-cell table:style-name="ce8" table:formula="of:=LOOKUP([.C29];[.$AZ$6:.$AZ$261];[.$BC$6:.$BC$261])" office:value-type="float" office:value="62" calcext:value-type="float">
            <text:p>62</text:p>
          </table:table-cell>
          <table:table-cell table:style-name="ce8" table:formula="of:=LOOKUP([.D29];[.$AZ$6:.$AZ$261];[.$BC$6:.$BC$261])" office:value-type="float" office:value="62" calcext:value-type="float">
            <text:p>62</text:p>
          </table:table-cell>
          <table:table-cell table:style-name="ce8" table:formula="of:=LOOKUP([.E29];[.$AZ$6:.$AZ$261];[.$BC$6:.$BC$261])" office:value-type="float" office:value="66" calcext:value-type="float">
            <text:p>66</text:p>
          </table:table-cell>
          <table:table-cell table:style-name="ce8" table:formula="of:=LOOKUP([.F29];[.$AZ$6:.$AZ$261];[.$BC$6:.$BC$261])" office:value-type="float" office:value="71" calcext:value-type="float">
            <text:p>71</text:p>
          </table:table-cell>
          <table:table-cell table:style-name="ce8" table:formula="of:=LOOKUP([.G29];[.$AZ$6:.$AZ$261];[.$BC$6:.$BC$261])" office:value-type="float" office:value="73" calcext:value-type="float">
            <text:p>73</text:p>
          </table:table-cell>
          <table:table-cell table:style-name="ce8" table:formula="of:=LOOKUP([.H29];[.$AZ$6:.$AZ$261];[.$BC$6:.$BC$261])" office:value-type="float" office:value="71" calcext:value-type="float">
            <text:p>71</text:p>
          </table:table-cell>
          <table:table-cell table:style-name="ce8" table:formula="of:=LOOKUP([.I29];[.$AZ$6:.$AZ$261];[.$BC$6:.$BC$261])" office:value-type="float" office:value="64" calcext:value-type="float">
            <text:p>64</text:p>
          </table:table-cell>
          <table:table-cell table:style-name="ce8" table:formula="of:=LOOKUP([.J29];[.$AZ$6:.$AZ$261];[.$BC$6:.$BC$261])" office:value-type="float" office:value="49" calcext:value-type="float">
            <text:p>49</text:p>
          </table:table-cell>
          <table:table-cell table:style-name="ce8" table:formula="of:=LOOKUP([.K29];[.$AZ$6:.$AZ$261];[.$BC$6:.$BC$261])" office:value-type="float" office:value="32" calcext:value-type="float">
            <text:p>32</text:p>
          </table:table-cell>
          <table:table-cell table:style-name="ce8" table:formula="of:=LOOKUP([.L29];[.$AZ$6:.$AZ$261];[.$BC$6:.$BC$261])" office:value-type="float" office:value="42" calcext:value-type="float">
            <text:p>42</text:p>
          </table:table-cell>
          <table:table-cell table:style-name="ce8" table:formula="of:=LOOKUP([.M29];[.$AZ$6:.$AZ$261];[.$BC$6:.$BC$261])" office:value-type="float" office:value="66" calcext:value-type="float">
            <text:p>66</text:p>
          </table:table-cell>
          <table:table-cell table:style-name="ce8" table:formula="of:=LOOKUP([.N29];[.$AZ$6:.$AZ$261];[.$BC$6:.$BC$261])" office:value-type="float" office:value="82" calcext:value-type="float">
            <text:p>82</text:p>
          </table:table-cell>
          <table:table-cell table:style-name="ce8" table:formula="of:=LOOKUP([.O29];[.$AZ$6:.$AZ$261];[.$BC$6:.$BC$261])" office:value-type="float" office:value="91" calcext:value-type="float">
            <text:p>91</text:p>
          </table:table-cell>
          <table:table-cell table:style-name="ce8" table:formula="of:=LOOKUP([.P29];[.$AZ$6:.$AZ$261];[.$BC$6:.$BC$261])" office:value-type="float" office:value="93" calcext:value-type="float">
            <text:p>93</text:p>
          </table:table-cell>
          <table:table-cell table:style-name="ce8" table:formula="of:=LOOKUP([.Q29];[.$AZ$6:.$AZ$261];[.$BC$6:.$BC$261])" office:value-type="float" office:value="93" calcext:value-type="float">
            <text:p>93</text:p>
          </table:table-cell>
          <table:table-cell table:style-name="ce8" table:formula="of:=LOOKUP([.R29];[.$AZ$6:.$AZ$261];[.$BC$6:.$BC$261])" office:value-type="float" office:value="94" calcext:value-type="float">
            <text:p>94</text:p>
          </table:table-cell>
          <table:table-cell table:style-name="ce8" table:formula="of:=LOOKUP([.S29];[.$AZ$6:.$AZ$261];[.$BC$6:.$BC$261])" office:value-type="float" office:value="90" calcext:value-type="float">
            <text:p>90</text:p>
          </table:table-cell>
          <table:table-cell table:style-name="ce8" table:formula="of:=LOOKUP([.T29];[.$AZ$6:.$AZ$261];[.$BC$6:.$BC$261])" office:value-type="float" office:value="83" calcext:value-type="float">
            <text:p>83</text:p>
          </table:table-cell>
          <table:table-cell table:style-name="ce8" table:formula="of:=LOOKUP([.U29];[.$AZ$6:.$AZ$261];[.$BC$6:.$BC$261])" office:value-type="float" office:value="64" calcext:value-type="float">
            <text:p>64</text:p>
          </table:table-cell>
          <table:table-cell table:style-name="ce8" table:formula="of:=LOOKUP([.V29];[.$AZ$6:.$AZ$261];[.$BC$6:.$BC$261])" office:value-type="float" office:value="47" calcext:value-type="float">
            <text:p>47</text:p>
          </table:table-cell>
          <table:table-cell table:style-name="ce8" table:formula="of:=LOOKUP([.W29];[.$AZ$6:.$AZ$261];[.$BC$6:.$BC$261])" office:value-type="float" office:value="38" calcext:value-type="float">
            <text:p>38</text:p>
          </table:table-cell>
          <table:table-cell table:style-name="ce8" table:formula="of:=LOOKUP([.X29];[.$AZ$6:.$AZ$261];[.$BC$6:.$BC$261])" office:value-type="float" office:value="37" calcext:value-type="float">
            <text:p>37</text:p>
          </table:table-cell>
          <table:table-cell table:style-name="ce8" table:formula="of:=LOOKUP([.Y29];[.$AZ$6:.$AZ$261];[.$BC$6:.$BC$261])" office:value-type="float" office:value="35" calcext:value-type="float">
            <text:p>35</text:p>
          </table:table-cell>
          <table:table-cell table:style-name="ce8" table:formula="of:=LOOKUP([.Z29];[.$AZ$6:.$AZ$261];[.$BC$6:.$BC$261])" office:value-type="float" office:value="31" calcext:value-type="float">
            <text:p>31</text:p>
          </table:table-cell>
          <table:table-cell table:style-name="ce8" table:formula="of:=LOOKUP([.AA29];[.$AZ$6:.$AZ$261];[.$BC$6:.$BC$261])" office:value-type="float" office:value="25" calcext:value-type="float">
            <text:p>25</text:p>
          </table:table-cell>
          <table:table-cell table:style-name="ce8" table:formula="of:=LOOKUP([.AB29];[.$AZ$6:.$AZ$261];[.$BC$6:.$BC$261])" office:value-type="float" office:value="25" calcext:value-type="float">
            <text:p>25</text:p>
          </table:table-cell>
          <table:table-cell table:style-name="ce8" table:formula="of:=LOOKUP([.AC29];[.$AZ$6:.$AZ$261];[.$BC$6:.$BC$261])" office:value-type="float" office:value="20" calcext:value-type="float">
            <text:p>20</text:p>
          </table:table-cell>
          <table:table-cell table:style-name="ce8" table:formula="of:=LOOKUP([.AD29];[.$AZ$6:.$AZ$261];[.$BC$6:.$BC$261])" office:value-type="float" office:value="18" calcext:value-type="float">
            <text:p>18</text:p>
          </table:table-cell>
          <table:table-cell table:style-name="ce8" table:formula="of:=LOOKUP([.AE29];[.$AZ$6:.$AZ$261];[.$BC$6:.$BC$261])" office:value-type="float" office:value="19" calcext:value-type="float">
            <text:p>19</text:p>
          </table:table-cell>
          <table:table-cell table:style-name="ce8" table:formula="of:=LOOKUP([.AF29];[.$AZ$6:.$AZ$261];[.$BC$6:.$BC$261])" office:value-type="float" office:value="23" calcext:value-type="float">
            <text:p>23</text:p>
          </table:table-cell>
          <table:table-cell table:style-name="ce8" table:formula="of:=LOOKUP([.AG29];[.$AZ$6:.$AZ$261];[.$BC$6:.$BC$261])" office:value-type="float" office:value="26" calcext:value-type="float">
            <text:p>26</text:p>
          </table:table-cell>
          <table:table-cell table:style-name="ce8" table:formula="of:=LOOKUP([.AH29];[.$AZ$6:.$AZ$261];[.$BC$6:.$BC$261])" office:value-type="float" office:value="29" calcext:value-type="float">
            <text:p>29</text:p>
          </table:table-cell>
          <table:table-cell table:style-name="ce8" table:formula="of:=LOOKUP([.AI29];[.$AZ$6:.$AZ$261];[.$BC$6:.$BC$261])" office:value-type="float" office:value="35" calcext:value-type="float">
            <text:p>35</text:p>
          </table:table-cell>
          <table:table-cell table:style-name="ce8" table:formula="of:=LOOKUP([.AJ29];[.$AZ$6:.$AZ$261];[.$BC$6:.$BC$261])" office:value-type="float" office:value="40" calcext:value-type="float">
            <text:p>40</text:p>
          </table:table-cell>
          <table:table-cell table:style-name="ce8" table:formula="of:=LOOKUP([.AK29];[.$AZ$6:.$AZ$261];[.$BC$6:.$BC$261])" office:value-type="float" office:value="47" calcext:value-type="float">
            <text:p>47</text:p>
          </table:table-cell>
          <table:table-cell table:style-name="ce8" table:formula="of:=LOOKUP([.AL29];[.$AZ$6:.$AZ$261];[.$BC$6:.$BC$261])" office:value-type="float" office:value="57" calcext:value-type="float">
            <text:p>57</text:p>
          </table:table-cell>
          <table:table-cell table:style-name="ce8" table:formula="of:=LOOKUP([.AM29];[.$AZ$6:.$AZ$261];[.$BC$6:.$BC$261])" office:value-type="float" office:value="63" calcext:value-type="float">
            <text:p>63</text:p>
          </table:table-cell>
          <table:table-cell table:style-name="ce8" table:formula="of:=LOOKUP([.AN29];[.$AZ$6:.$AZ$261];[.$BC$6:.$BC$261])" office:value-type="float" office:value="66" calcext:value-type="float">
            <text:p>66</text:p>
          </table:table-cell>
          <table:table-cell table:style-name="ce8" table:formula="of:=LOOKUP([.AO29];[.$AZ$6:.$AZ$261];[.$BC$6:.$BC$261])" office:value-type="float" office:value="71" calcext:value-type="float">
            <text:p>71</text:p>
          </table:table-cell>
          <table:table-cell table:style-name="ce8" table:formula="of:=LOOKUP([.AP29];[.$AZ$6:.$AZ$261];[.$BC$6:.$BC$261])" office:value-type="float" office:value="73" calcext:value-type="float">
            <text:p>73</text:p>
          </table:table-cell>
          <table:table-cell table:style-name="ce8" table:formula="of:=LOOKUP([.AQ29];[.$AZ$6:.$AZ$261];[.$BC$6:.$BC$261])" office:value-type="float" office:value="74" calcext:value-type="float">
            <text:p>74</text:p>
          </table:table-cell>
          <table:table-cell table:style-name="ce8" table:formula="of:=LOOKUP([.AR29];[.$AZ$6:.$AZ$261];[.$BC$6:.$BC$261])" office:value-type="float" office:value="72" calcext:value-type="float">
            <text:p>72</text:p>
          </table:table-cell>
          <table:table-cell table:style-name="ce8" table:formula="of:=LOOKUP([.AS29];[.$AZ$6:.$AZ$261];[.$BC$6:.$BC$261])" office:value-type="float" office:value="71" calcext:value-type="float">
            <text:p>71</text:p>
          </table:table-cell>
          <table:table-cell table:style-name="ce8" table:formula="of:=LOOKUP([.AT29];[.$AZ$6:.$AZ$261];[.$BC$6:.$BC$261])" office:value-type="float" office:value="70" calcext:value-type="float">
            <text:p>70</text:p>
          </table:table-cell>
          <table:table-cell table:style-name="ce8" table:formula="of:=LOOKUP([.AU29];[.$AZ$6:.$AZ$261];[.$BC$6:.$BC$261])" office:value-type="float" office:value="63" calcext:value-type="float">
            <text:p>63</text:p>
          </table:table-cell>
          <table:table-cell table:style-name="ce8" table:formula="of:=LOOKUP([.AV29];[.$AZ$6:.$AZ$261];[.$BC$6:.$BC$261])" office:value-type="float" office:value="51" calcext:value-type="float">
            <text:p>51</text:p>
          </table:table-cell>
          <table:table-cell table:style-name="ce8" table:formula="of:=LOOKUP([.AW29];[.$AZ$6:.$AZ$261];[.$BC$6:.$BC$261])" office:value-type="float" office:value="45" calcext:value-type="float">
            <text:p>45</text:p>
          </table:table-cell>
          <table:table-cell table:style-name="ce8" table:formula="of:=LOOKUP([.AX29];[.$AZ$6:.$AZ$261];[.$BC$6:.$BC$261])" office:value-type="float" office:value="39" calcext:value-type="float">
            <text:p>3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$A$1:.$AX$69];[.AZ101])" office:value-type="float" office:value="17" calcext:value-type="float">
            <text:p>17</text:p>
          </table:table-cell>
          <table:table-cell table:formula="of:=COUNTIF([.$A$73:.$AX$141];[.AZ101])" office:value-type="float" office:value="17" calcext:value-type="float">
            <text:p>17</text:p>
          </table:table-cell>
          <table:table-cell table:formula="of:=IF([.AZ101]&lt;[.$BA$1];0;IF([.AZ101]&gt;=[.$BC$1];255;ROUNDDOWN(([.AZ101]-[.$BA$1])/([.$BC$1]-[.$BA$1])*255)))" office:value-type="float" office:value="95" calcext:value-type="float">
            <text:p>95</text:p>
          </table:table-cell>
        </table:table-row>
        <table:table-row table:style-name="ro1">
          <table:table-cell table:style-name="ce8" table:formula="of:=LOOKUP([.A30];[.$AZ$6:.$AZ$261];[.$BC$6:.$BC$261])" office:value-type="float" office:value="90" calcext:value-type="float">
            <text:p>90</text:p>
          </table:table-cell>
          <table:table-cell table:style-name="ce8" table:formula="of:=LOOKUP([.B30];[.$AZ$6:.$AZ$261];[.$BC$6:.$BC$261])" office:value-type="float" office:value="67" calcext:value-type="float">
            <text:p>67</text:p>
          </table:table-cell>
          <table:table-cell table:style-name="ce8" table:formula="of:=LOOKUP([.C30];[.$AZ$6:.$AZ$261];[.$BC$6:.$BC$261])" office:value-type="float" office:value="67" calcext:value-type="float">
            <text:p>67</text:p>
          </table:table-cell>
          <table:table-cell table:style-name="ce8" table:formula="of:=LOOKUP([.D30];[.$AZ$6:.$AZ$261];[.$BC$6:.$BC$261])" office:value-type="float" office:value="67" calcext:value-type="float">
            <text:p>67</text:p>
          </table:table-cell>
          <table:table-cell table:style-name="ce8" table:formula="of:=LOOKUP([.E30];[.$AZ$6:.$AZ$261];[.$BC$6:.$BC$261])" office:value-type="float" office:value="68" calcext:value-type="float">
            <text:p>68</text:p>
          </table:table-cell>
          <table:table-cell table:style-name="ce8" table:formula="of:=LOOKUP([.F30];[.$AZ$6:.$AZ$261];[.$BC$6:.$BC$261])" office:value-type="float" office:value="69" calcext:value-type="float">
            <text:p>69</text:p>
          </table:table-cell>
          <table:table-cell table:style-name="ce8" table:formula="of:=LOOKUP([.G30];[.$AZ$6:.$AZ$261];[.$BC$6:.$BC$261])" office:value-type="float" office:value="70" calcext:value-type="float">
            <text:p>70</text:p>
          </table:table-cell>
          <table:table-cell table:style-name="ce8" table:formula="of:=LOOKUP([.H30];[.$AZ$6:.$AZ$261];[.$BC$6:.$BC$261])" office:value-type="float" office:value="68" calcext:value-type="float">
            <text:p>68</text:p>
          </table:table-cell>
          <table:table-cell table:style-name="ce8" table:formula="of:=LOOKUP([.I30];[.$AZ$6:.$AZ$261];[.$BC$6:.$BC$261])" office:value-type="float" office:value="62" calcext:value-type="float">
            <text:p>62</text:p>
          </table:table-cell>
          <table:table-cell table:style-name="ce8" table:formula="of:=LOOKUP([.J30];[.$AZ$6:.$AZ$261];[.$BC$6:.$BC$261])" office:value-type="float" office:value="48" calcext:value-type="float">
            <text:p>48</text:p>
          </table:table-cell>
          <table:table-cell table:style-name="ce8" table:formula="of:=LOOKUP([.K30];[.$AZ$6:.$AZ$261];[.$BC$6:.$BC$261])" office:value-type="float" office:value="35" calcext:value-type="float">
            <text:p>35</text:p>
          </table:table-cell>
          <table:table-cell table:style-name="ce8" table:formula="of:=LOOKUP([.L30];[.$AZ$6:.$AZ$261];[.$BC$6:.$BC$261])" office:value-type="float" office:value="30" calcext:value-type="float">
            <text:p>30</text:p>
          </table:table-cell>
          <table:table-cell table:style-name="ce8" table:formula="of:=LOOKUP([.M30];[.$AZ$6:.$AZ$261];[.$BC$6:.$BC$261])" office:value-type="float" office:value="50" calcext:value-type="float">
            <text:p>50</text:p>
          </table:table-cell>
          <table:table-cell table:style-name="ce8" table:formula="of:=LOOKUP([.N30];[.$AZ$6:.$AZ$261];[.$BC$6:.$BC$261])" office:value-type="float" office:value="63" calcext:value-type="float">
            <text:p>63</text:p>
          </table:table-cell>
          <table:table-cell table:style-name="ce8" table:formula="of:=LOOKUP([.O30];[.$AZ$6:.$AZ$261];[.$BC$6:.$BC$261])" office:value-type="float" office:value="81" calcext:value-type="float">
            <text:p>81</text:p>
          </table:table-cell>
          <table:table-cell table:style-name="ce8" table:formula="of:=LOOKUP([.P30];[.$AZ$6:.$AZ$261];[.$BC$6:.$BC$261])" office:value-type="float" office:value="90" calcext:value-type="float">
            <text:p>90</text:p>
          </table:table-cell>
          <table:table-cell table:style-name="ce8" table:formula="of:=LOOKUP([.Q30];[.$AZ$6:.$AZ$261];[.$BC$6:.$BC$261])" office:value-type="float" office:value="92" calcext:value-type="float">
            <text:p>92</text:p>
          </table:table-cell>
          <table:table-cell table:style-name="ce8" table:formula="of:=LOOKUP([.R30];[.$AZ$6:.$AZ$261];[.$BC$6:.$BC$261])" office:value-type="float" office:value="92" calcext:value-type="float">
            <text:p>92</text:p>
          </table:table-cell>
          <table:table-cell table:style-name="ce8" table:formula="of:=LOOKUP([.S30];[.$AZ$6:.$AZ$261];[.$BC$6:.$BC$261])" office:value-type="float" office:value="90" calcext:value-type="float">
            <text:p>90</text:p>
          </table:table-cell>
          <table:table-cell table:style-name="ce8" table:formula="of:=LOOKUP([.T30];[.$AZ$6:.$AZ$261];[.$BC$6:.$BC$261])" office:value-type="float" office:value="83" calcext:value-type="float">
            <text:p>83</text:p>
          </table:table-cell>
          <table:table-cell table:style-name="ce8" table:formula="of:=LOOKUP([.U30];[.$AZ$6:.$AZ$261];[.$BC$6:.$BC$261])" office:value-type="float" office:value="75" calcext:value-type="float">
            <text:p>75</text:p>
          </table:table-cell>
          <table:table-cell table:style-name="ce8" table:formula="of:=LOOKUP([.V30];[.$AZ$6:.$AZ$261];[.$BC$6:.$BC$261])" office:value-type="float" office:value="63" calcext:value-type="float">
            <text:p>63</text:p>
          </table:table-cell>
          <table:table-cell table:style-name="ce8" table:formula="of:=LOOKUP([.W30];[.$AZ$6:.$AZ$261];[.$BC$6:.$BC$261])" office:value-type="float" office:value="45" calcext:value-type="float">
            <text:p>45</text:p>
          </table:table-cell>
          <table:table-cell table:style-name="ce8" table:formula="of:=LOOKUP([.X30];[.$AZ$6:.$AZ$261];[.$BC$6:.$BC$261])" office:value-type="float" office:value="39" calcext:value-type="float">
            <text:p>39</text:p>
          </table:table-cell>
          <table:table-cell table:style-name="ce8" table:formula="of:=LOOKUP([.Y30];[.$AZ$6:.$AZ$261];[.$BC$6:.$BC$261])" office:value-type="float" office:value="40" calcext:value-type="float">
            <text:p>40</text:p>
          </table:table-cell>
          <table:table-cell table:style-name="ce8" table:formula="of:=LOOKUP([.Z30];[.$AZ$6:.$AZ$261];[.$BC$6:.$BC$261])" office:value-type="float" office:value="27" calcext:value-type="float">
            <text:p>27</text:p>
          </table:table-cell>
          <table:table-cell table:style-name="ce8" table:formula="of:=LOOKUP([.AA30];[.$AZ$6:.$AZ$261];[.$BC$6:.$BC$261])" office:value-type="float" office:value="24" calcext:value-type="float">
            <text:p>24</text:p>
          </table:table-cell>
          <table:table-cell table:style-name="ce8" table:formula="of:=LOOKUP([.AB30];[.$AZ$6:.$AZ$261];[.$BC$6:.$BC$261])" office:value-type="float" office:value="22" calcext:value-type="float">
            <text:p>22</text:p>
          </table:table-cell>
          <table:table-cell table:style-name="ce8" table:formula="of:=LOOKUP([.AC30];[.$AZ$6:.$AZ$261];[.$BC$6:.$BC$261])" office:value-type="float" office:value="17" calcext:value-type="float">
            <text:p>17</text:p>
          </table:table-cell>
          <table:table-cell table:style-name="ce8" table:formula="of:=LOOKUP([.AD30];[.$AZ$6:.$AZ$261];[.$BC$6:.$BC$261])" office:value-type="float" office:value="17" calcext:value-type="float">
            <text:p>17</text:p>
          </table:table-cell>
          <table:table-cell table:style-name="ce8" table:formula="of:=LOOKUP([.AE30];[.$AZ$6:.$AZ$261];[.$BC$6:.$BC$261])" office:value-type="float" office:value="19" calcext:value-type="float">
            <text:p>19</text:p>
          </table:table-cell>
          <table:table-cell table:style-name="ce8" table:formula="of:=LOOKUP([.AF30];[.$AZ$6:.$AZ$261];[.$BC$6:.$BC$261])" office:value-type="float" office:value="23" calcext:value-type="float">
            <text:p>23</text:p>
          </table:table-cell>
          <table:table-cell table:style-name="ce8" table:formula="of:=LOOKUP([.AG30];[.$AZ$6:.$AZ$261];[.$BC$6:.$BC$261])" office:value-type="float" office:value="25" calcext:value-type="float">
            <text:p>25</text:p>
          </table:table-cell>
          <table:table-cell table:style-name="ce8" table:formula="of:=LOOKUP([.AH30];[.$AZ$6:.$AZ$261];[.$BC$6:.$BC$261])" office:value-type="float" office:value="28" calcext:value-type="float">
            <text:p>28</text:p>
          </table:table-cell>
          <table:table-cell table:style-name="ce8" table:formula="of:=LOOKUP([.AI30];[.$AZ$6:.$AZ$261];[.$BC$6:.$BC$261])" office:value-type="float" office:value="32" calcext:value-type="float">
            <text:p>32</text:p>
          </table:table-cell>
          <table:table-cell table:style-name="ce8" table:formula="of:=LOOKUP([.AJ30];[.$AZ$6:.$AZ$261];[.$BC$6:.$BC$261])" office:value-type="float" office:value="37" calcext:value-type="float">
            <text:p>37</text:p>
          </table:table-cell>
          <table:table-cell table:style-name="ce8" table:formula="of:=LOOKUP([.AK30];[.$AZ$6:.$AZ$261];[.$BC$6:.$BC$261])" office:value-type="float" office:value="45" calcext:value-type="float">
            <text:p>45</text:p>
          </table:table-cell>
          <table:table-cell table:style-name="ce8" table:formula="of:=LOOKUP([.AL30];[.$AZ$6:.$AZ$261];[.$BC$6:.$BC$261])" office:value-type="float" office:value="50" calcext:value-type="float">
            <text:p>50</text:p>
          </table:table-cell>
          <table:table-cell table:style-name="ce8" table:formula="of:=LOOKUP([.AM30];[.$AZ$6:.$AZ$261];[.$BC$6:.$BC$261])" office:value-type="float" office:value="54" calcext:value-type="float">
            <text:p>54</text:p>
          </table:table-cell>
          <table:table-cell table:style-name="ce8" table:formula="of:=LOOKUP([.AN30];[.$AZ$6:.$AZ$261];[.$BC$6:.$BC$261])" office:value-type="float" office:value="62" calcext:value-type="float">
            <text:p>62</text:p>
          </table:table-cell>
          <table:table-cell table:style-name="ce8" table:formula="of:=LOOKUP([.AO30];[.$AZ$6:.$AZ$261];[.$BC$6:.$BC$261])" office:value-type="float" office:value="68" calcext:value-type="float">
            <text:p>68</text:p>
          </table:table-cell>
          <table:table-cell table:style-name="ce8" table:formula="of:=LOOKUP([.AP30];[.$AZ$6:.$AZ$261];[.$BC$6:.$BC$261])" office:value-type="float" office:value="68" calcext:value-type="float">
            <text:p>68</text:p>
          </table:table-cell>
          <table:table-cell table:style-name="ce8" table:formula="of:=LOOKUP([.AQ30];[.$AZ$6:.$AZ$261];[.$BC$6:.$BC$261])" office:value-type="float" office:value="71" calcext:value-type="float">
            <text:p>71</text:p>
          </table:table-cell>
          <table:table-cell table:style-name="ce8" table:formula="of:=LOOKUP([.AR30];[.$AZ$6:.$AZ$261];[.$BC$6:.$BC$261])" office:value-type="float" office:value="71" calcext:value-type="float">
            <text:p>71</text:p>
          </table:table-cell>
          <table:table-cell table:style-name="ce8" table:formula="of:=LOOKUP([.AS30];[.$AZ$6:.$AZ$261];[.$BC$6:.$BC$261])" office:value-type="float" office:value="69" calcext:value-type="float">
            <text:p>69</text:p>
          </table:table-cell>
          <table:table-cell table:style-name="ce8" table:formula="of:=LOOKUP([.AT30];[.$AZ$6:.$AZ$261];[.$BC$6:.$BC$261])" office:value-type="float" office:value="65" calcext:value-type="float">
            <text:p>65</text:p>
          </table:table-cell>
          <table:table-cell table:style-name="ce8" table:formula="of:=LOOKUP([.AU30];[.$AZ$6:.$AZ$261];[.$BC$6:.$BC$261])" office:value-type="float" office:value="58" calcext:value-type="float">
            <text:p>58</text:p>
          </table:table-cell>
          <table:table-cell table:style-name="ce8" table:formula="of:=LOOKUP([.AV30];[.$AZ$6:.$AZ$261];[.$BC$6:.$BC$261])" office:value-type="float" office:value="46" calcext:value-type="float">
            <text:p>46</text:p>
          </table:table-cell>
          <table:table-cell table:style-name="ce8" table:formula="of:=LOOKUP([.AW30];[.$AZ$6:.$AZ$261];[.$BC$6:.$BC$261])" office:value-type="float" office:value="38" calcext:value-type="float">
            <text:p>38</text:p>
          </table:table-cell>
          <table:table-cell table:style-name="ce8" table:formula="of:=LOOKUP([.AX30];[.$AZ$6:.$AZ$261];[.$BC$6:.$BC$261])" office:value-type="float" office:value="34" calcext:value-type="float">
            <text:p>3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$A$1:.$AX$69];[.AZ102])" office:value-type="float" office:value="17" calcext:value-type="float">
            <text:p>17</text:p>
          </table:table-cell>
          <table:table-cell table:formula="of:=COUNTIF([.$A$73:.$AX$141];[.AZ102])" office:value-type="float" office:value="17" calcext:value-type="float">
            <text:p>17</text:p>
          </table:table-cell>
          <table:table-cell table:formula="of:=IF([.AZ102]&lt;[.$BA$1];0;IF([.AZ102]&gt;=[.$BC$1];255;ROUNDDOWN(([.AZ102]-[.$BA$1])/([.$BC$1]-[.$BA$1])*255)))" office:value-type="float" office:value="96" calcext:value-type="float">
            <text:p>96</text:p>
          </table:table-cell>
        </table:table-row>
        <table:table-row table:style-name="ro1">
          <table:table-cell table:style-name="ce8" table:formula="of:=LOOKUP([.A31];[.$AZ$6:.$AZ$261];[.$BC$6:.$BC$261])" office:value-type="float" office:value="59" calcext:value-type="float">
            <text:p>59</text:p>
          </table:table-cell>
          <table:table-cell table:style-name="ce8" table:formula="of:=LOOKUP([.B31];[.$AZ$6:.$AZ$261];[.$BC$6:.$BC$261])" office:value-type="float" office:value="65" calcext:value-type="float">
            <text:p>65</text:p>
          </table:table-cell>
          <table:table-cell table:style-name="ce8" table:formula="of:=LOOKUP([.C31];[.$AZ$6:.$AZ$261];[.$BC$6:.$BC$261])" office:value-type="float" office:value="68" calcext:value-type="float">
            <text:p>68</text:p>
          </table:table-cell>
          <table:table-cell table:style-name="ce8" table:formula="of:=LOOKUP([.D31];[.$AZ$6:.$AZ$261];[.$BC$6:.$BC$261])" office:value-type="float" office:value="67" calcext:value-type="float">
            <text:p>67</text:p>
          </table:table-cell>
          <table:table-cell table:style-name="ce8" table:formula="of:=LOOKUP([.E31];[.$AZ$6:.$AZ$261];[.$BC$6:.$BC$261])" office:value-type="float" office:value="65" calcext:value-type="float">
            <text:p>65</text:p>
          </table:table-cell>
          <table:table-cell table:style-name="ce8" table:formula="of:=LOOKUP([.F31];[.$AZ$6:.$AZ$261];[.$BC$6:.$BC$261])" office:value-type="float" office:value="66" calcext:value-type="float">
            <text:p>66</text:p>
          </table:table-cell>
          <table:table-cell table:style-name="ce8" table:formula="of:=LOOKUP([.G31];[.$AZ$6:.$AZ$261];[.$BC$6:.$BC$261])" office:value-type="float" office:value="67" calcext:value-type="float">
            <text:p>67</text:p>
          </table:table-cell>
          <table:table-cell table:style-name="ce8" table:formula="of:=LOOKUP([.H31];[.$AZ$6:.$AZ$261];[.$BC$6:.$BC$261])" office:value-type="float" office:value="65" calcext:value-type="float">
            <text:p>65</text:p>
          </table:table-cell>
          <table:table-cell table:style-name="ce8" table:formula="of:=LOOKUP([.I31];[.$AZ$6:.$AZ$261];[.$BC$6:.$BC$261])" office:value-type="float" office:value="58" calcext:value-type="float">
            <text:p>58</text:p>
          </table:table-cell>
          <table:table-cell table:style-name="ce8" table:formula="of:=LOOKUP([.J31];[.$AZ$6:.$AZ$261];[.$BC$6:.$BC$261])" office:value-type="float" office:value="46" calcext:value-type="float">
            <text:p>46</text:p>
          </table:table-cell>
          <table:table-cell table:style-name="ce8" table:formula="of:=LOOKUP([.K31];[.$AZ$6:.$AZ$261];[.$BC$6:.$BC$261])" office:value-type="float" office:value="35" calcext:value-type="float">
            <text:p>35</text:p>
          </table:table-cell>
          <table:table-cell table:style-name="ce8" table:formula="of:=LOOKUP([.L31];[.$AZ$6:.$AZ$261];[.$BC$6:.$BC$261])" office:value-type="float" office:value="28" calcext:value-type="float">
            <text:p>28</text:p>
          </table:table-cell>
          <table:table-cell table:style-name="ce8" table:formula="of:=LOOKUP([.M31];[.$AZ$6:.$AZ$261];[.$BC$6:.$BC$261])" office:value-type="float" office:value="33" calcext:value-type="float">
            <text:p>33</text:p>
          </table:table-cell>
          <table:table-cell table:style-name="ce8" table:formula="of:=LOOKUP([.N31];[.$AZ$6:.$AZ$261];[.$BC$6:.$BC$261])" office:value-type="float" office:value="50" calcext:value-type="float">
            <text:p>50</text:p>
          </table:table-cell>
          <table:table-cell table:style-name="ce8" table:formula="of:=LOOKUP([.O31];[.$AZ$6:.$AZ$261];[.$BC$6:.$BC$261])" office:value-type="float" office:value="64" calcext:value-type="float">
            <text:p>64</text:p>
          </table:table-cell>
          <table:table-cell table:style-name="ce8" table:formula="of:=LOOKUP([.P31];[.$AZ$6:.$AZ$261];[.$BC$6:.$BC$261])" office:value-type="float" office:value="77" calcext:value-type="float">
            <text:p>77</text:p>
          </table:table-cell>
          <table:table-cell table:style-name="ce8" table:formula="of:=LOOKUP([.Q31];[.$AZ$6:.$AZ$261];[.$BC$6:.$BC$261])" office:value-type="float" office:value="84" calcext:value-type="float">
            <text:p>84</text:p>
          </table:table-cell>
          <table:table-cell table:style-name="ce8" table:formula="of:=LOOKUP([.R31];[.$AZ$6:.$AZ$261];[.$BC$6:.$BC$261])" office:value-type="float" office:value="89" calcext:value-type="float">
            <text:p>89</text:p>
          </table:table-cell>
          <table:table-cell table:style-name="ce8" table:formula="of:=LOOKUP([.S31];[.$AZ$6:.$AZ$261];[.$BC$6:.$BC$261])" office:value-type="float" office:value="91" calcext:value-type="float">
            <text:p>91</text:p>
          </table:table-cell>
          <table:table-cell table:style-name="ce8" table:formula="of:=LOOKUP([.T31];[.$AZ$6:.$AZ$261];[.$BC$6:.$BC$261])" office:value-type="float" office:value="91" calcext:value-type="float">
            <text:p>91</text:p>
          </table:table-cell>
          <table:table-cell table:style-name="ce8" table:formula="of:=LOOKUP([.U31];[.$AZ$6:.$AZ$261];[.$BC$6:.$BC$261])" office:value-type="float" office:value="87" calcext:value-type="float">
            <text:p>87</text:p>
          </table:table-cell>
          <table:table-cell table:style-name="ce8" table:formula="of:=LOOKUP([.V31];[.$AZ$6:.$AZ$261];[.$BC$6:.$BC$261])" office:value-type="float" office:value="78" calcext:value-type="float">
            <text:p>78</text:p>
          </table:table-cell>
          <table:table-cell table:style-name="ce8" table:formula="of:=LOOKUP([.W31];[.$AZ$6:.$AZ$261];[.$BC$6:.$BC$261])" office:value-type="float" office:value="61" calcext:value-type="float">
            <text:p>61</text:p>
          </table:table-cell>
          <table:table-cell table:style-name="ce8" table:formula="of:=LOOKUP([.X31];[.$AZ$6:.$AZ$261];[.$BC$6:.$BC$261])" office:value-type="float" office:value="45" calcext:value-type="float">
            <text:p>45</text:p>
          </table:table-cell>
          <table:table-cell table:style-name="ce8" table:formula="of:=LOOKUP([.Y31];[.$AZ$6:.$AZ$261];[.$BC$6:.$BC$261])" office:value-type="float" office:value="40" calcext:value-type="float">
            <text:p>40</text:p>
          </table:table-cell>
          <table:table-cell table:style-name="ce8" table:formula="of:=LOOKUP([.Z31];[.$AZ$6:.$AZ$261];[.$BC$6:.$BC$261])" office:value-type="float" office:value="25" calcext:value-type="float">
            <text:p>25</text:p>
          </table:table-cell>
          <table:table-cell table:style-name="ce8" table:formula="of:=LOOKUP([.AA31];[.$AZ$6:.$AZ$261];[.$BC$6:.$BC$261])" office:value-type="float" office:value="23" calcext:value-type="float">
            <text:p>23</text:p>
          </table:table-cell>
          <table:table-cell table:style-name="ce8" table:formula="of:=LOOKUP([.AB31];[.$AZ$6:.$AZ$261];[.$BC$6:.$BC$261])" office:value-type="float" office:value="18" calcext:value-type="float">
            <text:p>18</text:p>
          </table:table-cell>
          <table:table-cell table:style-name="ce8" table:formula="of:=LOOKUP([.AC31];[.$AZ$6:.$AZ$261];[.$BC$6:.$BC$261])" office:value-type="float" office:value="16" calcext:value-type="float">
            <text:p>16</text:p>
          </table:table-cell>
          <table:table-cell table:style-name="ce8" table:formula="of:=LOOKUP([.AD31];[.$AZ$6:.$AZ$261];[.$BC$6:.$BC$261])" office:value-type="float" office:value="17" calcext:value-type="float">
            <text:p>17</text:p>
          </table:table-cell>
          <table:table-cell table:style-name="ce8" table:formula="of:=LOOKUP([.AE31];[.$AZ$6:.$AZ$261];[.$BC$6:.$BC$261])" office:value-type="float" office:value="20" calcext:value-type="float">
            <text:p>20</text:p>
          </table:table-cell>
          <table:table-cell table:style-name="ce8" table:formula="of:=LOOKUP([.AF31];[.$AZ$6:.$AZ$261];[.$BC$6:.$BC$261])" office:value-type="float" office:value="23" calcext:value-type="float">
            <text:p>23</text:p>
          </table:table-cell>
          <table:table-cell table:style-name="ce8" table:formula="of:=LOOKUP([.AG31];[.$AZ$6:.$AZ$261];[.$BC$6:.$BC$261])" office:value-type="float" office:value="24" calcext:value-type="float">
            <text:p>24</text:p>
          </table:table-cell>
          <table:table-cell table:style-name="ce8" table:formula="of:=LOOKUP([.AH31];[.$AZ$6:.$AZ$261];[.$BC$6:.$BC$261])" office:value-type="float" office:value="27" calcext:value-type="float">
            <text:p>27</text:p>
          </table:table-cell>
          <table:table-cell table:style-name="ce8" table:formula="of:=LOOKUP([.AI31];[.$AZ$6:.$AZ$261];[.$BC$6:.$BC$261])" office:value-type="float" office:value="29" calcext:value-type="float">
            <text:p>29</text:p>
          </table:table-cell>
          <table:table-cell table:style-name="ce8" table:formula="of:=LOOKUP([.AJ31];[.$AZ$6:.$AZ$261];[.$BC$6:.$BC$261])" office:value-type="float" office:value="34" calcext:value-type="float">
            <text:p>34</text:p>
          </table:table-cell>
          <table:table-cell table:style-name="ce8" table:formula="of:=LOOKUP([.AK31];[.$AZ$6:.$AZ$261];[.$BC$6:.$BC$261])" office:value-type="float" office:value="41" calcext:value-type="float">
            <text:p>41</text:p>
          </table:table-cell>
          <table:table-cell table:style-name="ce8" table:formula="of:=LOOKUP([.AL31];[.$AZ$6:.$AZ$261];[.$BC$6:.$BC$261])" office:value-type="float" office:value="45" calcext:value-type="float">
            <text:p>45</text:p>
          </table:table-cell>
          <table:table-cell table:style-name="ce8" table:formula="of:=LOOKUP([.AM31];[.$AZ$6:.$AZ$261];[.$BC$6:.$BC$261])" office:value-type="float" office:value="52" calcext:value-type="float">
            <text:p>52</text:p>
          </table:table-cell>
          <table:table-cell table:style-name="ce8" table:formula="of:=LOOKUP([.AN31];[.$AZ$6:.$AZ$261];[.$BC$6:.$BC$261])" office:value-type="float" office:value="58" calcext:value-type="float">
            <text:p>58</text:p>
          </table:table-cell>
          <table:table-cell table:style-name="ce8" table:formula="of:=LOOKUP([.AO31];[.$AZ$6:.$AZ$261];[.$BC$6:.$BC$261])" office:value-type="float" office:value="58" calcext:value-type="float">
            <text:p>58</text:p>
          </table:table-cell>
          <table:table-cell table:style-name="ce8" table:formula="of:=LOOKUP([.AP31];[.$AZ$6:.$AZ$261];[.$BC$6:.$BC$261])" office:value-type="float" office:value="51" calcext:value-type="float">
            <text:p>51</text:p>
          </table:table-cell>
          <table:table-cell table:style-name="ce8" table:formula="of:=LOOKUP([.AQ31];[.$AZ$6:.$AZ$261];[.$BC$6:.$BC$261])" office:value-type="float" office:value="48" calcext:value-type="float">
            <text:p>48</text:p>
          </table:table-cell>
          <table:table-cell table:style-name="ce8" table:formula="of:=LOOKUP([.AR31];[.$AZ$6:.$AZ$261];[.$BC$6:.$BC$261])" office:value-type="float" office:value="51" calcext:value-type="float">
            <text:p>51</text:p>
          </table:table-cell>
          <table:table-cell table:style-name="ce8" table:formula="of:=LOOKUP([.AS31];[.$AZ$6:.$AZ$261];[.$BC$6:.$BC$261])" office:value-type="float" office:value="50" calcext:value-type="float">
            <text:p>50</text:p>
          </table:table-cell>
          <table:table-cell table:style-name="ce8" table:formula="of:=LOOKUP([.AT31];[.$AZ$6:.$AZ$261];[.$BC$6:.$BC$261])" office:value-type="float" office:value="43" calcext:value-type="float">
            <text:p>43</text:p>
          </table:table-cell>
          <table:table-cell table:style-name="ce8" table:formula="of:=LOOKUP([.AU31];[.$AZ$6:.$AZ$261];[.$BC$6:.$BC$261])" office:value-type="float" office:value="34" calcext:value-type="float">
            <text:p>34</text:p>
          </table:table-cell>
          <table:table-cell table:style-name="ce8" table:formula="of:=LOOKUP([.AV31];[.$AZ$6:.$AZ$261];[.$BC$6:.$BC$261])" office:value-type="float" office:value="29" calcext:value-type="float">
            <text:p>29</text:p>
          </table:table-cell>
          <table:table-cell table:style-name="ce8" table:formula="of:=LOOKUP([.AW31];[.$AZ$6:.$AZ$261];[.$BC$6:.$BC$261])" office:value-type="float" office:value="29" calcext:value-type="float">
            <text:p>29</text:p>
          </table:table-cell>
          <table:table-cell table:style-name="ce8" table:formula="of:=LOOKUP([.AX31];[.$AZ$6:.$AZ$261];[.$BC$6:.$BC$261])" office:value-type="float" office:value="30" calcext:value-type="float">
            <text:p>3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$A$1:.$AX$69];[.AZ103])" office:value-type="float" office:value="15" calcext:value-type="float">
            <text:p>15</text:p>
          </table:table-cell>
          <table:table-cell table:formula="of:=COUNTIF([.$A$73:.$AX$141];[.AZ103])" office:value-type="float" office:value="15" calcext:value-type="float">
            <text:p>15</text:p>
          </table:table-cell>
          <table:table-cell table:formula="of:=IF([.AZ103]&lt;[.$BA$1];0;IF([.AZ103]&gt;=[.$BC$1];255;ROUNDDOWN(([.AZ103]-[.$BA$1])/([.$BC$1]-[.$BA$1])*255)))" office:value-type="float" office:value="97" calcext:value-type="float">
            <text:p>97</text:p>
          </table:table-cell>
        </table:table-row>
        <table:table-row table:style-name="ro1">
          <table:table-cell table:style-name="ce8" table:formula="of:=LOOKUP([.A32];[.$AZ$6:.$AZ$261];[.$BC$6:.$BC$261])" office:value-type="float" office:value="68" calcext:value-type="float">
            <text:p>68</text:p>
          </table:table-cell>
          <table:table-cell table:style-name="ce8" table:formula="of:=LOOKUP([.B32];[.$AZ$6:.$AZ$261];[.$BC$6:.$BC$261])" office:value-type="float" office:value="58" calcext:value-type="float">
            <text:p>58</text:p>
          </table:table-cell>
          <table:table-cell table:style-name="ce8" table:formula="of:=LOOKUP([.C32];[.$AZ$6:.$AZ$261];[.$BC$6:.$BC$261])" office:value-type="float" office:value="62" calcext:value-type="float">
            <text:p>62</text:p>
          </table:table-cell>
          <table:table-cell table:style-name="ce8" table:formula="of:=LOOKUP([.D32];[.$AZ$6:.$AZ$261];[.$BC$6:.$BC$261])" office:value-type="float" office:value="63" calcext:value-type="float">
            <text:p>63</text:p>
          </table:table-cell>
          <table:table-cell table:style-name="ce8" table:formula="of:=LOOKUP([.E32];[.$AZ$6:.$AZ$261];[.$BC$6:.$BC$261])" office:value-type="float" office:value="61" calcext:value-type="float">
            <text:p>61</text:p>
          </table:table-cell>
          <table:table-cell table:style-name="ce8" table:formula="of:=LOOKUP([.F32];[.$AZ$6:.$AZ$261];[.$BC$6:.$BC$261])" office:value-type="float" office:value="62" calcext:value-type="float">
            <text:p>62</text:p>
          </table:table-cell>
          <table:table-cell table:style-name="ce8" table:formula="of:=LOOKUP([.G32];[.$AZ$6:.$AZ$261];[.$BC$6:.$BC$261])" office:value-type="float" office:value="63" calcext:value-type="float">
            <text:p>63</text:p>
          </table:table-cell>
          <table:table-cell table:style-name="ce8" table:formula="of:=LOOKUP([.H32];[.$AZ$6:.$AZ$261];[.$BC$6:.$BC$261])" office:value-type="float" office:value="61" calcext:value-type="float">
            <text:p>61</text:p>
          </table:table-cell>
          <table:table-cell table:style-name="ce8" table:formula="of:=LOOKUP([.I32];[.$AZ$6:.$AZ$261];[.$BC$6:.$BC$261])" office:value-type="float" office:value="54" calcext:value-type="float">
            <text:p>54</text:p>
          </table:table-cell>
          <table:table-cell table:style-name="ce8" table:formula="of:=LOOKUP([.J32];[.$AZ$6:.$AZ$261];[.$BC$6:.$BC$261])" office:value-type="float" office:value="44" calcext:value-type="float">
            <text:p>44</text:p>
          </table:table-cell>
          <table:table-cell table:style-name="ce8" table:formula="of:=LOOKUP([.K32];[.$AZ$6:.$AZ$261];[.$BC$6:.$BC$261])" office:value-type="float" office:value="35" calcext:value-type="float">
            <text:p>35</text:p>
          </table:table-cell>
          <table:table-cell table:style-name="ce8" table:formula="of:=LOOKUP([.L32];[.$AZ$6:.$AZ$261];[.$BC$6:.$BC$261])" office:value-type="float" office:value="29" calcext:value-type="float">
            <text:p>29</text:p>
          </table:table-cell>
          <table:table-cell table:style-name="ce8" table:formula="of:=LOOKUP([.M32];[.$AZ$6:.$AZ$261];[.$BC$6:.$BC$261])" office:value-type="float" office:value="26" calcext:value-type="float">
            <text:p>26</text:p>
          </table:table-cell>
          <table:table-cell table:style-name="ce8" table:formula="of:=LOOKUP([.N32];[.$AZ$6:.$AZ$261];[.$BC$6:.$BC$261])" office:value-type="float" office:value="40" calcext:value-type="float">
            <text:p>40</text:p>
          </table:table-cell>
          <table:table-cell table:style-name="ce8" table:formula="of:=LOOKUP([.O32];[.$AZ$6:.$AZ$261];[.$BC$6:.$BC$261])" office:value-type="float" office:value="53" calcext:value-type="float">
            <text:p>53</text:p>
          </table:table-cell>
          <table:table-cell table:style-name="ce8" table:formula="of:=LOOKUP([.P32];[.$AZ$6:.$AZ$261];[.$BC$6:.$BC$261])" office:value-type="float" office:value="67" calcext:value-type="float">
            <text:p>67</text:p>
          </table:table-cell>
          <table:table-cell table:style-name="ce8" table:formula="of:=LOOKUP([.Q32];[.$AZ$6:.$AZ$261];[.$BC$6:.$BC$261])" office:value-type="float" office:value="74" calcext:value-type="float">
            <text:p>74</text:p>
          </table:table-cell>
          <table:table-cell table:style-name="ce8" table:formula="of:=LOOKUP([.R32];[.$AZ$6:.$AZ$261];[.$BC$6:.$BC$261])" office:value-type="float" office:value="80" calcext:value-type="float">
            <text:p>80</text:p>
          </table:table-cell>
          <table:table-cell table:style-name="ce8" table:formula="of:=LOOKUP([.S32];[.$AZ$6:.$AZ$261];[.$BC$6:.$BC$261])" office:value-type="float" office:value="87" calcext:value-type="float">
            <text:p>87</text:p>
          </table:table-cell>
          <table:table-cell table:style-name="ce8" table:formula="of:=LOOKUP([.T32];[.$AZ$6:.$AZ$261];[.$BC$6:.$BC$261])" office:value-type="float" office:value="86" calcext:value-type="float">
            <text:p>86</text:p>
          </table:table-cell>
          <table:table-cell table:style-name="ce8" table:formula="of:=LOOKUP([.U32];[.$AZ$6:.$AZ$261];[.$BC$6:.$BC$261])" office:value-type="float" office:value="86" calcext:value-type="float">
            <text:p>86</text:p>
          </table:table-cell>
          <table:table-cell table:style-name="ce8" table:formula="of:=LOOKUP([.V32];[.$AZ$6:.$AZ$261];[.$BC$6:.$BC$261])" office:value-type="float" office:value="81" calcext:value-type="float">
            <text:p>81</text:p>
          </table:table-cell>
          <table:table-cell table:style-name="ce8" table:formula="of:=LOOKUP([.W32];[.$AZ$6:.$AZ$261];[.$BC$6:.$BC$261])" office:value-type="float" office:value="71" calcext:value-type="float">
            <text:p>71</text:p>
          </table:table-cell>
          <table:table-cell table:style-name="ce8" table:formula="of:=LOOKUP([.X32];[.$AZ$6:.$AZ$261];[.$BC$6:.$BC$261])" office:value-type="float" office:value="49" calcext:value-type="float">
            <text:p>49</text:p>
          </table:table-cell>
          <table:table-cell table:style-name="ce8" table:formula="of:=LOOKUP([.Y32];[.$AZ$6:.$AZ$261];[.$BC$6:.$BC$261])" office:value-type="float" office:value="35" calcext:value-type="float">
            <text:p>35</text:p>
          </table:table-cell>
          <table:table-cell table:style-name="ce8" table:formula="of:=LOOKUP([.Z32];[.$AZ$6:.$AZ$261];[.$BC$6:.$BC$261])" office:value-type="float" office:value="24" calcext:value-type="float">
            <text:p>24</text:p>
          </table:table-cell>
          <table:table-cell table:style-name="ce8" table:formula="of:=LOOKUP([.AA32];[.$AZ$6:.$AZ$261];[.$BC$6:.$BC$261])" office:value-type="float" office:value="19" calcext:value-type="float">
            <text:p>19</text:p>
          </table:table-cell>
          <table:table-cell table:style-name="ce8" table:formula="of:=LOOKUP([.AB32];[.$AZ$6:.$AZ$261];[.$BC$6:.$BC$261])" office:value-type="float" office:value="15" calcext:value-type="float">
            <text:p>15</text:p>
          </table:table-cell>
          <table:table-cell table:style-name="ce8" table:formula="of:=LOOKUP([.AC32];[.$AZ$6:.$AZ$261];[.$BC$6:.$BC$261])" office:value-type="float" office:value="16" calcext:value-type="float">
            <text:p>16</text:p>
          </table:table-cell>
          <table:table-cell table:style-name="ce8" table:formula="of:=LOOKUP([.AD32];[.$AZ$6:.$AZ$261];[.$BC$6:.$BC$261])" office:value-type="float" office:value="17" calcext:value-type="float">
            <text:p>17</text:p>
          </table:table-cell>
          <table:table-cell table:style-name="ce8" table:formula="of:=LOOKUP([.AE32];[.$AZ$6:.$AZ$261];[.$BC$6:.$BC$261])" office:value-type="float" office:value="20" calcext:value-type="float">
            <text:p>20</text:p>
          </table:table-cell>
          <table:table-cell table:style-name="ce8" table:formula="of:=LOOKUP([.AF32];[.$AZ$6:.$AZ$261];[.$BC$6:.$BC$261])" office:value-type="float" office:value="23" calcext:value-type="float">
            <text:p>23</text:p>
          </table:table-cell>
          <table:table-cell table:style-name="ce8" table:formula="of:=LOOKUP([.AG32];[.$AZ$6:.$AZ$261];[.$BC$6:.$BC$261])" office:value-type="float" office:value="23" calcext:value-type="float">
            <text:p>23</text:p>
          </table:table-cell>
          <table:table-cell table:style-name="ce8" table:formula="of:=LOOKUP([.AH32];[.$AZ$6:.$AZ$261];[.$BC$6:.$BC$261])" office:value-type="float" office:value="25" calcext:value-type="float">
            <text:p>25</text:p>
          </table:table-cell>
          <table:table-cell table:style-name="ce8" table:formula="of:=LOOKUP([.AI32];[.$AZ$6:.$AZ$261];[.$BC$6:.$BC$261])" office:value-type="float" office:value="28" calcext:value-type="float">
            <text:p>28</text:p>
          </table:table-cell>
          <table:table-cell table:style-name="ce8" table:formula="of:=LOOKUP([.AJ32];[.$AZ$6:.$AZ$261];[.$BC$6:.$BC$261])" office:value-type="float" office:value="34" calcext:value-type="float">
            <text:p>34</text:p>
          </table:table-cell>
          <table:table-cell table:style-name="ce8" table:formula="of:=LOOKUP([.AK32];[.$AZ$6:.$AZ$261];[.$BC$6:.$BC$261])" office:value-type="float" office:value="38" calcext:value-type="float">
            <text:p>38</text:p>
          </table:table-cell>
          <table:table-cell table:style-name="ce8" table:formula="of:=LOOKUP([.AL32];[.$AZ$6:.$AZ$261];[.$BC$6:.$BC$261])" office:value-type="float" office:value="43" calcext:value-type="float">
            <text:p>43</text:p>
          </table:table-cell>
          <table:table-cell table:style-name="ce8" table:formula="of:=LOOKUP([.AM32];[.$AZ$6:.$AZ$261];[.$BC$6:.$BC$261])" office:value-type="float" office:value="47" calcext:value-type="float">
            <text:p>47</text:p>
          </table:table-cell>
          <table:table-cell table:style-name="ce8" table:formula="of:=LOOKUP([.AN32];[.$AZ$6:.$AZ$261];[.$BC$6:.$BC$261])" office:value-type="float" office:value="41" calcext:value-type="float">
            <text:p>41</text:p>
          </table:table-cell>
          <table:table-cell table:style-name="ce8" table:formula="of:=LOOKUP([.AO32];[.$AZ$6:.$AZ$261];[.$BC$6:.$BC$261])" office:value-type="float" office:value="36" calcext:value-type="float">
            <text:p>36</text:p>
          </table:table-cell>
          <table:table-cell table:style-name="ce8" table:formula="of:=LOOKUP([.AP32];[.$AZ$6:.$AZ$261];[.$BC$6:.$BC$261])" office:value-type="float" office:value="34" calcext:value-type="float">
            <text:p>34</text:p>
          </table:table-cell>
          <table:table-cell table:style-name="ce8" table:formula="of:=LOOKUP([.AQ32];[.$AZ$6:.$AZ$261];[.$BC$6:.$BC$261])" office:value-type="float" office:value="37" calcext:value-type="float">
            <text:p>37</text:p>
          </table:table-cell>
          <table:table-cell table:style-name="ce8" table:formula="of:=LOOKUP([.AR32];[.$AZ$6:.$AZ$261];[.$BC$6:.$BC$261])" office:value-type="float" office:value="35" calcext:value-type="float">
            <text:p>35</text:p>
          </table:table-cell>
          <table:table-cell table:style-name="ce8" table:formula="of:=LOOKUP([.AS32];[.$AZ$6:.$AZ$261];[.$BC$6:.$BC$261])" office:value-type="float" office:value="35" calcext:value-type="float">
            <text:p>35</text:p>
          </table:table-cell>
          <table:table-cell table:style-name="ce8" table:formula="of:=LOOKUP([.AT32];[.$AZ$6:.$AZ$261];[.$BC$6:.$BC$261])" office:value-type="float" office:value="34" calcext:value-type="float">
            <text:p>34</text:p>
          </table:table-cell>
          <table:table-cell table:style-name="ce8" table:formula="of:=LOOKUP([.AU32];[.$AZ$6:.$AZ$261];[.$BC$6:.$BC$261])" office:value-type="float" office:value="32" calcext:value-type="float">
            <text:p>32</text:p>
          </table:table-cell>
          <table:table-cell table:style-name="ce8" table:formula="of:=LOOKUP([.AV32];[.$AZ$6:.$AZ$261];[.$BC$6:.$BC$261])" office:value-type="float" office:value="32" calcext:value-type="float">
            <text:p>32</text:p>
          </table:table-cell>
          <table:table-cell table:style-name="ce8" table:formula="of:=LOOKUP([.AW32];[.$AZ$6:.$AZ$261];[.$BC$6:.$BC$261])" office:value-type="float" office:value="30" calcext:value-type="float">
            <text:p>30</text:p>
          </table:table-cell>
          <table:table-cell table:style-name="ce8" table:formula="of:=LOOKUP([.AX32];[.$AZ$6:.$AZ$261];[.$BC$6:.$BC$261])" office:value-type="float" office:value="26" calcext:value-type="float">
            <text:p>2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$A$1:.$AX$69];[.AZ104])" office:value-type="float" office:value="23" calcext:value-type="float">
            <text:p>23</text:p>
          </table:table-cell>
          <table:table-cell table:formula="of:=COUNTIF([.$A$73:.$AX$141];[.AZ104])" office:value-type="float" office:value="23" calcext:value-type="float">
            <text:p>23</text:p>
          </table:table-cell>
          <table:table-cell table:formula="of:=IF([.AZ104]&lt;[.$BA$1];0;IF([.AZ104]&gt;=[.$BC$1];255;ROUNDDOWN(([.AZ104]-[.$BA$1])/([.$BC$1]-[.$BA$1])*255)))" office:value-type="float" office:value="98" calcext:value-type="float">
            <text:p>98</text:p>
          </table:table-cell>
        </table:table-row>
        <table:table-row table:style-name="ro1">
          <table:table-cell table:style-name="ce8" table:formula="of:=LOOKUP([.A33];[.$AZ$6:.$AZ$261];[.$BC$6:.$BC$261])" office:value-type="float" office:value="68" calcext:value-type="float">
            <text:p>68</text:p>
          </table:table-cell>
          <table:table-cell table:style-name="ce8" table:formula="of:=LOOKUP([.B33];[.$AZ$6:.$AZ$261];[.$BC$6:.$BC$261])" office:value-type="float" office:value="56" calcext:value-type="float">
            <text:p>56</text:p>
          </table:table-cell>
          <table:table-cell table:style-name="ce8" table:formula="of:=LOOKUP([.C33];[.$AZ$6:.$AZ$261];[.$BC$6:.$BC$261])" office:value-type="float" office:value="58" calcext:value-type="float">
            <text:p>58</text:p>
          </table:table-cell>
          <table:table-cell table:style-name="ce8" table:formula="of:=LOOKUP([.D33];[.$AZ$6:.$AZ$261];[.$BC$6:.$BC$261])" office:value-type="float" office:value="60" calcext:value-type="float">
            <text:p>60</text:p>
          </table:table-cell>
          <table:table-cell table:style-name="ce8" table:formula="of:=LOOKUP([.E33];[.$AZ$6:.$AZ$261];[.$BC$6:.$BC$261])" office:value-type="float" office:value="59" calcext:value-type="float">
            <text:p>59</text:p>
          </table:table-cell>
          <table:table-cell table:style-name="ce8" table:formula="of:=LOOKUP([.F33];[.$AZ$6:.$AZ$261];[.$BC$6:.$BC$261])" office:value-type="float" office:value="59" calcext:value-type="float">
            <text:p>59</text:p>
          </table:table-cell>
          <table:table-cell table:style-name="ce8" table:formula="of:=LOOKUP([.G33];[.$AZ$6:.$AZ$261];[.$BC$6:.$BC$261])" office:value-type="float" office:value="58" calcext:value-type="float">
            <text:p>58</text:p>
          </table:table-cell>
          <table:table-cell table:style-name="ce8" table:formula="of:=LOOKUP([.H33];[.$AZ$6:.$AZ$261];[.$BC$6:.$BC$261])" office:value-type="float" office:value="57" calcext:value-type="float">
            <text:p>57</text:p>
          </table:table-cell>
          <table:table-cell table:style-name="ce8" table:formula="of:=LOOKUP([.I33];[.$AZ$6:.$AZ$261];[.$BC$6:.$BC$261])" office:value-type="float" office:value="52" calcext:value-type="float">
            <text:p>52</text:p>
          </table:table-cell>
          <table:table-cell table:style-name="ce8" table:formula="of:=LOOKUP([.J33];[.$AZ$6:.$AZ$261];[.$BC$6:.$BC$261])" office:value-type="float" office:value="46" calcext:value-type="float">
            <text:p>46</text:p>
          </table:table-cell>
          <table:table-cell table:style-name="ce8" table:formula="of:=LOOKUP([.K33];[.$AZ$6:.$AZ$261];[.$BC$6:.$BC$261])" office:value-type="float" office:value="46" calcext:value-type="float">
            <text:p>46</text:p>
          </table:table-cell>
          <table:table-cell table:style-name="ce8" table:formula="of:=LOOKUP([.L33];[.$AZ$6:.$AZ$261];[.$BC$6:.$BC$261])" office:value-type="float" office:value="55" calcext:value-type="float">
            <text:p>55</text:p>
          </table:table-cell>
          <table:table-cell table:style-name="ce8" table:formula="of:=LOOKUP([.M33];[.$AZ$6:.$AZ$261];[.$BC$6:.$BC$261])" office:value-type="float" office:value="64" calcext:value-type="float">
            <text:p>64</text:p>
          </table:table-cell>
          <table:table-cell table:style-name="ce8" table:formula="of:=LOOKUP([.N33];[.$AZ$6:.$AZ$261];[.$BC$6:.$BC$261])" office:value-type="float" office:value="83" calcext:value-type="float">
            <text:p>83</text:p>
          </table:table-cell>
          <table:table-cell table:style-name="ce8" table:formula="of:=LOOKUP([.O33];[.$AZ$6:.$AZ$261];[.$BC$6:.$BC$261])" office:value-type="float" office:value="97" calcext:value-type="float">
            <text:p>97</text:p>
          </table:table-cell>
          <table:table-cell table:style-name="ce8" table:formula="of:=LOOKUP([.P33];[.$AZ$6:.$AZ$261];[.$BC$6:.$BC$261])" office:value-type="float" office:value="95" calcext:value-type="float">
            <text:p>95</text:p>
          </table:table-cell>
          <table:table-cell table:style-name="ce8" table:formula="of:=LOOKUP([.Q33];[.$AZ$6:.$AZ$261];[.$BC$6:.$BC$261])" office:value-type="float" office:value="91" calcext:value-type="float">
            <text:p>91</text:p>
          </table:table-cell>
          <table:table-cell table:style-name="ce8" table:formula="of:=LOOKUP([.R33];[.$AZ$6:.$AZ$261];[.$BC$6:.$BC$261])" office:value-type="float" office:value="83" calcext:value-type="float">
            <text:p>83</text:p>
          </table:table-cell>
          <table:table-cell table:style-name="ce8" table:formula="of:=LOOKUP([.S33];[.$AZ$6:.$AZ$261];[.$BC$6:.$BC$261])" office:value-type="float" office:value="83" calcext:value-type="float">
            <text:p>83</text:p>
          </table:table-cell>
          <table:table-cell table:style-name="ce8" table:formula="of:=LOOKUP([.T33];[.$AZ$6:.$AZ$261];[.$BC$6:.$BC$261])" office:value-type="float" office:value="82" calcext:value-type="float">
            <text:p>82</text:p>
          </table:table-cell>
          <table:table-cell table:style-name="ce8" table:formula="of:=LOOKUP([.U33];[.$AZ$6:.$AZ$261];[.$BC$6:.$BC$261])" office:value-type="float" office:value="77" calcext:value-type="float">
            <text:p>77</text:p>
          </table:table-cell>
          <table:table-cell table:style-name="ce8" table:formula="of:=LOOKUP([.V33];[.$AZ$6:.$AZ$261];[.$BC$6:.$BC$261])" office:value-type="float" office:value="72" calcext:value-type="float">
            <text:p>72</text:p>
          </table:table-cell>
          <table:table-cell table:style-name="ce8" table:formula="of:=LOOKUP([.W33];[.$AZ$6:.$AZ$261];[.$BC$6:.$BC$261])" office:value-type="float" office:value="68" calcext:value-type="float">
            <text:p>68</text:p>
          </table:table-cell>
          <table:table-cell table:style-name="ce8" table:formula="of:=LOOKUP([.X33];[.$AZ$6:.$AZ$261];[.$BC$6:.$BC$261])" office:value-type="float" office:value="50" calcext:value-type="float">
            <text:p>50</text:p>
          </table:table-cell>
          <table:table-cell table:style-name="ce8" table:formula="of:=LOOKUP([.Y33];[.$AZ$6:.$AZ$261];[.$BC$6:.$BC$261])" office:value-type="float" office:value="31" calcext:value-type="float">
            <text:p>31</text:p>
          </table:table-cell>
          <table:table-cell table:style-name="ce8" table:formula="of:=LOOKUP([.Z33];[.$AZ$6:.$AZ$261];[.$BC$6:.$BC$261])" office:value-type="float" office:value="20" calcext:value-type="float">
            <text:p>20</text:p>
          </table:table-cell>
          <table:table-cell table:style-name="ce8" table:formula="of:=LOOKUP([.AA33];[.$AZ$6:.$AZ$261];[.$BC$6:.$BC$261])" office:value-type="float" office:value="15" calcext:value-type="float">
            <text:p>15</text:p>
          </table:table-cell>
          <table:table-cell table:style-name="ce8" table:formula="of:=LOOKUP([.AB33];[.$AZ$6:.$AZ$261];[.$BC$6:.$BC$261])" office:value-type="float" office:value="14" calcext:value-type="float">
            <text:p>14</text:p>
          </table:table-cell>
          <table:table-cell table:style-name="ce8" table:formula="of:=LOOKUP([.AC33];[.$AZ$6:.$AZ$261];[.$BC$6:.$BC$261])" office:value-type="float" office:value="16" calcext:value-type="float">
            <text:p>16</text:p>
          </table:table-cell>
          <table:table-cell table:style-name="ce8" table:formula="of:=LOOKUP([.AD33];[.$AZ$6:.$AZ$261];[.$BC$6:.$BC$261])" office:value-type="float" office:value="17" calcext:value-type="float">
            <text:p>17</text:p>
          </table:table-cell>
          <table:table-cell table:style-name="ce8" table:formula="of:=LOOKUP([.AE33];[.$AZ$6:.$AZ$261];[.$BC$6:.$BC$261])" office:value-type="float" office:value="19" calcext:value-type="float">
            <text:p>19</text:p>
          </table:table-cell>
          <table:table-cell table:style-name="ce8" table:formula="of:=LOOKUP([.AF33];[.$AZ$6:.$AZ$261];[.$BC$6:.$BC$261])" office:value-type="float" office:value="21" calcext:value-type="float">
            <text:p>21</text:p>
          </table:table-cell>
          <table:table-cell table:style-name="ce8" table:formula="of:=LOOKUP([.AG33];[.$AZ$6:.$AZ$261];[.$BC$6:.$BC$261])" office:value-type="float" office:value="23" calcext:value-type="float">
            <text:p>23</text:p>
          </table:table-cell>
          <table:table-cell table:style-name="ce8" table:formula="of:=LOOKUP([.AH33];[.$AZ$6:.$AZ$261];[.$BC$6:.$BC$261])" office:value-type="float" office:value="25" calcext:value-type="float">
            <text:p>25</text:p>
          </table:table-cell>
          <table:table-cell table:style-name="ce8" table:formula="of:=LOOKUP([.AI33];[.$AZ$6:.$AZ$261];[.$BC$6:.$BC$261])" office:value-type="float" office:value="28" calcext:value-type="float">
            <text:p>28</text:p>
          </table:table-cell>
          <table:table-cell table:style-name="ce8" table:formula="of:=LOOKUP([.AJ33];[.$AZ$6:.$AZ$261];[.$BC$6:.$BC$261])" office:value-type="float" office:value="31" calcext:value-type="float">
            <text:p>31</text:p>
          </table:table-cell>
          <table:table-cell table:style-name="ce8" table:formula="of:=LOOKUP([.AK33];[.$AZ$6:.$AZ$261];[.$BC$6:.$BC$261])" office:value-type="float" office:value="35" calcext:value-type="float">
            <text:p>35</text:p>
          </table:table-cell>
          <table:table-cell table:style-name="ce8" table:formula="of:=LOOKUP([.AL33];[.$AZ$6:.$AZ$261];[.$BC$6:.$BC$261])" office:value-type="float" office:value="36" calcext:value-type="float">
            <text:p>36</text:p>
          </table:table-cell>
          <table:table-cell table:style-name="ce8" table:formula="of:=LOOKUP([.AM33];[.$AZ$6:.$AZ$261];[.$BC$6:.$BC$261])" office:value-type="float" office:value="35" calcext:value-type="float">
            <text:p>35</text:p>
          </table:table-cell>
          <table:table-cell table:style-name="ce8" table:formula="of:=LOOKUP([.AN33];[.$AZ$6:.$AZ$261];[.$BC$6:.$BC$261])" office:value-type="float" office:value="34" calcext:value-type="float">
            <text:p>34</text:p>
          </table:table-cell>
          <table:table-cell table:style-name="ce8" table:formula="of:=LOOKUP([.AO33];[.$AZ$6:.$AZ$261];[.$BC$6:.$BC$261])" office:value-type="float" office:value="32" calcext:value-type="float">
            <text:p>32</text:p>
          </table:table-cell>
          <table:table-cell table:style-name="ce8" table:formula="of:=LOOKUP([.AP33];[.$AZ$6:.$AZ$261];[.$BC$6:.$BC$261])" office:value-type="float" office:value="31" calcext:value-type="float">
            <text:p>31</text:p>
          </table:table-cell>
          <table:table-cell table:style-name="ce8" table:formula="of:=LOOKUP([.AQ33];[.$AZ$6:.$AZ$261];[.$BC$6:.$BC$261])" office:value-type="float" office:value="31" calcext:value-type="float">
            <text:p>31</text:p>
          </table:table-cell>
          <table:table-cell table:style-name="ce8" table:formula="of:=LOOKUP([.AR33];[.$AZ$6:.$AZ$261];[.$BC$6:.$BC$261])" office:value-type="float" office:value="33" calcext:value-type="float">
            <text:p>33</text:p>
          </table:table-cell>
          <table:table-cell table:style-name="ce8" table:formula="of:=LOOKUP([.AS33];[.$AZ$6:.$AZ$261];[.$BC$6:.$BC$261])" office:value-type="float" office:value="36" calcext:value-type="float">
            <text:p>36</text:p>
          </table:table-cell>
          <table:table-cell table:style-name="ce8" table:formula="of:=LOOKUP([.AT33];[.$AZ$6:.$AZ$261];[.$BC$6:.$BC$261])" office:value-type="float" office:value="36" calcext:value-type="float">
            <text:p>36</text:p>
          </table:table-cell>
          <table:table-cell table:style-name="ce8" table:formula="of:=LOOKUP([.AU33];[.$AZ$6:.$AZ$261];[.$BC$6:.$BC$261])" office:value-type="float" office:value="37" calcext:value-type="float">
            <text:p>37</text:p>
          </table:table-cell>
          <table:table-cell table:style-name="ce8" table:formula="of:=LOOKUP([.AV33];[.$AZ$6:.$AZ$261];[.$BC$6:.$BC$261])" office:value-type="float" office:value="34" calcext:value-type="float">
            <text:p>34</text:p>
          </table:table-cell>
          <table:table-cell table:style-name="ce8" table:formula="of:=LOOKUP([.AW33];[.$AZ$6:.$AZ$261];[.$BC$6:.$BC$261])" office:value-type="float" office:value="19" calcext:value-type="float">
            <text:p>19</text:p>
          </table:table-cell>
          <table:table-cell table:style-name="ce8" table:formula="of:=LOOKUP([.AX33];[.$AZ$6:.$AZ$261];[.$BC$6:.$BC$261])" office:value-type="float" office:value="8" calcext:value-type="float">
            <text:p>8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$A$1:.$AX$69];[.AZ105])" office:value-type="float" office:value="13" calcext:value-type="float">
            <text:p>13</text:p>
          </table:table-cell>
          <table:table-cell table:formula="of:=COUNTIF([.$A$73:.$AX$141];[.AZ105])" office:value-type="float" office:value="13" calcext:value-type="float">
            <text:p>13</text:p>
          </table:table-cell>
          <table:table-cell table:formula="of:=IF([.AZ105]&lt;[.$BA$1];0;IF([.AZ105]&gt;=[.$BC$1];255;ROUNDDOWN(([.AZ105]-[.$BA$1])/([.$BC$1]-[.$BA$1])*255)))" office:value-type="float" office:value="99" calcext:value-type="float">
            <text:p>99</text:p>
          </table:table-cell>
        </table:table-row>
        <table:table-row table:style-name="ro1">
          <table:table-cell table:style-name="ce8" table:formula="of:=LOOKUP([.A34];[.$AZ$6:.$AZ$261];[.$BC$6:.$BC$261])" office:value-type="float" office:value="73" calcext:value-type="float">
            <text:p>73</text:p>
          </table:table-cell>
          <table:table-cell table:style-name="ce8" table:formula="of:=LOOKUP([.B34];[.$AZ$6:.$AZ$261];[.$BC$6:.$BC$261])" office:value-type="float" office:value="59" calcext:value-type="float">
            <text:p>59</text:p>
          </table:table-cell>
          <table:table-cell table:style-name="ce8" table:formula="of:=LOOKUP([.C34];[.$AZ$6:.$AZ$261];[.$BC$6:.$BC$261])" office:value-type="float" office:value="58" calcext:value-type="float">
            <text:p>58</text:p>
          </table:table-cell>
          <table:table-cell table:style-name="ce8" table:formula="of:=LOOKUP([.D34];[.$AZ$6:.$AZ$261];[.$BC$6:.$BC$261])" office:value-type="float" office:value="57" calcext:value-type="float">
            <text:p>57</text:p>
          </table:table-cell>
          <table:table-cell table:style-name="ce8" table:formula="of:=LOOKUP([.E34];[.$AZ$6:.$AZ$261];[.$BC$6:.$BC$261])" office:value-type="float" office:value="58" calcext:value-type="float">
            <text:p>58</text:p>
          </table:table-cell>
          <table:table-cell table:style-name="ce8" table:formula="of:=LOOKUP([.F34];[.$AZ$6:.$AZ$261];[.$BC$6:.$BC$261])" office:value-type="float" office:value="64" calcext:value-type="float">
            <text:p>64</text:p>
          </table:table-cell>
          <table:table-cell table:style-name="ce8" table:formula="of:=LOOKUP([.G34];[.$AZ$6:.$AZ$261];[.$BC$6:.$BC$261])" office:value-type="float" office:value="74" calcext:value-type="float">
            <text:p>74</text:p>
          </table:table-cell>
          <table:table-cell table:style-name="ce8" table:formula="of:=LOOKUP([.H34];[.$AZ$6:.$AZ$261];[.$BC$6:.$BC$261])" office:value-type="float" office:value="84" calcext:value-type="float">
            <text:p>84</text:p>
          </table:table-cell>
          <table:table-cell table:style-name="ce8" table:formula="of:=LOOKUP([.I34];[.$AZ$6:.$AZ$261];[.$BC$6:.$BC$261])" office:value-type="float" office:value="97" calcext:value-type="float">
            <text:p>97</text:p>
          </table:table-cell>
          <table:table-cell table:style-name="ce8" table:formula="of:=LOOKUP([.J34];[.$AZ$6:.$AZ$261];[.$BC$6:.$BC$261])" office:value-type="float" office:value="109" calcext:value-type="float">
            <text:p>109</text:p>
          </table:table-cell>
          <table:table-cell table:style-name="ce8" table:formula="of:=LOOKUP([.K34];[.$AZ$6:.$AZ$261];[.$BC$6:.$BC$261])" office:value-type="float" office:value="114" calcext:value-type="float">
            <text:p>114</text:p>
          </table:table-cell>
          <table:table-cell table:style-name="ce8" table:formula="of:=LOOKUP([.L34];[.$AZ$6:.$AZ$261];[.$BC$6:.$BC$261])" office:value-type="float" office:value="117" calcext:value-type="float">
            <text:p>117</text:p>
          </table:table-cell>
          <table:table-cell table:style-name="ce8" table:formula="of:=LOOKUP([.M34];[.$AZ$6:.$AZ$261];[.$BC$6:.$BC$261])" office:value-type="float" office:value="118" calcext:value-type="float">
            <text:p>118</text:p>
          </table:table-cell>
          <table:table-cell table:style-name="ce8" table:formula="of:=LOOKUP([.N34];[.$AZ$6:.$AZ$261];[.$BC$6:.$BC$261])" office:value-type="float" office:value="116" calcext:value-type="float">
            <text:p>116</text:p>
          </table:table-cell>
          <table:table-cell table:style-name="ce8" table:formula="of:=LOOKUP([.O34];[.$AZ$6:.$AZ$261];[.$BC$6:.$BC$261])" office:value-type="float" office:value="114" calcext:value-type="float">
            <text:p>114</text:p>
          </table:table-cell>
          <table:table-cell table:style-name="ce8" table:formula="of:=LOOKUP([.P34];[.$AZ$6:.$AZ$261];[.$BC$6:.$BC$261])" office:value-type="float" office:value="110" calcext:value-type="float">
            <text:p>110</text:p>
          </table:table-cell>
          <table:table-cell table:style-name="ce8" table:formula="of:=LOOKUP([.Q34];[.$AZ$6:.$AZ$261];[.$BC$6:.$BC$261])" office:value-type="float" office:value="106" calcext:value-type="float">
            <text:p>106</text:p>
          </table:table-cell>
          <table:table-cell table:style-name="ce8" table:formula="of:=LOOKUP([.R34];[.$AZ$6:.$AZ$261];[.$BC$6:.$BC$261])" office:value-type="float" office:value="101" calcext:value-type="float">
            <text:p>101</text:p>
          </table:table-cell>
          <table:table-cell table:style-name="ce8" table:formula="of:=LOOKUP([.S34];[.$AZ$6:.$AZ$261];[.$BC$6:.$BC$261])" office:value-type="float" office:value="98" calcext:value-type="float">
            <text:p>98</text:p>
          </table:table-cell>
          <table:table-cell table:style-name="ce8" table:formula="of:=LOOKUP([.T34];[.$AZ$6:.$AZ$261];[.$BC$6:.$BC$261])" office:value-type="float" office:value="96" calcext:value-type="float">
            <text:p>96</text:p>
          </table:table-cell>
          <table:table-cell table:style-name="ce8" table:formula="of:=LOOKUP([.U34];[.$AZ$6:.$AZ$261];[.$BC$6:.$BC$261])" office:value-type="float" office:value="93" calcext:value-type="float">
            <text:p>93</text:p>
          </table:table-cell>
          <table:table-cell table:style-name="ce8" table:formula="of:=LOOKUP([.V34];[.$AZ$6:.$AZ$261];[.$BC$6:.$BC$261])" office:value-type="float" office:value="83" calcext:value-type="float">
            <text:p>83</text:p>
          </table:table-cell>
          <table:table-cell table:style-name="ce8" table:formula="of:=LOOKUP([.W34];[.$AZ$6:.$AZ$261];[.$BC$6:.$BC$261])" office:value-type="float" office:value="54" calcext:value-type="float">
            <text:p>54</text:p>
          </table:table-cell>
          <table:table-cell table:style-name="ce8" table:formula="of:=LOOKUP([.X34];[.$AZ$6:.$AZ$261];[.$BC$6:.$BC$261])" office:value-type="float" office:value="45" calcext:value-type="float">
            <text:p>45</text:p>
          </table:table-cell>
          <table:table-cell table:style-name="ce8" table:formula="of:=LOOKUP([.Y34];[.$AZ$6:.$AZ$261];[.$BC$6:.$BC$261])" office:value-type="float" office:value="27" calcext:value-type="float">
            <text:p>27</text:p>
          </table:table-cell>
          <table:table-cell table:style-name="ce8" table:formula="of:=LOOKUP([.Z34];[.$AZ$6:.$AZ$261];[.$BC$6:.$BC$261])" office:value-type="float" office:value="15" calcext:value-type="float">
            <text:p>15</text:p>
          </table:table-cell>
          <table:table-cell table:style-name="ce8" table:formula="of:=LOOKUP([.AA34];[.$AZ$6:.$AZ$261];[.$BC$6:.$BC$261])" office:value-type="float" office:value="12" calcext:value-type="float">
            <text:p>12</text:p>
          </table:table-cell>
          <table:table-cell table:style-name="ce8" table:formula="of:=LOOKUP([.AB34];[.$AZ$6:.$AZ$261];[.$BC$6:.$BC$261])" office:value-type="float" office:value="14" calcext:value-type="float">
            <text:p>14</text:p>
          </table:table-cell>
          <table:table-cell table:style-name="ce8" table:formula="of:=LOOKUP([.AC34];[.$AZ$6:.$AZ$261];[.$BC$6:.$BC$261])" office:value-type="float" office:value="15" calcext:value-type="float">
            <text:p>15</text:p>
          </table:table-cell>
          <table:table-cell table:style-name="ce8" table:formula="of:=LOOKUP([.AD34];[.$AZ$6:.$AZ$261];[.$BC$6:.$BC$261])" office:value-type="float" office:value="17" calcext:value-type="float">
            <text:p>17</text:p>
          </table:table-cell>
          <table:table-cell table:style-name="ce8" table:formula="of:=LOOKUP([.AE34];[.$AZ$6:.$AZ$261];[.$BC$6:.$BC$261])" office:value-type="float" office:value="18" calcext:value-type="float">
            <text:p>18</text:p>
          </table:table-cell>
          <table:table-cell table:style-name="ce8" table:formula="of:=LOOKUP([.AF34];[.$AZ$6:.$AZ$261];[.$BC$6:.$BC$261])" office:value-type="float" office:value="19" calcext:value-type="float">
            <text:p>19</text:p>
          </table:table-cell>
          <table:table-cell table:style-name="ce8" table:formula="of:=LOOKUP([.AG34];[.$AZ$6:.$AZ$261];[.$BC$6:.$BC$261])" office:value-type="float" office:value="22" calcext:value-type="float">
            <text:p>22</text:p>
          </table:table-cell>
          <table:table-cell table:style-name="ce8" table:formula="of:=LOOKUP([.AH34];[.$AZ$6:.$AZ$261];[.$BC$6:.$BC$261])" office:value-type="float" office:value="24" calcext:value-type="float">
            <text:p>24</text:p>
          </table:table-cell>
          <table:table-cell table:style-name="ce8" table:formula="of:=LOOKUP([.AI34];[.$AZ$6:.$AZ$261];[.$BC$6:.$BC$261])" office:value-type="float" office:value="27" calcext:value-type="float">
            <text:p>27</text:p>
          </table:table-cell>
          <table:table-cell table:style-name="ce8" table:formula="of:=LOOKUP([.AJ34];[.$AZ$6:.$AZ$261];[.$BC$6:.$BC$261])" office:value-type="float" office:value="34" calcext:value-type="float">
            <text:p>34</text:p>
          </table:table-cell>
          <table:table-cell table:style-name="ce8" table:formula="of:=LOOKUP([.AK34];[.$AZ$6:.$AZ$261];[.$BC$6:.$BC$261])" office:value-type="float" office:value="36" calcext:value-type="float">
            <text:p>36</text:p>
          </table:table-cell>
          <table:table-cell table:style-name="ce8" table:formula="of:=LOOKUP([.AL34];[.$AZ$6:.$AZ$261];[.$BC$6:.$BC$261])" office:value-type="float" office:value="34" calcext:value-type="float">
            <text:p>34</text:p>
          </table:table-cell>
          <table:table-cell table:style-name="ce8" table:formula="of:=LOOKUP([.AM34];[.$AZ$6:.$AZ$261];[.$BC$6:.$BC$261])" office:value-type="float" office:value="33" calcext:value-type="float">
            <text:p>33</text:p>
          </table:table-cell>
          <table:table-cell table:style-name="ce8" table:formula="of:=LOOKUP([.AN34];[.$AZ$6:.$AZ$261];[.$BC$6:.$BC$261])" office:value-type="float" office:value="32" calcext:value-type="float">
            <text:p>32</text:p>
          </table:table-cell>
          <table:table-cell table:style-name="ce8" table:formula="of:=LOOKUP([.AO34];[.$AZ$6:.$AZ$261];[.$BC$6:.$BC$261])" office:value-type="float" office:value="32" calcext:value-type="float">
            <text:p>32</text:p>
          </table:table-cell>
          <table:table-cell table:style-name="ce8" table:formula="of:=LOOKUP([.AP34];[.$AZ$6:.$AZ$261];[.$BC$6:.$BC$261])" office:value-type="float" office:value="33" calcext:value-type="float">
            <text:p>33</text:p>
          </table:table-cell>
          <table:table-cell table:style-name="ce8" table:formula="of:=LOOKUP([.AQ34];[.$AZ$6:.$AZ$261];[.$BC$6:.$BC$261])" office:value-type="float" office:value="35" calcext:value-type="float">
            <text:p>35</text:p>
          </table:table-cell>
          <table:table-cell table:style-name="ce8" table:formula="of:=LOOKUP([.AR34];[.$AZ$6:.$AZ$261];[.$BC$6:.$BC$261])" office:value-type="float" office:value="35" calcext:value-type="float">
            <text:p>35</text:p>
          </table:table-cell>
          <table:table-cell table:style-name="ce8" table:formula="of:=LOOKUP([.AS34];[.$AZ$6:.$AZ$261];[.$BC$6:.$BC$261])" office:value-type="float" office:value="39" calcext:value-type="float">
            <text:p>39</text:p>
          </table:table-cell>
          <table:table-cell table:style-name="ce8" table:formula="of:=LOOKUP([.AT34];[.$AZ$6:.$AZ$261];[.$BC$6:.$BC$261])" office:value-type="float" office:value="38" calcext:value-type="float">
            <text:p>38</text:p>
          </table:table-cell>
          <table:table-cell table:style-name="ce8" table:formula="of:=LOOKUP([.AU34];[.$AZ$6:.$AZ$261];[.$BC$6:.$BC$261])" office:value-type="float" office:value="28" calcext:value-type="float">
            <text:p>28</text:p>
          </table:table-cell>
          <table:table-cell table:style-name="ce8" table:formula="of:=LOOKUP([.AV34];[.$AZ$6:.$AZ$261];[.$BC$6:.$BC$261])" office:value-type="float" office:value="10" calcext:value-type="float">
            <text:p>10</text:p>
          </table:table-cell>
          <table:table-cell table:style-name="ce8" table:formula="of:=LOOKUP([.AW34];[.$AZ$6:.$AZ$261];[.$BC$6:.$BC$261])" office:value-type="float" office:value="2" calcext:value-type="float">
            <text:p>2</text:p>
          </table:table-cell>
          <table:table-cell table:style-name="ce8" table:formula="of:=LOOKUP([.AX34];[.$AZ$6:.$AZ$261];[.$BC$6:.$BC$261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$A$1:.$AX$69];[.AZ106])" office:value-type="float" office:value="8" calcext:value-type="float">
            <text:p>8</text:p>
          </table:table-cell>
          <table:table-cell table:formula="of:=COUNTIF([.$A$73:.$AX$141];[.AZ106])" office:value-type="float" office:value="8" calcext:value-type="float">
            <text:p>8</text:p>
          </table:table-cell>
          <table:table-cell table:formula="of:=IF([.AZ106]&lt;[.$BA$1];0;IF([.AZ106]&gt;=[.$BC$1];255;ROUNDDOWN(([.AZ106]-[.$BA$1])/([.$BC$1]-[.$BA$1])*255)))" office:value-type="float" office:value="100" calcext:value-type="float">
            <text:p>100</text:p>
          </table:table-cell>
        </table:table-row>
        <table:table-row table:style-name="ro1">
          <table:table-cell table:style-name="ce8" table:formula="of:=LOOKUP([.A35];[.$AZ$6:.$AZ$261];[.$BC$6:.$BC$261])" office:value-type="float" office:value="77" calcext:value-type="float">
            <text:p>77</text:p>
          </table:table-cell>
          <table:table-cell table:style-name="ce8" table:formula="of:=LOOKUP([.B35];[.$AZ$6:.$AZ$261];[.$BC$6:.$BC$261])" office:value-type="float" office:value="66" calcext:value-type="float">
            <text:p>66</text:p>
          </table:table-cell>
          <table:table-cell table:style-name="ce8" table:formula="of:=LOOKUP([.C35];[.$AZ$6:.$AZ$261];[.$BC$6:.$BC$261])" office:value-type="float" office:value="73" calcext:value-type="float">
            <text:p>73</text:p>
          </table:table-cell>
          <table:table-cell table:style-name="ce8" table:formula="of:=LOOKUP([.D35];[.$AZ$6:.$AZ$261];[.$BC$6:.$BC$261])" office:value-type="float" office:value="88" calcext:value-type="float">
            <text:p>88</text:p>
          </table:table-cell>
          <table:table-cell table:style-name="ce8" table:formula="of:=LOOKUP([.E35];[.$AZ$6:.$AZ$261];[.$BC$6:.$BC$261])" office:value-type="float" office:value="104" calcext:value-type="float">
            <text:p>104</text:p>
          </table:table-cell>
          <table:table-cell table:style-name="ce8" table:formula="of:=LOOKUP([.F35];[.$AZ$6:.$AZ$261];[.$BC$6:.$BC$261])" office:value-type="float" office:value="114" calcext:value-type="float">
            <text:p>114</text:p>
          </table:table-cell>
          <table:table-cell table:style-name="ce8" table:formula="of:=LOOKUP([.G35];[.$AZ$6:.$AZ$261];[.$BC$6:.$BC$261])" office:value-type="float" office:value="118" calcext:value-type="float">
            <text:p>118</text:p>
          </table:table-cell>
          <table:table-cell table:style-name="ce8" table:formula="of:=LOOKUP([.H35];[.$AZ$6:.$AZ$261];[.$BC$6:.$BC$261])" office:value-type="float" office:value="118" calcext:value-type="float">
            <text:p>118</text:p>
          </table:table-cell>
          <table:table-cell table:style-name="ce8" table:formula="of:=LOOKUP([.I35];[.$AZ$6:.$AZ$261];[.$BC$6:.$BC$261])" office:value-type="float" office:value="119" calcext:value-type="float">
            <text:p>119</text:p>
          </table:table-cell>
          <table:table-cell table:style-name="ce8" table:formula="of:=LOOKUP([.J35];[.$AZ$6:.$AZ$261];[.$BC$6:.$BC$261])" office:value-type="float" office:value="118" calcext:value-type="float">
            <text:p>118</text:p>
          </table:table-cell>
          <table:table-cell table:style-name="ce8" table:formula="of:=LOOKUP([.K35];[.$AZ$6:.$AZ$261];[.$BC$6:.$BC$261])" office:value-type="float" office:value="113" calcext:value-type="float">
            <text:p>113</text:p>
          </table:table-cell>
          <table:table-cell table:style-name="ce8" table:formula="of:=LOOKUP([.L35];[.$AZ$6:.$AZ$261];[.$BC$6:.$BC$261])" office:value-type="float" office:value="112" calcext:value-type="float">
            <text:p>112</text:p>
          </table:table-cell>
          <table:table-cell table:style-name="ce8" table:formula="of:=LOOKUP([.M35];[.$AZ$6:.$AZ$261];[.$BC$6:.$BC$261])" office:value-type="float" office:value="109" calcext:value-type="float">
            <text:p>109</text:p>
          </table:table-cell>
          <table:table-cell table:style-name="ce8" table:formula="of:=LOOKUP([.N35];[.$AZ$6:.$AZ$261];[.$BC$6:.$BC$261])" office:value-type="float" office:value="104" calcext:value-type="float">
            <text:p>104</text:p>
          </table:table-cell>
          <table:table-cell table:style-name="ce8" table:formula="of:=LOOKUP([.O35];[.$AZ$6:.$AZ$261];[.$BC$6:.$BC$261])" office:value-type="float" office:value="101" calcext:value-type="float">
            <text:p>101</text:p>
          </table:table-cell>
          <table:table-cell table:style-name="ce8" table:formula="of:=LOOKUP([.P35];[.$AZ$6:.$AZ$261];[.$BC$6:.$BC$261])" office:value-type="float" office:value="95" calcext:value-type="float">
            <text:p>95</text:p>
          </table:table-cell>
          <table:table-cell table:style-name="ce8" table:formula="of:=LOOKUP([.Q35];[.$AZ$6:.$AZ$261];[.$BC$6:.$BC$261])" office:value-type="float" office:value="91" calcext:value-type="float">
            <text:p>91</text:p>
          </table:table-cell>
          <table:table-cell table:style-name="ce8" table:formula="of:=LOOKUP([.R35];[.$AZ$6:.$AZ$261];[.$BC$6:.$BC$261])" office:value-type="float" office:value="88" calcext:value-type="float">
            <text:p>88</text:p>
          </table:table-cell>
          <table:table-cell table:style-name="ce8" table:formula="of:=LOOKUP([.S35];[.$AZ$6:.$AZ$261];[.$BC$6:.$BC$261])" office:value-type="float" office:value="86" calcext:value-type="float">
            <text:p>86</text:p>
          </table:table-cell>
          <table:table-cell table:style-name="ce8" table:formula="of:=LOOKUP([.T35];[.$AZ$6:.$AZ$261];[.$BC$6:.$BC$261])" office:value-type="float" office:value="90" calcext:value-type="float">
            <text:p>90</text:p>
          </table:table-cell>
          <table:table-cell table:style-name="ce8" table:formula="of:=LOOKUP([.U35];[.$AZ$6:.$AZ$261];[.$BC$6:.$BC$261])" office:value-type="float" office:value="89" calcext:value-type="float">
            <text:p>89</text:p>
          </table:table-cell>
          <table:table-cell table:style-name="ce8" table:formula="of:=LOOKUP([.V35];[.$AZ$6:.$AZ$261];[.$BC$6:.$BC$261])" office:value-type="float" office:value="79" calcext:value-type="float">
            <text:p>79</text:p>
          </table:table-cell>
          <table:table-cell table:style-name="ce8" table:formula="of:=LOOKUP([.W35];[.$AZ$6:.$AZ$261];[.$BC$6:.$BC$261])" office:value-type="float" office:value="45" calcext:value-type="float">
            <text:p>45</text:p>
          </table:table-cell>
          <table:table-cell table:style-name="ce8" table:formula="of:=LOOKUP([.X35];[.$AZ$6:.$AZ$261];[.$BC$6:.$BC$261])" office:value-type="float" office:value="40" calcext:value-type="float">
            <text:p>40</text:p>
          </table:table-cell>
          <table:table-cell table:style-name="ce8" table:formula="of:=LOOKUP([.Y35];[.$AZ$6:.$AZ$261];[.$BC$6:.$BC$261])" office:value-type="float" office:value="21" calcext:value-type="float">
            <text:p>21</text:p>
          </table:table-cell>
          <table:table-cell table:style-name="ce8" table:formula="of:=LOOKUP([.Z35];[.$AZ$6:.$AZ$261];[.$BC$6:.$BC$261])" office:value-type="float" office:value="12" calcext:value-type="float">
            <text:p>12</text:p>
          </table:table-cell>
          <table:table-cell table:style-name="ce8" table:formula="of:=LOOKUP([.AA35];[.$AZ$6:.$AZ$261];[.$BC$6:.$BC$261])" office:value-type="float" office:value="12" calcext:value-type="float">
            <text:p>12</text:p>
          </table:table-cell>
          <table:table-cell table:style-name="ce8" table:formula="of:=LOOKUP([.AB35];[.$AZ$6:.$AZ$261];[.$BC$6:.$BC$261])" office:value-type="float" office:value="14" calcext:value-type="float">
            <text:p>14</text:p>
          </table:table-cell>
          <table:table-cell table:style-name="ce8" table:formula="of:=LOOKUP([.AC35];[.$AZ$6:.$AZ$261];[.$BC$6:.$BC$261])" office:value-type="float" office:value="15" calcext:value-type="float">
            <text:p>15</text:p>
          </table:table-cell>
          <table:table-cell table:style-name="ce8" table:formula="of:=LOOKUP([.AD35];[.$AZ$6:.$AZ$261];[.$BC$6:.$BC$261])" office:value-type="float" office:value="17" calcext:value-type="float">
            <text:p>17</text:p>
          </table:table-cell>
          <table:table-cell table:style-name="ce8" table:formula="of:=LOOKUP([.AE35];[.$AZ$6:.$AZ$261];[.$BC$6:.$BC$261])" office:value-type="float" office:value="17" calcext:value-type="float">
            <text:p>17</text:p>
          </table:table-cell>
          <table:table-cell table:style-name="ce8" table:formula="of:=LOOKUP([.AF35];[.$AZ$6:.$AZ$261];[.$BC$6:.$BC$261])" office:value-type="float" office:value="18" calcext:value-type="float">
            <text:p>18</text:p>
          </table:table-cell>
          <table:table-cell table:style-name="ce8" table:formula="of:=LOOKUP([.AG35];[.$AZ$6:.$AZ$261];[.$BC$6:.$BC$261])" office:value-type="float" office:value="20" calcext:value-type="float">
            <text:p>20</text:p>
          </table:table-cell>
          <table:table-cell table:style-name="ce8" table:formula="of:=LOOKUP([.AH35];[.$AZ$6:.$AZ$261];[.$BC$6:.$BC$261])" office:value-type="float" office:value="28" calcext:value-type="float">
            <text:p>28</text:p>
          </table:table-cell>
          <table:table-cell table:style-name="ce8" table:formula="of:=LOOKUP([.AI35];[.$AZ$6:.$AZ$261];[.$BC$6:.$BC$261])" office:value-type="float" office:value="35" calcext:value-type="float">
            <text:p>35</text:p>
          </table:table-cell>
          <table:table-cell table:style-name="ce8" table:formula="of:=LOOKUP([.AJ35];[.$AZ$6:.$AZ$261];[.$BC$6:.$BC$261])" office:value-type="float" office:value="34" calcext:value-type="float">
            <text:p>34</text:p>
          </table:table-cell>
          <table:table-cell table:style-name="ce8" table:formula="of:=LOOKUP([.AK35];[.$AZ$6:.$AZ$261];[.$BC$6:.$BC$261])" office:value-type="float" office:value="32" calcext:value-type="float">
            <text:p>32</text:p>
          </table:table-cell>
          <table:table-cell table:style-name="ce8" table:formula="of:=LOOKUP([.AL35];[.$AZ$6:.$AZ$261];[.$BC$6:.$BC$261])" office:value-type="float" office:value="32" calcext:value-type="float">
            <text:p>32</text:p>
          </table:table-cell>
          <table:table-cell table:style-name="ce8" table:formula="of:=LOOKUP([.AM35];[.$AZ$6:.$AZ$261];[.$BC$6:.$BC$261])" office:value-type="float" office:value="32" calcext:value-type="float">
            <text:p>32</text:p>
          </table:table-cell>
          <table:table-cell table:style-name="ce8" table:formula="of:=LOOKUP([.AN35];[.$AZ$6:.$AZ$261];[.$BC$6:.$BC$261])" office:value-type="float" office:value="34" calcext:value-type="float">
            <text:p>34</text:p>
          </table:table-cell>
          <table:table-cell table:style-name="ce8" table:formula="of:=LOOKUP([.AO35];[.$AZ$6:.$AZ$261];[.$BC$6:.$BC$261])" office:value-type="float" office:value="34" calcext:value-type="float">
            <text:p>34</text:p>
          </table:table-cell>
          <table:table-cell table:style-name="ce8" table:formula="of:=LOOKUP([.AP35];[.$AZ$6:.$AZ$261];[.$BC$6:.$BC$261])" office:value-type="float" office:value="36" calcext:value-type="float">
            <text:p>36</text:p>
          </table:table-cell>
          <table:table-cell table:style-name="ce8" table:formula="of:=LOOKUP([.AQ35];[.$AZ$6:.$AZ$261];[.$BC$6:.$BC$261])" office:value-type="float" office:value="35" calcext:value-type="float">
            <text:p>35</text:p>
          </table:table-cell>
          <table:table-cell table:style-name="ce8" table:formula="of:=LOOKUP([.AR35];[.$AZ$6:.$AZ$261];[.$BC$6:.$BC$261])" office:value-type="float" office:value="35" calcext:value-type="float">
            <text:p>35</text:p>
          </table:table-cell>
          <table:table-cell table:style-name="ce8" table:formula="of:=LOOKUP([.AS35];[.$AZ$6:.$AZ$261];[.$BC$6:.$BC$261])" office:value-type="float" office:value="33" calcext:value-type="float">
            <text:p>33</text:p>
          </table:table-cell>
          <table:table-cell table:style-name="ce8" table:formula="of:=LOOKUP([.AT35];[.$AZ$6:.$AZ$261];[.$BC$6:.$BC$261])" office:value-type="float" office:value="19" calcext:value-type="float">
            <text:p>19</text:p>
          </table:table-cell>
          <table:table-cell table:style-name="ce8" table:formula="of:=LOOKUP([.AU35];[.$AZ$6:.$AZ$261];[.$BC$6:.$BC$261])" office:value-type="float" office:value="4" calcext:value-type="float">
            <text:p>4</text:p>
          </table:table-cell>
          <table:table-cell table:style-name="ce8" table:formula="of:=LOOKUP([.AV35];[.$AZ$6:.$AZ$261];[.$BC$6:.$BC$261])" office:value-type="float" office:value="1" calcext:value-type="float">
            <text:p>1</text:p>
          </table:table-cell>
          <table:table-cell table:style-name="ce8" table:formula="of:=LOOKUP([.AW35];[.$AZ$6:.$AZ$261];[.$BC$6:.$BC$261])" office:value-type="float" office:value="1" calcext:value-type="float">
            <text:p>1</text:p>
          </table:table-cell>
          <table:table-cell table:style-name="ce8" table:formula="of:=LOOKUP([.AX35];[.$AZ$6:.$AZ$261];[.$BC$6:.$BC$261])"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$A$1:.$AX$69];[.AZ107])" office:value-type="float" office:value="11" calcext:value-type="float">
            <text:p>11</text:p>
          </table:table-cell>
          <table:table-cell table:formula="of:=COUNTIF([.$A$73:.$AX$141];[.AZ107])" office:value-type="float" office:value="11" calcext:value-type="float">
            <text:p>11</text:p>
          </table:table-cell>
          <table:table-cell table:formula="of:=IF([.AZ107]&lt;[.$BA$1];0;IF([.AZ107]&gt;=[.$BC$1];255;ROUNDDOWN(([.AZ107]-[.$BA$1])/([.$BC$1]-[.$BA$1])*255)))" office:value-type="float" office:value="101" calcext:value-type="float">
            <text:p>101</text:p>
          </table:table-cell>
        </table:table-row>
        <table:table-row table:style-name="ro1">
          <table:table-cell table:style-name="ce8" table:formula="of:=LOOKUP([.A36];[.$AZ$6:.$AZ$261];[.$BC$6:.$BC$261])" office:value-type="float" office:value="97" calcext:value-type="float">
            <text:p>97</text:p>
          </table:table-cell>
          <table:table-cell table:style-name="ce8" table:formula="of:=LOOKUP([.B36];[.$AZ$6:.$AZ$261];[.$BC$6:.$BC$261])" office:value-type="float" office:value="109" calcext:value-type="float">
            <text:p>109</text:p>
          </table:table-cell>
          <table:table-cell table:style-name="ce8" table:formula="of:=LOOKUP([.C36];[.$AZ$6:.$AZ$261];[.$BC$6:.$BC$261])" office:value-type="float" office:value="116" calcext:value-type="float">
            <text:p>116</text:p>
          </table:table-cell>
          <table:table-cell table:style-name="ce8" table:formula="of:=LOOKUP([.D36];[.$AZ$6:.$AZ$261];[.$BC$6:.$BC$261])" office:value-type="float" office:value="117" calcext:value-type="float">
            <text:p>117</text:p>
          </table:table-cell>
          <table:table-cell table:style-name="ce8" table:formula="of:=LOOKUP([.E36];[.$AZ$6:.$AZ$261];[.$BC$6:.$BC$261])" office:value-type="float" office:value="118" calcext:value-type="float">
            <text:p>118</text:p>
          </table:table-cell>
          <table:table-cell table:style-name="ce8" table:formula="of:=LOOKUP([.F36];[.$AZ$6:.$AZ$261];[.$BC$6:.$BC$261])" office:value-type="float" office:value="117" calcext:value-type="float">
            <text:p>117</text:p>
          </table:table-cell>
          <table:table-cell table:style-name="ce8" table:formula="of:=LOOKUP([.G36];[.$AZ$6:.$AZ$261];[.$BC$6:.$BC$261])" office:value-type="float" office:value="113" calcext:value-type="float">
            <text:p>113</text:p>
          </table:table-cell>
          <table:table-cell table:style-name="ce8" table:formula="of:=LOOKUP([.H36];[.$AZ$6:.$AZ$261];[.$BC$6:.$BC$261])" office:value-type="float" office:value="111" calcext:value-type="float">
            <text:p>111</text:p>
          </table:table-cell>
          <table:table-cell table:style-name="ce8" table:formula="of:=LOOKUP([.I36];[.$AZ$6:.$AZ$261];[.$BC$6:.$BC$261])" office:value-type="float" office:value="107" calcext:value-type="float">
            <text:p>107</text:p>
          </table:table-cell>
          <table:table-cell table:style-name="ce8" table:formula="of:=LOOKUP([.J36];[.$AZ$6:.$AZ$261];[.$BC$6:.$BC$261])" office:value-type="float" office:value="106" calcext:value-type="float">
            <text:p>106</text:p>
          </table:table-cell>
          <table:table-cell table:style-name="ce8" table:formula="of:=LOOKUP([.K36];[.$AZ$6:.$AZ$261];[.$BC$6:.$BC$261])" office:value-type="float" office:value="101" calcext:value-type="float">
            <text:p>101</text:p>
          </table:table-cell>
          <table:table-cell table:style-name="ce8" table:formula="of:=LOOKUP([.L36];[.$AZ$6:.$AZ$261];[.$BC$6:.$BC$261])" office:value-type="float" office:value="96" calcext:value-type="float">
            <text:p>96</text:p>
          </table:table-cell>
          <table:table-cell table:style-name="ce8" table:formula="of:=LOOKUP([.M36];[.$AZ$6:.$AZ$261];[.$BC$6:.$BC$261])" office:value-type="float" office:value="89" calcext:value-type="float">
            <text:p>89</text:p>
          </table:table-cell>
          <table:table-cell table:style-name="ce8" table:formula="of:=LOOKUP([.N36];[.$AZ$6:.$AZ$261];[.$BC$6:.$BC$261])" office:value-type="float" office:value="81" calcext:value-type="float">
            <text:p>81</text:p>
          </table:table-cell>
          <table:table-cell table:style-name="ce8" table:formula="of:=LOOKUP([.O36];[.$AZ$6:.$AZ$261];[.$BC$6:.$BC$261])" office:value-type="float" office:value="77" calcext:value-type="float">
            <text:p>77</text:p>
          </table:table-cell>
          <table:table-cell table:style-name="ce8" table:formula="of:=LOOKUP([.P36];[.$AZ$6:.$AZ$261];[.$BC$6:.$BC$261])" office:value-type="float" office:value="72" calcext:value-type="float">
            <text:p>72</text:p>
          </table:table-cell>
          <table:table-cell table:style-name="ce8" table:formula="of:=LOOKUP([.Q36];[.$AZ$6:.$AZ$261];[.$BC$6:.$BC$261])" office:value-type="float" office:value="70" calcext:value-type="float">
            <text:p>70</text:p>
          </table:table-cell>
          <table:table-cell table:style-name="ce8" table:formula="of:=LOOKUP([.R36];[.$AZ$6:.$AZ$261];[.$BC$6:.$BC$261])" office:value-type="float" office:value="70" calcext:value-type="float">
            <text:p>70</text:p>
          </table:table-cell>
          <table:table-cell table:style-name="ce8" table:formula="of:=LOOKUP([.S36];[.$AZ$6:.$AZ$261];[.$BC$6:.$BC$261])" office:value-type="float" office:value="71" calcext:value-type="float">
            <text:p>71</text:p>
          </table:table-cell>
          <table:table-cell table:style-name="ce8" table:formula="of:=LOOKUP([.T36];[.$AZ$6:.$AZ$261];[.$BC$6:.$BC$261])" office:value-type="float" office:value="73" calcext:value-type="float">
            <text:p>73</text:p>
          </table:table-cell>
          <table:table-cell table:style-name="ce8" table:formula="of:=LOOKUP([.U36];[.$AZ$6:.$AZ$261];[.$BC$6:.$BC$261])" office:value-type="float" office:value="72" calcext:value-type="float">
            <text:p>72</text:p>
          </table:table-cell>
          <table:table-cell table:style-name="ce8" table:formula="of:=LOOKUP([.V36];[.$AZ$6:.$AZ$261];[.$BC$6:.$BC$261])" office:value-type="float" office:value="51" calcext:value-type="float">
            <text:p>51</text:p>
          </table:table-cell>
          <table:table-cell table:style-name="ce8" table:formula="of:=LOOKUP([.W36];[.$AZ$6:.$AZ$261];[.$BC$6:.$BC$261])" office:value-type="float" office:value="38" calcext:value-type="float">
            <text:p>38</text:p>
          </table:table-cell>
          <table:table-cell table:style-name="ce8" table:formula="of:=LOOKUP([.X36];[.$AZ$6:.$AZ$261];[.$BC$6:.$BC$261])" office:value-type="float" office:value="41" calcext:value-type="float">
            <text:p>41</text:p>
          </table:table-cell>
          <table:table-cell table:style-name="ce8" table:formula="of:=LOOKUP([.Y36];[.$AZ$6:.$AZ$261];[.$BC$6:.$BC$261])" office:value-type="float" office:value="15" calcext:value-type="float">
            <text:p>15</text:p>
          </table:table-cell>
          <table:table-cell table:style-name="ce8" table:formula="of:=LOOKUP([.Z36];[.$AZ$6:.$AZ$261];[.$BC$6:.$BC$261])" office:value-type="float" office:value="11" calcext:value-type="float">
            <text:p>11</text:p>
          </table:table-cell>
          <table:table-cell table:style-name="ce8" table:formula="of:=LOOKUP([.AA36];[.$AZ$6:.$AZ$261];[.$BC$6:.$BC$261])" office:value-type="float" office:value="11" calcext:value-type="float">
            <text:p>11</text:p>
          </table:table-cell>
          <table:table-cell table:style-name="ce8" table:formula="of:=LOOKUP([.AB36];[.$AZ$6:.$AZ$261];[.$BC$6:.$BC$261])" office:value-type="float" office:value="14" calcext:value-type="float">
            <text:p>14</text:p>
          </table:table-cell>
          <table:table-cell table:style-name="ce8" table:formula="of:=LOOKUP([.AC36];[.$AZ$6:.$AZ$261];[.$BC$6:.$BC$261])" office:value-type="float" office:value="15" calcext:value-type="float">
            <text:p>15</text:p>
          </table:table-cell>
          <table:table-cell table:style-name="ce8" table:formula="of:=LOOKUP([.AD36];[.$AZ$6:.$AZ$261];[.$BC$6:.$BC$261])" office:value-type="float" office:value="16" calcext:value-type="float">
            <text:p>16</text:p>
          </table:table-cell>
          <table:table-cell table:style-name="ce8" table:formula="of:=LOOKUP([.AE36];[.$AZ$6:.$AZ$261];[.$BC$6:.$BC$261])" office:value-type="float" office:value="17" calcext:value-type="float">
            <text:p>17</text:p>
          </table:table-cell>
          <table:table-cell table:style-name="ce8" table:formula="of:=LOOKUP([.AF36];[.$AZ$6:.$AZ$261];[.$BC$6:.$BC$261])" office:value-type="float" office:value="19" calcext:value-type="float">
            <text:p>19</text:p>
          </table:table-cell>
          <table:table-cell table:style-name="ce8" table:formula="of:=LOOKUP([.AG36];[.$AZ$6:.$AZ$261];[.$BC$6:.$BC$261])" office:value-type="float" office:value="31" calcext:value-type="float">
            <text:p>31</text:p>
          </table:table-cell>
          <table:table-cell table:style-name="ce8" table:formula="of:=LOOKUP([.AH36];[.$AZ$6:.$AZ$261];[.$BC$6:.$BC$261])" office:value-type="float" office:value="34" calcext:value-type="float">
            <text:p>34</text:p>
          </table:table-cell>
          <table:table-cell table:style-name="ce8" table:formula="of:=LOOKUP([.AI36];[.$AZ$6:.$AZ$261];[.$BC$6:.$BC$261])" office:value-type="float" office:value="31" calcext:value-type="float">
            <text:p>31</text:p>
          </table:table-cell>
          <table:table-cell table:style-name="ce8" table:formula="of:=LOOKUP([.AJ36];[.$AZ$6:.$AZ$261];[.$BC$6:.$BC$261])" office:value-type="float" office:value="29" calcext:value-type="float">
            <text:p>29</text:p>
          </table:table-cell>
          <table:table-cell table:style-name="ce8" table:formula="of:=LOOKUP([.AK36];[.$AZ$6:.$AZ$261];[.$BC$6:.$BC$261])" office:value-type="float" office:value="29" calcext:value-type="float">
            <text:p>29</text:p>
          </table:table-cell>
          <table:table-cell table:style-name="ce8" table:formula="of:=LOOKUP([.AL36];[.$AZ$6:.$AZ$261];[.$BC$6:.$BC$261])" office:value-type="float" office:value="29" calcext:value-type="float">
            <text:p>29</text:p>
          </table:table-cell>
          <table:table-cell table:style-name="ce8" table:formula="of:=LOOKUP([.AM36];[.$AZ$6:.$AZ$261];[.$BC$6:.$BC$261])" office:value-type="float" office:value="30" calcext:value-type="float">
            <text:p>30</text:p>
          </table:table-cell>
          <table:table-cell table:style-name="ce8" table:formula="of:=LOOKUP([.AN36];[.$AZ$6:.$AZ$261];[.$BC$6:.$BC$261])" office:value-type="float" office:value="33" calcext:value-type="float">
            <text:p>33</text:p>
          </table:table-cell>
          <table:table-cell table:style-name="ce8" table:formula="of:=LOOKUP([.AO36];[.$AZ$6:.$AZ$261];[.$BC$6:.$BC$261])" office:value-type="float" office:value="35" calcext:value-type="float">
            <text:p>35</text:p>
          </table:table-cell>
          <table:table-cell table:style-name="ce8" table:formula="of:=LOOKUP([.AP36];[.$AZ$6:.$AZ$261];[.$BC$6:.$BC$261])" office:value-type="float" office:value="35" calcext:value-type="float">
            <text:p>35</text:p>
          </table:table-cell>
          <table:table-cell table:style-name="ce8" table:formula="of:=LOOKUP([.AQ36];[.$AZ$6:.$AZ$261];[.$BC$6:.$BC$261])" office:value-type="float" office:value="33" calcext:value-type="float">
            <text:p>33</text:p>
          </table:table-cell>
          <table:table-cell table:style-name="ce8" table:formula="of:=LOOKUP([.AR36];[.$AZ$6:.$AZ$261];[.$BC$6:.$BC$261])" office:value-type="float" office:value="27" calcext:value-type="float">
            <text:p>27</text:p>
          </table:table-cell>
          <table:table-cell table:style-name="ce8" table:formula="of:=LOOKUP([.AS36];[.$AZ$6:.$AZ$261];[.$BC$6:.$BC$261])" office:value-type="float" office:value="11" calcext:value-type="float">
            <text:p>11</text:p>
          </table:table-cell>
          <table:table-cell table:style-name="ce8" table:formula="of:=LOOKUP([.AT36];[.$AZ$6:.$AZ$261];[.$BC$6:.$BC$261])" office:value-type="float" office:value="2" calcext:value-type="float">
            <text:p>2</text:p>
          </table:table-cell>
          <table:table-cell table:style-name="ce8" table:formula="of:=LOOKUP([.AU36];[.$AZ$6:.$AZ$261];[.$BC$6:.$BC$261])" office:value-type="float" office:value="2" calcext:value-type="float">
            <text:p>2</text:p>
          </table:table-cell>
          <table:table-cell table:style-name="ce8" table:formula="of:=LOOKUP([.AV36];[.$AZ$6:.$AZ$261];[.$BC$6:.$BC$261])" office:value-type="float" office:value="2" calcext:value-type="float">
            <text:p>2</text:p>
          </table:table-cell>
          <table:table-cell table:style-name="ce8" table:formula="of:=LOOKUP([.AW36];[.$AZ$6:.$AZ$261];[.$BC$6:.$BC$261])" office:value-type="float" office:value="2" calcext:value-type="float">
            <text:p>2</text:p>
          </table:table-cell>
          <table:table-cell table:style-name="ce8" table:formula="of:=LOOKUP([.AX36];[.$AZ$6:.$AZ$261];[.$BC$6:.$BC$261])" office:value-type="float" office:value="2" calcext:value-type="float">
            <text:p>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$A$1:.$AX$69];[.AZ108])" office:value-type="float" office:value="10" calcext:value-type="float">
            <text:p>10</text:p>
          </table:table-cell>
          <table:table-cell table:formula="of:=COUNTIF([.$A$73:.$AX$141];[.AZ108])" office:value-type="float" office:value="10" calcext:value-type="float">
            <text:p>10</text:p>
          </table:table-cell>
          <table:table-cell table:formula="of:=IF([.AZ108]&lt;[.$BA$1];0;IF([.AZ108]&gt;=[.$BC$1];255;ROUNDDOWN(([.AZ108]-[.$BA$1])/([.$BC$1]-[.$BA$1])*255)))" office:value-type="float" office:value="102" calcext:value-type="float">
            <text:p>102</text:p>
          </table:table-cell>
        </table:table-row>
        <table:table-row table:style-name="ro1">
          <table:table-cell table:style-name="ce8" table:formula="of:=LOOKUP([.A37];[.$AZ$6:.$AZ$261];[.$BC$6:.$BC$261])" office:value-type="float" office:value="110" calcext:value-type="float">
            <text:p>110</text:p>
          </table:table-cell>
          <table:table-cell table:style-name="ce8" table:formula="of:=LOOKUP([.B37];[.$AZ$6:.$AZ$261];[.$BC$6:.$BC$261])" office:value-type="float" office:value="111" calcext:value-type="float">
            <text:p>111</text:p>
          </table:table-cell>
          <table:table-cell table:style-name="ce8" table:formula="of:=LOOKUP([.C37];[.$AZ$6:.$AZ$261];[.$BC$6:.$BC$261])" office:value-type="float" office:value="109" calcext:value-type="float">
            <text:p>109</text:p>
          </table:table-cell>
          <table:table-cell table:style-name="ce8" table:formula="of:=LOOKUP([.D37];[.$AZ$6:.$AZ$261];[.$BC$6:.$BC$261])" office:value-type="float" office:value="106" calcext:value-type="float">
            <text:p>106</text:p>
          </table:table-cell>
          <table:table-cell table:style-name="ce8" table:formula="of:=LOOKUP([.E37];[.$AZ$6:.$AZ$261];[.$BC$6:.$BC$261])" office:value-type="float" office:value="106" calcext:value-type="float">
            <text:p>106</text:p>
          </table:table-cell>
          <table:table-cell table:style-name="ce8" table:formula="of:=LOOKUP([.F37];[.$AZ$6:.$AZ$261];[.$BC$6:.$BC$261])" office:value-type="float" office:value="104" calcext:value-type="float">
            <text:p>104</text:p>
          </table:table-cell>
          <table:table-cell table:style-name="ce8" table:formula="of:=LOOKUP([.G37];[.$AZ$6:.$AZ$261];[.$BC$6:.$BC$261])" office:value-type="float" office:value="99" calcext:value-type="float">
            <text:p>99</text:p>
          </table:table-cell>
          <table:table-cell table:style-name="ce8" table:formula="of:=LOOKUP([.H37];[.$AZ$6:.$AZ$261];[.$BC$6:.$BC$261])" office:value-type="float" office:value="93" calcext:value-type="float">
            <text:p>93</text:p>
          </table:table-cell>
          <table:table-cell table:style-name="ce8" table:formula="of:=LOOKUP([.I37];[.$AZ$6:.$AZ$261];[.$BC$6:.$BC$261])" office:value-type="float" office:value="87" calcext:value-type="float">
            <text:p>87</text:p>
          </table:table-cell>
          <table:table-cell table:style-name="ce8" table:formula="of:=LOOKUP([.J37];[.$AZ$6:.$AZ$261];[.$BC$6:.$BC$261])" office:value-type="float" office:value="80" calcext:value-type="float">
            <text:p>80</text:p>
          </table:table-cell>
          <table:table-cell table:style-name="ce8" table:formula="of:=LOOKUP([.K37];[.$AZ$6:.$AZ$261];[.$BC$6:.$BC$261])" office:value-type="float" office:value="71" calcext:value-type="float">
            <text:p>71</text:p>
          </table:table-cell>
          <table:table-cell table:style-name="ce8" table:formula="of:=LOOKUP([.L37];[.$AZ$6:.$AZ$261];[.$BC$6:.$BC$261])" office:value-type="float" office:value="65" calcext:value-type="float">
            <text:p>65</text:p>
          </table:table-cell>
          <table:table-cell table:style-name="ce8" table:formula="of:=LOOKUP([.M37];[.$AZ$6:.$AZ$261];[.$BC$6:.$BC$261])" office:value-type="float" office:value="62" calcext:value-type="float">
            <text:p>62</text:p>
          </table:table-cell>
          <table:table-cell table:style-name="ce8" table:formula="of:=LOOKUP([.N37];[.$AZ$6:.$AZ$261];[.$BC$6:.$BC$261])" office:value-type="float" office:value="62" calcext:value-type="float">
            <text:p>62</text:p>
          </table:table-cell>
          <table:table-cell table:style-name="ce8" table:formula="of:=LOOKUP([.O37];[.$AZ$6:.$AZ$261];[.$BC$6:.$BC$261])" office:value-type="float" office:value="64" calcext:value-type="float">
            <text:p>64</text:p>
          </table:table-cell>
          <table:table-cell table:style-name="ce8" table:formula="of:=LOOKUP([.P37];[.$AZ$6:.$AZ$261];[.$BC$6:.$BC$261])" office:value-type="float" office:value="67" calcext:value-type="float">
            <text:p>67</text:p>
          </table:table-cell>
          <table:table-cell table:style-name="ce8" table:formula="of:=LOOKUP([.Q37];[.$AZ$6:.$AZ$261];[.$BC$6:.$BC$261])" office:value-type="float" office:value="68" calcext:value-type="float">
            <text:p>68</text:p>
          </table:table-cell>
          <table:table-cell table:style-name="ce8" table:formula="of:=LOOKUP([.R37];[.$AZ$6:.$AZ$261];[.$BC$6:.$BC$261])" office:value-type="float" office:value="73" calcext:value-type="float">
            <text:p>73</text:p>
          </table:table-cell>
          <table:table-cell table:style-name="ce8" table:formula="of:=LOOKUP([.S37];[.$AZ$6:.$AZ$261];[.$BC$6:.$BC$261])" office:value-type="float" office:value="76" calcext:value-type="float">
            <text:p>76</text:p>
          </table:table-cell>
          <table:table-cell table:style-name="ce8" table:formula="of:=LOOKUP([.T37];[.$AZ$6:.$AZ$261];[.$BC$6:.$BC$261])" office:value-type="float" office:value="77" calcext:value-type="float">
            <text:p>77</text:p>
          </table:table-cell>
          <table:table-cell table:style-name="ce8" table:formula="of:=LOOKUP([.U37];[.$AZ$6:.$AZ$261];[.$BC$6:.$BC$261])" office:value-type="float" office:value="65" calcext:value-type="float">
            <text:p>65</text:p>
          </table:table-cell>
          <table:table-cell table:style-name="ce8" table:formula="of:=LOOKUP([.V37];[.$AZ$6:.$AZ$261];[.$BC$6:.$BC$261])" office:value-type="float" office:value="41" calcext:value-type="float">
            <text:p>41</text:p>
          </table:table-cell>
          <table:table-cell table:style-name="ce8" table:formula="of:=LOOKUP([.W37];[.$AZ$6:.$AZ$261];[.$BC$6:.$BC$261])" office:value-type="float" office:value="49" calcext:value-type="float">
            <text:p>49</text:p>
          </table:table-cell>
          <table:table-cell table:style-name="ce8" table:formula="of:=LOOKUP([.X37];[.$AZ$6:.$AZ$261];[.$BC$6:.$BC$261])" office:value-type="float" office:value="44" calcext:value-type="float">
            <text:p>44</text:p>
          </table:table-cell>
          <table:table-cell table:style-name="ce8" table:formula="of:=LOOKUP([.Y37];[.$AZ$6:.$AZ$261];[.$BC$6:.$BC$261])" office:value-type="float" office:value="12" calcext:value-type="float">
            <text:p>12</text:p>
          </table:table-cell>
          <table:table-cell table:style-name="ce8" table:formula="of:=LOOKUP([.Z37];[.$AZ$6:.$AZ$261];[.$BC$6:.$BC$261])" office:value-type="float" office:value="11" calcext:value-type="float">
            <text:p>11</text:p>
          </table:table-cell>
          <table:table-cell table:style-name="ce8" table:formula="of:=LOOKUP([.AA37];[.$AZ$6:.$AZ$261];[.$BC$6:.$BC$261])" office:value-type="float" office:value="12" calcext:value-type="float">
            <text:p>12</text:p>
          </table:table-cell>
          <table:table-cell table:style-name="ce8" table:formula="of:=LOOKUP([.AB37];[.$AZ$6:.$AZ$261];[.$BC$6:.$BC$261])" office:value-type="float" office:value="14" calcext:value-type="float">
            <text:p>14</text:p>
          </table:table-cell>
          <table:table-cell table:style-name="ce8" table:formula="of:=LOOKUP([.AC37];[.$AZ$6:.$AZ$261];[.$BC$6:.$BC$261])" office:value-type="float" office:value="15" calcext:value-type="float">
            <text:p>15</text:p>
          </table:table-cell>
          <table:table-cell table:style-name="ce8" table:formula="of:=LOOKUP([.AD37];[.$AZ$6:.$AZ$261];[.$BC$6:.$BC$261])" office:value-type="float" office:value="16" calcext:value-type="float">
            <text:p>16</text:p>
          </table:table-cell>
          <table:table-cell table:style-name="ce8" table:formula="of:=LOOKUP([.AE37];[.$AZ$6:.$AZ$261];[.$BC$6:.$BC$261])" office:value-type="float" office:value="19" calcext:value-type="float">
            <text:p>19</text:p>
          </table:table-cell>
          <table:table-cell table:style-name="ce8" table:formula="of:=LOOKUP([.AF37];[.$AZ$6:.$AZ$261];[.$BC$6:.$BC$261])" office:value-type="float" office:value="32" calcext:value-type="float">
            <text:p>32</text:p>
          </table:table-cell>
          <table:table-cell table:style-name="ce8" table:formula="of:=LOOKUP([.AG37];[.$AZ$6:.$AZ$261];[.$BC$6:.$BC$261])" office:value-type="float" office:value="31" calcext:value-type="float">
            <text:p>31</text:p>
          </table:table-cell>
          <table:table-cell table:style-name="ce8" table:formula="of:=LOOKUP([.AH37];[.$AZ$6:.$AZ$261];[.$BC$6:.$BC$261])" office:value-type="float" office:value="28" calcext:value-type="float">
            <text:p>28</text:p>
          </table:table-cell>
          <table:table-cell table:style-name="ce8" table:formula="of:=LOOKUP([.AI37];[.$AZ$6:.$AZ$261];[.$BC$6:.$BC$261])" office:value-type="float" office:value="27" calcext:value-type="float">
            <text:p>27</text:p>
          </table:table-cell>
          <table:table-cell table:style-name="ce8" table:formula="of:=LOOKUP([.AJ37];[.$AZ$6:.$AZ$261];[.$BC$6:.$BC$261])" office:value-type="float" office:value="28" calcext:value-type="float">
            <text:p>28</text:p>
          </table:table-cell>
          <table:table-cell table:style-name="ce8" table:formula="of:=LOOKUP([.AK37];[.$AZ$6:.$AZ$261];[.$BC$6:.$BC$261])" office:value-type="float" office:value="28" calcext:value-type="float">
            <text:p>28</text:p>
          </table:table-cell>
          <table:table-cell table:style-name="ce8" table:formula="of:=LOOKUP([.AL37];[.$AZ$6:.$AZ$261];[.$BC$6:.$BC$261])" office:value-type="float" office:value="28" calcext:value-type="float">
            <text:p>28</text:p>
          </table:table-cell>
          <table:table-cell table:style-name="ce8" table:formula="of:=LOOKUP([.AM37];[.$AZ$6:.$AZ$261];[.$BC$6:.$BC$261])" office:value-type="float" office:value="30" calcext:value-type="float">
            <text:p>30</text:p>
          </table:table-cell>
          <table:table-cell table:style-name="ce8" table:formula="of:=LOOKUP([.AN37];[.$AZ$6:.$AZ$261];[.$BC$6:.$BC$261])" office:value-type="float" office:value="32" calcext:value-type="float">
            <text:p>32</text:p>
          </table:table-cell>
          <table:table-cell table:style-name="ce8" table:formula="of:=LOOKUP([.AO37];[.$AZ$6:.$AZ$261];[.$BC$6:.$BC$261])" office:value-type="float" office:value="33" calcext:value-type="float">
            <text:p>33</text:p>
          </table:table-cell>
          <table:table-cell table:style-name="ce8" table:formula="of:=LOOKUP([.AP37];[.$AZ$6:.$AZ$261];[.$BC$6:.$BC$261])" office:value-type="float" office:value="31" calcext:value-type="float">
            <text:p>31</text:p>
          </table:table-cell>
          <table:table-cell table:style-name="ce8" table:formula="of:=LOOKUP([.AQ37];[.$AZ$6:.$AZ$261];[.$BC$6:.$BC$261])" office:value-type="float" office:value="22" calcext:value-type="float">
            <text:p>22</text:p>
          </table:table-cell>
          <table:table-cell table:style-name="ce8" table:formula="of:=LOOKUP([.AR37];[.$AZ$6:.$AZ$261];[.$BC$6:.$BC$261])" office:value-type="float" office:value="5" calcext:value-type="float">
            <text:p>5</text:p>
          </table:table-cell>
          <table:table-cell table:style-name="ce8" table:formula="of:=LOOKUP([.AS37];[.$AZ$6:.$AZ$261];[.$BC$6:.$BC$261])" office:value-type="float" office:value="2" calcext:value-type="float">
            <text:p>2</text:p>
          </table:table-cell>
          <table:table-cell table:style-name="ce8" table:formula="of:=LOOKUP([.AT37];[.$AZ$6:.$AZ$261];[.$BC$6:.$BC$261])" office:value-type="float" office:value="2" calcext:value-type="float">
            <text:p>2</text:p>
          </table:table-cell>
          <table:table-cell table:style-name="ce8" table:formula="of:=LOOKUP([.AU37];[.$AZ$6:.$AZ$261];[.$BC$6:.$BC$261])" office:value-type="float" office:value="2" calcext:value-type="float">
            <text:p>2</text:p>
          </table:table-cell>
          <table:table-cell table:style-name="ce8" table:formula="of:=LOOKUP([.AV37];[.$AZ$6:.$AZ$261];[.$BC$6:.$BC$261])" office:value-type="float" office:value="2" calcext:value-type="float">
            <text:p>2</text:p>
          </table:table-cell>
          <table:table-cell table:style-name="ce8" table:formula="of:=LOOKUP([.AW37];[.$AZ$6:.$AZ$261];[.$BC$6:.$BC$261])" office:value-type="float" office:value="2" calcext:value-type="float">
            <text:p>2</text:p>
          </table:table-cell>
          <table:table-cell table:style-name="ce8" table:formula="of:=LOOKUP([.AX37];[.$AZ$6:.$AZ$261];[.$BC$6:.$BC$261])" office:value-type="float" office:value="2" calcext:value-type="float">
            <text:p>2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$A$1:.$AX$69];[.AZ109])" office:value-type="float" office:value="15" calcext:value-type="float">
            <text:p>15</text:p>
          </table:table-cell>
          <table:table-cell table:formula="of:=COUNTIF([.$A$73:.$AX$141];[.AZ109])" office:value-type="float" office:value="15" calcext:value-type="float">
            <text:p>15</text:p>
          </table:table-cell>
          <table:table-cell table:formula="of:=IF([.AZ109]&lt;[.$BA$1];0;IF([.AZ109]&gt;=[.$BC$1];255;ROUNDDOWN(([.AZ109]-[.$BA$1])/([.$BC$1]-[.$BA$1])*255)))" office:value-type="float" office:value="103" calcext:value-type="float">
            <text:p>103</text:p>
          </table:table-cell>
        </table:table-row>
        <table:table-row table:style-name="ro1">
          <table:table-cell table:style-name="ce8" table:formula="of:=LOOKUP([.A38];[.$AZ$6:.$AZ$261];[.$BC$6:.$BC$261])" office:value-type="float" office:value="99" calcext:value-type="float">
            <text:p>99</text:p>
          </table:table-cell>
          <table:table-cell table:style-name="ce8" table:formula="of:=LOOKUP([.B38];[.$AZ$6:.$AZ$261];[.$BC$6:.$BC$261])" office:value-type="float" office:value="95" calcext:value-type="float">
            <text:p>95</text:p>
          </table:table-cell>
          <table:table-cell table:style-name="ce8" table:formula="of:=LOOKUP([.C38];[.$AZ$6:.$AZ$261];[.$BC$6:.$BC$261])" office:value-type="float" office:value="91" calcext:value-type="float">
            <text:p>91</text:p>
          </table:table-cell>
          <table:table-cell table:style-name="ce8" table:formula="of:=LOOKUP([.D38];[.$AZ$6:.$AZ$261];[.$BC$6:.$BC$261])" office:value-type="float" office:value="88" calcext:value-type="float">
            <text:p>88</text:p>
          </table:table-cell>
          <table:table-cell table:style-name="ce8" table:formula="of:=LOOKUP([.E38];[.$AZ$6:.$AZ$261];[.$BC$6:.$BC$261])" office:value-type="float" office:value="82" calcext:value-type="float">
            <text:p>82</text:p>
          </table:table-cell>
          <table:table-cell table:style-name="ce8" table:formula="of:=LOOKUP([.F38];[.$AZ$6:.$AZ$261];[.$BC$6:.$BC$261])" office:value-type="float" office:value="76" calcext:value-type="float">
            <text:p>76</text:p>
          </table:table-cell>
          <table:table-cell table:style-name="ce8" table:formula="of:=LOOKUP([.G38];[.$AZ$6:.$AZ$261];[.$BC$6:.$BC$261])" office:value-type="float" office:value="69" calcext:value-type="float">
            <text:p>69</text:p>
          </table:table-cell>
          <table:table-cell table:style-name="ce8" table:formula="of:=LOOKUP([.H38];[.$AZ$6:.$AZ$261];[.$BC$6:.$BC$261])" office:value-type="float" office:value="63" calcext:value-type="float">
            <text:p>63</text:p>
          </table:table-cell>
          <table:table-cell table:style-name="ce8" table:formula="of:=LOOKUP([.I38];[.$AZ$6:.$AZ$261];[.$BC$6:.$BC$261])" office:value-type="float" office:value="62" calcext:value-type="float">
            <text:p>62</text:p>
          </table:table-cell>
          <table:table-cell table:style-name="ce8" table:formula="of:=LOOKUP([.J38];[.$AZ$6:.$AZ$261];[.$BC$6:.$BC$261])" office:value-type="float" office:value="63" calcext:value-type="float">
            <text:p>63</text:p>
          </table:table-cell>
          <table:table-cell table:style-name="ce8" table:formula="of:=LOOKUP([.K38];[.$AZ$6:.$AZ$261];[.$BC$6:.$BC$261])" office:value-type="float" office:value="66" calcext:value-type="float">
            <text:p>66</text:p>
          </table:table-cell>
          <table:table-cell table:style-name="ce8" table:formula="of:=LOOKUP([.L38];[.$AZ$6:.$AZ$261];[.$BC$6:.$BC$261])" office:value-type="float" office:value="71" calcext:value-type="float">
            <text:p>71</text:p>
          </table:table-cell>
          <table:table-cell table:style-name="ce8" table:formula="of:=LOOKUP([.M38];[.$AZ$6:.$AZ$261];[.$BC$6:.$BC$261])" office:value-type="float" office:value="72" calcext:value-type="float">
            <text:p>72</text:p>
          </table:table-cell>
          <table:table-cell table:style-name="ce8" table:formula="of:=LOOKUP([.N38];[.$AZ$6:.$AZ$261];[.$BC$6:.$BC$261])" office:value-type="float" office:value="77" calcext:value-type="float">
            <text:p>77</text:p>
          </table:table-cell>
          <table:table-cell table:style-name="ce8" table:formula="of:=LOOKUP([.O38];[.$AZ$6:.$AZ$261];[.$BC$6:.$BC$261])" office:value-type="float" office:value="79" calcext:value-type="float">
            <text:p>79</text:p>
          </table:table-cell>
          <table:table-cell table:style-name="ce8" table:formula="of:=LOOKUP([.P38];[.$AZ$6:.$AZ$261];[.$BC$6:.$BC$261])" office:value-type="float" office:value="83" calcext:value-type="float">
            <text:p>83</text:p>
          </table:table-cell>
          <table:table-cell table:style-name="ce8" table:formula="of:=LOOKUP([.Q38];[.$AZ$6:.$AZ$261];[.$BC$6:.$BC$261])" office:value-type="float" office:value="85" calcext:value-type="float">
            <text:p>85</text:p>
          </table:table-cell>
          <table:table-cell table:style-name="ce8" table:formula="of:=LOOKUP([.R38];[.$AZ$6:.$AZ$261];[.$BC$6:.$BC$261])" office:value-type="float" office:value="86" calcext:value-type="float">
            <text:p>86</text:p>
          </table:table-cell>
          <table:table-cell table:style-name="ce8" table:formula="of:=LOOKUP([.S38];[.$AZ$6:.$AZ$261];[.$BC$6:.$BC$261])" office:value-type="float" office:value="85" calcext:value-type="float">
            <text:p>85</text:p>
          </table:table-cell>
          <table:table-cell table:style-name="ce8" table:formula="of:=LOOKUP([.T38];[.$AZ$6:.$AZ$261];[.$BC$6:.$BC$261])" office:value-type="float" office:value="74" calcext:value-type="float">
            <text:p>74</text:p>
          </table:table-cell>
          <table:table-cell table:style-name="ce8" table:formula="of:=LOOKUP([.U38];[.$AZ$6:.$AZ$261];[.$BC$6:.$BC$261])" office:value-type="float" office:value="49" calcext:value-type="float">
            <text:p>49</text:p>
          </table:table-cell>
          <table:table-cell table:style-name="ce8" table:formula="of:=LOOKUP([.V38];[.$AZ$6:.$AZ$261];[.$BC$6:.$BC$261])" office:value-type="float" office:value="53" calcext:value-type="float">
            <text:p>53</text:p>
          </table:table-cell>
          <table:table-cell table:style-name="ce8" table:formula="of:=LOOKUP([.W38];[.$AZ$6:.$AZ$261];[.$BC$6:.$BC$261])" office:value-type="float" office:value="56" calcext:value-type="float">
            <text:p>56</text:p>
          </table:table-cell>
          <table:table-cell table:style-name="ce8" table:formula="of:=LOOKUP([.X38];[.$AZ$6:.$AZ$261];[.$BC$6:.$BC$261])" office:value-type="float" office:value="37" calcext:value-type="float">
            <text:p>37</text:p>
          </table:table-cell>
          <table:table-cell table:style-name="ce8" table:formula="of:=LOOKUP([.Y38];[.$AZ$6:.$AZ$261];[.$BC$6:.$BC$261])" office:value-type="float" office:value="11" calcext:value-type="float">
            <text:p>11</text:p>
          </table:table-cell>
          <table:table-cell table:style-name="ce8" table:formula="of:=LOOKUP([.Z38];[.$AZ$6:.$AZ$261];[.$BC$6:.$BC$261])" office:value-type="float" office:value="11" calcext:value-type="float">
            <text:p>11</text:p>
          </table:table-cell>
          <table:table-cell table:style-name="ce8" table:formula="of:=LOOKUP([.AA38];[.$AZ$6:.$AZ$261];[.$BC$6:.$BC$261])" office:value-type="float" office:value="12" calcext:value-type="float">
            <text:p>12</text:p>
          </table:table-cell>
          <table:table-cell table:style-name="ce8" table:formula="of:=LOOKUP([.AB38];[.$AZ$6:.$AZ$261];[.$BC$6:.$BC$261])" office:value-type="float" office:value="13" calcext:value-type="float">
            <text:p>13</text:p>
          </table:table-cell>
          <table:table-cell table:style-name="ce8" table:formula="of:=LOOKUP([.AC38];[.$AZ$6:.$AZ$261];[.$BC$6:.$BC$261])" office:value-type="float" office:value="15" calcext:value-type="float">
            <text:p>15</text:p>
          </table:table-cell>
          <table:table-cell table:style-name="ce8" table:formula="of:=LOOKUP([.AD38];[.$AZ$6:.$AZ$261];[.$BC$6:.$BC$261])" office:value-type="float" office:value="19" calcext:value-type="float">
            <text:p>19</text:p>
          </table:table-cell>
          <table:table-cell table:style-name="ce8" table:formula="of:=LOOKUP([.AE38];[.$AZ$6:.$AZ$261];[.$BC$6:.$BC$261])" office:value-type="float" office:value="34" calcext:value-type="float">
            <text:p>34</text:p>
          </table:table-cell>
          <table:table-cell table:style-name="ce8" table:formula="of:=LOOKUP([.AF38];[.$AZ$6:.$AZ$261];[.$BC$6:.$BC$261])" office:value-type="float" office:value="29" calcext:value-type="float">
            <text:p>29</text:p>
          </table:table-cell>
          <table:table-cell table:style-name="ce8" table:formula="of:=LOOKUP([.AG38];[.$AZ$6:.$AZ$261];[.$BC$6:.$BC$261])" office:value-type="float" office:value="26" calcext:value-type="float">
            <text:p>26</text:p>
          </table:table-cell>
          <table:table-cell table:style-name="ce8" table:formula="of:=LOOKUP([.AH38];[.$AZ$6:.$AZ$261];[.$BC$6:.$BC$261])" office:value-type="float" office:value="26" calcext:value-type="float">
            <text:p>26</text:p>
          </table:table-cell>
          <table:table-cell table:style-name="ce8" table:formula="of:=LOOKUP([.AI38];[.$AZ$6:.$AZ$261];[.$BC$6:.$BC$261])" office:value-type="float" office:value="27" calcext:value-type="float">
            <text:p>27</text:p>
          </table:table-cell>
          <table:table-cell table:style-name="ce8" table:formula="of:=LOOKUP([.AJ38];[.$AZ$6:.$AZ$261];[.$BC$6:.$BC$261])" office:value-type="float" office:value="27" calcext:value-type="float">
            <text:p>27</text:p>
          </table:table-cell>
          <table:table-cell table:style-name="ce8" table:formula="of:=LOOKUP([.AK38];[.$AZ$6:.$AZ$261];[.$BC$6:.$BC$261])" office:value-type="float" office:value="27" calcext:value-type="float">
            <text:p>27</text:p>
          </table:table-cell>
          <table:table-cell table:style-name="ce8" table:formula="of:=LOOKUP([.AL38];[.$AZ$6:.$AZ$261];[.$BC$6:.$BC$261])" office:value-type="float" office:value="27" calcext:value-type="float">
            <text:p>27</text:p>
          </table:table-cell>
          <table:table-cell table:style-name="ce8" table:formula="of:=LOOKUP([.AM38];[.$AZ$6:.$AZ$261];[.$BC$6:.$BC$261])" office:value-type="float" office:value="28" calcext:value-type="float">
            <text:p>28</text:p>
          </table:table-cell>
          <table:table-cell table:style-name="ce8" table:formula="of:=LOOKUP([.AN38];[.$AZ$6:.$AZ$261];[.$BC$6:.$BC$261])" office:value-type="float" office:value="30" calcext:value-type="float">
            <text:p>30</text:p>
          </table:table-cell>
          <table:table-cell table:style-name="ce8" table:formula="of:=LOOKUP([.AO38];[.$AZ$6:.$AZ$261];[.$BC$6:.$BC$261])" office:value-type="float" office:value="24" calcext:value-type="float">
            <text:p>24</text:p>
          </table:table-cell>
          <table:table-cell table:style-name="ce8" table:formula="of:=LOOKUP([.AP38];[.$AZ$6:.$AZ$261];[.$BC$6:.$BC$261])" office:value-type="float" office:value="18" calcext:value-type="float">
            <text:p>18</text:p>
          </table:table-cell>
          <table:table-cell table:style-name="ce8" table:formula="of:=LOOKUP([.AQ38];[.$AZ$6:.$AZ$261];[.$BC$6:.$BC$261])" office:value-type="float" office:value="7" calcext:value-type="float">
            <text:p>7</text:p>
          </table:table-cell>
          <table:table-cell table:style-name="ce8" table:formula="of:=LOOKUP([.AR38];[.$AZ$6:.$AZ$261];[.$BC$6:.$BC$261])" office:value-type="float" office:value="3" calcext:value-type="float">
            <text:p>3</text:p>
          </table:table-cell>
          <table:table-cell table:style-name="ce8" table:formula="of:=LOOKUP([.AS38];[.$AZ$6:.$AZ$261];[.$BC$6:.$BC$261])" office:value-type="float" office:value="2" calcext:value-type="float">
            <text:p>2</text:p>
          </table:table-cell>
          <table:table-cell table:style-name="ce8" table:formula="of:=LOOKUP([.AT38];[.$AZ$6:.$AZ$261];[.$BC$6:.$BC$261])" office:value-type="float" office:value="2" calcext:value-type="float">
            <text:p>2</text:p>
          </table:table-cell>
          <table:table-cell table:style-name="ce8" table:formula="of:=LOOKUP([.AU38];[.$AZ$6:.$AZ$261];[.$BC$6:.$BC$261])" office:value-type="float" office:value="2" calcext:value-type="float">
            <text:p>2</text:p>
          </table:table-cell>
          <table:table-cell table:style-name="ce8" table:formula="of:=LOOKUP([.AV38];[.$AZ$6:.$AZ$261];[.$BC$6:.$BC$261])" office:value-type="float" office:value="2" calcext:value-type="float">
            <text:p>2</text:p>
          </table:table-cell>
          <table:table-cell table:style-name="ce8" table:formula="of:=LOOKUP([.AW38];[.$AZ$6:.$AZ$261];[.$BC$6:.$BC$261])" office:value-type="float" office:value="2" calcext:value-type="float">
            <text:p>2</text:p>
          </table:table-cell>
          <table:table-cell table:style-name="ce8" table:formula="of:=LOOKUP([.AX38];[.$AZ$6:.$AZ$261];[.$BC$6:.$BC$261])"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$A$1:.$AX$69];[.AZ110])" office:value-type="float" office:value="17" calcext:value-type="float">
            <text:p>17</text:p>
          </table:table-cell>
          <table:table-cell table:formula="of:=COUNTIF([.$A$73:.$AX$141];[.AZ110])" office:value-type="float" office:value="17" calcext:value-type="float">
            <text:p>17</text:p>
          </table:table-cell>
          <table:table-cell table:formula="of:=IF([.AZ110]&lt;[.$BA$1];0;IF([.AZ110]&gt;=[.$BC$1];255;ROUNDDOWN(([.AZ110]-[.$BA$1])/([.$BC$1]-[.$BA$1])*255)))" office:value-type="float" office:value="104" calcext:value-type="float">
            <text:p>104</text:p>
          </table:table-cell>
        </table:table-row>
        <table:table-row table:style-name="ro1">
          <table:table-cell table:style-name="ce8" table:formula="of:=LOOKUP([.A39];[.$AZ$6:.$AZ$261];[.$BC$6:.$BC$261])" office:value-type="float" office:value="88" calcext:value-type="float">
            <text:p>88</text:p>
          </table:table-cell>
          <table:table-cell table:style-name="ce8" table:formula="of:=LOOKUP([.B39];[.$AZ$6:.$AZ$261];[.$BC$6:.$BC$261])" office:value-type="float" office:value="80" calcext:value-type="float">
            <text:p>80</text:p>
          </table:table-cell>
          <table:table-cell table:style-name="ce8" table:formula="of:=LOOKUP([.C39];[.$AZ$6:.$AZ$261];[.$BC$6:.$BC$261])" office:value-type="float" office:value="71" calcext:value-type="float">
            <text:p>71</text:p>
          </table:table-cell>
          <table:table-cell table:style-name="ce8" table:formula="of:=LOOKUP([.D39];[.$AZ$6:.$AZ$261];[.$BC$6:.$BC$261])" office:value-type="float" office:value="63" calcext:value-type="float">
            <text:p>63</text:p>
          </table:table-cell>
          <table:table-cell table:style-name="ce8" table:formula="of:=LOOKUP([.E39];[.$AZ$6:.$AZ$261];[.$BC$6:.$BC$261])" office:value-type="float" office:value="60" calcext:value-type="float">
            <text:p>60</text:p>
          </table:table-cell>
          <table:table-cell table:style-name="ce8" table:formula="of:=LOOKUP([.F39];[.$AZ$6:.$AZ$261];[.$BC$6:.$BC$261])" office:value-type="float" office:value="62" calcext:value-type="float">
            <text:p>62</text:p>
          </table:table-cell>
          <table:table-cell table:style-name="ce8" table:formula="of:=LOOKUP([.G39];[.$AZ$6:.$AZ$261];[.$BC$6:.$BC$261])" office:value-type="float" office:value="67" calcext:value-type="float">
            <text:p>67</text:p>
          </table:table-cell>
          <table:table-cell table:style-name="ce8" table:formula="of:=LOOKUP([.H39];[.$AZ$6:.$AZ$261];[.$BC$6:.$BC$261])" office:value-type="float" office:value="68" calcext:value-type="float">
            <text:p>68</text:p>
          </table:table-cell>
          <table:table-cell table:style-name="ce8" table:formula="of:=LOOKUP([.I39];[.$AZ$6:.$AZ$261];[.$BC$6:.$BC$261])" office:value-type="float" office:value="73" calcext:value-type="float">
            <text:p>73</text:p>
          </table:table-cell>
          <table:table-cell table:style-name="ce8" table:formula="of:=LOOKUP([.J39];[.$AZ$6:.$AZ$261];[.$BC$6:.$BC$261])" office:value-type="float" office:value="77" calcext:value-type="float">
            <text:p>77</text:p>
          </table:table-cell>
          <table:table-cell table:style-name="ce8" table:formula="of:=LOOKUP([.K39];[.$AZ$6:.$AZ$261];[.$BC$6:.$BC$261])" office:value-type="float" office:value="78" calcext:value-type="float">
            <text:p>78</text:p>
          </table:table-cell>
          <table:table-cell table:style-name="ce8" table:formula="of:=LOOKUP([.L39];[.$AZ$6:.$AZ$261];[.$BC$6:.$BC$261])" office:value-type="float" office:value="81" calcext:value-type="float">
            <text:p>81</text:p>
          </table:table-cell>
          <table:table-cell table:style-name="ce8" table:formula="of:=LOOKUP([.M39];[.$AZ$6:.$AZ$261];[.$BC$6:.$BC$261])" office:value-type="float" office:value="86" calcext:value-type="float">
            <text:p>86</text:p>
          </table:table-cell>
          <table:table-cell table:style-name="ce8" table:formula="of:=LOOKUP([.N39];[.$AZ$6:.$AZ$261];[.$BC$6:.$BC$261])" office:value-type="float" office:value="88" calcext:value-type="float">
            <text:p>88</text:p>
          </table:table-cell>
          <table:table-cell table:style-name="ce8" table:formula="of:=LOOKUP([.O39];[.$AZ$6:.$AZ$261];[.$BC$6:.$BC$261])" office:value-type="float" office:value="88" calcext:value-type="float">
            <text:p>88</text:p>
          </table:table-cell>
          <table:table-cell table:style-name="ce8" table:formula="of:=LOOKUP([.P39];[.$AZ$6:.$AZ$261];[.$BC$6:.$BC$261])" office:value-type="float" office:value="89" calcext:value-type="float">
            <text:p>89</text:p>
          </table:table-cell>
          <table:table-cell table:style-name="ce8" table:formula="of:=LOOKUP([.Q39];[.$AZ$6:.$AZ$261];[.$BC$6:.$BC$261])" office:value-type="float" office:value="86" calcext:value-type="float">
            <text:p>86</text:p>
          </table:table-cell>
          <table:table-cell table:style-name="ce8" table:formula="of:=LOOKUP([.R39];[.$AZ$6:.$AZ$261];[.$BC$6:.$BC$261])" office:value-type="float" office:value="83" calcext:value-type="float">
            <text:p>83</text:p>
          </table:table-cell>
          <table:table-cell table:style-name="ce8" table:formula="of:=LOOKUP([.S39];[.$AZ$6:.$AZ$261];[.$BC$6:.$BC$261])" office:value-type="float" office:value="76" calcext:value-type="float">
            <text:p>76</text:p>
          </table:table-cell>
          <table:table-cell table:style-name="ce8" table:formula="of:=LOOKUP([.T39];[.$AZ$6:.$AZ$261];[.$BC$6:.$BC$261])" office:value-type="float" office:value="57" calcext:value-type="float">
            <text:p>57</text:p>
          </table:table-cell>
          <table:table-cell table:style-name="ce8" table:formula="of:=LOOKUP([.U39];[.$AZ$6:.$AZ$261];[.$BC$6:.$BC$261])" office:value-type="float" office:value="55" calcext:value-type="float">
            <text:p>55</text:p>
          </table:table-cell>
          <table:table-cell table:style-name="ce8" table:formula="of:=LOOKUP([.V39];[.$AZ$6:.$AZ$261];[.$BC$6:.$BC$261])" office:value-type="float" office:value="76" calcext:value-type="float">
            <text:p>76</text:p>
          </table:table-cell>
          <table:table-cell table:style-name="ce8" table:formula="of:=LOOKUP([.W39];[.$AZ$6:.$AZ$261];[.$BC$6:.$BC$261])" office:value-type="float" office:value="57" calcext:value-type="float">
            <text:p>57</text:p>
          </table:table-cell>
          <table:table-cell table:style-name="ce8" table:formula="of:=LOOKUP([.X39];[.$AZ$6:.$AZ$261];[.$BC$6:.$BC$261])" office:value-type="float" office:value="33" calcext:value-type="float">
            <text:p>33</text:p>
          </table:table-cell>
          <table:table-cell table:style-name="ce8" table:formula="of:=LOOKUP([.Y39];[.$AZ$6:.$AZ$261];[.$BC$6:.$BC$261])" office:value-type="float" office:value="10" calcext:value-type="float">
            <text:p>10</text:p>
          </table:table-cell>
          <table:table-cell table:style-name="ce8" table:formula="of:=LOOKUP([.Z39];[.$AZ$6:.$AZ$261];[.$BC$6:.$BC$261])" office:value-type="float" office:value="11" calcext:value-type="float">
            <text:p>11</text:p>
          </table:table-cell>
          <table:table-cell table:style-name="ce8" table:formula="of:=LOOKUP([.AA39];[.$AZ$6:.$AZ$261];[.$BC$6:.$BC$261])" office:value-type="float" office:value="12" calcext:value-type="float">
            <text:p>12</text:p>
          </table:table-cell>
          <table:table-cell table:style-name="ce8" table:formula="of:=LOOKUP([.AB39];[.$AZ$6:.$AZ$261];[.$BC$6:.$BC$261])" office:value-type="float" office:value="13" calcext:value-type="float">
            <text:p>13</text:p>
          </table:table-cell>
          <table:table-cell table:style-name="ce8" table:formula="of:=LOOKUP([.AC39];[.$AZ$6:.$AZ$261];[.$BC$6:.$BC$261])" office:value-type="float" office:value="20" calcext:value-type="float">
            <text:p>20</text:p>
          </table:table-cell>
          <table:table-cell table:style-name="ce8" table:formula="of:=LOOKUP([.AD39];[.$AZ$6:.$AZ$261];[.$BC$6:.$BC$261])" office:value-type="float" office:value="36" calcext:value-type="float">
            <text:p>36</text:p>
          </table:table-cell>
          <table:table-cell table:style-name="ce8" table:formula="of:=LOOKUP([.AE39];[.$AZ$6:.$AZ$261];[.$BC$6:.$BC$261])" office:value-type="float" office:value="29" calcext:value-type="float">
            <text:p>29</text:p>
          </table:table-cell>
          <table:table-cell table:style-name="ce8" table:formula="of:=LOOKUP([.AF39];[.$AZ$6:.$AZ$261];[.$BC$6:.$BC$261])" office:value-type="float" office:value="26" calcext:value-type="float">
            <text:p>26</text:p>
          </table:table-cell>
          <table:table-cell table:style-name="ce8" table:formula="of:=LOOKUP([.AG39];[.$AZ$6:.$AZ$261];[.$BC$6:.$BC$261])" office:value-type="float" office:value="26" calcext:value-type="float">
            <text:p>26</text:p>
          </table:table-cell>
          <table:table-cell table:style-name="ce8" table:formula="of:=LOOKUP([.AH39];[.$AZ$6:.$AZ$261];[.$BC$6:.$BC$261])" office:value-type="float" office:value="26" calcext:value-type="float">
            <text:p>26</text:p>
          </table:table-cell>
          <table:table-cell table:style-name="ce8" table:formula="of:=LOOKUP([.AI39];[.$AZ$6:.$AZ$261];[.$BC$6:.$BC$261])" office:value-type="float" office:value="27" calcext:value-type="float">
            <text:p>27</text:p>
          </table:table-cell>
          <table:table-cell table:style-name="ce8" table:formula="of:=LOOKUP([.AJ39];[.$AZ$6:.$AZ$261];[.$BC$6:.$BC$261])" office:value-type="float" office:value="26" calcext:value-type="float">
            <text:p>26</text:p>
          </table:table-cell>
          <table:table-cell table:style-name="ce8" table:formula="of:=LOOKUP([.AK39];[.$AZ$6:.$AZ$261];[.$BC$6:.$BC$261])" office:value-type="float" office:value="25" calcext:value-type="float">
            <text:p>25</text:p>
          </table:table-cell>
          <table:table-cell table:style-name="ce8" table:formula="of:=LOOKUP([.AL39];[.$AZ$6:.$AZ$261];[.$BC$6:.$BC$261])" office:value-type="float" office:value="25" calcext:value-type="float">
            <text:p>25</text:p>
          </table:table-cell>
          <table:table-cell table:style-name="ce8" table:formula="of:=LOOKUP([.AM39];[.$AZ$6:.$AZ$261];[.$BC$6:.$BC$261])" office:value-type="float" office:value="24" calcext:value-type="float">
            <text:p>24</text:p>
          </table:table-cell>
          <table:table-cell table:style-name="ce8" table:formula="of:=LOOKUP([.AN39];[.$AZ$6:.$AZ$261];[.$BC$6:.$BC$261])" office:value-type="float" office:value="17" calcext:value-type="float">
            <text:p>17</text:p>
          </table:table-cell>
          <table:table-cell table:style-name="ce8" table:formula="of:=LOOKUP([.AO39];[.$AZ$6:.$AZ$261];[.$BC$6:.$BC$261])" office:value-type="float" office:value="15" calcext:value-type="float">
            <text:p>15</text:p>
          </table:table-cell>
          <table:table-cell table:style-name="ce8" table:formula="of:=LOOKUP([.AP39];[.$AZ$6:.$AZ$261];[.$BC$6:.$BC$261])" office:value-type="float" office:value="10" calcext:value-type="float">
            <text:p>10</text:p>
          </table:table-cell>
          <table:table-cell table:style-name="ce8" table:formula="of:=LOOKUP([.AQ39];[.$AZ$6:.$AZ$261];[.$BC$6:.$BC$261])" office:value-type="float" office:value="3" calcext:value-type="float">
            <text:p>3</text:p>
          </table:table-cell>
          <table:table-cell table:style-name="ce8" table:formula="of:=LOOKUP([.AR39];[.$AZ$6:.$AZ$261];[.$BC$6:.$BC$261])" office:value-type="float" office:value="3" calcext:value-type="float">
            <text:p>3</text:p>
          </table:table-cell>
          <table:table-cell table:style-name="ce8" table:formula="of:=LOOKUP([.AS39];[.$AZ$6:.$AZ$261];[.$BC$6:.$BC$261])" office:value-type="float" office:value="2" calcext:value-type="float">
            <text:p>2</text:p>
          </table:table-cell>
          <table:table-cell table:style-name="ce8" table:formula="of:=LOOKUP([.AT39];[.$AZ$6:.$AZ$261];[.$BC$6:.$BC$261])" office:value-type="float" office:value="2" calcext:value-type="float">
            <text:p>2</text:p>
          </table:table-cell>
          <table:table-cell table:style-name="ce8" table:formula="of:=LOOKUP([.AU39];[.$AZ$6:.$AZ$261];[.$BC$6:.$BC$261])" office:value-type="float" office:value="2" calcext:value-type="float">
            <text:p>2</text:p>
          </table:table-cell>
          <table:table-cell table:style-name="ce8" table:formula="of:=LOOKUP([.AV39];[.$AZ$6:.$AZ$261];[.$BC$6:.$BC$261])" office:value-type="float" office:value="2" calcext:value-type="float">
            <text:p>2</text:p>
          </table:table-cell>
          <table:table-cell table:style-name="ce8" table:formula="of:=LOOKUP([.AW39];[.$AZ$6:.$AZ$261];[.$BC$6:.$BC$261])" office:value-type="float" office:value="4" calcext:value-type="float">
            <text:p>4</text:p>
          </table:table-cell>
          <table:table-cell table:style-name="ce8" table:formula="of:=LOOKUP([.AX39];[.$AZ$6:.$AZ$261];[.$BC$6:.$BC$261])"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$A$1:.$AX$69];[.AZ111])" office:value-type="float" office:value="12" calcext:value-type="float">
            <text:p>12</text:p>
          </table:table-cell>
          <table:table-cell table:formula="of:=COUNTIF([.$A$73:.$AX$141];[.AZ111])" office:value-type="float" office:value="12" calcext:value-type="float">
            <text:p>12</text:p>
          </table:table-cell>
          <table:table-cell table:formula="of:=IF([.AZ111]&lt;[.$BA$1];0;IF([.AZ111]&gt;=[.$BC$1];255;ROUNDDOWN(([.AZ111]-[.$BA$1])/([.$BC$1]-[.$BA$1])*255)))" office:value-type="float" office:value="105" calcext:value-type="float">
            <text:p>105</text:p>
          </table:table-cell>
        </table:table-row>
        <table:table-row table:style-name="ro1">
          <table:table-cell table:style-name="ce8" table:formula="of:=LOOKUP([.A40];[.$AZ$6:.$AZ$261];[.$BC$6:.$BC$261])" office:value-type="float" office:value="71" calcext:value-type="float">
            <text:p>71</text:p>
          </table:table-cell>
          <table:table-cell table:style-name="ce8" table:formula="of:=LOOKUP([.B40];[.$AZ$6:.$AZ$261];[.$BC$6:.$BC$261])" office:value-type="float" office:value="59" calcext:value-type="float">
            <text:p>59</text:p>
          </table:table-cell>
          <table:table-cell table:style-name="ce8" table:formula="of:=LOOKUP([.C40];[.$AZ$6:.$AZ$261];[.$BC$6:.$BC$261])" office:value-type="float" office:value="51" calcext:value-type="float">
            <text:p>51</text:p>
          </table:table-cell>
          <table:table-cell table:style-name="ce8" table:formula="of:=LOOKUP([.D40];[.$AZ$6:.$AZ$261];[.$BC$6:.$BC$261])" office:value-type="float" office:value="49" calcext:value-type="float">
            <text:p>49</text:p>
          </table:table-cell>
          <table:table-cell table:style-name="ce8" table:formula="of:=LOOKUP([.E40];[.$AZ$6:.$AZ$261];[.$BC$6:.$BC$261])" office:value-type="float" office:value="54" calcext:value-type="float">
            <text:p>54</text:p>
          </table:table-cell>
          <table:table-cell table:style-name="ce8" table:formula="of:=LOOKUP([.F40];[.$AZ$6:.$AZ$261];[.$BC$6:.$BC$261])" office:value-type="float" office:value="66" calcext:value-type="float">
            <text:p>66</text:p>
          </table:table-cell>
          <table:table-cell table:style-name="ce8" table:formula="of:=LOOKUP([.G40];[.$AZ$6:.$AZ$261];[.$BC$6:.$BC$261])" office:value-type="float" office:value="74" calcext:value-type="float">
            <text:p>74</text:p>
          </table:table-cell>
          <table:table-cell table:style-name="ce8" table:formula="of:=LOOKUP([.H40];[.$AZ$6:.$AZ$261];[.$BC$6:.$BC$261])" office:value-type="float" office:value="76" calcext:value-type="float">
            <text:p>76</text:p>
          </table:table-cell>
          <table:table-cell table:style-name="ce8" table:formula="of:=LOOKUP([.I40];[.$AZ$6:.$AZ$261];[.$BC$6:.$BC$261])" office:value-type="float" office:value="80" calcext:value-type="float">
            <text:p>80</text:p>
          </table:table-cell>
          <table:table-cell table:style-name="ce8" table:formula="of:=LOOKUP([.J40];[.$AZ$6:.$AZ$261];[.$BC$6:.$BC$261])" office:value-type="float" office:value="82" calcext:value-type="float">
            <text:p>82</text:p>
          </table:table-cell>
          <table:table-cell table:style-name="ce8" table:formula="of:=LOOKUP([.K40];[.$AZ$6:.$AZ$261];[.$BC$6:.$BC$261])" office:value-type="float" office:value="80" calcext:value-type="float">
            <text:p>80</text:p>
          </table:table-cell>
          <table:table-cell table:style-name="ce8" table:formula="of:=LOOKUP([.L40];[.$AZ$6:.$AZ$261];[.$BC$6:.$BC$261])" office:value-type="float" office:value="82" calcext:value-type="float">
            <text:p>82</text:p>
          </table:table-cell>
          <table:table-cell table:style-name="ce8" table:formula="of:=LOOKUP([.M40];[.$AZ$6:.$AZ$261];[.$BC$6:.$BC$261])" office:value-type="float" office:value="86" calcext:value-type="float">
            <text:p>86</text:p>
          </table:table-cell>
          <table:table-cell table:style-name="ce8" table:formula="of:=LOOKUP([.N40];[.$AZ$6:.$AZ$261];[.$BC$6:.$BC$261])" office:value-type="float" office:value="85" calcext:value-type="float">
            <text:p>85</text:p>
          </table:table-cell>
          <table:table-cell table:style-name="ce8" table:formula="of:=LOOKUP([.O40];[.$AZ$6:.$AZ$261];[.$BC$6:.$BC$261])" office:value-type="float" office:value="88" calcext:value-type="float">
            <text:p>88</text:p>
          </table:table-cell>
          <table:table-cell table:style-name="ce8" table:formula="of:=LOOKUP([.P40];[.$AZ$6:.$AZ$261];[.$BC$6:.$BC$261])" office:value-type="float" office:value="84" calcext:value-type="float">
            <text:p>84</text:p>
          </table:table-cell>
          <table:table-cell table:style-name="ce8" table:formula="of:=LOOKUP([.Q40];[.$AZ$6:.$AZ$261];[.$BC$6:.$BC$261])" office:value-type="float" office:value="77" calcext:value-type="float">
            <text:p>77</text:p>
          </table:table-cell>
          <table:table-cell table:style-name="ce8" table:formula="of:=LOOKUP([.R40];[.$AZ$6:.$AZ$261];[.$BC$6:.$BC$261])" office:value-type="float" office:value="72" calcext:value-type="float">
            <text:p>72</text:p>
          </table:table-cell>
          <table:table-cell table:style-name="ce8" table:formula="of:=LOOKUP([.S40];[.$AZ$6:.$AZ$261];[.$BC$6:.$BC$261])" office:value-type="float" office:value="59" calcext:value-type="float">
            <text:p>59</text:p>
          </table:table-cell>
          <table:table-cell table:style-name="ce8" table:formula="of:=LOOKUP([.T40];[.$AZ$6:.$AZ$261];[.$BC$6:.$BC$261])" office:value-type="float" office:value="47" calcext:value-type="float">
            <text:p>47</text:p>
          </table:table-cell>
          <table:table-cell table:style-name="ce8" table:formula="of:=LOOKUP([.U40];[.$AZ$6:.$AZ$261];[.$BC$6:.$BC$261])" office:value-type="float" office:value="82" calcext:value-type="float">
            <text:p>82</text:p>
          </table:table-cell>
          <table:table-cell table:style-name="ce8" table:formula="of:=LOOKUP([.V40];[.$AZ$6:.$AZ$261];[.$BC$6:.$BC$261])" office:value-type="float" office:value="77" calcext:value-type="float">
            <text:p>77</text:p>
          </table:table-cell>
          <table:table-cell table:style-name="ce8" table:formula="of:=LOOKUP([.W40];[.$AZ$6:.$AZ$261];[.$BC$6:.$BC$261])" office:value-type="float" office:value="53" calcext:value-type="float">
            <text:p>53</text:p>
          </table:table-cell>
          <table:table-cell table:style-name="ce8" table:formula="of:=LOOKUP([.X40];[.$AZ$6:.$AZ$261];[.$BC$6:.$BC$261])" office:value-type="float" office:value="27" calcext:value-type="float">
            <text:p>27</text:p>
          </table:table-cell>
          <table:table-cell table:style-name="ce8" table:formula="of:=LOOKUP([.Y40];[.$AZ$6:.$AZ$261];[.$BC$6:.$BC$261])" office:value-type="float" office:value="10" calcext:value-type="float">
            <text:p>10</text:p>
          </table:table-cell>
          <table:table-cell table:style-name="ce8" table:formula="of:=LOOKUP([.Z40];[.$AZ$6:.$AZ$261];[.$BC$6:.$BC$261])" office:value-type="float" office:value="12" calcext:value-type="float">
            <text:p>12</text:p>
          </table:table-cell>
          <table:table-cell table:style-name="ce8" table:formula="of:=LOOKUP([.AA40];[.$AZ$6:.$AZ$261];[.$BC$6:.$BC$261])" office:value-type="float" office:value="12" calcext:value-type="float">
            <text:p>12</text:p>
          </table:table-cell>
          <table:table-cell table:style-name="ce8" table:formula="of:=LOOKUP([.AB40];[.$AZ$6:.$AZ$261];[.$BC$6:.$BC$261])" office:value-type="float" office:value="21" calcext:value-type="float">
            <text:p>21</text:p>
          </table:table-cell>
          <table:table-cell table:style-name="ce8" table:formula="of:=LOOKUP([.AC40];[.$AZ$6:.$AZ$261];[.$BC$6:.$BC$261])" office:value-type="float" office:value="34" calcext:value-type="float">
            <text:p>34</text:p>
          </table:table-cell>
          <table:table-cell table:style-name="ce8" table:formula="of:=LOOKUP([.AD40];[.$AZ$6:.$AZ$261];[.$BC$6:.$BC$261])" office:value-type="float" office:value="28" calcext:value-type="float">
            <text:p>28</text:p>
          </table:table-cell>
          <table:table-cell table:style-name="ce8" table:formula="of:=LOOKUP([.AE40];[.$AZ$6:.$AZ$261];[.$BC$6:.$BC$261])" office:value-type="float" office:value="26" calcext:value-type="float">
            <text:p>26</text:p>
          </table:table-cell>
          <table:table-cell table:style-name="ce8" table:formula="of:=LOOKUP([.AF40];[.$AZ$6:.$AZ$261];[.$BC$6:.$BC$261])" office:value-type="float" office:value="26" calcext:value-type="float">
            <text:p>26</text:p>
          </table:table-cell>
          <table:table-cell table:style-name="ce8" table:formula="of:=LOOKUP([.AG40];[.$AZ$6:.$AZ$261];[.$BC$6:.$BC$261])" office:value-type="float" office:value="26" calcext:value-type="float">
            <text:p>26</text:p>
          </table:table-cell>
          <table:table-cell table:style-name="ce8" table:formula="of:=LOOKUP([.AH40];[.$AZ$6:.$AZ$261];[.$BC$6:.$BC$261])" office:value-type="float" office:value="26" calcext:value-type="float">
            <text:p>26</text:p>
          </table:table-cell>
          <table:table-cell table:style-name="ce8" table:formula="of:=LOOKUP([.AI40];[.$AZ$6:.$AZ$261];[.$BC$6:.$BC$261])" office:value-type="float" office:value="25" calcext:value-type="float">
            <text:p>25</text:p>
          </table:table-cell>
          <table:table-cell table:style-name="ce8" table:formula="of:=LOOKUP([.AJ40];[.$AZ$6:.$AZ$261];[.$BC$6:.$BC$261])" office:value-type="float" office:value="25" calcext:value-type="float">
            <text:p>25</text:p>
          </table:table-cell>
          <table:table-cell table:style-name="ce8" table:formula="of:=LOOKUP([.AK40];[.$AZ$6:.$AZ$261];[.$BC$6:.$BC$261])" office:value-type="float" office:value="23" calcext:value-type="float">
            <text:p>23</text:p>
          </table:table-cell>
          <table:table-cell table:style-name="ce8" table:formula="of:=LOOKUP([.AL40];[.$AZ$6:.$AZ$261];[.$BC$6:.$BC$261])" office:value-type="float" office:value="19" calcext:value-type="float">
            <text:p>19</text:p>
          </table:table-cell>
          <table:table-cell table:style-name="ce8" table:formula="of:=LOOKUP([.AM40];[.$AZ$6:.$AZ$261];[.$BC$6:.$BC$261])" office:value-type="float" office:value="12" calcext:value-type="float">
            <text:p>12</text:p>
          </table:table-cell>
          <table:table-cell table:style-name="ce8" table:formula="of:=LOOKUP([.AN40];[.$AZ$6:.$AZ$261];[.$BC$6:.$BC$261])" office:value-type="float" office:value="12" calcext:value-type="float">
            <text:p>12</text:p>
          </table:table-cell>
          <table:table-cell table:style-name="ce8" table:formula="of:=LOOKUP([.AO40];[.$AZ$6:.$AZ$261];[.$BC$6:.$BC$261])" office:value-type="float" office:value="12" calcext:value-type="float">
            <text:p>12</text:p>
          </table:table-cell>
          <table:table-cell table:style-name="ce8" table:formula="of:=LOOKUP([.AP40];[.$AZ$6:.$AZ$261];[.$BC$6:.$BC$261])" office:value-type="float" office:value="3" calcext:value-type="float">
            <text:p>3</text:p>
          </table:table-cell>
          <table:table-cell table:style-name="ce8" table:formula="of:=LOOKUP([.AQ40];[.$AZ$6:.$AZ$261];[.$BC$6:.$BC$261])" office:value-type="float" office:value="3" calcext:value-type="float">
            <text:p>3</text:p>
          </table:table-cell>
          <table:table-cell table:style-name="ce8" table:formula="of:=LOOKUP([.AR40];[.$AZ$6:.$AZ$261];[.$BC$6:.$BC$261])" office:value-type="float" office:value="3" calcext:value-type="float">
            <text:p>3</text:p>
          </table:table-cell>
          <table:table-cell table:style-name="ce8" table:formula="of:=LOOKUP([.AS40];[.$AZ$6:.$AZ$261];[.$BC$6:.$BC$261])" office:value-type="float" office:value="2" calcext:value-type="float">
            <text:p>2</text:p>
          </table:table-cell>
          <table:table-cell table:style-name="ce8" table:formula="of:=LOOKUP([.AT40];[.$AZ$6:.$AZ$261];[.$BC$6:.$BC$261])" office:value-type="float" office:value="2" calcext:value-type="float">
            <text:p>2</text:p>
          </table:table-cell>
          <table:table-cell table:style-name="ce8" table:formula="of:=LOOKUP([.AU40];[.$AZ$6:.$AZ$261];[.$BC$6:.$BC$261])" office:value-type="float" office:value="2" calcext:value-type="float">
            <text:p>2</text:p>
          </table:table-cell>
          <table:table-cell table:style-name="ce8" table:formula="of:=LOOKUP([.AV40];[.$AZ$6:.$AZ$261];[.$BC$6:.$BC$261])" office:value-type="float" office:value="3" calcext:value-type="float">
            <text:p>3</text:p>
          </table:table-cell>
          <table:table-cell table:style-name="ce8" table:formula="of:=LOOKUP([.AW40];[.$AZ$6:.$AZ$261];[.$BC$6:.$BC$261])" office:value-type="float" office:value="4" calcext:value-type="float">
            <text:p>4</text:p>
          </table:table-cell>
          <table:table-cell table:style-name="ce8" table:formula="of:=LOOKUP([.AX40];[.$AZ$6:.$AZ$261];[.$BC$6:.$BC$261])" office:value-type="float" office:value="4" calcext:value-type="float">
            <text:p>4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$A$1:.$AX$69];[.AZ112])" office:value-type="float" office:value="12" calcext:value-type="float">
            <text:p>12</text:p>
          </table:table-cell>
          <table:table-cell table:formula="of:=COUNTIF([.$A$73:.$AX$141];[.AZ112])" office:value-type="float" office:value="12" calcext:value-type="float">
            <text:p>12</text:p>
          </table:table-cell>
          <table:table-cell table:formula="of:=IF([.AZ112]&lt;[.$BA$1];0;IF([.AZ112]&gt;=[.$BC$1];255;ROUNDDOWN(([.AZ112]-[.$BA$1])/([.$BC$1]-[.$BA$1])*255)))" office:value-type="float" office:value="106" calcext:value-type="float">
            <text:p>106</text:p>
          </table:table-cell>
        </table:table-row>
        <table:table-row table:style-name="ro1">
          <table:table-cell table:style-name="ce8" table:formula="of:=LOOKUP([.A41];[.$AZ$6:.$AZ$261];[.$BC$6:.$BC$261])" office:value-type="float" office:value="76" calcext:value-type="float">
            <text:p>76</text:p>
          </table:table-cell>
          <table:table-cell table:style-name="ce8" table:formula="of:=LOOKUP([.B41];[.$AZ$6:.$AZ$261];[.$BC$6:.$BC$261])" office:value-type="float" office:value="61" calcext:value-type="float">
            <text:p>61</text:p>
          </table:table-cell>
          <table:table-cell table:style-name="ce8" table:formula="of:=LOOKUP([.C41];[.$AZ$6:.$AZ$261];[.$BC$6:.$BC$261])" office:value-type="float" office:value="52" calcext:value-type="float">
            <text:p>52</text:p>
          </table:table-cell>
          <table:table-cell table:style-name="ce8" table:formula="of:=LOOKUP([.D41];[.$AZ$6:.$AZ$261];[.$BC$6:.$BC$261])" office:value-type="float" office:value="46" calcext:value-type="float">
            <text:p>46</text:p>
          </table:table-cell>
          <table:table-cell table:style-name="ce8" table:formula="of:=LOOKUP([.E41];[.$AZ$6:.$AZ$261];[.$BC$6:.$BC$261])" office:value-type="float" office:value="45" calcext:value-type="float">
            <text:p>45</text:p>
          </table:table-cell>
          <table:table-cell table:style-name="ce8" table:formula="of:=LOOKUP([.F41];[.$AZ$6:.$AZ$261];[.$BC$6:.$BC$261])" office:value-type="float" office:value="51" calcext:value-type="float">
            <text:p>51</text:p>
          </table:table-cell>
          <table:table-cell table:style-name="ce8" table:formula="of:=LOOKUP([.G41];[.$AZ$6:.$AZ$261];[.$BC$6:.$BC$261])" office:value-type="float" office:value="58" calcext:value-type="float">
            <text:p>58</text:p>
          </table:table-cell>
          <table:table-cell table:style-name="ce8" table:formula="of:=LOOKUP([.H41];[.$AZ$6:.$AZ$261];[.$BC$6:.$BC$261])" office:value-type="float" office:value="68" calcext:value-type="float">
            <text:p>68</text:p>
          </table:table-cell>
          <table:table-cell table:style-name="ce8" table:formula="of:=LOOKUP([.I41];[.$AZ$6:.$AZ$261];[.$BC$6:.$BC$261])" office:value-type="float" office:value="75" calcext:value-type="float">
            <text:p>75</text:p>
          </table:table-cell>
          <table:table-cell table:style-name="ce8" table:formula="of:=LOOKUP([.J41];[.$AZ$6:.$AZ$261];[.$BC$6:.$BC$261])" office:value-type="float" office:value="79" calcext:value-type="float">
            <text:p>79</text:p>
          </table:table-cell>
          <table:table-cell table:style-name="ce8" table:formula="of:=LOOKUP([.K41];[.$AZ$6:.$AZ$261];[.$BC$6:.$BC$261])" office:value-type="float" office:value="80" calcext:value-type="float">
            <text:p>80</text:p>
          </table:table-cell>
          <table:table-cell table:style-name="ce8" table:formula="of:=LOOKUP([.L41];[.$AZ$6:.$AZ$261];[.$BC$6:.$BC$261])" office:value-type="float" office:value="75" calcext:value-type="float">
            <text:p>75</text:p>
          </table:table-cell>
          <table:table-cell table:style-name="ce8" table:formula="of:=LOOKUP([.M41];[.$AZ$6:.$AZ$261];[.$BC$6:.$BC$261])" office:value-type="float" office:value="77" calcext:value-type="float">
            <text:p>77</text:p>
          </table:table-cell>
          <table:table-cell table:style-name="ce8" table:formula="of:=LOOKUP([.N41];[.$AZ$6:.$AZ$261];[.$BC$6:.$BC$261])" office:value-type="float" office:value="82" calcext:value-type="float">
            <text:p>82</text:p>
          </table:table-cell>
          <table:table-cell table:style-name="ce8" table:formula="of:=LOOKUP([.O41];[.$AZ$6:.$AZ$261];[.$BC$6:.$BC$261])" office:value-type="float" office:value="82" calcext:value-type="float">
            <text:p>82</text:p>
          </table:table-cell>
          <table:table-cell table:style-name="ce8" table:formula="of:=LOOKUP([.P41];[.$AZ$6:.$AZ$261];[.$BC$6:.$BC$261])" office:value-type="float" office:value="71" calcext:value-type="float">
            <text:p>71</text:p>
          </table:table-cell>
          <table:table-cell table:style-name="ce8" table:formula="of:=LOOKUP([.Q41];[.$AZ$6:.$AZ$261];[.$BC$6:.$BC$261])" office:value-type="float" office:value="67" calcext:value-type="float">
            <text:p>67</text:p>
          </table:table-cell>
          <table:table-cell table:style-name="ce8" table:formula="of:=LOOKUP([.R41];[.$AZ$6:.$AZ$261];[.$BC$6:.$BC$261])" office:value-type="float" office:value="62" calcext:value-type="float">
            <text:p>62</text:p>
          </table:table-cell>
          <table:table-cell table:style-name="ce8" table:formula="of:=LOOKUP([.S41];[.$AZ$6:.$AZ$261];[.$BC$6:.$BC$261])" office:value-type="float" office:value="40" calcext:value-type="float">
            <text:p>40</text:p>
          </table:table-cell>
          <table:table-cell table:style-name="ce8" table:formula="of:=LOOKUP([.T41];[.$AZ$6:.$AZ$261];[.$BC$6:.$BC$261])" office:value-type="float" office:value="68" calcext:value-type="float">
            <text:p>68</text:p>
          </table:table-cell>
          <table:table-cell table:style-name="ce8" table:formula="of:=LOOKUP([.U41];[.$AZ$6:.$AZ$261];[.$BC$6:.$BC$261])" office:value-type="float" office:value="86" calcext:value-type="float">
            <text:p>86</text:p>
          </table:table-cell>
          <table:table-cell table:style-name="ce8" table:formula="of:=LOOKUP([.V41];[.$AZ$6:.$AZ$261];[.$BC$6:.$BC$261])" office:value-type="float" office:value="78" calcext:value-type="float">
            <text:p>78</text:p>
          </table:table-cell>
          <table:table-cell table:style-name="ce8" table:formula="of:=LOOKUP([.W41];[.$AZ$6:.$AZ$261];[.$BC$6:.$BC$261])" office:value-type="float" office:value="52" calcext:value-type="float">
            <text:p>52</text:p>
          </table:table-cell>
          <table:table-cell table:style-name="ce8" table:formula="of:=LOOKUP([.X41];[.$AZ$6:.$AZ$261];[.$BC$6:.$BC$261])" office:value-type="float" office:value="24" calcext:value-type="float">
            <text:p>24</text:p>
          </table:table-cell>
          <table:table-cell table:style-name="ce8" table:formula="of:=LOOKUP([.Y41];[.$AZ$6:.$AZ$261];[.$BC$6:.$BC$261])" office:value-type="float" office:value="11" calcext:value-type="float">
            <text:p>11</text:p>
          </table:table-cell>
          <table:table-cell table:style-name="ce8" table:formula="of:=LOOKUP([.Z41];[.$AZ$6:.$AZ$261];[.$BC$6:.$BC$261])" office:value-type="float" office:value="13" calcext:value-type="float">
            <text:p>13</text:p>
          </table:table-cell>
          <table:table-cell table:style-name="ce8" table:formula="of:=LOOKUP([.AA41];[.$AZ$6:.$AZ$261];[.$BC$6:.$BC$261])" office:value-type="float" office:value="24" calcext:value-type="float">
            <text:p>24</text:p>
          </table:table-cell>
          <table:table-cell table:style-name="ce8" table:formula="of:=LOOKUP([.AB41];[.$AZ$6:.$AZ$261];[.$BC$6:.$BC$261])" office:value-type="float" office:value="30" calcext:value-type="float">
            <text:p>30</text:p>
          </table:table-cell>
          <table:table-cell table:style-name="ce8" table:formula="of:=LOOKUP([.AC41];[.$AZ$6:.$AZ$261];[.$BC$6:.$BC$261])" office:value-type="float" office:value="27" calcext:value-type="float">
            <text:p>27</text:p>
          </table:table-cell>
          <table:table-cell table:style-name="ce8" table:formula="of:=LOOKUP([.AD41];[.$AZ$6:.$AZ$261];[.$BC$6:.$BC$261])" office:value-type="float" office:value="26" calcext:value-type="float">
            <text:p>26</text:p>
          </table:table-cell>
          <table:table-cell table:style-name="ce8" table:formula="of:=LOOKUP([.AE41];[.$AZ$6:.$AZ$261];[.$BC$6:.$BC$261])" office:value-type="float" office:value="26" calcext:value-type="float">
            <text:p>26</text:p>
          </table:table-cell>
          <table:table-cell table:style-name="ce8" table:formula="of:=LOOKUP([.AF41];[.$AZ$6:.$AZ$261];[.$BC$6:.$BC$261])" office:value-type="float" office:value="26" calcext:value-type="float">
            <text:p>26</text:p>
          </table:table-cell>
          <table:table-cell table:style-name="ce8" table:formula="of:=LOOKUP([.AG41];[.$AZ$6:.$AZ$261];[.$BC$6:.$BC$261])" office:value-type="float" office:value="25" calcext:value-type="float">
            <text:p>25</text:p>
          </table:table-cell>
          <table:table-cell table:style-name="ce8" table:formula="of:=LOOKUP([.AH41];[.$AZ$6:.$AZ$261];[.$BC$6:.$BC$261])" office:value-type="float" office:value="24" calcext:value-type="float">
            <text:p>24</text:p>
          </table:table-cell>
          <table:table-cell table:style-name="ce8" table:formula="of:=LOOKUP([.AI41];[.$AZ$6:.$AZ$261];[.$BC$6:.$BC$261])" office:value-type="float" office:value="23" calcext:value-type="float">
            <text:p>23</text:p>
          </table:table-cell>
          <table:table-cell table:style-name="ce8" table:formula="of:=LOOKUP([.AJ41];[.$AZ$6:.$AZ$261];[.$BC$6:.$BC$261])" office:value-type="float" office:value="19" calcext:value-type="float">
            <text:p>19</text:p>
          </table:table-cell>
          <table:table-cell table:style-name="ce8" table:formula="of:=LOOKUP([.AK41];[.$AZ$6:.$AZ$261];[.$BC$6:.$BC$261])" office:value-type="float" office:value="13" calcext:value-type="float">
            <text:p>13</text:p>
          </table:table-cell>
          <table:table-cell table:style-name="ce8" table:formula="of:=LOOKUP([.AL41];[.$AZ$6:.$AZ$261];[.$BC$6:.$BC$261])" office:value-type="float" office:value="11" calcext:value-type="float">
            <text:p>11</text:p>
          </table:table-cell>
          <table:table-cell table:style-name="ce8" table:formula="of:=LOOKUP([.AM41];[.$AZ$6:.$AZ$261];[.$BC$6:.$BC$261])" office:value-type="float" office:value="10" calcext:value-type="float">
            <text:p>10</text:p>
          </table:table-cell>
          <table:table-cell table:style-name="ce8" table:formula="of:=LOOKUP([.AN41];[.$AZ$6:.$AZ$261];[.$BC$6:.$BC$261])" office:value-type="float" office:value="11" calcext:value-type="float">
            <text:p>11</text:p>
          </table:table-cell>
          <table:table-cell table:style-name="ce8" table:formula="of:=LOOKUP([.AO41];[.$AZ$6:.$AZ$261];[.$BC$6:.$BC$261])" office:value-type="float" office:value="4" calcext:value-type="float">
            <text:p>4</text:p>
          </table:table-cell>
          <table:table-cell table:style-name="ce8" table:formula="of:=LOOKUP([.AP41];[.$AZ$6:.$AZ$261];[.$BC$6:.$BC$261])" office:value-type="float" office:value="3" calcext:value-type="float">
            <text:p>3</text:p>
          </table:table-cell>
          <table:table-cell table:style-name="ce8" table:formula="of:=LOOKUP([.AQ41];[.$AZ$6:.$AZ$261];[.$BC$6:.$BC$261])" office:value-type="float" office:value="3" calcext:value-type="float">
            <text:p>3</text:p>
          </table:table-cell>
          <table:table-cell table:style-name="ce8" table:formula="of:=LOOKUP([.AR41];[.$AZ$6:.$AZ$261];[.$BC$6:.$BC$261])" office:value-type="float" office:value="3" calcext:value-type="float">
            <text:p>3</text:p>
          </table:table-cell>
          <table:table-cell table:style-name="ce8" table:formula="of:=LOOKUP([.AS41];[.$AZ$6:.$AZ$261];[.$BC$6:.$BC$261])" office:value-type="float" office:value="2" calcext:value-type="float">
            <text:p>2</text:p>
          </table:table-cell>
          <table:table-cell table:style-name="ce8" table:formula="of:=LOOKUP([.AT41];[.$AZ$6:.$AZ$261];[.$BC$6:.$BC$261])" office:value-type="float" office:value="2" calcext:value-type="float">
            <text:p>2</text:p>
          </table:table-cell>
          <table:table-cell table:style-name="ce8" table:formula="of:=LOOKUP([.AU41];[.$AZ$6:.$AZ$261];[.$BC$6:.$BC$261])" office:value-type="float" office:value="2" calcext:value-type="float">
            <text:p>2</text:p>
          </table:table-cell>
          <table:table-cell table:style-name="ce8" table:formula="of:=LOOKUP([.AV41];[.$AZ$6:.$AZ$261];[.$BC$6:.$BC$261])" office:value-type="float" office:value="3" calcext:value-type="float">
            <text:p>3</text:p>
          </table:table-cell>
          <table:table-cell table:style-name="ce8" table:formula="of:=LOOKUP([.AW41];[.$AZ$6:.$AZ$261];[.$BC$6:.$BC$261])" office:value-type="float" office:value="4" calcext:value-type="float">
            <text:p>4</text:p>
          </table:table-cell>
          <table:table-cell table:style-name="ce8" table:formula="of:=LOOKUP([.AX41];[.$AZ$6:.$AZ$261];[.$BC$6:.$BC$261])" office:value-type="float" office:value="7" calcext:value-type="float">
            <text:p>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$A$1:.$AX$69];[.AZ113])" office:value-type="float" office:value="10" calcext:value-type="float">
            <text:p>10</text:p>
          </table:table-cell>
          <table:table-cell table:formula="of:=COUNTIF([.$A$73:.$AX$141];[.AZ113])" office:value-type="float" office:value="10" calcext:value-type="float">
            <text:p>10</text:p>
          </table:table-cell>
          <table:table-cell table:formula="of:=IF([.AZ113]&lt;[.$BA$1];0;IF([.AZ113]&gt;=[.$BC$1];255;ROUNDDOWN(([.AZ113]-[.$BA$1])/([.$BC$1]-[.$BA$1])*255)))" office:value-type="float" office:value="107" calcext:value-type="float">
            <text:p>107</text:p>
          </table:table-cell>
        </table:table-row>
        <table:table-row table:style-name="ro1">
          <table:table-cell table:style-name="ce8" table:formula="of:=LOOKUP([.A42];[.$AZ$6:.$AZ$261];[.$BC$6:.$BC$261])" office:value-type="float" office:value="67" calcext:value-type="float">
            <text:p>67</text:p>
          </table:table-cell>
          <table:table-cell table:style-name="ce8" table:formula="of:=LOOKUP([.B42];[.$AZ$6:.$AZ$261];[.$BC$6:.$BC$261])" office:value-type="float" office:value="61" calcext:value-type="float">
            <text:p>61</text:p>
          </table:table-cell>
          <table:table-cell table:style-name="ce8" table:formula="of:=LOOKUP([.C42];[.$AZ$6:.$AZ$261];[.$BC$6:.$BC$261])" office:value-type="float" office:value="57" calcext:value-type="float">
            <text:p>57</text:p>
          </table:table-cell>
          <table:table-cell table:style-name="ce8" table:formula="of:=LOOKUP([.D42];[.$AZ$6:.$AZ$261];[.$BC$6:.$BC$261])" office:value-type="float" office:value="53" calcext:value-type="float">
            <text:p>53</text:p>
          </table:table-cell>
          <table:table-cell table:style-name="ce8" table:formula="of:=LOOKUP([.E42];[.$AZ$6:.$AZ$261];[.$BC$6:.$BC$261])" office:value-type="float" office:value="51" calcext:value-type="float">
            <text:p>51</text:p>
          </table:table-cell>
          <table:table-cell table:style-name="ce8" table:formula="of:=LOOKUP([.F42];[.$AZ$6:.$AZ$261];[.$BC$6:.$BC$261])" office:value-type="float" office:value="53" calcext:value-type="float">
            <text:p>53</text:p>
          </table:table-cell>
          <table:table-cell table:style-name="ce8" table:formula="of:=LOOKUP([.G42];[.$AZ$6:.$AZ$261];[.$BC$6:.$BC$261])" office:value-type="float" office:value="54" calcext:value-type="float">
            <text:p>54</text:p>
          </table:table-cell>
          <table:table-cell table:style-name="ce8" table:formula="of:=LOOKUP([.H42];[.$AZ$6:.$AZ$261];[.$BC$6:.$BC$261])" office:value-type="float" office:value="53" calcext:value-type="float">
            <text:p>53</text:p>
          </table:table-cell>
          <table:table-cell table:style-name="ce8" table:formula="of:=LOOKUP([.I42];[.$AZ$6:.$AZ$261];[.$BC$6:.$BC$261])" office:value-type="float" office:value="57" calcext:value-type="float">
            <text:p>57</text:p>
          </table:table-cell>
          <table:table-cell table:style-name="ce8" table:formula="of:=LOOKUP([.J42];[.$AZ$6:.$AZ$261];[.$BC$6:.$BC$261])" office:value-type="float" office:value="68" calcext:value-type="float">
            <text:p>68</text:p>
          </table:table-cell>
          <table:table-cell table:style-name="ce8" table:formula="of:=LOOKUP([.K42];[.$AZ$6:.$AZ$261];[.$BC$6:.$BC$261])" office:value-type="float" office:value="67" calcext:value-type="float">
            <text:p>67</text:p>
          </table:table-cell>
          <table:table-cell table:style-name="ce8" table:formula="of:=LOOKUP([.L42];[.$AZ$6:.$AZ$261];[.$BC$6:.$BC$261])" office:value-type="float" office:value="68" calcext:value-type="float">
            <text:p>68</text:p>
          </table:table-cell>
          <table:table-cell table:style-name="ce8" table:formula="of:=LOOKUP([.M42];[.$AZ$6:.$AZ$261];[.$BC$6:.$BC$261])" office:value-type="float" office:value="67" calcext:value-type="float">
            <text:p>67</text:p>
          </table:table-cell>
          <table:table-cell table:style-name="ce8" table:formula="of:=LOOKUP([.N42];[.$AZ$6:.$AZ$261];[.$BC$6:.$BC$261])" office:value-type="float" office:value="74" calcext:value-type="float">
            <text:p>74</text:p>
          </table:table-cell>
          <table:table-cell table:style-name="ce8" table:formula="of:=LOOKUP([.O42];[.$AZ$6:.$AZ$261];[.$BC$6:.$BC$261])" office:value-type="float" office:value="66" calcext:value-type="float">
            <text:p>66</text:p>
          </table:table-cell>
          <table:table-cell table:style-name="ce8" table:formula="of:=LOOKUP([.P42];[.$AZ$6:.$AZ$261];[.$BC$6:.$BC$261])" office:value-type="float" office:value="60" calcext:value-type="float">
            <text:p>60</text:p>
          </table:table-cell>
          <table:table-cell table:style-name="ce8" table:formula="of:=LOOKUP([.Q42];[.$AZ$6:.$AZ$261];[.$BC$6:.$BC$261])" office:value-type="float" office:value="58" calcext:value-type="float">
            <text:p>58</text:p>
          </table:table-cell>
          <table:table-cell table:style-name="ce8" table:formula="of:=LOOKUP([.R42];[.$AZ$6:.$AZ$261];[.$BC$6:.$BC$261])" office:value-type="float" office:value="46" calcext:value-type="float">
            <text:p>46</text:p>
          </table:table-cell>
          <table:table-cell table:style-name="ce8" table:formula="of:=LOOKUP([.S42];[.$AZ$6:.$AZ$261];[.$BC$6:.$BC$261])" office:value-type="float" office:value="42" calcext:value-type="float">
            <text:p>42</text:p>
          </table:table-cell>
          <table:table-cell table:style-name="ce8" table:formula="of:=LOOKUP([.T42];[.$AZ$6:.$AZ$261];[.$BC$6:.$BC$261])" office:value-type="float" office:value="82" calcext:value-type="float">
            <text:p>82</text:p>
          </table:table-cell>
          <table:table-cell table:style-name="ce8" table:formula="of:=LOOKUP([.U42];[.$AZ$6:.$AZ$261];[.$BC$6:.$BC$261])" office:value-type="float" office:value="87" calcext:value-type="float">
            <text:p>87</text:p>
          </table:table-cell>
          <table:table-cell table:style-name="ce8" table:formula="of:=LOOKUP([.V42];[.$AZ$6:.$AZ$261];[.$BC$6:.$BC$261])" office:value-type="float" office:value="80" calcext:value-type="float">
            <text:p>80</text:p>
          </table:table-cell>
          <table:table-cell table:style-name="ce8" table:formula="of:=LOOKUP([.W42];[.$AZ$6:.$AZ$261];[.$BC$6:.$BC$261])" office:value-type="float" office:value="50" calcext:value-type="float">
            <text:p>50</text:p>
          </table:table-cell>
          <table:table-cell table:style-name="ce8" table:formula="of:=LOOKUP([.X42];[.$AZ$6:.$AZ$261];[.$BC$6:.$BC$261])" office:value-type="float" office:value="20" calcext:value-type="float">
            <text:p>20</text:p>
          </table:table-cell>
          <table:table-cell table:style-name="ce8" table:formula="of:=LOOKUP([.Y42];[.$AZ$6:.$AZ$261];[.$BC$6:.$BC$261])" office:value-type="float" office:value="14" calcext:value-type="float">
            <text:p>14</text:p>
          </table:table-cell>
          <table:table-cell table:style-name="ce8" table:formula="of:=LOOKUP([.Z42];[.$AZ$6:.$AZ$261];[.$BC$6:.$BC$261])" office:value-type="float" office:value="29" calcext:value-type="float">
            <text:p>29</text:p>
          </table:table-cell>
          <table:table-cell table:style-name="ce8" table:formula="of:=LOOKUP([.AA42];[.$AZ$6:.$AZ$261];[.$BC$6:.$BC$261])" office:value-type="float" office:value="30" calcext:value-type="float">
            <text:p>30</text:p>
          </table:table-cell>
          <table:table-cell table:style-name="ce8" table:formula="of:=LOOKUP([.AB42];[.$AZ$6:.$AZ$261];[.$BC$6:.$BC$261])" office:value-type="float" office:value="28" calcext:value-type="float">
            <text:p>28</text:p>
          </table:table-cell>
          <table:table-cell table:style-name="ce8" table:formula="of:=LOOKUP([.AC42];[.$AZ$6:.$AZ$261];[.$BC$6:.$BC$261])" office:value-type="float" office:value="25" calcext:value-type="float">
            <text:p>25</text:p>
          </table:table-cell>
          <table:table-cell table:style-name="ce8" table:formula="of:=LOOKUP([.AD42];[.$AZ$6:.$AZ$261];[.$BC$6:.$BC$261])" office:value-type="float" office:value="25" calcext:value-type="float">
            <text:p>25</text:p>
          </table:table-cell>
          <table:table-cell table:style-name="ce8" table:formula="of:=LOOKUP([.AE42];[.$AZ$6:.$AZ$261];[.$BC$6:.$BC$261])" office:value-type="float" office:value="25" calcext:value-type="float">
            <text:p>25</text:p>
          </table:table-cell>
          <table:table-cell table:style-name="ce8" table:formula="of:=LOOKUP([.AF42];[.$AZ$6:.$AZ$261];[.$BC$6:.$BC$261])" office:value-type="float" office:value="25" calcext:value-type="float">
            <text:p>25</text:p>
          </table:table-cell>
          <table:table-cell table:style-name="ce8" table:formula="of:=LOOKUP([.AG42];[.$AZ$6:.$AZ$261];[.$BC$6:.$BC$261])" office:value-type="float" office:value="23" calcext:value-type="float">
            <text:p>23</text:p>
          </table:table-cell>
          <table:table-cell table:style-name="ce8" table:formula="of:=LOOKUP([.AH42];[.$AZ$6:.$AZ$261];[.$BC$6:.$BC$261])" office:value-type="float" office:value="20" calcext:value-type="float">
            <text:p>20</text:p>
          </table:table-cell>
          <table:table-cell table:style-name="ce8" table:formula="of:=LOOKUP([.AI42];[.$AZ$6:.$AZ$261];[.$BC$6:.$BC$261])" office:value-type="float" office:value="15" calcext:value-type="float">
            <text:p>15</text:p>
          </table:table-cell>
          <table:table-cell table:style-name="ce8" table:formula="of:=LOOKUP([.AJ42];[.$AZ$6:.$AZ$261];[.$BC$6:.$BC$261])" office:value-type="float" office:value="9" calcext:value-type="float">
            <text:p>9</text:p>
          </table:table-cell>
          <table:table-cell table:style-name="ce8" table:formula="of:=LOOKUP([.AK42];[.$AZ$6:.$AZ$261];[.$BC$6:.$BC$261])" office:value-type="float" office:value="9" calcext:value-type="float">
            <text:p>9</text:p>
          </table:table-cell>
          <table:table-cell table:style-name="ce8" table:formula="of:=LOOKUP([.AL42];[.$AZ$6:.$AZ$261];[.$BC$6:.$BC$261])" office:value-type="float" office:value="11" calcext:value-type="float">
            <text:p>11</text:p>
          </table:table-cell>
          <table:table-cell table:style-name="ce8" table:formula="of:=LOOKUP([.AM42];[.$AZ$6:.$AZ$261];[.$BC$6:.$BC$261])" office:value-type="float" office:value="11" calcext:value-type="float">
            <text:p>11</text:p>
          </table:table-cell>
          <table:table-cell table:style-name="ce8" table:formula="of:=LOOKUP([.AN42];[.$AZ$6:.$AZ$261];[.$BC$6:.$BC$261])" office:value-type="float" office:value="5" calcext:value-type="float">
            <text:p>5</text:p>
          </table:table-cell>
          <table:table-cell table:style-name="ce8" table:formula="of:=LOOKUP([.AO42];[.$AZ$6:.$AZ$261];[.$BC$6:.$BC$261])" office:value-type="float" office:value="3" calcext:value-type="float">
            <text:p>3</text:p>
          </table:table-cell>
          <table:table-cell table:style-name="ce8" table:formula="of:=LOOKUP([.AP42];[.$AZ$6:.$AZ$261];[.$BC$6:.$BC$261])" office:value-type="float" office:value="4" calcext:value-type="float">
            <text:p>4</text:p>
          </table:table-cell>
          <table:table-cell table:style-name="ce8" table:formula="of:=LOOKUP([.AQ42];[.$AZ$6:.$AZ$261];[.$BC$6:.$BC$261])" office:value-type="float" office:value="4" calcext:value-type="float">
            <text:p>4</text:p>
          </table:table-cell>
          <table:table-cell table:style-name="ce8" table:formula="of:=LOOKUP([.AR42];[.$AZ$6:.$AZ$261];[.$BC$6:.$BC$261])" office:value-type="float" office:value="3" calcext:value-type="float">
            <text:p>3</text:p>
          </table:table-cell>
          <table:table-cell table:style-name="ce8" table:formula="of:=LOOKUP([.AS42];[.$AZ$6:.$AZ$261];[.$BC$6:.$BC$261])" office:value-type="float" office:value="3" calcext:value-type="float">
            <text:p>3</text:p>
          </table:table-cell>
          <table:table-cell table:style-name="ce8" table:formula="of:=LOOKUP([.AT42];[.$AZ$6:.$AZ$261];[.$BC$6:.$BC$261])" office:value-type="float" office:value="2" calcext:value-type="float">
            <text:p>2</text:p>
          </table:table-cell>
          <table:table-cell table:style-name="ce8" table:formula="of:=LOOKUP([.AU42];[.$AZ$6:.$AZ$261];[.$BC$6:.$BC$261])" office:value-type="float" office:value="3" calcext:value-type="float">
            <text:p>3</text:p>
          </table:table-cell>
          <table:table-cell table:style-name="ce8" table:formula="of:=LOOKUP([.AV42];[.$AZ$6:.$AZ$261];[.$BC$6:.$BC$261])" office:value-type="float" office:value="4" calcext:value-type="float">
            <text:p>4</text:p>
          </table:table-cell>
          <table:table-cell table:style-name="ce8" table:formula="of:=LOOKUP([.AW42];[.$AZ$6:.$AZ$261];[.$BC$6:.$BC$261])" office:value-type="float" office:value="4" calcext:value-type="float">
            <text:p>4</text:p>
          </table:table-cell>
          <table:table-cell table:style-name="ce8" table:formula="of:=LOOKUP([.AX42];[.$AZ$6:.$AZ$261];[.$BC$6:.$BC$261])" office:value-type="float" office:value="11" calcext:value-type="float">
            <text:p>1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$A$1:.$AX$69];[.AZ114])" office:value-type="float" office:value="8" calcext:value-type="float">
            <text:p>8</text:p>
          </table:table-cell>
          <table:table-cell table:formula="of:=COUNTIF([.$A$73:.$AX$141];[.AZ114])" office:value-type="float" office:value="8" calcext:value-type="float">
            <text:p>8</text:p>
          </table:table-cell>
          <table:table-cell table:formula="of:=IF([.AZ114]&lt;[.$BA$1];0;IF([.AZ114]&gt;=[.$BC$1];255;ROUNDDOWN(([.AZ114]-[.$BA$1])/([.$BC$1]-[.$BA$1])*255)))" office:value-type="float" office:value="108" calcext:value-type="float">
            <text:p>108</text:p>
          </table:table-cell>
        </table:table-row>
        <table:table-row table:style-name="ro1">
          <table:table-cell table:style-name="ce8" table:formula="of:=LOOKUP([.A43];[.$AZ$6:.$AZ$261];[.$BC$6:.$BC$261])" office:value-type="float" office:value="70" calcext:value-type="float">
            <text:p>70</text:p>
          </table:table-cell>
          <table:table-cell table:style-name="ce8" table:formula="of:=LOOKUP([.B43];[.$AZ$6:.$AZ$261];[.$BC$6:.$BC$261])" office:value-type="float" office:value="61" calcext:value-type="float">
            <text:p>61</text:p>
          </table:table-cell>
          <table:table-cell table:style-name="ce8" table:formula="of:=LOOKUP([.C43];[.$AZ$6:.$AZ$261];[.$BC$6:.$BC$261])" office:value-type="float" office:value="58" calcext:value-type="float">
            <text:p>58</text:p>
          </table:table-cell>
          <table:table-cell table:style-name="ce8" table:formula="of:=LOOKUP([.D43];[.$AZ$6:.$AZ$261];[.$BC$6:.$BC$261])" office:value-type="float" office:value="55" calcext:value-type="float">
            <text:p>55</text:p>
          </table:table-cell>
          <table:table-cell table:style-name="ce8" table:formula="of:=LOOKUP([.E43];[.$AZ$6:.$AZ$261];[.$BC$6:.$BC$261])" office:value-type="float" office:value="51" calcext:value-type="float">
            <text:p>51</text:p>
          </table:table-cell>
          <table:table-cell table:style-name="ce8" table:formula="of:=LOOKUP([.F43];[.$AZ$6:.$AZ$261];[.$BC$6:.$BC$261])" office:value-type="float" office:value="51" calcext:value-type="float">
            <text:p>51</text:p>
          </table:table-cell>
          <table:table-cell table:style-name="ce8" table:formula="of:=LOOKUP([.G43];[.$AZ$6:.$AZ$261];[.$BC$6:.$BC$261])" office:value-type="float" office:value="51" calcext:value-type="float">
            <text:p>51</text:p>
          </table:table-cell>
          <table:table-cell table:style-name="ce8" table:formula="of:=LOOKUP([.H43];[.$AZ$6:.$AZ$261];[.$BC$6:.$BC$261])" office:value-type="float" office:value="53" calcext:value-type="float">
            <text:p>53</text:p>
          </table:table-cell>
          <table:table-cell table:style-name="ce8" table:formula="of:=LOOKUP([.I43];[.$AZ$6:.$AZ$261];[.$BC$6:.$BC$261])" office:value-type="float" office:value="53" calcext:value-type="float">
            <text:p>53</text:p>
          </table:table-cell>
          <table:table-cell table:style-name="ce8" table:formula="of:=LOOKUP([.J43];[.$AZ$6:.$AZ$261];[.$BC$6:.$BC$261])" office:value-type="float" office:value="49" calcext:value-type="float">
            <text:p>49</text:p>
          </table:table-cell>
          <table:table-cell table:style-name="ce8" table:formula="of:=LOOKUP([.K43];[.$AZ$6:.$AZ$261];[.$BC$6:.$BC$261])" office:value-type="float" office:value="51" calcext:value-type="float">
            <text:p>51</text:p>
          </table:table-cell>
          <table:table-cell table:style-name="ce8" table:formula="of:=LOOKUP([.L43];[.$AZ$6:.$AZ$261];[.$BC$6:.$BC$261])" office:value-type="float" office:value="58" calcext:value-type="float">
            <text:p>58</text:p>
          </table:table-cell>
          <table:table-cell table:style-name="ce8" table:formula="of:=LOOKUP([.M43];[.$AZ$6:.$AZ$261];[.$BC$6:.$BC$261])" office:value-type="float" office:value="59" calcext:value-type="float">
            <text:p>59</text:p>
          </table:table-cell>
          <table:table-cell table:style-name="ce8" table:formula="of:=LOOKUP([.N43];[.$AZ$6:.$AZ$261];[.$BC$6:.$BC$261])" office:value-type="float" office:value="61" calcext:value-type="float">
            <text:p>61</text:p>
          </table:table-cell>
          <table:table-cell table:style-name="ce8" table:formula="of:=LOOKUP([.O43];[.$AZ$6:.$AZ$261];[.$BC$6:.$BC$261])" office:value-type="float" office:value="58" calcext:value-type="float">
            <text:p>58</text:p>
          </table:table-cell>
          <table:table-cell table:style-name="ce8" table:formula="of:=LOOKUP([.P43];[.$AZ$6:.$AZ$261];[.$BC$6:.$BC$261])" office:value-type="float" office:value="53" calcext:value-type="float">
            <text:p>53</text:p>
          </table:table-cell>
          <table:table-cell table:style-name="ce8" table:formula="of:=LOOKUP([.Q43];[.$AZ$6:.$AZ$261];[.$BC$6:.$BC$261])" office:value-type="float" office:value="45" calcext:value-type="float">
            <text:p>45</text:p>
          </table:table-cell>
          <table:table-cell table:style-name="ce8" table:formula="of:=LOOKUP([.R43];[.$AZ$6:.$AZ$261];[.$BC$6:.$BC$261])" office:value-type="float" office:value="40" calcext:value-type="float">
            <text:p>40</text:p>
          </table:table-cell>
          <table:table-cell table:style-name="ce8" table:formula="of:=LOOKUP([.S43];[.$AZ$6:.$AZ$261];[.$BC$6:.$BC$261])" office:value-type="float" office:value="54" calcext:value-type="float">
            <text:p>54</text:p>
          </table:table-cell>
          <table:table-cell table:style-name="ce8" table:formula="of:=LOOKUP([.T43];[.$AZ$6:.$AZ$261];[.$BC$6:.$BC$261])" office:value-type="float" office:value="83" calcext:value-type="float">
            <text:p>83</text:p>
          </table:table-cell>
          <table:table-cell table:style-name="ce8" table:formula="of:=LOOKUP([.U43];[.$AZ$6:.$AZ$261];[.$BC$6:.$BC$261])" office:value-type="float" office:value="85" calcext:value-type="float">
            <text:p>85</text:p>
          </table:table-cell>
          <table:table-cell table:style-name="ce8" table:formula="of:=LOOKUP([.V43];[.$AZ$6:.$AZ$261];[.$BC$6:.$BC$261])" office:value-type="float" office:value="77" calcext:value-type="float">
            <text:p>77</text:p>
          </table:table-cell>
          <table:table-cell table:style-name="ce8" table:formula="of:=LOOKUP([.W43];[.$AZ$6:.$AZ$261];[.$BC$6:.$BC$261])" office:value-type="float" office:value="46" calcext:value-type="float">
            <text:p>46</text:p>
          </table:table-cell>
          <table:table-cell table:style-name="ce8" table:formula="of:=LOOKUP([.X43];[.$AZ$6:.$AZ$261];[.$BC$6:.$BC$261])" office:value-type="float" office:value="19" calcext:value-type="float">
            <text:p>19</text:p>
          </table:table-cell>
          <table:table-cell table:style-name="ce8" table:formula="of:=LOOKUP([.Y43];[.$AZ$6:.$AZ$261];[.$BC$6:.$BC$261])" office:value-type="float" office:value="30" calcext:value-type="float">
            <text:p>30</text:p>
          </table:table-cell>
          <table:table-cell table:style-name="ce8" table:formula="of:=LOOKUP([.Z43];[.$AZ$6:.$AZ$261];[.$BC$6:.$BC$261])" office:value-type="float" office:value="31" calcext:value-type="float">
            <text:p>31</text:p>
          </table:table-cell>
          <table:table-cell table:style-name="ce8" table:formula="of:=LOOKUP([.AA43];[.$AZ$6:.$AZ$261];[.$BC$6:.$BC$261])" office:value-type="float" office:value="29" calcext:value-type="float">
            <text:p>29</text:p>
          </table:table-cell>
          <table:table-cell table:style-name="ce8" table:formula="of:=LOOKUP([.AB43];[.$AZ$6:.$AZ$261];[.$BC$6:.$BC$261])" office:value-type="float" office:value="26" calcext:value-type="float">
            <text:p>26</text:p>
          </table:table-cell>
          <table:table-cell table:style-name="ce8" table:formula="of:=LOOKUP([.AC43];[.$AZ$6:.$AZ$261];[.$BC$6:.$BC$261])" office:value-type="float" office:value="25" calcext:value-type="float">
            <text:p>25</text:p>
          </table:table-cell>
          <table:table-cell table:style-name="ce8" table:formula="of:=LOOKUP([.AD43];[.$AZ$6:.$AZ$261];[.$BC$6:.$BC$261])" office:value-type="float" office:value="25" calcext:value-type="float">
            <text:p>25</text:p>
          </table:table-cell>
          <table:table-cell table:style-name="ce8" table:formula="of:=LOOKUP([.AE43];[.$AZ$6:.$AZ$261];[.$BC$6:.$BC$261])" office:value-type="float" office:value="23" calcext:value-type="float">
            <text:p>23</text:p>
          </table:table-cell>
          <table:table-cell table:style-name="ce8" table:formula="of:=LOOKUP([.AF43];[.$AZ$6:.$AZ$261];[.$BC$6:.$BC$261])" office:value-type="float" office:value="22" calcext:value-type="float">
            <text:p>22</text:p>
          </table:table-cell>
          <table:table-cell table:style-name="ce8" table:formula="of:=LOOKUP([.AG43];[.$AZ$6:.$AZ$261];[.$BC$6:.$BC$261])" office:value-type="float" office:value="17" calcext:value-type="float">
            <text:p>17</text:p>
          </table:table-cell>
          <table:table-cell table:style-name="ce8" table:formula="of:=LOOKUP([.AH43];[.$AZ$6:.$AZ$261];[.$BC$6:.$BC$261])" office:value-type="float" office:value="11" calcext:value-type="float">
            <text:p>11</text:p>
          </table:table-cell>
          <table:table-cell table:style-name="ce8" table:formula="of:=LOOKUP([.AI43];[.$AZ$6:.$AZ$261];[.$BC$6:.$BC$261])" office:value-type="float" office:value="8" calcext:value-type="float">
            <text:p>8</text:p>
          </table:table-cell>
          <table:table-cell table:style-name="ce8" table:formula="of:=LOOKUP([.AJ43];[.$AZ$6:.$AZ$261];[.$BC$6:.$BC$261])" office:value-type="float" office:value="8" calcext:value-type="float">
            <text:p>8</text:p>
          </table:table-cell>
          <table:table-cell table:style-name="ce8" table:formula="of:=LOOKUP([.AK43];[.$AZ$6:.$AZ$261];[.$BC$6:.$BC$261])" office:value-type="float" office:value="9" calcext:value-type="float">
            <text:p>9</text:p>
          </table:table-cell>
          <table:table-cell table:style-name="ce8" table:formula="of:=LOOKUP([.AL43];[.$AZ$6:.$AZ$261];[.$BC$6:.$BC$261])" office:value-type="float" office:value="11" calcext:value-type="float">
            <text:p>11</text:p>
          </table:table-cell>
          <table:table-cell table:style-name="ce8" table:formula="of:=LOOKUP([.AM43];[.$AZ$6:.$AZ$261];[.$BC$6:.$BC$261])" office:value-type="float" office:value="6" calcext:value-type="float">
            <text:p>6</text:p>
          </table:table-cell>
          <table:table-cell table:style-name="ce8" table:formula="of:=LOOKUP([.AN43];[.$AZ$6:.$AZ$261];[.$BC$6:.$BC$261])" office:value-type="float" office:value="3" calcext:value-type="float">
            <text:p>3</text:p>
          </table:table-cell>
          <table:table-cell table:style-name="ce8" table:formula="of:=LOOKUP([.AO43];[.$AZ$6:.$AZ$261];[.$BC$6:.$BC$261])" office:value-type="float" office:value="3" calcext:value-type="float">
            <text:p>3</text:p>
          </table:table-cell>
          <table:table-cell table:style-name="ce8" table:formula="of:=LOOKUP([.AP43];[.$AZ$6:.$AZ$261];[.$BC$6:.$BC$261])" office:value-type="float" office:value="4" calcext:value-type="float">
            <text:p>4</text:p>
          </table:table-cell>
          <table:table-cell table:style-name="ce8" table:formula="of:=LOOKUP([.AQ43];[.$AZ$6:.$AZ$261];[.$BC$6:.$BC$261])" office:value-type="float" office:value="4" calcext:value-type="float">
            <text:p>4</text:p>
          </table:table-cell>
          <table:table-cell table:style-name="ce8" table:formula="of:=LOOKUP([.AR43];[.$AZ$6:.$AZ$261];[.$BC$6:.$BC$261])" office:value-type="float" office:value="3" calcext:value-type="float">
            <text:p>3</text:p>
          </table:table-cell>
          <table:table-cell table:style-name="ce8" table:formula="of:=LOOKUP([.AS43];[.$AZ$6:.$AZ$261];[.$BC$6:.$BC$261])" office:value-type="float" office:value="3" calcext:value-type="float">
            <text:p>3</text:p>
          </table:table-cell>
          <table:table-cell table:style-name="ce8" table:formula="of:=LOOKUP([.AT43];[.$AZ$6:.$AZ$261];[.$BC$6:.$BC$261])" office:value-type="float" office:value="2" calcext:value-type="float">
            <text:p>2</text:p>
          </table:table-cell>
          <table:table-cell table:style-name="ce8" table:formula="of:=LOOKUP([.AU43];[.$AZ$6:.$AZ$261];[.$BC$6:.$BC$261])" office:value-type="float" office:value="4" calcext:value-type="float">
            <text:p>4</text:p>
          </table:table-cell>
          <table:table-cell table:style-name="ce8" table:formula="of:=LOOKUP([.AV43];[.$AZ$6:.$AZ$261];[.$BC$6:.$BC$261])" office:value-type="float" office:value="5" calcext:value-type="float">
            <text:p>5</text:p>
          </table:table-cell>
          <table:table-cell table:style-name="ce8" table:formula="of:=LOOKUP([.AW43];[.$AZ$6:.$AZ$261];[.$BC$6:.$BC$261])" office:value-type="float" office:value="6" calcext:value-type="float">
            <text:p>6</text:p>
          </table:table-cell>
          <table:table-cell table:style-name="ce8" table:formula="of:=LOOKUP([.AX43];[.$AZ$6:.$AZ$261];[.$BC$6:.$BC$261])" office:value-type="float" office:value="11" calcext:value-type="float">
            <text:p>1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$A$1:.$AX$69];[.AZ115])" office:value-type="float" office:value="5" calcext:value-type="float">
            <text:p>5</text:p>
          </table:table-cell>
          <table:table-cell table:formula="of:=COUNTIF([.$A$73:.$AX$141];[.AZ115])" office:value-type="float" office:value="5" calcext:value-type="float">
            <text:p>5</text:p>
          </table:table-cell>
          <table:table-cell table:formula="of:=IF([.AZ115]&lt;[.$BA$1];0;IF([.AZ115]&gt;=[.$BC$1];255;ROUNDDOWN(([.AZ115]-[.$BA$1])/([.$BC$1]-[.$BA$1])*255)))" office:value-type="float" office:value="109" calcext:value-type="float">
            <text:p>109</text:p>
          </table:table-cell>
        </table:table-row>
        <table:table-row table:style-name="ro1">
          <table:table-cell table:style-name="ce8" table:formula="of:=LOOKUP([.A44];[.$AZ$6:.$AZ$261];[.$BC$6:.$BC$261])" office:value-type="float" office:value="108" calcext:value-type="float">
            <text:p>108</text:p>
          </table:table-cell>
          <table:table-cell table:style-name="ce8" table:formula="of:=LOOKUP([.B44];[.$AZ$6:.$AZ$261];[.$BC$6:.$BC$261])" office:value-type="float" office:value="93" calcext:value-type="float">
            <text:p>93</text:p>
          </table:table-cell>
          <table:table-cell table:style-name="ce8" table:formula="of:=LOOKUP([.C44];[.$AZ$6:.$AZ$261];[.$BC$6:.$BC$261])" office:value-type="float" office:value="71" calcext:value-type="float">
            <text:p>71</text:p>
          </table:table-cell>
          <table:table-cell table:style-name="ce8" table:formula="of:=LOOKUP([.D44];[.$AZ$6:.$AZ$261];[.$BC$6:.$BC$261])" office:value-type="float" office:value="56" calcext:value-type="float">
            <text:p>56</text:p>
          </table:table-cell>
          <table:table-cell table:style-name="ce8" table:formula="of:=LOOKUP([.E44];[.$AZ$6:.$AZ$261];[.$BC$6:.$BC$261])" office:value-type="float" office:value="52" calcext:value-type="float">
            <text:p>52</text:p>
          </table:table-cell>
          <table:table-cell table:style-name="ce8" table:formula="of:=LOOKUP([.F44];[.$AZ$6:.$AZ$261];[.$BC$6:.$BC$261])" office:value-type="float" office:value="49" calcext:value-type="float">
            <text:p>49</text:p>
          </table:table-cell>
          <table:table-cell table:style-name="ce8" table:formula="of:=LOOKUP([.G44];[.$AZ$6:.$AZ$261];[.$BC$6:.$BC$261])" office:value-type="float" office:value="48" calcext:value-type="float">
            <text:p>48</text:p>
          </table:table-cell>
          <table:table-cell table:style-name="ce8" table:formula="of:=LOOKUP([.H44];[.$AZ$6:.$AZ$261];[.$BC$6:.$BC$261])" office:value-type="float" office:value="49" calcext:value-type="float">
            <text:p>49</text:p>
          </table:table-cell>
          <table:table-cell table:style-name="ce8" table:formula="of:=LOOKUP([.I44];[.$AZ$6:.$AZ$261];[.$BC$6:.$BC$261])" office:value-type="float" office:value="48" calcext:value-type="float">
            <text:p>48</text:p>
          </table:table-cell>
          <table:table-cell table:style-name="ce8" table:formula="of:=LOOKUP([.J44];[.$AZ$6:.$AZ$261];[.$BC$6:.$BC$261])" office:value-type="float" office:value="47" calcext:value-type="float">
            <text:p>47</text:p>
          </table:table-cell>
          <table:table-cell table:style-name="ce8" table:formula="of:=LOOKUP([.K44];[.$AZ$6:.$AZ$261];[.$BC$6:.$BC$261])" office:value-type="float" office:value="45" calcext:value-type="float">
            <text:p>45</text:p>
          </table:table-cell>
          <table:table-cell table:style-name="ce8" table:formula="of:=LOOKUP([.L44];[.$AZ$6:.$AZ$261];[.$BC$6:.$BC$261])" office:value-type="float" office:value="46" calcext:value-type="float">
            <text:p>46</text:p>
          </table:table-cell>
          <table:table-cell table:style-name="ce8" table:formula="of:=LOOKUP([.M44];[.$AZ$6:.$AZ$261];[.$BC$6:.$BC$261])" office:value-type="float" office:value="51" calcext:value-type="float">
            <text:p>51</text:p>
          </table:table-cell>
          <table:table-cell table:style-name="ce8" table:formula="of:=LOOKUP([.N44];[.$AZ$6:.$AZ$261];[.$BC$6:.$BC$261])" office:value-type="float" office:value="51" calcext:value-type="float">
            <text:p>51</text:p>
          </table:table-cell>
          <table:table-cell table:style-name="ce8" table:formula="of:=LOOKUP([.O44];[.$AZ$6:.$AZ$261];[.$BC$6:.$BC$261])" office:value-type="float" office:value="49" calcext:value-type="float">
            <text:p>49</text:p>
          </table:table-cell>
          <table:table-cell table:style-name="ce8" table:formula="of:=LOOKUP([.P44];[.$AZ$6:.$AZ$261];[.$BC$6:.$BC$261])" office:value-type="float" office:value="44" calcext:value-type="float">
            <text:p>44</text:p>
          </table:table-cell>
          <table:table-cell table:style-name="ce8" table:formula="of:=LOOKUP([.Q44];[.$AZ$6:.$AZ$261];[.$BC$6:.$BC$261])" office:value-type="float" office:value="41" calcext:value-type="float">
            <text:p>41</text:p>
          </table:table-cell>
          <table:table-cell table:style-name="ce8" table:formula="of:=LOOKUP([.R44];[.$AZ$6:.$AZ$261];[.$BC$6:.$BC$261])" office:value-type="float" office:value="32" calcext:value-type="float">
            <text:p>32</text:p>
          </table:table-cell>
          <table:table-cell table:style-name="ce8" table:formula="of:=LOOKUP([.S44];[.$AZ$6:.$AZ$261];[.$BC$6:.$BC$261])" office:value-type="float" office:value="62" calcext:value-type="float">
            <text:p>62</text:p>
          </table:table-cell>
          <table:table-cell table:style-name="ce8" table:formula="of:=LOOKUP([.T44];[.$AZ$6:.$AZ$261];[.$BC$6:.$BC$261])" office:value-type="float" office:value="79" calcext:value-type="float">
            <text:p>79</text:p>
          </table:table-cell>
          <table:table-cell table:style-name="ce8" table:formula="of:=LOOKUP([.U44];[.$AZ$6:.$AZ$261];[.$BC$6:.$BC$261])" office:value-type="float" office:value="80" calcext:value-type="float">
            <text:p>80</text:p>
          </table:table-cell>
          <table:table-cell table:style-name="ce8" table:formula="of:=LOOKUP([.V44];[.$AZ$6:.$AZ$261];[.$BC$6:.$BC$261])" office:value-type="float" office:value="76" calcext:value-type="float">
            <text:p>76</text:p>
          </table:table-cell>
          <table:table-cell table:style-name="ce8" table:formula="of:=LOOKUP([.W44];[.$AZ$6:.$AZ$261];[.$BC$6:.$BC$261])" office:value-type="float" office:value="44" calcext:value-type="float">
            <text:p>44</text:p>
          </table:table-cell>
          <table:table-cell table:style-name="ce8" table:formula="of:=LOOKUP([.X44];[.$AZ$6:.$AZ$261];[.$BC$6:.$BC$261])" office:value-type="float" office:value="31" calcext:value-type="float">
            <text:p>31</text:p>
          </table:table-cell>
          <table:table-cell table:style-name="ce8" table:formula="of:=LOOKUP([.Y44];[.$AZ$6:.$AZ$261];[.$BC$6:.$BC$261])" office:value-type="float" office:value="30" calcext:value-type="float">
            <text:p>30</text:p>
          </table:table-cell>
          <table:table-cell table:style-name="ce8" table:formula="of:=LOOKUP([.Z44];[.$AZ$6:.$AZ$261];[.$BC$6:.$BC$261])" office:value-type="float" office:value="29" calcext:value-type="float">
            <text:p>29</text:p>
          </table:table-cell>
          <table:table-cell table:style-name="ce8" table:formula="of:=LOOKUP([.AA44];[.$AZ$6:.$AZ$261];[.$BC$6:.$BC$261])" office:value-type="float" office:value="26" calcext:value-type="float">
            <text:p>26</text:p>
          </table:table-cell>
          <table:table-cell table:style-name="ce8" table:formula="of:=LOOKUP([.AB44];[.$AZ$6:.$AZ$261];[.$BC$6:.$BC$261])" office:value-type="float" office:value="25" calcext:value-type="float">
            <text:p>25</text:p>
          </table:table-cell>
          <table:table-cell table:style-name="ce8" table:formula="of:=LOOKUP([.AC44];[.$AZ$6:.$AZ$261];[.$BC$6:.$BC$261])" office:value-type="float" office:value="24" calcext:value-type="float">
            <text:p>24</text:p>
          </table:table-cell>
          <table:table-cell table:style-name="ce8" table:formula="of:=LOOKUP([.AD44];[.$AZ$6:.$AZ$261];[.$BC$6:.$BC$261])" office:value-type="float" office:value="23" calcext:value-type="float">
            <text:p>23</text:p>
          </table:table-cell>
          <table:table-cell table:style-name="ce8" table:formula="of:=LOOKUP([.AE44];[.$AZ$6:.$AZ$261];[.$BC$6:.$BC$261])" office:value-type="float" office:value="21" calcext:value-type="float">
            <text:p>21</text:p>
          </table:table-cell>
          <table:table-cell table:style-name="ce8" table:formula="of:=LOOKUP([.AF44];[.$AZ$6:.$AZ$261];[.$BC$6:.$BC$261])" office:value-type="float" office:value="16" calcext:value-type="float">
            <text:p>16</text:p>
          </table:table-cell>
          <table:table-cell table:style-name="ce8" table:formula="of:=LOOKUP([.AG44];[.$AZ$6:.$AZ$261];[.$BC$6:.$BC$261])" office:value-type="float" office:value="10" calcext:value-type="float">
            <text:p>10</text:p>
          </table:table-cell>
          <table:table-cell table:style-name="ce8" table:formula="of:=LOOKUP([.AH44];[.$AZ$6:.$AZ$261];[.$BC$6:.$BC$261])" office:value-type="float" office:value="9" calcext:value-type="float">
            <text:p>9</text:p>
          </table:table-cell>
          <table:table-cell table:style-name="ce8" table:formula="of:=LOOKUP([.AI44];[.$AZ$6:.$AZ$261];[.$BC$6:.$BC$261])" office:value-type="float" office:value="8" calcext:value-type="float">
            <text:p>8</text:p>
          </table:table-cell>
          <table:table-cell table:style-name="ce8" table:formula="of:=LOOKUP([.AJ44];[.$AZ$6:.$AZ$261];[.$BC$6:.$BC$261])" office:value-type="float" office:value="8" calcext:value-type="float">
            <text:p>8</text:p>
          </table:table-cell>
          <table:table-cell table:style-name="ce8" table:formula="of:=LOOKUP([.AK44];[.$AZ$6:.$AZ$261];[.$BC$6:.$BC$261])" office:value-type="float" office:value="9" calcext:value-type="float">
            <text:p>9</text:p>
          </table:table-cell>
          <table:table-cell table:style-name="ce8" table:formula="of:=LOOKUP([.AL44];[.$AZ$6:.$AZ$261];[.$BC$6:.$BC$261])" office:value-type="float" office:value="7" calcext:value-type="float">
            <text:p>7</text:p>
          </table:table-cell>
          <table:table-cell table:style-name="ce8" table:formula="of:=LOOKUP([.AM44];[.$AZ$6:.$AZ$261];[.$BC$6:.$BC$261])" office:value-type="float" office:value="5" calcext:value-type="float">
            <text:p>5</text:p>
          </table:table-cell>
          <table:table-cell table:style-name="ce8" table:formula="of:=LOOKUP([.AN44];[.$AZ$6:.$AZ$261];[.$BC$6:.$BC$261])" office:value-type="float" office:value="4" calcext:value-type="float">
            <text:p>4</text:p>
          </table:table-cell>
          <table:table-cell table:style-name="ce8" table:formula="of:=LOOKUP([.AO44];[.$AZ$6:.$AZ$261];[.$BC$6:.$BC$261])" office:value-type="float" office:value="4" calcext:value-type="float">
            <text:p>4</text:p>
          </table:table-cell>
          <table:table-cell table:style-name="ce8" table:formula="of:=LOOKUP([.AP44];[.$AZ$6:.$AZ$261];[.$BC$6:.$BC$261])" office:value-type="float" office:value="4" calcext:value-type="float">
            <text:p>4</text:p>
          </table:table-cell>
          <table:table-cell table:style-name="ce8" table:formula="of:=LOOKUP([.AQ44];[.$AZ$6:.$AZ$261];[.$BC$6:.$BC$261])" office:value-type="float" office:value="4" calcext:value-type="float">
            <text:p>4</text:p>
          </table:table-cell>
          <table:table-cell table:style-name="ce8" table:formula="of:=LOOKUP([.AR44];[.$AZ$6:.$AZ$261];[.$BC$6:.$BC$261])" office:value-type="float" office:value="3" calcext:value-type="float">
            <text:p>3</text:p>
          </table:table-cell>
          <table:table-cell table:style-name="ce8" table:formula="of:=LOOKUP([.AS44];[.$AZ$6:.$AZ$261];[.$BC$6:.$BC$261])" office:value-type="float" office:value="3" calcext:value-type="float">
            <text:p>3</text:p>
          </table:table-cell>
          <table:table-cell table:style-name="ce8" table:formula="of:=LOOKUP([.AT44];[.$AZ$6:.$AZ$261];[.$BC$6:.$BC$261])" office:value-type="float" office:value="4" calcext:value-type="float">
            <text:p>4</text:p>
          </table:table-cell>
          <table:table-cell table:style-name="ce8" table:formula="of:=LOOKUP([.AU44];[.$AZ$6:.$AZ$261];[.$BC$6:.$BC$261])" office:value-type="float" office:value="6" calcext:value-type="float">
            <text:p>6</text:p>
          </table:table-cell>
          <table:table-cell table:style-name="ce8" table:formula="of:=LOOKUP([.AV44];[.$AZ$6:.$AZ$261];[.$BC$6:.$BC$261])" office:value-type="float" office:value="9" calcext:value-type="float">
            <text:p>9</text:p>
          </table:table-cell>
          <table:table-cell table:style-name="ce8" table:formula="of:=LOOKUP([.AW44];[.$AZ$6:.$AZ$261];[.$BC$6:.$BC$261])" office:value-type="float" office:value="10" calcext:value-type="float">
            <text:p>10</text:p>
          </table:table-cell>
          <table:table-cell table:style-name="ce8" table:formula="of:=LOOKUP([.AX44];[.$AZ$6:.$AZ$261];[.$BC$6:.$BC$261])"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$A$1:.$AX$69];[.AZ116])" office:value-type="float" office:value="11" calcext:value-type="float">
            <text:p>11</text:p>
          </table:table-cell>
          <table:table-cell table:formula="of:=COUNTIF([.$A$73:.$AX$141];[.AZ116])" office:value-type="float" office:value="11" calcext:value-type="float">
            <text:p>11</text:p>
          </table:table-cell>
          <table:table-cell table:formula="of:=IF([.AZ116]&lt;[.$BA$1];0;IF([.AZ116]&gt;=[.$BC$1];255;ROUNDDOWN(([.AZ116]-[.$BA$1])/([.$BC$1]-[.$BA$1])*255)))" office:value-type="float" office:value="110" calcext:value-type="float">
            <text:p>110</text:p>
          </table:table-cell>
        </table:table-row>
        <table:table-row table:style-name="ro1">
          <table:table-cell table:style-name="ce8" table:formula="of:=LOOKUP([.A45];[.$AZ$6:.$AZ$261];[.$BC$6:.$BC$261])" office:value-type="float" office:value="93" calcext:value-type="float">
            <text:p>93</text:p>
          </table:table-cell>
          <table:table-cell table:style-name="ce8" table:formula="of:=LOOKUP([.B45];[.$AZ$6:.$AZ$261];[.$BC$6:.$BC$261])" office:value-type="float" office:value="97" calcext:value-type="float">
            <text:p>97</text:p>
          </table:table-cell>
          <table:table-cell table:style-name="ce8" table:formula="of:=LOOKUP([.C45];[.$AZ$6:.$AZ$261];[.$BC$6:.$BC$261])" office:value-type="float" office:value="98" calcext:value-type="float">
            <text:p>98</text:p>
          </table:table-cell>
          <table:table-cell table:style-name="ce8" table:formula="of:=LOOKUP([.D45];[.$AZ$6:.$AZ$261];[.$BC$6:.$BC$261])" office:value-type="float" office:value="89" calcext:value-type="float">
            <text:p>89</text:p>
          </table:table-cell>
          <table:table-cell table:style-name="ce8" table:formula="of:=LOOKUP([.E45];[.$AZ$6:.$AZ$261];[.$BC$6:.$BC$261])" office:value-type="float" office:value="71" calcext:value-type="float">
            <text:p>71</text:p>
          </table:table-cell>
          <table:table-cell table:style-name="ce8" table:formula="of:=LOOKUP([.F45];[.$AZ$6:.$AZ$261];[.$BC$6:.$BC$261])" office:value-type="float" office:value="55" calcext:value-type="float">
            <text:p>55</text:p>
          </table:table-cell>
          <table:table-cell table:style-name="ce8" table:formula="of:=LOOKUP([.G45];[.$AZ$6:.$AZ$261];[.$BC$6:.$BC$261])" office:value-type="float" office:value="48" calcext:value-type="float">
            <text:p>48</text:p>
          </table:table-cell>
          <table:table-cell table:style-name="ce8" table:formula="of:=LOOKUP([.H45];[.$AZ$6:.$AZ$261];[.$BC$6:.$BC$261])" office:value-type="float" office:value="48" calcext:value-type="float">
            <text:p>48</text:p>
          </table:table-cell>
          <table:table-cell table:style-name="ce8" table:formula="of:=LOOKUP([.I45];[.$AZ$6:.$AZ$261];[.$BC$6:.$BC$261])" office:value-type="float" office:value="47" calcext:value-type="float">
            <text:p>47</text:p>
          </table:table-cell>
          <table:table-cell table:style-name="ce8" table:formula="of:=LOOKUP([.J45];[.$AZ$6:.$AZ$261];[.$BC$6:.$BC$261])" office:value-type="float" office:value="45" calcext:value-type="float">
            <text:p>45</text:p>
          </table:table-cell>
          <table:table-cell table:style-name="ce8" table:formula="of:=LOOKUP([.K45];[.$AZ$6:.$AZ$261];[.$BC$6:.$BC$261])" office:value-type="float" office:value="44" calcext:value-type="float">
            <text:p>44</text:p>
          </table:table-cell>
          <table:table-cell table:style-name="ce8" table:formula="of:=LOOKUP([.L45];[.$AZ$6:.$AZ$261];[.$BC$6:.$BC$261])" office:value-type="float" office:value="42" calcext:value-type="float">
            <text:p>42</text:p>
          </table:table-cell>
          <table:table-cell table:style-name="ce8" table:formula="of:=LOOKUP([.M45];[.$AZ$6:.$AZ$261];[.$BC$6:.$BC$261])" office:value-type="float" office:value="44" calcext:value-type="float">
            <text:p>44</text:p>
          </table:table-cell>
          <table:table-cell table:style-name="ce8" table:formula="of:=LOOKUP([.N45];[.$AZ$6:.$AZ$261];[.$BC$6:.$BC$261])" office:value-type="float" office:value="44" calcext:value-type="float">
            <text:p>44</text:p>
          </table:table-cell>
          <table:table-cell table:style-name="ce8" table:formula="of:=LOOKUP([.O45];[.$AZ$6:.$AZ$261];[.$BC$6:.$BC$261])" office:value-type="float" office:value="41" calcext:value-type="float">
            <text:p>41</text:p>
          </table:table-cell>
          <table:table-cell table:style-name="ce8" table:formula="of:=LOOKUP([.P45];[.$AZ$6:.$AZ$261];[.$BC$6:.$BC$261])" office:value-type="float" office:value="38" calcext:value-type="float">
            <text:p>38</text:p>
          </table:table-cell>
          <table:table-cell table:style-name="ce8" table:formula="of:=LOOKUP([.Q45];[.$AZ$6:.$AZ$261];[.$BC$6:.$BC$261])" office:value-type="float" office:value="36" calcext:value-type="float">
            <text:p>36</text:p>
          </table:table-cell>
          <table:table-cell table:style-name="ce8" table:formula="of:=LOOKUP([.R45];[.$AZ$6:.$AZ$261];[.$BC$6:.$BC$261])" office:value-type="float" office:value="29" calcext:value-type="float">
            <text:p>29</text:p>
          </table:table-cell>
          <table:table-cell table:style-name="ce8" table:formula="of:=LOOKUP([.S45];[.$AZ$6:.$AZ$261];[.$BC$6:.$BC$261])" office:value-type="float" office:value="66" calcext:value-type="float">
            <text:p>66</text:p>
          </table:table-cell>
          <table:table-cell table:style-name="ce8" table:formula="of:=LOOKUP([.T45];[.$AZ$6:.$AZ$261];[.$BC$6:.$BC$261])" office:value-type="float" office:value="73" calcext:value-type="float">
            <text:p>73</text:p>
          </table:table-cell>
          <table:table-cell table:style-name="ce8" table:formula="of:=LOOKUP([.U45];[.$AZ$6:.$AZ$261];[.$BC$6:.$BC$261])" office:value-type="float" office:value="76" calcext:value-type="float">
            <text:p>76</text:p>
          </table:table-cell>
          <table:table-cell table:style-name="ce8" table:formula="of:=LOOKUP([.V45];[.$AZ$6:.$AZ$261];[.$BC$6:.$BC$261])" office:value-type="float" office:value="71" calcext:value-type="float">
            <text:p>71</text:p>
          </table:table-cell>
          <table:table-cell table:style-name="ce8" table:formula="of:=LOOKUP([.W45];[.$AZ$6:.$AZ$261];[.$BC$6:.$BC$261])" office:value-type="float" office:value="41" calcext:value-type="float">
            <text:p>41</text:p>
          </table:table-cell>
          <table:table-cell table:style-name="ce8" table:formula="of:=LOOKUP([.X45];[.$AZ$6:.$AZ$261];[.$BC$6:.$BC$261])" office:value-type="float" office:value="32" calcext:value-type="float">
            <text:p>32</text:p>
          </table:table-cell>
          <table:table-cell table:style-name="ce8" table:formula="of:=LOOKUP([.Y45];[.$AZ$6:.$AZ$261];[.$BC$6:.$BC$261])" office:value-type="float" office:value="30" calcext:value-type="float">
            <text:p>30</text:p>
          </table:table-cell>
          <table:table-cell table:style-name="ce8" table:formula="of:=LOOKUP([.Z45];[.$AZ$6:.$AZ$261];[.$BC$6:.$BC$261])" office:value-type="float" office:value="25" calcext:value-type="float">
            <text:p>25</text:p>
          </table:table-cell>
          <table:table-cell table:style-name="ce8" table:formula="of:=LOOKUP([.AA45];[.$AZ$6:.$AZ$261];[.$BC$6:.$BC$261])" office:value-type="float" office:value="24" calcext:value-type="float">
            <text:p>24</text:p>
          </table:table-cell>
          <table:table-cell table:style-name="ce8" table:formula="of:=LOOKUP([.AB45];[.$AZ$6:.$AZ$261];[.$BC$6:.$BC$261])" office:value-type="float" office:value="23" calcext:value-type="float">
            <text:p>23</text:p>
          </table:table-cell>
          <table:table-cell table:style-name="ce8" table:formula="of:=LOOKUP([.AC45];[.$AZ$6:.$AZ$261];[.$BC$6:.$BC$261])" office:value-type="float" office:value="23" calcext:value-type="float">
            <text:p>23</text:p>
          </table:table-cell>
          <table:table-cell table:style-name="ce8" table:formula="of:=LOOKUP([.AD45];[.$AZ$6:.$AZ$261];[.$BC$6:.$BC$261])" office:value-type="float" office:value="21" calcext:value-type="float">
            <text:p>21</text:p>
          </table:table-cell>
          <table:table-cell table:style-name="ce8" table:formula="of:=LOOKUP([.AE45];[.$AZ$6:.$AZ$261];[.$BC$6:.$BC$261])" office:value-type="float" office:value="15" calcext:value-type="float">
            <text:p>15</text:p>
          </table:table-cell>
          <table:table-cell table:style-name="ce8" table:formula="of:=LOOKUP([.AF45];[.$AZ$6:.$AZ$261];[.$BC$6:.$BC$261])" office:value-type="float" office:value="10" calcext:value-type="float">
            <text:p>10</text:p>
          </table:table-cell>
          <table:table-cell table:style-name="ce8" table:formula="of:=LOOKUP([.AG45];[.$AZ$6:.$AZ$261];[.$BC$6:.$BC$261])" office:value-type="float" office:value="9" calcext:value-type="float">
            <text:p>9</text:p>
          </table:table-cell>
          <table:table-cell table:style-name="ce8" table:formula="of:=LOOKUP([.AH45];[.$AZ$6:.$AZ$261];[.$BC$6:.$BC$261])" office:value-type="float" office:value="9" calcext:value-type="float">
            <text:p>9</text:p>
          </table:table-cell>
          <table:table-cell table:style-name="ce8" table:formula="of:=LOOKUP([.AI45];[.$AZ$6:.$AZ$261];[.$BC$6:.$BC$261])" office:value-type="float" office:value="9" calcext:value-type="float">
            <text:p>9</text:p>
          </table:table-cell>
          <table:table-cell table:style-name="ce8" table:formula="of:=LOOKUP([.AJ45];[.$AZ$6:.$AZ$261];[.$BC$6:.$BC$261])" office:value-type="float" office:value="9" calcext:value-type="float">
            <text:p>9</text:p>
          </table:table-cell>
          <table:table-cell table:style-name="ce8" table:formula="of:=LOOKUP([.AK45];[.$AZ$6:.$AZ$261];[.$BC$6:.$BC$261])" office:value-type="float" office:value="7" calcext:value-type="float">
            <text:p>7</text:p>
          </table:table-cell>
          <table:table-cell table:style-name="ce8" table:formula="of:=LOOKUP([.AL45];[.$AZ$6:.$AZ$261];[.$BC$6:.$BC$261])" office:value-type="float" office:value="3" calcext:value-type="float">
            <text:p>3</text:p>
          </table:table-cell>
          <table:table-cell table:style-name="ce8" table:formula="of:=LOOKUP([.AM45];[.$AZ$6:.$AZ$261];[.$BC$6:.$BC$261])" office:value-type="float" office:value="5" calcext:value-type="float">
            <text:p>5</text:p>
          </table:table-cell>
          <table:table-cell table:style-name="ce8" table:formula="of:=LOOKUP([.AN45];[.$AZ$6:.$AZ$261];[.$BC$6:.$BC$261])" office:value-type="float" office:value="5" calcext:value-type="float">
            <text:p>5</text:p>
          </table:table-cell>
          <table:table-cell table:style-name="ce8" table:formula="of:=LOOKUP([.AO45];[.$AZ$6:.$AZ$261];[.$BC$6:.$BC$261])" office:value-type="float" office:value="5" calcext:value-type="float">
            <text:p>5</text:p>
          </table:table-cell>
          <table:table-cell table:style-name="ce8" table:formula="of:=LOOKUP([.AP45];[.$AZ$6:.$AZ$261];[.$BC$6:.$BC$261])" office:value-type="float" office:value="5" calcext:value-type="float">
            <text:p>5</text:p>
          </table:table-cell>
          <table:table-cell table:style-name="ce8" table:formula="of:=LOOKUP([.AQ45];[.$AZ$6:.$AZ$261];[.$BC$6:.$BC$261])" office:value-type="float" office:value="5" calcext:value-type="float">
            <text:p>5</text:p>
          </table:table-cell>
          <table:table-cell table:style-name="ce8" table:formula="of:=LOOKUP([.AR45];[.$AZ$6:.$AZ$261];[.$BC$6:.$BC$261])" office:value-type="float" office:value="3" calcext:value-type="float">
            <text:p>3</text:p>
          </table:table-cell>
          <table:table-cell table:style-name="ce8" table:formula="of:=LOOKUP([.AS45];[.$AZ$6:.$AZ$261];[.$BC$6:.$BC$261])" office:value-type="float" office:value="4" calcext:value-type="float">
            <text:p>4</text:p>
          </table:table-cell>
          <table:table-cell table:style-name="ce8" table:formula="of:=LOOKUP([.AT45];[.$AZ$6:.$AZ$261];[.$BC$6:.$BC$261])" office:value-type="float" office:value="5" calcext:value-type="float">
            <text:p>5</text:p>
          </table:table-cell>
          <table:table-cell table:style-name="ce8" table:formula="of:=LOOKUP([.AU45];[.$AZ$6:.$AZ$261];[.$BC$6:.$BC$261])" office:value-type="float" office:value="8" calcext:value-type="float">
            <text:p>8</text:p>
          </table:table-cell>
          <table:table-cell table:style-name="ce8" table:formula="of:=LOOKUP([.AV45];[.$AZ$6:.$AZ$261];[.$BC$6:.$BC$261])" office:value-type="float" office:value="9" calcext:value-type="float">
            <text:p>9</text:p>
          </table:table-cell>
          <table:table-cell table:style-name="ce8" table:formula="of:=LOOKUP([.AW45];[.$AZ$6:.$AZ$261];[.$BC$6:.$BC$261])" office:value-type="float" office:value="4" calcext:value-type="float">
            <text:p>4</text:p>
          </table:table-cell>
          <table:table-cell table:style-name="ce8" table:formula="of:=LOOKUP([.AX45];[.$AZ$6:.$AZ$261];[.$BC$6:.$BC$261])" office:value-type="float" office:value="7" calcext:value-type="float">
            <text:p>7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$A$1:.$AX$69];[.AZ117])" office:value-type="float" office:value="8" calcext:value-type="float">
            <text:p>8</text:p>
          </table:table-cell>
          <table:table-cell table:formula="of:=COUNTIF([.$A$73:.$AX$141];[.AZ117])" office:value-type="float" office:value="8" calcext:value-type="float">
            <text:p>8</text:p>
          </table:table-cell>
          <table:table-cell table:formula="of:=IF([.AZ117]&lt;[.$BA$1];0;IF([.AZ117]&gt;=[.$BC$1];255;ROUNDDOWN(([.AZ117]-[.$BA$1])/([.$BC$1]-[.$BA$1])*255)))" office:value-type="float" office:value="111" calcext:value-type="float">
            <text:p>111</text:p>
          </table:table-cell>
        </table:table-row>
        <table:table-row table:style-name="ro1">
          <table:table-cell table:style-name="ce8" table:formula="of:=LOOKUP([.A46];[.$AZ$6:.$AZ$261];[.$BC$6:.$BC$261])" office:value-type="float" office:value="99" calcext:value-type="float">
            <text:p>99</text:p>
          </table:table-cell>
          <table:table-cell table:style-name="ce8" table:formula="of:=LOOKUP([.B46];[.$AZ$6:.$AZ$261];[.$BC$6:.$BC$261])" office:value-type="float" office:value="92" calcext:value-type="float">
            <text:p>92</text:p>
          </table:table-cell>
          <table:table-cell table:style-name="ce8" table:formula="of:=LOOKUP([.C46];[.$AZ$6:.$AZ$261];[.$BC$6:.$BC$261])" office:value-type="float" office:value="86" calcext:value-type="float">
            <text:p>86</text:p>
          </table:table-cell>
          <table:table-cell table:style-name="ce8" table:formula="of:=LOOKUP([.D46];[.$AZ$6:.$AZ$261];[.$BC$6:.$BC$261])" office:value-type="float" office:value="85" calcext:value-type="float">
            <text:p>85</text:p>
          </table:table-cell>
          <table:table-cell table:style-name="ce8" table:formula="of:=LOOKUP([.E46];[.$AZ$6:.$AZ$261];[.$BC$6:.$BC$261])" office:value-type="float" office:value="89" calcext:value-type="float">
            <text:p>89</text:p>
          </table:table-cell>
          <table:table-cell table:style-name="ce8" table:formula="of:=LOOKUP([.F46];[.$AZ$6:.$AZ$261];[.$BC$6:.$BC$261])" office:value-type="float" office:value="88" calcext:value-type="float">
            <text:p>88</text:p>
          </table:table-cell>
          <table:table-cell table:style-name="ce8" table:formula="of:=LOOKUP([.G46];[.$AZ$6:.$AZ$261];[.$BC$6:.$BC$261])" office:value-type="float" office:value="71" calcext:value-type="float">
            <text:p>71</text:p>
          </table:table-cell>
          <table:table-cell table:style-name="ce8" table:formula="of:=LOOKUP([.H46];[.$AZ$6:.$AZ$261];[.$BC$6:.$BC$261])" office:value-type="float" office:value="52" calcext:value-type="float">
            <text:p>52</text:p>
          </table:table-cell>
          <table:table-cell table:style-name="ce8" table:formula="of:=LOOKUP([.I46];[.$AZ$6:.$AZ$261];[.$BC$6:.$BC$261])" office:value-type="float" office:value="46" calcext:value-type="float">
            <text:p>46</text:p>
          </table:table-cell>
          <table:table-cell table:style-name="ce8" table:formula="of:=LOOKUP([.J46];[.$AZ$6:.$AZ$261];[.$BC$6:.$BC$261])" office:value-type="float" office:value="44" calcext:value-type="float">
            <text:p>44</text:p>
          </table:table-cell>
          <table:table-cell table:style-name="ce8" table:formula="of:=LOOKUP([.K46];[.$AZ$6:.$AZ$261];[.$BC$6:.$BC$261])" office:value-type="float" office:value="43" calcext:value-type="float">
            <text:p>43</text:p>
          </table:table-cell>
          <table:table-cell table:style-name="ce8" table:formula="of:=LOOKUP([.L46];[.$AZ$6:.$AZ$261];[.$BC$6:.$BC$261])" office:value-type="float" office:value="41" calcext:value-type="float">
            <text:p>41</text:p>
          </table:table-cell>
          <table:table-cell table:style-name="ce8" table:formula="of:=LOOKUP([.M46];[.$AZ$6:.$AZ$261];[.$BC$6:.$BC$261])" office:value-type="float" office:value="40" calcext:value-type="float">
            <text:p>40</text:p>
          </table:table-cell>
          <table:table-cell table:style-name="ce8" table:formula="of:=LOOKUP([.N46];[.$AZ$6:.$AZ$261];[.$BC$6:.$BC$261])" office:value-type="float" office:value="38" calcext:value-type="float">
            <text:p>38</text:p>
          </table:table-cell>
          <table:table-cell table:style-name="ce8" table:formula="of:=LOOKUP([.O46];[.$AZ$6:.$AZ$261];[.$BC$6:.$BC$261])" office:value-type="float" office:value="34" calcext:value-type="float">
            <text:p>34</text:p>
          </table:table-cell>
          <table:table-cell table:style-name="ce8" table:formula="of:=LOOKUP([.P46];[.$AZ$6:.$AZ$261];[.$BC$6:.$BC$261])" office:value-type="float" office:value="34" calcext:value-type="float">
            <text:p>34</text:p>
          </table:table-cell>
          <table:table-cell table:style-name="ce8" table:formula="of:=LOOKUP([.Q46];[.$AZ$6:.$AZ$261];[.$BC$6:.$BC$261])" office:value-type="float" office:value="29" calcext:value-type="float">
            <text:p>29</text:p>
          </table:table-cell>
          <table:table-cell table:style-name="ce8" table:formula="of:=LOOKUP([.R46];[.$AZ$6:.$AZ$261];[.$BC$6:.$BC$261])" office:value-type="float" office:value="34" calcext:value-type="float">
            <text:p>34</text:p>
          </table:table-cell>
          <table:table-cell table:style-name="ce8" table:formula="of:=LOOKUP([.S46];[.$AZ$6:.$AZ$261];[.$BC$6:.$BC$261])" office:value-type="float" office:value="64" calcext:value-type="float">
            <text:p>64</text:p>
          </table:table-cell>
          <table:table-cell table:style-name="ce8" table:formula="of:=LOOKUP([.T46];[.$AZ$6:.$AZ$261];[.$BC$6:.$BC$261])" office:value-type="float" office:value="66" calcext:value-type="float">
            <text:p>66</text:p>
          </table:table-cell>
          <table:table-cell table:style-name="ce8" table:formula="of:=LOOKUP([.U46];[.$AZ$6:.$AZ$261];[.$BC$6:.$BC$261])" office:value-type="float" office:value="70" calcext:value-type="float">
            <text:p>70</text:p>
          </table:table-cell>
          <table:table-cell table:style-name="ce8" table:formula="of:=LOOKUP([.V46];[.$AZ$6:.$AZ$261];[.$BC$6:.$BC$261])" office:value-type="float" office:value="68" calcext:value-type="float">
            <text:p>68</text:p>
          </table:table-cell>
          <table:table-cell table:style-name="ce8" table:formula="of:=LOOKUP([.W46];[.$AZ$6:.$AZ$261];[.$BC$6:.$BC$261])" office:value-type="float" office:value="40" calcext:value-type="float">
            <text:p>40</text:p>
          </table:table-cell>
          <table:table-cell table:style-name="ce8" table:formula="of:=LOOKUP([.X46];[.$AZ$6:.$AZ$261];[.$BC$6:.$BC$261])" office:value-type="float" office:value="30" calcext:value-type="float">
            <text:p>30</text:p>
          </table:table-cell>
          <table:table-cell table:style-name="ce8" table:formula="of:=LOOKUP([.Y46];[.$AZ$6:.$AZ$261];[.$BC$6:.$BC$261])" office:value-type="float" office:value="26" calcext:value-type="float">
            <text:p>26</text:p>
          </table:table-cell>
          <table:table-cell table:style-name="ce8" table:formula="of:=LOOKUP([.Z46];[.$AZ$6:.$AZ$261];[.$BC$6:.$BC$261])" office:value-type="float" office:value="24" calcext:value-type="float">
            <text:p>24</text:p>
          </table:table-cell>
          <table:table-cell table:style-name="ce8" table:formula="of:=LOOKUP([.AA46];[.$AZ$6:.$AZ$261];[.$BC$6:.$BC$261])" office:value-type="float" office:value="23" calcext:value-type="float">
            <text:p>23</text:p>
          </table:table-cell>
          <table:table-cell table:style-name="ce8" table:formula="of:=LOOKUP([.AB46];[.$AZ$6:.$AZ$261];[.$BC$6:.$BC$261])" office:value-type="float" office:value="22" calcext:value-type="float">
            <text:p>22</text:p>
          </table:table-cell>
          <table:table-cell table:style-name="ce8" table:formula="of:=LOOKUP([.AC46];[.$AZ$6:.$AZ$261];[.$BC$6:.$BC$261])" office:value-type="float" office:value="21" calcext:value-type="float">
            <text:p>21</text:p>
          </table:table-cell>
          <table:table-cell table:style-name="ce8" table:formula="of:=LOOKUP([.AD46];[.$AZ$6:.$AZ$261];[.$BC$6:.$BC$261])" office:value-type="float" office:value="15" calcext:value-type="float">
            <text:p>15</text:p>
          </table:table-cell>
          <table:table-cell table:style-name="ce8" table:formula="of:=LOOKUP([.AE46];[.$AZ$6:.$AZ$261];[.$BC$6:.$BC$261])" office:value-type="float" office:value="9" calcext:value-type="float">
            <text:p>9</text:p>
          </table:table-cell>
          <table:table-cell table:style-name="ce8" table:formula="of:=LOOKUP([.AF46];[.$AZ$6:.$AZ$261];[.$BC$6:.$BC$261])" office:value-type="float" office:value="9" calcext:value-type="float">
            <text:p>9</text:p>
          </table:table-cell>
          <table:table-cell table:style-name="ce8" table:formula="of:=LOOKUP([.AG46];[.$AZ$6:.$AZ$261];[.$BC$6:.$BC$261])" office:value-type="float" office:value="9" calcext:value-type="float">
            <text:p>9</text:p>
          </table:table-cell>
          <table:table-cell table:style-name="ce8" table:formula="of:=LOOKUP([.AH46];[.$AZ$6:.$AZ$261];[.$BC$6:.$BC$261])" office:value-type="float" office:value="9" calcext:value-type="float">
            <text:p>9</text:p>
          </table:table-cell>
          <table:table-cell table:style-name="ce8" table:formula="of:=LOOKUP([.AI46];[.$AZ$6:.$AZ$261];[.$BC$6:.$BC$261])" office:value-type="float" office:value="11" calcext:value-type="float">
            <text:p>11</text:p>
          </table:table-cell>
          <table:table-cell table:style-name="ce8" table:formula="of:=LOOKUP([.AJ46];[.$AZ$6:.$AZ$261];[.$BC$6:.$BC$261])" office:value-type="float" office:value="8" calcext:value-type="float">
            <text:p>8</text:p>
          </table:table-cell>
          <table:table-cell table:style-name="ce8" table:formula="of:=LOOKUP([.AK46];[.$AZ$6:.$AZ$261];[.$BC$6:.$BC$261])" office:value-type="float" office:value="4" calcext:value-type="float">
            <text:p>4</text:p>
          </table:table-cell>
          <table:table-cell table:style-name="ce8" table:formula="of:=LOOKUP([.AL46];[.$AZ$6:.$AZ$261];[.$BC$6:.$BC$261])" office:value-type="float" office:value="4" calcext:value-type="float">
            <text:p>4</text:p>
          </table:table-cell>
          <table:table-cell table:style-name="ce8" table:formula="of:=LOOKUP([.AM46];[.$AZ$6:.$AZ$261];[.$BC$6:.$BC$261])" office:value-type="float" office:value="5" calcext:value-type="float">
            <text:p>5</text:p>
          </table:table-cell>
          <table:table-cell table:style-name="ce8" table:formula="of:=LOOKUP([.AN46];[.$AZ$6:.$AZ$261];[.$BC$6:.$BC$261])" office:value-type="float" office:value="7" calcext:value-type="float">
            <text:p>7</text:p>
          </table:table-cell>
          <table:table-cell table:style-name="ce8" table:formula="of:=LOOKUP([.AO46];[.$AZ$6:.$AZ$261];[.$BC$6:.$BC$261])" office:value-type="float" office:value="5" calcext:value-type="float">
            <text:p>5</text:p>
          </table:table-cell>
          <table:table-cell table:style-name="ce8" table:formula="of:=LOOKUP([.AP46];[.$AZ$6:.$AZ$261];[.$BC$6:.$BC$261])" office:value-type="float" office:value="5" calcext:value-type="float">
            <text:p>5</text:p>
          </table:table-cell>
          <table:table-cell table:style-name="ce8" table:formula="of:=LOOKUP([.AQ46];[.$AZ$6:.$AZ$261];[.$BC$6:.$BC$261])" office:value-type="float" office:value="5" calcext:value-type="float">
            <text:p>5</text:p>
          </table:table-cell>
          <table:table-cell table:style-name="ce8" table:formula="of:=LOOKUP([.AR46];[.$AZ$6:.$AZ$261];[.$BC$6:.$BC$261])" office:value-type="float" office:value="5" calcext:value-type="float">
            <text:p>5</text:p>
          </table:table-cell>
          <table:table-cell table:style-name="ce8" table:formula="of:=LOOKUP([.AS46];[.$AZ$6:.$AZ$261];[.$BC$6:.$BC$261])" office:value-type="float" office:value="6" calcext:value-type="float">
            <text:p>6</text:p>
          </table:table-cell>
          <table:table-cell table:style-name="ce8" table:formula="of:=LOOKUP([.AT46];[.$AZ$6:.$AZ$261];[.$BC$6:.$BC$261])" office:value-type="float" office:value="10" calcext:value-type="float">
            <text:p>10</text:p>
          </table:table-cell>
          <table:table-cell table:style-name="ce8" table:formula="of:=LOOKUP([.AU46];[.$AZ$6:.$AZ$261];[.$BC$6:.$BC$261])" office:value-type="float" office:value="8" calcext:value-type="float">
            <text:p>8</text:p>
          </table:table-cell>
          <table:table-cell table:style-name="ce8" table:formula="of:=LOOKUP([.AV46];[.$AZ$6:.$AZ$261];[.$BC$6:.$BC$261])" office:value-type="float" office:value="2" calcext:value-type="float">
            <text:p>2</text:p>
          </table:table-cell>
          <table:table-cell table:style-name="ce8" table:formula="of:=LOOKUP([.AW46];[.$AZ$6:.$AZ$261];[.$BC$6:.$BC$261])" office:value-type="float" office:value="1" calcext:value-type="float">
            <text:p>1</text:p>
          </table:table-cell>
          <table:table-cell table:style-name="ce8" table:formula="of:=LOOKUP([.AX46];[.$AZ$6:.$AZ$261];[.$BC$6:.$BC$261])" office:value-type="float" office:value="3" calcext:value-type="float">
            <text:p>3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$A$1:.$AX$69];[.AZ118])" office:value-type="float" office:value="5" calcext:value-type="float">
            <text:p>5</text:p>
          </table:table-cell>
          <table:table-cell table:formula="of:=COUNTIF([.$A$73:.$AX$141];[.AZ118])" office:value-type="float" office:value="5" calcext:value-type="float">
            <text:p>5</text:p>
          </table:table-cell>
          <table:table-cell table:formula="of:=IF([.AZ118]&lt;[.$BA$1];0;IF([.AZ118]&gt;=[.$BC$1];255;ROUNDDOWN(([.AZ118]-[.$BA$1])/([.$BC$1]-[.$BA$1])*255)))" office:value-type="float" office:value="112" calcext:value-type="float">
            <text:p>112</text:p>
          </table:table-cell>
        </table:table-row>
        <table:table-row table:style-name="ro1">
          <table:table-cell table:style-name="ce8" table:formula="of:=LOOKUP([.A47];[.$AZ$6:.$AZ$261];[.$BC$6:.$BC$261])" office:value-type="float" office:value="107" calcext:value-type="float">
            <text:p>107</text:p>
          </table:table-cell>
          <table:table-cell table:style-name="ce8" table:formula="of:=LOOKUP([.B47];[.$AZ$6:.$AZ$261];[.$BC$6:.$BC$261])" office:value-type="float" office:value="106" calcext:value-type="float">
            <text:p>106</text:p>
          </table:table-cell>
          <table:table-cell table:style-name="ce8" table:formula="of:=LOOKUP([.C47];[.$AZ$6:.$AZ$261];[.$BC$6:.$BC$261])" office:value-type="float" office:value="103" calcext:value-type="float">
            <text:p>103</text:p>
          </table:table-cell>
          <table:table-cell table:style-name="ce8" table:formula="of:=LOOKUP([.D47];[.$AZ$6:.$AZ$261];[.$BC$6:.$BC$261])" office:value-type="float" office:value="97" calcext:value-type="float">
            <text:p>97</text:p>
          </table:table-cell>
          <table:table-cell table:style-name="ce8" table:formula="of:=LOOKUP([.E47];[.$AZ$6:.$AZ$261];[.$BC$6:.$BC$261])" office:value-type="float" office:value="88" calcext:value-type="float">
            <text:p>88</text:p>
          </table:table-cell>
          <table:table-cell table:style-name="ce8" table:formula="of:=LOOKUP([.F47];[.$AZ$6:.$AZ$261];[.$BC$6:.$BC$261])" office:value-type="float" office:value="83" calcext:value-type="float">
            <text:p>83</text:p>
          </table:table-cell>
          <table:table-cell table:style-name="ce8" table:formula="of:=LOOKUP([.G47];[.$AZ$6:.$AZ$261];[.$BC$6:.$BC$261])" office:value-type="float" office:value="85" calcext:value-type="float">
            <text:p>85</text:p>
          </table:table-cell>
          <table:table-cell table:style-name="ce8" table:formula="of:=LOOKUP([.H47];[.$AZ$6:.$AZ$261];[.$BC$6:.$BC$261])" office:value-type="float" office:value="79" calcext:value-type="float">
            <text:p>79</text:p>
          </table:table-cell>
          <table:table-cell table:style-name="ce8" table:formula="of:=LOOKUP([.I47];[.$AZ$6:.$AZ$261];[.$BC$6:.$BC$261])" office:value-type="float" office:value="59" calcext:value-type="float">
            <text:p>59</text:p>
          </table:table-cell>
          <table:table-cell table:style-name="ce8" table:formula="of:=LOOKUP([.J47];[.$AZ$6:.$AZ$261];[.$BC$6:.$BC$261])" office:value-type="float" office:value="48" calcext:value-type="float">
            <text:p>48</text:p>
          </table:table-cell>
          <table:table-cell table:style-name="ce8" table:formula="of:=LOOKUP([.K47];[.$AZ$6:.$AZ$261];[.$BC$6:.$BC$261])" office:value-type="float" office:value="42" calcext:value-type="float">
            <text:p>42</text:p>
          </table:table-cell>
          <table:table-cell table:style-name="ce8" table:formula="of:=LOOKUP([.L47];[.$AZ$6:.$AZ$261];[.$BC$6:.$BC$261])" office:value-type="float" office:value="39" calcext:value-type="float">
            <text:p>39</text:p>
          </table:table-cell>
          <table:table-cell table:style-name="ce8" table:formula="of:=LOOKUP([.M47];[.$AZ$6:.$AZ$261];[.$BC$6:.$BC$261])" office:value-type="float" office:value="36" calcext:value-type="float">
            <text:p>36</text:p>
          </table:table-cell>
          <table:table-cell table:style-name="ce8" table:formula="of:=LOOKUP([.N47];[.$AZ$6:.$AZ$261];[.$BC$6:.$BC$261])" office:value-type="float" office:value="33" calcext:value-type="float">
            <text:p>33</text:p>
          </table:table-cell>
          <table:table-cell table:style-name="ce8" table:formula="of:=LOOKUP([.O47];[.$AZ$6:.$AZ$261];[.$BC$6:.$BC$261])" office:value-type="float" office:value="31" calcext:value-type="float">
            <text:p>31</text:p>
          </table:table-cell>
          <table:table-cell table:style-name="ce8" table:formula="of:=LOOKUP([.P47];[.$AZ$6:.$AZ$261];[.$BC$6:.$BC$261])" office:value-type="float" office:value="29" calcext:value-type="float">
            <text:p>29</text:p>
          </table:table-cell>
          <table:table-cell table:style-name="ce8" table:formula="of:=LOOKUP([.Q47];[.$AZ$6:.$AZ$261];[.$BC$6:.$BC$261])" office:value-type="float" office:value="25" calcext:value-type="float">
            <text:p>25</text:p>
          </table:table-cell>
          <table:table-cell table:style-name="ce8" table:formula="of:=LOOKUP([.R47];[.$AZ$6:.$AZ$261];[.$BC$6:.$BC$261])" office:value-type="float" office:value="41" calcext:value-type="float">
            <text:p>41</text:p>
          </table:table-cell>
          <table:table-cell table:style-name="ce8" table:formula="of:=LOOKUP([.S47];[.$AZ$6:.$AZ$261];[.$BC$6:.$BC$261])" office:value-type="float" office:value="60" calcext:value-type="float">
            <text:p>60</text:p>
          </table:table-cell>
          <table:table-cell table:style-name="ce8" table:formula="of:=LOOKUP([.T47];[.$AZ$6:.$AZ$261];[.$BC$6:.$BC$261])" office:value-type="float" office:value="59" calcext:value-type="float">
            <text:p>59</text:p>
          </table:table-cell>
          <table:table-cell table:style-name="ce8" table:formula="of:=LOOKUP([.U47];[.$AZ$6:.$AZ$261];[.$BC$6:.$BC$261])" office:value-type="float" office:value="62" calcext:value-type="float">
            <text:p>62</text:p>
          </table:table-cell>
          <table:table-cell table:style-name="ce8" table:formula="of:=LOOKUP([.V47];[.$AZ$6:.$AZ$261];[.$BC$6:.$BC$261])" office:value-type="float" office:value="64" calcext:value-type="float">
            <text:p>64</text:p>
          </table:table-cell>
          <table:table-cell table:style-name="ce8" table:formula="of:=LOOKUP([.W47];[.$AZ$6:.$AZ$261];[.$BC$6:.$BC$261])" office:value-type="float" office:value="41" calcext:value-type="float">
            <text:p>41</text:p>
          </table:table-cell>
          <table:table-cell table:style-name="ce8" table:formula="of:=LOOKUP([.X47];[.$AZ$6:.$AZ$261];[.$BC$6:.$BC$261])" office:value-type="float" office:value="28" calcext:value-type="float">
            <text:p>28</text:p>
          </table:table-cell>
          <table:table-cell table:style-name="ce8" table:formula="of:=LOOKUP([.Y47];[.$AZ$6:.$AZ$261];[.$BC$6:.$BC$261])" office:value-type="float" office:value="24" calcext:value-type="float">
            <text:p>24</text:p>
          </table:table-cell>
          <table:table-cell table:style-name="ce8" table:formula="of:=LOOKUP([.Z47];[.$AZ$6:.$AZ$261];[.$BC$6:.$BC$261])" office:value-type="float" office:value="23" calcext:value-type="float">
            <text:p>23</text:p>
          </table:table-cell>
          <table:table-cell table:style-name="ce8" table:formula="of:=LOOKUP([.AA47];[.$AZ$6:.$AZ$261];[.$BC$6:.$BC$261])" office:value-type="float" office:value="22" calcext:value-type="float">
            <text:p>22</text:p>
          </table:table-cell>
          <table:table-cell table:style-name="ce8" table:formula="of:=LOOKUP([.AB47];[.$AZ$6:.$AZ$261];[.$BC$6:.$BC$261])" office:value-type="float" office:value="21" calcext:value-type="float">
            <text:p>21</text:p>
          </table:table-cell>
          <table:table-cell table:style-name="ce8" table:formula="of:=LOOKUP([.AC47];[.$AZ$6:.$AZ$261];[.$BC$6:.$BC$261])" office:value-type="float" office:value="14" calcext:value-type="float">
            <text:p>14</text:p>
          </table:table-cell>
          <table:table-cell table:style-name="ce8" table:formula="of:=LOOKUP([.AD47];[.$AZ$6:.$AZ$261];[.$BC$6:.$BC$261])" office:value-type="float" office:value="10" calcext:value-type="float">
            <text:p>10</text:p>
          </table:table-cell>
          <table:table-cell table:style-name="ce8" table:formula="of:=LOOKUP([.AE47];[.$AZ$6:.$AZ$261];[.$BC$6:.$BC$261])" office:value-type="float" office:value="9" calcext:value-type="float">
            <text:p>9</text:p>
          </table:table-cell>
          <table:table-cell table:style-name="ce8" table:formula="of:=LOOKUP([.AF47];[.$AZ$6:.$AZ$261];[.$BC$6:.$BC$261])" office:value-type="float" office:value="9" calcext:value-type="float">
            <text:p>9</text:p>
          </table:table-cell>
          <table:table-cell table:style-name="ce8" table:formula="of:=LOOKUP([.AG47];[.$AZ$6:.$AZ$261];[.$BC$6:.$BC$261])" office:value-type="float" office:value="12" calcext:value-type="float">
            <text:p>12</text:p>
          </table:table-cell>
          <table:table-cell table:style-name="ce8" table:formula="of:=LOOKUP([.AH47];[.$AZ$6:.$AZ$261];[.$BC$6:.$BC$261])" office:value-type="float" office:value="14" calcext:value-type="float">
            <text:p>14</text:p>
          </table:table-cell>
          <table:table-cell table:style-name="ce8" table:formula="of:=LOOKUP([.AI47];[.$AZ$6:.$AZ$261];[.$BC$6:.$BC$261])" office:value-type="float" office:value="10" calcext:value-type="float">
            <text:p>10</text:p>
          </table:table-cell>
          <table:table-cell table:style-name="ce8" table:formula="of:=LOOKUP([.AJ47];[.$AZ$6:.$AZ$261];[.$BC$6:.$BC$261])" office:value-type="float" office:value="7" calcext:value-type="float">
            <text:p>7</text:p>
          </table:table-cell>
          <table:table-cell table:style-name="ce8" table:formula="of:=LOOKUP([.AK47];[.$AZ$6:.$AZ$261];[.$BC$6:.$BC$261])" office:value-type="float" office:value="6" calcext:value-type="float">
            <text:p>6</text:p>
          </table:table-cell>
          <table:table-cell table:style-name="ce8" table:formula="of:=LOOKUP([.AL47];[.$AZ$6:.$AZ$261];[.$BC$6:.$BC$261])" office:value-type="float" office:value="6" calcext:value-type="float">
            <text:p>6</text:p>
          </table:table-cell>
          <table:table-cell table:style-name="ce8" table:formula="of:=LOOKUP([.AM47];[.$AZ$6:.$AZ$261];[.$BC$6:.$BC$261])" office:value-type="float" office:value="6" calcext:value-type="float">
            <text:p>6</text:p>
          </table:table-cell>
          <table:table-cell table:style-name="ce8" table:formula="of:=LOOKUP([.AN47];[.$AZ$6:.$AZ$261];[.$BC$6:.$BC$261])" office:value-type="float" office:value="6" calcext:value-type="float">
            <text:p>6</text:p>
          </table:table-cell>
          <table:table-cell table:style-name="ce8" table:formula="of:=LOOKUP([.AO47];[.$AZ$6:.$AZ$261];[.$BC$6:.$BC$261])" office:value-type="float" office:value="4" calcext:value-type="float">
            <text:p>4</text:p>
          </table:table-cell>
          <table:table-cell table:style-name="ce8" table:formula="of:=LOOKUP([.AP47];[.$AZ$6:.$AZ$261];[.$BC$6:.$BC$261])" office:value-type="float" office:value="6" calcext:value-type="float">
            <text:p>6</text:p>
          </table:table-cell>
          <table:table-cell table:style-name="ce8" table:formula="of:=LOOKUP([.AQ47];[.$AZ$6:.$AZ$261];[.$BC$6:.$BC$261])" office:value-type="float" office:value="6" calcext:value-type="float">
            <text:p>6</text:p>
          </table:table-cell>
          <table:table-cell table:style-name="ce8" table:formula="of:=LOOKUP([.AR47];[.$AZ$6:.$AZ$261];[.$BC$6:.$BC$261])" office:value-type="float" office:value="9" calcext:value-type="float">
            <text:p>9</text:p>
          </table:table-cell>
          <table:table-cell table:style-name="ce8" table:formula="of:=LOOKUP([.AS47];[.$AZ$6:.$AZ$261];[.$BC$6:.$BC$261])" office:value-type="float" office:value="10" calcext:value-type="float">
            <text:p>10</text:p>
          </table:table-cell>
          <table:table-cell table:style-name="ce8" table:formula="of:=LOOKUP([.AT47];[.$AZ$6:.$AZ$261];[.$BC$6:.$BC$261])" office:value-type="float" office:value="4" calcext:value-type="float">
            <text:p>4</text:p>
          </table:table-cell>
          <table:table-cell table:style-name="ce8" table:formula="of:=LOOKUP([.AU47];[.$AZ$6:.$AZ$261];[.$BC$6:.$BC$261])" office:value-type="float" office:value="3" calcext:value-type="float">
            <text:p>3</text:p>
          </table:table-cell>
          <table:table-cell table:style-name="ce8" table:formula="of:=LOOKUP([.AV47];[.$AZ$6:.$AZ$261];[.$BC$6:.$BC$261])" office:value-type="float" office:value="0" calcext:value-type="float">
            <text:p>0</text:p>
          </table:table-cell>
          <table:table-cell table:style-name="ce8" table:formula="of:=LOOKUP([.AW47];[.$AZ$6:.$AZ$261];[.$BC$6:.$BC$261])" office:value-type="float" office:value="1" calcext:value-type="float">
            <text:p>1</text:p>
          </table:table-cell>
          <table:table-cell table:style-name="ce8" table:formula="of:=LOOKUP([.AX47];[.$AZ$6:.$AZ$261];[.$BC$6:.$BC$261])"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$A$1:.$AX$69];[.AZ119])" office:value-type="float" office:value="4" calcext:value-type="float">
            <text:p>4</text:p>
          </table:table-cell>
          <table:table-cell table:formula="of:=COUNTIF([.$A$73:.$AX$141];[.AZ119])" office:value-type="float" office:value="4" calcext:value-type="float">
            <text:p>4</text:p>
          </table:table-cell>
          <table:table-cell table:formula="of:=IF([.AZ119]&lt;[.$BA$1];0;IF([.AZ119]&gt;=[.$BC$1];255;ROUNDDOWN(([.AZ119]-[.$BA$1])/([.$BC$1]-[.$BA$1])*255)))" office:value-type="float" office:value="113" calcext:value-type="float">
            <text:p>113</text:p>
          </table:table-cell>
        </table:table-row>
        <table:table-row table:style-name="ro1">
          <table:table-cell table:style-name="ce8" table:formula="of:=LOOKUP([.A48];[.$AZ$6:.$AZ$261];[.$BC$6:.$BC$261])" office:value-type="float" office:value="105" calcext:value-type="float">
            <text:p>105</text:p>
          </table:table-cell>
          <table:table-cell table:style-name="ce8" table:formula="of:=LOOKUP([.B48];[.$AZ$6:.$AZ$261];[.$BC$6:.$BC$261])" office:value-type="float" office:value="107" calcext:value-type="float">
            <text:p>107</text:p>
          </table:table-cell>
          <table:table-cell table:style-name="ce8" table:formula="of:=LOOKUP([.C48];[.$AZ$6:.$AZ$261];[.$BC$6:.$BC$261])" office:value-type="float" office:value="105" calcext:value-type="float">
            <text:p>105</text:p>
          </table:table-cell>
          <table:table-cell table:style-name="ce8" table:formula="of:=LOOKUP([.D48];[.$AZ$6:.$AZ$261];[.$BC$6:.$BC$261])" office:value-type="float" office:value="102" calcext:value-type="float">
            <text:p>102</text:p>
          </table:table-cell>
          <table:table-cell table:style-name="ce8" table:formula="of:=LOOKUP([.E48];[.$AZ$6:.$AZ$261];[.$BC$6:.$BC$261])" office:value-type="float" office:value="98" calcext:value-type="float">
            <text:p>98</text:p>
          </table:table-cell>
          <table:table-cell table:style-name="ce8" table:formula="of:=LOOKUP([.F48];[.$AZ$6:.$AZ$261];[.$BC$6:.$BC$261])" office:value-type="float" office:value="97" calcext:value-type="float">
            <text:p>97</text:p>
          </table:table-cell>
          <table:table-cell table:style-name="ce8" table:formula="of:=LOOKUP([.G48];[.$AZ$6:.$AZ$261];[.$BC$6:.$BC$261])" office:value-type="float" office:value="91" calcext:value-type="float">
            <text:p>91</text:p>
          </table:table-cell>
          <table:table-cell table:style-name="ce8" table:formula="of:=LOOKUP([.H48];[.$AZ$6:.$AZ$261];[.$BC$6:.$BC$261])" office:value-type="float" office:value="85" calcext:value-type="float">
            <text:p>85</text:p>
          </table:table-cell>
          <table:table-cell table:style-name="ce8" table:formula="of:=LOOKUP([.I48];[.$AZ$6:.$AZ$261];[.$BC$6:.$BC$261])" office:value-type="float" office:value="80" calcext:value-type="float">
            <text:p>80</text:p>
          </table:table-cell>
          <table:table-cell table:style-name="ce8" table:formula="of:=LOOKUP([.J48];[.$AZ$6:.$AZ$261];[.$BC$6:.$BC$261])" office:value-type="float" office:value="77" calcext:value-type="float">
            <text:p>77</text:p>
          </table:table-cell>
          <table:table-cell table:style-name="ce8" table:formula="of:=LOOKUP([.K48];[.$AZ$6:.$AZ$261];[.$BC$6:.$BC$261])" office:value-type="float" office:value="71" calcext:value-type="float">
            <text:p>71</text:p>
          </table:table-cell>
          <table:table-cell table:style-name="ce8" table:formula="of:=LOOKUP([.L48];[.$AZ$6:.$AZ$261];[.$BC$6:.$BC$261])" office:value-type="float" office:value="60" calcext:value-type="float">
            <text:p>60</text:p>
          </table:table-cell>
          <table:table-cell table:style-name="ce8" table:formula="of:=LOOKUP([.M48];[.$AZ$6:.$AZ$261];[.$BC$6:.$BC$261])" office:value-type="float" office:value="48" calcext:value-type="float">
            <text:p>48</text:p>
          </table:table-cell>
          <table:table-cell table:style-name="ce8" table:formula="of:=LOOKUP([.N48];[.$AZ$6:.$AZ$261];[.$BC$6:.$BC$261])" office:value-type="float" office:value="32" calcext:value-type="float">
            <text:p>32</text:p>
          </table:table-cell>
          <table:table-cell table:style-name="ce8" table:formula="of:=LOOKUP([.O48];[.$AZ$6:.$AZ$261];[.$BC$6:.$BC$261])" office:value-type="float" office:value="26" calcext:value-type="float">
            <text:p>26</text:p>
          </table:table-cell>
          <table:table-cell table:style-name="ce8" table:formula="of:=LOOKUP([.P48];[.$AZ$6:.$AZ$261];[.$BC$6:.$BC$261])" office:value-type="float" office:value="24" calcext:value-type="float">
            <text:p>24</text:p>
          </table:table-cell>
          <table:table-cell table:style-name="ce8" table:formula="of:=LOOKUP([.Q48];[.$AZ$6:.$AZ$261];[.$BC$6:.$BC$261])" office:value-type="float" office:value="18" calcext:value-type="float">
            <text:p>18</text:p>
          </table:table-cell>
          <table:table-cell table:style-name="ce8" table:formula="of:=LOOKUP([.R48];[.$AZ$6:.$AZ$261];[.$BC$6:.$BC$261])" office:value-type="float" office:value="45" calcext:value-type="float">
            <text:p>45</text:p>
          </table:table-cell>
          <table:table-cell table:style-name="ce8" table:formula="of:=LOOKUP([.S48];[.$AZ$6:.$AZ$261];[.$BC$6:.$BC$261])" office:value-type="float" office:value="53" calcext:value-type="float">
            <text:p>53</text:p>
          </table:table-cell>
          <table:table-cell table:style-name="ce8" table:formula="of:=LOOKUP([.T48];[.$AZ$6:.$AZ$261];[.$BC$6:.$BC$261])" office:value-type="float" office:value="52" calcext:value-type="float">
            <text:p>52</text:p>
          </table:table-cell>
          <table:table-cell table:style-name="ce8" table:formula="of:=LOOKUP([.U48];[.$AZ$6:.$AZ$261];[.$BC$6:.$BC$261])" office:value-type="float" office:value="57" calcext:value-type="float">
            <text:p>57</text:p>
          </table:table-cell>
          <table:table-cell table:style-name="ce8" table:formula="of:=LOOKUP([.V48];[.$AZ$6:.$AZ$261];[.$BC$6:.$BC$261])" office:value-type="float" office:value="55" calcext:value-type="float">
            <text:p>55</text:p>
          </table:table-cell>
          <table:table-cell table:style-name="ce8" table:formula="of:=LOOKUP([.W48];[.$AZ$6:.$AZ$261];[.$BC$6:.$BC$261])" office:value-type="float" office:value="40" calcext:value-type="float">
            <text:p>40</text:p>
          </table:table-cell>
          <table:table-cell table:style-name="ce8" table:formula="of:=LOOKUP([.X48];[.$AZ$6:.$AZ$261];[.$BC$6:.$BC$261])" office:value-type="float" office:value="25" calcext:value-type="float">
            <text:p>25</text:p>
          </table:table-cell>
          <table:table-cell table:style-name="ce8" table:formula="of:=LOOKUP([.Y48];[.$AZ$6:.$AZ$261];[.$BC$6:.$BC$261])" office:value-type="float" office:value="23" calcext:value-type="float">
            <text:p>23</text:p>
          </table:table-cell>
          <table:table-cell table:style-name="ce8" table:formula="of:=LOOKUP([.Z48];[.$AZ$6:.$AZ$261];[.$BC$6:.$BC$261])" office:value-type="float" office:value="22" calcext:value-type="float">
            <text:p>22</text:p>
          </table:table-cell>
          <table:table-cell table:style-name="ce8" table:formula="of:=LOOKUP([.AA48];[.$AZ$6:.$AZ$261];[.$BC$6:.$BC$261])" office:value-type="float" office:value="20" calcext:value-type="float">
            <text:p>20</text:p>
          </table:table-cell>
          <table:table-cell table:style-name="ce8" table:formula="of:=LOOKUP([.AB48];[.$AZ$6:.$AZ$261];[.$BC$6:.$BC$261])" office:value-type="float" office:value="15" calcext:value-type="float">
            <text:p>15</text:p>
          </table:table-cell>
          <table:table-cell table:style-name="ce8" table:formula="of:=LOOKUP([.AC48];[.$AZ$6:.$AZ$261];[.$BC$6:.$BC$261])" office:value-type="float" office:value="9" calcext:value-type="float">
            <text:p>9</text:p>
          </table:table-cell>
          <table:table-cell table:style-name="ce8" table:formula="of:=LOOKUP([.AD48];[.$AZ$6:.$AZ$261];[.$BC$6:.$BC$261])" office:value-type="float" office:value="10" calcext:value-type="float">
            <text:p>10</text:p>
          </table:table-cell>
          <table:table-cell table:style-name="ce8" table:formula="of:=LOOKUP([.AE48];[.$AZ$6:.$AZ$261];[.$BC$6:.$BC$261])" office:value-type="float" office:value="10" calcext:value-type="float">
            <text:p>10</text:p>
          </table:table-cell>
          <table:table-cell table:style-name="ce8" table:formula="of:=LOOKUP([.AF48];[.$AZ$6:.$AZ$261];[.$BC$6:.$BC$261])" office:value-type="float" office:value="13" calcext:value-type="float">
            <text:p>13</text:p>
          </table:table-cell>
          <table:table-cell table:style-name="ce8" table:formula="of:=LOOKUP([.AG48];[.$AZ$6:.$AZ$261];[.$BC$6:.$BC$261])" office:value-type="float" office:value="14" calcext:value-type="float">
            <text:p>14</text:p>
          </table:table-cell>
          <table:table-cell table:style-name="ce8" table:formula="of:=LOOKUP([.AH48];[.$AZ$6:.$AZ$261];[.$BC$6:.$BC$261])" office:value-type="float" office:value="9" calcext:value-type="float">
            <text:p>9</text:p>
          </table:table-cell>
          <table:table-cell table:style-name="ce8" table:formula="of:=LOOKUP([.AI48];[.$AZ$6:.$AZ$261];[.$BC$6:.$BC$261])" office:value-type="float" office:value="8" calcext:value-type="float">
            <text:p>8</text:p>
          </table:table-cell>
          <table:table-cell table:style-name="ce8" table:formula="of:=LOOKUP([.AJ48];[.$AZ$6:.$AZ$261];[.$BC$6:.$BC$261])" office:value-type="float" office:value="10" calcext:value-type="float">
            <text:p>10</text:p>
          </table:table-cell>
          <table:table-cell table:style-name="ce8" table:formula="of:=LOOKUP([.AK48];[.$AZ$6:.$AZ$261];[.$BC$6:.$BC$261])" office:value-type="float" office:value="9" calcext:value-type="float">
            <text:p>9</text:p>
          </table:table-cell>
          <table:table-cell table:style-name="ce8" table:formula="of:=LOOKUP([.AL48];[.$AZ$6:.$AZ$261];[.$BC$6:.$BC$261])" office:value-type="float" office:value="10" calcext:value-type="float">
            <text:p>10</text:p>
          </table:table-cell>
          <table:table-cell table:style-name="ce8" table:formula="of:=LOOKUP([.AM48];[.$AZ$6:.$AZ$261];[.$BC$6:.$BC$261])" office:value-type="float" office:value="7" calcext:value-type="float">
            <text:p>7</text:p>
          </table:table-cell>
          <table:table-cell table:style-name="ce8" table:formula="of:=LOOKUP([.AN48];[.$AZ$6:.$AZ$261];[.$BC$6:.$BC$261])" office:value-type="float" office:value="5" calcext:value-type="float">
            <text:p>5</text:p>
          </table:table-cell>
          <table:table-cell table:style-name="ce8" table:formula="of:=LOOKUP([.AO48];[.$AZ$6:.$AZ$261];[.$BC$6:.$BC$261])" office:value-type="float" office:value="5" calcext:value-type="float">
            <text:p>5</text:p>
          </table:table-cell>
          <table:table-cell table:style-name="ce8" table:formula="of:=LOOKUP([.AP48];[.$AZ$6:.$AZ$261];[.$BC$6:.$BC$261])" office:value-type="float" office:value="7" calcext:value-type="float">
            <text:p>7</text:p>
          </table:table-cell>
          <table:table-cell table:style-name="ce8" table:formula="of:=LOOKUP([.AQ48];[.$AZ$6:.$AZ$261];[.$BC$6:.$BC$261])" office:value-type="float" office:value="7" calcext:value-type="float">
            <text:p>7</text:p>
          </table:table-cell>
          <table:table-cell table:style-name="ce8" table:formula="of:=LOOKUP([.AR48];[.$AZ$6:.$AZ$261];[.$BC$6:.$BC$261])" office:value-type="float" office:value="6" calcext:value-type="float">
            <text:p>6</text:p>
          </table:table-cell>
          <table:table-cell table:style-name="ce8" table:formula="of:=LOOKUP([.AS48];[.$AZ$6:.$AZ$261];[.$BC$6:.$BC$261])" office:value-type="float" office:value="3" calcext:value-type="float">
            <text:p>3</text:p>
          </table:table-cell>
          <table:table-cell table:style-name="ce8" table:formula="of:=LOOKUP([.AT48];[.$AZ$6:.$AZ$261];[.$BC$6:.$BC$261])" office:value-type="float" office:value="0" calcext:value-type="float">
            <text:p>0</text:p>
          </table:table-cell>
          <table:table-cell table:style-name="ce8" table:formula="of:=LOOKUP([.AU48];[.$AZ$6:.$AZ$261];[.$BC$6:.$BC$261])" office:value-type="float" office:value="1" calcext:value-type="float">
            <text:p>1</text:p>
          </table:table-cell>
          <table:table-cell table:style-name="ce8" table:formula="of:=LOOKUP([.AV48];[.$AZ$6:.$AZ$261];[.$BC$6:.$BC$261])" office:value-type="float" office:value="0" calcext:value-type="float">
            <text:p>0</text:p>
          </table:table-cell>
          <table:table-cell table:style-name="ce8" table:formula="of:=LOOKUP([.AW48];[.$AZ$6:.$AZ$261];[.$BC$6:.$BC$261])" office:value-type="float" office:value="1" calcext:value-type="float">
            <text:p>1</text:p>
          </table:table-cell>
          <table:table-cell table:style-name="ce8" table:formula="of:=LOOKUP([.AX48];[.$AZ$6:.$AZ$261];[.$BC$6:.$BC$261])" office:value-type="float" office:value="1" calcext:value-type="float">
            <text:p>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$A$1:.$AX$69];[.AZ120])" office:value-type="float" office:value="3" calcext:value-type="float">
            <text:p>3</text:p>
          </table:table-cell>
          <table:table-cell table:formula="of:=COUNTIF([.$A$73:.$AX$141];[.AZ120])" office:value-type="float" office:value="3" calcext:value-type="float">
            <text:p>3</text:p>
          </table:table-cell>
          <table:table-cell table:formula="of:=IF([.AZ120]&lt;[.$BA$1];0;IF([.AZ120]&gt;=[.$BC$1];255;ROUNDDOWN(([.AZ120]-[.$BA$1])/([.$BC$1]-[.$BA$1])*255)))" office:value-type="float" office:value="114" calcext:value-type="float">
            <text:p>114</text:p>
          </table:table-cell>
        </table:table-row>
        <table:table-row table:style-name="ro1">
          <table:table-cell table:style-name="ce8" table:formula="of:=LOOKUP([.A49];[.$AZ$6:.$AZ$261];[.$BC$6:.$BC$261])" office:value-type="float" office:value="105" calcext:value-type="float">
            <text:p>105</text:p>
          </table:table-cell>
          <table:table-cell table:style-name="ce8" table:formula="of:=LOOKUP([.B49];[.$AZ$6:.$AZ$261];[.$BC$6:.$BC$261])" office:value-type="float" office:value="103" calcext:value-type="float">
            <text:p>103</text:p>
          </table:table-cell>
          <table:table-cell table:style-name="ce8" table:formula="of:=LOOKUP([.C49];[.$AZ$6:.$AZ$261];[.$BC$6:.$BC$261])" office:value-type="float" office:value="104" calcext:value-type="float">
            <text:p>104</text:p>
          </table:table-cell>
          <table:table-cell table:style-name="ce8" table:formula="of:=LOOKUP([.D49];[.$AZ$6:.$AZ$261];[.$BC$6:.$BC$261])" office:value-type="float" office:value="100" calcext:value-type="float">
            <text:p>100</text:p>
          </table:table-cell>
          <table:table-cell table:style-name="ce8" table:formula="of:=LOOKUP([.E49];[.$AZ$6:.$AZ$261];[.$BC$6:.$BC$261])" office:value-type="float" office:value="101" calcext:value-type="float">
            <text:p>101</text:p>
          </table:table-cell>
          <table:table-cell table:style-name="ce8" table:formula="of:=LOOKUP([.F49];[.$AZ$6:.$AZ$261];[.$BC$6:.$BC$261])" office:value-type="float" office:value="99" calcext:value-type="float">
            <text:p>99</text:p>
          </table:table-cell>
          <table:table-cell table:style-name="ce8" table:formula="of:=LOOKUP([.G49];[.$AZ$6:.$AZ$261];[.$BC$6:.$BC$261])" office:value-type="float" office:value="95" calcext:value-type="float">
            <text:p>95</text:p>
          </table:table-cell>
          <table:table-cell table:style-name="ce8" table:formula="of:=LOOKUP([.H49];[.$AZ$6:.$AZ$261];[.$BC$6:.$BC$261])" office:value-type="float" office:value="93" calcext:value-type="float">
            <text:p>93</text:p>
          </table:table-cell>
          <table:table-cell table:style-name="ce8" table:formula="of:=LOOKUP([.I49];[.$AZ$6:.$AZ$261];[.$BC$6:.$BC$261])" office:value-type="float" office:value="89" calcext:value-type="float">
            <text:p>89</text:p>
          </table:table-cell>
          <table:table-cell table:style-name="ce8" table:formula="of:=LOOKUP([.J49];[.$AZ$6:.$AZ$261];[.$BC$6:.$BC$261])" office:value-type="float" office:value="82" calcext:value-type="float">
            <text:p>82</text:p>
          </table:table-cell>
          <table:table-cell table:style-name="ce8" table:formula="of:=LOOKUP([.K49];[.$AZ$6:.$AZ$261];[.$BC$6:.$BC$261])" office:value-type="float" office:value="80" calcext:value-type="float">
            <text:p>80</text:p>
          </table:table-cell>
          <table:table-cell table:style-name="ce8" table:formula="of:=LOOKUP([.L49];[.$AZ$6:.$AZ$261];[.$BC$6:.$BC$261])" office:value-type="float" office:value="80" calcext:value-type="float">
            <text:p>80</text:p>
          </table:table-cell>
          <table:table-cell table:style-name="ce8" table:formula="of:=LOOKUP([.M49];[.$AZ$6:.$AZ$261];[.$BC$6:.$BC$261])" office:value-type="float" office:value="85" calcext:value-type="float">
            <text:p>85</text:p>
          </table:table-cell>
          <table:table-cell table:style-name="ce8" table:formula="of:=LOOKUP([.N49];[.$AZ$6:.$AZ$261];[.$BC$6:.$BC$261])" office:value-type="float" office:value="76" calcext:value-type="float">
            <text:p>76</text:p>
          </table:table-cell>
          <table:table-cell table:style-name="ce8" table:formula="of:=LOOKUP([.O49];[.$AZ$6:.$AZ$261];[.$BC$6:.$BC$261])" office:value-type="float" office:value="60" calcext:value-type="float">
            <text:p>60</text:p>
          </table:table-cell>
          <table:table-cell table:style-name="ce8" table:formula="of:=LOOKUP([.P49];[.$AZ$6:.$AZ$261];[.$BC$6:.$BC$261])" office:value-type="float" office:value="48" calcext:value-type="float">
            <text:p>48</text:p>
          </table:table-cell>
          <table:table-cell table:style-name="ce8" table:formula="of:=LOOKUP([.Q49];[.$AZ$6:.$AZ$261];[.$BC$6:.$BC$261])" office:value-type="float" office:value="39" calcext:value-type="float">
            <text:p>39</text:p>
          </table:table-cell>
          <table:table-cell table:style-name="ce8" table:formula="of:=LOOKUP([.R49];[.$AZ$6:.$AZ$261];[.$BC$6:.$BC$261])" office:value-type="float" office:value="50" calcext:value-type="float">
            <text:p>50</text:p>
          </table:table-cell>
          <table:table-cell table:style-name="ce8" table:formula="of:=LOOKUP([.S49];[.$AZ$6:.$AZ$261];[.$BC$6:.$BC$261])" office:value-type="float" office:value="47" calcext:value-type="float">
            <text:p>47</text:p>
          </table:table-cell>
          <table:table-cell table:style-name="ce8" table:formula="of:=LOOKUP([.T49];[.$AZ$6:.$AZ$261];[.$BC$6:.$BC$261])" office:value-type="float" office:value="47" calcext:value-type="float">
            <text:p>47</text:p>
          </table:table-cell>
          <table:table-cell table:style-name="ce8" table:formula="of:=LOOKUP([.U49];[.$AZ$6:.$AZ$261];[.$BC$6:.$BC$261])" office:value-type="float" office:value="49" calcext:value-type="float">
            <text:p>49</text:p>
          </table:table-cell>
          <table:table-cell table:style-name="ce8" table:formula="of:=LOOKUP([.V49];[.$AZ$6:.$AZ$261];[.$BC$6:.$BC$261])" office:value-type="float" office:value="45" calcext:value-type="float">
            <text:p>45</text:p>
          </table:table-cell>
          <table:table-cell table:style-name="ce8" table:formula="of:=LOOKUP([.W49];[.$AZ$6:.$AZ$261];[.$BC$6:.$BC$261])" office:value-type="float" office:value="32" calcext:value-type="float">
            <text:p>32</text:p>
          </table:table-cell>
          <table:table-cell table:style-name="ce8" table:formula="of:=LOOKUP([.X49];[.$AZ$6:.$AZ$261];[.$BC$6:.$BC$261])" office:value-type="float" office:value="24" calcext:value-type="float">
            <text:p>24</text:p>
          </table:table-cell>
          <table:table-cell table:style-name="ce8" table:formula="of:=LOOKUP([.Y49];[.$AZ$6:.$AZ$261];[.$BC$6:.$BC$261])" office:value-type="float" office:value="21" calcext:value-type="float">
            <text:p>21</text:p>
          </table:table-cell>
          <table:table-cell table:style-name="ce8" table:formula="of:=LOOKUP([.Z49];[.$AZ$6:.$AZ$261];[.$BC$6:.$BC$261])" office:value-type="float" office:value="21" calcext:value-type="float">
            <text:p>21</text:p>
          </table:table-cell>
          <table:table-cell table:style-name="ce8" table:formula="of:=LOOKUP([.AA49];[.$AZ$6:.$AZ$261];[.$BC$6:.$BC$261])" office:value-type="float" office:value="15" calcext:value-type="float">
            <text:p>15</text:p>
          </table:table-cell>
          <table:table-cell table:style-name="ce8" table:formula="of:=LOOKUP([.AB49];[.$AZ$6:.$AZ$261];[.$BC$6:.$BC$261])" office:value-type="float" office:value="10" calcext:value-type="float">
            <text:p>10</text:p>
          </table:table-cell>
          <table:table-cell table:style-name="ce8" table:formula="of:=LOOKUP([.AC49];[.$AZ$6:.$AZ$261];[.$BC$6:.$BC$261])" office:value-type="float" office:value="10" calcext:value-type="float">
            <text:p>10</text:p>
          </table:table-cell>
          <table:table-cell table:style-name="ce8" table:formula="of:=LOOKUP([.AD49];[.$AZ$6:.$AZ$261];[.$BC$6:.$BC$261])" office:value-type="float" office:value="12" calcext:value-type="float">
            <text:p>12</text:p>
          </table:table-cell>
          <table:table-cell table:style-name="ce8" table:formula="of:=LOOKUP([.AE49];[.$AZ$6:.$AZ$261];[.$BC$6:.$BC$261])" office:value-type="float" office:value="13" calcext:value-type="float">
            <text:p>13</text:p>
          </table:table-cell>
          <table:table-cell table:style-name="ce8" table:formula="of:=LOOKUP([.AF49];[.$AZ$6:.$AZ$261];[.$BC$6:.$BC$261])" office:value-type="float" office:value="10" calcext:value-type="float">
            <text:p>10</text:p>
          </table:table-cell>
          <table:table-cell table:style-name="ce8" table:formula="of:=LOOKUP([.AG49];[.$AZ$6:.$AZ$261];[.$BC$6:.$BC$261])" office:value-type="float" office:value="8" calcext:value-type="float">
            <text:p>8</text:p>
          </table:table-cell>
          <table:table-cell table:style-name="ce8" table:formula="of:=LOOKUP([.AH49];[.$AZ$6:.$AZ$261];[.$BC$6:.$BC$261])" office:value-type="float" office:value="9" calcext:value-type="float">
            <text:p>9</text:p>
          </table:table-cell>
          <table:table-cell table:style-name="ce8" table:formula="of:=LOOKUP([.AI49];[.$AZ$6:.$AZ$261];[.$BC$6:.$BC$261])" office:value-type="float" office:value="10" calcext:value-type="float">
            <text:p>10</text:p>
          </table:table-cell>
          <table:table-cell table:style-name="ce8" table:formula="of:=LOOKUP([.AJ49];[.$AZ$6:.$AZ$261];[.$BC$6:.$BC$261])" office:value-type="float" office:value="12" calcext:value-type="float">
            <text:p>12</text:p>
          </table:table-cell>
          <table:table-cell table:style-name="ce8" table:formula="of:=LOOKUP([.AK49];[.$AZ$6:.$AZ$261];[.$BC$6:.$BC$261])" office:value-type="float" office:value="11" calcext:value-type="float">
            <text:p>11</text:p>
          </table:table-cell>
          <table:table-cell table:style-name="ce8" table:formula="of:=LOOKUP([.AL49];[.$AZ$6:.$AZ$261];[.$BC$6:.$BC$261])" office:value-type="float" office:value="10" calcext:value-type="float">
            <text:p>10</text:p>
          </table:table-cell>
          <table:table-cell table:style-name="ce8" table:formula="of:=LOOKUP([.AM49];[.$AZ$6:.$AZ$261];[.$BC$6:.$BC$261])" office:value-type="float" office:value="7" calcext:value-type="float">
            <text:p>7</text:p>
          </table:table-cell>
          <table:table-cell table:style-name="ce8" table:formula="of:=LOOKUP([.AN49];[.$AZ$6:.$AZ$261];[.$BC$6:.$BC$261])" office:value-type="float" office:value="5" calcext:value-type="float">
            <text:p>5</text:p>
          </table:table-cell>
          <table:table-cell table:style-name="ce8" table:formula="of:=LOOKUP([.AO49];[.$AZ$6:.$AZ$261];[.$BC$6:.$BC$261])" office:value-type="float" office:value="5" calcext:value-type="float">
            <text:p>5</text:p>
          </table:table-cell>
          <table:table-cell table:style-name="ce8" table:formula="of:=LOOKUP([.AP49];[.$AZ$6:.$AZ$261];[.$BC$6:.$BC$261])" office:value-type="float" office:value="6" calcext:value-type="float">
            <text:p>6</text:p>
          </table:table-cell>
          <table:table-cell table:style-name="ce8" table:formula="of:=LOOKUP([.AQ49];[.$AZ$6:.$AZ$261];[.$BC$6:.$BC$261])" office:value-type="float" office:value="1" calcext:value-type="float">
            <text:p>1</text:p>
          </table:table-cell>
          <table:table-cell table:style-name="ce8" table:formula="of:=LOOKUP([.AR49];[.$AZ$6:.$AZ$261];[.$BC$6:.$BC$261])" office:value-type="float" office:value="1" calcext:value-type="float">
            <text:p>1</text:p>
          </table:table-cell>
          <table:table-cell table:style-name="ce8" table:formula="of:=LOOKUP([.AS49];[.$AZ$6:.$AZ$261];[.$BC$6:.$BC$261])" office:value-type="float" office:value="0" calcext:value-type="float">
            <text:p>0</text:p>
          </table:table-cell>
          <table:table-cell table:style-name="ce8" table:formula="of:=LOOKUP([.AT49];[.$AZ$6:.$AZ$261];[.$BC$6:.$BC$261])" office:value-type="float" office:value="0" calcext:value-type="float">
            <text:p>0</text:p>
          </table:table-cell>
          <table:table-cell table:style-name="ce8" table:formula="of:=LOOKUP([.AU49];[.$AZ$6:.$AZ$261];[.$BC$6:.$BC$261])" office:value-type="float" office:value="0" calcext:value-type="float">
            <text:p>0</text:p>
          </table:table-cell>
          <table:table-cell table:style-name="ce8" table:formula="of:=LOOKUP([.AV49];[.$AZ$6:.$AZ$261];[.$BC$6:.$BC$261])" office:value-type="float" office:value="0" calcext:value-type="float">
            <text:p>0</text:p>
          </table:table-cell>
          <table:table-cell table:style-name="ce8" table:formula="of:=LOOKUP([.AW49];[.$AZ$6:.$AZ$261];[.$BC$6:.$BC$261])" office:value-type="float" office:value="1" calcext:value-type="float">
            <text:p>1</text:p>
          </table:table-cell>
          <table:table-cell table:style-name="ce8" table:formula="of:=LOOKUP([.AX49];[.$AZ$6:.$AZ$261];[.$BC$6:.$BC$261])" office:value-type="float" office:value="1" calcext:value-type="float">
            <text:p>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$A$1:.$AX$69];[.AZ121])" office:value-type="float" office:value="3" calcext:value-type="float">
            <text:p>3</text:p>
          </table:table-cell>
          <table:table-cell table:formula="of:=COUNTIF([.$A$73:.$AX$141];[.AZ121])" office:value-type="float" office:value="3" calcext:value-type="float">
            <text:p>3</text:p>
          </table:table-cell>
          <table:table-cell table:formula="of:=IF([.AZ121]&lt;[.$BA$1];0;IF([.AZ121]&gt;=[.$BC$1];255;ROUNDDOWN(([.AZ121]-[.$BA$1])/([.$BC$1]-[.$BA$1])*255)))" office:value-type="float" office:value="115" calcext:value-type="float">
            <text:p>115</text:p>
          </table:table-cell>
        </table:table-row>
        <table:table-row table:style-name="ro1">
          <table:table-cell table:style-name="ce8" table:formula="of:=LOOKUP([.A50];[.$AZ$6:.$AZ$261];[.$BC$6:.$BC$261])" office:value-type="float" office:value="108" calcext:value-type="float">
            <text:p>108</text:p>
          </table:table-cell>
          <table:table-cell table:style-name="ce8" table:formula="of:=LOOKUP([.B50];[.$AZ$6:.$AZ$261];[.$BC$6:.$BC$261])" office:value-type="float" office:value="105" calcext:value-type="float">
            <text:p>105</text:p>
          </table:table-cell>
          <table:table-cell table:style-name="ce8" table:formula="of:=LOOKUP([.C50];[.$AZ$6:.$AZ$261];[.$BC$6:.$BC$261])" office:value-type="float" office:value="99" calcext:value-type="float">
            <text:p>99</text:p>
          </table:table-cell>
          <table:table-cell table:style-name="ce8" table:formula="of:=LOOKUP([.D50];[.$AZ$6:.$AZ$261];[.$BC$6:.$BC$261])" office:value-type="float" office:value="98" calcext:value-type="float">
            <text:p>98</text:p>
          </table:table-cell>
          <table:table-cell table:style-name="ce8" table:formula="of:=LOOKUP([.E50];[.$AZ$6:.$AZ$261];[.$BC$6:.$BC$261])" office:value-type="float" office:value="98" calcext:value-type="float">
            <text:p>98</text:p>
          </table:table-cell>
          <table:table-cell table:style-name="ce8" table:formula="of:=LOOKUP([.F50];[.$AZ$6:.$AZ$261];[.$BC$6:.$BC$261])" office:value-type="float" office:value="98" calcext:value-type="float">
            <text:p>98</text:p>
          </table:table-cell>
          <table:table-cell table:style-name="ce8" table:formula="of:=LOOKUP([.G50];[.$AZ$6:.$AZ$261];[.$BC$6:.$BC$261])" office:value-type="float" office:value="94" calcext:value-type="float">
            <text:p>94</text:p>
          </table:table-cell>
          <table:table-cell table:style-name="ce8" table:formula="of:=LOOKUP([.H50];[.$AZ$6:.$AZ$261];[.$BC$6:.$BC$261])" office:value-type="float" office:value="95" calcext:value-type="float">
            <text:p>95</text:p>
          </table:table-cell>
          <table:table-cell table:style-name="ce8" table:formula="of:=LOOKUP([.I50];[.$AZ$6:.$AZ$261];[.$BC$6:.$BC$261])" office:value-type="float" office:value="96" calcext:value-type="float">
            <text:p>96</text:p>
          </table:table-cell>
          <table:table-cell table:style-name="ce8" table:formula="of:=LOOKUP([.J50];[.$AZ$6:.$AZ$261];[.$BC$6:.$BC$261])" office:value-type="float" office:value="91" calcext:value-type="float">
            <text:p>91</text:p>
          </table:table-cell>
          <table:table-cell table:style-name="ce8" table:formula="of:=LOOKUP([.K50];[.$AZ$6:.$AZ$261];[.$BC$6:.$BC$261])" office:value-type="float" office:value="90" calcext:value-type="float">
            <text:p>90</text:p>
          </table:table-cell>
          <table:table-cell table:style-name="ce8" table:formula="of:=LOOKUP([.L50];[.$AZ$6:.$AZ$261];[.$BC$6:.$BC$261])" office:value-type="float" office:value="87" calcext:value-type="float">
            <text:p>87</text:p>
          </table:table-cell>
          <table:table-cell table:style-name="ce8" table:formula="of:=LOOKUP([.M50];[.$AZ$6:.$AZ$261];[.$BC$6:.$BC$261])" office:value-type="float" office:value="83" calcext:value-type="float">
            <text:p>83</text:p>
          </table:table-cell>
          <table:table-cell table:style-name="ce8" table:formula="of:=LOOKUP([.N50];[.$AZ$6:.$AZ$261];[.$BC$6:.$BC$261])" office:value-type="float" office:value="81" calcext:value-type="float">
            <text:p>81</text:p>
          </table:table-cell>
          <table:table-cell table:style-name="ce8" table:formula="of:=LOOKUP([.O50];[.$AZ$6:.$AZ$261];[.$BC$6:.$BC$261])" office:value-type="float" office:value="78" calcext:value-type="float">
            <text:p>78</text:p>
          </table:table-cell>
          <table:table-cell table:style-name="ce8" table:formula="of:=LOOKUP([.P50];[.$AZ$6:.$AZ$261];[.$BC$6:.$BC$261])" office:value-type="float" office:value="80" calcext:value-type="float">
            <text:p>80</text:p>
          </table:table-cell>
          <table:table-cell table:style-name="ce8" table:formula="of:=LOOKUP([.Q50];[.$AZ$6:.$AZ$261];[.$BC$6:.$BC$261])" office:value-type="float" office:value="81" calcext:value-type="float">
            <text:p>81</text:p>
          </table:table-cell>
          <table:table-cell table:style-name="ce8" table:formula="of:=LOOKUP([.R50];[.$AZ$6:.$AZ$261];[.$BC$6:.$BC$261])" office:value-type="float" office:value="75" calcext:value-type="float">
            <text:p>75</text:p>
          </table:table-cell>
          <table:table-cell table:style-name="ce8" table:formula="of:=LOOKUP([.S50];[.$AZ$6:.$AZ$261];[.$BC$6:.$BC$261])" office:value-type="float" office:value="59" calcext:value-type="float">
            <text:p>59</text:p>
          </table:table-cell>
          <table:table-cell table:style-name="ce8" table:formula="of:=LOOKUP([.T50];[.$AZ$6:.$AZ$261];[.$BC$6:.$BC$261])" office:value-type="float" office:value="44" calcext:value-type="float">
            <text:p>44</text:p>
          </table:table-cell>
          <table:table-cell table:style-name="ce8" table:formula="of:=LOOKUP([.U50];[.$AZ$6:.$AZ$261];[.$BC$6:.$BC$261])" office:value-type="float" office:value="37" calcext:value-type="float">
            <text:p>37</text:p>
          </table:table-cell>
          <table:table-cell table:style-name="ce8" table:formula="of:=LOOKUP([.V50];[.$AZ$6:.$AZ$261];[.$BC$6:.$BC$261])" office:value-type="float" office:value="31" calcext:value-type="float">
            <text:p>31</text:p>
          </table:table-cell>
          <table:table-cell table:style-name="ce8" table:formula="of:=LOOKUP([.W50];[.$AZ$6:.$AZ$261];[.$BC$6:.$BC$261])" office:value-type="float" office:value="24" calcext:value-type="float">
            <text:p>24</text:p>
          </table:table-cell>
          <table:table-cell table:style-name="ce8" table:formula="of:=LOOKUP([.X50];[.$AZ$6:.$AZ$261];[.$BC$6:.$BC$261])" office:value-type="float" office:value="22" calcext:value-type="float">
            <text:p>22</text:p>
          </table:table-cell>
          <table:table-cell table:style-name="ce8" table:formula="of:=LOOKUP([.Y50];[.$AZ$6:.$AZ$261];[.$BC$6:.$BC$261])" office:value-type="float" office:value="21" calcext:value-type="float">
            <text:p>21</text:p>
          </table:table-cell>
          <table:table-cell table:style-name="ce8" table:formula="of:=LOOKUP([.Z50];[.$AZ$6:.$AZ$261];[.$BC$6:.$BC$261])" office:value-type="float" office:value="15" calcext:value-type="float">
            <text:p>15</text:p>
          </table:table-cell>
          <table:table-cell table:style-name="ce8" table:formula="of:=LOOKUP([.AA50];[.$AZ$6:.$AZ$261];[.$BC$6:.$BC$261])" office:value-type="float" office:value="11" calcext:value-type="float">
            <text:p>11</text:p>
          </table:table-cell>
          <table:table-cell table:style-name="ce8" table:formula="of:=LOOKUP([.AB50];[.$AZ$6:.$AZ$261];[.$BC$6:.$BC$261])" office:value-type="float" office:value="11" calcext:value-type="float">
            <text:p>11</text:p>
          </table:table-cell>
          <table:table-cell table:style-name="ce8" table:formula="of:=LOOKUP([.AC50];[.$AZ$6:.$AZ$261];[.$BC$6:.$BC$261])" office:value-type="float" office:value="10" calcext:value-type="float">
            <text:p>10</text:p>
          </table:table-cell>
          <table:table-cell table:style-name="ce8" table:formula="of:=LOOKUP([.AD50];[.$AZ$6:.$AZ$261];[.$BC$6:.$BC$261])" office:value-type="float" office:value="9" calcext:value-type="float">
            <text:p>9</text:p>
          </table:table-cell>
          <table:table-cell table:style-name="ce8" table:formula="of:=LOOKUP([.AE50];[.$AZ$6:.$AZ$261];[.$BC$6:.$BC$261])" office:value-type="float" office:value="7" calcext:value-type="float">
            <text:p>7</text:p>
          </table:table-cell>
          <table:table-cell table:style-name="ce8" table:formula="of:=LOOKUP([.AF50];[.$AZ$6:.$AZ$261];[.$BC$6:.$BC$261])" office:value-type="float" office:value="7" calcext:value-type="float">
            <text:p>7</text:p>
          </table:table-cell>
          <table:table-cell table:style-name="ce8" table:formula="of:=LOOKUP([.AG50];[.$AZ$6:.$AZ$261];[.$BC$6:.$BC$261])" office:value-type="float" office:value="8" calcext:value-type="float">
            <text:p>8</text:p>
          </table:table-cell>
          <table:table-cell table:style-name="ce8" table:formula="of:=LOOKUP([.AH50];[.$AZ$6:.$AZ$261];[.$BC$6:.$BC$261])" office:value-type="float" office:value="11" calcext:value-type="float">
            <text:p>11</text:p>
          </table:table-cell>
          <table:table-cell table:style-name="ce8" table:formula="of:=LOOKUP([.AI50];[.$AZ$6:.$AZ$261];[.$BC$6:.$BC$261])" office:value-type="float" office:value="13" calcext:value-type="float">
            <text:p>13</text:p>
          </table:table-cell>
          <table:table-cell table:style-name="ce8" table:formula="of:=LOOKUP([.AJ50];[.$AZ$6:.$AZ$261];[.$BC$6:.$BC$261])" office:value-type="float" office:value="16" calcext:value-type="float">
            <text:p>16</text:p>
          </table:table-cell>
          <table:table-cell table:style-name="ce8" table:formula="of:=LOOKUP([.AK50];[.$AZ$6:.$AZ$261];[.$BC$6:.$BC$261])" office:value-type="float" office:value="11" calcext:value-type="float">
            <text:p>11</text:p>
          </table:table-cell>
          <table:table-cell table:style-name="ce8" table:formula="of:=LOOKUP([.AL50];[.$AZ$6:.$AZ$261];[.$BC$6:.$BC$261])" office:value-type="float" office:value="7" calcext:value-type="float">
            <text:p>7</text:p>
          </table:table-cell>
          <table:table-cell table:style-name="ce8" table:formula="of:=LOOKUP([.AM50];[.$AZ$6:.$AZ$261];[.$BC$6:.$BC$261])" office:value-type="float" office:value="5" calcext:value-type="float">
            <text:p>5</text:p>
          </table:table-cell>
          <table:table-cell table:style-name="ce8" table:formula="of:=LOOKUP([.AN50];[.$AZ$6:.$AZ$261];[.$BC$6:.$BC$261])" office:value-type="float" office:value="6" calcext:value-type="float">
            <text:p>6</text:p>
          </table:table-cell>
          <table:table-cell table:style-name="ce8" table:formula="of:=LOOKUP([.AO50];[.$AZ$6:.$AZ$261];[.$BC$6:.$BC$261])" office:value-type="float" office:value="4" calcext:value-type="float">
            <text:p>4</text:p>
          </table:table-cell>
          <table:table-cell table:style-name="ce8" table:formula="of:=LOOKUP([.AP50];[.$AZ$6:.$AZ$261];[.$BC$6:.$BC$261])" office:value-type="float" office:value="3" calcext:value-type="float">
            <text:p>3</text:p>
          </table:table-cell>
          <table:table-cell table:style-name="ce8" table:formula="of:=LOOKUP([.AQ50];[.$AZ$6:.$AZ$261];[.$BC$6:.$BC$261])" office:value-type="float" office:value="1" calcext:value-type="float">
            <text:p>1</text:p>
          </table:table-cell>
          <table:table-cell table:style-name="ce8" table:formula="of:=LOOKUP([.AR50];[.$AZ$6:.$AZ$261];[.$BC$6:.$BC$261])" office:value-type="float" office:value="2" calcext:value-type="float">
            <text:p>2</text:p>
          </table:table-cell>
          <table:table-cell table:style-name="ce8" table:formula="of:=LOOKUP([.AS50];[.$AZ$6:.$AZ$261];[.$BC$6:.$BC$261])" office:value-type="float" office:value="2" calcext:value-type="float">
            <text:p>2</text:p>
          </table:table-cell>
          <table:table-cell table:style-name="ce8" table:formula="of:=LOOKUP([.AT50];[.$AZ$6:.$AZ$261];[.$BC$6:.$BC$261])" office:value-type="float" office:value="2" calcext:value-type="float">
            <text:p>2</text:p>
          </table:table-cell>
          <table:table-cell table:style-name="ce8" table:formula="of:=LOOKUP([.AU50];[.$AZ$6:.$AZ$261];[.$BC$6:.$BC$261])" office:value-type="float" office:value="2" calcext:value-type="float">
            <text:p>2</text:p>
          </table:table-cell>
          <table:table-cell table:style-name="ce8" table:formula="of:=LOOKUP([.AV50];[.$AZ$6:.$AZ$261];[.$BC$6:.$BC$261])" office:value-type="float" office:value="2" calcext:value-type="float">
            <text:p>2</text:p>
          </table:table-cell>
          <table:table-cell table:style-name="ce8" table:formula="of:=LOOKUP([.AW50];[.$AZ$6:.$AZ$261];[.$BC$6:.$BC$261])" office:value-type="float" office:value="2" calcext:value-type="float">
            <text:p>2</text:p>
          </table:table-cell>
          <table:table-cell table:style-name="ce8" table:formula="of:=LOOKUP([.AX50];[.$AZ$6:.$AZ$261];[.$BC$6:.$BC$261])" office:value-type="float" office:value="2" calcext:value-type="float">
            <text:p>2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$A$1:.$AX$69];[.AZ122])" office:value-type="float" office:value="3" calcext:value-type="float">
            <text:p>3</text:p>
          </table:table-cell>
          <table:table-cell table:formula="of:=COUNTIF([.$A$73:.$AX$141];[.AZ122])" office:value-type="float" office:value="3" calcext:value-type="float">
            <text:p>3</text:p>
          </table:table-cell>
          <table:table-cell table:formula="of:=IF([.AZ122]&lt;[.$BA$1];0;IF([.AZ122]&gt;=[.$BC$1];255;ROUNDDOWN(([.AZ122]-[.$BA$1])/([.$BC$1]-[.$BA$1])*255)))" office:value-type="float" office:value="116" calcext:value-type="float">
            <text:p>116</text:p>
          </table:table-cell>
        </table:table-row>
        <table:table-row table:style-name="ro1">
          <table:table-cell table:style-name="ce8" table:formula="of:=LOOKUP([.A51];[.$AZ$6:.$AZ$261];[.$BC$6:.$BC$261])" office:value-type="float" office:value="111" calcext:value-type="float">
            <text:p>111</text:p>
          </table:table-cell>
          <table:table-cell table:style-name="ce8" table:formula="of:=LOOKUP([.B51];[.$AZ$6:.$AZ$261];[.$BC$6:.$BC$261])" office:value-type="float" office:value="107" calcext:value-type="float">
            <text:p>107</text:p>
          </table:table-cell>
          <table:table-cell table:style-name="ce8" table:formula="of:=LOOKUP([.C51];[.$AZ$6:.$AZ$261];[.$BC$6:.$BC$261])" office:value-type="float" office:value="102" calcext:value-type="float">
            <text:p>102</text:p>
          </table:table-cell>
          <table:table-cell table:style-name="ce8" table:formula="of:=LOOKUP([.D51];[.$AZ$6:.$AZ$261];[.$BC$6:.$BC$261])" office:value-type="float" office:value="97" calcext:value-type="float">
            <text:p>97</text:p>
          </table:table-cell>
          <table:table-cell table:style-name="ce8" table:formula="of:=LOOKUP([.E51];[.$AZ$6:.$AZ$261];[.$BC$6:.$BC$261])" office:value-type="float" office:value="93" calcext:value-type="float">
            <text:p>93</text:p>
          </table:table-cell>
          <table:table-cell table:style-name="ce8" table:formula="of:=LOOKUP([.F51];[.$AZ$6:.$AZ$261];[.$BC$6:.$BC$261])" office:value-type="float" office:value="93" calcext:value-type="float">
            <text:p>93</text:p>
          </table:table-cell>
          <table:table-cell table:style-name="ce8" table:formula="of:=LOOKUP([.G51];[.$AZ$6:.$AZ$261];[.$BC$6:.$BC$261])" office:value-type="float" office:value="93" calcext:value-type="float">
            <text:p>93</text:p>
          </table:table-cell>
          <table:table-cell table:style-name="ce8" table:formula="of:=LOOKUP([.H51];[.$AZ$6:.$AZ$261];[.$BC$6:.$BC$261])" office:value-type="float" office:value="95" calcext:value-type="float">
            <text:p>95</text:p>
          </table:table-cell>
          <table:table-cell table:style-name="ce8" table:formula="of:=LOOKUP([.I51];[.$AZ$6:.$AZ$261];[.$BC$6:.$BC$261])" office:value-type="float" office:value="94" calcext:value-type="float">
            <text:p>94</text:p>
          </table:table-cell>
          <table:table-cell table:style-name="ce8" table:formula="of:=LOOKUP([.J51];[.$AZ$6:.$AZ$261];[.$BC$6:.$BC$261])" office:value-type="float" office:value="93" calcext:value-type="float">
            <text:p>93</text:p>
          </table:table-cell>
          <table:table-cell table:style-name="ce8" table:formula="of:=LOOKUP([.K51];[.$AZ$6:.$AZ$261];[.$BC$6:.$BC$261])" office:value-type="float" office:value="93" calcext:value-type="float">
            <text:p>93</text:p>
          </table:table-cell>
          <table:table-cell table:style-name="ce8" table:formula="of:=LOOKUP([.L51];[.$AZ$6:.$AZ$261];[.$BC$6:.$BC$261])" office:value-type="float" office:value="96" calcext:value-type="float">
            <text:p>96</text:p>
          </table:table-cell>
          <table:table-cell table:style-name="ce8" table:formula="of:=LOOKUP([.M51];[.$AZ$6:.$AZ$261];[.$BC$6:.$BC$261])" office:value-type="float" office:value="91" calcext:value-type="float">
            <text:p>91</text:p>
          </table:table-cell>
          <table:table-cell table:style-name="ce8" table:formula="of:=LOOKUP([.N51];[.$AZ$6:.$AZ$261];[.$BC$6:.$BC$261])" office:value-type="float" office:value="84" calcext:value-type="float">
            <text:p>84</text:p>
          </table:table-cell>
          <table:table-cell table:style-name="ce8" table:formula="of:=LOOKUP([.O51];[.$AZ$6:.$AZ$261];[.$BC$6:.$BC$261])" office:value-type="float" office:value="79" calcext:value-type="float">
            <text:p>79</text:p>
          </table:table-cell>
          <table:table-cell table:style-name="ce8" table:formula="of:=LOOKUP([.P51];[.$AZ$6:.$AZ$261];[.$BC$6:.$BC$261])" office:value-type="float" office:value="76" calcext:value-type="float">
            <text:p>76</text:p>
          </table:table-cell>
          <table:table-cell table:style-name="ce8" table:formula="of:=LOOKUP([.Q51];[.$AZ$6:.$AZ$261];[.$BC$6:.$BC$261])" office:value-type="float" office:value="74" calcext:value-type="float">
            <text:p>74</text:p>
          </table:table-cell>
          <table:table-cell table:style-name="ce8" table:formula="of:=LOOKUP([.R51];[.$AZ$6:.$AZ$261];[.$BC$6:.$BC$261])" office:value-type="float" office:value="76" calcext:value-type="float">
            <text:p>76</text:p>
          </table:table-cell>
          <table:table-cell table:style-name="ce8" table:formula="of:=LOOKUP([.S51];[.$AZ$6:.$AZ$261];[.$BC$6:.$BC$261])" office:value-type="float" office:value="74" calcext:value-type="float">
            <text:p>74</text:p>
          </table:table-cell>
          <table:table-cell table:style-name="ce8" table:formula="of:=LOOKUP([.T51];[.$AZ$6:.$AZ$261];[.$BC$6:.$BC$261])" office:value-type="float" office:value="50" calcext:value-type="float">
            <text:p>50</text:p>
          </table:table-cell>
          <table:table-cell table:style-name="ce8" table:formula="of:=LOOKUP([.U51];[.$AZ$6:.$AZ$261];[.$BC$6:.$BC$261])" office:value-type="float" office:value="27" calcext:value-type="float">
            <text:p>27</text:p>
          </table:table-cell>
          <table:table-cell table:style-name="ce8" table:formula="of:=LOOKUP([.V51];[.$AZ$6:.$AZ$261];[.$BC$6:.$BC$261])" office:value-type="float" office:value="21" calcext:value-type="float">
            <text:p>21</text:p>
          </table:table-cell>
          <table:table-cell table:style-name="ce8" table:formula="of:=LOOKUP([.W51];[.$AZ$6:.$AZ$261];[.$BC$6:.$BC$261])" office:value-type="float" office:value="20" calcext:value-type="float">
            <text:p>20</text:p>
          </table:table-cell>
          <table:table-cell table:style-name="ce8" table:formula="of:=LOOKUP([.X51];[.$AZ$6:.$AZ$261];[.$BC$6:.$BC$261])" office:value-type="float" office:value="19" calcext:value-type="float">
            <text:p>19</text:p>
          </table:table-cell>
          <table:table-cell table:style-name="ce8" table:formula="of:=LOOKUP([.Y51];[.$AZ$6:.$AZ$261];[.$BC$6:.$BC$261])" office:value-type="float" office:value="15" calcext:value-type="float">
            <text:p>15</text:p>
          </table:table-cell>
          <table:table-cell table:style-name="ce8" table:formula="of:=LOOKUP([.Z51];[.$AZ$6:.$AZ$261];[.$BC$6:.$BC$261])" office:value-type="float" office:value="9" calcext:value-type="float">
            <text:p>9</text:p>
          </table:table-cell>
          <table:table-cell table:style-name="ce8" table:formula="of:=LOOKUP([.AA51];[.$AZ$6:.$AZ$261];[.$BC$6:.$BC$261])" office:value-type="float" office:value="8" calcext:value-type="float">
            <text:p>8</text:p>
          </table:table-cell>
          <table:table-cell table:style-name="ce8" table:formula="of:=LOOKUP([.AB51];[.$AZ$6:.$AZ$261];[.$BC$6:.$BC$261])" office:value-type="float" office:value="7" calcext:value-type="float">
            <text:p>7</text:p>
          </table:table-cell>
          <table:table-cell table:style-name="ce8" table:formula="of:=LOOKUP([.AC51];[.$AZ$6:.$AZ$261];[.$BC$6:.$BC$261])" office:value-type="float" office:value="7" calcext:value-type="float">
            <text:p>7</text:p>
          </table:table-cell>
          <table:table-cell table:style-name="ce8" table:formula="of:=LOOKUP([.AD51];[.$AZ$6:.$AZ$261];[.$BC$6:.$BC$261])" office:value-type="float" office:value="7" calcext:value-type="float">
            <text:p>7</text:p>
          </table:table-cell>
          <table:table-cell table:style-name="ce8" table:formula="of:=LOOKUP([.AE51];[.$AZ$6:.$AZ$261];[.$BC$6:.$BC$261])" office:value-type="float" office:value="6" calcext:value-type="float">
            <text:p>6</text:p>
          </table:table-cell>
          <table:table-cell table:style-name="ce8" table:formula="of:=LOOKUP([.AF51];[.$AZ$6:.$AZ$261];[.$BC$6:.$BC$261])" office:value-type="float" office:value="9" calcext:value-type="float">
            <text:p>9</text:p>
          </table:table-cell>
          <table:table-cell table:style-name="ce8" table:formula="of:=LOOKUP([.AG51];[.$AZ$6:.$AZ$261];[.$BC$6:.$BC$261])" office:value-type="float" office:value="11" calcext:value-type="float">
            <text:p>11</text:p>
          </table:table-cell>
          <table:table-cell table:style-name="ce8" table:formula="of:=LOOKUP([.AH51];[.$AZ$6:.$AZ$261];[.$BC$6:.$BC$261])" office:value-type="float" office:value="12" calcext:value-type="float">
            <text:p>12</text:p>
          </table:table-cell>
          <table:table-cell table:style-name="ce8" table:formula="of:=LOOKUP([.AI51];[.$AZ$6:.$AZ$261];[.$BC$6:.$BC$261])" office:value-type="float" office:value="14" calcext:value-type="float">
            <text:p>14</text:p>
          </table:table-cell>
          <table:table-cell table:style-name="ce8" table:formula="of:=LOOKUP([.AJ51];[.$AZ$6:.$AZ$261];[.$BC$6:.$BC$261])" office:value-type="float" office:value="18" calcext:value-type="float">
            <text:p>18</text:p>
          </table:table-cell>
          <table:table-cell table:style-name="ce8" table:formula="of:=LOOKUP([.AK51];[.$AZ$6:.$AZ$261];[.$BC$6:.$BC$261])" office:value-type="float" office:value="15" calcext:value-type="float">
            <text:p>15</text:p>
          </table:table-cell>
          <table:table-cell table:style-name="ce8" table:formula="of:=LOOKUP([.AL51];[.$AZ$6:.$AZ$261];[.$BC$6:.$BC$261])" office:value-type="float" office:value="4" calcext:value-type="float">
            <text:p>4</text:p>
          </table:table-cell>
          <table:table-cell table:style-name="ce8" table:formula="of:=LOOKUP([.AM51];[.$AZ$6:.$AZ$261];[.$BC$6:.$BC$261])" office:value-type="float" office:value="4" calcext:value-type="float">
            <text:p>4</text:p>
          </table:table-cell>
          <table:table-cell table:style-name="ce8" table:formula="of:=LOOKUP([.AN51];[.$AZ$6:.$AZ$261];[.$BC$6:.$BC$261])" office:value-type="float" office:value="5" calcext:value-type="float">
            <text:p>5</text:p>
          </table:table-cell>
          <table:table-cell table:style-name="ce8" table:formula="of:=LOOKUP([.AO51];[.$AZ$6:.$AZ$261];[.$BC$6:.$BC$261])" office:value-type="float" office:value="3" calcext:value-type="float">
            <text:p>3</text:p>
          </table:table-cell>
          <table:table-cell table:style-name="ce8" table:formula="of:=LOOKUP([.AP51];[.$AZ$6:.$AZ$261];[.$BC$6:.$BC$261])" office:value-type="float" office:value="1" calcext:value-type="float">
            <text:p>1</text:p>
          </table:table-cell>
          <table:table-cell table:style-name="ce8" table:formula="of:=LOOKUP([.AQ51];[.$AZ$6:.$AZ$261];[.$BC$6:.$BC$261])" office:value-type="float" office:value="1" calcext:value-type="float">
            <text:p>1</text:p>
          </table:table-cell>
          <table:table-cell table:style-name="ce8" table:formula="of:=LOOKUP([.AR51];[.$AZ$6:.$AZ$261];[.$BC$6:.$BC$261])" office:value-type="float" office:value="1" calcext:value-type="float">
            <text:p>1</text:p>
          </table:table-cell>
          <table:table-cell table:style-name="ce8" table:formula="of:=LOOKUP([.AS51];[.$AZ$6:.$AZ$261];[.$BC$6:.$BC$261])" office:value-type="float" office:value="1" calcext:value-type="float">
            <text:p>1</text:p>
          </table:table-cell>
          <table:table-cell table:style-name="ce8" table:formula="of:=LOOKUP([.AT51];[.$AZ$6:.$AZ$261];[.$BC$6:.$BC$261])" office:value-type="float" office:value="1" calcext:value-type="float">
            <text:p>1</text:p>
          </table:table-cell>
          <table:table-cell table:style-name="ce8" table:formula="of:=LOOKUP([.AU51];[.$AZ$6:.$AZ$261];[.$BC$6:.$BC$261])" office:value-type="float" office:value="1" calcext:value-type="float">
            <text:p>1</text:p>
          </table:table-cell>
          <table:table-cell table:style-name="ce8" table:formula="of:=LOOKUP([.AV51];[.$AZ$6:.$AZ$261];[.$BC$6:.$BC$261])" office:value-type="float" office:value="1" calcext:value-type="float">
            <text:p>1</text:p>
          </table:table-cell>
          <table:table-cell table:style-name="ce8" table:formula="of:=LOOKUP([.AW51];[.$AZ$6:.$AZ$261];[.$BC$6:.$BC$261])" office:value-type="float" office:value="1" calcext:value-type="float">
            <text:p>1</text:p>
          </table:table-cell>
          <table:table-cell table:style-name="ce8" table:formula="of:=LOOKUP([.AX51];[.$AZ$6:.$AZ$261];[.$BC$6:.$BC$261])" office:value-type="float" office:value="1" calcext:value-type="float">
            <text:p>1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$A$1:.$AX$69];[.AZ123])" office:value-type="float" office:value="3" calcext:value-type="float">
            <text:p>3</text:p>
          </table:table-cell>
          <table:table-cell table:formula="of:=COUNTIF([.$A$73:.$AX$141];[.AZ123])" office:value-type="float" office:value="3" calcext:value-type="float">
            <text:p>3</text:p>
          </table:table-cell>
          <table:table-cell table:formula="of:=IF([.AZ123]&lt;[.$BA$1];0;IF([.AZ123]&gt;=[.$BC$1];255;ROUNDDOWN(([.AZ123]-[.$BA$1])/([.$BC$1]-[.$BA$1])*255)))" office:value-type="float" office:value="117" calcext:value-type="float">
            <text:p>117</text:p>
          </table:table-cell>
        </table:table-row>
        <table:table-row table:style-name="ro1">
          <table:table-cell table:style-name="ce8" table:formula="of:=LOOKUP([.A52];[.$AZ$6:.$AZ$261];[.$BC$6:.$BC$261])" office:value-type="float" office:value="111" calcext:value-type="float">
            <text:p>111</text:p>
          </table:table-cell>
          <table:table-cell table:style-name="ce8" table:formula="of:=LOOKUP([.B52];[.$AZ$6:.$AZ$261];[.$BC$6:.$BC$261])" office:value-type="float" office:value="108" calcext:value-type="float">
            <text:p>108</text:p>
          </table:table-cell>
          <table:table-cell table:style-name="ce8" table:formula="of:=LOOKUP([.C52];[.$AZ$6:.$AZ$261];[.$BC$6:.$BC$261])" office:value-type="float" office:value="106" calcext:value-type="float">
            <text:p>106</text:p>
          </table:table-cell>
          <table:table-cell table:style-name="ce8" table:formula="of:=LOOKUP([.D52];[.$AZ$6:.$AZ$261];[.$BC$6:.$BC$261])" office:value-type="float" office:value="104" calcext:value-type="float">
            <text:p>104</text:p>
          </table:table-cell>
          <table:table-cell table:style-name="ce8" table:formula="of:=LOOKUP([.E52];[.$AZ$6:.$AZ$261];[.$BC$6:.$BC$261])" office:value-type="float" office:value="96" calcext:value-type="float">
            <text:p>96</text:p>
          </table:table-cell>
          <table:table-cell table:style-name="ce8" table:formula="of:=LOOKUP([.F52];[.$AZ$6:.$AZ$261];[.$BC$6:.$BC$261])" office:value-type="float" office:value="91" calcext:value-type="float">
            <text:p>91</text:p>
          </table:table-cell>
          <table:table-cell table:style-name="ce8" table:formula="of:=LOOKUP([.G52];[.$AZ$6:.$AZ$261];[.$BC$6:.$BC$261])" office:value-type="float" office:value="93" calcext:value-type="float">
            <text:p>93</text:p>
          </table:table-cell>
          <table:table-cell table:style-name="ce8" table:formula="of:=LOOKUP([.H52];[.$AZ$6:.$AZ$261];[.$BC$6:.$BC$261])" office:value-type="float" office:value="94" calcext:value-type="float">
            <text:p>94</text:p>
          </table:table-cell>
          <table:table-cell table:style-name="ce8" table:formula="of:=LOOKUP([.I52];[.$AZ$6:.$AZ$261];[.$BC$6:.$BC$261])" office:value-type="float" office:value="89" calcext:value-type="float">
            <text:p>89</text:p>
          </table:table-cell>
          <table:table-cell table:style-name="ce8" table:formula="of:=LOOKUP([.J52];[.$AZ$6:.$AZ$261];[.$BC$6:.$BC$261])" office:value-type="float" office:value="93" calcext:value-type="float">
            <text:p>93</text:p>
          </table:table-cell>
          <table:table-cell table:style-name="ce8" table:formula="of:=LOOKUP([.K52];[.$AZ$6:.$AZ$261];[.$BC$6:.$BC$261])" office:value-type="float" office:value="94" calcext:value-type="float">
            <text:p>94</text:p>
          </table:table-cell>
          <table:table-cell table:style-name="ce8" table:formula="of:=LOOKUP([.L52];[.$AZ$6:.$AZ$261];[.$BC$6:.$BC$261])" office:value-type="float" office:value="94" calcext:value-type="float">
            <text:p>94</text:p>
          </table:table-cell>
          <table:table-cell table:style-name="ce8" table:formula="of:=LOOKUP([.M52];[.$AZ$6:.$AZ$261];[.$BC$6:.$BC$261])" office:value-type="float" office:value="93" calcext:value-type="float">
            <text:p>93</text:p>
          </table:table-cell>
          <table:table-cell table:style-name="ce8" table:formula="of:=LOOKUP([.N52];[.$AZ$6:.$AZ$261];[.$BC$6:.$BC$261])" office:value-type="float" office:value="85" calcext:value-type="float">
            <text:p>85</text:p>
          </table:table-cell>
          <table:table-cell table:style-name="ce8" table:formula="of:=LOOKUP([.O52];[.$AZ$6:.$AZ$261];[.$BC$6:.$BC$261])" office:value-type="float" office:value="80" calcext:value-type="float">
            <text:p>80</text:p>
          </table:table-cell>
          <table:table-cell table:style-name="ce8" table:formula="of:=LOOKUP([.P52];[.$AZ$6:.$AZ$261];[.$BC$6:.$BC$261])" office:value-type="float" office:value="74" calcext:value-type="float">
            <text:p>74</text:p>
          </table:table-cell>
          <table:table-cell table:style-name="ce8" table:formula="of:=LOOKUP([.Q52];[.$AZ$6:.$AZ$261];[.$BC$6:.$BC$261])" office:value-type="float" office:value="65" calcext:value-type="float">
            <text:p>65</text:p>
          </table:table-cell>
          <table:table-cell table:style-name="ce8" table:formula="of:=LOOKUP([.R52];[.$AZ$6:.$AZ$261];[.$BC$6:.$BC$261])" office:value-type="float" office:value="55" calcext:value-type="float">
            <text:p>55</text:p>
          </table:table-cell>
          <table:table-cell table:style-name="ce8" table:formula="of:=LOOKUP([.S52];[.$AZ$6:.$AZ$261];[.$BC$6:.$BC$261])" office:value-type="float" office:value="45" calcext:value-type="float">
            <text:p>45</text:p>
          </table:table-cell>
          <table:table-cell table:style-name="ce8" table:formula="of:=LOOKUP([.T52];[.$AZ$6:.$AZ$261];[.$BC$6:.$BC$261])" office:value-type="float" office:value="31" calcext:value-type="float">
            <text:p>31</text:p>
          </table:table-cell>
          <table:table-cell table:style-name="ce8" table:formula="of:=LOOKUP([.U52];[.$AZ$6:.$AZ$261];[.$BC$6:.$BC$261])" office:value-type="float" office:value="23" calcext:value-type="float">
            <text:p>23</text:p>
          </table:table-cell>
          <table:table-cell table:style-name="ce8" table:formula="of:=LOOKUP([.V52];[.$AZ$6:.$AZ$261];[.$BC$6:.$BC$261])" office:value-type="float" office:value="20" calcext:value-type="float">
            <text:p>20</text:p>
          </table:table-cell>
          <table:table-cell table:style-name="ce8" table:formula="of:=LOOKUP([.W52];[.$AZ$6:.$AZ$261];[.$BC$6:.$BC$261])" office:value-type="float" office:value="19" calcext:value-type="float">
            <text:p>19</text:p>
          </table:table-cell>
          <table:table-cell table:style-name="ce8" table:formula="of:=LOOKUP([.X52];[.$AZ$6:.$AZ$261];[.$BC$6:.$BC$261])" office:value-type="float" office:value="13" calcext:value-type="float">
            <text:p>13</text:p>
          </table:table-cell>
          <table:table-cell table:style-name="ce8" table:formula="of:=LOOKUP([.Y52];[.$AZ$6:.$AZ$261];[.$BC$6:.$BC$261])" office:value-type="float" office:value="6" calcext:value-type="float">
            <text:p>6</text:p>
          </table:table-cell>
          <table:table-cell table:style-name="ce8" table:formula="of:=LOOKUP([.Z52];[.$AZ$6:.$AZ$261];[.$BC$6:.$BC$261])" office:value-type="float" office:value="5" calcext:value-type="float">
            <text:p>5</text:p>
          </table:table-cell>
          <table:table-cell table:style-name="ce8" table:formula="of:=LOOKUP([.AA52];[.$AZ$6:.$AZ$261];[.$BC$6:.$BC$261])" office:value-type="float" office:value="5" calcext:value-type="float">
            <text:p>5</text:p>
          </table:table-cell>
          <table:table-cell table:style-name="ce8" table:formula="of:=LOOKUP([.AB52];[.$AZ$6:.$AZ$261];[.$BC$6:.$BC$261])" office:value-type="float" office:value="6" calcext:value-type="float">
            <text:p>6</text:p>
          </table:table-cell>
          <table:table-cell table:style-name="ce8" table:formula="of:=LOOKUP([.AC52];[.$AZ$6:.$AZ$261];[.$BC$6:.$BC$261])" office:value-type="float" office:value="7" calcext:value-type="float">
            <text:p>7</text:p>
          </table:table-cell>
          <table:table-cell table:style-name="ce8" table:formula="of:=LOOKUP([.AD52];[.$AZ$6:.$AZ$261];[.$BC$6:.$BC$261])" office:value-type="float" office:value="7" calcext:value-type="float">
            <text:p>7</text:p>
          </table:table-cell>
          <table:table-cell table:style-name="ce8" table:formula="of:=LOOKUP([.AE52];[.$AZ$6:.$AZ$261];[.$BC$6:.$BC$261])" office:value-type="float" office:value="7" calcext:value-type="float">
            <text:p>7</text:p>
          </table:table-cell>
          <table:table-cell table:style-name="ce8" table:formula="of:=LOOKUP([.AF52];[.$AZ$6:.$AZ$261];[.$BC$6:.$BC$261])" office:value-type="float" office:value="10" calcext:value-type="float">
            <text:p>10</text:p>
          </table:table-cell>
          <table:table-cell table:style-name="ce8" table:formula="of:=LOOKUP([.AG52];[.$AZ$6:.$AZ$261];[.$BC$6:.$BC$261])" office:value-type="float" office:value="12" calcext:value-type="float">
            <text:p>12</text:p>
          </table:table-cell>
          <table:table-cell table:style-name="ce8" table:formula="of:=LOOKUP([.AH52];[.$AZ$6:.$AZ$261];[.$BC$6:.$BC$261])" office:value-type="float" office:value="14" calcext:value-type="float">
            <text:p>14</text:p>
          </table:table-cell>
          <table:table-cell table:style-name="ce8" table:formula="of:=LOOKUP([.AI52];[.$AZ$6:.$AZ$261];[.$BC$6:.$BC$261])" office:value-type="float" office:value="17" calcext:value-type="float">
            <text:p>17</text:p>
          </table:table-cell>
          <table:table-cell table:style-name="ce8" table:formula="of:=LOOKUP([.AJ52];[.$AZ$6:.$AZ$261];[.$BC$6:.$BC$261])" office:value-type="float" office:value="18" calcext:value-type="float">
            <text:p>18</text:p>
          </table:table-cell>
          <table:table-cell table:style-name="ce8" table:formula="of:=LOOKUP([.AK52];[.$AZ$6:.$AZ$261];[.$BC$6:.$BC$261])" office:value-type="float" office:value="8" calcext:value-type="float">
            <text:p>8</text:p>
          </table:table-cell>
          <table:table-cell table:style-name="ce8" table:formula="of:=LOOKUP([.AL52];[.$AZ$6:.$AZ$261];[.$BC$6:.$BC$261])" office:value-type="float" office:value="3" calcext:value-type="float">
            <text:p>3</text:p>
          </table:table-cell>
          <table:table-cell table:style-name="ce8" table:formula="of:=LOOKUP([.AM52];[.$AZ$6:.$AZ$261];[.$BC$6:.$BC$261])" office:value-type="float" office:value="4" calcext:value-type="float">
            <text:p>4</text:p>
          </table:table-cell>
          <table:table-cell table:style-name="ce8" table:formula="of:=LOOKUP([.AN52];[.$AZ$6:.$AZ$261];[.$BC$6:.$BC$261])" office:value-type="float" office:value="4" calcext:value-type="float">
            <text:p>4</text:p>
          </table:table-cell>
          <table:table-cell table:style-name="ce8" table:formula="of:=LOOKUP([.AO52];[.$AZ$6:.$AZ$261];[.$BC$6:.$BC$261])" office:value-type="float" office:value="5" calcext:value-type="float">
            <text:p>5</text:p>
          </table:table-cell>
          <table:table-cell table:style-name="ce8" table:formula="of:=LOOKUP([.AP52];[.$AZ$6:.$AZ$261];[.$BC$6:.$BC$261])" office:value-type="float" office:value="0" calcext:value-type="float">
            <text:p>0</text:p>
          </table:table-cell>
          <table:table-cell table:style-name="ce8" table:formula="of:=LOOKUP([.AQ52];[.$AZ$6:.$AZ$261];[.$BC$6:.$BC$261])" office:value-type="float" office:value="0" calcext:value-type="float">
            <text:p>0</text:p>
          </table:table-cell>
          <table:table-cell table:style-name="ce8" table:formula="of:=LOOKUP([.AR52];[.$AZ$6:.$AZ$261];[.$BC$6:.$BC$261])" office:value-type="float" office:value="0" calcext:value-type="float">
            <text:p>0</text:p>
          </table:table-cell>
          <table:table-cell table:style-name="ce8" table:formula="of:=LOOKUP([.AS52];[.$AZ$6:.$AZ$261];[.$BC$6:.$BC$261])" office:value-type="float" office:value="0" calcext:value-type="float">
            <text:p>0</text:p>
          </table:table-cell>
          <table:table-cell table:style-name="ce8" table:formula="of:=LOOKUP([.AT52];[.$AZ$6:.$AZ$261];[.$BC$6:.$BC$261])" office:value-type="float" office:value="0" calcext:value-type="float">
            <text:p>0</text:p>
          </table:table-cell>
          <table:table-cell table:style-name="ce8" table:formula="of:=LOOKUP([.AU52];[.$AZ$6:.$AZ$261];[.$BC$6:.$BC$261])" office:value-type="float" office:value="0" calcext:value-type="float">
            <text:p>0</text:p>
          </table:table-cell>
          <table:table-cell table:style-name="ce8" table:formula="of:=LOOKUP([.AV52];[.$AZ$6:.$AZ$261];[.$BC$6:.$BC$261])" office:value-type="float" office:value="0" calcext:value-type="float">
            <text:p>0</text:p>
          </table:table-cell>
          <table:table-cell table:style-name="ce8" table:formula="of:=LOOKUP([.AW52];[.$AZ$6:.$AZ$261];[.$BC$6:.$BC$261])" office:value-type="float" office:value="0" calcext:value-type="float">
            <text:p>0</text:p>
          </table:table-cell>
          <table:table-cell table:style-name="ce8" table:formula="of:=LOOKUP([.AX52];[.$AZ$6:.$AZ$261];[.$BC$6:.$BC$261])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$A$1:.$AX$69];[.AZ124])" office:value-type="float" office:value="6" calcext:value-type="float">
            <text:p>6</text:p>
          </table:table-cell>
          <table:table-cell table:formula="of:=COUNTIF([.$A$73:.$AX$141];[.AZ124])" office:value-type="float" office:value="6" calcext:value-type="float">
            <text:p>6</text:p>
          </table:table-cell>
          <table:table-cell table:formula="of:=IF([.AZ124]&lt;[.$BA$1];0;IF([.AZ124]&gt;=[.$BC$1];255;ROUNDDOWN(([.AZ124]-[.$BA$1])/([.$BC$1]-[.$BA$1])*255)))" office:value-type="float" office:value="118" calcext:value-type="float">
            <text:p>118</text:p>
          </table:table-cell>
        </table:table-row>
        <table:table-row table:style-name="ro1">
          <table:table-cell table:style-name="ce8" table:formula="of:=LOOKUP([.A53];[.$AZ$6:.$AZ$261];[.$BC$6:.$BC$261])" office:value-type="float" office:value="103" calcext:value-type="float">
            <text:p>103</text:p>
          </table:table-cell>
          <table:table-cell table:style-name="ce8" table:formula="of:=LOOKUP([.B53];[.$AZ$6:.$AZ$261];[.$BC$6:.$BC$261])" office:value-type="float" office:value="110" calcext:value-type="float">
            <text:p>110</text:p>
          </table:table-cell>
          <table:table-cell table:style-name="ce8" table:formula="of:=LOOKUP([.C53];[.$AZ$6:.$AZ$261];[.$BC$6:.$BC$261])" office:value-type="float" office:value="108" calcext:value-type="float">
            <text:p>108</text:p>
          </table:table-cell>
          <table:table-cell table:style-name="ce8" table:formula="of:=LOOKUP([.D53];[.$AZ$6:.$AZ$261];[.$BC$6:.$BC$261])" office:value-type="float" office:value="111" calcext:value-type="float">
            <text:p>111</text:p>
          </table:table-cell>
          <table:table-cell table:style-name="ce8" table:formula="of:=LOOKUP([.E53];[.$AZ$6:.$AZ$261];[.$BC$6:.$BC$261])" office:value-type="float" office:value="102" calcext:value-type="float">
            <text:p>102</text:p>
          </table:table-cell>
          <table:table-cell table:style-name="ce8" table:formula="of:=LOOKUP([.F53];[.$AZ$6:.$AZ$261];[.$BC$6:.$BC$261])" office:value-type="float" office:value="102" calcext:value-type="float">
            <text:p>102</text:p>
          </table:table-cell>
          <table:table-cell table:style-name="ce8" table:formula="of:=LOOKUP([.G53];[.$AZ$6:.$AZ$261];[.$BC$6:.$BC$261])" office:value-type="float" office:value="99" calcext:value-type="float">
            <text:p>99</text:p>
          </table:table-cell>
          <table:table-cell table:style-name="ce8" table:formula="of:=LOOKUP([.H53];[.$AZ$6:.$AZ$261];[.$BC$6:.$BC$261])" office:value-type="float" office:value="91" calcext:value-type="float">
            <text:p>91</text:p>
          </table:table-cell>
          <table:table-cell table:style-name="ce8" table:formula="of:=LOOKUP([.I53];[.$AZ$6:.$AZ$261];[.$BC$6:.$BC$261])" office:value-type="float" office:value="89" calcext:value-type="float">
            <text:p>89</text:p>
          </table:table-cell>
          <table:table-cell table:style-name="ce8" table:formula="of:=LOOKUP([.J53];[.$AZ$6:.$AZ$261];[.$BC$6:.$BC$261])" office:value-type="float" office:value="88" calcext:value-type="float">
            <text:p>88</text:p>
          </table:table-cell>
          <table:table-cell table:style-name="ce8" table:formula="of:=LOOKUP([.K53];[.$AZ$6:.$AZ$261];[.$BC$6:.$BC$261])" office:value-type="float" office:value="93" calcext:value-type="float">
            <text:p>93</text:p>
          </table:table-cell>
          <table:table-cell table:style-name="ce8" table:formula="of:=LOOKUP([.L53];[.$AZ$6:.$AZ$261];[.$BC$6:.$BC$261])" office:value-type="float" office:value="94" calcext:value-type="float">
            <text:p>94</text:p>
          </table:table-cell>
          <table:table-cell table:style-name="ce8" table:formula="of:=LOOKUP([.M53];[.$AZ$6:.$AZ$261];[.$BC$6:.$BC$261])" office:value-type="float" office:value="96" calcext:value-type="float">
            <text:p>96</text:p>
          </table:table-cell>
          <table:table-cell table:style-name="ce8" table:formula="of:=LOOKUP([.N53];[.$AZ$6:.$AZ$261];[.$BC$6:.$BC$261])" office:value-type="float" office:value="91" calcext:value-type="float">
            <text:p>91</text:p>
          </table:table-cell>
          <table:table-cell table:style-name="ce8" table:formula="of:=LOOKUP([.O53];[.$AZ$6:.$AZ$261];[.$BC$6:.$BC$261])" office:value-type="float" office:value="80" calcext:value-type="float">
            <text:p>80</text:p>
          </table:table-cell>
          <table:table-cell table:style-name="ce8" table:formula="of:=LOOKUP([.P53];[.$AZ$6:.$AZ$261];[.$BC$6:.$BC$261])" office:value-type="float" office:value="72" calcext:value-type="float">
            <text:p>72</text:p>
          </table:table-cell>
          <table:table-cell table:style-name="ce8" table:formula="of:=LOOKUP([.Q53];[.$AZ$6:.$AZ$261];[.$BC$6:.$BC$261])" office:value-type="float" office:value="54" calcext:value-type="float">
            <text:p>54</text:p>
          </table:table-cell>
          <table:table-cell table:style-name="ce8" table:formula="of:=LOOKUP([.R53];[.$AZ$6:.$AZ$261];[.$BC$6:.$BC$261])" office:value-type="float" office:value="38" calcext:value-type="float">
            <text:p>38</text:p>
          </table:table-cell>
          <table:table-cell table:style-name="ce8" table:formula="of:=LOOKUP([.S53];[.$AZ$6:.$AZ$261];[.$BC$6:.$BC$261])" office:value-type="float" office:value="23" calcext:value-type="float">
            <text:p>23</text:p>
          </table:table-cell>
          <table:table-cell table:style-name="ce8" table:formula="of:=LOOKUP([.T53];[.$AZ$6:.$AZ$261];[.$BC$6:.$BC$261])" office:value-type="float" office:value="18" calcext:value-type="float">
            <text:p>18</text:p>
          </table:table-cell>
          <table:table-cell table:style-name="ce8" table:formula="of:=LOOKUP([.U53];[.$AZ$6:.$AZ$261];[.$BC$6:.$BC$261])" office:value-type="float" office:value="20" calcext:value-type="float">
            <text:p>20</text:p>
          </table:table-cell>
          <table:table-cell table:style-name="ce8" table:formula="of:=LOOKUP([.V53];[.$AZ$6:.$AZ$261];[.$BC$6:.$BC$261])" office:value-type="float" office:value="19" calcext:value-type="float">
            <text:p>19</text:p>
          </table:table-cell>
          <table:table-cell table:style-name="ce8" table:formula="of:=LOOKUP([.W53];[.$AZ$6:.$AZ$261];[.$BC$6:.$BC$261])" office:value-type="float" office:value="14" calcext:value-type="float">
            <text:p>14</text:p>
          </table:table-cell>
          <table:table-cell table:style-name="ce8" table:formula="of:=LOOKUP([.X53];[.$AZ$6:.$AZ$261];[.$BC$6:.$BC$261])" office:value-type="float" office:value="6" calcext:value-type="float">
            <text:p>6</text:p>
          </table:table-cell>
          <table:table-cell table:style-name="ce8" table:formula="of:=LOOKUP([.Y53];[.$AZ$6:.$AZ$261];[.$BC$6:.$BC$261])" office:value-type="float" office:value="5" calcext:value-type="float">
            <text:p>5</text:p>
          </table:table-cell>
          <table:table-cell table:style-name="ce8" table:formula="of:=LOOKUP([.Z53];[.$AZ$6:.$AZ$261];[.$BC$6:.$BC$261])" office:value-type="float" office:value="5" calcext:value-type="float">
            <text:p>5</text:p>
          </table:table-cell>
          <table:table-cell table:style-name="ce8" table:formula="of:=LOOKUP([.AA53];[.$AZ$6:.$AZ$261];[.$BC$6:.$BC$261])" office:value-type="float" office:value="6" calcext:value-type="float">
            <text:p>6</text:p>
          </table:table-cell>
          <table:table-cell table:style-name="ce8" table:formula="of:=LOOKUP([.AB53];[.$AZ$6:.$AZ$261];[.$BC$6:.$BC$261])" office:value-type="float" office:value="6" calcext:value-type="float">
            <text:p>6</text:p>
          </table:table-cell>
          <table:table-cell table:style-name="ce8" table:formula="of:=LOOKUP([.AC53];[.$AZ$6:.$AZ$261];[.$BC$6:.$BC$261])" office:value-type="float" office:value="6" calcext:value-type="float">
            <text:p>6</text:p>
          </table:table-cell>
          <table:table-cell table:style-name="ce8" table:formula="of:=LOOKUP([.AD53];[.$AZ$6:.$AZ$261];[.$BC$6:.$BC$261])" office:value-type="float" office:value="8" calcext:value-type="float">
            <text:p>8</text:p>
          </table:table-cell>
          <table:table-cell table:style-name="ce8" table:formula="of:=LOOKUP([.AE53];[.$AZ$6:.$AZ$261];[.$BC$6:.$BC$261])" office:value-type="float" office:value="9" calcext:value-type="float">
            <text:p>9</text:p>
          </table:table-cell>
          <table:table-cell table:style-name="ce8" table:formula="of:=LOOKUP([.AF53];[.$AZ$6:.$AZ$261];[.$BC$6:.$BC$261])" office:value-type="float" office:value="11" calcext:value-type="float">
            <text:p>11</text:p>
          </table:table-cell>
          <table:table-cell table:style-name="ce8" table:formula="of:=LOOKUP([.AG53];[.$AZ$6:.$AZ$261];[.$BC$6:.$BC$261])" office:value-type="float" office:value="14" calcext:value-type="float">
            <text:p>14</text:p>
          </table:table-cell>
          <table:table-cell table:style-name="ce8" table:formula="of:=LOOKUP([.AH53];[.$AZ$6:.$AZ$261];[.$BC$6:.$BC$261])" office:value-type="float" office:value="18" calcext:value-type="float">
            <text:p>18</text:p>
          </table:table-cell>
          <table:table-cell table:style-name="ce8" table:formula="of:=LOOKUP([.AI53];[.$AZ$6:.$AZ$261];[.$BC$6:.$BC$261])" office:value-type="float" office:value="19" calcext:value-type="float">
            <text:p>19</text:p>
          </table:table-cell>
          <table:table-cell table:style-name="ce8" table:formula="of:=LOOKUP([.AJ53];[.$AZ$6:.$AZ$261];[.$BC$6:.$BC$261])" office:value-type="float" office:value="7" calcext:value-type="float">
            <text:p>7</text:p>
          </table:table-cell>
          <table:table-cell table:style-name="ce8" table:formula="of:=LOOKUP([.AK53];[.$AZ$6:.$AZ$261];[.$BC$6:.$BC$261])" office:value-type="float" office:value="2" calcext:value-type="float">
            <text:p>2</text:p>
          </table:table-cell>
          <table:table-cell table:style-name="ce8" table:formula="of:=LOOKUP([.AL53];[.$AZ$6:.$AZ$261];[.$BC$6:.$BC$261])" office:value-type="float" office:value="3" calcext:value-type="float">
            <text:p>3</text:p>
          </table:table-cell>
          <table:table-cell table:style-name="ce8" table:formula="of:=LOOKUP([.AM53];[.$AZ$6:.$AZ$261];[.$BC$6:.$BC$261])" office:value-type="float" office:value="4" calcext:value-type="float">
            <text:p>4</text:p>
          </table:table-cell>
          <table:table-cell table:style-name="ce8" table:formula="of:=LOOKUP([.AN53];[.$AZ$6:.$AZ$261];[.$BC$6:.$BC$261])" office:value-type="float" office:value="7" calcext:value-type="float">
            <text:p>7</text:p>
          </table:table-cell>
          <table:table-cell table:style-name="ce8" table:formula="of:=LOOKUP([.AO53];[.$AZ$6:.$AZ$261];[.$BC$6:.$BC$261])" office:value-type="float" office:value="11" calcext:value-type="float">
            <text:p>11</text:p>
          </table:table-cell>
          <table:table-cell table:style-name="ce8" table:formula="of:=LOOKUP([.AP53];[.$AZ$6:.$AZ$261];[.$BC$6:.$BC$261])" office:value-type="float" office:value="1" calcext:value-type="float">
            <text:p>1</text:p>
          </table:table-cell>
          <table:table-cell table:style-name="ce8" table:formula="of:=LOOKUP([.AQ53];[.$AZ$6:.$AZ$261];[.$BC$6:.$BC$261])" office:value-type="float" office:value="0" calcext:value-type="float">
            <text:p>0</text:p>
          </table:table-cell>
          <table:table-cell table:style-name="ce8" table:formula="of:=LOOKUP([.AR53];[.$AZ$6:.$AZ$261];[.$BC$6:.$BC$261])" office:value-type="float" office:value="0" calcext:value-type="float">
            <text:p>0</text:p>
          </table:table-cell>
          <table:table-cell table:style-name="ce8" table:formula="of:=LOOKUP([.AS53];[.$AZ$6:.$AZ$261];[.$BC$6:.$BC$261])" office:value-type="float" office:value="0" calcext:value-type="float">
            <text:p>0</text:p>
          </table:table-cell>
          <table:table-cell table:style-name="ce8" table:formula="of:=LOOKUP([.AT53];[.$AZ$6:.$AZ$261];[.$BC$6:.$BC$261])" office:value-type="float" office:value="0" calcext:value-type="float">
            <text:p>0</text:p>
          </table:table-cell>
          <table:table-cell table:style-name="ce8" table:formula="of:=LOOKUP([.AU53];[.$AZ$6:.$AZ$261];[.$BC$6:.$BC$261])" office:value-type="float" office:value="0" calcext:value-type="float">
            <text:p>0</text:p>
          </table:table-cell>
          <table:table-cell table:style-name="ce8" table:formula="of:=LOOKUP([.AV53];[.$AZ$6:.$AZ$261];[.$BC$6:.$BC$261])" office:value-type="float" office:value="0" calcext:value-type="float">
            <text:p>0</text:p>
          </table:table-cell>
          <table:table-cell table:style-name="ce8" table:formula="of:=LOOKUP([.AW53];[.$AZ$6:.$AZ$261];[.$BC$6:.$BC$261])" office:value-type="float" office:value="0" calcext:value-type="float">
            <text:p>0</text:p>
          </table:table-cell>
          <table:table-cell table:style-name="ce8" table:formula="of:=LOOKUP([.AX53];[.$AZ$6:.$AZ$261];[.$BC$6:.$BC$261])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$A$1:.$AX$69];[.AZ125])" office:value-type="float" office:value="4" calcext:value-type="float">
            <text:p>4</text:p>
          </table:table-cell>
          <table:table-cell table:formula="of:=COUNTIF([.$A$73:.$AX$141];[.AZ125])" office:value-type="float" office:value="4" calcext:value-type="float">
            <text:p>4</text:p>
          </table:table-cell>
          <table:table-cell table:formula="of:=IF([.AZ125]&lt;[.$BA$1];0;IF([.AZ125]&gt;=[.$BC$1];255;ROUNDDOWN(([.AZ125]-[.$BA$1])/([.$BC$1]-[.$BA$1])*255)))" office:value-type="float" office:value="119" calcext:value-type="float">
            <text:p>119</text:p>
          </table:table-cell>
        </table:table-row>
        <table:table-row table:style-name="ro1">
          <table:table-cell table:style-name="ce8" table:formula="of:=LOOKUP([.A54];[.$AZ$6:.$AZ$261];[.$BC$6:.$BC$261])" office:value-type="float" office:value="91" calcext:value-type="float">
            <text:p>91</text:p>
          </table:table-cell>
          <table:table-cell table:style-name="ce8" table:formula="of:=LOOKUP([.B54];[.$AZ$6:.$AZ$261];[.$BC$6:.$BC$261])" office:value-type="float" office:value="102" calcext:value-type="float">
            <text:p>102</text:p>
          </table:table-cell>
          <table:table-cell table:style-name="ce8" table:formula="of:=LOOKUP([.C54];[.$AZ$6:.$AZ$261];[.$BC$6:.$BC$261])" office:value-type="float" office:value="100" calcext:value-type="float">
            <text:p>100</text:p>
          </table:table-cell>
          <table:table-cell table:style-name="ce8" table:formula="of:=LOOKUP([.D54];[.$AZ$6:.$AZ$261];[.$BC$6:.$BC$261])" office:value-type="float" office:value="103" calcext:value-type="float">
            <text:p>103</text:p>
          </table:table-cell>
          <table:table-cell table:style-name="ce8" table:formula="of:=LOOKUP([.E54];[.$AZ$6:.$AZ$261];[.$BC$6:.$BC$261])" office:value-type="float" office:value="101" calcext:value-type="float">
            <text:p>101</text:p>
          </table:table-cell>
          <table:table-cell table:style-name="ce8" table:formula="of:=LOOKUP([.F54];[.$AZ$6:.$AZ$261];[.$BC$6:.$BC$261])" office:value-type="float" office:value="102" calcext:value-type="float">
            <text:p>102</text:p>
          </table:table-cell>
          <table:table-cell table:style-name="ce8" table:formula="of:=LOOKUP([.G54];[.$AZ$6:.$AZ$261];[.$BC$6:.$BC$261])" office:value-type="float" office:value="96" calcext:value-type="float">
            <text:p>96</text:p>
          </table:table-cell>
          <table:table-cell table:style-name="ce8" table:formula="of:=LOOKUP([.H54];[.$AZ$6:.$AZ$261];[.$BC$6:.$BC$261])" office:value-type="float" office:value="89" calcext:value-type="float">
            <text:p>89</text:p>
          </table:table-cell>
          <table:table-cell table:style-name="ce8" table:formula="of:=LOOKUP([.I54];[.$AZ$6:.$AZ$261];[.$BC$6:.$BC$261])" office:value-type="float" office:value="83" calcext:value-type="float">
            <text:p>83</text:p>
          </table:table-cell>
          <table:table-cell table:style-name="ce8" table:formula="of:=LOOKUP([.J54];[.$AZ$6:.$AZ$261];[.$BC$6:.$BC$261])" office:value-type="float" office:value="90" calcext:value-type="float">
            <text:p>90</text:p>
          </table:table-cell>
          <table:table-cell table:style-name="ce8" table:formula="of:=LOOKUP([.K54];[.$AZ$6:.$AZ$261];[.$BC$6:.$BC$261])" office:value-type="float" office:value="94" calcext:value-type="float">
            <text:p>94</text:p>
          </table:table-cell>
          <table:table-cell table:style-name="ce8" table:formula="of:=LOOKUP([.L54];[.$AZ$6:.$AZ$261];[.$BC$6:.$BC$261])" office:value-type="float" office:value="89" calcext:value-type="float">
            <text:p>89</text:p>
          </table:table-cell>
          <table:table-cell table:style-name="ce8" table:formula="of:=LOOKUP([.M54];[.$AZ$6:.$AZ$261];[.$BC$6:.$BC$261])" office:value-type="float" office:value="91" calcext:value-type="float">
            <text:p>91</text:p>
          </table:table-cell>
          <table:table-cell table:style-name="ce8" table:formula="of:=LOOKUP([.N54];[.$AZ$6:.$AZ$261];[.$BC$6:.$BC$261])" office:value-type="float" office:value="84" calcext:value-type="float">
            <text:p>84</text:p>
          </table:table-cell>
          <table:table-cell table:style-name="ce8" table:formula="of:=LOOKUP([.O54];[.$AZ$6:.$AZ$261];[.$BC$6:.$BC$261])" office:value-type="float" office:value="71" calcext:value-type="float">
            <text:p>71</text:p>
          </table:table-cell>
          <table:table-cell table:style-name="ce8" table:formula="of:=LOOKUP([.P54];[.$AZ$6:.$AZ$261];[.$BC$6:.$BC$261])" office:value-type="float" office:value="52" calcext:value-type="float">
            <text:p>52</text:p>
          </table:table-cell>
          <table:table-cell table:style-name="ce8" table:formula="of:=LOOKUP([.Q54];[.$AZ$6:.$AZ$261];[.$BC$6:.$BC$261])" office:value-type="float" office:value="30" calcext:value-type="float">
            <text:p>30</text:p>
          </table:table-cell>
          <table:table-cell table:style-name="ce8" table:formula="of:=LOOKUP([.R54];[.$AZ$6:.$AZ$261];[.$BC$6:.$BC$261])" office:value-type="float" office:value="20" calcext:value-type="float">
            <text:p>20</text:p>
          </table:table-cell>
          <table:table-cell table:style-name="ce8" table:formula="of:=LOOKUP([.S54];[.$AZ$6:.$AZ$261];[.$BC$6:.$BC$261])" office:value-type="float" office:value="19" calcext:value-type="float">
            <text:p>19</text:p>
          </table:table-cell>
          <table:table-cell table:style-name="ce8" table:formula="of:=LOOKUP([.T54];[.$AZ$6:.$AZ$261];[.$BC$6:.$BC$261])" office:value-type="float" office:value="21" calcext:value-type="float">
            <text:p>21</text:p>
          </table:table-cell>
          <table:table-cell table:style-name="ce8" table:formula="of:=LOOKUP([.U54];[.$AZ$6:.$AZ$261];[.$BC$6:.$BC$261])" office:value-type="float" office:value="21" calcext:value-type="float">
            <text:p>21</text:p>
          </table:table-cell>
          <table:table-cell table:style-name="ce8" table:formula="of:=LOOKUP([.V54];[.$AZ$6:.$AZ$261];[.$BC$6:.$BC$261])" office:value-type="float" office:value="15" calcext:value-type="float">
            <text:p>15</text:p>
          </table:table-cell>
          <table:table-cell table:style-name="ce8" table:formula="of:=LOOKUP([.W54];[.$AZ$6:.$AZ$261];[.$BC$6:.$BC$261])" office:value-type="float" office:value="6" calcext:value-type="float">
            <text:p>6</text:p>
          </table:table-cell>
          <table:table-cell table:style-name="ce8" table:formula="of:=LOOKUP([.X54];[.$AZ$6:.$AZ$261];[.$BC$6:.$BC$261])" office:value-type="float" office:value="5" calcext:value-type="float">
            <text:p>5</text:p>
          </table:table-cell>
          <table:table-cell table:style-name="ce8" table:formula="of:=LOOKUP([.Y54];[.$AZ$6:.$AZ$261];[.$BC$6:.$BC$261])" office:value-type="float" office:value="5" calcext:value-type="float">
            <text:p>5</text:p>
          </table:table-cell>
          <table:table-cell table:style-name="ce8" table:formula="of:=LOOKUP([.Z54];[.$AZ$6:.$AZ$261];[.$BC$6:.$BC$261])" office:value-type="float" office:value="6" calcext:value-type="float">
            <text:p>6</text:p>
          </table:table-cell>
          <table:table-cell table:style-name="ce8" table:formula="of:=LOOKUP([.AA54];[.$AZ$6:.$AZ$261];[.$BC$6:.$BC$261])" office:value-type="float" office:value="6" calcext:value-type="float">
            <text:p>6</text:p>
          </table:table-cell>
          <table:table-cell table:style-name="ce8" table:formula="of:=LOOKUP([.AB54];[.$AZ$6:.$AZ$261];[.$BC$6:.$BC$261])" office:value-type="float" office:value="6" calcext:value-type="float">
            <text:p>6</text:p>
          </table:table-cell>
          <table:table-cell table:style-name="ce8" table:formula="of:=LOOKUP([.AC54];[.$AZ$6:.$AZ$261];[.$BC$6:.$BC$261])" office:value-type="float" office:value="8" calcext:value-type="float">
            <text:p>8</text:p>
          </table:table-cell>
          <table:table-cell table:style-name="ce8" table:formula="of:=LOOKUP([.AD54];[.$AZ$6:.$AZ$261];[.$BC$6:.$BC$261])" office:value-type="float" office:value="8" calcext:value-type="float">
            <text:p>8</text:p>
          </table:table-cell>
          <table:table-cell table:style-name="ce8" table:formula="of:=LOOKUP([.AE54];[.$AZ$6:.$AZ$261];[.$BC$6:.$BC$261])" office:value-type="float" office:value="11" calcext:value-type="float">
            <text:p>11</text:p>
          </table:table-cell>
          <table:table-cell table:style-name="ce8" table:formula="of:=LOOKUP([.AF54];[.$AZ$6:.$AZ$261];[.$BC$6:.$BC$261])" office:value-type="float" office:value="14" calcext:value-type="float">
            <text:p>14</text:p>
          </table:table-cell>
          <table:table-cell table:style-name="ce8" table:formula="of:=LOOKUP([.AG54];[.$AZ$6:.$AZ$261];[.$BC$6:.$BC$261])" office:value-type="float" office:value="18" calcext:value-type="float">
            <text:p>18</text:p>
          </table:table-cell>
          <table:table-cell table:style-name="ce8" table:formula="of:=LOOKUP([.AH54];[.$AZ$6:.$AZ$261];[.$BC$6:.$BC$261])" office:value-type="float" office:value="20" calcext:value-type="float">
            <text:p>20</text:p>
          </table:table-cell>
          <table:table-cell table:style-name="ce8" table:formula="of:=LOOKUP([.AI54];[.$AZ$6:.$AZ$261];[.$BC$6:.$BC$261])" office:value-type="float" office:value="19" calcext:value-type="float">
            <text:p>19</text:p>
          </table:table-cell>
          <table:table-cell table:style-name="ce8" table:formula="of:=LOOKUP([.AJ54];[.$AZ$6:.$AZ$261];[.$BC$6:.$BC$261])" office:value-type="float" office:value="3" calcext:value-type="float">
            <text:p>3</text:p>
          </table:table-cell>
          <table:table-cell table:style-name="ce8" table:formula="of:=LOOKUP([.AK54];[.$AZ$6:.$AZ$261];[.$BC$6:.$BC$261])" office:value-type="float" office:value="2" calcext:value-type="float">
            <text:p>2</text:p>
          </table:table-cell>
          <table:table-cell table:style-name="ce8" table:formula="of:=LOOKUP([.AL54];[.$AZ$6:.$AZ$261];[.$BC$6:.$BC$261])" office:value-type="float" office:value="3" calcext:value-type="float">
            <text:p>3</text:p>
          </table:table-cell>
          <table:table-cell table:style-name="ce8" table:formula="of:=LOOKUP([.AM54];[.$AZ$6:.$AZ$261];[.$BC$6:.$BC$261])" office:value-type="float" office:value="4" calcext:value-type="float">
            <text:p>4</text:p>
          </table:table-cell>
          <table:table-cell table:style-name="ce8" table:formula="of:=LOOKUP([.AN54];[.$AZ$6:.$AZ$261];[.$BC$6:.$BC$261])" office:value-type="float" office:value="17" calcext:value-type="float">
            <text:p>17</text:p>
          </table:table-cell>
          <table:table-cell table:style-name="ce8" table:formula="of:=LOOKUP([.AO54];[.$AZ$6:.$AZ$261];[.$BC$6:.$BC$261])" office:value-type="float" office:value="16" calcext:value-type="float">
            <text:p>16</text:p>
          </table:table-cell>
          <table:table-cell table:style-name="ce8" table:formula="of:=LOOKUP([.AP54];[.$AZ$6:.$AZ$261];[.$BC$6:.$BC$261])" office:value-type="float" office:value="4" calcext:value-type="float">
            <text:p>4</text:p>
          </table:table-cell>
          <table:table-cell table:style-name="ce8" table:formula="of:=LOOKUP([.AQ54];[.$AZ$6:.$AZ$261];[.$BC$6:.$BC$261])" office:value-type="float" office:value="1" calcext:value-type="float">
            <text:p>1</text:p>
          </table:table-cell>
          <table:table-cell table:style-name="ce8" table:formula="of:=LOOKUP([.AR54];[.$AZ$6:.$AZ$261];[.$BC$6:.$BC$261])" office:value-type="float" office:value="0" calcext:value-type="float">
            <text:p>0</text:p>
          </table:table-cell>
          <table:table-cell table:style-name="ce8" table:formula="of:=LOOKUP([.AS54];[.$AZ$6:.$AZ$261];[.$BC$6:.$BC$261])" office:value-type="float" office:value="1" calcext:value-type="float">
            <text:p>1</text:p>
          </table:table-cell>
          <table:table-cell table:style-name="ce8" table:formula="of:=LOOKUP([.AT54];[.$AZ$6:.$AZ$261];[.$BC$6:.$BC$261])" office:value-type="float" office:value="0" calcext:value-type="float">
            <text:p>0</text:p>
          </table:table-cell>
          <table:table-cell table:style-name="ce8" table:formula="of:=LOOKUP([.AU54];[.$AZ$6:.$AZ$261];[.$BC$6:.$BC$261])" office:value-type="float" office:value="0" calcext:value-type="float">
            <text:p>0</text:p>
          </table:table-cell>
          <table:table-cell table:style-name="ce8" table:formula="of:=LOOKUP([.AV54];[.$AZ$6:.$AZ$261];[.$BC$6:.$BC$261])" office:value-type="float" office:value="1" calcext:value-type="float">
            <text:p>1</text:p>
          </table:table-cell>
          <table:table-cell table:style-name="ce8" table:formula="of:=LOOKUP([.AW54];[.$AZ$6:.$AZ$261];[.$BC$6:.$BC$261])" office:value-type="float" office:value="0" calcext:value-type="float">
            <text:p>0</text:p>
          </table:table-cell>
          <table:table-cell table:style-name="ce8" table:formula="of:=LOOKUP([.AX54];[.$AZ$6:.$AZ$261];[.$BC$6:.$BC$261]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$A$1:.$AX$69];[.AZ126])" office:value-type="float" office:value="1" calcext:value-type="float">
            <text:p>1</text:p>
          </table:table-cell>
          <table:table-cell table:formula="of:=COUNTIF([.$A$73:.$AX$141];[.AZ126])" office:value-type="float" office:value="1" calcext:value-type="float">
            <text:p>1</text:p>
          </table:table-cell>
          <table:table-cell table:formula="of:=IF([.AZ126]&lt;[.$BA$1];0;IF([.AZ126]&gt;=[.$BC$1];255;ROUNDDOWN(([.AZ126]-[.$BA$1])/([.$BC$1]-[.$BA$1])*255)))" office:value-type="float" office:value="120" calcext:value-type="float">
            <text:p>120</text:p>
          </table:table-cell>
        </table:table-row>
        <table:table-row table:style-name="ro1">
          <table:table-cell table:style-name="ce8" table:formula="of:=LOOKUP([.A55];[.$AZ$6:.$AZ$261];[.$BC$6:.$BC$261])" office:value-type="float" office:value="81" calcext:value-type="float">
            <text:p>81</text:p>
          </table:table-cell>
          <table:table-cell table:style-name="ce8" table:formula="of:=LOOKUP([.B55];[.$AZ$6:.$AZ$261];[.$BC$6:.$BC$261])" office:value-type="float" office:value="88" calcext:value-type="float">
            <text:p>88</text:p>
          </table:table-cell>
          <table:table-cell table:style-name="ce8" table:formula="of:=LOOKUP([.C55];[.$AZ$6:.$AZ$261];[.$BC$6:.$BC$261])" office:value-type="float" office:value="89" calcext:value-type="float">
            <text:p>89</text:p>
          </table:table-cell>
          <table:table-cell table:style-name="ce8" table:formula="of:=LOOKUP([.D55];[.$AZ$6:.$AZ$261];[.$BC$6:.$BC$261])" office:value-type="float" office:value="96" calcext:value-type="float">
            <text:p>96</text:p>
          </table:table-cell>
          <table:table-cell table:style-name="ce8" table:formula="of:=LOOKUP([.E55];[.$AZ$6:.$AZ$261];[.$BC$6:.$BC$261])" office:value-type="float" office:value="98" calcext:value-type="float">
            <text:p>98</text:p>
          </table:table-cell>
          <table:table-cell table:style-name="ce8" table:formula="of:=LOOKUP([.F55];[.$AZ$6:.$AZ$261];[.$BC$6:.$BC$261])" office:value-type="float" office:value="100" calcext:value-type="float">
            <text:p>100</text:p>
          </table:table-cell>
          <table:table-cell table:style-name="ce8" table:formula="of:=LOOKUP([.G55];[.$AZ$6:.$AZ$261];[.$BC$6:.$BC$261])" office:value-type="float" office:value="96" calcext:value-type="float">
            <text:p>96</text:p>
          </table:table-cell>
          <table:table-cell table:style-name="ce8" table:formula="of:=LOOKUP([.H55];[.$AZ$6:.$AZ$261];[.$BC$6:.$BC$261])" office:value-type="float" office:value="84" calcext:value-type="float">
            <text:p>84</text:p>
          </table:table-cell>
          <table:table-cell table:style-name="ce8" table:formula="of:=LOOKUP([.I55];[.$AZ$6:.$AZ$261];[.$BC$6:.$BC$261])" office:value-type="float" office:value="94" calcext:value-type="float">
            <text:p>94</text:p>
          </table:table-cell>
          <table:table-cell table:style-name="ce8" table:formula="of:=LOOKUP([.J55];[.$AZ$6:.$AZ$261];[.$BC$6:.$BC$261])" office:value-type="float" office:value="86" calcext:value-type="float">
            <text:p>86</text:p>
          </table:table-cell>
          <table:table-cell table:style-name="ce8" table:formula="of:=LOOKUP([.K55];[.$AZ$6:.$AZ$261];[.$BC$6:.$BC$261])" office:value-type="float" office:value="80" calcext:value-type="float">
            <text:p>80</text:p>
          </table:table-cell>
          <table:table-cell table:style-name="ce8" table:formula="of:=LOOKUP([.L55];[.$AZ$6:.$AZ$261];[.$BC$6:.$BC$261])" office:value-type="float" office:value="89" calcext:value-type="float">
            <text:p>89</text:p>
          </table:table-cell>
          <table:table-cell table:style-name="ce8" table:formula="of:=LOOKUP([.M55];[.$AZ$6:.$AZ$261];[.$BC$6:.$BC$261])" office:value-type="float" office:value="77" calcext:value-type="float">
            <text:p>77</text:p>
          </table:table-cell>
          <table:table-cell table:style-name="ce8" table:formula="of:=LOOKUP([.N55];[.$AZ$6:.$AZ$261];[.$BC$6:.$BC$261])" office:value-type="float" office:value="57" calcext:value-type="float">
            <text:p>57</text:p>
          </table:table-cell>
          <table:table-cell table:style-name="ce8" table:formula="of:=LOOKUP([.O55];[.$AZ$6:.$AZ$261];[.$BC$6:.$BC$261])" office:value-type="float" office:value="39" calcext:value-type="float">
            <text:p>39</text:p>
          </table:table-cell>
          <table:table-cell table:style-name="ce8" table:formula="of:=LOOKUP([.P55];[.$AZ$6:.$AZ$261];[.$BC$6:.$BC$261])" office:value-type="float" office:value="31" calcext:value-type="float">
            <text:p>31</text:p>
          </table:table-cell>
          <table:table-cell table:style-name="ce8" table:formula="of:=LOOKUP([.Q55];[.$AZ$6:.$AZ$261];[.$BC$6:.$BC$261])" office:value-type="float" office:value="29" calcext:value-type="float">
            <text:p>29</text:p>
          </table:table-cell>
          <table:table-cell table:style-name="ce8" table:formula="of:=LOOKUP([.R55];[.$AZ$6:.$AZ$261];[.$BC$6:.$BC$261])" office:value-type="float" office:value="27" calcext:value-type="float">
            <text:p>27</text:p>
          </table:table-cell>
          <table:table-cell table:style-name="ce8" table:formula="of:=LOOKUP([.S55];[.$AZ$6:.$AZ$261];[.$BC$6:.$BC$261])" office:value-type="float" office:value="24" calcext:value-type="float">
            <text:p>24</text:p>
          </table:table-cell>
          <table:table-cell table:style-name="ce8" table:formula="of:=LOOKUP([.T55];[.$AZ$6:.$AZ$261];[.$BC$6:.$BC$261])" office:value-type="float" office:value="22" calcext:value-type="float">
            <text:p>22</text:p>
          </table:table-cell>
          <table:table-cell table:style-name="ce8" table:formula="of:=LOOKUP([.U55];[.$AZ$6:.$AZ$261];[.$BC$6:.$BC$261])" office:value-type="float" office:value="20" calcext:value-type="float">
            <text:p>20</text:p>
          </table:table-cell>
          <table:table-cell table:style-name="ce8" table:formula="of:=LOOKUP([.V55];[.$AZ$6:.$AZ$261];[.$BC$6:.$BC$261])" office:value-type="float" office:value="10" calcext:value-type="float">
            <text:p>10</text:p>
          </table:table-cell>
          <table:table-cell table:style-name="ce8" table:formula="of:=LOOKUP([.W55];[.$AZ$6:.$AZ$261];[.$BC$6:.$BC$261])" office:value-type="float" office:value="5" calcext:value-type="float">
            <text:p>5</text:p>
          </table:table-cell>
          <table:table-cell table:style-name="ce8" table:formula="of:=LOOKUP([.X55];[.$AZ$6:.$AZ$261];[.$BC$6:.$BC$261])" office:value-type="float" office:value="5" calcext:value-type="float">
            <text:p>5</text:p>
          </table:table-cell>
          <table:table-cell table:style-name="ce8" table:formula="of:=LOOKUP([.Y55];[.$AZ$6:.$AZ$261];[.$BC$6:.$BC$261])" office:value-type="float" office:value="5" calcext:value-type="float">
            <text:p>5</text:p>
          </table:table-cell>
          <table:table-cell table:style-name="ce8" table:formula="of:=LOOKUP([.Z55];[.$AZ$6:.$AZ$261];[.$BC$6:.$BC$261])" office:value-type="float" office:value="6" calcext:value-type="float">
            <text:p>6</text:p>
          </table:table-cell>
          <table:table-cell table:style-name="ce8" table:formula="of:=LOOKUP([.AA55];[.$AZ$6:.$AZ$261];[.$BC$6:.$BC$261])" office:value-type="float" office:value="6" calcext:value-type="float">
            <text:p>6</text:p>
          </table:table-cell>
          <table:table-cell table:style-name="ce8" table:formula="of:=LOOKUP([.AB55];[.$AZ$6:.$AZ$261];[.$BC$6:.$BC$261])" office:value-type="float" office:value="7" calcext:value-type="float">
            <text:p>7</text:p>
          </table:table-cell>
          <table:table-cell table:style-name="ce8" table:formula="of:=LOOKUP([.AC55];[.$AZ$6:.$AZ$261];[.$BC$6:.$BC$261])" office:value-type="float" office:value="9" calcext:value-type="float">
            <text:p>9</text:p>
          </table:table-cell>
          <table:table-cell table:style-name="ce8" table:formula="of:=LOOKUP([.AD55];[.$AZ$6:.$AZ$261];[.$BC$6:.$BC$261])" office:value-type="float" office:value="11" calcext:value-type="float">
            <text:p>11</text:p>
          </table:table-cell>
          <table:table-cell table:style-name="ce8" table:formula="of:=LOOKUP([.AE55];[.$AZ$6:.$AZ$261];[.$BC$6:.$BC$261])" office:value-type="float" office:value="13" calcext:value-type="float">
            <text:p>13</text:p>
          </table:table-cell>
          <table:table-cell table:style-name="ce8" table:formula="of:=LOOKUP([.AF55];[.$AZ$6:.$AZ$261];[.$BC$6:.$BC$261])" office:value-type="float" office:value="17" calcext:value-type="float">
            <text:p>17</text:p>
          </table:table-cell>
          <table:table-cell table:style-name="ce8" table:formula="of:=LOOKUP([.AG55];[.$AZ$6:.$AZ$261];[.$BC$6:.$BC$261])" office:value-type="float" office:value="20" calcext:value-type="float">
            <text:p>20</text:p>
          </table:table-cell>
          <table:table-cell table:style-name="ce8" table:formula="of:=LOOKUP([.AH55];[.$AZ$6:.$AZ$261];[.$BC$6:.$BC$261])" office:value-type="float" office:value="20" calcext:value-type="float">
            <text:p>20</text:p>
          </table:table-cell>
          <table:table-cell table:style-name="ce8" table:formula="of:=LOOKUP([.AI55];[.$AZ$6:.$AZ$261];[.$BC$6:.$BC$261])" office:value-type="float" office:value="6" calcext:value-type="float">
            <text:p>6</text:p>
          </table:table-cell>
          <table:table-cell table:style-name="ce8" table:formula="of:=LOOKUP([.AJ55];[.$AZ$6:.$AZ$261];[.$BC$6:.$BC$261])" office:value-type="float" office:value="2" calcext:value-type="float">
            <text:p>2</text:p>
          </table:table-cell>
          <table:table-cell table:style-name="ce8" table:formula="of:=LOOKUP([.AK55];[.$AZ$6:.$AZ$261];[.$BC$6:.$BC$261])" office:value-type="float" office:value="4" calcext:value-type="float">
            <text:p>4</text:p>
          </table:table-cell>
          <table:table-cell table:style-name="ce8" table:formula="of:=LOOKUP([.AL55];[.$AZ$6:.$AZ$261];[.$BC$6:.$BC$261])" office:value-type="float" office:value="3" calcext:value-type="float">
            <text:p>3</text:p>
          </table:table-cell>
          <table:table-cell table:style-name="ce8" table:formula="of:=LOOKUP([.AM55];[.$AZ$6:.$AZ$261];[.$BC$6:.$BC$261])" office:value-type="float" office:value="5" calcext:value-type="float">
            <text:p>5</text:p>
          </table:table-cell>
          <table:table-cell table:style-name="ce8" table:formula="of:=LOOKUP([.AN55];[.$AZ$6:.$AZ$261];[.$BC$6:.$BC$261])" office:value-type="float" office:value="30" calcext:value-type="float">
            <text:p>30</text:p>
          </table:table-cell>
          <table:table-cell table:style-name="ce8" table:formula="of:=LOOKUP([.AO55];[.$AZ$6:.$AZ$261];[.$BC$6:.$BC$261])" office:value-type="float" office:value="23" calcext:value-type="float">
            <text:p>23</text:p>
          </table:table-cell>
          <table:table-cell table:style-name="ce8" table:formula="of:=LOOKUP([.AP55];[.$AZ$6:.$AZ$261];[.$BC$6:.$BC$261])" office:value-type="float" office:value="12" calcext:value-type="float">
            <text:p>12</text:p>
          </table:table-cell>
          <table:table-cell table:style-name="ce8" table:formula="of:=LOOKUP([.AQ55];[.$AZ$6:.$AZ$261];[.$BC$6:.$BC$261])" office:value-type="float" office:value="9" calcext:value-type="float">
            <text:p>9</text:p>
          </table:table-cell>
          <table:table-cell table:style-name="ce8" table:formula="of:=LOOKUP([.AR55];[.$AZ$6:.$AZ$261];[.$BC$6:.$BC$261])" office:value-type="float" office:value="1" calcext:value-type="float">
            <text:p>1</text:p>
          </table:table-cell>
          <table:table-cell table:style-name="ce8" table:formula="of:=LOOKUP([.AS55];[.$AZ$6:.$AZ$261];[.$BC$6:.$BC$261])" office:value-type="float" office:value="1" calcext:value-type="float">
            <text:p>1</text:p>
          </table:table-cell>
          <table:table-cell table:style-name="ce8" table:formula="of:=LOOKUP([.AT55];[.$AZ$6:.$AZ$261];[.$BC$6:.$BC$261])" office:value-type="float" office:value="1" calcext:value-type="float">
            <text:p>1</text:p>
          </table:table-cell>
          <table:table-cell table:style-name="ce8" table:formula="of:=LOOKUP([.AU55];[.$AZ$6:.$AZ$261];[.$BC$6:.$BC$261])" office:value-type="float" office:value="1" calcext:value-type="float">
            <text:p>1</text:p>
          </table:table-cell>
          <table:table-cell table:style-name="ce8" table:formula="of:=LOOKUP([.AV55];[.$AZ$6:.$AZ$261];[.$BC$6:.$BC$261])" office:value-type="float" office:value="1" calcext:value-type="float">
            <text:p>1</text:p>
          </table:table-cell>
          <table:table-cell table:style-name="ce8" table:formula="of:=LOOKUP([.AW55];[.$AZ$6:.$AZ$261];[.$BC$6:.$BC$261])" office:value-type="float" office:value="0" calcext:value-type="float">
            <text:p>0</text:p>
          </table:table-cell>
          <table:table-cell table:style-name="ce8" table:formula="of:=LOOKUP([.AX55];[.$AZ$6:.$AZ$261];[.$BC$6:.$BC$261]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$A$1:.$AX$69];[.AZ127])" office:value-type="float" office:value="1" calcext:value-type="float">
            <text:p>1</text:p>
          </table:table-cell>
          <table:table-cell table:formula="of:=COUNTIF([.$A$73:.$AX$141];[.AZ127])" office:value-type="float" office:value="1" calcext:value-type="float">
            <text:p>1</text:p>
          </table:table-cell>
          <table:table-cell table:formula="of:=IF([.AZ127]&lt;[.$BA$1];0;IF([.AZ127]&gt;=[.$BC$1];255;ROUNDDOWN(([.AZ127]-[.$BA$1])/([.$BC$1]-[.$BA$1])*255)))" office:value-type="float" office:value="121" calcext:value-type="float">
            <text:p>121</text:p>
          </table:table-cell>
        </table:table-row>
        <table:table-row table:style-name="ro1">
          <table:table-cell table:style-name="ce8" table:formula="of:=LOOKUP([.A56];[.$AZ$6:.$AZ$261];[.$BC$6:.$BC$261])" office:value-type="float" office:value="67" calcext:value-type="float">
            <text:p>67</text:p>
          </table:table-cell>
          <table:table-cell table:style-name="ce8" table:formula="of:=LOOKUP([.B56];[.$AZ$6:.$AZ$261];[.$BC$6:.$BC$261])" office:value-type="float" office:value="71" calcext:value-type="float">
            <text:p>71</text:p>
          </table:table-cell>
          <table:table-cell table:style-name="ce8" table:formula="of:=LOOKUP([.C56];[.$AZ$6:.$AZ$261];[.$BC$6:.$BC$261])" office:value-type="float" office:value="70" calcext:value-type="float">
            <text:p>70</text:p>
          </table:table-cell>
          <table:table-cell table:style-name="ce8" table:formula="of:=LOOKUP([.D56];[.$AZ$6:.$AZ$261];[.$BC$6:.$BC$261])" office:value-type="float" office:value="84" calcext:value-type="float">
            <text:p>84</text:p>
          </table:table-cell>
          <table:table-cell table:style-name="ce8" table:formula="of:=LOOKUP([.E56];[.$AZ$6:.$AZ$261];[.$BC$6:.$BC$261])" office:value-type="float" office:value="88" calcext:value-type="float">
            <text:p>88</text:p>
          </table:table-cell>
          <table:table-cell table:style-name="ce8" table:formula="of:=LOOKUP([.F56];[.$AZ$6:.$AZ$261];[.$BC$6:.$BC$261])" office:value-type="float" office:value="87" calcext:value-type="float">
            <text:p>87</text:p>
          </table:table-cell>
          <table:table-cell table:style-name="ce8" table:formula="of:=LOOKUP([.G56];[.$AZ$6:.$AZ$261];[.$BC$6:.$BC$261])" office:value-type="float" office:value="82" calcext:value-type="float">
            <text:p>82</text:p>
          </table:table-cell>
          <table:table-cell table:style-name="ce8" table:formula="of:=LOOKUP([.H56];[.$AZ$6:.$AZ$261];[.$BC$6:.$BC$261])" office:value-type="float" office:value="83" calcext:value-type="float">
            <text:p>83</text:p>
          </table:table-cell>
          <table:table-cell table:style-name="ce8" table:formula="of:=LOOKUP([.I56];[.$AZ$6:.$AZ$261];[.$BC$6:.$BC$261])" office:value-type="float" office:value="90" calcext:value-type="float">
            <text:p>90</text:p>
          </table:table-cell>
          <table:table-cell table:style-name="ce8" table:formula="of:=LOOKUP([.J56];[.$AZ$6:.$AZ$261];[.$BC$6:.$BC$261])" office:value-type="float" office:value="80" calcext:value-type="float">
            <text:p>80</text:p>
          </table:table-cell>
          <table:table-cell table:style-name="ce8" table:formula="of:=LOOKUP([.K56];[.$AZ$6:.$AZ$261];[.$BC$6:.$BC$261])" office:value-type="float" office:value="72" calcext:value-type="float">
            <text:p>72</text:p>
          </table:table-cell>
          <table:table-cell table:style-name="ce8" table:formula="of:=LOOKUP([.L56];[.$AZ$6:.$AZ$261];[.$BC$6:.$BC$261])" office:value-type="float" office:value="53" calcext:value-type="float">
            <text:p>53</text:p>
          </table:table-cell>
          <table:table-cell table:style-name="ce8" table:formula="of:=LOOKUP([.M56];[.$AZ$6:.$AZ$261];[.$BC$6:.$BC$261])" office:value-type="float" office:value="39" calcext:value-type="float">
            <text:p>39</text:p>
          </table:table-cell>
          <table:table-cell table:style-name="ce8" table:formula="of:=LOOKUP([.N56];[.$AZ$6:.$AZ$261];[.$BC$6:.$BC$261])" office:value-type="float" office:value="39" calcext:value-type="float">
            <text:p>39</text:p>
          </table:table-cell>
          <table:table-cell table:style-name="ce8" table:formula="of:=LOOKUP([.O56];[.$AZ$6:.$AZ$261];[.$BC$6:.$BC$261])" office:value-type="float" office:value="39" calcext:value-type="float">
            <text:p>39</text:p>
          </table:table-cell>
          <table:table-cell table:style-name="ce8" table:formula="of:=LOOKUP([.P56];[.$AZ$6:.$AZ$261];[.$BC$6:.$BC$261])" office:value-type="float" office:value="38" calcext:value-type="float">
            <text:p>38</text:p>
          </table:table-cell>
          <table:table-cell table:style-name="ce8" table:formula="of:=LOOKUP([.Q56];[.$AZ$6:.$AZ$261];[.$BC$6:.$BC$261])" office:value-type="float" office:value="37" calcext:value-type="float">
            <text:p>37</text:p>
          </table:table-cell>
          <table:table-cell table:style-name="ce8" table:formula="of:=LOOKUP([.R56];[.$AZ$6:.$AZ$261];[.$BC$6:.$BC$261])" office:value-type="float" office:value="34" calcext:value-type="float">
            <text:p>34</text:p>
          </table:table-cell>
          <table:table-cell table:style-name="ce8" table:formula="of:=LOOKUP([.S56];[.$AZ$6:.$AZ$261];[.$BC$6:.$BC$261])" office:value-type="float" office:value="27" calcext:value-type="float">
            <text:p>27</text:p>
          </table:table-cell>
          <table:table-cell table:style-name="ce8" table:formula="of:=LOOKUP([.T56];[.$AZ$6:.$AZ$261];[.$BC$6:.$BC$261])" office:value-type="float" office:value="24" calcext:value-type="float">
            <text:p>24</text:p>
          </table:table-cell>
          <table:table-cell table:style-name="ce8" table:formula="of:=LOOKUP([.U56];[.$AZ$6:.$AZ$261];[.$BC$6:.$BC$261])" office:value-type="float" office:value="16" calcext:value-type="float">
            <text:p>16</text:p>
          </table:table-cell>
          <table:table-cell table:style-name="ce8" table:formula="of:=LOOKUP([.V56];[.$AZ$6:.$AZ$261];[.$BC$6:.$BC$261])" office:value-type="float" office:value="6" calcext:value-type="float">
            <text:p>6</text:p>
          </table:table-cell>
          <table:table-cell table:style-name="ce8" table:formula="of:=LOOKUP([.W56];[.$AZ$6:.$AZ$261];[.$BC$6:.$BC$261])" office:value-type="float" office:value="6" calcext:value-type="float">
            <text:p>6</text:p>
          </table:table-cell>
          <table:table-cell table:style-name="ce8" table:formula="of:=LOOKUP([.X56];[.$AZ$6:.$AZ$261];[.$BC$6:.$BC$261])" office:value-type="float" office:value="6" calcext:value-type="float">
            <text:p>6</text:p>
          </table:table-cell>
          <table:table-cell table:style-name="ce8" table:formula="of:=LOOKUP([.Y56];[.$AZ$6:.$AZ$261];[.$BC$6:.$BC$261])" office:value-type="float" office:value="6" calcext:value-type="float">
            <text:p>6</text:p>
          </table:table-cell>
          <table:table-cell table:style-name="ce8" table:formula="of:=LOOKUP([.Z56];[.$AZ$6:.$AZ$261];[.$BC$6:.$BC$261])" office:value-type="float" office:value="7" calcext:value-type="float">
            <text:p>7</text:p>
          </table:table-cell>
          <table:table-cell table:style-name="ce8" table:formula="of:=LOOKUP([.AA56];[.$AZ$6:.$AZ$261];[.$BC$6:.$BC$261])" office:value-type="float" office:value="7" calcext:value-type="float">
            <text:p>7</text:p>
          </table:table-cell>
          <table:table-cell table:style-name="ce8" table:formula="of:=LOOKUP([.AB56];[.$AZ$6:.$AZ$261];[.$BC$6:.$BC$261])" office:value-type="float" office:value="8" calcext:value-type="float">
            <text:p>8</text:p>
          </table:table-cell>
          <table:table-cell table:style-name="ce8" table:formula="of:=LOOKUP([.AC56];[.$AZ$6:.$AZ$261];[.$BC$6:.$BC$261])" office:value-type="float" office:value="11" calcext:value-type="float">
            <text:p>11</text:p>
          </table:table-cell>
          <table:table-cell table:style-name="ce8" table:formula="of:=LOOKUP([.AD56];[.$AZ$6:.$AZ$261];[.$BC$6:.$BC$261])" office:value-type="float" office:value="14" calcext:value-type="float">
            <text:p>14</text:p>
          </table:table-cell>
          <table:table-cell table:style-name="ce8" table:formula="of:=LOOKUP([.AE56];[.$AZ$6:.$AZ$261];[.$BC$6:.$BC$261])" office:value-type="float" office:value="16" calcext:value-type="float">
            <text:p>16</text:p>
          </table:table-cell>
          <table:table-cell table:style-name="ce8" table:formula="of:=LOOKUP([.AF56];[.$AZ$6:.$AZ$261];[.$BC$6:.$BC$261])" office:value-type="float" office:value="19" calcext:value-type="float">
            <text:p>19</text:p>
          </table:table-cell>
          <table:table-cell table:style-name="ce8" table:formula="of:=LOOKUP([.AG56];[.$AZ$6:.$AZ$261];[.$BC$6:.$BC$261])" office:value-type="float" office:value="22" calcext:value-type="float">
            <text:p>22</text:p>
          </table:table-cell>
          <table:table-cell table:style-name="ce8" table:formula="of:=LOOKUP([.AH56];[.$AZ$6:.$AZ$261];[.$BC$6:.$BC$261])" office:value-type="float" office:value="23" calcext:value-type="float">
            <text:p>23</text:p>
          </table:table-cell>
          <table:table-cell table:style-name="ce8" table:formula="of:=LOOKUP([.AI56];[.$AZ$6:.$AZ$261];[.$BC$6:.$BC$261])" office:value-type="float" office:value="3" calcext:value-type="float">
            <text:p>3</text:p>
          </table:table-cell>
          <table:table-cell table:style-name="ce8" table:formula="of:=LOOKUP([.AJ56];[.$AZ$6:.$AZ$261];[.$BC$6:.$BC$261])" office:value-type="float" office:value="2" calcext:value-type="float">
            <text:p>2</text:p>
          </table:table-cell>
          <table:table-cell table:style-name="ce8" table:formula="of:=LOOKUP([.AK56];[.$AZ$6:.$AZ$261];[.$BC$6:.$BC$261])" office:value-type="float" office:value="4" calcext:value-type="float">
            <text:p>4</text:p>
          </table:table-cell>
          <table:table-cell table:style-name="ce8" table:formula="of:=LOOKUP([.AL56];[.$AZ$6:.$AZ$261];[.$BC$6:.$BC$261])" office:value-type="float" office:value="3" calcext:value-type="float">
            <text:p>3</text:p>
          </table:table-cell>
          <table:table-cell table:style-name="ce8" table:formula="of:=LOOKUP([.AM56];[.$AZ$6:.$AZ$261];[.$BC$6:.$BC$261])" office:value-type="float" office:value="9" calcext:value-type="float">
            <text:p>9</text:p>
          </table:table-cell>
          <table:table-cell table:style-name="ce8" table:formula="of:=LOOKUP([.AN56];[.$AZ$6:.$AZ$261];[.$BC$6:.$BC$261])" office:value-type="float" office:value="31" calcext:value-type="float">
            <text:p>31</text:p>
          </table:table-cell>
          <table:table-cell table:style-name="ce8" table:formula="of:=LOOKUP([.AO56];[.$AZ$6:.$AZ$261];[.$BC$6:.$BC$261])" office:value-type="float" office:value="22" calcext:value-type="float">
            <text:p>22</text:p>
          </table:table-cell>
          <table:table-cell table:style-name="ce8" table:formula="of:=LOOKUP([.AP56];[.$AZ$6:.$AZ$261];[.$BC$6:.$BC$261])" office:value-type="float" office:value="11" calcext:value-type="float">
            <text:p>11</text:p>
          </table:table-cell>
          <table:table-cell table:style-name="ce8" table:formula="of:=LOOKUP([.AQ56];[.$AZ$6:.$AZ$261];[.$BC$6:.$BC$261])" office:value-type="float" office:value="23" calcext:value-type="float">
            <text:p>23</text:p>
          </table:table-cell>
          <table:table-cell table:style-name="ce8" table:formula="of:=LOOKUP([.AR56];[.$AZ$6:.$AZ$261];[.$BC$6:.$BC$261])" office:value-type="float" office:value="17" calcext:value-type="float">
            <text:p>17</text:p>
          </table:table-cell>
          <table:table-cell table:style-name="ce8" table:formula="of:=LOOKUP([.AS56];[.$AZ$6:.$AZ$261];[.$BC$6:.$BC$261])" office:value-type="float" office:value="3" calcext:value-type="float">
            <text:p>3</text:p>
          </table:table-cell>
          <table:table-cell table:style-name="ce8" table:formula="of:=LOOKUP([.AT56];[.$AZ$6:.$AZ$261];[.$BC$6:.$BC$261])" office:value-type="float" office:value="1" calcext:value-type="float">
            <text:p>1</text:p>
          </table:table-cell>
          <table:table-cell table:style-name="ce8" table:formula="of:=LOOKUP([.AU56];[.$AZ$6:.$AZ$261];[.$BC$6:.$BC$261])" office:value-type="float" office:value="2" calcext:value-type="float">
            <text:p>2</text:p>
          </table:table-cell>
          <table:table-cell table:style-name="ce8" table:formula="of:=LOOKUP([.AV56];[.$AZ$6:.$AZ$261];[.$BC$6:.$BC$261])" office:value-type="float" office:value="1" calcext:value-type="float">
            <text:p>1</text:p>
          </table:table-cell>
          <table:table-cell table:style-name="ce8" table:formula="of:=LOOKUP([.AW56];[.$AZ$6:.$AZ$261];[.$BC$6:.$BC$261])" office:value-type="float" office:value="0" calcext:value-type="float">
            <text:p>0</text:p>
          </table:table-cell>
          <table:table-cell table:style-name="ce8" table:formula="of:=LOOKUP([.AX56];[.$AZ$6:.$AZ$261];[.$BC$6:.$BC$261])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$A$1:.$AX$69];[.AZ128])" office:value-type="float" office:value="0" calcext:value-type="float">
            <text:p>0</text:p>
          </table:table-cell>
          <table:table-cell table:formula="of:=COUNTIF([.$A$73:.$AX$141];[.AZ128])" office:value-type="float" office:value="0" calcext:value-type="float">
            <text:p>0</text:p>
          </table:table-cell>
          <table:table-cell table:formula="of:=IF([.AZ128]&lt;[.$BA$1];0;IF([.AZ128]&gt;=[.$BC$1];255;ROUNDDOWN(([.AZ128]-[.$BA$1])/([.$BC$1]-[.$BA$1])*255)))" office:value-type="float" office:value="122" calcext:value-type="float">
            <text:p>122</text:p>
          </table:table-cell>
        </table:table-row>
        <table:table-row table:style-name="ro1">
          <table:table-cell table:style-name="ce8" table:formula="of:=LOOKUP([.A57];[.$AZ$6:.$AZ$261];[.$BC$6:.$BC$261])" office:value-type="float" office:value="56" calcext:value-type="float">
            <text:p>56</text:p>
          </table:table-cell>
          <table:table-cell table:style-name="ce8" table:formula="of:=LOOKUP([.B57];[.$AZ$6:.$AZ$261];[.$BC$6:.$BC$261])" office:value-type="float" office:value="58" calcext:value-type="float">
            <text:p>58</text:p>
          </table:table-cell>
          <table:table-cell table:style-name="ce8" table:formula="of:=LOOKUP([.C57];[.$AZ$6:.$AZ$261];[.$BC$6:.$BC$261])" office:value-type="float" office:value="61" calcext:value-type="float">
            <text:p>61</text:p>
          </table:table-cell>
          <table:table-cell table:style-name="ce8" table:formula="of:=LOOKUP([.D57];[.$AZ$6:.$AZ$261];[.$BC$6:.$BC$261])" office:value-type="float" office:value="69" calcext:value-type="float">
            <text:p>69</text:p>
          </table:table-cell>
          <table:table-cell table:style-name="ce8" table:formula="of:=LOOKUP([.E57];[.$AZ$6:.$AZ$261];[.$BC$6:.$BC$261])" office:value-type="float" office:value="75" calcext:value-type="float">
            <text:p>75</text:p>
          </table:table-cell>
          <table:table-cell table:style-name="ce8" table:formula="of:=LOOKUP([.F57];[.$AZ$6:.$AZ$261];[.$BC$6:.$BC$261])" office:value-type="float" office:value="66" calcext:value-type="float">
            <text:p>66</text:p>
          </table:table-cell>
          <table:table-cell table:style-name="ce8" table:formula="of:=LOOKUP([.G57];[.$AZ$6:.$AZ$261];[.$BC$6:.$BC$261])" office:value-type="float" office:value="75" calcext:value-type="float">
            <text:p>75</text:p>
          </table:table-cell>
          <table:table-cell table:style-name="ce8" table:formula="of:=LOOKUP([.H57];[.$AZ$6:.$AZ$261];[.$BC$6:.$BC$261])" office:value-type="float" office:value="73" calcext:value-type="float">
            <text:p>73</text:p>
          </table:table-cell>
          <table:table-cell table:style-name="ce8" table:formula="of:=LOOKUP([.I57];[.$AZ$6:.$AZ$261];[.$BC$6:.$BC$261])" office:value-type="float" office:value="65" calcext:value-type="float">
            <text:p>65</text:p>
          </table:table-cell>
          <table:table-cell table:style-name="ce8" table:formula="of:=LOOKUP([.J57];[.$AZ$6:.$AZ$261];[.$BC$6:.$BC$261])" office:value-type="float" office:value="47" calcext:value-type="float">
            <text:p>47</text:p>
          </table:table-cell>
          <table:table-cell table:style-name="ce8" table:formula="of:=LOOKUP([.K57];[.$AZ$6:.$AZ$261];[.$BC$6:.$BC$261])" office:value-type="float" office:value="38" calcext:value-type="float">
            <text:p>38</text:p>
          </table:table-cell>
          <table:table-cell table:style-name="ce8" table:formula="of:=LOOKUP([.L57];[.$AZ$6:.$AZ$261];[.$BC$6:.$BC$261])" office:value-type="float" office:value="38" calcext:value-type="float">
            <text:p>38</text:p>
          </table:table-cell>
          <table:table-cell table:style-name="ce8" table:formula="of:=LOOKUP([.M57];[.$AZ$6:.$AZ$261];[.$BC$6:.$BC$261])" office:value-type="float" office:value="43" calcext:value-type="float">
            <text:p>43</text:p>
          </table:table-cell>
          <table:table-cell table:style-name="ce8" table:formula="of:=LOOKUP([.N57];[.$AZ$6:.$AZ$261];[.$BC$6:.$BC$261])" office:value-type="float" office:value="44" calcext:value-type="float">
            <text:p>44</text:p>
          </table:table-cell>
          <table:table-cell table:style-name="ce8" table:formula="of:=LOOKUP([.O57];[.$AZ$6:.$AZ$261];[.$BC$6:.$BC$261])" office:value-type="float" office:value="44" calcext:value-type="float">
            <text:p>44</text:p>
          </table:table-cell>
          <table:table-cell table:style-name="ce8" table:formula="of:=LOOKUP([.P57];[.$AZ$6:.$AZ$261];[.$BC$6:.$BC$261])" office:value-type="float" office:value="42" calcext:value-type="float">
            <text:p>42</text:p>
          </table:table-cell>
          <table:table-cell table:style-name="ce8" table:formula="of:=LOOKUP([.Q57];[.$AZ$6:.$AZ$261];[.$BC$6:.$BC$261])" office:value-type="float" office:value="40" calcext:value-type="float">
            <text:p>40</text:p>
          </table:table-cell>
          <table:table-cell table:style-name="ce8" table:formula="of:=LOOKUP([.R57];[.$AZ$6:.$AZ$261];[.$BC$6:.$BC$261])" office:value-type="float" office:value="36" calcext:value-type="float">
            <text:p>36</text:p>
          </table:table-cell>
          <table:table-cell table:style-name="ce8" table:formula="of:=LOOKUP([.S57];[.$AZ$6:.$AZ$261];[.$BC$6:.$BC$261])" office:value-type="float" office:value="29" calcext:value-type="float">
            <text:p>29</text:p>
          </table:table-cell>
          <table:table-cell table:style-name="ce8" table:formula="of:=LOOKUP([.T57];[.$AZ$6:.$AZ$261];[.$BC$6:.$BC$261])" office:value-type="float" office:value="25" calcext:value-type="float">
            <text:p>25</text:p>
          </table:table-cell>
          <table:table-cell table:style-name="ce8" table:formula="of:=LOOKUP([.U57];[.$AZ$6:.$AZ$261];[.$BC$6:.$BC$261])" office:value-type="float" office:value="10" calcext:value-type="float">
            <text:p>10</text:p>
          </table:table-cell>
          <table:table-cell table:style-name="ce8" table:formula="of:=LOOKUP([.V57];[.$AZ$6:.$AZ$261];[.$BC$6:.$BC$261])" office:value-type="float" office:value="6" calcext:value-type="float">
            <text:p>6</text:p>
          </table:table-cell>
          <table:table-cell table:style-name="ce8" table:formula="of:=LOOKUP([.W57];[.$AZ$6:.$AZ$261];[.$BC$6:.$BC$261])" office:value-type="float" office:value="6" calcext:value-type="float">
            <text:p>6</text:p>
          </table:table-cell>
          <table:table-cell table:style-name="ce8" table:formula="of:=LOOKUP([.X57];[.$AZ$6:.$AZ$261];[.$BC$6:.$BC$261])" office:value-type="float" office:value="6" calcext:value-type="float">
            <text:p>6</text:p>
          </table:table-cell>
          <table:table-cell table:style-name="ce8" table:formula="of:=LOOKUP([.Y57];[.$AZ$6:.$AZ$261];[.$BC$6:.$BC$261])" office:value-type="float" office:value="6" calcext:value-type="float">
            <text:p>6</text:p>
          </table:table-cell>
          <table:table-cell table:style-name="ce8" table:formula="of:=LOOKUP([.Z57];[.$AZ$6:.$AZ$261];[.$BC$6:.$BC$261])" office:value-type="float" office:value="7" calcext:value-type="float">
            <text:p>7</text:p>
          </table:table-cell>
          <table:table-cell table:style-name="ce8" table:formula="of:=LOOKUP([.AA57];[.$AZ$6:.$AZ$261];[.$BC$6:.$BC$261])" office:value-type="float" office:value="7" calcext:value-type="float">
            <text:p>7</text:p>
          </table:table-cell>
          <table:table-cell table:style-name="ce8" table:formula="of:=LOOKUP([.AB57];[.$AZ$6:.$AZ$261];[.$BC$6:.$BC$261])" office:value-type="float" office:value="8" calcext:value-type="float">
            <text:p>8</text:p>
          </table:table-cell>
          <table:table-cell table:style-name="ce8" table:formula="of:=LOOKUP([.AC57];[.$AZ$6:.$AZ$261];[.$BC$6:.$BC$261])" office:value-type="float" office:value="10" calcext:value-type="float">
            <text:p>10</text:p>
          </table:table-cell>
          <table:table-cell table:style-name="ce8" table:formula="of:=LOOKUP([.AD57];[.$AZ$6:.$AZ$261];[.$BC$6:.$BC$261])" office:value-type="float" office:value="14" calcext:value-type="float">
            <text:p>14</text:p>
          </table:table-cell>
          <table:table-cell table:style-name="ce8" table:formula="of:=LOOKUP([.AE57];[.$AZ$6:.$AZ$261];[.$BC$6:.$BC$261])" office:value-type="float" office:value="18" calcext:value-type="float">
            <text:p>18</text:p>
          </table:table-cell>
          <table:table-cell table:style-name="ce8" table:formula="of:=LOOKUP([.AF57];[.$AZ$6:.$AZ$261];[.$BC$6:.$BC$261])" office:value-type="float" office:value="22" calcext:value-type="float">
            <text:p>22</text:p>
          </table:table-cell>
          <table:table-cell table:style-name="ce8" table:formula="of:=LOOKUP([.AG57];[.$AZ$6:.$AZ$261];[.$BC$6:.$BC$261])" office:value-type="float" office:value="28" calcext:value-type="float">
            <text:p>28</text:p>
          </table:table-cell>
          <table:table-cell table:style-name="ce8" table:formula="of:=LOOKUP([.AH57];[.$AZ$6:.$AZ$261];[.$BC$6:.$BC$261])" office:value-type="float" office:value="14" calcext:value-type="float">
            <text:p>14</text:p>
          </table:table-cell>
          <table:table-cell table:style-name="ce8" table:formula="of:=LOOKUP([.AI57];[.$AZ$6:.$AZ$261];[.$BC$6:.$BC$261])" office:value-type="float" office:value="2" calcext:value-type="float">
            <text:p>2</text:p>
          </table:table-cell>
          <table:table-cell table:style-name="ce8" table:formula="of:=LOOKUP([.AJ57];[.$AZ$6:.$AZ$261];[.$BC$6:.$BC$261])" office:value-type="float" office:value="3" calcext:value-type="float">
            <text:p>3</text:p>
          </table:table-cell>
          <table:table-cell table:style-name="ce8" table:formula="of:=LOOKUP([.AK57];[.$AZ$6:.$AZ$261];[.$BC$6:.$BC$261])" office:value-type="float" office:value="3" calcext:value-type="float">
            <text:p>3</text:p>
          </table:table-cell>
          <table:table-cell table:style-name="ce8" table:formula="of:=LOOKUP([.AL57];[.$AZ$6:.$AZ$261];[.$BC$6:.$BC$261])" office:value-type="float" office:value="4" calcext:value-type="float">
            <text:p>4</text:p>
          </table:table-cell>
          <table:table-cell table:style-name="ce8" table:formula="of:=LOOKUP([.AM57];[.$AZ$6:.$AZ$261];[.$BC$6:.$BC$261])" office:value-type="float" office:value="20" calcext:value-type="float">
            <text:p>20</text:p>
          </table:table-cell>
          <table:table-cell table:style-name="ce8" table:formula="of:=LOOKUP([.AN57];[.$AZ$6:.$AZ$261];[.$BC$6:.$BC$261])" office:value-type="float" office:value="35" calcext:value-type="float">
            <text:p>35</text:p>
          </table:table-cell>
          <table:table-cell table:style-name="ce8" table:formula="of:=LOOKUP([.AO57];[.$AZ$6:.$AZ$261];[.$BC$6:.$BC$261])" office:value-type="float" office:value="30" calcext:value-type="float">
            <text:p>30</text:p>
          </table:table-cell>
          <table:table-cell table:style-name="ce8" table:formula="of:=LOOKUP([.AP57];[.$AZ$6:.$AZ$261];[.$BC$6:.$BC$261])" office:value-type="float" office:value="13" calcext:value-type="float">
            <text:p>13</text:p>
          </table:table-cell>
          <table:table-cell table:style-name="ce8" table:formula="of:=LOOKUP([.AQ57];[.$AZ$6:.$AZ$261];[.$BC$6:.$BC$261])" office:value-type="float" office:value="19" calcext:value-type="float">
            <text:p>19</text:p>
          </table:table-cell>
          <table:table-cell table:style-name="ce8" table:formula="of:=LOOKUP([.AR57];[.$AZ$6:.$AZ$261];[.$BC$6:.$BC$261])" office:value-type="float" office:value="31" calcext:value-type="float">
            <text:p>31</text:p>
          </table:table-cell>
          <table:table-cell table:style-name="ce8" table:formula="of:=LOOKUP([.AS57];[.$AZ$6:.$AZ$261];[.$BC$6:.$BC$261])" office:value-type="float" office:value="30" calcext:value-type="float">
            <text:p>30</text:p>
          </table:table-cell>
          <table:table-cell table:style-name="ce8" table:formula="of:=LOOKUP([.AT57];[.$AZ$6:.$AZ$261];[.$BC$6:.$BC$261])" office:value-type="float" office:value="14" calcext:value-type="float">
            <text:p>14</text:p>
          </table:table-cell>
          <table:table-cell table:style-name="ce8" table:formula="of:=LOOKUP([.AU57];[.$AZ$6:.$AZ$261];[.$BC$6:.$BC$261])" office:value-type="float" office:value="3" calcext:value-type="float">
            <text:p>3</text:p>
          </table:table-cell>
          <table:table-cell table:style-name="ce8" table:formula="of:=LOOKUP([.AV57];[.$AZ$6:.$AZ$261];[.$BC$6:.$BC$261])" office:value-type="float" office:value="1" calcext:value-type="float">
            <text:p>1</text:p>
          </table:table-cell>
          <table:table-cell table:style-name="ce8" table:formula="of:=LOOKUP([.AW57];[.$AZ$6:.$AZ$261];[.$BC$6:.$BC$261])" office:value-type="float" office:value="0" calcext:value-type="float">
            <text:p>0</text:p>
          </table:table-cell>
          <table:table-cell table:style-name="ce8" table:formula="of:=LOOKUP([.AX57];[.$AZ$6:.$AZ$261];[.$BC$6:.$BC$261])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$A$1:.$AX$69];[.AZ129])" office:value-type="float" office:value="1" calcext:value-type="float">
            <text:p>1</text:p>
          </table:table-cell>
          <table:table-cell table:formula="of:=COUNTIF([.$A$73:.$AX$141];[.AZ129])" office:value-type="float" office:value="1" calcext:value-type="float">
            <text:p>1</text:p>
          </table:table-cell>
          <table:table-cell table:formula="of:=IF([.AZ129]&lt;[.$BA$1];0;IF([.AZ129]&gt;=[.$BC$1];255;ROUNDDOWN(([.AZ129]-[.$BA$1])/([.$BC$1]-[.$BA$1])*255)))" office:value-type="float" office:value="123" calcext:value-type="float">
            <text:p>123</text:p>
          </table:table-cell>
        </table:table-row>
        <table:table-row table:style-name="ro1">
          <table:table-cell table:style-name="ce8" table:formula="of:=LOOKUP([.A58];[.$AZ$6:.$AZ$261];[.$BC$6:.$BC$261])" office:value-type="float" office:value="46" calcext:value-type="float">
            <text:p>46</text:p>
          </table:table-cell>
          <table:table-cell table:style-name="ce8" table:formula="of:=LOOKUP([.B58];[.$AZ$6:.$AZ$261];[.$BC$6:.$BC$261])" office:value-type="float" office:value="47" calcext:value-type="float">
            <text:p>47</text:p>
          </table:table-cell>
          <table:table-cell table:style-name="ce8" table:formula="of:=LOOKUP([.C58];[.$AZ$6:.$AZ$261];[.$BC$6:.$BC$261])" office:value-type="float" office:value="48" calcext:value-type="float">
            <text:p>48</text:p>
          </table:table-cell>
          <table:table-cell table:style-name="ce8" table:formula="of:=LOOKUP([.D58];[.$AZ$6:.$AZ$261];[.$BC$6:.$BC$261])" office:value-type="float" office:value="52" calcext:value-type="float">
            <text:p>52</text:p>
          </table:table-cell>
          <table:table-cell table:style-name="ce8" table:formula="of:=LOOKUP([.E58];[.$AZ$6:.$AZ$261];[.$BC$6:.$BC$261])" office:value-type="float" office:value="59" calcext:value-type="float">
            <text:p>59</text:p>
          </table:table-cell>
          <table:table-cell table:style-name="ce8" table:formula="of:=LOOKUP([.F58];[.$AZ$6:.$AZ$261];[.$BC$6:.$BC$261])" office:value-type="float" office:value="53" calcext:value-type="float">
            <text:p>53</text:p>
          </table:table-cell>
          <table:table-cell table:style-name="ce8" table:formula="of:=LOOKUP([.G58];[.$AZ$6:.$AZ$261];[.$BC$6:.$BC$261])" office:value-type="float" office:value="53" calcext:value-type="float">
            <text:p>53</text:p>
          </table:table-cell>
          <table:table-cell table:style-name="ce8" table:formula="of:=LOOKUP([.H58];[.$AZ$6:.$AZ$261];[.$BC$6:.$BC$261])" office:value-type="float" office:value="51" calcext:value-type="float">
            <text:p>51</text:p>
          </table:table-cell>
          <table:table-cell table:style-name="ce8" table:formula="of:=LOOKUP([.I58];[.$AZ$6:.$AZ$261];[.$BC$6:.$BC$261])" office:value-type="float" office:value="38" calcext:value-type="float">
            <text:p>38</text:p>
          </table:table-cell>
          <table:table-cell table:style-name="ce8" table:formula="of:=LOOKUP([.J58];[.$AZ$6:.$AZ$261];[.$BC$6:.$BC$261])" office:value-type="float" office:value="35" calcext:value-type="float">
            <text:p>35</text:p>
          </table:table-cell>
          <table:table-cell table:style-name="ce8" table:formula="of:=LOOKUP([.K58];[.$AZ$6:.$AZ$261];[.$BC$6:.$BC$261])" office:value-type="float" office:value="39" calcext:value-type="float">
            <text:p>39</text:p>
          </table:table-cell>
          <table:table-cell table:style-name="ce8" table:formula="of:=LOOKUP([.L58];[.$AZ$6:.$AZ$261];[.$BC$6:.$BC$261])" office:value-type="float" office:value="42" calcext:value-type="float">
            <text:p>42</text:p>
          </table:table-cell>
          <table:table-cell table:style-name="ce8" table:formula="of:=LOOKUP([.M58];[.$AZ$6:.$AZ$261];[.$BC$6:.$BC$261])" office:value-type="float" office:value="44" calcext:value-type="float">
            <text:p>44</text:p>
          </table:table-cell>
          <table:table-cell table:style-name="ce8" table:formula="of:=LOOKUP([.N58];[.$AZ$6:.$AZ$261];[.$BC$6:.$BC$261])" office:value-type="float" office:value="44" calcext:value-type="float">
            <text:p>44</text:p>
          </table:table-cell>
          <table:table-cell table:style-name="ce8" table:formula="of:=LOOKUP([.O58];[.$AZ$6:.$AZ$261];[.$BC$6:.$BC$261])" office:value-type="float" office:value="43" calcext:value-type="float">
            <text:p>43</text:p>
          </table:table-cell>
          <table:table-cell table:style-name="ce8" table:formula="of:=LOOKUP([.P58];[.$AZ$6:.$AZ$261];[.$BC$6:.$BC$261])" office:value-type="float" office:value="42" calcext:value-type="float">
            <text:p>42</text:p>
          </table:table-cell>
          <table:table-cell table:style-name="ce8" table:formula="of:=LOOKUP([.Q58];[.$AZ$6:.$AZ$261];[.$BC$6:.$BC$261])" office:value-type="float" office:value="40" calcext:value-type="float">
            <text:p>40</text:p>
          </table:table-cell>
          <table:table-cell table:style-name="ce8" table:formula="of:=LOOKUP([.R58];[.$AZ$6:.$AZ$261];[.$BC$6:.$BC$261])" office:value-type="float" office:value="35" calcext:value-type="float">
            <text:p>35</text:p>
          </table:table-cell>
          <table:table-cell table:style-name="ce8" table:formula="of:=LOOKUP([.S58];[.$AZ$6:.$AZ$261];[.$BC$6:.$BC$261])" office:value-type="float" office:value="30" calcext:value-type="float">
            <text:p>30</text:p>
          </table:table-cell>
          <table:table-cell table:style-name="ce8" table:formula="of:=LOOKUP([.T58];[.$AZ$6:.$AZ$261];[.$BC$6:.$BC$261])" office:value-type="float" office:value="20" calcext:value-type="float">
            <text:p>20</text:p>
          </table:table-cell>
          <table:table-cell table:style-name="ce8" table:formula="of:=LOOKUP([.U58];[.$AZ$6:.$AZ$261];[.$BC$6:.$BC$261])" office:value-type="float" office:value="7" calcext:value-type="float">
            <text:p>7</text:p>
          </table:table-cell>
          <table:table-cell table:style-name="ce8" table:formula="of:=LOOKUP([.V58];[.$AZ$6:.$AZ$261];[.$BC$6:.$BC$261])" office:value-type="float" office:value="6" calcext:value-type="float">
            <text:p>6</text:p>
          </table:table-cell>
          <table:table-cell table:style-name="ce8" table:formula="of:=LOOKUP([.W58];[.$AZ$6:.$AZ$261];[.$BC$6:.$BC$261])" office:value-type="float" office:value="6" calcext:value-type="float">
            <text:p>6</text:p>
          </table:table-cell>
          <table:table-cell table:style-name="ce8" table:formula="of:=LOOKUP([.X58];[.$AZ$6:.$AZ$261];[.$BC$6:.$BC$261])" office:value-type="float" office:value="6" calcext:value-type="float">
            <text:p>6</text:p>
          </table:table-cell>
          <table:table-cell table:style-name="ce8" table:formula="of:=LOOKUP([.Y58];[.$AZ$6:.$AZ$261];[.$BC$6:.$BC$261])" office:value-type="float" office:value="6" calcext:value-type="float">
            <text:p>6</text:p>
          </table:table-cell>
          <table:table-cell table:style-name="ce8" table:formula="of:=LOOKUP([.Z58];[.$AZ$6:.$AZ$261];[.$BC$6:.$BC$261])" office:value-type="float" office:value="7" calcext:value-type="float">
            <text:p>7</text:p>
          </table:table-cell>
          <table:table-cell table:style-name="ce8" table:formula="of:=LOOKUP([.AA58];[.$AZ$6:.$AZ$261];[.$BC$6:.$BC$261])" office:value-type="float" office:value="7" calcext:value-type="float">
            <text:p>7</text:p>
          </table:table-cell>
          <table:table-cell table:style-name="ce8" table:formula="of:=LOOKUP([.AB58];[.$AZ$6:.$AZ$261];[.$BC$6:.$BC$261])" office:value-type="float" office:value="9" calcext:value-type="float">
            <text:p>9</text:p>
          </table:table-cell>
          <table:table-cell table:style-name="ce8" table:formula="of:=LOOKUP([.AC58];[.$AZ$6:.$AZ$261];[.$BC$6:.$BC$261])" office:value-type="float" office:value="11" calcext:value-type="float">
            <text:p>11</text:p>
          </table:table-cell>
          <table:table-cell table:style-name="ce8" table:formula="of:=LOOKUP([.AD58];[.$AZ$6:.$AZ$261];[.$BC$6:.$BC$261])" office:value-type="float" office:value="16" calcext:value-type="float">
            <text:p>16</text:p>
          </table:table-cell>
          <table:table-cell table:style-name="ce8" table:formula="of:=LOOKUP([.AE58];[.$AZ$6:.$AZ$261];[.$BC$6:.$BC$261])" office:value-type="float" office:value="20" calcext:value-type="float">
            <text:p>20</text:p>
          </table:table-cell>
          <table:table-cell table:style-name="ce8" table:formula="of:=LOOKUP([.AF58];[.$AZ$6:.$AZ$261];[.$BC$6:.$BC$261])" office:value-type="float" office:value="27" calcext:value-type="float">
            <text:p>27</text:p>
          </table:table-cell>
          <table:table-cell table:style-name="ce8" table:formula="of:=LOOKUP([.AG58];[.$AZ$6:.$AZ$261];[.$BC$6:.$BC$261])" office:value-type="float" office:value="30" calcext:value-type="float">
            <text:p>30</text:p>
          </table:table-cell>
          <table:table-cell table:style-name="ce8" table:formula="of:=LOOKUP([.AH58];[.$AZ$6:.$AZ$261];[.$BC$6:.$BC$261])" office:value-type="float" office:value="6" calcext:value-type="float">
            <text:p>6</text:p>
          </table:table-cell>
          <table:table-cell table:style-name="ce8" table:formula="of:=LOOKUP([.AI58];[.$AZ$6:.$AZ$261];[.$BC$6:.$BC$261])" office:value-type="float" office:value="2" calcext:value-type="float">
            <text:p>2</text:p>
          </table:table-cell>
          <table:table-cell table:style-name="ce8" table:formula="of:=LOOKUP([.AJ58];[.$AZ$6:.$AZ$261];[.$BC$6:.$BC$261])" office:value-type="float" office:value="4" calcext:value-type="float">
            <text:p>4</text:p>
          </table:table-cell>
          <table:table-cell table:style-name="ce8" table:formula="of:=LOOKUP([.AK58];[.$AZ$6:.$AZ$261];[.$BC$6:.$BC$261])" office:value-type="float" office:value="3" calcext:value-type="float">
            <text:p>3</text:p>
          </table:table-cell>
          <table:table-cell table:style-name="ce8" table:formula="of:=LOOKUP([.AL58];[.$AZ$6:.$AZ$261];[.$BC$6:.$BC$261])" office:value-type="float" office:value="12" calcext:value-type="float">
            <text:p>12</text:p>
          </table:table-cell>
          <table:table-cell table:style-name="ce8" table:formula="of:=LOOKUP([.AM58];[.$AZ$6:.$AZ$261];[.$BC$6:.$BC$261])" office:value-type="float" office:value="42" calcext:value-type="float">
            <text:p>42</text:p>
          </table:table-cell>
          <table:table-cell table:style-name="ce8" table:formula="of:=LOOKUP([.AN58];[.$AZ$6:.$AZ$261];[.$BC$6:.$BC$261])" office:value-type="float" office:value="36" calcext:value-type="float">
            <text:p>36</text:p>
          </table:table-cell>
          <table:table-cell table:style-name="ce8" table:formula="of:=LOOKUP([.AO58];[.$AZ$6:.$AZ$261];[.$BC$6:.$BC$261])" office:value-type="float" office:value="30" calcext:value-type="float">
            <text:p>30</text:p>
          </table:table-cell>
          <table:table-cell table:style-name="ce8" table:formula="of:=LOOKUP([.AP58];[.$AZ$6:.$AZ$261];[.$BC$6:.$BC$261])" office:value-type="float" office:value="16" calcext:value-type="float">
            <text:p>16</text:p>
          </table:table-cell>
          <table:table-cell table:style-name="ce8" table:formula="of:=LOOKUP([.AQ58];[.$AZ$6:.$AZ$261];[.$BC$6:.$BC$261])" office:value-type="float" office:value="22" calcext:value-type="float">
            <text:p>22</text:p>
          </table:table-cell>
          <table:table-cell table:style-name="ce8" table:formula="of:=LOOKUP([.AR58];[.$AZ$6:.$AZ$261];[.$BC$6:.$BC$261])" office:value-type="float" office:value="38" calcext:value-type="float">
            <text:p>38</text:p>
          </table:table-cell>
          <table:table-cell table:style-name="ce8" table:formula="of:=LOOKUP([.AS58];[.$AZ$6:.$AZ$261];[.$BC$6:.$BC$261])" office:value-type="float" office:value="45" calcext:value-type="float">
            <text:p>45</text:p>
          </table:table-cell>
          <table:table-cell table:style-name="ce8" table:formula="of:=LOOKUP([.AT58];[.$AZ$6:.$AZ$261];[.$BC$6:.$BC$261])" office:value-type="float" office:value="49" calcext:value-type="float">
            <text:p>49</text:p>
          </table:table-cell>
          <table:table-cell table:style-name="ce8" table:formula="of:=LOOKUP([.AU58];[.$AZ$6:.$AZ$261];[.$BC$6:.$BC$261])" office:value-type="float" office:value="32" calcext:value-type="float">
            <text:p>32</text:p>
          </table:table-cell>
          <table:table-cell table:style-name="ce8" table:formula="of:=LOOKUP([.AV58];[.$AZ$6:.$AZ$261];[.$BC$6:.$BC$261])" office:value-type="float" office:value="2" calcext:value-type="float">
            <text:p>2</text:p>
          </table:table-cell>
          <table:table-cell table:style-name="ce8" table:formula="of:=LOOKUP([.AW58];[.$AZ$6:.$AZ$261];[.$BC$6:.$BC$261])" office:value-type="float" office:value="0" calcext:value-type="float">
            <text:p>0</text:p>
          </table:table-cell>
          <table:table-cell table:style-name="ce8" table:formula="of:=LOOKUP([.AX58];[.$AZ$6:.$AZ$261];[.$BC$6:.$BC$261])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$A$1:.$AX$69];[.AZ130])" office:value-type="float" office:value="0" calcext:value-type="float">
            <text:p>0</text:p>
          </table:table-cell>
          <table:table-cell table:formula="of:=COUNTIF([.$A$73:.$AX$141];[.AZ130])" office:value-type="float" office:value="0" calcext:value-type="float">
            <text:p>0</text:p>
          </table:table-cell>
          <table:table-cell table:formula="of:=IF([.AZ130]&lt;[.$BA$1];0;IF([.AZ130]&gt;=[.$BC$1];255;ROUNDDOWN(([.AZ130]-[.$BA$1])/([.$BC$1]-[.$BA$1])*255)))" office:value-type="float" office:value="124" calcext:value-type="float">
            <text:p>124</text:p>
          </table:table-cell>
        </table:table-row>
        <table:table-row table:style-name="ro1">
          <table:table-cell table:style-name="ce8" table:formula="of:=LOOKUP([.A59];[.$AZ$6:.$AZ$261];[.$BC$6:.$BC$261])" office:value-type="float" office:value="36" calcext:value-type="float">
            <text:p>36</text:p>
          </table:table-cell>
          <table:table-cell table:style-name="ce8" table:formula="of:=LOOKUP([.B59];[.$AZ$6:.$AZ$261];[.$BC$6:.$BC$261])" office:value-type="float" office:value="36" calcext:value-type="float">
            <text:p>36</text:p>
          </table:table-cell>
          <table:table-cell table:style-name="ce8" table:formula="of:=LOOKUP([.C59];[.$AZ$6:.$AZ$261];[.$BC$6:.$BC$261])" office:value-type="float" office:value="37" calcext:value-type="float">
            <text:p>37</text:p>
          </table:table-cell>
          <table:table-cell table:style-name="ce8" table:formula="of:=LOOKUP([.D59];[.$AZ$6:.$AZ$261];[.$BC$6:.$BC$261])" office:value-type="float" office:value="37" calcext:value-type="float">
            <text:p>37</text:p>
          </table:table-cell>
          <table:table-cell table:style-name="ce8" table:formula="of:=LOOKUP([.E59];[.$AZ$6:.$AZ$261];[.$BC$6:.$BC$261])" office:value-type="float" office:value="38" calcext:value-type="float">
            <text:p>38</text:p>
          </table:table-cell>
          <table:table-cell table:style-name="ce8" table:formula="of:=LOOKUP([.F59];[.$AZ$6:.$AZ$261];[.$BC$6:.$BC$261])" office:value-type="float" office:value="36" calcext:value-type="float">
            <text:p>36</text:p>
          </table:table-cell>
          <table:table-cell table:style-name="ce8" table:formula="of:=LOOKUP([.G59];[.$AZ$6:.$AZ$261];[.$BC$6:.$BC$261])" office:value-type="float" office:value="34" calcext:value-type="float">
            <text:p>34</text:p>
          </table:table-cell>
          <table:table-cell table:style-name="ce8" table:formula="of:=LOOKUP([.H59];[.$AZ$6:.$AZ$261];[.$BC$6:.$BC$261])" office:value-type="float" office:value="36" calcext:value-type="float">
            <text:p>36</text:p>
          </table:table-cell>
          <table:table-cell table:style-name="ce8" table:formula="of:=LOOKUP([.I59];[.$AZ$6:.$AZ$261];[.$BC$6:.$BC$261])" office:value-type="float" office:value="35" calcext:value-type="float">
            <text:p>35</text:p>
          </table:table-cell>
          <table:table-cell table:style-name="ce8" table:formula="of:=LOOKUP([.J59];[.$AZ$6:.$AZ$261];[.$BC$6:.$BC$261])" office:value-type="float" office:value="37" calcext:value-type="float">
            <text:p>37</text:p>
          </table:table-cell>
          <table:table-cell table:style-name="ce8" table:formula="of:=LOOKUP([.K59];[.$AZ$6:.$AZ$261];[.$BC$6:.$BC$261])" office:value-type="float" office:value="38" calcext:value-type="float">
            <text:p>38</text:p>
          </table:table-cell>
          <table:table-cell table:style-name="ce8" table:formula="of:=LOOKUP([.L59];[.$AZ$6:.$AZ$261];[.$BC$6:.$BC$261])" office:value-type="float" office:value="39" calcext:value-type="float">
            <text:p>39</text:p>
          </table:table-cell>
          <table:table-cell table:style-name="ce8" table:formula="of:=LOOKUP([.M59];[.$AZ$6:.$AZ$261];[.$BC$6:.$BC$261])" office:value-type="float" office:value="42" calcext:value-type="float">
            <text:p>42</text:p>
          </table:table-cell>
          <table:table-cell table:style-name="ce8" table:formula="of:=LOOKUP([.N59];[.$AZ$6:.$AZ$261];[.$BC$6:.$BC$261])" office:value-type="float" office:value="43" calcext:value-type="float">
            <text:p>43</text:p>
          </table:table-cell>
          <table:table-cell table:style-name="ce8" table:formula="of:=LOOKUP([.O59];[.$AZ$6:.$AZ$261];[.$BC$6:.$BC$261])" office:value-type="float" office:value="43" calcext:value-type="float">
            <text:p>43</text:p>
          </table:table-cell>
          <table:table-cell table:style-name="ce8" table:formula="of:=LOOKUP([.P59];[.$AZ$6:.$AZ$261];[.$BC$6:.$BC$261])" office:value-type="float" office:value="42" calcext:value-type="float">
            <text:p>42</text:p>
          </table:table-cell>
          <table:table-cell table:style-name="ce8" table:formula="of:=LOOKUP([.Q59];[.$AZ$6:.$AZ$261];[.$BC$6:.$BC$261])" office:value-type="float" office:value="37" calcext:value-type="float">
            <text:p>37</text:p>
          </table:table-cell>
          <table:table-cell table:style-name="ce8" table:formula="of:=LOOKUP([.R59];[.$AZ$6:.$AZ$261];[.$BC$6:.$BC$261])" office:value-type="float" office:value="36" calcext:value-type="float">
            <text:p>36</text:p>
          </table:table-cell>
          <table:table-cell table:style-name="ce8" table:formula="of:=LOOKUP([.S59];[.$AZ$6:.$AZ$261];[.$BC$6:.$BC$261])" office:value-type="float" office:value="28" calcext:value-type="float">
            <text:p>28</text:p>
          </table:table-cell>
          <table:table-cell table:style-name="ce8" table:formula="of:=LOOKUP([.T59];[.$AZ$6:.$AZ$261];[.$BC$6:.$BC$261])" office:value-type="float" office:value="9" calcext:value-type="float">
            <text:p>9</text:p>
          </table:table-cell>
          <table:table-cell table:style-name="ce8" table:formula="of:=LOOKUP([.U59];[.$AZ$6:.$AZ$261];[.$BC$6:.$BC$261])" office:value-type="float" office:value="6" calcext:value-type="float">
            <text:p>6</text:p>
          </table:table-cell>
          <table:table-cell table:style-name="ce8" table:formula="of:=LOOKUP([.V59];[.$AZ$6:.$AZ$261];[.$BC$6:.$BC$261])" office:value-type="float" office:value="6" calcext:value-type="float">
            <text:p>6</text:p>
          </table:table-cell>
          <table:table-cell table:style-name="ce8" table:formula="of:=LOOKUP([.W59];[.$AZ$6:.$AZ$261];[.$BC$6:.$BC$261])" office:value-type="float" office:value="6" calcext:value-type="float">
            <text:p>6</text:p>
          </table:table-cell>
          <table:table-cell table:style-name="ce8" table:formula="of:=LOOKUP([.X59];[.$AZ$6:.$AZ$261];[.$BC$6:.$BC$261])" office:value-type="float" office:value="6" calcext:value-type="float">
            <text:p>6</text:p>
          </table:table-cell>
          <table:table-cell table:style-name="ce8" table:formula="of:=LOOKUP([.Y59];[.$AZ$6:.$AZ$261];[.$BC$6:.$BC$261])" office:value-type="float" office:value="6" calcext:value-type="float">
            <text:p>6</text:p>
          </table:table-cell>
          <table:table-cell table:style-name="ce8" table:formula="of:=LOOKUP([.Z59];[.$AZ$6:.$AZ$261];[.$BC$6:.$BC$261])" office:value-type="float" office:value="7" calcext:value-type="float">
            <text:p>7</text:p>
          </table:table-cell>
          <table:table-cell table:style-name="ce8" table:formula="of:=LOOKUP([.AA59];[.$AZ$6:.$AZ$261];[.$BC$6:.$BC$261])" office:value-type="float" office:value="7" calcext:value-type="float">
            <text:p>7</text:p>
          </table:table-cell>
          <table:table-cell table:style-name="ce8" table:formula="of:=LOOKUP([.AB59];[.$AZ$6:.$AZ$261];[.$BC$6:.$BC$261])" office:value-type="float" office:value="9" calcext:value-type="float">
            <text:p>9</text:p>
          </table:table-cell>
          <table:table-cell table:style-name="ce8" table:formula="of:=LOOKUP([.AC59];[.$AZ$6:.$AZ$261];[.$BC$6:.$BC$261])" office:value-type="float" office:value="12" calcext:value-type="float">
            <text:p>12</text:p>
          </table:table-cell>
          <table:table-cell table:style-name="ce8" table:formula="of:=LOOKUP([.AD59];[.$AZ$6:.$AZ$261];[.$BC$6:.$BC$261])" office:value-type="float" office:value="17" calcext:value-type="float">
            <text:p>17</text:p>
          </table:table-cell>
          <table:table-cell table:style-name="ce8" table:formula="of:=LOOKUP([.AE59];[.$AZ$6:.$AZ$261];[.$BC$6:.$BC$261])" office:value-type="float" office:value="20" calcext:value-type="float">
            <text:p>20</text:p>
          </table:table-cell>
          <table:table-cell table:style-name="ce8" table:formula="of:=LOOKUP([.AF59];[.$AZ$6:.$AZ$261];[.$BC$6:.$BC$261])" office:value-type="float" office:value="22" calcext:value-type="float">
            <text:p>22</text:p>
          </table:table-cell>
          <table:table-cell table:style-name="ce8" table:formula="of:=LOOKUP([.AG59];[.$AZ$6:.$AZ$261];[.$BC$6:.$BC$261])" office:value-type="float" office:value="15" calcext:value-type="float">
            <text:p>15</text:p>
          </table:table-cell>
          <table:table-cell table:style-name="ce8" table:formula="of:=LOOKUP([.AH59];[.$AZ$6:.$AZ$261];[.$BC$6:.$BC$261])" office:value-type="float" office:value="2" calcext:value-type="float">
            <text:p>2</text:p>
          </table:table-cell>
          <table:table-cell table:style-name="ce8" table:formula="of:=LOOKUP([.AI59];[.$AZ$6:.$AZ$261];[.$BC$6:.$BC$261])" office:value-type="float" office:value="3" calcext:value-type="float">
            <text:p>3</text:p>
          </table:table-cell>
          <table:table-cell table:style-name="ce8" table:formula="of:=LOOKUP([.AJ59];[.$AZ$6:.$AZ$261];[.$BC$6:.$BC$261])" office:value-type="float" office:value="4" calcext:value-type="float">
            <text:p>4</text:p>
          </table:table-cell>
          <table:table-cell table:style-name="ce8" table:formula="of:=LOOKUP([.AK59];[.$AZ$6:.$AZ$261];[.$BC$6:.$BC$261])" office:value-type="float" office:value="4" calcext:value-type="float">
            <text:p>4</text:p>
          </table:table-cell>
          <table:table-cell table:style-name="ce8" table:formula="of:=LOOKUP([.AL59];[.$AZ$6:.$AZ$261];[.$BC$6:.$BC$261])" office:value-type="float" office:value="22" calcext:value-type="float">
            <text:p>22</text:p>
          </table:table-cell>
          <table:table-cell table:style-name="ce8" table:formula="of:=LOOKUP([.AM59];[.$AZ$6:.$AZ$261];[.$BC$6:.$BC$261])" office:value-type="float" office:value="44" calcext:value-type="float">
            <text:p>44</text:p>
          </table:table-cell>
          <table:table-cell table:style-name="ce8" table:formula="of:=LOOKUP([.AN59];[.$AZ$6:.$AZ$261];[.$BC$6:.$BC$261])" office:value-type="float" office:value="42" calcext:value-type="float">
            <text:p>42</text:p>
          </table:table-cell>
          <table:table-cell table:style-name="ce8" table:formula="of:=LOOKUP([.AO59];[.$AZ$6:.$AZ$261];[.$BC$6:.$BC$261])" office:value-type="float" office:value="29" calcext:value-type="float">
            <text:p>29</text:p>
          </table:table-cell>
          <table:table-cell table:style-name="ce8" table:formula="of:=LOOKUP([.AP59];[.$AZ$6:.$AZ$261];[.$BC$6:.$BC$261])" office:value-type="float" office:value="17" calcext:value-type="float">
            <text:p>17</text:p>
          </table:table-cell>
          <table:table-cell table:style-name="ce8" table:formula="of:=LOOKUP([.AQ59];[.$AZ$6:.$AZ$261];[.$BC$6:.$BC$261])" office:value-type="float" office:value="24" calcext:value-type="float">
            <text:p>24</text:p>
          </table:table-cell>
          <table:table-cell table:style-name="ce8" table:formula="of:=LOOKUP([.AR59];[.$AZ$6:.$AZ$261];[.$BC$6:.$BC$261])" office:value-type="float" office:value="44" calcext:value-type="float">
            <text:p>44</text:p>
          </table:table-cell>
          <table:table-cell table:style-name="ce8" table:formula="of:=LOOKUP([.AS59];[.$AZ$6:.$AZ$261];[.$BC$6:.$BC$261])" office:value-type="float" office:value="45" calcext:value-type="float">
            <text:p>45</text:p>
          </table:table-cell>
          <table:table-cell table:style-name="ce8" table:formula="of:=LOOKUP([.AT59];[.$AZ$6:.$AZ$261];[.$BC$6:.$BC$261])" office:value-type="float" office:value="43" calcext:value-type="float">
            <text:p>43</text:p>
          </table:table-cell>
          <table:table-cell table:style-name="ce8" table:formula="of:=LOOKUP([.AU59];[.$AZ$6:.$AZ$261];[.$BC$6:.$BC$261])" office:value-type="float" office:value="38" calcext:value-type="float">
            <text:p>38</text:p>
          </table:table-cell>
          <table:table-cell table:style-name="ce8" table:formula="of:=LOOKUP([.AV59];[.$AZ$6:.$AZ$261];[.$BC$6:.$BC$261])" office:value-type="float" office:value="3" calcext:value-type="float">
            <text:p>3</text:p>
          </table:table-cell>
          <table:table-cell table:style-name="ce8" table:formula="of:=LOOKUP([.AW59];[.$AZ$6:.$AZ$261];[.$BC$6:.$BC$261])" office:value-type="float" office:value="0" calcext:value-type="float">
            <text:p>0</text:p>
          </table:table-cell>
          <table:table-cell table:style-name="ce8" table:formula="of:=LOOKUP([.AX59];[.$AZ$6:.$AZ$261];[.$BC$6:.$BC$261])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$A$1:.$AX$69];[.AZ131])" office:value-type="float" office:value="0" calcext:value-type="float">
            <text:p>0</text:p>
          </table:table-cell>
          <table:table-cell table:formula="of:=COUNTIF([.$A$73:.$AX$141];[.AZ131])" office:value-type="float" office:value="0" calcext:value-type="float">
            <text:p>0</text:p>
          </table:table-cell>
          <table:table-cell table:formula="of:=IF([.AZ131]&lt;[.$BA$1];0;IF([.AZ131]&gt;=[.$BC$1];255;ROUNDDOWN(([.AZ131]-[.$BA$1])/([.$BC$1]-[.$BA$1])*255)))" office:value-type="float" office:value="125" calcext:value-type="float">
            <text:p>125</text:p>
          </table:table-cell>
        </table:table-row>
        <table:table-row table:style-name="ro1">
          <table:table-cell table:style-name="ce8" table:formula="of:=LOOKUP([.A60];[.$AZ$6:.$AZ$261];[.$BC$6:.$BC$261])" office:value-type="float" office:value="23" calcext:value-type="float">
            <text:p>23</text:p>
          </table:table-cell>
          <table:table-cell table:style-name="ce8" table:formula="of:=LOOKUP([.B60];[.$AZ$6:.$AZ$261];[.$BC$6:.$BC$261])" office:value-type="float" office:value="21" calcext:value-type="float">
            <text:p>21</text:p>
          </table:table-cell>
          <table:table-cell table:style-name="ce8" table:formula="of:=LOOKUP([.C60];[.$AZ$6:.$AZ$261];[.$BC$6:.$BC$261])" office:value-type="float" office:value="20" calcext:value-type="float">
            <text:p>20</text:p>
          </table:table-cell>
          <table:table-cell table:style-name="ce8" table:formula="of:=LOOKUP([.D60];[.$AZ$6:.$AZ$261];[.$BC$6:.$BC$261])" office:value-type="float" office:value="19" calcext:value-type="float">
            <text:p>19</text:p>
          </table:table-cell>
          <table:table-cell table:style-name="ce8" table:formula="of:=LOOKUP([.E60];[.$AZ$6:.$AZ$261];[.$BC$6:.$BC$261])" office:value-type="float" office:value="17" calcext:value-type="float">
            <text:p>17</text:p>
          </table:table-cell>
          <table:table-cell table:style-name="ce8" table:formula="of:=LOOKUP([.F60];[.$AZ$6:.$AZ$261];[.$BC$6:.$BC$261])" office:value-type="float" office:value="21" calcext:value-type="float">
            <text:p>21</text:p>
          </table:table-cell>
          <table:table-cell table:style-name="ce8" table:formula="of:=LOOKUP([.G60];[.$AZ$6:.$AZ$261];[.$BC$6:.$BC$261])" office:value-type="float" office:value="36" calcext:value-type="float">
            <text:p>36</text:p>
          </table:table-cell>
          <table:table-cell table:style-name="ce8" table:formula="of:=LOOKUP([.H60];[.$AZ$6:.$AZ$261];[.$BC$6:.$BC$261])" office:value-type="float" office:value="38" calcext:value-type="float">
            <text:p>38</text:p>
          </table:table-cell>
          <table:table-cell table:style-name="ce8" table:formula="of:=LOOKUP([.I60];[.$AZ$6:.$AZ$261];[.$BC$6:.$BC$261])" office:value-type="float" office:value="37" calcext:value-type="float">
            <text:p>37</text:p>
          </table:table-cell>
          <table:table-cell table:style-name="ce8" table:formula="of:=LOOKUP([.J60];[.$AZ$6:.$AZ$261];[.$BC$6:.$BC$261])" office:value-type="float" office:value="38" calcext:value-type="float">
            <text:p>38</text:p>
          </table:table-cell>
          <table:table-cell table:style-name="ce8" table:formula="of:=LOOKUP([.K60];[.$AZ$6:.$AZ$261];[.$BC$6:.$BC$261])" office:value-type="float" office:value="39" calcext:value-type="float">
            <text:p>39</text:p>
          </table:table-cell>
          <table:table-cell table:style-name="ce8" table:formula="of:=LOOKUP([.L60];[.$AZ$6:.$AZ$261];[.$BC$6:.$BC$261])" office:value-type="float" office:value="40" calcext:value-type="float">
            <text:p>40</text:p>
          </table:table-cell>
          <table:table-cell table:style-name="ce8" table:formula="of:=LOOKUP([.M60];[.$AZ$6:.$AZ$261];[.$BC$6:.$BC$261])" office:value-type="float" office:value="41" calcext:value-type="float">
            <text:p>41</text:p>
          </table:table-cell>
          <table:table-cell table:style-name="ce8" table:formula="of:=LOOKUP([.N60];[.$AZ$6:.$AZ$261];[.$BC$6:.$BC$261])" office:value-type="float" office:value="43" calcext:value-type="float">
            <text:p>43</text:p>
          </table:table-cell>
          <table:table-cell table:style-name="ce8" table:formula="of:=LOOKUP([.O60];[.$AZ$6:.$AZ$261];[.$BC$6:.$BC$261])" office:value-type="float" office:value="43" calcext:value-type="float">
            <text:p>43</text:p>
          </table:table-cell>
          <table:table-cell table:style-name="ce8" table:formula="of:=LOOKUP([.P60];[.$AZ$6:.$AZ$261];[.$BC$6:.$BC$261])" office:value-type="float" office:value="39" calcext:value-type="float">
            <text:p>39</text:p>
          </table:table-cell>
          <table:table-cell table:style-name="ce8" table:formula="of:=LOOKUP([.Q60];[.$AZ$6:.$AZ$261];[.$BC$6:.$BC$261])" office:value-type="float" office:value="33" calcext:value-type="float">
            <text:p>33</text:p>
          </table:table-cell>
          <table:table-cell table:style-name="ce8" table:formula="of:=LOOKUP([.R60];[.$AZ$6:.$AZ$261];[.$BC$6:.$BC$261])" office:value-type="float" office:value="32" calcext:value-type="float">
            <text:p>32</text:p>
          </table:table-cell>
          <table:table-cell table:style-name="ce8" table:formula="of:=LOOKUP([.S60];[.$AZ$6:.$AZ$261];[.$BC$6:.$BC$261])" office:value-type="float" office:value="12" calcext:value-type="float">
            <text:p>12</text:p>
          </table:table-cell>
          <table:table-cell table:style-name="ce8" table:formula="of:=LOOKUP([.T60];[.$AZ$6:.$AZ$261];[.$BC$6:.$BC$261])" office:value-type="float" office:value="5" calcext:value-type="float">
            <text:p>5</text:p>
          </table:table-cell>
          <table:table-cell table:style-name="ce8" table:formula="of:=LOOKUP([.U60];[.$AZ$6:.$AZ$261];[.$BC$6:.$BC$261])" office:value-type="float" office:value="5" calcext:value-type="float">
            <text:p>5</text:p>
          </table:table-cell>
          <table:table-cell table:style-name="ce8" table:formula="of:=LOOKUP([.V60];[.$AZ$6:.$AZ$261];[.$BC$6:.$BC$261])" office:value-type="float" office:value="5" calcext:value-type="float">
            <text:p>5</text:p>
          </table:table-cell>
          <table:table-cell table:style-name="ce8" table:formula="of:=LOOKUP([.W60];[.$AZ$6:.$AZ$261];[.$BC$6:.$BC$261])" office:value-type="float" office:value="5" calcext:value-type="float">
            <text:p>5</text:p>
          </table:table-cell>
          <table:table-cell table:style-name="ce8" table:formula="of:=LOOKUP([.X60];[.$AZ$6:.$AZ$261];[.$BC$6:.$BC$261])" office:value-type="float" office:value="6" calcext:value-type="float">
            <text:p>6</text:p>
          </table:table-cell>
          <table:table-cell table:style-name="ce8" table:formula="of:=LOOKUP([.Y60];[.$AZ$6:.$AZ$261];[.$BC$6:.$BC$261])" office:value-type="float" office:value="6" calcext:value-type="float">
            <text:p>6</text:p>
          </table:table-cell>
          <table:table-cell table:style-name="ce8" table:formula="of:=LOOKUP([.Z60];[.$AZ$6:.$AZ$261];[.$BC$6:.$BC$261])" office:value-type="float" office:value="6" calcext:value-type="float">
            <text:p>6</text:p>
          </table:table-cell>
          <table:table-cell table:style-name="ce8" table:formula="of:=LOOKUP([.AA60];[.$AZ$6:.$AZ$261];[.$BC$6:.$BC$261])" office:value-type="float" office:value="7" calcext:value-type="float">
            <text:p>7</text:p>
          </table:table-cell>
          <table:table-cell table:style-name="ce8" table:formula="of:=LOOKUP([.AB60];[.$AZ$6:.$AZ$261];[.$BC$6:.$BC$261])" office:value-type="float" office:value="8" calcext:value-type="float">
            <text:p>8</text:p>
          </table:table-cell>
          <table:table-cell table:style-name="ce8" table:formula="of:=LOOKUP([.AC60];[.$AZ$6:.$AZ$261];[.$BC$6:.$BC$261])" office:value-type="float" office:value="10" calcext:value-type="float">
            <text:p>10</text:p>
          </table:table-cell>
          <table:table-cell table:style-name="ce8" table:formula="of:=LOOKUP([.AD60];[.$AZ$6:.$AZ$261];[.$BC$6:.$BC$261])" office:value-type="float" office:value="14" calcext:value-type="float">
            <text:p>14</text:p>
          </table:table-cell>
          <table:table-cell table:style-name="ce8" table:formula="of:=LOOKUP([.AE60];[.$AZ$6:.$AZ$261];[.$BC$6:.$BC$261])" office:value-type="float" office:value="12" calcext:value-type="float">
            <text:p>12</text:p>
          </table:table-cell>
          <table:table-cell table:style-name="ce8" table:formula="of:=LOOKUP([.AF60];[.$AZ$6:.$AZ$261];[.$BC$6:.$BC$261])" office:value-type="float" office:value="16" calcext:value-type="float">
            <text:p>16</text:p>
          </table:table-cell>
          <table:table-cell table:style-name="ce8" table:formula="of:=LOOKUP([.AG60];[.$AZ$6:.$AZ$261];[.$BC$6:.$BC$261])" office:value-type="float" office:value="7" calcext:value-type="float">
            <text:p>7</text:p>
          </table:table-cell>
          <table:table-cell table:style-name="ce8" table:formula="of:=LOOKUP([.AH60];[.$AZ$6:.$AZ$261];[.$BC$6:.$BC$261])" office:value-type="float" office:value="3" calcext:value-type="float">
            <text:p>3</text:p>
          </table:table-cell>
          <table:table-cell table:style-name="ce8" table:formula="of:=LOOKUP([.AI60];[.$AZ$6:.$AZ$261];[.$BC$6:.$BC$261])" office:value-type="float" office:value="3" calcext:value-type="float">
            <text:p>3</text:p>
          </table:table-cell>
          <table:table-cell table:style-name="ce8" table:formula="of:=LOOKUP([.AJ60];[.$AZ$6:.$AZ$261];[.$BC$6:.$BC$261])" office:value-type="float" office:value="4" calcext:value-type="float">
            <text:p>4</text:p>
          </table:table-cell>
          <table:table-cell table:style-name="ce8" table:formula="of:=LOOKUP([.AK60];[.$AZ$6:.$AZ$261];[.$BC$6:.$BC$261])" office:value-type="float" office:value="13" calcext:value-type="float">
            <text:p>13</text:p>
          </table:table-cell>
          <table:table-cell table:style-name="ce8" table:formula="of:=LOOKUP([.AL60];[.$AZ$6:.$AZ$261];[.$BC$6:.$BC$261])" office:value-type="float" office:value="37" calcext:value-type="float">
            <text:p>37</text:p>
          </table:table-cell>
          <table:table-cell table:style-name="ce8" table:formula="of:=LOOKUP([.AM60];[.$AZ$6:.$AZ$261];[.$BC$6:.$BC$261])" office:value-type="float" office:value="46" calcext:value-type="float">
            <text:p>46</text:p>
          </table:table-cell>
          <table:table-cell table:style-name="ce8" table:formula="of:=LOOKUP([.AN60];[.$AZ$6:.$AZ$261];[.$BC$6:.$BC$261])" office:value-type="float" office:value="37" calcext:value-type="float">
            <text:p>37</text:p>
          </table:table-cell>
          <table:table-cell table:style-name="ce8" table:formula="of:=LOOKUP([.AO60];[.$AZ$6:.$AZ$261];[.$BC$6:.$BC$261])" office:value-type="float" office:value="23" calcext:value-type="float">
            <text:p>23</text:p>
          </table:table-cell>
          <table:table-cell table:style-name="ce8" table:formula="of:=LOOKUP([.AP60];[.$AZ$6:.$AZ$261];[.$BC$6:.$BC$261])" office:value-type="float" office:value="18" calcext:value-type="float">
            <text:p>18</text:p>
          </table:table-cell>
          <table:table-cell table:style-name="ce8" table:formula="of:=LOOKUP([.AQ60];[.$AZ$6:.$AZ$261];[.$BC$6:.$BC$261])" office:value-type="float" office:value="28" calcext:value-type="float">
            <text:p>28</text:p>
          </table:table-cell>
          <table:table-cell table:style-name="ce8" table:formula="of:=LOOKUP([.AR60];[.$AZ$6:.$AZ$261];[.$BC$6:.$BC$261])" office:value-type="float" office:value="38" calcext:value-type="float">
            <text:p>38</text:p>
          </table:table-cell>
          <table:table-cell table:style-name="ce8" table:formula="of:=LOOKUP([.AS60];[.$AZ$6:.$AZ$261];[.$BC$6:.$BC$261])" office:value-type="float" office:value="30" calcext:value-type="float">
            <text:p>30</text:p>
          </table:table-cell>
          <table:table-cell table:style-name="ce8" table:formula="of:=LOOKUP([.AT60];[.$AZ$6:.$AZ$261];[.$BC$6:.$BC$261])" office:value-type="float" office:value="27" calcext:value-type="float">
            <text:p>27</text:p>
          </table:table-cell>
          <table:table-cell table:style-name="ce8" table:formula="of:=LOOKUP([.AU60];[.$AZ$6:.$AZ$261];[.$BC$6:.$BC$261])" office:value-type="float" office:value="23" calcext:value-type="float">
            <text:p>23</text:p>
          </table:table-cell>
          <table:table-cell table:style-name="ce8" table:formula="of:=LOOKUP([.AV60];[.$AZ$6:.$AZ$261];[.$BC$6:.$BC$261])" office:value-type="float" office:value="2" calcext:value-type="float">
            <text:p>2</text:p>
          </table:table-cell>
          <table:table-cell table:style-name="ce8" table:formula="of:=LOOKUP([.AW60];[.$AZ$6:.$AZ$261];[.$BC$6:.$BC$261])" office:value-type="float" office:value="0" calcext:value-type="float">
            <text:p>0</text:p>
          </table:table-cell>
          <table:table-cell table:style-name="ce8" table:formula="of:=LOOKUP([.AX60];[.$AZ$6:.$AZ$261];[.$BC$6:.$BC$261])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$A$1:.$AX$69];[.AZ132])" office:value-type="float" office:value="2" calcext:value-type="float">
            <text:p>2</text:p>
          </table:table-cell>
          <table:table-cell table:formula="of:=COUNTIF([.$A$73:.$AX$141];[.AZ132])" office:value-type="float" office:value="2" calcext:value-type="float">
            <text:p>2</text:p>
          </table:table-cell>
          <table:table-cell table:formula="of:=IF([.AZ132]&lt;[.$BA$1];0;IF([.AZ132]&gt;=[.$BC$1];255;ROUNDDOWN(([.AZ132]-[.$BA$1])/([.$BC$1]-[.$BA$1])*255)))" office:value-type="float" office:value="126" calcext:value-type="float">
            <text:p>126</text:p>
          </table:table-cell>
        </table:table-row>
        <table:table-row table:style-name="ro1">
          <table:table-cell table:style-name="ce8" table:formula="of:=LOOKUP([.A61];[.$AZ$6:.$AZ$261];[.$BC$6:.$BC$261])" office:value-type="float" office:value="9" calcext:value-type="float">
            <text:p>9</text:p>
          </table:table-cell>
          <table:table-cell table:style-name="ce8" table:formula="of:=LOOKUP([.B61];[.$AZ$6:.$AZ$261];[.$BC$6:.$BC$261])" office:value-type="float" office:value="11" calcext:value-type="float">
            <text:p>11</text:p>
          </table:table-cell>
          <table:table-cell table:style-name="ce8" table:formula="of:=LOOKUP([.C61];[.$AZ$6:.$AZ$261];[.$BC$6:.$BC$261])" office:value-type="float" office:value="18" calcext:value-type="float">
            <text:p>18</text:p>
          </table:table-cell>
          <table:table-cell table:style-name="ce8" table:formula="of:=LOOKUP([.D61];[.$AZ$6:.$AZ$261];[.$BC$6:.$BC$261])" office:value-type="float" office:value="21" calcext:value-type="float">
            <text:p>21</text:p>
          </table:table-cell>
          <table:table-cell table:style-name="ce8" table:formula="of:=LOOKUP([.E61];[.$AZ$6:.$AZ$261];[.$BC$6:.$BC$261])" office:value-type="float" office:value="27" calcext:value-type="float">
            <text:p>27</text:p>
          </table:table-cell>
          <table:table-cell table:style-name="ce8" table:formula="of:=LOOKUP([.F61];[.$AZ$6:.$AZ$261];[.$BC$6:.$BC$261])" office:value-type="float" office:value="32" calcext:value-type="float">
            <text:p>32</text:p>
          </table:table-cell>
          <table:table-cell table:style-name="ce8" table:formula="of:=LOOKUP([.G61];[.$AZ$6:.$AZ$261];[.$BC$6:.$BC$261])" office:value-type="float" office:value="39" calcext:value-type="float">
            <text:p>39</text:p>
          </table:table-cell>
          <table:table-cell table:style-name="ce8" table:formula="of:=LOOKUP([.H61];[.$AZ$6:.$AZ$261];[.$BC$6:.$BC$261])" office:value-type="float" office:value="39" calcext:value-type="float">
            <text:p>39</text:p>
          </table:table-cell>
          <table:table-cell table:style-name="ce8" table:formula="of:=LOOKUP([.I61];[.$AZ$6:.$AZ$261];[.$BC$6:.$BC$261])" office:value-type="float" office:value="40" calcext:value-type="float">
            <text:p>40</text:p>
          </table:table-cell>
          <table:table-cell table:style-name="ce8" table:formula="of:=LOOKUP([.J61];[.$AZ$6:.$AZ$261];[.$BC$6:.$BC$261])" office:value-type="float" office:value="41" calcext:value-type="float">
            <text:p>41</text:p>
          </table:table-cell>
          <table:table-cell table:style-name="ce8" table:formula="of:=LOOKUP([.K61];[.$AZ$6:.$AZ$261];[.$BC$6:.$BC$261])" office:value-type="float" office:value="42" calcext:value-type="float">
            <text:p>42</text:p>
          </table:table-cell>
          <table:table-cell table:style-name="ce8" table:formula="of:=LOOKUP([.L61];[.$AZ$6:.$AZ$261];[.$BC$6:.$BC$261])" office:value-type="float" office:value="42" calcext:value-type="float">
            <text:p>42</text:p>
          </table:table-cell>
          <table:table-cell table:style-name="ce8" table:formula="of:=LOOKUP([.M61];[.$AZ$6:.$AZ$261];[.$BC$6:.$BC$261])" office:value-type="float" office:value="42" calcext:value-type="float">
            <text:p>42</text:p>
          </table:table-cell>
          <table:table-cell table:style-name="ce8" table:formula="of:=LOOKUP([.N61];[.$AZ$6:.$AZ$261];[.$BC$6:.$BC$261])" office:value-type="float" office:value="41" calcext:value-type="float">
            <text:p>41</text:p>
          </table:table-cell>
          <table:table-cell table:style-name="ce8" table:formula="of:=LOOKUP([.O61];[.$AZ$6:.$AZ$261];[.$BC$6:.$BC$261])" office:value-type="float" office:value="40" calcext:value-type="float">
            <text:p>40</text:p>
          </table:table-cell>
          <table:table-cell table:style-name="ce8" table:formula="of:=LOOKUP([.P61];[.$AZ$6:.$AZ$261];[.$BC$6:.$BC$261])" office:value-type="float" office:value="35" calcext:value-type="float">
            <text:p>35</text:p>
          </table:table-cell>
          <table:table-cell table:style-name="ce8" table:formula="of:=LOOKUP([.Q61];[.$AZ$6:.$AZ$261];[.$BC$6:.$BC$261])" office:value-type="float" office:value="29" calcext:value-type="float">
            <text:p>29</text:p>
          </table:table-cell>
          <table:table-cell table:style-name="ce8" table:formula="of:=LOOKUP([.R61];[.$AZ$6:.$AZ$261];[.$BC$6:.$BC$261])" office:value-type="float" office:value="10" calcext:value-type="float">
            <text:p>10</text:p>
          </table:table-cell>
          <table:table-cell table:style-name="ce8" table:formula="of:=LOOKUP([.S61];[.$AZ$6:.$AZ$261];[.$BC$6:.$BC$261])" office:value-type="float" office:value="5" calcext:value-type="float">
            <text:p>5</text:p>
          </table:table-cell>
          <table:table-cell table:style-name="ce8" table:formula="of:=LOOKUP([.T61];[.$AZ$6:.$AZ$261];[.$BC$6:.$BC$261])" office:value-type="float" office:value="5" calcext:value-type="float">
            <text:p>5</text:p>
          </table:table-cell>
          <table:table-cell table:style-name="ce8" table:formula="of:=LOOKUP([.U61];[.$AZ$6:.$AZ$261];[.$BC$6:.$BC$261])" office:value-type="float" office:value="5" calcext:value-type="float">
            <text:p>5</text:p>
          </table:table-cell>
          <table:table-cell table:style-name="ce8" table:formula="of:=LOOKUP([.V61];[.$AZ$6:.$AZ$261];[.$BC$6:.$BC$261])" office:value-type="float" office:value="5" calcext:value-type="float">
            <text:p>5</text:p>
          </table:table-cell>
          <table:table-cell table:style-name="ce8" table:formula="of:=LOOKUP([.W61];[.$AZ$6:.$AZ$261];[.$BC$6:.$BC$261])" office:value-type="float" office:value="5" calcext:value-type="float">
            <text:p>5</text:p>
          </table:table-cell>
          <table:table-cell table:style-name="ce8" table:formula="of:=LOOKUP([.X61];[.$AZ$6:.$AZ$261];[.$BC$6:.$BC$261])" office:value-type="float" office:value="6" calcext:value-type="float">
            <text:p>6</text:p>
          </table:table-cell>
          <table:table-cell table:style-name="ce8" table:formula="of:=LOOKUP([.Y61];[.$AZ$6:.$AZ$261];[.$BC$6:.$BC$261])" office:value-type="float" office:value="6" calcext:value-type="float">
            <text:p>6</text:p>
          </table:table-cell>
          <table:table-cell table:style-name="ce8" table:formula="of:=LOOKUP([.Z61];[.$AZ$6:.$AZ$261];[.$BC$6:.$BC$261])" office:value-type="float" office:value="6" calcext:value-type="float">
            <text:p>6</text:p>
          </table:table-cell>
          <table:table-cell table:style-name="ce8" table:formula="of:=LOOKUP([.AA61];[.$AZ$6:.$AZ$261];[.$BC$6:.$BC$261])" office:value-type="float" office:value="7" calcext:value-type="float">
            <text:p>7</text:p>
          </table:table-cell>
          <table:table-cell table:style-name="ce8" table:formula="of:=LOOKUP([.AB61];[.$AZ$6:.$AZ$261];[.$BC$6:.$BC$261])" office:value-type="float" office:value="8" calcext:value-type="float">
            <text:p>8</text:p>
          </table:table-cell>
          <table:table-cell table:style-name="ce8" table:formula="of:=LOOKUP([.AC61];[.$AZ$6:.$AZ$261];[.$BC$6:.$BC$261])" office:value-type="float" office:value="10" calcext:value-type="float">
            <text:p>10</text:p>
          </table:table-cell>
          <table:table-cell table:style-name="ce8" table:formula="of:=LOOKUP([.AD61];[.$AZ$6:.$AZ$261];[.$BC$6:.$BC$261])" office:value-type="float" office:value="12" calcext:value-type="float">
            <text:p>12</text:p>
          </table:table-cell>
          <table:table-cell table:style-name="ce8" table:formula="of:=LOOKUP([.AE61];[.$AZ$6:.$AZ$261];[.$BC$6:.$BC$261])" office:value-type="float" office:value="16" calcext:value-type="float">
            <text:p>16</text:p>
          </table:table-cell>
          <table:table-cell table:style-name="ce8" table:formula="of:=LOOKUP([.AF61];[.$AZ$6:.$AZ$261];[.$BC$6:.$BC$261])" office:value-type="float" office:value="14" calcext:value-type="float">
            <text:p>14</text:p>
          </table:table-cell>
          <table:table-cell table:style-name="ce8" table:formula="of:=LOOKUP([.AG61];[.$AZ$6:.$AZ$261];[.$BC$6:.$BC$261])" office:value-type="float" office:value="4" calcext:value-type="float">
            <text:p>4</text:p>
          </table:table-cell>
          <table:table-cell table:style-name="ce8" table:formula="of:=LOOKUP([.AH61];[.$AZ$6:.$AZ$261];[.$BC$6:.$BC$261])" office:value-type="float" office:value="2" calcext:value-type="float">
            <text:p>2</text:p>
          </table:table-cell>
          <table:table-cell table:style-name="ce8" table:formula="of:=LOOKUP([.AI61];[.$AZ$6:.$AZ$261];[.$BC$6:.$BC$261])" office:value-type="float" office:value="3" calcext:value-type="float">
            <text:p>3</text:p>
          </table:table-cell>
          <table:table-cell table:style-name="ce8" table:formula="of:=LOOKUP([.AJ61];[.$AZ$6:.$AZ$261];[.$BC$6:.$BC$261])" office:value-type="float" office:value="6" calcext:value-type="float">
            <text:p>6</text:p>
          </table:table-cell>
          <table:table-cell table:style-name="ce8" table:formula="of:=LOOKUP([.AK61];[.$AZ$6:.$AZ$261];[.$BC$6:.$BC$261])" office:value-type="float" office:value="28" calcext:value-type="float">
            <text:p>28</text:p>
          </table:table-cell>
          <table:table-cell table:style-name="ce8" table:formula="of:=LOOKUP([.AL61];[.$AZ$6:.$AZ$261];[.$BC$6:.$BC$261])" office:value-type="float" office:value="35" calcext:value-type="float">
            <text:p>35</text:p>
          </table:table-cell>
          <table:table-cell table:style-name="ce8" table:formula="of:=LOOKUP([.AM61];[.$AZ$6:.$AZ$261];[.$BC$6:.$BC$261])" office:value-type="float" office:value="34" calcext:value-type="float">
            <text:p>34</text:p>
          </table:table-cell>
          <table:table-cell table:style-name="ce8" table:formula="of:=LOOKUP([.AN61];[.$AZ$6:.$AZ$261];[.$BC$6:.$BC$261])" office:value-type="float" office:value="28" calcext:value-type="float">
            <text:p>28</text:p>
          </table:table-cell>
          <table:table-cell table:style-name="ce8" table:formula="of:=LOOKUP([.AO61];[.$AZ$6:.$AZ$261];[.$BC$6:.$BC$261])" office:value-type="float" office:value="19" calcext:value-type="float">
            <text:p>19</text:p>
          </table:table-cell>
          <table:table-cell table:style-name="ce8" table:formula="of:=LOOKUP([.AP61];[.$AZ$6:.$AZ$261];[.$BC$6:.$BC$261])" office:value-type="float" office:value="21" calcext:value-type="float">
            <text:p>21</text:p>
          </table:table-cell>
          <table:table-cell table:style-name="ce8" table:formula="of:=LOOKUP([.AQ61];[.$AZ$6:.$AZ$261];[.$BC$6:.$BC$261])" office:value-type="float" office:value="29" calcext:value-type="float">
            <text:p>29</text:p>
          </table:table-cell>
          <table:table-cell table:style-name="ce8" table:formula="of:=LOOKUP([.AR61];[.$AZ$6:.$AZ$261];[.$BC$6:.$BC$261])" office:value-type="float" office:value="18" calcext:value-type="float">
            <text:p>18</text:p>
          </table:table-cell>
          <table:table-cell table:style-name="ce8" table:formula="of:=LOOKUP([.AS61];[.$AZ$6:.$AZ$261];[.$BC$6:.$BC$261])" office:value-type="float" office:value="10" calcext:value-type="float">
            <text:p>10</text:p>
          </table:table-cell>
          <table:table-cell table:style-name="ce8" table:formula="of:=LOOKUP([.AT61];[.$AZ$6:.$AZ$261];[.$BC$6:.$BC$261])" office:value-type="float" office:value="6" calcext:value-type="float">
            <text:p>6</text:p>
          </table:table-cell>
          <table:table-cell table:style-name="ce8" table:formula="of:=LOOKUP([.AU61];[.$AZ$6:.$AZ$261];[.$BC$6:.$BC$261])" office:value-type="float" office:value="2" calcext:value-type="float">
            <text:p>2</text:p>
          </table:table-cell>
          <table:table-cell table:style-name="ce8" table:formula="of:=LOOKUP([.AV61];[.$AZ$6:.$AZ$261];[.$BC$6:.$BC$261])" office:value-type="float" office:value="1" calcext:value-type="float">
            <text:p>1</text:p>
          </table:table-cell>
          <table:table-cell table:style-name="ce8" table:formula="of:=LOOKUP([.AW61];[.$AZ$6:.$AZ$261];[.$BC$6:.$BC$261])" office:value-type="float" office:value="0" calcext:value-type="float">
            <text:p>0</text:p>
          </table:table-cell>
          <table:table-cell table:style-name="ce8" table:formula="of:=LOOKUP([.AX61];[.$AZ$6:.$AZ$261];[.$BC$6:.$BC$261])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$A$1:.$AX$69];[.AZ133])" office:value-type="float" office:value="0" calcext:value-type="float">
            <text:p>0</text:p>
          </table:table-cell>
          <table:table-cell table:formula="of:=COUNTIF([.$A$73:.$AX$141];[.AZ133])" office:value-type="float" office:value="0" calcext:value-type="float">
            <text:p>0</text:p>
          </table:table-cell>
          <table:table-cell table:formula="of:=IF([.AZ133]&lt;[.$BA$1];0;IF([.AZ133]&gt;=[.$BC$1];255;ROUNDDOWN(([.AZ133]-[.$BA$1])/([.$BC$1]-[.$BA$1])*255)))" office:value-type="float" office:value="127" calcext:value-type="float">
            <text:p>127</text:p>
          </table:table-cell>
        </table:table-row>
        <table:table-row table:style-name="ro1">
          <table:table-cell table:style-name="ce8" table:formula="of:=LOOKUP([.A62];[.$AZ$6:.$AZ$261];[.$BC$6:.$BC$261])" office:value-type="float" office:value="18" calcext:value-type="float">
            <text:p>18</text:p>
          </table:table-cell>
          <table:table-cell table:style-name="ce8" table:formula="of:=LOOKUP([.B62];[.$AZ$6:.$AZ$261];[.$BC$6:.$BC$261])" office:value-type="float" office:value="31" calcext:value-type="float">
            <text:p>31</text:p>
          </table:table-cell>
          <table:table-cell table:style-name="ce8" table:formula="of:=LOOKUP([.C62];[.$AZ$6:.$AZ$261];[.$BC$6:.$BC$261])" office:value-type="float" office:value="41" calcext:value-type="float">
            <text:p>41</text:p>
          </table:table-cell>
          <table:table-cell table:style-name="ce8" table:formula="of:=LOOKUP([.D62];[.$AZ$6:.$AZ$261];[.$BC$6:.$BC$261])" office:value-type="float" office:value="46" calcext:value-type="float">
            <text:p>46</text:p>
          </table:table-cell>
          <table:table-cell table:style-name="ce8" table:formula="of:=LOOKUP([.E62];[.$AZ$6:.$AZ$261];[.$BC$6:.$BC$261])" office:value-type="float" office:value="45" calcext:value-type="float">
            <text:p>45</text:p>
          </table:table-cell>
          <table:table-cell table:style-name="ce8" table:formula="of:=LOOKUP([.F62];[.$AZ$6:.$AZ$261];[.$BC$6:.$BC$261])" office:value-type="float" office:value="36" calcext:value-type="float">
            <text:p>36</text:p>
          </table:table-cell>
          <table:table-cell table:style-name="ce8" table:formula="of:=LOOKUP([.G62];[.$AZ$6:.$AZ$261];[.$BC$6:.$BC$261])" office:value-type="float" office:value="34" calcext:value-type="float">
            <text:p>34</text:p>
          </table:table-cell>
          <table:table-cell table:style-name="ce8" table:formula="of:=LOOKUP([.H62];[.$AZ$6:.$AZ$261];[.$BC$6:.$BC$261])" office:value-type="float" office:value="36" calcext:value-type="float">
            <text:p>36</text:p>
          </table:table-cell>
          <table:table-cell table:style-name="ce8" table:formula="of:=LOOKUP([.I62];[.$AZ$6:.$AZ$261];[.$BC$6:.$BC$261])" office:value-type="float" office:value="39" calcext:value-type="float">
            <text:p>39</text:p>
          </table:table-cell>
          <table:table-cell table:style-name="ce8" table:formula="of:=LOOKUP([.J62];[.$AZ$6:.$AZ$261];[.$BC$6:.$BC$261])" office:value-type="float" office:value="40" calcext:value-type="float">
            <text:p>40</text:p>
          </table:table-cell>
          <table:table-cell table:style-name="ce8" table:formula="of:=LOOKUP([.K62];[.$AZ$6:.$AZ$261];[.$BC$6:.$BC$261])" office:value-type="float" office:value="40" calcext:value-type="float">
            <text:p>40</text:p>
          </table:table-cell>
          <table:table-cell table:style-name="ce8" table:formula="of:=LOOKUP([.L62];[.$AZ$6:.$AZ$261];[.$BC$6:.$BC$261])" office:value-type="float" office:value="40" calcext:value-type="float">
            <text:p>40</text:p>
          </table:table-cell>
          <table:table-cell table:style-name="ce8" table:formula="of:=LOOKUP([.M62];[.$AZ$6:.$AZ$261];[.$BC$6:.$BC$261])" office:value-type="float" office:value="40" calcext:value-type="float">
            <text:p>40</text:p>
          </table:table-cell>
          <table:table-cell table:style-name="ce8" table:formula="of:=LOOKUP([.N62];[.$AZ$6:.$AZ$261];[.$BC$6:.$BC$261])" office:value-type="float" office:value="40" calcext:value-type="float">
            <text:p>40</text:p>
          </table:table-cell>
          <table:table-cell table:style-name="ce8" table:formula="of:=LOOKUP([.O62];[.$AZ$6:.$AZ$261];[.$BC$6:.$BC$261])" office:value-type="float" office:value="34" calcext:value-type="float">
            <text:p>34</text:p>
          </table:table-cell>
          <table:table-cell table:style-name="ce8" table:formula="of:=LOOKUP([.P62];[.$AZ$6:.$AZ$261];[.$BC$6:.$BC$261])" office:value-type="float" office:value="24" calcext:value-type="float">
            <text:p>24</text:p>
          </table:table-cell>
          <table:table-cell table:style-name="ce8" table:formula="of:=LOOKUP([.Q62];[.$AZ$6:.$AZ$261];[.$BC$6:.$BC$261])" office:value-type="float" office:value="9" calcext:value-type="float">
            <text:p>9</text:p>
          </table:table-cell>
          <table:table-cell table:style-name="ce8" table:formula="of:=LOOKUP([.R62];[.$AZ$6:.$AZ$261];[.$BC$6:.$BC$261])" office:value-type="float" office:value="6" calcext:value-type="float">
            <text:p>6</text:p>
          </table:table-cell>
          <table:table-cell table:style-name="ce8" table:formula="of:=LOOKUP([.S62];[.$AZ$6:.$AZ$261];[.$BC$6:.$BC$261])" office:value-type="float" office:value="6" calcext:value-type="float">
            <text:p>6</text:p>
          </table:table-cell>
          <table:table-cell table:style-name="ce8" table:formula="of:=LOOKUP([.T62];[.$AZ$6:.$AZ$261];[.$BC$6:.$BC$261])" office:value-type="float" office:value="5" calcext:value-type="float">
            <text:p>5</text:p>
          </table:table-cell>
          <table:table-cell table:style-name="ce8" table:formula="of:=LOOKUP([.U62];[.$AZ$6:.$AZ$261];[.$BC$6:.$BC$261])" office:value-type="float" office:value="5" calcext:value-type="float">
            <text:p>5</text:p>
          </table:table-cell>
          <table:table-cell table:style-name="ce8" table:formula="of:=LOOKUP([.V62];[.$AZ$6:.$AZ$261];[.$BC$6:.$BC$261])" office:value-type="float" office:value="5" calcext:value-type="float">
            <text:p>5</text:p>
          </table:table-cell>
          <table:table-cell table:style-name="ce8" table:formula="of:=LOOKUP([.W62];[.$AZ$6:.$AZ$261];[.$BC$6:.$BC$261])" office:value-type="float" office:value="5" calcext:value-type="float">
            <text:p>5</text:p>
          </table:table-cell>
          <table:table-cell table:style-name="ce8" table:formula="of:=LOOKUP([.X62];[.$AZ$6:.$AZ$261];[.$BC$6:.$BC$261])" office:value-type="float" office:value="6" calcext:value-type="float">
            <text:p>6</text:p>
          </table:table-cell>
          <table:table-cell table:style-name="ce8" table:formula="of:=LOOKUP([.Y62];[.$AZ$6:.$AZ$261];[.$BC$6:.$BC$261])" office:value-type="float" office:value="6" calcext:value-type="float">
            <text:p>6</text:p>
          </table:table-cell>
          <table:table-cell table:style-name="ce8" table:formula="of:=LOOKUP([.Z62];[.$AZ$6:.$AZ$261];[.$BC$6:.$BC$261])" office:value-type="float" office:value="7" calcext:value-type="float">
            <text:p>7</text:p>
          </table:table-cell>
          <table:table-cell table:style-name="ce8" table:formula="of:=LOOKUP([.AA62];[.$AZ$6:.$AZ$261];[.$BC$6:.$BC$261])" office:value-type="float" office:value="8" calcext:value-type="float">
            <text:p>8</text:p>
          </table:table-cell>
          <table:table-cell table:style-name="ce8" table:formula="of:=LOOKUP([.AB62];[.$AZ$6:.$AZ$261];[.$BC$6:.$BC$261])" office:value-type="float" office:value="10" calcext:value-type="float">
            <text:p>10</text:p>
          </table:table-cell>
          <table:table-cell table:style-name="ce8" table:formula="of:=LOOKUP([.AC62];[.$AZ$6:.$AZ$261];[.$BC$6:.$BC$261])" office:value-type="float" office:value="13" calcext:value-type="float">
            <text:p>13</text:p>
          </table:table-cell>
          <table:table-cell table:style-name="ce8" table:formula="of:=LOOKUP([.AD62];[.$AZ$6:.$AZ$261];[.$BC$6:.$BC$261])" office:value-type="float" office:value="15" calcext:value-type="float">
            <text:p>15</text:p>
          </table:table-cell>
          <table:table-cell table:style-name="ce8" table:formula="of:=LOOKUP([.AE62];[.$AZ$6:.$AZ$261];[.$BC$6:.$BC$261])" office:value-type="float" office:value="16" calcext:value-type="float">
            <text:p>16</text:p>
          </table:table-cell>
          <table:table-cell table:style-name="ce8" table:formula="of:=LOOKUP([.AF62];[.$AZ$6:.$AZ$261];[.$BC$6:.$BC$261])" office:value-type="float" office:value="10" calcext:value-type="float">
            <text:p>10</text:p>
          </table:table-cell>
          <table:table-cell table:style-name="ce8" table:formula="of:=LOOKUP([.AG62];[.$AZ$6:.$AZ$261];[.$BC$6:.$BC$261])" office:value-type="float" office:value="3" calcext:value-type="float">
            <text:p>3</text:p>
          </table:table-cell>
          <table:table-cell table:style-name="ce8" table:formula="of:=LOOKUP([.AH62];[.$AZ$6:.$AZ$261];[.$BC$6:.$BC$261])" office:value-type="float" office:value="3" calcext:value-type="float">
            <text:p>3</text:p>
          </table:table-cell>
          <table:table-cell table:style-name="ce8" table:formula="of:=LOOKUP([.AI62];[.$AZ$6:.$AZ$261];[.$BC$6:.$BC$261])" office:value-type="float" office:value="4" calcext:value-type="float">
            <text:p>4</text:p>
          </table:table-cell>
          <table:table-cell table:style-name="ce8" table:formula="of:=LOOKUP([.AJ62];[.$AZ$6:.$AZ$261];[.$BC$6:.$BC$261])" office:value-type="float" office:value="20" calcext:value-type="float">
            <text:p>20</text:p>
          </table:table-cell>
          <table:table-cell table:style-name="ce8" table:formula="of:=LOOKUP([.AK62];[.$AZ$6:.$AZ$261];[.$BC$6:.$BC$261])" office:value-type="float" office:value="32" calcext:value-type="float">
            <text:p>32</text:p>
          </table:table-cell>
          <table:table-cell table:style-name="ce8" table:formula="of:=LOOKUP([.AL62];[.$AZ$6:.$AZ$261];[.$BC$6:.$BC$261])" office:value-type="float" office:value="33" calcext:value-type="float">
            <text:p>33</text:p>
          </table:table-cell>
          <table:table-cell table:style-name="ce8" table:formula="of:=LOOKUP([.AM62];[.$AZ$6:.$AZ$261];[.$BC$6:.$BC$261])" office:value-type="float" office:value="26" calcext:value-type="float">
            <text:p>26</text:p>
          </table:table-cell>
          <table:table-cell table:style-name="ce8" table:formula="of:=LOOKUP([.AN62];[.$AZ$6:.$AZ$261];[.$BC$6:.$BC$261])" office:value-type="float" office:value="20" calcext:value-type="float">
            <text:p>20</text:p>
          </table:table-cell>
          <table:table-cell table:style-name="ce8" table:formula="of:=LOOKUP([.AO62];[.$AZ$6:.$AZ$261];[.$BC$6:.$BC$261])" office:value-type="float" office:value="20" calcext:value-type="float">
            <text:p>20</text:p>
          </table:table-cell>
          <table:table-cell table:style-name="ce8" table:formula="of:=LOOKUP([.AP62];[.$AZ$6:.$AZ$261];[.$BC$6:.$BC$261])" office:value-type="float" office:value="27" calcext:value-type="float">
            <text:p>27</text:p>
          </table:table-cell>
          <table:table-cell table:style-name="ce8" table:formula="of:=LOOKUP([.AQ62];[.$AZ$6:.$AZ$261];[.$BC$6:.$BC$261])" office:value-type="float" office:value="13" calcext:value-type="float">
            <text:p>13</text:p>
          </table:table-cell>
          <table:table-cell table:style-name="ce8" table:formula="of:=LOOKUP([.AR62];[.$AZ$6:.$AZ$261];[.$BC$6:.$BC$261])" office:value-type="float" office:value="3" calcext:value-type="float">
            <text:p>3</text:p>
          </table:table-cell>
          <table:table-cell table:style-name="ce8" table:formula="of:=LOOKUP([.AS62];[.$AZ$6:.$AZ$261];[.$BC$6:.$BC$261])" office:value-type="float" office:value="0" calcext:value-type="float">
            <text:p>0</text:p>
          </table:table-cell>
          <table:table-cell table:style-name="ce8" table:formula="of:=LOOKUP([.AT62];[.$AZ$6:.$AZ$261];[.$BC$6:.$BC$261])" office:value-type="float" office:value="0" calcext:value-type="float">
            <text:p>0</text:p>
          </table:table-cell>
          <table:table-cell table:style-name="ce8" table:formula="of:=LOOKUP([.AU62];[.$AZ$6:.$AZ$261];[.$BC$6:.$BC$261])" office:value-type="float" office:value="0" calcext:value-type="float">
            <text:p>0</text:p>
          </table:table-cell>
          <table:table-cell table:style-name="ce8" table:formula="of:=LOOKUP([.AV62];[.$AZ$6:.$AZ$261];[.$BC$6:.$BC$261])" office:value-type="float" office:value="0" calcext:value-type="float">
            <text:p>0</text:p>
          </table:table-cell>
          <table:table-cell table:style-name="ce8" table:formula="of:=LOOKUP([.AW62];[.$AZ$6:.$AZ$261];[.$BC$6:.$BC$261])" office:value-type="float" office:value="0" calcext:value-type="float">
            <text:p>0</text:p>
          </table:table-cell>
          <table:table-cell table:style-name="ce8" table:formula="of:=LOOKUP([.AX62];[.$AZ$6:.$AZ$261];[.$BC$6:.$BC$261])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$A$1:.$AX$69];[.AZ134])" office:value-type="float" office:value="0" calcext:value-type="float">
            <text:p>0</text:p>
          </table:table-cell>
          <table:table-cell table:formula="of:=COUNTIF([.$A$73:.$AX$141];[.AZ134])" office:value-type="float" office:value="0" calcext:value-type="float">
            <text:p>0</text:p>
          </table:table-cell>
          <table:table-cell table:formula="of:=IF([.AZ134]&lt;[.$BA$1];0;IF([.AZ134]&gt;=[.$BC$1];255;ROUNDDOWN(([.AZ134]-[.$BA$1])/([.$BC$1]-[.$BA$1])*255)))" office:value-type="float" office:value="128" calcext:value-type="float">
            <text:p>128</text:p>
          </table:table-cell>
        </table:table-row>
        <table:table-row table:style-name="ro1">
          <table:table-cell table:style-name="ce8" table:formula="of:=LOOKUP([.A63];[.$AZ$6:.$AZ$261];[.$BC$6:.$BC$261])" office:value-type="float" office:value="33" calcext:value-type="float">
            <text:p>33</text:p>
          </table:table-cell>
          <table:table-cell table:style-name="ce8" table:formula="of:=LOOKUP([.B63];[.$AZ$6:.$AZ$261];[.$BC$6:.$BC$261])" office:value-type="float" office:value="34" calcext:value-type="float">
            <text:p>34</text:p>
          </table:table-cell>
          <table:table-cell table:style-name="ce8" table:formula="of:=LOOKUP([.C63];[.$AZ$6:.$AZ$261];[.$BC$6:.$BC$261])" office:value-type="float" office:value="38" calcext:value-type="float">
            <text:p>38</text:p>
          </table:table-cell>
          <table:table-cell table:style-name="ce8" table:formula="of:=LOOKUP([.D63];[.$AZ$6:.$AZ$261];[.$BC$6:.$BC$261])" office:value-type="float" office:value="39" calcext:value-type="float">
            <text:p>39</text:p>
          </table:table-cell>
          <table:table-cell table:style-name="ce8" table:formula="of:=LOOKUP([.E63];[.$AZ$6:.$AZ$261];[.$BC$6:.$BC$261])" office:value-type="float" office:value="39" calcext:value-type="float">
            <text:p>39</text:p>
          </table:table-cell>
          <table:table-cell table:style-name="ce8" table:formula="of:=LOOKUP([.F63];[.$AZ$6:.$AZ$261];[.$BC$6:.$BC$261])" office:value-type="float" office:value="35" calcext:value-type="float">
            <text:p>35</text:p>
          </table:table-cell>
          <table:table-cell table:style-name="ce8" table:formula="of:=LOOKUP([.G63];[.$AZ$6:.$AZ$261];[.$BC$6:.$BC$261])" office:value-type="float" office:value="36" calcext:value-type="float">
            <text:p>36</text:p>
          </table:table-cell>
          <table:table-cell table:style-name="ce8" table:formula="of:=LOOKUP([.H63];[.$AZ$6:.$AZ$261];[.$BC$6:.$BC$261])" office:value-type="float" office:value="36" calcext:value-type="float">
            <text:p>36</text:p>
          </table:table-cell>
          <table:table-cell table:style-name="ce8" table:formula="of:=LOOKUP([.I63];[.$AZ$6:.$AZ$261];[.$BC$6:.$BC$261])" office:value-type="float" office:value="37" calcext:value-type="float">
            <text:p>37</text:p>
          </table:table-cell>
          <table:table-cell table:style-name="ce8" table:formula="of:=LOOKUP([.J63];[.$AZ$6:.$AZ$261];[.$BC$6:.$BC$261])" office:value-type="float" office:value="38" calcext:value-type="float">
            <text:p>38</text:p>
          </table:table-cell>
          <table:table-cell table:style-name="ce8" table:formula="of:=LOOKUP([.K63];[.$AZ$6:.$AZ$261];[.$BC$6:.$BC$261])" office:value-type="float" office:value="38" calcext:value-type="float">
            <text:p>38</text:p>
          </table:table-cell>
          <table:table-cell table:style-name="ce8" table:formula="of:=LOOKUP([.L63];[.$AZ$6:.$AZ$261];[.$BC$6:.$BC$261])" office:value-type="float" office:value="38" calcext:value-type="float">
            <text:p>38</text:p>
          </table:table-cell>
          <table:table-cell table:style-name="ce8" table:formula="of:=LOOKUP([.M63];[.$AZ$6:.$AZ$261];[.$BC$6:.$BC$261])" office:value-type="float" office:value="37" calcext:value-type="float">
            <text:p>37</text:p>
          </table:table-cell>
          <table:table-cell table:style-name="ce8" table:formula="of:=LOOKUP([.N63];[.$AZ$6:.$AZ$261];[.$BC$6:.$BC$261])" office:value-type="float" office:value="30" calcext:value-type="float">
            <text:p>30</text:p>
          </table:table-cell>
          <table:table-cell table:style-name="ce8" table:formula="of:=LOOKUP([.O63];[.$AZ$6:.$AZ$261];[.$BC$6:.$BC$261])" office:value-type="float" office:value="14" calcext:value-type="float">
            <text:p>14</text:p>
          </table:table-cell>
          <table:table-cell table:style-name="ce8" table:formula="of:=LOOKUP([.P63];[.$AZ$6:.$AZ$261];[.$BC$6:.$BC$261])" office:value-type="float" office:value="6" calcext:value-type="float">
            <text:p>6</text:p>
          </table:table-cell>
          <table:table-cell table:style-name="ce8" table:formula="of:=LOOKUP([.Q63];[.$AZ$6:.$AZ$261];[.$BC$6:.$BC$261])" office:value-type="float" office:value="6" calcext:value-type="float">
            <text:p>6</text:p>
          </table:table-cell>
          <table:table-cell table:style-name="ce8" table:formula="of:=LOOKUP([.R63];[.$AZ$6:.$AZ$261];[.$BC$6:.$BC$261])" office:value-type="float" office:value="7" calcext:value-type="float">
            <text:p>7</text:p>
          </table:table-cell>
          <table:table-cell table:style-name="ce8" table:formula="of:=LOOKUP([.S63];[.$AZ$6:.$AZ$261];[.$BC$6:.$BC$261])" office:value-type="float" office:value="7" calcext:value-type="float">
            <text:p>7</text:p>
          </table:table-cell>
          <table:table-cell table:style-name="ce8" table:formula="of:=LOOKUP([.T63];[.$AZ$6:.$AZ$261];[.$BC$6:.$BC$261])" office:value-type="float" office:value="7" calcext:value-type="float">
            <text:p>7</text:p>
          </table:table-cell>
          <table:table-cell table:style-name="ce8" table:formula="of:=LOOKUP([.U63];[.$AZ$6:.$AZ$261];[.$BC$6:.$BC$261])" office:value-type="float" office:value="7" calcext:value-type="float">
            <text:p>7</text:p>
          </table:table-cell>
          <table:table-cell table:style-name="ce8" table:formula="of:=LOOKUP([.V63];[.$AZ$6:.$AZ$261];[.$BC$6:.$BC$261])" office:value-type="float" office:value="5" calcext:value-type="float">
            <text:p>5</text:p>
          </table:table-cell>
          <table:table-cell table:style-name="ce8" table:formula="of:=LOOKUP([.W63];[.$AZ$6:.$AZ$261];[.$BC$6:.$BC$261])" office:value-type="float" office:value="5" calcext:value-type="float">
            <text:p>5</text:p>
          </table:table-cell>
          <table:table-cell table:style-name="ce8" table:formula="of:=LOOKUP([.X63];[.$AZ$6:.$AZ$261];[.$BC$6:.$BC$261])" office:value-type="float" office:value="6" calcext:value-type="float">
            <text:p>6</text:p>
          </table:table-cell>
          <table:table-cell table:style-name="ce8" table:formula="of:=LOOKUP([.Y63];[.$AZ$6:.$AZ$261];[.$BC$6:.$BC$261])" office:value-type="float" office:value="6" calcext:value-type="float">
            <text:p>6</text:p>
          </table:table-cell>
          <table:table-cell table:style-name="ce8" table:formula="of:=LOOKUP([.Z63];[.$AZ$6:.$AZ$261];[.$BC$6:.$BC$261])" office:value-type="float" office:value="7" calcext:value-type="float">
            <text:p>7</text:p>
          </table:table-cell>
          <table:table-cell table:style-name="ce8" table:formula="of:=LOOKUP([.AA63];[.$AZ$6:.$AZ$261];[.$BC$6:.$BC$261])" office:value-type="float" office:value="8" calcext:value-type="float">
            <text:p>8</text:p>
          </table:table-cell>
          <table:table-cell table:style-name="ce8" table:formula="of:=LOOKUP([.AB63];[.$AZ$6:.$AZ$261];[.$BC$6:.$BC$261])" office:value-type="float" office:value="10" calcext:value-type="float">
            <text:p>10</text:p>
          </table:table-cell>
          <table:table-cell table:style-name="ce8" table:formula="of:=LOOKUP([.AC63];[.$AZ$6:.$AZ$261];[.$BC$6:.$BC$261])" office:value-type="float" office:value="11" calcext:value-type="float">
            <text:p>11</text:p>
          </table:table-cell>
          <table:table-cell table:style-name="ce8" table:formula="of:=LOOKUP([.AD63];[.$AZ$6:.$AZ$261];[.$BC$6:.$BC$261])" office:value-type="float" office:value="13" calcext:value-type="float">
            <text:p>13</text:p>
          </table:table-cell>
          <table:table-cell table:style-name="ce8" table:formula="of:=LOOKUP([.AE63];[.$AZ$6:.$AZ$261];[.$BC$6:.$BC$261])" office:value-type="float" office:value="15" calcext:value-type="float">
            <text:p>15</text:p>
          </table:table-cell>
          <table:table-cell table:style-name="ce8" table:formula="of:=LOOKUP([.AF63];[.$AZ$6:.$AZ$261];[.$BC$6:.$BC$261])" office:value-type="float" office:value="6" calcext:value-type="float">
            <text:p>6</text:p>
          </table:table-cell>
          <table:table-cell table:style-name="ce8" table:formula="of:=LOOKUP([.AG63];[.$AZ$6:.$AZ$261];[.$BC$6:.$BC$261])" office:value-type="float" office:value="2" calcext:value-type="float">
            <text:p>2</text:p>
          </table:table-cell>
          <table:table-cell table:style-name="ce8" table:formula="of:=LOOKUP([.AH63];[.$AZ$6:.$AZ$261];[.$BC$6:.$BC$261])" office:value-type="float" office:value="3" calcext:value-type="float">
            <text:p>3</text:p>
          </table:table-cell>
          <table:table-cell table:style-name="ce8" table:formula="of:=LOOKUP([.AI63];[.$AZ$6:.$AZ$261];[.$BC$6:.$BC$261])" office:value-type="float" office:value="10" calcext:value-type="float">
            <text:p>10</text:p>
          </table:table-cell>
          <table:table-cell table:style-name="ce8" table:formula="of:=LOOKUP([.AJ63];[.$AZ$6:.$AZ$261];[.$BC$6:.$BC$261])" office:value-type="float" office:value="25" calcext:value-type="float">
            <text:p>25</text:p>
          </table:table-cell>
          <table:table-cell table:style-name="ce8" table:formula="of:=LOOKUP([.AK63];[.$AZ$6:.$AZ$261];[.$BC$6:.$BC$261])" office:value-type="float" office:value="28" calcext:value-type="float">
            <text:p>28</text:p>
          </table:table-cell>
          <table:table-cell table:style-name="ce8" table:formula="of:=LOOKUP([.AL63];[.$AZ$6:.$AZ$261];[.$BC$6:.$BC$261])" office:value-type="float" office:value="26" calcext:value-type="float">
            <text:p>26</text:p>
          </table:table-cell>
          <table:table-cell table:style-name="ce8" table:formula="of:=LOOKUP([.AM63];[.$AZ$6:.$AZ$261];[.$BC$6:.$BC$261])" office:value-type="float" office:value="20" calcext:value-type="float">
            <text:p>20</text:p>
          </table:table-cell>
          <table:table-cell table:style-name="ce8" table:formula="of:=LOOKUP([.AN63];[.$AZ$6:.$AZ$261];[.$BC$6:.$BC$261])" office:value-type="float" office:value="23" calcext:value-type="float">
            <text:p>23</text:p>
          </table:table-cell>
          <table:table-cell table:style-name="ce8" table:formula="of:=LOOKUP([.AO63];[.$AZ$6:.$AZ$261];[.$BC$6:.$BC$261])" office:value-type="float" office:value="37" calcext:value-type="float">
            <text:p>37</text:p>
          </table:table-cell>
          <table:table-cell table:style-name="ce8" table:formula="of:=LOOKUP([.AP63];[.$AZ$6:.$AZ$261];[.$BC$6:.$BC$261])" office:value-type="float" office:value="38" calcext:value-type="float">
            <text:p>38</text:p>
          </table:table-cell>
          <table:table-cell table:style-name="ce8" table:formula="of:=LOOKUP([.AQ63];[.$AZ$6:.$AZ$261];[.$BC$6:.$BC$261])" office:value-type="float" office:value="4" calcext:value-type="float">
            <text:p>4</text:p>
          </table:table-cell>
          <table:table-cell table:style-name="ce8" table:formula="of:=LOOKUP([.AR63];[.$AZ$6:.$AZ$261];[.$BC$6:.$BC$261])" office:value-type="float" office:value="1" calcext:value-type="float">
            <text:p>1</text:p>
          </table:table-cell>
          <table:table-cell table:style-name="ce8" table:formula="of:=LOOKUP([.AS63];[.$AZ$6:.$AZ$261];[.$BC$6:.$BC$261])" office:value-type="float" office:value="0" calcext:value-type="float">
            <text:p>0</text:p>
          </table:table-cell>
          <table:table-cell table:style-name="ce8" table:formula="of:=LOOKUP([.AT63];[.$AZ$6:.$AZ$261];[.$BC$6:.$BC$261])" office:value-type="float" office:value="0" calcext:value-type="float">
            <text:p>0</text:p>
          </table:table-cell>
          <table:table-cell table:style-name="ce8" table:formula="of:=LOOKUP([.AU63];[.$AZ$6:.$AZ$261];[.$BC$6:.$BC$261])" office:value-type="float" office:value="0" calcext:value-type="float">
            <text:p>0</text:p>
          </table:table-cell>
          <table:table-cell table:style-name="ce8" table:formula="of:=LOOKUP([.AV63];[.$AZ$6:.$AZ$261];[.$BC$6:.$BC$261])" office:value-type="float" office:value="0" calcext:value-type="float">
            <text:p>0</text:p>
          </table:table-cell>
          <table:table-cell table:style-name="ce8" table:formula="of:=LOOKUP([.AW63];[.$AZ$6:.$AZ$261];[.$BC$6:.$BC$261])" office:value-type="float" office:value="0" calcext:value-type="float">
            <text:p>0</text:p>
          </table:table-cell>
          <table:table-cell table:style-name="ce8" table:formula="of:=LOOKUP([.AX63];[.$AZ$6:.$AZ$261];[.$BC$6:.$BC$261])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$A$1:.$AX$69];[.AZ135])" office:value-type="float" office:value="0" calcext:value-type="float">
            <text:p>0</text:p>
          </table:table-cell>
          <table:table-cell table:formula="of:=COUNTIF([.$A$73:.$AX$141];[.AZ135])" office:value-type="float" office:value="0" calcext:value-type="float">
            <text:p>0</text:p>
          </table:table-cell>
          <table:table-cell table:formula="of:=IF([.AZ135]&lt;[.$BA$1];0;IF([.AZ135]&gt;=[.$BC$1];255;ROUNDDOWN(([.AZ135]-[.$BA$1])/([.$BC$1]-[.$BA$1])*255)))" office:value-type="float" office:value="129" calcext:value-type="float">
            <text:p>129</text:p>
          </table:table-cell>
        </table:table-row>
        <table:table-row table:style-name="ro1">
          <table:table-cell table:style-name="ce8" table:formula="of:=LOOKUP([.A64];[.$AZ$6:.$AZ$261];[.$BC$6:.$BC$261])" office:value-type="float" office:value="36" calcext:value-type="float">
            <text:p>36</text:p>
          </table:table-cell>
          <table:table-cell table:style-name="ce8" table:formula="of:=LOOKUP([.B64];[.$AZ$6:.$AZ$261];[.$BC$6:.$BC$261])" office:value-type="float" office:value="38" calcext:value-type="float">
            <text:p>38</text:p>
          </table:table-cell>
          <table:table-cell table:style-name="ce8" table:formula="of:=LOOKUP([.C64];[.$AZ$6:.$AZ$261];[.$BC$6:.$BC$261])" office:value-type="float" office:value="37" calcext:value-type="float">
            <text:p>37</text:p>
          </table:table-cell>
          <table:table-cell table:style-name="ce8" table:formula="of:=LOOKUP([.D64];[.$AZ$6:.$AZ$261];[.$BC$6:.$BC$261])" office:value-type="float" office:value="35" calcext:value-type="float">
            <text:p>35</text:p>
          </table:table-cell>
          <table:table-cell table:style-name="ce8" table:formula="of:=LOOKUP([.E64];[.$AZ$6:.$AZ$261];[.$BC$6:.$BC$261])" office:value-type="float" office:value="35" calcext:value-type="float">
            <text:p>35</text:p>
          </table:table-cell>
          <table:table-cell table:style-name="ce8" table:formula="of:=LOOKUP([.F64];[.$AZ$6:.$AZ$261];[.$BC$6:.$BC$261])" office:value-type="float" office:value="34" calcext:value-type="float">
            <text:p>34</text:p>
          </table:table-cell>
          <table:table-cell table:style-name="ce8" table:formula="of:=LOOKUP([.G64];[.$AZ$6:.$AZ$261];[.$BC$6:.$BC$261])" office:value-type="float" office:value="34" calcext:value-type="float">
            <text:p>34</text:p>
          </table:table-cell>
          <table:table-cell table:style-name="ce8" table:formula="of:=LOOKUP([.H64];[.$AZ$6:.$AZ$261];[.$BC$6:.$BC$261])" office:value-type="float" office:value="35" calcext:value-type="float">
            <text:p>35</text:p>
          </table:table-cell>
          <table:table-cell table:style-name="ce8" table:formula="of:=LOOKUP([.I64];[.$AZ$6:.$AZ$261];[.$BC$6:.$BC$261])" office:value-type="float" office:value="35" calcext:value-type="float">
            <text:p>35</text:p>
          </table:table-cell>
          <table:table-cell table:style-name="ce8" table:formula="of:=LOOKUP([.J64];[.$AZ$6:.$AZ$261];[.$BC$6:.$BC$261])" office:value-type="float" office:value="34" calcext:value-type="float">
            <text:p>34</text:p>
          </table:table-cell>
          <table:table-cell table:style-name="ce8" table:formula="of:=LOOKUP([.K64];[.$AZ$6:.$AZ$261];[.$BC$6:.$BC$261])" office:value-type="float" office:value="31" calcext:value-type="float">
            <text:p>31</text:p>
          </table:table-cell>
          <table:table-cell table:style-name="ce8" table:formula="of:=LOOKUP([.L64];[.$AZ$6:.$AZ$261];[.$BC$6:.$BC$261])" office:value-type="float" office:value="24" calcext:value-type="float">
            <text:p>24</text:p>
          </table:table-cell>
          <table:table-cell table:style-name="ce8" table:formula="of:=LOOKUP([.M64];[.$AZ$6:.$AZ$261];[.$BC$6:.$BC$261])" office:value-type="float" office:value="15" calcext:value-type="float">
            <text:p>15</text:p>
          </table:table-cell>
          <table:table-cell table:style-name="ce8" table:formula="of:=LOOKUP([.N64];[.$AZ$6:.$AZ$261];[.$BC$6:.$BC$261])" office:value-type="float" office:value="7" calcext:value-type="float">
            <text:p>7</text:p>
          </table:table-cell>
          <table:table-cell table:style-name="ce8" table:formula="of:=LOOKUP([.O64];[.$AZ$6:.$AZ$261];[.$BC$6:.$BC$261])" office:value-type="float" office:value="6" calcext:value-type="float">
            <text:p>6</text:p>
          </table:table-cell>
          <table:table-cell table:style-name="ce8" table:formula="of:=LOOKUP([.P64];[.$AZ$6:.$AZ$261];[.$BC$6:.$BC$261])" office:value-type="float" office:value="6" calcext:value-type="float">
            <text:p>6</text:p>
          </table:table-cell>
          <table:table-cell table:style-name="ce8" table:formula="of:=LOOKUP([.Q64];[.$AZ$6:.$AZ$261];[.$BC$6:.$BC$261])" office:value-type="float" office:value="6" calcext:value-type="float">
            <text:p>6</text:p>
          </table:table-cell>
          <table:table-cell table:style-name="ce8" table:formula="of:=LOOKUP([.R64];[.$AZ$6:.$AZ$261];[.$BC$6:.$BC$261])" office:value-type="float" office:value="7" calcext:value-type="float">
            <text:p>7</text:p>
          </table:table-cell>
          <table:table-cell table:style-name="ce8" table:formula="of:=LOOKUP([.S64];[.$AZ$6:.$AZ$261];[.$BC$6:.$BC$261])" office:value-type="float" office:value="7" calcext:value-type="float">
            <text:p>7</text:p>
          </table:table-cell>
          <table:table-cell table:style-name="ce8" table:formula="of:=LOOKUP([.T64];[.$AZ$6:.$AZ$261];[.$BC$6:.$BC$261])" office:value-type="float" office:value="7" calcext:value-type="float">
            <text:p>7</text:p>
          </table:table-cell>
          <table:table-cell table:style-name="ce8" table:formula="of:=LOOKUP([.U64];[.$AZ$6:.$AZ$261];[.$BC$6:.$BC$261])" office:value-type="float" office:value="7" calcext:value-type="float">
            <text:p>7</text:p>
          </table:table-cell>
          <table:table-cell table:style-name="ce8" table:formula="of:=LOOKUP([.V64];[.$AZ$6:.$AZ$261];[.$BC$6:.$BC$261])" office:value-type="float" office:value="6" calcext:value-type="float">
            <text:p>6</text:p>
          </table:table-cell>
          <table:table-cell table:style-name="ce8" table:formula="of:=LOOKUP([.W64];[.$AZ$6:.$AZ$261];[.$BC$6:.$BC$261])" office:value-type="float" office:value="6" calcext:value-type="float">
            <text:p>6</text:p>
          </table:table-cell>
          <table:table-cell table:style-name="ce8" table:formula="of:=LOOKUP([.X64];[.$AZ$6:.$AZ$261];[.$BC$6:.$BC$261])" office:value-type="float" office:value="6" calcext:value-type="float">
            <text:p>6</text:p>
          </table:table-cell>
          <table:table-cell table:style-name="ce8" table:formula="of:=LOOKUP([.Y64];[.$AZ$6:.$AZ$261];[.$BC$6:.$BC$261])" office:value-type="float" office:value="6" calcext:value-type="float">
            <text:p>6</text:p>
          </table:table-cell>
          <table:table-cell table:style-name="ce8" table:formula="of:=LOOKUP([.Z64];[.$AZ$6:.$AZ$261];[.$BC$6:.$BC$261])" office:value-type="float" office:value="6" calcext:value-type="float">
            <text:p>6</text:p>
          </table:table-cell>
          <table:table-cell table:style-name="ce8" table:formula="of:=LOOKUP([.AA64];[.$AZ$6:.$AZ$261];[.$BC$6:.$BC$261])" office:value-type="float" office:value="7" calcext:value-type="float">
            <text:p>7</text:p>
          </table:table-cell>
          <table:table-cell table:style-name="ce8" table:formula="of:=LOOKUP([.AB64];[.$AZ$6:.$AZ$261];[.$BC$6:.$BC$261])" office:value-type="float" office:value="6" calcext:value-type="float">
            <text:p>6</text:p>
          </table:table-cell>
          <table:table-cell table:style-name="ce8" table:formula="of:=LOOKUP([.AC64];[.$AZ$6:.$AZ$261];[.$BC$6:.$BC$261])" office:value-type="float" office:value="7" calcext:value-type="float">
            <text:p>7</text:p>
          </table:table-cell>
          <table:table-cell table:style-name="ce8" table:formula="of:=LOOKUP([.AD64];[.$AZ$6:.$AZ$261];[.$BC$6:.$BC$261])" office:value-type="float" office:value="9" calcext:value-type="float">
            <text:p>9</text:p>
          </table:table-cell>
          <table:table-cell table:style-name="ce8" table:formula="of:=LOOKUP([.AE64];[.$AZ$6:.$AZ$261];[.$BC$6:.$BC$261])" office:value-type="float" office:value="15" calcext:value-type="float">
            <text:p>15</text:p>
          </table:table-cell>
          <table:table-cell table:style-name="ce8" table:formula="of:=LOOKUP([.AF64];[.$AZ$6:.$AZ$261];[.$BC$6:.$BC$261])" office:value-type="float" office:value="4" calcext:value-type="float">
            <text:p>4</text:p>
          </table:table-cell>
          <table:table-cell table:style-name="ce8" table:formula="of:=LOOKUP([.AG64];[.$AZ$6:.$AZ$261];[.$BC$6:.$BC$261])" office:value-type="float" office:value="4" calcext:value-type="float">
            <text:p>4</text:p>
          </table:table-cell>
          <table:table-cell table:style-name="ce8" table:formula="of:=LOOKUP([.AH64];[.$AZ$6:.$AZ$261];[.$BC$6:.$BC$261])" office:value-type="float" office:value="6" calcext:value-type="float">
            <text:p>6</text:p>
          </table:table-cell>
          <table:table-cell table:style-name="ce8" table:formula="of:=LOOKUP([.AI64];[.$AZ$6:.$AZ$261];[.$BC$6:.$BC$261])" office:value-type="float" office:value="26" calcext:value-type="float">
            <text:p>26</text:p>
          </table:table-cell>
          <table:table-cell table:style-name="ce8" table:formula="of:=LOOKUP([.AJ64];[.$AZ$6:.$AZ$261];[.$BC$6:.$BC$261])" office:value-type="float" office:value="33" calcext:value-type="float">
            <text:p>33</text:p>
          </table:table-cell>
          <table:table-cell table:style-name="ce8" table:formula="of:=LOOKUP([.AK64];[.$AZ$6:.$AZ$261];[.$BC$6:.$BC$261])" office:value-type="float" office:value="39" calcext:value-type="float">
            <text:p>39</text:p>
          </table:table-cell>
          <table:table-cell table:style-name="ce8" table:formula="of:=LOOKUP([.AL64];[.$AZ$6:.$AZ$261];[.$BC$6:.$BC$261])" office:value-type="float" office:value="26" calcext:value-type="float">
            <text:p>26</text:p>
          </table:table-cell>
          <table:table-cell table:style-name="ce8" table:formula="of:=LOOKUP([.AM64];[.$AZ$6:.$AZ$261];[.$BC$6:.$BC$261])" office:value-type="float" office:value="24" calcext:value-type="float">
            <text:p>24</text:p>
          </table:table-cell>
          <table:table-cell table:style-name="ce8" table:formula="of:=LOOKUP([.AN64];[.$AZ$6:.$AZ$261];[.$BC$6:.$BC$261])" office:value-type="float" office:value="42" calcext:value-type="float">
            <text:p>42</text:p>
          </table:table-cell>
          <table:table-cell table:style-name="ce8" table:formula="of:=LOOKUP([.AO64];[.$AZ$6:.$AZ$261];[.$BC$6:.$BC$261])" office:value-type="float" office:value="36" calcext:value-type="float">
            <text:p>36</text:p>
          </table:table-cell>
          <table:table-cell table:style-name="ce8" table:formula="of:=LOOKUP([.AP64];[.$AZ$6:.$AZ$261];[.$BC$6:.$BC$261])" office:value-type="float" office:value="27" calcext:value-type="float">
            <text:p>27</text:p>
          </table:table-cell>
          <table:table-cell table:style-name="ce8" table:formula="of:=LOOKUP([.AQ64];[.$AZ$6:.$AZ$261];[.$BC$6:.$BC$261])" office:value-type="float" office:value="1" calcext:value-type="float">
            <text:p>1</text:p>
          </table:table-cell>
          <table:table-cell table:style-name="ce8" table:formula="of:=LOOKUP([.AR64];[.$AZ$6:.$AZ$261];[.$BC$6:.$BC$261])" office:value-type="float" office:value="1" calcext:value-type="float">
            <text:p>1</text:p>
          </table:table-cell>
          <table:table-cell table:style-name="ce8" table:formula="of:=LOOKUP([.AS64];[.$AZ$6:.$AZ$261];[.$BC$6:.$BC$261])" office:value-type="float" office:value="0" calcext:value-type="float">
            <text:p>0</text:p>
          </table:table-cell>
          <table:table-cell table:style-name="ce8" table:formula="of:=LOOKUP([.AT64];[.$AZ$6:.$AZ$261];[.$BC$6:.$BC$261])" office:value-type="float" office:value="0" calcext:value-type="float">
            <text:p>0</text:p>
          </table:table-cell>
          <table:table-cell table:style-name="ce8" table:formula="of:=LOOKUP([.AU64];[.$AZ$6:.$AZ$261];[.$BC$6:.$BC$261])" office:value-type="float" office:value="0" calcext:value-type="float">
            <text:p>0</text:p>
          </table:table-cell>
          <table:table-cell table:style-name="ce8" table:formula="of:=LOOKUP([.AV64];[.$AZ$6:.$AZ$261];[.$BC$6:.$BC$261])" office:value-type="float" office:value="0" calcext:value-type="float">
            <text:p>0</text:p>
          </table:table-cell>
          <table:table-cell table:style-name="ce8" table:formula="of:=LOOKUP([.AW64];[.$AZ$6:.$AZ$261];[.$BC$6:.$BC$261])" office:value-type="float" office:value="0" calcext:value-type="float">
            <text:p>0</text:p>
          </table:table-cell>
          <table:table-cell table:style-name="ce8" table:formula="of:=LOOKUP([.AX64];[.$AZ$6:.$AZ$261];[.$BC$6:.$BC$261]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$A$1:.$AX$69];[.AZ136])" office:value-type="float" office:value="0" calcext:value-type="float">
            <text:p>0</text:p>
          </table:table-cell>
          <table:table-cell table:formula="of:=COUNTIF([.$A$73:.$AX$141];[.AZ136])" office:value-type="float" office:value="0" calcext:value-type="float">
            <text:p>0</text:p>
          </table:table-cell>
          <table:table-cell table:formula="of:=IF([.AZ136]&lt;[.$BA$1];0;IF([.AZ136]&gt;=[.$BC$1];255;ROUNDDOWN(([.AZ136]-[.$BA$1])/([.$BC$1]-[.$BA$1])*255)))" office:value-type="float" office:value="130" calcext:value-type="float">
            <text:p>130</text:p>
          </table:table-cell>
        </table:table-row>
        <table:table-row table:style-name="ro1">
          <table:table-cell table:style-name="ce8" table:formula="of:=LOOKUP([.A65];[.$AZ$6:.$AZ$261];[.$BC$6:.$BC$261])" office:value-type="float" office:value="34" calcext:value-type="float">
            <text:p>34</text:p>
          </table:table-cell>
          <table:table-cell table:style-name="ce8" table:formula="of:=LOOKUP([.B65];[.$AZ$6:.$AZ$261];[.$BC$6:.$BC$261])" office:value-type="float" office:value="34" calcext:value-type="float">
            <text:p>34</text:p>
          </table:table-cell>
          <table:table-cell table:style-name="ce8" table:formula="of:=LOOKUP([.C65];[.$AZ$6:.$AZ$261];[.$BC$6:.$BC$261])" office:value-type="float" office:value="33" calcext:value-type="float">
            <text:p>33</text:p>
          </table:table-cell>
          <table:table-cell table:style-name="ce8" table:formula="of:=LOOKUP([.D65];[.$AZ$6:.$AZ$261];[.$BC$6:.$BC$261])" office:value-type="float" office:value="31" calcext:value-type="float">
            <text:p>31</text:p>
          </table:table-cell>
          <table:table-cell table:style-name="ce8" table:formula="of:=LOOKUP([.E65];[.$AZ$6:.$AZ$261];[.$BC$6:.$BC$261])" office:value-type="float" office:value="30" calcext:value-type="float">
            <text:p>30</text:p>
          </table:table-cell>
          <table:table-cell table:style-name="ce8" table:formula="of:=LOOKUP([.F65];[.$AZ$6:.$AZ$261];[.$BC$6:.$BC$261])" office:value-type="float" office:value="28" calcext:value-type="float">
            <text:p>28</text:p>
          </table:table-cell>
          <table:table-cell table:style-name="ce8" table:formula="of:=LOOKUP([.G65];[.$AZ$6:.$AZ$261];[.$BC$6:.$BC$261])" office:value-type="float" office:value="26" calcext:value-type="float">
            <text:p>26</text:p>
          </table:table-cell>
          <table:table-cell table:style-name="ce8" table:formula="of:=LOOKUP([.H65];[.$AZ$6:.$AZ$261];[.$BC$6:.$BC$261])" office:value-type="float" office:value="21" calcext:value-type="float">
            <text:p>21</text:p>
          </table:table-cell>
          <table:table-cell table:style-name="ce8" table:formula="of:=LOOKUP([.I65];[.$AZ$6:.$AZ$261];[.$BC$6:.$BC$261])" office:value-type="float" office:value="16" calcext:value-type="float">
            <text:p>16</text:p>
          </table:table-cell>
          <table:table-cell table:style-name="ce8" table:formula="of:=LOOKUP([.J65];[.$AZ$6:.$AZ$261];[.$BC$6:.$BC$261])" office:value-type="float" office:value="10" calcext:value-type="float">
            <text:p>10</text:p>
          </table:table-cell>
          <table:table-cell table:style-name="ce8" table:formula="of:=LOOKUP([.K65];[.$AZ$6:.$AZ$261];[.$BC$6:.$BC$261])" office:value-type="float" office:value="7" calcext:value-type="float">
            <text:p>7</text:p>
          </table:table-cell>
          <table:table-cell table:style-name="ce8" table:formula="of:=LOOKUP([.L65];[.$AZ$6:.$AZ$261];[.$BC$6:.$BC$261])" office:value-type="float" office:value="6" calcext:value-type="float">
            <text:p>6</text:p>
          </table:table-cell>
          <table:table-cell table:style-name="ce8" table:formula="of:=LOOKUP([.M65];[.$AZ$6:.$AZ$261];[.$BC$6:.$BC$261])" office:value-type="float" office:value="6" calcext:value-type="float">
            <text:p>6</text:p>
          </table:table-cell>
          <table:table-cell table:style-name="ce8" table:formula="of:=LOOKUP([.N65];[.$AZ$6:.$AZ$261];[.$BC$6:.$BC$261])" office:value-type="float" office:value="4" calcext:value-type="float">
            <text:p>4</text:p>
          </table:table-cell>
          <table:table-cell table:style-name="ce8" table:formula="of:=LOOKUP([.O65];[.$AZ$6:.$AZ$261];[.$BC$6:.$BC$261])" office:value-type="float" office:value="5" calcext:value-type="float">
            <text:p>5</text:p>
          </table:table-cell>
          <table:table-cell table:style-name="ce8" table:formula="of:=LOOKUP([.P65];[.$AZ$6:.$AZ$261];[.$BC$6:.$BC$261])" office:value-type="float" office:value="6" calcext:value-type="float">
            <text:p>6</text:p>
          </table:table-cell>
          <table:table-cell table:style-name="ce8" table:formula="of:=LOOKUP([.Q65];[.$AZ$6:.$AZ$261];[.$BC$6:.$BC$261])" office:value-type="float" office:value="6" calcext:value-type="float">
            <text:p>6</text:p>
          </table:table-cell>
          <table:table-cell table:style-name="ce8" table:formula="of:=LOOKUP([.R65];[.$AZ$6:.$AZ$261];[.$BC$6:.$BC$261])" office:value-type="float" office:value="6" calcext:value-type="float">
            <text:p>6</text:p>
          </table:table-cell>
          <table:table-cell table:style-name="ce8" table:formula="of:=LOOKUP([.S65];[.$AZ$6:.$AZ$261];[.$BC$6:.$BC$261])" office:value-type="float" office:value="6" calcext:value-type="float">
            <text:p>6</text:p>
          </table:table-cell>
          <table:table-cell table:style-name="ce8" table:formula="of:=LOOKUP([.T65];[.$AZ$6:.$AZ$261];[.$BC$6:.$BC$261])" office:value-type="float" office:value="6" calcext:value-type="float">
            <text:p>6</text:p>
          </table:table-cell>
          <table:table-cell table:style-name="ce8" table:formula="of:=LOOKUP([.U65];[.$AZ$6:.$AZ$261];[.$BC$6:.$BC$261])" office:value-type="float" office:value="7" calcext:value-type="float">
            <text:p>7</text:p>
          </table:table-cell>
          <table:table-cell table:style-name="ce8" table:formula="of:=LOOKUP([.V65];[.$AZ$6:.$AZ$261];[.$BC$6:.$BC$261])" office:value-type="float" office:value="7" calcext:value-type="float">
            <text:p>7</text:p>
          </table:table-cell>
          <table:table-cell table:style-name="ce8" table:formula="of:=LOOKUP([.W65];[.$AZ$6:.$AZ$261];[.$BC$6:.$BC$261])" office:value-type="float" office:value="6" calcext:value-type="float">
            <text:p>6</text:p>
          </table:table-cell>
          <table:table-cell table:style-name="ce8" table:formula="of:=LOOKUP([.X65];[.$AZ$6:.$AZ$261];[.$BC$6:.$BC$261])" office:value-type="float" office:value="8" calcext:value-type="float">
            <text:p>8</text:p>
          </table:table-cell>
          <table:table-cell table:style-name="ce8" table:formula="of:=LOOKUP([.Y65];[.$AZ$6:.$AZ$261];[.$BC$6:.$BC$261])" office:value-type="float" office:value="7" calcext:value-type="float">
            <text:p>7</text:p>
          </table:table-cell>
          <table:table-cell table:style-name="ce8" table:formula="of:=LOOKUP([.Z65];[.$AZ$6:.$AZ$261];[.$BC$6:.$BC$261])" office:value-type="float" office:value="8" calcext:value-type="float">
            <text:p>8</text:p>
          </table:table-cell>
          <table:table-cell table:style-name="ce8" table:formula="of:=LOOKUP([.AA65];[.$AZ$6:.$AZ$261];[.$BC$6:.$BC$261])" office:value-type="float" office:value="8" calcext:value-type="float">
            <text:p>8</text:p>
          </table:table-cell>
          <table:table-cell table:style-name="ce8" table:formula="of:=LOOKUP([.AB65];[.$AZ$6:.$AZ$261];[.$BC$6:.$BC$261])" office:value-type="float" office:value="6" calcext:value-type="float">
            <text:p>6</text:p>
          </table:table-cell>
          <table:table-cell table:style-name="ce8" table:formula="of:=LOOKUP([.AC65];[.$AZ$6:.$AZ$261];[.$BC$6:.$BC$261])" office:value-type="float" office:value="6" calcext:value-type="float">
            <text:p>6</text:p>
          </table:table-cell>
          <table:table-cell table:style-name="ce8" table:formula="of:=LOOKUP([.AD65];[.$AZ$6:.$AZ$261];[.$BC$6:.$BC$261])" office:value-type="float" office:value="7" calcext:value-type="float">
            <text:p>7</text:p>
          </table:table-cell>
          <table:table-cell table:style-name="ce8" table:formula="of:=LOOKUP([.AE65];[.$AZ$6:.$AZ$261];[.$BC$6:.$BC$261])" office:value-type="float" office:value="14" calcext:value-type="float">
            <text:p>14</text:p>
          </table:table-cell>
          <table:table-cell table:style-name="ce8" table:formula="of:=LOOKUP([.AF65];[.$AZ$6:.$AZ$261];[.$BC$6:.$BC$261])" office:value-type="float" office:value="3" calcext:value-type="float">
            <text:p>3</text:p>
          </table:table-cell>
          <table:table-cell table:style-name="ce8" table:formula="of:=LOOKUP([.AG65];[.$AZ$6:.$AZ$261];[.$BC$6:.$BC$261])" office:value-type="float" office:value="4" calcext:value-type="float">
            <text:p>4</text:p>
          </table:table-cell>
          <table:table-cell table:style-name="ce8" table:formula="of:=LOOKUP([.AH65];[.$AZ$6:.$AZ$261];[.$BC$6:.$BC$261])" office:value-type="float" office:value="17" calcext:value-type="float">
            <text:p>17</text:p>
          </table:table-cell>
          <table:table-cell table:style-name="ce8" table:formula="of:=LOOKUP([.AI65];[.$AZ$6:.$AZ$261];[.$BC$6:.$BC$261])" office:value-type="float" office:value="32" calcext:value-type="float">
            <text:p>32</text:p>
          </table:table-cell>
          <table:table-cell table:style-name="ce8" table:formula="of:=LOOKUP([.AJ65];[.$AZ$6:.$AZ$261];[.$BC$6:.$BC$261])" office:value-type="float" office:value="37" calcext:value-type="float">
            <text:p>37</text:p>
          </table:table-cell>
          <table:table-cell table:style-name="ce8" table:formula="of:=LOOKUP([.AK65];[.$AZ$6:.$AZ$261];[.$BC$6:.$BC$261])" office:value-type="float" office:value="35" calcext:value-type="float">
            <text:p>35</text:p>
          </table:table-cell>
          <table:table-cell table:style-name="ce8" table:formula="of:=LOOKUP([.AL65];[.$AZ$6:.$AZ$261];[.$BC$6:.$BC$261])" office:value-type="float" office:value="25" calcext:value-type="float">
            <text:p>25</text:p>
          </table:table-cell>
          <table:table-cell table:style-name="ce8" table:formula="of:=LOOKUP([.AM65];[.$AZ$6:.$AZ$261];[.$BC$6:.$BC$261])" office:value-type="float" office:value="37" calcext:value-type="float">
            <text:p>37</text:p>
          </table:table-cell>
          <table:table-cell table:style-name="ce8" table:formula="of:=LOOKUP([.AN65];[.$AZ$6:.$AZ$261];[.$BC$6:.$BC$261])" office:value-type="float" office:value="51" calcext:value-type="float">
            <text:p>51</text:p>
          </table:table-cell>
          <table:table-cell table:style-name="ce8" table:formula="of:=LOOKUP([.AO65];[.$AZ$6:.$AZ$261];[.$BC$6:.$BC$261])" office:value-type="float" office:value="45" calcext:value-type="float">
            <text:p>45</text:p>
          </table:table-cell>
          <table:table-cell table:style-name="ce8" table:formula="of:=LOOKUP([.AP65];[.$AZ$6:.$AZ$261];[.$BC$6:.$BC$261])" office:value-type="float" office:value="22" calcext:value-type="float">
            <text:p>22</text:p>
          </table:table-cell>
          <table:table-cell table:style-name="ce8" table:formula="of:=LOOKUP([.AQ65];[.$AZ$6:.$AZ$261];[.$BC$6:.$BC$261])" office:value-type="float" office:value="1" calcext:value-type="float">
            <text:p>1</text:p>
          </table:table-cell>
          <table:table-cell table:style-name="ce8" table:formula="of:=LOOKUP([.AR65];[.$AZ$6:.$AZ$261];[.$BC$6:.$BC$261])" office:value-type="float" office:value="0" calcext:value-type="float">
            <text:p>0</text:p>
          </table:table-cell>
          <table:table-cell table:style-name="ce8" table:formula="of:=LOOKUP([.AS65];[.$AZ$6:.$AZ$261];[.$BC$6:.$BC$261])" office:value-type="float" office:value="0" calcext:value-type="float">
            <text:p>0</text:p>
          </table:table-cell>
          <table:table-cell table:style-name="ce8" table:formula="of:=LOOKUP([.AT65];[.$AZ$6:.$AZ$261];[.$BC$6:.$BC$261])" office:value-type="float" office:value="0" calcext:value-type="float">
            <text:p>0</text:p>
          </table:table-cell>
          <table:table-cell table:style-name="ce8" table:formula="of:=LOOKUP([.AU65];[.$AZ$6:.$AZ$261];[.$BC$6:.$BC$261])" office:value-type="float" office:value="0" calcext:value-type="float">
            <text:p>0</text:p>
          </table:table-cell>
          <table:table-cell table:style-name="ce8" table:formula="of:=LOOKUP([.AV65];[.$AZ$6:.$AZ$261];[.$BC$6:.$BC$261])" office:value-type="float" office:value="0" calcext:value-type="float">
            <text:p>0</text:p>
          </table:table-cell>
          <table:table-cell table:style-name="ce8" table:formula="of:=LOOKUP([.AW65];[.$AZ$6:.$AZ$261];[.$BC$6:.$BC$261])" office:value-type="float" office:value="0" calcext:value-type="float">
            <text:p>0</text:p>
          </table:table-cell>
          <table:table-cell table:style-name="ce8" table:formula="of:=LOOKUP([.AX65];[.$AZ$6:.$AZ$261];[.$BC$6:.$BC$261])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$A$1:.$AX$69];[.AZ137])" office:value-type="float" office:value="0" calcext:value-type="float">
            <text:p>0</text:p>
          </table:table-cell>
          <table:table-cell table:formula="of:=COUNTIF([.$A$73:.$AX$141];[.AZ137])" office:value-type="float" office:value="0" calcext:value-type="float">
            <text:p>0</text:p>
          </table:table-cell>
          <table:table-cell table:formula="of:=IF([.AZ137]&lt;[.$BA$1];0;IF([.AZ137]&gt;=[.$BC$1];255;ROUNDDOWN(([.AZ137]-[.$BA$1])/([.$BC$1]-[.$BA$1])*255)))" office:value-type="float" office:value="131" calcext:value-type="float">
            <text:p>131</text:p>
          </table:table-cell>
        </table:table-row>
        <table:table-row table:style-name="ro1">
          <table:table-cell table:style-name="ce8" table:formula="of:=LOOKUP([.A66];[.$AZ$6:.$AZ$261];[.$BC$6:.$BC$261])" office:value-type="float" office:value="30" calcext:value-type="float">
            <text:p>30</text:p>
          </table:table-cell>
          <table:table-cell table:style-name="ce8" table:formula="of:=LOOKUP([.B66];[.$AZ$6:.$AZ$261];[.$BC$6:.$BC$261])" office:value-type="float" office:value="26" calcext:value-type="float">
            <text:p>26</text:p>
          </table:table-cell>
          <table:table-cell table:style-name="ce8" table:formula="of:=LOOKUP([.C66];[.$AZ$6:.$AZ$261];[.$BC$6:.$BC$261])" office:value-type="float" office:value="20" calcext:value-type="float">
            <text:p>20</text:p>
          </table:table-cell>
          <table:table-cell table:style-name="ce8" table:formula="of:=LOOKUP([.D66];[.$AZ$6:.$AZ$261];[.$BC$6:.$BC$261])" office:value-type="float" office:value="17" calcext:value-type="float">
            <text:p>17</text:p>
          </table:table-cell>
          <table:table-cell table:style-name="ce8" table:formula="of:=LOOKUP([.E66];[.$AZ$6:.$AZ$261];[.$BC$6:.$BC$261])" office:value-type="float" office:value="14" calcext:value-type="float">
            <text:p>14</text:p>
          </table:table-cell>
          <table:table-cell table:style-name="ce8" table:formula="of:=LOOKUP([.F66];[.$AZ$6:.$AZ$261];[.$BC$6:.$BC$261])" office:value-type="float" office:value="11" calcext:value-type="float">
            <text:p>11</text:p>
          </table:table-cell>
          <table:table-cell table:style-name="ce8" table:formula="of:=LOOKUP([.G66];[.$AZ$6:.$AZ$261];[.$BC$6:.$BC$261])" office:value-type="float" office:value="7" calcext:value-type="float">
            <text:p>7</text:p>
          </table:table-cell>
          <table:table-cell table:style-name="ce8" table:formula="of:=LOOKUP([.H66];[.$AZ$6:.$AZ$261];[.$BC$6:.$BC$261])" office:value-type="float" office:value="6" calcext:value-type="float">
            <text:p>6</text:p>
          </table:table-cell>
          <table:table-cell table:style-name="ce8" table:formula="of:=LOOKUP([.I66];[.$AZ$6:.$AZ$261];[.$BC$6:.$BC$261])" office:value-type="float" office:value="8" calcext:value-type="float">
            <text:p>8</text:p>
          </table:table-cell>
          <table:table-cell table:style-name="ce8" table:formula="of:=LOOKUP([.J66];[.$AZ$6:.$AZ$261];[.$BC$6:.$BC$261])" office:value-type="float" office:value="13" calcext:value-type="float">
            <text:p>13</text:p>
          </table:table-cell>
          <table:table-cell table:style-name="ce8" table:formula="of:=LOOKUP([.K66];[.$AZ$6:.$AZ$261];[.$BC$6:.$BC$261])" office:value-type="float" office:value="11" calcext:value-type="float">
            <text:p>11</text:p>
          </table:table-cell>
          <table:table-cell table:style-name="ce8" table:formula="of:=LOOKUP([.L66];[.$AZ$6:.$AZ$261];[.$BC$6:.$BC$261])" office:value-type="float" office:value="8" calcext:value-type="float">
            <text:p>8</text:p>
          </table:table-cell>
          <table:table-cell table:style-name="ce8" table:formula="of:=LOOKUP([.M66];[.$AZ$6:.$AZ$261];[.$BC$6:.$BC$261])" office:value-type="float" office:value="9" calcext:value-type="float">
            <text:p>9</text:p>
          </table:table-cell>
          <table:table-cell table:style-name="ce8" table:formula="of:=LOOKUP([.N66];[.$AZ$6:.$AZ$261];[.$BC$6:.$BC$261])" office:value-type="float" office:value="8" calcext:value-type="float">
            <text:p>8</text:p>
          </table:table-cell>
          <table:table-cell table:style-name="ce8" table:formula="of:=LOOKUP([.O66];[.$AZ$6:.$AZ$261];[.$BC$6:.$BC$261])" office:value-type="float" office:value="8" calcext:value-type="float">
            <text:p>8</text:p>
          </table:table-cell>
          <table:table-cell table:style-name="ce8" table:formula="of:=LOOKUP([.P66];[.$AZ$6:.$AZ$261];[.$BC$6:.$BC$261])" office:value-type="float" office:value="9" calcext:value-type="float">
            <text:p>9</text:p>
          </table:table-cell>
          <table:table-cell table:style-name="ce8" table:formula="of:=LOOKUP([.Q66];[.$AZ$6:.$AZ$261];[.$BC$6:.$BC$261])" office:value-type="float" office:value="10" calcext:value-type="float">
            <text:p>10</text:p>
          </table:table-cell>
          <table:table-cell table:style-name="ce8" table:formula="of:=LOOKUP([.R66];[.$AZ$6:.$AZ$261];[.$BC$6:.$BC$261])" office:value-type="float" office:value="8" calcext:value-type="float">
            <text:p>8</text:p>
          </table:table-cell>
          <table:table-cell table:style-name="ce8" table:formula="of:=LOOKUP([.S66];[.$AZ$6:.$AZ$261];[.$BC$6:.$BC$261])" office:value-type="float" office:value="6" calcext:value-type="float">
            <text:p>6</text:p>
          </table:table-cell>
          <table:table-cell table:style-name="ce8" table:formula="of:=LOOKUP([.T66];[.$AZ$6:.$AZ$261];[.$BC$6:.$BC$261])" office:value-type="float" office:value="8" calcext:value-type="float">
            <text:p>8</text:p>
          </table:table-cell>
          <table:table-cell table:style-name="ce8" table:formula="of:=LOOKUP([.U66];[.$AZ$6:.$AZ$261];[.$BC$6:.$BC$261])" office:value-type="float" office:value="12" calcext:value-type="float">
            <text:p>12</text:p>
          </table:table-cell>
          <table:table-cell table:style-name="ce8" table:formula="of:=LOOKUP([.V66];[.$AZ$6:.$AZ$261];[.$BC$6:.$BC$261])" office:value-type="float" office:value="12" calcext:value-type="float">
            <text:p>12</text:p>
          </table:table-cell>
          <table:table-cell table:style-name="ce8" table:formula="of:=LOOKUP([.W66];[.$AZ$6:.$AZ$261];[.$BC$6:.$BC$261])" office:value-type="float" office:value="15" calcext:value-type="float">
            <text:p>15</text:p>
          </table:table-cell>
          <table:table-cell table:style-name="ce8" table:formula="of:=LOOKUP([.X66];[.$AZ$6:.$AZ$261];[.$BC$6:.$BC$261])" office:value-type="float" office:value="11" calcext:value-type="float">
            <text:p>11</text:p>
          </table:table-cell>
          <table:table-cell table:style-name="ce8" table:formula="of:=LOOKUP([.Y66];[.$AZ$6:.$AZ$261];[.$BC$6:.$BC$261])" office:value-type="float" office:value="9" calcext:value-type="float">
            <text:p>9</text:p>
          </table:table-cell>
          <table:table-cell table:style-name="ce8" table:formula="of:=LOOKUP([.Z66];[.$AZ$6:.$AZ$261];[.$BC$6:.$BC$261])" office:value-type="float" office:value="9" calcext:value-type="float">
            <text:p>9</text:p>
          </table:table-cell>
          <table:table-cell table:style-name="ce8" table:formula="of:=LOOKUP([.AA66];[.$AZ$6:.$AZ$261];[.$BC$6:.$BC$261])" office:value-type="float" office:value="10" calcext:value-type="float">
            <text:p>10</text:p>
          </table:table-cell>
          <table:table-cell table:style-name="ce8" table:formula="of:=LOOKUP([.AB66];[.$AZ$6:.$AZ$261];[.$BC$6:.$BC$261])" office:value-type="float" office:value="11" calcext:value-type="float">
            <text:p>11</text:p>
          </table:table-cell>
          <table:table-cell table:style-name="ce8" table:formula="of:=LOOKUP([.AC66];[.$AZ$6:.$AZ$261];[.$BC$6:.$BC$261])" office:value-type="float" office:value="9" calcext:value-type="float">
            <text:p>9</text:p>
          </table:table-cell>
          <table:table-cell table:style-name="ce8" table:formula="of:=LOOKUP([.AD66];[.$AZ$6:.$AZ$261];[.$BC$6:.$BC$261])" office:value-type="float" office:value="8" calcext:value-type="float">
            <text:p>8</text:p>
          </table:table-cell>
          <table:table-cell table:style-name="ce8" table:formula="of:=LOOKUP([.AE66];[.$AZ$6:.$AZ$261];[.$BC$6:.$BC$261])" office:value-type="float" office:value="9" calcext:value-type="float">
            <text:p>9</text:p>
          </table:table-cell>
          <table:table-cell table:style-name="ce8" table:formula="of:=LOOKUP([.AF66];[.$AZ$6:.$AZ$261];[.$BC$6:.$BC$261])" office:value-type="float" office:value="4" calcext:value-type="float">
            <text:p>4</text:p>
          </table:table-cell>
          <table:table-cell table:style-name="ce8" table:formula="of:=LOOKUP([.AG66];[.$AZ$6:.$AZ$261];[.$BC$6:.$BC$261])" office:value-type="float" office:value="7" calcext:value-type="float">
            <text:p>7</text:p>
          </table:table-cell>
          <table:table-cell table:style-name="ce8" table:formula="of:=LOOKUP([.AH66];[.$AZ$6:.$AZ$261];[.$BC$6:.$BC$261])" office:value-type="float" office:value="20" calcext:value-type="float">
            <text:p>20</text:p>
          </table:table-cell>
          <table:table-cell table:style-name="ce8" table:formula="of:=LOOKUP([.AI66];[.$AZ$6:.$AZ$261];[.$BC$6:.$BC$261])" office:value-type="float" office:value="22" calcext:value-type="float">
            <text:p>22</text:p>
          </table:table-cell>
          <table:table-cell table:style-name="ce8" table:formula="of:=LOOKUP([.AJ66];[.$AZ$6:.$AZ$261];[.$BC$6:.$BC$261])" office:value-type="float" office:value="26" calcext:value-type="float">
            <text:p>26</text:p>
          </table:table-cell>
          <table:table-cell table:style-name="ce8" table:formula="of:=LOOKUP([.AK66];[.$AZ$6:.$AZ$261];[.$BC$6:.$BC$261])" office:value-type="float" office:value="28" calcext:value-type="float">
            <text:p>28</text:p>
          </table:table-cell>
          <table:table-cell table:style-name="ce8" table:formula="of:=LOOKUP([.AL66];[.$AZ$6:.$AZ$261];[.$BC$6:.$BC$261])" office:value-type="float" office:value="28" calcext:value-type="float">
            <text:p>28</text:p>
          </table:table-cell>
          <table:table-cell table:style-name="ce8" table:formula="of:=LOOKUP([.AM66];[.$AZ$6:.$AZ$261];[.$BC$6:.$BC$261])" office:value-type="float" office:value="47" calcext:value-type="float">
            <text:p>47</text:p>
          </table:table-cell>
          <table:table-cell table:style-name="ce8" table:formula="of:=LOOKUP([.AN66];[.$AZ$6:.$AZ$261];[.$BC$6:.$BC$261])" office:value-type="float" office:value="56" calcext:value-type="float">
            <text:p>56</text:p>
          </table:table-cell>
          <table:table-cell table:style-name="ce8" table:formula="of:=LOOKUP([.AO66];[.$AZ$6:.$AZ$261];[.$BC$6:.$BC$261])" office:value-type="float" office:value="55" calcext:value-type="float">
            <text:p>55</text:p>
          </table:table-cell>
          <table:table-cell table:style-name="ce8" table:formula="of:=LOOKUP([.AP66];[.$AZ$6:.$AZ$261];[.$BC$6:.$BC$261])" office:value-type="float" office:value="39" calcext:value-type="float">
            <text:p>39</text:p>
          </table:table-cell>
          <table:table-cell table:style-name="ce8" table:formula="of:=LOOKUP([.AQ66];[.$AZ$6:.$AZ$261];[.$BC$6:.$BC$261])" office:value-type="float" office:value="6" calcext:value-type="float">
            <text:p>6</text:p>
          </table:table-cell>
          <table:table-cell table:style-name="ce8" table:formula="of:=LOOKUP([.AR66];[.$AZ$6:.$AZ$261];[.$BC$6:.$BC$261])" office:value-type="float" office:value="1" calcext:value-type="float">
            <text:p>1</text:p>
          </table:table-cell>
          <table:table-cell table:style-name="ce8" table:formula="of:=LOOKUP([.AS66];[.$AZ$6:.$AZ$261];[.$BC$6:.$BC$261])" office:value-type="float" office:value="1" calcext:value-type="float">
            <text:p>1</text:p>
          </table:table-cell>
          <table:table-cell table:style-name="ce8" table:formula="of:=LOOKUP([.AT66];[.$AZ$6:.$AZ$261];[.$BC$6:.$BC$261])" office:value-type="float" office:value="1" calcext:value-type="float">
            <text:p>1</text:p>
          </table:table-cell>
          <table:table-cell table:style-name="ce8" table:formula="of:=LOOKUP([.AU66];[.$AZ$6:.$AZ$261];[.$BC$6:.$BC$261])" office:value-type="float" office:value="0" calcext:value-type="float">
            <text:p>0</text:p>
          </table:table-cell>
          <table:table-cell table:style-name="ce8" table:formula="of:=LOOKUP([.AV66];[.$AZ$6:.$AZ$261];[.$BC$6:.$BC$261])" office:value-type="float" office:value="0" calcext:value-type="float">
            <text:p>0</text:p>
          </table:table-cell>
          <table:table-cell table:style-name="ce8" table:formula="of:=LOOKUP([.AW66];[.$AZ$6:.$AZ$261];[.$BC$6:.$BC$261])" office:value-type="float" office:value="0" calcext:value-type="float">
            <text:p>0</text:p>
          </table:table-cell>
          <table:table-cell table:style-name="ce8" table:formula="of:=LOOKUP([.AX66];[.$AZ$6:.$AZ$261];[.$BC$6:.$BC$261])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$A$1:.$AX$69];[.AZ138])" office:value-type="float" office:value="0" calcext:value-type="float">
            <text:p>0</text:p>
          </table:table-cell>
          <table:table-cell table:formula="of:=COUNTIF([.$A$73:.$AX$141];[.AZ138])" office:value-type="float" office:value="0" calcext:value-type="float">
            <text:p>0</text:p>
          </table:table-cell>
          <table:table-cell table:formula="of:=IF([.AZ138]&lt;[.$BA$1];0;IF([.AZ138]&gt;=[.$BC$1];255;ROUNDDOWN(([.AZ138]-[.$BA$1])/([.$BC$1]-[.$BA$1])*255)))" office:value-type="float" office:value="132" calcext:value-type="float">
            <text:p>132</text:p>
          </table:table-cell>
        </table:table-row>
        <table:table-row table:style-name="ro1">
          <table:table-cell table:style-name="ce8" table:formula="of:=LOOKUP([.A67];[.$AZ$6:.$AZ$261];[.$BC$6:.$BC$261])" office:value-type="float" office:value="13" calcext:value-type="float">
            <text:p>13</text:p>
          </table:table-cell>
          <table:table-cell table:style-name="ce8" table:formula="of:=LOOKUP([.B67];[.$AZ$6:.$AZ$261];[.$BC$6:.$BC$261])" office:value-type="float" office:value="11" calcext:value-type="float">
            <text:p>11</text:p>
          </table:table-cell>
          <table:table-cell table:style-name="ce8" table:formula="of:=LOOKUP([.C67];[.$AZ$6:.$AZ$261];[.$BC$6:.$BC$261])" office:value-type="float" office:value="13" calcext:value-type="float">
            <text:p>13</text:p>
          </table:table-cell>
          <table:table-cell table:style-name="ce8" table:formula="of:=LOOKUP([.D67];[.$AZ$6:.$AZ$261];[.$BC$6:.$BC$261])" office:value-type="float" office:value="14" calcext:value-type="float">
            <text:p>14</text:p>
          </table:table-cell>
          <table:table-cell table:style-name="ce8" table:formula="of:=LOOKUP([.E67];[.$AZ$6:.$AZ$261];[.$BC$6:.$BC$261])" office:value-type="float" office:value="14" calcext:value-type="float">
            <text:p>14</text:p>
          </table:table-cell>
          <table:table-cell table:style-name="ce8" table:formula="of:=LOOKUP([.F67];[.$AZ$6:.$AZ$261];[.$BC$6:.$BC$261])" office:value-type="float" office:value="14" calcext:value-type="float">
            <text:p>14</text:p>
          </table:table-cell>
          <table:table-cell table:style-name="ce8" table:formula="of:=LOOKUP([.G67];[.$AZ$6:.$AZ$261];[.$BC$6:.$BC$261])" office:value-type="float" office:value="14" calcext:value-type="float">
            <text:p>14</text:p>
          </table:table-cell>
          <table:table-cell table:style-name="ce8" table:formula="of:=LOOKUP([.H67];[.$AZ$6:.$AZ$261];[.$BC$6:.$BC$261])" office:value-type="float" office:value="17" calcext:value-type="float">
            <text:p>17</text:p>
          </table:table-cell>
          <table:table-cell table:style-name="ce8" table:formula="of:=LOOKUP([.I67];[.$AZ$6:.$AZ$261];[.$BC$6:.$BC$261])" office:value-type="float" office:value="22" calcext:value-type="float">
            <text:p>22</text:p>
          </table:table-cell>
          <table:table-cell table:style-name="ce8" table:formula="of:=LOOKUP([.J67];[.$AZ$6:.$AZ$261];[.$BC$6:.$BC$261])" office:value-type="float" office:value="27" calcext:value-type="float">
            <text:p>27</text:p>
          </table:table-cell>
          <table:table-cell table:style-name="ce8" table:formula="of:=LOOKUP([.K67];[.$AZ$6:.$AZ$261];[.$BC$6:.$BC$261])" office:value-type="float" office:value="28" calcext:value-type="float">
            <text:p>28</text:p>
          </table:table-cell>
          <table:table-cell table:style-name="ce8" table:formula="of:=LOOKUP([.L67];[.$AZ$6:.$AZ$261];[.$BC$6:.$BC$261])" office:value-type="float" office:value="19" calcext:value-type="float">
            <text:p>19</text:p>
          </table:table-cell>
          <table:table-cell table:style-name="ce8" table:formula="of:=LOOKUP([.M67];[.$AZ$6:.$AZ$261];[.$BC$6:.$BC$261])" office:value-type="float" office:value="17" calcext:value-type="float">
            <text:p>17</text:p>
          </table:table-cell>
          <table:table-cell table:style-name="ce8" table:formula="of:=LOOKUP([.N67];[.$AZ$6:.$AZ$261];[.$BC$6:.$BC$261])" office:value-type="float" office:value="16" calcext:value-type="float">
            <text:p>16</text:p>
          </table:table-cell>
          <table:table-cell table:style-name="ce8" table:formula="of:=LOOKUP([.O67];[.$AZ$6:.$AZ$261];[.$BC$6:.$BC$261])" office:value-type="float" office:value="21" calcext:value-type="float">
            <text:p>21</text:p>
          </table:table-cell>
          <table:table-cell table:style-name="ce8" table:formula="of:=LOOKUP([.P67];[.$AZ$6:.$AZ$261];[.$BC$6:.$BC$261])" office:value-type="float" office:value="19" calcext:value-type="float">
            <text:p>19</text:p>
          </table:table-cell>
          <table:table-cell table:style-name="ce8" table:formula="of:=LOOKUP([.Q67];[.$AZ$6:.$AZ$261];[.$BC$6:.$BC$261])" office:value-type="float" office:value="23" calcext:value-type="float">
            <text:p>23</text:p>
          </table:table-cell>
          <table:table-cell table:style-name="ce8" table:formula="of:=LOOKUP([.R67];[.$AZ$6:.$AZ$261];[.$BC$6:.$BC$261])" office:value-type="float" office:value="28" calcext:value-type="float">
            <text:p>28</text:p>
          </table:table-cell>
          <table:table-cell table:style-name="ce8" table:formula="of:=LOOKUP([.S67];[.$AZ$6:.$AZ$261];[.$BC$6:.$BC$261])" office:value-type="float" office:value="13" calcext:value-type="float">
            <text:p>13</text:p>
          </table:table-cell>
          <table:table-cell table:style-name="ce8" table:formula="of:=LOOKUP([.T67];[.$AZ$6:.$AZ$261];[.$BC$6:.$BC$261])" office:value-type="float" office:value="11" calcext:value-type="float">
            <text:p>11</text:p>
          </table:table-cell>
          <table:table-cell table:style-name="ce8" table:formula="of:=LOOKUP([.U67];[.$AZ$6:.$AZ$261];[.$BC$6:.$BC$261])" office:value-type="float" office:value="13" calcext:value-type="float">
            <text:p>13</text:p>
          </table:table-cell>
          <table:table-cell table:style-name="ce8" table:formula="of:=LOOKUP([.V67];[.$AZ$6:.$AZ$261];[.$BC$6:.$BC$261])" office:value-type="float" office:value="14" calcext:value-type="float">
            <text:p>14</text:p>
          </table:table-cell>
          <table:table-cell table:style-name="ce8" table:formula="of:=LOOKUP([.W67];[.$AZ$6:.$AZ$261];[.$BC$6:.$BC$261])" office:value-type="float" office:value="14" calcext:value-type="float">
            <text:p>14</text:p>
          </table:table-cell>
          <table:table-cell table:style-name="ce8" table:formula="of:=LOOKUP([.X67];[.$AZ$6:.$AZ$261];[.$BC$6:.$BC$261])" office:value-type="float" office:value="12" calcext:value-type="float">
            <text:p>12</text:p>
          </table:table-cell>
          <table:table-cell table:style-name="ce8" table:formula="of:=LOOKUP([.Y67];[.$AZ$6:.$AZ$261];[.$BC$6:.$BC$261])" office:value-type="float" office:value="16" calcext:value-type="float">
            <text:p>16</text:p>
          </table:table-cell>
          <table:table-cell table:style-name="ce8" table:formula="of:=LOOKUP([.Z67];[.$AZ$6:.$AZ$261];[.$BC$6:.$BC$261])" office:value-type="float" office:value="21" calcext:value-type="float">
            <text:p>21</text:p>
          </table:table-cell>
          <table:table-cell table:style-name="ce8" table:formula="of:=LOOKUP([.AA67];[.$AZ$6:.$AZ$261];[.$BC$6:.$BC$261])" office:value-type="float" office:value="22" calcext:value-type="float">
            <text:p>22</text:p>
          </table:table-cell>
          <table:table-cell table:style-name="ce8" table:formula="of:=LOOKUP([.AB67];[.$AZ$6:.$AZ$261];[.$BC$6:.$BC$261])" office:value-type="float" office:value="31" calcext:value-type="float">
            <text:p>31</text:p>
          </table:table-cell>
          <table:table-cell table:style-name="ce8" table:formula="of:=LOOKUP([.AC67];[.$AZ$6:.$AZ$261];[.$BC$6:.$BC$261])" office:value-type="float" office:value="36" calcext:value-type="float">
            <text:p>36</text:p>
          </table:table-cell>
          <table:table-cell table:style-name="ce8" table:formula="of:=LOOKUP([.AD67];[.$AZ$6:.$AZ$261];[.$BC$6:.$BC$261])" office:value-type="float" office:value="25" calcext:value-type="float">
            <text:p>25</text:p>
          </table:table-cell>
          <table:table-cell table:style-name="ce8" table:formula="of:=LOOKUP([.AE67];[.$AZ$6:.$AZ$261];[.$BC$6:.$BC$261])" office:value-type="float" office:value="9" calcext:value-type="float">
            <text:p>9</text:p>
          </table:table-cell>
          <table:table-cell table:style-name="ce8" table:formula="of:=LOOKUP([.AF67];[.$AZ$6:.$AZ$261];[.$BC$6:.$BC$261])" office:value-type="float" office:value="5" calcext:value-type="float">
            <text:p>5</text:p>
          </table:table-cell>
          <table:table-cell table:style-name="ce8" table:formula="of:=LOOKUP([.AG67];[.$AZ$6:.$AZ$261];[.$BC$6:.$BC$261])" office:value-type="float" office:value="13" calcext:value-type="float">
            <text:p>13</text:p>
          </table:table-cell>
          <table:table-cell table:style-name="ce8" table:formula="of:=LOOKUP([.AH67];[.$AZ$6:.$AZ$261];[.$BC$6:.$BC$261])" office:value-type="float" office:value="18" calcext:value-type="float">
            <text:p>18</text:p>
          </table:table-cell>
          <table:table-cell table:style-name="ce8" table:formula="of:=LOOKUP([.AI67];[.$AZ$6:.$AZ$261];[.$BC$6:.$BC$261])" office:value-type="float" office:value="18" calcext:value-type="float">
            <text:p>18</text:p>
          </table:table-cell>
          <table:table-cell table:style-name="ce8" table:formula="of:=LOOKUP([.AJ67];[.$AZ$6:.$AZ$261];[.$BC$6:.$BC$261])" office:value-type="float" office:value="20" calcext:value-type="float">
            <text:p>20</text:p>
          </table:table-cell>
          <table:table-cell table:style-name="ce8" table:formula="of:=LOOKUP([.AK67];[.$AZ$6:.$AZ$261];[.$BC$6:.$BC$261])" office:value-type="float" office:value="21" calcext:value-type="float">
            <text:p>21</text:p>
          </table:table-cell>
          <table:table-cell table:style-name="ce8" table:formula="of:=LOOKUP([.AL67];[.$AZ$6:.$AZ$261];[.$BC$6:.$BC$261])" office:value-type="float" office:value="37" calcext:value-type="float">
            <text:p>37</text:p>
          </table:table-cell>
          <table:table-cell table:style-name="ce8" table:formula="of:=LOOKUP([.AM67];[.$AZ$6:.$AZ$261];[.$BC$6:.$BC$261])" office:value-type="float" office:value="46" calcext:value-type="float">
            <text:p>46</text:p>
          </table:table-cell>
          <table:table-cell table:style-name="ce8" table:formula="of:=LOOKUP([.AN67];[.$AZ$6:.$AZ$261];[.$BC$6:.$BC$261])" office:value-type="float" office:value="51" calcext:value-type="float">
            <text:p>51</text:p>
          </table:table-cell>
          <table:table-cell table:style-name="ce8" table:formula="of:=LOOKUP([.AO67];[.$AZ$6:.$AZ$261];[.$BC$6:.$BC$261])" office:value-type="float" office:value="52" calcext:value-type="float">
            <text:p>52</text:p>
          </table:table-cell>
          <table:table-cell table:style-name="ce8" table:formula="of:=LOOKUP([.AP67];[.$AZ$6:.$AZ$261];[.$BC$6:.$BC$261])" office:value-type="float" office:value="44" calcext:value-type="float">
            <text:p>44</text:p>
          </table:table-cell>
          <table:table-cell table:style-name="ce8" table:formula="of:=LOOKUP([.AQ67];[.$AZ$6:.$AZ$261];[.$BC$6:.$BC$261])" office:value-type="float" office:value="18" calcext:value-type="float">
            <text:p>18</text:p>
          </table:table-cell>
          <table:table-cell table:style-name="ce8" table:formula="of:=LOOKUP([.AR67];[.$AZ$6:.$AZ$261];[.$BC$6:.$BC$261])" office:value-type="float" office:value="2" calcext:value-type="float">
            <text:p>2</text:p>
          </table:table-cell>
          <table:table-cell table:style-name="ce8" table:formula="of:=LOOKUP([.AS67];[.$AZ$6:.$AZ$261];[.$BC$6:.$BC$261])" office:value-type="float" office:value="1" calcext:value-type="float">
            <text:p>1</text:p>
          </table:table-cell>
          <table:table-cell table:style-name="ce8" table:formula="of:=LOOKUP([.AT67];[.$AZ$6:.$AZ$261];[.$BC$6:.$BC$261])" office:value-type="float" office:value="1" calcext:value-type="float">
            <text:p>1</text:p>
          </table:table-cell>
          <table:table-cell table:style-name="ce8" table:formula="of:=LOOKUP([.AU67];[.$AZ$6:.$AZ$261];[.$BC$6:.$BC$261])" office:value-type="float" office:value="2" calcext:value-type="float">
            <text:p>2</text:p>
          </table:table-cell>
          <table:table-cell table:style-name="ce8" table:formula="of:=LOOKUP([.AV67];[.$AZ$6:.$AZ$261];[.$BC$6:.$BC$261])" office:value-type="float" office:value="0" calcext:value-type="float">
            <text:p>0</text:p>
          </table:table-cell>
          <table:table-cell table:style-name="ce8" table:formula="of:=LOOKUP([.AW67];[.$AZ$6:.$AZ$261];[.$BC$6:.$BC$261])" office:value-type="float" office:value="0" calcext:value-type="float">
            <text:p>0</text:p>
          </table:table-cell>
          <table:table-cell table:style-name="ce8" table:formula="of:=LOOKUP([.AX67];[.$AZ$6:.$AZ$261];[.$BC$6:.$BC$261])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$A$1:.$AX$69];[.AZ139])" office:value-type="float" office:value="0" calcext:value-type="float">
            <text:p>0</text:p>
          </table:table-cell>
          <table:table-cell table:formula="of:=COUNTIF([.$A$73:.$AX$141];[.AZ139])" office:value-type="float" office:value="0" calcext:value-type="float">
            <text:p>0</text:p>
          </table:table-cell>
          <table:table-cell table:formula="of:=IF([.AZ139]&lt;[.$BA$1];0;IF([.AZ139]&gt;=[.$BC$1];255;ROUNDDOWN(([.AZ139]-[.$BA$1])/([.$BC$1]-[.$BA$1])*255)))" office:value-type="float" office:value="133" calcext:value-type="float">
            <text:p>133</text:p>
          </table:table-cell>
        </table:table-row>
        <table:table-row table:style-name="ro1">
          <table:table-cell table:style-name="ce3" table:number-columns-repeated="50"/>
          <table:table-cell/>
          <table:table-cell office:value-type="float" office:value="134" calcext:value-type="float">
            <text:p>134</text:p>
          </table:table-cell>
          <table:table-cell table:formula="of:=COUNTIF([.$A$1:.$AX$69];[.AZ140])" office:value-type="float" office:value="0" calcext:value-type="float">
            <text:p>0</text:p>
          </table:table-cell>
          <table:table-cell table:formula="of:=COUNTIF([.$A$73:.$AX$141];[.AZ140])" office:value-type="float" office:value="0" calcext:value-type="float">
            <text:p>0</text:p>
          </table:table-cell>
          <table:table-cell table:formula="of:=IF([.AZ140]&lt;[.$BA$1];0;IF([.AZ140]&gt;=[.$BC$1];255;ROUNDDOWN(([.AZ140]-[.$BA$1])/([.$BC$1]-[.$BA$1])*255)))" office:value-type="float" office:value="134" calcext:value-type="float">
            <text:p>134</text:p>
          </table:table-cell>
        </table:table-row>
        <table:table-row table:style-name="ro1">
          <table:table-cell table:style-name="ce3" table:number-columns-repeated="50"/>
          <table:table-cell/>
          <table:table-cell office:value-type="float" office:value="135" calcext:value-type="float">
            <text:p>135</text:p>
          </table:table-cell>
          <table:table-cell table:formula="of:=COUNTIF([.$A$1:.$AX$69];[.AZ141])" office:value-type="float" office:value="0" calcext:value-type="float">
            <text:p>0</text:p>
          </table:table-cell>
          <table:table-cell table:formula="of:=COUNTIF([.$A$73:.$AX$141];[.AZ141])" office:value-type="float" office:value="0" calcext:value-type="float">
            <text:p>0</text:p>
          </table:table-cell>
          <table:table-cell table:formula="of:=IF([.AZ141]&lt;[.$BA$1];0;IF([.AZ141]&gt;=[.$BC$1];255;ROUNDDOWN(([.AZ141]-[.$BA$1])/([.$BC$1]-[.$BA$1])*255)))" office:value-type="float" office:value="135" calcext:value-type="float">
            <text:p>135</text:p>
          </table:table-cell>
        </table:table-row>
        <table:table-row table:style-name="ro1">
          <table:table-cell table:style-name="ce3" table:number-columns-repeated="50"/>
          <table:table-cell/>
          <table:table-cell office:value-type="float" office:value="136" calcext:value-type="float">
            <text:p>136</text:p>
          </table:table-cell>
          <table:table-cell table:formula="of:=COUNTIF([.$A$1:.$AX$69];[.AZ142])" office:value-type="float" office:value="0" calcext:value-type="float">
            <text:p>0</text:p>
          </table:table-cell>
          <table:table-cell table:formula="of:=COUNTIF([.$A$73:.$AX$141];[.AZ142])" office:value-type="float" office:value="0" calcext:value-type="float">
            <text:p>0</text:p>
          </table:table-cell>
          <table:table-cell table:formula="of:=IF([.AZ142]&lt;[.$BA$1];0;IF([.AZ142]&gt;=[.$BC$1];255;ROUNDDOWN(([.AZ142]-[.$BA$1])/([.$BC$1]-[.$BA$1])*255)))" office:value-type="float" office:value="136" calcext:value-type="float">
            <text:p>136</text:p>
          </table:table-cell>
        </table:table-row>
        <table:table-row table:style-name="ro1">
          <table:table-cell table:number-columns-repeated="51"/>
          <table:table-cell office:value-type="float" office:value="137" calcext:value-type="float">
            <text:p>137</text:p>
          </table:table-cell>
          <table:table-cell table:formula="of:=COUNTIF([.$A$1:.$AX$69];[.AZ143])" office:value-type="float" office:value="0" calcext:value-type="float">
            <text:p>0</text:p>
          </table:table-cell>
          <table:table-cell table:formula="of:=COUNTIF([.$A$73:.$AX$141];[.AZ143])" office:value-type="float" office:value="0" calcext:value-type="float">
            <text:p>0</text:p>
          </table:table-cell>
          <table:table-cell table:formula="of:=IF([.AZ143]&lt;[.$BA$1];0;IF([.AZ143]&gt;=[.$BC$1];255;ROUNDDOWN(([.AZ143]-[.$BA$1])/([.$BC$1]-[.$BA$1])*255)))" office:value-type="float" office:value="137" calcext:value-type="float">
            <text:p>137</text:p>
          </table:table-cell>
        </table:table-row>
        <table:table-row table:style-name="ro1">
          <table:table-cell table:number-columns-repeated="51"/>
          <table:table-cell office:value-type="float" office:value="138" calcext:value-type="float">
            <text:p>138</text:p>
          </table:table-cell>
          <table:table-cell table:formula="of:=COUNTIF([.$A$1:.$AX$69];[.AZ144])" office:value-type="float" office:value="0" calcext:value-type="float">
            <text:p>0</text:p>
          </table:table-cell>
          <table:table-cell table:formula="of:=COUNTIF([.$A$73:.$AX$141];[.AZ144])" office:value-type="float" office:value="0" calcext:value-type="float">
            <text:p>0</text:p>
          </table:table-cell>
          <table:table-cell table:formula="of:=IF([.AZ144]&lt;[.$BA$1];0;IF([.AZ144]&gt;=[.$BC$1];255;ROUNDDOWN(([.AZ144]-[.$BA$1])/([.$BC$1]-[.$BA$1])*255)))" office:value-type="float" office:value="138" calcext:value-type="float">
            <text:p>138</text:p>
          </table:table-cell>
        </table:table-row>
        <table:table-row table:style-name="ro1">
          <table:table-cell table:number-columns-repeated="51"/>
          <table:table-cell office:value-type="float" office:value="139" calcext:value-type="float">
            <text:p>139</text:p>
          </table:table-cell>
          <table:table-cell table:formula="of:=COUNTIF([.$A$1:.$AX$69];[.AZ145])" office:value-type="float" office:value="0" calcext:value-type="float">
            <text:p>0</text:p>
          </table:table-cell>
          <table:table-cell table:formula="of:=COUNTIF([.$A$73:.$AX$141];[.AZ145])" office:value-type="float" office:value="0" calcext:value-type="float">
            <text:p>0</text:p>
          </table:table-cell>
          <table:table-cell table:formula="of:=IF([.AZ145]&lt;[.$BA$1];0;IF([.AZ145]&gt;=[.$BC$1];255;ROUNDDOWN(([.AZ145]-[.$BA$1])/([.$BC$1]-[.$BA$1])*255)))" office:value-type="float" office:value="139" calcext:value-type="float">
            <text:p>139</text:p>
          </table:table-cell>
        </table:table-row>
        <table:table-row table:style-name="ro1">
          <table:table-cell table:number-columns-repeated="51"/>
          <table:table-cell office:value-type="float" office:value="140" calcext:value-type="float">
            <text:p>140</text:p>
          </table:table-cell>
          <table:table-cell table:formula="of:=COUNTIF([.$A$1:.$AX$69];[.AZ146])" office:value-type="float" office:value="0" calcext:value-type="float">
            <text:p>0</text:p>
          </table:table-cell>
          <table:table-cell table:formula="of:=COUNTIF([.$A$73:.$AX$141];[.AZ146])" office:value-type="float" office:value="0" calcext:value-type="float">
            <text:p>0</text:p>
          </table:table-cell>
          <table:table-cell table:formula="of:=IF([.AZ146]&lt;[.$BA$1];0;IF([.AZ146]&gt;=[.$BC$1];255;ROUNDDOWN(([.AZ146]-[.$BA$1])/([.$BC$1]-[.$BA$1])*255)))" office:value-type="float" office:value="140" calcext:value-type="float">
            <text:p>140</text:p>
          </table:table-cell>
        </table:table-row>
        <table:table-row table:style-name="ro1">
          <table:table-cell table:number-columns-repeated="51"/>
          <table:table-cell office:value-type="float" office:value="141" calcext:value-type="float">
            <text:p>141</text:p>
          </table:table-cell>
          <table:table-cell table:formula="of:=COUNTIF([.$A$1:.$AX$69];[.AZ147])" office:value-type="float" office:value="0" calcext:value-type="float">
            <text:p>0</text:p>
          </table:table-cell>
          <table:table-cell table:formula="of:=COUNTIF([.$A$73:.$AX$141];[.AZ147])" office:value-type="float" office:value="0" calcext:value-type="float">
            <text:p>0</text:p>
          </table:table-cell>
          <table:table-cell table:formula="of:=IF([.AZ147]&lt;[.$BA$1];0;IF([.AZ147]&gt;=[.$BC$1];255;ROUNDDOWN(([.AZ147]-[.$BA$1])/([.$BC$1]-[.$BA$1])*255)))" office:value-type="float" office:value="141" calcext:value-type="float">
            <text:p>141</text:p>
          </table:table-cell>
        </table:table-row>
        <table:table-row table:style-name="ro1">
          <table:table-cell table:number-columns-repeated="51"/>
          <table:table-cell office:value-type="float" office:value="142" calcext:value-type="float">
            <text:p>142</text:p>
          </table:table-cell>
          <table:table-cell table:formula="of:=COUNTIF([.$A$1:.$AX$69];[.AZ148])" office:value-type="float" office:value="0" calcext:value-type="float">
            <text:p>0</text:p>
          </table:table-cell>
          <table:table-cell table:formula="of:=COUNTIF([.$A$73:.$AX$141];[.AZ148])" office:value-type="float" office:value="0" calcext:value-type="float">
            <text:p>0</text:p>
          </table:table-cell>
          <table:table-cell table:formula="of:=IF([.AZ148]&lt;[.$BA$1];0;IF([.AZ148]&gt;=[.$BC$1];255;ROUNDDOWN(([.AZ148]-[.$BA$1])/([.$BC$1]-[.$BA$1])*255)))" office:value-type="float" office:value="142" calcext:value-type="float">
            <text:p>142</text:p>
          </table:table-cell>
        </table:table-row>
        <table:table-row table:style-name="ro1">
          <table:table-cell table:number-columns-repeated="51"/>
          <table:table-cell office:value-type="float" office:value="143" calcext:value-type="float">
            <text:p>143</text:p>
          </table:table-cell>
          <table:table-cell table:formula="of:=COUNTIF([.$A$1:.$AX$69];[.AZ149])" office:value-type="float" office:value="0" calcext:value-type="float">
            <text:p>0</text:p>
          </table:table-cell>
          <table:table-cell table:formula="of:=COUNTIF([.$A$73:.$AX$141];[.AZ149])" office:value-type="float" office:value="0" calcext:value-type="float">
            <text:p>0</text:p>
          </table:table-cell>
          <table:table-cell table:formula="of:=IF([.AZ149]&lt;[.$BA$1];0;IF([.AZ149]&gt;=[.$BC$1];255;ROUNDDOWN(([.AZ149]-[.$BA$1])/([.$BC$1]-[.$BA$1])*255)))" office:value-type="float" office:value="143" calcext:value-type="float">
            <text:p>143</text:p>
          </table:table-cell>
        </table:table-row>
        <table:table-row table:style-name="ro1">
          <table:table-cell table:number-columns-repeated="51"/>
          <table:table-cell office:value-type="float" office:value="144" calcext:value-type="float">
            <text:p>144</text:p>
          </table:table-cell>
          <table:table-cell table:formula="of:=COUNTIF([.$A$1:.$AX$69];[.AZ150])" office:value-type="float" office:value="0" calcext:value-type="float">
            <text:p>0</text:p>
          </table:table-cell>
          <table:table-cell table:formula="of:=COUNTIF([.$A$73:.$AX$141];[.AZ150])" office:value-type="float" office:value="0" calcext:value-type="float">
            <text:p>0</text:p>
          </table:table-cell>
          <table:table-cell table:formula="of:=IF([.AZ150]&lt;[.$BA$1];0;IF([.AZ150]&gt;=[.$BC$1];255;ROUNDDOWN(([.AZ150]-[.$BA$1])/([.$BC$1]-[.$BA$1])*255)))" office:value-type="float" office:value="144" calcext:value-type="float">
            <text:p>144</text:p>
          </table:table-cell>
        </table:table-row>
        <table:table-row table:style-name="ro1">
          <table:table-cell table:number-columns-repeated="51"/>
          <table:table-cell office:value-type="float" office:value="145" calcext:value-type="float">
            <text:p>145</text:p>
          </table:table-cell>
          <table:table-cell table:formula="of:=COUNTIF([.$A$1:.$AX$69];[.AZ151])" office:value-type="float" office:value="0" calcext:value-type="float">
            <text:p>0</text:p>
          </table:table-cell>
          <table:table-cell table:formula="of:=COUNTIF([.$A$73:.$AX$141];[.AZ151])" office:value-type="float" office:value="0" calcext:value-type="float">
            <text:p>0</text:p>
          </table:table-cell>
          <table:table-cell table:formula="of:=IF([.AZ151]&lt;[.$BA$1];0;IF([.AZ151]&gt;=[.$BC$1];255;ROUNDDOWN(([.AZ151]-[.$BA$1])/([.$BC$1]-[.$BA$1])*255)))" office:value-type="float" office:value="145" calcext:value-type="float">
            <text:p>145</text:p>
          </table:table-cell>
        </table:table-row>
        <table:table-row table:style-name="ro1">
          <table:table-cell table:number-columns-repeated="51"/>
          <table:table-cell office:value-type="float" office:value="146" calcext:value-type="float">
            <text:p>146</text:p>
          </table:table-cell>
          <table:table-cell table:formula="of:=COUNTIF([.$A$1:.$AX$69];[.AZ152])" office:value-type="float" office:value="0" calcext:value-type="float">
            <text:p>0</text:p>
          </table:table-cell>
          <table:table-cell table:formula="of:=COUNTIF([.$A$73:.$AX$141];[.AZ152])" office:value-type="float" office:value="0" calcext:value-type="float">
            <text:p>0</text:p>
          </table:table-cell>
          <table:table-cell table:formula="of:=IF([.AZ152]&lt;[.$BA$1];0;IF([.AZ152]&gt;=[.$BC$1];255;ROUNDDOWN(([.AZ152]-[.$BA$1])/([.$BC$1]-[.$BA$1])*255)))" office:value-type="float" office:value="146" calcext:value-type="float">
            <text:p>146</text:p>
          </table:table-cell>
        </table:table-row>
        <table:table-row table:style-name="ro1">
          <table:table-cell table:number-columns-repeated="51"/>
          <table:table-cell office:value-type="float" office:value="147" calcext:value-type="float">
            <text:p>147</text:p>
          </table:table-cell>
          <table:table-cell table:formula="of:=COUNTIF([.$A$1:.$AX$69];[.AZ153])" office:value-type="float" office:value="0" calcext:value-type="float">
            <text:p>0</text:p>
          </table:table-cell>
          <table:table-cell table:formula="of:=COUNTIF([.$A$73:.$AX$141];[.AZ153])" office:value-type="float" office:value="0" calcext:value-type="float">
            <text:p>0</text:p>
          </table:table-cell>
          <table:table-cell table:formula="of:=IF([.AZ153]&lt;[.$BA$1];0;IF([.AZ153]&gt;=[.$BC$1];255;ROUNDDOWN(([.AZ153]-[.$BA$1])/([.$BC$1]-[.$BA$1])*255)))" office:value-type="float" office:value="147" calcext:value-type="float">
            <text:p>147</text:p>
          </table:table-cell>
        </table:table-row>
        <table:table-row table:style-name="ro1">
          <table:table-cell table:number-columns-repeated="51"/>
          <table:table-cell office:value-type="float" office:value="148" calcext:value-type="float">
            <text:p>148</text:p>
          </table:table-cell>
          <table:table-cell table:formula="of:=COUNTIF([.$A$1:.$AX$69];[.AZ154])" office:value-type="float" office:value="0" calcext:value-type="float">
            <text:p>0</text:p>
          </table:table-cell>
          <table:table-cell table:formula="of:=COUNTIF([.$A$73:.$AX$141];[.AZ154])" office:value-type="float" office:value="0" calcext:value-type="float">
            <text:p>0</text:p>
          </table:table-cell>
          <table:table-cell table:formula="of:=IF([.AZ154]&lt;[.$BA$1];0;IF([.AZ154]&gt;=[.$BC$1];255;ROUNDDOWN(([.AZ154]-[.$BA$1])/([.$BC$1]-[.$BA$1])*255)))" office:value-type="float" office:value="148" calcext:value-type="float">
            <text:p>148</text:p>
          </table:table-cell>
        </table:table-row>
        <table:table-row table:style-name="ro1">
          <table:table-cell table:number-columns-repeated="51"/>
          <table:table-cell office:value-type="float" office:value="149" calcext:value-type="float">
            <text:p>149</text:p>
          </table:table-cell>
          <table:table-cell table:formula="of:=COUNTIF([.$A$1:.$AX$69];[.AZ155])" office:value-type="float" office:value="0" calcext:value-type="float">
            <text:p>0</text:p>
          </table:table-cell>
          <table:table-cell table:formula="of:=COUNTIF([.$A$73:.$AX$141];[.AZ155])" office:value-type="float" office:value="0" calcext:value-type="float">
            <text:p>0</text:p>
          </table:table-cell>
          <table:table-cell table:formula="of:=IF([.AZ155]&lt;[.$BA$1];0;IF([.AZ155]&gt;=[.$BC$1];255;ROUNDDOWN(([.AZ155]-[.$BA$1])/([.$BC$1]-[.$BA$1])*255)))" office:value-type="float" office:value="149" calcext:value-type="float">
            <text:p>149</text:p>
          </table:table-cell>
        </table:table-row>
        <table:table-row table:style-name="ro1">
          <table:table-cell table:number-columns-repeated="51"/>
          <table:table-cell office:value-type="float" office:value="150" calcext:value-type="float">
            <text:p>150</text:p>
          </table:table-cell>
          <table:table-cell table:formula="of:=COUNTIF([.$A$1:.$AX$69];[.AZ156])" office:value-type="float" office:value="0" calcext:value-type="float">
            <text:p>0</text:p>
          </table:table-cell>
          <table:table-cell table:formula="of:=COUNTIF([.$A$73:.$AX$141];[.AZ156])" office:value-type="float" office:value="0" calcext:value-type="float">
            <text:p>0</text:p>
          </table:table-cell>
          <table:table-cell table:formula="of:=IF([.AZ156]&lt;[.$BA$1];0;IF([.AZ156]&gt;=[.$BC$1];255;ROUNDDOWN(([.AZ156]-[.$BA$1])/([.$BC$1]-[.$BA$1])*255)))" office:value-type="float" office:value="150" calcext:value-type="float">
            <text:p>150</text:p>
          </table:table-cell>
        </table:table-row>
        <table:table-row table:style-name="ro1">
          <table:table-cell table:number-columns-repeated="51"/>
          <table:table-cell office:value-type="float" office:value="151" calcext:value-type="float">
            <text:p>151</text:p>
          </table:table-cell>
          <table:table-cell table:formula="of:=COUNTIF([.$A$1:.$AX$69];[.AZ157])" office:value-type="float" office:value="0" calcext:value-type="float">
            <text:p>0</text:p>
          </table:table-cell>
          <table:table-cell table:formula="of:=COUNTIF([.$A$73:.$AX$141];[.AZ157])" office:value-type="float" office:value="0" calcext:value-type="float">
            <text:p>0</text:p>
          </table:table-cell>
          <table:table-cell table:formula="of:=IF([.AZ157]&lt;[.$BA$1];0;IF([.AZ157]&gt;=[.$BC$1];255;ROUNDDOWN(([.AZ157]-[.$BA$1])/([.$BC$1]-[.$BA$1])*255)))" office:value-type="float" office:value="151" calcext:value-type="float">
            <text:p>151</text:p>
          </table:table-cell>
        </table:table-row>
        <table:table-row table:style-name="ro1">
          <table:table-cell table:number-columns-repeated="51"/>
          <table:table-cell office:value-type="float" office:value="152" calcext:value-type="float">
            <text:p>152</text:p>
          </table:table-cell>
          <table:table-cell table:formula="of:=COUNTIF([.$A$1:.$AX$69];[.AZ158])" office:value-type="float" office:value="0" calcext:value-type="float">
            <text:p>0</text:p>
          </table:table-cell>
          <table:table-cell table:formula="of:=COUNTIF([.$A$73:.$AX$141];[.AZ158])" office:value-type="float" office:value="0" calcext:value-type="float">
            <text:p>0</text:p>
          </table:table-cell>
          <table:table-cell table:formula="of:=IF([.AZ158]&lt;[.$BA$1];0;IF([.AZ158]&gt;=[.$BC$1];255;ROUNDDOWN(([.AZ158]-[.$BA$1])/([.$BC$1]-[.$BA$1])*255)))" office:value-type="float" office:value="152" calcext:value-type="float">
            <text:p>152</text:p>
          </table:table-cell>
        </table:table-row>
        <table:table-row table:style-name="ro1">
          <table:table-cell table:number-columns-repeated="51"/>
          <table:table-cell office:value-type="float" office:value="153" calcext:value-type="float">
            <text:p>153</text:p>
          </table:table-cell>
          <table:table-cell table:formula="of:=COUNTIF([.$A$1:.$AX$69];[.AZ159])" office:value-type="float" office:value="0" calcext:value-type="float">
            <text:p>0</text:p>
          </table:table-cell>
          <table:table-cell table:formula="of:=COUNTIF([.$A$73:.$AX$141];[.AZ159])" office:value-type="float" office:value="0" calcext:value-type="float">
            <text:p>0</text:p>
          </table:table-cell>
          <table:table-cell table:formula="of:=IF([.AZ159]&lt;[.$BA$1];0;IF([.AZ159]&gt;=[.$BC$1];255;ROUNDDOWN(([.AZ159]-[.$BA$1])/([.$BC$1]-[.$BA$1])*255)))" office:value-type="float" office:value="153" calcext:value-type="float">
            <text:p>153</text:p>
          </table:table-cell>
        </table:table-row>
        <table:table-row table:style-name="ro1">
          <table:table-cell table:number-columns-repeated="51"/>
          <table:table-cell office:value-type="float" office:value="154" calcext:value-type="float">
            <text:p>154</text:p>
          </table:table-cell>
          <table:table-cell table:formula="of:=COUNTIF([.$A$1:.$AX$69];[.AZ160])" office:value-type="float" office:value="0" calcext:value-type="float">
            <text:p>0</text:p>
          </table:table-cell>
          <table:table-cell table:formula="of:=COUNTIF([.$A$73:.$AX$141];[.AZ160])" office:value-type="float" office:value="0" calcext:value-type="float">
            <text:p>0</text:p>
          </table:table-cell>
          <table:table-cell table:formula="of:=IF([.AZ160]&lt;[.$BA$1];0;IF([.AZ160]&gt;=[.$BC$1];255;ROUNDDOWN(([.AZ160]-[.$BA$1])/([.$BC$1]-[.$BA$1])*255)))" office:value-type="float" office:value="154" calcext:value-type="float">
            <text:p>154</text:p>
          </table:table-cell>
        </table:table-row>
        <table:table-row table:style-name="ro1">
          <table:table-cell table:number-columns-repeated="51"/>
          <table:table-cell office:value-type="float" office:value="155" calcext:value-type="float">
            <text:p>155</text:p>
          </table:table-cell>
          <table:table-cell table:formula="of:=COUNTIF([.$A$1:.$AX$69];[.AZ161])" office:value-type="float" office:value="0" calcext:value-type="float">
            <text:p>0</text:p>
          </table:table-cell>
          <table:table-cell table:formula="of:=COUNTIF([.$A$73:.$AX$141];[.AZ161])" office:value-type="float" office:value="0" calcext:value-type="float">
            <text:p>0</text:p>
          </table:table-cell>
          <table:table-cell table:formula="of:=IF([.AZ161]&lt;[.$BA$1];0;IF([.AZ161]&gt;=[.$BC$1];255;ROUNDDOWN(([.AZ161]-[.$BA$1])/([.$BC$1]-[.$BA$1])*255)))" office:value-type="float" office:value="155" calcext:value-type="float">
            <text:p>155</text:p>
          </table:table-cell>
        </table:table-row>
        <table:table-row table:style-name="ro1">
          <table:table-cell table:number-columns-repeated="51"/>
          <table:table-cell office:value-type="float" office:value="156" calcext:value-type="float">
            <text:p>156</text:p>
          </table:table-cell>
          <table:table-cell table:formula="of:=COUNTIF([.$A$1:.$AX$69];[.AZ162])" office:value-type="float" office:value="0" calcext:value-type="float">
            <text:p>0</text:p>
          </table:table-cell>
          <table:table-cell table:formula="of:=COUNTIF([.$A$73:.$AX$141];[.AZ162])" office:value-type="float" office:value="0" calcext:value-type="float">
            <text:p>0</text:p>
          </table:table-cell>
          <table:table-cell table:formula="of:=IF([.AZ162]&lt;[.$BA$1];0;IF([.AZ162]&gt;=[.$BC$1];255;ROUNDDOWN(([.AZ162]-[.$BA$1])/([.$BC$1]-[.$BA$1])*255)))" office:value-type="float" office:value="156" calcext:value-type="float">
            <text:p>156</text:p>
          </table:table-cell>
        </table:table-row>
        <table:table-row table:style-name="ro1">
          <table:table-cell table:number-columns-repeated="51"/>
          <table:table-cell office:value-type="float" office:value="157" calcext:value-type="float">
            <text:p>157</text:p>
          </table:table-cell>
          <table:table-cell table:formula="of:=COUNTIF([.$A$1:.$AX$69];[.AZ163])" office:value-type="float" office:value="0" calcext:value-type="float">
            <text:p>0</text:p>
          </table:table-cell>
          <table:table-cell table:formula="of:=COUNTIF([.$A$73:.$AX$141];[.AZ163])" office:value-type="float" office:value="0" calcext:value-type="float">
            <text:p>0</text:p>
          </table:table-cell>
          <table:table-cell table:formula="of:=IF([.AZ163]&lt;[.$BA$1];0;IF([.AZ163]&gt;=[.$BC$1];255;ROUNDDOWN(([.AZ163]-[.$BA$1])/([.$BC$1]-[.$BA$1])*255)))" office:value-type="float" office:value="157" calcext:value-type="float">
            <text:p>157</text:p>
          </table:table-cell>
        </table:table-row>
        <table:table-row table:style-name="ro1">
          <table:table-cell table:number-columns-repeated="51"/>
          <table:table-cell office:value-type="float" office:value="158" calcext:value-type="float">
            <text:p>158</text:p>
          </table:table-cell>
          <table:table-cell table:formula="of:=COUNTIF([.$A$1:.$AX$69];[.AZ164])" office:value-type="float" office:value="0" calcext:value-type="float">
            <text:p>0</text:p>
          </table:table-cell>
          <table:table-cell table:formula="of:=COUNTIF([.$A$73:.$AX$141];[.AZ164])" office:value-type="float" office:value="0" calcext:value-type="float">
            <text:p>0</text:p>
          </table:table-cell>
          <table:table-cell table:formula="of:=IF([.AZ164]&lt;[.$BA$1];0;IF([.AZ164]&gt;=[.$BC$1];255;ROUNDDOWN(([.AZ164]-[.$BA$1])/([.$BC$1]-[.$BA$1])*255)))" office:value-type="float" office:value="158" calcext:value-type="float">
            <text:p>158</text:p>
          </table:table-cell>
        </table:table-row>
        <table:table-row table:style-name="ro1">
          <table:table-cell table:number-columns-repeated="51"/>
          <table:table-cell office:value-type="float" office:value="159" calcext:value-type="float">
            <text:p>159</text:p>
          </table:table-cell>
          <table:table-cell table:formula="of:=COUNTIF([.$A$1:.$AX$69];[.AZ165])" office:value-type="float" office:value="0" calcext:value-type="float">
            <text:p>0</text:p>
          </table:table-cell>
          <table:table-cell table:formula="of:=COUNTIF([.$A$73:.$AX$141];[.AZ165])" office:value-type="float" office:value="0" calcext:value-type="float">
            <text:p>0</text:p>
          </table:table-cell>
          <table:table-cell table:formula="of:=IF([.AZ165]&lt;[.$BA$1];0;IF([.AZ165]&gt;=[.$BC$1];255;ROUNDDOWN(([.AZ165]-[.$BA$1])/([.$BC$1]-[.$BA$1])*255)))" office:value-type="float" office:value="159" calcext:value-type="float">
            <text:p>159</text:p>
          </table:table-cell>
        </table:table-row>
        <table:table-row table:style-name="ro1">
          <table:table-cell table:number-columns-repeated="51"/>
          <table:table-cell office:value-type="float" office:value="160" calcext:value-type="float">
            <text:p>160</text:p>
          </table:table-cell>
          <table:table-cell table:formula="of:=COUNTIF([.$A$1:.$AX$69];[.AZ166])" office:value-type="float" office:value="0" calcext:value-type="float">
            <text:p>0</text:p>
          </table:table-cell>
          <table:table-cell table:formula="of:=COUNTIF([.$A$73:.$AX$141];[.AZ166])" office:value-type="float" office:value="0" calcext:value-type="float">
            <text:p>0</text:p>
          </table:table-cell>
          <table:table-cell table:formula="of:=IF([.AZ166]&lt;[.$BA$1];0;IF([.AZ166]&gt;=[.$BC$1];255;ROUNDDOWN(([.AZ166]-[.$BA$1])/([.$BC$1]-[.$BA$1])*255)))" office:value-type="float" office:value="160" calcext:value-type="float">
            <text:p>160</text:p>
          </table:table-cell>
        </table:table-row>
        <table:table-row table:style-name="ro1">
          <table:table-cell table:number-columns-repeated="51"/>
          <table:table-cell office:value-type="float" office:value="161" calcext:value-type="float">
            <text:p>161</text:p>
          </table:table-cell>
          <table:table-cell table:formula="of:=COUNTIF([.$A$1:.$AX$69];[.AZ167])" office:value-type="float" office:value="0" calcext:value-type="float">
            <text:p>0</text:p>
          </table:table-cell>
          <table:table-cell table:formula="of:=COUNTIF([.$A$73:.$AX$141];[.AZ167])" office:value-type="float" office:value="0" calcext:value-type="float">
            <text:p>0</text:p>
          </table:table-cell>
          <table:table-cell table:formula="of:=IF([.AZ167]&lt;[.$BA$1];0;IF([.AZ167]&gt;=[.$BC$1];255;ROUNDDOWN(([.AZ167]-[.$BA$1])/([.$BC$1]-[.$BA$1])*255)))" office:value-type="float" office:value="161" calcext:value-type="float">
            <text:p>161</text:p>
          </table:table-cell>
        </table:table-row>
        <table:table-row table:style-name="ro1">
          <table:table-cell table:number-columns-repeated="51"/>
          <table:table-cell office:value-type="float" office:value="162" calcext:value-type="float">
            <text:p>162</text:p>
          </table:table-cell>
          <table:table-cell table:formula="of:=COUNTIF([.$A$1:.$AX$69];[.AZ168])" office:value-type="float" office:value="0" calcext:value-type="float">
            <text:p>0</text:p>
          </table:table-cell>
          <table:table-cell table:formula="of:=COUNTIF([.$A$73:.$AX$141];[.AZ168])" office:value-type="float" office:value="0" calcext:value-type="float">
            <text:p>0</text:p>
          </table:table-cell>
          <table:table-cell table:formula="of:=IF([.AZ168]&lt;[.$BA$1];0;IF([.AZ168]&gt;=[.$BC$1];255;ROUNDDOWN(([.AZ168]-[.$BA$1])/([.$BC$1]-[.$BA$1])*255)))" office:value-type="float" office:value="162" calcext:value-type="float">
            <text:p>162</text:p>
          </table:table-cell>
        </table:table-row>
        <table:table-row table:style-name="ro1">
          <table:table-cell table:number-columns-repeated="51"/>
          <table:table-cell office:value-type="float" office:value="163" calcext:value-type="float">
            <text:p>163</text:p>
          </table:table-cell>
          <table:table-cell table:formula="of:=COUNTIF([.$A$1:.$AX$69];[.AZ169])" office:value-type="float" office:value="0" calcext:value-type="float">
            <text:p>0</text:p>
          </table:table-cell>
          <table:table-cell table:formula="of:=COUNTIF([.$A$73:.$AX$141];[.AZ169])" office:value-type="float" office:value="0" calcext:value-type="float">
            <text:p>0</text:p>
          </table:table-cell>
          <table:table-cell table:formula="of:=IF([.AZ169]&lt;[.$BA$1];0;IF([.AZ169]&gt;=[.$BC$1];255;ROUNDDOWN(([.AZ169]-[.$BA$1])/([.$BC$1]-[.$BA$1])*255)))" office:value-type="float" office:value="163" calcext:value-type="float">
            <text:p>163</text:p>
          </table:table-cell>
        </table:table-row>
        <table:table-row table:style-name="ro1">
          <table:table-cell table:number-columns-repeated="51"/>
          <table:table-cell office:value-type="float" office:value="164" calcext:value-type="float">
            <text:p>164</text:p>
          </table:table-cell>
          <table:table-cell table:formula="of:=COUNTIF([.$A$1:.$AX$69];[.AZ170])" office:value-type="float" office:value="0" calcext:value-type="float">
            <text:p>0</text:p>
          </table:table-cell>
          <table:table-cell table:formula="of:=COUNTIF([.$A$73:.$AX$141];[.AZ170])" office:value-type="float" office:value="0" calcext:value-type="float">
            <text:p>0</text:p>
          </table:table-cell>
          <table:table-cell table:formula="of:=IF([.AZ170]&lt;[.$BA$1];0;IF([.AZ170]&gt;=[.$BC$1];255;ROUNDDOWN(([.AZ170]-[.$BA$1])/([.$BC$1]-[.$BA$1])*255)))" office:value-type="float" office:value="164" calcext:value-type="float">
            <text:p>164</text:p>
          </table:table-cell>
        </table:table-row>
        <table:table-row table:style-name="ro1">
          <table:table-cell table:number-columns-repeated="51"/>
          <table:table-cell office:value-type="float" office:value="165" calcext:value-type="float">
            <text:p>165</text:p>
          </table:table-cell>
          <table:table-cell table:formula="of:=COUNTIF([.$A$1:.$AX$69];[.AZ171])" office:value-type="float" office:value="0" calcext:value-type="float">
            <text:p>0</text:p>
          </table:table-cell>
          <table:table-cell table:formula="of:=COUNTIF([.$A$73:.$AX$141];[.AZ171])" office:value-type="float" office:value="0" calcext:value-type="float">
            <text:p>0</text:p>
          </table:table-cell>
          <table:table-cell table:formula="of:=IF([.AZ171]&lt;[.$BA$1];0;IF([.AZ171]&gt;=[.$BC$1];255;ROUNDDOWN(([.AZ171]-[.$BA$1])/([.$BC$1]-[.$BA$1])*255)))" office:value-type="float" office:value="165" calcext:value-type="float">
            <text:p>165</text:p>
          </table:table-cell>
        </table:table-row>
        <table:table-row table:style-name="ro1">
          <table:table-cell table:number-columns-repeated="51"/>
          <table:table-cell office:value-type="float" office:value="166" calcext:value-type="float">
            <text:p>166</text:p>
          </table:table-cell>
          <table:table-cell table:formula="of:=COUNTIF([.$A$1:.$AX$69];[.AZ172])" office:value-type="float" office:value="0" calcext:value-type="float">
            <text:p>0</text:p>
          </table:table-cell>
          <table:table-cell table:formula="of:=COUNTIF([.$A$73:.$AX$141];[.AZ172])" office:value-type="float" office:value="0" calcext:value-type="float">
            <text:p>0</text:p>
          </table:table-cell>
          <table:table-cell table:formula="of:=IF([.AZ172]&lt;[.$BA$1];0;IF([.AZ172]&gt;=[.$BC$1];255;ROUNDDOWN(([.AZ172]-[.$BA$1])/([.$BC$1]-[.$BA$1])*255)))" office:value-type="float" office:value="166" calcext:value-type="float">
            <text:p>166</text:p>
          </table:table-cell>
        </table:table-row>
        <table:table-row table:style-name="ro1">
          <table:table-cell table:number-columns-repeated="51"/>
          <table:table-cell office:value-type="float" office:value="167" calcext:value-type="float">
            <text:p>167</text:p>
          </table:table-cell>
          <table:table-cell table:formula="of:=COUNTIF([.$A$1:.$AX$69];[.AZ173])" office:value-type="float" office:value="0" calcext:value-type="float">
            <text:p>0</text:p>
          </table:table-cell>
          <table:table-cell table:formula="of:=COUNTIF([.$A$73:.$AX$141];[.AZ173])" office:value-type="float" office:value="0" calcext:value-type="float">
            <text:p>0</text:p>
          </table:table-cell>
          <table:table-cell table:formula="of:=IF([.AZ173]&lt;[.$BA$1];0;IF([.AZ173]&gt;=[.$BC$1];255;ROUNDDOWN(([.AZ173]-[.$BA$1])/([.$BC$1]-[.$BA$1])*255)))" office:value-type="float" office:value="167" calcext:value-type="float">
            <text:p>167</text:p>
          </table:table-cell>
        </table:table-row>
        <table:table-row table:style-name="ro1">
          <table:table-cell table:number-columns-repeated="51"/>
          <table:table-cell office:value-type="float" office:value="168" calcext:value-type="float">
            <text:p>168</text:p>
          </table:table-cell>
          <table:table-cell table:formula="of:=COUNTIF([.$A$1:.$AX$69];[.AZ174])" office:value-type="float" office:value="0" calcext:value-type="float">
            <text:p>0</text:p>
          </table:table-cell>
          <table:table-cell table:formula="of:=COUNTIF([.$A$73:.$AX$141];[.AZ174])" office:value-type="float" office:value="0" calcext:value-type="float">
            <text:p>0</text:p>
          </table:table-cell>
          <table:table-cell table:formula="of:=IF([.AZ174]&lt;[.$BA$1];0;IF([.AZ174]&gt;=[.$BC$1];255;ROUNDDOWN(([.AZ174]-[.$BA$1])/([.$BC$1]-[.$BA$1])*255)))" office:value-type="float" office:value="168" calcext:value-type="float">
            <text:p>168</text:p>
          </table:table-cell>
        </table:table-row>
        <table:table-row table:style-name="ro1">
          <table:table-cell table:number-columns-repeated="51"/>
          <table:table-cell office:value-type="float" office:value="169" calcext:value-type="float">
            <text:p>169</text:p>
          </table:table-cell>
          <table:table-cell table:formula="of:=COUNTIF([.$A$1:.$AX$69];[.AZ175])" office:value-type="float" office:value="0" calcext:value-type="float">
            <text:p>0</text:p>
          </table:table-cell>
          <table:table-cell table:formula="of:=COUNTIF([.$A$73:.$AX$141];[.AZ175])" office:value-type="float" office:value="0" calcext:value-type="float">
            <text:p>0</text:p>
          </table:table-cell>
          <table:table-cell table:formula="of:=IF([.AZ175]&lt;[.$BA$1];0;IF([.AZ175]&gt;=[.$BC$1];255;ROUNDDOWN(([.AZ175]-[.$BA$1])/([.$BC$1]-[.$BA$1])*255)))" office:value-type="float" office:value="169" calcext:value-type="float">
            <text:p>169</text:p>
          </table:table-cell>
        </table:table-row>
        <table:table-row table:style-name="ro1">
          <table:table-cell table:number-columns-repeated="51"/>
          <table:table-cell office:value-type="float" office:value="170" calcext:value-type="float">
            <text:p>170</text:p>
          </table:table-cell>
          <table:table-cell table:formula="of:=COUNTIF([.$A$1:.$AX$69];[.AZ176])" office:value-type="float" office:value="0" calcext:value-type="float">
            <text:p>0</text:p>
          </table:table-cell>
          <table:table-cell table:formula="of:=COUNTIF([.$A$73:.$AX$141];[.AZ176])" office:value-type="float" office:value="0" calcext:value-type="float">
            <text:p>0</text:p>
          </table:table-cell>
          <table:table-cell table:formula="of:=IF([.AZ176]&lt;[.$BA$1];0;IF([.AZ176]&gt;=[.$BC$1];255;ROUNDDOWN(([.AZ176]-[.$BA$1])/([.$BC$1]-[.$BA$1])*255)))" office:value-type="float" office:value="170" calcext:value-type="float">
            <text:p>170</text:p>
          </table:table-cell>
        </table:table-row>
        <table:table-row table:style-name="ro1">
          <table:table-cell table:number-columns-repeated="51"/>
          <table:table-cell office:value-type="float" office:value="171" calcext:value-type="float">
            <text:p>171</text:p>
          </table:table-cell>
          <table:table-cell table:formula="of:=COUNTIF([.$A$1:.$AX$69];[.AZ177])" office:value-type="float" office:value="0" calcext:value-type="float">
            <text:p>0</text:p>
          </table:table-cell>
          <table:table-cell table:formula="of:=COUNTIF([.$A$73:.$AX$141];[.AZ177])" office:value-type="float" office:value="0" calcext:value-type="float">
            <text:p>0</text:p>
          </table:table-cell>
          <table:table-cell table:formula="of:=IF([.AZ177]&lt;[.$BA$1];0;IF([.AZ177]&gt;=[.$BC$1];255;ROUNDDOWN(([.AZ177]-[.$BA$1])/([.$BC$1]-[.$BA$1])*255)))" office:value-type="float" office:value="171" calcext:value-type="float">
            <text:p>171</text:p>
          </table:table-cell>
        </table:table-row>
        <table:table-row table:style-name="ro1">
          <table:table-cell table:number-columns-repeated="51"/>
          <table:table-cell office:value-type="float" office:value="172" calcext:value-type="float">
            <text:p>172</text:p>
          </table:table-cell>
          <table:table-cell table:formula="of:=COUNTIF([.$A$1:.$AX$69];[.AZ178])" office:value-type="float" office:value="0" calcext:value-type="float">
            <text:p>0</text:p>
          </table:table-cell>
          <table:table-cell table:formula="of:=COUNTIF([.$A$73:.$AX$141];[.AZ178])" office:value-type="float" office:value="0" calcext:value-type="float">
            <text:p>0</text:p>
          </table:table-cell>
          <table:table-cell table:formula="of:=IF([.AZ178]&lt;[.$BA$1];0;IF([.AZ178]&gt;=[.$BC$1];255;ROUNDDOWN(([.AZ178]-[.$BA$1])/([.$BC$1]-[.$BA$1])*255)))" office:value-type="float" office:value="172" calcext:value-type="float">
            <text:p>172</text:p>
          </table:table-cell>
        </table:table-row>
        <table:table-row table:style-name="ro1">
          <table:table-cell table:number-columns-repeated="51"/>
          <table:table-cell office:value-type="float" office:value="173" calcext:value-type="float">
            <text:p>173</text:p>
          </table:table-cell>
          <table:table-cell table:formula="of:=COUNTIF([.$A$1:.$AX$69];[.AZ179])" office:value-type="float" office:value="0" calcext:value-type="float">
            <text:p>0</text:p>
          </table:table-cell>
          <table:table-cell table:formula="of:=COUNTIF([.$A$73:.$AX$141];[.AZ179])" office:value-type="float" office:value="0" calcext:value-type="float">
            <text:p>0</text:p>
          </table:table-cell>
          <table:table-cell table:formula="of:=IF([.AZ179]&lt;[.$BA$1];0;IF([.AZ179]&gt;=[.$BC$1];255;ROUNDDOWN(([.AZ179]-[.$BA$1])/([.$BC$1]-[.$BA$1])*255)))" office:value-type="float" office:value="173" calcext:value-type="float">
            <text:p>173</text:p>
          </table:table-cell>
        </table:table-row>
        <table:table-row table:style-name="ro1">
          <table:table-cell table:number-columns-repeated="51"/>
          <table:table-cell office:value-type="float" office:value="174" calcext:value-type="float">
            <text:p>174</text:p>
          </table:table-cell>
          <table:table-cell table:formula="of:=COUNTIF([.$A$1:.$AX$69];[.AZ180])" office:value-type="float" office:value="0" calcext:value-type="float">
            <text:p>0</text:p>
          </table:table-cell>
          <table:table-cell table:formula="of:=COUNTIF([.$A$73:.$AX$141];[.AZ180])" office:value-type="float" office:value="0" calcext:value-type="float">
            <text:p>0</text:p>
          </table:table-cell>
          <table:table-cell table:formula="of:=IF([.AZ180]&lt;[.$BA$1];0;IF([.AZ180]&gt;=[.$BC$1];255;ROUNDDOWN(([.AZ180]-[.$BA$1])/([.$BC$1]-[.$BA$1])*255)))" office:value-type="float" office:value="174" calcext:value-type="float">
            <text:p>174</text:p>
          </table:table-cell>
        </table:table-row>
        <table:table-row table:style-name="ro1">
          <table:table-cell table:number-columns-repeated="51"/>
          <table:table-cell office:value-type="float" office:value="175" calcext:value-type="float">
            <text:p>175</text:p>
          </table:table-cell>
          <table:table-cell table:formula="of:=COUNTIF([.$A$1:.$AX$69];[.AZ181])" office:value-type="float" office:value="0" calcext:value-type="float">
            <text:p>0</text:p>
          </table:table-cell>
          <table:table-cell table:formula="of:=COUNTIF([.$A$73:.$AX$141];[.AZ181])" office:value-type="float" office:value="0" calcext:value-type="float">
            <text:p>0</text:p>
          </table:table-cell>
          <table:table-cell table:formula="of:=IF([.AZ181]&lt;[.$BA$1];0;IF([.AZ181]&gt;=[.$BC$1];255;ROUNDDOWN(([.AZ181]-[.$BA$1])/([.$BC$1]-[.$BA$1])*255)))" office:value-type="float" office:value="175" calcext:value-type="float">
            <text:p>175</text:p>
          </table:table-cell>
        </table:table-row>
        <table:table-row table:style-name="ro1">
          <table:table-cell table:number-columns-repeated="51"/>
          <table:table-cell office:value-type="float" office:value="176" calcext:value-type="float">
            <text:p>176</text:p>
          </table:table-cell>
          <table:table-cell table:formula="of:=COUNTIF([.$A$1:.$AX$69];[.AZ182])" office:value-type="float" office:value="0" calcext:value-type="float">
            <text:p>0</text:p>
          </table:table-cell>
          <table:table-cell table:formula="of:=COUNTIF([.$A$73:.$AX$141];[.AZ182])" office:value-type="float" office:value="0" calcext:value-type="float">
            <text:p>0</text:p>
          </table:table-cell>
          <table:table-cell table:formula="of:=IF([.AZ182]&lt;[.$BA$1];0;IF([.AZ182]&gt;=[.$BC$1];255;ROUNDDOWN(([.AZ182]-[.$BA$1])/([.$BC$1]-[.$BA$1])*255)))" office:value-type="float" office:value="176" calcext:value-type="float">
            <text:p>176</text:p>
          </table:table-cell>
        </table:table-row>
        <table:table-row table:style-name="ro1">
          <table:table-cell table:number-columns-repeated="51"/>
          <table:table-cell office:value-type="float" office:value="177" calcext:value-type="float">
            <text:p>177</text:p>
          </table:table-cell>
          <table:table-cell table:formula="of:=COUNTIF([.$A$1:.$AX$69];[.AZ183])" office:value-type="float" office:value="0" calcext:value-type="float">
            <text:p>0</text:p>
          </table:table-cell>
          <table:table-cell table:formula="of:=COUNTIF([.$A$73:.$AX$141];[.AZ183])" office:value-type="float" office:value="0" calcext:value-type="float">
            <text:p>0</text:p>
          </table:table-cell>
          <table:table-cell table:formula="of:=IF([.AZ183]&lt;[.$BA$1];0;IF([.AZ183]&gt;=[.$BC$1];255;ROUNDDOWN(([.AZ183]-[.$BA$1])/([.$BC$1]-[.$BA$1])*255)))" office:value-type="float" office:value="177" calcext:value-type="float">
            <text:p>177</text:p>
          </table:table-cell>
        </table:table-row>
        <table:table-row table:style-name="ro1">
          <table:table-cell table:number-columns-repeated="51"/>
          <table:table-cell office:value-type="float" office:value="178" calcext:value-type="float">
            <text:p>178</text:p>
          </table:table-cell>
          <table:table-cell table:formula="of:=COUNTIF([.$A$1:.$AX$69];[.AZ184])" office:value-type="float" office:value="0" calcext:value-type="float">
            <text:p>0</text:p>
          </table:table-cell>
          <table:table-cell table:formula="of:=COUNTIF([.$A$73:.$AX$141];[.AZ184])" office:value-type="float" office:value="0" calcext:value-type="float">
            <text:p>0</text:p>
          </table:table-cell>
          <table:table-cell table:formula="of:=IF([.AZ184]&lt;[.$BA$1];0;IF([.AZ184]&gt;=[.$BC$1];255;ROUNDDOWN(([.AZ184]-[.$BA$1])/([.$BC$1]-[.$BA$1])*255)))" office:value-type="float" office:value="178" calcext:value-type="float">
            <text:p>178</text:p>
          </table:table-cell>
        </table:table-row>
        <table:table-row table:style-name="ro1">
          <table:table-cell table:number-columns-repeated="51"/>
          <table:table-cell office:value-type="float" office:value="179" calcext:value-type="float">
            <text:p>179</text:p>
          </table:table-cell>
          <table:table-cell table:formula="of:=COUNTIF([.$A$1:.$AX$69];[.AZ185])" office:value-type="float" office:value="0" calcext:value-type="float">
            <text:p>0</text:p>
          </table:table-cell>
          <table:table-cell table:formula="of:=COUNTIF([.$A$73:.$AX$141];[.AZ185])" office:value-type="float" office:value="0" calcext:value-type="float">
            <text:p>0</text:p>
          </table:table-cell>
          <table:table-cell table:formula="of:=IF([.AZ185]&lt;[.$BA$1];0;IF([.AZ185]&gt;=[.$BC$1];255;ROUNDDOWN(([.AZ185]-[.$BA$1])/([.$BC$1]-[.$BA$1])*255)))" office:value-type="float" office:value="179" calcext:value-type="float">
            <text:p>179</text:p>
          </table:table-cell>
        </table:table-row>
        <table:table-row table:style-name="ro1">
          <table:table-cell table:number-columns-repeated="51"/>
          <table:table-cell office:value-type="float" office:value="180" calcext:value-type="float">
            <text:p>180</text:p>
          </table:table-cell>
          <table:table-cell table:formula="of:=COUNTIF([.$A$1:.$AX$69];[.AZ186])" office:value-type="float" office:value="0" calcext:value-type="float">
            <text:p>0</text:p>
          </table:table-cell>
          <table:table-cell table:formula="of:=COUNTIF([.$A$73:.$AX$141];[.AZ186])" office:value-type="float" office:value="0" calcext:value-type="float">
            <text:p>0</text:p>
          </table:table-cell>
          <table:table-cell table:formula="of:=IF([.AZ186]&lt;[.$BA$1];0;IF([.AZ186]&gt;=[.$BC$1];255;ROUNDDOWN(([.AZ186]-[.$BA$1])/([.$BC$1]-[.$BA$1])*255)))" office:value-type="float" office:value="180" calcext:value-type="float">
            <text:p>180</text:p>
          </table:table-cell>
        </table:table-row>
        <table:table-row table:style-name="ro1">
          <table:table-cell table:number-columns-repeated="51"/>
          <table:table-cell office:value-type="float" office:value="181" calcext:value-type="float">
            <text:p>181</text:p>
          </table:table-cell>
          <table:table-cell table:formula="of:=COUNTIF([.$A$1:.$AX$69];[.AZ187])" office:value-type="float" office:value="0" calcext:value-type="float">
            <text:p>0</text:p>
          </table:table-cell>
          <table:table-cell table:formula="of:=COUNTIF([.$A$73:.$AX$141];[.AZ187])" office:value-type="float" office:value="0" calcext:value-type="float">
            <text:p>0</text:p>
          </table:table-cell>
          <table:table-cell table:formula="of:=IF([.AZ187]&lt;[.$BA$1];0;IF([.AZ187]&gt;=[.$BC$1];255;ROUNDDOWN(([.AZ187]-[.$BA$1])/([.$BC$1]-[.$BA$1])*255)))" office:value-type="float" office:value="181" calcext:value-type="float">
            <text:p>181</text:p>
          </table:table-cell>
        </table:table-row>
        <table:table-row table:style-name="ro1">
          <table:table-cell table:number-columns-repeated="51"/>
          <table:table-cell office:value-type="float" office:value="182" calcext:value-type="float">
            <text:p>182</text:p>
          </table:table-cell>
          <table:table-cell table:formula="of:=COUNTIF([.$A$1:.$AX$69];[.AZ188])" office:value-type="float" office:value="0" calcext:value-type="float">
            <text:p>0</text:p>
          </table:table-cell>
          <table:table-cell table:formula="of:=COUNTIF([.$A$73:.$AX$141];[.AZ188])" office:value-type="float" office:value="0" calcext:value-type="float">
            <text:p>0</text:p>
          </table:table-cell>
          <table:table-cell table:formula="of:=IF([.AZ188]&lt;[.$BA$1];0;IF([.AZ188]&gt;=[.$BC$1];255;ROUNDDOWN(([.AZ188]-[.$BA$1])/([.$BC$1]-[.$BA$1])*255)))" office:value-type="float" office:value="182" calcext:value-type="float">
            <text:p>182</text:p>
          </table:table-cell>
        </table:table-row>
        <table:table-row table:style-name="ro1">
          <table:table-cell table:number-columns-repeated="51"/>
          <table:table-cell office:value-type="float" office:value="183" calcext:value-type="float">
            <text:p>183</text:p>
          </table:table-cell>
          <table:table-cell table:formula="of:=COUNTIF([.$A$1:.$AX$69];[.AZ189])" office:value-type="float" office:value="0" calcext:value-type="float">
            <text:p>0</text:p>
          </table:table-cell>
          <table:table-cell table:formula="of:=COUNTIF([.$A$73:.$AX$141];[.AZ189])" office:value-type="float" office:value="0" calcext:value-type="float">
            <text:p>0</text:p>
          </table:table-cell>
          <table:table-cell table:formula="of:=IF([.AZ189]&lt;[.$BA$1];0;IF([.AZ189]&gt;=[.$BC$1];255;ROUNDDOWN(([.AZ189]-[.$BA$1])/([.$BC$1]-[.$BA$1])*255)))" office:value-type="float" office:value="183" calcext:value-type="float">
            <text:p>183</text:p>
          </table:table-cell>
        </table:table-row>
        <table:table-row table:style-name="ro1">
          <table:table-cell table:number-columns-repeated="51"/>
          <table:table-cell office:value-type="float" office:value="184" calcext:value-type="float">
            <text:p>184</text:p>
          </table:table-cell>
          <table:table-cell table:formula="of:=COUNTIF([.$A$1:.$AX$69];[.AZ190])" office:value-type="float" office:value="0" calcext:value-type="float">
            <text:p>0</text:p>
          </table:table-cell>
          <table:table-cell table:formula="of:=COUNTIF([.$A$73:.$AX$141];[.AZ190])" office:value-type="float" office:value="0" calcext:value-type="float">
            <text:p>0</text:p>
          </table:table-cell>
          <table:table-cell table:formula="of:=IF([.AZ190]&lt;[.$BA$1];0;IF([.AZ190]&gt;=[.$BC$1];255;ROUNDDOWN(([.AZ190]-[.$BA$1])/([.$BC$1]-[.$BA$1])*255)))" office:value-type="float" office:value="184" calcext:value-type="float">
            <text:p>184</text:p>
          </table:table-cell>
        </table:table-row>
        <table:table-row table:style-name="ro1">
          <table:table-cell table:number-columns-repeated="51"/>
          <table:table-cell office:value-type="float" office:value="185" calcext:value-type="float">
            <text:p>185</text:p>
          </table:table-cell>
          <table:table-cell table:formula="of:=COUNTIF([.$A$1:.$AX$69];[.AZ191])" office:value-type="float" office:value="0" calcext:value-type="float">
            <text:p>0</text:p>
          </table:table-cell>
          <table:table-cell table:formula="of:=COUNTIF([.$A$73:.$AX$141];[.AZ191])" office:value-type="float" office:value="0" calcext:value-type="float">
            <text:p>0</text:p>
          </table:table-cell>
          <table:table-cell table:formula="of:=IF([.AZ191]&lt;[.$BA$1];0;IF([.AZ191]&gt;=[.$BC$1];255;ROUNDDOWN(([.AZ191]-[.$BA$1])/([.$BC$1]-[.$BA$1])*255)))" office:value-type="float" office:value="185" calcext:value-type="float">
            <text:p>185</text:p>
          </table:table-cell>
        </table:table-row>
        <table:table-row table:style-name="ro1">
          <table:table-cell table:number-columns-repeated="51"/>
          <table:table-cell office:value-type="float" office:value="186" calcext:value-type="float">
            <text:p>186</text:p>
          </table:table-cell>
          <table:table-cell table:formula="of:=COUNTIF([.$A$1:.$AX$69];[.AZ192])" office:value-type="float" office:value="0" calcext:value-type="float">
            <text:p>0</text:p>
          </table:table-cell>
          <table:table-cell table:formula="of:=COUNTIF([.$A$73:.$AX$141];[.AZ192])" office:value-type="float" office:value="0" calcext:value-type="float">
            <text:p>0</text:p>
          </table:table-cell>
          <table:table-cell table:formula="of:=IF([.AZ192]&lt;[.$BA$1];0;IF([.AZ192]&gt;=[.$BC$1];255;ROUNDDOWN(([.AZ192]-[.$BA$1])/([.$BC$1]-[.$BA$1])*255)))" office:value-type="float" office:value="186" calcext:value-type="float">
            <text:p>186</text:p>
          </table:table-cell>
        </table:table-row>
        <table:table-row table:style-name="ro1">
          <table:table-cell table:number-columns-repeated="51"/>
          <table:table-cell office:value-type="float" office:value="187" calcext:value-type="float">
            <text:p>187</text:p>
          </table:table-cell>
          <table:table-cell table:formula="of:=COUNTIF([.$A$1:.$AX$69];[.AZ193])" office:value-type="float" office:value="0" calcext:value-type="float">
            <text:p>0</text:p>
          </table:table-cell>
          <table:table-cell table:formula="of:=COUNTIF([.$A$73:.$AX$141];[.AZ193])" office:value-type="float" office:value="0" calcext:value-type="float">
            <text:p>0</text:p>
          </table:table-cell>
          <table:table-cell table:formula="of:=IF([.AZ193]&lt;[.$BA$1];0;IF([.AZ193]&gt;=[.$BC$1];255;ROUNDDOWN(([.AZ193]-[.$BA$1])/([.$BC$1]-[.$BA$1])*255)))" office:value-type="float" office:value="187" calcext:value-type="float">
            <text:p>187</text:p>
          </table:table-cell>
        </table:table-row>
        <table:table-row table:style-name="ro1">
          <table:table-cell table:number-columns-repeated="51"/>
          <table:table-cell office:value-type="float" office:value="188" calcext:value-type="float">
            <text:p>188</text:p>
          </table:table-cell>
          <table:table-cell table:formula="of:=COUNTIF([.$A$1:.$AX$69];[.AZ194])" office:value-type="float" office:value="0" calcext:value-type="float">
            <text:p>0</text:p>
          </table:table-cell>
          <table:table-cell table:formula="of:=COUNTIF([.$A$73:.$AX$141];[.AZ194])" office:value-type="float" office:value="0" calcext:value-type="float">
            <text:p>0</text:p>
          </table:table-cell>
          <table:table-cell table:formula="of:=IF([.AZ194]&lt;[.$BA$1];0;IF([.AZ194]&gt;=[.$BC$1];255;ROUNDDOWN(([.AZ194]-[.$BA$1])/([.$BC$1]-[.$BA$1])*255)))" office:value-type="float" office:value="188" calcext:value-type="float">
            <text:p>188</text:p>
          </table:table-cell>
        </table:table-row>
        <table:table-row table:style-name="ro1">
          <table:table-cell table:number-columns-repeated="51"/>
          <table:table-cell office:value-type="float" office:value="189" calcext:value-type="float">
            <text:p>189</text:p>
          </table:table-cell>
          <table:table-cell table:formula="of:=COUNTIF([.$A$1:.$AX$69];[.AZ195])" office:value-type="float" office:value="0" calcext:value-type="float">
            <text:p>0</text:p>
          </table:table-cell>
          <table:table-cell table:formula="of:=COUNTIF([.$A$73:.$AX$141];[.AZ195])" office:value-type="float" office:value="0" calcext:value-type="float">
            <text:p>0</text:p>
          </table:table-cell>
          <table:table-cell table:formula="of:=IF([.AZ195]&lt;[.$BA$1];0;IF([.AZ195]&gt;=[.$BC$1];255;ROUNDDOWN(([.AZ195]-[.$BA$1])/([.$BC$1]-[.$BA$1])*255)))" office:value-type="float" office:value="189" calcext:value-type="float">
            <text:p>189</text:p>
          </table:table-cell>
        </table:table-row>
        <table:table-row table:style-name="ro1">
          <table:table-cell table:number-columns-repeated="51"/>
          <table:table-cell office:value-type="float" office:value="190" calcext:value-type="float">
            <text:p>190</text:p>
          </table:table-cell>
          <table:table-cell table:formula="of:=COUNTIF([.$A$1:.$AX$69];[.AZ196])" office:value-type="float" office:value="0" calcext:value-type="float">
            <text:p>0</text:p>
          </table:table-cell>
          <table:table-cell table:formula="of:=COUNTIF([.$A$73:.$AX$141];[.AZ196])" office:value-type="float" office:value="0" calcext:value-type="float">
            <text:p>0</text:p>
          </table:table-cell>
          <table:table-cell table:formula="of:=IF([.AZ196]&lt;[.$BA$1];0;IF([.AZ196]&gt;=[.$BC$1];255;ROUNDDOWN(([.AZ196]-[.$BA$1])/([.$BC$1]-[.$BA$1])*255)))" office:value-type="float" office:value="190" calcext:value-type="float">
            <text:p>190</text:p>
          </table:table-cell>
        </table:table-row>
        <table:table-row table:style-name="ro1">
          <table:table-cell table:number-columns-repeated="51"/>
          <table:table-cell office:value-type="float" office:value="191" calcext:value-type="float">
            <text:p>191</text:p>
          </table:table-cell>
          <table:table-cell table:formula="of:=COUNTIF([.$A$1:.$AX$69];[.AZ197])" office:value-type="float" office:value="0" calcext:value-type="float">
            <text:p>0</text:p>
          </table:table-cell>
          <table:table-cell table:formula="of:=COUNTIF([.$A$73:.$AX$141];[.AZ197])" office:value-type="float" office:value="0" calcext:value-type="float">
            <text:p>0</text:p>
          </table:table-cell>
          <table:table-cell table:formula="of:=IF([.AZ197]&lt;[.$BA$1];0;IF([.AZ197]&gt;=[.$BC$1];255;ROUNDDOWN(([.AZ197]-[.$BA$1])/([.$BC$1]-[.$BA$1])*255)))" office:value-type="float" office:value="191" calcext:value-type="float">
            <text:p>191</text:p>
          </table:table-cell>
        </table:table-row>
        <table:table-row table:style-name="ro1">
          <table:table-cell table:number-columns-repeated="51"/>
          <table:table-cell office:value-type="float" office:value="192" calcext:value-type="float">
            <text:p>192</text:p>
          </table:table-cell>
          <table:table-cell table:formula="of:=COUNTIF([.$A$1:.$AX$69];[.AZ198])" office:value-type="float" office:value="0" calcext:value-type="float">
            <text:p>0</text:p>
          </table:table-cell>
          <table:table-cell table:formula="of:=COUNTIF([.$A$73:.$AX$141];[.AZ198])" office:value-type="float" office:value="0" calcext:value-type="float">
            <text:p>0</text:p>
          </table:table-cell>
          <table:table-cell table:formula="of:=IF([.AZ198]&lt;[.$BA$1];0;IF([.AZ198]&gt;=[.$BC$1];255;ROUNDDOWN(([.AZ198]-[.$BA$1])/([.$BC$1]-[.$BA$1])*255)))" office:value-type="float" office:value="192" calcext:value-type="float">
            <text:p>192</text:p>
          </table:table-cell>
        </table:table-row>
        <table:table-row table:style-name="ro1">
          <table:table-cell table:number-columns-repeated="51"/>
          <table:table-cell office:value-type="float" office:value="193" calcext:value-type="float">
            <text:p>193</text:p>
          </table:table-cell>
          <table:table-cell table:formula="of:=COUNTIF([.$A$1:.$AX$69];[.AZ199])" office:value-type="float" office:value="0" calcext:value-type="float">
            <text:p>0</text:p>
          </table:table-cell>
          <table:table-cell table:formula="of:=COUNTIF([.$A$73:.$AX$141];[.AZ199])" office:value-type="float" office:value="0" calcext:value-type="float">
            <text:p>0</text:p>
          </table:table-cell>
          <table:table-cell table:formula="of:=IF([.AZ199]&lt;[.$BA$1];0;IF([.AZ199]&gt;=[.$BC$1];255;ROUNDDOWN(([.AZ199]-[.$BA$1])/([.$BC$1]-[.$BA$1])*255)))" office:value-type="float" office:value="193" calcext:value-type="float">
            <text:p>193</text:p>
          </table:table-cell>
        </table:table-row>
        <table:table-row table:style-name="ro1">
          <table:table-cell table:number-columns-repeated="51"/>
          <table:table-cell office:value-type="float" office:value="194" calcext:value-type="float">
            <text:p>194</text:p>
          </table:table-cell>
          <table:table-cell table:formula="of:=COUNTIF([.$A$1:.$AX$69];[.AZ200])" office:value-type="float" office:value="0" calcext:value-type="float">
            <text:p>0</text:p>
          </table:table-cell>
          <table:table-cell table:formula="of:=COUNTIF([.$A$73:.$AX$141];[.AZ200])" office:value-type="float" office:value="0" calcext:value-type="float">
            <text:p>0</text:p>
          </table:table-cell>
          <table:table-cell table:formula="of:=IF([.AZ200]&lt;[.$BA$1];0;IF([.AZ200]&gt;=[.$BC$1];255;ROUNDDOWN(([.AZ200]-[.$BA$1])/([.$BC$1]-[.$BA$1])*255)))" office:value-type="float" office:value="194" calcext:value-type="float">
            <text:p>194</text:p>
          </table:table-cell>
        </table:table-row>
        <table:table-row table:style-name="ro1">
          <table:table-cell table:number-columns-repeated="51"/>
          <table:table-cell office:value-type="float" office:value="195" calcext:value-type="float">
            <text:p>195</text:p>
          </table:table-cell>
          <table:table-cell table:formula="of:=COUNTIF([.$A$1:.$AX$69];[.AZ201])" office:value-type="float" office:value="0" calcext:value-type="float">
            <text:p>0</text:p>
          </table:table-cell>
          <table:table-cell table:formula="of:=COUNTIF([.$A$73:.$AX$141];[.AZ201])" office:value-type="float" office:value="0" calcext:value-type="float">
            <text:p>0</text:p>
          </table:table-cell>
          <table:table-cell table:formula="of:=IF([.AZ201]&lt;[.$BA$1];0;IF([.AZ201]&gt;=[.$BC$1];255;ROUNDDOWN(([.AZ201]-[.$BA$1])/([.$BC$1]-[.$BA$1])*255)))" office:value-type="float" office:value="195" calcext:value-type="float">
            <text:p>195</text:p>
          </table:table-cell>
        </table:table-row>
        <table:table-row table:style-name="ro1">
          <table:table-cell table:number-columns-repeated="51"/>
          <table:table-cell office:value-type="float" office:value="196" calcext:value-type="float">
            <text:p>196</text:p>
          </table:table-cell>
          <table:table-cell table:formula="of:=COUNTIF([.$A$1:.$AX$69];[.AZ202])" office:value-type="float" office:value="0" calcext:value-type="float">
            <text:p>0</text:p>
          </table:table-cell>
          <table:table-cell table:formula="of:=COUNTIF([.$A$73:.$AX$141];[.AZ202])" office:value-type="float" office:value="0" calcext:value-type="float">
            <text:p>0</text:p>
          </table:table-cell>
          <table:table-cell table:formula="of:=IF([.AZ202]&lt;[.$BA$1];0;IF([.AZ202]&gt;=[.$BC$1];255;ROUNDDOWN(([.AZ202]-[.$BA$1])/([.$BC$1]-[.$BA$1])*255)))" office:value-type="float" office:value="196" calcext:value-type="float">
            <text:p>196</text:p>
          </table:table-cell>
        </table:table-row>
        <table:table-row table:style-name="ro1">
          <table:table-cell table:number-columns-repeated="51"/>
          <table:table-cell office:value-type="float" office:value="197" calcext:value-type="float">
            <text:p>197</text:p>
          </table:table-cell>
          <table:table-cell table:formula="of:=COUNTIF([.$A$1:.$AX$69];[.AZ203])" office:value-type="float" office:value="0" calcext:value-type="float">
            <text:p>0</text:p>
          </table:table-cell>
          <table:table-cell table:formula="of:=COUNTIF([.$A$73:.$AX$141];[.AZ203])" office:value-type="float" office:value="0" calcext:value-type="float">
            <text:p>0</text:p>
          </table:table-cell>
          <table:table-cell table:formula="of:=IF([.AZ203]&lt;[.$BA$1];0;IF([.AZ203]&gt;=[.$BC$1];255;ROUNDDOWN(([.AZ203]-[.$BA$1])/([.$BC$1]-[.$BA$1])*255)))" office:value-type="float" office:value="197" calcext:value-type="float">
            <text:p>197</text:p>
          </table:table-cell>
        </table:table-row>
        <table:table-row table:style-name="ro1">
          <table:table-cell table:number-columns-repeated="51"/>
          <table:table-cell office:value-type="float" office:value="198" calcext:value-type="float">
            <text:p>198</text:p>
          </table:table-cell>
          <table:table-cell table:formula="of:=COUNTIF([.$A$1:.$AX$69];[.AZ204])" office:value-type="float" office:value="0" calcext:value-type="float">
            <text:p>0</text:p>
          </table:table-cell>
          <table:table-cell table:formula="of:=COUNTIF([.$A$73:.$AX$141];[.AZ204])" office:value-type="float" office:value="0" calcext:value-type="float">
            <text:p>0</text:p>
          </table:table-cell>
          <table:table-cell table:formula="of:=IF([.AZ204]&lt;[.$BA$1];0;IF([.AZ204]&gt;=[.$BC$1];255;ROUNDDOWN(([.AZ204]-[.$BA$1])/([.$BC$1]-[.$BA$1])*255)))" office:value-type="float" office:value="198" calcext:value-type="float">
            <text:p>198</text:p>
          </table:table-cell>
        </table:table-row>
        <table:table-row table:style-name="ro1">
          <table:table-cell table:number-columns-repeated="51"/>
          <table:table-cell office:value-type="float" office:value="199" calcext:value-type="float">
            <text:p>199</text:p>
          </table:table-cell>
          <table:table-cell table:formula="of:=COUNTIF([.$A$1:.$AX$69];[.AZ205])" office:value-type="float" office:value="0" calcext:value-type="float">
            <text:p>0</text:p>
          </table:table-cell>
          <table:table-cell table:formula="of:=COUNTIF([.$A$73:.$AX$141];[.AZ205])" office:value-type="float" office:value="0" calcext:value-type="float">
            <text:p>0</text:p>
          </table:table-cell>
          <table:table-cell table:formula="of:=IF([.AZ205]&lt;[.$BA$1];0;IF([.AZ205]&gt;=[.$BC$1];255;ROUNDDOWN(([.AZ205]-[.$BA$1])/([.$BC$1]-[.$BA$1])*255)))" office:value-type="float" office:value="199" calcext:value-type="float">
            <text:p>199</text:p>
          </table:table-cell>
        </table:table-row>
        <table:table-row table:style-name="ro1">
          <table:table-cell table:number-columns-repeated="51"/>
          <table:table-cell office:value-type="float" office:value="200" calcext:value-type="float">
            <text:p>200</text:p>
          </table:table-cell>
          <table:table-cell table:formula="of:=COUNTIF([.$A$1:.$AX$69];[.AZ206])" office:value-type="float" office:value="0" calcext:value-type="float">
            <text:p>0</text:p>
          </table:table-cell>
          <table:table-cell table:formula="of:=COUNTIF([.$A$73:.$AX$141];[.AZ206])" office:value-type="float" office:value="0" calcext:value-type="float">
            <text:p>0</text:p>
          </table:table-cell>
          <table:table-cell table:formula="of:=IF([.AZ206]&lt;[.$BA$1];0;IF([.AZ206]&gt;=[.$BC$1];255;ROUNDDOWN(([.AZ206]-[.$BA$1])/([.$BC$1]-[.$BA$1])*255)))" office:value-type="float" office:value="200" calcext:value-type="float">
            <text:p>200</text:p>
          </table:table-cell>
        </table:table-row>
        <table:table-row table:style-name="ro1">
          <table:table-cell table:number-columns-repeated="51"/>
          <table:table-cell office:value-type="float" office:value="201" calcext:value-type="float">
            <text:p>201</text:p>
          </table:table-cell>
          <table:table-cell table:formula="of:=COUNTIF([.$A$1:.$AX$69];[.AZ207])" office:value-type="float" office:value="0" calcext:value-type="float">
            <text:p>0</text:p>
          </table:table-cell>
          <table:table-cell table:formula="of:=COUNTIF([.$A$73:.$AX$141];[.AZ207])" office:value-type="float" office:value="0" calcext:value-type="float">
            <text:p>0</text:p>
          </table:table-cell>
          <table:table-cell table:formula="of:=IF([.AZ207]&lt;[.$BA$1];0;IF([.AZ207]&gt;=[.$BC$1];255;ROUNDDOWN(([.AZ207]-[.$BA$1])/([.$BC$1]-[.$BA$1])*255)))" office:value-type="float" office:value="201" calcext:value-type="float">
            <text:p>201</text:p>
          </table:table-cell>
        </table:table-row>
        <table:table-row table:style-name="ro1">
          <table:table-cell table:number-columns-repeated="51"/>
          <table:table-cell office:value-type="float" office:value="202" calcext:value-type="float">
            <text:p>202</text:p>
          </table:table-cell>
          <table:table-cell table:formula="of:=COUNTIF([.$A$1:.$AX$69];[.AZ208])" office:value-type="float" office:value="0" calcext:value-type="float">
            <text:p>0</text:p>
          </table:table-cell>
          <table:table-cell table:formula="of:=COUNTIF([.$A$73:.$AX$141];[.AZ208])" office:value-type="float" office:value="0" calcext:value-type="float">
            <text:p>0</text:p>
          </table:table-cell>
          <table:table-cell table:formula="of:=IF([.AZ208]&lt;[.$BA$1];0;IF([.AZ208]&gt;=[.$BC$1];255;ROUNDDOWN(([.AZ208]-[.$BA$1])/([.$BC$1]-[.$BA$1])*255)))" office:value-type="float" office:value="202" calcext:value-type="float">
            <text:p>202</text:p>
          </table:table-cell>
        </table:table-row>
        <table:table-row table:style-name="ro1">
          <table:table-cell table:number-columns-repeated="51"/>
          <table:table-cell office:value-type="float" office:value="203" calcext:value-type="float">
            <text:p>203</text:p>
          </table:table-cell>
          <table:table-cell table:formula="of:=COUNTIF([.$A$1:.$AX$69];[.AZ209])" office:value-type="float" office:value="0" calcext:value-type="float">
            <text:p>0</text:p>
          </table:table-cell>
          <table:table-cell table:formula="of:=COUNTIF([.$A$73:.$AX$141];[.AZ209])" office:value-type="float" office:value="0" calcext:value-type="float">
            <text:p>0</text:p>
          </table:table-cell>
          <table:table-cell table:formula="of:=IF([.AZ209]&lt;[.$BA$1];0;IF([.AZ209]&gt;=[.$BC$1];255;ROUNDDOWN(([.AZ209]-[.$BA$1])/([.$BC$1]-[.$BA$1])*255)))" office:value-type="float" office:value="203" calcext:value-type="float">
            <text:p>203</text:p>
          </table:table-cell>
        </table:table-row>
        <table:table-row table:style-name="ro1">
          <table:table-cell table:number-columns-repeated="51"/>
          <table:table-cell office:value-type="float" office:value="204" calcext:value-type="float">
            <text:p>204</text:p>
          </table:table-cell>
          <table:table-cell table:formula="of:=COUNTIF([.$A$1:.$AX$69];[.AZ210])" office:value-type="float" office:value="0" calcext:value-type="float">
            <text:p>0</text:p>
          </table:table-cell>
          <table:table-cell table:formula="of:=COUNTIF([.$A$73:.$AX$141];[.AZ210])" office:value-type="float" office:value="0" calcext:value-type="float">
            <text:p>0</text:p>
          </table:table-cell>
          <table:table-cell table:formula="of:=IF([.AZ210]&lt;[.$BA$1];0;IF([.AZ210]&gt;=[.$BC$1];255;ROUNDDOWN(([.AZ210]-[.$BA$1])/([.$BC$1]-[.$BA$1])*255)))" office:value-type="float" office:value="204" calcext:value-type="float">
            <text:p>204</text:p>
          </table:table-cell>
        </table:table-row>
        <table:table-row table:style-name="ro1">
          <table:table-cell table:number-columns-repeated="51"/>
          <table:table-cell office:value-type="float" office:value="205" calcext:value-type="float">
            <text:p>205</text:p>
          </table:table-cell>
          <table:table-cell table:formula="of:=COUNTIF([.$A$1:.$AX$69];[.AZ211])" office:value-type="float" office:value="0" calcext:value-type="float">
            <text:p>0</text:p>
          </table:table-cell>
          <table:table-cell table:formula="of:=COUNTIF([.$A$73:.$AX$141];[.AZ211])" office:value-type="float" office:value="0" calcext:value-type="float">
            <text:p>0</text:p>
          </table:table-cell>
          <table:table-cell table:formula="of:=IF([.AZ211]&lt;[.$BA$1];0;IF([.AZ211]&gt;=[.$BC$1];255;ROUNDDOWN(([.AZ211]-[.$BA$1])/([.$BC$1]-[.$BA$1])*255)))" office:value-type="float" office:value="205" calcext:value-type="float">
            <text:p>205</text:p>
          </table:table-cell>
        </table:table-row>
        <table:table-row table:style-name="ro1">
          <table:table-cell table:number-columns-repeated="51"/>
          <table:table-cell office:value-type="float" office:value="206" calcext:value-type="float">
            <text:p>206</text:p>
          </table:table-cell>
          <table:table-cell table:formula="of:=COUNTIF([.$A$1:.$AX$69];[.AZ212])" office:value-type="float" office:value="0" calcext:value-type="float">
            <text:p>0</text:p>
          </table:table-cell>
          <table:table-cell table:formula="of:=COUNTIF([.$A$73:.$AX$141];[.AZ212])" office:value-type="float" office:value="0" calcext:value-type="float">
            <text:p>0</text:p>
          </table:table-cell>
          <table:table-cell table:formula="of:=IF([.AZ212]&lt;[.$BA$1];0;IF([.AZ212]&gt;=[.$BC$1];255;ROUNDDOWN(([.AZ212]-[.$BA$1])/([.$BC$1]-[.$BA$1])*255)))" office:value-type="float" office:value="206" calcext:value-type="float">
            <text:p>206</text:p>
          </table:table-cell>
        </table:table-row>
        <table:table-row table:style-name="ro1">
          <table:table-cell table:number-columns-repeated="51"/>
          <table:table-cell office:value-type="float" office:value="207" calcext:value-type="float">
            <text:p>207</text:p>
          </table:table-cell>
          <table:table-cell table:formula="of:=COUNTIF([.$A$1:.$AX$69];[.AZ213])" office:value-type="float" office:value="0" calcext:value-type="float">
            <text:p>0</text:p>
          </table:table-cell>
          <table:table-cell table:formula="of:=COUNTIF([.$A$73:.$AX$141];[.AZ213])" office:value-type="float" office:value="0" calcext:value-type="float">
            <text:p>0</text:p>
          </table:table-cell>
          <table:table-cell table:formula="of:=IF([.AZ213]&lt;[.$BA$1];0;IF([.AZ213]&gt;=[.$BC$1];255;ROUNDDOWN(([.AZ213]-[.$BA$1])/([.$BC$1]-[.$BA$1])*255)))" office:value-type="float" office:value="207" calcext:value-type="float">
            <text:p>207</text:p>
          </table:table-cell>
        </table:table-row>
        <table:table-row table:style-name="ro1">
          <table:table-cell table:number-columns-repeated="51"/>
          <table:table-cell office:value-type="float" office:value="208" calcext:value-type="float">
            <text:p>208</text:p>
          </table:table-cell>
          <table:table-cell table:formula="of:=COUNTIF([.$A$1:.$AX$69];[.AZ214])" office:value-type="float" office:value="0" calcext:value-type="float">
            <text:p>0</text:p>
          </table:table-cell>
          <table:table-cell table:formula="of:=COUNTIF([.$A$73:.$AX$141];[.AZ214])" office:value-type="float" office:value="0" calcext:value-type="float">
            <text:p>0</text:p>
          </table:table-cell>
          <table:table-cell table:formula="of:=IF([.AZ214]&lt;[.$BA$1];0;IF([.AZ214]&gt;=[.$BC$1];255;ROUNDDOWN(([.AZ214]-[.$BA$1])/([.$BC$1]-[.$BA$1])*255)))" office:value-type="float" office:value="208" calcext:value-type="float">
            <text:p>208</text:p>
          </table:table-cell>
        </table:table-row>
        <table:table-row table:style-name="ro1">
          <table:table-cell table:number-columns-repeated="51"/>
          <table:table-cell office:value-type="float" office:value="209" calcext:value-type="float">
            <text:p>209</text:p>
          </table:table-cell>
          <table:table-cell table:formula="of:=COUNTIF([.$A$1:.$AX$69];[.AZ215])" office:value-type="float" office:value="0" calcext:value-type="float">
            <text:p>0</text:p>
          </table:table-cell>
          <table:table-cell table:formula="of:=COUNTIF([.$A$73:.$AX$141];[.AZ215])" office:value-type="float" office:value="0" calcext:value-type="float">
            <text:p>0</text:p>
          </table:table-cell>
          <table:table-cell table:formula="of:=IF([.AZ215]&lt;[.$BA$1];0;IF([.AZ215]&gt;=[.$BC$1];255;ROUNDDOWN(([.AZ215]-[.$BA$1])/([.$BC$1]-[.$BA$1])*255)))" office:value-type="float" office:value="209" calcext:value-type="float">
            <text:p>209</text:p>
          </table:table-cell>
        </table:table-row>
        <table:table-row table:style-name="ro1">
          <table:table-cell table:number-columns-repeated="51"/>
          <table:table-cell office:value-type="float" office:value="210" calcext:value-type="float">
            <text:p>210</text:p>
          </table:table-cell>
          <table:table-cell table:formula="of:=COUNTIF([.$A$1:.$AX$69];[.AZ216])" office:value-type="float" office:value="0" calcext:value-type="float">
            <text:p>0</text:p>
          </table:table-cell>
          <table:table-cell table:formula="of:=COUNTIF([.$A$73:.$AX$141];[.AZ216])" office:value-type="float" office:value="0" calcext:value-type="float">
            <text:p>0</text:p>
          </table:table-cell>
          <table:table-cell table:formula="of:=IF([.AZ216]&lt;[.$BA$1];0;IF([.AZ216]&gt;=[.$BC$1];255;ROUNDDOWN(([.AZ216]-[.$BA$1])/([.$BC$1]-[.$BA$1])*255)))" office:value-type="float" office:value="210" calcext:value-type="float">
            <text:p>210</text:p>
          </table:table-cell>
        </table:table-row>
        <table:table-row table:style-name="ro1">
          <table:table-cell table:number-columns-repeated="51"/>
          <table:table-cell office:value-type="float" office:value="211" calcext:value-type="float">
            <text:p>211</text:p>
          </table:table-cell>
          <table:table-cell table:formula="of:=COUNTIF([.$A$1:.$AX$69];[.AZ217])" office:value-type="float" office:value="0" calcext:value-type="float">
            <text:p>0</text:p>
          </table:table-cell>
          <table:table-cell table:formula="of:=COUNTIF([.$A$73:.$AX$141];[.AZ217])" office:value-type="float" office:value="0" calcext:value-type="float">
            <text:p>0</text:p>
          </table:table-cell>
          <table:table-cell table:formula="of:=IF([.AZ217]&lt;[.$BA$1];0;IF([.AZ217]&gt;=[.$BC$1];255;ROUNDDOWN(([.AZ217]-[.$BA$1])/([.$BC$1]-[.$BA$1])*255)))" office:value-type="float" office:value="211" calcext:value-type="float">
            <text:p>211</text:p>
          </table:table-cell>
        </table:table-row>
        <table:table-row table:style-name="ro1">
          <table:table-cell table:number-columns-repeated="51"/>
          <table:table-cell office:value-type="float" office:value="212" calcext:value-type="float">
            <text:p>212</text:p>
          </table:table-cell>
          <table:table-cell table:formula="of:=COUNTIF([.$A$1:.$AX$69];[.AZ218])" office:value-type="float" office:value="0" calcext:value-type="float">
            <text:p>0</text:p>
          </table:table-cell>
          <table:table-cell table:formula="of:=COUNTIF([.$A$73:.$AX$141];[.AZ218])" office:value-type="float" office:value="0" calcext:value-type="float">
            <text:p>0</text:p>
          </table:table-cell>
          <table:table-cell table:formula="of:=IF([.AZ218]&lt;[.$BA$1];0;IF([.AZ218]&gt;=[.$BC$1];255;ROUNDDOWN(([.AZ218]-[.$BA$1])/([.$BC$1]-[.$BA$1])*255)))" office:value-type="float" office:value="212" calcext:value-type="float">
            <text:p>212</text:p>
          </table:table-cell>
        </table:table-row>
        <table:table-row table:style-name="ro1">
          <table:table-cell table:number-columns-repeated="51"/>
          <table:table-cell office:value-type="float" office:value="213" calcext:value-type="float">
            <text:p>213</text:p>
          </table:table-cell>
          <table:table-cell table:formula="of:=COUNTIF([.$A$1:.$AX$69];[.AZ219])" office:value-type="float" office:value="0" calcext:value-type="float">
            <text:p>0</text:p>
          </table:table-cell>
          <table:table-cell table:formula="of:=COUNTIF([.$A$73:.$AX$141];[.AZ219])" office:value-type="float" office:value="0" calcext:value-type="float">
            <text:p>0</text:p>
          </table:table-cell>
          <table:table-cell table:formula="of:=IF([.AZ219]&lt;[.$BA$1];0;IF([.AZ219]&gt;=[.$BC$1];255;ROUNDDOWN(([.AZ219]-[.$BA$1])/([.$BC$1]-[.$BA$1])*255)))" office:value-type="float" office:value="213" calcext:value-type="float">
            <text:p>213</text:p>
          </table:table-cell>
        </table:table-row>
        <table:table-row table:style-name="ro1">
          <table:table-cell table:number-columns-repeated="51"/>
          <table:table-cell office:value-type="float" office:value="214" calcext:value-type="float">
            <text:p>214</text:p>
          </table:table-cell>
          <table:table-cell table:formula="of:=COUNTIF([.$A$1:.$AX$69];[.AZ220])" office:value-type="float" office:value="0" calcext:value-type="float">
            <text:p>0</text:p>
          </table:table-cell>
          <table:table-cell table:formula="of:=COUNTIF([.$A$73:.$AX$141];[.AZ220])" office:value-type="float" office:value="0" calcext:value-type="float">
            <text:p>0</text:p>
          </table:table-cell>
          <table:table-cell table:formula="of:=IF([.AZ220]&lt;[.$BA$1];0;IF([.AZ220]&gt;=[.$BC$1];255;ROUNDDOWN(([.AZ220]-[.$BA$1])/([.$BC$1]-[.$BA$1])*255)))" office:value-type="float" office:value="214" calcext:value-type="float">
            <text:p>214</text:p>
          </table:table-cell>
        </table:table-row>
        <table:table-row table:style-name="ro1">
          <table:table-cell table:number-columns-repeated="51"/>
          <table:table-cell office:value-type="float" office:value="215" calcext:value-type="float">
            <text:p>215</text:p>
          </table:table-cell>
          <table:table-cell table:formula="of:=COUNTIF([.$A$1:.$AX$69];[.AZ221])" office:value-type="float" office:value="0" calcext:value-type="float">
            <text:p>0</text:p>
          </table:table-cell>
          <table:table-cell table:formula="of:=COUNTIF([.$A$73:.$AX$141];[.AZ221])" office:value-type="float" office:value="0" calcext:value-type="float">
            <text:p>0</text:p>
          </table:table-cell>
          <table:table-cell table:formula="of:=IF([.AZ221]&lt;[.$BA$1];0;IF([.AZ221]&gt;=[.$BC$1];255;ROUNDDOWN(([.AZ221]-[.$BA$1])/([.$BC$1]-[.$BA$1])*255)))" office:value-type="float" office:value="215" calcext:value-type="float">
            <text:p>215</text:p>
          </table:table-cell>
        </table:table-row>
        <table:table-row table:style-name="ro1">
          <table:table-cell table:number-columns-repeated="51"/>
          <table:table-cell office:value-type="float" office:value="216" calcext:value-type="float">
            <text:p>216</text:p>
          </table:table-cell>
          <table:table-cell table:formula="of:=COUNTIF([.$A$1:.$AX$69];[.AZ222])" office:value-type="float" office:value="0" calcext:value-type="float">
            <text:p>0</text:p>
          </table:table-cell>
          <table:table-cell table:formula="of:=COUNTIF([.$A$73:.$AX$141];[.AZ222])" office:value-type="float" office:value="0" calcext:value-type="float">
            <text:p>0</text:p>
          </table:table-cell>
          <table:table-cell table:formula="of:=IF([.AZ222]&lt;[.$BA$1];0;IF([.AZ222]&gt;=[.$BC$1];255;ROUNDDOWN(([.AZ222]-[.$BA$1])/([.$BC$1]-[.$BA$1])*255)))" office:value-type="float" office:value="216" calcext:value-type="float">
            <text:p>216</text:p>
          </table:table-cell>
        </table:table-row>
        <table:table-row table:style-name="ro1">
          <table:table-cell table:number-columns-repeated="51"/>
          <table:table-cell office:value-type="float" office:value="217" calcext:value-type="float">
            <text:p>217</text:p>
          </table:table-cell>
          <table:table-cell table:formula="of:=COUNTIF([.$A$1:.$AX$69];[.AZ223])" office:value-type="float" office:value="0" calcext:value-type="float">
            <text:p>0</text:p>
          </table:table-cell>
          <table:table-cell table:formula="of:=COUNTIF([.$A$73:.$AX$141];[.AZ223])" office:value-type="float" office:value="0" calcext:value-type="float">
            <text:p>0</text:p>
          </table:table-cell>
          <table:table-cell table:formula="of:=IF([.AZ223]&lt;[.$BA$1];0;IF([.AZ223]&gt;=[.$BC$1];255;ROUNDDOWN(([.AZ223]-[.$BA$1])/([.$BC$1]-[.$BA$1])*255)))" office:value-type="float" office:value="217" calcext:value-type="float">
            <text:p>217</text:p>
          </table:table-cell>
        </table:table-row>
        <table:table-row table:style-name="ro1">
          <table:table-cell table:number-columns-repeated="51"/>
          <table:table-cell office:value-type="float" office:value="218" calcext:value-type="float">
            <text:p>218</text:p>
          </table:table-cell>
          <table:table-cell table:formula="of:=COUNTIF([.$A$1:.$AX$69];[.AZ224])" office:value-type="float" office:value="0" calcext:value-type="float">
            <text:p>0</text:p>
          </table:table-cell>
          <table:table-cell table:formula="of:=COUNTIF([.$A$73:.$AX$141];[.AZ224])" office:value-type="float" office:value="0" calcext:value-type="float">
            <text:p>0</text:p>
          </table:table-cell>
          <table:table-cell table:formula="of:=IF([.AZ224]&lt;[.$BA$1];0;IF([.AZ224]&gt;=[.$BC$1];255;ROUNDDOWN(([.AZ224]-[.$BA$1])/([.$BC$1]-[.$BA$1])*255)))" office:value-type="float" office:value="218" calcext:value-type="float">
            <text:p>218</text:p>
          </table:table-cell>
        </table:table-row>
        <table:table-row table:style-name="ro1">
          <table:table-cell table:number-columns-repeated="51"/>
          <table:table-cell office:value-type="float" office:value="219" calcext:value-type="float">
            <text:p>219</text:p>
          </table:table-cell>
          <table:table-cell table:formula="of:=COUNTIF([.$A$1:.$AX$69];[.AZ225])" office:value-type="float" office:value="0" calcext:value-type="float">
            <text:p>0</text:p>
          </table:table-cell>
          <table:table-cell table:formula="of:=COUNTIF([.$A$73:.$AX$141];[.AZ225])" office:value-type="float" office:value="0" calcext:value-type="float">
            <text:p>0</text:p>
          </table:table-cell>
          <table:table-cell table:formula="of:=IF([.AZ225]&lt;[.$BA$1];0;IF([.AZ225]&gt;=[.$BC$1];255;ROUNDDOWN(([.AZ225]-[.$BA$1])/([.$BC$1]-[.$BA$1])*255)))" office:value-type="float" office:value="219" calcext:value-type="float">
            <text:p>219</text:p>
          </table:table-cell>
        </table:table-row>
        <table:table-row table:style-name="ro1">
          <table:table-cell table:number-columns-repeated="51"/>
          <table:table-cell office:value-type="float" office:value="220" calcext:value-type="float">
            <text:p>220</text:p>
          </table:table-cell>
          <table:table-cell table:formula="of:=COUNTIF([.$A$1:.$AX$69];[.AZ226])" office:value-type="float" office:value="0" calcext:value-type="float">
            <text:p>0</text:p>
          </table:table-cell>
          <table:table-cell table:formula="of:=COUNTIF([.$A$73:.$AX$141];[.AZ226])" office:value-type="float" office:value="0" calcext:value-type="float">
            <text:p>0</text:p>
          </table:table-cell>
          <table:table-cell table:formula="of:=IF([.AZ226]&lt;[.$BA$1];0;IF([.AZ226]&gt;=[.$BC$1];255;ROUNDDOWN(([.AZ226]-[.$BA$1])/([.$BC$1]-[.$BA$1])*255)))" office:value-type="float" office:value="220" calcext:value-type="float">
            <text:p>220</text:p>
          </table:table-cell>
        </table:table-row>
        <table:table-row table:style-name="ro1">
          <table:table-cell table:number-columns-repeated="51"/>
          <table:table-cell office:value-type="float" office:value="221" calcext:value-type="float">
            <text:p>221</text:p>
          </table:table-cell>
          <table:table-cell table:formula="of:=COUNTIF([.$A$1:.$AX$69];[.AZ227])" office:value-type="float" office:value="0" calcext:value-type="float">
            <text:p>0</text:p>
          </table:table-cell>
          <table:table-cell table:formula="of:=COUNTIF([.$A$73:.$AX$141];[.AZ227])" office:value-type="float" office:value="0" calcext:value-type="float">
            <text:p>0</text:p>
          </table:table-cell>
          <table:table-cell table:formula="of:=IF([.AZ227]&lt;[.$BA$1];0;IF([.AZ227]&gt;=[.$BC$1];255;ROUNDDOWN(([.AZ227]-[.$BA$1])/([.$BC$1]-[.$BA$1])*255)))" office:value-type="float" office:value="221" calcext:value-type="float">
            <text:p>221</text:p>
          </table:table-cell>
        </table:table-row>
        <table:table-row table:style-name="ro1">
          <table:table-cell table:number-columns-repeated="51"/>
          <table:table-cell office:value-type="float" office:value="222" calcext:value-type="float">
            <text:p>222</text:p>
          </table:table-cell>
          <table:table-cell table:formula="of:=COUNTIF([.$A$1:.$AX$69];[.AZ228])" office:value-type="float" office:value="0" calcext:value-type="float">
            <text:p>0</text:p>
          </table:table-cell>
          <table:table-cell table:formula="of:=COUNTIF([.$A$73:.$AX$141];[.AZ228])" office:value-type="float" office:value="0" calcext:value-type="float">
            <text:p>0</text:p>
          </table:table-cell>
          <table:table-cell table:formula="of:=IF([.AZ228]&lt;[.$BA$1];0;IF([.AZ228]&gt;=[.$BC$1];255;ROUNDDOWN(([.AZ228]-[.$BA$1])/([.$BC$1]-[.$BA$1])*255)))" office:value-type="float" office:value="222" calcext:value-type="float">
            <text:p>222</text:p>
          </table:table-cell>
        </table:table-row>
        <table:table-row table:style-name="ro1">
          <table:table-cell table:number-columns-repeated="51"/>
          <table:table-cell office:value-type="float" office:value="223" calcext:value-type="float">
            <text:p>223</text:p>
          </table:table-cell>
          <table:table-cell table:formula="of:=COUNTIF([.$A$1:.$AX$69];[.AZ229])" office:value-type="float" office:value="0" calcext:value-type="float">
            <text:p>0</text:p>
          </table:table-cell>
          <table:table-cell table:formula="of:=COUNTIF([.$A$73:.$AX$141];[.AZ229])" office:value-type="float" office:value="0" calcext:value-type="float">
            <text:p>0</text:p>
          </table:table-cell>
          <table:table-cell table:formula="of:=IF([.AZ229]&lt;[.$BA$1];0;IF([.AZ229]&gt;=[.$BC$1];255;ROUNDDOWN(([.AZ229]-[.$BA$1])/([.$BC$1]-[.$BA$1])*255)))" office:value-type="float" office:value="223" calcext:value-type="float">
            <text:p>223</text:p>
          </table:table-cell>
        </table:table-row>
        <table:table-row table:style-name="ro1">
          <table:table-cell table:number-columns-repeated="51"/>
          <table:table-cell office:value-type="float" office:value="224" calcext:value-type="float">
            <text:p>224</text:p>
          </table:table-cell>
          <table:table-cell table:formula="of:=COUNTIF([.$A$1:.$AX$69];[.AZ230])" office:value-type="float" office:value="0" calcext:value-type="float">
            <text:p>0</text:p>
          </table:table-cell>
          <table:table-cell table:formula="of:=COUNTIF([.$A$73:.$AX$141];[.AZ230])" office:value-type="float" office:value="0" calcext:value-type="float">
            <text:p>0</text:p>
          </table:table-cell>
          <table:table-cell table:formula="of:=IF([.AZ230]&lt;[.$BA$1];0;IF([.AZ230]&gt;=[.$BC$1];255;ROUNDDOWN(([.AZ230]-[.$BA$1])/([.$BC$1]-[.$BA$1])*255)))" office:value-type="float" office:value="224" calcext:value-type="float">
            <text:p>224</text:p>
          </table:table-cell>
        </table:table-row>
        <table:table-row table:style-name="ro1">
          <table:table-cell table:number-columns-repeated="51"/>
          <table:table-cell office:value-type="float" office:value="225" calcext:value-type="float">
            <text:p>225</text:p>
          </table:table-cell>
          <table:table-cell table:formula="of:=COUNTIF([.$A$1:.$AX$69];[.AZ231])" office:value-type="float" office:value="0" calcext:value-type="float">
            <text:p>0</text:p>
          </table:table-cell>
          <table:table-cell table:formula="of:=COUNTIF([.$A$73:.$AX$141];[.AZ231])" office:value-type="float" office:value="0" calcext:value-type="float">
            <text:p>0</text:p>
          </table:table-cell>
          <table:table-cell table:formula="of:=IF([.AZ231]&lt;[.$BA$1];0;IF([.AZ231]&gt;=[.$BC$1];255;ROUNDDOWN(([.AZ231]-[.$BA$1])/([.$BC$1]-[.$BA$1])*255)))" office:value-type="float" office:value="225" calcext:value-type="float">
            <text:p>225</text:p>
          </table:table-cell>
        </table:table-row>
        <table:table-row table:style-name="ro1">
          <table:table-cell table:number-columns-repeated="51"/>
          <table:table-cell office:value-type="float" office:value="226" calcext:value-type="float">
            <text:p>226</text:p>
          </table:table-cell>
          <table:table-cell table:formula="of:=COUNTIF([.$A$1:.$AX$69];[.AZ232])" office:value-type="float" office:value="0" calcext:value-type="float">
            <text:p>0</text:p>
          </table:table-cell>
          <table:table-cell table:formula="of:=COUNTIF([.$A$73:.$AX$141];[.AZ232])" office:value-type="float" office:value="0" calcext:value-type="float">
            <text:p>0</text:p>
          </table:table-cell>
          <table:table-cell table:formula="of:=IF([.AZ232]&lt;[.$BA$1];0;IF([.AZ232]&gt;=[.$BC$1];255;ROUNDDOWN(([.AZ232]-[.$BA$1])/([.$BC$1]-[.$BA$1])*255)))" office:value-type="float" office:value="226" calcext:value-type="float">
            <text:p>226</text:p>
          </table:table-cell>
        </table:table-row>
        <table:table-row table:style-name="ro1">
          <table:table-cell table:number-columns-repeated="51"/>
          <table:table-cell office:value-type="float" office:value="227" calcext:value-type="float">
            <text:p>227</text:p>
          </table:table-cell>
          <table:table-cell table:formula="of:=COUNTIF([.$A$1:.$AX$69];[.AZ233])" office:value-type="float" office:value="0" calcext:value-type="float">
            <text:p>0</text:p>
          </table:table-cell>
          <table:table-cell table:formula="of:=COUNTIF([.$A$73:.$AX$141];[.AZ233])" office:value-type="float" office:value="0" calcext:value-type="float">
            <text:p>0</text:p>
          </table:table-cell>
          <table:table-cell table:formula="of:=IF([.AZ233]&lt;[.$BA$1];0;IF([.AZ233]&gt;=[.$BC$1];255;ROUNDDOWN(([.AZ233]-[.$BA$1])/([.$BC$1]-[.$BA$1])*255)))" office:value-type="float" office:value="227" calcext:value-type="float">
            <text:p>227</text:p>
          </table:table-cell>
        </table:table-row>
        <table:table-row table:style-name="ro1">
          <table:table-cell table:number-columns-repeated="51"/>
          <table:table-cell office:value-type="float" office:value="228" calcext:value-type="float">
            <text:p>228</text:p>
          </table:table-cell>
          <table:table-cell table:formula="of:=COUNTIF([.$A$1:.$AX$69];[.AZ234])" office:value-type="float" office:value="0" calcext:value-type="float">
            <text:p>0</text:p>
          </table:table-cell>
          <table:table-cell table:formula="of:=COUNTIF([.$A$73:.$AX$141];[.AZ234])" office:value-type="float" office:value="0" calcext:value-type="float">
            <text:p>0</text:p>
          </table:table-cell>
          <table:table-cell table:formula="of:=IF([.AZ234]&lt;[.$BA$1];0;IF([.AZ234]&gt;=[.$BC$1];255;ROUNDDOWN(([.AZ234]-[.$BA$1])/([.$BC$1]-[.$BA$1])*255)))" office:value-type="float" office:value="228" calcext:value-type="float">
            <text:p>228</text:p>
          </table:table-cell>
        </table:table-row>
        <table:table-row table:style-name="ro1">
          <table:table-cell table:number-columns-repeated="51"/>
          <table:table-cell office:value-type="float" office:value="229" calcext:value-type="float">
            <text:p>229</text:p>
          </table:table-cell>
          <table:table-cell table:formula="of:=COUNTIF([.$A$1:.$AX$69];[.AZ235])" office:value-type="float" office:value="0" calcext:value-type="float">
            <text:p>0</text:p>
          </table:table-cell>
          <table:table-cell table:formula="of:=COUNTIF([.$A$73:.$AX$141];[.AZ235])" office:value-type="float" office:value="0" calcext:value-type="float">
            <text:p>0</text:p>
          </table:table-cell>
          <table:table-cell table:formula="of:=IF([.AZ235]&lt;[.$BA$1];0;IF([.AZ235]&gt;=[.$BC$1];255;ROUNDDOWN(([.AZ235]-[.$BA$1])/([.$BC$1]-[.$BA$1])*255)))" office:value-type="float" office:value="229" calcext:value-type="float">
            <text:p>229</text:p>
          </table:table-cell>
        </table:table-row>
        <table:table-row table:style-name="ro1">
          <table:table-cell table:number-columns-repeated="51"/>
          <table:table-cell office:value-type="float" office:value="230" calcext:value-type="float">
            <text:p>230</text:p>
          </table:table-cell>
          <table:table-cell table:formula="of:=COUNTIF([.$A$1:.$AX$69];[.AZ236])" office:value-type="float" office:value="0" calcext:value-type="float">
            <text:p>0</text:p>
          </table:table-cell>
          <table:table-cell table:formula="of:=COUNTIF([.$A$73:.$AX$141];[.AZ236])" office:value-type="float" office:value="0" calcext:value-type="float">
            <text:p>0</text:p>
          </table:table-cell>
          <table:table-cell table:formula="of:=IF([.AZ236]&lt;[.$BA$1];0;IF([.AZ236]&gt;=[.$BC$1];255;ROUNDDOWN(([.AZ236]-[.$BA$1])/([.$BC$1]-[.$BA$1])*255)))" office:value-type="float" office:value="230" calcext:value-type="float">
            <text:p>230</text:p>
          </table:table-cell>
        </table:table-row>
        <table:table-row table:style-name="ro1">
          <table:table-cell table:number-columns-repeated="51"/>
          <table:table-cell office:value-type="float" office:value="231" calcext:value-type="float">
            <text:p>231</text:p>
          </table:table-cell>
          <table:table-cell table:formula="of:=COUNTIF([.$A$1:.$AX$69];[.AZ237])" office:value-type="float" office:value="0" calcext:value-type="float">
            <text:p>0</text:p>
          </table:table-cell>
          <table:table-cell table:formula="of:=COUNTIF([.$A$73:.$AX$141];[.AZ237])" office:value-type="float" office:value="0" calcext:value-type="float">
            <text:p>0</text:p>
          </table:table-cell>
          <table:table-cell table:formula="of:=IF([.AZ237]&lt;[.$BA$1];0;IF([.AZ237]&gt;=[.$BC$1];255;ROUNDDOWN(([.AZ237]-[.$BA$1])/([.$BC$1]-[.$BA$1])*255)))" office:value-type="float" office:value="231" calcext:value-type="float">
            <text:p>231</text:p>
          </table:table-cell>
        </table:table-row>
        <table:table-row table:style-name="ro1">
          <table:table-cell table:number-columns-repeated="51"/>
          <table:table-cell office:value-type="float" office:value="232" calcext:value-type="float">
            <text:p>232</text:p>
          </table:table-cell>
          <table:table-cell table:formula="of:=COUNTIF([.$A$1:.$AX$69];[.AZ238])" office:value-type="float" office:value="0" calcext:value-type="float">
            <text:p>0</text:p>
          </table:table-cell>
          <table:table-cell table:formula="of:=COUNTIF([.$A$73:.$AX$141];[.AZ238])" office:value-type="float" office:value="0" calcext:value-type="float">
            <text:p>0</text:p>
          </table:table-cell>
          <table:table-cell table:formula="of:=IF([.AZ238]&lt;[.$BA$1];0;IF([.AZ238]&gt;=[.$BC$1];255;ROUNDDOWN(([.AZ238]-[.$BA$1])/([.$BC$1]-[.$BA$1])*255)))" office:value-type="float" office:value="232" calcext:value-type="float">
            <text:p>232</text:p>
          </table:table-cell>
        </table:table-row>
        <table:table-row table:style-name="ro1">
          <table:table-cell table:number-columns-repeated="51"/>
          <table:table-cell office:value-type="float" office:value="233" calcext:value-type="float">
            <text:p>233</text:p>
          </table:table-cell>
          <table:table-cell table:formula="of:=COUNTIF([.$A$1:.$AX$69];[.AZ239])" office:value-type="float" office:value="0" calcext:value-type="float">
            <text:p>0</text:p>
          </table:table-cell>
          <table:table-cell table:formula="of:=COUNTIF([.$A$73:.$AX$141];[.AZ239])" office:value-type="float" office:value="0" calcext:value-type="float">
            <text:p>0</text:p>
          </table:table-cell>
          <table:table-cell table:formula="of:=IF([.AZ239]&lt;[.$BA$1];0;IF([.AZ239]&gt;=[.$BC$1];255;ROUNDDOWN(([.AZ239]-[.$BA$1])/([.$BC$1]-[.$BA$1])*255)))" office:value-type="float" office:value="233" calcext:value-type="float">
            <text:p>233</text:p>
          </table:table-cell>
        </table:table-row>
        <table:table-row table:style-name="ro1">
          <table:table-cell table:number-columns-repeated="51"/>
          <table:table-cell office:value-type="float" office:value="234" calcext:value-type="float">
            <text:p>234</text:p>
          </table:table-cell>
          <table:table-cell table:formula="of:=COUNTIF([.$A$1:.$AX$69];[.AZ240])" office:value-type="float" office:value="0" calcext:value-type="float">
            <text:p>0</text:p>
          </table:table-cell>
          <table:table-cell table:formula="of:=COUNTIF([.$A$73:.$AX$141];[.AZ240])" office:value-type="float" office:value="0" calcext:value-type="float">
            <text:p>0</text:p>
          </table:table-cell>
          <table:table-cell table:formula="of:=IF([.AZ240]&lt;[.$BA$1];0;IF([.AZ240]&gt;=[.$BC$1];255;ROUNDDOWN(([.AZ240]-[.$BA$1])/([.$BC$1]-[.$BA$1])*255)))" office:value-type="float" office:value="234" calcext:value-type="float">
            <text:p>234</text:p>
          </table:table-cell>
        </table:table-row>
        <table:table-row table:style-name="ro1">
          <table:table-cell table:number-columns-repeated="51"/>
          <table:table-cell office:value-type="float" office:value="235" calcext:value-type="float">
            <text:p>235</text:p>
          </table:table-cell>
          <table:table-cell table:formula="of:=COUNTIF([.$A$1:.$AX$69];[.AZ241])" office:value-type="float" office:value="0" calcext:value-type="float">
            <text:p>0</text:p>
          </table:table-cell>
          <table:table-cell table:formula="of:=COUNTIF([.$A$73:.$AX$141];[.AZ241])" office:value-type="float" office:value="0" calcext:value-type="float">
            <text:p>0</text:p>
          </table:table-cell>
          <table:table-cell table:formula="of:=IF([.AZ241]&lt;[.$BA$1];0;IF([.AZ241]&gt;=[.$BC$1];255;ROUNDDOWN(([.AZ241]-[.$BA$1])/([.$BC$1]-[.$BA$1])*255)))" office:value-type="float" office:value="235" calcext:value-type="float">
            <text:p>235</text:p>
          </table:table-cell>
        </table:table-row>
        <table:table-row table:style-name="ro1">
          <table:table-cell table:number-columns-repeated="51"/>
          <table:table-cell office:value-type="float" office:value="236" calcext:value-type="float">
            <text:p>236</text:p>
          </table:table-cell>
          <table:table-cell table:formula="of:=COUNTIF([.$A$1:.$AX$69];[.AZ242])" office:value-type="float" office:value="0" calcext:value-type="float">
            <text:p>0</text:p>
          </table:table-cell>
          <table:table-cell table:formula="of:=COUNTIF([.$A$73:.$AX$141];[.AZ242])" office:value-type="float" office:value="0" calcext:value-type="float">
            <text:p>0</text:p>
          </table:table-cell>
          <table:table-cell table:formula="of:=IF([.AZ242]&lt;[.$BA$1];0;IF([.AZ242]&gt;=[.$BC$1];255;ROUNDDOWN(([.AZ242]-[.$BA$1])/([.$BC$1]-[.$BA$1])*255)))" office:value-type="float" office:value="236" calcext:value-type="float">
            <text:p>236</text:p>
          </table:table-cell>
        </table:table-row>
        <table:table-row table:style-name="ro1">
          <table:table-cell table:number-columns-repeated="51"/>
          <table:table-cell office:value-type="float" office:value="237" calcext:value-type="float">
            <text:p>237</text:p>
          </table:table-cell>
          <table:table-cell table:formula="of:=COUNTIF([.$A$1:.$AX$69];[.AZ243])" office:value-type="float" office:value="0" calcext:value-type="float">
            <text:p>0</text:p>
          </table:table-cell>
          <table:table-cell table:formula="of:=COUNTIF([.$A$73:.$AX$141];[.AZ243])" office:value-type="float" office:value="0" calcext:value-type="float">
            <text:p>0</text:p>
          </table:table-cell>
          <table:table-cell table:formula="of:=IF([.AZ243]&lt;[.$BA$1];0;IF([.AZ243]&gt;=[.$BC$1];255;ROUNDDOWN(([.AZ243]-[.$BA$1])/([.$BC$1]-[.$BA$1])*255)))" office:value-type="float" office:value="237" calcext:value-type="float">
            <text:p>237</text:p>
          </table:table-cell>
        </table:table-row>
        <table:table-row table:style-name="ro1">
          <table:table-cell table:number-columns-repeated="51"/>
          <table:table-cell office:value-type="float" office:value="238" calcext:value-type="float">
            <text:p>238</text:p>
          </table:table-cell>
          <table:table-cell table:formula="of:=COUNTIF([.$A$1:.$AX$69];[.AZ244])" office:value-type="float" office:value="0" calcext:value-type="float">
            <text:p>0</text:p>
          </table:table-cell>
          <table:table-cell table:formula="of:=COUNTIF([.$A$73:.$AX$141];[.AZ244])" office:value-type="float" office:value="0" calcext:value-type="float">
            <text:p>0</text:p>
          </table:table-cell>
          <table:table-cell table:formula="of:=IF([.AZ244]&lt;[.$BA$1];0;IF([.AZ244]&gt;=[.$BC$1];255;ROUNDDOWN(([.AZ244]-[.$BA$1])/([.$BC$1]-[.$BA$1])*255)))" office:value-type="float" office:value="238" calcext:value-type="float">
            <text:p>238</text:p>
          </table:table-cell>
        </table:table-row>
        <table:table-row table:style-name="ro1">
          <table:table-cell table:number-columns-repeated="51"/>
          <table:table-cell office:value-type="float" office:value="239" calcext:value-type="float">
            <text:p>239</text:p>
          </table:table-cell>
          <table:table-cell table:formula="of:=COUNTIF([.$A$1:.$AX$69];[.AZ245])" office:value-type="float" office:value="0" calcext:value-type="float">
            <text:p>0</text:p>
          </table:table-cell>
          <table:table-cell table:formula="of:=COUNTIF([.$A$73:.$AX$141];[.AZ245])" office:value-type="float" office:value="0" calcext:value-type="float">
            <text:p>0</text:p>
          </table:table-cell>
          <table:table-cell table:formula="of:=IF([.AZ245]&lt;[.$BA$1];0;IF([.AZ245]&gt;=[.$BC$1];255;ROUNDDOWN(([.AZ245]-[.$BA$1])/([.$BC$1]-[.$BA$1])*255)))" office:value-type="float" office:value="239" calcext:value-type="float">
            <text:p>239</text:p>
          </table:table-cell>
        </table:table-row>
        <table:table-row table:style-name="ro1">
          <table:table-cell table:number-columns-repeated="51"/>
          <table:table-cell office:value-type="float" office:value="240" calcext:value-type="float">
            <text:p>240</text:p>
          </table:table-cell>
          <table:table-cell table:formula="of:=COUNTIF([.$A$1:.$AX$69];[.AZ246])" office:value-type="float" office:value="0" calcext:value-type="float">
            <text:p>0</text:p>
          </table:table-cell>
          <table:table-cell table:formula="of:=COUNTIF([.$A$73:.$AX$141];[.AZ246])" office:value-type="float" office:value="0" calcext:value-type="float">
            <text:p>0</text:p>
          </table:table-cell>
          <table:table-cell table:formula="of:=IF([.AZ246]&lt;[.$BA$1];0;IF([.AZ246]&gt;=[.$BC$1];255;ROUNDDOWN(([.AZ246]-[.$BA$1])/([.$BC$1]-[.$BA$1])*255)))" office:value-type="float" office:value="240" calcext:value-type="float">
            <text:p>240</text:p>
          </table:table-cell>
        </table:table-row>
        <table:table-row table:style-name="ro1">
          <table:table-cell table:number-columns-repeated="51"/>
          <table:table-cell office:value-type="float" office:value="241" calcext:value-type="float">
            <text:p>241</text:p>
          </table:table-cell>
          <table:table-cell table:formula="of:=COUNTIF([.$A$1:.$AX$69];[.AZ247])" office:value-type="float" office:value="0" calcext:value-type="float">
            <text:p>0</text:p>
          </table:table-cell>
          <table:table-cell table:formula="of:=COUNTIF([.$A$73:.$AX$141];[.AZ247])" office:value-type="float" office:value="0" calcext:value-type="float">
            <text:p>0</text:p>
          </table:table-cell>
          <table:table-cell table:formula="of:=IF([.AZ247]&lt;[.$BA$1];0;IF([.AZ247]&gt;=[.$BC$1];255;ROUNDDOWN(([.AZ247]-[.$BA$1])/([.$BC$1]-[.$BA$1])*255)))" office:value-type="float" office:value="241" calcext:value-type="float">
            <text:p>241</text:p>
          </table:table-cell>
        </table:table-row>
        <table:table-row table:style-name="ro1">
          <table:table-cell table:number-columns-repeated="51"/>
          <table:table-cell office:value-type="float" office:value="242" calcext:value-type="float">
            <text:p>242</text:p>
          </table:table-cell>
          <table:table-cell table:formula="of:=COUNTIF([.$A$1:.$AX$69];[.AZ248])" office:value-type="float" office:value="0" calcext:value-type="float">
            <text:p>0</text:p>
          </table:table-cell>
          <table:table-cell table:formula="of:=COUNTIF([.$A$73:.$AX$141];[.AZ248])" office:value-type="float" office:value="0" calcext:value-type="float">
            <text:p>0</text:p>
          </table:table-cell>
          <table:table-cell table:formula="of:=IF([.AZ248]&lt;[.$BA$1];0;IF([.AZ248]&gt;=[.$BC$1];255;ROUNDDOWN(([.AZ248]-[.$BA$1])/([.$BC$1]-[.$BA$1])*255)))" office:value-type="float" office:value="242" calcext:value-type="float">
            <text:p>242</text:p>
          </table:table-cell>
        </table:table-row>
        <table:table-row table:style-name="ro1">
          <table:table-cell table:number-columns-repeated="51"/>
          <table:table-cell office:value-type="float" office:value="243" calcext:value-type="float">
            <text:p>243</text:p>
          </table:table-cell>
          <table:table-cell table:formula="of:=COUNTIF([.$A$1:.$AX$69];[.AZ249])" office:value-type="float" office:value="0" calcext:value-type="float">
            <text:p>0</text:p>
          </table:table-cell>
          <table:table-cell table:formula="of:=COUNTIF([.$A$73:.$AX$141];[.AZ249])" office:value-type="float" office:value="0" calcext:value-type="float">
            <text:p>0</text:p>
          </table:table-cell>
          <table:table-cell table:formula="of:=IF([.AZ249]&lt;[.$BA$1];0;IF([.AZ249]&gt;=[.$BC$1];255;ROUNDDOWN(([.AZ249]-[.$BA$1])/([.$BC$1]-[.$BA$1])*255)))" office:value-type="float" office:value="243" calcext:value-type="float">
            <text:p>243</text:p>
          </table:table-cell>
        </table:table-row>
        <table:table-row table:style-name="ro1">
          <table:table-cell table:number-columns-repeated="51"/>
          <table:table-cell office:value-type="float" office:value="244" calcext:value-type="float">
            <text:p>244</text:p>
          </table:table-cell>
          <table:table-cell table:formula="of:=COUNTIF([.$A$1:.$AX$69];[.AZ250])" office:value-type="float" office:value="0" calcext:value-type="float">
            <text:p>0</text:p>
          </table:table-cell>
          <table:table-cell table:formula="of:=COUNTIF([.$A$73:.$AX$141];[.AZ250])" office:value-type="float" office:value="0" calcext:value-type="float">
            <text:p>0</text:p>
          </table:table-cell>
          <table:table-cell table:formula="of:=IF([.AZ250]&lt;[.$BA$1];0;IF([.AZ250]&gt;=[.$BC$1];255;ROUNDDOWN(([.AZ250]-[.$BA$1])/([.$BC$1]-[.$BA$1])*255)))" office:value-type="float" office:value="244" calcext:value-type="float">
            <text:p>244</text:p>
          </table:table-cell>
        </table:table-row>
        <table:table-row table:style-name="ro1">
          <table:table-cell table:number-columns-repeated="51"/>
          <table:table-cell office:value-type="float" office:value="245" calcext:value-type="float">
            <text:p>245</text:p>
          </table:table-cell>
          <table:table-cell table:formula="of:=COUNTIF([.$A$1:.$AX$69];[.AZ251])" office:value-type="float" office:value="0" calcext:value-type="float">
            <text:p>0</text:p>
          </table:table-cell>
          <table:table-cell table:formula="of:=COUNTIF([.$A$73:.$AX$141];[.AZ251])" office:value-type="float" office:value="0" calcext:value-type="float">
            <text:p>0</text:p>
          </table:table-cell>
          <table:table-cell table:formula="of:=IF([.AZ251]&lt;[.$BA$1];0;IF([.AZ251]&gt;=[.$BC$1];255;ROUNDDOWN(([.AZ251]-[.$BA$1])/([.$BC$1]-[.$BA$1])*255)))" office:value-type="float" office:value="245" calcext:value-type="float">
            <text:p>245</text:p>
          </table:table-cell>
        </table:table-row>
        <table:table-row table:style-name="ro1">
          <table:table-cell table:number-columns-repeated="51"/>
          <table:table-cell office:value-type="float" office:value="246" calcext:value-type="float">
            <text:p>246</text:p>
          </table:table-cell>
          <table:table-cell table:formula="of:=COUNTIF([.$A$1:.$AX$69];[.AZ252])" office:value-type="float" office:value="0" calcext:value-type="float">
            <text:p>0</text:p>
          </table:table-cell>
          <table:table-cell table:formula="of:=COUNTIF([.$A$73:.$AX$141];[.AZ252])" office:value-type="float" office:value="0" calcext:value-type="float">
            <text:p>0</text:p>
          </table:table-cell>
          <table:table-cell table:formula="of:=IF([.AZ252]&lt;[.$BA$1];0;IF([.AZ252]&gt;=[.$BC$1];255;ROUNDDOWN(([.AZ252]-[.$BA$1])/([.$BC$1]-[.$BA$1])*255)))" office:value-type="float" office:value="246" calcext:value-type="float">
            <text:p>246</text:p>
          </table:table-cell>
        </table:table-row>
        <table:table-row table:style-name="ro1">
          <table:table-cell table:number-columns-repeated="51"/>
          <table:table-cell office:value-type="float" office:value="247" calcext:value-type="float">
            <text:p>247</text:p>
          </table:table-cell>
          <table:table-cell table:formula="of:=COUNTIF([.$A$1:.$AX$69];[.AZ253])" office:value-type="float" office:value="0" calcext:value-type="float">
            <text:p>0</text:p>
          </table:table-cell>
          <table:table-cell table:formula="of:=COUNTIF([.$A$73:.$AX$141];[.AZ253])" office:value-type="float" office:value="0" calcext:value-type="float">
            <text:p>0</text:p>
          </table:table-cell>
          <table:table-cell table:formula="of:=IF([.AZ253]&lt;[.$BA$1];0;IF([.AZ253]&gt;=[.$BC$1];255;ROUNDDOWN(([.AZ253]-[.$BA$1])/([.$BC$1]-[.$BA$1])*255)))" office:value-type="float" office:value="247" calcext:value-type="float">
            <text:p>247</text:p>
          </table:table-cell>
        </table:table-row>
        <table:table-row table:style-name="ro1">
          <table:table-cell table:number-columns-repeated="51"/>
          <table:table-cell office:value-type="float" office:value="248" calcext:value-type="float">
            <text:p>248</text:p>
          </table:table-cell>
          <table:table-cell table:formula="of:=COUNTIF([.$A$1:.$AX$69];[.AZ254])" office:value-type="float" office:value="0" calcext:value-type="float">
            <text:p>0</text:p>
          </table:table-cell>
          <table:table-cell table:formula="of:=COUNTIF([.$A$73:.$AX$141];[.AZ254])" office:value-type="float" office:value="0" calcext:value-type="float">
            <text:p>0</text:p>
          </table:table-cell>
          <table:table-cell table:formula="of:=IF([.AZ254]&lt;[.$BA$1];0;IF([.AZ254]&gt;=[.$BC$1];255;ROUNDDOWN(([.AZ254]-[.$BA$1])/([.$BC$1]-[.$BA$1])*255)))" office:value-type="float" office:value="248" calcext:value-type="float">
            <text:p>248</text:p>
          </table:table-cell>
        </table:table-row>
        <table:table-row table:style-name="ro1">
          <table:table-cell table:number-columns-repeated="51"/>
          <table:table-cell office:value-type="float" office:value="249" calcext:value-type="float">
            <text:p>249</text:p>
          </table:table-cell>
          <table:table-cell table:formula="of:=COUNTIF([.$A$1:.$AX$69];[.AZ255])" office:value-type="float" office:value="0" calcext:value-type="float">
            <text:p>0</text:p>
          </table:table-cell>
          <table:table-cell table:formula="of:=COUNTIF([.$A$73:.$AX$141];[.AZ255])" office:value-type="float" office:value="0" calcext:value-type="float">
            <text:p>0</text:p>
          </table:table-cell>
          <table:table-cell table:formula="of:=IF([.AZ255]&lt;[.$BA$1];0;IF([.AZ255]&gt;=[.$BC$1];255;ROUNDDOWN(([.AZ255]-[.$BA$1])/([.$BC$1]-[.$BA$1])*255)))" office:value-type="float" office:value="249" calcext:value-type="float">
            <text:p>249</text:p>
          </table:table-cell>
        </table:table-row>
        <table:table-row table:style-name="ro1">
          <table:table-cell table:number-columns-repeated="51"/>
          <table:table-cell office:value-type="float" office:value="250" calcext:value-type="float">
            <text:p>250</text:p>
          </table:table-cell>
          <table:table-cell table:formula="of:=COUNTIF([.$A$1:.$AX$69];[.AZ256])" office:value-type="float" office:value="0" calcext:value-type="float">
            <text:p>0</text:p>
          </table:table-cell>
          <table:table-cell table:formula="of:=COUNTIF([.$A$73:.$AX$141];[.AZ256])" office:value-type="float" office:value="0" calcext:value-type="float">
            <text:p>0</text:p>
          </table:table-cell>
          <table:table-cell table:formula="of:=IF([.AZ256]&lt;[.$BA$1];0;IF([.AZ256]&gt;=[.$BC$1];255;ROUNDDOWN(([.AZ256]-[.$BA$1])/([.$BC$1]-[.$BA$1])*255)))" office:value-type="float" office:value="250" calcext:value-type="float">
            <text:p>250</text:p>
          </table:table-cell>
        </table:table-row>
        <table:table-row table:style-name="ro1">
          <table:table-cell table:number-columns-repeated="51"/>
          <table:table-cell office:value-type="float" office:value="251" calcext:value-type="float">
            <text:p>251</text:p>
          </table:table-cell>
          <table:table-cell table:formula="of:=COUNTIF([.$A$1:.$AX$69];[.AZ257])" office:value-type="float" office:value="0" calcext:value-type="float">
            <text:p>0</text:p>
          </table:table-cell>
          <table:table-cell table:formula="of:=COUNTIF([.$A$73:.$AX$141];[.AZ257])" office:value-type="float" office:value="0" calcext:value-type="float">
            <text:p>0</text:p>
          </table:table-cell>
          <table:table-cell table:formula="of:=IF([.AZ257]&lt;[.$BA$1];0;IF([.AZ257]&gt;=[.$BC$1];255;ROUNDDOWN(([.AZ257]-[.$BA$1])/([.$BC$1]-[.$BA$1])*255)))" office:value-type="float" office:value="251" calcext:value-type="float">
            <text:p>251</text:p>
          </table:table-cell>
        </table:table-row>
        <table:table-row table:style-name="ro1">
          <table:table-cell table:number-columns-repeated="51"/>
          <table:table-cell office:value-type="float" office:value="252" calcext:value-type="float">
            <text:p>252</text:p>
          </table:table-cell>
          <table:table-cell table:formula="of:=COUNTIF([.$A$1:.$AX$69];[.AZ258])" office:value-type="float" office:value="0" calcext:value-type="float">
            <text:p>0</text:p>
          </table:table-cell>
          <table:table-cell table:formula="of:=COUNTIF([.$A$73:.$AX$141];[.AZ258])" office:value-type="float" office:value="0" calcext:value-type="float">
            <text:p>0</text:p>
          </table:table-cell>
          <table:table-cell table:formula="of:=IF([.AZ258]&lt;[.$BA$1];0;IF([.AZ258]&gt;=[.$BC$1];255;ROUNDDOWN(([.AZ258]-[.$BA$1])/([.$BC$1]-[.$BA$1])*255)))" office:value-type="float" office:value="252" calcext:value-type="float">
            <text:p>252</text:p>
          </table:table-cell>
        </table:table-row>
        <table:table-row table:style-name="ro1">
          <table:table-cell table:number-columns-repeated="51"/>
          <table:table-cell office:value-type="float" office:value="253" calcext:value-type="float">
            <text:p>253</text:p>
          </table:table-cell>
          <table:table-cell table:formula="of:=COUNTIF([.$A$1:.$AX$69];[.AZ259])" office:value-type="float" office:value="0" calcext:value-type="float">
            <text:p>0</text:p>
          </table:table-cell>
          <table:table-cell table:formula="of:=COUNTIF([.$A$73:.$AX$141];[.AZ259])" office:value-type="float" office:value="0" calcext:value-type="float">
            <text:p>0</text:p>
          </table:table-cell>
          <table:table-cell table:formula="of:=IF([.AZ259]&lt;[.$BA$1];0;IF([.AZ259]&gt;=[.$BC$1];255;ROUNDDOWN(([.AZ259]-[.$BA$1])/([.$BC$1]-[.$BA$1])*255)))" office:value-type="float" office:value="253" calcext:value-type="float">
            <text:p>253</text:p>
          </table:table-cell>
        </table:table-row>
        <table:table-row table:style-name="ro1">
          <table:table-cell table:number-columns-repeated="51"/>
          <table:table-cell office:value-type="float" office:value="254" calcext:value-type="float">
            <text:p>254</text:p>
          </table:table-cell>
          <table:table-cell table:formula="of:=COUNTIF([.$A$1:.$AX$69];[.AZ260])" office:value-type="float" office:value="0" calcext:value-type="float">
            <text:p>0</text:p>
          </table:table-cell>
          <table:table-cell table:formula="of:=COUNTIF([.$A$73:.$AX$141];[.AZ260])" office:value-type="float" office:value="0" calcext:value-type="float">
            <text:p>0</text:p>
          </table:table-cell>
          <table:table-cell table:formula="of:=IF([.AZ260]&lt;[.$BA$1];0;IF([.AZ260]&gt;=[.$BC$1];255;ROUNDDOWN(([.AZ260]-[.$BA$1])/([.$BC$1]-[.$BA$1])*255)))" office:value-type="float" office:value="254" calcext:value-type="float">
            <text:p>254</text:p>
          </table:table-cell>
        </table:table-row>
        <table:table-row table:style-name="ro1">
          <table:table-cell table:number-columns-repeated="51"/>
          <table:table-cell office:value-type="float" office:value="255" calcext:value-type="float">
            <text:p>255</text:p>
          </table:table-cell>
          <table:table-cell table:formula="of:=COUNTIF([.$A$1:.$AX$69];[.AZ261])" office:value-type="float" office:value="0" calcext:value-type="float">
            <text:p>0</text:p>
          </table:table-cell>
          <table:table-cell table:formula="of:=COUNTIF([.$A$73:.$AX$141];[.AZ261])" office:value-type="float" office:value="0" calcext:value-type="float">
            <text:p>0</text:p>
          </table:table-cell>
          <table:table-cell table:formula="of:=IF([.AZ261]&lt;[.$BA$1];0;IF([.AZ261]&gt;=[.$BC$1];255;ROUNDDOWN(([.AZ261]-[.$BA$1])/([.$BC$1]-[.$BA$1])*255)))" office:value-type="float" office:value="255" calcext:value-type="float">
            <text:p>255</text:p>
          </table:table-cell>
        </table:table-row>
        <table:table-row table:style-name="ro1" table:number-rows-repeated="1048314">
          <table:table-cell table:number-columns-repeated="55"/>
        </table:table-row>
        <table:table-row table:style-name="ro1">
          <table:table-cell table:number-columns-repeated="55"/>
        </table:table-row>
        <calcext:conditional-formats>
          <calcext:conditional-format calcext:target-range-address="'Lineare Histogrammanpassung'.A1:'Lineare Histogrammanpassung'.AX69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'Lineare Histogrammanpassung'.A73:'Lineare Histogrammanpassung'.AX142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'Lineare Histogrammanpassung'.A1:'Lineare Histogrammanpassung'.AX67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'Lineare Histogrammanpassung'.A73:'Lineare Histogrammanpassung'.AX139">
            <calcext:color-scale>
              <calcext:color-scale-entry calcext:value="0" calcext:type="number" calcext:color="#ffffff"/>
              <calcext:color-scale-entry calcext:value="255" calcext:type="number" calcext:color="#000000"/>
            </calcext:color-scale>
          </calcext:conditional-format>
        </calcext:conditional-formats>
      </table:table>
      <table:table table:name="Lineare Histogrammanpassung_2" table:style-name="ta1">
        <table:shapes>
          <draw:frame draw:z-index="0" draw:style-name="gr1" draw:text-style-name="P1" svg:width="506.11mm" svg:height="290.33mm" svg:x="408.26mm" svg:y="3.18mm">
            <draw:object draw:notify-on-update-of-ranges="'Lineare Histogrammanpassung_2'.AZ6:'Lineare Histogrammanpassung_2'.AZ261 'Lineare Histogrammanpassung_2'.BA6:'Lineare Histogrammanpassung_2'.BA2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13.6mm" svg:height="294.63mm" svg:x="403.9mm" svg:y="322.87mm">
            <draw:object draw:notify-on-update-of-ranges="'Lineare Histogrammanpassung_2'.AZ6:'Lineare Histogrammanpassung_2'.AZ261 'Lineare Histogrammanpassung_2'.BB6:'Lineare Histogrammanpassung_2'.BB2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0" table:default-cell-style-name="ce2"/>
        <table:table-column table:style-name="co2" table:number-columns-repeated="5" table:default-cell-style-name="Default"/>
        <table:table-row table:style-name="ro1"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2" table:style-name="ce12" office:value-type="float" office:value="222" calcext:value-type="float">
            <text:p>222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31" calcext:value-type="float">
            <text:p>231</text:p>
          </table:table-cell>
          <table:table-cell table:number-columns-repeated="2" table:style-name="ce12" office:value-type="float" office:value="230" calcext:value-type="float">
            <text:p>230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2" table:style-name="ce12" office:value-type="float" office:value="246" calcext:value-type="float">
            <text:p>246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48" calcext:value-type="float">
            <text:p>248</text:p>
          </table:table-cell>
          <table:table-cell/>
          <table:table-cell table:style-name="ce10" office:value-type="string" calcext:value-type="string" table:number-columns-spanned="1" table:number-rows-spanned="2">
            <text:p>untere Grenze</text:p>
          </table:table-cell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 table:number-columns-spanned="1" table:number-rows-spanned="2">
            <text:p>obere Grenze</text:p>
          </table:table-cell>
          <table:table-cell table:style-name="ce5" office:value-type="float" office:value="255" calcext:value-type="float" table:number-columns-spanned="1" table:number-rows-spanned="2">
            <text:p>255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2" table:style-name="ce13" office:value-type="float" office:value="158" calcext:value-type="float">
            <text:p>15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5" calcext:value-type="float">
            <text:p>24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2" table:style-name="ce13" office:value-type="float" office:value="224" calcext:value-type="float">
            <text:p>224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3" office:value-type="float" office:value="244" calcext:value-type="float">
            <text:p>244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00" calcext:value-type="float">
            <text:p>200</text:p>
          </table:table-cell>
          <table:table-cell/>
          <table:covered-table-cell table:number-columns-repeated="4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3" table:style-name="ce13" office:value-type="float" office:value="224" calcext:value-type="float">
            <text:p>224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2" table:style-name="ce13" office:value-type="float" office:value="158" calcext:value-type="float">
            <text:p>15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2"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7" calcext:value-type="float">
            <text:p>237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9" calcext:value-type="float">
            <text:p>229</text:p>
          </table:table-cell>
          <table:table-cell table:number-columns-repeated="2" table:style-name="ce13" office:value-type="float" office:value="226" calcext:value-type="float">
            <text:p>226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6" calcext:value-type="float">
            <text:p>126</text:p>
          </table:table-cell>
          <table:table-cell/>
          <table:table-cell table:style-name="ce10" office:value-type="string" calcext:value-type="string" table:number-columns-spanned="1" table:number-rows-spanned="2">
            <text:p>Alte Helligkeit</text:p>
          </table:table-cell>
          <table:table-cell table:style-name="ce10" office:value-type="string" calcext:value-type="string" table:number-columns-spanned="1" table:number-rows-spanned="2">
            <text:p>Häufigkeit Original</text:p>
          </table:table-cell>
          <table:table-cell table:style-name="ce10" office:value-type="string" calcext:value-type="string" table:number-columns-spanned="1" table:number-rows-spanned="2">
            <text:p>Häufigkeit neues Bild</text:p>
          </table:table-cell>
          <table:table-cell table:style-name="ce10" office:value-type="string" calcext:value-type="string" table:number-columns-spanned="1" table:number-rows-spanned="2">
            <text:p>neuer Wert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2" table:style-name="ce13" office:value-type="float" office:value="240" calcext:value-type="float">
            <text:p>24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23" calcext:value-type="float">
            <text:p>123</text:p>
          </table:table-cell>
          <table:table-cell/>
          <table:covered-table-cell table:number-columns-repeated="4" table:style-name="ce10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2" table:style-name="ce13" office:value-type="float" office:value="156" calcext:value-type="float">
            <text:p>156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2"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4" calcext:value-type="float">
            <text:p>124</text:p>
          </table:table-cell>
          <table:table-cell table:number-columns-repeated="2" table:style-name="ce13" office:value-type="float" office:value="127" calcext:value-type="float">
            <text:p>127</text:p>
          </table:table-cell>
          <table:table-cell table:number-columns-repeated="2" table:style-name="ce13"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A$1:.$AX$69];[.AZ6])" office:value-type="float" office:value="0" calcext:value-type="float">
            <text:p>0</text:p>
          </table:table-cell>
          <table:table-cell table:formula="of:=COUNTIF([.$A$73:.$AX$141];[.AZ6])" office:value-type="float" office:value="0" calcext:value-type="float">
            <text:p>0</text:p>
          </table:table-cell>
          <table:table-cell table:formula="of:=IF([.AZ6]&lt;[.$BA$1];0;IF([.AZ6]&gt;=[.$BC$1];255;ROUNDDOWN(([.AZ6]-[.$BA$1])/([.$BC$1]-[.$BA$1])*255)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7" calcext:value-type="float">
            <text:p>127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1:.$AX$69];[.AZ7])" office:value-type="float" office:value="0" calcext:value-type="float">
            <text:p>0</text:p>
          </table:table-cell>
          <table:table-cell table:formula="of:=COUNTIF([.$A$73:.$AX$141];[.AZ7])" office:value-type="float" office:value="0" calcext:value-type="float">
            <text:p>0</text:p>
          </table:table-cell>
          <table:table-cell table:formula="of:=IF([.AZ7]&lt;[.$BA$1];0;IF([.AZ7]&gt;=[.$BC$1];255;ROUNDDOWN(([.AZ7]-[.$BA$1])/([.$BC$1]-[.$BA$1])*255)))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2" table:style-name="ce13" office:value-type="float" office:value="240" calcext:value-type="float">
            <text:p>240</text:p>
          </table:table-cell>
          <table:table-cell table:number-columns-repeated="2" table:style-name="ce13" office:value-type="float" office:value="238" calcext:value-type="float">
            <text:p>238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2" table:style-name="ce13" office:value-type="float" office:value="232" calcext:value-type="float">
            <text:p>232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2" table:style-name="ce13" office:value-type="float" office:value="229" calcext:value-type="float">
            <text:p>229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3" calcext:value-type="float">
            <text:p>133</text:p>
          </table:table-cell>
          <table:table-cell table:number-columns-repeated="2" table:style-name="ce13" office:value-type="float" office:value="131" calcext:value-type="float">
            <text:p>131</text:p>
          </table:table-cell>
          <table:table-cell table:number-columns-repeated="2" table:style-name="ce13" office:value-type="float" office:value="127" calcext:value-type="float">
            <text:p>127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1" calcext:value-type="float">
            <text:p>13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1:.$AX$69];[.AZ8])" office:value-type="float" office:value="0" calcext:value-type="float">
            <text:p>0</text:p>
          </table:table-cell>
          <table:table-cell table:formula="of:=COUNTIF([.$A$73:.$AX$141];[.AZ8])" office:value-type="float" office:value="0" calcext:value-type="float">
            <text:p>0</text:p>
          </table:table-cell>
          <table:table-cell table:formula="of:=IF([.AZ8]&lt;[.$BA$1];0;IF([.AZ8]&gt;=[.$BC$1];255;ROUNDDOWN(([.AZ8]-[.$BA$1])/([.$BC$1]-[.$BA$1])*255)))" office:value-type="float" office:value="2" calcext:value-type="float">
            <text:p>2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2" table:style-name="ce13" office:value-type="float" office:value="241" calcext:value-type="float">
            <text:p>24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2" table:style-name="ce13" office:value-type="float" office:value="231" calcext:value-type="float">
            <text:p>231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2" table:style-name="ce13" office:value-type="float" office:value="136" calcext:value-type="float">
            <text:p>136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8" calcext:value-type="float">
            <text:p>138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1:.$AX$69];[.AZ9])" office:value-type="float" office:value="0" calcext:value-type="float">
            <text:p>0</text:p>
          </table:table-cell>
          <table:table-cell table:formula="of:=COUNTIF([.$A$73:.$AX$141];[.AZ9])" office:value-type="float" office:value="0" calcext:value-type="float">
            <text:p>0</text:p>
          </table:table-cell>
          <table:table-cell table:formula="of:=IF([.AZ9]&lt;[.$BA$1];0;IF([.AZ9]&gt;=[.$BC$1];255;ROUNDDOWN(([.AZ9]-[.$BA$1])/([.$BC$1]-[.$BA$1])*255)))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2" table:style-name="ce13" office:value-type="float" office:value="233" calcext:value-type="float">
            <text:p>233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8" calcext:value-type="float">
            <text:p>138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1:.$AX$69];[.AZ10])" office:value-type="float" office:value="0" calcext:value-type="float">
            <text:p>0</text:p>
          </table:table-cell>
          <table:table-cell table:formula="of:=COUNTIF([.$A$73:.$AX$141];[.AZ10])" office:value-type="float" office:value="0" calcext:value-type="float">
            <text:p>0</text:p>
          </table:table-cell>
          <table:table-cell table:formula="of:=IF([.AZ10]&lt;[.$BA$1];0;IF([.AZ10]&gt;=[.$BC$1];255;ROUNDDOWN(([.AZ10]-[.$BA$1])/([.$BC$1]-[.$BA$1])*255)))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2" calcext:value-type="float">
            <text:p>142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1:.$AX$69];[.AZ11])" office:value-type="float" office:value="0" calcext:value-type="float">
            <text:p>0</text:p>
          </table:table-cell>
          <table:table-cell table:formula="of:=COUNTIF([.$A$73:.$AX$141];[.AZ11])" office:value-type="float" office:value="0" calcext:value-type="float">
            <text:p>0</text:p>
          </table:table-cell>
          <table:table-cell table:formula="of:=IF([.AZ11]&lt;[.$BA$1];0;IF([.AZ11]&gt;=[.$BC$1];255;ROUNDDOWN(([.AZ11]-[.$BA$1])/([.$BC$1]-[.$BA$1])*255)))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2" table:style-name="ce13" office:value-type="float" office:value="237" calcext:value-type="float">
            <text:p>237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36" calcext:value-type="float">
            <text:p>23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48" calcext:value-type="float">
            <text:p>148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1:.$AX$69];[.AZ12])" office:value-type="float" office:value="0" calcext:value-type="float">
            <text:p>0</text:p>
          </table:table-cell>
          <table:table-cell table:formula="of:=COUNTIF([.$A$73:.$AX$141];[.AZ12])" office:value-type="float" office:value="0" calcext:value-type="float">
            <text:p>0</text:p>
          </table:table-cell>
          <table:table-cell table:formula="of:=IF([.AZ12]&lt;[.$BA$1];0;IF([.AZ12]&gt;=[.$BC$1];255;ROUNDDOWN(([.AZ12]-[.$BA$1])/([.$BC$1]-[.$BA$1])*255)))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 table:style-name="ce13" office:value-type="float" office:value="241" calcext:value-type="float">
            <text:p>241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0" calcext:value-type="float">
            <text:p>15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1:.$AX$69];[.AZ13])" office:value-type="float" office:value="0" calcext:value-type="float">
            <text:p>0</text:p>
          </table:table-cell>
          <table:table-cell table:formula="of:=COUNTIF([.$A$73:.$AX$141];[.AZ13])" office:value-type="float" office:value="0" calcext:value-type="float">
            <text:p>0</text:p>
          </table:table-cell>
          <table:table-cell table:formula="of:=IF([.AZ13]&lt;[.$BA$1];0;IF([.AZ13]&gt;=[.$BC$1];255;ROUNDDOWN(([.AZ13]-[.$BA$1])/([.$BC$1]-[.$BA$1])*255)))" office:value-type="float" office:value="7" calcext:value-type="float">
            <text:p>7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2" table:style-name="ce13" office:value-type="float" office:value="252" calcext:value-type="float">
            <text:p>252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18" calcext:value-type="float">
            <text:p>218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48" calcext:value-type="float">
            <text:p>14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1:.$AX$69];[.AZ14])" office:value-type="float" office:value="1" calcext:value-type="float">
            <text:p>1</text:p>
          </table:table-cell>
          <table:table-cell table:formula="of:=COUNTIF([.$A$73:.$AX$141];[.AZ14])" office:value-type="float" office:value="1" calcext:value-type="float">
            <text:p>1</text:p>
          </table:table-cell>
          <table:table-cell table:formula="of:=IF([.AZ14]&lt;[.$BA$1];0;IF([.AZ14]&gt;=[.$BC$1];255;ROUNDDOWN(([.AZ14]-[.$BA$1])/([.$BC$1]-[.$BA$1])*255)))" office:value-type="float" office:value="8" calcext:value-type="float">
            <text:p>8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number-columns-repeated="2" table:style-name="ce13" office:value-type="float" office:value="223" calcext:value-type="float">
            <text:p>223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54" calcext:value-type="float">
            <text:p>154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1:.$AX$69];[.AZ15])" office:value-type="float" office:value="1" calcext:value-type="float">
            <text:p>1</text:p>
          </table:table-cell>
          <table:table-cell table:formula="of:=COUNTIF([.$A$73:.$AX$141];[.AZ15])" office:value-type="float" office:value="1" calcext:value-type="float">
            <text:p>1</text:p>
          </table:table-cell>
          <table:table-cell table:formula="of:=IF([.AZ15]&lt;[.$BA$1];0;IF([.AZ15]&gt;=[.$BC$1];255;ROUNDDOWN(([.AZ15]-[.$BA$1])/([.$BC$1]-[.$BA$1])*255)))" office:value-type="float" office:value="9" calcext:value-type="float">
            <text:p>9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95" calcext:value-type="float">
            <text:p>19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A$1:.$AX$69];[.AZ16])" office:value-type="float" office:value="0" calcext:value-type="float">
            <text:p>0</text:p>
          </table:table-cell>
          <table:table-cell table:formula="of:=COUNTIF([.$A$73:.$AX$141];[.AZ16])" office:value-type="float" office:value="0" calcext:value-type="float">
            <text:p>0</text:p>
          </table:table-cell>
          <table:table-cell table:formula="of:=IF([.AZ16]&lt;[.$BA$1];0;IF([.AZ16]&gt;=[.$BC$1];255;ROUNDDOWN(([.AZ16]-[.$BA$1])/([.$BC$1]-[.$BA$1])*255)))" office:value-type="float" office:value="10" calcext:value-type="float">
            <text:p>10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4" calcext:value-type="float">
            <text:p>224</text:p>
          </table:table-cell>
          <table:table-cell table:number-columns-repeated="2" table:style-name="ce13" office:value-type="float" office:value="222" calcext:value-type="float">
            <text:p>222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5" calcext:value-type="float">
            <text:p>21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A$1:.$AX$69];[.AZ17])" office:value-type="float" office:value="1" calcext:value-type="float">
            <text:p>1</text:p>
          </table:table-cell>
          <table:table-cell table:formula="of:=COUNTIF([.$A$73:.$AX$141];[.AZ17])" office:value-type="float" office:value="1" calcext:value-type="float">
            <text:p>1</text:p>
          </table:table-cell>
          <table:table-cell table:formula="of:=IF([.AZ17]&lt;[.$BA$1];0;IF([.AZ17]&gt;=[.$BC$1];255;ROUNDDOWN(([.AZ17]-[.$BA$1])/([.$BC$1]-[.$BA$1])*255)))" office:value-type="float" office:value="11" calcext:value-type="float">
            <text:p>11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252" calcext:value-type="float">
            <text:p>25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11" calcext:value-type="float">
            <text:p>211</text:p>
          </table:table-cell>
          <table:table-cell table:number-columns-repeated="2" table:style-name="ce13" office:value-type="float" office:value="210" calcext:value-type="float">
            <text:p>210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3" office:value-type="float" office:value="223" calcext:value-type="float">
            <text:p>223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17" calcext:value-type="float">
            <text:p>2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A$1:.$AX$69];[.AZ18])" office:value-type="float" office:value="1" calcext:value-type="float">
            <text:p>1</text:p>
          </table:table-cell>
          <table:table-cell table:formula="of:=COUNTIF([.$A$73:.$AX$141];[.AZ18])" office:value-type="float" office:value="1" calcext:value-type="float">
            <text:p>1</text:p>
          </table:table-cell>
          <table:table-cell table:formula="of:=IF([.AZ18]&lt;[.$BA$1];0;IF([.AZ18]&gt;=[.$BC$1];255;ROUNDDOWN(([.AZ18]-[.$BA$1])/([.$BC$1]-[.$BA$1])*255)))" office:value-type="float" office:value="12" calcext:value-type="float">
            <text:p>12</text:p>
          </table:table-cell>
        </table:table-row>
        <table:table-row table:style-name="ro1">
          <table:table-cell table:number-columns-repeated="2" table:style-name="ce13" office:value-type="float" office:value="208" calcext:value-type="float">
            <text:p>208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2" table:style-name="ce13" office:value-type="float" office:value="146" calcext:value-type="float">
            <text:p>146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17" calcext:value-type="float">
            <text:p>21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A$1:.$AX$69];[.AZ19])" office:value-type="float" office:value="3" calcext:value-type="float">
            <text:p>3</text:p>
          </table:table-cell>
          <table:table-cell table:formula="of:=COUNTIF([.$A$73:.$AX$141];[.AZ19])" office:value-type="float" office:value="3" calcext:value-type="float">
            <text:p>3</text:p>
          </table:table-cell>
          <table:table-cell table:formula="of:=IF([.AZ19]&lt;[.$BA$1];0;IF([.AZ19]&gt;=[.$BC$1];255;ROUNDDOWN(([.AZ19]-[.$BA$1])/([.$BC$1]-[.$BA$1])*255)))" office:value-type="float" office:value="13" calcext:value-type="float">
            <text:p>13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2" table:style-name="ce13" office:value-type="float" office:value="228" calcext:value-type="float">
            <text:p>228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7" calcext:value-type="float">
            <text:p>21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A$1:.$AX$69];[.AZ20])" office:value-type="float" office:value="3" calcext:value-type="float">
            <text:p>3</text:p>
          </table:table-cell>
          <table:table-cell table:formula="of:=COUNTIF([.$A$73:.$AX$141];[.AZ20])" office:value-type="float" office:value="3" calcext:value-type="float">
            <text:p>3</text:p>
          </table:table-cell>
          <table:table-cell table:formula="of:=IF([.AZ20]&lt;[.$BA$1];0;IF([.AZ20]&gt;=[.$BC$1];255;ROUNDDOWN(([.AZ20]-[.$BA$1])/([.$BC$1]-[.$BA$1])*255)))" office:value-type="float" office:value="14" calcext:value-type="float">
            <text:p>14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2" table:style-name="ce13" office:value-type="float" office:value="204" calcext:value-type="float">
            <text:p>204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2"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0" calcext:value-type="float">
            <text:p>2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A$1:.$AX$69];[.AZ21])" office:value-type="float" office:value="1" calcext:value-type="float">
            <text:p>1</text:p>
          </table:table-cell>
          <table:table-cell table:formula="of:=COUNTIF([.$A$73:.$AX$141];[.AZ21])" office:value-type="float" office:value="1" calcext:value-type="float">
            <text:p>1</text:p>
          </table:table-cell>
          <table:table-cell table:formula="of:=IF([.AZ21]&lt;[.$BA$1];0;IF([.AZ21]&gt;=[.$BC$1];255;ROUNDDOWN(([.AZ21]-[.$BA$1])/([.$BC$1]-[.$BA$1])*255)))" office:value-type="float" office:value="15" calcext:value-type="float">
            <text:p>15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3" table:style-name="ce13" office:value-type="float" office:value="228" calcext:value-type="float">
            <text:p>228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1" calcext:value-type="float">
            <text:p>2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A$1:.$AX$69];[.AZ22])" office:value-type="float" office:value="0" calcext:value-type="float">
            <text:p>0</text:p>
          </table:table-cell>
          <table:table-cell table:formula="of:=COUNTIF([.$A$73:.$AX$141];[.AZ22])" office:value-type="float" office:value="0" calcext:value-type="float">
            <text:p>0</text:p>
          </table:table-cell>
          <table:table-cell table:formula="of:=IF([.AZ22]&lt;[.$BA$1];0;IF([.AZ22]&gt;=[.$BC$1];255;ROUNDDOWN(([.AZ22]-[.$BA$1])/([.$BC$1]-[.$BA$1])*255)))" office:value-type="float" office:value="16" calcext:value-type="float">
            <text:p>16</text:p>
          </table:table-cell>
        </table:table-row>
        <table:table-row table:style-name="ro1">
          <table:table-cell table:number-columns-repeated="2" table:style-name="ce13" office:value-type="float" office:value="231" calcext:value-type="float">
            <text:p>231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2" table:style-name="ce13" office:value-type="float" office:value="215" calcext:value-type="float">
            <text:p>215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2" table:style-name="ce13" office:value-type="float" office:value="194" calcext:value-type="float">
            <text:p>194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2" table:style-name="ce13" office:value-type="float" office:value="161" calcext:value-type="float">
            <text:p>1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2" table:style-name="ce13" office:value-type="float" office:value="229" calcext:value-type="float">
            <text:p>229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4" calcext:value-type="float">
            <text:p>22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A$1:.$AX$69];[.AZ23])" office:value-type="float" office:value="0" calcext:value-type="float">
            <text:p>0</text:p>
          </table:table-cell>
          <table:table-cell table:formula="of:=COUNTIF([.$A$73:.$AX$141];[.AZ23])" office:value-type="float" office:value="0" calcext:value-type="float">
            <text:p>0</text:p>
          </table:table-cell>
          <table:table-cell table:formula="of:=IF([.AZ23]&lt;[.$BA$1];0;IF([.AZ23]&gt;=[.$BC$1];255;ROUNDDOWN(([.AZ23]-[.$BA$1])/([.$BC$1]-[.$BA$1])*255)))" office:value-type="float" office:value="17" calcext:value-type="float">
            <text:p>17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number-columns-repeated="2" table:style-name="ce13" office:value-type="float" office:value="237" calcext:value-type="float">
            <text:p>237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2" table:style-name="ce13" office:value-type="float" office:value="188" calcext:value-type="float">
            <text:p>188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24" calcext:value-type="float">
            <text:p>224</text:p>
          </table:table-cell>
          <table:table-cell table:number-columns-repeated="2" table:style-name="ce13" office:value-type="float" office:value="229" calcext:value-type="float">
            <text:p>229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3" calcext:value-type="float">
            <text:p>22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A$1:.$AX$69];[.AZ24])" office:value-type="float" office:value="0" calcext:value-type="float">
            <text:p>0</text:p>
          </table:table-cell>
          <table:table-cell table:formula="of:=COUNTIF([.$A$73:.$AX$141];[.AZ24])" office:value-type="float" office:value="0" calcext:value-type="float">
            <text:p>0</text:p>
          </table:table-cell>
          <table:table-cell table:formula="of:=IF([.AZ24]&lt;[.$BA$1];0;IF([.AZ24]&gt;=[.$BC$1];255;ROUNDDOWN(([.AZ24]-[.$BA$1])/([.$BC$1]-[.$BA$1])*255)))" office:value-type="float" office:value="18" calcext:value-type="float">
            <text:p>18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number-columns-repeated="3" table:style-name="ce13" office:value-type="float" office:value="238" calcext:value-type="float">
            <text:p>23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85" calcext:value-type="float">
            <text:p>185</text:p>
          </table:table-cell>
          <table:table-cell table:number-columns-repeated="2" table:style-name="ce13" office:value-type="float" office:value="184" calcext:value-type="float">
            <text:p>184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3" calcext:value-type="float">
            <text:p>22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A$1:.$AX$69];[.AZ25])" office:value-type="float" office:value="0" calcext:value-type="float">
            <text:p>0</text:p>
          </table:table-cell>
          <table:table-cell table:formula="of:=COUNTIF([.$A$73:.$AX$141];[.AZ25])" office:value-type="float" office:value="0" calcext:value-type="float">
            <text:p>0</text:p>
          </table:table-cell>
          <table:table-cell table:formula="of:=IF([.AZ25]&lt;[.$BA$1];0;IF([.AZ25]&gt;=[.$BC$1];255;ROUNDDOWN(([.AZ25]-[.$BA$1])/([.$BC$1]-[.$BA$1])*255)))" office:value-type="float" office:value="19" calcext:value-type="float">
            <text:p>19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2" table:style-name="ce13" office:value-type="float" office:value="211" calcext:value-type="float">
            <text:p>211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2" table:style-name="ce13" office:value-type="float" office:value="180" calcext:value-type="float">
            <text:p>180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7" calcext:value-type="float">
            <text:p>2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A$1:.$AX$69];[.AZ26])" office:value-type="float" office:value="0" calcext:value-type="float">
            <text:p>0</text:p>
          </table:table-cell>
          <table:table-cell table:formula="of:=COUNTIF([.$A$73:.$AX$141];[.AZ26])" office:value-type="float" office:value="0" calcext:value-type="float">
            <text:p>0</text:p>
          </table:table-cell>
          <table:table-cell table:formula="of:=IF([.AZ26]&lt;[.$BA$1];0;IF([.AZ26]&gt;=[.$BC$1];255;ROUNDDOWN(([.AZ26]-[.$BA$1])/([.$BC$1]-[.$BA$1])*255)))"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2" calcext:value-type="float">
            <text:p>222</text:p>
          </table:table-cell>
          <table:table-cell table:number-columns-repeated="2" table:style-name="ce13" office:value-type="float" office:value="214" calcext:value-type="float">
            <text:p>21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4" calcext:value-type="float">
            <text:p>224</text:p>
          </table:table-cell>
          <table:table-cell table:number-columns-repeated="2" table:style-name="ce13" office:value-type="float" office:value="228" calcext:value-type="float">
            <text:p>228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7" calcext:value-type="float">
            <text:p>22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1:.$AX$69];[.AZ27])" office:value-type="float" office:value="0" calcext:value-type="float">
            <text:p>0</text:p>
          </table:table-cell>
          <table:table-cell table:formula="of:=COUNTIF([.$A$73:.$AX$141];[.AZ27])" office:value-type="float" office:value="0" calcext:value-type="float">
            <text:p>0</text:p>
          </table:table-cell>
          <table:table-cell table:formula="of:=IF([.AZ27]&lt;[.$BA$1];0;IF([.AZ27]&gt;=[.$BC$1];255;ROUNDDOWN(([.AZ27]-[.$BA$1])/([.$BC$1]-[.$BA$1])*255)))" office:value-type="float" office:value="21" calcext:value-type="float">
            <text:p>21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5" calcext:value-type="float">
            <text:p>145</text:p>
          </table:table-cell>
          <table:table-cell table:number-columns-repeated="2" table:style-name="ce13" office:value-type="float" office:value="133" calcext:value-type="float">
            <text:p>133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2" table:style-name="ce13" office:value-type="float" office:value="225" calcext:value-type="float">
            <text:p>225</text:p>
          </table:table-cell>
          <table:table-cell table:style-name="ce13" office:value-type="float" office:value="224" calcext:value-type="float">
            <text:p>22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$A$1:.$AX$69];[.AZ28])" office:value-type="float" office:value="3" calcext:value-type="float">
            <text:p>3</text:p>
          </table:table-cell>
          <table:table-cell table:formula="of:=COUNTIF([.$A$73:.$AX$141];[.AZ28])" office:value-type="float" office:value="3" calcext:value-type="float">
            <text:p>3</text:p>
          </table:table-cell>
          <table:table-cell table:formula="of:=IF([.AZ28]&lt;[.$BA$1];0;IF([.AZ28]&gt;=[.$BC$1];255;ROUNDDOWN(([.AZ28]-[.$BA$1])/([.$BC$1]-[.$BA$1])*255)))"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3" office:value-type="float" office:value="253" calcext:value-type="float">
            <text:p>25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2" table:style-name="ce13" office:value-type="float" office:value="221" calcext:value-type="float">
            <text:p>221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2" table:style-name="ce13" office:value-type="float" office:value="216" calcext:value-type="float">
            <text:p>21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12" calcext:value-type="float">
            <text:p>2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$A$1:.$AX$69];[.AZ29])" office:value-type="float" office:value="0" calcext:value-type="float">
            <text:p>0</text:p>
          </table:table-cell>
          <table:table-cell table:formula="of:=COUNTIF([.$A$73:.$AX$141];[.AZ29])" office:value-type="float" office:value="0" calcext:value-type="float">
            <text:p>0</text:p>
          </table:table-cell>
          <table:table-cell table:formula="of:=IF([.AZ29]&lt;[.$BA$1];0;IF([.AZ29]&gt;=[.$BC$1];255;ROUNDDOWN(([.AZ29]-[.$BA$1])/([.$BC$1]-[.$BA$1])*255)))" office:value-type="float" office:value="23" calcext:value-type="float">
            <text:p>23</text:p>
          </table:table-cell>
        </table:table-row>
        <table:table-row table:style-name="ro1">
          <table:table-cell table:number-columns-repeated="3" table:style-name="ce13" office:value-type="float" office:value="253" calcext:value-type="float">
            <text:p>253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2" table:style-name="ce13" office:value-type="float" office:value="211" calcext:value-type="float">
            <text:p>211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39" calcext:value-type="float">
            <text:p>239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8" calcext:value-type="float">
            <text:p>19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1:.$AX$69];[.AZ30])" office:value-type="float" office:value="1" calcext:value-type="float">
            <text:p>1</text:p>
          </table:table-cell>
          <table:table-cell table:formula="of:=COUNTIF([.$A$73:.$AX$141];[.AZ30])" office:value-type="float" office:value="1" calcext:value-type="float">
            <text:p>1</text:p>
          </table:table-cell>
          <table:table-cell table:formula="of:=IF([.AZ30]&lt;[.$BA$1];0;IF([.AZ30]&gt;=[.$BC$1];255;ROUNDDOWN(([.AZ30]-[.$BA$1])/([.$BC$1]-[.$BA$1])*255)))" office:value-type="float" office:value="24" calcext:value-type="float">
            <text:p>24</text:p>
          </table:table-cell>
        </table:table-row>
        <table:table-row table:style-name="ro1">
          <table:table-cell table:number-columns-repeated="2" table:style-name="ce13" office:value-type="float" office:value="252" calcext:value-type="float">
            <text:p>252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2" table:style-name="ce13" office:value-type="float" office:value="236" calcext:value-type="float">
            <text:p>236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87" calcext:value-type="float">
            <text:p>18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A$1:.$AX$69];[.AZ31])" office:value-type="float" office:value="1" calcext:value-type="float">
            <text:p>1</text:p>
          </table:table-cell>
          <table:table-cell table:formula="of:=COUNTIF([.$A$73:.$AX$141];[.AZ31])" office:value-type="float" office:value="1" calcext:value-type="float">
            <text:p>1</text:p>
          </table:table-cell>
          <table:table-cell table:formula="of:=IF([.AZ31]&lt;[.$BA$1];0;IF([.AZ31]&gt;=[.$BC$1];255;ROUNDDOWN(([.AZ31]-[.$BA$1])/([.$BC$1]-[.$BA$1])*255)))" office:value-type="float" office:value="25" calcext:value-type="float">
            <text:p>25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51" calcext:value-type="float">
            <text:p>251</text:p>
          </table:table-cell>
          <table:table-cell table:number-columns-repeated="3" table:style-name="ce13" office:value-type="float" office:value="252" calcext:value-type="float">
            <text:p>25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2" calcext:value-type="float">
            <text:p>19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$A$1:.$AX$69];[.AZ32])" office:value-type="float" office:value="2" calcext:value-type="float">
            <text:p>2</text:p>
          </table:table-cell>
          <table:table-cell table:formula="of:=COUNTIF([.$A$73:.$AX$141];[.AZ32])" office:value-type="float" office:value="2" calcext:value-type="float">
            <text:p>2</text:p>
          </table:table-cell>
          <table:table-cell table:formula="of:=IF([.AZ32]&lt;[.$BA$1];0;IF([.AZ32]&gt;=[.$BC$1];255;ROUNDDOWN(([.AZ32]-[.$BA$1])/([.$BC$1]-[.$BA$1])*255)))" office:value-type="float" office:value="26" calcext:value-type="float">
            <text:p>26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number-columns-repeated="4" table:style-name="ce13" office:value-type="float" office:value="252" calcext:value-type="float">
            <text:p>252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2" table:style-name="ce13" office:value-type="float" office:value="186" calcext:value-type="float">
            <text:p>186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2" table:style-name="ce13" office:value-type="float" office:value="191" calcext:value-type="float">
            <text:p>191</text:p>
          </table:table-cell>
          <table:table-cell table:style-name="ce13" office:value-type="float" office:value="192" calcext:value-type="float">
            <text:p>19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1:.$AX$69];[.AZ33])" office:value-type="float" office:value="0" calcext:value-type="float">
            <text:p>0</text:p>
          </table:table-cell>
          <table:table-cell table:formula="of:=COUNTIF([.$A$73:.$AX$141];[.AZ33])" office:value-type="float" office:value="0" calcext:value-type="float">
            <text:p>0</text:p>
          </table:table-cell>
          <table:table-cell table:formula="of:=IF([.AZ33]&lt;[.$BA$1];0;IF([.AZ33]&gt;=[.$BC$1];255;ROUNDDOWN(([.AZ33]-[.$BA$1])/([.$BC$1]-[.$BA$1])*255)))" office:value-type="float" office:value="27" calcext:value-type="float">
            <text:p>27</text:p>
          </table:table-cell>
        </table:table-row>
        <table:table-row table:style-name="ro1">
          <table:table-cell table:number-columns-repeated="3" table:style-name="ce13" office:value-type="float" office:value="251" calcext:value-type="float">
            <text:p>251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2" table:style-name="ce13" office:value-type="float" office:value="228" calcext:value-type="float">
            <text:p>22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79" calcext:value-type="float">
            <text:p>17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1:.$AX$69];[.AZ34])" office:value-type="float" office:value="0" calcext:value-type="float">
            <text:p>0</text:p>
          </table:table-cell>
          <table:table-cell table:formula="of:=COUNTIF([.$A$73:.$AX$141];[.AZ34])" office:value-type="float" office:value="0" calcext:value-type="float">
            <text:p>0</text:p>
          </table:table-cell>
          <table:table-cell table:formula="of:=IF([.AZ34]&lt;[.$BA$1];0;IF([.AZ34]&gt;=[.$BC$1];255;ROUNDDOWN(([.AZ34]-[.$BA$1])/([.$BC$1]-[.$BA$1])*255)))" office:value-type="float" office:value="28" calcext:value-type="float">
            <text:p>28</text:p>
          </table:table-cell>
        </table:table-row>
        <table:table-row table:style-name="ro1"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249" calcext:value-type="float">
            <text:p>249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3" table:style-name="ce13" office:value-type="float" office:value="177" calcext:value-type="float">
            <text:p>177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96" calcext:value-type="float">
            <text:p>9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$A$1:.$AX$69];[.AZ35])" office:value-type="float" office:value="0" calcext:value-type="float">
            <text:p>0</text:p>
          </table:table-cell>
          <table:table-cell table:formula="of:=COUNTIF([.$A$73:.$AX$141];[.AZ35])" office:value-type="float" office:value="0" calcext:value-type="float">
            <text:p>0</text:p>
          </table:table-cell>
          <table:table-cell table:formula="of:=IF([.AZ35]&lt;[.$BA$1];0;IF([.AZ35]&gt;=[.$BC$1];255;ROUNDDOWN(([.AZ35]-[.$BA$1])/([.$BC$1]-[.$BA$1])*255)))" office:value-type="float" office:value="29" calcext:value-type="float">
            <text:p>29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75" calcext:value-type="float">
            <text:p>175</text:p>
          </table:table-cell>
          <table:table-cell table:number-columns-repeated="3" table:style-name="ce13" office:value-type="float" office:value="174" calcext:value-type="float">
            <text:p>17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1:.$AX$69];[.AZ36])" office:value-type="float" office:value="0" calcext:value-type="float">
            <text:p>0</text:p>
          </table:table-cell>
          <table:table-cell table:formula="of:=COUNTIF([.$A$73:.$AX$141];[.AZ36])" office:value-type="float" office:value="0" calcext:value-type="float">
            <text:p>0</text:p>
          </table:table-cell>
          <table:table-cell table:formula="of:=IF([.AZ36]&lt;[.$BA$1];0;IF([.AZ36]&gt;=[.$BC$1];255;ROUNDDOWN(([.AZ36]-[.$BA$1])/([.$BC$1]-[.$BA$1])*255)))" office:value-type="float" office:value="30" calcext:value-type="float">
            <text:p>30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248" calcext:value-type="float">
            <text:p>24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2" table:style-name="ce13" office:value-type="float" office:value="212" calcext:value-type="float">
            <text:p>212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2" table:style-name="ce13" office:value-type="float" office:value="239" calcext:value-type="float">
            <text:p>239</text:p>
          </table:table-cell>
          <table:table-cell table:number-columns-repeated="2" table:style-name="ce13" office:value-type="float" office:value="240" calcext:value-type="float">
            <text:p>240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2" table:style-name="ce13" office:value-type="float" office:value="172" calcext:value-type="float">
            <text:p>172</text:p>
          </table:table-cell>
          <table:table-cell table:number-columns-repeated="2" table:style-name="ce13" office:value-type="float" office:value="173" calcext:value-type="float">
            <text:p>173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2" table:style-name="ce13" office:value-type="float" office:value="171" calcext:value-type="float">
            <text:p>17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4" calcext:value-type="float">
            <text:p>7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1:.$AX$69];[.AZ37])" office:value-type="float" office:value="0" calcext:value-type="float">
            <text:p>0</text:p>
          </table:table-cell>
          <table:table-cell table:formula="of:=COUNTIF([.$A$73:.$AX$141];[.AZ37])" office:value-type="float" office:value="0" calcext:value-type="float">
            <text:p>0</text:p>
          </table:table-cell>
          <table:table-cell table:formula="of:=IF([.AZ37]&lt;[.$BA$1];0;IF([.AZ37]&gt;=[.$BC$1];255;ROUNDDOWN(([.AZ37]-[.$BA$1])/([.$BC$1]-[.$BA$1])*255)))" office:value-type="float" office:value="31" calcext:value-type="float">
            <text:p>31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number-columns-repeated="3" table:style-name="ce13" office:value-type="float" office:value="241" calcext:value-type="float">
            <text:p>241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3" table:style-name="ce13" office:value-type="float" office:value="234" calcext:value-type="float">
            <text:p>234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2" table:style-name="ce13" office:value-type="float" office:value="171" calcext:value-type="float">
            <text:p>171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2" table:style-name="ce13" office:value-type="float" office:value="126" calcext:value-type="float">
            <text:p>126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2" calcext:value-type="float">
            <text:p>7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$A$1:.$AX$69];[.AZ38])" office:value-type="float" office:value="1" calcext:value-type="float">
            <text:p>1</text:p>
          </table:table-cell>
          <table:table-cell table:formula="of:=COUNTIF([.$A$73:.$AX$141];[.AZ38])" office:value-type="float" office:value="1" calcext:value-type="float">
            <text:p>1</text:p>
          </table:table-cell>
          <table:table-cell table:formula="of:=IF([.AZ38]&lt;[.$BA$1];0;IF([.AZ38]&gt;=[.$BC$1];255;ROUNDDOWN(([.AZ38]-[.$BA$1])/([.$BC$1]-[.$BA$1])*255)))" office:value-type="float" office:value="32" calcext:value-type="float">
            <text:p>32</text:p>
          </table:table-cell>
        </table:table-row>
        <table:table-row table:style-name="ro1">
          <table:table-cell table:number-columns-repeated="2"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 table:style-name="ce13" office:value-type="float" office:value="238" calcext:value-type="float">
            <text:p>238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3" table:style-name="ce13" office:value-type="float" office:value="170" calcext:value-type="float">
            <text:p>17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1:.$AX$69];[.AZ39])" office:value-type="float" office:value="0" calcext:value-type="float">
            <text:p>0</text:p>
          </table:table-cell>
          <table:table-cell table:formula="of:=COUNTIF([.$A$73:.$AX$141];[.AZ39])" office:value-type="float" office:value="0" calcext:value-type="float">
            <text:p>0</text:p>
          </table:table-cell>
          <table:table-cell table:formula="of:=IF([.AZ39]&lt;[.$BA$1];0;IF([.AZ39]&gt;=[.$BC$1];255;ROUNDDOWN(([.AZ39]-[.$BA$1])/([.$BC$1]-[.$BA$1])*255)))" office:value-type="float" office:value="33" calcext:value-type="float">
            <text:p>33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212" calcext:value-type="float">
            <text:p>212</text:p>
          </table:table-cell>
          <table:table-cell table:number-columns-repeated="2" table:style-name="ce13" office:value-type="float" office:value="235" calcext:value-type="float">
            <text:p>23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2" table:style-name="ce13" office:value-type="float" office:value="172" calcext:value-type="float">
            <text:p>172</text:p>
          </table:table-cell>
          <table:table-cell table:number-columns-repeated="2" table:style-name="ce13" office:value-type="float" office:value="170" calcext:value-type="float">
            <text:p>17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37" calcext:value-type="float">
            <text:p>137</text:p>
          </table:table-cell>
          <table:table-cell table:number-columns-repeated="2" table:style-name="ce13" office:value-type="float" office:value="107" calcext:value-type="float">
            <text:p>107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78" calcext:value-type="float">
            <text:p>7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1:.$AX$69];[.AZ40])" office:value-type="float" office:value="0" calcext:value-type="float">
            <text:p>0</text:p>
          </table:table-cell>
          <table:table-cell table:formula="of:=COUNTIF([.$A$73:.$AX$141];[.AZ40])" office:value-type="float" office:value="0" calcext:value-type="float">
            <text:p>0</text:p>
          </table:table-cell>
          <table:table-cell table:formula="of:=IF([.AZ40]&lt;[.$BA$1];0;IF([.AZ40]&gt;=[.$BC$1];255;ROUNDDOWN(([.AZ40]-[.$BA$1])/([.$BC$1]-[.$BA$1])*255)))" office:value-type="float" office:value="34" calcext:value-type="float">
            <text:p>34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number-columns-repeated="2" table:style-name="ce13" office:value-type="float" office:value="246" calcext:value-type="float">
            <text:p>24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2" table:style-name="ce13" office:value-type="float" office:value="234" calcext:value-type="float">
            <text:p>23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2" table:style-name="ce13" office:value-type="float" office:value="170" calcext:value-type="float">
            <text:p>17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4" calcext:value-type="float">
            <text:p>8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$A$1:.$AX$69];[.AZ41])" office:value-type="float" office:value="1" calcext:value-type="float">
            <text:p>1</text:p>
          </table:table-cell>
          <table:table-cell table:formula="of:=COUNTIF([.$A$73:.$AX$141];[.AZ41])" office:value-type="float" office:value="1" calcext:value-type="float">
            <text:p>1</text:p>
          </table:table-cell>
          <table:table-cell table:formula="of:=IF([.AZ41]&lt;[.$BA$1];0;IF([.AZ41]&gt;=[.$BC$1];255;ROUNDDOWN(([.AZ41]-[.$BA$1])/([.$BC$1]-[.$BA$1])*255)))" office:value-type="float" office:value="35" calcext:value-type="float">
            <text:p>35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251" calcext:value-type="float">
            <text:p>251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2" table:style-name="ce13" office:value-type="float" office:value="189" calcext:value-type="float">
            <text:p>189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1" calcext:value-type="float">
            <text:p>9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1:.$AX$69];[.AZ42])" office:value-type="float" office:value="0" calcext:value-type="float">
            <text:p>0</text:p>
          </table:table-cell>
          <table:table-cell table:formula="of:=COUNTIF([.$A$73:.$AX$141];[.AZ42])" office:value-type="float" office:value="0" calcext:value-type="float">
            <text:p>0</text:p>
          </table:table-cell>
          <table:table-cell table:formula="of:=IF([.AZ42]&lt;[.$BA$1];0;IF([.AZ42]&gt;=[.$BC$1];255;ROUNDDOWN(([.AZ42]-[.$BA$1])/([.$BC$1]-[.$BA$1])*255)))" office:value-type="float" office:value="36" calcext:value-type="float">
            <text:p>36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2" table:style-name="ce13" office:value-type="float" office:value="168" calcext:value-type="float">
            <text:p>16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2" table:style-name="ce13" office:value-type="float" office:value="102" calcext:value-type="float">
            <text:p>10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2" table:style-name="ce13" office:value-type="float" office:value="104" calcext:value-type="float">
            <text:p>104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1" calcext:value-type="float">
            <text:p>9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1:.$AX$69];[.AZ43])" office:value-type="float" office:value="0" calcext:value-type="float">
            <text:p>0</text:p>
          </table:table-cell>
          <table:table-cell table:formula="of:=COUNTIF([.$A$73:.$AX$141];[.AZ43])" office:value-type="float" office:value="0" calcext:value-type="float">
            <text:p>0</text:p>
          </table:table-cell>
          <table:table-cell table:formula="of:=IF([.AZ43]&lt;[.$BA$1];0;IF([.AZ43]&gt;=[.$BC$1];255;ROUNDDOWN(([.AZ43]-[.$BA$1])/([.$BC$1]-[.$BA$1])*255)))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3" calcext:value-type="float">
            <text:p>243</text:p>
          </table:table-cell>
          <table:table-cell table:number-columns-repeated="2"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03" calcext:value-type="float">
            <text:p>10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1:.$AX$69];[.AZ44])" office:value-type="float" office:value="0" calcext:value-type="float">
            <text:p>0</text:p>
          </table:table-cell>
          <table:table-cell table:formula="of:=COUNTIF([.$A$73:.$AX$141];[.AZ44])" office:value-type="float" office:value="0" calcext:value-type="float">
            <text:p>0</text:p>
          </table:table-cell>
          <table:table-cell table:formula="of:=IF([.AZ44]&lt;[.$BA$1];0;IF([.AZ44]&gt;=[.$BC$1];255;ROUNDDOWN(([.AZ44]-[.$BA$1])/([.$BC$1]-[.$BA$1])*255)))" office:value-type="float" office:value="38" calcext:value-type="float">
            <text:p>38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67" calcext:value-type="float">
            <text:p>167</text:p>
          </table:table-cell>
          <table:table-cell table:number-columns-repeated="2" table:style-name="ce13" office:value-type="float" office:value="155" calcext:value-type="float">
            <text:p>155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2" calcext:value-type="float">
            <text:p>152</text:p>
          </table:table-cell>
          <table:table-cell table:number-columns-repeated="2" table:style-name="ce13" office:value-type="float" office:value="207" calcext:value-type="float">
            <text:p>207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2" table:style-name="ce13" office:value-type="float" office:value="94" calcext:value-type="float">
            <text:p>9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7" calcext:value-type="float">
            <text:p>13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1:.$AX$69];[.AZ45])" office:value-type="float" office:value="0" calcext:value-type="float">
            <text:p>0</text:p>
          </table:table-cell>
          <table:table-cell table:formula="of:=COUNTIF([.$A$73:.$AX$141];[.AZ45])" office:value-type="float" office:value="0" calcext:value-type="float">
            <text:p>0</text:p>
          </table:table-cell>
          <table:table-cell table:formula="of:=IF([.AZ45]&lt;[.$BA$1];0;IF([.AZ45]&gt;=[.$BC$1];255;ROUNDDOWN(([.AZ45]-[.$BA$1])/([.$BC$1]-[.$BA$1])*255)))" office:value-type="float" office:value="39" calcext:value-type="float">
            <text:p>39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3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2" table:style-name="ce13" office:value-type="float" office:value="116" calcext:value-type="float">
            <text:p>11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77" calcext:value-type="float">
            <text:p>7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1:.$AX$69];[.AZ46])" office:value-type="float" office:value="0" calcext:value-type="float">
            <text:p>0</text:p>
          </table:table-cell>
          <table:table-cell table:formula="of:=COUNTIF([.$A$73:.$AX$141];[.AZ46])" office:value-type="float" office:value="0" calcext:value-type="float">
            <text:p>0</text:p>
          </table:table-cell>
          <table:table-cell table:formula="of:=IF([.AZ46]&lt;[.$BA$1];0;IF([.AZ46]&gt;=[.$BC$1];255;ROUNDDOWN(([.AZ46]-[.$BA$1])/([.$BC$1]-[.$BA$1])*255)))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2" table:style-name="ce13" office:value-type="float" office:value="248" calcext:value-type="float">
            <text:p>24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2"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2" table:style-name="ce13" office:value-type="float" office:value="195" calcext:value-type="float">
            <text:p>195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22" calcext:value-type="float">
            <text:p>122</text:p>
          </table:table-cell>
          <table:table-cell table:number-columns-repeated="2" table:style-name="ce13" office:value-type="float" office:value="135" calcext:value-type="float">
            <text:p>135</text:p>
          </table:table-cell>
          <table:table-cell table:style-name="ce13" office:value-type="float" office:value="126" calcext:value-type="float">
            <text:p>126</text:p>
          </table:table-cell>
          <table:table-cell table:number-columns-repeated="2" table:style-name="ce13" office:value-type="float" office:value="116" calcext:value-type="float">
            <text:p>116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1:.$AX$69];[.AZ47])" office:value-type="float" office:value="0" calcext:value-type="float">
            <text:p>0</text:p>
          </table:table-cell>
          <table:table-cell table:formula="of:=COUNTIF([.$A$73:.$AX$141];[.AZ47])" office:value-type="float" office:value="0" calcext:value-type="float">
            <text:p>0</text:p>
          </table:table-cell>
          <table:table-cell table:formula="of:=IF([.AZ47]&lt;[.$BA$1];0;IF([.AZ47]&gt;=[.$BC$1];255;ROUNDDOWN(([.AZ47]-[.$BA$1])/([.$BC$1]-[.$BA$1])*255)))" office:value-type="float" office:value="41" calcext:value-type="float">
            <text:p>41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number-columns-repeated="5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3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3"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number-columns-repeated="2" table:style-name="ce13" office:value-type="float" office:value="246" calcext:value-type="float">
            <text:p>246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4" table:style-name="ce13" office:value-type="float" office:value="238" calcext:value-type="float">
            <text:p>238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1:.$AX$69];[.AZ48])" office:value-type="float" office:value="1" calcext:value-type="float">
            <text:p>1</text:p>
          </table:table-cell>
          <table:table-cell table:formula="of:=COUNTIF([.$A$73:.$AX$141];[.AZ48])" office:value-type="float" office:value="1" calcext:value-type="float">
            <text:p>1</text:p>
          </table:table-cell>
          <table:table-cell table:formula="of:=IF([.AZ48]&lt;[.$BA$1];0;IF([.AZ48]&gt;=[.$BC$1];255;ROUNDDOWN(([.AZ48]-[.$BA$1])/([.$BC$1]-[.$BA$1])*255)))" office:value-type="float" office:value="42" calcext:value-type="float">
            <text:p>42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5" calcext:value-type="float">
            <text:p>245</text:p>
          </table:table-cell>
          <table:table-cell table:number-columns-repeated="2" table:style-name="ce13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1:.$AX$69];[.AZ49])" office:value-type="float" office:value="0" calcext:value-type="float">
            <text:p>0</text:p>
          </table:table-cell>
          <table:table-cell table:formula="of:=COUNTIF([.$A$73:.$AX$141];[.AZ49])" office:value-type="float" office:value="0" calcext:value-type="float">
            <text:p>0</text:p>
          </table:table-cell>
          <table:table-cell table:formula="of:=IF([.AZ49]&lt;[.$BA$1];0;IF([.AZ49]&gt;=[.$BC$1];255;ROUNDDOWN(([.AZ49]-[.$BA$1])/([.$BC$1]-[.$BA$1])*255)))" office:value-type="float" office:value="43" calcext:value-type="float">
            <text:p>43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5" table:style-name="ce13" office:value-type="float" office:value="248" calcext:value-type="float">
            <text:p>248</text:p>
          </table:table-cell>
          <table:table-cell table:number-columns-repeated="2" table:style-name="ce13" office:value-type="float" office:value="249" calcext:value-type="float">
            <text:p>249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2" table:style-name="ce13" office:value-type="float" office:value="105" calcext:value-type="float">
            <text:p>105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1:.$AX$69];[.AZ50])" office:value-type="float" office:value="1" calcext:value-type="float">
            <text:p>1</text:p>
          </table:table-cell>
          <table:table-cell table:formula="of:=COUNTIF([.$A$73:.$AX$141];[.AZ50])" office:value-type="float" office:value="1" calcext:value-type="float">
            <text:p>1</text:p>
          </table:table-cell>
          <table:table-cell table:formula="of:=IF([.AZ50]&lt;[.$BA$1];0;IF([.AZ50]&gt;=[.$BC$1];255;ROUNDDOWN(([.AZ50]-[.$BA$1])/([.$BC$1]-[.$BA$1])*255)))" office:value-type="float" office:value="44" calcext:value-type="float">
            <text:p>44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4" calcext:value-type="float">
            <text:p>244</text:p>
          </table:table-cell>
          <table:table-cell table:number-columns-repeated="5" table:style-name="ce13" office:value-type="float" office:value="248" calcext:value-type="float">
            <text:p>248</text:p>
          </table:table-cell>
          <table:table-cell table:number-columns-repeated="3" table:style-name="ce13" office:value-type="float" office:value="249" calcext:value-type="float">
            <text:p>249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1:.$AX$69];[.AZ51])" office:value-type="float" office:value="0" calcext:value-type="float">
            <text:p>0</text:p>
          </table:table-cell>
          <table:table-cell table:formula="of:=COUNTIF([.$A$73:.$AX$141];[.AZ51])" office:value-type="float" office:value="0" calcext:value-type="float">
            <text:p>0</text:p>
          </table:table-cell>
          <table:table-cell table:formula="of:=IF([.AZ51]&lt;[.$BA$1];0;IF([.AZ51]&gt;=[.$BC$1];255;ROUNDDOWN(([.AZ51]-[.$BA$1])/([.$BC$1]-[.$BA$1])*255)))" office:value-type="float" office:value="45" calcext:value-type="float">
            <text:p>45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2" table:style-name="ce13" office:value-type="float" office:value="243" calcext:value-type="float">
            <text:p>24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2"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2" table:style-name="ce13" office:value-type="float" office:value="106" calcext:value-type="float">
            <text:p>106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1:.$AX$69];[.AZ52])" office:value-type="float" office:value="1" calcext:value-type="float">
            <text:p>1</text:p>
          </table:table-cell>
          <table:table-cell table:formula="of:=COUNTIF([.$A$73:.$AX$141];[.AZ52])" office:value-type="float" office:value="1" calcext:value-type="float">
            <text:p>1</text:p>
          </table:table-cell>
          <table:table-cell table:formula="of:=IF([.AZ52]&lt;[.$BA$1];0;IF([.AZ52]&gt;=[.$BC$1];255;ROUNDDOWN(([.AZ52]-[.$BA$1])/([.$BC$1]-[.$BA$1])*255)))" office:value-type="float" office:value="46" calcext:value-type="float">
            <text:p>46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2" table:style-name="ce13" office:value-type="float" office:value="235" calcext:value-type="float">
            <text:p>23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2" table:style-name="ce13" office:value-type="float" office:value="106" calcext:value-type="float">
            <text:p>10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$A$1:.$AX$69];[.AZ53])" office:value-type="float" office:value="1" calcext:value-type="float">
            <text:p>1</text:p>
          </table:table-cell>
          <table:table-cell table:formula="of:=COUNTIF([.$A$73:.$AX$141];[.AZ53])" office:value-type="float" office:value="1" calcext:value-type="float">
            <text:p>1</text:p>
          </table:table-cell>
          <table:table-cell table:formula="of:=IF([.AZ53]&lt;[.$BA$1];0;IF([.AZ53]&gt;=[.$BC$1];255;ROUNDDOWN(([.AZ53]-[.$BA$1])/([.$BC$1]-[.$BA$1])*255)))" office:value-type="float" office:value="47" calcext:value-type="float">
            <text:p>47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2" table:style-name="ce13" office:value-type="float" office:value="190" calcext:value-type="float">
            <text:p>19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50" calcext:value-type="float">
            <text:p>15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1:.$AX$69];[.AZ54])" office:value-type="float" office:value="1" calcext:value-type="float">
            <text:p>1</text:p>
          </table:table-cell>
          <table:table-cell table:formula="of:=COUNTIF([.$A$73:.$AX$141];[.AZ54])" office:value-type="float" office:value="1" calcext:value-type="float">
            <text:p>1</text:p>
          </table:table-cell>
          <table:table-cell table:formula="of:=IF([.AZ54]&lt;[.$BA$1];0;IF([.AZ54]&gt;=[.$BC$1];255;ROUNDDOWN(([.AZ54]-[.$BA$1])/([.$BC$1]-[.$BA$1])*255)))" office:value-type="float" office:value="48" calcext:value-type="float">
            <text:p>48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2" table:style-name="ce13" office:value-type="float" office:value="195" calcext:value-type="float">
            <text:p>195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9" calcext:value-type="float">
            <text:p>18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$A$1:.$AX$69];[.AZ55])" office:value-type="float" office:value="0" calcext:value-type="float">
            <text:p>0</text:p>
          </table:table-cell>
          <table:table-cell table:formula="of:=COUNTIF([.$A$73:.$AX$141];[.AZ55])" office:value-type="float" office:value="0" calcext:value-type="float">
            <text:p>0</text:p>
          </table:table-cell>
          <table:table-cell table:formula="of:=IF([.AZ55]&lt;[.$BA$1];0;IF([.AZ55]&gt;=[.$BC$1];255;ROUNDDOWN(([.AZ55]-[.$BA$1])/([.$BC$1]-[.$BA$1])*255)))" office:value-type="float" office:value="49" calcext:value-type="float">
            <text:p>49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2" table:style-name="ce13" office:value-type="float" office:value="191" calcext:value-type="float">
            <text:p>19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2" table:style-name="ce13" office:value-type="float" office:value="197" calcext:value-type="float">
            <text:p>197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table:style-name="ce13" office:value-type="float" office:value="108" calcext:value-type="float">
            <text:p>10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202" calcext:value-type="float">
            <text:p>20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A$1:.$AX$69];[.AZ56])" office:value-type="float" office:value="2" calcext:value-type="float">
            <text:p>2</text:p>
          </table:table-cell>
          <table:table-cell table:formula="of:=COUNTIF([.$A$73:.$AX$141];[.AZ56])" office:value-type="float" office:value="2" calcext:value-type="float">
            <text:p>2</text:p>
          </table:table-cell>
          <table:table-cell table:formula="of:=IF([.AZ56]&lt;[.$BA$1];0;IF([.AZ56]&gt;=[.$BC$1];255;ROUNDDOWN(([.AZ56]-[.$BA$1])/([.$BC$1]-[.$BA$1])*255)))"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2" table:style-name="ce13" office:value-type="float" office:value="174" calcext:value-type="float">
            <text:p>174</text:p>
          </table:table-cell>
          <table:table-cell table:style-name="ce13" office:value-type="float" office:value="175" calcext:value-type="float">
            <text:p>175</text:p>
          </table:table-cell>
          <table:table-cell table:number-columns-repeated="2" table:style-name="ce13" office:value-type="float" office:value="174" calcext:value-type="float">
            <text:p>174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2" table:style-name="ce13" office:value-type="float" office:value="174" calcext:value-type="float">
            <text:p>17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2" table:style-name="ce13" office:value-type="float" office:value="198" calcext:value-type="float">
            <text:p>198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06" calcext:value-type="float">
            <text:p>20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1:.$AX$69];[.AZ57])" office:value-type="float" office:value="0" calcext:value-type="float">
            <text:p>0</text:p>
          </table:table-cell>
          <table:table-cell table:formula="of:=COUNTIF([.$A$73:.$AX$141];[.AZ57])" office:value-type="float" office:value="0" calcext:value-type="float">
            <text:p>0</text:p>
          </table:table-cell>
          <table:table-cell table:formula="of:=IF([.AZ57]&lt;[.$BA$1];0;IF([.AZ57]&gt;=[.$BC$1];255;ROUNDDOWN(([.AZ57]-[.$BA$1])/([.$BC$1]-[.$BA$1])*255)))" office:value-type="float" office:value="51" calcext:value-type="float">
            <text:p>51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2" table:style-name="ce13" office:value-type="float" office:value="142" calcext:value-type="float">
            <text:p>142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3" table:style-name="ce13" office:value-type="float" office:value="197" calcext:value-type="float">
            <text:p>197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2" table:style-name="ce13" office:value-type="float" office:value="102" calcext:value-type="float">
            <text:p>102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2" table:style-name="ce13" office:value-type="float" office:value="198" calcext:value-type="float">
            <text:p>198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67" calcext:value-type="float">
            <text:p>16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$A$1:.$AX$69];[.AZ58])" office:value-type="float" office:value="0" calcext:value-type="float">
            <text:p>0</text:p>
          </table:table-cell>
          <table:table-cell table:formula="of:=COUNTIF([.$A$73:.$AX$141];[.AZ58])" office:value-type="float" office:value="0" calcext:value-type="float">
            <text:p>0</text:p>
          </table:table-cell>
          <table:table-cell table:formula="of:=IF([.AZ58]&lt;[.$BA$1];0;IF([.AZ58]&gt;=[.$BC$1];255;ROUNDDOWN(([.AZ58]-[.$BA$1])/([.$BC$1]-[.$BA$1])*255)))" office:value-type="float" office:value="52" calcext:value-type="float">
            <text:p>52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3" table:style-name="ce13" office:value-type="float" office:value="118" calcext:value-type="float">
            <text:p>118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2" table:style-name="ce13" office:value-type="float" office:value="104" calcext:value-type="float">
            <text:p>104</text:p>
          </table:table-cell>
          <table:table-cell table:number-columns-repeated="2" table:style-name="ce13" office:value-type="float" office:value="105" calcext:value-type="float">
            <text:p>10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84" calcext:value-type="float">
            <text:p>8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$A$1:.$AX$69];[.AZ59])" office:value-type="float" office:value="0" calcext:value-type="float">
            <text:p>0</text:p>
          </table:table-cell>
          <table:table-cell table:formula="of:=COUNTIF([.$A$73:.$AX$141];[.AZ59])" office:value-type="float" office:value="0" calcext:value-type="float">
            <text:p>0</text:p>
          </table:table-cell>
          <table:table-cell table:formula="of:=IF([.AZ59]&lt;[.$BA$1];0;IF([.AZ59]&gt;=[.$BC$1];255;ROUNDDOWN(([.AZ59]-[.$BA$1])/([.$BC$1]-[.$BA$1])*255)))" office:value-type="float" office:value="53" calcext:value-type="float">
            <text:p>53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number-columns-repeated="2" table:style-name="ce13" office:value-type="float" office:value="122" calcext:value-type="float">
            <text:p>12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92" calcext:value-type="float">
            <text:p>192</text:p>
          </table:table-cell>
          <table:table-cell table:number-columns-repeated="3" table:style-name="ce13" office:value-type="float" office:value="193" calcext:value-type="float">
            <text:p>193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2" table:style-name="ce13" office:value-type="float" office:value="113" calcext:value-type="float">
            <text:p>11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3" calcext:value-type="float">
            <text:p>163</text:p>
          </table:table-cell>
          <table:table-cell table:number-columns-repeated="2" table:style-name="ce13" office:value-type="float" office:value="184" calcext:value-type="float">
            <text:p>184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$A$1:.$AX$69];[.AZ60])" office:value-type="float" office:value="0" calcext:value-type="float">
            <text:p>0</text:p>
          </table:table-cell>
          <table:table-cell table:formula="of:=COUNTIF([.$A$73:.$AX$141];[.AZ60])" office:value-type="float" office:value="0" calcext:value-type="float">
            <text:p>0</text:p>
          </table:table-cell>
          <table:table-cell table:formula="of:=IF([.AZ60]&lt;[.$BA$1];0;IF([.AZ60]&gt;=[.$BC$1];255;ROUNDDOWN(([.AZ60]-[.$BA$1])/([.$BC$1]-[.$BA$1])*255)))" office:value-type="float" office:value="54" calcext:value-type="float">
            <text:p>54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6" calcext:value-type="float">
            <text:p>126</text:p>
          </table:table-cell>
          <table:table-cell table:number-columns-repeated="2" table:style-name="ce13" office:value-type="float" office:value="129" calcext:value-type="float">
            <text:p>129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2" table:style-name="ce13" office:value-type="float" office:value="188" calcext:value-type="float">
            <text:p>188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2" table:style-name="ce13" office:value-type="float" office:value="112" calcext:value-type="float">
            <text:p>112</text:p>
          </table:table-cell>
          <table:table-cell table:style-name="ce13" office:value-type="float" office:value="113" calcext:value-type="float">
            <text:p>113</text:p>
          </table:table-cell>
          <table:table-cell table:number-columns-repeated="2" table:style-name="ce13" office:value-type="float" office:value="114" calcext:value-type="float">
            <text:p>114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$A$1:.$AX$69];[.AZ61])" office:value-type="float" office:value="0" calcext:value-type="float">
            <text:p>0</text:p>
          </table:table-cell>
          <table:table-cell table:formula="of:=COUNTIF([.$A$73:.$AX$141];[.AZ61])" office:value-type="float" office:value="0" calcext:value-type="float">
            <text:p>0</text:p>
          </table:table-cell>
          <table:table-cell table:formula="of:=IF([.AZ61]&lt;[.$BA$1];0;IF([.AZ61]&gt;=[.$BC$1];255;ROUNDDOWN(([.AZ61]-[.$BA$1])/([.$BC$1]-[.$BA$1])*255)))" office:value-type="float" office:value="55" calcext:value-type="float">
            <text:p>55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2" table:style-name="ce13" office:value-type="float" office:value="189" calcext:value-type="float">
            <text:p>189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$A$1:.$AX$69];[.AZ62])" office:value-type="float" office:value="2" calcext:value-type="float">
            <text:p>2</text:p>
          </table:table-cell>
          <table:table-cell table:formula="of:=COUNTIF([.$A$73:.$AX$141];[.AZ62])" office:value-type="float" office:value="2" calcext:value-type="float">
            <text:p>2</text:p>
          </table:table-cell>
          <table:table-cell table:formula="of:=IF([.AZ62]&lt;[.$BA$1];0;IF([.AZ62]&gt;=[.$BC$1];255;ROUNDDOWN(([.AZ62]-[.$BA$1])/([.$BC$1]-[.$BA$1])*255)))" office:value-type="float" office:value="56" calcext:value-type="float">
            <text:p>56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table:style-name="ce13" office:value-type="float" office:value="112" calcext:value-type="float">
            <text:p>11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2" table:style-name="ce13" office:value-type="float" office:value="112" calcext:value-type="float">
            <text:p>112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$A$1:.$AX$69];[.AZ63])" office:value-type="float" office:value="0" calcext:value-type="float">
            <text:p>0</text:p>
          </table:table-cell>
          <table:table-cell table:formula="of:=COUNTIF([.$A$73:.$AX$141];[.AZ63])" office:value-type="float" office:value="0" calcext:value-type="float">
            <text:p>0</text:p>
          </table:table-cell>
          <table:table-cell table:formula="of:=IF([.AZ63]&lt;[.$BA$1];0;IF([.AZ63]&gt;=[.$BC$1];255;ROUNDDOWN(([.AZ63]-[.$BA$1])/([.$BC$1]-[.$BA$1])*255)))" office:value-type="float" office:value="57" calcext:value-type="float">
            <text:p>57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2" table:style-name="ce13" office:value-type="float" office:value="122" calcext:value-type="float">
            <text:p>122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4" calcext:value-type="float">
            <text:p>154</text:p>
          </table:table-cell>
          <table:table-cell table:number-columns-repeated="2" table:style-name="ce13" office:value-type="float" office:value="166" calcext:value-type="float">
            <text:p>16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44" calcext:value-type="float">
            <text:p>4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$A$1:.$AX$69];[.AZ64])" office:value-type="float" office:value="0" calcext:value-type="float">
            <text:p>0</text:p>
          </table:table-cell>
          <table:table-cell table:formula="of:=COUNTIF([.$A$73:.$AX$141];[.AZ64])" office:value-type="float" office:value="0" calcext:value-type="float">
            <text:p>0</text:p>
          </table:table-cell>
          <table:table-cell table:formula="of:=IF([.AZ64]&lt;[.$BA$1];0;IF([.AZ64]&gt;=[.$BC$1];255;ROUNDDOWN(([.AZ64]-[.$BA$1])/([.$BC$1]-[.$BA$1])*255)))" office:value-type="float" office:value="58" calcext:value-type="float">
            <text:p>58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$A$1:.$AX$69];[.AZ65])" office:value-type="float" office:value="0" calcext:value-type="float">
            <text:p>0</text:p>
          </table:table-cell>
          <table:table-cell table:formula="of:=COUNTIF([.$A$73:.$AX$141];[.AZ65])" office:value-type="float" office:value="0" calcext:value-type="float">
            <text:p>0</text:p>
          </table:table-cell>
          <table:table-cell table:formula="of:=IF([.AZ65]&lt;[.$BA$1];0;IF([.AZ65]&gt;=[.$BC$1];255;ROUNDDOWN(([.AZ65]-[.$BA$1])/([.$BC$1]-[.$BA$1])*255)))" office:value-type="float" office:value="59" calcext:value-type="float">
            <text:p>59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2" table:style-name="ce13" office:value-type="float" office:value="202" calcext:value-type="float">
            <text:p>202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6" calcext:value-type="float">
            <text:p>4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A$1:.$AX$69];[.AZ66])" office:value-type="float" office:value="0" calcext:value-type="float">
            <text:p>0</text:p>
          </table:table-cell>
          <table:table-cell table:formula="of:=COUNTIF([.$A$73:.$AX$141];[.AZ66])" office:value-type="float" office:value="0" calcext:value-type="float">
            <text:p>0</text:p>
          </table:table-cell>
          <table:table-cell table:formula="of:=IF([.AZ66]&lt;[.$BA$1];0;IF([.AZ66]&gt;=[.$BC$1];255;ROUNDDOWN(([.AZ66]-[.$BA$1])/([.$BC$1]-[.$BA$1])*255)))" office:value-type="float" office:value="60" calcext:value-type="float">
            <text:p>60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33" calcext:value-type="float">
            <text:p>133</text:p>
          </table:table-cell>
          <table:table-cell table:number-columns-repeated="2" table:style-name="ce13" office:value-type="float" office:value="142" calcext:value-type="float">
            <text:p>142</text:p>
          </table:table-cell>
          <table:table-cell table:number-columns-repeated="2" table:style-name="ce13" office:value-type="float" office:value="139" calcext:value-type="float">
            <text:p>139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2" table:style-name="ce13" office:value-type="float" office:value="172" calcext:value-type="float">
            <text:p>1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$A$1:.$AX$69];[.AZ67])" office:value-type="float" office:value="2" calcext:value-type="float">
            <text:p>2</text:p>
          </table:table-cell>
          <table:table-cell table:formula="of:=COUNTIF([.$A$73:.$AX$141];[.AZ67])" office:value-type="float" office:value="2" calcext:value-type="float">
            <text:p>2</text:p>
          </table:table-cell>
          <table:table-cell table:formula="of:=IF([.AZ67]&lt;[.$BA$1];0;IF([.AZ67]&gt;=[.$BC$1];255;ROUNDDOWN(([.AZ67]-[.$BA$1])/([.$BC$1]-[.$BA$1])*255)))" office:value-type="float" office:value="61" calcext:value-type="float">
            <text:p>61</text:p>
          </table:table-cell>
        </table:table-row>
        <table:table-row table:style-name="ro1">
          <table:table-cell table:style-name="ce14" table:number-columns-repeated="50"/>
          <table:table-cell/>
          <table:table-cell office:value-type="float" office:value="62" calcext:value-type="float">
            <text:p>62</text:p>
          </table:table-cell>
          <table:table-cell table:formula="of:=COUNTIF([.$A$1:.$AX$69];[.AZ68])" office:value-type="float" office:value="1" calcext:value-type="float">
            <text:p>1</text:p>
          </table:table-cell>
          <table:table-cell table:formula="of:=COUNTIF([.$A$73:.$AX$141];[.AZ68])" office:value-type="float" office:value="1" calcext:value-type="float">
            <text:p>1</text:p>
          </table:table-cell>
          <table:table-cell table:formula="of:=IF([.AZ68]&lt;[.$BA$1];0;IF([.AZ68]&gt;=[.$BC$1];255;ROUNDDOWN(([.AZ68]-[.$BA$1])/([.$BC$1]-[.$BA$1])*255)))" office:value-type="float" office:value="62" calcext:value-type="float">
            <text:p>62</text:p>
          </table:table-cell>
        </table:table-row>
        <table:table-row table:style-name="ro1">
          <table:table-cell table:style-name="ce14" table:number-columns-repeated="50"/>
          <table:table-cell/>
          <table:table-cell office:value-type="float" office:value="63" calcext:value-type="float">
            <text:p>63</text:p>
          </table:table-cell>
          <table:table-cell table:formula="of:=COUNTIF([.$A$1:.$AX$69];[.AZ69])" office:value-type="float" office:value="1" calcext:value-type="float">
            <text:p>1</text:p>
          </table:table-cell>
          <table:table-cell table:formula="of:=COUNTIF([.$A$73:.$AX$141];[.AZ69])" office:value-type="float" office:value="1" calcext:value-type="float">
            <text:p>1</text:p>
          </table:table-cell>
          <table:table-cell table:formula="of:=IF([.AZ69]&lt;[.$BA$1];0;IF([.AZ69]&gt;=[.$BC$1];255;ROUNDDOWN(([.AZ69]-[.$BA$1])/([.$BC$1]-[.$BA$1])*255)))" office:value-type="float" office:value="63" calcext:value-type="float">
            <text:p>63</text:p>
          </table:table-cell>
        </table:table-row>
        <table:table-row table:style-name="ro1">
          <table:table-cell table:number-columns-repeated="51"/>
          <table:table-cell office:value-type="float" office:value="64" calcext:value-type="float">
            <text:p>64</text:p>
          </table:table-cell>
          <table:table-cell table:formula="of:=COUNTIF([.$A$1:.$AX$69];[.AZ70])" office:value-type="float" office:value="0" calcext:value-type="float">
            <text:p>0</text:p>
          </table:table-cell>
          <table:table-cell table:formula="of:=COUNTIF([.$A$73:.$AX$141];[.AZ70])" office:value-type="float" office:value="0" calcext:value-type="float">
            <text:p>0</text:p>
          </table:table-cell>
          <table:table-cell table:formula="of:=IF([.AZ70]&lt;[.$BA$1];0;IF([.AZ70]&gt;=[.$BC$1];255;ROUNDDOWN(([.AZ70]-[.$BA$1])/([.$BC$1]-[.$BA$1])*255)))" office:value-type="float" office:value="64" calcext:value-type="float">
            <text:p>64</text:p>
          </table:table-cell>
        </table:table-row>
        <table:table-row table:style-name="ro1">
          <table:table-cell table:number-columns-repeated="51"/>
          <table:table-cell office:value-type="float" office:value="65" calcext:value-type="float">
            <text:p>65</text:p>
          </table:table-cell>
          <table:table-cell table:formula="of:=COUNTIF([.$A$1:.$AX$69];[.AZ71])" office:value-type="float" office:value="1" calcext:value-type="float">
            <text:p>1</text:p>
          </table:table-cell>
          <table:table-cell table:formula="of:=COUNTIF([.$A$73:.$AX$141];[.AZ71])" office:value-type="float" office:value="1" calcext:value-type="float">
            <text:p>1</text:p>
          </table:table-cell>
          <table:table-cell table:formula="of:=IF([.AZ71]&lt;[.$BA$1];0;IF([.AZ71]&gt;=[.$BC$1];255;ROUNDDOWN(([.AZ71]-[.$BA$1])/([.$BC$1]-[.$BA$1])*255)))" office:value-type="float" office:value="65" calcext:value-type="float">
            <text:p>65</text:p>
          </table:table-cell>
        </table:table-row>
        <table:table-row table:style-name="ro1">
          <table:table-cell table:number-columns-repeated="51"/>
          <table:table-cell office:value-type="float" office:value="66" calcext:value-type="float">
            <text:p>66</text:p>
          </table:table-cell>
          <table:table-cell table:formula="of:=COUNTIF([.$A$1:.$AX$69];[.AZ72])" office:value-type="float" office:value="1" calcext:value-type="float">
            <text:p>1</text:p>
          </table:table-cell>
          <table:table-cell table:formula="of:=COUNTIF([.$A$73:.$AX$141];[.AZ72])" office:value-type="float" office:value="1" calcext:value-type="float">
            <text:p>1</text:p>
          </table:table-cell>
          <table:table-cell table:formula="of:=IF([.AZ72]&lt;[.$BA$1];0;IF([.AZ72]&gt;=[.$BC$1];255;ROUNDDOWN(([.AZ72]-[.$BA$1])/([.$BC$1]-[.$BA$1])*255)))" office:value-type="float" office:value="66" calcext:value-type="float">
            <text:p>66</text:p>
          </table:table-cell>
        </table:table-row>
        <table:table-row table:style-name="ro1">
          <table:table-cell table:style-name="ce15" table:formula="of:=LOOKUP([.A1];[.$AZ$6:.$AZ$261];[.$BC$6:.$BC$261])" office:value-type="float" office:value="229" calcext:value-type="float">
            <text:p>229</text:p>
          </table:table-cell>
          <table:table-cell table:style-name="ce15" table:formula="of:=LOOKUP([.B1];[.$AZ$6:.$AZ$261];[.$BC$6:.$BC$261])" office:value-type="float" office:value="186" calcext:value-type="float">
            <text:p>186</text:p>
          </table:table-cell>
          <table:table-cell table:style-name="ce15" table:formula="of:=LOOKUP([.C1];[.$AZ$6:.$AZ$261];[.$BC$6:.$BC$261])" office:value-type="float" office:value="159" calcext:value-type="float">
            <text:p>159</text:p>
          </table:table-cell>
          <table:table-cell table:style-name="ce15" table:formula="of:=LOOKUP([.D1];[.$AZ$6:.$AZ$261];[.$BC$6:.$BC$261])" office:value-type="float" office:value="160" calcext:value-type="float">
            <text:p>160</text:p>
          </table:table-cell>
          <table:table-cell table:style-name="ce15" table:formula="of:=LOOKUP([.E1];[.$AZ$6:.$AZ$261];[.$BC$6:.$BC$261])" office:value-type="float" office:value="174" calcext:value-type="float">
            <text:p>174</text:p>
          </table:table-cell>
          <table:table-cell table:style-name="ce15" table:formula="of:=LOOKUP([.F1];[.$AZ$6:.$AZ$261];[.$BC$6:.$BC$261])" office:value-type="float" office:value="206" calcext:value-type="float">
            <text:p>206</text:p>
          </table:table-cell>
          <table:table-cell table:style-name="ce15" table:formula="of:=LOOKUP([.G1];[.$AZ$6:.$AZ$261];[.$BC$6:.$BC$261])" office:value-type="float" office:value="225" calcext:value-type="float">
            <text:p>225</text:p>
          </table:table-cell>
          <table:table-cell table:style-name="ce15" table:formula="of:=LOOKUP([.H1];[.$AZ$6:.$AZ$261];[.$BC$6:.$BC$261])" office:value-type="float" office:value="247" calcext:value-type="float">
            <text:p>247</text:p>
          </table:table-cell>
          <table:table-cell table:style-name="ce15" table:formula="of:=LOOKUP([.I1];[.$AZ$6:.$AZ$261];[.$BC$6:.$BC$261])" office:value-type="float" office:value="250" calcext:value-type="float">
            <text:p>250</text:p>
          </table:table-cell>
          <table:table-cell table:style-name="ce15" table:formula="of:=LOOKUP([.J1];[.$AZ$6:.$AZ$261];[.$BC$6:.$BC$261])" office:value-type="float" office:value="213" calcext:value-type="float">
            <text:p>213</text:p>
          </table:table-cell>
          <table:table-cell table:style-name="ce15" table:formula="of:=LOOKUP([.K1];[.$AZ$6:.$AZ$261];[.$BC$6:.$BC$261])" office:value-type="float" office:value="184" calcext:value-type="float">
            <text:p>184</text:p>
          </table:table-cell>
          <table:table-cell table:style-name="ce15" table:formula="of:=LOOKUP([.L1];[.$AZ$6:.$AZ$261];[.$BC$6:.$BC$261])" office:value-type="float" office:value="185" calcext:value-type="float">
            <text:p>185</text:p>
          </table:table-cell>
          <table:table-cell table:style-name="ce15" table:formula="of:=LOOKUP([.M1];[.$AZ$6:.$AZ$261];[.$BC$6:.$BC$261])" office:value-type="float" office:value="189" calcext:value-type="float">
            <text:p>189</text:p>
          </table:table-cell>
          <table:table-cell table:style-name="ce15" table:formula="of:=LOOKUP([.N1];[.$AZ$6:.$AZ$261];[.$BC$6:.$BC$261])" office:value-type="float" office:value="197" calcext:value-type="float">
            <text:p>197</text:p>
          </table:table-cell>
          <table:table-cell table:style-name="ce15" table:formula="of:=LOOKUP([.O1];[.$AZ$6:.$AZ$261];[.$BC$6:.$BC$261])" office:value-type="float" office:value="211" calcext:value-type="float">
            <text:p>211</text:p>
          </table:table-cell>
          <table:table-cell table:style-name="ce15" table:formula="of:=LOOKUP([.P1];[.$AZ$6:.$AZ$261];[.$BC$6:.$BC$261])" office:value-type="float" office:value="207" calcext:value-type="float">
            <text:p>207</text:p>
          </table:table-cell>
          <table:table-cell table:style-name="ce15" table:formula="of:=LOOKUP([.Q1];[.$AZ$6:.$AZ$261];[.$BC$6:.$BC$261])" office:value-type="float" office:value="195" calcext:value-type="float">
            <text:p>195</text:p>
          </table:table-cell>
          <table:table-cell table:style-name="ce15" table:formula="of:=LOOKUP([.R1];[.$AZ$6:.$AZ$261];[.$BC$6:.$BC$261])" office:value-type="float" office:value="189" calcext:value-type="float">
            <text:p>189</text:p>
          </table:table-cell>
          <table:table-cell table:style-name="ce15" table:formula="of:=LOOKUP([.S1];[.$AZ$6:.$AZ$261];[.$BC$6:.$BC$261])" office:value-type="float" office:value="197" calcext:value-type="float">
            <text:p>197</text:p>
          </table:table-cell>
          <table:table-cell table:style-name="ce15" table:formula="of:=LOOKUP([.T1];[.$AZ$6:.$AZ$261];[.$BC$6:.$BC$261])" office:value-type="float" office:value="206" calcext:value-type="float">
            <text:p>206</text:p>
          </table:table-cell>
          <table:table-cell table:style-name="ce15" table:formula="of:=LOOKUP([.U1];[.$AZ$6:.$AZ$261];[.$BC$6:.$BC$261])" office:value-type="float" office:value="212" calcext:value-type="float">
            <text:p>212</text:p>
          </table:table-cell>
          <table:table-cell table:style-name="ce15" table:formula="of:=LOOKUP([.V1];[.$AZ$6:.$AZ$261];[.$BC$6:.$BC$261])" office:value-type="float" office:value="222" calcext:value-type="float">
            <text:p>222</text:p>
          </table:table-cell>
          <table:table-cell table:style-name="ce15" table:formula="of:=LOOKUP([.W1];[.$AZ$6:.$AZ$261];[.$BC$6:.$BC$261])" office:value-type="float" office:value="222" calcext:value-type="float">
            <text:p>222</text:p>
          </table:table-cell>
          <table:table-cell table:style-name="ce15" table:formula="of:=LOOKUP([.X1];[.$AZ$6:.$AZ$261];[.$BC$6:.$BC$261])" office:value-type="float" office:value="224" calcext:value-type="float">
            <text:p>224</text:p>
          </table:table-cell>
          <table:table-cell table:style-name="ce15" table:formula="of:=LOOKUP([.Y1];[.$AZ$6:.$AZ$261];[.$BC$6:.$BC$261])" office:value-type="float" office:value="231" calcext:value-type="float">
            <text:p>231</text:p>
          </table:table-cell>
          <table:table-cell table:style-name="ce15" table:formula="of:=LOOKUP([.Z1];[.$AZ$6:.$AZ$261];[.$BC$6:.$BC$261])" office:value-type="float" office:value="230" calcext:value-type="float">
            <text:p>230</text:p>
          </table:table-cell>
          <table:table-cell table:style-name="ce15" table:formula="of:=LOOKUP([.AA1];[.$AZ$6:.$AZ$261];[.$BC$6:.$BC$261])" office:value-type="float" office:value="230" calcext:value-type="float">
            <text:p>230</text:p>
          </table:table-cell>
          <table:table-cell table:style-name="ce15" table:formula="of:=LOOKUP([.AB1];[.$AZ$6:.$AZ$261];[.$BC$6:.$BC$261])" office:value-type="float" office:value="233" calcext:value-type="float">
            <text:p>233</text:p>
          </table:table-cell>
          <table:table-cell table:style-name="ce15" table:formula="of:=LOOKUP([.AC1];[.$AZ$6:.$AZ$261];[.$BC$6:.$BC$261])" office:value-type="float" office:value="245" calcext:value-type="float">
            <text:p>245</text:p>
          </table:table-cell>
          <table:table-cell table:style-name="ce15" table:formula="of:=LOOKUP([.AD1];[.$AZ$6:.$AZ$261];[.$BC$6:.$BC$261])" office:value-type="float" office:value="244" calcext:value-type="float">
            <text:p>244</text:p>
          </table:table-cell>
          <table:table-cell table:style-name="ce15" table:formula="of:=LOOKUP([.AE1];[.$AZ$6:.$AZ$261];[.$BC$6:.$BC$261])" office:value-type="float" office:value="214" calcext:value-type="float">
            <text:p>214</text:p>
          </table:table-cell>
          <table:table-cell table:style-name="ce15" table:formula="of:=LOOKUP([.AF1];[.$AZ$6:.$AZ$261];[.$BC$6:.$BC$261])" office:value-type="float" office:value="209" calcext:value-type="float">
            <text:p>209</text:p>
          </table:table-cell>
          <table:table-cell table:style-name="ce15" table:formula="of:=LOOKUP([.AG1];[.$AZ$6:.$AZ$261];[.$BC$6:.$BC$261])" office:value-type="float" office:value="215" calcext:value-type="float">
            <text:p>215</text:p>
          </table:table-cell>
          <table:table-cell table:style-name="ce15" table:formula="of:=LOOKUP([.AH1];[.$AZ$6:.$AZ$261];[.$BC$6:.$BC$261])" office:value-type="float" office:value="218" calcext:value-type="float">
            <text:p>218</text:p>
          </table:table-cell>
          <table:table-cell table:style-name="ce15" table:formula="of:=LOOKUP([.AI1];[.$AZ$6:.$AZ$261];[.$BC$6:.$BC$261])" office:value-type="float" office:value="224" calcext:value-type="float">
            <text:p>224</text:p>
          </table:table-cell>
          <table:table-cell table:style-name="ce15" table:formula="of:=LOOKUP([.AJ1];[.$AZ$6:.$AZ$261];[.$BC$6:.$BC$261])" office:value-type="float" office:value="230" calcext:value-type="float">
            <text:p>230</text:p>
          </table:table-cell>
          <table:table-cell table:style-name="ce15" table:formula="of:=LOOKUP([.AK1];[.$AZ$6:.$AZ$261];[.$BC$6:.$BC$261])" office:value-type="float" office:value="241" calcext:value-type="float">
            <text:p>241</text:p>
          </table:table-cell>
          <table:table-cell table:style-name="ce15" table:formula="of:=LOOKUP([.AL1];[.$AZ$6:.$AZ$261];[.$BC$6:.$BC$261])" office:value-type="float" office:value="246" calcext:value-type="float">
            <text:p>246</text:p>
          </table:table-cell>
          <table:table-cell table:style-name="ce15" table:formula="of:=LOOKUP([.AM1];[.$AZ$6:.$AZ$261];[.$BC$6:.$BC$261])" office:value-type="float" office:value="246" calcext:value-type="float">
            <text:p>246</text:p>
          </table:table-cell>
          <table:table-cell table:style-name="ce15" table:formula="of:=LOOKUP([.AN1];[.$AZ$6:.$AZ$261];[.$BC$6:.$BC$261])" office:value-type="float" office:value="223" calcext:value-type="float">
            <text:p>223</text:p>
          </table:table-cell>
          <table:table-cell table:style-name="ce15" table:formula="of:=LOOKUP([.AO1];[.$AZ$6:.$AZ$261];[.$BC$6:.$BC$261])" office:value-type="float" office:value="179" calcext:value-type="float">
            <text:p>179</text:p>
          </table:table-cell>
          <table:table-cell table:style-name="ce15" table:formula="of:=LOOKUP([.AP1];[.$AZ$6:.$AZ$261];[.$BC$6:.$BC$261])" office:value-type="float" office:value="185" calcext:value-type="float">
            <text:p>185</text:p>
          </table:table-cell>
          <table:table-cell table:style-name="ce15" table:formula="of:=LOOKUP([.AQ1];[.$AZ$6:.$AZ$261];[.$BC$6:.$BC$261])" office:value-type="float" office:value="239" calcext:value-type="float">
            <text:p>239</text:p>
          </table:table-cell>
          <table:table-cell table:style-name="ce15" table:formula="of:=LOOKUP([.AR1];[.$AZ$6:.$AZ$261];[.$BC$6:.$BC$261])" office:value-type="float" office:value="247" calcext:value-type="float">
            <text:p>247</text:p>
          </table:table-cell>
          <table:table-cell table:style-name="ce15" table:formula="of:=LOOKUP([.AS1];[.$AZ$6:.$AZ$261];[.$BC$6:.$BC$261])" office:value-type="float" office:value="243" calcext:value-type="float">
            <text:p>243</text:p>
          </table:table-cell>
          <table:table-cell table:style-name="ce15" table:formula="of:=LOOKUP([.AT1];[.$AZ$6:.$AZ$261];[.$BC$6:.$BC$261])" office:value-type="float" office:value="249" calcext:value-type="float">
            <text:p>249</text:p>
          </table:table-cell>
          <table:table-cell table:style-name="ce15" table:formula="of:=LOOKUP([.AU1];[.$AZ$6:.$AZ$261];[.$BC$6:.$BC$261])" office:value-type="float" office:value="245" calcext:value-type="float">
            <text:p>245</text:p>
          </table:table-cell>
          <table:table-cell table:style-name="ce15" table:formula="of:=LOOKUP([.AV1];[.$AZ$6:.$AZ$261];[.$BC$6:.$BC$261])" office:value-type="float" office:value="249" calcext:value-type="float">
            <text:p>249</text:p>
          </table:table-cell>
          <table:table-cell table:style-name="ce15" table:formula="of:=LOOKUP([.AW1];[.$AZ$6:.$AZ$261];[.$BC$6:.$BC$261])" office:value-type="float" office:value="250" calcext:value-type="float">
            <text:p>250</text:p>
          </table:table-cell>
          <table:table-cell table:style-name="ce15" table:formula="of:=LOOKUP([.AX1];[.$AZ$6:.$AZ$261];[.$BC$6:.$BC$261])" office:value-type="float" office:value="248" calcext:value-type="float">
            <text:p>248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$A$1:.$AX$69];[.AZ73])" office:value-type="float" office:value="0" calcext:value-type="float">
            <text:p>0</text:p>
          </table:table-cell>
          <table:table-cell table:formula="of:=COUNTIF([.$A$73:.$AX$141];[.AZ73])" office:value-type="float" office:value="0" calcext:value-type="float">
            <text:p>0</text:p>
          </table:table-cell>
          <table:table-cell table:formula="of:=IF([.AZ73]&lt;[.$BA$1];0;IF([.AZ73]&gt;=[.$BC$1];255;ROUNDDOWN(([.AZ73]-[.$BA$1])/([.$BC$1]-[.$BA$1])*255)))" office:value-type="float" office:value="67" calcext:value-type="float">
            <text:p>67</text:p>
          </table:table-cell>
        </table:table-row>
        <table:table-row table:style-name="ro1">
          <table:table-cell table:style-name="ce15" table:formula="of:=LOOKUP([.A2];[.$AZ$6:.$AZ$261];[.$BC$6:.$BC$261])" office:value-type="float" office:value="234" calcext:value-type="float">
            <text:p>234</text:p>
          </table:table-cell>
          <table:table-cell table:style-name="ce15" table:formula="of:=LOOKUP([.B2];[.$AZ$6:.$AZ$261];[.$BC$6:.$BC$261])" office:value-type="float" office:value="199" calcext:value-type="float">
            <text:p>199</text:p>
          </table:table-cell>
          <table:table-cell table:style-name="ce15" table:formula="of:=LOOKUP([.C2];[.$AZ$6:.$AZ$261];[.$BC$6:.$BC$261])" office:value-type="float" office:value="158" calcext:value-type="float">
            <text:p>158</text:p>
          </table:table-cell>
          <table:table-cell table:style-name="ce15" table:formula="of:=LOOKUP([.D2];[.$AZ$6:.$AZ$261];[.$BC$6:.$BC$261])" office:value-type="float" office:value="158" calcext:value-type="float">
            <text:p>158</text:p>
          </table:table-cell>
          <table:table-cell table:style-name="ce15" table:formula="of:=LOOKUP([.E2];[.$AZ$6:.$AZ$261];[.$BC$6:.$BC$261])" office:value-type="float" office:value="165" calcext:value-type="float">
            <text:p>165</text:p>
          </table:table-cell>
          <table:table-cell table:style-name="ce15" table:formula="of:=LOOKUP([.F2];[.$AZ$6:.$AZ$261];[.$BC$6:.$BC$261])" office:value-type="float" office:value="186" calcext:value-type="float">
            <text:p>186</text:p>
          </table:table-cell>
          <table:table-cell table:style-name="ce15" table:formula="of:=LOOKUP([.G2];[.$AZ$6:.$AZ$261];[.$BC$6:.$BC$261])" office:value-type="float" office:value="212" calcext:value-type="float">
            <text:p>212</text:p>
          </table:table-cell>
          <table:table-cell table:style-name="ce15" table:formula="of:=LOOKUP([.H2];[.$AZ$6:.$AZ$261];[.$BC$6:.$BC$261])" office:value-type="float" office:value="239" calcext:value-type="float">
            <text:p>239</text:p>
          </table:table-cell>
          <table:table-cell table:style-name="ce15" table:formula="of:=LOOKUP([.I2];[.$AZ$6:.$AZ$261];[.$BC$6:.$BC$261])" office:value-type="float" office:value="252" calcext:value-type="float">
            <text:p>252</text:p>
          </table:table-cell>
          <table:table-cell table:style-name="ce15" table:formula="of:=LOOKUP([.J2];[.$AZ$6:.$AZ$261];[.$BC$6:.$BC$261])" office:value-type="float" office:value="226" calcext:value-type="float">
            <text:p>226</text:p>
          </table:table-cell>
          <table:table-cell table:style-name="ce15" table:formula="of:=LOOKUP([.K2];[.$AZ$6:.$AZ$261];[.$BC$6:.$BC$261])" office:value-type="float" office:value="174" calcext:value-type="float">
            <text:p>174</text:p>
          </table:table-cell>
          <table:table-cell table:style-name="ce15" table:formula="of:=LOOKUP([.L2];[.$AZ$6:.$AZ$261];[.$BC$6:.$BC$261])" office:value-type="float" office:value="180" calcext:value-type="float">
            <text:p>180</text:p>
          </table:table-cell>
          <table:table-cell table:style-name="ce15" table:formula="of:=LOOKUP([.M2];[.$AZ$6:.$AZ$261];[.$BC$6:.$BC$261])" office:value-type="float" office:value="187" calcext:value-type="float">
            <text:p>187</text:p>
          </table:table-cell>
          <table:table-cell table:style-name="ce15" table:formula="of:=LOOKUP([.N2];[.$AZ$6:.$AZ$261];[.$BC$6:.$BC$261])" office:value-type="float" office:value="191" calcext:value-type="float">
            <text:p>191</text:p>
          </table:table-cell>
          <table:table-cell table:style-name="ce15" table:formula="of:=LOOKUP([.O2];[.$AZ$6:.$AZ$261];[.$BC$6:.$BC$261])" office:value-type="float" office:value="199" calcext:value-type="float">
            <text:p>199</text:p>
          </table:table-cell>
          <table:table-cell table:style-name="ce15" table:formula="of:=LOOKUP([.P2];[.$AZ$6:.$AZ$261];[.$BC$6:.$BC$261])" office:value-type="float" office:value="205" calcext:value-type="float">
            <text:p>205</text:p>
          </table:table-cell>
          <table:table-cell table:style-name="ce15" table:formula="of:=LOOKUP([.Q2];[.$AZ$6:.$AZ$261];[.$BC$6:.$BC$261])" office:value-type="float" office:value="197" calcext:value-type="float">
            <text:p>197</text:p>
          </table:table-cell>
          <table:table-cell table:style-name="ce15" table:formula="of:=LOOKUP([.R2];[.$AZ$6:.$AZ$261];[.$BC$6:.$BC$261])" office:value-type="float" office:value="192" calcext:value-type="float">
            <text:p>192</text:p>
          </table:table-cell>
          <table:table-cell table:style-name="ce15" table:formula="of:=LOOKUP([.S2];[.$AZ$6:.$AZ$261];[.$BC$6:.$BC$261])" office:value-type="float" office:value="199" calcext:value-type="float">
            <text:p>199</text:p>
          </table:table-cell>
          <table:table-cell table:style-name="ce15" table:formula="of:=LOOKUP([.T2];[.$AZ$6:.$AZ$261];[.$BC$6:.$BC$261])" office:value-type="float" office:value="207" calcext:value-type="float">
            <text:p>207</text:p>
          </table:table-cell>
          <table:table-cell table:style-name="ce15" table:formula="of:=LOOKUP([.U2];[.$AZ$6:.$AZ$261];[.$BC$6:.$BC$261])" office:value-type="float" office:value="215" calcext:value-type="float">
            <text:p>215</text:p>
          </table:table-cell>
          <table:table-cell table:style-name="ce15" table:formula="of:=LOOKUP([.V2];[.$AZ$6:.$AZ$261];[.$BC$6:.$BC$261])" office:value-type="float" office:value="222" calcext:value-type="float">
            <text:p>222</text:p>
          </table:table-cell>
          <table:table-cell table:style-name="ce15" table:formula="of:=LOOKUP([.W2];[.$AZ$6:.$AZ$261];[.$BC$6:.$BC$261])" office:value-type="float" office:value="230" calcext:value-type="float">
            <text:p>230</text:p>
          </table:table-cell>
          <table:table-cell table:style-name="ce15" table:formula="of:=LOOKUP([.X2];[.$AZ$6:.$AZ$261];[.$BC$6:.$BC$261])" office:value-type="float" office:value="239" calcext:value-type="float">
            <text:p>239</text:p>
          </table:table-cell>
          <table:table-cell table:style-name="ce15" table:formula="of:=LOOKUP([.Y2];[.$AZ$6:.$AZ$261];[.$BC$6:.$BC$261])" office:value-type="float" office:value="246" calcext:value-type="float">
            <text:p>246</text:p>
          </table:table-cell>
          <table:table-cell table:style-name="ce15" table:formula="of:=LOOKUP([.Z2];[.$AZ$6:.$AZ$261];[.$BC$6:.$BC$261])" office:value-type="float" office:value="249" calcext:value-type="float">
            <text:p>249</text:p>
          </table:table-cell>
          <table:table-cell table:style-name="ce15" table:formula="of:=LOOKUP([.AA2];[.$AZ$6:.$AZ$261];[.$BC$6:.$BC$261])" office:value-type="float" office:value="250" calcext:value-type="float">
            <text:p>250</text:p>
          </table:table-cell>
          <table:table-cell table:style-name="ce15" table:formula="of:=LOOKUP([.AB2];[.$AZ$6:.$AZ$261];[.$BC$6:.$BC$261])" office:value-type="float" office:value="250" calcext:value-type="float">
            <text:p>250</text:p>
          </table:table-cell>
          <table:table-cell table:style-name="ce15" table:formula="of:=LOOKUP([.AC2];[.$AZ$6:.$AZ$261];[.$BC$6:.$BC$261])" office:value-type="float" office:value="250" calcext:value-type="float">
            <text:p>250</text:p>
          </table:table-cell>
          <table:table-cell table:style-name="ce15" table:formula="of:=LOOKUP([.AD2];[.$AZ$6:.$AZ$261];[.$BC$6:.$BC$261])" office:value-type="float" office:value="248" calcext:value-type="float">
            <text:p>248</text:p>
          </table:table-cell>
          <table:table-cell table:style-name="ce15" table:formula="of:=LOOKUP([.AE2];[.$AZ$6:.$AZ$261];[.$BC$6:.$BC$261])" office:value-type="float" office:value="245" calcext:value-type="float">
            <text:p>245</text:p>
          </table:table-cell>
          <table:table-cell table:style-name="ce15" table:formula="of:=LOOKUP([.AF2];[.$AZ$6:.$AZ$261];[.$BC$6:.$BC$261])" office:value-type="float" office:value="245" calcext:value-type="float">
            <text:p>245</text:p>
          </table:table-cell>
          <table:table-cell table:style-name="ce15" table:formula="of:=LOOKUP([.AG2];[.$AZ$6:.$AZ$261];[.$BC$6:.$BC$261])" office:value-type="float" office:value="239" calcext:value-type="float">
            <text:p>239</text:p>
          </table:table-cell>
          <table:table-cell table:style-name="ce15" table:formula="of:=LOOKUP([.AH2];[.$AZ$6:.$AZ$261];[.$BC$6:.$BC$261])" office:value-type="float" office:value="238" calcext:value-type="float">
            <text:p>238</text:p>
          </table:table-cell>
          <table:table-cell table:style-name="ce15" table:formula="of:=LOOKUP([.AI2];[.$AZ$6:.$AZ$261];[.$BC$6:.$BC$261])" office:value-type="float" office:value="230" calcext:value-type="float">
            <text:p>230</text:p>
          </table:table-cell>
          <table:table-cell table:style-name="ce15" table:formula="of:=LOOKUP([.AJ2];[.$AZ$6:.$AZ$261];[.$BC$6:.$BC$261])" office:value-type="float" office:value="224" calcext:value-type="float">
            <text:p>224</text:p>
          </table:table-cell>
          <table:table-cell table:style-name="ce15" table:formula="of:=LOOKUP([.AK2];[.$AZ$6:.$AZ$261];[.$BC$6:.$BC$261])" office:value-type="float" office:value="224" calcext:value-type="float">
            <text:p>224</text:p>
          </table:table-cell>
          <table:table-cell table:style-name="ce15" table:formula="of:=LOOKUP([.AL2];[.$AZ$6:.$AZ$261];[.$BC$6:.$BC$261])" office:value-type="float" office:value="218" calcext:value-type="float">
            <text:p>218</text:p>
          </table:table-cell>
          <table:table-cell table:style-name="ce15" table:formula="of:=LOOKUP([.AM2];[.$AZ$6:.$AZ$261];[.$BC$6:.$BC$261])" office:value-type="float" office:value="198" calcext:value-type="float">
            <text:p>198</text:p>
          </table:table-cell>
          <table:table-cell table:style-name="ce15" table:formula="of:=LOOKUP([.AN2];[.$AZ$6:.$AZ$261];[.$BC$6:.$BC$261])" office:value-type="float" office:value="184" calcext:value-type="float">
            <text:p>184</text:p>
          </table:table-cell>
          <table:table-cell table:style-name="ce15" table:formula="of:=LOOKUP([.AO2];[.$AZ$6:.$AZ$261];[.$BC$6:.$BC$261])" office:value-type="float" office:value="193" calcext:value-type="float">
            <text:p>193</text:p>
          </table:table-cell>
          <table:table-cell table:style-name="ce15" table:formula="of:=LOOKUP([.AP2];[.$AZ$6:.$AZ$261];[.$BC$6:.$BC$261])" office:value-type="float" office:value="207" calcext:value-type="float">
            <text:p>207</text:p>
          </table:table-cell>
          <table:table-cell table:style-name="ce15" table:formula="of:=LOOKUP([.AQ2];[.$AZ$6:.$AZ$261];[.$BC$6:.$BC$261])" office:value-type="float" office:value="225" calcext:value-type="float">
            <text:p>225</text:p>
          </table:table-cell>
          <table:table-cell table:style-name="ce15" table:formula="of:=LOOKUP([.AR2];[.$AZ$6:.$AZ$261];[.$BC$6:.$BC$261])" office:value-type="float" office:value="244" calcext:value-type="float">
            <text:p>244</text:p>
          </table:table-cell>
          <table:table-cell table:style-name="ce15" table:formula="of:=LOOKUP([.AS2];[.$AZ$6:.$AZ$261];[.$BC$6:.$BC$261])" office:value-type="float" office:value="244" calcext:value-type="float">
            <text:p>244</text:p>
          </table:table-cell>
          <table:table-cell table:style-name="ce15" table:formula="of:=LOOKUP([.AT2];[.$AZ$6:.$AZ$261];[.$BC$6:.$BC$261])" office:value-type="float" office:value="248" calcext:value-type="float">
            <text:p>248</text:p>
          </table:table-cell>
          <table:table-cell table:style-name="ce15" table:formula="of:=LOOKUP([.AU2];[.$AZ$6:.$AZ$261];[.$BC$6:.$BC$261])" office:value-type="float" office:value="247" calcext:value-type="float">
            <text:p>247</text:p>
          </table:table-cell>
          <table:table-cell table:style-name="ce15" table:formula="of:=LOOKUP([.AV2];[.$AZ$6:.$AZ$261];[.$BC$6:.$BC$261])" office:value-type="float" office:value="249" calcext:value-type="float">
            <text:p>249</text:p>
          </table:table-cell>
          <table:table-cell table:style-name="ce15" table:formula="of:=LOOKUP([.AW2];[.$AZ$6:.$AZ$261];[.$BC$6:.$BC$261])" office:value-type="float" office:value="246" calcext:value-type="float">
            <text:p>246</text:p>
          </table:table-cell>
          <table:table-cell table:style-name="ce15" table:formula="of:=LOOKUP([.AX2];[.$AZ$6:.$AZ$261];[.$BC$6:.$BC$261])" office:value-type="float" office:value="200" calcext:value-type="float">
            <text:p>2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$A$1:.$AX$69];[.AZ74])" office:value-type="float" office:value="1" calcext:value-type="float">
            <text:p>1</text:p>
          </table:table-cell>
          <table:table-cell table:formula="of:=COUNTIF([.$A$73:.$AX$141];[.AZ74])" office:value-type="float" office:value="1" calcext:value-type="float">
            <text:p>1</text:p>
          </table:table-cell>
          <table:table-cell table:formula="of:=IF([.AZ74]&lt;[.$BA$1];0;IF([.AZ74]&gt;=[.$BC$1];255;ROUNDDOWN(([.AZ74]-[.$BA$1])/([.$BC$1]-[.$BA$1])*255)))" office:value-type="float" office:value="68" calcext:value-type="float">
            <text:p>68</text:p>
          </table:table-cell>
        </table:table-row>
        <table:table-row table:style-name="ro1">
          <table:table-cell table:style-name="ce15" table:formula="of:=LOOKUP([.A3];[.$AZ$6:.$AZ$261];[.$BC$6:.$BC$261])" office:value-type="float" office:value="237" calcext:value-type="float">
            <text:p>237</text:p>
          </table:table-cell>
          <table:table-cell table:style-name="ce15" table:formula="of:=LOOKUP([.B3];[.$AZ$6:.$AZ$261];[.$BC$6:.$BC$261])" office:value-type="float" office:value="216" calcext:value-type="float">
            <text:p>216</text:p>
          </table:table-cell>
          <table:table-cell table:style-name="ce15" table:formula="of:=LOOKUP([.C3];[.$AZ$6:.$AZ$261];[.$BC$6:.$BC$261])" office:value-type="float" office:value="164" calcext:value-type="float">
            <text:p>164</text:p>
          </table:table-cell>
          <table:table-cell table:style-name="ce15" table:formula="of:=LOOKUP([.D3];[.$AZ$6:.$AZ$261];[.$BC$6:.$BC$261])" office:value-type="float" office:value="158" calcext:value-type="float">
            <text:p>158</text:p>
          </table:table-cell>
          <table:table-cell table:style-name="ce15" table:formula="of:=LOOKUP([.E3];[.$AZ$6:.$AZ$261];[.$BC$6:.$BC$261])" office:value-type="float" office:value="161" calcext:value-type="float">
            <text:p>161</text:p>
          </table:table-cell>
          <table:table-cell table:style-name="ce15" table:formula="of:=LOOKUP([.F3];[.$AZ$6:.$AZ$261];[.$BC$6:.$BC$261])" office:value-type="float" office:value="170" calcext:value-type="float">
            <text:p>170</text:p>
          </table:table-cell>
          <table:table-cell table:style-name="ce15" table:formula="of:=LOOKUP([.G3];[.$AZ$6:.$AZ$261];[.$BC$6:.$BC$261])" office:value-type="float" office:value="196" calcext:value-type="float">
            <text:p>196</text:p>
          </table:table-cell>
          <table:table-cell table:style-name="ce15" table:formula="of:=LOOKUP([.H3];[.$AZ$6:.$AZ$261];[.$BC$6:.$BC$261])" office:value-type="float" office:value="230" calcext:value-type="float">
            <text:p>230</text:p>
          </table:table-cell>
          <table:table-cell table:style-name="ce15" table:formula="of:=LOOKUP([.I3];[.$AZ$6:.$AZ$261];[.$BC$6:.$BC$261])" office:value-type="float" office:value="253" calcext:value-type="float">
            <text:p>253</text:p>
          </table:table-cell>
          <table:table-cell table:style-name="ce15" table:formula="of:=LOOKUP([.J3];[.$AZ$6:.$AZ$261];[.$BC$6:.$BC$261])" office:value-type="float" office:value="239" calcext:value-type="float">
            <text:p>239</text:p>
          </table:table-cell>
          <table:table-cell table:style-name="ce15" table:formula="of:=LOOKUP([.K3];[.$AZ$6:.$AZ$261];[.$BC$6:.$BC$261])" office:value-type="float" office:value="175" calcext:value-type="float">
            <text:p>175</text:p>
          </table:table-cell>
          <table:table-cell table:style-name="ce15" table:formula="of:=LOOKUP([.L3];[.$AZ$6:.$AZ$261];[.$BC$6:.$BC$261])" office:value-type="float" office:value="162" calcext:value-type="float">
            <text:p>162</text:p>
          </table:table-cell>
          <table:table-cell table:style-name="ce15" table:formula="of:=LOOKUP([.M3];[.$AZ$6:.$AZ$261];[.$BC$6:.$BC$261])" office:value-type="float" office:value="181" calcext:value-type="float">
            <text:p>181</text:p>
          </table:table-cell>
          <table:table-cell table:style-name="ce15" table:formula="of:=LOOKUP([.N3];[.$AZ$6:.$AZ$261];[.$BC$6:.$BC$261])" office:value-type="float" office:value="187" calcext:value-type="float">
            <text:p>187</text:p>
          </table:table-cell>
          <table:table-cell table:style-name="ce15" table:formula="of:=LOOKUP([.O3];[.$AZ$6:.$AZ$261];[.$BC$6:.$BC$261])" office:value-type="float" office:value="190" calcext:value-type="float">
            <text:p>190</text:p>
          </table:table-cell>
          <table:table-cell table:style-name="ce15" table:formula="of:=LOOKUP([.P3];[.$AZ$6:.$AZ$261];[.$BC$6:.$BC$261])" office:value-type="float" office:value="197" calcext:value-type="float">
            <text:p>197</text:p>
          </table:table-cell>
          <table:table-cell table:style-name="ce15" table:formula="of:=LOOKUP([.Q3];[.$AZ$6:.$AZ$261];[.$BC$6:.$BC$261])" office:value-type="float" office:value="195" calcext:value-type="float">
            <text:p>195</text:p>
          </table:table-cell>
          <table:table-cell table:style-name="ce15" table:formula="of:=LOOKUP([.R3];[.$AZ$6:.$AZ$261];[.$BC$6:.$BC$261])" office:value-type="float" office:value="190" calcext:value-type="float">
            <text:p>190</text:p>
          </table:table-cell>
          <table:table-cell table:style-name="ce15" table:formula="of:=LOOKUP([.S3];[.$AZ$6:.$AZ$261];[.$BC$6:.$BC$261])" office:value-type="float" office:value="199" calcext:value-type="float">
            <text:p>199</text:p>
          </table:table-cell>
          <table:table-cell table:style-name="ce15" table:formula="of:=LOOKUP([.T3];[.$AZ$6:.$AZ$261];[.$BC$6:.$BC$261])" office:value-type="float" office:value="215" calcext:value-type="float">
            <text:p>215</text:p>
          </table:table-cell>
          <table:table-cell table:style-name="ce15" table:formula="of:=LOOKUP([.U3];[.$AZ$6:.$AZ$261];[.$BC$6:.$BC$261])" office:value-type="float" office:value="237" calcext:value-type="float">
            <text:p>237</text:p>
          </table:table-cell>
          <table:table-cell table:style-name="ce15" table:formula="of:=LOOKUP([.V3];[.$AZ$6:.$AZ$261];[.$BC$6:.$BC$261])" office:value-type="float" office:value="248" calcext:value-type="float">
            <text:p>248</text:p>
          </table:table-cell>
          <table:table-cell table:style-name="ce15" table:formula="of:=LOOKUP([.W3];[.$AZ$6:.$AZ$261];[.$BC$6:.$BC$261])" office:value-type="float" office:value="247" calcext:value-type="float">
            <text:p>247</text:p>
          </table:table-cell>
          <table:table-cell table:style-name="ce15" table:formula="of:=LOOKUP([.X3];[.$AZ$6:.$AZ$261];[.$BC$6:.$BC$261])" office:value-type="float" office:value="242" calcext:value-type="float">
            <text:p>242</text:p>
          </table:table-cell>
          <table:table-cell table:style-name="ce15" table:formula="of:=LOOKUP([.Y3];[.$AZ$6:.$AZ$261];[.$BC$6:.$BC$261])" office:value-type="float" office:value="240" calcext:value-type="float">
            <text:p>240</text:p>
          </table:table-cell>
          <table:table-cell table:style-name="ce15" table:formula="of:=LOOKUP([.Z3];[.$AZ$6:.$AZ$261];[.$BC$6:.$BC$261])" office:value-type="float" office:value="244" calcext:value-type="float">
            <text:p>244</text:p>
          </table:table-cell>
          <table:table-cell table:style-name="ce15" table:formula="of:=LOOKUP([.AA3];[.$AZ$6:.$AZ$261];[.$BC$6:.$BC$261])" office:value-type="float" office:value="236" calcext:value-type="float">
            <text:p>236</text:p>
          </table:table-cell>
          <table:table-cell table:style-name="ce15" table:formula="of:=LOOKUP([.AB3];[.$AZ$6:.$AZ$261];[.$BC$6:.$BC$261])" office:value-type="float" office:value="223" calcext:value-type="float">
            <text:p>223</text:p>
          </table:table-cell>
          <table:table-cell table:style-name="ce15" table:formula="of:=LOOKUP([.AC3];[.$AZ$6:.$AZ$261];[.$BC$6:.$BC$261])" office:value-type="float" office:value="231" calcext:value-type="float">
            <text:p>231</text:p>
          </table:table-cell>
          <table:table-cell table:style-name="ce15" table:formula="of:=LOOKUP([.AD3];[.$AZ$6:.$AZ$261];[.$BC$6:.$BC$261])" office:value-type="float" office:value="230" calcext:value-type="float">
            <text:p>230</text:p>
          </table:table-cell>
          <table:table-cell table:style-name="ce15" table:formula="of:=LOOKUP([.AE3];[.$AZ$6:.$AZ$261];[.$BC$6:.$BC$261])" office:value-type="float" office:value="228" calcext:value-type="float">
            <text:p>228</text:p>
          </table:table-cell>
          <table:table-cell table:style-name="ce15" table:formula="of:=LOOKUP([.AF3];[.$AZ$6:.$AZ$261];[.$BC$6:.$BC$261])" office:value-type="float" office:value="227" calcext:value-type="float">
            <text:p>227</text:p>
          </table:table-cell>
          <table:table-cell table:style-name="ce15" table:formula="of:=LOOKUP([.AG3];[.$AZ$6:.$AZ$261];[.$BC$6:.$BC$261])" office:value-type="float" office:value="224" calcext:value-type="float">
            <text:p>224</text:p>
          </table:table-cell>
          <table:table-cell table:style-name="ce15" table:formula="of:=LOOKUP([.AH3];[.$AZ$6:.$AZ$261];[.$BC$6:.$BC$261])" office:value-type="float" office:value="224" calcext:value-type="float">
            <text:p>224</text:p>
          </table:table-cell>
          <table:table-cell table:style-name="ce15" table:formula="of:=LOOKUP([.AI3];[.$AZ$6:.$AZ$261];[.$BC$6:.$BC$261])" office:value-type="float" office:value="224" calcext:value-type="float">
            <text:p>224</text:p>
          </table:table-cell>
          <table:table-cell table:style-name="ce15" table:formula="of:=LOOKUP([.AJ3];[.$AZ$6:.$AZ$261];[.$BC$6:.$BC$261])" office:value-type="float" office:value="223" calcext:value-type="float">
            <text:p>223</text:p>
          </table:table-cell>
          <table:table-cell table:style-name="ce15" table:formula="of:=LOOKUP([.AK3];[.$AZ$6:.$AZ$261];[.$BC$6:.$BC$261])" office:value-type="float" office:value="225" calcext:value-type="float">
            <text:p>225</text:p>
          </table:table-cell>
          <table:table-cell table:style-name="ce15" table:formula="of:=LOOKUP([.AL3];[.$AZ$6:.$AZ$261];[.$BC$6:.$BC$261])" office:value-type="float" office:value="221" calcext:value-type="float">
            <text:p>221</text:p>
          </table:table-cell>
          <table:table-cell table:style-name="ce15" table:formula="of:=LOOKUP([.AM3];[.$AZ$6:.$AZ$261];[.$BC$6:.$BC$261])" office:value-type="float" office:value="215" calcext:value-type="float">
            <text:p>215</text:p>
          </table:table-cell>
          <table:table-cell table:style-name="ce15" table:formula="of:=LOOKUP([.AN3];[.$AZ$6:.$AZ$261];[.$BC$6:.$BC$261])" office:value-type="float" office:value="218" calcext:value-type="float">
            <text:p>218</text:p>
          </table:table-cell>
          <table:table-cell table:style-name="ce15" table:formula="of:=LOOKUP([.AO3];[.$AZ$6:.$AZ$261];[.$BC$6:.$BC$261])" office:value-type="float" office:value="216" calcext:value-type="float">
            <text:p>216</text:p>
          </table:table-cell>
          <table:table-cell table:style-name="ce15" table:formula="of:=LOOKUP([.AP3];[.$AZ$6:.$AZ$261];[.$BC$6:.$BC$261])" office:value-type="float" office:value="206" calcext:value-type="float">
            <text:p>206</text:p>
          </table:table-cell>
          <table:table-cell table:style-name="ce15" table:formula="of:=LOOKUP([.AQ3];[.$AZ$6:.$AZ$261];[.$BC$6:.$BC$261])" office:value-type="float" office:value="216" calcext:value-type="float">
            <text:p>216</text:p>
          </table:table-cell>
          <table:table-cell table:style-name="ce15" table:formula="of:=LOOKUP([.AR3];[.$AZ$6:.$AZ$261];[.$BC$6:.$BC$261])" office:value-type="float" office:value="238" calcext:value-type="float">
            <text:p>238</text:p>
          </table:table-cell>
          <table:table-cell table:style-name="ce15" table:formula="of:=LOOKUP([.AS3];[.$AZ$6:.$AZ$261];[.$BC$6:.$BC$261])" office:value-type="float" office:value="241" calcext:value-type="float">
            <text:p>241</text:p>
          </table:table-cell>
          <table:table-cell table:style-name="ce15" table:formula="of:=LOOKUP([.AT3];[.$AZ$6:.$AZ$261];[.$BC$6:.$BC$261])" office:value-type="float" office:value="241" calcext:value-type="float">
            <text:p>241</text:p>
          </table:table-cell>
          <table:table-cell table:style-name="ce15" table:formula="of:=LOOKUP([.AU3];[.$AZ$6:.$AZ$261];[.$BC$6:.$BC$261])" office:value-type="float" office:value="242" calcext:value-type="float">
            <text:p>242</text:p>
          </table:table-cell>
          <table:table-cell table:style-name="ce15" table:formula="of:=LOOKUP([.AV3];[.$AZ$6:.$AZ$261];[.$BC$6:.$BC$261])" office:value-type="float" office:value="226" calcext:value-type="float">
            <text:p>226</text:p>
          </table:table-cell>
          <table:table-cell table:style-name="ce15" table:formula="of:=LOOKUP([.AW3];[.$AZ$6:.$AZ$261];[.$BC$6:.$BC$261])" office:value-type="float" office:value="180" calcext:value-type="float">
            <text:p>180</text:p>
          </table:table-cell>
          <table:table-cell table:style-name="ce15" table:formula="of:=LOOKUP([.AX3];[.$AZ$6:.$AZ$261];[.$BC$6:.$BC$261])" office:value-type="float" office:value="142" calcext:value-type="float">
            <text:p>14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$A$1:.$AX$69];[.AZ75])" office:value-type="float" office:value="0" calcext:value-type="float">
            <text:p>0</text:p>
          </table:table-cell>
          <table:table-cell table:formula="of:=COUNTIF([.$A$73:.$AX$141];[.AZ75])" office:value-type="float" office:value="0" calcext:value-type="float">
            <text:p>0</text:p>
          </table:table-cell>
          <table:table-cell table:formula="of:=IF([.AZ75]&lt;[.$BA$1];0;IF([.AZ75]&gt;=[.$BC$1];255;ROUNDDOWN(([.AZ75]-[.$BA$1])/([.$BC$1]-[.$BA$1])*255)))" office:value-type="float" office:value="69" calcext:value-type="float">
            <text:p>69</text:p>
          </table:table-cell>
        </table:table-row>
        <table:table-row table:style-name="ro1">
          <table:table-cell table:style-name="ce15" table:formula="of:=LOOKUP([.A4];[.$AZ$6:.$AZ$261];[.$BC$6:.$BC$261])" office:value-type="float" office:value="236" calcext:value-type="float">
            <text:p>236</text:p>
          </table:table-cell>
          <table:table-cell table:style-name="ce15" table:formula="of:=LOOKUP([.B4];[.$AZ$6:.$AZ$261];[.$BC$6:.$BC$261])" office:value-type="float" office:value="222" calcext:value-type="float">
            <text:p>222</text:p>
          </table:table-cell>
          <table:table-cell table:style-name="ce15" table:formula="of:=LOOKUP([.C4];[.$AZ$6:.$AZ$261];[.$BC$6:.$BC$261])" office:value-type="float" office:value="185" calcext:value-type="float">
            <text:p>185</text:p>
          </table:table-cell>
          <table:table-cell table:style-name="ce15" table:formula="of:=LOOKUP([.D4];[.$AZ$6:.$AZ$261];[.$BC$6:.$BC$261])" office:value-type="float" office:value="158" calcext:value-type="float">
            <text:p>158</text:p>
          </table:table-cell>
          <table:table-cell table:style-name="ce15" table:formula="of:=LOOKUP([.E4];[.$AZ$6:.$AZ$261];[.$BC$6:.$BC$261])" office:value-type="float" office:value="158" calcext:value-type="float">
            <text:p>158</text:p>
          </table:table-cell>
          <table:table-cell table:style-name="ce15" table:formula="of:=LOOKUP([.F4];[.$AZ$6:.$AZ$261];[.$BC$6:.$BC$261])" office:value-type="float" office:value="164" calcext:value-type="float">
            <text:p>164</text:p>
          </table:table-cell>
          <table:table-cell table:style-name="ce15" table:formula="of:=LOOKUP([.G4];[.$AZ$6:.$AZ$261];[.$BC$6:.$BC$261])" office:value-type="float" office:value="178" calcext:value-type="float">
            <text:p>178</text:p>
          </table:table-cell>
          <table:table-cell table:style-name="ce15" table:formula="of:=LOOKUP([.H4];[.$AZ$6:.$AZ$261];[.$BC$6:.$BC$261])" office:value-type="float" office:value="214" calcext:value-type="float">
            <text:p>214</text:p>
          </table:table-cell>
          <table:table-cell table:style-name="ce15" table:formula="of:=LOOKUP([.I4];[.$AZ$6:.$AZ$261];[.$BC$6:.$BC$261])" office:value-type="float" office:value="250" calcext:value-type="float">
            <text:p>250</text:p>
          </table:table-cell>
          <table:table-cell table:style-name="ce15" table:formula="of:=LOOKUP([.J4];[.$AZ$6:.$AZ$261];[.$BC$6:.$BC$261])" office:value-type="float" office:value="247" calcext:value-type="float">
            <text:p>247</text:p>
          </table:table-cell>
          <table:table-cell table:style-name="ce15" table:formula="of:=LOOKUP([.K4];[.$AZ$6:.$AZ$261];[.$BC$6:.$BC$261])" office:value-type="float" office:value="193" calcext:value-type="float">
            <text:p>193</text:p>
          </table:table-cell>
          <table:table-cell table:style-name="ce15" table:formula="of:=LOOKUP([.L4];[.$AZ$6:.$AZ$261];[.$BC$6:.$BC$261])" office:value-type="float" office:value="150" calcext:value-type="float">
            <text:p>150</text:p>
          </table:table-cell>
          <table:table-cell table:style-name="ce15" table:formula="of:=LOOKUP([.M4];[.$AZ$6:.$AZ$261];[.$BC$6:.$BC$261])" office:value-type="float" office:value="164" calcext:value-type="float">
            <text:p>164</text:p>
          </table:table-cell>
          <table:table-cell table:style-name="ce15" table:formula="of:=LOOKUP([.N4];[.$AZ$6:.$AZ$261];[.$BC$6:.$BC$261])" office:value-type="float" office:value="181" calcext:value-type="float">
            <text:p>181</text:p>
          </table:table-cell>
          <table:table-cell table:style-name="ce15" table:formula="of:=LOOKUP([.O4];[.$AZ$6:.$AZ$261];[.$BC$6:.$BC$261])" office:value-type="float" office:value="186" calcext:value-type="float">
            <text:p>186</text:p>
          </table:table-cell>
          <table:table-cell table:style-name="ce15" table:formula="of:=LOOKUP([.P4];[.$AZ$6:.$AZ$261];[.$BC$6:.$BC$261])" office:value-type="float" office:value="186" calcext:value-type="float">
            <text:p>186</text:p>
          </table:table-cell>
          <table:table-cell table:style-name="ce15" table:formula="of:=LOOKUP([.Q4];[.$AZ$6:.$AZ$261];[.$BC$6:.$BC$261])" office:value-type="float" office:value="185" calcext:value-type="float">
            <text:p>185</text:p>
          </table:table-cell>
          <table:table-cell table:style-name="ce15" table:formula="of:=LOOKUP([.R4];[.$AZ$6:.$AZ$261];[.$BC$6:.$BC$261])" office:value-type="float" office:value="206" calcext:value-type="float">
            <text:p>206</text:p>
          </table:table-cell>
          <table:table-cell table:style-name="ce15" table:formula="of:=LOOKUP([.S4];[.$AZ$6:.$AZ$261];[.$BC$6:.$BC$261])" office:value-type="float" office:value="238" calcext:value-type="float">
            <text:p>238</text:p>
          </table:table-cell>
          <table:table-cell table:style-name="ce15" table:formula="of:=LOOKUP([.T4];[.$AZ$6:.$AZ$261];[.$BC$6:.$BC$261])" office:value-type="float" office:value="247" calcext:value-type="float">
            <text:p>247</text:p>
          </table:table-cell>
          <table:table-cell table:style-name="ce15" table:formula="of:=LOOKUP([.U4];[.$AZ$6:.$AZ$261];[.$BC$6:.$BC$261])" office:value-type="float" office:value="236" calcext:value-type="float">
            <text:p>236</text:p>
          </table:table-cell>
          <table:table-cell table:style-name="ce15" table:formula="of:=LOOKUP([.V4];[.$AZ$6:.$AZ$261];[.$BC$6:.$BC$261])" office:value-type="float" office:value="232" calcext:value-type="float">
            <text:p>232</text:p>
          </table:table-cell>
          <table:table-cell table:style-name="ce15" table:formula="of:=LOOKUP([.W4];[.$AZ$6:.$AZ$261];[.$BC$6:.$BC$261])" office:value-type="float" office:value="236" calcext:value-type="float">
            <text:p>236</text:p>
          </table:table-cell>
          <table:table-cell table:style-name="ce15" table:formula="of:=LOOKUP([.X4];[.$AZ$6:.$AZ$261];[.$BC$6:.$BC$261])" office:value-type="float" office:value="243" calcext:value-type="float">
            <text:p>243</text:p>
          </table:table-cell>
          <table:table-cell table:style-name="ce15" table:formula="of:=LOOKUP([.Y4];[.$AZ$6:.$AZ$261];[.$BC$6:.$BC$261])" office:value-type="float" office:value="244" calcext:value-type="float">
            <text:p>244</text:p>
          </table:table-cell>
          <table:table-cell table:style-name="ce15" table:formula="of:=LOOKUP([.Z4];[.$AZ$6:.$AZ$261];[.$BC$6:.$BC$261])" office:value-type="float" office:value="245" calcext:value-type="float">
            <text:p>245</text:p>
          </table:table-cell>
          <table:table-cell table:style-name="ce15" table:formula="of:=LOOKUP([.AA4];[.$AZ$6:.$AZ$261];[.$BC$6:.$BC$261])" office:value-type="float" office:value="243" calcext:value-type="float">
            <text:p>243</text:p>
          </table:table-cell>
          <table:table-cell table:style-name="ce15" table:formula="of:=LOOKUP([.AB4];[.$AZ$6:.$AZ$261];[.$BC$6:.$BC$261])" office:value-type="float" office:value="244" calcext:value-type="float">
            <text:p>244</text:p>
          </table:table-cell>
          <table:table-cell table:style-name="ce15" table:formula="of:=LOOKUP([.AC4];[.$AZ$6:.$AZ$261];[.$BC$6:.$BC$261])" office:value-type="float" office:value="243" calcext:value-type="float">
            <text:p>243</text:p>
          </table:table-cell>
          <table:table-cell table:style-name="ce15" table:formula="of:=LOOKUP([.AD4];[.$AZ$6:.$AZ$261];[.$BC$6:.$BC$261])" office:value-type="float" office:value="241" calcext:value-type="float">
            <text:p>241</text:p>
          </table:table-cell>
          <table:table-cell table:style-name="ce15" table:formula="of:=LOOKUP([.AE4];[.$AZ$6:.$AZ$261];[.$BC$6:.$BC$261])" office:value-type="float" office:value="240" calcext:value-type="float">
            <text:p>240</text:p>
          </table:table-cell>
          <table:table-cell table:style-name="ce15" table:formula="of:=LOOKUP([.AF4];[.$AZ$6:.$AZ$261];[.$BC$6:.$BC$261])" office:value-type="float" office:value="239" calcext:value-type="float">
            <text:p>239</text:p>
          </table:table-cell>
          <table:table-cell table:style-name="ce15" table:formula="of:=LOOKUP([.AG4];[.$AZ$6:.$AZ$261];[.$BC$6:.$BC$261])" office:value-type="float" office:value="237" calcext:value-type="float">
            <text:p>237</text:p>
          </table:table-cell>
          <table:table-cell table:style-name="ce15" table:formula="of:=LOOKUP([.AH4];[.$AZ$6:.$AZ$261];[.$BC$6:.$BC$261])" office:value-type="float" office:value="234" calcext:value-type="float">
            <text:p>234</text:p>
          </table:table-cell>
          <table:table-cell table:style-name="ce15" table:formula="of:=LOOKUP([.AI4];[.$AZ$6:.$AZ$261];[.$BC$6:.$BC$261])" office:value-type="float" office:value="234" calcext:value-type="float">
            <text:p>234</text:p>
          </table:table-cell>
          <table:table-cell table:style-name="ce15" table:formula="of:=LOOKUP([.AJ4];[.$AZ$6:.$AZ$261];[.$BC$6:.$BC$261])" office:value-type="float" office:value="231" calcext:value-type="float">
            <text:p>231</text:p>
          </table:table-cell>
          <table:table-cell table:style-name="ce15" table:formula="of:=LOOKUP([.AK4];[.$AZ$6:.$AZ$261];[.$BC$6:.$BC$261])" office:value-type="float" office:value="229" calcext:value-type="float">
            <text:p>229</text:p>
          </table:table-cell>
          <table:table-cell table:style-name="ce15" table:formula="of:=LOOKUP([.AL4];[.$AZ$6:.$AZ$261];[.$BC$6:.$BC$261])" office:value-type="float" office:value="226" calcext:value-type="float">
            <text:p>226</text:p>
          </table:table-cell>
          <table:table-cell table:style-name="ce15" table:formula="of:=LOOKUP([.AM4];[.$AZ$6:.$AZ$261];[.$BC$6:.$BC$261])" office:value-type="float" office:value="226" calcext:value-type="float">
            <text:p>226</text:p>
          </table:table-cell>
          <table:table-cell table:style-name="ce15" table:formula="of:=LOOKUP([.AN4];[.$AZ$6:.$AZ$261];[.$BC$6:.$BC$261])" office:value-type="float" office:value="228" calcext:value-type="float">
            <text:p>228</text:p>
          </table:table-cell>
          <table:table-cell table:style-name="ce15" table:formula="of:=LOOKUP([.AO4];[.$AZ$6:.$AZ$261];[.$BC$6:.$BC$261])" office:value-type="float" office:value="221" calcext:value-type="float">
            <text:p>221</text:p>
          </table:table-cell>
          <table:table-cell table:style-name="ce15" table:formula="of:=LOOKUP([.AP4];[.$AZ$6:.$AZ$261];[.$BC$6:.$BC$261])" office:value-type="float" office:value="207" calcext:value-type="float">
            <text:p>207</text:p>
          </table:table-cell>
          <table:table-cell table:style-name="ce15" table:formula="of:=LOOKUP([.AQ4];[.$AZ$6:.$AZ$261];[.$BC$6:.$BC$261])" office:value-type="float" office:value="182" calcext:value-type="float">
            <text:p>182</text:p>
          </table:table-cell>
          <table:table-cell table:style-name="ce15" table:formula="of:=LOOKUP([.AR4];[.$AZ$6:.$AZ$261];[.$BC$6:.$BC$261])" office:value-type="float" office:value="191" calcext:value-type="float">
            <text:p>191</text:p>
          </table:table-cell>
          <table:table-cell table:style-name="ce15" table:formula="of:=LOOKUP([.AS4];[.$AZ$6:.$AZ$261];[.$BC$6:.$BC$261])" office:value-type="float" office:value="195" calcext:value-type="float">
            <text:p>195</text:p>
          </table:table-cell>
          <table:table-cell table:style-name="ce15" table:formula="of:=LOOKUP([.AT4];[.$AZ$6:.$AZ$261];[.$BC$6:.$BC$261])" office:value-type="float" office:value="196" calcext:value-type="float">
            <text:p>196</text:p>
          </table:table-cell>
          <table:table-cell table:style-name="ce15" table:formula="of:=LOOKUP([.AU4];[.$AZ$6:.$AZ$261];[.$BC$6:.$BC$261])" office:value-type="float" office:value="175" calcext:value-type="float">
            <text:p>175</text:p>
          </table:table-cell>
          <table:table-cell table:style-name="ce15" table:formula="of:=LOOKUP([.AV4];[.$AZ$6:.$AZ$261];[.$BC$6:.$BC$261])" office:value-type="float" office:value="141" calcext:value-type="float">
            <text:p>141</text:p>
          </table:table-cell>
          <table:table-cell table:style-name="ce15" table:formula="of:=LOOKUP([.AW4];[.$AZ$6:.$AZ$261];[.$BC$6:.$BC$261])" office:value-type="float" office:value="130" calcext:value-type="float">
            <text:p>130</text:p>
          </table:table-cell>
          <table:table-cell table:style-name="ce15" table:formula="of:=LOOKUP([.AX4];[.$AZ$6:.$AZ$261];[.$BC$6:.$BC$261])" office:value-type="float" office:value="126" calcext:value-type="float">
            <text:p>12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$A$1:.$AX$69];[.AZ76])" office:value-type="float" office:value="0" calcext:value-type="float">
            <text:p>0</text:p>
          </table:table-cell>
          <table:table-cell table:formula="of:=COUNTIF([.$A$73:.$AX$141];[.AZ76])" office:value-type="float" office:value="0" calcext:value-type="float">
            <text:p>0</text:p>
          </table:table-cell>
          <table:table-cell table:formula="of:=IF([.AZ76]&lt;[.$BA$1];0;IF([.AZ76]&gt;=[.$BC$1];255;ROUNDDOWN(([.AZ76]-[.$BA$1])/([.$BC$1]-[.$BA$1])*255)))" office:value-type="float" office:value="70" calcext:value-type="float">
            <text:p>70</text:p>
          </table:table-cell>
        </table:table-row>
        <table:table-row table:style-name="ro1">
          <table:table-cell table:style-name="ce15" table:formula="of:=LOOKUP([.A5];[.$AZ$6:.$AZ$261];[.$BC$6:.$BC$261])" office:value-type="float" office:value="238" calcext:value-type="float">
            <text:p>238</text:p>
          </table:table-cell>
          <table:table-cell table:style-name="ce15" table:formula="of:=LOOKUP([.B5];[.$AZ$6:.$AZ$261];[.$BC$6:.$BC$261])" office:value-type="float" office:value="226" calcext:value-type="float">
            <text:p>226</text:p>
          </table:table-cell>
          <table:table-cell table:style-name="ce15" table:formula="of:=LOOKUP([.C5];[.$AZ$6:.$AZ$261];[.$BC$6:.$BC$261])" office:value-type="float" office:value="205" calcext:value-type="float">
            <text:p>205</text:p>
          </table:table-cell>
          <table:table-cell table:style-name="ce15" table:formula="of:=LOOKUP([.D5];[.$AZ$6:.$AZ$261];[.$BC$6:.$BC$261])" office:value-type="float" office:value="161" calcext:value-type="float">
            <text:p>161</text:p>
          </table:table-cell>
          <table:table-cell table:style-name="ce15" table:formula="of:=LOOKUP([.E5];[.$AZ$6:.$AZ$261];[.$BC$6:.$BC$261])" office:value-type="float" office:value="156" calcext:value-type="float">
            <text:p>156</text:p>
          </table:table-cell>
          <table:table-cell table:style-name="ce15" table:formula="of:=LOOKUP([.F5];[.$AZ$6:.$AZ$261];[.$BC$6:.$BC$261])" office:value-type="float" office:value="160" calcext:value-type="float">
            <text:p>160</text:p>
          </table:table-cell>
          <table:table-cell table:style-name="ce15" table:formula="of:=LOOKUP([.G5];[.$AZ$6:.$AZ$261];[.$BC$6:.$BC$261])" office:value-type="float" office:value="168" calcext:value-type="float">
            <text:p>168</text:p>
          </table:table-cell>
          <table:table-cell table:style-name="ce15" table:formula="of:=LOOKUP([.H5];[.$AZ$6:.$AZ$261];[.$BC$6:.$BC$261])" office:value-type="float" office:value="192" calcext:value-type="float">
            <text:p>192</text:p>
          </table:table-cell>
          <table:table-cell table:style-name="ce15" table:formula="of:=LOOKUP([.I5];[.$AZ$6:.$AZ$261];[.$BC$6:.$BC$261])" office:value-type="float" office:value="241" calcext:value-type="float">
            <text:p>241</text:p>
          </table:table-cell>
          <table:table-cell table:style-name="ce15" table:formula="of:=LOOKUP([.J5];[.$AZ$6:.$AZ$261];[.$BC$6:.$BC$261])" office:value-type="float" office:value="251" calcext:value-type="float">
            <text:p>251</text:p>
          </table:table-cell>
          <table:table-cell table:style-name="ce15" table:formula="of:=LOOKUP([.K5];[.$AZ$6:.$AZ$261];[.$BC$6:.$BC$261])" office:value-type="float" office:value="216" calcext:value-type="float">
            <text:p>216</text:p>
          </table:table-cell>
          <table:table-cell table:style-name="ce15" table:formula="of:=LOOKUP([.L5];[.$AZ$6:.$AZ$261];[.$BC$6:.$BC$261])" office:value-type="float" office:value="143" calcext:value-type="float">
            <text:p>143</text:p>
          </table:table-cell>
          <table:table-cell table:style-name="ce15" table:formula="of:=LOOKUP([.M5];[.$AZ$6:.$AZ$261];[.$BC$6:.$BC$261])" office:value-type="float" office:value="148" calcext:value-type="float">
            <text:p>148</text:p>
          </table:table-cell>
          <table:table-cell table:style-name="ce15" table:formula="of:=LOOKUP([.N5];[.$AZ$6:.$AZ$261];[.$BC$6:.$BC$261])" office:value-type="float" office:value="164" calcext:value-type="float">
            <text:p>164</text:p>
          </table:table-cell>
          <table:table-cell table:style-name="ce15" table:formula="of:=LOOKUP([.O5];[.$AZ$6:.$AZ$261];[.$BC$6:.$BC$261])" office:value-type="float" office:value="174" calcext:value-type="float">
            <text:p>174</text:p>
          </table:table-cell>
          <table:table-cell table:style-name="ce15" table:formula="of:=LOOKUP([.P5];[.$AZ$6:.$AZ$261];[.$BC$6:.$BC$261])" office:value-type="float" office:value="184" calcext:value-type="float">
            <text:p>184</text:p>
          </table:table-cell>
          <table:table-cell table:style-name="ce15" table:formula="of:=LOOKUP([.Q5];[.$AZ$6:.$AZ$261];[.$BC$6:.$BC$261])" office:value-type="float" office:value="217" calcext:value-type="float">
            <text:p>217</text:p>
          </table:table-cell>
          <table:table-cell table:style-name="ce15" table:formula="of:=LOOKUP([.R5];[.$AZ$6:.$AZ$261];[.$BC$6:.$BC$261])" office:value-type="float" office:value="236" calcext:value-type="float">
            <text:p>236</text:p>
          </table:table-cell>
          <table:table-cell table:style-name="ce15" table:formula="of:=LOOKUP([.S5];[.$AZ$6:.$AZ$261];[.$BC$6:.$BC$261])" office:value-type="float" office:value="225" calcext:value-type="float">
            <text:p>225</text:p>
          </table:table-cell>
          <table:table-cell table:style-name="ce15" table:formula="of:=LOOKUP([.T5];[.$AZ$6:.$AZ$261];[.$BC$6:.$BC$261])" office:value-type="float" office:value="230" calcext:value-type="float">
            <text:p>230</text:p>
          </table:table-cell>
          <table:table-cell table:style-name="ce15" table:formula="of:=LOOKUP([.U5];[.$AZ$6:.$AZ$261];[.$BC$6:.$BC$261])" office:value-type="float" office:value="243" calcext:value-type="float">
            <text:p>243</text:p>
          </table:table-cell>
          <table:table-cell table:style-name="ce15" table:formula="of:=LOOKUP([.V5];[.$AZ$6:.$AZ$261];[.$BC$6:.$BC$261])" office:value-type="float" office:value="248" calcext:value-type="float">
            <text:p>248</text:p>
          </table:table-cell>
          <table:table-cell table:style-name="ce15" table:formula="of:=LOOKUP([.W5];[.$AZ$6:.$AZ$261];[.$BC$6:.$BC$261])" office:value-type="float" office:value="249" calcext:value-type="float">
            <text:p>249</text:p>
          </table:table-cell>
          <table:table-cell table:style-name="ce15" table:formula="of:=LOOKUP([.X5];[.$AZ$6:.$AZ$261];[.$BC$6:.$BC$261])" office:value-type="float" office:value="249" calcext:value-type="float">
            <text:p>249</text:p>
          </table:table-cell>
          <table:table-cell table:style-name="ce15" table:formula="of:=LOOKUP([.Y5];[.$AZ$6:.$AZ$261];[.$BC$6:.$BC$261])" office:value-type="float" office:value="247" calcext:value-type="float">
            <text:p>247</text:p>
          </table:table-cell>
          <table:table-cell table:style-name="ce15" table:formula="of:=LOOKUP([.Z5];[.$AZ$6:.$AZ$261];[.$BC$6:.$BC$261])" office:value-type="float" office:value="247" calcext:value-type="float">
            <text:p>247</text:p>
          </table:table-cell>
          <table:table-cell table:style-name="ce15" table:formula="of:=LOOKUP([.AA5];[.$AZ$6:.$AZ$261];[.$BC$6:.$BC$261])" office:value-type="float" office:value="246" calcext:value-type="float">
            <text:p>246</text:p>
          </table:table-cell>
          <table:table-cell table:style-name="ce15" table:formula="of:=LOOKUP([.AB5];[.$AZ$6:.$AZ$261];[.$BC$6:.$BC$261])" office:value-type="float" office:value="244" calcext:value-type="float">
            <text:p>244</text:p>
          </table:table-cell>
          <table:table-cell table:style-name="ce15" table:formula="of:=LOOKUP([.AC5];[.$AZ$6:.$AZ$261];[.$BC$6:.$BC$261])" office:value-type="float" office:value="242" calcext:value-type="float">
            <text:p>242</text:p>
          </table:table-cell>
          <table:table-cell table:style-name="ce15" table:formula="of:=LOOKUP([.AD5];[.$AZ$6:.$AZ$261];[.$BC$6:.$BC$261])" office:value-type="float" office:value="240" calcext:value-type="float">
            <text:p>240</text:p>
          </table:table-cell>
          <table:table-cell table:style-name="ce15" table:formula="of:=LOOKUP([.AE5];[.$AZ$6:.$AZ$261];[.$BC$6:.$BC$261])" office:value-type="float" office:value="240" calcext:value-type="float">
            <text:p>240</text:p>
          </table:table-cell>
          <table:table-cell table:style-name="ce15" table:formula="of:=LOOKUP([.AF5];[.$AZ$6:.$AZ$261];[.$BC$6:.$BC$261])" office:value-type="float" office:value="239" calcext:value-type="float">
            <text:p>239</text:p>
          </table:table-cell>
          <table:table-cell table:style-name="ce15" table:formula="of:=LOOKUP([.AG5];[.$AZ$6:.$AZ$261];[.$BC$6:.$BC$261])" office:value-type="float" office:value="236" calcext:value-type="float">
            <text:p>236</text:p>
          </table:table-cell>
          <table:table-cell table:style-name="ce15" table:formula="of:=LOOKUP([.AH5];[.$AZ$6:.$AZ$261];[.$BC$6:.$BC$261])" office:value-type="float" office:value="235" calcext:value-type="float">
            <text:p>235</text:p>
          </table:table-cell>
          <table:table-cell table:style-name="ce15" table:formula="of:=LOOKUP([.AI5];[.$AZ$6:.$AZ$261];[.$BC$6:.$BC$261])" office:value-type="float" office:value="233" calcext:value-type="float">
            <text:p>233</text:p>
          </table:table-cell>
          <table:table-cell table:style-name="ce15" table:formula="of:=LOOKUP([.AJ5];[.$AZ$6:.$AZ$261];[.$BC$6:.$BC$261])" office:value-type="float" office:value="230" calcext:value-type="float">
            <text:p>230</text:p>
          </table:table-cell>
          <table:table-cell table:style-name="ce15" table:formula="of:=LOOKUP([.AK5];[.$AZ$6:.$AZ$261];[.$BC$6:.$BC$261])" office:value-type="float" office:value="229" calcext:value-type="float">
            <text:p>229</text:p>
          </table:table-cell>
          <table:table-cell table:style-name="ce15" table:formula="of:=LOOKUP([.AL5];[.$AZ$6:.$AZ$261];[.$BC$6:.$BC$261])" office:value-type="float" office:value="228" calcext:value-type="float">
            <text:p>228</text:p>
          </table:table-cell>
          <table:table-cell table:style-name="ce15" table:formula="of:=LOOKUP([.AM5];[.$AZ$6:.$AZ$261];[.$BC$6:.$BC$261])" office:value-type="float" office:value="230" calcext:value-type="float">
            <text:p>230</text:p>
          </table:table-cell>
          <table:table-cell table:style-name="ce15" table:formula="of:=LOOKUP([.AN5];[.$AZ$6:.$AZ$261];[.$BC$6:.$BC$261])" office:value-type="float" office:value="229" calcext:value-type="float">
            <text:p>229</text:p>
          </table:table-cell>
          <table:table-cell table:style-name="ce15" table:formula="of:=LOOKUP([.AO5];[.$AZ$6:.$AZ$261];[.$BC$6:.$BC$261])" office:value-type="float" office:value="223" calcext:value-type="float">
            <text:p>223</text:p>
          </table:table-cell>
          <table:table-cell table:style-name="ce15" table:formula="of:=LOOKUP([.AP5];[.$AZ$6:.$AZ$261];[.$BC$6:.$BC$261])" office:value-type="float" office:value="197" calcext:value-type="float">
            <text:p>197</text:p>
          </table:table-cell>
          <table:table-cell table:style-name="ce15" table:formula="of:=LOOKUP([.AQ5];[.$AZ$6:.$AZ$261];[.$BC$6:.$BC$261])" office:value-type="float" office:value="149" calcext:value-type="float">
            <text:p>149</text:p>
          </table:table-cell>
          <table:table-cell table:style-name="ce15" table:formula="of:=LOOKUP([.AR5];[.$AZ$6:.$AZ$261];[.$BC$6:.$BC$261])" office:value-type="float" office:value="141" calcext:value-type="float">
            <text:p>141</text:p>
          </table:table-cell>
          <table:table-cell table:style-name="ce15" table:formula="of:=LOOKUP([.AS5];[.$AZ$6:.$AZ$261];[.$BC$6:.$BC$261])" office:value-type="float" office:value="135" calcext:value-type="float">
            <text:p>135</text:p>
          </table:table-cell>
          <table:table-cell table:style-name="ce15" table:formula="of:=LOOKUP([.AT5];[.$AZ$6:.$AZ$261];[.$BC$6:.$BC$261])" office:value-type="float" office:value="134" calcext:value-type="float">
            <text:p>134</text:p>
          </table:table-cell>
          <table:table-cell table:style-name="ce15" table:formula="of:=LOOKUP([.AU5];[.$AZ$6:.$AZ$261];[.$BC$6:.$BC$261])" office:value-type="float" office:value="131" calcext:value-type="float">
            <text:p>131</text:p>
          </table:table-cell>
          <table:table-cell table:style-name="ce15" table:formula="of:=LOOKUP([.AV5];[.$AZ$6:.$AZ$261];[.$BC$6:.$BC$261])" office:value-type="float" office:value="129" calcext:value-type="float">
            <text:p>129</text:p>
          </table:table-cell>
          <table:table-cell table:style-name="ce15" table:formula="of:=LOOKUP([.AW5];[.$AZ$6:.$AZ$261];[.$BC$6:.$BC$261])" office:value-type="float" office:value="127" calcext:value-type="float">
            <text:p>127</text:p>
          </table:table-cell>
          <table:table-cell table:style-name="ce15" table:formula="of:=LOOKUP([.AX5];[.$AZ$6:.$AZ$261];[.$BC$6:.$BC$261])" office:value-type="float" office:value="123" calcext:value-type="float">
            <text:p>12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$A$1:.$AX$69];[.AZ77])" office:value-type="float" office:value="0" calcext:value-type="float">
            <text:p>0</text:p>
          </table:table-cell>
          <table:table-cell table:formula="of:=COUNTIF([.$A$73:.$AX$141];[.AZ77])" office:value-type="float" office:value="0" calcext:value-type="float">
            <text:p>0</text:p>
          </table:table-cell>
          <table:table-cell table:formula="of:=IF([.AZ77]&lt;[.$BA$1];0;IF([.AZ77]&gt;=[.$BC$1];255;ROUNDDOWN(([.AZ77]-[.$BA$1])/([.$BC$1]-[.$BA$1])*255)))" office:value-type="float" office:value="71" calcext:value-type="float">
            <text:p>71</text:p>
          </table:table-cell>
        </table:table-row>
        <table:table-row table:style-name="ro1">
          <table:table-cell table:style-name="ce15" table:formula="of:=LOOKUP([.A6];[.$AZ$6:.$AZ$261];[.$BC$6:.$BC$261])" office:value-type="float" office:value="243" calcext:value-type="float">
            <text:p>243</text:p>
          </table:table-cell>
          <table:table-cell table:style-name="ce15" table:formula="of:=LOOKUP([.B6];[.$AZ$6:.$AZ$261];[.$BC$6:.$BC$261])" office:value-type="float" office:value="230" calcext:value-type="float">
            <text:p>230</text:p>
          </table:table-cell>
          <table:table-cell table:style-name="ce15" table:formula="of:=LOOKUP([.C6];[.$AZ$6:.$AZ$261];[.$BC$6:.$BC$261])" office:value-type="float" office:value="215" calcext:value-type="float">
            <text:p>215</text:p>
          </table:table-cell>
          <table:table-cell table:style-name="ce15" table:formula="of:=LOOKUP([.D6];[.$AZ$6:.$AZ$261];[.$BC$6:.$BC$261])" office:value-type="float" office:value="180" calcext:value-type="float">
            <text:p>180</text:p>
          </table:table-cell>
          <table:table-cell table:style-name="ce15" table:formula="of:=LOOKUP([.E6];[.$AZ$6:.$AZ$261];[.$BC$6:.$BC$261])" office:value-type="float" office:value="156" calcext:value-type="float">
            <text:p>156</text:p>
          </table:table-cell>
          <table:table-cell table:style-name="ce15" table:formula="of:=LOOKUP([.F6];[.$AZ$6:.$AZ$261];[.$BC$6:.$BC$261])" office:value-type="float" office:value="156" calcext:value-type="float">
            <text:p>156</text:p>
          </table:table-cell>
          <table:table-cell table:style-name="ce15" table:formula="of:=LOOKUP([.G6];[.$AZ$6:.$AZ$261];[.$BC$6:.$BC$261])" office:value-type="float" office:value="164" calcext:value-type="float">
            <text:p>164</text:p>
          </table:table-cell>
          <table:table-cell table:style-name="ce15" table:formula="of:=LOOKUP([.H6];[.$AZ$6:.$AZ$261];[.$BC$6:.$BC$261])" office:value-type="float" office:value="177" calcext:value-type="float">
            <text:p>177</text:p>
          </table:table-cell>
          <table:table-cell table:style-name="ce15" table:formula="of:=LOOKUP([.I6];[.$AZ$6:.$AZ$261];[.$BC$6:.$BC$261])" office:value-type="float" office:value="222" calcext:value-type="float">
            <text:p>222</text:p>
          </table:table-cell>
          <table:table-cell table:style-name="ce15" table:formula="of:=LOOKUP([.J6];[.$AZ$6:.$AZ$261];[.$BC$6:.$BC$261])" office:value-type="float" office:value="253" calcext:value-type="float">
            <text:p>253</text:p>
          </table:table-cell>
          <table:table-cell table:style-name="ce15" table:formula="of:=LOOKUP([.K6];[.$AZ$6:.$AZ$261];[.$BC$6:.$BC$261])" office:value-type="float" office:value="233" calcext:value-type="float">
            <text:p>233</text:p>
          </table:table-cell>
          <table:table-cell table:style-name="ce15" table:formula="of:=LOOKUP([.L6];[.$AZ$6:.$AZ$261];[.$BC$6:.$BC$261])" office:value-type="float" office:value="153" calcext:value-type="float">
            <text:p>153</text:p>
          </table:table-cell>
          <table:table-cell table:style-name="ce15" table:formula="of:=LOOKUP([.M6];[.$AZ$6:.$AZ$261];[.$BC$6:.$BC$261])" office:value-type="float" office:value="137" calcext:value-type="float">
            <text:p>137</text:p>
          </table:table-cell>
          <table:table-cell table:style-name="ce15" table:formula="of:=LOOKUP([.N6];[.$AZ$6:.$AZ$261];[.$BC$6:.$BC$261])" office:value-type="float" office:value="159" calcext:value-type="float">
            <text:p>159</text:p>
          </table:table-cell>
          <table:table-cell table:style-name="ce15" table:formula="of:=LOOKUP([.O6];[.$AZ$6:.$AZ$261];[.$BC$6:.$BC$261])" office:value-type="float" office:value="180" calcext:value-type="float">
            <text:p>180</text:p>
          </table:table-cell>
          <table:table-cell table:style-name="ce15" table:formula="of:=LOOKUP([.P6];[.$AZ$6:.$AZ$261];[.$BC$6:.$BC$261])" office:value-type="float" office:value="189" calcext:value-type="float">
            <text:p>189</text:p>
          </table:table-cell>
          <table:table-cell table:style-name="ce15" table:formula="of:=LOOKUP([.Q6];[.$AZ$6:.$AZ$261];[.$BC$6:.$BC$261])" office:value-type="float" office:value="183" calcext:value-type="float">
            <text:p>183</text:p>
          </table:table-cell>
          <table:table-cell table:style-name="ce15" table:formula="of:=LOOKUP([.R6];[.$AZ$6:.$AZ$261];[.$BC$6:.$BC$261])" office:value-type="float" office:value="192" calcext:value-type="float">
            <text:p>192</text:p>
          </table:table-cell>
          <table:table-cell table:style-name="ce15" table:formula="of:=LOOKUP([.S6];[.$AZ$6:.$AZ$261];[.$BC$6:.$BC$261])" office:value-type="float" office:value="227" calcext:value-type="float">
            <text:p>227</text:p>
          </table:table-cell>
          <table:table-cell table:style-name="ce15" table:formula="of:=LOOKUP([.T6];[.$AZ$6:.$AZ$261];[.$BC$6:.$BC$261])" office:value-type="float" office:value="245" calcext:value-type="float">
            <text:p>245</text:p>
          </table:table-cell>
          <table:table-cell table:style-name="ce15" table:formula="of:=LOOKUP([.U6];[.$AZ$6:.$AZ$261];[.$BC$6:.$BC$261])" office:value-type="float" office:value="249" calcext:value-type="float">
            <text:p>249</text:p>
          </table:table-cell>
          <table:table-cell table:style-name="ce15" table:formula="of:=LOOKUP([.V6];[.$AZ$6:.$AZ$261];[.$BC$6:.$BC$261])" office:value-type="float" office:value="250" calcext:value-type="float">
            <text:p>250</text:p>
          </table:table-cell>
          <table:table-cell table:style-name="ce15" table:formula="of:=LOOKUP([.W6];[.$AZ$6:.$AZ$261];[.$BC$6:.$BC$261])" office:value-type="float" office:value="249" calcext:value-type="float">
            <text:p>249</text:p>
          </table:table-cell>
          <table:table-cell table:style-name="ce15" table:formula="of:=LOOKUP([.X6];[.$AZ$6:.$AZ$261];[.$BC$6:.$BC$261])" office:value-type="float" office:value="248" calcext:value-type="float">
            <text:p>248</text:p>
          </table:table-cell>
          <table:table-cell table:style-name="ce15" table:formula="of:=LOOKUP([.Y6];[.$AZ$6:.$AZ$261];[.$BC$6:.$BC$261])" office:value-type="float" office:value="245" calcext:value-type="float">
            <text:p>245</text:p>
          </table:table-cell>
          <table:table-cell table:style-name="ce15" table:formula="of:=LOOKUP([.Z6];[.$AZ$6:.$AZ$261];[.$BC$6:.$BC$261])" office:value-type="float" office:value="244" calcext:value-type="float">
            <text:p>244</text:p>
          </table:table-cell>
          <table:table-cell table:style-name="ce15" table:formula="of:=LOOKUP([.AA6];[.$AZ$6:.$AZ$261];[.$BC$6:.$BC$261])" office:value-type="float" office:value="243" calcext:value-type="float">
            <text:p>243</text:p>
          </table:table-cell>
          <table:table-cell table:style-name="ce15" table:formula="of:=LOOKUP([.AB6];[.$AZ$6:.$AZ$261];[.$BC$6:.$BC$261])" office:value-type="float" office:value="242" calcext:value-type="float">
            <text:p>242</text:p>
          </table:table-cell>
          <table:table-cell table:style-name="ce15" table:formula="of:=LOOKUP([.AC6];[.$AZ$6:.$AZ$261];[.$BC$6:.$BC$261])" office:value-type="float" office:value="239" calcext:value-type="float">
            <text:p>239</text:p>
          </table:table-cell>
          <table:table-cell table:style-name="ce15" table:formula="of:=LOOKUP([.AD6];[.$AZ$6:.$AZ$261];[.$BC$6:.$BC$261])" office:value-type="float" office:value="238" calcext:value-type="float">
            <text:p>238</text:p>
          </table:table-cell>
          <table:table-cell table:style-name="ce15" table:formula="of:=LOOKUP([.AE6];[.$AZ$6:.$AZ$261];[.$BC$6:.$BC$261])" office:value-type="float" office:value="236" calcext:value-type="float">
            <text:p>236</text:p>
          </table:table-cell>
          <table:table-cell table:style-name="ce15" table:formula="of:=LOOKUP([.AF6];[.$AZ$6:.$AZ$261];[.$BC$6:.$BC$261])" office:value-type="float" office:value="237" calcext:value-type="float">
            <text:p>237</text:p>
          </table:table-cell>
          <table:table-cell table:style-name="ce15" table:formula="of:=LOOKUP([.AG6];[.$AZ$6:.$AZ$261];[.$BC$6:.$BC$261])" office:value-type="float" office:value="234" calcext:value-type="float">
            <text:p>234</text:p>
          </table:table-cell>
          <table:table-cell table:style-name="ce15" table:formula="of:=LOOKUP([.AH6];[.$AZ$6:.$AZ$261];[.$BC$6:.$BC$261])" office:value-type="float" office:value="233" calcext:value-type="float">
            <text:p>233</text:p>
          </table:table-cell>
          <table:table-cell table:style-name="ce15" table:formula="of:=LOOKUP([.AI6];[.$AZ$6:.$AZ$261];[.$BC$6:.$BC$261])" office:value-type="float" office:value="230" calcext:value-type="float">
            <text:p>230</text:p>
          </table:table-cell>
          <table:table-cell table:style-name="ce15" table:formula="of:=LOOKUP([.AJ6];[.$AZ$6:.$AZ$261];[.$BC$6:.$BC$261])" office:value-type="float" office:value="229" calcext:value-type="float">
            <text:p>229</text:p>
          </table:table-cell>
          <table:table-cell table:style-name="ce15" table:formula="of:=LOOKUP([.AK6];[.$AZ$6:.$AZ$261];[.$BC$6:.$BC$261])" office:value-type="float" office:value="229" calcext:value-type="float">
            <text:p>229</text:p>
          </table:table-cell>
          <table:table-cell table:style-name="ce15" table:formula="of:=LOOKUP([.AL6];[.$AZ$6:.$AZ$261];[.$BC$6:.$BC$261])" office:value-type="float" office:value="228" calcext:value-type="float">
            <text:p>228</text:p>
          </table:table-cell>
          <table:table-cell table:style-name="ce15" table:formula="of:=LOOKUP([.AM6];[.$AZ$6:.$AZ$261];[.$BC$6:.$BC$261])" office:value-type="float" office:value="233" calcext:value-type="float">
            <text:p>233</text:p>
          </table:table-cell>
          <table:table-cell table:style-name="ce15" table:formula="of:=LOOKUP([.AN6];[.$AZ$6:.$AZ$261];[.$BC$6:.$BC$261])" office:value-type="float" office:value="230" calcext:value-type="float">
            <text:p>230</text:p>
          </table:table-cell>
          <table:table-cell table:style-name="ce15" table:formula="of:=LOOKUP([.AO6];[.$AZ$6:.$AZ$261];[.$BC$6:.$BC$261])" office:value-type="float" office:value="213" calcext:value-type="float">
            <text:p>213</text:p>
          </table:table-cell>
          <table:table-cell table:style-name="ce15" table:formula="of:=LOOKUP([.AP6];[.$AZ$6:.$AZ$261];[.$BC$6:.$BC$261])" office:value-type="float" office:value="161" calcext:value-type="float">
            <text:p>161</text:p>
          </table:table-cell>
          <table:table-cell table:style-name="ce15" table:formula="of:=LOOKUP([.AQ6];[.$AZ$6:.$AZ$261];[.$BC$6:.$BC$261])" office:value-type="float" office:value="143" calcext:value-type="float">
            <text:p>143</text:p>
          </table:table-cell>
          <table:table-cell table:style-name="ce15" table:formula="of:=LOOKUP([.AR6];[.$AZ$6:.$AZ$261];[.$BC$6:.$BC$261])" office:value-type="float" office:value="137" calcext:value-type="float">
            <text:p>137</text:p>
          </table:table-cell>
          <table:table-cell table:style-name="ce15" table:formula="of:=LOOKUP([.AS6];[.$AZ$6:.$AZ$261];[.$BC$6:.$BC$261])" office:value-type="float" office:value="128" calcext:value-type="float">
            <text:p>128</text:p>
          </table:table-cell>
          <table:table-cell table:style-name="ce15" table:formula="of:=LOOKUP([.AT6];[.$AZ$6:.$AZ$261];[.$BC$6:.$BC$261])" office:value-type="float" office:value="124" calcext:value-type="float">
            <text:p>124</text:p>
          </table:table-cell>
          <table:table-cell table:style-name="ce15" table:formula="of:=LOOKUP([.AU6];[.$AZ$6:.$AZ$261];[.$BC$6:.$BC$261])" office:value-type="float" office:value="127" calcext:value-type="float">
            <text:p>127</text:p>
          </table:table-cell>
          <table:table-cell table:style-name="ce15" table:formula="of:=LOOKUP([.AV6];[.$AZ$6:.$AZ$261];[.$BC$6:.$BC$261])" office:value-type="float" office:value="127" calcext:value-type="float">
            <text:p>127</text:p>
          </table:table-cell>
          <table:table-cell table:style-name="ce15" table:formula="of:=LOOKUP([.AW6];[.$AZ$6:.$AZ$261];[.$BC$6:.$BC$261])" office:value-type="float" office:value="124" calcext:value-type="float">
            <text:p>124</text:p>
          </table:table-cell>
          <table:table-cell table:style-name="ce15" table:formula="of:=LOOKUP([.AX6];[.$AZ$6:.$AZ$261];[.$BC$6:.$BC$261])" office:value-type="float" office:value="124" calcext:value-type="float">
            <text:p>12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$A$1:.$AX$69];[.AZ78])" office:value-type="float" office:value="2" calcext:value-type="float">
            <text:p>2</text:p>
          </table:table-cell>
          <table:table-cell table:formula="of:=COUNTIF([.$A$73:.$AX$141];[.AZ78])" office:value-type="float" office:value="2" calcext:value-type="float">
            <text:p>2</text:p>
          </table:table-cell>
          <table:table-cell table:formula="of:=IF([.AZ78]&lt;[.$BA$1];0;IF([.AZ78]&gt;=[.$BC$1];255;ROUNDDOWN(([.AZ78]-[.$BA$1])/([.$BC$1]-[.$BA$1])*255)))" office:value-type="float" office:value="72" calcext:value-type="float">
            <text:p>72</text:p>
          </table:table-cell>
        </table:table-row>
        <table:table-row table:style-name="ro1">
          <table:table-cell table:style-name="ce15" table:formula="of:=LOOKUP([.A7];[.$AZ$6:.$AZ$261];[.$BC$6:.$BC$261])" office:value-type="float" office:value="240" calcext:value-type="float">
            <text:p>240</text:p>
          </table:table-cell>
          <table:table-cell table:style-name="ce15" table:formula="of:=LOOKUP([.B7];[.$AZ$6:.$AZ$261];[.$BC$6:.$BC$261])" office:value-type="float" office:value="235" calcext:value-type="float">
            <text:p>235</text:p>
          </table:table-cell>
          <table:table-cell table:style-name="ce15" table:formula="of:=LOOKUP([.C7];[.$AZ$6:.$AZ$261];[.$BC$6:.$BC$261])" office:value-type="float" office:value="217" calcext:value-type="float">
            <text:p>217</text:p>
          </table:table-cell>
          <table:table-cell table:style-name="ce15" table:formula="of:=LOOKUP([.D7];[.$AZ$6:.$AZ$261];[.$BC$6:.$BC$261])" office:value-type="float" office:value="206" calcext:value-type="float">
            <text:p>206</text:p>
          </table:table-cell>
          <table:table-cell table:style-name="ce15" table:formula="of:=LOOKUP([.E7];[.$AZ$6:.$AZ$261];[.$BC$6:.$BC$261])" office:value-type="float" office:value="159" calcext:value-type="float">
            <text:p>159</text:p>
          </table:table-cell>
          <table:table-cell table:style-name="ce15" table:formula="of:=LOOKUP([.F7];[.$AZ$6:.$AZ$261];[.$BC$6:.$BC$261])" office:value-type="float" office:value="155" calcext:value-type="float">
            <text:p>155</text:p>
          </table:table-cell>
          <table:table-cell table:style-name="ce15" table:formula="of:=LOOKUP([.G7];[.$AZ$6:.$AZ$261];[.$BC$6:.$BC$261])" office:value-type="float" office:value="159" calcext:value-type="float">
            <text:p>159</text:p>
          </table:table-cell>
          <table:table-cell table:style-name="ce15" table:formula="of:=LOOKUP([.H7];[.$AZ$6:.$AZ$261];[.$BC$6:.$BC$261])" office:value-type="float" office:value="168" calcext:value-type="float">
            <text:p>168</text:p>
          </table:table-cell>
          <table:table-cell table:style-name="ce15" table:formula="of:=LOOKUP([.I7];[.$AZ$6:.$AZ$261];[.$BC$6:.$BC$261])" office:value-type="float" office:value="198" calcext:value-type="float">
            <text:p>198</text:p>
          </table:table-cell>
          <table:table-cell table:style-name="ce15" table:formula="of:=LOOKUP([.J7];[.$AZ$6:.$AZ$261];[.$BC$6:.$BC$261])" office:value-type="float" office:value="252" calcext:value-type="float">
            <text:p>252</text:p>
          </table:table-cell>
          <table:table-cell table:style-name="ce15" table:formula="of:=LOOKUP([.K7];[.$AZ$6:.$AZ$261];[.$BC$6:.$BC$261])" office:value-type="float" office:value="243" calcext:value-type="float">
            <text:p>243</text:p>
          </table:table-cell>
          <table:table-cell table:style-name="ce15" table:formula="of:=LOOKUP([.L7];[.$AZ$6:.$AZ$261];[.$BC$6:.$BC$261])" office:value-type="float" office:value="186" calcext:value-type="float">
            <text:p>186</text:p>
          </table:table-cell>
          <table:table-cell table:style-name="ce15" table:formula="of:=LOOKUP([.M7];[.$AZ$6:.$AZ$261];[.$BC$6:.$BC$261])" office:value-type="float" office:value="169" calcext:value-type="float">
            <text:p>169</text:p>
          </table:table-cell>
          <table:table-cell table:style-name="ce15" table:formula="of:=LOOKUP([.N7];[.$AZ$6:.$AZ$261];[.$BC$6:.$BC$261])" office:value-type="float" office:value="178" calcext:value-type="float">
            <text:p>178</text:p>
          </table:table-cell>
          <table:table-cell table:style-name="ce15" table:formula="of:=LOOKUP([.O7];[.$AZ$6:.$AZ$261];[.$BC$6:.$BC$261])" office:value-type="float" office:value="163" calcext:value-type="float">
            <text:p>163</text:p>
          </table:table-cell>
          <table:table-cell table:style-name="ce15" table:formula="of:=LOOKUP([.P7];[.$AZ$6:.$AZ$261];[.$BC$6:.$BC$261])" office:value-type="float" office:value="153" calcext:value-type="float">
            <text:p>153</text:p>
          </table:table-cell>
          <table:table-cell table:style-name="ce15" table:formula="of:=LOOKUP([.Q7];[.$AZ$6:.$AZ$261];[.$BC$6:.$BC$261])" office:value-type="float" office:value="167" calcext:value-type="float">
            <text:p>167</text:p>
          </table:table-cell>
          <table:table-cell table:style-name="ce15" table:formula="of:=LOOKUP([.R7];[.$AZ$6:.$AZ$261];[.$BC$6:.$BC$261])" office:value-type="float" office:value="203" calcext:value-type="float">
            <text:p>203</text:p>
          </table:table-cell>
          <table:table-cell table:style-name="ce15" table:formula="of:=LOOKUP([.S7];[.$AZ$6:.$AZ$261];[.$BC$6:.$BC$261])" office:value-type="float" office:value="231" calcext:value-type="float">
            <text:p>231</text:p>
          </table:table-cell>
          <table:table-cell table:style-name="ce15" table:formula="of:=LOOKUP([.T7];[.$AZ$6:.$AZ$261];[.$BC$6:.$BC$261])" office:value-type="float" office:value="245" calcext:value-type="float">
            <text:p>245</text:p>
          </table:table-cell>
          <table:table-cell table:style-name="ce15" table:formula="of:=LOOKUP([.U7];[.$AZ$6:.$AZ$261];[.$BC$6:.$BC$261])" office:value-type="float" office:value="250" calcext:value-type="float">
            <text:p>250</text:p>
          </table:table-cell>
          <table:table-cell table:style-name="ce15" table:formula="of:=LOOKUP([.V7];[.$AZ$6:.$AZ$261];[.$BC$6:.$BC$261])" office:value-type="float" office:value="249" calcext:value-type="float">
            <text:p>249</text:p>
          </table:table-cell>
          <table:table-cell table:style-name="ce15" table:formula="of:=LOOKUP([.W7];[.$AZ$6:.$AZ$261];[.$BC$6:.$BC$261])" office:value-type="float" office:value="247" calcext:value-type="float">
            <text:p>247</text:p>
          </table:table-cell>
          <table:table-cell table:style-name="ce15" table:formula="of:=LOOKUP([.X7];[.$AZ$6:.$AZ$261];[.$BC$6:.$BC$261])" office:value-type="float" office:value="246" calcext:value-type="float">
            <text:p>246</text:p>
          </table:table-cell>
          <table:table-cell table:style-name="ce15" table:formula="of:=LOOKUP([.Y7];[.$AZ$6:.$AZ$261];[.$BC$6:.$BC$261])" office:value-type="float" office:value="244" calcext:value-type="float">
            <text:p>244</text:p>
          </table:table-cell>
          <table:table-cell table:style-name="ce15" table:formula="of:=LOOKUP([.Z7];[.$AZ$6:.$AZ$261];[.$BC$6:.$BC$261])" office:value-type="float" office:value="243" calcext:value-type="float">
            <text:p>243</text:p>
          </table:table-cell>
          <table:table-cell table:style-name="ce15" table:formula="of:=LOOKUP([.AA7];[.$AZ$6:.$AZ$261];[.$BC$6:.$BC$261])" office:value-type="float" office:value="240" calcext:value-type="float">
            <text:p>240</text:p>
          </table:table-cell>
          <table:table-cell table:style-name="ce15" table:formula="of:=LOOKUP([.AB7];[.$AZ$6:.$AZ$261];[.$BC$6:.$BC$261])" office:value-type="float" office:value="241" calcext:value-type="float">
            <text:p>241</text:p>
          </table:table-cell>
          <table:table-cell table:style-name="ce15" table:formula="of:=LOOKUP([.AC7];[.$AZ$6:.$AZ$261];[.$BC$6:.$BC$261])" office:value-type="float" office:value="236" calcext:value-type="float">
            <text:p>236</text:p>
          </table:table-cell>
          <table:table-cell table:style-name="ce15" table:formula="of:=LOOKUP([.AD7];[.$AZ$6:.$AZ$261];[.$BC$6:.$BC$261])" office:value-type="float" office:value="234" calcext:value-type="float">
            <text:p>234</text:p>
          </table:table-cell>
          <table:table-cell table:style-name="ce15" table:formula="of:=LOOKUP([.AE7];[.$AZ$6:.$AZ$261];[.$BC$6:.$BC$261])" office:value-type="float" office:value="234" calcext:value-type="float">
            <text:p>234</text:p>
          </table:table-cell>
          <table:table-cell table:style-name="ce15" table:formula="of:=LOOKUP([.AF7];[.$AZ$6:.$AZ$261];[.$BC$6:.$BC$261])" office:value-type="float" office:value="233" calcext:value-type="float">
            <text:p>233</text:p>
          </table:table-cell>
          <table:table-cell table:style-name="ce15" table:formula="of:=LOOKUP([.AG7];[.$AZ$6:.$AZ$261];[.$BC$6:.$BC$261])" office:value-type="float" office:value="231" calcext:value-type="float">
            <text:p>231</text:p>
          </table:table-cell>
          <table:table-cell table:style-name="ce15" table:formula="of:=LOOKUP([.AH7];[.$AZ$6:.$AZ$261];[.$BC$6:.$BC$261])" office:value-type="float" office:value="230" calcext:value-type="float">
            <text:p>230</text:p>
          </table:table-cell>
          <table:table-cell table:style-name="ce15" table:formula="of:=LOOKUP([.AI7];[.$AZ$6:.$AZ$261];[.$BC$6:.$BC$261])" office:value-type="float" office:value="229" calcext:value-type="float">
            <text:p>229</text:p>
          </table:table-cell>
          <table:table-cell table:style-name="ce15" table:formula="of:=LOOKUP([.AJ7];[.$AZ$6:.$AZ$261];[.$BC$6:.$BC$261])" office:value-type="float" office:value="228" calcext:value-type="float">
            <text:p>228</text:p>
          </table:table-cell>
          <table:table-cell table:style-name="ce15" table:formula="of:=LOOKUP([.AK7];[.$AZ$6:.$AZ$261];[.$BC$6:.$BC$261])" office:value-type="float" office:value="232" calcext:value-type="float">
            <text:p>232</text:p>
          </table:table-cell>
          <table:table-cell table:style-name="ce15" table:formula="of:=LOOKUP([.AL7];[.$AZ$6:.$AZ$261];[.$BC$6:.$BC$261])" office:value-type="float" office:value="229" calcext:value-type="float">
            <text:p>229</text:p>
          </table:table-cell>
          <table:table-cell table:style-name="ce15" table:formula="of:=LOOKUP([.AM7];[.$AZ$6:.$AZ$261];[.$BC$6:.$BC$261])" office:value-type="float" office:value="227" calcext:value-type="float">
            <text:p>227</text:p>
          </table:table-cell>
          <table:table-cell table:style-name="ce15" table:formula="of:=LOOKUP([.AN7];[.$AZ$6:.$AZ$261];[.$BC$6:.$BC$261])" office:value-type="float" office:value="218" calcext:value-type="float">
            <text:p>218</text:p>
          </table:table-cell>
          <table:table-cell table:style-name="ce15" table:formula="of:=LOOKUP([.AO7];[.$AZ$6:.$AZ$261];[.$BC$6:.$BC$261])" office:value-type="float" office:value="183" calcext:value-type="float">
            <text:p>183</text:p>
          </table:table-cell>
          <table:table-cell table:style-name="ce15" table:formula="of:=LOOKUP([.AP7];[.$AZ$6:.$AZ$261];[.$BC$6:.$BC$261])" office:value-type="float" office:value="141" calcext:value-type="float">
            <text:p>141</text:p>
          </table:table-cell>
          <table:table-cell table:style-name="ce15" table:formula="of:=LOOKUP([.AQ7];[.$AZ$6:.$AZ$261];[.$BC$6:.$BC$261])" office:value-type="float" office:value="138" calcext:value-type="float">
            <text:p>138</text:p>
          </table:table-cell>
          <table:table-cell table:style-name="ce15" table:formula="of:=LOOKUP([.AR7];[.$AZ$6:.$AZ$261];[.$BC$6:.$BC$261])" office:value-type="float" office:value="133" calcext:value-type="float">
            <text:p>133</text:p>
          </table:table-cell>
          <table:table-cell table:style-name="ce15" table:formula="of:=LOOKUP([.AS7];[.$AZ$6:.$AZ$261];[.$BC$6:.$BC$261])" office:value-type="float" office:value="129" calcext:value-type="float">
            <text:p>129</text:p>
          </table:table-cell>
          <table:table-cell table:style-name="ce15" table:formula="of:=LOOKUP([.AT7];[.$AZ$6:.$AZ$261];[.$BC$6:.$BC$261])" office:value-type="float" office:value="125" calcext:value-type="float">
            <text:p>125</text:p>
          </table:table-cell>
          <table:table-cell table:style-name="ce15" table:formula="of:=LOOKUP([.AU7];[.$AZ$6:.$AZ$261];[.$BC$6:.$BC$261])" office:value-type="float" office:value="126" calcext:value-type="float">
            <text:p>126</text:p>
          </table:table-cell>
          <table:table-cell table:style-name="ce15" table:formula="of:=LOOKUP([.AV7];[.$AZ$6:.$AZ$261];[.$BC$6:.$BC$261])" office:value-type="float" office:value="125" calcext:value-type="float">
            <text:p>125</text:p>
          </table:table-cell>
          <table:table-cell table:style-name="ce15" table:formula="of:=LOOKUP([.AW7];[.$AZ$6:.$AZ$261];[.$BC$6:.$BC$261])" office:value-type="float" office:value="124" calcext:value-type="float">
            <text:p>124</text:p>
          </table:table-cell>
          <table:table-cell table:style-name="ce15" table:formula="of:=LOOKUP([.AX7];[.$AZ$6:.$AZ$261];[.$BC$6:.$BC$261])" office:value-type="float" office:value="127" calcext:value-type="float">
            <text:p>127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$A$1:.$AX$69];[.AZ79])" office:value-type="float" office:value="1" calcext:value-type="float">
            <text:p>1</text:p>
          </table:table-cell>
          <table:table-cell table:formula="of:=COUNTIF([.$A$73:.$AX$141];[.AZ79])" office:value-type="float" office:value="1" calcext:value-type="float">
            <text:p>1</text:p>
          </table:table-cell>
          <table:table-cell table:formula="of:=IF([.AZ79]&lt;[.$BA$1];0;IF([.AZ79]&gt;=[.$BC$1];255;ROUNDDOWN(([.AZ79]-[.$BA$1])/([.$BC$1]-[.$BA$1])*255)))" office:value-type="float" office:value="73" calcext:value-type="float">
            <text:p>73</text:p>
          </table:table-cell>
        </table:table-row>
        <table:table-row table:style-name="ro1">
          <table:table-cell table:style-name="ce15" table:formula="of:=LOOKUP([.A8];[.$AZ$6:.$AZ$261];[.$BC$6:.$BC$261])" office:value-type="float" office:value="208" calcext:value-type="float">
            <text:p>208</text:p>
          </table:table-cell>
          <table:table-cell table:style-name="ce15" table:formula="of:=LOOKUP([.B8];[.$AZ$6:.$AZ$261];[.$BC$6:.$BC$261])" office:value-type="float" office:value="240" calcext:value-type="float">
            <text:p>240</text:p>
          </table:table-cell>
          <table:table-cell table:style-name="ce15" table:formula="of:=LOOKUP([.C8];[.$AZ$6:.$AZ$261];[.$BC$6:.$BC$261])" office:value-type="float" office:value="220" calcext:value-type="float">
            <text:p>220</text:p>
          </table:table-cell>
          <table:table-cell table:style-name="ce15" table:formula="of:=LOOKUP([.D8];[.$AZ$6:.$AZ$261];[.$BC$6:.$BC$261])" office:value-type="float" office:value="216" calcext:value-type="float">
            <text:p>216</text:p>
          </table:table-cell>
          <table:table-cell table:style-name="ce15" table:formula="of:=LOOKUP([.E8];[.$AZ$6:.$AZ$261];[.$BC$6:.$BC$261])" office:value-type="float" office:value="185" calcext:value-type="float">
            <text:p>185</text:p>
          </table:table-cell>
          <table:table-cell table:style-name="ce15" table:formula="of:=LOOKUP([.F8];[.$AZ$6:.$AZ$261];[.$BC$6:.$BC$261])" office:value-type="float" office:value="155" calcext:value-type="float">
            <text:p>155</text:p>
          </table:table-cell>
          <table:table-cell table:style-name="ce15" table:formula="of:=LOOKUP([.G8];[.$AZ$6:.$AZ$261];[.$BC$6:.$BC$261])" office:value-type="float" office:value="156" calcext:value-type="float">
            <text:p>156</text:p>
          </table:table-cell>
          <table:table-cell table:style-name="ce15" table:formula="of:=LOOKUP([.H8];[.$AZ$6:.$AZ$261];[.$BC$6:.$BC$261])" office:value-type="float" office:value="162" calcext:value-type="float">
            <text:p>162</text:p>
          </table:table-cell>
          <table:table-cell table:style-name="ce15" table:formula="of:=LOOKUP([.I8];[.$AZ$6:.$AZ$261];[.$BC$6:.$BC$261])" office:value-type="float" office:value="177" calcext:value-type="float">
            <text:p>177</text:p>
          </table:table-cell>
          <table:table-cell table:style-name="ce15" table:formula="of:=LOOKUP([.J8];[.$AZ$6:.$AZ$261];[.$BC$6:.$BC$261])" office:value-type="float" office:value="246" calcext:value-type="float">
            <text:p>246</text:p>
          </table:table-cell>
          <table:table-cell table:style-name="ce15" table:formula="of:=LOOKUP([.K8];[.$AZ$6:.$AZ$261];[.$BC$6:.$BC$261])" office:value-type="float" office:value="250" calcext:value-type="float">
            <text:p>250</text:p>
          </table:table-cell>
          <table:table-cell table:style-name="ce15" table:formula="of:=LOOKUP([.L8];[.$AZ$6:.$AZ$261];[.$BC$6:.$BC$261])" office:value-type="float" office:value="216" calcext:value-type="float">
            <text:p>216</text:p>
          </table:table-cell>
          <table:table-cell table:style-name="ce15" table:formula="of:=LOOKUP([.M8];[.$AZ$6:.$AZ$261];[.$BC$6:.$BC$261])" office:value-type="float" office:value="161" calcext:value-type="float">
            <text:p>161</text:p>
          </table:table-cell>
          <table:table-cell table:style-name="ce15" table:formula="of:=LOOKUP([.N8];[.$AZ$6:.$AZ$261];[.$BC$6:.$BC$261])" office:value-type="float" office:value="142" calcext:value-type="float">
            <text:p>142</text:p>
          </table:table-cell>
          <table:table-cell table:style-name="ce15" table:formula="of:=LOOKUP([.O8];[.$AZ$6:.$AZ$261];[.$BC$6:.$BC$261])" office:value-type="float" office:value="144" calcext:value-type="float">
            <text:p>144</text:p>
          </table:table-cell>
          <table:table-cell table:style-name="ce15" table:formula="of:=LOOKUP([.P8];[.$AZ$6:.$AZ$261];[.$BC$6:.$BC$261])" office:value-type="float" office:value="156" calcext:value-type="float">
            <text:p>156</text:p>
          </table:table-cell>
          <table:table-cell table:style-name="ce15" table:formula="of:=LOOKUP([.Q8];[.$AZ$6:.$AZ$261];[.$BC$6:.$BC$261])" office:value-type="float" office:value="174" calcext:value-type="float">
            <text:p>174</text:p>
          </table:table-cell>
          <table:table-cell table:style-name="ce15" table:formula="of:=LOOKUP([.R8];[.$AZ$6:.$AZ$261];[.$BC$6:.$BC$261])" office:value-type="float" office:value="202" calcext:value-type="float">
            <text:p>202</text:p>
          </table:table-cell>
          <table:table-cell table:style-name="ce15" table:formula="of:=LOOKUP([.S8];[.$AZ$6:.$AZ$261];[.$BC$6:.$BC$261])" office:value-type="float" office:value="228" calcext:value-type="float">
            <text:p>228</text:p>
          </table:table-cell>
          <table:table-cell table:style-name="ce15" table:formula="of:=LOOKUP([.T8];[.$AZ$6:.$AZ$261];[.$BC$6:.$BC$261])" office:value-type="float" office:value="242" calcext:value-type="float">
            <text:p>242</text:p>
          </table:table-cell>
          <table:table-cell table:style-name="ce15" table:formula="of:=LOOKUP([.U8];[.$AZ$6:.$AZ$261];[.$BC$6:.$BC$261])" office:value-type="float" office:value="247" calcext:value-type="float">
            <text:p>247</text:p>
          </table:table-cell>
          <table:table-cell table:style-name="ce15" table:formula="of:=LOOKUP([.V8];[.$AZ$6:.$AZ$261];[.$BC$6:.$BC$261])" office:value-type="float" office:value="245" calcext:value-type="float">
            <text:p>245</text:p>
          </table:table-cell>
          <table:table-cell table:style-name="ce15" table:formula="of:=LOOKUP([.W8];[.$AZ$6:.$AZ$261];[.$BC$6:.$BC$261])" office:value-type="float" office:value="243" calcext:value-type="float">
            <text:p>243</text:p>
          </table:table-cell>
          <table:table-cell table:style-name="ce15" table:formula="of:=LOOKUP([.X8];[.$AZ$6:.$AZ$261];[.$BC$6:.$BC$261])" office:value-type="float" office:value="241" calcext:value-type="float">
            <text:p>241</text:p>
          </table:table-cell>
          <table:table-cell table:style-name="ce15" table:formula="of:=LOOKUP([.Y8];[.$AZ$6:.$AZ$261];[.$BC$6:.$BC$261])" office:value-type="float" office:value="240" calcext:value-type="float">
            <text:p>240</text:p>
          </table:table-cell>
          <table:table-cell table:style-name="ce15" table:formula="of:=LOOKUP([.Z8];[.$AZ$6:.$AZ$261];[.$BC$6:.$BC$261])" office:value-type="float" office:value="240" calcext:value-type="float">
            <text:p>240</text:p>
          </table:table-cell>
          <table:table-cell table:style-name="ce15" table:formula="of:=LOOKUP([.AA8];[.$AZ$6:.$AZ$261];[.$BC$6:.$BC$261])" office:value-type="float" office:value="238" calcext:value-type="float">
            <text:p>238</text:p>
          </table:table-cell>
          <table:table-cell table:style-name="ce15" table:formula="of:=LOOKUP([.AB8];[.$AZ$6:.$AZ$261];[.$BC$6:.$BC$261])" office:value-type="float" office:value="238" calcext:value-type="float">
            <text:p>238</text:p>
          </table:table-cell>
          <table:table-cell table:style-name="ce15" table:formula="of:=LOOKUP([.AC8];[.$AZ$6:.$AZ$261];[.$BC$6:.$BC$261])" office:value-type="float" office:value="231" calcext:value-type="float">
            <text:p>231</text:p>
          </table:table-cell>
          <table:table-cell table:style-name="ce15" table:formula="of:=LOOKUP([.AD8];[.$AZ$6:.$AZ$261];[.$BC$6:.$BC$261])" office:value-type="float" office:value="232" calcext:value-type="float">
            <text:p>232</text:p>
          </table:table-cell>
          <table:table-cell table:style-name="ce15" table:formula="of:=LOOKUP([.AE8];[.$AZ$6:.$AZ$261];[.$BC$6:.$BC$261])" office:value-type="float" office:value="232" calcext:value-type="float">
            <text:p>232</text:p>
          </table:table-cell>
          <table:table-cell table:style-name="ce15" table:formula="of:=LOOKUP([.AF8];[.$AZ$6:.$AZ$261];[.$BC$6:.$BC$261])" office:value-type="float" office:value="231" calcext:value-type="float">
            <text:p>231</text:p>
          </table:table-cell>
          <table:table-cell table:style-name="ce15" table:formula="of:=LOOKUP([.AG8];[.$AZ$6:.$AZ$261];[.$BC$6:.$BC$261])" office:value-type="float" office:value="226" calcext:value-type="float">
            <text:p>226</text:p>
          </table:table-cell>
          <table:table-cell table:style-name="ce15" table:formula="of:=LOOKUP([.AH8];[.$AZ$6:.$AZ$261];[.$BC$6:.$BC$261])" office:value-type="float" office:value="229" calcext:value-type="float">
            <text:p>229</text:p>
          </table:table-cell>
          <table:table-cell table:style-name="ce15" table:formula="of:=LOOKUP([.AI8];[.$AZ$6:.$AZ$261];[.$BC$6:.$BC$261])" office:value-type="float" office:value="229" calcext:value-type="float">
            <text:p>229</text:p>
          </table:table-cell>
          <table:table-cell table:style-name="ce15" table:formula="of:=LOOKUP([.AJ8];[.$AZ$6:.$AZ$261];[.$BC$6:.$BC$261])" office:value-type="float" office:value="232" calcext:value-type="float">
            <text:p>232</text:p>
          </table:table-cell>
          <table:table-cell table:style-name="ce15" table:formula="of:=LOOKUP([.AK8];[.$AZ$6:.$AZ$261];[.$BC$6:.$BC$261])" office:value-type="float" office:value="237" calcext:value-type="float">
            <text:p>237</text:p>
          </table:table-cell>
          <table:table-cell table:style-name="ce15" table:formula="of:=LOOKUP([.AL8];[.$AZ$6:.$AZ$261];[.$BC$6:.$BC$261])" office:value-type="float" office:value="238" calcext:value-type="float">
            <text:p>238</text:p>
          </table:table-cell>
          <table:table-cell table:style-name="ce15" table:formula="of:=LOOKUP([.AM8];[.$AZ$6:.$AZ$261];[.$BC$6:.$BC$261])" office:value-type="float" office:value="215" calcext:value-type="float">
            <text:p>215</text:p>
          </table:table-cell>
          <table:table-cell table:style-name="ce15" table:formula="of:=LOOKUP([.AN8];[.$AZ$6:.$AZ$261];[.$BC$6:.$BC$261])" office:value-type="float" office:value="198" calcext:value-type="float">
            <text:p>198</text:p>
          </table:table-cell>
          <table:table-cell table:style-name="ce15" table:formula="of:=LOOKUP([.AO8];[.$AZ$6:.$AZ$261];[.$BC$6:.$BC$261])" office:value-type="float" office:value="151" calcext:value-type="float">
            <text:p>151</text:p>
          </table:table-cell>
          <table:table-cell table:style-name="ce15" table:formula="of:=LOOKUP([.AP8];[.$AZ$6:.$AZ$261];[.$BC$6:.$BC$261])" office:value-type="float" office:value="139" calcext:value-type="float">
            <text:p>139</text:p>
          </table:table-cell>
          <table:table-cell table:style-name="ce15" table:formula="of:=LOOKUP([.AQ8];[.$AZ$6:.$AZ$261];[.$BC$6:.$BC$261])" office:value-type="float" office:value="135" calcext:value-type="float">
            <text:p>135</text:p>
          </table:table-cell>
          <table:table-cell table:style-name="ce15" table:formula="of:=LOOKUP([.AR8];[.$AZ$6:.$AZ$261];[.$BC$6:.$BC$261])" office:value-type="float" office:value="133" calcext:value-type="float">
            <text:p>133</text:p>
          </table:table-cell>
          <table:table-cell table:style-name="ce15" table:formula="of:=LOOKUP([.AS8];[.$AZ$6:.$AZ$261];[.$BC$6:.$BC$261])" office:value-type="float" office:value="131" calcext:value-type="float">
            <text:p>131</text:p>
          </table:table-cell>
          <table:table-cell table:style-name="ce15" table:formula="of:=LOOKUP([.AT8];[.$AZ$6:.$AZ$261];[.$BC$6:.$BC$261])" office:value-type="float" office:value="131" calcext:value-type="float">
            <text:p>131</text:p>
          </table:table-cell>
          <table:table-cell table:style-name="ce15" table:formula="of:=LOOKUP([.AU8];[.$AZ$6:.$AZ$261];[.$BC$6:.$BC$261])" office:value-type="float" office:value="127" calcext:value-type="float">
            <text:p>127</text:p>
          </table:table-cell>
          <table:table-cell table:style-name="ce15" table:formula="of:=LOOKUP([.AV8];[.$AZ$6:.$AZ$261];[.$BC$6:.$BC$261])" office:value-type="float" office:value="127" calcext:value-type="float">
            <text:p>127</text:p>
          </table:table-cell>
          <table:table-cell table:style-name="ce15" table:formula="of:=LOOKUP([.AW8];[.$AZ$6:.$AZ$261];[.$BC$6:.$BC$261])" office:value-type="float" office:value="128" calcext:value-type="float">
            <text:p>128</text:p>
          </table:table-cell>
          <table:table-cell table:style-name="ce15" table:formula="of:=LOOKUP([.AX8];[.$AZ$6:.$AZ$261];[.$BC$6:.$BC$261])" office:value-type="float" office:value="131" calcext:value-type="float">
            <text:p>13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$A$1:.$AX$69];[.AZ80])" office:value-type="float" office:value="1" calcext:value-type="float">
            <text:p>1</text:p>
          </table:table-cell>
          <table:table-cell table:formula="of:=COUNTIF([.$A$73:.$AX$141];[.AZ80])" office:value-type="float" office:value="1" calcext:value-type="float">
            <text:p>1</text:p>
          </table:table-cell>
          <table:table-cell table:formula="of:=IF([.AZ80]&lt;[.$BA$1];0;IF([.AZ80]&gt;=[.$BC$1];255;ROUNDDOWN(([.AZ80]-[.$BA$1])/([.$BC$1]-[.$BA$1])*255)))" office:value-type="float" office:value="74" calcext:value-type="float">
            <text:p>74</text:p>
          </table:table-cell>
        </table:table-row>
        <table:table-row table:style-name="ro1">
          <table:table-cell table:style-name="ce15" table:formula="of:=LOOKUP([.A9];[.$AZ$6:.$AZ$261];[.$BC$6:.$BC$261])" office:value-type="float" office:value="166" calcext:value-type="float">
            <text:p>166</text:p>
          </table:table-cell>
          <table:table-cell table:style-name="ce15" table:formula="of:=LOOKUP([.B9];[.$AZ$6:.$AZ$261];[.$BC$6:.$BC$261])" office:value-type="float" office:value="223" calcext:value-type="float">
            <text:p>223</text:p>
          </table:table-cell>
          <table:table-cell table:style-name="ce15" table:formula="of:=LOOKUP([.C9];[.$AZ$6:.$AZ$261];[.$BC$6:.$BC$261])" office:value-type="float" office:value="226" calcext:value-type="float">
            <text:p>226</text:p>
          </table:table-cell>
          <table:table-cell table:style-name="ce15" table:formula="of:=LOOKUP([.D9];[.$AZ$6:.$AZ$261];[.$BC$6:.$BC$261])" office:value-type="float" office:value="218" calcext:value-type="float">
            <text:p>218</text:p>
          </table:table-cell>
          <table:table-cell table:style-name="ce15" table:formula="of:=LOOKUP([.E9];[.$AZ$6:.$AZ$261];[.$BC$6:.$BC$261])" office:value-type="float" office:value="212" calcext:value-type="float">
            <text:p>212</text:p>
          </table:table-cell>
          <table:table-cell table:style-name="ce15" table:formula="of:=LOOKUP([.F9];[.$AZ$6:.$AZ$261];[.$BC$6:.$BC$261])" office:value-type="float" office:value="162" calcext:value-type="float">
            <text:p>162</text:p>
          </table:table-cell>
          <table:table-cell table:style-name="ce15" table:formula="of:=LOOKUP([.G9];[.$AZ$6:.$AZ$261];[.$BC$6:.$BC$261])" office:value-type="float" office:value="155" calcext:value-type="float">
            <text:p>155</text:p>
          </table:table-cell>
          <table:table-cell table:style-name="ce15" table:formula="of:=LOOKUP([.H9];[.$AZ$6:.$AZ$261];[.$BC$6:.$BC$261])" office:value-type="float" office:value="157" calcext:value-type="float">
            <text:p>157</text:p>
          </table:table-cell>
          <table:table-cell table:style-name="ce15" table:formula="of:=LOOKUP([.I9];[.$AZ$6:.$AZ$261];[.$BC$6:.$BC$261])" office:value-type="float" office:value="166" calcext:value-type="float">
            <text:p>166</text:p>
          </table:table-cell>
          <table:table-cell table:style-name="ce15" table:formula="of:=LOOKUP([.J9];[.$AZ$6:.$AZ$261];[.$BC$6:.$BC$261])" office:value-type="float" office:value="225" calcext:value-type="float">
            <text:p>225</text:p>
          </table:table-cell>
          <table:table-cell table:style-name="ce15" table:formula="of:=LOOKUP([.K9];[.$AZ$6:.$AZ$261];[.$BC$6:.$BC$261])" office:value-type="float" office:value="252" calcext:value-type="float">
            <text:p>252</text:p>
          </table:table-cell>
          <table:table-cell table:style-name="ce15" table:formula="of:=LOOKUP([.L9];[.$AZ$6:.$AZ$261];[.$BC$6:.$BC$261])" office:value-type="float" office:value="231" calcext:value-type="float">
            <text:p>231</text:p>
          </table:table-cell>
          <table:table-cell table:style-name="ce15" table:formula="of:=LOOKUP([.M9];[.$AZ$6:.$AZ$261];[.$BC$6:.$BC$261])" office:value-type="float" office:value="156" calcext:value-type="float">
            <text:p>156</text:p>
          </table:table-cell>
          <table:table-cell table:style-name="ce15" table:formula="of:=LOOKUP([.N9];[.$AZ$6:.$AZ$261];[.$BC$6:.$BC$261])" office:value-type="float" office:value="138" calcext:value-type="float">
            <text:p>138</text:p>
          </table:table-cell>
          <table:table-cell table:style-name="ce15" table:formula="of:=LOOKUP([.O9];[.$AZ$6:.$AZ$261];[.$BC$6:.$BC$261])" office:value-type="float" office:value="151" calcext:value-type="float">
            <text:p>151</text:p>
          </table:table-cell>
          <table:table-cell table:style-name="ce15" table:formula="of:=LOOKUP([.P9];[.$AZ$6:.$AZ$261];[.$BC$6:.$BC$261])" office:value-type="float" office:value="163" calcext:value-type="float">
            <text:p>163</text:p>
          </table:table-cell>
          <table:table-cell table:style-name="ce15" table:formula="of:=LOOKUP([.Q9];[.$AZ$6:.$AZ$261];[.$BC$6:.$BC$261])" office:value-type="float" office:value="175" calcext:value-type="float">
            <text:p>175</text:p>
          </table:table-cell>
          <table:table-cell table:style-name="ce15" table:formula="of:=LOOKUP([.R9];[.$AZ$6:.$AZ$261];[.$BC$6:.$BC$261])" office:value-type="float" office:value="196" calcext:value-type="float">
            <text:p>196</text:p>
          </table:table-cell>
          <table:table-cell table:style-name="ce15" table:formula="of:=LOOKUP([.S9];[.$AZ$6:.$AZ$261];[.$BC$6:.$BC$261])" office:value-type="float" office:value="218" calcext:value-type="float">
            <text:p>218</text:p>
          </table:table-cell>
          <table:table-cell table:style-name="ce15" table:formula="of:=LOOKUP([.T9];[.$AZ$6:.$AZ$261];[.$BC$6:.$BC$261])" office:value-type="float" office:value="234" calcext:value-type="float">
            <text:p>234</text:p>
          </table:table-cell>
          <table:table-cell table:style-name="ce15" table:formula="of:=LOOKUP([.U9];[.$AZ$6:.$AZ$261];[.$BC$6:.$BC$261])" office:value-type="float" office:value="241" calcext:value-type="float">
            <text:p>241</text:p>
          </table:table-cell>
          <table:table-cell table:style-name="ce15" table:formula="of:=LOOKUP([.V9];[.$AZ$6:.$AZ$261];[.$BC$6:.$BC$261])" office:value-type="float" office:value="241" calcext:value-type="float">
            <text:p>241</text:p>
          </table:table-cell>
          <table:table-cell table:style-name="ce15" table:formula="of:=LOOKUP([.W9];[.$AZ$6:.$AZ$261];[.$BC$6:.$BC$261])" office:value-type="float" office:value="239" calcext:value-type="float">
            <text:p>239</text:p>
          </table:table-cell>
          <table:table-cell table:style-name="ce15" table:formula="of:=LOOKUP([.X9];[.$AZ$6:.$AZ$261];[.$BC$6:.$BC$261])" office:value-type="float" office:value="238" calcext:value-type="float">
            <text:p>238</text:p>
          </table:table-cell>
          <table:table-cell table:style-name="ce15" table:formula="of:=LOOKUP([.Y9];[.$AZ$6:.$AZ$261];[.$BC$6:.$BC$261])" office:value-type="float" office:value="239" calcext:value-type="float">
            <text:p>239</text:p>
          </table:table-cell>
          <table:table-cell table:style-name="ce15" table:formula="of:=LOOKUP([.Z9];[.$AZ$6:.$AZ$261];[.$BC$6:.$BC$261])" office:value-type="float" office:value="236" calcext:value-type="float">
            <text:p>236</text:p>
          </table:table-cell>
          <table:table-cell table:style-name="ce15" table:formula="of:=LOOKUP([.AA9];[.$AZ$6:.$AZ$261];[.$BC$6:.$BC$261])" office:value-type="float" office:value="235" calcext:value-type="float">
            <text:p>235</text:p>
          </table:table-cell>
          <table:table-cell table:style-name="ce15" table:formula="of:=LOOKUP([.AB9];[.$AZ$6:.$AZ$261];[.$BC$6:.$BC$261])" office:value-type="float" office:value="236" calcext:value-type="float">
            <text:p>236</text:p>
          </table:table-cell>
          <table:table-cell table:style-name="ce15" table:formula="of:=LOOKUP([.AC9];[.$AZ$6:.$AZ$261];[.$BC$6:.$BC$261])" office:value-type="float" office:value="231" calcext:value-type="float">
            <text:p>231</text:p>
          </table:table-cell>
          <table:table-cell table:style-name="ce15" table:formula="of:=LOOKUP([.AD9];[.$AZ$6:.$AZ$261];[.$BC$6:.$BC$261])" office:value-type="float" office:value="231" calcext:value-type="float">
            <text:p>231</text:p>
          </table:table-cell>
          <table:table-cell table:style-name="ce15" table:formula="of:=LOOKUP([.AE9];[.$AZ$6:.$AZ$261];[.$BC$6:.$BC$261])" office:value-type="float" office:value="233" calcext:value-type="float">
            <text:p>233</text:p>
          </table:table-cell>
          <table:table-cell table:style-name="ce15" table:formula="of:=LOOKUP([.AF9];[.$AZ$6:.$AZ$261];[.$BC$6:.$BC$261])" office:value-type="float" office:value="231" calcext:value-type="float">
            <text:p>231</text:p>
          </table:table-cell>
          <table:table-cell table:style-name="ce15" table:formula="of:=LOOKUP([.AG9];[.$AZ$6:.$AZ$261];[.$BC$6:.$BC$261])" office:value-type="float" office:value="227" calcext:value-type="float">
            <text:p>227</text:p>
          </table:table-cell>
          <table:table-cell table:style-name="ce15" table:formula="of:=LOOKUP([.AH9];[.$AZ$6:.$AZ$261];[.$BC$6:.$BC$261])" office:value-type="float" office:value="231" calcext:value-type="float">
            <text:p>231</text:p>
          </table:table-cell>
          <table:table-cell table:style-name="ce15" table:formula="of:=LOOKUP([.AI9];[.$AZ$6:.$AZ$261];[.$BC$6:.$BC$261])" office:value-type="float" office:value="233" calcext:value-type="float">
            <text:p>233</text:p>
          </table:table-cell>
          <table:table-cell table:style-name="ce15" table:formula="of:=LOOKUP([.AJ9];[.$AZ$6:.$AZ$261];[.$BC$6:.$BC$261])" office:value-type="float" office:value="237" calcext:value-type="float">
            <text:p>237</text:p>
          </table:table-cell>
          <table:table-cell table:style-name="ce15" table:formula="of:=LOOKUP([.AK9];[.$AZ$6:.$AZ$261];[.$BC$6:.$BC$261])" office:value-type="float" office:value="245" calcext:value-type="float">
            <text:p>245</text:p>
          </table:table-cell>
          <table:table-cell table:style-name="ce15" table:formula="of:=LOOKUP([.AL9];[.$AZ$6:.$AZ$261];[.$BC$6:.$BC$261])" office:value-type="float" office:value="225" calcext:value-type="float">
            <text:p>225</text:p>
          </table:table-cell>
          <table:table-cell table:style-name="ce15" table:formula="of:=LOOKUP([.AM9];[.$AZ$6:.$AZ$261];[.$BC$6:.$BC$261])" office:value-type="float" office:value="199" calcext:value-type="float">
            <text:p>199</text:p>
          </table:table-cell>
          <table:table-cell table:style-name="ce15" table:formula="of:=LOOKUP([.AN9];[.$AZ$6:.$AZ$261];[.$BC$6:.$BC$261])" office:value-type="float" office:value="180" calcext:value-type="float">
            <text:p>180</text:p>
          </table:table-cell>
          <table:table-cell table:style-name="ce15" table:formula="of:=LOOKUP([.AO9];[.$AZ$6:.$AZ$261];[.$BC$6:.$BC$261])" office:value-type="float" office:value="141" calcext:value-type="float">
            <text:p>141</text:p>
          </table:table-cell>
          <table:table-cell table:style-name="ce15" table:formula="of:=LOOKUP([.AP9];[.$AZ$6:.$AZ$261];[.$BC$6:.$BC$261])" office:value-type="float" office:value="139" calcext:value-type="float">
            <text:p>139</text:p>
          </table:table-cell>
          <table:table-cell table:style-name="ce15" table:formula="of:=LOOKUP([.AQ9];[.$AZ$6:.$AZ$261];[.$BC$6:.$BC$261])" office:value-type="float" office:value="136" calcext:value-type="float">
            <text:p>136</text:p>
          </table:table-cell>
          <table:table-cell table:style-name="ce15" table:formula="of:=LOOKUP([.AR9];[.$AZ$6:.$AZ$261];[.$BC$6:.$BC$261])" office:value-type="float" office:value="136" calcext:value-type="float">
            <text:p>136</text:p>
          </table:table-cell>
          <table:table-cell table:style-name="ce15" table:formula="of:=LOOKUP([.AS9];[.$AZ$6:.$AZ$261];[.$BC$6:.$BC$261])" office:value-type="float" office:value="134" calcext:value-type="float">
            <text:p>134</text:p>
          </table:table-cell>
          <table:table-cell table:style-name="ce15" table:formula="of:=LOOKUP([.AT9];[.$AZ$6:.$AZ$261];[.$BC$6:.$BC$261])" office:value-type="float" office:value="131" calcext:value-type="float">
            <text:p>131</text:p>
          </table:table-cell>
          <table:table-cell table:style-name="ce15" table:formula="of:=LOOKUP([.AU9];[.$AZ$6:.$AZ$261];[.$BC$6:.$BC$261])" office:value-type="float" office:value="126" calcext:value-type="float">
            <text:p>126</text:p>
          </table:table-cell>
          <table:table-cell table:style-name="ce15" table:formula="of:=LOOKUP([.AV9];[.$AZ$6:.$AZ$261];[.$BC$6:.$BC$261])" office:value-type="float" office:value="134" calcext:value-type="float">
            <text:p>134</text:p>
          </table:table-cell>
          <table:table-cell table:style-name="ce15" table:formula="of:=LOOKUP([.AW9];[.$AZ$6:.$AZ$261];[.$BC$6:.$BC$261])" office:value-type="float" office:value="137" calcext:value-type="float">
            <text:p>137</text:p>
          </table:table-cell>
          <table:table-cell table:style-name="ce15" table:formula="of:=LOOKUP([.AX9];[.$AZ$6:.$AZ$261];[.$BC$6:.$BC$261])" office:value-type="float" office:value="138" calcext:value-type="float">
            <text:p>13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$A$1:.$AX$69];[.AZ81])" office:value-type="float" office:value="0" calcext:value-type="float">
            <text:p>0</text:p>
          </table:table-cell>
          <table:table-cell table:formula="of:=COUNTIF([.$A$73:.$AX$141];[.AZ81])" office:value-type="float" office:value="0" calcext:value-type="float">
            <text:p>0</text:p>
          </table:table-cell>
          <table:table-cell table:formula="of:=IF([.AZ81]&lt;[.$BA$1];0;IF([.AZ81]&gt;=[.$BC$1];255;ROUNDDOWN(([.AZ81]-[.$BA$1])/([.$BC$1]-[.$BA$1])*255)))" office:value-type="float" office:value="75" calcext:value-type="float">
            <text:p>75</text:p>
          </table:table-cell>
        </table:table-row>
        <table:table-row table:style-name="ro1">
          <table:table-cell table:style-name="ce15" table:formula="of:=LOOKUP([.A10];[.$AZ$6:.$AZ$261];[.$BC$6:.$BC$261])" office:value-type="float" office:value="160" calcext:value-type="float">
            <text:p>160</text:p>
          </table:table-cell>
          <table:table-cell table:style-name="ce15" table:formula="of:=LOOKUP([.B10];[.$AZ$6:.$AZ$261];[.$BC$6:.$BC$261])" office:value-type="float" office:value="182" calcext:value-type="float">
            <text:p>182</text:p>
          </table:table-cell>
          <table:table-cell table:style-name="ce15" table:formula="of:=LOOKUP([.C10];[.$AZ$6:.$AZ$261];[.$BC$6:.$BC$261])" office:value-type="float" office:value="234" calcext:value-type="float">
            <text:p>234</text:p>
          </table:table-cell>
          <table:table-cell table:style-name="ce15" table:formula="of:=LOOKUP([.D10];[.$AZ$6:.$AZ$261];[.$BC$6:.$BC$261])" office:value-type="float" office:value="221" calcext:value-type="float">
            <text:p>221</text:p>
          </table:table-cell>
          <table:table-cell table:style-name="ce15" table:formula="of:=LOOKUP([.E10];[.$AZ$6:.$AZ$261];[.$BC$6:.$BC$261])" office:value-type="float" office:value="220" calcext:value-type="float">
            <text:p>220</text:p>
          </table:table-cell>
          <table:table-cell table:style-name="ce15" table:formula="of:=LOOKUP([.F10];[.$AZ$6:.$AZ$261];[.$BC$6:.$BC$261])" office:value-type="float" office:value="197" calcext:value-type="float">
            <text:p>197</text:p>
          </table:table-cell>
          <table:table-cell table:style-name="ce15" table:formula="of:=LOOKUP([.G10];[.$AZ$6:.$AZ$261];[.$BC$6:.$BC$261])" office:value-type="float" office:value="165" calcext:value-type="float">
            <text:p>165</text:p>
          </table:table-cell>
          <table:table-cell table:style-name="ce15" table:formula="of:=LOOKUP([.H10];[.$AZ$6:.$AZ$261];[.$BC$6:.$BC$261])" office:value-type="float" office:value="155" calcext:value-type="float">
            <text:p>155</text:p>
          </table:table-cell>
          <table:table-cell table:style-name="ce15" table:formula="of:=LOOKUP([.I10];[.$AZ$6:.$AZ$261];[.$BC$6:.$BC$261])" office:value-type="float" office:value="159" calcext:value-type="float">
            <text:p>159</text:p>
          </table:table-cell>
          <table:table-cell table:style-name="ce15" table:formula="of:=LOOKUP([.J10];[.$AZ$6:.$AZ$261];[.$BC$6:.$BC$261])" office:value-type="float" office:value="197" calcext:value-type="float">
            <text:p>197</text:p>
          </table:table-cell>
          <table:table-cell table:style-name="ce15" table:formula="of:=LOOKUP([.K10];[.$AZ$6:.$AZ$261];[.$BC$6:.$BC$261])" office:value-type="float" office:value="251" calcext:value-type="float">
            <text:p>251</text:p>
          </table:table-cell>
          <table:table-cell table:style-name="ce15" table:formula="of:=LOOKUP([.L10];[.$AZ$6:.$AZ$261];[.$BC$6:.$BC$261])" office:value-type="float" office:value="243" calcext:value-type="float">
            <text:p>243</text:p>
          </table:table-cell>
          <table:table-cell table:style-name="ce15" table:formula="of:=LOOKUP([.M10];[.$AZ$6:.$AZ$261];[.$BC$6:.$BC$261])" office:value-type="float" office:value="186" calcext:value-type="float">
            <text:p>186</text:p>
          </table:table-cell>
          <table:table-cell table:style-name="ce15" table:formula="of:=LOOKUP([.N10];[.$AZ$6:.$AZ$261];[.$BC$6:.$BC$261])" office:value-type="float" office:value="141" calcext:value-type="float">
            <text:p>141</text:p>
          </table:table-cell>
          <table:table-cell table:style-name="ce15" table:formula="of:=LOOKUP([.O10];[.$AZ$6:.$AZ$261];[.$BC$6:.$BC$261])" office:value-type="float" office:value="156" calcext:value-type="float">
            <text:p>156</text:p>
          </table:table-cell>
          <table:table-cell table:style-name="ce15" table:formula="of:=LOOKUP([.P10];[.$AZ$6:.$AZ$261];[.$BC$6:.$BC$261])" office:value-type="float" office:value="166" calcext:value-type="float">
            <text:p>166</text:p>
          </table:table-cell>
          <table:table-cell table:style-name="ce15" table:formula="of:=LOOKUP([.Q10];[.$AZ$6:.$AZ$261];[.$BC$6:.$BC$261])" office:value-type="float" office:value="174" calcext:value-type="float">
            <text:p>174</text:p>
          </table:table-cell>
          <table:table-cell table:style-name="ce15" table:formula="of:=LOOKUP([.R10];[.$AZ$6:.$AZ$261];[.$BC$6:.$BC$261])" office:value-type="float" office:value="183" calcext:value-type="float">
            <text:p>183</text:p>
          </table:table-cell>
          <table:table-cell table:style-name="ce15" table:formula="of:=LOOKUP([.S10];[.$AZ$6:.$AZ$261];[.$BC$6:.$BC$261])" office:value-type="float" office:value="198" calcext:value-type="float">
            <text:p>198</text:p>
          </table:table-cell>
          <table:table-cell table:style-name="ce15" table:formula="of:=LOOKUP([.T10];[.$AZ$6:.$AZ$261];[.$BC$6:.$BC$261])" office:value-type="float" office:value="216" calcext:value-type="float">
            <text:p>216</text:p>
          </table:table-cell>
          <table:table-cell table:style-name="ce15" table:formula="of:=LOOKUP([.U10];[.$AZ$6:.$AZ$261];[.$BC$6:.$BC$261])" office:value-type="float" office:value="230" calcext:value-type="float">
            <text:p>230</text:p>
          </table:table-cell>
          <table:table-cell table:style-name="ce15" table:formula="of:=LOOKUP([.V10];[.$AZ$6:.$AZ$261];[.$BC$6:.$BC$261])" office:value-type="float" office:value="234" calcext:value-type="float">
            <text:p>234</text:p>
          </table:table-cell>
          <table:table-cell table:style-name="ce15" table:formula="of:=LOOKUP([.W10];[.$AZ$6:.$AZ$261];[.$BC$6:.$BC$261])" office:value-type="float" office:value="233" calcext:value-type="float">
            <text:p>233</text:p>
          </table:table-cell>
          <table:table-cell table:style-name="ce15" table:formula="of:=LOOKUP([.X10];[.$AZ$6:.$AZ$261];[.$BC$6:.$BC$261])" office:value-type="float" office:value="233" calcext:value-type="float">
            <text:p>233</text:p>
          </table:table-cell>
          <table:table-cell table:style-name="ce15" table:formula="of:=LOOKUP([.Y10];[.$AZ$6:.$AZ$261];[.$BC$6:.$BC$261])" office:value-type="float" office:value="236" calcext:value-type="float">
            <text:p>236</text:p>
          </table:table-cell>
          <table:table-cell table:style-name="ce15" table:formula="of:=LOOKUP([.Z10];[.$AZ$6:.$AZ$261];[.$BC$6:.$BC$261])" office:value-type="float" office:value="234" calcext:value-type="float">
            <text:p>234</text:p>
          </table:table-cell>
          <table:table-cell table:style-name="ce15" table:formula="of:=LOOKUP([.AA10];[.$AZ$6:.$AZ$261];[.$BC$6:.$BC$261])" office:value-type="float" office:value="234" calcext:value-type="float">
            <text:p>234</text:p>
          </table:table-cell>
          <table:table-cell table:style-name="ce15" table:formula="of:=LOOKUP([.AB10];[.$AZ$6:.$AZ$261];[.$BC$6:.$BC$261])" office:value-type="float" office:value="238" calcext:value-type="float">
            <text:p>238</text:p>
          </table:table-cell>
          <table:table-cell table:style-name="ce15" table:formula="of:=LOOKUP([.AC10];[.$AZ$6:.$AZ$261];[.$BC$6:.$BC$261])" office:value-type="float" office:value="234" calcext:value-type="float">
            <text:p>234</text:p>
          </table:table-cell>
          <table:table-cell table:style-name="ce15" table:formula="of:=LOOKUP([.AD10];[.$AZ$6:.$AZ$261];[.$BC$6:.$BC$261])" office:value-type="float" office:value="233" calcext:value-type="float">
            <text:p>233</text:p>
          </table:table-cell>
          <table:table-cell table:style-name="ce15" table:formula="of:=LOOKUP([.AE10];[.$AZ$6:.$AZ$261];[.$BC$6:.$BC$261])" office:value-type="float" office:value="236" calcext:value-type="float">
            <text:p>236</text:p>
          </table:table-cell>
          <table:table-cell table:style-name="ce15" table:formula="of:=LOOKUP([.AF10];[.$AZ$6:.$AZ$261];[.$BC$6:.$BC$261])" office:value-type="float" office:value="233" calcext:value-type="float">
            <text:p>233</text:p>
          </table:table-cell>
          <table:table-cell table:style-name="ce15" table:formula="of:=LOOKUP([.AG10];[.$AZ$6:.$AZ$261];[.$BC$6:.$BC$261])" office:value-type="float" office:value="232" calcext:value-type="float">
            <text:p>232</text:p>
          </table:table-cell>
          <table:table-cell table:style-name="ce15" table:formula="of:=LOOKUP([.AH10];[.$AZ$6:.$AZ$261];[.$BC$6:.$BC$261])" office:value-type="float" office:value="237" calcext:value-type="float">
            <text:p>237</text:p>
          </table:table-cell>
          <table:table-cell table:style-name="ce15" table:formula="of:=LOOKUP([.AI10];[.$AZ$6:.$AZ$261];[.$BC$6:.$BC$261])" office:value-type="float" office:value="241" calcext:value-type="float">
            <text:p>241</text:p>
          </table:table-cell>
          <table:table-cell table:style-name="ce15" table:formula="of:=LOOKUP([.AJ10];[.$AZ$6:.$AZ$261];[.$BC$6:.$BC$261])" office:value-type="float" office:value="248" calcext:value-type="float">
            <text:p>248</text:p>
          </table:table-cell>
          <table:table-cell table:style-name="ce15" table:formula="of:=LOOKUP([.AK10];[.$AZ$6:.$AZ$261];[.$BC$6:.$BC$261])" office:value-type="float" office:value="231" calcext:value-type="float">
            <text:p>231</text:p>
          </table:table-cell>
          <table:table-cell table:style-name="ce15" table:formula="of:=LOOKUP([.AL10];[.$AZ$6:.$AZ$261];[.$BC$6:.$BC$261])" office:value-type="float" office:value="202" calcext:value-type="float">
            <text:p>202</text:p>
          </table:table-cell>
          <table:table-cell table:style-name="ce15" table:formula="of:=LOOKUP([.AM10];[.$AZ$6:.$AZ$261];[.$BC$6:.$BC$261])" office:value-type="float" office:value="199" calcext:value-type="float">
            <text:p>199</text:p>
          </table:table-cell>
          <table:table-cell table:style-name="ce15" table:formula="of:=LOOKUP([.AN10];[.$AZ$6:.$AZ$261];[.$BC$6:.$BC$261])" office:value-type="float" office:value="150" calcext:value-type="float">
            <text:p>150</text:p>
          </table:table-cell>
          <table:table-cell table:style-name="ce15" table:formula="of:=LOOKUP([.AO10];[.$AZ$6:.$AZ$261];[.$BC$6:.$BC$261])" office:value-type="float" office:value="138" calcext:value-type="float">
            <text:p>138</text:p>
          </table:table-cell>
          <table:table-cell table:style-name="ce15" table:formula="of:=LOOKUP([.AP10];[.$AZ$6:.$AZ$261];[.$BC$6:.$BC$261])" office:value-type="float" office:value="142" calcext:value-type="float">
            <text:p>142</text:p>
          </table:table-cell>
          <table:table-cell table:style-name="ce15" table:formula="of:=LOOKUP([.AQ10];[.$AZ$6:.$AZ$261];[.$BC$6:.$BC$261])" office:value-type="float" office:value="147" calcext:value-type="float">
            <text:p>147</text:p>
          </table:table-cell>
          <table:table-cell table:style-name="ce15" table:formula="of:=LOOKUP([.AR10];[.$AZ$6:.$AZ$261];[.$BC$6:.$BC$261])" office:value-type="float" office:value="142" calcext:value-type="float">
            <text:p>142</text:p>
          </table:table-cell>
          <table:table-cell table:style-name="ce15" table:formula="of:=LOOKUP([.AS10];[.$AZ$6:.$AZ$261];[.$BC$6:.$BC$261])" office:value-type="float" office:value="134" calcext:value-type="float">
            <text:p>134</text:p>
          </table:table-cell>
          <table:table-cell table:style-name="ce15" table:formula="of:=LOOKUP([.AT10];[.$AZ$6:.$AZ$261];[.$BC$6:.$BC$261])" office:value-type="float" office:value="130" calcext:value-type="float">
            <text:p>130</text:p>
          </table:table-cell>
          <table:table-cell table:style-name="ce15" table:formula="of:=LOOKUP([.AU10];[.$AZ$6:.$AZ$261];[.$BC$6:.$BC$261])" office:value-type="float" office:value="127" calcext:value-type="float">
            <text:p>127</text:p>
          </table:table-cell>
          <table:table-cell table:style-name="ce15" table:formula="of:=LOOKUP([.AV10];[.$AZ$6:.$AZ$261];[.$BC$6:.$BC$261])" office:value-type="float" office:value="134" calcext:value-type="float">
            <text:p>134</text:p>
          </table:table-cell>
          <table:table-cell table:style-name="ce15" table:formula="of:=LOOKUP([.AW10];[.$AZ$6:.$AZ$261];[.$BC$6:.$BC$261])" office:value-type="float" office:value="136" calcext:value-type="float">
            <text:p>136</text:p>
          </table:table-cell>
          <table:table-cell table:style-name="ce15" table:formula="of:=LOOKUP([.AX10];[.$AZ$6:.$AZ$261];[.$BC$6:.$BC$261])" office:value-type="float" office:value="138" calcext:value-type="float">
            <text:p>13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$A$1:.$AX$69];[.AZ82])" office:value-type="float" office:value="1" calcext:value-type="float">
            <text:p>1</text:p>
          </table:table-cell>
          <table:table-cell table:formula="of:=COUNTIF([.$A$73:.$AX$141];[.AZ82])" office:value-type="float" office:value="1" calcext:value-type="float">
            <text:p>1</text:p>
          </table:table-cell>
          <table:table-cell table:formula="of:=IF([.AZ82]&lt;[.$BA$1];0;IF([.AZ82]&gt;=[.$BC$1];255;ROUNDDOWN(([.AZ82]-[.$BA$1])/([.$BC$1]-[.$BA$1])*255)))" office:value-type="float" office:value="76" calcext:value-type="float">
            <text:p>76</text:p>
          </table:table-cell>
        </table:table-row>
        <table:table-row table:style-name="ro1">
          <table:table-cell table:style-name="ce15" table:formula="of:=LOOKUP([.A11];[.$AZ$6:.$AZ$261];[.$BC$6:.$BC$261])" office:value-type="float" office:value="158" calcext:value-type="float">
            <text:p>158</text:p>
          </table:table-cell>
          <table:table-cell table:style-name="ce15" table:formula="of:=LOOKUP([.B11];[.$AZ$6:.$AZ$261];[.$BC$6:.$BC$261])" office:value-type="float" office:value="160" calcext:value-type="float">
            <text:p>160</text:p>
          </table:table-cell>
          <table:table-cell table:style-name="ce15" table:formula="of:=LOOKUP([.C11];[.$AZ$6:.$AZ$261];[.$BC$6:.$BC$261])" office:value-type="float" office:value="195" calcext:value-type="float">
            <text:p>195</text:p>
          </table:table-cell>
          <table:table-cell table:style-name="ce15" table:formula="of:=LOOKUP([.D11];[.$AZ$6:.$AZ$261];[.$BC$6:.$BC$261])" office:value-type="float" office:value="227" calcext:value-type="float">
            <text:p>227</text:p>
          </table:table-cell>
          <table:table-cell table:style-name="ce15" table:formula="of:=LOOKUP([.E11];[.$AZ$6:.$AZ$261];[.$BC$6:.$BC$261])" office:value-type="float" office:value="226" calcext:value-type="float">
            <text:p>226</text:p>
          </table:table-cell>
          <table:table-cell table:style-name="ce15" table:formula="of:=LOOKUP([.F11];[.$AZ$6:.$AZ$261];[.$BC$6:.$BC$261])" office:value-type="float" office:value="231" calcext:value-type="float">
            <text:p>231</text:p>
          </table:table-cell>
          <table:table-cell table:style-name="ce15" table:formula="of:=LOOKUP([.G11];[.$AZ$6:.$AZ$261];[.$BC$6:.$BC$261])" office:value-type="float" office:value="236" calcext:value-type="float">
            <text:p>236</text:p>
          </table:table-cell>
          <table:table-cell table:style-name="ce15" table:formula="of:=LOOKUP([.H11];[.$AZ$6:.$AZ$261];[.$BC$6:.$BC$261])" office:value-type="float" office:value="188" calcext:value-type="float">
            <text:p>188</text:p>
          </table:table-cell>
          <table:table-cell table:style-name="ce15" table:formula="of:=LOOKUP([.I11];[.$AZ$6:.$AZ$261];[.$BC$6:.$BC$261])" office:value-type="float" office:value="155" calcext:value-type="float">
            <text:p>155</text:p>
          </table:table-cell>
          <table:table-cell table:style-name="ce15" table:formula="of:=LOOKUP([.J11];[.$AZ$6:.$AZ$261];[.$BC$6:.$BC$261])" office:value-type="float" office:value="171" calcext:value-type="float">
            <text:p>171</text:p>
          </table:table-cell>
          <table:table-cell table:style-name="ce15" table:formula="of:=LOOKUP([.K11];[.$AZ$6:.$AZ$261];[.$BC$6:.$BC$261])" office:value-type="float" office:value="246" calcext:value-type="float">
            <text:p>246</text:p>
          </table:table-cell>
          <table:table-cell table:style-name="ce15" table:formula="of:=LOOKUP([.L11];[.$AZ$6:.$AZ$261];[.$BC$6:.$BC$261])" office:value-type="float" office:value="248" calcext:value-type="float">
            <text:p>248</text:p>
          </table:table-cell>
          <table:table-cell table:style-name="ce15" table:formula="of:=LOOKUP([.M11];[.$AZ$6:.$AZ$261];[.$BC$6:.$BC$261])" office:value-type="float" office:value="213" calcext:value-type="float">
            <text:p>213</text:p>
          </table:table-cell>
          <table:table-cell table:style-name="ce15" table:formula="of:=LOOKUP([.N11];[.$AZ$6:.$AZ$261];[.$BC$6:.$BC$261])" office:value-type="float" office:value="151" calcext:value-type="float">
            <text:p>151</text:p>
          </table:table-cell>
          <table:table-cell table:style-name="ce15" table:formula="of:=LOOKUP([.O11];[.$AZ$6:.$AZ$261];[.$BC$6:.$BC$261])" office:value-type="float" office:value="158" calcext:value-type="float">
            <text:p>158</text:p>
          </table:table-cell>
          <table:table-cell table:style-name="ce15" table:formula="of:=LOOKUP([.P11];[.$AZ$6:.$AZ$261];[.$BC$6:.$BC$261])" office:value-type="float" office:value="164" calcext:value-type="float">
            <text:p>164</text:p>
          </table:table-cell>
          <table:table-cell table:style-name="ce15" table:formula="of:=LOOKUP([.Q11];[.$AZ$6:.$AZ$261];[.$BC$6:.$BC$261])" office:value-type="float" office:value="168" calcext:value-type="float">
            <text:p>168</text:p>
          </table:table-cell>
          <table:table-cell table:style-name="ce15" table:formula="of:=LOOKUP([.R11];[.$AZ$6:.$AZ$261];[.$BC$6:.$BC$261])" office:value-type="float" office:value="173" calcext:value-type="float">
            <text:p>173</text:p>
          </table:table-cell>
          <table:table-cell table:style-name="ce15" table:formula="of:=LOOKUP([.S11];[.$AZ$6:.$AZ$261];[.$BC$6:.$BC$261])" office:value-type="float" office:value="184" calcext:value-type="float">
            <text:p>184</text:p>
          </table:table-cell>
          <table:table-cell table:style-name="ce15" table:formula="of:=LOOKUP([.T11];[.$AZ$6:.$AZ$261];[.$BC$6:.$BC$261])" office:value-type="float" office:value="199" calcext:value-type="float">
            <text:p>199</text:p>
          </table:table-cell>
          <table:table-cell table:style-name="ce15" table:formula="of:=LOOKUP([.U11];[.$AZ$6:.$AZ$261];[.$BC$6:.$BC$261])" office:value-type="float" office:value="215" calcext:value-type="float">
            <text:p>215</text:p>
          </table:table-cell>
          <table:table-cell table:style-name="ce15" table:formula="of:=LOOKUP([.V11];[.$AZ$6:.$AZ$261];[.$BC$6:.$BC$261])" office:value-type="float" office:value="223" calcext:value-type="float">
            <text:p>223</text:p>
          </table:table-cell>
          <table:table-cell table:style-name="ce15" table:formula="of:=LOOKUP([.W11];[.$AZ$6:.$AZ$261];[.$BC$6:.$BC$261])" office:value-type="float" office:value="227" calcext:value-type="float">
            <text:p>227</text:p>
          </table:table-cell>
          <table:table-cell table:style-name="ce15" table:formula="of:=LOOKUP([.X11];[.$AZ$6:.$AZ$261];[.$BC$6:.$BC$261])" office:value-type="float" office:value="229" calcext:value-type="float">
            <text:p>229</text:p>
          </table:table-cell>
          <table:table-cell table:style-name="ce15" table:formula="of:=LOOKUP([.Y11];[.$AZ$6:.$AZ$261];[.$BC$6:.$BC$261])" office:value-type="float" office:value="233" calcext:value-type="float">
            <text:p>233</text:p>
          </table:table-cell>
          <table:table-cell table:style-name="ce15" table:formula="of:=LOOKUP([.Z11];[.$AZ$6:.$AZ$261];[.$BC$6:.$BC$261])" office:value-type="float" office:value="232" calcext:value-type="float">
            <text:p>232</text:p>
          </table:table-cell>
          <table:table-cell table:style-name="ce15" table:formula="of:=LOOKUP([.AA11];[.$AZ$6:.$AZ$261];[.$BC$6:.$BC$261])" office:value-type="float" office:value="233" calcext:value-type="float">
            <text:p>233</text:p>
          </table:table-cell>
          <table:table-cell table:style-name="ce15" table:formula="of:=LOOKUP([.AB11];[.$AZ$6:.$AZ$261];[.$BC$6:.$BC$261])" office:value-type="float" office:value="236" calcext:value-type="float">
            <text:p>236</text:p>
          </table:table-cell>
          <table:table-cell table:style-name="ce15" table:formula="of:=LOOKUP([.AC11];[.$AZ$6:.$AZ$261];[.$BC$6:.$BC$261])" office:value-type="float" office:value="235" calcext:value-type="float">
            <text:p>235</text:p>
          </table:table-cell>
          <table:table-cell table:style-name="ce15" table:formula="of:=LOOKUP([.AD11];[.$AZ$6:.$AZ$261];[.$BC$6:.$BC$261])" office:value-type="float" office:value="234" calcext:value-type="float">
            <text:p>234</text:p>
          </table:table-cell>
          <table:table-cell table:style-name="ce15" table:formula="of:=LOOKUP([.AE11];[.$AZ$6:.$AZ$261];[.$BC$6:.$BC$261])" office:value-type="float" office:value="234" calcext:value-type="float">
            <text:p>234</text:p>
          </table:table-cell>
          <table:table-cell table:style-name="ce15" table:formula="of:=LOOKUP([.AF11];[.$AZ$6:.$AZ$261];[.$BC$6:.$BC$261])" office:value-type="float" office:value="235" calcext:value-type="float">
            <text:p>235</text:p>
          </table:table-cell>
          <table:table-cell table:style-name="ce15" table:formula="of:=LOOKUP([.AG11];[.$AZ$6:.$AZ$261];[.$BC$6:.$BC$261])" office:value-type="float" office:value="236" calcext:value-type="float">
            <text:p>236</text:p>
          </table:table-cell>
          <table:table-cell table:style-name="ce15" table:formula="of:=LOOKUP([.AH11];[.$AZ$6:.$AZ$261];[.$BC$6:.$BC$261])" office:value-type="float" office:value="242" calcext:value-type="float">
            <text:p>242</text:p>
          </table:table-cell>
          <table:table-cell table:style-name="ce15" table:formula="of:=LOOKUP([.AI11];[.$AZ$6:.$AZ$261];[.$BC$6:.$BC$261])" office:value-type="float" office:value="249" calcext:value-type="float">
            <text:p>249</text:p>
          </table:table-cell>
          <table:table-cell table:style-name="ce15" table:formula="of:=LOOKUP([.AJ11];[.$AZ$6:.$AZ$261];[.$BC$6:.$BC$261])" office:value-type="float" office:value="237" calcext:value-type="float">
            <text:p>237</text:p>
          </table:table-cell>
          <table:table-cell table:style-name="ce15" table:formula="of:=LOOKUP([.AK11];[.$AZ$6:.$AZ$261];[.$BC$6:.$BC$261])" office:value-type="float" office:value="206" calcext:value-type="float">
            <text:p>206</text:p>
          </table:table-cell>
          <table:table-cell table:style-name="ce15" table:formula="of:=LOOKUP([.AL11];[.$AZ$6:.$AZ$261];[.$BC$6:.$BC$261])" office:value-type="float" office:value="198" calcext:value-type="float">
            <text:p>198</text:p>
          </table:table-cell>
          <table:table-cell table:style-name="ce15" table:formula="of:=LOOKUP([.AM11];[.$AZ$6:.$AZ$261];[.$BC$6:.$BC$261])" office:value-type="float" office:value="177" calcext:value-type="float">
            <text:p>177</text:p>
          </table:table-cell>
          <table:table-cell table:style-name="ce15" table:formula="of:=LOOKUP([.AN11];[.$AZ$6:.$AZ$261];[.$BC$6:.$BC$261])" office:value-type="float" office:value="126" calcext:value-type="float">
            <text:p>126</text:p>
          </table:table-cell>
          <table:table-cell table:style-name="ce15" table:formula="of:=LOOKUP([.AO11];[.$AZ$6:.$AZ$261];[.$BC$6:.$BC$261])" office:value-type="float" office:value="133" calcext:value-type="float">
            <text:p>133</text:p>
          </table:table-cell>
          <table:table-cell table:style-name="ce15" table:formula="of:=LOOKUP([.AP11];[.$AZ$6:.$AZ$261];[.$BC$6:.$BC$261])" office:value-type="float" office:value="151" calcext:value-type="float">
            <text:p>151</text:p>
          </table:table-cell>
          <table:table-cell table:style-name="ce15" table:formula="of:=LOOKUP([.AQ11];[.$AZ$6:.$AZ$261];[.$BC$6:.$BC$261])" office:value-type="float" office:value="174" calcext:value-type="float">
            <text:p>174</text:p>
          </table:table-cell>
          <table:table-cell table:style-name="ce15" table:formula="of:=LOOKUP([.AR11];[.$AZ$6:.$AZ$261];[.$BC$6:.$BC$261])" office:value-type="float" office:value="190" calcext:value-type="float">
            <text:p>190</text:p>
          </table:table-cell>
          <table:table-cell table:style-name="ce15" table:formula="of:=LOOKUP([.AS11];[.$AZ$6:.$AZ$261];[.$BC$6:.$BC$261])" office:value-type="float" office:value="159" calcext:value-type="float">
            <text:p>159</text:p>
          </table:table-cell>
          <table:table-cell table:style-name="ce15" table:formula="of:=LOOKUP([.AT11];[.$AZ$6:.$AZ$261];[.$BC$6:.$BC$261])" office:value-type="float" office:value="130" calcext:value-type="float">
            <text:p>130</text:p>
          </table:table-cell>
          <table:table-cell table:style-name="ce15" table:formula="of:=LOOKUP([.AU11];[.$AZ$6:.$AZ$261];[.$BC$6:.$BC$261])" office:value-type="float" office:value="128" calcext:value-type="float">
            <text:p>128</text:p>
          </table:table-cell>
          <table:table-cell table:style-name="ce15" table:formula="of:=LOOKUP([.AV11];[.$AZ$6:.$AZ$261];[.$BC$6:.$BC$261])" office:value-type="float" office:value="133" calcext:value-type="float">
            <text:p>133</text:p>
          </table:table-cell>
          <table:table-cell table:style-name="ce15" table:formula="of:=LOOKUP([.AW11];[.$AZ$6:.$AZ$261];[.$BC$6:.$BC$261])" office:value-type="float" office:value="138" calcext:value-type="float">
            <text:p>138</text:p>
          </table:table-cell>
          <table:table-cell table:style-name="ce15" table:formula="of:=LOOKUP([.AX11];[.$AZ$6:.$AZ$261];[.$BC$6:.$BC$261])" office:value-type="float" office:value="142" calcext:value-type="float">
            <text:p>14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$A$1:.$AX$69];[.AZ83])" office:value-type="float" office:value="5" calcext:value-type="float">
            <text:p>5</text:p>
          </table:table-cell>
          <table:table-cell table:formula="of:=COUNTIF([.$A$73:.$AX$141];[.AZ83])" office:value-type="float" office:value="5" calcext:value-type="float">
            <text:p>5</text:p>
          </table:table-cell>
          <table:table-cell table:formula="of:=IF([.AZ83]&lt;[.$BA$1];0;IF([.AZ83]&gt;=[.$BC$1];255;ROUNDDOWN(([.AZ83]-[.$BA$1])/([.$BC$1]-[.$BA$1])*255)))" office:value-type="float" office:value="77" calcext:value-type="float">
            <text:p>77</text:p>
          </table:table-cell>
        </table:table-row>
        <table:table-row table:style-name="ro1">
          <table:table-cell table:style-name="ce15" table:formula="of:=LOOKUP([.A12];[.$AZ$6:.$AZ$261];[.$BC$6:.$BC$261])" office:value-type="float" office:value="155" calcext:value-type="float">
            <text:p>155</text:p>
          </table:table-cell>
          <table:table-cell table:style-name="ce15" table:formula="of:=LOOKUP([.B12];[.$AZ$6:.$AZ$261];[.$BC$6:.$BC$261])" office:value-type="float" office:value="157" calcext:value-type="float">
            <text:p>157</text:p>
          </table:table-cell>
          <table:table-cell table:style-name="ce15" table:formula="of:=LOOKUP([.C12];[.$AZ$6:.$AZ$261];[.$BC$6:.$BC$261])" office:value-type="float" office:value="162" calcext:value-type="float">
            <text:p>162</text:p>
          </table:table-cell>
          <table:table-cell table:style-name="ce15" table:formula="of:=LOOKUP([.D12];[.$AZ$6:.$AZ$261];[.$BC$6:.$BC$261])" office:value-type="float" office:value="199" calcext:value-type="float">
            <text:p>199</text:p>
          </table:table-cell>
          <table:table-cell table:style-name="ce15" table:formula="of:=LOOKUP([.E12];[.$AZ$6:.$AZ$261];[.$BC$6:.$BC$261])" office:value-type="float" office:value="231" calcext:value-type="float">
            <text:p>231</text:p>
          </table:table-cell>
          <table:table-cell table:style-name="ce15" table:formula="of:=LOOKUP([.F12];[.$AZ$6:.$AZ$261];[.$BC$6:.$BC$261])" office:value-type="float" office:value="224" calcext:value-type="float">
            <text:p>224</text:p>
          </table:table-cell>
          <table:table-cell table:style-name="ce15" table:formula="of:=LOOKUP([.G12];[.$AZ$6:.$AZ$261];[.$BC$6:.$BC$261])" office:value-type="float" office:value="246" calcext:value-type="float">
            <text:p>246</text:p>
          </table:table-cell>
          <table:table-cell table:style-name="ce15" table:formula="of:=LOOKUP([.H12];[.$AZ$6:.$AZ$261];[.$BC$6:.$BC$261])" office:value-type="float" office:value="232" calcext:value-type="float">
            <text:p>232</text:p>
          </table:table-cell>
          <table:table-cell table:style-name="ce15" table:formula="of:=LOOKUP([.I12];[.$AZ$6:.$AZ$261];[.$BC$6:.$BC$261])" office:value-type="float" office:value="159" calcext:value-type="float">
            <text:p>159</text:p>
          </table:table-cell>
          <table:table-cell table:style-name="ce15" table:formula="of:=LOOKUP([.J12];[.$AZ$6:.$AZ$261];[.$BC$6:.$BC$261])" office:value-type="float" office:value="156" calcext:value-type="float">
            <text:p>156</text:p>
          </table:table-cell>
          <table:table-cell table:style-name="ce15" table:formula="of:=LOOKUP([.K12];[.$AZ$6:.$AZ$261];[.$BC$6:.$BC$261])" office:value-type="float" office:value="222" calcext:value-type="float">
            <text:p>222</text:p>
          </table:table-cell>
          <table:table-cell table:style-name="ce15" table:formula="of:=LOOKUP([.L12];[.$AZ$6:.$AZ$261];[.$BC$6:.$BC$261])" office:value-type="float" office:value="248" calcext:value-type="float">
            <text:p>248</text:p>
          </table:table-cell>
          <table:table-cell table:style-name="ce15" table:formula="of:=LOOKUP([.M12];[.$AZ$6:.$AZ$261];[.$BC$6:.$BC$261])" office:value-type="float" office:value="225" calcext:value-type="float">
            <text:p>225</text:p>
          </table:table-cell>
          <table:table-cell table:style-name="ce15" table:formula="of:=LOOKUP([.N12];[.$AZ$6:.$AZ$261];[.$BC$6:.$BC$261])" office:value-type="float" office:value="174" calcext:value-type="float">
            <text:p>174</text:p>
          </table:table-cell>
          <table:table-cell table:style-name="ce15" table:formula="of:=LOOKUP([.O12];[.$AZ$6:.$AZ$261];[.$BC$6:.$BC$261])" office:value-type="float" office:value="156" calcext:value-type="float">
            <text:p>156</text:p>
          </table:table-cell>
          <table:table-cell table:style-name="ce15" table:formula="of:=LOOKUP([.P12];[.$AZ$6:.$AZ$261];[.$BC$6:.$BC$261])" office:value-type="float" office:value="160" calcext:value-type="float">
            <text:p>160</text:p>
          </table:table-cell>
          <table:table-cell table:style-name="ce15" table:formula="of:=LOOKUP([.Q12];[.$AZ$6:.$AZ$261];[.$BC$6:.$BC$261])" office:value-type="float" office:value="161" calcext:value-type="float">
            <text:p>161</text:p>
          </table:table-cell>
          <table:table-cell table:style-name="ce15" table:formula="of:=LOOKUP([.R12];[.$AZ$6:.$AZ$261];[.$BC$6:.$BC$261])" office:value-type="float" office:value="166" calcext:value-type="float">
            <text:p>166</text:p>
          </table:table-cell>
          <table:table-cell table:style-name="ce15" table:formula="of:=LOOKUP([.S12];[.$AZ$6:.$AZ$261];[.$BC$6:.$BC$261])" office:value-type="float" office:value="172" calcext:value-type="float">
            <text:p>172</text:p>
          </table:table-cell>
          <table:table-cell table:style-name="ce15" table:formula="of:=LOOKUP([.T12];[.$AZ$6:.$AZ$261];[.$BC$6:.$BC$261])" office:value-type="float" office:value="182" calcext:value-type="float">
            <text:p>182</text:p>
          </table:table-cell>
          <table:table-cell table:style-name="ce15" table:formula="of:=LOOKUP([.U12];[.$AZ$6:.$AZ$261];[.$BC$6:.$BC$261])" office:value-type="float" office:value="198" calcext:value-type="float">
            <text:p>198</text:p>
          </table:table-cell>
          <table:table-cell table:style-name="ce15" table:formula="of:=LOOKUP([.V12];[.$AZ$6:.$AZ$261];[.$BC$6:.$BC$261])" office:value-type="float" office:value="209" calcext:value-type="float">
            <text:p>209</text:p>
          </table:table-cell>
          <table:table-cell table:style-name="ce15" table:formula="of:=LOOKUP([.W12];[.$AZ$6:.$AZ$261];[.$BC$6:.$BC$261])" office:value-type="float" office:value="221" calcext:value-type="float">
            <text:p>221</text:p>
          </table:table-cell>
          <table:table-cell table:style-name="ce15" table:formula="of:=LOOKUP([.X12];[.$AZ$6:.$AZ$261];[.$BC$6:.$BC$261])" office:value-type="float" office:value="227" calcext:value-type="float">
            <text:p>227</text:p>
          </table:table-cell>
          <table:table-cell table:style-name="ce15" table:formula="of:=LOOKUP([.Y12];[.$AZ$6:.$AZ$261];[.$BC$6:.$BC$261])" office:value-type="float" office:value="234" calcext:value-type="float">
            <text:p>234</text:p>
          </table:table-cell>
          <table:table-cell table:style-name="ce15" table:formula="of:=LOOKUP([.Z12];[.$AZ$6:.$AZ$261];[.$BC$6:.$BC$261])" office:value-type="float" office:value="236" calcext:value-type="float">
            <text:p>236</text:p>
          </table:table-cell>
          <table:table-cell table:style-name="ce15" table:formula="of:=LOOKUP([.AA12];[.$AZ$6:.$AZ$261];[.$BC$6:.$BC$261])" office:value-type="float" office:value="235" calcext:value-type="float">
            <text:p>235</text:p>
          </table:table-cell>
          <table:table-cell table:style-name="ce15" table:formula="of:=LOOKUP([.AB12];[.$AZ$6:.$AZ$261];[.$BC$6:.$BC$261])" office:value-type="float" office:value="237" calcext:value-type="float">
            <text:p>237</text:p>
          </table:table-cell>
          <table:table-cell table:style-name="ce15" table:formula="of:=LOOKUP([.AC12];[.$AZ$6:.$AZ$261];[.$BC$6:.$BC$261])" office:value-type="float" office:value="237" calcext:value-type="float">
            <text:p>237</text:p>
          </table:table-cell>
          <table:table-cell table:style-name="ce15" table:formula="of:=LOOKUP([.AD12];[.$AZ$6:.$AZ$261];[.$BC$6:.$BC$261])" office:value-type="float" office:value="238" calcext:value-type="float">
            <text:p>238</text:p>
          </table:table-cell>
          <table:table-cell table:style-name="ce15" table:formula="of:=LOOKUP([.AE12];[.$AZ$6:.$AZ$261];[.$BC$6:.$BC$261])" office:value-type="float" office:value="236" calcext:value-type="float">
            <text:p>236</text:p>
          </table:table-cell>
          <table:table-cell table:style-name="ce15" table:formula="of:=LOOKUP([.AF12];[.$AZ$6:.$AZ$261];[.$BC$6:.$BC$261])" office:value-type="float" office:value="236" calcext:value-type="float">
            <text:p>236</text:p>
          </table:table-cell>
          <table:table-cell table:style-name="ce15" table:formula="of:=LOOKUP([.AG12];[.$AZ$6:.$AZ$261];[.$BC$6:.$BC$261])" office:value-type="float" office:value="240" calcext:value-type="float">
            <text:p>240</text:p>
          </table:table-cell>
          <table:table-cell table:style-name="ce15" table:formula="of:=LOOKUP([.AH12];[.$AZ$6:.$AZ$261];[.$BC$6:.$BC$261])" office:value-type="float" office:value="249" calcext:value-type="float">
            <text:p>249</text:p>
          </table:table-cell>
          <table:table-cell table:style-name="ce15" table:formula="of:=LOOKUP([.AI12];[.$AZ$6:.$AZ$261];[.$BC$6:.$BC$261])" office:value-type="float" office:value="240" calcext:value-type="float">
            <text:p>240</text:p>
          </table:table-cell>
          <table:table-cell table:style-name="ce15" table:formula="of:=LOOKUP([.AJ12];[.$AZ$6:.$AZ$261];[.$BC$6:.$BC$261])" office:value-type="float" office:value="209" calcext:value-type="float">
            <text:p>209</text:p>
          </table:table-cell>
          <table:table-cell table:style-name="ce15" table:formula="of:=LOOKUP([.AK12];[.$AZ$6:.$AZ$261];[.$BC$6:.$BC$261])" office:value-type="float" office:value="195" calcext:value-type="float">
            <text:p>195</text:p>
          </table:table-cell>
          <table:table-cell table:style-name="ce15" table:formula="of:=LOOKUP([.AL12];[.$AZ$6:.$AZ$261];[.$BC$6:.$BC$261])" office:value-type="float" office:value="204" calcext:value-type="float">
            <text:p>204</text:p>
          </table:table-cell>
          <table:table-cell table:style-name="ce15" table:formula="of:=LOOKUP([.AM12];[.$AZ$6:.$AZ$261];[.$BC$6:.$BC$261])" office:value-type="float" office:value="142" calcext:value-type="float">
            <text:p>142</text:p>
          </table:table-cell>
          <table:table-cell table:style-name="ce15" table:formula="of:=LOOKUP([.AN12];[.$AZ$6:.$AZ$261];[.$BC$6:.$BC$261])" office:value-type="float" office:value="131" calcext:value-type="float">
            <text:p>131</text:p>
          </table:table-cell>
          <table:table-cell table:style-name="ce15" table:formula="of:=LOOKUP([.AO12];[.$AZ$6:.$AZ$261];[.$BC$6:.$BC$261])" office:value-type="float" office:value="142" calcext:value-type="float">
            <text:p>142</text:p>
          </table:table-cell>
          <table:table-cell table:style-name="ce15" table:formula="of:=LOOKUP([.AP12];[.$AZ$6:.$AZ$261];[.$BC$6:.$BC$261])" office:value-type="float" office:value="167" calcext:value-type="float">
            <text:p>167</text:p>
          </table:table-cell>
          <table:table-cell table:style-name="ce15" table:formula="of:=LOOKUP([.AQ12];[.$AZ$6:.$AZ$261];[.$BC$6:.$BC$261])" office:value-type="float" office:value="185" calcext:value-type="float">
            <text:p>185</text:p>
          </table:table-cell>
          <table:table-cell table:style-name="ce15" table:formula="of:=LOOKUP([.AR12];[.$AZ$6:.$AZ$261];[.$BC$6:.$BC$261])" office:value-type="float" office:value="208" calcext:value-type="float">
            <text:p>208</text:p>
          </table:table-cell>
          <table:table-cell table:style-name="ce15" table:formula="of:=LOOKUP([.AS12];[.$AZ$6:.$AZ$261];[.$BC$6:.$BC$261])" office:value-type="float" office:value="214" calcext:value-type="float">
            <text:p>214</text:p>
          </table:table-cell>
          <table:table-cell table:style-name="ce15" table:formula="of:=LOOKUP([.AT12];[.$AZ$6:.$AZ$261];[.$BC$6:.$BC$261])" office:value-type="float" office:value="186" calcext:value-type="float">
            <text:p>186</text:p>
          </table:table-cell>
          <table:table-cell table:style-name="ce15" table:formula="of:=LOOKUP([.AU12];[.$AZ$6:.$AZ$261];[.$BC$6:.$BC$261])" office:value-type="float" office:value="145" calcext:value-type="float">
            <text:p>145</text:p>
          </table:table-cell>
          <table:table-cell table:style-name="ce15" table:formula="of:=LOOKUP([.AV12];[.$AZ$6:.$AZ$261];[.$BC$6:.$BC$261])" office:value-type="float" office:value="136" calcext:value-type="float">
            <text:p>136</text:p>
          </table:table-cell>
          <table:table-cell table:style-name="ce15" table:formula="of:=LOOKUP([.AW12];[.$AZ$6:.$AZ$261];[.$BC$6:.$BC$261])" office:value-type="float" office:value="139" calcext:value-type="float">
            <text:p>139</text:p>
          </table:table-cell>
          <table:table-cell table:style-name="ce15" table:formula="of:=LOOKUP([.AX12];[.$AZ$6:.$AZ$261];[.$BC$6:.$BC$261])" office:value-type="float" office:value="148" calcext:value-type="float">
            <text:p>14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$A$1:.$AX$69];[.AZ84])" office:value-type="float" office:value="4" calcext:value-type="float">
            <text:p>4</text:p>
          </table:table-cell>
          <table:table-cell table:formula="of:=COUNTIF([.$A$73:.$AX$141];[.AZ84])" office:value-type="float" office:value="4" calcext:value-type="float">
            <text:p>4</text:p>
          </table:table-cell>
          <table:table-cell table:formula="of:=IF([.AZ84]&lt;[.$BA$1];0;IF([.AZ84]&gt;=[.$BC$1];255;ROUNDDOWN(([.AZ84]-[.$BA$1])/([.$BC$1]-[.$BA$1])*255)))" office:value-type="float" office:value="78" calcext:value-type="float">
            <text:p>78</text:p>
          </table:table-cell>
        </table:table-row>
        <table:table-row table:style-name="ro1">
          <table:table-cell table:style-name="ce15" table:formula="of:=LOOKUP([.A13];[.$AZ$6:.$AZ$261];[.$BC$6:.$BC$261])" office:value-type="float" office:value="154" calcext:value-type="float">
            <text:p>154</text:p>
          </table:table-cell>
          <table:table-cell table:style-name="ce15" table:formula="of:=LOOKUP([.B13];[.$AZ$6:.$AZ$261];[.$BC$6:.$BC$261])" office:value-type="float" office:value="155" calcext:value-type="float">
            <text:p>155</text:p>
          </table:table-cell>
          <table:table-cell table:style-name="ce15" table:formula="of:=LOOKUP([.C13];[.$AZ$6:.$AZ$261];[.$BC$6:.$BC$261])" office:value-type="float" office:value="157" calcext:value-type="float">
            <text:p>157</text:p>
          </table:table-cell>
          <table:table-cell table:style-name="ce15" table:formula="of:=LOOKUP([.D13];[.$AZ$6:.$AZ$261];[.$BC$6:.$BC$261])" office:value-type="float" office:value="204" calcext:value-type="float">
            <text:p>204</text:p>
          </table:table-cell>
          <table:table-cell table:style-name="ce15" table:formula="of:=LOOKUP([.E13];[.$AZ$6:.$AZ$261];[.$BC$6:.$BC$261])" office:value-type="float" office:value="236" calcext:value-type="float">
            <text:p>236</text:p>
          </table:table-cell>
          <table:table-cell table:style-name="ce15" table:formula="of:=LOOKUP([.F13];[.$AZ$6:.$AZ$261];[.$BC$6:.$BC$261])" office:value-type="float" office:value="238" calcext:value-type="float">
            <text:p>238</text:p>
          </table:table-cell>
          <table:table-cell table:style-name="ce15" table:formula="of:=LOOKUP([.G13];[.$AZ$6:.$AZ$261];[.$BC$6:.$BC$261])" office:value-type="float" office:value="251" calcext:value-type="float">
            <text:p>251</text:p>
          </table:table-cell>
          <table:table-cell table:style-name="ce15" table:formula="of:=LOOKUP([.H13];[.$AZ$6:.$AZ$261];[.$BC$6:.$BC$261])" office:value-type="float" office:value="238" calcext:value-type="float">
            <text:p>238</text:p>
          </table:table-cell>
          <table:table-cell table:style-name="ce15" table:formula="of:=LOOKUP([.I13];[.$AZ$6:.$AZ$261];[.$BC$6:.$BC$261])" office:value-type="float" office:value="175" calcext:value-type="float">
            <text:p>175</text:p>
          </table:table-cell>
          <table:table-cell table:style-name="ce15" table:formula="of:=LOOKUP([.J13];[.$AZ$6:.$AZ$261];[.$BC$6:.$BC$261])" office:value-type="float" office:value="150" calcext:value-type="float">
            <text:p>150</text:p>
          </table:table-cell>
          <table:table-cell table:style-name="ce15" table:formula="of:=LOOKUP([.K13];[.$AZ$6:.$AZ$261];[.$BC$6:.$BC$261])" office:value-type="float" office:value="183" calcext:value-type="float">
            <text:p>183</text:p>
          </table:table-cell>
          <table:table-cell table:style-name="ce15" table:formula="of:=LOOKUP([.L13];[.$AZ$6:.$AZ$261];[.$BC$6:.$BC$261])" office:value-type="float" office:value="238" calcext:value-type="float">
            <text:p>238</text:p>
          </table:table-cell>
          <table:table-cell table:style-name="ce15" table:formula="of:=LOOKUP([.M13];[.$AZ$6:.$AZ$261];[.$BC$6:.$BC$261])" office:value-type="float" office:value="224" calcext:value-type="float">
            <text:p>224</text:p>
          </table:table-cell>
          <table:table-cell table:style-name="ce15" table:formula="of:=LOOKUP([.N13];[.$AZ$6:.$AZ$261];[.$BC$6:.$BC$261])" office:value-type="float" office:value="200" calcext:value-type="float">
            <text:p>200</text:p>
          </table:table-cell>
          <table:table-cell table:style-name="ce15" table:formula="of:=LOOKUP([.O13];[.$AZ$6:.$AZ$261];[.$BC$6:.$BC$261])" office:value-type="float" office:value="156" calcext:value-type="float">
            <text:p>156</text:p>
          </table:table-cell>
          <table:table-cell table:style-name="ce15" table:formula="of:=LOOKUP([.P13];[.$AZ$6:.$AZ$261];[.$BC$6:.$BC$261])" office:value-type="float" office:value="155" calcext:value-type="float">
            <text:p>155</text:p>
          </table:table-cell>
          <table:table-cell table:style-name="ce15" table:formula="of:=LOOKUP([.Q13];[.$AZ$6:.$AZ$261];[.$BC$6:.$BC$261])" office:value-type="float" office:value="157" calcext:value-type="float">
            <text:p>157</text:p>
          </table:table-cell>
          <table:table-cell table:style-name="ce15" table:formula="of:=LOOKUP([.R13];[.$AZ$6:.$AZ$261];[.$BC$6:.$BC$261])" office:value-type="float" office:value="160" calcext:value-type="float">
            <text:p>160</text:p>
          </table:table-cell>
          <table:table-cell table:style-name="ce15" table:formula="of:=LOOKUP([.S13];[.$AZ$6:.$AZ$261];[.$BC$6:.$BC$261])" office:value-type="float" office:value="166" calcext:value-type="float">
            <text:p>166</text:p>
          </table:table-cell>
          <table:table-cell table:style-name="ce15" table:formula="of:=LOOKUP([.T13];[.$AZ$6:.$AZ$261];[.$BC$6:.$BC$261])" office:value-type="float" office:value="171" calcext:value-type="float">
            <text:p>171</text:p>
          </table:table-cell>
          <table:table-cell table:style-name="ce15" table:formula="of:=LOOKUP([.U13];[.$AZ$6:.$AZ$261];[.$BC$6:.$BC$261])" office:value-type="float" office:value="185" calcext:value-type="float">
            <text:p>185</text:p>
          </table:table-cell>
          <table:table-cell table:style-name="ce15" table:formula="of:=LOOKUP([.V13];[.$AZ$6:.$AZ$261];[.$BC$6:.$BC$261])" office:value-type="float" office:value="201" calcext:value-type="float">
            <text:p>201</text:p>
          </table:table-cell>
          <table:table-cell table:style-name="ce15" table:formula="of:=LOOKUP([.W13];[.$AZ$6:.$AZ$261];[.$BC$6:.$BC$261])" office:value-type="float" office:value="212" calcext:value-type="float">
            <text:p>212</text:p>
          </table:table-cell>
          <table:table-cell table:style-name="ce15" table:formula="of:=LOOKUP([.X13];[.$AZ$6:.$AZ$261];[.$BC$6:.$BC$261])" office:value-type="float" office:value="222" calcext:value-type="float">
            <text:p>222</text:p>
          </table:table-cell>
          <table:table-cell table:style-name="ce15" table:formula="of:=LOOKUP([.Y13];[.$AZ$6:.$AZ$261];[.$BC$6:.$BC$261])" office:value-type="float" office:value="226" calcext:value-type="float">
            <text:p>226</text:p>
          </table:table-cell>
          <table:table-cell table:style-name="ce15" table:formula="of:=LOOKUP([.Z13];[.$AZ$6:.$AZ$261];[.$BC$6:.$BC$261])" office:value-type="float" office:value="232" calcext:value-type="float">
            <text:p>232</text:p>
          </table:table-cell>
          <table:table-cell table:style-name="ce15" table:formula="of:=LOOKUP([.AA13];[.$AZ$6:.$AZ$261];[.$BC$6:.$BC$261])" office:value-type="float" office:value="235" calcext:value-type="float">
            <text:p>235</text:p>
          </table:table-cell>
          <table:table-cell table:style-name="ce15" table:formula="of:=LOOKUP([.AB13];[.$AZ$6:.$AZ$261];[.$BC$6:.$BC$261])" office:value-type="float" office:value="240" calcext:value-type="float">
            <text:p>240</text:p>
          </table:table-cell>
          <table:table-cell table:style-name="ce15" table:formula="of:=LOOKUP([.AC13];[.$AZ$6:.$AZ$261];[.$BC$6:.$BC$261])" office:value-type="float" office:value="241" calcext:value-type="float">
            <text:p>241</text:p>
          </table:table-cell>
          <table:table-cell table:style-name="ce15" table:formula="of:=LOOKUP([.AD13];[.$AZ$6:.$AZ$261];[.$BC$6:.$BC$261])" office:value-type="float" office:value="241" calcext:value-type="float">
            <text:p>241</text:p>
          </table:table-cell>
          <table:table-cell table:style-name="ce15" table:formula="of:=LOOKUP([.AE13];[.$AZ$6:.$AZ$261];[.$BC$6:.$BC$261])" office:value-type="float" office:value="237" calcext:value-type="float">
            <text:p>237</text:p>
          </table:table-cell>
          <table:table-cell table:style-name="ce15" table:formula="of:=LOOKUP([.AF13];[.$AZ$6:.$AZ$261];[.$BC$6:.$BC$261])" office:value-type="float" office:value="239" calcext:value-type="float">
            <text:p>239</text:p>
          </table:table-cell>
          <table:table-cell table:style-name="ce15" table:formula="of:=LOOKUP([.AG13];[.$AZ$6:.$AZ$261];[.$BC$6:.$BC$261])" office:value-type="float" office:value="249" calcext:value-type="float">
            <text:p>249</text:p>
          </table:table-cell>
          <table:table-cell table:style-name="ce15" table:formula="of:=LOOKUP([.AH13];[.$AZ$6:.$AZ$261];[.$BC$6:.$BC$261])" office:value-type="float" office:value="244" calcext:value-type="float">
            <text:p>244</text:p>
          </table:table-cell>
          <table:table-cell table:style-name="ce15" table:formula="of:=LOOKUP([.AI13];[.$AZ$6:.$AZ$261];[.$BC$6:.$BC$261])" office:value-type="float" office:value="211" calcext:value-type="float">
            <text:p>211</text:p>
          </table:table-cell>
          <table:table-cell table:style-name="ce15" table:formula="of:=LOOKUP([.AJ13];[.$AZ$6:.$AZ$261];[.$BC$6:.$BC$261])" office:value-type="float" office:value="194" calcext:value-type="float">
            <text:p>194</text:p>
          </table:table-cell>
          <table:table-cell table:style-name="ce15" table:formula="of:=LOOKUP([.AK13];[.$AZ$6:.$AZ$261];[.$BC$6:.$BC$261])" office:value-type="float" office:value="202" calcext:value-type="float">
            <text:p>202</text:p>
          </table:table-cell>
          <table:table-cell table:style-name="ce15" table:formula="of:=LOOKUP([.AL13];[.$AZ$6:.$AZ$261];[.$BC$6:.$BC$261])" office:value-type="float" office:value="191" calcext:value-type="float">
            <text:p>191</text:p>
          </table:table-cell>
          <table:table-cell table:style-name="ce15" table:formula="of:=LOOKUP([.AM13];[.$AZ$6:.$AZ$261];[.$BC$6:.$BC$261])" office:value-type="float" office:value="135" calcext:value-type="float">
            <text:p>135</text:p>
          </table:table-cell>
          <table:table-cell table:style-name="ce15" table:formula="of:=LOOKUP([.AN13];[.$AZ$6:.$AZ$261];[.$BC$6:.$BC$261])" office:value-type="float" office:value="138" calcext:value-type="float">
            <text:p>138</text:p>
          </table:table-cell>
          <table:table-cell table:style-name="ce15" table:formula="of:=LOOKUP([.AO13];[.$AZ$6:.$AZ$261];[.$BC$6:.$BC$261])" office:value-type="float" office:value="157" calcext:value-type="float">
            <text:p>157</text:p>
          </table:table-cell>
          <table:table-cell table:style-name="ce15" table:formula="of:=LOOKUP([.AP13];[.$AZ$6:.$AZ$261];[.$BC$6:.$BC$261])" office:value-type="float" office:value="184" calcext:value-type="float">
            <text:p>184</text:p>
          </table:table-cell>
          <table:table-cell table:style-name="ce15" table:formula="of:=LOOKUP([.AQ13];[.$AZ$6:.$AZ$261];[.$BC$6:.$BC$261])" office:value-type="float" office:value="197" calcext:value-type="float">
            <text:p>197</text:p>
          </table:table-cell>
          <table:table-cell table:style-name="ce15" table:formula="of:=LOOKUP([.AR13];[.$AZ$6:.$AZ$261];[.$BC$6:.$BC$261])" office:value-type="float" office:value="215" calcext:value-type="float">
            <text:p>215</text:p>
          </table:table-cell>
          <table:table-cell table:style-name="ce15" table:formula="of:=LOOKUP([.AS13];[.$AZ$6:.$AZ$261];[.$BC$6:.$BC$261])" office:value-type="float" office:value="221" calcext:value-type="float">
            <text:p>221</text:p>
          </table:table-cell>
          <table:table-cell table:style-name="ce15" table:formula="of:=LOOKUP([.AT13];[.$AZ$6:.$AZ$261];[.$BC$6:.$BC$261])" office:value-type="float" office:value="221" calcext:value-type="float">
            <text:p>221</text:p>
          </table:table-cell>
          <table:table-cell table:style-name="ce15" table:formula="of:=LOOKUP([.AU13];[.$AZ$6:.$AZ$261];[.$BC$6:.$BC$261])" office:value-type="float" office:value="207" calcext:value-type="float">
            <text:p>207</text:p>
          </table:table-cell>
          <table:table-cell table:style-name="ce15" table:formula="of:=LOOKUP([.AV13];[.$AZ$6:.$AZ$261];[.$BC$6:.$BC$261])" office:value-type="float" office:value="168" calcext:value-type="float">
            <text:p>168</text:p>
          </table:table-cell>
          <table:table-cell table:style-name="ce15" table:formula="of:=LOOKUP([.AW13];[.$AZ$6:.$AZ$261];[.$BC$6:.$BC$261])" office:value-type="float" office:value="143" calcext:value-type="float">
            <text:p>143</text:p>
          </table:table-cell>
          <table:table-cell table:style-name="ce15" table:formula="of:=LOOKUP([.AX13];[.$AZ$6:.$AZ$261];[.$BC$6:.$BC$261])" office:value-type="float" office:value="150" calcext:value-type="float">
            <text:p>15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$A$1:.$AX$69];[.AZ85])" office:value-type="float" office:value="4" calcext:value-type="float">
            <text:p>4</text:p>
          </table:table-cell>
          <table:table-cell table:formula="of:=COUNTIF([.$A$73:.$AX$141];[.AZ85])" office:value-type="float" office:value="4" calcext:value-type="float">
            <text:p>4</text:p>
          </table:table-cell>
          <table:table-cell table:formula="of:=IF([.AZ85]&lt;[.$BA$1];0;IF([.AZ85]&gt;=[.$BC$1];255;ROUNDDOWN(([.AZ85]-[.$BA$1])/([.$BC$1]-[.$BA$1])*255)))" office:value-type="float" office:value="79" calcext:value-type="float">
            <text:p>79</text:p>
          </table:table-cell>
        </table:table-row>
        <table:table-row table:style-name="ro1">
          <table:table-cell table:style-name="ce15" table:formula="of:=LOOKUP([.A14];[.$AZ$6:.$AZ$261];[.$BC$6:.$BC$261])" office:value-type="float" office:value="154" calcext:value-type="float">
            <text:p>154</text:p>
          </table:table-cell>
          <table:table-cell table:style-name="ce15" table:formula="of:=LOOKUP([.B14];[.$AZ$6:.$AZ$261];[.$BC$6:.$BC$261])" office:value-type="float" office:value="153" calcext:value-type="float">
            <text:p>153</text:p>
          </table:table-cell>
          <table:table-cell table:style-name="ce15" table:formula="of:=LOOKUP([.C14];[.$AZ$6:.$AZ$261];[.$BC$6:.$BC$261])" office:value-type="float" office:value="161" calcext:value-type="float">
            <text:p>161</text:p>
          </table:table-cell>
          <table:table-cell table:style-name="ce15" table:formula="of:=LOOKUP([.D14];[.$AZ$6:.$AZ$261];[.$BC$6:.$BC$261])" office:value-type="float" office:value="230" calcext:value-type="float">
            <text:p>230</text:p>
          </table:table-cell>
          <table:table-cell table:style-name="ce15" table:formula="of:=LOOKUP([.E14];[.$AZ$6:.$AZ$261];[.$BC$6:.$BC$261])" office:value-type="float" office:value="243" calcext:value-type="float">
            <text:p>243</text:p>
          </table:table-cell>
          <table:table-cell table:style-name="ce15" table:formula="of:=LOOKUP([.F14];[.$AZ$6:.$AZ$261];[.$BC$6:.$BC$261])" office:value-type="float" office:value="252" calcext:value-type="float">
            <text:p>252</text:p>
          </table:table-cell>
          <table:table-cell table:style-name="ce15" table:formula="of:=LOOKUP([.G14];[.$AZ$6:.$AZ$261];[.$BC$6:.$BC$261])" office:value-type="float" office:value="252" calcext:value-type="float">
            <text:p>252</text:p>
          </table:table-cell>
          <table:table-cell table:style-name="ce15" table:formula="of:=LOOKUP([.H14];[.$AZ$6:.$AZ$261];[.$BC$6:.$BC$261])" office:value-type="float" office:value="236" calcext:value-type="float">
            <text:p>236</text:p>
          </table:table-cell>
          <table:table-cell table:style-name="ce15" table:formula="of:=LOOKUP([.I14];[.$AZ$6:.$AZ$261];[.$BC$6:.$BC$261])" office:value-type="float" office:value="206" calcext:value-type="float">
            <text:p>206</text:p>
          </table:table-cell>
          <table:table-cell table:style-name="ce15" table:formula="of:=LOOKUP([.J14];[.$AZ$6:.$AZ$261];[.$BC$6:.$BC$261])" office:value-type="float" office:value="154" calcext:value-type="float">
            <text:p>154</text:p>
          </table:table-cell>
          <table:table-cell table:style-name="ce15" table:formula="of:=LOOKUP([.K14];[.$AZ$6:.$AZ$261];[.$BC$6:.$BC$261])" office:value-type="float" office:value="152" calcext:value-type="float">
            <text:p>152</text:p>
          </table:table-cell>
          <table:table-cell table:style-name="ce15" table:formula="of:=LOOKUP([.L14];[.$AZ$6:.$AZ$261];[.$BC$6:.$BC$261])" office:value-type="float" office:value="207" calcext:value-type="float">
            <text:p>207</text:p>
          </table:table-cell>
          <table:table-cell table:style-name="ce15" table:formula="of:=LOOKUP([.M14];[.$AZ$6:.$AZ$261];[.$BC$6:.$BC$261])" office:value-type="float" office:value="214" calcext:value-type="float">
            <text:p>214</text:p>
          </table:table-cell>
          <table:table-cell table:style-name="ce15" table:formula="of:=LOOKUP([.N14];[.$AZ$6:.$AZ$261];[.$BC$6:.$BC$261])" office:value-type="float" office:value="210" calcext:value-type="float">
            <text:p>210</text:p>
          </table:table-cell>
          <table:table-cell table:style-name="ce15" table:formula="of:=LOOKUP([.O14];[.$AZ$6:.$AZ$261];[.$BC$6:.$BC$261])" office:value-type="float" office:value="171" calcext:value-type="float">
            <text:p>171</text:p>
          </table:table-cell>
          <table:table-cell table:style-name="ce15" table:formula="of:=LOOKUP([.P14];[.$AZ$6:.$AZ$261];[.$BC$6:.$BC$261])" office:value-type="float" office:value="150" calcext:value-type="float">
            <text:p>150</text:p>
          </table:table-cell>
          <table:table-cell table:style-name="ce15" table:formula="of:=LOOKUP([.Q14];[.$AZ$6:.$AZ$261];[.$BC$6:.$BC$261])" office:value-type="float" office:value="151" calcext:value-type="float">
            <text:p>151</text:p>
          </table:table-cell>
          <table:table-cell table:style-name="ce15" table:formula="of:=LOOKUP([.R14];[.$AZ$6:.$AZ$261];[.$BC$6:.$BC$261])" office:value-type="float" office:value="154" calcext:value-type="float">
            <text:p>154</text:p>
          </table:table-cell>
          <table:table-cell table:style-name="ce15" table:formula="of:=LOOKUP([.S14];[.$AZ$6:.$AZ$261];[.$BC$6:.$BC$261])" office:value-type="float" office:value="160" calcext:value-type="float">
            <text:p>160</text:p>
          </table:table-cell>
          <table:table-cell table:style-name="ce15" table:formula="of:=LOOKUP([.T14];[.$AZ$6:.$AZ$261];[.$BC$6:.$BC$261])" office:value-type="float" office:value="167" calcext:value-type="float">
            <text:p>167</text:p>
          </table:table-cell>
          <table:table-cell table:style-name="ce15" table:formula="of:=LOOKUP([.U14];[.$AZ$6:.$AZ$261];[.$BC$6:.$BC$261])" office:value-type="float" office:value="178" calcext:value-type="float">
            <text:p>178</text:p>
          </table:table-cell>
          <table:table-cell table:style-name="ce15" table:formula="of:=LOOKUP([.V14];[.$AZ$6:.$AZ$261];[.$BC$6:.$BC$261])" office:value-type="float" office:value="190" calcext:value-type="float">
            <text:p>190</text:p>
          </table:table-cell>
          <table:table-cell table:style-name="ce15" table:formula="of:=LOOKUP([.W14];[.$AZ$6:.$AZ$261];[.$BC$6:.$BC$261])" office:value-type="float" office:value="206" calcext:value-type="float">
            <text:p>206</text:p>
          </table:table-cell>
          <table:table-cell table:style-name="ce15" table:formula="of:=LOOKUP([.X14];[.$AZ$6:.$AZ$261];[.$BC$6:.$BC$261])" office:value-type="float" office:value="220" calcext:value-type="float">
            <text:p>220</text:p>
          </table:table-cell>
          <table:table-cell table:style-name="ce15" table:formula="of:=LOOKUP([.Y14];[.$AZ$6:.$AZ$261];[.$BC$6:.$BC$261])" office:value-type="float" office:value="222" calcext:value-type="float">
            <text:p>222</text:p>
          </table:table-cell>
          <table:table-cell table:style-name="ce15" table:formula="of:=LOOKUP([.Z14];[.$AZ$6:.$AZ$261];[.$BC$6:.$BC$261])" office:value-type="float" office:value="228" calcext:value-type="float">
            <text:p>228</text:p>
          </table:table-cell>
          <table:table-cell table:style-name="ce15" table:formula="of:=LOOKUP([.AA14];[.$AZ$6:.$AZ$261];[.$BC$6:.$BC$261])" office:value-type="float" office:value="235" calcext:value-type="float">
            <text:p>235</text:p>
          </table:table-cell>
          <table:table-cell table:style-name="ce15" table:formula="of:=LOOKUP([.AB14];[.$AZ$6:.$AZ$261];[.$BC$6:.$BC$261])" office:value-type="float" office:value="240" calcext:value-type="float">
            <text:p>240</text:p>
          </table:table-cell>
          <table:table-cell table:style-name="ce15" table:formula="of:=LOOKUP([.AC14];[.$AZ$6:.$AZ$261];[.$BC$6:.$BC$261])" office:value-type="float" office:value="241" calcext:value-type="float">
            <text:p>241</text:p>
          </table:table-cell>
          <table:table-cell table:style-name="ce15" table:formula="of:=LOOKUP([.AD14];[.$AZ$6:.$AZ$261];[.$BC$6:.$BC$261])" office:value-type="float" office:value="241" calcext:value-type="float">
            <text:p>241</text:p>
          </table:table-cell>
          <table:table-cell table:style-name="ce15" table:formula="of:=LOOKUP([.AE14];[.$AZ$6:.$AZ$261];[.$BC$6:.$BC$261])" office:value-type="float" office:value="242" calcext:value-type="float">
            <text:p>242</text:p>
          </table:table-cell>
          <table:table-cell table:style-name="ce15" table:formula="of:=LOOKUP([.AF14];[.$AZ$6:.$AZ$261];[.$BC$6:.$BC$261])" office:value-type="float" office:value="249" calcext:value-type="float">
            <text:p>249</text:p>
          </table:table-cell>
          <table:table-cell table:style-name="ce15" table:formula="of:=LOOKUP([.AG14];[.$AZ$6:.$AZ$261];[.$BC$6:.$BC$261])" office:value-type="float" office:value="247" calcext:value-type="float">
            <text:p>247</text:p>
          </table:table-cell>
          <table:table-cell table:style-name="ce15" table:formula="of:=LOOKUP([.AH14];[.$AZ$6:.$AZ$261];[.$BC$6:.$BC$261])" office:value-type="float" office:value="216" calcext:value-type="float">
            <text:p>216</text:p>
          </table:table-cell>
          <table:table-cell table:style-name="ce15" table:formula="of:=LOOKUP([.AI14];[.$AZ$6:.$AZ$261];[.$BC$6:.$BC$261])" office:value-type="float" office:value="194" calcext:value-type="float">
            <text:p>194</text:p>
          </table:table-cell>
          <table:table-cell table:style-name="ce15" table:formula="of:=LOOKUP([.AJ14];[.$AZ$6:.$AZ$261];[.$BC$6:.$BC$261])" office:value-type="float" office:value="200" calcext:value-type="float">
            <text:p>200</text:p>
          </table:table-cell>
          <table:table-cell table:style-name="ce15" table:formula="of:=LOOKUP([.AK14];[.$AZ$6:.$AZ$261];[.$BC$6:.$BC$261])" office:value-type="float" office:value="210" calcext:value-type="float">
            <text:p>210</text:p>
          </table:table-cell>
          <table:table-cell table:style-name="ce15" table:formula="of:=LOOKUP([.AL14];[.$AZ$6:.$AZ$261];[.$BC$6:.$BC$261])" office:value-type="float" office:value="169" calcext:value-type="float">
            <text:p>169</text:p>
          </table:table-cell>
          <table:table-cell table:style-name="ce15" table:formula="of:=LOOKUP([.AM14];[.$AZ$6:.$AZ$261];[.$BC$6:.$BC$261])" office:value-type="float" office:value="134" calcext:value-type="float">
            <text:p>134</text:p>
          </table:table-cell>
          <table:table-cell table:style-name="ce15" table:formula="of:=LOOKUP([.AN14];[.$AZ$6:.$AZ$261];[.$BC$6:.$BC$261])" office:value-type="float" office:value="144" calcext:value-type="float">
            <text:p>144</text:p>
          </table:table-cell>
          <table:table-cell table:style-name="ce15" table:formula="of:=LOOKUP([.AO14];[.$AZ$6:.$AZ$261];[.$BC$6:.$BC$261])" office:value-type="float" office:value="171" calcext:value-type="float">
            <text:p>171</text:p>
          </table:table-cell>
          <table:table-cell table:style-name="ce15" table:formula="of:=LOOKUP([.AP14];[.$AZ$6:.$AZ$261];[.$BC$6:.$BC$261])" office:value-type="float" office:value="191" calcext:value-type="float">
            <text:p>191</text:p>
          </table:table-cell>
          <table:table-cell table:style-name="ce15" table:formula="of:=LOOKUP([.AQ14];[.$AZ$6:.$AZ$261];[.$BC$6:.$BC$261])" office:value-type="float" office:value="207" calcext:value-type="float">
            <text:p>207</text:p>
          </table:table-cell>
          <table:table-cell table:style-name="ce15" table:formula="of:=LOOKUP([.AR14];[.$AZ$6:.$AZ$261];[.$BC$6:.$BC$261])" office:value-type="float" office:value="218" calcext:value-type="float">
            <text:p>218</text:p>
          </table:table-cell>
          <table:table-cell table:style-name="ce15" table:formula="of:=LOOKUP([.AS14];[.$AZ$6:.$AZ$261];[.$BC$6:.$BC$261])" office:value-type="float" office:value="221" calcext:value-type="float">
            <text:p>221</text:p>
          </table:table-cell>
          <table:table-cell table:style-name="ce15" table:formula="of:=LOOKUP([.AT14];[.$AZ$6:.$AZ$261];[.$BC$6:.$BC$261])" office:value-type="float" office:value="221" calcext:value-type="float">
            <text:p>221</text:p>
          </table:table-cell>
          <table:table-cell table:style-name="ce15" table:formula="of:=LOOKUP([.AU14];[.$AZ$6:.$AZ$261];[.$BC$6:.$BC$261])" office:value-type="float" office:value="220" calcext:value-type="float">
            <text:p>220</text:p>
          </table:table-cell>
          <table:table-cell table:style-name="ce15" table:formula="of:=LOOKUP([.AV14];[.$AZ$6:.$AZ$261];[.$BC$6:.$BC$261])" office:value-type="float" office:value="212" calcext:value-type="float">
            <text:p>212</text:p>
          </table:table-cell>
          <table:table-cell table:style-name="ce15" table:formula="of:=LOOKUP([.AW14];[.$AZ$6:.$AZ$261];[.$BC$6:.$BC$261])" office:value-type="float" office:value="164" calcext:value-type="float">
            <text:p>164</text:p>
          </table:table-cell>
          <table:table-cell table:style-name="ce15" table:formula="of:=LOOKUP([.AX14];[.$AZ$6:.$AZ$261];[.$BC$6:.$BC$261])" office:value-type="float" office:value="148" calcext:value-type="float">
            <text:p>14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$A$1:.$AX$69];[.AZ86])" office:value-type="float" office:value="3" calcext:value-type="float">
            <text:p>3</text:p>
          </table:table-cell>
          <table:table-cell table:formula="of:=COUNTIF([.$A$73:.$AX$141];[.AZ86])" office:value-type="float" office:value="3" calcext:value-type="float">
            <text:p>3</text:p>
          </table:table-cell>
          <table:table-cell table:formula="of:=IF([.AZ86]&lt;[.$BA$1];0;IF([.AZ86]&gt;=[.$BC$1];255;ROUNDDOWN(([.AZ86]-[.$BA$1])/([.$BC$1]-[.$BA$1])*255)))" office:value-type="float" office:value="80" calcext:value-type="float">
            <text:p>80</text:p>
          </table:table-cell>
        </table:table-row>
        <table:table-row table:style-name="ro1">
          <table:table-cell table:style-name="ce15" table:formula="of:=LOOKUP([.A15];[.$AZ$6:.$AZ$261];[.$BC$6:.$BC$261])" office:value-type="float" office:value="160" calcext:value-type="float">
            <text:p>160</text:p>
          </table:table-cell>
          <table:table-cell table:style-name="ce15" table:formula="of:=LOOKUP([.B15];[.$AZ$6:.$AZ$261];[.$BC$6:.$BC$261])" office:value-type="float" office:value="190" calcext:value-type="float">
            <text:p>190</text:p>
          </table:table-cell>
          <table:table-cell table:style-name="ce15" table:formula="of:=LOOKUP([.C15];[.$AZ$6:.$AZ$261];[.$BC$6:.$BC$261])" office:value-type="float" office:value="223" calcext:value-type="float">
            <text:p>223</text:p>
          </table:table-cell>
          <table:table-cell table:style-name="ce15" table:formula="of:=LOOKUP([.D15];[.$AZ$6:.$AZ$261];[.$BC$6:.$BC$261])" office:value-type="float" office:value="233" calcext:value-type="float">
            <text:p>233</text:p>
          </table:table-cell>
          <table:table-cell table:style-name="ce15" table:formula="of:=LOOKUP([.E15];[.$AZ$6:.$AZ$261];[.$BC$6:.$BC$261])" office:value-type="float" office:value="250" calcext:value-type="float">
            <text:p>250</text:p>
          </table:table-cell>
          <table:table-cell table:style-name="ce15" table:formula="of:=LOOKUP([.F15];[.$AZ$6:.$AZ$261];[.$BC$6:.$BC$261])" office:value-type="float" office:value="253" calcext:value-type="float">
            <text:p>253</text:p>
          </table:table-cell>
          <table:table-cell table:style-name="ce15" table:formula="of:=LOOKUP([.G15];[.$AZ$6:.$AZ$261];[.$BC$6:.$BC$261])" office:value-type="float" office:value="251" calcext:value-type="float">
            <text:p>251</text:p>
          </table:table-cell>
          <table:table-cell table:style-name="ce15" table:formula="of:=LOOKUP([.H15];[.$AZ$6:.$AZ$261];[.$BC$6:.$BC$261])" office:value-type="float" office:value="238" calcext:value-type="float">
            <text:p>238</text:p>
          </table:table-cell>
          <table:table-cell table:style-name="ce15" table:formula="of:=LOOKUP([.I15];[.$AZ$6:.$AZ$261];[.$BC$6:.$BC$261])" office:value-type="float" office:value="214" calcext:value-type="float">
            <text:p>214</text:p>
          </table:table-cell>
          <table:table-cell table:style-name="ce15" table:formula="of:=LOOKUP([.J15];[.$AZ$6:.$AZ$261];[.$BC$6:.$BC$261])" office:value-type="float" office:value="194" calcext:value-type="float">
            <text:p>194</text:p>
          </table:table-cell>
          <table:table-cell table:style-name="ce15" table:formula="of:=LOOKUP([.K15];[.$AZ$6:.$AZ$261];[.$BC$6:.$BC$261])" office:value-type="float" office:value="149" calcext:value-type="float">
            <text:p>149</text:p>
          </table:table-cell>
          <table:table-cell table:style-name="ce15" table:formula="of:=LOOKUP([.L15];[.$AZ$6:.$AZ$261];[.$BC$6:.$BC$261])" office:value-type="float" office:value="170" calcext:value-type="float">
            <text:p>170</text:p>
          </table:table-cell>
          <table:table-cell table:style-name="ce15" table:formula="of:=LOOKUP([.M15];[.$AZ$6:.$AZ$261];[.$BC$6:.$BC$261])" office:value-type="float" office:value="201" calcext:value-type="float">
            <text:p>201</text:p>
          </table:table-cell>
          <table:table-cell table:style-name="ce15" table:formula="of:=LOOKUP([.N15];[.$AZ$6:.$AZ$261];[.$BC$6:.$BC$261])" office:value-type="float" office:value="216" calcext:value-type="float">
            <text:p>216</text:p>
          </table:table-cell>
          <table:table-cell table:style-name="ce15" table:formula="of:=LOOKUP([.O15];[.$AZ$6:.$AZ$261];[.$BC$6:.$BC$261])" office:value-type="float" office:value="191" calcext:value-type="float">
            <text:p>191</text:p>
          </table:table-cell>
          <table:table-cell table:style-name="ce15" table:formula="of:=LOOKUP([.P15];[.$AZ$6:.$AZ$261];[.$BC$6:.$BC$261])" office:value-type="float" office:value="147" calcext:value-type="float">
            <text:p>147</text:p>
          </table:table-cell>
          <table:table-cell table:style-name="ce15" table:formula="of:=LOOKUP([.Q15];[.$AZ$6:.$AZ$261];[.$BC$6:.$BC$261])" office:value-type="float" office:value="149" calcext:value-type="float">
            <text:p>149</text:p>
          </table:table-cell>
          <table:table-cell table:style-name="ce15" table:formula="of:=LOOKUP([.R15];[.$AZ$6:.$AZ$261];[.$BC$6:.$BC$261])" office:value-type="float" office:value="153" calcext:value-type="float">
            <text:p>153</text:p>
          </table:table-cell>
          <table:table-cell table:style-name="ce15" table:formula="of:=LOOKUP([.S15];[.$AZ$6:.$AZ$261];[.$BC$6:.$BC$261])" office:value-type="float" office:value="157" calcext:value-type="float">
            <text:p>157</text:p>
          </table:table-cell>
          <table:table-cell table:style-name="ce15" table:formula="of:=LOOKUP([.T15];[.$AZ$6:.$AZ$261];[.$BC$6:.$BC$261])" office:value-type="float" office:value="162" calcext:value-type="float">
            <text:p>162</text:p>
          </table:table-cell>
          <table:table-cell table:style-name="ce15" table:formula="of:=LOOKUP([.U15];[.$AZ$6:.$AZ$261];[.$BC$6:.$BC$261])" office:value-type="float" office:value="173" calcext:value-type="float">
            <text:p>173</text:p>
          </table:table-cell>
          <table:table-cell table:style-name="ce15" table:formula="of:=LOOKUP([.V15];[.$AZ$6:.$AZ$261];[.$BC$6:.$BC$261])" office:value-type="float" office:value="184" calcext:value-type="float">
            <text:p>184</text:p>
          </table:table-cell>
          <table:table-cell table:style-name="ce15" table:formula="of:=LOOKUP([.W15];[.$AZ$6:.$AZ$261];[.$BC$6:.$BC$261])" office:value-type="float" office:value="198" calcext:value-type="float">
            <text:p>198</text:p>
          </table:table-cell>
          <table:table-cell table:style-name="ce15" table:formula="of:=LOOKUP([.X15];[.$AZ$6:.$AZ$261];[.$BC$6:.$BC$261])" office:value-type="float" office:value="212" calcext:value-type="float">
            <text:p>212</text:p>
          </table:table-cell>
          <table:table-cell table:style-name="ce15" table:formula="of:=LOOKUP([.Y15];[.$AZ$6:.$AZ$261];[.$BC$6:.$BC$261])" office:value-type="float" office:value="220" calcext:value-type="float">
            <text:p>220</text:p>
          </table:table-cell>
          <table:table-cell table:style-name="ce15" table:formula="of:=LOOKUP([.Z15];[.$AZ$6:.$AZ$261];[.$BC$6:.$BC$261])" office:value-type="float" office:value="226" calcext:value-type="float">
            <text:p>226</text:p>
          </table:table-cell>
          <table:table-cell table:style-name="ce15" table:formula="of:=LOOKUP([.AA15];[.$AZ$6:.$AZ$261];[.$BC$6:.$BC$261])" office:value-type="float" office:value="233" calcext:value-type="float">
            <text:p>233</text:p>
          </table:table-cell>
          <table:table-cell table:style-name="ce15" table:formula="of:=LOOKUP([.AB15];[.$AZ$6:.$AZ$261];[.$BC$6:.$BC$261])" office:value-type="float" office:value="238" calcext:value-type="float">
            <text:p>238</text:p>
          </table:table-cell>
          <table:table-cell table:style-name="ce15" table:formula="of:=LOOKUP([.AC15];[.$AZ$6:.$AZ$261];[.$BC$6:.$BC$261])" office:value-type="float" office:value="243" calcext:value-type="float">
            <text:p>243</text:p>
          </table:table-cell>
          <table:table-cell table:style-name="ce15" table:formula="of:=LOOKUP([.AD15];[.$AZ$6:.$AZ$261];[.$BC$6:.$BC$261])" office:value-type="float" office:value="242" calcext:value-type="float">
            <text:p>242</text:p>
          </table:table-cell>
          <table:table-cell table:style-name="ce15" table:formula="of:=LOOKUP([.AE15];[.$AZ$6:.$AZ$261];[.$BC$6:.$BC$261])" office:value-type="float" office:value="248" calcext:value-type="float">
            <text:p>248</text:p>
          </table:table-cell>
          <table:table-cell table:style-name="ce15" table:formula="of:=LOOKUP([.AF15];[.$AZ$6:.$AZ$261];[.$BC$6:.$BC$261])" office:value-type="float" office:value="249" calcext:value-type="float">
            <text:p>249</text:p>
          </table:table-cell>
          <table:table-cell table:style-name="ce15" table:formula="of:=LOOKUP([.AG15];[.$AZ$6:.$AZ$261];[.$BC$6:.$BC$261])" office:value-type="float" office:value="226" calcext:value-type="float">
            <text:p>226</text:p>
          </table:table-cell>
          <table:table-cell table:style-name="ce15" table:formula="of:=LOOKUP([.AH15];[.$AZ$6:.$AZ$261];[.$BC$6:.$BC$261])" office:value-type="float" office:value="200" calcext:value-type="float">
            <text:p>200</text:p>
          </table:table-cell>
          <table:table-cell table:style-name="ce15" table:formula="of:=LOOKUP([.AI15];[.$AZ$6:.$AZ$261];[.$BC$6:.$BC$261])" office:value-type="float" office:value="203" calcext:value-type="float">
            <text:p>203</text:p>
          </table:table-cell>
          <table:table-cell table:style-name="ce15" table:formula="of:=LOOKUP([.AJ15];[.$AZ$6:.$AZ$261];[.$BC$6:.$BC$261])" office:value-type="float" office:value="211" calcext:value-type="float">
            <text:p>211</text:p>
          </table:table-cell>
          <table:table-cell table:style-name="ce15" table:formula="of:=LOOKUP([.AK15];[.$AZ$6:.$AZ$261];[.$BC$6:.$BC$261])" office:value-type="float" office:value="195" calcext:value-type="float">
            <text:p>195</text:p>
          </table:table-cell>
          <table:table-cell table:style-name="ce15" table:formula="of:=LOOKUP([.AL15];[.$AZ$6:.$AZ$261];[.$BC$6:.$BC$261])" office:value-type="float" office:value="155" calcext:value-type="float">
            <text:p>155</text:p>
          </table:table-cell>
          <table:table-cell table:style-name="ce15" table:formula="of:=LOOKUP([.AM15];[.$AZ$6:.$AZ$261];[.$BC$6:.$BC$261])" office:value-type="float" office:value="135" calcext:value-type="float">
            <text:p>135</text:p>
          </table:table-cell>
          <table:table-cell table:style-name="ce15" table:formula="of:=LOOKUP([.AN15];[.$AZ$6:.$AZ$261];[.$BC$6:.$BC$261])" office:value-type="float" office:value="153" calcext:value-type="float">
            <text:p>153</text:p>
          </table:table-cell>
          <table:table-cell table:style-name="ce15" table:formula="of:=LOOKUP([.AO15];[.$AZ$6:.$AZ$261];[.$BC$6:.$BC$261])" office:value-type="float" office:value="180" calcext:value-type="float">
            <text:p>180</text:p>
          </table:table-cell>
          <table:table-cell table:style-name="ce15" table:formula="of:=LOOKUP([.AP15];[.$AZ$6:.$AZ$261];[.$BC$6:.$BC$261])" office:value-type="float" office:value="195" calcext:value-type="float">
            <text:p>195</text:p>
          </table:table-cell>
          <table:table-cell table:style-name="ce15" table:formula="of:=LOOKUP([.AQ15];[.$AZ$6:.$AZ$261];[.$BC$6:.$BC$261])" office:value-type="float" office:value="213" calcext:value-type="float">
            <text:p>213</text:p>
          </table:table-cell>
          <table:table-cell table:style-name="ce15" table:formula="of:=LOOKUP([.AR15];[.$AZ$6:.$AZ$261];[.$BC$6:.$BC$261])" office:value-type="float" office:value="221" calcext:value-type="float">
            <text:p>221</text:p>
          </table:table-cell>
          <table:table-cell table:style-name="ce15" table:formula="of:=LOOKUP([.AS15];[.$AZ$6:.$AZ$261];[.$BC$6:.$BC$261])" office:value-type="float" office:value="221" calcext:value-type="float">
            <text:p>221</text:p>
          </table:table-cell>
          <table:table-cell table:style-name="ce15" table:formula="of:=LOOKUP([.AT15];[.$AZ$6:.$AZ$261];[.$BC$6:.$BC$261])" office:value-type="float" office:value="223" calcext:value-type="float">
            <text:p>223</text:p>
          </table:table-cell>
          <table:table-cell table:style-name="ce15" table:formula="of:=LOOKUP([.AU15];[.$AZ$6:.$AZ$261];[.$BC$6:.$BC$261])" office:value-type="float" office:value="223" calcext:value-type="float">
            <text:p>223</text:p>
          </table:table-cell>
          <table:table-cell table:style-name="ce15" table:formula="of:=LOOKUP([.AV15];[.$AZ$6:.$AZ$261];[.$BC$6:.$BC$261])" office:value-type="float" office:value="221" calcext:value-type="float">
            <text:p>221</text:p>
          </table:table-cell>
          <table:table-cell table:style-name="ce15" table:formula="of:=LOOKUP([.AW15];[.$AZ$6:.$AZ$261];[.$BC$6:.$BC$261])" office:value-type="float" office:value="204" calcext:value-type="float">
            <text:p>204</text:p>
          </table:table-cell>
          <table:table-cell table:style-name="ce15" table:formula="of:=LOOKUP([.AX15];[.$AZ$6:.$AZ$261];[.$BC$6:.$BC$261])" office:value-type="float" office:value="154" calcext:value-type="float">
            <text:p>15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$A$1:.$AX$69];[.AZ87])" office:value-type="float" office:value="4" calcext:value-type="float">
            <text:p>4</text:p>
          </table:table-cell>
          <table:table-cell table:formula="of:=COUNTIF([.$A$73:.$AX$141];[.AZ87])" office:value-type="float" office:value="4" calcext:value-type="float">
            <text:p>4</text:p>
          </table:table-cell>
          <table:table-cell table:formula="of:=IF([.AZ87]&lt;[.$BA$1];0;IF([.AZ87]&gt;=[.$BC$1];255;ROUNDDOWN(([.AZ87]-[.$BA$1])/([.$BC$1]-[.$BA$1])*255)))" office:value-type="float" office:value="81" calcext:value-type="float">
            <text:p>81</text:p>
          </table:table-cell>
        </table:table-row>
        <table:table-row table:style-name="ro1">
          <table:table-cell table:style-name="ce15" table:formula="of:=LOOKUP([.A16];[.$AZ$6:.$AZ$261];[.$BC$6:.$BC$261])" office:value-type="float" office:value="236" calcext:value-type="float">
            <text:p>236</text:p>
          </table:table-cell>
          <table:table-cell table:style-name="ce15" table:formula="of:=LOOKUP([.B16];[.$AZ$6:.$AZ$261];[.$BC$6:.$BC$261])" office:value-type="float" office:value="223" calcext:value-type="float">
            <text:p>223</text:p>
          </table:table-cell>
          <table:table-cell table:style-name="ce15" table:formula="of:=LOOKUP([.C16];[.$AZ$6:.$AZ$261];[.$BC$6:.$BC$261])" office:value-type="float" office:value="236" calcext:value-type="float">
            <text:p>236</text:p>
          </table:table-cell>
          <table:table-cell table:style-name="ce15" table:formula="of:=LOOKUP([.D16];[.$AZ$6:.$AZ$261];[.$BC$6:.$BC$261])" office:value-type="float" office:value="235" calcext:value-type="float">
            <text:p>235</text:p>
          </table:table-cell>
          <table:table-cell table:style-name="ce15" table:formula="of:=LOOKUP([.E16];[.$AZ$6:.$AZ$261];[.$BC$6:.$BC$261])" office:value-type="float" office:value="252" calcext:value-type="float">
            <text:p>252</text:p>
          </table:table-cell>
          <table:table-cell table:style-name="ce15" table:formula="of:=LOOKUP([.F16];[.$AZ$6:.$AZ$261];[.$BC$6:.$BC$261])" office:value-type="float" office:value="253" calcext:value-type="float">
            <text:p>253</text:p>
          </table:table-cell>
          <table:table-cell table:style-name="ce15" table:formula="of:=LOOKUP([.G16];[.$AZ$6:.$AZ$261];[.$BC$6:.$BC$261])" office:value-type="float" office:value="250" calcext:value-type="float">
            <text:p>250</text:p>
          </table:table-cell>
          <table:table-cell table:style-name="ce15" table:formula="of:=LOOKUP([.H16];[.$AZ$6:.$AZ$261];[.$BC$6:.$BC$261])" office:value-type="float" office:value="239" calcext:value-type="float">
            <text:p>239</text:p>
          </table:table-cell>
          <table:table-cell table:style-name="ce15" table:formula="of:=LOOKUP([.I16];[.$AZ$6:.$AZ$261];[.$BC$6:.$BC$261])" office:value-type="float" office:value="213" calcext:value-type="float">
            <text:p>213</text:p>
          </table:table-cell>
          <table:table-cell table:style-name="ce15" table:formula="of:=LOOKUP([.J16];[.$AZ$6:.$AZ$261];[.$BC$6:.$BC$261])" office:value-type="float" office:value="209" calcext:value-type="float">
            <text:p>209</text:p>
          </table:table-cell>
          <table:table-cell table:style-name="ce15" table:formula="of:=LOOKUP([.K16];[.$AZ$6:.$AZ$261];[.$BC$6:.$BC$261])" office:value-type="float" office:value="184" calcext:value-type="float">
            <text:p>184</text:p>
          </table:table-cell>
          <table:table-cell table:style-name="ce15" table:formula="of:=LOOKUP([.L16];[.$AZ$6:.$AZ$261];[.$BC$6:.$BC$261])" office:value-type="float" office:value="151" calcext:value-type="float">
            <text:p>151</text:p>
          </table:table-cell>
          <table:table-cell table:style-name="ce15" table:formula="of:=LOOKUP([.M16];[.$AZ$6:.$AZ$261];[.$BC$6:.$BC$261])" office:value-type="float" office:value="189" calcext:value-type="float">
            <text:p>189</text:p>
          </table:table-cell>
          <table:table-cell table:style-name="ce15" table:formula="of:=LOOKUP([.N16];[.$AZ$6:.$AZ$261];[.$BC$6:.$BC$261])" office:value-type="float" office:value="221" calcext:value-type="float">
            <text:p>221</text:p>
          </table:table-cell>
          <table:table-cell table:style-name="ce15" table:formula="of:=LOOKUP([.O16];[.$AZ$6:.$AZ$261];[.$BC$6:.$BC$261])" office:value-type="float" office:value="212" calcext:value-type="float">
            <text:p>212</text:p>
          </table:table-cell>
          <table:table-cell table:style-name="ce15" table:formula="of:=LOOKUP([.P16];[.$AZ$6:.$AZ$261];[.$BC$6:.$BC$261])" office:value-type="float" office:value="156" calcext:value-type="float">
            <text:p>156</text:p>
          </table:table-cell>
          <table:table-cell table:style-name="ce15" table:formula="of:=LOOKUP([.Q16];[.$AZ$6:.$AZ$261];[.$BC$6:.$BC$261])" office:value-type="float" office:value="147" calcext:value-type="float">
            <text:p>147</text:p>
          </table:table-cell>
          <table:table-cell table:style-name="ce15" table:formula="of:=LOOKUP([.R16];[.$AZ$6:.$AZ$261];[.$BC$6:.$BC$261])" office:value-type="float" office:value="150" calcext:value-type="float">
            <text:p>150</text:p>
          </table:table-cell>
          <table:table-cell table:style-name="ce15" table:formula="of:=LOOKUP([.S16];[.$AZ$6:.$AZ$261];[.$BC$6:.$BC$261])" office:value-type="float" office:value="154" calcext:value-type="float">
            <text:p>154</text:p>
          </table:table-cell>
          <table:table-cell table:style-name="ce15" table:formula="of:=LOOKUP([.T16];[.$AZ$6:.$AZ$261];[.$BC$6:.$BC$261])" office:value-type="float" office:value="158" calcext:value-type="float">
            <text:p>158</text:p>
          </table:table-cell>
          <table:table-cell table:style-name="ce15" table:formula="of:=LOOKUP([.U16];[.$AZ$6:.$AZ$261];[.$BC$6:.$BC$261])" office:value-type="float" office:value="166" calcext:value-type="float">
            <text:p>166</text:p>
          </table:table-cell>
          <table:table-cell table:style-name="ce15" table:formula="of:=LOOKUP([.V16];[.$AZ$6:.$AZ$261];[.$BC$6:.$BC$261])" office:value-type="float" office:value="176" calcext:value-type="float">
            <text:p>176</text:p>
          </table:table-cell>
          <table:table-cell table:style-name="ce15" table:formula="of:=LOOKUP([.W16];[.$AZ$6:.$AZ$261];[.$BC$6:.$BC$261])" office:value-type="float" office:value="188" calcext:value-type="float">
            <text:p>188</text:p>
          </table:table-cell>
          <table:table-cell table:style-name="ce15" table:formula="of:=LOOKUP([.X16];[.$AZ$6:.$AZ$261];[.$BC$6:.$BC$261])" office:value-type="float" office:value="199" calcext:value-type="float">
            <text:p>199</text:p>
          </table:table-cell>
          <table:table-cell table:style-name="ce15" table:formula="of:=LOOKUP([.Y16];[.$AZ$6:.$AZ$261];[.$BC$6:.$BC$261])" office:value-type="float" office:value="213" calcext:value-type="float">
            <text:p>213</text:p>
          </table:table-cell>
          <table:table-cell table:style-name="ce15" table:formula="of:=LOOKUP([.Z16];[.$AZ$6:.$AZ$261];[.$BC$6:.$BC$261])" office:value-type="float" office:value="222" calcext:value-type="float">
            <text:p>222</text:p>
          </table:table-cell>
          <table:table-cell table:style-name="ce15" table:formula="of:=LOOKUP([.AA16];[.$AZ$6:.$AZ$261];[.$BC$6:.$BC$261])" office:value-type="float" office:value="228" calcext:value-type="float">
            <text:p>228</text:p>
          </table:table-cell>
          <table:table-cell table:style-name="ce15" table:formula="of:=LOOKUP([.AB16];[.$AZ$6:.$AZ$261];[.$BC$6:.$BC$261])" office:value-type="float" office:value="235" calcext:value-type="float">
            <text:p>235</text:p>
          </table:table-cell>
          <table:table-cell table:style-name="ce15" table:formula="of:=LOOKUP([.AC16];[.$AZ$6:.$AZ$261];[.$BC$6:.$BC$261])" office:value-type="float" office:value="242" calcext:value-type="float">
            <text:p>242</text:p>
          </table:table-cell>
          <table:table-cell table:style-name="ce15" table:formula="of:=LOOKUP([.AD16];[.$AZ$6:.$AZ$261];[.$BC$6:.$BC$261])" office:value-type="float" office:value="243" calcext:value-type="float">
            <text:p>243</text:p>
          </table:table-cell>
          <table:table-cell table:style-name="ce15" table:formula="of:=LOOKUP([.AE16];[.$AZ$6:.$AZ$261];[.$BC$6:.$BC$261])" office:value-type="float" office:value="250" calcext:value-type="float">
            <text:p>250</text:p>
          </table:table-cell>
          <table:table-cell table:style-name="ce15" table:formula="of:=LOOKUP([.AF16];[.$AZ$6:.$AZ$261];[.$BC$6:.$BC$261])" office:value-type="float" office:value="237" calcext:value-type="float">
            <text:p>237</text:p>
          </table:table-cell>
          <table:table-cell table:style-name="ce15" table:formula="of:=LOOKUP([.AG16];[.$AZ$6:.$AZ$261];[.$BC$6:.$BC$261])" office:value-type="float" office:value="209" calcext:value-type="float">
            <text:p>209</text:p>
          </table:table-cell>
          <table:table-cell table:style-name="ce15" table:formula="of:=LOOKUP([.AH16];[.$AZ$6:.$AZ$261];[.$BC$6:.$BC$261])" office:value-type="float" office:value="205" calcext:value-type="float">
            <text:p>205</text:p>
          </table:table-cell>
          <table:table-cell table:style-name="ce15" table:formula="of:=LOOKUP([.AI16];[.$AZ$6:.$AZ$261];[.$BC$6:.$BC$261])" office:value-type="float" office:value="210" calcext:value-type="float">
            <text:p>210</text:p>
          </table:table-cell>
          <table:table-cell table:style-name="ce15" table:formula="of:=LOOKUP([.AJ16];[.$AZ$6:.$AZ$261];[.$BC$6:.$BC$261])" office:value-type="float" office:value="211" calcext:value-type="float">
            <text:p>211</text:p>
          </table:table-cell>
          <table:table-cell table:style-name="ce15" table:formula="of:=LOOKUP([.AK16];[.$AZ$6:.$AZ$261];[.$BC$6:.$BC$261])" office:value-type="float" office:value="174" calcext:value-type="float">
            <text:p>174</text:p>
          </table:table-cell>
          <table:table-cell table:style-name="ce15" table:formula="of:=LOOKUP([.AL16];[.$AZ$6:.$AZ$261];[.$BC$6:.$BC$261])" office:value-type="float" office:value="148" calcext:value-type="float">
            <text:p>148</text:p>
          </table:table-cell>
          <table:table-cell table:style-name="ce15" table:formula="of:=LOOKUP([.AM16];[.$AZ$6:.$AZ$261];[.$BC$6:.$BC$261])" office:value-type="float" office:value="138" calcext:value-type="float">
            <text:p>138</text:p>
          </table:table-cell>
          <table:table-cell table:style-name="ce15" table:formula="of:=LOOKUP([.AN16];[.$AZ$6:.$AZ$261];[.$BC$6:.$BC$261])" office:value-type="float" office:value="163" calcext:value-type="float">
            <text:p>163</text:p>
          </table:table-cell>
          <table:table-cell table:style-name="ce15" table:formula="of:=LOOKUP([.AO16];[.$AZ$6:.$AZ$261];[.$BC$6:.$BC$261])" office:value-type="float" office:value="186" calcext:value-type="float">
            <text:p>186</text:p>
          </table:table-cell>
          <table:table-cell table:style-name="ce15" table:formula="of:=LOOKUP([.AP16];[.$AZ$6:.$AZ$261];[.$BC$6:.$BC$261])" office:value-type="float" office:value="198" calcext:value-type="float">
            <text:p>198</text:p>
          </table:table-cell>
          <table:table-cell table:style-name="ce15" table:formula="of:=LOOKUP([.AQ16];[.$AZ$6:.$AZ$261];[.$BC$6:.$BC$261])" office:value-type="float" office:value="216" calcext:value-type="float">
            <text:p>216</text:p>
          </table:table-cell>
          <table:table-cell table:style-name="ce15" table:formula="of:=LOOKUP([.AR16];[.$AZ$6:.$AZ$261];[.$BC$6:.$BC$261])" office:value-type="float" office:value="225" calcext:value-type="float">
            <text:p>225</text:p>
          </table:table-cell>
          <table:table-cell table:style-name="ce15" table:formula="of:=LOOKUP([.AS16];[.$AZ$6:.$AZ$261];[.$BC$6:.$BC$261])" office:value-type="float" office:value="226" calcext:value-type="float">
            <text:p>226</text:p>
          </table:table-cell>
          <table:table-cell table:style-name="ce15" table:formula="of:=LOOKUP([.AT16];[.$AZ$6:.$AZ$261];[.$BC$6:.$BC$261])" office:value-type="float" office:value="223" calcext:value-type="float">
            <text:p>223</text:p>
          </table:table-cell>
          <table:table-cell table:style-name="ce15" table:formula="of:=LOOKUP([.AU16];[.$AZ$6:.$AZ$261];[.$BC$6:.$BC$261])" office:value-type="float" office:value="221" calcext:value-type="float">
            <text:p>221</text:p>
          </table:table-cell>
          <table:table-cell table:style-name="ce15" table:formula="of:=LOOKUP([.AV16];[.$AZ$6:.$AZ$261];[.$BC$6:.$BC$261])" office:value-type="float" office:value="223" calcext:value-type="float">
            <text:p>223</text:p>
          </table:table-cell>
          <table:table-cell table:style-name="ce15" table:formula="of:=LOOKUP([.AW16];[.$AZ$6:.$AZ$261];[.$BC$6:.$BC$261])" office:value-type="float" office:value="220" calcext:value-type="float">
            <text:p>220</text:p>
          </table:table-cell>
          <table:table-cell table:style-name="ce15" table:formula="of:=LOOKUP([.AX16];[.$AZ$6:.$AZ$261];[.$BC$6:.$BC$261])" office:value-type="float" office:value="195" calcext:value-type="float">
            <text:p>19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$A$1:.$AX$69];[.AZ88])" office:value-type="float" office:value="0" calcext:value-type="float">
            <text:p>0</text:p>
          </table:table-cell>
          <table:table-cell table:formula="of:=COUNTIF([.$A$73:.$AX$141];[.AZ88])" office:value-type="float" office:value="0" calcext:value-type="float">
            <text:p>0</text:p>
          </table:table-cell>
          <table:table-cell table:formula="of:=IF([.AZ88]&lt;[.$BA$1];0;IF([.AZ88]&gt;=[.$BC$1];255;ROUNDDOWN(([.AZ88]-[.$BA$1])/([.$BC$1]-[.$BA$1])*255)))" office:value-type="float" office:value="82" calcext:value-type="float">
            <text:p>82</text:p>
          </table:table-cell>
        </table:table-row>
        <table:table-row table:style-name="ro1">
          <table:table-cell table:style-name="ce15" table:formula="of:=LOOKUP([.A17];[.$AZ$6:.$AZ$261];[.$BC$6:.$BC$261])" office:value-type="float" office:value="211" calcext:value-type="float">
            <text:p>211</text:p>
          </table:table-cell>
          <table:table-cell table:style-name="ce15" table:formula="of:=LOOKUP([.B17];[.$AZ$6:.$AZ$261];[.$BC$6:.$BC$261])" office:value-type="float" office:value="190" calcext:value-type="float">
            <text:p>190</text:p>
          </table:table-cell>
          <table:table-cell table:style-name="ce15" table:formula="of:=LOOKUP([.C17];[.$AZ$6:.$AZ$261];[.$BC$6:.$BC$261])" office:value-type="float" office:value="226" calcext:value-type="float">
            <text:p>226</text:p>
          </table:table-cell>
          <table:table-cell table:style-name="ce15" table:formula="of:=LOOKUP([.D17];[.$AZ$6:.$AZ$261];[.$BC$6:.$BC$261])" office:value-type="float" office:value="251" calcext:value-type="float">
            <text:p>251</text:p>
          </table:table-cell>
          <table:table-cell table:style-name="ce15" table:formula="of:=LOOKUP([.E17];[.$AZ$6:.$AZ$261];[.$BC$6:.$BC$261])" office:value-type="float" office:value="253" calcext:value-type="float">
            <text:p>253</text:p>
          </table:table-cell>
          <table:table-cell table:style-name="ce15" table:formula="of:=LOOKUP([.F17];[.$AZ$6:.$AZ$261];[.$BC$6:.$BC$261])" office:value-type="float" office:value="252" calcext:value-type="float">
            <text:p>252</text:p>
          </table:table-cell>
          <table:table-cell table:style-name="ce15" table:formula="of:=LOOKUP([.G17];[.$AZ$6:.$AZ$261];[.$BC$6:.$BC$261])" office:value-type="float" office:value="250" calcext:value-type="float">
            <text:p>250</text:p>
          </table:table-cell>
          <table:table-cell table:style-name="ce15" table:formula="of:=LOOKUP([.H17];[.$AZ$6:.$AZ$261];[.$BC$6:.$BC$261])" office:value-type="float" office:value="243" calcext:value-type="float">
            <text:p>243</text:p>
          </table:table-cell>
          <table:table-cell table:style-name="ce15" table:formula="of:=LOOKUP([.I17];[.$AZ$6:.$AZ$261];[.$BC$6:.$BC$261])" office:value-type="float" office:value="218" calcext:value-type="float">
            <text:p>218</text:p>
          </table:table-cell>
          <table:table-cell table:style-name="ce15" table:formula="of:=LOOKUP([.J17];[.$AZ$6:.$AZ$261];[.$BC$6:.$BC$261])" office:value-type="float" office:value="210" calcext:value-type="float">
            <text:p>210</text:p>
          </table:table-cell>
          <table:table-cell table:style-name="ce15" table:formula="of:=LOOKUP([.K17];[.$AZ$6:.$AZ$261];[.$BC$6:.$BC$261])" office:value-type="float" office:value="203" calcext:value-type="float">
            <text:p>203</text:p>
          </table:table-cell>
          <table:table-cell table:style-name="ce15" table:formula="of:=LOOKUP([.L17];[.$AZ$6:.$AZ$261];[.$BC$6:.$BC$261])" office:value-type="float" office:value="177" calcext:value-type="float">
            <text:p>177</text:p>
          </table:table-cell>
          <table:table-cell table:style-name="ce15" table:formula="of:=LOOKUP([.M17];[.$AZ$6:.$AZ$261];[.$BC$6:.$BC$261])" office:value-type="float" office:value="169" calcext:value-type="float">
            <text:p>169</text:p>
          </table:table-cell>
          <table:table-cell table:style-name="ce15" table:formula="of:=LOOKUP([.N17];[.$AZ$6:.$AZ$261];[.$BC$6:.$BC$261])" office:value-type="float" office:value="217" calcext:value-type="float">
            <text:p>217</text:p>
          </table:table-cell>
          <table:table-cell table:style-name="ce15" table:formula="of:=LOOKUP([.O17];[.$AZ$6:.$AZ$261];[.$BC$6:.$BC$261])" office:value-type="float" office:value="222" calcext:value-type="float">
            <text:p>222</text:p>
          </table:table-cell>
          <table:table-cell table:style-name="ce15" table:formula="of:=LOOKUP([.P17];[.$AZ$6:.$AZ$261];[.$BC$6:.$BC$261])" office:value-type="float" office:value="184" calcext:value-type="float">
            <text:p>184</text:p>
          </table:table-cell>
          <table:table-cell table:style-name="ce15" table:formula="of:=LOOKUP([.Q17];[.$AZ$6:.$AZ$261];[.$BC$6:.$BC$261])" office:value-type="float" office:value="144" calcext:value-type="float">
            <text:p>144</text:p>
          </table:table-cell>
          <table:table-cell table:style-name="ce15" table:formula="of:=LOOKUP([.R17];[.$AZ$6:.$AZ$261];[.$BC$6:.$BC$261])" office:value-type="float" office:value="147" calcext:value-type="float">
            <text:p>147</text:p>
          </table:table-cell>
          <table:table-cell table:style-name="ce15" table:formula="of:=LOOKUP([.S17];[.$AZ$6:.$AZ$261];[.$BC$6:.$BC$261])" office:value-type="float" office:value="150" calcext:value-type="float">
            <text:p>150</text:p>
          </table:table-cell>
          <table:table-cell table:style-name="ce15" table:formula="of:=LOOKUP([.T17];[.$AZ$6:.$AZ$261];[.$BC$6:.$BC$261])" office:value-type="float" office:value="155" calcext:value-type="float">
            <text:p>155</text:p>
          </table:table-cell>
          <table:table-cell table:style-name="ce15" table:formula="of:=LOOKUP([.U17];[.$AZ$6:.$AZ$261];[.$BC$6:.$BC$261])" office:value-type="float" office:value="159" calcext:value-type="float">
            <text:p>159</text:p>
          </table:table-cell>
          <table:table-cell table:style-name="ce15" table:formula="of:=LOOKUP([.V17];[.$AZ$6:.$AZ$261];[.$BC$6:.$BC$261])" office:value-type="float" office:value="165" calcext:value-type="float">
            <text:p>165</text:p>
          </table:table-cell>
          <table:table-cell table:style-name="ce15" table:formula="of:=LOOKUP([.W17];[.$AZ$6:.$AZ$261];[.$BC$6:.$BC$261])" office:value-type="float" office:value="176" calcext:value-type="float">
            <text:p>176</text:p>
          </table:table-cell>
          <table:table-cell table:style-name="ce15" table:formula="of:=LOOKUP([.X17];[.$AZ$6:.$AZ$261];[.$BC$6:.$BC$261])" office:value-type="float" office:value="188" calcext:value-type="float">
            <text:p>188</text:p>
          </table:table-cell>
          <table:table-cell table:style-name="ce15" table:formula="of:=LOOKUP([.Y17];[.$AZ$6:.$AZ$261];[.$BC$6:.$BC$261])" office:value-type="float" office:value="202" calcext:value-type="float">
            <text:p>202</text:p>
          </table:table-cell>
          <table:table-cell table:style-name="ce15" table:formula="of:=LOOKUP([.Z17];[.$AZ$6:.$AZ$261];[.$BC$6:.$BC$261])" office:value-type="float" office:value="214" calcext:value-type="float">
            <text:p>214</text:p>
          </table:table-cell>
          <table:table-cell table:style-name="ce15" table:formula="of:=LOOKUP([.AA17];[.$AZ$6:.$AZ$261];[.$BC$6:.$BC$261])" office:value-type="float" office:value="221" calcext:value-type="float">
            <text:p>221</text:p>
          </table:table-cell>
          <table:table-cell table:style-name="ce15" table:formula="of:=LOOKUP([.AB17];[.$AZ$6:.$AZ$261];[.$BC$6:.$BC$261])" office:value-type="float" office:value="230" calcext:value-type="float">
            <text:p>230</text:p>
          </table:table-cell>
          <table:table-cell table:style-name="ce15" table:formula="of:=LOOKUP([.AC17];[.$AZ$6:.$AZ$261];[.$BC$6:.$BC$261])" office:value-type="float" office:value="238" calcext:value-type="float">
            <text:p>238</text:p>
          </table:table-cell>
          <table:table-cell table:style-name="ce15" table:formula="of:=LOOKUP([.AD17];[.$AZ$6:.$AZ$261];[.$BC$6:.$BC$261])" office:value-type="float" office:value="247" calcext:value-type="float">
            <text:p>247</text:p>
          </table:table-cell>
          <table:table-cell table:style-name="ce15" table:formula="of:=LOOKUP([.AE17];[.$AZ$6:.$AZ$261];[.$BC$6:.$BC$261])" office:value-type="float" office:value="247" calcext:value-type="float">
            <text:p>247</text:p>
          </table:table-cell>
          <table:table-cell table:style-name="ce15" table:formula="of:=LOOKUP([.AF17];[.$AZ$6:.$AZ$261];[.$BC$6:.$BC$261])" office:value-type="float" office:value="218" calcext:value-type="float">
            <text:p>218</text:p>
          </table:table-cell>
          <table:table-cell table:style-name="ce15" table:formula="of:=LOOKUP([.AG17];[.$AZ$6:.$AZ$261];[.$BC$6:.$BC$261])" office:value-type="float" office:value="211" calcext:value-type="float">
            <text:p>211</text:p>
          </table:table-cell>
          <table:table-cell table:style-name="ce15" table:formula="of:=LOOKUP([.AH17];[.$AZ$6:.$AZ$261];[.$BC$6:.$BC$261])" office:value-type="float" office:value="208" calcext:value-type="float">
            <text:p>208</text:p>
          </table:table-cell>
          <table:table-cell table:style-name="ce15" table:formula="of:=LOOKUP([.AI17];[.$AZ$6:.$AZ$261];[.$BC$6:.$BC$261])" office:value-type="float" office:value="211" calcext:value-type="float">
            <text:p>211</text:p>
          </table:table-cell>
          <table:table-cell table:style-name="ce15" table:formula="of:=LOOKUP([.AJ17];[.$AZ$6:.$AZ$261];[.$BC$6:.$BC$261])" office:value-type="float" office:value="196" calcext:value-type="float">
            <text:p>196</text:p>
          </table:table-cell>
          <table:table-cell table:style-name="ce15" table:formula="of:=LOOKUP([.AK17];[.$AZ$6:.$AZ$261];[.$BC$6:.$BC$261])" office:value-type="float" office:value="169" calcext:value-type="float">
            <text:p>169</text:p>
          </table:table-cell>
          <table:table-cell table:style-name="ce15" table:formula="of:=LOOKUP([.AL17];[.$AZ$6:.$AZ$261];[.$BC$6:.$BC$261])" office:value-type="float" office:value="143" calcext:value-type="float">
            <text:p>143</text:p>
          </table:table-cell>
          <table:table-cell table:style-name="ce15" table:formula="of:=LOOKUP([.AM17];[.$AZ$6:.$AZ$261];[.$BC$6:.$BC$261])" office:value-type="float" office:value="142" calcext:value-type="float">
            <text:p>142</text:p>
          </table:table-cell>
          <table:table-cell table:style-name="ce15" table:formula="of:=LOOKUP([.AN17];[.$AZ$6:.$AZ$261];[.$BC$6:.$BC$261])" office:value-type="float" office:value="172" calcext:value-type="float">
            <text:p>172</text:p>
          </table:table-cell>
          <table:table-cell table:style-name="ce15" table:formula="of:=LOOKUP([.AO17];[.$AZ$6:.$AZ$261];[.$BC$6:.$BC$261])" office:value-type="float" office:value="193" calcext:value-type="float">
            <text:p>193</text:p>
          </table:table-cell>
          <table:table-cell table:style-name="ce15" table:formula="of:=LOOKUP([.AP17];[.$AZ$6:.$AZ$261];[.$BC$6:.$BC$261])" office:value-type="float" office:value="204" calcext:value-type="float">
            <text:p>204</text:p>
          </table:table-cell>
          <table:table-cell table:style-name="ce15" table:formula="of:=LOOKUP([.AQ17];[.$AZ$6:.$AZ$261];[.$BC$6:.$BC$261])" office:value-type="float" office:value="218" calcext:value-type="float">
            <text:p>218</text:p>
          </table:table-cell>
          <table:table-cell table:style-name="ce15" table:formula="of:=LOOKUP([.AR17];[.$AZ$6:.$AZ$261];[.$BC$6:.$BC$261])" office:value-type="float" office:value="229" calcext:value-type="float">
            <text:p>229</text:p>
          </table:table-cell>
          <table:table-cell table:style-name="ce15" table:formula="of:=LOOKUP([.AS17];[.$AZ$6:.$AZ$261];[.$BC$6:.$BC$261])" office:value-type="float" office:value="228" calcext:value-type="float">
            <text:p>228</text:p>
          </table:table-cell>
          <table:table-cell table:style-name="ce15" table:formula="of:=LOOKUP([.AT17];[.$AZ$6:.$AZ$261];[.$BC$6:.$BC$261])" office:value-type="float" office:value="224" calcext:value-type="float">
            <text:p>224</text:p>
          </table:table-cell>
          <table:table-cell table:style-name="ce15" table:formula="of:=LOOKUP([.AU17];[.$AZ$6:.$AZ$261];[.$BC$6:.$BC$261])" office:value-type="float" office:value="222" calcext:value-type="float">
            <text:p>222</text:p>
          </table:table-cell>
          <table:table-cell table:style-name="ce15" table:formula="of:=LOOKUP([.AV17];[.$AZ$6:.$AZ$261];[.$BC$6:.$BC$261])" office:value-type="float" office:value="222" calcext:value-type="float">
            <text:p>222</text:p>
          </table:table-cell>
          <table:table-cell table:style-name="ce15" table:formula="of:=LOOKUP([.AW17];[.$AZ$6:.$AZ$261];[.$BC$6:.$BC$261])" office:value-type="float" office:value="220" calcext:value-type="float">
            <text:p>220</text:p>
          </table:table-cell>
          <table:table-cell table:style-name="ce15" table:formula="of:=LOOKUP([.AX17];[.$AZ$6:.$AZ$261];[.$BC$6:.$BC$261])" office:value-type="float" office:value="215" calcext:value-type="float">
            <text:p>21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$A$1:.$AX$69];[.AZ89])" office:value-type="float" office:value="1" calcext:value-type="float">
            <text:p>1</text:p>
          </table:table-cell>
          <table:table-cell table:formula="of:=COUNTIF([.$A$73:.$AX$141];[.AZ89])" office:value-type="float" office:value="1" calcext:value-type="float">
            <text:p>1</text:p>
          </table:table-cell>
          <table:table-cell table:formula="of:=IF([.AZ89]&lt;[.$BA$1];0;IF([.AZ89]&gt;=[.$BC$1];255;ROUNDDOWN(([.AZ89]-[.$BA$1])/([.$BC$1]-[.$BA$1])*255)))" office:value-type="float" office:value="83" calcext:value-type="float">
            <text:p>83</text:p>
          </table:table-cell>
        </table:table-row>
        <table:table-row table:style-name="ro1">
          <table:table-cell table:style-name="ce15" table:formula="of:=LOOKUP([.A18];[.$AZ$6:.$AZ$261];[.$BC$6:.$BC$261])" office:value-type="float" office:value="163" calcext:value-type="float">
            <text:p>163</text:p>
          </table:table-cell>
          <table:table-cell table:style-name="ce15" table:formula="of:=LOOKUP([.B18];[.$AZ$6:.$AZ$261];[.$BC$6:.$BC$261])" office:value-type="float" office:value="197" calcext:value-type="float">
            <text:p>197</text:p>
          </table:table-cell>
          <table:table-cell table:style-name="ce15" table:formula="of:=LOOKUP([.C18];[.$AZ$6:.$AZ$261];[.$BC$6:.$BC$261])" office:value-type="float" office:value="222" calcext:value-type="float">
            <text:p>222</text:p>
          </table:table-cell>
          <table:table-cell table:style-name="ce15" table:formula="of:=LOOKUP([.D18];[.$AZ$6:.$AZ$261];[.$BC$6:.$BC$261])" office:value-type="float" office:value="246" calcext:value-type="float">
            <text:p>246</text:p>
          </table:table-cell>
          <table:table-cell table:style-name="ce15" table:formula="of:=LOOKUP([.E18];[.$AZ$6:.$AZ$261];[.$BC$6:.$BC$261])" office:value-type="float" office:value="252" calcext:value-type="float">
            <text:p>252</text:p>
          </table:table-cell>
          <table:table-cell table:style-name="ce15" table:formula="of:=LOOKUP([.F18];[.$AZ$6:.$AZ$261];[.$BC$6:.$BC$261])" office:value-type="float" office:value="252" calcext:value-type="float">
            <text:p>252</text:p>
          </table:table-cell>
          <table:table-cell table:style-name="ce15" table:formula="of:=LOOKUP([.G18];[.$AZ$6:.$AZ$261];[.$BC$6:.$BC$261])" office:value-type="float" office:value="250" calcext:value-type="float">
            <text:p>250</text:p>
          </table:table-cell>
          <table:table-cell table:style-name="ce15" table:formula="of:=LOOKUP([.H18];[.$AZ$6:.$AZ$261];[.$BC$6:.$BC$261])" office:value-type="float" office:value="243" calcext:value-type="float">
            <text:p>243</text:p>
          </table:table-cell>
          <table:table-cell table:style-name="ce15" table:formula="of:=LOOKUP([.I18];[.$AZ$6:.$AZ$261];[.$BC$6:.$BC$261])" office:value-type="float" office:value="224" calcext:value-type="float">
            <text:p>224</text:p>
          </table:table-cell>
          <table:table-cell table:style-name="ce15" table:formula="of:=LOOKUP([.J18];[.$AZ$6:.$AZ$261];[.$BC$6:.$BC$261])" office:value-type="float" office:value="213" calcext:value-type="float">
            <text:p>213</text:p>
          </table:table-cell>
          <table:table-cell table:style-name="ce15" table:formula="of:=LOOKUP([.K18];[.$AZ$6:.$AZ$261];[.$BC$6:.$BC$261])" office:value-type="float" office:value="204" calcext:value-type="float">
            <text:p>204</text:p>
          </table:table-cell>
          <table:table-cell table:style-name="ce15" table:formula="of:=LOOKUP([.L18];[.$AZ$6:.$AZ$261];[.$BC$6:.$BC$261])" office:value-type="float" office:value="226" calcext:value-type="float">
            <text:p>226</text:p>
          </table:table-cell>
          <table:table-cell table:style-name="ce15" table:formula="of:=LOOKUP([.M18];[.$AZ$6:.$AZ$261];[.$BC$6:.$BC$261])" office:value-type="float" office:value="204" calcext:value-type="float">
            <text:p>204</text:p>
          </table:table-cell>
          <table:table-cell table:style-name="ce15" table:formula="of:=LOOKUP([.N18];[.$AZ$6:.$AZ$261];[.$BC$6:.$BC$261])" office:value-type="float" office:value="198" calcext:value-type="float">
            <text:p>198</text:p>
          </table:table-cell>
          <table:table-cell table:style-name="ce15" table:formula="of:=LOOKUP([.O18];[.$AZ$6:.$AZ$261];[.$BC$6:.$BC$261])" office:value-type="float" office:value="215" calcext:value-type="float">
            <text:p>215</text:p>
          </table:table-cell>
          <table:table-cell table:style-name="ce15" table:formula="of:=LOOKUP([.P18];[.$AZ$6:.$AZ$261];[.$BC$6:.$BC$261])" office:value-type="float" office:value="208" calcext:value-type="float">
            <text:p>208</text:p>
          </table:table-cell>
          <table:table-cell table:style-name="ce15" table:formula="of:=LOOKUP([.Q18];[.$AZ$6:.$AZ$261];[.$BC$6:.$BC$261])" office:value-type="float" office:value="156" calcext:value-type="float">
            <text:p>156</text:p>
          </table:table-cell>
          <table:table-cell table:style-name="ce15" table:formula="of:=LOOKUP([.R18];[.$AZ$6:.$AZ$261];[.$BC$6:.$BC$261])" office:value-type="float" office:value="145" calcext:value-type="float">
            <text:p>145</text:p>
          </table:table-cell>
          <table:table-cell table:style-name="ce15" table:formula="of:=LOOKUP([.S18];[.$AZ$6:.$AZ$261];[.$BC$6:.$BC$261])" office:value-type="float" office:value="147" calcext:value-type="float">
            <text:p>147</text:p>
          </table:table-cell>
          <table:table-cell table:style-name="ce15" table:formula="of:=LOOKUP([.T18];[.$AZ$6:.$AZ$261];[.$BC$6:.$BC$261])" office:value-type="float" office:value="151" calcext:value-type="float">
            <text:p>151</text:p>
          </table:table-cell>
          <table:table-cell table:style-name="ce15" table:formula="of:=LOOKUP([.U18];[.$AZ$6:.$AZ$261];[.$BC$6:.$BC$261])" office:value-type="float" office:value="155" calcext:value-type="float">
            <text:p>155</text:p>
          </table:table-cell>
          <table:table-cell table:style-name="ce15" table:formula="of:=LOOKUP([.V18];[.$AZ$6:.$AZ$261];[.$BC$6:.$BC$261])" office:value-type="float" office:value="159" calcext:value-type="float">
            <text:p>159</text:p>
          </table:table-cell>
          <table:table-cell table:style-name="ce15" table:formula="of:=LOOKUP([.W18];[.$AZ$6:.$AZ$261];[.$BC$6:.$BC$261])" office:value-type="float" office:value="166" calcext:value-type="float">
            <text:p>166</text:p>
          </table:table-cell>
          <table:table-cell table:style-name="ce15" table:formula="of:=LOOKUP([.X18];[.$AZ$6:.$AZ$261];[.$BC$6:.$BC$261])" office:value-type="float" office:value="178" calcext:value-type="float">
            <text:p>178</text:p>
          </table:table-cell>
          <table:table-cell table:style-name="ce15" table:formula="of:=LOOKUP([.Y18];[.$AZ$6:.$AZ$261];[.$BC$6:.$BC$261])" office:value-type="float" office:value="192" calcext:value-type="float">
            <text:p>192</text:p>
          </table:table-cell>
          <table:table-cell table:style-name="ce15" table:formula="of:=LOOKUP([.Z18];[.$AZ$6:.$AZ$261];[.$BC$6:.$BC$261])" office:value-type="float" office:value="206" calcext:value-type="float">
            <text:p>206</text:p>
          </table:table-cell>
          <table:table-cell table:style-name="ce15" table:formula="of:=LOOKUP([.AA18];[.$AZ$6:.$AZ$261];[.$BC$6:.$BC$261])" office:value-type="float" office:value="213" calcext:value-type="float">
            <text:p>213</text:p>
          </table:table-cell>
          <table:table-cell table:style-name="ce15" table:formula="of:=LOOKUP([.AB18];[.$AZ$6:.$AZ$261];[.$BC$6:.$BC$261])" office:value-type="float" office:value="225" calcext:value-type="float">
            <text:p>225</text:p>
          </table:table-cell>
          <table:table-cell table:style-name="ce15" table:formula="of:=LOOKUP([.AC18];[.$AZ$6:.$AZ$261];[.$BC$6:.$BC$261])" office:value-type="float" office:value="239" calcext:value-type="float">
            <text:p>239</text:p>
          </table:table-cell>
          <table:table-cell table:style-name="ce15" table:formula="of:=LOOKUP([.AD18];[.$AZ$6:.$AZ$261];[.$BC$6:.$BC$261])" office:value-type="float" office:value="251" calcext:value-type="float">
            <text:p>251</text:p>
          </table:table-cell>
          <table:table-cell table:style-name="ce15" table:formula="of:=LOOKUP([.AE18];[.$AZ$6:.$AZ$261];[.$BC$6:.$BC$261])" office:value-type="float" office:value="234" calcext:value-type="float">
            <text:p>234</text:p>
          </table:table-cell>
          <table:table-cell table:style-name="ce15" table:formula="of:=LOOKUP([.AF18];[.$AZ$6:.$AZ$261];[.$BC$6:.$BC$261])" office:value-type="float" office:value="211" calcext:value-type="float">
            <text:p>211</text:p>
          </table:table-cell>
          <table:table-cell table:style-name="ce15" table:formula="of:=LOOKUP([.AG18];[.$AZ$6:.$AZ$261];[.$BC$6:.$BC$261])" office:value-type="float" office:value="210" calcext:value-type="float">
            <text:p>210</text:p>
          </table:table-cell>
          <table:table-cell table:style-name="ce15" table:formula="of:=LOOKUP([.AH18];[.$AZ$6:.$AZ$261];[.$BC$6:.$BC$261])" office:value-type="float" office:value="210" calcext:value-type="float">
            <text:p>210</text:p>
          </table:table-cell>
          <table:table-cell table:style-name="ce15" table:formula="of:=LOOKUP([.AI18];[.$AZ$6:.$AZ$261];[.$BC$6:.$BC$261])" office:value-type="float" office:value="211" calcext:value-type="float">
            <text:p>211</text:p>
          </table:table-cell>
          <table:table-cell table:style-name="ce15" table:formula="of:=LOOKUP([.AJ18];[.$AZ$6:.$AZ$261];[.$BC$6:.$BC$261])" office:value-type="float" office:value="179" calcext:value-type="float">
            <text:p>179</text:p>
          </table:table-cell>
          <table:table-cell table:style-name="ce15" table:formula="of:=LOOKUP([.AK18];[.$AZ$6:.$AZ$261];[.$BC$6:.$BC$261])" office:value-type="float" office:value="164" calcext:value-type="float">
            <text:p>164</text:p>
          </table:table-cell>
          <table:table-cell table:style-name="ce15" table:formula="of:=LOOKUP([.AL18];[.$AZ$6:.$AZ$261];[.$BC$6:.$BC$261])" office:value-type="float" office:value="137" calcext:value-type="float">
            <text:p>137</text:p>
          </table:table-cell>
          <table:table-cell table:style-name="ce15" table:formula="of:=LOOKUP([.AM18];[.$AZ$6:.$AZ$261];[.$BC$6:.$BC$261])" office:value-type="float" office:value="149" calcext:value-type="float">
            <text:p>149</text:p>
          </table:table-cell>
          <table:table-cell table:style-name="ce15" table:formula="of:=LOOKUP([.AN18];[.$AZ$6:.$AZ$261];[.$BC$6:.$BC$261])" office:value-type="float" office:value="178" calcext:value-type="float">
            <text:p>178</text:p>
          </table:table-cell>
          <table:table-cell table:style-name="ce15" table:formula="of:=LOOKUP([.AO18];[.$AZ$6:.$AZ$261];[.$BC$6:.$BC$261])" office:value-type="float" office:value="193" calcext:value-type="float">
            <text:p>193</text:p>
          </table:table-cell>
          <table:table-cell table:style-name="ce15" table:formula="of:=LOOKUP([.AP18];[.$AZ$6:.$AZ$261];[.$BC$6:.$BC$261])" office:value-type="float" office:value="208" calcext:value-type="float">
            <text:p>208</text:p>
          </table:table-cell>
          <table:table-cell table:style-name="ce15" table:formula="of:=LOOKUP([.AQ18];[.$AZ$6:.$AZ$261];[.$BC$6:.$BC$261])" office:value-type="float" office:value="220" calcext:value-type="float">
            <text:p>220</text:p>
          </table:table-cell>
          <table:table-cell table:style-name="ce15" table:formula="of:=LOOKUP([.AR18];[.$AZ$6:.$AZ$261];[.$BC$6:.$BC$261])" office:value-type="float" office:value="229" calcext:value-type="float">
            <text:p>229</text:p>
          </table:table-cell>
          <table:table-cell table:style-name="ce15" table:formula="of:=LOOKUP([.AS18];[.$AZ$6:.$AZ$261];[.$BC$6:.$BC$261])" office:value-type="float" office:value="228" calcext:value-type="float">
            <text:p>228</text:p>
          </table:table-cell>
          <table:table-cell table:style-name="ce15" table:formula="of:=LOOKUP([.AT18];[.$AZ$6:.$AZ$261];[.$BC$6:.$BC$261])" office:value-type="float" office:value="225" calcext:value-type="float">
            <text:p>225</text:p>
          </table:table-cell>
          <table:table-cell table:style-name="ce15" table:formula="of:=LOOKUP([.AU18];[.$AZ$6:.$AZ$261];[.$BC$6:.$BC$261])" office:value-type="float" office:value="223" calcext:value-type="float">
            <text:p>223</text:p>
          </table:table-cell>
          <table:table-cell table:style-name="ce15" table:formula="of:=LOOKUP([.AV18];[.$AZ$6:.$AZ$261];[.$BC$6:.$BC$261])" office:value-type="float" office:value="223" calcext:value-type="float">
            <text:p>223</text:p>
          </table:table-cell>
          <table:table-cell table:style-name="ce15" table:formula="of:=LOOKUP([.AW18];[.$AZ$6:.$AZ$261];[.$BC$6:.$BC$261])" office:value-type="float" office:value="219" calcext:value-type="float">
            <text:p>219</text:p>
          </table:table-cell>
          <table:table-cell table:style-name="ce15" table:formula="of:=LOOKUP([.AX18];[.$AZ$6:.$AZ$261];[.$BC$6:.$BC$261])" office:value-type="float" office:value="217" calcext:value-type="float">
            <text:p>21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$A$1:.$AX$69];[.AZ90])" office:value-type="float" office:value="4" calcext:value-type="float">
            <text:p>4</text:p>
          </table:table-cell>
          <table:table-cell table:formula="of:=COUNTIF([.$A$73:.$AX$141];[.AZ90])" office:value-type="float" office:value="4" calcext:value-type="float">
            <text:p>4</text:p>
          </table:table-cell>
          <table:table-cell table:formula="of:=IF([.AZ90]&lt;[.$BA$1];0;IF([.AZ90]&gt;=[.$BC$1];255;ROUNDDOWN(([.AZ90]-[.$BA$1])/([.$BC$1]-[.$BA$1])*255)))" office:value-type="float" office:value="84" calcext:value-type="float">
            <text:p>84</text:p>
          </table:table-cell>
        </table:table-row>
        <table:table-row table:style-name="ro1">
          <table:table-cell table:style-name="ce15" table:formula="of:=LOOKUP([.A19];[.$AZ$6:.$AZ$261];[.$BC$6:.$BC$261])" office:value-type="float" office:value="208" calcext:value-type="float">
            <text:p>208</text:p>
          </table:table-cell>
          <table:table-cell table:style-name="ce15" table:formula="of:=LOOKUP([.B19];[.$AZ$6:.$AZ$261];[.$BC$6:.$BC$261])" office:value-type="float" office:value="208" calcext:value-type="float">
            <text:p>208</text:p>
          </table:table-cell>
          <table:table-cell table:style-name="ce15" table:formula="of:=LOOKUP([.C19];[.$AZ$6:.$AZ$261];[.$BC$6:.$BC$261])" office:value-type="float" office:value="214" calcext:value-type="float">
            <text:p>214</text:p>
          </table:table-cell>
          <table:table-cell table:style-name="ce15" table:formula="of:=LOOKUP([.D19];[.$AZ$6:.$AZ$261];[.$BC$6:.$BC$261])" office:value-type="float" office:value="238" calcext:value-type="float">
            <text:p>238</text:p>
          </table:table-cell>
          <table:table-cell table:style-name="ce15" table:formula="of:=LOOKUP([.E19];[.$AZ$6:.$AZ$261];[.$BC$6:.$BC$261])" office:value-type="float" office:value="251" calcext:value-type="float">
            <text:p>251</text:p>
          </table:table-cell>
          <table:table-cell table:style-name="ce15" table:formula="of:=LOOKUP([.F19];[.$AZ$6:.$AZ$261];[.$BC$6:.$BC$261])" office:value-type="float" office:value="251" calcext:value-type="float">
            <text:p>251</text:p>
          </table:table-cell>
          <table:table-cell table:style-name="ce15" table:formula="of:=LOOKUP([.G19];[.$AZ$6:.$AZ$261];[.$BC$6:.$BC$261])" office:value-type="float" office:value="250" calcext:value-type="float">
            <text:p>250</text:p>
          </table:table-cell>
          <table:table-cell table:style-name="ce15" table:formula="of:=LOOKUP([.H19];[.$AZ$6:.$AZ$261];[.$BC$6:.$BC$261])" office:value-type="float" office:value="246" calcext:value-type="float">
            <text:p>246</text:p>
          </table:table-cell>
          <table:table-cell table:style-name="ce15" table:formula="of:=LOOKUP([.I19];[.$AZ$6:.$AZ$261];[.$BC$6:.$BC$261])" office:value-type="float" office:value="227" calcext:value-type="float">
            <text:p>227</text:p>
          </table:table-cell>
          <table:table-cell table:style-name="ce15" table:formula="of:=LOOKUP([.J19];[.$AZ$6:.$AZ$261];[.$BC$6:.$BC$261])" office:value-type="float" office:value="217" calcext:value-type="float">
            <text:p>217</text:p>
          </table:table-cell>
          <table:table-cell table:style-name="ce15" table:formula="of:=LOOKUP([.K19];[.$AZ$6:.$AZ$261];[.$BC$6:.$BC$261])" office:value-type="float" office:value="208" calcext:value-type="float">
            <text:p>208</text:p>
          </table:table-cell>
          <table:table-cell table:style-name="ce15" table:formula="of:=LOOKUP([.L19];[.$AZ$6:.$AZ$261];[.$BC$6:.$BC$261])" office:value-type="float" office:value="216" calcext:value-type="float">
            <text:p>216</text:p>
          </table:table-cell>
          <table:table-cell table:style-name="ce15" table:formula="of:=LOOKUP([.M19];[.$AZ$6:.$AZ$261];[.$BC$6:.$BC$261])" office:value-type="float" office:value="222" calcext:value-type="float">
            <text:p>222</text:p>
          </table:table-cell>
          <table:table-cell table:style-name="ce15" table:formula="of:=LOOKUP([.N19];[.$AZ$6:.$AZ$261];[.$BC$6:.$BC$261])" office:value-type="float" office:value="219" calcext:value-type="float">
            <text:p>219</text:p>
          </table:table-cell>
          <table:table-cell table:style-name="ce15" table:formula="of:=LOOKUP([.O19];[.$AZ$6:.$AZ$261];[.$BC$6:.$BC$261])" office:value-type="float" office:value="222" calcext:value-type="float">
            <text:p>222</text:p>
          </table:table-cell>
          <table:table-cell table:style-name="ce15" table:formula="of:=LOOKUP([.P19];[.$AZ$6:.$AZ$261];[.$BC$6:.$BC$261])" office:value-type="float" office:value="217" calcext:value-type="float">
            <text:p>217</text:p>
          </table:table-cell>
          <table:table-cell table:style-name="ce15" table:formula="of:=LOOKUP([.Q19];[.$AZ$6:.$AZ$261];[.$BC$6:.$BC$261])" office:value-type="float" office:value="188" calcext:value-type="float">
            <text:p>188</text:p>
          </table:table-cell>
          <table:table-cell table:style-name="ce15" table:formula="of:=LOOKUP([.R19];[.$AZ$6:.$AZ$261];[.$BC$6:.$BC$261])" office:value-type="float" office:value="146" calcext:value-type="float">
            <text:p>146</text:p>
          </table:table-cell>
          <table:table-cell table:style-name="ce15" table:formula="of:=LOOKUP([.S19];[.$AZ$6:.$AZ$261];[.$BC$6:.$BC$261])" office:value-type="float" office:value="146" calcext:value-type="float">
            <text:p>146</text:p>
          </table:table-cell>
          <table:table-cell table:style-name="ce15" table:formula="of:=LOOKUP([.T19];[.$AZ$6:.$AZ$261];[.$BC$6:.$BC$261])" office:value-type="float" office:value="148" calcext:value-type="float">
            <text:p>148</text:p>
          </table:table-cell>
          <table:table-cell table:style-name="ce15" table:formula="of:=LOOKUP([.U19];[.$AZ$6:.$AZ$261];[.$BC$6:.$BC$261])" office:value-type="float" office:value="152" calcext:value-type="float">
            <text:p>152</text:p>
          </table:table-cell>
          <table:table-cell table:style-name="ce15" table:formula="of:=LOOKUP([.V19];[.$AZ$6:.$AZ$261];[.$BC$6:.$BC$261])" office:value-type="float" office:value="157" calcext:value-type="float">
            <text:p>157</text:p>
          </table:table-cell>
          <table:table-cell table:style-name="ce15" table:formula="of:=LOOKUP([.W19];[.$AZ$6:.$AZ$261];[.$BC$6:.$BC$261])" office:value-type="float" office:value="162" calcext:value-type="float">
            <text:p>162</text:p>
          </table:table-cell>
          <table:table-cell table:style-name="ce15" table:formula="of:=LOOKUP([.X19];[.$AZ$6:.$AZ$261];[.$BC$6:.$BC$261])" office:value-type="float" office:value="170" calcext:value-type="float">
            <text:p>170</text:p>
          </table:table-cell>
          <table:table-cell table:style-name="ce15" table:formula="of:=LOOKUP([.Y19];[.$AZ$6:.$AZ$261];[.$BC$6:.$BC$261])" office:value-type="float" office:value="183" calcext:value-type="float">
            <text:p>183</text:p>
          </table:table-cell>
          <table:table-cell table:style-name="ce15" table:formula="of:=LOOKUP([.Z19];[.$AZ$6:.$AZ$261];[.$BC$6:.$BC$261])" office:value-type="float" office:value="196" calcext:value-type="float">
            <text:p>196</text:p>
          </table:table-cell>
          <table:table-cell table:style-name="ce15" table:formula="of:=LOOKUP([.AA19];[.$AZ$6:.$AZ$261];[.$BC$6:.$BC$261])" office:value-type="float" office:value="206" calcext:value-type="float">
            <text:p>206</text:p>
          </table:table-cell>
          <table:table-cell table:style-name="ce15" table:formula="of:=LOOKUP([.AB19];[.$AZ$6:.$AZ$261];[.$BC$6:.$BC$261])" office:value-type="float" office:value="222" calcext:value-type="float">
            <text:p>222</text:p>
          </table:table-cell>
          <table:table-cell table:style-name="ce15" table:formula="of:=LOOKUP([.AC19];[.$AZ$6:.$AZ$261];[.$BC$6:.$BC$261])" office:value-type="float" office:value="243" calcext:value-type="float">
            <text:p>243</text:p>
          </table:table-cell>
          <table:table-cell table:style-name="ce15" table:formula="of:=LOOKUP([.AD19];[.$AZ$6:.$AZ$261];[.$BC$6:.$BC$261])" office:value-type="float" office:value="247" calcext:value-type="float">
            <text:p>247</text:p>
          </table:table-cell>
          <table:table-cell table:style-name="ce15" table:formula="of:=LOOKUP([.AE19];[.$AZ$6:.$AZ$261];[.$BC$6:.$BC$261])" office:value-type="float" office:value="219" calcext:value-type="float">
            <text:p>219</text:p>
          </table:table-cell>
          <table:table-cell table:style-name="ce15" table:formula="of:=LOOKUP([.AF19];[.$AZ$6:.$AZ$261];[.$BC$6:.$BC$261])" office:value-type="float" office:value="209" calcext:value-type="float">
            <text:p>209</text:p>
          </table:table-cell>
          <table:table-cell table:style-name="ce15" table:formula="of:=LOOKUP([.AG19];[.$AZ$6:.$AZ$261];[.$BC$6:.$BC$261])" office:value-type="float" office:value="208" calcext:value-type="float">
            <text:p>208</text:p>
          </table:table-cell>
          <table:table-cell table:style-name="ce15" table:formula="of:=LOOKUP([.AH19];[.$AZ$6:.$AZ$261];[.$BC$6:.$BC$261])" office:value-type="float" office:value="209" calcext:value-type="float">
            <text:p>209</text:p>
          </table:table-cell>
          <table:table-cell table:style-name="ce15" table:formula="of:=LOOKUP([.AI19];[.$AZ$6:.$AZ$261];[.$BC$6:.$BC$261])" office:value-type="float" office:value="200" calcext:value-type="float">
            <text:p>200</text:p>
          </table:table-cell>
          <table:table-cell table:style-name="ce15" table:formula="of:=LOOKUP([.AJ19];[.$AZ$6:.$AZ$261];[.$BC$6:.$BC$261])" office:value-type="float" office:value="170" calcext:value-type="float">
            <text:p>170</text:p>
          </table:table-cell>
          <table:table-cell table:style-name="ce15" table:formula="of:=LOOKUP([.AK19];[.$AZ$6:.$AZ$261];[.$BC$6:.$BC$261])" office:value-type="float" office:value="159" calcext:value-type="float">
            <text:p>159</text:p>
          </table:table-cell>
          <table:table-cell table:style-name="ce15" table:formula="of:=LOOKUP([.AL19];[.$AZ$6:.$AZ$261];[.$BC$6:.$BC$261])" office:value-type="float" office:value="136" calcext:value-type="float">
            <text:p>136</text:p>
          </table:table-cell>
          <table:table-cell table:style-name="ce15" table:formula="of:=LOOKUP([.AM19];[.$AZ$6:.$AZ$261];[.$BC$6:.$BC$261])" office:value-type="float" office:value="156" calcext:value-type="float">
            <text:p>156</text:p>
          </table:table-cell>
          <table:table-cell table:style-name="ce15" table:formula="of:=LOOKUP([.AN19];[.$AZ$6:.$AZ$261];[.$BC$6:.$BC$261])" office:value-type="float" office:value="183" calcext:value-type="float">
            <text:p>183</text:p>
          </table:table-cell>
          <table:table-cell table:style-name="ce15" table:formula="of:=LOOKUP([.AO19];[.$AZ$6:.$AZ$261];[.$BC$6:.$BC$261])" office:value-type="float" office:value="195" calcext:value-type="float">
            <text:p>195</text:p>
          </table:table-cell>
          <table:table-cell table:style-name="ce15" table:formula="of:=LOOKUP([.AP19];[.$AZ$6:.$AZ$261];[.$BC$6:.$BC$261])" office:value-type="float" office:value="212" calcext:value-type="float">
            <text:p>212</text:p>
          </table:table-cell>
          <table:table-cell table:style-name="ce15" table:formula="of:=LOOKUP([.AQ19];[.$AZ$6:.$AZ$261];[.$BC$6:.$BC$261])" office:value-type="float" office:value="225" calcext:value-type="float">
            <text:p>225</text:p>
          </table:table-cell>
          <table:table-cell table:style-name="ce15" table:formula="of:=LOOKUP([.AR19];[.$AZ$6:.$AZ$261];[.$BC$6:.$BC$261])" office:value-type="float" office:value="230" calcext:value-type="float">
            <text:p>230</text:p>
          </table:table-cell>
          <table:table-cell table:style-name="ce15" table:formula="of:=LOOKUP([.AS19];[.$AZ$6:.$AZ$261];[.$BC$6:.$BC$261])" office:value-type="float" office:value="231" calcext:value-type="float">
            <text:p>231</text:p>
          </table:table-cell>
          <table:table-cell table:style-name="ce15" table:formula="of:=LOOKUP([.AT19];[.$AZ$6:.$AZ$261];[.$BC$6:.$BC$261])" office:value-type="float" office:value="227" calcext:value-type="float">
            <text:p>227</text:p>
          </table:table-cell>
          <table:table-cell table:style-name="ce15" table:formula="of:=LOOKUP([.AU19];[.$AZ$6:.$AZ$261];[.$BC$6:.$BC$261])" office:value-type="float" office:value="225" calcext:value-type="float">
            <text:p>225</text:p>
          </table:table-cell>
          <table:table-cell table:style-name="ce15" table:formula="of:=LOOKUP([.AV19];[.$AZ$6:.$AZ$261];[.$BC$6:.$BC$261])" office:value-type="float" office:value="224" calcext:value-type="float">
            <text:p>224</text:p>
          </table:table-cell>
          <table:table-cell table:style-name="ce15" table:formula="of:=LOOKUP([.AW19];[.$AZ$6:.$AZ$261];[.$BC$6:.$BC$261])" office:value-type="float" office:value="222" calcext:value-type="float">
            <text:p>222</text:p>
          </table:table-cell>
          <table:table-cell table:style-name="ce15" table:formula="of:=LOOKUP([.AX19];[.$AZ$6:.$AZ$261];[.$BC$6:.$BC$261])" office:value-type="float" office:value="217" calcext:value-type="float">
            <text:p>21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$A$1:.$AX$69];[.AZ91])" office:value-type="float" office:value="3" calcext:value-type="float">
            <text:p>3</text:p>
          </table:table-cell>
          <table:table-cell table:formula="of:=COUNTIF([.$A$73:.$AX$141];[.AZ91])" office:value-type="float" office:value="3" calcext:value-type="float">
            <text:p>3</text:p>
          </table:table-cell>
          <table:table-cell table:formula="of:=IF([.AZ91]&lt;[.$BA$1];0;IF([.AZ91]&gt;=[.$BC$1];255;ROUNDDOWN(([.AZ91]-[.$BA$1])/([.$BC$1]-[.$BA$1])*255)))" office:value-type="float" office:value="85" calcext:value-type="float">
            <text:p>85</text:p>
          </table:table-cell>
        </table:table-row>
        <table:table-row table:style-name="ro1">
          <table:table-cell table:style-name="ce15" table:formula="of:=LOOKUP([.A20];[.$AZ$6:.$AZ$261];[.$BC$6:.$BC$261])" office:value-type="float" office:value="224" calcext:value-type="float">
            <text:p>224</text:p>
          </table:table-cell>
          <table:table-cell table:style-name="ce15" table:formula="of:=LOOKUP([.B20];[.$AZ$6:.$AZ$261];[.$BC$6:.$BC$261])" office:value-type="float" office:value="227" calcext:value-type="float">
            <text:p>227</text:p>
          </table:table-cell>
          <table:table-cell table:style-name="ce15" table:formula="of:=LOOKUP([.C20];[.$AZ$6:.$AZ$261];[.$BC$6:.$BC$261])" office:value-type="float" office:value="230" calcext:value-type="float">
            <text:p>230</text:p>
          </table:table-cell>
          <table:table-cell table:style-name="ce15" table:formula="of:=LOOKUP([.D20];[.$AZ$6:.$AZ$261];[.$BC$6:.$BC$261])" office:value-type="float" office:value="238" calcext:value-type="float">
            <text:p>238</text:p>
          </table:table-cell>
          <table:table-cell table:style-name="ce15" table:formula="of:=LOOKUP([.E20];[.$AZ$6:.$AZ$261];[.$BC$6:.$BC$261])" office:value-type="float" office:value="242" calcext:value-type="float">
            <text:p>242</text:p>
          </table:table-cell>
          <table:table-cell table:style-name="ce15" table:formula="of:=LOOKUP([.F20];[.$AZ$6:.$AZ$261];[.$BC$6:.$BC$261])" office:value-type="float" office:value="249" calcext:value-type="float">
            <text:p>249</text:p>
          </table:table-cell>
          <table:table-cell table:style-name="ce15" table:formula="of:=LOOKUP([.G20];[.$AZ$6:.$AZ$261];[.$BC$6:.$BC$261])" office:value-type="float" office:value="250" calcext:value-type="float">
            <text:p>250</text:p>
          </table:table-cell>
          <table:table-cell table:style-name="ce15" table:formula="of:=LOOKUP([.H20];[.$AZ$6:.$AZ$261];[.$BC$6:.$BC$261])" office:value-type="float" office:value="249" calcext:value-type="float">
            <text:p>249</text:p>
          </table:table-cell>
          <table:table-cell table:style-name="ce15" table:formula="of:=LOOKUP([.I20];[.$AZ$6:.$AZ$261];[.$BC$6:.$BC$261])" office:value-type="float" office:value="233" calcext:value-type="float">
            <text:p>233</text:p>
          </table:table-cell>
          <table:table-cell table:style-name="ce15" table:formula="of:=LOOKUP([.J20];[.$AZ$6:.$AZ$261];[.$BC$6:.$BC$261])" office:value-type="float" office:value="219" calcext:value-type="float">
            <text:p>219</text:p>
          </table:table-cell>
          <table:table-cell table:style-name="ce15" table:formula="of:=LOOKUP([.K20];[.$AZ$6:.$AZ$261];[.$BC$6:.$BC$261])" office:value-type="float" office:value="218" calcext:value-type="float">
            <text:p>218</text:p>
          </table:table-cell>
          <table:table-cell table:style-name="ce15" table:formula="of:=LOOKUP([.L20];[.$AZ$6:.$AZ$261];[.$BC$6:.$BC$261])" office:value-type="float" office:value="202" calcext:value-type="float">
            <text:p>202</text:p>
          </table:table-cell>
          <table:table-cell table:style-name="ce15" table:formula="of:=LOOKUP([.M20];[.$AZ$6:.$AZ$261];[.$BC$6:.$BC$261])" office:value-type="float" office:value="183" calcext:value-type="float">
            <text:p>183</text:p>
          </table:table-cell>
          <table:table-cell table:style-name="ce15" table:formula="of:=LOOKUP([.N20];[.$AZ$6:.$AZ$261];[.$BC$6:.$BC$261])" office:value-type="float" office:value="180" calcext:value-type="float">
            <text:p>180</text:p>
          </table:table-cell>
          <table:table-cell table:style-name="ce15" table:formula="of:=LOOKUP([.O20];[.$AZ$6:.$AZ$261];[.$BC$6:.$BC$261])" office:value-type="float" office:value="232" calcext:value-type="float">
            <text:p>232</text:p>
          </table:table-cell>
          <table:table-cell table:style-name="ce15" table:formula="of:=LOOKUP([.P20];[.$AZ$6:.$AZ$261];[.$BC$6:.$BC$261])" office:value-type="float" office:value="239" calcext:value-type="float">
            <text:p>239</text:p>
          </table:table-cell>
          <table:table-cell table:style-name="ce15" table:formula="of:=LOOKUP([.Q20];[.$AZ$6:.$AZ$261];[.$BC$6:.$BC$261])" office:value-type="float" office:value="224" calcext:value-type="float">
            <text:p>224</text:p>
          </table:table-cell>
          <table:table-cell table:style-name="ce15" table:formula="of:=LOOKUP([.R20];[.$AZ$6:.$AZ$261];[.$BC$6:.$BC$261])" office:value-type="float" office:value="169" calcext:value-type="float">
            <text:p>169</text:p>
          </table:table-cell>
          <table:table-cell table:style-name="ce15" table:formula="of:=LOOKUP([.S20];[.$AZ$6:.$AZ$261];[.$BC$6:.$BC$261])" office:value-type="float" office:value="146" calcext:value-type="float">
            <text:p>146</text:p>
          </table:table-cell>
          <table:table-cell table:style-name="ce15" table:formula="of:=LOOKUP([.T20];[.$AZ$6:.$AZ$261];[.$BC$6:.$BC$261])" office:value-type="float" office:value="147" calcext:value-type="float">
            <text:p>147</text:p>
          </table:table-cell>
          <table:table-cell table:style-name="ce15" table:formula="of:=LOOKUP([.U20];[.$AZ$6:.$AZ$261];[.$BC$6:.$BC$261])" office:value-type="float" office:value="150" calcext:value-type="float">
            <text:p>150</text:p>
          </table:table-cell>
          <table:table-cell table:style-name="ce15" table:formula="of:=LOOKUP([.V20];[.$AZ$6:.$AZ$261];[.$BC$6:.$BC$261])" office:value-type="float" office:value="153" calcext:value-type="float">
            <text:p>153</text:p>
          </table:table-cell>
          <table:table-cell table:style-name="ce15" table:formula="of:=LOOKUP([.W20];[.$AZ$6:.$AZ$261];[.$BC$6:.$BC$261])" office:value-type="float" office:value="159" calcext:value-type="float">
            <text:p>159</text:p>
          </table:table-cell>
          <table:table-cell table:style-name="ce15" table:formula="of:=LOOKUP([.X20];[.$AZ$6:.$AZ$261];[.$BC$6:.$BC$261])" office:value-type="float" office:value="166" calcext:value-type="float">
            <text:p>166</text:p>
          </table:table-cell>
          <table:table-cell table:style-name="ce15" table:formula="of:=LOOKUP([.Y20];[.$AZ$6:.$AZ$261];[.$BC$6:.$BC$261])" office:value-type="float" office:value="176" calcext:value-type="float">
            <text:p>176</text:p>
          </table:table-cell>
          <table:table-cell table:style-name="ce15" table:formula="of:=LOOKUP([.Z20];[.$AZ$6:.$AZ$261];[.$BC$6:.$BC$261])" office:value-type="float" office:value="189" calcext:value-type="float">
            <text:p>189</text:p>
          </table:table-cell>
          <table:table-cell table:style-name="ce15" table:formula="of:=LOOKUP([.AA20];[.$AZ$6:.$AZ$261];[.$BC$6:.$BC$261])" office:value-type="float" office:value="200" calcext:value-type="float">
            <text:p>200</text:p>
          </table:table-cell>
          <table:table-cell table:style-name="ce15" table:formula="of:=LOOKUP([.AB20];[.$AZ$6:.$AZ$261];[.$BC$6:.$BC$261])" office:value-type="float" office:value="218" calcext:value-type="float">
            <text:p>218</text:p>
          </table:table-cell>
          <table:table-cell table:style-name="ce15" table:formula="of:=LOOKUP([.AC20];[.$AZ$6:.$AZ$261];[.$BC$6:.$BC$261])" office:value-type="float" office:value="248" calcext:value-type="float">
            <text:p>248</text:p>
          </table:table-cell>
          <table:table-cell table:style-name="ce15" table:formula="of:=LOOKUP([.AD20];[.$AZ$6:.$AZ$261];[.$BC$6:.$BC$261])" office:value-type="float" office:value="239" calcext:value-type="float">
            <text:p>239</text:p>
          </table:table-cell>
          <table:table-cell table:style-name="ce15" table:formula="of:=LOOKUP([.AE20];[.$AZ$6:.$AZ$261];[.$BC$6:.$BC$261])" office:value-type="float" office:value="211" calcext:value-type="float">
            <text:p>211</text:p>
          </table:table-cell>
          <table:table-cell table:style-name="ce15" table:formula="of:=LOOKUP([.AF20];[.$AZ$6:.$AZ$261];[.$BC$6:.$BC$261])" office:value-type="float" office:value="207" calcext:value-type="float">
            <text:p>207</text:p>
          </table:table-cell>
          <table:table-cell table:style-name="ce15" table:formula="of:=LOOKUP([.AG20];[.$AZ$6:.$AZ$261];[.$BC$6:.$BC$261])" office:value-type="float" office:value="206" calcext:value-type="float">
            <text:p>206</text:p>
          </table:table-cell>
          <table:table-cell table:style-name="ce15" table:formula="of:=LOOKUP([.AH20];[.$AZ$6:.$AZ$261];[.$BC$6:.$BC$261])" office:value-type="float" office:value="207" calcext:value-type="float">
            <text:p>207</text:p>
          </table:table-cell>
          <table:table-cell table:style-name="ce15" table:formula="of:=LOOKUP([.AI20];[.$AZ$6:.$AZ$261];[.$BC$6:.$BC$261])" office:value-type="float" office:value="179" calcext:value-type="float">
            <text:p>179</text:p>
          </table:table-cell>
          <table:table-cell table:style-name="ce15" table:formula="of:=LOOKUP([.AJ20];[.$AZ$6:.$AZ$261];[.$BC$6:.$BC$261])" office:value-type="float" office:value="165" calcext:value-type="float">
            <text:p>165</text:p>
          </table:table-cell>
          <table:table-cell table:style-name="ce15" table:formula="of:=LOOKUP([.AK20];[.$AZ$6:.$AZ$261];[.$BC$6:.$BC$261])" office:value-type="float" office:value="152" calcext:value-type="float">
            <text:p>152</text:p>
          </table:table-cell>
          <table:table-cell table:style-name="ce15" table:formula="of:=LOOKUP([.AL20];[.$AZ$6:.$AZ$261];[.$BC$6:.$BC$261])" office:value-type="float" office:value="138" calcext:value-type="float">
            <text:p>138</text:p>
          </table:table-cell>
          <table:table-cell table:style-name="ce15" table:formula="of:=LOOKUP([.AM20];[.$AZ$6:.$AZ$261];[.$BC$6:.$BC$261])" office:value-type="float" office:value="161" calcext:value-type="float">
            <text:p>161</text:p>
          </table:table-cell>
          <table:table-cell table:style-name="ce15" table:formula="of:=LOOKUP([.AN20];[.$AZ$6:.$AZ$261];[.$BC$6:.$BC$261])" office:value-type="float" office:value="185" calcext:value-type="float">
            <text:p>185</text:p>
          </table:table-cell>
          <table:table-cell table:style-name="ce15" table:formula="of:=LOOKUP([.AO20];[.$AZ$6:.$AZ$261];[.$BC$6:.$BC$261])" office:value-type="float" office:value="197" calcext:value-type="float">
            <text:p>197</text:p>
          </table:table-cell>
          <table:table-cell table:style-name="ce15" table:formula="of:=LOOKUP([.AP20];[.$AZ$6:.$AZ$261];[.$BC$6:.$BC$261])" office:value-type="float" office:value="214" calcext:value-type="float">
            <text:p>214</text:p>
          </table:table-cell>
          <table:table-cell table:style-name="ce15" table:formula="of:=LOOKUP([.AQ20];[.$AZ$6:.$AZ$261];[.$BC$6:.$BC$261])" office:value-type="float" office:value="226" calcext:value-type="float">
            <text:p>226</text:p>
          </table:table-cell>
          <table:table-cell table:style-name="ce15" table:formula="of:=LOOKUP([.AR20];[.$AZ$6:.$AZ$261];[.$BC$6:.$BC$261])" office:value-type="float" office:value="233" calcext:value-type="float">
            <text:p>233</text:p>
          </table:table-cell>
          <table:table-cell table:style-name="ce15" table:formula="of:=LOOKUP([.AS20];[.$AZ$6:.$AZ$261];[.$BC$6:.$BC$261])" office:value-type="float" office:value="230" calcext:value-type="float">
            <text:p>230</text:p>
          </table:table-cell>
          <table:table-cell table:style-name="ce15" table:formula="of:=LOOKUP([.AT20];[.$AZ$6:.$AZ$261];[.$BC$6:.$BC$261])" office:value-type="float" office:value="228" calcext:value-type="float">
            <text:p>228</text:p>
          </table:table-cell>
          <table:table-cell table:style-name="ce15" table:formula="of:=LOOKUP([.AU20];[.$AZ$6:.$AZ$261];[.$BC$6:.$BC$261])" office:value-type="float" office:value="228" calcext:value-type="float">
            <text:p>228</text:p>
          </table:table-cell>
          <table:table-cell table:style-name="ce15" table:formula="of:=LOOKUP([.AV20];[.$AZ$6:.$AZ$261];[.$BC$6:.$BC$261])" office:value-type="float" office:value="226" calcext:value-type="float">
            <text:p>226</text:p>
          </table:table-cell>
          <table:table-cell table:style-name="ce15" table:formula="of:=LOOKUP([.AW20];[.$AZ$6:.$AZ$261];[.$BC$6:.$BC$261])" office:value-type="float" office:value="223" calcext:value-type="float">
            <text:p>223</text:p>
          </table:table-cell>
          <table:table-cell table:style-name="ce15" table:formula="of:=LOOKUP([.AX20];[.$AZ$6:.$AZ$261];[.$BC$6:.$BC$261])" office:value-type="float" office:value="217" calcext:value-type="float">
            <text:p>217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$A$1:.$AX$69];[.AZ92])" office:value-type="float" office:value="1" calcext:value-type="float">
            <text:p>1</text:p>
          </table:table-cell>
          <table:table-cell table:formula="of:=COUNTIF([.$A$73:.$AX$141];[.AZ92])" office:value-type="float" office:value="1" calcext:value-type="float">
            <text:p>1</text:p>
          </table:table-cell>
          <table:table-cell table:formula="of:=IF([.AZ92]&lt;[.$BA$1];0;IF([.AZ92]&gt;=[.$BC$1];255;ROUNDDOWN(([.AZ92]-[.$BA$1])/([.$BC$1]-[.$BA$1])*255)))" office:value-type="float" office:value="86" calcext:value-type="float">
            <text:p>86</text:p>
          </table:table-cell>
        </table:table-row>
        <table:table-row table:style-name="ro1">
          <table:table-cell table:style-name="ce15" table:formula="of:=LOOKUP([.A21];[.$AZ$6:.$AZ$261];[.$BC$6:.$BC$261])" office:value-type="float" office:value="228" calcext:value-type="float">
            <text:p>228</text:p>
          </table:table-cell>
          <table:table-cell table:style-name="ce15" table:formula="of:=LOOKUP([.B21];[.$AZ$6:.$AZ$261];[.$BC$6:.$BC$261])" office:value-type="float" office:value="229" calcext:value-type="float">
            <text:p>229</text:p>
          </table:table-cell>
          <table:table-cell table:style-name="ce15" table:formula="of:=LOOKUP([.C21];[.$AZ$6:.$AZ$261];[.$BC$6:.$BC$261])" office:value-type="float" office:value="236" calcext:value-type="float">
            <text:p>236</text:p>
          </table:table-cell>
          <table:table-cell table:style-name="ce15" table:formula="of:=LOOKUP([.D21];[.$AZ$6:.$AZ$261];[.$BC$6:.$BC$261])" office:value-type="float" office:value="243" calcext:value-type="float">
            <text:p>243</text:p>
          </table:table-cell>
          <table:table-cell table:style-name="ce15" table:formula="of:=LOOKUP([.E21];[.$AZ$6:.$AZ$261];[.$BC$6:.$BC$261])" office:value-type="float" office:value="242" calcext:value-type="float">
            <text:p>242</text:p>
          </table:table-cell>
          <table:table-cell table:style-name="ce15" table:formula="of:=LOOKUP([.F21];[.$AZ$6:.$AZ$261];[.$BC$6:.$BC$261])" office:value-type="float" office:value="241" calcext:value-type="float">
            <text:p>241</text:p>
          </table:table-cell>
          <table:table-cell table:style-name="ce15" table:formula="of:=LOOKUP([.G21];[.$AZ$6:.$AZ$261];[.$BC$6:.$BC$261])" office:value-type="float" office:value="243" calcext:value-type="float">
            <text:p>243</text:p>
          </table:table-cell>
          <table:table-cell table:style-name="ce15" table:formula="of:=LOOKUP([.H21];[.$AZ$6:.$AZ$261];[.$BC$6:.$BC$261])" office:value-type="float" office:value="244" calcext:value-type="float">
            <text:p>244</text:p>
          </table:table-cell>
          <table:table-cell table:style-name="ce15" table:formula="of:=LOOKUP([.I21];[.$AZ$6:.$AZ$261];[.$BC$6:.$BC$261])" office:value-type="float" office:value="235" calcext:value-type="float">
            <text:p>235</text:p>
          </table:table-cell>
          <table:table-cell table:style-name="ce15" table:formula="of:=LOOKUP([.J21];[.$AZ$6:.$AZ$261];[.$BC$6:.$BC$261])" office:value-type="float" office:value="226" calcext:value-type="float">
            <text:p>226</text:p>
          </table:table-cell>
          <table:table-cell table:style-name="ce15" table:formula="of:=LOOKUP([.K21];[.$AZ$6:.$AZ$261];[.$BC$6:.$BC$261])" office:value-type="float" office:value="224" calcext:value-type="float">
            <text:p>224</text:p>
          </table:table-cell>
          <table:table-cell table:style-name="ce15" table:formula="of:=LOOKUP([.L21];[.$AZ$6:.$AZ$261];[.$BC$6:.$BC$261])" office:value-type="float" office:value="211" calcext:value-type="float">
            <text:p>211</text:p>
          </table:table-cell>
          <table:table-cell table:style-name="ce15" table:formula="of:=LOOKUP([.M21];[.$AZ$6:.$AZ$261];[.$BC$6:.$BC$261])" office:value-type="float" office:value="199" calcext:value-type="float">
            <text:p>199</text:p>
          </table:table-cell>
          <table:table-cell table:style-name="ce15" table:formula="of:=LOOKUP([.N21];[.$AZ$6:.$AZ$261];[.$BC$6:.$BC$261])" office:value-type="float" office:value="167" calcext:value-type="float">
            <text:p>167</text:p>
          </table:table-cell>
          <table:table-cell table:style-name="ce15" table:formula="of:=LOOKUP([.O21];[.$AZ$6:.$AZ$261];[.$BC$6:.$BC$261])" office:value-type="float" office:value="209" calcext:value-type="float">
            <text:p>209</text:p>
          </table:table-cell>
          <table:table-cell table:style-name="ce15" table:formula="of:=LOOKUP([.P21];[.$AZ$6:.$AZ$261];[.$BC$6:.$BC$261])" office:value-type="float" office:value="241" calcext:value-type="float">
            <text:p>241</text:p>
          </table:table-cell>
          <table:table-cell table:style-name="ce15" table:formula="of:=LOOKUP([.Q21];[.$AZ$6:.$AZ$261];[.$BC$6:.$BC$261])" office:value-type="float" office:value="244" calcext:value-type="float">
            <text:p>244</text:p>
          </table:table-cell>
          <table:table-cell table:style-name="ce15" table:formula="of:=LOOKUP([.R21];[.$AZ$6:.$AZ$261];[.$BC$6:.$BC$261])" office:value-type="float" office:value="231" calcext:value-type="float">
            <text:p>231</text:p>
          </table:table-cell>
          <table:table-cell table:style-name="ce15" table:formula="of:=LOOKUP([.S21];[.$AZ$6:.$AZ$261];[.$BC$6:.$BC$261])" office:value-type="float" office:value="173" calcext:value-type="float">
            <text:p>173</text:p>
          </table:table-cell>
          <table:table-cell table:style-name="ce15" table:formula="of:=LOOKUP([.T21];[.$AZ$6:.$AZ$261];[.$BC$6:.$BC$261])" office:value-type="float" office:value="147" calcext:value-type="float">
            <text:p>147</text:p>
          </table:table-cell>
          <table:table-cell table:style-name="ce15" table:formula="of:=LOOKUP([.U21];[.$AZ$6:.$AZ$261];[.$BC$6:.$BC$261])" office:value-type="float" office:value="148" calcext:value-type="float">
            <text:p>148</text:p>
          </table:table-cell>
          <table:table-cell table:style-name="ce15" table:formula="of:=LOOKUP([.V21];[.$AZ$6:.$AZ$261];[.$BC$6:.$BC$261])" office:value-type="float" office:value="150" calcext:value-type="float">
            <text:p>150</text:p>
          </table:table-cell>
          <table:table-cell table:style-name="ce15" table:formula="of:=LOOKUP([.W21];[.$AZ$6:.$AZ$261];[.$BC$6:.$BC$261])" office:value-type="float" office:value="155" calcext:value-type="float">
            <text:p>155</text:p>
          </table:table-cell>
          <table:table-cell table:style-name="ce15" table:formula="of:=LOOKUP([.X21];[.$AZ$6:.$AZ$261];[.$BC$6:.$BC$261])" office:value-type="float" office:value="162" calcext:value-type="float">
            <text:p>162</text:p>
          </table:table-cell>
          <table:table-cell table:style-name="ce15" table:formula="of:=LOOKUP([.Y21];[.$AZ$6:.$AZ$261];[.$BC$6:.$BC$261])" office:value-type="float" office:value="170" calcext:value-type="float">
            <text:p>170</text:p>
          </table:table-cell>
          <table:table-cell table:style-name="ce15" table:formula="of:=LOOKUP([.Z21];[.$AZ$6:.$AZ$261];[.$BC$6:.$BC$261])" office:value-type="float" office:value="182" calcext:value-type="float">
            <text:p>182</text:p>
          </table:table-cell>
          <table:table-cell table:style-name="ce15" table:formula="of:=LOOKUP([.AA21];[.$AZ$6:.$AZ$261];[.$BC$6:.$BC$261])" office:value-type="float" office:value="193" calcext:value-type="float">
            <text:p>193</text:p>
          </table:table-cell>
          <table:table-cell table:style-name="ce15" table:formula="of:=LOOKUP([.AB21];[.$AZ$6:.$AZ$261];[.$BC$6:.$BC$261])" office:value-type="float" office:value="218" calcext:value-type="float">
            <text:p>218</text:p>
          </table:table-cell>
          <table:table-cell table:style-name="ce15" table:formula="of:=LOOKUP([.AC21];[.$AZ$6:.$AZ$261];[.$BC$6:.$BC$261])" office:value-type="float" office:value="250" calcext:value-type="float">
            <text:p>250</text:p>
          </table:table-cell>
          <table:table-cell table:style-name="ce15" table:formula="of:=LOOKUP([.AD21];[.$AZ$6:.$AZ$261];[.$BC$6:.$BC$261])" office:value-type="float" office:value="224" calcext:value-type="float">
            <text:p>224</text:p>
          </table:table-cell>
          <table:table-cell table:style-name="ce15" table:formula="of:=LOOKUP([.AE21];[.$AZ$6:.$AZ$261];[.$BC$6:.$BC$261])" office:value-type="float" office:value="207" calcext:value-type="float">
            <text:p>207</text:p>
          </table:table-cell>
          <table:table-cell table:style-name="ce15" table:formula="of:=LOOKUP([.AF21];[.$AZ$6:.$AZ$261];[.$BC$6:.$BC$261])" office:value-type="float" office:value="204" calcext:value-type="float">
            <text:p>204</text:p>
          </table:table-cell>
          <table:table-cell table:style-name="ce15" table:formula="of:=LOOKUP([.AG21];[.$AZ$6:.$AZ$261];[.$BC$6:.$BC$261])" office:value-type="float" office:value="204" calcext:value-type="float">
            <text:p>204</text:p>
          </table:table-cell>
          <table:table-cell table:style-name="ce15" table:formula="of:=LOOKUP([.AH21];[.$AZ$6:.$AZ$261];[.$BC$6:.$BC$261])" office:value-type="float" office:value="201" calcext:value-type="float">
            <text:p>201</text:p>
          </table:table-cell>
          <table:table-cell table:style-name="ce15" table:formula="of:=LOOKUP([.AI21];[.$AZ$6:.$AZ$261];[.$BC$6:.$BC$261])" office:value-type="float" office:value="167" calcext:value-type="float">
            <text:p>167</text:p>
          </table:table-cell>
          <table:table-cell table:style-name="ce15" table:formula="of:=LOOKUP([.AJ21];[.$AZ$6:.$AZ$261];[.$BC$6:.$BC$261])" office:value-type="float" office:value="164" calcext:value-type="float">
            <text:p>164</text:p>
          </table:table-cell>
          <table:table-cell table:style-name="ce15" table:formula="of:=LOOKUP([.AK21];[.$AZ$6:.$AZ$261];[.$BC$6:.$BC$261])" office:value-type="float" office:value="143" calcext:value-type="float">
            <text:p>143</text:p>
          </table:table-cell>
          <table:table-cell table:style-name="ce15" table:formula="of:=LOOKUP([.AL21];[.$AZ$6:.$AZ$261];[.$BC$6:.$BC$261])" office:value-type="float" office:value="139" calcext:value-type="float">
            <text:p>139</text:p>
          </table:table-cell>
          <table:table-cell table:style-name="ce15" table:formula="of:=LOOKUP([.AM21];[.$AZ$6:.$AZ$261];[.$BC$6:.$BC$261])" office:value-type="float" office:value="161" calcext:value-type="float">
            <text:p>161</text:p>
          </table:table-cell>
          <table:table-cell table:style-name="ce15" table:formula="of:=LOOKUP([.AN21];[.$AZ$6:.$AZ$261];[.$BC$6:.$BC$261])" office:value-type="float" office:value="182" calcext:value-type="float">
            <text:p>182</text:p>
          </table:table-cell>
          <table:table-cell table:style-name="ce15" table:formula="of:=LOOKUP([.AO21];[.$AZ$6:.$AZ$261];[.$BC$6:.$BC$261])" office:value-type="float" office:value="195" calcext:value-type="float">
            <text:p>195</text:p>
          </table:table-cell>
          <table:table-cell table:style-name="ce15" table:formula="of:=LOOKUP([.AP21];[.$AZ$6:.$AZ$261];[.$BC$6:.$BC$261])" office:value-type="float" office:value="216" calcext:value-type="float">
            <text:p>216</text:p>
          </table:table-cell>
          <table:table-cell table:style-name="ce15" table:formula="of:=LOOKUP([.AQ21];[.$AZ$6:.$AZ$261];[.$BC$6:.$BC$261])" office:value-type="float" office:value="226" calcext:value-type="float">
            <text:p>226</text:p>
          </table:table-cell>
          <table:table-cell table:style-name="ce15" table:formula="of:=LOOKUP([.AR21];[.$AZ$6:.$AZ$261];[.$BC$6:.$BC$261])" office:value-type="float" office:value="229" calcext:value-type="float">
            <text:p>229</text:p>
          </table:table-cell>
          <table:table-cell table:style-name="ce15" table:formula="of:=LOOKUP([.AS21];[.$AZ$6:.$AZ$261];[.$BC$6:.$BC$261])" office:value-type="float" office:value="229" calcext:value-type="float">
            <text:p>229</text:p>
          </table:table-cell>
          <table:table-cell table:style-name="ce15" table:formula="of:=LOOKUP([.AT21];[.$AZ$6:.$AZ$261];[.$BC$6:.$BC$261])" office:value-type="float" office:value="228" calcext:value-type="float">
            <text:p>228</text:p>
          </table:table-cell>
          <table:table-cell table:style-name="ce15" table:formula="of:=LOOKUP([.AU21];[.$AZ$6:.$AZ$261];[.$BC$6:.$BC$261])" office:value-type="float" office:value="229" calcext:value-type="float">
            <text:p>229</text:p>
          </table:table-cell>
          <table:table-cell table:style-name="ce15" table:formula="of:=LOOKUP([.AV21];[.$AZ$6:.$AZ$261];[.$BC$6:.$BC$261])" office:value-type="float" office:value="227" calcext:value-type="float">
            <text:p>227</text:p>
          </table:table-cell>
          <table:table-cell table:style-name="ce15" table:formula="of:=LOOKUP([.AW21];[.$AZ$6:.$AZ$261];[.$BC$6:.$BC$261])" office:value-type="float" office:value="222" calcext:value-type="float">
            <text:p>222</text:p>
          </table:table-cell>
          <table:table-cell table:style-name="ce15" table:formula="of:=LOOKUP([.AX21];[.$AZ$6:.$AZ$261];[.$BC$6:.$BC$261])" office:value-type="float" office:value="220" calcext:value-type="float">
            <text:p>2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$A$1:.$AX$69];[.AZ93])" office:value-type="float" office:value="5" calcext:value-type="float">
            <text:p>5</text:p>
          </table:table-cell>
          <table:table-cell table:formula="of:=COUNTIF([.$A$73:.$AX$141];[.AZ93])" office:value-type="float" office:value="5" calcext:value-type="float">
            <text:p>5</text:p>
          </table:table-cell>
          <table:table-cell table:formula="of:=IF([.AZ93]&lt;[.$BA$1];0;IF([.AZ93]&gt;=[.$BC$1];255;ROUNDDOWN(([.AZ93]-[.$BA$1])/([.$BC$1]-[.$BA$1])*255)))" office:value-type="float" office:value="87" calcext:value-type="float">
            <text:p>87</text:p>
          </table:table-cell>
        </table:table-row>
        <table:table-row table:style-name="ro1">
          <table:table-cell table:style-name="ce15" table:formula="of:=LOOKUP([.A22];[.$AZ$6:.$AZ$261];[.$BC$6:.$BC$261])" office:value-type="float" office:value="230" calcext:value-type="float">
            <text:p>230</text:p>
          </table:table-cell>
          <table:table-cell table:style-name="ce15" table:formula="of:=LOOKUP([.B22];[.$AZ$6:.$AZ$261];[.$BC$6:.$BC$261])" office:value-type="float" office:value="231" calcext:value-type="float">
            <text:p>231</text:p>
          </table:table-cell>
          <table:table-cell table:style-name="ce15" table:formula="of:=LOOKUP([.C22];[.$AZ$6:.$AZ$261];[.$BC$6:.$BC$261])" office:value-type="float" office:value="237" calcext:value-type="float">
            <text:p>237</text:p>
          </table:table-cell>
          <table:table-cell table:style-name="ce15" table:formula="of:=LOOKUP([.D22];[.$AZ$6:.$AZ$261];[.$BC$6:.$BC$261])" office:value-type="float" office:value="242" calcext:value-type="float">
            <text:p>242</text:p>
          </table:table-cell>
          <table:table-cell table:style-name="ce15" table:formula="of:=LOOKUP([.E22];[.$AZ$6:.$AZ$261];[.$BC$6:.$BC$261])" office:value-type="float" office:value="245" calcext:value-type="float">
            <text:p>245</text:p>
          </table:table-cell>
          <table:table-cell table:style-name="ce15" table:formula="of:=LOOKUP([.F22];[.$AZ$6:.$AZ$261];[.$BC$6:.$BC$261])" office:value-type="float" office:value="244" calcext:value-type="float">
            <text:p>244</text:p>
          </table:table-cell>
          <table:table-cell table:style-name="ce15" table:formula="of:=LOOKUP([.G22];[.$AZ$6:.$AZ$261];[.$BC$6:.$BC$261])" office:value-type="float" office:value="234" calcext:value-type="float">
            <text:p>234</text:p>
          </table:table-cell>
          <table:table-cell table:style-name="ce15" table:formula="of:=LOOKUP([.H22];[.$AZ$6:.$AZ$261];[.$BC$6:.$BC$261])" office:value-type="float" office:value="216" calcext:value-type="float">
            <text:p>216</text:p>
          </table:table-cell>
          <table:table-cell table:style-name="ce15" table:formula="of:=LOOKUP([.I22];[.$AZ$6:.$AZ$261];[.$BC$6:.$BC$261])" office:value-type="float" office:value="239" calcext:value-type="float">
            <text:p>239</text:p>
          </table:table-cell>
          <table:table-cell table:style-name="ce15" table:formula="of:=LOOKUP([.J22];[.$AZ$6:.$AZ$261];[.$BC$6:.$BC$261])" office:value-type="float" office:value="240" calcext:value-type="float">
            <text:p>240</text:p>
          </table:table-cell>
          <table:table-cell table:style-name="ce15" table:formula="of:=LOOKUP([.K22];[.$AZ$6:.$AZ$261];[.$BC$6:.$BC$261])" office:value-type="float" office:value="230" calcext:value-type="float">
            <text:p>230</text:p>
          </table:table-cell>
          <table:table-cell table:style-name="ce15" table:formula="of:=LOOKUP([.L22];[.$AZ$6:.$AZ$261];[.$BC$6:.$BC$261])" office:value-type="float" office:value="218" calcext:value-type="float">
            <text:p>218</text:p>
          </table:table-cell>
          <table:table-cell table:style-name="ce15" table:formula="of:=LOOKUP([.M22];[.$AZ$6:.$AZ$261];[.$BC$6:.$BC$261])" office:value-type="float" office:value="214" calcext:value-type="float">
            <text:p>214</text:p>
          </table:table-cell>
          <table:table-cell table:style-name="ce15" table:formula="of:=LOOKUP([.N22];[.$AZ$6:.$AZ$261];[.$BC$6:.$BC$261])" office:value-type="float" office:value="209" calcext:value-type="float">
            <text:p>209</text:p>
          </table:table-cell>
          <table:table-cell table:style-name="ce15" table:formula="of:=LOOKUP([.O22];[.$AZ$6:.$AZ$261];[.$BC$6:.$BC$261])" office:value-type="float" office:value="180" calcext:value-type="float">
            <text:p>180</text:p>
          </table:table-cell>
          <table:table-cell table:style-name="ce15" table:formula="of:=LOOKUP([.P22];[.$AZ$6:.$AZ$261];[.$BC$6:.$BC$261])" office:value-type="float" office:value="232" calcext:value-type="float">
            <text:p>232</text:p>
          </table:table-cell>
          <table:table-cell table:style-name="ce15" table:formula="of:=LOOKUP([.Q22];[.$AZ$6:.$AZ$261];[.$BC$6:.$BC$261])" office:value-type="float" office:value="244" calcext:value-type="float">
            <text:p>244</text:p>
          </table:table-cell>
          <table:table-cell table:style-name="ce15" table:formula="of:=LOOKUP([.R22];[.$AZ$6:.$AZ$261];[.$BC$6:.$BC$261])" office:value-type="float" office:value="249" calcext:value-type="float">
            <text:p>249</text:p>
          </table:table-cell>
          <table:table-cell table:style-name="ce15" table:formula="of:=LOOKUP([.S22];[.$AZ$6:.$AZ$261];[.$BC$6:.$BC$261])" office:value-type="float" office:value="238" calcext:value-type="float">
            <text:p>238</text:p>
          </table:table-cell>
          <table:table-cell table:style-name="ce15" table:formula="of:=LOOKUP([.T22];[.$AZ$6:.$AZ$261];[.$BC$6:.$BC$261])" office:value-type="float" office:value="190" calcext:value-type="float">
            <text:p>190</text:p>
          </table:table-cell>
          <table:table-cell table:style-name="ce15" table:formula="of:=LOOKUP([.U22];[.$AZ$6:.$AZ$261];[.$BC$6:.$BC$261])" office:value-type="float" office:value="150" calcext:value-type="float">
            <text:p>150</text:p>
          </table:table-cell>
          <table:table-cell table:style-name="ce15" table:formula="of:=LOOKUP([.V22];[.$AZ$6:.$AZ$261];[.$BC$6:.$BC$261])" office:value-type="float" office:value="149" calcext:value-type="float">
            <text:p>149</text:p>
          </table:table-cell>
          <table:table-cell table:style-name="ce15" table:formula="of:=LOOKUP([.W22];[.$AZ$6:.$AZ$261];[.$BC$6:.$BC$261])" office:value-type="float" office:value="151" calcext:value-type="float">
            <text:p>151</text:p>
          </table:table-cell>
          <table:table-cell table:style-name="ce15" table:formula="of:=LOOKUP([.X22];[.$AZ$6:.$AZ$261];[.$BC$6:.$BC$261])" office:value-type="float" office:value="158" calcext:value-type="float">
            <text:p>158</text:p>
          </table:table-cell>
          <table:table-cell table:style-name="ce15" table:formula="of:=LOOKUP([.Y22];[.$AZ$6:.$AZ$261];[.$BC$6:.$BC$261])" office:value-type="float" office:value="166" calcext:value-type="float">
            <text:p>166</text:p>
          </table:table-cell>
          <table:table-cell table:style-name="ce15" table:formula="of:=LOOKUP([.Z22];[.$AZ$6:.$AZ$261];[.$BC$6:.$BC$261])" office:value-type="float" office:value="176" calcext:value-type="float">
            <text:p>176</text:p>
          </table:table-cell>
          <table:table-cell table:style-name="ce15" table:formula="of:=LOOKUP([.AA22];[.$AZ$6:.$AZ$261];[.$BC$6:.$BC$261])" office:value-type="float" office:value="186" calcext:value-type="float">
            <text:p>186</text:p>
          </table:table-cell>
          <table:table-cell table:style-name="ce15" table:formula="of:=LOOKUP([.AB22];[.$AZ$6:.$AZ$261];[.$BC$6:.$BC$261])" office:value-type="float" office:value="224" calcext:value-type="float">
            <text:p>224</text:p>
          </table:table-cell>
          <table:table-cell table:style-name="ce15" table:formula="of:=LOOKUP([.AC22];[.$AZ$6:.$AZ$261];[.$BC$6:.$BC$261])" office:value-type="float" office:value="247" calcext:value-type="float">
            <text:p>247</text:p>
          </table:table-cell>
          <table:table-cell table:style-name="ce15" table:formula="of:=LOOKUP([.AD22];[.$AZ$6:.$AZ$261];[.$BC$6:.$BC$261])" office:value-type="float" office:value="210" calcext:value-type="float">
            <text:p>210</text:p>
          </table:table-cell>
          <table:table-cell table:style-name="ce15" table:formula="of:=LOOKUP([.AE22];[.$AZ$6:.$AZ$261];[.$BC$6:.$BC$261])" office:value-type="float" office:value="202" calcext:value-type="float">
            <text:p>202</text:p>
          </table:table-cell>
          <table:table-cell table:style-name="ce15" table:formula="of:=LOOKUP([.AF22];[.$AZ$6:.$AZ$261];[.$BC$6:.$BC$261])" office:value-type="float" office:value="199" calcext:value-type="float">
            <text:p>199</text:p>
          </table:table-cell>
          <table:table-cell table:style-name="ce15" table:formula="of:=LOOKUP([.AG22];[.$AZ$6:.$AZ$261];[.$BC$6:.$BC$261])" office:value-type="float" office:value="200" calcext:value-type="float">
            <text:p>200</text:p>
          </table:table-cell>
          <table:table-cell table:style-name="ce15" table:formula="of:=LOOKUP([.AH22];[.$AZ$6:.$AZ$261];[.$BC$6:.$BC$261])" office:value-type="float" office:value="179" calcext:value-type="float">
            <text:p>179</text:p>
          </table:table-cell>
          <table:table-cell table:style-name="ce15" table:formula="of:=LOOKUP([.AI22];[.$AZ$6:.$AZ$261];[.$BC$6:.$BC$261])" office:value-type="float" office:value="164" calcext:value-type="float">
            <text:p>164</text:p>
          </table:table-cell>
          <table:table-cell table:style-name="ce15" table:formula="of:=LOOKUP([.AJ22];[.$AZ$6:.$AZ$261];[.$BC$6:.$BC$261])" office:value-type="float" office:value="161" calcext:value-type="float">
            <text:p>161</text:p>
          </table:table-cell>
          <table:table-cell table:style-name="ce15" table:formula="of:=LOOKUP([.AK22];[.$AZ$6:.$AZ$261];[.$BC$6:.$BC$261])" office:value-type="float" office:value="134" calcext:value-type="float">
            <text:p>134</text:p>
          </table:table-cell>
          <table:table-cell table:style-name="ce15" table:formula="of:=LOOKUP([.AL22];[.$AZ$6:.$AZ$261];[.$BC$6:.$BC$261])" office:value-type="float" office:value="140" calcext:value-type="float">
            <text:p>140</text:p>
          </table:table-cell>
          <table:table-cell table:style-name="ce15" table:formula="of:=LOOKUP([.AM22];[.$AZ$6:.$AZ$261];[.$BC$6:.$BC$261])" office:value-type="float" office:value="159" calcext:value-type="float">
            <text:p>159</text:p>
          </table:table-cell>
          <table:table-cell table:style-name="ce15" table:formula="of:=LOOKUP([.AN22];[.$AZ$6:.$AZ$261];[.$BC$6:.$BC$261])" office:value-type="float" office:value="180" calcext:value-type="float">
            <text:p>180</text:p>
          </table:table-cell>
          <table:table-cell table:style-name="ce15" table:formula="of:=LOOKUP([.AO22];[.$AZ$6:.$AZ$261];[.$BC$6:.$BC$261])" office:value-type="float" office:value="195" calcext:value-type="float">
            <text:p>195</text:p>
          </table:table-cell>
          <table:table-cell table:style-name="ce15" table:formula="of:=LOOKUP([.AP22];[.$AZ$6:.$AZ$261];[.$BC$6:.$BC$261])" office:value-type="float" office:value="214" calcext:value-type="float">
            <text:p>214</text:p>
          </table:table-cell>
          <table:table-cell table:style-name="ce15" table:formula="of:=LOOKUP([.AQ22];[.$AZ$6:.$AZ$261];[.$BC$6:.$BC$261])" office:value-type="float" office:value="225" calcext:value-type="float">
            <text:p>225</text:p>
          </table:table-cell>
          <table:table-cell table:style-name="ce15" table:formula="of:=LOOKUP([.AR22];[.$AZ$6:.$AZ$261];[.$BC$6:.$BC$261])" office:value-type="float" office:value="228" calcext:value-type="float">
            <text:p>228</text:p>
          </table:table-cell>
          <table:table-cell table:style-name="ce15" table:formula="of:=LOOKUP([.AS22];[.$AZ$6:.$AZ$261];[.$BC$6:.$BC$261])" office:value-type="float" office:value="228" calcext:value-type="float">
            <text:p>228</text:p>
          </table:table-cell>
          <table:table-cell table:style-name="ce15" table:formula="of:=LOOKUP([.AT22];[.$AZ$6:.$AZ$261];[.$BC$6:.$BC$261])" office:value-type="float" office:value="228" calcext:value-type="float">
            <text:p>228</text:p>
          </table:table-cell>
          <table:table-cell table:style-name="ce15" table:formula="of:=LOOKUP([.AU22];[.$AZ$6:.$AZ$261];[.$BC$6:.$BC$261])" office:value-type="float" office:value="230" calcext:value-type="float">
            <text:p>230</text:p>
          </table:table-cell>
          <table:table-cell table:style-name="ce15" table:formula="of:=LOOKUP([.AV22];[.$AZ$6:.$AZ$261];[.$BC$6:.$BC$261])" office:value-type="float" office:value="226" calcext:value-type="float">
            <text:p>226</text:p>
          </table:table-cell>
          <table:table-cell table:style-name="ce15" table:formula="of:=LOOKUP([.AW22];[.$AZ$6:.$AZ$261];[.$BC$6:.$BC$261])" office:value-type="float" office:value="224" calcext:value-type="float">
            <text:p>224</text:p>
          </table:table-cell>
          <table:table-cell table:style-name="ce15" table:formula="of:=LOOKUP([.AX22];[.$AZ$6:.$AZ$261];[.$BC$6:.$BC$261])" office:value-type="float" office:value="221" calcext:value-type="float">
            <text:p>22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$A$1:.$AX$69];[.AZ94])" office:value-type="float" office:value="1" calcext:value-type="float">
            <text:p>1</text:p>
          </table:table-cell>
          <table:table-cell table:formula="of:=COUNTIF([.$A$73:.$AX$141];[.AZ94])" office:value-type="float" office:value="1" calcext:value-type="float">
            <text:p>1</text:p>
          </table:table-cell>
          <table:table-cell table:formula="of:=IF([.AZ94]&lt;[.$BA$1];0;IF([.AZ94]&gt;=[.$BC$1];255;ROUNDDOWN(([.AZ94]-[.$BA$1])/([.$BC$1]-[.$BA$1])*255)))" office:value-type="float" office:value="88" calcext:value-type="float">
            <text:p>88</text:p>
          </table:table-cell>
        </table:table-row>
        <table:table-row table:style-name="ro1">
          <table:table-cell table:style-name="ce15" table:formula="of:=LOOKUP([.A23];[.$AZ$6:.$AZ$261];[.$BC$6:.$BC$261])" office:value-type="float" office:value="231" calcext:value-type="float">
            <text:p>231</text:p>
          </table:table-cell>
          <table:table-cell table:style-name="ce15" table:formula="of:=LOOKUP([.B23];[.$AZ$6:.$AZ$261];[.$BC$6:.$BC$261])" office:value-type="float" office:value="231" calcext:value-type="float">
            <text:p>231</text:p>
          </table:table-cell>
          <table:table-cell table:style-name="ce15" table:formula="of:=LOOKUP([.C23];[.$AZ$6:.$AZ$261];[.$BC$6:.$BC$261])" office:value-type="float" office:value="237" calcext:value-type="float">
            <text:p>237</text:p>
          </table:table-cell>
          <table:table-cell table:style-name="ce15" table:formula="of:=LOOKUP([.D23];[.$AZ$6:.$AZ$261];[.$BC$6:.$BC$261])" office:value-type="float" office:value="242" calcext:value-type="float">
            <text:p>242</text:p>
          </table:table-cell>
          <table:table-cell table:style-name="ce15" table:formula="of:=LOOKUP([.E23];[.$AZ$6:.$AZ$261];[.$BC$6:.$BC$261])" office:value-type="float" office:value="244" calcext:value-type="float">
            <text:p>244</text:p>
          </table:table-cell>
          <table:table-cell table:style-name="ce15" table:formula="of:=LOOKUP([.F23];[.$AZ$6:.$AZ$261];[.$BC$6:.$BC$261])" office:value-type="float" office:value="238" calcext:value-type="float">
            <text:p>238</text:p>
          </table:table-cell>
          <table:table-cell table:style-name="ce15" table:formula="of:=LOOKUP([.G23];[.$AZ$6:.$AZ$261];[.$BC$6:.$BC$261])" office:value-type="float" office:value="226" calcext:value-type="float">
            <text:p>226</text:p>
          </table:table-cell>
          <table:table-cell table:style-name="ce15" table:formula="of:=LOOKUP([.H23];[.$AZ$6:.$AZ$261];[.$BC$6:.$BC$261])" office:value-type="float" office:value="215" calcext:value-type="float">
            <text:p>215</text:p>
          </table:table-cell>
          <table:table-cell table:style-name="ce15" table:formula="of:=LOOKUP([.I23];[.$AZ$6:.$AZ$261];[.$BC$6:.$BC$261])" office:value-type="float" office:value="245" calcext:value-type="float">
            <text:p>245</text:p>
          </table:table-cell>
          <table:table-cell table:style-name="ce15" table:formula="of:=LOOKUP([.J23];[.$AZ$6:.$AZ$261];[.$BC$6:.$BC$261])" office:value-type="float" office:value="238" calcext:value-type="float">
            <text:p>238</text:p>
          </table:table-cell>
          <table:table-cell table:style-name="ce15" table:formula="of:=LOOKUP([.K23];[.$AZ$6:.$AZ$261];[.$BC$6:.$BC$261])" office:value-type="float" office:value="223" calcext:value-type="float">
            <text:p>223</text:p>
          </table:table-cell>
          <table:table-cell table:style-name="ce15" table:formula="of:=LOOKUP([.L23];[.$AZ$6:.$AZ$261];[.$BC$6:.$BC$261])" office:value-type="float" office:value="215" calcext:value-type="float">
            <text:p>215</text:p>
          </table:table-cell>
          <table:table-cell table:style-name="ce15" table:formula="of:=LOOKUP([.M23];[.$AZ$6:.$AZ$261];[.$BC$6:.$BC$261])" office:value-type="float" office:value="215" calcext:value-type="float">
            <text:p>215</text:p>
          </table:table-cell>
          <table:table-cell table:style-name="ce15" table:formula="of:=LOOKUP([.N23];[.$AZ$6:.$AZ$261];[.$BC$6:.$BC$261])" office:value-type="float" office:value="218" calcext:value-type="float">
            <text:p>218</text:p>
          </table:table-cell>
          <table:table-cell table:style-name="ce15" table:formula="of:=LOOKUP([.O23];[.$AZ$6:.$AZ$261];[.$BC$6:.$BC$261])" office:value-type="float" office:value="195" calcext:value-type="float">
            <text:p>195</text:p>
          </table:table-cell>
          <table:table-cell table:style-name="ce15" table:formula="of:=LOOKUP([.P23];[.$AZ$6:.$AZ$261];[.$BC$6:.$BC$261])" office:value-type="float" office:value="186" calcext:value-type="float">
            <text:p>186</text:p>
          </table:table-cell>
          <table:table-cell table:style-name="ce15" table:formula="of:=LOOKUP([.Q23];[.$AZ$6:.$AZ$261];[.$BC$6:.$BC$261])" office:value-type="float" office:value="241" calcext:value-type="float">
            <text:p>241</text:p>
          </table:table-cell>
          <table:table-cell table:style-name="ce15" table:formula="of:=LOOKUP([.R23];[.$AZ$6:.$AZ$261];[.$BC$6:.$BC$261])" office:value-type="float" office:value="248" calcext:value-type="float">
            <text:p>248</text:p>
          </table:table-cell>
          <table:table-cell table:style-name="ce15" table:formula="of:=LOOKUP([.S23];[.$AZ$6:.$AZ$261];[.$BC$6:.$BC$261])" office:value-type="float" office:value="250" calcext:value-type="float">
            <text:p>250</text:p>
          </table:table-cell>
          <table:table-cell table:style-name="ce15" table:formula="of:=LOOKUP([.T23];[.$AZ$6:.$AZ$261];[.$BC$6:.$BC$261])" office:value-type="float" office:value="244" calcext:value-type="float">
            <text:p>244</text:p>
          </table:table-cell>
          <table:table-cell table:style-name="ce15" table:formula="of:=LOOKUP([.U23];[.$AZ$6:.$AZ$261];[.$BC$6:.$BC$261])" office:value-type="float" office:value="209" calcext:value-type="float">
            <text:p>209</text:p>
          </table:table-cell>
          <table:table-cell table:style-name="ce15" table:formula="of:=LOOKUP([.V23];[.$AZ$6:.$AZ$261];[.$BC$6:.$BC$261])" office:value-type="float" office:value="161" calcext:value-type="float">
            <text:p>161</text:p>
          </table:table-cell>
          <table:table-cell table:style-name="ce15" table:formula="of:=LOOKUP([.W23];[.$AZ$6:.$AZ$261];[.$BC$6:.$BC$261])" office:value-type="float" office:value="150" calcext:value-type="float">
            <text:p>150</text:p>
          </table:table-cell>
          <table:table-cell table:style-name="ce15" table:formula="of:=LOOKUP([.X23];[.$AZ$6:.$AZ$261];[.$BC$6:.$BC$261])" office:value-type="float" office:value="154" calcext:value-type="float">
            <text:p>154</text:p>
          </table:table-cell>
          <table:table-cell table:style-name="ce15" table:formula="of:=LOOKUP([.Y23];[.$AZ$6:.$AZ$261];[.$BC$6:.$BC$261])" office:value-type="float" office:value="160" calcext:value-type="float">
            <text:p>160</text:p>
          </table:table-cell>
          <table:table-cell table:style-name="ce15" table:formula="of:=LOOKUP([.Z23];[.$AZ$6:.$AZ$261];[.$BC$6:.$BC$261])" office:value-type="float" office:value="171" calcext:value-type="float">
            <text:p>171</text:p>
          </table:table-cell>
          <table:table-cell table:style-name="ce15" table:formula="of:=LOOKUP([.AA23];[.$AZ$6:.$AZ$261];[.$BC$6:.$BC$261])" office:value-type="float" office:value="183" calcext:value-type="float">
            <text:p>183</text:p>
          </table:table-cell>
          <table:table-cell table:style-name="ce15" table:formula="of:=LOOKUP([.AB23];[.$AZ$6:.$AZ$261];[.$BC$6:.$BC$261])" office:value-type="float" office:value="239" calcext:value-type="float">
            <text:p>239</text:p>
          </table:table-cell>
          <table:table-cell table:style-name="ce15" table:formula="of:=LOOKUP([.AC23];[.$AZ$6:.$AZ$261];[.$BC$6:.$BC$261])" office:value-type="float" office:value="237" calcext:value-type="float">
            <text:p>237</text:p>
          </table:table-cell>
          <table:table-cell table:style-name="ce15" table:formula="of:=LOOKUP([.AD23];[.$AZ$6:.$AZ$261];[.$BC$6:.$BC$261])" office:value-type="float" office:value="197" calcext:value-type="float">
            <text:p>197</text:p>
          </table:table-cell>
          <table:table-cell table:style-name="ce15" table:formula="of:=LOOKUP([.AE23];[.$AZ$6:.$AZ$261];[.$BC$6:.$BC$261])" office:value-type="float" office:value="194" calcext:value-type="float">
            <text:p>194</text:p>
          </table:table-cell>
          <table:table-cell table:style-name="ce15" table:formula="of:=LOOKUP([.AF23];[.$AZ$6:.$AZ$261];[.$BC$6:.$BC$261])" office:value-type="float" office:value="194" calcext:value-type="float">
            <text:p>194</text:p>
          </table:table-cell>
          <table:table-cell table:style-name="ce15" table:formula="of:=LOOKUP([.AG23];[.$AZ$6:.$AZ$261];[.$BC$6:.$BC$261])" office:value-type="float" office:value="189" calcext:value-type="float">
            <text:p>189</text:p>
          </table:table-cell>
          <table:table-cell table:style-name="ce15" table:formula="of:=LOOKUP([.AH23];[.$AZ$6:.$AZ$261];[.$BC$6:.$BC$261])" office:value-type="float" office:value="161" calcext:value-type="float">
            <text:p>161</text:p>
          </table:table-cell>
          <table:table-cell table:style-name="ce15" table:formula="of:=LOOKUP([.AI23];[.$AZ$6:.$AZ$261];[.$BC$6:.$BC$261])" office:value-type="float" office:value="161" calcext:value-type="float">
            <text:p>161</text:p>
          </table:table-cell>
          <table:table-cell table:style-name="ce15" table:formula="of:=LOOKUP([.AJ23];[.$AZ$6:.$AZ$261];[.$BC$6:.$BC$261])" office:value-type="float" office:value="154" calcext:value-type="float">
            <text:p>154</text:p>
          </table:table-cell>
          <table:table-cell table:style-name="ce15" table:formula="of:=LOOKUP([.AK23];[.$AZ$6:.$AZ$261];[.$BC$6:.$BC$261])" office:value-type="float" office:value="130" calcext:value-type="float">
            <text:p>130</text:p>
          </table:table-cell>
          <table:table-cell table:style-name="ce15" table:formula="of:=LOOKUP([.AL23];[.$AZ$6:.$AZ$261];[.$BC$6:.$BC$261])" office:value-type="float" office:value="142" calcext:value-type="float">
            <text:p>142</text:p>
          </table:table-cell>
          <table:table-cell table:style-name="ce15" table:formula="of:=LOOKUP([.AM23];[.$AZ$6:.$AZ$261];[.$BC$6:.$BC$261])" office:value-type="float" office:value="157" calcext:value-type="float">
            <text:p>157</text:p>
          </table:table-cell>
          <table:table-cell table:style-name="ce15" table:formula="of:=LOOKUP([.AN23];[.$AZ$6:.$AZ$261];[.$BC$6:.$BC$261])" office:value-type="float" office:value="174" calcext:value-type="float">
            <text:p>174</text:p>
          </table:table-cell>
          <table:table-cell table:style-name="ce15" table:formula="of:=LOOKUP([.AO23];[.$AZ$6:.$AZ$261];[.$BC$6:.$BC$261])" office:value-type="float" office:value="192" calcext:value-type="float">
            <text:p>192</text:p>
          </table:table-cell>
          <table:table-cell table:style-name="ce15" table:formula="of:=LOOKUP([.AP23];[.$AZ$6:.$AZ$261];[.$BC$6:.$BC$261])" office:value-type="float" office:value="215" calcext:value-type="float">
            <text:p>215</text:p>
          </table:table-cell>
          <table:table-cell table:style-name="ce15" table:formula="of:=LOOKUP([.AQ23];[.$AZ$6:.$AZ$261];[.$BC$6:.$BC$261])" office:value-type="float" office:value="224" calcext:value-type="float">
            <text:p>224</text:p>
          </table:table-cell>
          <table:table-cell table:style-name="ce15" table:formula="of:=LOOKUP([.AR23];[.$AZ$6:.$AZ$261];[.$BC$6:.$BC$261])" office:value-type="float" office:value="228" calcext:value-type="float">
            <text:p>228</text:p>
          </table:table-cell>
          <table:table-cell table:style-name="ce15" table:formula="of:=LOOKUP([.AS23];[.$AZ$6:.$AZ$261];[.$BC$6:.$BC$261])" office:value-type="float" office:value="229" calcext:value-type="float">
            <text:p>229</text:p>
          </table:table-cell>
          <table:table-cell table:style-name="ce15" table:formula="of:=LOOKUP([.AT23];[.$AZ$6:.$AZ$261];[.$BC$6:.$BC$261])" office:value-type="float" office:value="229" calcext:value-type="float">
            <text:p>229</text:p>
          </table:table-cell>
          <table:table-cell table:style-name="ce15" table:formula="of:=LOOKUP([.AU23];[.$AZ$6:.$AZ$261];[.$BC$6:.$BC$261])" office:value-type="float" office:value="227" calcext:value-type="float">
            <text:p>227</text:p>
          </table:table-cell>
          <table:table-cell table:style-name="ce15" table:formula="of:=LOOKUP([.AV23];[.$AZ$6:.$AZ$261];[.$BC$6:.$BC$261])" office:value-type="float" office:value="226" calcext:value-type="float">
            <text:p>226</text:p>
          </table:table-cell>
          <table:table-cell table:style-name="ce15" table:formula="of:=LOOKUP([.AW23];[.$AZ$6:.$AZ$261];[.$BC$6:.$BC$261])" office:value-type="float" office:value="222" calcext:value-type="float">
            <text:p>222</text:p>
          </table:table-cell>
          <table:table-cell table:style-name="ce15" table:formula="of:=LOOKUP([.AX23];[.$AZ$6:.$AZ$261];[.$BC$6:.$BC$261])" office:value-type="float" office:value="224" calcext:value-type="float">
            <text:p>22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$A$1:.$AX$69];[.AZ95])" office:value-type="float" office:value="3" calcext:value-type="float">
            <text:p>3</text:p>
          </table:table-cell>
          <table:table-cell table:formula="of:=COUNTIF([.$A$73:.$AX$141];[.AZ95])" office:value-type="float" office:value="3" calcext:value-type="float">
            <text:p>3</text:p>
          </table:table-cell>
          <table:table-cell table:formula="of:=IF([.AZ95]&lt;[.$BA$1];0;IF([.AZ95]&gt;=[.$BC$1];255;ROUNDDOWN(([.AZ95]-[.$BA$1])/([.$BC$1]-[.$BA$1])*255)))" office:value-type="float" office:value="89" calcext:value-type="float">
            <text:p>89</text:p>
          </table:table-cell>
        </table:table-row>
        <table:table-row table:style-name="ro1">
          <table:table-cell table:style-name="ce15" table:formula="of:=LOOKUP([.A24];[.$AZ$6:.$AZ$261];[.$BC$6:.$BC$261])" office:value-type="float" office:value="235" calcext:value-type="float">
            <text:p>235</text:p>
          </table:table-cell>
          <table:table-cell table:style-name="ce15" table:formula="of:=LOOKUP([.B24];[.$AZ$6:.$AZ$261];[.$BC$6:.$BC$261])" office:value-type="float" office:value="237" calcext:value-type="float">
            <text:p>237</text:p>
          </table:table-cell>
          <table:table-cell table:style-name="ce15" table:formula="of:=LOOKUP([.C24];[.$AZ$6:.$AZ$261];[.$BC$6:.$BC$261])" office:value-type="float" office:value="237" calcext:value-type="float">
            <text:p>237</text:p>
          </table:table-cell>
          <table:table-cell table:style-name="ce15" table:formula="of:=LOOKUP([.D24];[.$AZ$6:.$AZ$261];[.$BC$6:.$BC$261])" office:value-type="float" office:value="241" calcext:value-type="float">
            <text:p>241</text:p>
          </table:table-cell>
          <table:table-cell table:style-name="ce15" table:formula="of:=LOOKUP([.E24];[.$AZ$6:.$AZ$261];[.$BC$6:.$BC$261])" office:value-type="float" office:value="240" calcext:value-type="float">
            <text:p>240</text:p>
          </table:table-cell>
          <table:table-cell table:style-name="ce15" table:formula="of:=LOOKUP([.F24];[.$AZ$6:.$AZ$261];[.$BC$6:.$BC$261])" office:value-type="float" office:value="232" calcext:value-type="float">
            <text:p>232</text:p>
          </table:table-cell>
          <table:table-cell table:style-name="ce15" table:formula="of:=LOOKUP([.G24];[.$AZ$6:.$AZ$261];[.$BC$6:.$BC$261])" office:value-type="float" office:value="220" calcext:value-type="float">
            <text:p>220</text:p>
          </table:table-cell>
          <table:table-cell table:style-name="ce15" table:formula="of:=LOOKUP([.H24];[.$AZ$6:.$AZ$261];[.$BC$6:.$BC$261])" office:value-type="float" office:value="242" calcext:value-type="float">
            <text:p>242</text:p>
          </table:table-cell>
          <table:table-cell table:style-name="ce15" table:formula="of:=LOOKUP([.I24];[.$AZ$6:.$AZ$261];[.$BC$6:.$BC$261])" office:value-type="float" office:value="244" calcext:value-type="float">
            <text:p>244</text:p>
          </table:table-cell>
          <table:table-cell table:style-name="ce15" table:formula="of:=LOOKUP([.J24];[.$AZ$6:.$AZ$261];[.$BC$6:.$BC$261])" office:value-type="float" office:value="232" calcext:value-type="float">
            <text:p>232</text:p>
          </table:table-cell>
          <table:table-cell table:style-name="ce15" table:formula="of:=LOOKUP([.K24];[.$AZ$6:.$AZ$261];[.$BC$6:.$BC$261])" office:value-type="float" office:value="218" calcext:value-type="float">
            <text:p>218</text:p>
          </table:table-cell>
          <table:table-cell table:style-name="ce15" table:formula="of:=LOOKUP([.L24];[.$AZ$6:.$AZ$261];[.$BC$6:.$BC$261])" office:value-type="float" office:value="213" calcext:value-type="float">
            <text:p>213</text:p>
          </table:table-cell>
          <table:table-cell table:style-name="ce15" table:formula="of:=LOOKUP([.M24];[.$AZ$6:.$AZ$261];[.$BC$6:.$BC$261])" office:value-type="float" office:value="215" calcext:value-type="float">
            <text:p>215</text:p>
          </table:table-cell>
          <table:table-cell table:style-name="ce15" table:formula="of:=LOOKUP([.N24];[.$AZ$6:.$AZ$261];[.$BC$6:.$BC$261])" office:value-type="float" office:value="219" calcext:value-type="float">
            <text:p>219</text:p>
          </table:table-cell>
          <table:table-cell table:style-name="ce15" table:formula="of:=LOOKUP([.O24];[.$AZ$6:.$AZ$261];[.$BC$6:.$BC$261])" office:value-type="float" office:value="211" calcext:value-type="float">
            <text:p>211</text:p>
          </table:table-cell>
          <table:table-cell table:style-name="ce15" table:formula="of:=LOOKUP([.P24];[.$AZ$6:.$AZ$261];[.$BC$6:.$BC$261])" office:value-type="float" office:value="163" calcext:value-type="float">
            <text:p>163</text:p>
          </table:table-cell>
          <table:table-cell table:style-name="ce15" table:formula="of:=LOOKUP([.Q24];[.$AZ$6:.$AZ$261];[.$BC$6:.$BC$261])" office:value-type="float" office:value="215" calcext:value-type="float">
            <text:p>215</text:p>
          </table:table-cell>
          <table:table-cell table:style-name="ce15" table:formula="of:=LOOKUP([.R24];[.$AZ$6:.$AZ$261];[.$BC$6:.$BC$261])" office:value-type="float" office:value="245" calcext:value-type="float">
            <text:p>245</text:p>
          </table:table-cell>
          <table:table-cell table:style-name="ce15" table:formula="of:=LOOKUP([.S24];[.$AZ$6:.$AZ$261];[.$BC$6:.$BC$261])" office:value-type="float" office:value="248" calcext:value-type="float">
            <text:p>248</text:p>
          </table:table-cell>
          <table:table-cell table:style-name="ce15" table:formula="of:=LOOKUP([.T24];[.$AZ$6:.$AZ$261];[.$BC$6:.$BC$261])" office:value-type="float" office:value="250" calcext:value-type="float">
            <text:p>250</text:p>
          </table:table-cell>
          <table:table-cell table:style-name="ce15" table:formula="of:=LOOKUP([.U24];[.$AZ$6:.$AZ$261];[.$BC$6:.$BC$261])" office:value-type="float" office:value="248" calcext:value-type="float">
            <text:p>248</text:p>
          </table:table-cell>
          <table:table-cell table:style-name="ce15" table:formula="of:=LOOKUP([.V24];[.$AZ$6:.$AZ$261];[.$BC$6:.$BC$261])" office:value-type="float" office:value="230" calcext:value-type="float">
            <text:p>230</text:p>
          </table:table-cell>
          <table:table-cell table:style-name="ce15" table:formula="of:=LOOKUP([.W24];[.$AZ$6:.$AZ$261];[.$BC$6:.$BC$261])" office:value-type="float" office:value="179" calcext:value-type="float">
            <text:p>179</text:p>
          </table:table-cell>
          <table:table-cell table:style-name="ce15" table:formula="of:=LOOKUP([.X24];[.$AZ$6:.$AZ$261];[.$BC$6:.$BC$261])" office:value-type="float" office:value="153" calcext:value-type="float">
            <text:p>153</text:p>
          </table:table-cell>
          <table:table-cell table:style-name="ce15" table:formula="of:=LOOKUP([.Y24];[.$AZ$6:.$AZ$261];[.$BC$6:.$BC$261])" office:value-type="float" office:value="157" calcext:value-type="float">
            <text:p>157</text:p>
          </table:table-cell>
          <table:table-cell table:style-name="ce15" table:formula="of:=LOOKUP([.Z24];[.$AZ$6:.$AZ$261];[.$BC$6:.$BC$261])" office:value-type="float" office:value="165" calcext:value-type="float">
            <text:p>165</text:p>
          </table:table-cell>
          <table:table-cell table:style-name="ce15" table:formula="of:=LOOKUP([.AA24];[.$AZ$6:.$AZ$261];[.$BC$6:.$BC$261])" office:value-type="float" office:value="185" calcext:value-type="float">
            <text:p>185</text:p>
          </table:table-cell>
          <table:table-cell table:style-name="ce15" table:formula="of:=LOOKUP([.AB24];[.$AZ$6:.$AZ$261];[.$BC$6:.$BC$261])" office:value-type="float" office:value="247" calcext:value-type="float">
            <text:p>247</text:p>
          </table:table-cell>
          <table:table-cell table:style-name="ce15" table:formula="of:=LOOKUP([.AC24];[.$AZ$6:.$AZ$261];[.$BC$6:.$BC$261])" office:value-type="float" office:value="222" calcext:value-type="float">
            <text:p>222</text:p>
          </table:table-cell>
          <table:table-cell table:style-name="ce15" table:formula="of:=LOOKUP([.AD24];[.$AZ$6:.$AZ$261];[.$BC$6:.$BC$261])" office:value-type="float" office:value="191" calcext:value-type="float">
            <text:p>191</text:p>
          </table:table-cell>
          <table:table-cell table:style-name="ce15" table:formula="of:=LOOKUP([.AE24];[.$AZ$6:.$AZ$261];[.$BC$6:.$BC$261])" office:value-type="float" office:value="188" calcext:value-type="float">
            <text:p>188</text:p>
          </table:table-cell>
          <table:table-cell table:style-name="ce15" table:formula="of:=LOOKUP([.AF24];[.$AZ$6:.$AZ$261];[.$BC$6:.$BC$261])" office:value-type="float" office:value="188" calcext:value-type="float">
            <text:p>188</text:p>
          </table:table-cell>
          <table:table-cell table:style-name="ce15" table:formula="of:=LOOKUP([.AG24];[.$AZ$6:.$AZ$261];[.$BC$6:.$BC$261])" office:value-type="float" office:value="176" calcext:value-type="float">
            <text:p>176</text:p>
          </table:table-cell>
          <table:table-cell table:style-name="ce15" table:formula="of:=LOOKUP([.AH24];[.$AZ$6:.$AZ$261];[.$BC$6:.$BC$261])" office:value-type="float" office:value="157" calcext:value-type="float">
            <text:p>157</text:p>
          </table:table-cell>
          <table:table-cell table:style-name="ce15" table:formula="of:=LOOKUP([.AI24];[.$AZ$6:.$AZ$261];[.$BC$6:.$BC$261])" office:value-type="float" office:value="158" calcext:value-type="float">
            <text:p>158</text:p>
          </table:table-cell>
          <table:table-cell table:style-name="ce15" table:formula="of:=LOOKUP([.AJ24];[.$AZ$6:.$AZ$261];[.$BC$6:.$BC$261])" office:value-type="float" office:value="143" calcext:value-type="float">
            <text:p>143</text:p>
          </table:table-cell>
          <table:table-cell table:style-name="ce15" table:formula="of:=LOOKUP([.AK24];[.$AZ$6:.$AZ$261];[.$BC$6:.$BC$261])" office:value-type="float" office:value="131" calcext:value-type="float">
            <text:p>131</text:p>
          </table:table-cell>
          <table:table-cell table:style-name="ce15" table:formula="of:=LOOKUP([.AL24];[.$AZ$6:.$AZ$261];[.$BC$6:.$BC$261])" office:value-type="float" office:value="142" calcext:value-type="float">
            <text:p>142</text:p>
          </table:table-cell>
          <table:table-cell table:style-name="ce15" table:formula="of:=LOOKUP([.AM24];[.$AZ$6:.$AZ$261];[.$BC$6:.$BC$261])" office:value-type="float" office:value="159" calcext:value-type="float">
            <text:p>159</text:p>
          </table:table-cell>
          <table:table-cell table:style-name="ce15" table:formula="of:=LOOKUP([.AN24];[.$AZ$6:.$AZ$261];[.$BC$6:.$BC$261])" office:value-type="float" office:value="172" calcext:value-type="float">
            <text:p>172</text:p>
          </table:table-cell>
          <table:table-cell table:style-name="ce15" table:formula="of:=LOOKUP([.AO24];[.$AZ$6:.$AZ$261];[.$BC$6:.$BC$261])" office:value-type="float" office:value="192" calcext:value-type="float">
            <text:p>192</text:p>
          </table:table-cell>
          <table:table-cell table:style-name="ce15" table:formula="of:=LOOKUP([.AP24];[.$AZ$6:.$AZ$261];[.$BC$6:.$BC$261])" office:value-type="float" office:value="214" calcext:value-type="float">
            <text:p>214</text:p>
          </table:table-cell>
          <table:table-cell table:style-name="ce15" table:formula="of:=LOOKUP([.AQ24];[.$AZ$6:.$AZ$261];[.$BC$6:.$BC$261])" office:value-type="float" office:value="217" calcext:value-type="float">
            <text:p>217</text:p>
          </table:table-cell>
          <table:table-cell table:style-name="ce15" table:formula="of:=LOOKUP([.AR24];[.$AZ$6:.$AZ$261];[.$BC$6:.$BC$261])" office:value-type="float" office:value="224" calcext:value-type="float">
            <text:p>224</text:p>
          </table:table-cell>
          <table:table-cell table:style-name="ce15" table:formula="of:=LOOKUP([.AS24];[.$AZ$6:.$AZ$261];[.$BC$6:.$BC$261])" office:value-type="float" office:value="229" calcext:value-type="float">
            <text:p>229</text:p>
          </table:table-cell>
          <table:table-cell table:style-name="ce15" table:formula="of:=LOOKUP([.AT24];[.$AZ$6:.$AZ$261];[.$BC$6:.$BC$261])" office:value-type="float" office:value="229" calcext:value-type="float">
            <text:p>229</text:p>
          </table:table-cell>
          <table:table-cell table:style-name="ce15" table:formula="of:=LOOKUP([.AU24];[.$AZ$6:.$AZ$261];[.$BC$6:.$BC$261])" office:value-type="float" office:value="226" calcext:value-type="float">
            <text:p>226</text:p>
          </table:table-cell>
          <table:table-cell table:style-name="ce15" table:formula="of:=LOOKUP([.AV24];[.$AZ$6:.$AZ$261];[.$BC$6:.$BC$261])" office:value-type="float" office:value="223" calcext:value-type="float">
            <text:p>223</text:p>
          </table:table-cell>
          <table:table-cell table:style-name="ce15" table:formula="of:=LOOKUP([.AW24];[.$AZ$6:.$AZ$261];[.$BC$6:.$BC$261])" office:value-type="float" office:value="222" calcext:value-type="float">
            <text:p>222</text:p>
          </table:table-cell>
          <table:table-cell table:style-name="ce15" table:formula="of:=LOOKUP([.AX24];[.$AZ$6:.$AZ$261];[.$BC$6:.$BC$261])" office:value-type="float" office:value="223" calcext:value-type="float">
            <text:p>22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$A$1:.$AX$69];[.AZ96])" office:value-type="float" office:value="6" calcext:value-type="float">
            <text:p>6</text:p>
          </table:table-cell>
          <table:table-cell table:formula="of:=COUNTIF([.$A$73:.$AX$141];[.AZ96])" office:value-type="float" office:value="6" calcext:value-type="float">
            <text:p>6</text:p>
          </table:table-cell>
          <table:table-cell table:formula="of:=IF([.AZ96]&lt;[.$BA$1];0;IF([.AZ96]&gt;=[.$BC$1];255;ROUNDDOWN(([.AZ96]-[.$BA$1])/([.$BC$1]-[.$BA$1])*255)))" office:value-type="float" office:value="90" calcext:value-type="float">
            <text:p>90</text:p>
          </table:table-cell>
        </table:table-row>
        <table:table-row table:style-name="ro1">
          <table:table-cell table:style-name="ce15" table:formula="of:=LOOKUP([.A25];[.$AZ$6:.$AZ$261];[.$BC$6:.$BC$261])" office:value-type="float" office:value="237" calcext:value-type="float">
            <text:p>237</text:p>
          </table:table-cell>
          <table:table-cell table:style-name="ce15" table:formula="of:=LOOKUP([.B25];[.$AZ$6:.$AZ$261];[.$BC$6:.$BC$261])" office:value-type="float" office:value="238" calcext:value-type="float">
            <text:p>238</text:p>
          </table:table-cell>
          <table:table-cell table:style-name="ce15" table:formula="of:=LOOKUP([.C25];[.$AZ$6:.$AZ$261];[.$BC$6:.$BC$261])" office:value-type="float" office:value="238" calcext:value-type="float">
            <text:p>238</text:p>
          </table:table-cell>
          <table:table-cell table:style-name="ce15" table:formula="of:=LOOKUP([.D25];[.$AZ$6:.$AZ$261];[.$BC$6:.$BC$261])" office:value-type="float" office:value="238" calcext:value-type="float">
            <text:p>238</text:p>
          </table:table-cell>
          <table:table-cell table:style-name="ce15" table:formula="of:=LOOKUP([.E25];[.$AZ$6:.$AZ$261];[.$BC$6:.$BC$261])" office:value-type="float" office:value="235" calcext:value-type="float">
            <text:p>235</text:p>
          </table:table-cell>
          <table:table-cell table:style-name="ce15" table:formula="of:=LOOKUP([.F25];[.$AZ$6:.$AZ$261];[.$BC$6:.$BC$261])" office:value-type="float" office:value="225" calcext:value-type="float">
            <text:p>225</text:p>
          </table:table-cell>
          <table:table-cell table:style-name="ce15" table:formula="of:=LOOKUP([.G25];[.$AZ$6:.$AZ$261];[.$BC$6:.$BC$261])" office:value-type="float" office:value="232" calcext:value-type="float">
            <text:p>232</text:p>
          </table:table-cell>
          <table:table-cell table:style-name="ce15" table:formula="of:=LOOKUP([.H25];[.$AZ$6:.$AZ$261];[.$BC$6:.$BC$261])" office:value-type="float" office:value="248" calcext:value-type="float">
            <text:p>248</text:p>
          </table:table-cell>
          <table:table-cell table:style-name="ce15" table:formula="of:=LOOKUP([.I25];[.$AZ$6:.$AZ$261];[.$BC$6:.$BC$261])" office:value-type="float" office:value="239" calcext:value-type="float">
            <text:p>239</text:p>
          </table:table-cell>
          <table:table-cell table:style-name="ce15" table:formula="of:=LOOKUP([.J25];[.$AZ$6:.$AZ$261];[.$BC$6:.$BC$261])" office:value-type="float" office:value="223" calcext:value-type="float">
            <text:p>223</text:p>
          </table:table-cell>
          <table:table-cell table:style-name="ce15" table:formula="of:=LOOKUP([.K25];[.$AZ$6:.$AZ$261];[.$BC$6:.$BC$261])" office:value-type="float" office:value="213" calcext:value-type="float">
            <text:p>213</text:p>
          </table:table-cell>
          <table:table-cell table:style-name="ce15" table:formula="of:=LOOKUP([.L25];[.$AZ$6:.$AZ$261];[.$BC$6:.$BC$261])" office:value-type="float" office:value="212" calcext:value-type="float">
            <text:p>212</text:p>
          </table:table-cell>
          <table:table-cell table:style-name="ce15" table:formula="of:=LOOKUP([.M25];[.$AZ$6:.$AZ$261];[.$BC$6:.$BC$261])" office:value-type="float" office:value="215" calcext:value-type="float">
            <text:p>215</text:p>
          </table:table-cell>
          <table:table-cell table:style-name="ce15" table:formula="of:=LOOKUP([.N25];[.$AZ$6:.$AZ$261];[.$BC$6:.$BC$261])" office:value-type="float" office:value="221" calcext:value-type="float">
            <text:p>221</text:p>
          </table:table-cell>
          <table:table-cell table:style-name="ce15" table:formula="of:=LOOKUP([.O25];[.$AZ$6:.$AZ$261];[.$BC$6:.$BC$261])" office:value-type="float" office:value="215" calcext:value-type="float">
            <text:p>215</text:p>
          </table:table-cell>
          <table:table-cell table:style-name="ce15" table:formula="of:=LOOKUP([.P25];[.$AZ$6:.$AZ$261];[.$BC$6:.$BC$261])" office:value-type="float" office:value="179" calcext:value-type="float">
            <text:p>179</text:p>
          </table:table-cell>
          <table:table-cell table:style-name="ce15" table:formula="of:=LOOKUP([.Q25];[.$AZ$6:.$AZ$261];[.$BC$6:.$BC$261])" office:value-type="float" office:value="172" calcext:value-type="float">
            <text:p>172</text:p>
          </table:table-cell>
          <table:table-cell table:style-name="ce15" table:formula="of:=LOOKUP([.R25];[.$AZ$6:.$AZ$261];[.$BC$6:.$BC$261])" office:value-type="float" office:value="234" calcext:value-type="float">
            <text:p>234</text:p>
          </table:table-cell>
          <table:table-cell table:style-name="ce15" table:formula="of:=LOOKUP([.S25];[.$AZ$6:.$AZ$261];[.$BC$6:.$BC$261])" office:value-type="float" office:value="246" calcext:value-type="float">
            <text:p>246</text:p>
          </table:table-cell>
          <table:table-cell table:style-name="ce15" table:formula="of:=LOOKUP([.T25];[.$AZ$6:.$AZ$261];[.$BC$6:.$BC$261])" office:value-type="float" office:value="248" calcext:value-type="float">
            <text:p>248</text:p>
          </table:table-cell>
          <table:table-cell table:style-name="ce15" table:formula="of:=LOOKUP([.U25];[.$AZ$6:.$AZ$261];[.$BC$6:.$BC$261])" office:value-type="float" office:value="250" calcext:value-type="float">
            <text:p>250</text:p>
          </table:table-cell>
          <table:table-cell table:style-name="ce15" table:formula="of:=LOOKUP([.V25];[.$AZ$6:.$AZ$261];[.$BC$6:.$BC$261])" office:value-type="float" office:value="250" calcext:value-type="float">
            <text:p>250</text:p>
          </table:table-cell>
          <table:table-cell table:style-name="ce15" table:formula="of:=LOOKUP([.W25];[.$AZ$6:.$AZ$261];[.$BC$6:.$BC$261])" office:value-type="float" office:value="244" calcext:value-type="float">
            <text:p>244</text:p>
          </table:table-cell>
          <table:table-cell table:style-name="ce15" table:formula="of:=LOOKUP([.X25];[.$AZ$6:.$AZ$261];[.$BC$6:.$BC$261])" office:value-type="float" office:value="208" calcext:value-type="float">
            <text:p>208</text:p>
          </table:table-cell>
          <table:table-cell table:style-name="ce15" table:formula="of:=LOOKUP([.Y25];[.$AZ$6:.$AZ$261];[.$BC$6:.$BC$261])" office:value-type="float" office:value="166" calcext:value-type="float">
            <text:p>166</text:p>
          </table:table-cell>
          <table:table-cell table:style-name="ce15" table:formula="of:=LOOKUP([.Z25];[.$AZ$6:.$AZ$261];[.$BC$6:.$BC$261])" office:value-type="float" office:value="161" calcext:value-type="float">
            <text:p>161</text:p>
          </table:table-cell>
          <table:table-cell table:style-name="ce15" table:formula="of:=LOOKUP([.AA25];[.$AZ$6:.$AZ$261];[.$BC$6:.$BC$261])" office:value-type="float" office:value="183" calcext:value-type="float">
            <text:p>183</text:p>
          </table:table-cell>
          <table:table-cell table:style-name="ce15" table:formula="of:=LOOKUP([.AB25];[.$AZ$6:.$AZ$261];[.$BC$6:.$BC$261])" office:value-type="float" office:value="235" calcext:value-type="float">
            <text:p>235</text:p>
          </table:table-cell>
          <table:table-cell table:style-name="ce15" table:formula="of:=LOOKUP([.AC25];[.$AZ$6:.$AZ$261];[.$BC$6:.$BC$261])" office:value-type="float" office:value="203" calcext:value-type="float">
            <text:p>203</text:p>
          </table:table-cell>
          <table:table-cell table:style-name="ce15" table:formula="of:=LOOKUP([.AD25];[.$AZ$6:.$AZ$261];[.$BC$6:.$BC$261])" office:value-type="float" office:value="185" calcext:value-type="float">
            <text:p>185</text:p>
          </table:table-cell>
          <table:table-cell table:style-name="ce15" table:formula="of:=LOOKUP([.AE25];[.$AZ$6:.$AZ$261];[.$BC$6:.$BC$261])" office:value-type="float" office:value="184" calcext:value-type="float">
            <text:p>184</text:p>
          </table:table-cell>
          <table:table-cell table:style-name="ce15" table:formula="of:=LOOKUP([.AF25];[.$AZ$6:.$AZ$261];[.$BC$6:.$BC$261])" office:value-type="float" office:value="184" calcext:value-type="float">
            <text:p>184</text:p>
          </table:table-cell>
          <table:table-cell table:style-name="ce15" table:formula="of:=LOOKUP([.AG25];[.$AZ$6:.$AZ$261];[.$BC$6:.$BC$261])" office:value-type="float" office:value="164" calcext:value-type="float">
            <text:p>164</text:p>
          </table:table-cell>
          <table:table-cell table:style-name="ce15" table:formula="of:=LOOKUP([.AH25];[.$AZ$6:.$AZ$261];[.$BC$6:.$BC$261])" office:value-type="float" office:value="154" calcext:value-type="float">
            <text:p>154</text:p>
          </table:table-cell>
          <table:table-cell table:style-name="ce15" table:formula="of:=LOOKUP([.AI25];[.$AZ$6:.$AZ$261];[.$BC$6:.$BC$261])" office:value-type="float" office:value="153" calcext:value-type="float">
            <text:p>153</text:p>
          </table:table-cell>
          <table:table-cell table:style-name="ce15" table:formula="of:=LOOKUP([.AJ25];[.$AZ$6:.$AZ$261];[.$BC$6:.$BC$261])" office:value-type="float" office:value="137" calcext:value-type="float">
            <text:p>137</text:p>
          </table:table-cell>
          <table:table-cell table:style-name="ce15" table:formula="of:=LOOKUP([.AK25];[.$AZ$6:.$AZ$261];[.$BC$6:.$BC$261])" office:value-type="float" office:value="132" calcext:value-type="float">
            <text:p>132</text:p>
          </table:table-cell>
          <table:table-cell table:style-name="ce15" table:formula="of:=LOOKUP([.AL25];[.$AZ$6:.$AZ$261];[.$BC$6:.$BC$261])" office:value-type="float" office:value="144" calcext:value-type="float">
            <text:p>144</text:p>
          </table:table-cell>
          <table:table-cell table:style-name="ce15" table:formula="of:=LOOKUP([.AM25];[.$AZ$6:.$AZ$261];[.$BC$6:.$BC$261])" office:value-type="float" office:value="157" calcext:value-type="float">
            <text:p>157</text:p>
          </table:table-cell>
          <table:table-cell table:style-name="ce15" table:formula="of:=LOOKUP([.AN25];[.$AZ$6:.$AZ$261];[.$BC$6:.$BC$261])" office:value-type="float" office:value="169" calcext:value-type="float">
            <text:p>169</text:p>
          </table:table-cell>
          <table:table-cell table:style-name="ce15" table:formula="of:=LOOKUP([.AO25];[.$AZ$6:.$AZ$261];[.$BC$6:.$BC$261])" office:value-type="float" office:value="189" calcext:value-type="float">
            <text:p>189</text:p>
          </table:table-cell>
          <table:table-cell table:style-name="ce15" table:formula="of:=LOOKUP([.AP25];[.$AZ$6:.$AZ$261];[.$BC$6:.$BC$261])" office:value-type="float" office:value="207" calcext:value-type="float">
            <text:p>207</text:p>
          </table:table-cell>
          <table:table-cell table:style-name="ce15" table:formula="of:=LOOKUP([.AQ25];[.$AZ$6:.$AZ$261];[.$BC$6:.$BC$261])" office:value-type="float" office:value="214" calcext:value-type="float">
            <text:p>214</text:p>
          </table:table-cell>
          <table:table-cell table:style-name="ce15" table:formula="of:=LOOKUP([.AR25];[.$AZ$6:.$AZ$261];[.$BC$6:.$BC$261])" office:value-type="float" office:value="224" calcext:value-type="float">
            <text:p>224</text:p>
          </table:table-cell>
          <table:table-cell table:style-name="ce15" table:formula="of:=LOOKUP([.AS25];[.$AZ$6:.$AZ$261];[.$BC$6:.$BC$261])" office:value-type="float" office:value="232" calcext:value-type="float">
            <text:p>232</text:p>
          </table:table-cell>
          <table:table-cell table:style-name="ce15" table:formula="of:=LOOKUP([.AT25];[.$AZ$6:.$AZ$261];[.$BC$6:.$BC$261])" office:value-type="float" office:value="234" calcext:value-type="float">
            <text:p>234</text:p>
          </table:table-cell>
          <table:table-cell table:style-name="ce15" table:formula="of:=LOOKUP([.AU25];[.$AZ$6:.$AZ$261];[.$BC$6:.$BC$261])" office:value-type="float" office:value="230" calcext:value-type="float">
            <text:p>230</text:p>
          </table:table-cell>
          <table:table-cell table:style-name="ce15" table:formula="of:=LOOKUP([.AV25];[.$AZ$6:.$AZ$261];[.$BC$6:.$BC$261])" office:value-type="float" office:value="225" calcext:value-type="float">
            <text:p>225</text:p>
          </table:table-cell>
          <table:table-cell table:style-name="ce15" table:formula="of:=LOOKUP([.AW25];[.$AZ$6:.$AZ$261];[.$BC$6:.$BC$261])" office:value-type="float" office:value="224" calcext:value-type="float">
            <text:p>224</text:p>
          </table:table-cell>
          <table:table-cell table:style-name="ce15" table:formula="of:=LOOKUP([.AX25];[.$AZ$6:.$AZ$261];[.$BC$6:.$BC$261])" office:value-type="float" office:value="223" calcext:value-type="float">
            <text:p>22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$A$1:.$AX$69];[.AZ97])" office:value-type="float" office:value="4" calcext:value-type="float">
            <text:p>4</text:p>
          </table:table-cell>
          <table:table-cell table:formula="of:=COUNTIF([.$A$73:.$AX$141];[.AZ97])" office:value-type="float" office:value="4" calcext:value-type="float">
            <text:p>4</text:p>
          </table:table-cell>
          <table:table-cell table:formula="of:=IF([.AZ97]&lt;[.$BA$1];0;IF([.AZ97]&gt;=[.$BC$1];255;ROUNDDOWN(([.AZ97]-[.$BA$1])/([.$BC$1]-[.$BA$1])*255)))" office:value-type="float" office:value="91" calcext:value-type="float">
            <text:p>91</text:p>
          </table:table-cell>
        </table:table-row>
        <table:table-row table:style-name="ro1">
          <table:table-cell table:style-name="ce15" table:formula="of:=LOOKUP([.A26];[.$AZ$6:.$AZ$261];[.$BC$6:.$BC$261])" office:value-type="float" office:value="229" calcext:value-type="float">
            <text:p>229</text:p>
          </table:table-cell>
          <table:table-cell table:style-name="ce15" table:formula="of:=LOOKUP([.B26];[.$AZ$6:.$AZ$261];[.$BC$6:.$BC$261])" office:value-type="float" office:value="234" calcext:value-type="float">
            <text:p>234</text:p>
          </table:table-cell>
          <table:table-cell table:style-name="ce15" table:formula="of:=LOOKUP([.C26];[.$AZ$6:.$AZ$261];[.$BC$6:.$BC$261])" office:value-type="float" office:value="234" calcext:value-type="float">
            <text:p>234</text:p>
          </table:table-cell>
          <table:table-cell table:style-name="ce15" table:formula="of:=LOOKUP([.D26];[.$AZ$6:.$AZ$261];[.$BC$6:.$BC$261])" office:value-type="float" office:value="232" calcext:value-type="float">
            <text:p>232</text:p>
          </table:table-cell>
          <table:table-cell table:style-name="ce15" table:formula="of:=LOOKUP([.E26];[.$AZ$6:.$AZ$261];[.$BC$6:.$BC$261])" office:value-type="float" office:value="225" calcext:value-type="float">
            <text:p>225</text:p>
          </table:table-cell>
          <table:table-cell table:style-name="ce15" table:formula="of:=LOOKUP([.F26];[.$AZ$6:.$AZ$261];[.$BC$6:.$BC$261])" office:value-type="float" office:value="220" calcext:value-type="float">
            <text:p>220</text:p>
          </table:table-cell>
          <table:table-cell table:style-name="ce15" table:formula="of:=LOOKUP([.G26];[.$AZ$6:.$AZ$261];[.$BC$6:.$BC$261])" office:value-type="float" office:value="240" calcext:value-type="float">
            <text:p>240</text:p>
          </table:table-cell>
          <table:table-cell table:style-name="ce15" table:formula="of:=LOOKUP([.H26];[.$AZ$6:.$AZ$261];[.$BC$6:.$BC$261])" office:value-type="float" office:value="246" calcext:value-type="float">
            <text:p>246</text:p>
          </table:table-cell>
          <table:table-cell table:style-name="ce15" table:formula="of:=LOOKUP([.I26];[.$AZ$6:.$AZ$261];[.$BC$6:.$BC$261])" office:value-type="float" office:value="228" calcext:value-type="float">
            <text:p>228</text:p>
          </table:table-cell>
          <table:table-cell table:style-name="ce15" table:formula="of:=LOOKUP([.J26];[.$AZ$6:.$AZ$261];[.$BC$6:.$BC$261])" office:value-type="float" office:value="216" calcext:value-type="float">
            <text:p>216</text:p>
          </table:table-cell>
          <table:table-cell table:style-name="ce15" table:formula="of:=LOOKUP([.K26];[.$AZ$6:.$AZ$261];[.$BC$6:.$BC$261])" office:value-type="float" office:value="211" calcext:value-type="float">
            <text:p>211</text:p>
          </table:table-cell>
          <table:table-cell table:style-name="ce15" table:formula="of:=LOOKUP([.L26];[.$AZ$6:.$AZ$261];[.$BC$6:.$BC$261])" office:value-type="float" office:value="211" calcext:value-type="float">
            <text:p>211</text:p>
          </table:table-cell>
          <table:table-cell table:style-name="ce15" table:formula="of:=LOOKUP([.M26];[.$AZ$6:.$AZ$261];[.$BC$6:.$BC$261])" office:value-type="float" office:value="216" calcext:value-type="float">
            <text:p>216</text:p>
          </table:table-cell>
          <table:table-cell table:style-name="ce15" table:formula="of:=LOOKUP([.N26];[.$AZ$6:.$AZ$261];[.$BC$6:.$BC$261])" office:value-type="float" office:value="221" calcext:value-type="float">
            <text:p>221</text:p>
          </table:table-cell>
          <table:table-cell table:style-name="ce15" table:formula="of:=LOOKUP([.O26];[.$AZ$6:.$AZ$261];[.$BC$6:.$BC$261])" office:value-type="float" office:value="215" calcext:value-type="float">
            <text:p>215</text:p>
          </table:table-cell>
          <table:table-cell table:style-name="ce15" table:formula="of:=LOOKUP([.P26];[.$AZ$6:.$AZ$261];[.$BC$6:.$BC$261])" office:value-type="float" office:value="192" calcext:value-type="float">
            <text:p>192</text:p>
          </table:table-cell>
          <table:table-cell table:style-name="ce15" table:formula="of:=LOOKUP([.Q26];[.$AZ$6:.$AZ$261];[.$BC$6:.$BC$261])" office:value-type="float" office:value="153" calcext:value-type="float">
            <text:p>153</text:p>
          </table:table-cell>
          <table:table-cell table:style-name="ce15" table:formula="of:=LOOKUP([.R26];[.$AZ$6:.$AZ$261];[.$BC$6:.$BC$261])" office:value-type="float" office:value="204" calcext:value-type="float">
            <text:p>204</text:p>
          </table:table-cell>
          <table:table-cell table:style-name="ce15" table:formula="of:=LOOKUP([.S26];[.$AZ$6:.$AZ$261];[.$BC$6:.$BC$261])" office:value-type="float" office:value="238" calcext:value-type="float">
            <text:p>238</text:p>
          </table:table-cell>
          <table:table-cell table:style-name="ce15" table:formula="of:=LOOKUP([.T26];[.$AZ$6:.$AZ$261];[.$BC$6:.$BC$261])" office:value-type="float" office:value="245" calcext:value-type="float">
            <text:p>245</text:p>
          </table:table-cell>
          <table:table-cell table:style-name="ce15" table:formula="of:=LOOKUP([.U26];[.$AZ$6:.$AZ$261];[.$BC$6:.$BC$261])" office:value-type="float" office:value="246" calcext:value-type="float">
            <text:p>246</text:p>
          </table:table-cell>
          <table:table-cell table:style-name="ce15" table:formula="of:=LOOKUP([.V26];[.$AZ$6:.$AZ$261];[.$BC$6:.$BC$261])" office:value-type="float" office:value="248" calcext:value-type="float">
            <text:p>248</text:p>
          </table:table-cell>
          <table:table-cell table:style-name="ce15" table:formula="of:=LOOKUP([.W26];[.$AZ$6:.$AZ$261];[.$BC$6:.$BC$261])" office:value-type="float" office:value="250" calcext:value-type="float">
            <text:p>250</text:p>
          </table:table-cell>
          <table:table-cell table:style-name="ce15" table:formula="of:=LOOKUP([.X26];[.$AZ$6:.$AZ$261];[.$BC$6:.$BC$261])" office:value-type="float" office:value="249" calcext:value-type="float">
            <text:p>249</text:p>
          </table:table-cell>
          <table:table-cell table:style-name="ce15" table:formula="of:=LOOKUP([.Y26];[.$AZ$6:.$AZ$261];[.$BC$6:.$BC$261])" office:value-type="float" office:value="231" calcext:value-type="float">
            <text:p>231</text:p>
          </table:table-cell>
          <table:table-cell table:style-name="ce15" table:formula="of:=LOOKUP([.Z26];[.$AZ$6:.$AZ$261];[.$BC$6:.$BC$261])" office:value-type="float" office:value="185" calcext:value-type="float">
            <text:p>185</text:p>
          </table:table-cell>
          <table:table-cell table:style-name="ce15" table:formula="of:=LOOKUP([.AA26];[.$AZ$6:.$AZ$261];[.$BC$6:.$BC$261])" office:value-type="float" office:value="186" calcext:value-type="float">
            <text:p>186</text:p>
          </table:table-cell>
          <table:table-cell table:style-name="ce15" table:formula="of:=LOOKUP([.AB26];[.$AZ$6:.$AZ$261];[.$BC$6:.$BC$261])" office:value-type="float" office:value="218" calcext:value-type="float">
            <text:p>218</text:p>
          </table:table-cell>
          <table:table-cell table:style-name="ce15" table:formula="of:=LOOKUP([.AC26];[.$AZ$6:.$AZ$261];[.$BC$6:.$BC$261])" office:value-type="float" office:value="191" calcext:value-type="float">
            <text:p>191</text:p>
          </table:table-cell>
          <table:table-cell table:style-name="ce15" table:formula="of:=LOOKUP([.AD26];[.$AZ$6:.$AZ$261];[.$BC$6:.$BC$261])" office:value-type="float" office:value="180" calcext:value-type="float">
            <text:p>180</text:p>
          </table:table-cell>
          <table:table-cell table:style-name="ce15" table:formula="of:=LOOKUP([.AE26];[.$AZ$6:.$AZ$261];[.$BC$6:.$BC$261])" office:value-type="float" office:value="180" calcext:value-type="float">
            <text:p>180</text:p>
          </table:table-cell>
          <table:table-cell table:style-name="ce15" table:formula="of:=LOOKUP([.AF26];[.$AZ$6:.$AZ$261];[.$BC$6:.$BC$261])" office:value-type="float" office:value="177" calcext:value-type="float">
            <text:p>177</text:p>
          </table:table-cell>
          <table:table-cell table:style-name="ce15" table:formula="of:=LOOKUP([.AG26];[.$AZ$6:.$AZ$261];[.$BC$6:.$BC$261])" office:value-type="float" office:value="150" calcext:value-type="float">
            <text:p>150</text:p>
          </table:table-cell>
          <table:table-cell table:style-name="ce15" table:formula="of:=LOOKUP([.AH26];[.$AZ$6:.$AZ$261];[.$BC$6:.$BC$261])" office:value-type="float" office:value="151" calcext:value-type="float">
            <text:p>151</text:p>
          </table:table-cell>
          <table:table-cell table:style-name="ce15" table:formula="of:=LOOKUP([.AI26];[.$AZ$6:.$AZ$261];[.$BC$6:.$BC$261])" office:value-type="float" office:value="147" calcext:value-type="float">
            <text:p>147</text:p>
          </table:table-cell>
          <table:table-cell table:style-name="ce15" table:formula="of:=LOOKUP([.AJ26];[.$AZ$6:.$AZ$261];[.$BC$6:.$BC$261])" office:value-type="float" office:value="131" calcext:value-type="float">
            <text:p>131</text:p>
          </table:table-cell>
          <table:table-cell table:style-name="ce15" table:formula="of:=LOOKUP([.AK26];[.$AZ$6:.$AZ$261];[.$BC$6:.$BC$261])" office:value-type="float" office:value="134" calcext:value-type="float">
            <text:p>134</text:p>
          </table:table-cell>
          <table:table-cell table:style-name="ce15" table:formula="of:=LOOKUP([.AL26];[.$AZ$6:.$AZ$261];[.$BC$6:.$BC$261])" office:value-type="float" office:value="147" calcext:value-type="float">
            <text:p>147</text:p>
          </table:table-cell>
          <table:table-cell table:style-name="ce15" table:formula="of:=LOOKUP([.AM26];[.$AZ$6:.$AZ$261];[.$BC$6:.$BC$261])" office:value-type="float" office:value="154" calcext:value-type="float">
            <text:p>154</text:p>
          </table:table-cell>
          <table:table-cell table:style-name="ce15" table:formula="of:=LOOKUP([.AN26];[.$AZ$6:.$AZ$261];[.$BC$6:.$BC$261])" office:value-type="float" office:value="166" calcext:value-type="float">
            <text:p>166</text:p>
          </table:table-cell>
          <table:table-cell table:style-name="ce15" table:formula="of:=LOOKUP([.AO26];[.$AZ$6:.$AZ$261];[.$BC$6:.$BC$261])" office:value-type="float" office:value="186" calcext:value-type="float">
            <text:p>186</text:p>
          </table:table-cell>
          <table:table-cell table:style-name="ce15" table:formula="of:=LOOKUP([.AP26];[.$AZ$6:.$AZ$261];[.$BC$6:.$BC$261])" office:value-type="float" office:value="198" calcext:value-type="float">
            <text:p>198</text:p>
          </table:table-cell>
          <table:table-cell table:style-name="ce15" table:formula="of:=LOOKUP([.AQ26];[.$AZ$6:.$AZ$261];[.$BC$6:.$BC$261])" office:value-type="float" office:value="207" calcext:value-type="float">
            <text:p>207</text:p>
          </table:table-cell>
          <table:table-cell table:style-name="ce15" table:formula="of:=LOOKUP([.AR26];[.$AZ$6:.$AZ$261];[.$BC$6:.$BC$261])" office:value-type="float" office:value="222" calcext:value-type="float">
            <text:p>222</text:p>
          </table:table-cell>
          <table:table-cell table:style-name="ce15" table:formula="of:=LOOKUP([.AS26];[.$AZ$6:.$AZ$261];[.$BC$6:.$BC$261])" office:value-type="float" office:value="229" calcext:value-type="float">
            <text:p>229</text:p>
          </table:table-cell>
          <table:table-cell table:style-name="ce15" table:formula="of:=LOOKUP([.AT26];[.$AZ$6:.$AZ$261];[.$BC$6:.$BC$261])" office:value-type="float" office:value="230" calcext:value-type="float">
            <text:p>230</text:p>
          </table:table-cell>
          <table:table-cell table:style-name="ce15" table:formula="of:=LOOKUP([.AU26];[.$AZ$6:.$AZ$261];[.$BC$6:.$BC$261])" office:value-type="float" office:value="232" calcext:value-type="float">
            <text:p>232</text:p>
          </table:table-cell>
          <table:table-cell table:style-name="ce15" table:formula="of:=LOOKUP([.AV26];[.$AZ$6:.$AZ$261];[.$BC$6:.$BC$261])" office:value-type="float" office:value="228" calcext:value-type="float">
            <text:p>228</text:p>
          </table:table-cell>
          <table:table-cell table:style-name="ce15" table:formula="of:=LOOKUP([.AW26];[.$AZ$6:.$AZ$261];[.$BC$6:.$BC$261])" office:value-type="float" office:value="223" calcext:value-type="float">
            <text:p>223</text:p>
          </table:table-cell>
          <table:table-cell table:style-name="ce15" table:formula="of:=LOOKUP([.AX26];[.$AZ$6:.$AZ$261];[.$BC$6:.$BC$261])" office:value-type="float" office:value="227" calcext:value-type="float">
            <text:p>22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$A$1:.$AX$69];[.AZ98])" office:value-type="float" office:value="4" calcext:value-type="float">
            <text:p>4</text:p>
          </table:table-cell>
          <table:table-cell table:formula="of:=COUNTIF([.$A$73:.$AX$141];[.AZ98])" office:value-type="float" office:value="4" calcext:value-type="float">
            <text:p>4</text:p>
          </table:table-cell>
          <table:table-cell table:formula="of:=IF([.AZ98]&lt;[.$BA$1];0;IF([.AZ98]&gt;=[.$BC$1];255;ROUNDDOWN(([.AZ98]-[.$BA$1])/([.$BC$1]-[.$BA$1])*255)))" office:value-type="float" office:value="92" calcext:value-type="float">
            <text:p>92</text:p>
          </table:table-cell>
        </table:table-row>
        <table:table-row table:style-name="ro1">
          <table:table-cell table:style-name="ce15" table:formula="of:=LOOKUP([.A27];[.$AZ$6:.$AZ$261];[.$BC$6:.$BC$261])" office:value-type="float" office:value="216" calcext:value-type="float">
            <text:p>216</text:p>
          </table:table-cell>
          <table:table-cell table:style-name="ce15" table:formula="of:=LOOKUP([.B27];[.$AZ$6:.$AZ$261];[.$BC$6:.$BC$261])" office:value-type="float" office:value="222" calcext:value-type="float">
            <text:p>222</text:p>
          </table:table-cell>
          <table:table-cell table:style-name="ce15" table:formula="of:=LOOKUP([.C27];[.$AZ$6:.$AZ$261];[.$BC$6:.$BC$261])" office:value-type="float" office:value="223" calcext:value-type="float">
            <text:p>223</text:p>
          </table:table-cell>
          <table:table-cell table:style-name="ce15" table:formula="of:=LOOKUP([.D27];[.$AZ$6:.$AZ$261];[.$BC$6:.$BC$261])" office:value-type="float" office:value="222" calcext:value-type="float">
            <text:p>222</text:p>
          </table:table-cell>
          <table:table-cell table:style-name="ce15" table:formula="of:=LOOKUP([.E27];[.$AZ$6:.$AZ$261];[.$BC$6:.$BC$261])" office:value-type="float" office:value="214" calcext:value-type="float">
            <text:p>214</text:p>
          </table:table-cell>
          <table:table-cell table:style-name="ce15" table:formula="of:=LOOKUP([.F27];[.$AZ$6:.$AZ$261];[.$BC$6:.$BC$261])" office:value-type="float" office:value="214" calcext:value-type="float">
            <text:p>214</text:p>
          </table:table-cell>
          <table:table-cell table:style-name="ce15" table:formula="of:=LOOKUP([.G27];[.$AZ$6:.$AZ$261];[.$BC$6:.$BC$261])" office:value-type="float" office:value="245" calcext:value-type="float">
            <text:p>245</text:p>
          </table:table-cell>
          <table:table-cell table:style-name="ce15" table:formula="of:=LOOKUP([.H27];[.$AZ$6:.$AZ$261];[.$BC$6:.$BC$261])" office:value-type="float" office:value="243" calcext:value-type="float">
            <text:p>243</text:p>
          </table:table-cell>
          <table:table-cell table:style-name="ce15" table:formula="of:=LOOKUP([.I27];[.$AZ$6:.$AZ$261];[.$BC$6:.$BC$261])" office:value-type="float" office:value="223" calcext:value-type="float">
            <text:p>223</text:p>
          </table:table-cell>
          <table:table-cell table:style-name="ce15" table:formula="of:=LOOKUP([.J27];[.$AZ$6:.$AZ$261];[.$BC$6:.$BC$261])" office:value-type="float" office:value="214" calcext:value-type="float">
            <text:p>214</text:p>
          </table:table-cell>
          <table:table-cell table:style-name="ce15" table:formula="of:=LOOKUP([.K27];[.$AZ$6:.$AZ$261];[.$BC$6:.$BC$261])" office:value-type="float" office:value="211" calcext:value-type="float">
            <text:p>211</text:p>
          </table:table-cell>
          <table:table-cell table:style-name="ce15" table:formula="of:=LOOKUP([.L27];[.$AZ$6:.$AZ$261];[.$BC$6:.$BC$261])" office:value-type="float" office:value="214" calcext:value-type="float">
            <text:p>214</text:p>
          </table:table-cell>
          <table:table-cell table:style-name="ce15" table:formula="of:=LOOKUP([.M27];[.$AZ$6:.$AZ$261];[.$BC$6:.$BC$261])" office:value-type="float" office:value="219" calcext:value-type="float">
            <text:p>219</text:p>
          </table:table-cell>
          <table:table-cell table:style-name="ce15" table:formula="of:=LOOKUP([.N27];[.$AZ$6:.$AZ$261];[.$BC$6:.$BC$261])" office:value-type="float" office:value="221" calcext:value-type="float">
            <text:p>221</text:p>
          </table:table-cell>
          <table:table-cell table:style-name="ce15" table:formula="of:=LOOKUP([.O27];[.$AZ$6:.$AZ$261];[.$BC$6:.$BC$261])" office:value-type="float" office:value="215" calcext:value-type="float">
            <text:p>215</text:p>
          </table:table-cell>
          <table:table-cell table:style-name="ce15" table:formula="of:=LOOKUP([.P27];[.$AZ$6:.$AZ$261];[.$BC$6:.$BC$261])" office:value-type="float" office:value="198" calcext:value-type="float">
            <text:p>198</text:p>
          </table:table-cell>
          <table:table-cell table:style-name="ce15" table:formula="of:=LOOKUP([.Q27];[.$AZ$6:.$AZ$261];[.$BC$6:.$BC$261])" office:value-type="float" office:value="155" calcext:value-type="float">
            <text:p>155</text:p>
          </table:table-cell>
          <table:table-cell table:style-name="ce15" table:formula="of:=LOOKUP([.R27];[.$AZ$6:.$AZ$261];[.$BC$6:.$BC$261])" office:value-type="float" office:value="166" calcext:value-type="float">
            <text:p>166</text:p>
          </table:table-cell>
          <table:table-cell table:style-name="ce15" table:formula="of:=LOOKUP([.S27];[.$AZ$6:.$AZ$261];[.$BC$6:.$BC$261])" office:value-type="float" office:value="215" calcext:value-type="float">
            <text:p>215</text:p>
          </table:table-cell>
          <table:table-cell table:style-name="ce15" table:formula="of:=LOOKUP([.T27];[.$AZ$6:.$AZ$261];[.$BC$6:.$BC$261])" office:value-type="float" office:value="235" calcext:value-type="float">
            <text:p>235</text:p>
          </table:table-cell>
          <table:table-cell table:style-name="ce15" table:formula="of:=LOOKUP([.U27];[.$AZ$6:.$AZ$261];[.$BC$6:.$BC$261])" office:value-type="float" office:value="241" calcext:value-type="float">
            <text:p>241</text:p>
          </table:table-cell>
          <table:table-cell table:style-name="ce15" table:formula="of:=LOOKUP([.V27];[.$AZ$6:.$AZ$261];[.$BC$6:.$BC$261])" office:value-type="float" office:value="242" calcext:value-type="float">
            <text:p>242</text:p>
          </table:table-cell>
          <table:table-cell table:style-name="ce15" table:formula="of:=LOOKUP([.W27];[.$AZ$6:.$AZ$261];[.$BC$6:.$BC$261])" office:value-type="float" office:value="243" calcext:value-type="float">
            <text:p>243</text:p>
          </table:table-cell>
          <table:table-cell table:style-name="ce15" table:formula="of:=LOOKUP([.X27];[.$AZ$6:.$AZ$261];[.$BC$6:.$BC$261])" office:value-type="float" office:value="246" calcext:value-type="float">
            <text:p>246</text:p>
          </table:table-cell>
          <table:table-cell table:style-name="ce15" table:formula="of:=LOOKUP([.Y27];[.$AZ$6:.$AZ$261];[.$BC$6:.$BC$261])" office:value-type="float" office:value="247" calcext:value-type="float">
            <text:p>247</text:p>
          </table:table-cell>
          <table:table-cell table:style-name="ce15" table:formula="of:=LOOKUP([.Z27];[.$AZ$6:.$AZ$261];[.$BC$6:.$BC$261])" office:value-type="float" office:value="240" calcext:value-type="float">
            <text:p>240</text:p>
          </table:table-cell>
          <table:table-cell table:style-name="ce15" table:formula="of:=LOOKUP([.AA27];[.$AZ$6:.$AZ$261];[.$BC$6:.$BC$261])" office:value-type="float" office:value="221" calcext:value-type="float">
            <text:p>221</text:p>
          </table:table-cell>
          <table:table-cell table:style-name="ce15" table:formula="of:=LOOKUP([.AB27];[.$AZ$6:.$AZ$261];[.$BC$6:.$BC$261])" office:value-type="float" office:value="207" calcext:value-type="float">
            <text:p>207</text:p>
          </table:table-cell>
          <table:table-cell table:style-name="ce15" table:formula="of:=LOOKUP([.AC27];[.$AZ$6:.$AZ$261];[.$BC$6:.$BC$261])" office:value-type="float" office:value="184" calcext:value-type="float">
            <text:p>184</text:p>
          </table:table-cell>
          <table:table-cell table:style-name="ce15" table:formula="of:=LOOKUP([.AD27];[.$AZ$6:.$AZ$261];[.$BC$6:.$BC$261])" office:value-type="float" office:value="177" calcext:value-type="float">
            <text:p>177</text:p>
          </table:table-cell>
          <table:table-cell table:style-name="ce15" table:formula="of:=LOOKUP([.AE27];[.$AZ$6:.$AZ$261];[.$BC$6:.$BC$261])" office:value-type="float" office:value="175" calcext:value-type="float">
            <text:p>175</text:p>
          </table:table-cell>
          <table:table-cell table:style-name="ce15" table:formula="of:=LOOKUP([.AF27];[.$AZ$6:.$AZ$261];[.$BC$6:.$BC$261])" office:value-type="float" office:value="166" calcext:value-type="float">
            <text:p>166</text:p>
          </table:table-cell>
          <table:table-cell table:style-name="ce15" table:formula="of:=LOOKUP([.AG27];[.$AZ$6:.$AZ$261];[.$BC$6:.$BC$261])" office:value-type="float" office:value="145" calcext:value-type="float">
            <text:p>145</text:p>
          </table:table-cell>
          <table:table-cell table:style-name="ce15" table:formula="of:=LOOKUP([.AH27];[.$AZ$6:.$AZ$261];[.$BC$6:.$BC$261])" office:value-type="float" office:value="148" calcext:value-type="float">
            <text:p>148</text:p>
          </table:table-cell>
          <table:table-cell table:style-name="ce15" table:formula="of:=LOOKUP([.AI27];[.$AZ$6:.$AZ$261];[.$BC$6:.$BC$261])" office:value-type="float" office:value="139" calcext:value-type="float">
            <text:p>139</text:p>
          </table:table-cell>
          <table:table-cell table:style-name="ce15" table:formula="of:=LOOKUP([.AJ27];[.$AZ$6:.$AZ$261];[.$BC$6:.$BC$261])" office:value-type="float" office:value="131" calcext:value-type="float">
            <text:p>131</text:p>
          </table:table-cell>
          <table:table-cell table:style-name="ce15" table:formula="of:=LOOKUP([.AK27];[.$AZ$6:.$AZ$261];[.$BC$6:.$BC$261])" office:value-type="float" office:value="135" calcext:value-type="float">
            <text:p>135</text:p>
          </table:table-cell>
          <table:table-cell table:style-name="ce15" table:formula="of:=LOOKUP([.AL27];[.$AZ$6:.$AZ$261];[.$BC$6:.$BC$261])" office:value-type="float" office:value="149" calcext:value-type="float">
            <text:p>149</text:p>
          </table:table-cell>
          <table:table-cell table:style-name="ce15" table:formula="of:=LOOKUP([.AM27];[.$AZ$6:.$AZ$261];[.$BC$6:.$BC$261])" office:value-type="float" office:value="152" calcext:value-type="float">
            <text:p>152</text:p>
          </table:table-cell>
          <table:table-cell table:style-name="ce15" table:formula="of:=LOOKUP([.AN27];[.$AZ$6:.$AZ$261];[.$BC$6:.$BC$261])" office:value-type="float" office:value="166" calcext:value-type="float">
            <text:p>166</text:p>
          </table:table-cell>
          <table:table-cell table:style-name="ce15" table:formula="of:=LOOKUP([.AO27];[.$AZ$6:.$AZ$261];[.$BC$6:.$BC$261])" office:value-type="float" office:value="180" calcext:value-type="float">
            <text:p>180</text:p>
          </table:table-cell>
          <table:table-cell table:style-name="ce15" table:formula="of:=LOOKUP([.AP27];[.$AZ$6:.$AZ$261];[.$BC$6:.$BC$261])" office:value-type="float" office:value="189" calcext:value-type="float">
            <text:p>189</text:p>
          </table:table-cell>
          <table:table-cell table:style-name="ce15" table:formula="of:=LOOKUP([.AQ27];[.$AZ$6:.$AZ$261];[.$BC$6:.$BC$261])" office:value-type="float" office:value="199" calcext:value-type="float">
            <text:p>199</text:p>
          </table:table-cell>
          <table:table-cell table:style-name="ce15" table:formula="of:=LOOKUP([.AR27];[.$AZ$6:.$AZ$261];[.$BC$6:.$BC$261])" office:value-type="float" office:value="214" calcext:value-type="float">
            <text:p>214</text:p>
          </table:table-cell>
          <table:table-cell table:style-name="ce15" table:formula="of:=LOOKUP([.AS27];[.$AZ$6:.$AZ$261];[.$BC$6:.$BC$261])" office:value-type="float" office:value="223" calcext:value-type="float">
            <text:p>223</text:p>
          </table:table-cell>
          <table:table-cell table:style-name="ce15" table:formula="of:=LOOKUP([.AT27];[.$AZ$6:.$AZ$261];[.$BC$6:.$BC$261])" office:value-type="float" office:value="224" calcext:value-type="float">
            <text:p>224</text:p>
          </table:table-cell>
          <table:table-cell table:style-name="ce15" table:formula="of:=LOOKUP([.AU27];[.$AZ$6:.$AZ$261];[.$BC$6:.$BC$261])" office:value-type="float" office:value="228" calcext:value-type="float">
            <text:p>228</text:p>
          </table:table-cell>
          <table:table-cell table:style-name="ce15" table:formula="of:=LOOKUP([.AV27];[.$AZ$6:.$AZ$261];[.$BC$6:.$BC$261])" office:value-type="float" office:value="228" calcext:value-type="float">
            <text:p>228</text:p>
          </table:table-cell>
          <table:table-cell table:style-name="ce15" table:formula="of:=LOOKUP([.AW27];[.$AZ$6:.$AZ$261];[.$BC$6:.$BC$261])" office:value-type="float" office:value="226" calcext:value-type="float">
            <text:p>226</text:p>
          </table:table-cell>
          <table:table-cell table:style-name="ce15" table:formula="of:=LOOKUP([.AX27];[.$AZ$6:.$AZ$261];[.$BC$6:.$BC$261])" office:value-type="float" office:value="227" calcext:value-type="float">
            <text:p>22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$A$1:.$AX$69];[.AZ99])" office:value-type="float" office:value="6" calcext:value-type="float">
            <text:p>6</text:p>
          </table:table-cell>
          <table:table-cell table:formula="of:=COUNTIF([.$A$73:.$AX$141];[.AZ99])" office:value-type="float" office:value="6" calcext:value-type="float">
            <text:p>6</text:p>
          </table:table-cell>
          <table:table-cell table:formula="of:=IF([.AZ99]&lt;[.$BA$1];0;IF([.AZ99]&gt;=[.$BC$1];255;ROUNDDOWN(([.AZ99]-[.$BA$1])/([.$BC$1]-[.$BA$1])*255)))" office:value-type="float" office:value="93" calcext:value-type="float">
            <text:p>93</text:p>
          </table:table-cell>
        </table:table-row>
        <table:table-row table:style-name="ro1">
          <table:table-cell table:style-name="ce15" table:formula="of:=LOOKUP([.A28];[.$AZ$6:.$AZ$261];[.$BC$6:.$BC$261])" office:value-type="float" office:value="245" calcext:value-type="float">
            <text:p>245</text:p>
          </table:table-cell>
          <table:table-cell table:style-name="ce15" table:formula="of:=LOOKUP([.B28];[.$AZ$6:.$AZ$261];[.$BC$6:.$BC$261])" office:value-type="float" office:value="242" calcext:value-type="float">
            <text:p>242</text:p>
          </table:table-cell>
          <table:table-cell table:style-name="ce15" table:formula="of:=LOOKUP([.C28];[.$AZ$6:.$AZ$261];[.$BC$6:.$BC$261])" office:value-type="float" office:value="226" calcext:value-type="float">
            <text:p>226</text:p>
          </table:table-cell>
          <table:table-cell table:style-name="ce15" table:formula="of:=LOOKUP([.D28];[.$AZ$6:.$AZ$261];[.$BC$6:.$BC$261])" office:value-type="float" office:value="213" calcext:value-type="float">
            <text:p>213</text:p>
          </table:table-cell>
          <table:table-cell table:style-name="ce15" table:formula="of:=LOOKUP([.E28];[.$AZ$6:.$AZ$261];[.$BC$6:.$BC$261])" office:value-type="float" office:value="207" calcext:value-type="float">
            <text:p>207</text:p>
          </table:table-cell>
          <table:table-cell table:style-name="ce15" table:formula="of:=LOOKUP([.F28];[.$AZ$6:.$AZ$261];[.$BC$6:.$BC$261])" office:value-type="float" office:value="206" calcext:value-type="float">
            <text:p>206</text:p>
          </table:table-cell>
          <table:table-cell table:style-name="ce15" table:formula="of:=LOOKUP([.G28];[.$AZ$6:.$AZ$261];[.$BC$6:.$BC$261])" office:value-type="float" office:value="225" calcext:value-type="float">
            <text:p>225</text:p>
          </table:table-cell>
          <table:table-cell table:style-name="ce15" table:formula="of:=LOOKUP([.H28];[.$AZ$6:.$AZ$261];[.$BC$6:.$BC$261])" office:value-type="float" office:value="243" calcext:value-type="float">
            <text:p>243</text:p>
          </table:table-cell>
          <table:table-cell table:style-name="ce15" table:formula="of:=LOOKUP([.I28];[.$AZ$6:.$AZ$261];[.$BC$6:.$BC$261])" office:value-type="float" office:value="223" calcext:value-type="float">
            <text:p>223</text:p>
          </table:table-cell>
          <table:table-cell table:style-name="ce15" table:formula="of:=LOOKUP([.J28];[.$AZ$6:.$AZ$261];[.$BC$6:.$BC$261])" office:value-type="float" office:value="218" calcext:value-type="float">
            <text:p>218</text:p>
          </table:table-cell>
          <table:table-cell table:style-name="ce15" table:formula="of:=LOOKUP([.K28];[.$AZ$6:.$AZ$261];[.$BC$6:.$BC$261])" office:value-type="float" office:value="216" calcext:value-type="float">
            <text:p>216</text:p>
          </table:table-cell>
          <table:table-cell table:style-name="ce15" table:formula="of:=LOOKUP([.L28];[.$AZ$6:.$AZ$261];[.$BC$6:.$BC$261])" office:value-type="float" office:value="217" calcext:value-type="float">
            <text:p>217</text:p>
          </table:table-cell>
          <table:table-cell table:style-name="ce15" table:formula="of:=LOOKUP([.M28];[.$AZ$6:.$AZ$261];[.$BC$6:.$BC$261])" office:value-type="float" office:value="219" calcext:value-type="float">
            <text:p>219</text:p>
          </table:table-cell>
          <table:table-cell table:style-name="ce15" table:formula="of:=LOOKUP([.N28];[.$AZ$6:.$AZ$261];[.$BC$6:.$BC$261])" office:value-type="float" office:value="218" calcext:value-type="float">
            <text:p>218</text:p>
          </table:table-cell>
          <table:table-cell table:style-name="ce15" table:formula="of:=LOOKUP([.O28];[.$AZ$6:.$AZ$261];[.$BC$6:.$BC$261])" office:value-type="float" office:value="213" calcext:value-type="float">
            <text:p>213</text:p>
          </table:table-cell>
          <table:table-cell table:style-name="ce15" table:formula="of:=LOOKUP([.P28];[.$AZ$6:.$AZ$261];[.$BC$6:.$BC$261])" office:value-type="float" office:value="198" calcext:value-type="float">
            <text:p>198</text:p>
          </table:table-cell>
          <table:table-cell table:style-name="ce15" table:formula="of:=LOOKUP([.Q28];[.$AZ$6:.$AZ$261];[.$BC$6:.$BC$261])" office:value-type="float" office:value="163" calcext:value-type="float">
            <text:p>163</text:p>
          </table:table-cell>
          <table:table-cell table:style-name="ce15" table:formula="of:=LOOKUP([.R28];[.$AZ$6:.$AZ$261];[.$BC$6:.$BC$261])" office:value-type="float" office:value="143" calcext:value-type="float">
            <text:p>143</text:p>
          </table:table-cell>
          <table:table-cell table:style-name="ce15" table:formula="of:=LOOKUP([.S28];[.$AZ$6:.$AZ$261];[.$BC$6:.$BC$261])" office:value-type="float" office:value="187" calcext:value-type="float">
            <text:p>187</text:p>
          </table:table-cell>
          <table:table-cell table:style-name="ce15" table:formula="of:=LOOKUP([.T28];[.$AZ$6:.$AZ$261];[.$BC$6:.$BC$261])" office:value-type="float" office:value="214" calcext:value-type="float">
            <text:p>214</text:p>
          </table:table-cell>
          <table:table-cell table:style-name="ce15" table:formula="of:=LOOKUP([.U28];[.$AZ$6:.$AZ$261];[.$BC$6:.$BC$261])" office:value-type="float" office:value="231" calcext:value-type="float">
            <text:p>231</text:p>
          </table:table-cell>
          <table:table-cell table:style-name="ce15" table:formula="of:=LOOKUP([.V28];[.$AZ$6:.$AZ$261];[.$BC$6:.$BC$261])" office:value-type="float" office:value="239" calcext:value-type="float">
            <text:p>239</text:p>
          </table:table-cell>
          <table:table-cell table:style-name="ce15" table:formula="of:=LOOKUP([.W28];[.$AZ$6:.$AZ$261];[.$BC$6:.$BC$261])" office:value-type="float" office:value="240" calcext:value-type="float">
            <text:p>240</text:p>
          </table:table-cell>
          <table:table-cell table:style-name="ce15" table:formula="of:=LOOKUP([.X28];[.$AZ$6:.$AZ$261];[.$BC$6:.$BC$261])" office:value-type="float" office:value="242" calcext:value-type="float">
            <text:p>242</text:p>
          </table:table-cell>
          <table:table-cell table:style-name="ce15" table:formula="of:=LOOKUP([.Y28];[.$AZ$6:.$AZ$261];[.$BC$6:.$BC$261])" office:value-type="float" office:value="241" calcext:value-type="float">
            <text:p>241</text:p>
          </table:table-cell>
          <table:table-cell table:style-name="ce15" table:formula="of:=LOOKUP([.Z28];[.$AZ$6:.$AZ$261];[.$BC$6:.$BC$261])" office:value-type="float" office:value="236" calcext:value-type="float">
            <text:p>236</text:p>
          </table:table-cell>
          <table:table-cell table:style-name="ce15" table:formula="of:=LOOKUP([.AA28];[.$AZ$6:.$AZ$261];[.$BC$6:.$BC$261])" office:value-type="float" office:value="231" calcext:value-type="float">
            <text:p>231</text:p>
          </table:table-cell>
          <table:table-cell table:style-name="ce15" table:formula="of:=LOOKUP([.AB28];[.$AZ$6:.$AZ$261];[.$BC$6:.$BC$261])" office:value-type="float" office:value="221" calcext:value-type="float">
            <text:p>221</text:p>
          </table:table-cell>
          <table:table-cell table:style-name="ce15" table:formula="of:=LOOKUP([.AC28];[.$AZ$6:.$AZ$261];[.$BC$6:.$BC$261])" office:value-type="float" office:value="197" calcext:value-type="float">
            <text:p>197</text:p>
          </table:table-cell>
          <table:table-cell table:style-name="ce15" table:formula="of:=LOOKUP([.AD28];[.$AZ$6:.$AZ$261];[.$BC$6:.$BC$261])" office:value-type="float" office:value="178" calcext:value-type="float">
            <text:p>178</text:p>
          </table:table-cell>
          <table:table-cell table:style-name="ce15" table:formula="of:=LOOKUP([.AE28];[.$AZ$6:.$AZ$261];[.$BC$6:.$BC$261])" office:value-type="float" office:value="182" calcext:value-type="float">
            <text:p>182</text:p>
          </table:table-cell>
          <table:table-cell table:style-name="ce15" table:formula="of:=LOOKUP([.AF28];[.$AZ$6:.$AZ$261];[.$BC$6:.$BC$261])" office:value-type="float" office:value="157" calcext:value-type="float">
            <text:p>157</text:p>
          </table:table-cell>
          <table:table-cell table:style-name="ce15" table:formula="of:=LOOKUP([.AG28];[.$AZ$6:.$AZ$261];[.$BC$6:.$BC$261])" office:value-type="float" office:value="146" calcext:value-type="float">
            <text:p>146</text:p>
          </table:table-cell>
          <table:table-cell table:style-name="ce15" table:formula="of:=LOOKUP([.AH28];[.$AZ$6:.$AZ$261];[.$BC$6:.$BC$261])" office:value-type="float" office:value="145" calcext:value-type="float">
            <text:p>145</text:p>
          </table:table-cell>
          <table:table-cell table:style-name="ce15" table:formula="of:=LOOKUP([.AI28];[.$AZ$6:.$AZ$261];[.$BC$6:.$BC$261])" office:value-type="float" office:value="133" calcext:value-type="float">
            <text:p>133</text:p>
          </table:table-cell>
          <table:table-cell table:style-name="ce15" table:formula="of:=LOOKUP([.AJ28];[.$AZ$6:.$AZ$261];[.$BC$6:.$BC$261])" office:value-type="float" office:value="133" calcext:value-type="float">
            <text:p>133</text:p>
          </table:table-cell>
          <table:table-cell table:style-name="ce15" table:formula="of:=LOOKUP([.AK28];[.$AZ$6:.$AZ$261];[.$BC$6:.$BC$261])" office:value-type="float" office:value="137" calcext:value-type="float">
            <text:p>137</text:p>
          </table:table-cell>
          <table:table-cell table:style-name="ce15" table:formula="of:=LOOKUP([.AL28];[.$AZ$6:.$AZ$261];[.$BC$6:.$BC$261])" office:value-type="float" office:value="149" calcext:value-type="float">
            <text:p>149</text:p>
          </table:table-cell>
          <table:table-cell table:style-name="ce15" table:formula="of:=LOOKUP([.AM28];[.$AZ$6:.$AZ$261];[.$BC$6:.$BC$261])" office:value-type="float" office:value="151" calcext:value-type="float">
            <text:p>151</text:p>
          </table:table-cell>
          <table:table-cell table:style-name="ce15" table:formula="of:=LOOKUP([.AN28];[.$AZ$6:.$AZ$261];[.$BC$6:.$BC$261])" office:value-type="float" office:value="161" calcext:value-type="float">
            <text:p>161</text:p>
          </table:table-cell>
          <table:table-cell table:style-name="ce15" table:formula="of:=LOOKUP([.AO28];[.$AZ$6:.$AZ$261];[.$BC$6:.$BC$261])" office:value-type="float" office:value="175" calcext:value-type="float">
            <text:p>175</text:p>
          </table:table-cell>
          <table:table-cell table:style-name="ce15" table:formula="of:=LOOKUP([.AP28];[.$AZ$6:.$AZ$261];[.$BC$6:.$BC$261])" office:value-type="float" office:value="183" calcext:value-type="float">
            <text:p>183</text:p>
          </table:table-cell>
          <table:table-cell table:style-name="ce15" table:formula="of:=LOOKUP([.AQ28];[.$AZ$6:.$AZ$261];[.$BC$6:.$BC$261])" office:value-type="float" office:value="197" calcext:value-type="float">
            <text:p>197</text:p>
          </table:table-cell>
          <table:table-cell table:style-name="ce15" table:formula="of:=LOOKUP([.AR28];[.$AZ$6:.$AZ$261];[.$BC$6:.$BC$261])" office:value-type="float" office:value="206" calcext:value-type="float">
            <text:p>206</text:p>
          </table:table-cell>
          <table:table-cell table:style-name="ce15" table:formula="of:=LOOKUP([.AS28];[.$AZ$6:.$AZ$261];[.$BC$6:.$BC$261])" office:value-type="float" office:value="215" calcext:value-type="float">
            <text:p>215</text:p>
          </table:table-cell>
          <table:table-cell table:style-name="ce15" table:formula="of:=LOOKUP([.AT28];[.$AZ$6:.$AZ$261];[.$BC$6:.$BC$261])" office:value-type="float" office:value="220" calcext:value-type="float">
            <text:p>220</text:p>
          </table:table-cell>
          <table:table-cell table:style-name="ce15" table:formula="of:=LOOKUP([.AU28];[.$AZ$6:.$AZ$261];[.$BC$6:.$BC$261])" office:value-type="float" office:value="223" calcext:value-type="float">
            <text:p>223</text:p>
          </table:table-cell>
          <table:table-cell table:style-name="ce15" table:formula="of:=LOOKUP([.AV28];[.$AZ$6:.$AZ$261];[.$BC$6:.$BC$261])" office:value-type="float" office:value="225" calcext:value-type="float">
            <text:p>225</text:p>
          </table:table-cell>
          <table:table-cell table:style-name="ce15" table:formula="of:=LOOKUP([.AW28];[.$AZ$6:.$AZ$261];[.$BC$6:.$BC$261])" office:value-type="float" office:value="225" calcext:value-type="float">
            <text:p>225</text:p>
          </table:table-cell>
          <table:table-cell table:style-name="ce15" table:formula="of:=LOOKUP([.AX28];[.$AZ$6:.$AZ$261];[.$BC$6:.$BC$261])" office:value-type="float" office:value="224" calcext:value-type="float">
            <text:p>22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$A$1:.$AX$69];[.AZ100])" office:value-type="float" office:value="7" calcext:value-type="float">
            <text:p>7</text:p>
          </table:table-cell>
          <table:table-cell table:formula="of:=COUNTIF([.$A$73:.$AX$141];[.AZ100])" office:value-type="float" office:value="7" calcext:value-type="float">
            <text:p>7</text:p>
          </table:table-cell>
          <table:table-cell table:formula="of:=IF([.AZ100]&lt;[.$BA$1];0;IF([.AZ100]&gt;=[.$BC$1];255;ROUNDDOWN(([.AZ100]-[.$BA$1])/([.$BC$1]-[.$BA$1])*255)))" office:value-type="float" office:value="94" calcext:value-type="float">
            <text:p>94</text:p>
          </table:table-cell>
        </table:table-row>
        <table:table-row table:style-name="ro1">
          <table:table-cell table:style-name="ce15" table:formula="of:=LOOKUP([.A29];[.$AZ$6:.$AZ$261];[.$BC$6:.$BC$261])" office:value-type="float" office:value="253" calcext:value-type="float">
            <text:p>253</text:p>
          </table:table-cell>
          <table:table-cell table:style-name="ce15" table:formula="of:=LOOKUP([.B29];[.$AZ$6:.$AZ$261];[.$BC$6:.$BC$261])" office:value-type="float" office:value="253" calcext:value-type="float">
            <text:p>253</text:p>
          </table:table-cell>
          <table:table-cell table:style-name="ce15" table:formula="of:=LOOKUP([.C29];[.$AZ$6:.$AZ$261];[.$BC$6:.$BC$261])" office:value-type="float" office:value="252" calcext:value-type="float">
            <text:p>252</text:p>
          </table:table-cell>
          <table:table-cell table:style-name="ce15" table:formula="of:=LOOKUP([.D29];[.$AZ$6:.$AZ$261];[.$BC$6:.$BC$261])" office:value-type="float" office:value="248" calcext:value-type="float">
            <text:p>248</text:p>
          </table:table-cell>
          <table:table-cell table:style-name="ce15" table:formula="of:=LOOKUP([.E29];[.$AZ$6:.$AZ$261];[.$BC$6:.$BC$261])" office:value-type="float" office:value="239" calcext:value-type="float">
            <text:p>239</text:p>
          </table:table-cell>
          <table:table-cell table:style-name="ce15" table:formula="of:=LOOKUP([.F29];[.$AZ$6:.$AZ$261];[.$BC$6:.$BC$261])" office:value-type="float" office:value="218" calcext:value-type="float">
            <text:p>218</text:p>
          </table:table-cell>
          <table:table-cell table:style-name="ce15" table:formula="of:=LOOKUP([.G29];[.$AZ$6:.$AZ$261];[.$BC$6:.$BC$261])" office:value-type="float" office:value="207" calcext:value-type="float">
            <text:p>207</text:p>
          </table:table-cell>
          <table:table-cell table:style-name="ce15" table:formula="of:=LOOKUP([.H29];[.$AZ$6:.$AZ$261];[.$BC$6:.$BC$261])" office:value-type="float" office:value="221" calcext:value-type="float">
            <text:p>221</text:p>
          </table:table-cell>
          <table:table-cell table:style-name="ce15" table:formula="of:=LOOKUP([.I29];[.$AZ$6:.$AZ$261];[.$BC$6:.$BC$261])" office:value-type="float" office:value="221" calcext:value-type="float">
            <text:p>221</text:p>
          </table:table-cell>
          <table:table-cell table:style-name="ce15" table:formula="of:=LOOKUP([.J29];[.$AZ$6:.$AZ$261];[.$BC$6:.$BC$261])" office:value-type="float" office:value="222" calcext:value-type="float">
            <text:p>222</text:p>
          </table:table-cell>
          <table:table-cell table:style-name="ce15" table:formula="of:=LOOKUP([.K29];[.$AZ$6:.$AZ$261];[.$BC$6:.$BC$261])" office:value-type="float" office:value="219" calcext:value-type="float">
            <text:p>219</text:p>
          </table:table-cell>
          <table:table-cell table:style-name="ce15" table:formula="of:=LOOKUP([.L29];[.$AZ$6:.$AZ$261];[.$BC$6:.$BC$261])" office:value-type="float" office:value="216" calcext:value-type="float">
            <text:p>216</text:p>
          </table:table-cell>
          <table:table-cell table:style-name="ce15" table:formula="of:=LOOKUP([.M29];[.$AZ$6:.$AZ$261];[.$BC$6:.$BC$261])" office:value-type="float" office:value="216" calcext:value-type="float">
            <text:p>216</text:p>
          </table:table-cell>
          <table:table-cell table:style-name="ce15" table:formula="of:=LOOKUP([.N29];[.$AZ$6:.$AZ$261];[.$BC$6:.$BC$261])" office:value-type="float" office:value="215" calcext:value-type="float">
            <text:p>215</text:p>
          </table:table-cell>
          <table:table-cell table:style-name="ce15" table:formula="of:=LOOKUP([.O29];[.$AZ$6:.$AZ$261];[.$BC$6:.$BC$261])" office:value-type="float" office:value="209" calcext:value-type="float">
            <text:p>209</text:p>
          </table:table-cell>
          <table:table-cell table:style-name="ce15" table:formula="of:=LOOKUP([.P29];[.$AZ$6:.$AZ$261];[.$BC$6:.$BC$261])" office:value-type="float" office:value="195" calcext:value-type="float">
            <text:p>195</text:p>
          </table:table-cell>
          <table:table-cell table:style-name="ce15" table:formula="of:=LOOKUP([.Q29];[.$AZ$6:.$AZ$261];[.$BC$6:.$BC$261])" office:value-type="float" office:value="166" calcext:value-type="float">
            <text:p>166</text:p>
          </table:table-cell>
          <table:table-cell table:style-name="ce15" table:formula="of:=LOOKUP([.R29];[.$AZ$6:.$AZ$261];[.$BC$6:.$BC$261])" office:value-type="float" office:value="143" calcext:value-type="float">
            <text:p>143</text:p>
          </table:table-cell>
          <table:table-cell table:style-name="ce15" table:formula="of:=LOOKUP([.S29];[.$AZ$6:.$AZ$261];[.$BC$6:.$BC$261])" office:value-type="float" office:value="153" calcext:value-type="float">
            <text:p>153</text:p>
          </table:table-cell>
          <table:table-cell table:style-name="ce15" table:formula="of:=LOOKUP([.T29];[.$AZ$6:.$AZ$261];[.$BC$6:.$BC$261])" office:value-type="float" office:value="194" calcext:value-type="float">
            <text:p>194</text:p>
          </table:table-cell>
          <table:table-cell table:style-name="ce15" table:formula="of:=LOOKUP([.U29];[.$AZ$6:.$AZ$261];[.$BC$6:.$BC$261])" office:value-type="float" office:value="212" calcext:value-type="float">
            <text:p>212</text:p>
          </table:table-cell>
          <table:table-cell table:style-name="ce15" table:formula="of:=LOOKUP([.V29];[.$AZ$6:.$AZ$261];[.$BC$6:.$BC$261])" office:value-type="float" office:value="230" calcext:value-type="float">
            <text:p>230</text:p>
          </table:table-cell>
          <table:table-cell table:style-name="ce15" table:formula="of:=LOOKUP([.W29];[.$AZ$6:.$AZ$261];[.$BC$6:.$BC$261])" office:value-type="float" office:value="236" calcext:value-type="float">
            <text:p>236</text:p>
          </table:table-cell>
          <table:table-cell table:style-name="ce15" table:formula="of:=LOOKUP([.X29];[.$AZ$6:.$AZ$261];[.$BC$6:.$BC$261])" office:value-type="float" office:value="239" calcext:value-type="float">
            <text:p>239</text:p>
          </table:table-cell>
          <table:table-cell table:style-name="ce15" table:formula="of:=LOOKUP([.Y29];[.$AZ$6:.$AZ$261];[.$BC$6:.$BC$261])" office:value-type="float" office:value="241" calcext:value-type="float">
            <text:p>241</text:p>
          </table:table-cell>
          <table:table-cell table:style-name="ce15" table:formula="of:=LOOKUP([.Z29];[.$AZ$6:.$AZ$261];[.$BC$6:.$BC$261])" office:value-type="float" office:value="240" calcext:value-type="float">
            <text:p>240</text:p>
          </table:table-cell>
          <table:table-cell table:style-name="ce15" table:formula="of:=LOOKUP([.AA29];[.$AZ$6:.$AZ$261];[.$BC$6:.$BC$261])" office:value-type="float" office:value="238" calcext:value-type="float">
            <text:p>238</text:p>
          </table:table-cell>
          <table:table-cell table:style-name="ce15" table:formula="of:=LOOKUP([.AB29];[.$AZ$6:.$AZ$261];[.$BC$6:.$BC$261])" office:value-type="float" office:value="232" calcext:value-type="float">
            <text:p>232</text:p>
          </table:table-cell>
          <table:table-cell table:style-name="ce15" table:formula="of:=LOOKUP([.AC29];[.$AZ$6:.$AZ$261];[.$BC$6:.$BC$261])" office:value-type="float" office:value="218" calcext:value-type="float">
            <text:p>218</text:p>
          </table:table-cell>
          <table:table-cell table:style-name="ce15" table:formula="of:=LOOKUP([.AD29];[.$AZ$6:.$AZ$261];[.$BC$6:.$BC$261])" office:value-type="float" office:value="196" calcext:value-type="float">
            <text:p>196</text:p>
          </table:table-cell>
          <table:table-cell table:style-name="ce15" table:formula="of:=LOOKUP([.AE29];[.$AZ$6:.$AZ$261];[.$BC$6:.$BC$261])" office:value-type="float" office:value="193" calcext:value-type="float">
            <text:p>193</text:p>
          </table:table-cell>
          <table:table-cell table:style-name="ce15" table:formula="of:=LOOKUP([.AF29];[.$AZ$6:.$AZ$261];[.$BC$6:.$BC$261])" office:value-type="float" office:value="154" calcext:value-type="float">
            <text:p>154</text:p>
          </table:table-cell>
          <table:table-cell table:style-name="ce15" table:formula="of:=LOOKUP([.AG29];[.$AZ$6:.$AZ$261];[.$BC$6:.$BC$261])" office:value-type="float" office:value="145" calcext:value-type="float">
            <text:p>145</text:p>
          </table:table-cell>
          <table:table-cell table:style-name="ce15" table:formula="of:=LOOKUP([.AH29];[.$AZ$6:.$AZ$261];[.$BC$6:.$BC$261])" office:value-type="float" office:value="137" calcext:value-type="float">
            <text:p>137</text:p>
          </table:table-cell>
          <table:table-cell table:style-name="ce15" table:formula="of:=LOOKUP([.AI29];[.$AZ$6:.$AZ$261];[.$BC$6:.$BC$261])" office:value-type="float" office:value="130" calcext:value-type="float">
            <text:p>130</text:p>
          </table:table-cell>
          <table:table-cell table:style-name="ce15" table:formula="of:=LOOKUP([.AJ29];[.$AZ$6:.$AZ$261];[.$BC$6:.$BC$261])" office:value-type="float" office:value="133" calcext:value-type="float">
            <text:p>133</text:p>
          </table:table-cell>
          <table:table-cell table:style-name="ce15" table:formula="of:=LOOKUP([.AK29];[.$AZ$6:.$AZ$261];[.$BC$6:.$BC$261])" office:value-type="float" office:value="140" calcext:value-type="float">
            <text:p>140</text:p>
          </table:table-cell>
          <table:table-cell table:style-name="ce15" table:formula="of:=LOOKUP([.AL29];[.$AZ$6:.$AZ$261];[.$BC$6:.$BC$261])" office:value-type="float" office:value="150" calcext:value-type="float">
            <text:p>150</text:p>
          </table:table-cell>
          <table:table-cell table:style-name="ce15" table:formula="of:=LOOKUP([.AM29];[.$AZ$6:.$AZ$261];[.$BC$6:.$BC$261])" office:value-type="float" office:value="151" calcext:value-type="float">
            <text:p>151</text:p>
          </table:table-cell>
          <table:table-cell table:style-name="ce15" table:formula="of:=LOOKUP([.AN29];[.$AZ$6:.$AZ$261];[.$BC$6:.$BC$261])" office:value-type="float" office:value="159" calcext:value-type="float">
            <text:p>159</text:p>
          </table:table-cell>
          <table:table-cell table:style-name="ce15" table:formula="of:=LOOKUP([.AO29];[.$AZ$6:.$AZ$261];[.$BC$6:.$BC$261])" office:value-type="float" office:value="167" calcext:value-type="float">
            <text:p>167</text:p>
          </table:table-cell>
          <table:table-cell table:style-name="ce15" table:formula="of:=LOOKUP([.AP29];[.$AZ$6:.$AZ$261];[.$BC$6:.$BC$261])" office:value-type="float" office:value="180" calcext:value-type="float">
            <text:p>180</text:p>
          </table:table-cell>
          <table:table-cell table:style-name="ce15" table:formula="of:=LOOKUP([.AQ29];[.$AZ$6:.$AZ$261];[.$BC$6:.$BC$261])" office:value-type="float" office:value="192" calcext:value-type="float">
            <text:p>192</text:p>
          </table:table-cell>
          <table:table-cell table:style-name="ce15" table:formula="of:=LOOKUP([.AR29];[.$AZ$6:.$AZ$261];[.$BC$6:.$BC$261])" office:value-type="float" office:value="198" calcext:value-type="float">
            <text:p>198</text:p>
          </table:table-cell>
          <table:table-cell table:style-name="ce15" table:formula="of:=LOOKUP([.AS29];[.$AZ$6:.$AZ$261];[.$BC$6:.$BC$261])" office:value-type="float" office:value="207" calcext:value-type="float">
            <text:p>207</text:p>
          </table:table-cell>
          <table:table-cell table:style-name="ce15" table:formula="of:=LOOKUP([.AT29];[.$AZ$6:.$AZ$261];[.$BC$6:.$BC$261])" office:value-type="float" office:value="215" calcext:value-type="float">
            <text:p>215</text:p>
          </table:table-cell>
          <table:table-cell table:style-name="ce15" table:formula="of:=LOOKUP([.AU29];[.$AZ$6:.$AZ$261];[.$BC$6:.$BC$261])" office:value-type="float" office:value="219" calcext:value-type="float">
            <text:p>219</text:p>
          </table:table-cell>
          <table:table-cell table:style-name="ce15" table:formula="of:=LOOKUP([.AV29];[.$AZ$6:.$AZ$261];[.$BC$6:.$BC$261])" office:value-type="float" office:value="213" calcext:value-type="float">
            <text:p>213</text:p>
          </table:table-cell>
          <table:table-cell table:style-name="ce15" table:formula="of:=LOOKUP([.AW29];[.$AZ$6:.$AZ$261];[.$BC$6:.$BC$261])" office:value-type="float" office:value="211" calcext:value-type="float">
            <text:p>211</text:p>
          </table:table-cell>
          <table:table-cell table:style-name="ce15" table:formula="of:=LOOKUP([.AX29];[.$AZ$6:.$AZ$261];[.$BC$6:.$BC$261])" office:value-type="float" office:value="212" calcext:value-type="float">
            <text:p>21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$A$1:.$AX$69];[.AZ101])" office:value-type="float" office:value="2" calcext:value-type="float">
            <text:p>2</text:p>
          </table:table-cell>
          <table:table-cell table:formula="of:=COUNTIF([.$A$73:.$AX$141];[.AZ101])" office:value-type="float" office:value="2" calcext:value-type="float">
            <text:p>2</text:p>
          </table:table-cell>
          <table:table-cell table:formula="of:=IF([.AZ101]&lt;[.$BA$1];0;IF([.AZ101]&gt;=[.$BC$1];255;ROUNDDOWN(([.AZ101]-[.$BA$1])/([.$BC$1]-[.$BA$1])*255)))" office:value-type="float" office:value="95" calcext:value-type="float">
            <text:p>95</text:p>
          </table:table-cell>
        </table:table-row>
        <table:table-row table:style-name="ro1">
          <table:table-cell table:style-name="ce15" table:formula="of:=LOOKUP([.A30];[.$AZ$6:.$AZ$261];[.$BC$6:.$BC$261])" office:value-type="float" office:value="253" calcext:value-type="float">
            <text:p>253</text:p>
          </table:table-cell>
          <table:table-cell table:style-name="ce15" table:formula="of:=LOOKUP([.B30];[.$AZ$6:.$AZ$261];[.$BC$6:.$BC$261])" office:value-type="float" office:value="253" calcext:value-type="float">
            <text:p>253</text:p>
          </table:table-cell>
          <table:table-cell table:style-name="ce15" table:formula="of:=LOOKUP([.C30];[.$AZ$6:.$AZ$261];[.$BC$6:.$BC$261])" office:value-type="float" office:value="253" calcext:value-type="float">
            <text:p>253</text:p>
          </table:table-cell>
          <table:table-cell table:style-name="ce15" table:formula="of:=LOOKUP([.D30];[.$AZ$6:.$AZ$261];[.$BC$6:.$BC$261])" office:value-type="float" office:value="252" calcext:value-type="float">
            <text:p>252</text:p>
          </table:table-cell>
          <table:table-cell table:style-name="ce15" table:formula="of:=LOOKUP([.E30];[.$AZ$6:.$AZ$261];[.$BC$6:.$BC$261])" office:value-type="float" office:value="251" calcext:value-type="float">
            <text:p>251</text:p>
          </table:table-cell>
          <table:table-cell table:style-name="ce15" table:formula="of:=LOOKUP([.F30];[.$AZ$6:.$AZ$261];[.$BC$6:.$BC$261])" office:value-type="float" office:value="250" calcext:value-type="float">
            <text:p>250</text:p>
          </table:table-cell>
          <table:table-cell table:style-name="ce15" table:formula="of:=LOOKUP([.G30];[.$AZ$6:.$AZ$261];[.$BC$6:.$BC$261])" office:value-type="float" office:value="239" calcext:value-type="float">
            <text:p>239</text:p>
          </table:table-cell>
          <table:table-cell table:style-name="ce15" table:formula="of:=LOOKUP([.H30];[.$AZ$6:.$AZ$261];[.$BC$6:.$BC$261])" office:value-type="float" office:value="220" calcext:value-type="float">
            <text:p>220</text:p>
          </table:table-cell>
          <table:table-cell table:style-name="ce15" table:formula="of:=LOOKUP([.I30];[.$AZ$6:.$AZ$261];[.$BC$6:.$BC$261])" office:value-type="float" office:value="215" calcext:value-type="float">
            <text:p>215</text:p>
          </table:table-cell>
          <table:table-cell table:style-name="ce15" table:formula="of:=LOOKUP([.J30];[.$AZ$6:.$AZ$261];[.$BC$6:.$BC$261])" office:value-type="float" office:value="218" calcext:value-type="float">
            <text:p>218</text:p>
          </table:table-cell>
          <table:table-cell table:style-name="ce15" table:formula="of:=LOOKUP([.K30];[.$AZ$6:.$AZ$261];[.$BC$6:.$BC$261])" office:value-type="float" office:value="215" calcext:value-type="float">
            <text:p>215</text:p>
          </table:table-cell>
          <table:table-cell table:style-name="ce15" table:formula="of:=LOOKUP([.L30];[.$AZ$6:.$AZ$261];[.$BC$6:.$BC$261])" office:value-type="float" office:value="211" calcext:value-type="float">
            <text:p>211</text:p>
          </table:table-cell>
          <table:table-cell table:style-name="ce15" table:formula="of:=LOOKUP([.M30];[.$AZ$6:.$AZ$261];[.$BC$6:.$BC$261])" office:value-type="float" office:value="211" calcext:value-type="float">
            <text:p>211</text:p>
          </table:table-cell>
          <table:table-cell table:style-name="ce15" table:formula="of:=LOOKUP([.N30];[.$AZ$6:.$AZ$261];[.$BC$6:.$BC$261])" office:value-type="float" office:value="210" calcext:value-type="float">
            <text:p>210</text:p>
          </table:table-cell>
          <table:table-cell table:style-name="ce15" table:formula="of:=LOOKUP([.O30];[.$AZ$6:.$AZ$261];[.$BC$6:.$BC$261])" office:value-type="float" office:value="204" calcext:value-type="float">
            <text:p>204</text:p>
          </table:table-cell>
          <table:table-cell table:style-name="ce15" table:formula="of:=LOOKUP([.P30];[.$AZ$6:.$AZ$261];[.$BC$6:.$BC$261])" office:value-type="float" office:value="191" calcext:value-type="float">
            <text:p>191</text:p>
          </table:table-cell>
          <table:table-cell table:style-name="ce15" table:formula="of:=LOOKUP([.Q30];[.$AZ$6:.$AZ$261];[.$BC$6:.$BC$261])" office:value-type="float" office:value="165" calcext:value-type="float">
            <text:p>165</text:p>
          </table:table-cell>
          <table:table-cell table:style-name="ce15" table:formula="of:=LOOKUP([.R30];[.$AZ$6:.$AZ$261];[.$BC$6:.$BC$261])" office:value-type="float" office:value="147" calcext:value-type="float">
            <text:p>147</text:p>
          </table:table-cell>
          <table:table-cell table:style-name="ce15" table:formula="of:=LOOKUP([.S30];[.$AZ$6:.$AZ$261];[.$BC$6:.$BC$261])" office:value-type="float" office:value="138" calcext:value-type="float">
            <text:p>138</text:p>
          </table:table-cell>
          <table:table-cell table:style-name="ce15" table:formula="of:=LOOKUP([.T30];[.$AZ$6:.$AZ$261];[.$BC$6:.$BC$261])" office:value-type="float" office:value="170" calcext:value-type="float">
            <text:p>170</text:p>
          </table:table-cell>
          <table:table-cell table:style-name="ce15" table:formula="of:=LOOKUP([.U30];[.$AZ$6:.$AZ$261];[.$BC$6:.$BC$261])" office:value-type="float" office:value="196" calcext:value-type="float">
            <text:p>196</text:p>
          </table:table-cell>
          <table:table-cell table:style-name="ce15" table:formula="of:=LOOKUP([.V30];[.$AZ$6:.$AZ$261];[.$BC$6:.$BC$261])" office:value-type="float" office:value="215" calcext:value-type="float">
            <text:p>215</text:p>
          </table:table-cell>
          <table:table-cell table:style-name="ce15" table:formula="of:=LOOKUP([.W30];[.$AZ$6:.$AZ$261];[.$BC$6:.$BC$261])" office:value-type="float" office:value="228" calcext:value-type="float">
            <text:p>228</text:p>
          </table:table-cell>
          <table:table-cell table:style-name="ce15" table:formula="of:=LOOKUP([.X30];[.$AZ$6:.$AZ$261];[.$BC$6:.$BC$261])" office:value-type="float" office:value="232" calcext:value-type="float">
            <text:p>232</text:p>
          </table:table-cell>
          <table:table-cell table:style-name="ce15" table:formula="of:=LOOKUP([.Y30];[.$AZ$6:.$AZ$261];[.$BC$6:.$BC$261])" office:value-type="float" office:value="238" calcext:value-type="float">
            <text:p>238</text:p>
          </table:table-cell>
          <table:table-cell table:style-name="ce15" table:formula="of:=LOOKUP([.Z30];[.$AZ$6:.$AZ$261];[.$BC$6:.$BC$261])" office:value-type="float" office:value="239" calcext:value-type="float">
            <text:p>239</text:p>
          </table:table-cell>
          <table:table-cell table:style-name="ce15" table:formula="of:=LOOKUP([.AA30];[.$AZ$6:.$AZ$261];[.$BC$6:.$BC$261])" office:value-type="float" office:value="239" calcext:value-type="float">
            <text:p>239</text:p>
          </table:table-cell>
          <table:table-cell table:style-name="ce15" table:formula="of:=LOOKUP([.AB30];[.$AZ$6:.$AZ$261];[.$BC$6:.$BC$261])" office:value-type="float" office:value="235" calcext:value-type="float">
            <text:p>235</text:p>
          </table:table-cell>
          <table:table-cell table:style-name="ce15" table:formula="of:=LOOKUP([.AC30];[.$AZ$6:.$AZ$261];[.$BC$6:.$BC$261])" office:value-type="float" office:value="228" calcext:value-type="float">
            <text:p>228</text:p>
          </table:table-cell>
          <table:table-cell table:style-name="ce15" table:formula="of:=LOOKUP([.AD30];[.$AZ$6:.$AZ$261];[.$BC$6:.$BC$261])" office:value-type="float" office:value="210" calcext:value-type="float">
            <text:p>210</text:p>
          </table:table-cell>
          <table:table-cell table:style-name="ce15" table:formula="of:=LOOKUP([.AE30];[.$AZ$6:.$AZ$261];[.$BC$6:.$BC$261])" office:value-type="float" office:value="190" calcext:value-type="float">
            <text:p>190</text:p>
          </table:table-cell>
          <table:table-cell table:style-name="ce15" table:formula="of:=LOOKUP([.AF30];[.$AZ$6:.$AZ$261];[.$BC$6:.$BC$261])" office:value-type="float" office:value="151" calcext:value-type="float">
            <text:p>151</text:p>
          </table:table-cell>
          <table:table-cell table:style-name="ce15" table:formula="of:=LOOKUP([.AG30];[.$AZ$6:.$AZ$261];[.$BC$6:.$BC$261])" office:value-type="float" office:value="141" calcext:value-type="float">
            <text:p>141</text:p>
          </table:table-cell>
          <table:table-cell table:style-name="ce15" table:formula="of:=LOOKUP([.AH30];[.$AZ$6:.$AZ$261];[.$BC$6:.$BC$261])" office:value-type="float" office:value="130" calcext:value-type="float">
            <text:p>130</text:p>
          </table:table-cell>
          <table:table-cell table:style-name="ce15" table:formula="of:=LOOKUP([.AI30];[.$AZ$6:.$AZ$261];[.$BC$6:.$BC$261])" office:value-type="float" office:value="131" calcext:value-type="float">
            <text:p>131</text:p>
          </table:table-cell>
          <table:table-cell table:style-name="ce15" table:formula="of:=LOOKUP([.AJ30];[.$AZ$6:.$AZ$261];[.$BC$6:.$BC$261])" office:value-type="float" office:value="134" calcext:value-type="float">
            <text:p>134</text:p>
          </table:table-cell>
          <table:table-cell table:style-name="ce15" table:formula="of:=LOOKUP([.AK30];[.$AZ$6:.$AZ$261];[.$BC$6:.$BC$261])" office:value-type="float" office:value="141" calcext:value-type="float">
            <text:p>141</text:p>
          </table:table-cell>
          <table:table-cell table:style-name="ce15" table:formula="of:=LOOKUP([.AL30];[.$AZ$6:.$AZ$261];[.$BC$6:.$BC$261])" office:value-type="float" office:value="149" calcext:value-type="float">
            <text:p>149</text:p>
          </table:table-cell>
          <table:table-cell table:style-name="ce15" table:formula="of:=LOOKUP([.AM30];[.$AZ$6:.$AZ$261];[.$BC$6:.$BC$261])" office:value-type="float" office:value="152" calcext:value-type="float">
            <text:p>152</text:p>
          </table:table-cell>
          <table:table-cell table:style-name="ce15" table:formula="of:=LOOKUP([.AN30];[.$AZ$6:.$AZ$261];[.$BC$6:.$BC$261])" office:value-type="float" office:value="157" calcext:value-type="float">
            <text:p>157</text:p>
          </table:table-cell>
          <table:table-cell table:style-name="ce15" table:formula="of:=LOOKUP([.AO30];[.$AZ$6:.$AZ$261];[.$BC$6:.$BC$261])" office:value-type="float" office:value="162" calcext:value-type="float">
            <text:p>162</text:p>
          </table:table-cell>
          <table:table-cell table:style-name="ce15" table:formula="of:=LOOKUP([.AP30];[.$AZ$6:.$AZ$261];[.$BC$6:.$BC$261])" office:value-type="float" office:value="177" calcext:value-type="float">
            <text:p>177</text:p>
          </table:table-cell>
          <table:table-cell table:style-name="ce15" table:formula="of:=LOOKUP([.AQ30];[.$AZ$6:.$AZ$261];[.$BC$6:.$BC$261])" office:value-type="float" office:value="188" calcext:value-type="float">
            <text:p>188</text:p>
          </table:table-cell>
          <table:table-cell table:style-name="ce15" table:formula="of:=LOOKUP([.AR30];[.$AZ$6:.$AZ$261];[.$BC$6:.$BC$261])" office:value-type="float" office:value="195" calcext:value-type="float">
            <text:p>195</text:p>
          </table:table-cell>
          <table:table-cell table:style-name="ce15" table:formula="of:=LOOKUP([.AS30];[.$AZ$6:.$AZ$261];[.$BC$6:.$BC$261])" office:value-type="float" office:value="204" calcext:value-type="float">
            <text:p>204</text:p>
          </table:table-cell>
          <table:table-cell table:style-name="ce15" table:formula="of:=LOOKUP([.AT30];[.$AZ$6:.$AZ$261];[.$BC$6:.$BC$261])" office:value-type="float" office:value="201" calcext:value-type="float">
            <text:p>201</text:p>
          </table:table-cell>
          <table:table-cell table:style-name="ce15" table:formula="of:=LOOKUP([.AU30];[.$AZ$6:.$AZ$261];[.$BC$6:.$BC$261])" office:value-type="float" office:value="196" calcext:value-type="float">
            <text:p>196</text:p>
          </table:table-cell>
          <table:table-cell table:style-name="ce15" table:formula="of:=LOOKUP([.AV30];[.$AZ$6:.$AZ$261];[.$BC$6:.$BC$261])" office:value-type="float" office:value="191" calcext:value-type="float">
            <text:p>191</text:p>
          </table:table-cell>
          <table:table-cell table:style-name="ce15" table:formula="of:=LOOKUP([.AW30];[.$AZ$6:.$AZ$261];[.$BC$6:.$BC$261])" office:value-type="float" office:value="196" calcext:value-type="float">
            <text:p>196</text:p>
          </table:table-cell>
          <table:table-cell table:style-name="ce15" table:formula="of:=LOOKUP([.AX30];[.$AZ$6:.$AZ$261];[.$BC$6:.$BC$261])" office:value-type="float" office:value="198" calcext:value-type="float">
            <text:p>19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$A$1:.$AX$69];[.AZ102])" office:value-type="float" office:value="5" calcext:value-type="float">
            <text:p>5</text:p>
          </table:table-cell>
          <table:table-cell table:formula="of:=COUNTIF([.$A$73:.$AX$141];[.AZ102])" office:value-type="float" office:value="5" calcext:value-type="float">
            <text:p>5</text:p>
          </table:table-cell>
          <table:table-cell table:formula="of:=IF([.AZ102]&lt;[.$BA$1];0;IF([.AZ102]&gt;=[.$BC$1];255;ROUNDDOWN(([.AZ102]-[.$BA$1])/([.$BC$1]-[.$BA$1])*255)))" office:value-type="float" office:value="96" calcext:value-type="float">
            <text:p>96</text:p>
          </table:table-cell>
        </table:table-row>
        <table:table-row table:style-name="ro1">
          <table:table-cell table:style-name="ce15" table:formula="of:=LOOKUP([.A31];[.$AZ$6:.$AZ$261];[.$BC$6:.$BC$261])" office:value-type="float" office:value="252" calcext:value-type="float">
            <text:p>252</text:p>
          </table:table-cell>
          <table:table-cell table:style-name="ce15" table:formula="of:=LOOKUP([.B31];[.$AZ$6:.$AZ$261];[.$BC$6:.$BC$261])" office:value-type="float" office:value="252" calcext:value-type="float">
            <text:p>252</text:p>
          </table:table-cell>
          <table:table-cell table:style-name="ce15" table:formula="of:=LOOKUP([.C31];[.$AZ$6:.$AZ$261];[.$BC$6:.$BC$261])" office:value-type="float" office:value="251" calcext:value-type="float">
            <text:p>251</text:p>
          </table:table-cell>
          <table:table-cell table:style-name="ce15" table:formula="of:=LOOKUP([.D31];[.$AZ$6:.$AZ$261];[.$BC$6:.$BC$261])" office:value-type="float" office:value="251" calcext:value-type="float">
            <text:p>251</text:p>
          </table:table-cell>
          <table:table-cell table:style-name="ce15" table:formula="of:=LOOKUP([.E31];[.$AZ$6:.$AZ$261];[.$BC$6:.$BC$261])" office:value-type="float" office:value="250" calcext:value-type="float">
            <text:p>250</text:p>
          </table:table-cell>
          <table:table-cell table:style-name="ce15" table:formula="of:=LOOKUP([.F31];[.$AZ$6:.$AZ$261];[.$BC$6:.$BC$261])" office:value-type="float" office:value="248" calcext:value-type="float">
            <text:p>248</text:p>
          </table:table-cell>
          <table:table-cell table:style-name="ce15" table:formula="of:=LOOKUP([.G31];[.$AZ$6:.$AZ$261];[.$BC$6:.$BC$261])" office:value-type="float" office:value="243" calcext:value-type="float">
            <text:p>243</text:p>
          </table:table-cell>
          <table:table-cell table:style-name="ce15" table:formula="of:=LOOKUP([.H31];[.$AZ$6:.$AZ$261];[.$BC$6:.$BC$261])" office:value-type="float" office:value="224" calcext:value-type="float">
            <text:p>224</text:p>
          </table:table-cell>
          <table:table-cell table:style-name="ce15" table:formula="of:=LOOKUP([.I31];[.$AZ$6:.$AZ$261];[.$BC$6:.$BC$261])" office:value-type="float" office:value="210" calcext:value-type="float">
            <text:p>210</text:p>
          </table:table-cell>
          <table:table-cell table:style-name="ce15" table:formula="of:=LOOKUP([.J31];[.$AZ$6:.$AZ$261];[.$BC$6:.$BC$261])" office:value-type="float" office:value="211" calcext:value-type="float">
            <text:p>211</text:p>
          </table:table-cell>
          <table:table-cell table:style-name="ce15" table:formula="of:=LOOKUP([.K31];[.$AZ$6:.$AZ$261];[.$BC$6:.$BC$261])" office:value-type="float" office:value="209" calcext:value-type="float">
            <text:p>209</text:p>
          </table:table-cell>
          <table:table-cell table:style-name="ce15" table:formula="of:=LOOKUP([.L31];[.$AZ$6:.$AZ$261];[.$BC$6:.$BC$261])" office:value-type="float" office:value="205" calcext:value-type="float">
            <text:p>205</text:p>
          </table:table-cell>
          <table:table-cell table:style-name="ce15" table:formula="of:=LOOKUP([.M31];[.$AZ$6:.$AZ$261];[.$BC$6:.$BC$261])" office:value-type="float" office:value="206" calcext:value-type="float">
            <text:p>206</text:p>
          </table:table-cell>
          <table:table-cell table:style-name="ce15" table:formula="of:=LOOKUP([.N31];[.$AZ$6:.$AZ$261];[.$BC$6:.$BC$261])" office:value-type="float" office:value="205" calcext:value-type="float">
            <text:p>205</text:p>
          </table:table-cell>
          <table:table-cell table:style-name="ce15" table:formula="of:=LOOKUP([.O31];[.$AZ$6:.$AZ$261];[.$BC$6:.$BC$261])" office:value-type="float" office:value="199" calcext:value-type="float">
            <text:p>199</text:p>
          </table:table-cell>
          <table:table-cell table:style-name="ce15" table:formula="of:=LOOKUP([.P31];[.$AZ$6:.$AZ$261];[.$BC$6:.$BC$261])" office:value-type="float" office:value="186" calcext:value-type="float">
            <text:p>186</text:p>
          </table:table-cell>
          <table:table-cell table:style-name="ce15" table:formula="of:=LOOKUP([.Q31];[.$AZ$6:.$AZ$261];[.$BC$6:.$BC$261])" office:value-type="float" office:value="170" calcext:value-type="float">
            <text:p>170</text:p>
          </table:table-cell>
          <table:table-cell table:style-name="ce15" table:formula="of:=LOOKUP([.R31];[.$AZ$6:.$AZ$261];[.$BC$6:.$BC$261])" office:value-type="float" office:value="167" calcext:value-type="float">
            <text:p>167</text:p>
          </table:table-cell>
          <table:table-cell table:style-name="ce15" table:formula="of:=LOOKUP([.S31];[.$AZ$6:.$AZ$261];[.$BC$6:.$BC$261])" office:value-type="float" office:value="174" calcext:value-type="float">
            <text:p>174</text:p>
          </table:table-cell>
          <table:table-cell table:style-name="ce15" table:formula="of:=LOOKUP([.T31];[.$AZ$6:.$AZ$261];[.$BC$6:.$BC$261])" office:value-type="float" office:value="192" calcext:value-type="float">
            <text:p>192</text:p>
          </table:table-cell>
          <table:table-cell table:style-name="ce15" table:formula="of:=LOOKUP([.U31];[.$AZ$6:.$AZ$261];[.$BC$6:.$BC$261])" office:value-type="float" office:value="226" calcext:value-type="float">
            <text:p>226</text:p>
          </table:table-cell>
          <table:table-cell table:style-name="ce15" table:formula="of:=LOOKUP([.V31];[.$AZ$6:.$AZ$261];[.$BC$6:.$BC$261])" office:value-type="float" office:value="237" calcext:value-type="float">
            <text:p>237</text:p>
          </table:table-cell>
          <table:table-cell table:style-name="ce15" table:formula="of:=LOOKUP([.W31];[.$AZ$6:.$AZ$261];[.$BC$6:.$BC$261])" office:value-type="float" office:value="239" calcext:value-type="float">
            <text:p>239</text:p>
          </table:table-cell>
          <table:table-cell table:style-name="ce15" table:formula="of:=LOOKUP([.X31];[.$AZ$6:.$AZ$261];[.$BC$6:.$BC$261])" office:value-type="float" office:value="235" calcext:value-type="float">
            <text:p>235</text:p>
          </table:table-cell>
          <table:table-cell table:style-name="ce15" table:formula="of:=LOOKUP([.Y31];[.$AZ$6:.$AZ$261];[.$BC$6:.$BC$261])" office:value-type="float" office:value="236" calcext:value-type="float">
            <text:p>236</text:p>
          </table:table-cell>
          <table:table-cell table:style-name="ce15" table:formula="of:=LOOKUP([.Z31];[.$AZ$6:.$AZ$261];[.$BC$6:.$BC$261])" office:value-type="float" office:value="236" calcext:value-type="float">
            <text:p>236</text:p>
          </table:table-cell>
          <table:table-cell table:style-name="ce15" table:formula="of:=LOOKUP([.AA31];[.$AZ$6:.$AZ$261];[.$BC$6:.$BC$261])" office:value-type="float" office:value="234" calcext:value-type="float">
            <text:p>234</text:p>
          </table:table-cell>
          <table:table-cell table:style-name="ce15" table:formula="of:=LOOKUP([.AB31];[.$AZ$6:.$AZ$261];[.$BC$6:.$BC$261])" office:value-type="float" office:value="231" calcext:value-type="float">
            <text:p>231</text:p>
          </table:table-cell>
          <table:table-cell table:style-name="ce15" table:formula="of:=LOOKUP([.AC31];[.$AZ$6:.$AZ$261];[.$BC$6:.$BC$261])" office:value-type="float" office:value="226" calcext:value-type="float">
            <text:p>226</text:p>
          </table:table-cell>
          <table:table-cell table:style-name="ce15" table:formula="of:=LOOKUP([.AD31];[.$AZ$6:.$AZ$261];[.$BC$6:.$BC$261])" office:value-type="float" office:value="212" calcext:value-type="float">
            <text:p>212</text:p>
          </table:table-cell>
          <table:table-cell table:style-name="ce15" table:formula="of:=LOOKUP([.AE31];[.$AZ$6:.$AZ$261];[.$BC$6:.$BC$261])" office:value-type="float" office:value="185" calcext:value-type="float">
            <text:p>185</text:p>
          </table:table-cell>
          <table:table-cell table:style-name="ce15" table:formula="of:=LOOKUP([.AF31];[.$AZ$6:.$AZ$261];[.$BC$6:.$BC$261])" office:value-type="float" office:value="145" calcext:value-type="float">
            <text:p>145</text:p>
          </table:table-cell>
          <table:table-cell table:style-name="ce15" table:formula="of:=LOOKUP([.AG31];[.$AZ$6:.$AZ$261];[.$BC$6:.$BC$261])" office:value-type="float" office:value="133" calcext:value-type="float">
            <text:p>133</text:p>
          </table:table-cell>
          <table:table-cell table:style-name="ce15" table:formula="of:=LOOKUP([.AH31];[.$AZ$6:.$AZ$261];[.$BC$6:.$BC$261])" office:value-type="float" office:value="129" calcext:value-type="float">
            <text:p>129</text:p>
          </table:table-cell>
          <table:table-cell table:style-name="ce15" table:formula="of:=LOOKUP([.AI31];[.$AZ$6:.$AZ$261];[.$BC$6:.$BC$261])" office:value-type="float" office:value="132" calcext:value-type="float">
            <text:p>132</text:p>
          </table:table-cell>
          <table:table-cell table:style-name="ce15" table:formula="of:=LOOKUP([.AJ31];[.$AZ$6:.$AZ$261];[.$BC$6:.$BC$261])" office:value-type="float" office:value="135" calcext:value-type="float">
            <text:p>135</text:p>
          </table:table-cell>
          <table:table-cell table:style-name="ce15" table:formula="of:=LOOKUP([.AK31];[.$AZ$6:.$AZ$261];[.$BC$6:.$BC$261])" office:value-type="float" office:value="142" calcext:value-type="float">
            <text:p>142</text:p>
          </table:table-cell>
          <table:table-cell table:style-name="ce15" table:formula="of:=LOOKUP([.AL31];[.$AZ$6:.$AZ$261];[.$BC$6:.$BC$261])" office:value-type="float" office:value="148" calcext:value-type="float">
            <text:p>148</text:p>
          </table:table-cell>
          <table:table-cell table:style-name="ce15" table:formula="of:=LOOKUP([.AM31];[.$AZ$6:.$AZ$261];[.$BC$6:.$BC$261])" office:value-type="float" office:value="151" calcext:value-type="float">
            <text:p>151</text:p>
          </table:table-cell>
          <table:table-cell table:style-name="ce15" table:formula="of:=LOOKUP([.AN31];[.$AZ$6:.$AZ$261];[.$BC$6:.$BC$261])" office:value-type="float" office:value="154" calcext:value-type="float">
            <text:p>154</text:p>
          </table:table-cell>
          <table:table-cell table:style-name="ce15" table:formula="of:=LOOKUP([.AO31];[.$AZ$6:.$AZ$261];[.$BC$6:.$BC$261])" office:value-type="float" office:value="163" calcext:value-type="float">
            <text:p>163</text:p>
          </table:table-cell>
          <table:table-cell table:style-name="ce15" table:formula="of:=LOOKUP([.AP31];[.$AZ$6:.$AZ$261];[.$BC$6:.$BC$261])" office:value-type="float" office:value="174" calcext:value-type="float">
            <text:p>174</text:p>
          </table:table-cell>
          <table:table-cell table:style-name="ce15" table:formula="of:=LOOKUP([.AQ31];[.$AZ$6:.$AZ$261];[.$BC$6:.$BC$261])" office:value-type="float" office:value="183" calcext:value-type="float">
            <text:p>183</text:p>
          </table:table-cell>
          <table:table-cell table:style-name="ce15" table:formula="of:=LOOKUP([.AR31];[.$AZ$6:.$AZ$261];[.$BC$6:.$BC$261])" office:value-type="float" office:value="189" calcext:value-type="float">
            <text:p>189</text:p>
          </table:table-cell>
          <table:table-cell table:style-name="ce15" table:formula="of:=LOOKUP([.AS31];[.$AZ$6:.$AZ$261];[.$BC$6:.$BC$261])" office:value-type="float" office:value="192" calcext:value-type="float">
            <text:p>192</text:p>
          </table:table-cell>
          <table:table-cell table:style-name="ce15" table:formula="of:=LOOKUP([.AT31];[.$AZ$6:.$AZ$261];[.$BC$6:.$BC$261])" office:value-type="float" office:value="188" calcext:value-type="float">
            <text:p>188</text:p>
          </table:table-cell>
          <table:table-cell table:style-name="ce15" table:formula="of:=LOOKUP([.AU31];[.$AZ$6:.$AZ$261];[.$BC$6:.$BC$261])" office:value-type="float" office:value="186" calcext:value-type="float">
            <text:p>186</text:p>
          </table:table-cell>
          <table:table-cell table:style-name="ce15" table:formula="of:=LOOKUP([.AV31];[.$AZ$6:.$AZ$261];[.$BC$6:.$BC$261])" office:value-type="float" office:value="185" calcext:value-type="float">
            <text:p>185</text:p>
          </table:table-cell>
          <table:table-cell table:style-name="ce15" table:formula="of:=LOOKUP([.AW31];[.$AZ$6:.$AZ$261];[.$BC$6:.$BC$261])" office:value-type="float" office:value="184" calcext:value-type="float">
            <text:p>184</text:p>
          </table:table-cell>
          <table:table-cell table:style-name="ce15" table:formula="of:=LOOKUP([.AX31];[.$AZ$6:.$AZ$261];[.$BC$6:.$BC$261])" office:value-type="float" office:value="187" calcext:value-type="float">
            <text:p>187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$A$1:.$AX$69];[.AZ103])" office:value-type="float" office:value="4" calcext:value-type="float">
            <text:p>4</text:p>
          </table:table-cell>
          <table:table-cell table:formula="of:=COUNTIF([.$A$73:.$AX$141];[.AZ103])" office:value-type="float" office:value="4" calcext:value-type="float">
            <text:p>4</text:p>
          </table:table-cell>
          <table:table-cell table:formula="of:=IF([.AZ103]&lt;[.$BA$1];0;IF([.AZ103]&gt;=[.$BC$1];255;ROUNDDOWN(([.AZ103]-[.$BA$1])/([.$BC$1]-[.$BA$1])*255)))" office:value-type="float" office:value="97" calcext:value-type="float">
            <text:p>97</text:p>
          </table:table-cell>
        </table:table-row>
        <table:table-row table:style-name="ro1">
          <table:table-cell table:style-name="ce15" table:formula="of:=LOOKUP([.A32];[.$AZ$6:.$AZ$261];[.$BC$6:.$BC$261])" office:value-type="float" office:value="252" calcext:value-type="float">
            <text:p>252</text:p>
          </table:table-cell>
          <table:table-cell table:style-name="ce15" table:formula="of:=LOOKUP([.B32];[.$AZ$6:.$AZ$261];[.$BC$6:.$BC$261])" office:value-type="float" office:value="251" calcext:value-type="float">
            <text:p>251</text:p>
          </table:table-cell>
          <table:table-cell table:style-name="ce15" table:formula="of:=LOOKUP([.C32];[.$AZ$6:.$AZ$261];[.$BC$6:.$BC$261])" office:value-type="float" office:value="251" calcext:value-type="float">
            <text:p>251</text:p>
          </table:table-cell>
          <table:table-cell table:style-name="ce15" table:formula="of:=LOOKUP([.D32];[.$AZ$6:.$AZ$261];[.$BC$6:.$BC$261])" office:value-type="float" office:value="250" calcext:value-type="float">
            <text:p>250</text:p>
          </table:table-cell>
          <table:table-cell table:style-name="ce15" table:formula="of:=LOOKUP([.E32];[.$AZ$6:.$AZ$261];[.$BC$6:.$BC$261])" office:value-type="float" office:value="249" calcext:value-type="float">
            <text:p>249</text:p>
          </table:table-cell>
          <table:table-cell table:style-name="ce15" table:formula="of:=LOOKUP([.F32];[.$AZ$6:.$AZ$261];[.$BC$6:.$BC$261])" office:value-type="float" office:value="248" calcext:value-type="float">
            <text:p>248</text:p>
          </table:table-cell>
          <table:table-cell table:style-name="ce15" table:formula="of:=LOOKUP([.G32];[.$AZ$6:.$AZ$261];[.$BC$6:.$BC$261])" office:value-type="float" office:value="243" calcext:value-type="float">
            <text:p>243</text:p>
          </table:table-cell>
          <table:table-cell table:style-name="ce15" table:formula="of:=LOOKUP([.H32];[.$AZ$6:.$AZ$261];[.$BC$6:.$BC$261])" office:value-type="float" office:value="227" calcext:value-type="float">
            <text:p>227</text:p>
          </table:table-cell>
          <table:table-cell table:style-name="ce15" table:formula="of:=LOOKUP([.I32];[.$AZ$6:.$AZ$261];[.$BC$6:.$BC$261])" office:value-type="float" office:value="212" calcext:value-type="float">
            <text:p>212</text:p>
          </table:table-cell>
          <table:table-cell table:style-name="ce15" table:formula="of:=LOOKUP([.J32];[.$AZ$6:.$AZ$261];[.$BC$6:.$BC$261])" office:value-type="float" office:value="207" calcext:value-type="float">
            <text:p>207</text:p>
          </table:table-cell>
          <table:table-cell table:style-name="ce15" table:formula="of:=LOOKUP([.K32];[.$AZ$6:.$AZ$261];[.$BC$6:.$BC$261])" office:value-type="float" office:value="205" calcext:value-type="float">
            <text:p>205</text:p>
          </table:table-cell>
          <table:table-cell table:style-name="ce15" table:formula="of:=LOOKUP([.L32];[.$AZ$6:.$AZ$261];[.$BC$6:.$BC$261])" office:value-type="float" office:value="204" calcext:value-type="float">
            <text:p>204</text:p>
          </table:table-cell>
          <table:table-cell table:style-name="ce15" table:formula="of:=LOOKUP([.M32];[.$AZ$6:.$AZ$261];[.$BC$6:.$BC$261])" office:value-type="float" office:value="209" calcext:value-type="float">
            <text:p>209</text:p>
          </table:table-cell>
          <table:table-cell table:style-name="ce15" table:formula="of:=LOOKUP([.N32];[.$AZ$6:.$AZ$261];[.$BC$6:.$BC$261])" office:value-type="float" office:value="216" calcext:value-type="float">
            <text:p>216</text:p>
          </table:table-cell>
          <table:table-cell table:style-name="ce15" table:formula="of:=LOOKUP([.O32];[.$AZ$6:.$AZ$261];[.$BC$6:.$BC$261])" office:value-type="float" office:value="223" calcext:value-type="float">
            <text:p>223</text:p>
          </table:table-cell>
          <table:table-cell table:style-name="ce15" table:formula="of:=LOOKUP([.P32];[.$AZ$6:.$AZ$261];[.$BC$6:.$BC$261])" office:value-type="float" office:value="232" calcext:value-type="float">
            <text:p>232</text:p>
          </table:table-cell>
          <table:table-cell table:style-name="ce15" table:formula="of:=LOOKUP([.Q32];[.$AZ$6:.$AZ$261];[.$BC$6:.$BC$261])" office:value-type="float" office:value="241" calcext:value-type="float">
            <text:p>241</text:p>
          </table:table-cell>
          <table:table-cell table:style-name="ce15" table:formula="of:=LOOKUP([.R32];[.$AZ$6:.$AZ$261];[.$BC$6:.$BC$261])" office:value-type="float" office:value="247" calcext:value-type="float">
            <text:p>247</text:p>
          </table:table-cell>
          <table:table-cell table:style-name="ce15" table:formula="of:=LOOKUP([.S32];[.$AZ$6:.$AZ$261];[.$BC$6:.$BC$261])" office:value-type="float" office:value="251" calcext:value-type="float">
            <text:p>251</text:p>
          </table:table-cell>
          <table:table-cell table:style-name="ce15" table:formula="of:=LOOKUP([.T32];[.$AZ$6:.$AZ$261];[.$BC$6:.$BC$261])" office:value-type="float" office:value="252" calcext:value-type="float">
            <text:p>252</text:p>
          </table:table-cell>
          <table:table-cell table:style-name="ce15" table:formula="of:=LOOKUP([.U32];[.$AZ$6:.$AZ$261];[.$BC$6:.$BC$261])" office:value-type="float" office:value="252" calcext:value-type="float">
            <text:p>252</text:p>
          </table:table-cell>
          <table:table-cell table:style-name="ce15" table:formula="of:=LOOKUP([.V32];[.$AZ$6:.$AZ$261];[.$BC$6:.$BC$261])" office:value-type="float" office:value="252" calcext:value-type="float">
            <text:p>252</text:p>
          </table:table-cell>
          <table:table-cell table:style-name="ce15" table:formula="of:=LOOKUP([.W32];[.$AZ$6:.$AZ$261];[.$BC$6:.$BC$261])" office:value-type="float" office:value="251" calcext:value-type="float">
            <text:p>251</text:p>
          </table:table-cell>
          <table:table-cell table:style-name="ce15" table:formula="of:=LOOKUP([.X32];[.$AZ$6:.$AZ$261];[.$BC$6:.$BC$261])" office:value-type="float" office:value="250" calcext:value-type="float">
            <text:p>250</text:p>
          </table:table-cell>
          <table:table-cell table:style-name="ce15" table:formula="of:=LOOKUP([.Y32];[.$AZ$6:.$AZ$261];[.$BC$6:.$BC$261])" office:value-type="float" office:value="249" calcext:value-type="float">
            <text:p>249</text:p>
          </table:table-cell>
          <table:table-cell table:style-name="ce15" table:formula="of:=LOOKUP([.Z32];[.$AZ$6:.$AZ$261];[.$BC$6:.$BC$261])" office:value-type="float" office:value="247" calcext:value-type="float">
            <text:p>247</text:p>
          </table:table-cell>
          <table:table-cell table:style-name="ce15" table:formula="of:=LOOKUP([.AA32];[.$AZ$6:.$AZ$261];[.$BC$6:.$BC$261])" office:value-type="float" office:value="245" calcext:value-type="float">
            <text:p>245</text:p>
          </table:table-cell>
          <table:table-cell table:style-name="ce15" table:formula="of:=LOOKUP([.AB32];[.$AZ$6:.$AZ$261];[.$BC$6:.$BC$261])" office:value-type="float" office:value="239" calcext:value-type="float">
            <text:p>239</text:p>
          </table:table-cell>
          <table:table-cell table:style-name="ce15" table:formula="of:=LOOKUP([.AC32];[.$AZ$6:.$AZ$261];[.$BC$6:.$BC$261])" office:value-type="float" office:value="223" calcext:value-type="float">
            <text:p>223</text:p>
          </table:table-cell>
          <table:table-cell table:style-name="ce15" table:formula="of:=LOOKUP([.AD32];[.$AZ$6:.$AZ$261];[.$BC$6:.$BC$261])" office:value-type="float" office:value="198" calcext:value-type="float">
            <text:p>198</text:p>
          </table:table-cell>
          <table:table-cell table:style-name="ce15" table:formula="of:=LOOKUP([.AE32];[.$AZ$6:.$AZ$261];[.$BC$6:.$BC$261])" office:value-type="float" office:value="180" calcext:value-type="float">
            <text:p>180</text:p>
          </table:table-cell>
          <table:table-cell table:style-name="ce15" table:formula="of:=LOOKUP([.AF32];[.$AZ$6:.$AZ$261];[.$BC$6:.$BC$261])" office:value-type="float" office:value="137" calcext:value-type="float">
            <text:p>137</text:p>
          </table:table-cell>
          <table:table-cell table:style-name="ce15" table:formula="of:=LOOKUP([.AG32];[.$AZ$6:.$AZ$261];[.$BC$6:.$BC$261])" office:value-type="float" office:value="128" calcext:value-type="float">
            <text:p>128</text:p>
          </table:table-cell>
          <table:table-cell table:style-name="ce15" table:formula="of:=LOOKUP([.AH32];[.$AZ$6:.$AZ$261];[.$BC$6:.$BC$261])" office:value-type="float" office:value="130" calcext:value-type="float">
            <text:p>130</text:p>
          </table:table-cell>
          <table:table-cell table:style-name="ce15" table:formula="of:=LOOKUP([.AI32];[.$AZ$6:.$AZ$261];[.$BC$6:.$BC$261])" office:value-type="float" office:value="133" calcext:value-type="float">
            <text:p>133</text:p>
          </table:table-cell>
          <table:table-cell table:style-name="ce15" table:formula="of:=LOOKUP([.AJ32];[.$AZ$6:.$AZ$261];[.$BC$6:.$BC$261])" office:value-type="float" office:value="135" calcext:value-type="float">
            <text:p>135</text:p>
          </table:table-cell>
          <table:table-cell table:style-name="ce15" table:formula="of:=LOOKUP([.AK32];[.$AZ$6:.$AZ$261];[.$BC$6:.$BC$261])" office:value-type="float" office:value="140" calcext:value-type="float">
            <text:p>140</text:p>
          </table:table-cell>
          <table:table-cell table:style-name="ce15" table:formula="of:=LOOKUP([.AL32];[.$AZ$6:.$AZ$261];[.$BC$6:.$BC$261])" office:value-type="float" office:value="145" calcext:value-type="float">
            <text:p>145</text:p>
          </table:table-cell>
          <table:table-cell table:style-name="ce15" table:formula="of:=LOOKUP([.AM32];[.$AZ$6:.$AZ$261];[.$BC$6:.$BC$261])" office:value-type="float" office:value="149" calcext:value-type="float">
            <text:p>149</text:p>
          </table:table-cell>
          <table:table-cell table:style-name="ce15" table:formula="of:=LOOKUP([.AN32];[.$AZ$6:.$AZ$261];[.$BC$6:.$BC$261])" office:value-type="float" office:value="152" calcext:value-type="float">
            <text:p>152</text:p>
          </table:table-cell>
          <table:table-cell table:style-name="ce15" table:formula="of:=LOOKUP([.AO32];[.$AZ$6:.$AZ$261];[.$BC$6:.$BC$261])" office:value-type="float" office:value="162" calcext:value-type="float">
            <text:p>162</text:p>
          </table:table-cell>
          <table:table-cell table:style-name="ce15" table:formula="of:=LOOKUP([.AP32];[.$AZ$6:.$AZ$261];[.$BC$6:.$BC$261])" office:value-type="float" office:value="174" calcext:value-type="float">
            <text:p>174</text:p>
          </table:table-cell>
          <table:table-cell table:style-name="ce15" table:formula="of:=LOOKUP([.AQ32];[.$AZ$6:.$AZ$261];[.$BC$6:.$BC$261])" office:value-type="float" office:value="184" calcext:value-type="float">
            <text:p>184</text:p>
          </table:table-cell>
          <table:table-cell table:style-name="ce15" table:formula="of:=LOOKUP([.AR32];[.$AZ$6:.$AZ$261];[.$BC$6:.$BC$261])" office:value-type="float" office:value="189" calcext:value-type="float">
            <text:p>189</text:p>
          </table:table-cell>
          <table:table-cell table:style-name="ce15" table:formula="of:=LOOKUP([.AS32];[.$AZ$6:.$AZ$261];[.$BC$6:.$BC$261])" office:value-type="float" office:value="188" calcext:value-type="float">
            <text:p>188</text:p>
          </table:table-cell>
          <table:table-cell table:style-name="ce15" table:formula="of:=LOOKUP([.AT32];[.$AZ$6:.$AZ$261];[.$BC$6:.$BC$261])" office:value-type="float" office:value="186" calcext:value-type="float">
            <text:p>186</text:p>
          </table:table-cell>
          <table:table-cell table:style-name="ce15" table:formula="of:=LOOKUP([.AU32];[.$AZ$6:.$AZ$261];[.$BC$6:.$BC$261])" office:value-type="float" office:value="185" calcext:value-type="float">
            <text:p>185</text:p>
          </table:table-cell>
          <table:table-cell table:style-name="ce15" table:formula="of:=LOOKUP([.AV32];[.$AZ$6:.$AZ$261];[.$BC$6:.$BC$261])" office:value-type="float" office:value="186" calcext:value-type="float">
            <text:p>186</text:p>
          </table:table-cell>
          <table:table-cell table:style-name="ce15" table:formula="of:=LOOKUP([.AW32];[.$AZ$6:.$AZ$261];[.$BC$6:.$BC$261])" office:value-type="float" office:value="188" calcext:value-type="float">
            <text:p>188</text:p>
          </table:table-cell>
          <table:table-cell table:style-name="ce15" table:formula="of:=LOOKUP([.AX32];[.$AZ$6:.$AZ$261];[.$BC$6:.$BC$261])" office:value-type="float" office:value="192" calcext:value-type="float">
            <text:p>192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$A$1:.$AX$69];[.AZ104])" office:value-type="float" office:value="5" calcext:value-type="float">
            <text:p>5</text:p>
          </table:table-cell>
          <table:table-cell table:formula="of:=COUNTIF([.$A$73:.$AX$141];[.AZ104])" office:value-type="float" office:value="5" calcext:value-type="float">
            <text:p>5</text:p>
          </table:table-cell>
          <table:table-cell table:formula="of:=IF([.AZ104]&lt;[.$BA$1];0;IF([.AZ104]&gt;=[.$BC$1];255;ROUNDDOWN(([.AZ104]-[.$BA$1])/([.$BC$1]-[.$BA$1])*255)))" office:value-type="float" office:value="98" calcext:value-type="float">
            <text:p>98</text:p>
          </table:table-cell>
        </table:table-row>
        <table:table-row table:style-name="ro1">
          <table:table-cell table:style-name="ce15" table:formula="of:=LOOKUP([.A33];[.$AZ$6:.$AZ$261];[.$BC$6:.$BC$261])" office:value-type="float" office:value="252" calcext:value-type="float">
            <text:p>252</text:p>
          </table:table-cell>
          <table:table-cell table:style-name="ce15" table:formula="of:=LOOKUP([.B33];[.$AZ$6:.$AZ$261];[.$BC$6:.$BC$261])" office:value-type="float" office:value="251" calcext:value-type="float">
            <text:p>251</text:p>
          </table:table-cell>
          <table:table-cell table:style-name="ce15" table:formula="of:=LOOKUP([.C33];[.$AZ$6:.$AZ$261];[.$BC$6:.$BC$261])" office:value-type="float" office:value="251" calcext:value-type="float">
            <text:p>251</text:p>
          </table:table-cell>
          <table:table-cell table:style-name="ce15" table:formula="of:=LOOKUP([.D33];[.$AZ$6:.$AZ$261];[.$BC$6:.$BC$261])" office:value-type="float" office:value="250" calcext:value-type="float">
            <text:p>250</text:p>
          </table:table-cell>
          <table:table-cell table:style-name="ce15" table:formula="of:=LOOKUP([.E33];[.$AZ$6:.$AZ$261];[.$BC$6:.$BC$261])" office:value-type="float" office:value="250" calcext:value-type="float">
            <text:p>250</text:p>
          </table:table-cell>
          <table:table-cell table:style-name="ce15" table:formula="of:=LOOKUP([.F33];[.$AZ$6:.$AZ$261];[.$BC$6:.$BC$261])" office:value-type="float" office:value="250" calcext:value-type="float">
            <text:p>250</text:p>
          </table:table-cell>
          <table:table-cell table:style-name="ce15" table:formula="of:=LOOKUP([.G33];[.$AZ$6:.$AZ$261];[.$BC$6:.$BC$261])" office:value-type="float" office:value="245" calcext:value-type="float">
            <text:p>245</text:p>
          </table:table-cell>
          <table:table-cell table:style-name="ce15" table:formula="of:=LOOKUP([.H33];[.$AZ$6:.$AZ$261];[.$BC$6:.$BC$261])" office:value-type="float" office:value="231" calcext:value-type="float">
            <text:p>231</text:p>
          </table:table-cell>
          <table:table-cell table:style-name="ce15" table:formula="of:=LOOKUP([.I33];[.$AZ$6:.$AZ$261];[.$BC$6:.$BC$261])" office:value-type="float" office:value="215" calcext:value-type="float">
            <text:p>215</text:p>
          </table:table-cell>
          <table:table-cell table:style-name="ce15" table:formula="of:=LOOKUP([.J33];[.$AZ$6:.$AZ$261];[.$BC$6:.$BC$261])" office:value-type="float" office:value="218" calcext:value-type="float">
            <text:p>218</text:p>
          </table:table-cell>
          <table:table-cell table:style-name="ce15" table:formula="of:=LOOKUP([.K33];[.$AZ$6:.$AZ$261];[.$BC$6:.$BC$261])" office:value-type="float" office:value="229" calcext:value-type="float">
            <text:p>229</text:p>
          </table:table-cell>
          <table:table-cell table:style-name="ce15" table:formula="of:=LOOKUP([.L33];[.$AZ$6:.$AZ$261];[.$BC$6:.$BC$261])" office:value-type="float" office:value="240" calcext:value-type="float">
            <text:p>240</text:p>
          </table:table-cell>
          <table:table-cell table:style-name="ce15" table:formula="of:=LOOKUP([.M33];[.$AZ$6:.$AZ$261];[.$BC$6:.$BC$261])" office:value-type="float" office:value="248" calcext:value-type="float">
            <text:p>248</text:p>
          </table:table-cell>
          <table:table-cell table:style-name="ce15" table:formula="of:=LOOKUP([.N33];[.$AZ$6:.$AZ$261];[.$BC$6:.$BC$261])" office:value-type="float" office:value="251" calcext:value-type="float">
            <text:p>251</text:p>
          </table:table-cell>
          <table:table-cell table:style-name="ce15" table:formula="of:=LOOKUP([.O33];[.$AZ$6:.$AZ$261];[.$BC$6:.$BC$261])" office:value-type="float" office:value="251" calcext:value-type="float">
            <text:p>251</text:p>
          </table:table-cell>
          <table:table-cell table:style-name="ce15" table:formula="of:=LOOKUP([.P33];[.$AZ$6:.$AZ$261];[.$BC$6:.$BC$261])" office:value-type="float" office:value="252" calcext:value-type="float">
            <text:p>252</text:p>
          </table:table-cell>
          <table:table-cell table:style-name="ce15" table:formula="of:=LOOKUP([.Q33];[.$AZ$6:.$AZ$261];[.$BC$6:.$BC$261])" office:value-type="float" office:value="252" calcext:value-type="float">
            <text:p>252</text:p>
          </table:table-cell>
          <table:table-cell table:style-name="ce15" table:formula="of:=LOOKUP([.R33];[.$AZ$6:.$AZ$261];[.$BC$6:.$BC$261])" office:value-type="float" office:value="252" calcext:value-type="float">
            <text:p>252</text:p>
          </table:table-cell>
          <table:table-cell table:style-name="ce15" table:formula="of:=LOOKUP([.S33];[.$AZ$6:.$AZ$261];[.$BC$6:.$BC$261])" office:value-type="float" office:value="252" calcext:value-type="float">
            <text:p>252</text:p>
          </table:table-cell>
          <table:table-cell table:style-name="ce15" table:formula="of:=LOOKUP([.T33];[.$AZ$6:.$AZ$261];[.$BC$6:.$BC$261])" office:value-type="float" office:value="251" calcext:value-type="float">
            <text:p>251</text:p>
          </table:table-cell>
          <table:table-cell table:style-name="ce15" table:formula="of:=LOOKUP([.U33];[.$AZ$6:.$AZ$261];[.$BC$6:.$BC$261])" office:value-type="float" office:value="250" calcext:value-type="float">
            <text:p>250</text:p>
          </table:table-cell>
          <table:table-cell table:style-name="ce15" table:formula="of:=LOOKUP([.V33];[.$AZ$6:.$AZ$261];[.$BC$6:.$BC$261])" office:value-type="float" office:value="249" calcext:value-type="float">
            <text:p>249</text:p>
          </table:table-cell>
          <table:table-cell table:style-name="ce15" table:formula="of:=LOOKUP([.W33];[.$AZ$6:.$AZ$261];[.$BC$6:.$BC$261])" office:value-type="float" office:value="248" calcext:value-type="float">
            <text:p>248</text:p>
          </table:table-cell>
          <table:table-cell table:style-name="ce15" table:formula="of:=LOOKUP([.X33];[.$AZ$6:.$AZ$261];[.$BC$6:.$BC$261])" office:value-type="float" office:value="246" calcext:value-type="float">
            <text:p>246</text:p>
          </table:table-cell>
          <table:table-cell table:style-name="ce15" table:formula="of:=LOOKUP([.Y33];[.$AZ$6:.$AZ$261];[.$BC$6:.$BC$261])" office:value-type="float" office:value="244" calcext:value-type="float">
            <text:p>244</text:p>
          </table:table-cell>
          <table:table-cell table:style-name="ce15" table:formula="of:=LOOKUP([.Z33];[.$AZ$6:.$AZ$261];[.$BC$6:.$BC$261])" office:value-type="float" office:value="243" calcext:value-type="float">
            <text:p>243</text:p>
          </table:table-cell>
          <table:table-cell table:style-name="ce15" table:formula="of:=LOOKUP([.AA33];[.$AZ$6:.$AZ$261];[.$BC$6:.$BC$261])" office:value-type="float" office:value="245" calcext:value-type="float">
            <text:p>245</text:p>
          </table:table-cell>
          <table:table-cell table:style-name="ce15" table:formula="of:=LOOKUP([.AB33];[.$AZ$6:.$AZ$261];[.$BC$6:.$BC$261])" office:value-type="float" office:value="244" calcext:value-type="float">
            <text:p>244</text:p>
          </table:table-cell>
          <table:table-cell table:style-name="ce15" table:formula="of:=LOOKUP([.AC33];[.$AZ$6:.$AZ$261];[.$BC$6:.$BC$261])" office:value-type="float" office:value="218" calcext:value-type="float">
            <text:p>218</text:p>
          </table:table-cell>
          <table:table-cell table:style-name="ce15" table:formula="of:=LOOKUP([.AD33];[.$AZ$6:.$AZ$261];[.$BC$6:.$BC$261])" office:value-type="float" office:value="192" calcext:value-type="float">
            <text:p>192</text:p>
          </table:table-cell>
          <table:table-cell table:style-name="ce15" table:formula="of:=LOOKUP([.AE33];[.$AZ$6:.$AZ$261];[.$BC$6:.$BC$261])" office:value-type="float" office:value="167" calcext:value-type="float">
            <text:p>167</text:p>
          </table:table-cell>
          <table:table-cell table:style-name="ce15" table:formula="of:=LOOKUP([.AF33];[.$AZ$6:.$AZ$261];[.$BC$6:.$BC$261])" office:value-type="float" office:value="128" calcext:value-type="float">
            <text:p>128</text:p>
          </table:table-cell>
          <table:table-cell table:style-name="ce15" table:formula="of:=LOOKUP([.AG33];[.$AZ$6:.$AZ$261];[.$BC$6:.$BC$261])" office:value-type="float" office:value="127" calcext:value-type="float">
            <text:p>127</text:p>
          </table:table-cell>
          <table:table-cell table:style-name="ce15" table:formula="of:=LOOKUP([.AH33];[.$AZ$6:.$AZ$261];[.$BC$6:.$BC$261])" office:value-type="float" office:value="130" calcext:value-type="float">
            <text:p>130</text:p>
          </table:table-cell>
          <table:table-cell table:style-name="ce15" table:formula="of:=LOOKUP([.AI33];[.$AZ$6:.$AZ$261];[.$BC$6:.$BC$261])" office:value-type="float" office:value="133" calcext:value-type="float">
            <text:p>133</text:p>
          </table:table-cell>
          <table:table-cell table:style-name="ce15" table:formula="of:=LOOKUP([.AJ33];[.$AZ$6:.$AZ$261];[.$BC$6:.$BC$261])" office:value-type="float" office:value="135" calcext:value-type="float">
            <text:p>135</text:p>
          </table:table-cell>
          <table:table-cell table:style-name="ce15" table:formula="of:=LOOKUP([.AK33];[.$AZ$6:.$AZ$261];[.$BC$6:.$BC$261])" office:value-type="float" office:value="139" calcext:value-type="float">
            <text:p>139</text:p>
          </table:table-cell>
          <table:table-cell table:style-name="ce15" table:formula="of:=LOOKUP([.AL33];[.$AZ$6:.$AZ$261];[.$BC$6:.$BC$261])" office:value-type="float" office:value="142" calcext:value-type="float">
            <text:p>142</text:p>
          </table:table-cell>
          <table:table-cell table:style-name="ce15" table:formula="of:=LOOKUP([.AM33];[.$AZ$6:.$AZ$261];[.$BC$6:.$BC$261])" office:value-type="float" office:value="147" calcext:value-type="float">
            <text:p>147</text:p>
          </table:table-cell>
          <table:table-cell table:style-name="ce15" table:formula="of:=LOOKUP([.AN33];[.$AZ$6:.$AZ$261];[.$BC$6:.$BC$261])" office:value-type="float" office:value="158" calcext:value-type="float">
            <text:p>158</text:p>
          </table:table-cell>
          <table:table-cell table:style-name="ce15" table:formula="of:=LOOKUP([.AO33];[.$AZ$6:.$AZ$261];[.$BC$6:.$BC$261])" office:value-type="float" office:value="178" calcext:value-type="float">
            <text:p>178</text:p>
          </table:table-cell>
          <table:table-cell table:style-name="ce15" table:formula="of:=LOOKUP([.AP33];[.$AZ$6:.$AZ$261];[.$BC$6:.$BC$261])" office:value-type="float" office:value="187" calcext:value-type="float">
            <text:p>187</text:p>
          </table:table-cell>
          <table:table-cell table:style-name="ce15" table:formula="of:=LOOKUP([.AQ33];[.$AZ$6:.$AZ$261];[.$BC$6:.$BC$261])" office:value-type="float" office:value="186" calcext:value-type="float">
            <text:p>186</text:p>
          </table:table-cell>
          <table:table-cell table:style-name="ce15" table:formula="of:=LOOKUP([.AR33];[.$AZ$6:.$AZ$261];[.$BC$6:.$BC$261])" office:value-type="float" office:value="186" calcext:value-type="float">
            <text:p>186</text:p>
          </table:table-cell>
          <table:table-cell table:style-name="ce15" table:formula="of:=LOOKUP([.AS33];[.$AZ$6:.$AZ$261];[.$BC$6:.$BC$261])" office:value-type="float" office:value="187" calcext:value-type="float">
            <text:p>187</text:p>
          </table:table-cell>
          <table:table-cell table:style-name="ce15" table:formula="of:=LOOKUP([.AT33];[.$AZ$6:.$AZ$261];[.$BC$6:.$BC$261])" office:value-type="float" office:value="188" calcext:value-type="float">
            <text:p>188</text:p>
          </table:table-cell>
          <table:table-cell table:style-name="ce15" table:formula="of:=LOOKUP([.AU33];[.$AZ$6:.$AZ$261];[.$BC$6:.$BC$261])" office:value-type="float" office:value="189" calcext:value-type="float">
            <text:p>189</text:p>
          </table:table-cell>
          <table:table-cell table:style-name="ce15" table:formula="of:=LOOKUP([.AV33];[.$AZ$6:.$AZ$261];[.$BC$6:.$BC$261])" office:value-type="float" office:value="191" calcext:value-type="float">
            <text:p>191</text:p>
          </table:table-cell>
          <table:table-cell table:style-name="ce15" table:formula="of:=LOOKUP([.AW33];[.$AZ$6:.$AZ$261];[.$BC$6:.$BC$261])" office:value-type="float" office:value="191" calcext:value-type="float">
            <text:p>191</text:p>
          </table:table-cell>
          <table:table-cell table:style-name="ce15" table:formula="of:=LOOKUP([.AX33];[.$AZ$6:.$AZ$261];[.$BC$6:.$BC$261])" office:value-type="float" office:value="192" calcext:value-type="float">
            <text:p>19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$A$1:.$AX$69];[.AZ105])" office:value-type="float" office:value="3" calcext:value-type="float">
            <text:p>3</text:p>
          </table:table-cell>
          <table:table-cell table:formula="of:=COUNTIF([.$A$73:.$AX$141];[.AZ105])" office:value-type="float" office:value="3" calcext:value-type="float">
            <text:p>3</text:p>
          </table:table-cell>
          <table:table-cell table:formula="of:=IF([.AZ105]&lt;[.$BA$1];0;IF([.AZ105]&gt;=[.$BC$1];255;ROUNDDOWN(([.AZ105]-[.$BA$1])/([.$BC$1]-[.$BA$1])*255)))" office:value-type="float" office:value="99" calcext:value-type="float">
            <text:p>99</text:p>
          </table:table-cell>
        </table:table-row>
        <table:table-row table:style-name="ro1">
          <table:table-cell table:style-name="ce15" table:formula="of:=LOOKUP([.A34];[.$AZ$6:.$AZ$261];[.$BC$6:.$BC$261])" office:value-type="float" office:value="251" calcext:value-type="float">
            <text:p>251</text:p>
          </table:table-cell>
          <table:table-cell table:style-name="ce15" table:formula="of:=LOOKUP([.B34];[.$AZ$6:.$AZ$261];[.$BC$6:.$BC$261])" office:value-type="float" office:value="251" calcext:value-type="float">
            <text:p>251</text:p>
          </table:table-cell>
          <table:table-cell table:style-name="ce15" table:formula="of:=LOOKUP([.C34];[.$AZ$6:.$AZ$261];[.$BC$6:.$BC$261])" office:value-type="float" office:value="251" calcext:value-type="float">
            <text:p>251</text:p>
          </table:table-cell>
          <table:table-cell table:style-name="ce15" table:formula="of:=LOOKUP([.D34];[.$AZ$6:.$AZ$261];[.$BC$6:.$BC$261])" office:value-type="float" office:value="250" calcext:value-type="float">
            <text:p>250</text:p>
          </table:table-cell>
          <table:table-cell table:style-name="ce15" table:formula="of:=LOOKUP([.E34];[.$AZ$6:.$AZ$261];[.$BC$6:.$BC$261])" office:value-type="float" office:value="250" calcext:value-type="float">
            <text:p>250</text:p>
          </table:table-cell>
          <table:table-cell table:style-name="ce15" table:formula="of:=LOOKUP([.F34];[.$AZ$6:.$AZ$261];[.$BC$6:.$BC$261])" office:value-type="float" office:value="249" calcext:value-type="float">
            <text:p>249</text:p>
          </table:table-cell>
          <table:table-cell table:style-name="ce15" table:formula="of:=LOOKUP([.G34];[.$AZ$6:.$AZ$261];[.$BC$6:.$BC$261])" office:value-type="float" office:value="247" calcext:value-type="float">
            <text:p>247</text:p>
          </table:table-cell>
          <table:table-cell table:style-name="ce15" table:formula="of:=LOOKUP([.H34];[.$AZ$6:.$AZ$261];[.$BC$6:.$BC$261])" office:value-type="float" office:value="242" calcext:value-type="float">
            <text:p>242</text:p>
          </table:table-cell>
          <table:table-cell table:style-name="ce15" table:formula="of:=LOOKUP([.I34];[.$AZ$6:.$AZ$261];[.$BC$6:.$BC$261])" office:value-type="float" office:value="245" calcext:value-type="float">
            <text:p>245</text:p>
          </table:table-cell>
          <table:table-cell table:style-name="ce15" table:formula="of:=LOOKUP([.J34];[.$AZ$6:.$AZ$261];[.$BC$6:.$BC$261])" office:value-type="float" office:value="250" calcext:value-type="float">
            <text:p>250</text:p>
          </table:table-cell>
          <table:table-cell table:style-name="ce15" table:formula="of:=LOOKUP([.K34];[.$AZ$6:.$AZ$261];[.$BC$6:.$BC$261])" office:value-type="float" office:value="251" calcext:value-type="float">
            <text:p>251</text:p>
          </table:table-cell>
          <table:table-cell table:style-name="ce15" table:formula="of:=LOOKUP([.L34];[.$AZ$6:.$AZ$261];[.$BC$6:.$BC$261])" office:value-type="float" office:value="251" calcext:value-type="float">
            <text:p>251</text:p>
          </table:table-cell>
          <table:table-cell table:style-name="ce15" table:formula="of:=LOOKUP([.M34];[.$AZ$6:.$AZ$261];[.$BC$6:.$BC$261])" office:value-type="float" office:value="252" calcext:value-type="float">
            <text:p>252</text:p>
          </table:table-cell>
          <table:table-cell table:style-name="ce15" table:formula="of:=LOOKUP([.N34];[.$AZ$6:.$AZ$261];[.$BC$6:.$BC$261])" office:value-type="float" office:value="251" calcext:value-type="float">
            <text:p>251</text:p>
          </table:table-cell>
          <table:table-cell table:style-name="ce15" table:formula="of:=LOOKUP([.O34];[.$AZ$6:.$AZ$261];[.$BC$6:.$BC$261])" office:value-type="float" office:value="251" calcext:value-type="float">
            <text:p>251</text:p>
          </table:table-cell>
          <table:table-cell table:style-name="ce15" table:formula="of:=LOOKUP([.P34];[.$AZ$6:.$AZ$261];[.$BC$6:.$BC$261])" office:value-type="float" office:value="250" calcext:value-type="float">
            <text:p>250</text:p>
          </table:table-cell>
          <table:table-cell table:style-name="ce15" table:formula="of:=LOOKUP([.Q34];[.$AZ$6:.$AZ$261];[.$BC$6:.$BC$261])" office:value-type="float" office:value="250" calcext:value-type="float">
            <text:p>250</text:p>
          </table:table-cell>
          <table:table-cell table:style-name="ce15" table:formula="of:=LOOKUP([.R34];[.$AZ$6:.$AZ$261];[.$BC$6:.$BC$261])" office:value-type="float" office:value="249" calcext:value-type="float">
            <text:p>249</text:p>
          </table:table-cell>
          <table:table-cell table:style-name="ce15" table:formula="of:=LOOKUP([.S34];[.$AZ$6:.$AZ$261];[.$BC$6:.$BC$261])" office:value-type="float" office:value="247" calcext:value-type="float">
            <text:p>247</text:p>
          </table:table-cell>
          <table:table-cell table:style-name="ce15" table:formula="of:=LOOKUP([.T34];[.$AZ$6:.$AZ$261];[.$BC$6:.$BC$261])" office:value-type="float" office:value="243" calcext:value-type="float">
            <text:p>243</text:p>
          </table:table-cell>
          <table:table-cell table:style-name="ce15" table:formula="of:=LOOKUP([.U34];[.$AZ$6:.$AZ$261];[.$BC$6:.$BC$261])" office:value-type="float" office:value="238" calcext:value-type="float">
            <text:p>238</text:p>
          </table:table-cell>
          <table:table-cell table:style-name="ce15" table:formula="of:=LOOKUP([.V34];[.$AZ$6:.$AZ$261];[.$BC$6:.$BC$261])" office:value-type="float" office:value="234" calcext:value-type="float">
            <text:p>234</text:p>
          </table:table-cell>
          <table:table-cell table:style-name="ce15" table:formula="of:=LOOKUP([.W34];[.$AZ$6:.$AZ$261];[.$BC$6:.$BC$261])" office:value-type="float" office:value="231" calcext:value-type="float">
            <text:p>231</text:p>
          </table:table-cell>
          <table:table-cell table:style-name="ce15" table:formula="of:=LOOKUP([.X34];[.$AZ$6:.$AZ$261];[.$BC$6:.$BC$261])" office:value-type="float" office:value="228" calcext:value-type="float">
            <text:p>228</text:p>
          </table:table-cell>
          <table:table-cell table:style-name="ce15" table:formula="of:=LOOKUP([.Y34];[.$AZ$6:.$AZ$261];[.$BC$6:.$BC$261])" office:value-type="float" office:value="228" calcext:value-type="float">
            <text:p>228</text:p>
          </table:table-cell>
          <table:table-cell table:style-name="ce15" table:formula="of:=LOOKUP([.Z34];[.$AZ$6:.$AZ$261];[.$BC$6:.$BC$261])" office:value-type="float" office:value="229" calcext:value-type="float">
            <text:p>229</text:p>
          </table:table-cell>
          <table:table-cell table:style-name="ce15" table:formula="of:=LOOKUP([.AA34];[.$AZ$6:.$AZ$261];[.$BC$6:.$BC$261])" office:value-type="float" office:value="231" calcext:value-type="float">
            <text:p>231</text:p>
          </table:table-cell>
          <table:table-cell table:style-name="ce15" table:formula="of:=LOOKUP([.AB34];[.$AZ$6:.$AZ$261];[.$BC$6:.$BC$261])" office:value-type="float" office:value="221" calcext:value-type="float">
            <text:p>221</text:p>
          </table:table-cell>
          <table:table-cell table:style-name="ce15" table:formula="of:=LOOKUP([.AC34];[.$AZ$6:.$AZ$261];[.$BC$6:.$BC$261])" office:value-type="float" office:value="185" calcext:value-type="float">
            <text:p>185</text:p>
          </table:table-cell>
          <table:table-cell table:style-name="ce15" table:formula="of:=LOOKUP([.AD34];[.$AZ$6:.$AZ$261];[.$BC$6:.$BC$261])" office:value-type="float" office:value="186" calcext:value-type="float">
            <text:p>186</text:p>
          </table:table-cell>
          <table:table-cell table:style-name="ce15" table:formula="of:=LOOKUP([.AE34];[.$AZ$6:.$AZ$261];[.$BC$6:.$BC$261])" office:value-type="float" office:value="156" calcext:value-type="float">
            <text:p>156</text:p>
          </table:table-cell>
          <table:table-cell table:style-name="ce15" table:formula="of:=LOOKUP([.AF34];[.$AZ$6:.$AZ$261];[.$BC$6:.$BC$261])" office:value-type="float" office:value="124" calcext:value-type="float">
            <text:p>124</text:p>
          </table:table-cell>
          <table:table-cell table:style-name="ce15" table:formula="of:=LOOKUP([.AG34];[.$AZ$6:.$AZ$261];[.$BC$6:.$BC$261])" office:value-type="float" office:value="127" calcext:value-type="float">
            <text:p>127</text:p>
          </table:table-cell>
          <table:table-cell table:style-name="ce15" table:formula="of:=LOOKUP([.AH34];[.$AZ$6:.$AZ$261];[.$BC$6:.$BC$261])" office:value-type="float" office:value="131" calcext:value-type="float">
            <text:p>131</text:p>
          </table:table-cell>
          <table:table-cell table:style-name="ce15" table:formula="of:=LOOKUP([.AI34];[.$AZ$6:.$AZ$261];[.$BC$6:.$BC$261])" office:value-type="float" office:value="134" calcext:value-type="float">
            <text:p>134</text:p>
          </table:table-cell>
          <table:table-cell table:style-name="ce15" table:formula="of:=LOOKUP([.AJ34];[.$AZ$6:.$AZ$261];[.$BC$6:.$BC$261])" office:value-type="float" office:value="136" calcext:value-type="float">
            <text:p>136</text:p>
          </table:table-cell>
          <table:table-cell table:style-name="ce15" table:formula="of:=LOOKUP([.AK34];[.$AZ$6:.$AZ$261];[.$BC$6:.$BC$261])" office:value-type="float" office:value="138" calcext:value-type="float">
            <text:p>138</text:p>
          </table:table-cell>
          <table:table-cell table:style-name="ce15" table:formula="of:=LOOKUP([.AL34];[.$AZ$6:.$AZ$261];[.$BC$6:.$BC$261])" office:value-type="float" office:value="141" calcext:value-type="float">
            <text:p>141</text:p>
          </table:table-cell>
          <table:table-cell table:style-name="ce15" table:formula="of:=LOOKUP([.AM34];[.$AZ$6:.$AZ$261];[.$BC$6:.$BC$261])" office:value-type="float" office:value="159" calcext:value-type="float">
            <text:p>159</text:p>
          </table:table-cell>
          <table:table-cell table:style-name="ce15" table:formula="of:=LOOKUP([.AN34];[.$AZ$6:.$AZ$261];[.$BC$6:.$BC$261])" office:value-type="float" office:value="183" calcext:value-type="float">
            <text:p>183</text:p>
          </table:table-cell>
          <table:table-cell table:style-name="ce15" table:formula="of:=LOOKUP([.AO34];[.$AZ$6:.$AZ$261];[.$BC$6:.$BC$261])" office:value-type="float" office:value="186" calcext:value-type="float">
            <text:p>186</text:p>
          </table:table-cell>
          <table:table-cell table:style-name="ce15" table:formula="of:=LOOKUP([.AP34];[.$AZ$6:.$AZ$261];[.$BC$6:.$BC$261])" office:value-type="float" office:value="181" calcext:value-type="float">
            <text:p>181</text:p>
          </table:table-cell>
          <table:table-cell table:style-name="ce15" table:formula="of:=LOOKUP([.AQ34];[.$AZ$6:.$AZ$261];[.$BC$6:.$BC$261])" office:value-type="float" office:value="180" calcext:value-type="float">
            <text:p>180</text:p>
          </table:table-cell>
          <table:table-cell table:style-name="ce15" table:formula="of:=LOOKUP([.AR34];[.$AZ$6:.$AZ$261];[.$BC$6:.$BC$261])" office:value-type="float" office:value="182" calcext:value-type="float">
            <text:p>182</text:p>
          </table:table-cell>
          <table:table-cell table:style-name="ce15" table:formula="of:=LOOKUP([.AS34];[.$AZ$6:.$AZ$261];[.$BC$6:.$BC$261])" office:value-type="float" office:value="184" calcext:value-type="float">
            <text:p>184</text:p>
          </table:table-cell>
          <table:table-cell table:style-name="ce15" table:formula="of:=LOOKUP([.AT34];[.$AZ$6:.$AZ$261];[.$BC$6:.$BC$261])" office:value-type="float" office:value="187" calcext:value-type="float">
            <text:p>187</text:p>
          </table:table-cell>
          <table:table-cell table:style-name="ce15" table:formula="of:=LOOKUP([.AU34];[.$AZ$6:.$AZ$261];[.$BC$6:.$BC$261])" office:value-type="float" office:value="190" calcext:value-type="float">
            <text:p>190</text:p>
          </table:table-cell>
          <table:table-cell table:style-name="ce15" table:formula="of:=LOOKUP([.AV34];[.$AZ$6:.$AZ$261];[.$BC$6:.$BC$261])" office:value-type="float" office:value="189" calcext:value-type="float">
            <text:p>189</text:p>
          </table:table-cell>
          <table:table-cell table:style-name="ce15" table:formula="of:=LOOKUP([.AW34];[.$AZ$6:.$AZ$261];[.$BC$6:.$BC$261])" office:value-type="float" office:value="187" calcext:value-type="float">
            <text:p>187</text:p>
          </table:table-cell>
          <table:table-cell table:style-name="ce15" table:formula="of:=LOOKUP([.AX34];[.$AZ$6:.$AZ$261];[.$BC$6:.$BC$261])" office:value-type="float" office:value="179" calcext:value-type="float">
            <text:p>17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$A$1:.$AX$69];[.AZ106])" office:value-type="float" office:value="3" calcext:value-type="float">
            <text:p>3</text:p>
          </table:table-cell>
          <table:table-cell table:formula="of:=COUNTIF([.$A$73:.$AX$141];[.AZ106])" office:value-type="float" office:value="3" calcext:value-type="float">
            <text:p>3</text:p>
          </table:table-cell>
          <table:table-cell table:formula="of:=IF([.AZ106]&lt;[.$BA$1];0;IF([.AZ106]&gt;=[.$BC$1];255;ROUNDDOWN(([.AZ106]-[.$BA$1])/([.$BC$1]-[.$BA$1])*255)))" office:value-type="float" office:value="100" calcext:value-type="float">
            <text:p>100</text:p>
          </table:table-cell>
        </table:table-row>
        <table:table-row table:style-name="ro1">
          <table:table-cell table:style-name="ce15" table:formula="of:=LOOKUP([.A35];[.$AZ$6:.$AZ$261];[.$BC$6:.$BC$261])" office:value-type="float" office:value="250" calcext:value-type="float">
            <text:p>250</text:p>
          </table:table-cell>
          <table:table-cell table:style-name="ce15" table:formula="of:=LOOKUP([.B35];[.$AZ$6:.$AZ$261];[.$BC$6:.$BC$261])" office:value-type="float" office:value="250" calcext:value-type="float">
            <text:p>250</text:p>
          </table:table-cell>
          <table:table-cell table:style-name="ce15" table:formula="of:=LOOKUP([.C35];[.$AZ$6:.$AZ$261];[.$BC$6:.$BC$261])" office:value-type="float" office:value="251" calcext:value-type="float">
            <text:p>251</text:p>
          </table:table-cell>
          <table:table-cell table:style-name="ce15" table:formula="of:=LOOKUP([.D35];[.$AZ$6:.$AZ$261];[.$BC$6:.$BC$261])" office:value-type="float" office:value="251" calcext:value-type="float">
            <text:p>251</text:p>
          </table:table-cell>
          <table:table-cell table:style-name="ce15" table:formula="of:=LOOKUP([.E35];[.$AZ$6:.$AZ$261];[.$BC$6:.$BC$261])" office:value-type="float" office:value="250" calcext:value-type="float">
            <text:p>250</text:p>
          </table:table-cell>
          <table:table-cell table:style-name="ce15" table:formula="of:=LOOKUP([.F35];[.$AZ$6:.$AZ$261];[.$BC$6:.$BC$261])" office:value-type="float" office:value="249" calcext:value-type="float">
            <text:p>249</text:p>
          </table:table-cell>
          <table:table-cell table:style-name="ce15" table:formula="of:=LOOKUP([.G35];[.$AZ$6:.$AZ$261];[.$BC$6:.$BC$261])" office:value-type="float" office:value="249" calcext:value-type="float">
            <text:p>249</text:p>
          </table:table-cell>
          <table:table-cell table:style-name="ce15" table:formula="of:=LOOKUP([.H35];[.$AZ$6:.$AZ$261];[.$BC$6:.$BC$261])" office:value-type="float" office:value="249" calcext:value-type="float">
            <text:p>249</text:p>
          </table:table-cell>
          <table:table-cell table:style-name="ce15" table:formula="of:=LOOKUP([.I35];[.$AZ$6:.$AZ$261];[.$BC$6:.$BC$261])" office:value-type="float" office:value="250" calcext:value-type="float">
            <text:p>250</text:p>
          </table:table-cell>
          <table:table-cell table:style-name="ce15" table:formula="of:=LOOKUP([.J35];[.$AZ$6:.$AZ$261];[.$BC$6:.$BC$261])" office:value-type="float" office:value="250" calcext:value-type="float">
            <text:p>250</text:p>
          </table:table-cell>
          <table:table-cell table:style-name="ce15" table:formula="of:=LOOKUP([.K35];[.$AZ$6:.$AZ$261];[.$BC$6:.$BC$261])" office:value-type="float" office:value="250" calcext:value-type="float">
            <text:p>250</text:p>
          </table:table-cell>
          <table:table-cell table:style-name="ce15" table:formula="of:=LOOKUP([.L35];[.$AZ$6:.$AZ$261];[.$BC$6:.$BC$261])" office:value-type="float" office:value="250" calcext:value-type="float">
            <text:p>250</text:p>
          </table:table-cell>
          <table:table-cell table:style-name="ce15" table:formula="of:=LOOKUP([.M35];[.$AZ$6:.$AZ$261];[.$BC$6:.$BC$261])" office:value-type="float" office:value="250" calcext:value-type="float">
            <text:p>250</text:p>
          </table:table-cell>
          <table:table-cell table:style-name="ce15" table:formula="of:=LOOKUP([.N35];[.$AZ$6:.$AZ$261];[.$BC$6:.$BC$261])" office:value-type="float" office:value="249" calcext:value-type="float">
            <text:p>249</text:p>
          </table:table-cell>
          <table:table-cell table:style-name="ce15" table:formula="of:=LOOKUP([.O35];[.$AZ$6:.$AZ$261];[.$BC$6:.$BC$261])" office:value-type="float" office:value="246" calcext:value-type="float">
            <text:p>246</text:p>
          </table:table-cell>
          <table:table-cell table:style-name="ce15" table:formula="of:=LOOKUP([.P35];[.$AZ$6:.$AZ$261];[.$BC$6:.$BC$261])" office:value-type="float" office:value="243" calcext:value-type="float">
            <text:p>243</text:p>
          </table:table-cell>
          <table:table-cell table:style-name="ce15" table:formula="of:=LOOKUP([.Q35];[.$AZ$6:.$AZ$261];[.$BC$6:.$BC$261])" office:value-type="float" office:value="237" calcext:value-type="float">
            <text:p>237</text:p>
          </table:table-cell>
          <table:table-cell table:style-name="ce15" table:formula="of:=LOOKUP([.R35];[.$AZ$6:.$AZ$261];[.$BC$6:.$BC$261])" office:value-type="float" office:value="228" calcext:value-type="float">
            <text:p>228</text:p>
          </table:table-cell>
          <table:table-cell table:style-name="ce15" table:formula="of:=LOOKUP([.S35];[.$AZ$6:.$AZ$261];[.$BC$6:.$BC$261])" office:value-type="float" office:value="221" calcext:value-type="float">
            <text:p>221</text:p>
          </table:table-cell>
          <table:table-cell table:style-name="ce15" table:formula="of:=LOOKUP([.T35];[.$AZ$6:.$AZ$261];[.$BC$6:.$BC$261])" office:value-type="float" office:value="218" calcext:value-type="float">
            <text:p>218</text:p>
          </table:table-cell>
          <table:table-cell table:style-name="ce15" table:formula="of:=LOOKUP([.U35];[.$AZ$6:.$AZ$261];[.$BC$6:.$BC$261])" office:value-type="float" office:value="217" calcext:value-type="float">
            <text:p>217</text:p>
          </table:table-cell>
          <table:table-cell table:style-name="ce15" table:formula="of:=LOOKUP([.V35];[.$AZ$6:.$AZ$261];[.$BC$6:.$BC$261])" office:value-type="float" office:value="218" calcext:value-type="float">
            <text:p>218</text:p>
          </table:table-cell>
          <table:table-cell table:style-name="ce15" table:formula="of:=LOOKUP([.W35];[.$AZ$6:.$AZ$261];[.$BC$6:.$BC$261])" office:value-type="float" office:value="219" calcext:value-type="float">
            <text:p>219</text:p>
          </table:table-cell>
          <table:table-cell table:style-name="ce15" table:formula="of:=LOOKUP([.X35];[.$AZ$6:.$AZ$261];[.$BC$6:.$BC$261])" office:value-type="float" office:value="221" calcext:value-type="float">
            <text:p>221</text:p>
          </table:table-cell>
          <table:table-cell table:style-name="ce15" table:formula="of:=LOOKUP([.Y35];[.$AZ$6:.$AZ$261];[.$BC$6:.$BC$261])" office:value-type="float" office:value="226" calcext:value-type="float">
            <text:p>226</text:p>
          </table:table-cell>
          <table:table-cell table:style-name="ce15" table:formula="of:=LOOKUP([.Z35];[.$AZ$6:.$AZ$261];[.$BC$6:.$BC$261])" office:value-type="float" office:value="229" calcext:value-type="float">
            <text:p>229</text:p>
          </table:table-cell>
          <table:table-cell table:style-name="ce15" table:formula="of:=LOOKUP([.AA35];[.$AZ$6:.$AZ$261];[.$BC$6:.$BC$261])" office:value-type="float" office:value="226" calcext:value-type="float">
            <text:p>226</text:p>
          </table:table-cell>
          <table:table-cell table:style-name="ce15" table:formula="of:=LOOKUP([.AB35];[.$AZ$6:.$AZ$261];[.$BC$6:.$BC$261])" office:value-type="float" office:value="200" calcext:value-type="float">
            <text:p>200</text:p>
          </table:table-cell>
          <table:table-cell table:style-name="ce15" table:formula="of:=LOOKUP([.AC35];[.$AZ$6:.$AZ$261];[.$BC$6:.$BC$261])" office:value-type="float" office:value="170" calcext:value-type="float">
            <text:p>170</text:p>
          </table:table-cell>
          <table:table-cell table:style-name="ce15" table:formula="of:=LOOKUP([.AD35];[.$AZ$6:.$AZ$261];[.$BC$6:.$BC$261])" office:value-type="float" office:value="204" calcext:value-type="float">
            <text:p>204</text:p>
          </table:table-cell>
          <table:table-cell table:style-name="ce15" table:formula="of:=LOOKUP([.AE35];[.$AZ$6:.$AZ$261];[.$BC$6:.$BC$261])" office:value-type="float" office:value="152" calcext:value-type="float">
            <text:p>152</text:p>
          </table:table-cell>
          <table:table-cell table:style-name="ce15" table:formula="of:=LOOKUP([.AF35];[.$AZ$6:.$AZ$261];[.$BC$6:.$BC$261])" office:value-type="float" office:value="124" calcext:value-type="float">
            <text:p>124</text:p>
          </table:table-cell>
          <table:table-cell table:style-name="ce15" table:formula="of:=LOOKUP([.AG35];[.$AZ$6:.$AZ$261];[.$BC$6:.$BC$261])" office:value-type="float" office:value="127" calcext:value-type="float">
            <text:p>127</text:p>
          </table:table-cell>
          <table:table-cell table:style-name="ce15" table:formula="of:=LOOKUP([.AH35];[.$AZ$6:.$AZ$261];[.$BC$6:.$BC$261])" office:value-type="float" office:value="131" calcext:value-type="float">
            <text:p>131</text:p>
          </table:table-cell>
          <table:table-cell table:style-name="ce15" table:formula="of:=LOOKUP([.AI35];[.$AZ$6:.$AZ$261];[.$BC$6:.$BC$261])" office:value-type="float" office:value="134" calcext:value-type="float">
            <text:p>134</text:p>
          </table:table-cell>
          <table:table-cell table:style-name="ce15" table:formula="of:=LOOKUP([.AJ35];[.$AZ$6:.$AZ$261];[.$BC$6:.$BC$261])" office:value-type="float" office:value="137" calcext:value-type="float">
            <text:p>137</text:p>
          </table:table-cell>
          <table:table-cell table:style-name="ce15" table:formula="of:=LOOKUP([.AK35];[.$AZ$6:.$AZ$261];[.$BC$6:.$BC$261])" office:value-type="float" office:value="139" calcext:value-type="float">
            <text:p>139</text:p>
          </table:table-cell>
          <table:table-cell table:style-name="ce15" table:formula="of:=LOOKUP([.AL35];[.$AZ$6:.$AZ$261];[.$BC$6:.$BC$261])" office:value-type="float" office:value="161" calcext:value-type="float">
            <text:p>161</text:p>
          </table:table-cell>
          <table:table-cell table:style-name="ce15" table:formula="of:=LOOKUP([.AM35];[.$AZ$6:.$AZ$261];[.$BC$6:.$BC$261])" office:value-type="float" office:value="183" calcext:value-type="float">
            <text:p>183</text:p>
          </table:table-cell>
          <table:table-cell table:style-name="ce15" table:formula="of:=LOOKUP([.AN35];[.$AZ$6:.$AZ$261];[.$BC$6:.$BC$261])" office:value-type="float" office:value="180" calcext:value-type="float">
            <text:p>180</text:p>
          </table:table-cell>
          <table:table-cell table:style-name="ce15" table:formula="of:=LOOKUP([.AO35];[.$AZ$6:.$AZ$261];[.$BC$6:.$BC$261])" office:value-type="float" office:value="177" calcext:value-type="float">
            <text:p>177</text:p>
          </table:table-cell>
          <table:table-cell table:style-name="ce15" table:formula="of:=LOOKUP([.AP35];[.$AZ$6:.$AZ$261];[.$BC$6:.$BC$261])" office:value-type="float" office:value="177" calcext:value-type="float">
            <text:p>177</text:p>
          </table:table-cell>
          <table:table-cell table:style-name="ce15" table:formula="of:=LOOKUP([.AQ35];[.$AZ$6:.$AZ$261];[.$BC$6:.$BC$261])" office:value-type="float" office:value="177" calcext:value-type="float">
            <text:p>177</text:p>
          </table:table-cell>
          <table:table-cell table:style-name="ce15" table:formula="of:=LOOKUP([.AR35];[.$AZ$6:.$AZ$261];[.$BC$6:.$BC$261])" office:value-type="float" office:value="179" calcext:value-type="float">
            <text:p>179</text:p>
          </table:table-cell>
          <table:table-cell table:style-name="ce15" table:formula="of:=LOOKUP([.AS35];[.$AZ$6:.$AZ$261];[.$BC$6:.$BC$261])" office:value-type="float" office:value="181" calcext:value-type="float">
            <text:p>181</text:p>
          </table:table-cell>
          <table:table-cell table:style-name="ce15" table:formula="of:=LOOKUP([.AT35];[.$AZ$6:.$AZ$261];[.$BC$6:.$BC$261])" office:value-type="float" office:value="185" calcext:value-type="float">
            <text:p>185</text:p>
          </table:table-cell>
          <table:table-cell table:style-name="ce15" table:formula="of:=LOOKUP([.AU35];[.$AZ$6:.$AZ$261];[.$BC$6:.$BC$261])" office:value-type="float" office:value="187" calcext:value-type="float">
            <text:p>187</text:p>
          </table:table-cell>
          <table:table-cell table:style-name="ce15" table:formula="of:=LOOKUP([.AV35];[.$AZ$6:.$AZ$261];[.$BC$6:.$BC$261])" office:value-type="float" office:value="184" calcext:value-type="float">
            <text:p>184</text:p>
          </table:table-cell>
          <table:table-cell table:style-name="ce15" table:formula="of:=LOOKUP([.AW35];[.$AZ$6:.$AZ$261];[.$BC$6:.$BC$261])" office:value-type="float" office:value="163" calcext:value-type="float">
            <text:p>163</text:p>
          </table:table-cell>
          <table:table-cell table:style-name="ce15" table:formula="of:=LOOKUP([.AX35];[.$AZ$6:.$AZ$261];[.$BC$6:.$BC$261])"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$A$1:.$AX$69];[.AZ107])" office:value-type="float" office:value="5" calcext:value-type="float">
            <text:p>5</text:p>
          </table:table-cell>
          <table:table-cell table:formula="of:=COUNTIF([.$A$73:.$AX$141];[.AZ107])" office:value-type="float" office:value="5" calcext:value-type="float">
            <text:p>5</text:p>
          </table:table-cell>
          <table:table-cell table:formula="of:=IF([.AZ107]&lt;[.$BA$1];0;IF([.AZ107]&gt;=[.$BC$1];255;ROUNDDOWN(([.AZ107]-[.$BA$1])/([.$BC$1]-[.$BA$1])*255)))" office:value-type="float" office:value="101" calcext:value-type="float">
            <text:p>101</text:p>
          </table:table-cell>
        </table:table-row>
        <table:table-row table:style-name="ro1">
          <table:table-cell table:style-name="ce15" table:formula="of:=LOOKUP([.A36];[.$AZ$6:.$AZ$261];[.$BC$6:.$BC$261])" office:value-type="float" office:value="246" calcext:value-type="float">
            <text:p>246</text:p>
          </table:table-cell>
          <table:table-cell table:style-name="ce15" table:formula="of:=LOOKUP([.B36];[.$AZ$6:.$AZ$261];[.$BC$6:.$BC$261])" office:value-type="float" office:value="249" calcext:value-type="float">
            <text:p>249</text:p>
          </table:table-cell>
          <table:table-cell table:style-name="ce15" table:formula="of:=LOOKUP([.C36];[.$AZ$6:.$AZ$261];[.$BC$6:.$BC$261])" office:value-type="float" office:value="250" calcext:value-type="float">
            <text:p>250</text:p>
          </table:table-cell>
          <table:table-cell table:style-name="ce15" table:formula="of:=LOOKUP([.D36];[.$AZ$6:.$AZ$261];[.$BC$6:.$BC$261])" office:value-type="float" office:value="251" calcext:value-type="float">
            <text:p>251</text:p>
          </table:table-cell>
          <table:table-cell table:style-name="ce15" table:formula="of:=LOOKUP([.E36];[.$AZ$6:.$AZ$261];[.$BC$6:.$BC$261])" office:value-type="float" office:value="251" calcext:value-type="float">
            <text:p>251</text:p>
          </table:table-cell>
          <table:table-cell table:style-name="ce15" table:formula="of:=LOOKUP([.F36];[.$AZ$6:.$AZ$261];[.$BC$6:.$BC$261])" office:value-type="float" office:value="249" calcext:value-type="float">
            <text:p>249</text:p>
          </table:table-cell>
          <table:table-cell table:style-name="ce15" table:formula="of:=LOOKUP([.G36];[.$AZ$6:.$AZ$261];[.$BC$6:.$BC$261])" office:value-type="float" office:value="249" calcext:value-type="float">
            <text:p>249</text:p>
          </table:table-cell>
          <table:table-cell table:style-name="ce15" table:formula="of:=LOOKUP([.H36];[.$AZ$6:.$AZ$261];[.$BC$6:.$BC$261])" office:value-type="float" office:value="247" calcext:value-type="float">
            <text:p>247</text:p>
          </table:table-cell>
          <table:table-cell table:style-name="ce15" table:formula="of:=LOOKUP([.I36];[.$AZ$6:.$AZ$261];[.$BC$6:.$BC$261])" office:value-type="float" office:value="246" calcext:value-type="float">
            <text:p>246</text:p>
          </table:table-cell>
          <table:table-cell table:style-name="ce15" table:formula="of:=LOOKUP([.J36];[.$AZ$6:.$AZ$261];[.$BC$6:.$BC$261])" office:value-type="float" office:value="243" calcext:value-type="float">
            <text:p>243</text:p>
          </table:table-cell>
          <table:table-cell table:style-name="ce15" table:formula="of:=LOOKUP([.K36];[.$AZ$6:.$AZ$261];[.$BC$6:.$BC$261])" office:value-type="float" office:value="241" calcext:value-type="float">
            <text:p>241</text:p>
          </table:table-cell>
          <table:table-cell table:style-name="ce15" table:formula="of:=LOOKUP([.L36];[.$AZ$6:.$AZ$261];[.$BC$6:.$BC$261])" office:value-type="float" office:value="237" calcext:value-type="float">
            <text:p>237</text:p>
          </table:table-cell>
          <table:table-cell table:style-name="ce15" table:formula="of:=LOOKUP([.M36];[.$AZ$6:.$AZ$261];[.$BC$6:.$BC$261])" office:value-type="float" office:value="232" calcext:value-type="float">
            <text:p>232</text:p>
          </table:table-cell>
          <table:table-cell table:style-name="ce15" table:formula="of:=LOOKUP([.N36];[.$AZ$6:.$AZ$261];[.$BC$6:.$BC$261])" office:value-type="float" office:value="224" calcext:value-type="float">
            <text:p>224</text:p>
          </table:table-cell>
          <table:table-cell table:style-name="ce15" table:formula="of:=LOOKUP([.O36];[.$AZ$6:.$AZ$261];[.$BC$6:.$BC$261])" office:value-type="float" office:value="218" calcext:value-type="float">
            <text:p>218</text:p>
          </table:table-cell>
          <table:table-cell table:style-name="ce15" table:formula="of:=LOOKUP([.P36];[.$AZ$6:.$AZ$261];[.$BC$6:.$BC$261])" office:value-type="float" office:value="216" calcext:value-type="float">
            <text:p>216</text:p>
          </table:table-cell>
          <table:table-cell table:style-name="ce15" table:formula="of:=LOOKUP([.Q36];[.$AZ$6:.$AZ$261];[.$BC$6:.$BC$261])" office:value-type="float" office:value="215" calcext:value-type="float">
            <text:p>215</text:p>
          </table:table-cell>
          <table:table-cell table:style-name="ce15" table:formula="of:=LOOKUP([.R36];[.$AZ$6:.$AZ$261];[.$BC$6:.$BC$261])" office:value-type="float" office:value="219" calcext:value-type="float">
            <text:p>219</text:p>
          </table:table-cell>
          <table:table-cell table:style-name="ce15" table:formula="of:=LOOKUP([.S36];[.$AZ$6:.$AZ$261];[.$BC$6:.$BC$261])" office:value-type="float" office:value="222" calcext:value-type="float">
            <text:p>222</text:p>
          </table:table-cell>
          <table:table-cell table:style-name="ce15" table:formula="of:=LOOKUP([.T36];[.$AZ$6:.$AZ$261];[.$BC$6:.$BC$261])" office:value-type="float" office:value="225" calcext:value-type="float">
            <text:p>225</text:p>
          </table:table-cell>
          <table:table-cell table:style-name="ce15" table:formula="of:=LOOKUP([.U36];[.$AZ$6:.$AZ$261];[.$BC$6:.$BC$261])" office:value-type="float" office:value="231" calcext:value-type="float">
            <text:p>231</text:p>
          </table:table-cell>
          <table:table-cell table:style-name="ce15" table:formula="of:=LOOKUP([.V36];[.$AZ$6:.$AZ$261];[.$BC$6:.$BC$261])" office:value-type="float" office:value="230" calcext:value-type="float">
            <text:p>230</text:p>
          </table:table-cell>
          <table:table-cell table:style-name="ce15" table:formula="of:=LOOKUP([.W36];[.$AZ$6:.$AZ$261];[.$BC$6:.$BC$261])" office:value-type="float" office:value="234" calcext:value-type="float">
            <text:p>234</text:p>
          </table:table-cell>
          <table:table-cell table:style-name="ce15" table:formula="of:=LOOKUP([.X36];[.$AZ$6:.$AZ$261];[.$BC$6:.$BC$261])" office:value-type="float" office:value="235" calcext:value-type="float">
            <text:p>235</text:p>
          </table:table-cell>
          <table:table-cell table:style-name="ce15" table:formula="of:=LOOKUP([.Y36];[.$AZ$6:.$AZ$261];[.$BC$6:.$BC$261])" office:value-type="float" office:value="236" calcext:value-type="float">
            <text:p>236</text:p>
          </table:table-cell>
          <table:table-cell table:style-name="ce15" table:formula="of:=LOOKUP([.Z36];[.$AZ$6:.$AZ$261];[.$BC$6:.$BC$261])" office:value-type="float" office:value="233" calcext:value-type="float">
            <text:p>233</text:p>
          </table:table-cell>
          <table:table-cell table:style-name="ce15" table:formula="of:=LOOKUP([.AA36];[.$AZ$6:.$AZ$261];[.$BC$6:.$BC$261])" office:value-type="float" office:value="212" calcext:value-type="float">
            <text:p>212</text:p>
          </table:table-cell>
          <table:table-cell table:style-name="ce15" table:formula="of:=LOOKUP([.AB36];[.$AZ$6:.$AZ$261];[.$BC$6:.$BC$261])" office:value-type="float" office:value="178" calcext:value-type="float">
            <text:p>178</text:p>
          </table:table-cell>
          <table:table-cell table:style-name="ce15" table:formula="of:=LOOKUP([.AC36];[.$AZ$6:.$AZ$261];[.$BC$6:.$BC$261])" office:value-type="float" office:value="204" calcext:value-type="float">
            <text:p>204</text:p>
          </table:table-cell>
          <table:table-cell table:style-name="ce15" table:formula="of:=LOOKUP([.AD36];[.$AZ$6:.$AZ$261];[.$BC$6:.$BC$261])" office:value-type="float" office:value="208" calcext:value-type="float">
            <text:p>208</text:p>
          </table:table-cell>
          <table:table-cell table:style-name="ce15" table:formula="of:=LOOKUP([.AE36];[.$AZ$6:.$AZ$261];[.$BC$6:.$BC$261])" office:value-type="float" office:value="145" calcext:value-type="float">
            <text:p>145</text:p>
          </table:table-cell>
          <table:table-cell table:style-name="ce15" table:formula="of:=LOOKUP([.AF36];[.$AZ$6:.$AZ$261];[.$BC$6:.$BC$261])" office:value-type="float" office:value="124" calcext:value-type="float">
            <text:p>124</text:p>
          </table:table-cell>
          <table:table-cell table:style-name="ce15" table:formula="of:=LOOKUP([.AG36];[.$AZ$6:.$AZ$261];[.$BC$6:.$BC$261])" office:value-type="float" office:value="127" calcext:value-type="float">
            <text:p>127</text:p>
          </table:table-cell>
          <table:table-cell table:style-name="ce15" table:formula="of:=LOOKUP([.AH36];[.$AZ$6:.$AZ$261];[.$BC$6:.$BC$261])" office:value-type="float" office:value="132" calcext:value-type="float">
            <text:p>132</text:p>
          </table:table-cell>
          <table:table-cell table:style-name="ce15" table:formula="of:=LOOKUP([.AI36];[.$AZ$6:.$AZ$261];[.$BC$6:.$BC$261])" office:value-type="float" office:value="135" calcext:value-type="float">
            <text:p>135</text:p>
          </table:table-cell>
          <table:table-cell table:style-name="ce15" table:formula="of:=LOOKUP([.AJ36];[.$AZ$6:.$AZ$261];[.$BC$6:.$BC$261])" office:value-type="float" office:value="138" calcext:value-type="float">
            <text:p>138</text:p>
          </table:table-cell>
          <table:table-cell table:style-name="ce15" table:formula="of:=LOOKUP([.AK36];[.$AZ$6:.$AZ$261];[.$BC$6:.$BC$261])" office:value-type="float" office:value="167" calcext:value-type="float">
            <text:p>167</text:p>
          </table:table-cell>
          <table:table-cell table:style-name="ce15" table:formula="of:=LOOKUP([.AL36];[.$AZ$6:.$AZ$261];[.$BC$6:.$BC$261])" office:value-type="float" office:value="182" calcext:value-type="float">
            <text:p>182</text:p>
          </table:table-cell>
          <table:table-cell table:style-name="ce15" table:formula="of:=LOOKUP([.AM36];[.$AZ$6:.$AZ$261];[.$BC$6:.$BC$261])" office:value-type="float" office:value="175" calcext:value-type="float">
            <text:p>175</text:p>
          </table:table-cell>
          <table:table-cell table:style-name="ce15" table:formula="of:=LOOKUP([.AN36];[.$AZ$6:.$AZ$261];[.$BC$6:.$BC$261])" office:value-type="float" office:value="174" calcext:value-type="float">
            <text:p>174</text:p>
          </table:table-cell>
          <table:table-cell table:style-name="ce15" table:formula="of:=LOOKUP([.AO36];[.$AZ$6:.$AZ$261];[.$BC$6:.$BC$261])" office:value-type="float" office:value="174" calcext:value-type="float">
            <text:p>174</text:p>
          </table:table-cell>
          <table:table-cell table:style-name="ce15" table:formula="of:=LOOKUP([.AP36];[.$AZ$6:.$AZ$261];[.$BC$6:.$BC$261])" office:value-type="float" office:value="174" calcext:value-type="float">
            <text:p>174</text:p>
          </table:table-cell>
          <table:table-cell table:style-name="ce15" table:formula="of:=LOOKUP([.AQ36];[.$AZ$6:.$AZ$261];[.$BC$6:.$BC$261])" office:value-type="float" office:value="175" calcext:value-type="float">
            <text:p>175</text:p>
          </table:table-cell>
          <table:table-cell table:style-name="ce15" table:formula="of:=LOOKUP([.AR36];[.$AZ$6:.$AZ$261];[.$BC$6:.$BC$261])" office:value-type="float" office:value="176" calcext:value-type="float">
            <text:p>176</text:p>
          </table:table-cell>
          <table:table-cell table:style-name="ce15" table:formula="of:=LOOKUP([.AS36];[.$AZ$6:.$AZ$261];[.$BC$6:.$BC$261])" office:value-type="float" office:value="177" calcext:value-type="float">
            <text:p>177</text:p>
          </table:table-cell>
          <table:table-cell table:style-name="ce15" table:formula="of:=LOOKUP([.AT36];[.$AZ$6:.$AZ$261];[.$BC$6:.$BC$261])" office:value-type="float" office:value="179" calcext:value-type="float">
            <text:p>179</text:p>
          </table:table-cell>
          <table:table-cell table:style-name="ce15" table:formula="of:=LOOKUP([.AU36];[.$AZ$6:.$AZ$261];[.$BC$6:.$BC$261])" office:value-type="float" office:value="170" calcext:value-type="float">
            <text:p>170</text:p>
          </table:table-cell>
          <table:table-cell table:style-name="ce15" table:formula="of:=LOOKUP([.AV36];[.$AZ$6:.$AZ$261];[.$BC$6:.$BC$261])" office:value-type="float" office:value="151" calcext:value-type="float">
            <text:p>151</text:p>
          </table:table-cell>
          <table:table-cell table:style-name="ce15" table:formula="of:=LOOKUP([.AW36];[.$AZ$6:.$AZ$261];[.$BC$6:.$BC$261])" office:value-type="float" office:value="94" calcext:value-type="float">
            <text:p>94</text:p>
          </table:table-cell>
          <table:table-cell table:style-name="ce15" table:formula="of:=LOOKUP([.AX36];[.$AZ$6:.$AZ$261];[.$BC$6:.$BC$261])" office:value-type="float" office:value="77" calcext:value-type="float">
            <text:p>7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$A$1:.$AX$69];[.AZ108])" office:value-type="float" office:value="11" calcext:value-type="float">
            <text:p>11</text:p>
          </table:table-cell>
          <table:table-cell table:formula="of:=COUNTIF([.$A$73:.$AX$141];[.AZ108])" office:value-type="float" office:value="11" calcext:value-type="float">
            <text:p>11</text:p>
          </table:table-cell>
          <table:table-cell table:formula="of:=IF([.AZ108]&lt;[.$BA$1];0;IF([.AZ108]&gt;=[.$BC$1];255;ROUNDDOWN(([.AZ108]-[.$BA$1])/([.$BC$1]-[.$BA$1])*255)))" office:value-type="float" office:value="102" calcext:value-type="float">
            <text:p>102</text:p>
          </table:table-cell>
        </table:table-row>
        <table:table-row table:style-name="ro1">
          <table:table-cell table:style-name="ce15" table:formula="of:=LOOKUP([.A37];[.$AZ$6:.$AZ$261];[.$BC$6:.$BC$261])" office:value-type="float" office:value="242" calcext:value-type="float">
            <text:p>242</text:p>
          </table:table-cell>
          <table:table-cell table:style-name="ce15" table:formula="of:=LOOKUP([.B37];[.$AZ$6:.$AZ$261];[.$BC$6:.$BC$261])" office:value-type="float" office:value="243" calcext:value-type="float">
            <text:p>243</text:p>
          </table:table-cell>
          <table:table-cell table:style-name="ce15" table:formula="of:=LOOKUP([.C37];[.$AZ$6:.$AZ$261];[.$BC$6:.$BC$261])" office:value-type="float" office:value="244" calcext:value-type="float">
            <text:p>244</text:p>
          </table:table-cell>
          <table:table-cell table:style-name="ce15" table:formula="of:=LOOKUP([.D37];[.$AZ$6:.$AZ$261];[.$BC$6:.$BC$261])" office:value-type="float" office:value="246" calcext:value-type="float">
            <text:p>246</text:p>
          </table:table-cell>
          <table:table-cell table:style-name="ce15" table:formula="of:=LOOKUP([.E37];[.$AZ$6:.$AZ$261];[.$BC$6:.$BC$261])" office:value-type="float" office:value="248" calcext:value-type="float">
            <text:p>248</text:p>
          </table:table-cell>
          <table:table-cell table:style-name="ce15" table:formula="of:=LOOKUP([.F37];[.$AZ$6:.$AZ$261];[.$BC$6:.$BC$261])" office:value-type="float" office:value="248" calcext:value-type="float">
            <text:p>248</text:p>
          </table:table-cell>
          <table:table-cell table:style-name="ce15" table:formula="of:=LOOKUP([.G37];[.$AZ$6:.$AZ$261];[.$BC$6:.$BC$261])" office:value-type="float" office:value="246" calcext:value-type="float">
            <text:p>246</text:p>
          </table:table-cell>
          <table:table-cell table:style-name="ce15" table:formula="of:=LOOKUP([.H37];[.$AZ$6:.$AZ$261];[.$BC$6:.$BC$261])" office:value-type="float" office:value="239" calcext:value-type="float">
            <text:p>239</text:p>
          </table:table-cell>
          <table:table-cell table:style-name="ce15" table:formula="of:=LOOKUP([.I37];[.$AZ$6:.$AZ$261];[.$BC$6:.$BC$261])" office:value-type="float" office:value="233" calcext:value-type="float">
            <text:p>233</text:p>
          </table:table-cell>
          <table:table-cell table:style-name="ce15" table:formula="of:=LOOKUP([.J37];[.$AZ$6:.$AZ$261];[.$BC$6:.$BC$261])" office:value-type="float" office:value="223" calcext:value-type="float">
            <text:p>223</text:p>
          </table:table-cell>
          <table:table-cell table:style-name="ce15" table:formula="of:=LOOKUP([.K37];[.$AZ$6:.$AZ$261];[.$BC$6:.$BC$261])" office:value-type="float" office:value="215" calcext:value-type="float">
            <text:p>215</text:p>
          </table:table-cell>
          <table:table-cell table:style-name="ce15" table:formula="of:=LOOKUP([.L37];[.$AZ$6:.$AZ$261];[.$BC$6:.$BC$261])" office:value-type="float" office:value="212" calcext:value-type="float">
            <text:p>212</text:p>
          </table:table-cell>
          <table:table-cell table:style-name="ce15" table:formula="of:=LOOKUP([.M37];[.$AZ$6:.$AZ$261];[.$BC$6:.$BC$261])" office:value-type="float" office:value="212" calcext:value-type="float">
            <text:p>212</text:p>
          </table:table-cell>
          <table:table-cell table:style-name="ce15" table:formula="of:=LOOKUP([.N37];[.$AZ$6:.$AZ$261];[.$BC$6:.$BC$261])" office:value-type="float" office:value="216" calcext:value-type="float">
            <text:p>216</text:p>
          </table:table-cell>
          <table:table-cell table:style-name="ce15" table:formula="of:=LOOKUP([.O37];[.$AZ$6:.$AZ$261];[.$BC$6:.$BC$261])" office:value-type="float" office:value="220" calcext:value-type="float">
            <text:p>220</text:p>
          </table:table-cell>
          <table:table-cell table:style-name="ce15" table:formula="of:=LOOKUP([.P37];[.$AZ$6:.$AZ$261];[.$BC$6:.$BC$261])" office:value-type="float" office:value="227" calcext:value-type="float">
            <text:p>227</text:p>
          </table:table-cell>
          <table:table-cell table:style-name="ce15" table:formula="of:=LOOKUP([.Q37];[.$AZ$6:.$AZ$261];[.$BC$6:.$BC$261])" office:value-type="float" office:value="228" calcext:value-type="float">
            <text:p>228</text:p>
          </table:table-cell>
          <table:table-cell table:style-name="ce15" table:formula="of:=LOOKUP([.R37];[.$AZ$6:.$AZ$261];[.$BC$6:.$BC$261])" office:value-type="float" office:value="231" calcext:value-type="float">
            <text:p>231</text:p>
          </table:table-cell>
          <table:table-cell table:style-name="ce15" table:formula="of:=LOOKUP([.S37];[.$AZ$6:.$AZ$261];[.$BC$6:.$BC$261])" office:value-type="float" office:value="235" calcext:value-type="float">
            <text:p>235</text:p>
          </table:table-cell>
          <table:table-cell table:style-name="ce15" table:formula="of:=LOOKUP([.T37];[.$AZ$6:.$AZ$261];[.$BC$6:.$BC$261])" office:value-type="float" office:value="239" calcext:value-type="float">
            <text:p>239</text:p>
          </table:table-cell>
          <table:table-cell table:style-name="ce15" table:formula="of:=LOOKUP([.U37];[.$AZ$6:.$AZ$261];[.$BC$6:.$BC$261])" office:value-type="float" office:value="239" calcext:value-type="float">
            <text:p>239</text:p>
          </table:table-cell>
          <table:table-cell table:style-name="ce15" table:formula="of:=LOOKUP([.V37];[.$AZ$6:.$AZ$261];[.$BC$6:.$BC$261])" office:value-type="float" office:value="240" calcext:value-type="float">
            <text:p>240</text:p>
          </table:table-cell>
          <table:table-cell table:style-name="ce15" table:formula="of:=LOOKUP([.W37];[.$AZ$6:.$AZ$261];[.$BC$6:.$BC$261])" office:value-type="float" office:value="240" calcext:value-type="float">
            <text:p>240</text:p>
          </table:table-cell>
          <table:table-cell table:style-name="ce15" table:formula="of:=LOOKUP([.X37];[.$AZ$6:.$AZ$261];[.$BC$6:.$BC$261])" office:value-type="float" office:value="236" calcext:value-type="float">
            <text:p>236</text:p>
          </table:table-cell>
          <table:table-cell table:style-name="ce15" table:formula="of:=LOOKUP([.Y37];[.$AZ$6:.$AZ$261];[.$BC$6:.$BC$261])" office:value-type="float" office:value="234" calcext:value-type="float">
            <text:p>234</text:p>
          </table:table-cell>
          <table:table-cell table:style-name="ce15" table:formula="of:=LOOKUP([.Z37];[.$AZ$6:.$AZ$261];[.$BC$6:.$BC$261])" office:value-type="float" office:value="219" calcext:value-type="float">
            <text:p>219</text:p>
          </table:table-cell>
          <table:table-cell table:style-name="ce15" table:formula="of:=LOOKUP([.AA37];[.$AZ$6:.$AZ$261];[.$BC$6:.$BC$261])" office:value-type="float" office:value="184" calcext:value-type="float">
            <text:p>184</text:p>
          </table:table-cell>
          <table:table-cell table:style-name="ce15" table:formula="of:=LOOKUP([.AB37];[.$AZ$6:.$AZ$261];[.$BC$6:.$BC$261])" office:value-type="float" office:value="216" calcext:value-type="float">
            <text:p>216</text:p>
          </table:table-cell>
          <table:table-cell table:style-name="ce15" table:formula="of:=LOOKUP([.AC37];[.$AZ$6:.$AZ$261];[.$BC$6:.$BC$261])" office:value-type="float" office:value="221" calcext:value-type="float">
            <text:p>221</text:p>
          </table:table-cell>
          <table:table-cell table:style-name="ce15" table:formula="of:=LOOKUP([.AD37];[.$AZ$6:.$AZ$261];[.$BC$6:.$BC$261])" office:value-type="float" office:value="206" calcext:value-type="float">
            <text:p>206</text:p>
          </table:table-cell>
          <table:table-cell table:style-name="ce15" table:formula="of:=LOOKUP([.AE37];[.$AZ$6:.$AZ$261];[.$BC$6:.$BC$261])" office:value-type="float" office:value="140" calcext:value-type="float">
            <text:p>140</text:p>
          </table:table-cell>
          <table:table-cell table:style-name="ce15" table:formula="of:=LOOKUP([.AF37];[.$AZ$6:.$AZ$261];[.$BC$6:.$BC$261])" office:value-type="float" office:value="125" calcext:value-type="float">
            <text:p>125</text:p>
          </table:table-cell>
          <table:table-cell table:style-name="ce15" table:formula="of:=LOOKUP([.AG37];[.$AZ$6:.$AZ$261];[.$BC$6:.$BC$261])" office:value-type="float" office:value="128" calcext:value-type="float">
            <text:p>128</text:p>
          </table:table-cell>
          <table:table-cell table:style-name="ce15" table:formula="of:=LOOKUP([.AH37];[.$AZ$6:.$AZ$261];[.$BC$6:.$BC$261])" office:value-type="float" office:value="132" calcext:value-type="float">
            <text:p>132</text:p>
          </table:table-cell>
          <table:table-cell table:style-name="ce15" table:formula="of:=LOOKUP([.AI37];[.$AZ$6:.$AZ$261];[.$BC$6:.$BC$261])" office:value-type="float" office:value="139" calcext:value-type="float">
            <text:p>139</text:p>
          </table:table-cell>
          <table:table-cell table:style-name="ce15" table:formula="of:=LOOKUP([.AJ37];[.$AZ$6:.$AZ$261];[.$BC$6:.$BC$261])" office:value-type="float" office:value="169" calcext:value-type="float">
            <text:p>169</text:p>
          </table:table-cell>
          <table:table-cell table:style-name="ce15" table:formula="of:=LOOKUP([.AK37];[.$AZ$6:.$AZ$261];[.$BC$6:.$BC$261])" office:value-type="float" office:value="182" calcext:value-type="float">
            <text:p>182</text:p>
          </table:table-cell>
          <table:table-cell table:style-name="ce15" table:formula="of:=LOOKUP([.AL37];[.$AZ$6:.$AZ$261];[.$BC$6:.$BC$261])" office:value-type="float" office:value="172" calcext:value-type="float">
            <text:p>172</text:p>
          </table:table-cell>
          <table:table-cell table:style-name="ce15" table:formula="of:=LOOKUP([.AM37];[.$AZ$6:.$AZ$261];[.$BC$6:.$BC$261])" office:value-type="float" office:value="172" calcext:value-type="float">
            <text:p>172</text:p>
          </table:table-cell>
          <table:table-cell table:style-name="ce15" table:formula="of:=LOOKUP([.AN37];[.$AZ$6:.$AZ$261];[.$BC$6:.$BC$261])" office:value-type="float" office:value="173" calcext:value-type="float">
            <text:p>173</text:p>
          </table:table-cell>
          <table:table-cell table:style-name="ce15" table:formula="of:=LOOKUP([.AO37];[.$AZ$6:.$AZ$261];[.$BC$6:.$BC$261])" office:value-type="float" office:value="173" calcext:value-type="float">
            <text:p>173</text:p>
          </table:table-cell>
          <table:table-cell table:style-name="ce15" table:formula="of:=LOOKUP([.AP37];[.$AZ$6:.$AZ$261];[.$BC$6:.$BC$261])" office:value-type="float" office:value="172" calcext:value-type="float">
            <text:p>172</text:p>
          </table:table-cell>
          <table:table-cell table:style-name="ce15" table:formula="of:=LOOKUP([.AQ37];[.$AZ$6:.$AZ$261];[.$BC$6:.$BC$261])" office:value-type="float" office:value="171" calcext:value-type="float">
            <text:p>171</text:p>
          </table:table-cell>
          <table:table-cell table:style-name="ce15" table:formula="of:=LOOKUP([.AR37];[.$AZ$6:.$AZ$261];[.$BC$6:.$BC$261])" office:value-type="float" office:value="171" calcext:value-type="float">
            <text:p>171</text:p>
          </table:table-cell>
          <table:table-cell table:style-name="ce15" table:formula="of:=LOOKUP([.AS37];[.$AZ$6:.$AZ$261];[.$BC$6:.$BC$261])" office:value-type="float" office:value="166" calcext:value-type="float">
            <text:p>166</text:p>
          </table:table-cell>
          <table:table-cell table:style-name="ce15" table:formula="of:=LOOKUP([.AT37];[.$AZ$6:.$AZ$261];[.$BC$6:.$BC$261])" office:value-type="float" office:value="147" calcext:value-type="float">
            <text:p>147</text:p>
          </table:table-cell>
          <table:table-cell table:style-name="ce15" table:formula="of:=LOOKUP([.AU37];[.$AZ$6:.$AZ$261];[.$BC$6:.$BC$261])" office:value-type="float" office:value="136" calcext:value-type="float">
            <text:p>136</text:p>
          </table:table-cell>
          <table:table-cell table:style-name="ce15" table:formula="of:=LOOKUP([.AV37];[.$AZ$6:.$AZ$261];[.$BC$6:.$BC$261])" office:value-type="float" office:value="111" calcext:value-type="float">
            <text:p>111</text:p>
          </table:table-cell>
          <table:table-cell table:style-name="ce15" table:formula="of:=LOOKUP([.AW37];[.$AZ$6:.$AZ$261];[.$BC$6:.$BC$261])" office:value-type="float" office:value="78" calcext:value-type="float">
            <text:p>78</text:p>
          </table:table-cell>
          <table:table-cell table:style-name="ce15" table:formula="of:=LOOKUP([.AX37];[.$AZ$6:.$AZ$261];[.$BC$6:.$BC$261])" office:value-type="float" office:value="74" calcext:value-type="float">
            <text:p>7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$A$1:.$AX$69];[.AZ109])" office:value-type="float" office:value="9" calcext:value-type="float">
            <text:p>9</text:p>
          </table:table-cell>
          <table:table-cell table:formula="of:=COUNTIF([.$A$73:.$AX$141];[.AZ109])" office:value-type="float" office:value="9" calcext:value-type="float">
            <text:p>9</text:p>
          </table:table-cell>
          <table:table-cell table:formula="of:=IF([.AZ109]&lt;[.$BA$1];0;IF([.AZ109]&gt;=[.$BC$1];255;ROUNDDOWN(([.AZ109]-[.$BA$1])/([.$BC$1]-[.$BA$1])*255)))" office:value-type="float" office:value="103" calcext:value-type="float">
            <text:p>103</text:p>
          </table:table-cell>
        </table:table-row>
        <table:table-row table:style-name="ro1">
          <table:table-cell table:style-name="ce15" table:formula="of:=LOOKUP([.A38];[.$AZ$6:.$AZ$261];[.$BC$6:.$BC$261])" office:value-type="float" office:value="242" calcext:value-type="float">
            <text:p>242</text:p>
          </table:table-cell>
          <table:table-cell table:style-name="ce15" table:formula="of:=LOOKUP([.B38];[.$AZ$6:.$AZ$261];[.$BC$6:.$BC$261])" office:value-type="float" office:value="241" calcext:value-type="float">
            <text:p>241</text:p>
          </table:table-cell>
          <table:table-cell table:style-name="ce15" table:formula="of:=LOOKUP([.C38];[.$AZ$6:.$AZ$261];[.$BC$6:.$BC$261])" office:value-type="float" office:value="241" calcext:value-type="float">
            <text:p>241</text:p>
          </table:table-cell>
          <table:table-cell table:style-name="ce15" table:formula="of:=LOOKUP([.D38];[.$AZ$6:.$AZ$261];[.$BC$6:.$BC$261])" office:value-type="float" office:value="241" calcext:value-type="float">
            <text:p>241</text:p>
          </table:table-cell>
          <table:table-cell table:style-name="ce15" table:formula="of:=LOOKUP([.E38];[.$AZ$6:.$AZ$261];[.$BC$6:.$BC$261])" office:value-type="float" office:value="240" calcext:value-type="float">
            <text:p>240</text:p>
          </table:table-cell>
          <table:table-cell table:style-name="ce15" table:formula="of:=LOOKUP([.F38];[.$AZ$6:.$AZ$261];[.$BC$6:.$BC$261])" office:value-type="float" office:value="241" calcext:value-type="float">
            <text:p>241</text:p>
          </table:table-cell>
          <table:table-cell table:style-name="ce15" table:formula="of:=LOOKUP([.G38];[.$AZ$6:.$AZ$261];[.$BC$6:.$BC$261])" office:value-type="float" office:value="235" calcext:value-type="float">
            <text:p>235</text:p>
          </table:table-cell>
          <table:table-cell table:style-name="ce15" table:formula="of:=LOOKUP([.H38];[.$AZ$6:.$AZ$261];[.$BC$6:.$BC$261])" office:value-type="float" office:value="221" calcext:value-type="float">
            <text:p>221</text:p>
          </table:table-cell>
          <table:table-cell table:style-name="ce15" table:formula="of:=LOOKUP([.I38];[.$AZ$6:.$AZ$261];[.$BC$6:.$BC$261])" office:value-type="float" office:value="206" calcext:value-type="float">
            <text:p>206</text:p>
          </table:table-cell>
          <table:table-cell table:style-name="ce15" table:formula="of:=LOOKUP([.J38];[.$AZ$6:.$AZ$261];[.$BC$6:.$BC$261])" office:value-type="float" office:value="191" calcext:value-type="float">
            <text:p>191</text:p>
          </table:table-cell>
          <table:table-cell table:style-name="ce15" table:formula="of:=LOOKUP([.K38];[.$AZ$6:.$AZ$261];[.$BC$6:.$BC$261])" office:value-type="float" office:value="190" calcext:value-type="float">
            <text:p>190</text:p>
          </table:table-cell>
          <table:table-cell table:style-name="ce15" table:formula="of:=LOOKUP([.L38];[.$AZ$6:.$AZ$261];[.$BC$6:.$BC$261])" office:value-type="float" office:value="204" calcext:value-type="float">
            <text:p>204</text:p>
          </table:table-cell>
          <table:table-cell table:style-name="ce15" table:formula="of:=LOOKUP([.M38];[.$AZ$6:.$AZ$261];[.$BC$6:.$BC$261])" office:value-type="float" office:value="219" calcext:value-type="float">
            <text:p>219</text:p>
          </table:table-cell>
          <table:table-cell table:style-name="ce15" table:formula="of:=LOOKUP([.N38];[.$AZ$6:.$AZ$261];[.$BC$6:.$BC$261])" office:value-type="float" office:value="228" calcext:value-type="float">
            <text:p>228</text:p>
          </table:table-cell>
          <table:table-cell table:style-name="ce15" table:formula="of:=LOOKUP([.O38];[.$AZ$6:.$AZ$261];[.$BC$6:.$BC$261])" office:value-type="float" office:value="230" calcext:value-type="float">
            <text:p>230</text:p>
          </table:table-cell>
          <table:table-cell table:style-name="ce15" table:formula="of:=LOOKUP([.P38];[.$AZ$6:.$AZ$261];[.$BC$6:.$BC$261])" office:value-type="float" office:value="234" calcext:value-type="float">
            <text:p>234</text:p>
          </table:table-cell>
          <table:table-cell table:style-name="ce15" table:formula="of:=LOOKUP([.Q38];[.$AZ$6:.$AZ$261];[.$BC$6:.$BC$261])" office:value-type="float" office:value="234" calcext:value-type="float">
            <text:p>234</text:p>
          </table:table-cell>
          <table:table-cell table:style-name="ce15" table:formula="of:=LOOKUP([.R38];[.$AZ$6:.$AZ$261];[.$BC$6:.$BC$261])" office:value-type="float" office:value="234" calcext:value-type="float">
            <text:p>234</text:p>
          </table:table-cell>
          <table:table-cell table:style-name="ce15" table:formula="of:=LOOKUP([.S38];[.$AZ$6:.$AZ$261];[.$BC$6:.$BC$261])" office:value-type="float" office:value="236" calcext:value-type="float">
            <text:p>236</text:p>
          </table:table-cell>
          <table:table-cell table:style-name="ce15" table:formula="of:=LOOKUP([.T38];[.$AZ$6:.$AZ$261];[.$BC$6:.$BC$261])" office:value-type="float" office:value="238" calcext:value-type="float">
            <text:p>238</text:p>
          </table:table-cell>
          <table:table-cell table:style-name="ce15" table:formula="of:=LOOKUP([.U38];[.$AZ$6:.$AZ$261];[.$BC$6:.$BC$261])" office:value-type="float" office:value="239" calcext:value-type="float">
            <text:p>239</text:p>
          </table:table-cell>
          <table:table-cell table:style-name="ce15" table:formula="of:=LOOKUP([.V38];[.$AZ$6:.$AZ$261];[.$BC$6:.$BC$261])" office:value-type="float" office:value="240" calcext:value-type="float">
            <text:p>240</text:p>
          </table:table-cell>
          <table:table-cell table:style-name="ce15" table:formula="of:=LOOKUP([.W38];[.$AZ$6:.$AZ$261];[.$BC$6:.$BC$261])" office:value-type="float" office:value="234" calcext:value-type="float">
            <text:p>234</text:p>
          </table:table-cell>
          <table:table-cell table:style-name="ce15" table:formula="of:=LOOKUP([.X38];[.$AZ$6:.$AZ$261];[.$BC$6:.$BC$261])" office:value-type="float" office:value="224" calcext:value-type="float">
            <text:p>224</text:p>
          </table:table-cell>
          <table:table-cell table:style-name="ce15" table:formula="of:=LOOKUP([.Y38];[.$AZ$6:.$AZ$261];[.$BC$6:.$BC$261])" office:value-type="float" office:value="220" calcext:value-type="float">
            <text:p>220</text:p>
          </table:table-cell>
          <table:table-cell table:style-name="ce15" table:formula="of:=LOOKUP([.Z38];[.$AZ$6:.$AZ$261];[.$BC$6:.$BC$261])" office:value-type="float" office:value="179" calcext:value-type="float">
            <text:p>179</text:p>
          </table:table-cell>
          <table:table-cell table:style-name="ce15" table:formula="of:=LOOKUP([.AA38];[.$AZ$6:.$AZ$261];[.$BC$6:.$BC$261])" office:value-type="float" office:value="212" calcext:value-type="float">
            <text:p>212</text:p>
          </table:table-cell>
          <table:table-cell table:style-name="ce15" table:formula="of:=LOOKUP([.AB38];[.$AZ$6:.$AZ$261];[.$BC$6:.$BC$261])" office:value-type="float" office:value="234" calcext:value-type="float">
            <text:p>234</text:p>
          </table:table-cell>
          <table:table-cell table:style-name="ce15" table:formula="of:=LOOKUP([.AC38];[.$AZ$6:.$AZ$261];[.$BC$6:.$BC$261])" office:value-type="float" office:value="222" calcext:value-type="float">
            <text:p>222</text:p>
          </table:table-cell>
          <table:table-cell table:style-name="ce15" table:formula="of:=LOOKUP([.AD38];[.$AZ$6:.$AZ$261];[.$BC$6:.$BC$261])" office:value-type="float" office:value="201" calcext:value-type="float">
            <text:p>201</text:p>
          </table:table-cell>
          <table:table-cell table:style-name="ce15" table:formula="of:=LOOKUP([.AE38];[.$AZ$6:.$AZ$261];[.$BC$6:.$BC$261])" office:value-type="float" office:value="133" calcext:value-type="float">
            <text:p>133</text:p>
          </table:table-cell>
          <table:table-cell table:style-name="ce15" table:formula="of:=LOOKUP([.AF38];[.$AZ$6:.$AZ$261];[.$BC$6:.$BC$261])" office:value-type="float" office:value="126" calcext:value-type="float">
            <text:p>126</text:p>
          </table:table-cell>
          <table:table-cell table:style-name="ce15" table:formula="of:=LOOKUP([.AG38];[.$AZ$6:.$AZ$261];[.$BC$6:.$BC$261])" office:value-type="float" office:value="129" calcext:value-type="float">
            <text:p>129</text:p>
          </table:table-cell>
          <table:table-cell table:style-name="ce15" table:formula="of:=LOOKUP([.AH38];[.$AZ$6:.$AZ$261];[.$BC$6:.$BC$261])" office:value-type="float" office:value="140" calcext:value-type="float">
            <text:p>140</text:p>
          </table:table-cell>
          <table:table-cell table:style-name="ce15" table:formula="of:=LOOKUP([.AI38];[.$AZ$6:.$AZ$261];[.$BC$6:.$BC$261])" office:value-type="float" office:value="168" calcext:value-type="float">
            <text:p>168</text:p>
          </table:table-cell>
          <table:table-cell table:style-name="ce15" table:formula="of:=LOOKUP([.AJ38];[.$AZ$6:.$AZ$261];[.$BC$6:.$BC$261])" office:value-type="float" office:value="180" calcext:value-type="float">
            <text:p>180</text:p>
          </table:table-cell>
          <table:table-cell table:style-name="ce15" table:formula="of:=LOOKUP([.AK38];[.$AZ$6:.$AZ$261];[.$BC$6:.$BC$261])" office:value-type="float" office:value="172" calcext:value-type="float">
            <text:p>172</text:p>
          </table:table-cell>
          <table:table-cell table:style-name="ce15" table:formula="of:=LOOKUP([.AL38];[.$AZ$6:.$AZ$261];[.$BC$6:.$BC$261])" office:value-type="float" office:value="171" calcext:value-type="float">
            <text:p>171</text:p>
          </table:table-cell>
          <table:table-cell table:style-name="ce15" table:formula="of:=LOOKUP([.AM38];[.$AZ$6:.$AZ$261];[.$BC$6:.$BC$261])" office:value-type="float" office:value="171" calcext:value-type="float">
            <text:p>171</text:p>
          </table:table-cell>
          <table:table-cell table:style-name="ce15" table:formula="of:=LOOKUP([.AN38];[.$AZ$6:.$AZ$261];[.$BC$6:.$BC$261])" office:value-type="float" office:value="172" calcext:value-type="float">
            <text:p>172</text:p>
          </table:table-cell>
          <table:table-cell table:style-name="ce15" table:formula="of:=LOOKUP([.AO38];[.$AZ$6:.$AZ$261];[.$BC$6:.$BC$261])" office:value-type="float" office:value="170" calcext:value-type="float">
            <text:p>170</text:p>
          </table:table-cell>
          <table:table-cell table:style-name="ce15" table:formula="of:=LOOKUP([.AP38];[.$AZ$6:.$AZ$261];[.$BC$6:.$BC$261])" office:value-type="float" office:value="169" calcext:value-type="float">
            <text:p>169</text:p>
          </table:table-cell>
          <table:table-cell table:style-name="ce15" table:formula="of:=LOOKUP([.AQ38];[.$AZ$6:.$AZ$261];[.$BC$6:.$BC$261])" office:value-type="float" office:value="165" calcext:value-type="float">
            <text:p>165</text:p>
          </table:table-cell>
          <table:table-cell table:style-name="ce15" table:formula="of:=LOOKUP([.AR38];[.$AZ$6:.$AZ$261];[.$BC$6:.$BC$261])" office:value-type="float" office:value="151" calcext:value-type="float">
            <text:p>151</text:p>
          </table:table-cell>
          <table:table-cell table:style-name="ce15" table:formula="of:=LOOKUP([.AS38];[.$AZ$6:.$AZ$261];[.$BC$6:.$BC$261])" office:value-type="float" office:value="126" calcext:value-type="float">
            <text:p>126</text:p>
          </table:table-cell>
          <table:table-cell table:style-name="ce15" table:formula="of:=LOOKUP([.AT38];[.$AZ$6:.$AZ$261];[.$BC$6:.$BC$261])" office:value-type="float" office:value="126" calcext:value-type="float">
            <text:p>126</text:p>
          </table:table-cell>
          <table:table-cell table:style-name="ce15" table:formula="of:=LOOKUP([.AU38];[.$AZ$6:.$AZ$261];[.$BC$6:.$BC$261])" office:value-type="float" office:value="123" calcext:value-type="float">
            <text:p>123</text:p>
          </table:table-cell>
          <table:table-cell table:style-name="ce15" table:formula="of:=LOOKUP([.AV38];[.$AZ$6:.$AZ$261];[.$BC$6:.$BC$261])" office:value-type="float" office:value="80" calcext:value-type="float">
            <text:p>80</text:p>
          </table:table-cell>
          <table:table-cell table:style-name="ce15" table:formula="of:=LOOKUP([.AW38];[.$AZ$6:.$AZ$261];[.$BC$6:.$BC$261])" office:value-type="float" office:value="77" calcext:value-type="float">
            <text:p>77</text:p>
          </table:table-cell>
          <table:table-cell table:style-name="ce15" table:formula="of:=LOOKUP([.AX38];[.$AZ$6:.$AZ$261];[.$BC$6:.$BC$261])" office:value-type="float" office:value="72" calcext:value-type="float">
            <text:p>72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$A$1:.$AX$69];[.AZ110])" office:value-type="float" office:value="10" calcext:value-type="float">
            <text:p>10</text:p>
          </table:table-cell>
          <table:table-cell table:formula="of:=COUNTIF([.$A$73:.$AX$141];[.AZ110])" office:value-type="float" office:value="10" calcext:value-type="float">
            <text:p>10</text:p>
          </table:table-cell>
          <table:table-cell table:formula="of:=IF([.AZ110]&lt;[.$BA$1];0;IF([.AZ110]&gt;=[.$BC$1];255;ROUNDDOWN(([.AZ110]-[.$BA$1])/([.$BC$1]-[.$BA$1])*255)))" office:value-type="float" office:value="104" calcext:value-type="float">
            <text:p>104</text:p>
          </table:table-cell>
        </table:table-row>
        <table:table-row table:style-name="ro1">
          <table:table-cell table:style-name="ce15" table:formula="of:=LOOKUP([.A39];[.$AZ$6:.$AZ$261];[.$BC$6:.$BC$261])" office:value-type="float" office:value="240" calcext:value-type="float">
            <text:p>240</text:p>
          </table:table-cell>
          <table:table-cell table:style-name="ce15" table:formula="of:=LOOKUP([.B39];[.$AZ$6:.$AZ$261];[.$BC$6:.$BC$261])" office:value-type="float" office:value="240" calcext:value-type="float">
            <text:p>240</text:p>
          </table:table-cell>
          <table:table-cell table:style-name="ce15" table:formula="of:=LOOKUP([.C39];[.$AZ$6:.$AZ$261];[.$BC$6:.$BC$261])" office:value-type="float" office:value="241" calcext:value-type="float">
            <text:p>241</text:p>
          </table:table-cell>
          <table:table-cell table:style-name="ce15" table:formula="of:=LOOKUP([.D39];[.$AZ$6:.$AZ$261];[.$BC$6:.$BC$261])" office:value-type="float" office:value="243" calcext:value-type="float">
            <text:p>243</text:p>
          </table:table-cell>
          <table:table-cell table:style-name="ce15" table:formula="of:=LOOKUP([.E39];[.$AZ$6:.$AZ$261];[.$BC$6:.$BC$261])" office:value-type="float" office:value="240" calcext:value-type="float">
            <text:p>240</text:p>
          </table:table-cell>
          <table:table-cell table:style-name="ce15" table:formula="of:=LOOKUP([.F39];[.$AZ$6:.$AZ$261];[.$BC$6:.$BC$261])" office:value-type="float" office:value="238" calcext:value-type="float">
            <text:p>238</text:p>
          </table:table-cell>
          <table:table-cell table:style-name="ce15" table:formula="of:=LOOKUP([.G39];[.$AZ$6:.$AZ$261];[.$BC$6:.$BC$261])" office:value-type="float" office:value="238" calcext:value-type="float">
            <text:p>238</text:p>
          </table:table-cell>
          <table:table-cell table:style-name="ce15" table:formula="of:=LOOKUP([.H39];[.$AZ$6:.$AZ$261];[.$BC$6:.$BC$261])" office:value-type="float" office:value="227" calcext:value-type="float">
            <text:p>227</text:p>
          </table:table-cell>
          <table:table-cell table:style-name="ce15" table:formula="of:=LOOKUP([.I39];[.$AZ$6:.$AZ$261];[.$BC$6:.$BC$261])" office:value-type="float" office:value="209" calcext:value-type="float">
            <text:p>209</text:p>
          </table:table-cell>
          <table:table-cell table:style-name="ce15" table:formula="of:=LOOKUP([.J39];[.$AZ$6:.$AZ$261];[.$BC$6:.$BC$261])" office:value-type="float" office:value="193" calcext:value-type="float">
            <text:p>193</text:p>
          </table:table-cell>
          <table:table-cell table:style-name="ce15" table:formula="of:=LOOKUP([.K39];[.$AZ$6:.$AZ$261];[.$BC$6:.$BC$261])" office:value-type="float" office:value="181" calcext:value-type="float">
            <text:p>181</text:p>
          </table:table-cell>
          <table:table-cell table:style-name="ce15" table:formula="of:=LOOKUP([.L39];[.$AZ$6:.$AZ$261];[.$BC$6:.$BC$261])" office:value-type="float" office:value="183" calcext:value-type="float">
            <text:p>183</text:p>
          </table:table-cell>
          <table:table-cell table:style-name="ce15" table:formula="of:=LOOKUP([.M39];[.$AZ$6:.$AZ$261];[.$BC$6:.$BC$261])" office:value-type="float" office:value="199" calcext:value-type="float">
            <text:p>199</text:p>
          </table:table-cell>
          <table:table-cell table:style-name="ce15" table:formula="of:=LOOKUP([.N39];[.$AZ$6:.$AZ$261];[.$BC$6:.$BC$261])" office:value-type="float" office:value="213" calcext:value-type="float">
            <text:p>213</text:p>
          </table:table-cell>
          <table:table-cell table:style-name="ce15" table:formula="of:=LOOKUP([.O39];[.$AZ$6:.$AZ$261];[.$BC$6:.$BC$261])" office:value-type="float" office:value="224" calcext:value-type="float">
            <text:p>224</text:p>
          </table:table-cell>
          <table:table-cell table:style-name="ce15" table:formula="of:=LOOKUP([.P39];[.$AZ$6:.$AZ$261];[.$BC$6:.$BC$261])" office:value-type="float" office:value="231" calcext:value-type="float">
            <text:p>231</text:p>
          </table:table-cell>
          <table:table-cell table:style-name="ce15" table:formula="of:=LOOKUP([.Q39];[.$AZ$6:.$AZ$261];[.$BC$6:.$BC$261])" office:value-type="float" office:value="233" calcext:value-type="float">
            <text:p>233</text:p>
          </table:table-cell>
          <table:table-cell table:style-name="ce15" table:formula="of:=LOOKUP([.R39];[.$AZ$6:.$AZ$261];[.$BC$6:.$BC$261])" office:value-type="float" office:value="232" calcext:value-type="float">
            <text:p>232</text:p>
          </table:table-cell>
          <table:table-cell table:style-name="ce15" table:formula="of:=LOOKUP([.S39];[.$AZ$6:.$AZ$261];[.$BC$6:.$BC$261])" office:value-type="float" office:value="229" calcext:value-type="float">
            <text:p>229</text:p>
          </table:table-cell>
          <table:table-cell table:style-name="ce15" table:formula="of:=LOOKUP([.T39];[.$AZ$6:.$AZ$261];[.$BC$6:.$BC$261])" office:value-type="float" office:value="233" calcext:value-type="float">
            <text:p>233</text:p>
          </table:table-cell>
          <table:table-cell table:style-name="ce15" table:formula="of:=LOOKUP([.U39];[.$AZ$6:.$AZ$261];[.$BC$6:.$BC$261])" office:value-type="float" office:value="236" calcext:value-type="float">
            <text:p>236</text:p>
          </table:table-cell>
          <table:table-cell table:style-name="ce15" table:formula="of:=LOOKUP([.V39];[.$AZ$6:.$AZ$261];[.$BC$6:.$BC$261])" office:value-type="float" office:value="230" calcext:value-type="float">
            <text:p>230</text:p>
          </table:table-cell>
          <table:table-cell table:style-name="ce15" table:formula="of:=LOOKUP([.W39];[.$AZ$6:.$AZ$261];[.$BC$6:.$BC$261])" office:value-type="float" office:value="220" calcext:value-type="float">
            <text:p>220</text:p>
          </table:table-cell>
          <table:table-cell table:style-name="ce15" table:formula="of:=LOOKUP([.X39];[.$AZ$6:.$AZ$261];[.$BC$6:.$BC$261])" office:value-type="float" office:value="215" calcext:value-type="float">
            <text:p>215</text:p>
          </table:table-cell>
          <table:table-cell table:style-name="ce15" table:formula="of:=LOOKUP([.Y39];[.$AZ$6:.$AZ$261];[.$BC$6:.$BC$261])" office:value-type="float" office:value="191" calcext:value-type="float">
            <text:p>191</text:p>
          </table:table-cell>
          <table:table-cell table:style-name="ce15" table:formula="of:=LOOKUP([.Z39];[.$AZ$6:.$AZ$261];[.$BC$6:.$BC$261])" office:value-type="float" office:value="179" calcext:value-type="float">
            <text:p>179</text:p>
          </table:table-cell>
          <table:table-cell table:style-name="ce15" table:formula="of:=LOOKUP([.AA39];[.$AZ$6:.$AZ$261];[.$BC$6:.$BC$261])" office:value-type="float" office:value="233" calcext:value-type="float">
            <text:p>233</text:p>
          </table:table-cell>
          <table:table-cell table:style-name="ce15" table:formula="of:=LOOKUP([.AB39];[.$AZ$6:.$AZ$261];[.$BC$6:.$BC$261])" office:value-type="float" office:value="235" calcext:value-type="float">
            <text:p>235</text:p>
          </table:table-cell>
          <table:table-cell table:style-name="ce15" table:formula="of:=LOOKUP([.AC39];[.$AZ$6:.$AZ$261];[.$BC$6:.$BC$261])" office:value-type="float" office:value="222" calcext:value-type="float">
            <text:p>222</text:p>
          </table:table-cell>
          <table:table-cell table:style-name="ce15" table:formula="of:=LOOKUP([.AD39];[.$AZ$6:.$AZ$261];[.$BC$6:.$BC$261])" office:value-type="float" office:value="197" calcext:value-type="float">
            <text:p>197</text:p>
          </table:table-cell>
          <table:table-cell table:style-name="ce15" table:formula="of:=LOOKUP([.AE39];[.$AZ$6:.$AZ$261];[.$BC$6:.$BC$261])" office:value-type="float" office:value="129" calcext:value-type="float">
            <text:p>129</text:p>
          </table:table-cell>
          <table:table-cell table:style-name="ce15" table:formula="of:=LOOKUP([.AF39];[.$AZ$6:.$AZ$261];[.$BC$6:.$BC$261])" office:value-type="float" office:value="127" calcext:value-type="float">
            <text:p>127</text:p>
          </table:table-cell>
          <table:table-cell table:style-name="ce15" table:formula="of:=LOOKUP([.AG39];[.$AZ$6:.$AZ$261];[.$BC$6:.$BC$261])" office:value-type="float" office:value="145" calcext:value-type="float">
            <text:p>145</text:p>
          </table:table-cell>
          <table:table-cell table:style-name="ce15" table:formula="of:=LOOKUP([.AH39];[.$AZ$6:.$AZ$261];[.$BC$6:.$BC$261])" office:value-type="float" office:value="164" calcext:value-type="float">
            <text:p>164</text:p>
          </table:table-cell>
          <table:table-cell table:style-name="ce15" table:formula="of:=LOOKUP([.AI39];[.$AZ$6:.$AZ$261];[.$BC$6:.$BC$261])" office:value-type="float" office:value="175" calcext:value-type="float">
            <text:p>175</text:p>
          </table:table-cell>
          <table:table-cell table:style-name="ce15" table:formula="of:=LOOKUP([.AJ39];[.$AZ$6:.$AZ$261];[.$BC$6:.$BC$261])" office:value-type="float" office:value="172" calcext:value-type="float">
            <text:p>172</text:p>
          </table:table-cell>
          <table:table-cell table:style-name="ce15" table:formula="of:=LOOKUP([.AK39];[.$AZ$6:.$AZ$261];[.$BC$6:.$BC$261])" office:value-type="float" office:value="170" calcext:value-type="float">
            <text:p>170</text:p>
          </table:table-cell>
          <table:table-cell table:style-name="ce15" table:formula="of:=LOOKUP([.AL39];[.$AZ$6:.$AZ$261];[.$BC$6:.$BC$261])" office:value-type="float" office:value="170" calcext:value-type="float">
            <text:p>170</text:p>
          </table:table-cell>
          <table:table-cell table:style-name="ce15" table:formula="of:=LOOKUP([.AM39];[.$AZ$6:.$AZ$261];[.$BC$6:.$BC$261])" office:value-type="float" office:value="170" calcext:value-type="float">
            <text:p>170</text:p>
          </table:table-cell>
          <table:table-cell table:style-name="ce15" table:formula="of:=LOOKUP([.AN39];[.$AZ$6:.$AZ$261];[.$BC$6:.$BC$261])" office:value-type="float" office:value="168" calcext:value-type="float">
            <text:p>168</text:p>
          </table:table-cell>
          <table:table-cell table:style-name="ce15" table:formula="of:=LOOKUP([.AO39];[.$AZ$6:.$AZ$261];[.$BC$6:.$BC$261])" office:value-type="float" office:value="165" calcext:value-type="float">
            <text:p>165</text:p>
          </table:table-cell>
          <table:table-cell table:style-name="ce15" table:formula="of:=LOOKUP([.AP39];[.$AZ$6:.$AZ$261];[.$BC$6:.$BC$261])" office:value-type="float" office:value="155" calcext:value-type="float">
            <text:p>155</text:p>
          </table:table-cell>
          <table:table-cell table:style-name="ce15" table:formula="of:=LOOKUP([.AQ39];[.$AZ$6:.$AZ$261];[.$BC$6:.$BC$261])" office:value-type="float" office:value="132" calcext:value-type="float">
            <text:p>132</text:p>
          </table:table-cell>
          <table:table-cell table:style-name="ce15" table:formula="of:=LOOKUP([.AR39];[.$AZ$6:.$AZ$261];[.$BC$6:.$BC$261])" office:value-type="float" office:value="115" calcext:value-type="float">
            <text:p>115</text:p>
          </table:table-cell>
          <table:table-cell table:style-name="ce15" table:formula="of:=LOOKUP([.AS39];[.$AZ$6:.$AZ$261];[.$BC$6:.$BC$261])" office:value-type="float" office:value="116" calcext:value-type="float">
            <text:p>116</text:p>
          </table:table-cell>
          <table:table-cell table:style-name="ce15" table:formula="of:=LOOKUP([.AT39];[.$AZ$6:.$AZ$261];[.$BC$6:.$BC$261])" office:value-type="float" office:value="128" calcext:value-type="float">
            <text:p>128</text:p>
          </table:table-cell>
          <table:table-cell table:style-name="ce15" table:formula="of:=LOOKUP([.AU39];[.$AZ$6:.$AZ$261];[.$BC$6:.$BC$261])" office:value-type="float" office:value="90" calcext:value-type="float">
            <text:p>90</text:p>
          </table:table-cell>
          <table:table-cell table:style-name="ce15" table:formula="of:=LOOKUP([.AV39];[.$AZ$6:.$AZ$261];[.$BC$6:.$BC$261])" office:value-type="float" office:value="87" calcext:value-type="float">
            <text:p>87</text:p>
          </table:table-cell>
          <table:table-cell table:style-name="ce15" table:formula="of:=LOOKUP([.AW39];[.$AZ$6:.$AZ$261];[.$BC$6:.$BC$261])" office:value-type="float" office:value="83" calcext:value-type="float">
            <text:p>83</text:p>
          </table:table-cell>
          <table:table-cell table:style-name="ce15" table:formula="of:=LOOKUP([.AX39];[.$AZ$6:.$AZ$261];[.$BC$6:.$BC$261])" office:value-type="float" office:value="77" calcext:value-type="float">
            <text:p>7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$A$1:.$AX$69];[.AZ111])" office:value-type="float" office:value="11" calcext:value-type="float">
            <text:p>11</text:p>
          </table:table-cell>
          <table:table-cell table:formula="of:=COUNTIF([.$A$73:.$AX$141];[.AZ111])" office:value-type="float" office:value="11" calcext:value-type="float">
            <text:p>11</text:p>
          </table:table-cell>
          <table:table-cell table:formula="of:=IF([.AZ111]&lt;[.$BA$1];0;IF([.AZ111]&gt;=[.$BC$1];255;ROUNDDOWN(([.AZ111]-[.$BA$1])/([.$BC$1]-[.$BA$1])*255)))" office:value-type="float" office:value="105" calcext:value-type="float">
            <text:p>105</text:p>
          </table:table-cell>
        </table:table-row>
        <table:table-row table:style-name="ro1">
          <table:table-cell table:style-name="ce15" table:formula="of:=LOOKUP([.A40];[.$AZ$6:.$AZ$261];[.$BC$6:.$BC$261])" office:value-type="float" office:value="231" calcext:value-type="float">
            <text:p>231</text:p>
          </table:table-cell>
          <table:table-cell table:style-name="ce15" table:formula="of:=LOOKUP([.B40];[.$AZ$6:.$AZ$261];[.$BC$6:.$BC$261])" office:value-type="float" office:value="234" calcext:value-type="float">
            <text:p>234</text:p>
          </table:table-cell>
          <table:table-cell table:style-name="ce15" table:formula="of:=LOOKUP([.C40];[.$AZ$6:.$AZ$261];[.$BC$6:.$BC$261])" office:value-type="float" office:value="235" calcext:value-type="float">
            <text:p>235</text:p>
          </table:table-cell>
          <table:table-cell table:style-name="ce15" table:formula="of:=LOOKUP([.D40];[.$AZ$6:.$AZ$261];[.$BC$6:.$BC$261])" office:value-type="float" office:value="234" calcext:value-type="float">
            <text:p>234</text:p>
          </table:table-cell>
          <table:table-cell table:style-name="ce15" table:formula="of:=LOOKUP([.E40];[.$AZ$6:.$AZ$261];[.$BC$6:.$BC$261])" office:value-type="float" office:value="230" calcext:value-type="float">
            <text:p>230</text:p>
          </table:table-cell>
          <table:table-cell table:style-name="ce15" table:formula="of:=LOOKUP([.F40];[.$AZ$6:.$AZ$261];[.$BC$6:.$BC$261])" office:value-type="float" office:value="227" calcext:value-type="float">
            <text:p>227</text:p>
          </table:table-cell>
          <table:table-cell table:style-name="ce15" table:formula="of:=LOOKUP([.G40];[.$AZ$6:.$AZ$261];[.$BC$6:.$BC$261])" office:value-type="float" office:value="223" calcext:value-type="float">
            <text:p>223</text:p>
          </table:table-cell>
          <table:table-cell table:style-name="ce15" table:formula="of:=LOOKUP([.H40];[.$AZ$6:.$AZ$261];[.$BC$6:.$BC$261])" office:value-type="float" office:value="220" calcext:value-type="float">
            <text:p>220</text:p>
          </table:table-cell>
          <table:table-cell table:style-name="ce15" table:formula="of:=LOOKUP([.I40];[.$AZ$6:.$AZ$261];[.$BC$6:.$BC$261])" office:value-type="float" office:value="210" calcext:value-type="float">
            <text:p>210</text:p>
          </table:table-cell>
          <table:table-cell table:style-name="ce15" table:formula="of:=LOOKUP([.J40];[.$AZ$6:.$AZ$261];[.$BC$6:.$BC$261])" office:value-type="float" office:value="205" calcext:value-type="float">
            <text:p>205</text:p>
          </table:table-cell>
          <table:table-cell table:style-name="ce15" table:formula="of:=LOOKUP([.K40];[.$AZ$6:.$AZ$261];[.$BC$6:.$BC$261])" office:value-type="float" office:value="197" calcext:value-type="float">
            <text:p>197</text:p>
          </table:table-cell>
          <table:table-cell table:style-name="ce15" table:formula="of:=LOOKUP([.L40];[.$AZ$6:.$AZ$261];[.$BC$6:.$BC$261])" office:value-type="float" office:value="193" calcext:value-type="float">
            <text:p>193</text:p>
          </table:table-cell>
          <table:table-cell table:style-name="ce15" table:formula="of:=LOOKUP([.M40];[.$AZ$6:.$AZ$261];[.$BC$6:.$BC$261])" office:value-type="float" office:value="197" calcext:value-type="float">
            <text:p>197</text:p>
          </table:table-cell>
          <table:table-cell table:style-name="ce15" table:formula="of:=LOOKUP([.N40];[.$AZ$6:.$AZ$261];[.$BC$6:.$BC$261])" office:value-type="float" office:value="198" calcext:value-type="float">
            <text:p>198</text:p>
          </table:table-cell>
          <table:table-cell table:style-name="ce15" table:formula="of:=LOOKUP([.O40];[.$AZ$6:.$AZ$261];[.$BC$6:.$BC$261])" office:value-type="float" office:value="201" calcext:value-type="float">
            <text:p>201</text:p>
          </table:table-cell>
          <table:table-cell table:style-name="ce15" table:formula="of:=LOOKUP([.P40];[.$AZ$6:.$AZ$261];[.$BC$6:.$BC$261])" office:value-type="float" office:value="212" calcext:value-type="float">
            <text:p>212</text:p>
          </table:table-cell>
          <table:table-cell table:style-name="ce15" table:formula="of:=LOOKUP([.Q40];[.$AZ$6:.$AZ$261];[.$BC$6:.$BC$261])" office:value-type="float" office:value="220" calcext:value-type="float">
            <text:p>220</text:p>
          </table:table-cell>
          <table:table-cell table:style-name="ce15" table:formula="of:=LOOKUP([.R40];[.$AZ$6:.$AZ$261];[.$BC$6:.$BC$261])" office:value-type="float" office:value="219" calcext:value-type="float">
            <text:p>219</text:p>
          </table:table-cell>
          <table:table-cell table:style-name="ce15" table:formula="of:=LOOKUP([.S40];[.$AZ$6:.$AZ$261];[.$BC$6:.$BC$261])" office:value-type="float" office:value="220" calcext:value-type="float">
            <text:p>220</text:p>
          </table:table-cell>
          <table:table-cell table:style-name="ce15" table:formula="of:=LOOKUP([.T40];[.$AZ$6:.$AZ$261];[.$BC$6:.$BC$261])" office:value-type="float" office:value="221" calcext:value-type="float">
            <text:p>221</text:p>
          </table:table-cell>
          <table:table-cell table:style-name="ce15" table:formula="of:=LOOKUP([.U40];[.$AZ$6:.$AZ$261];[.$BC$6:.$BC$261])" office:value-type="float" office:value="225" calcext:value-type="float">
            <text:p>225</text:p>
          </table:table-cell>
          <table:table-cell table:style-name="ce15" table:formula="of:=LOOKUP([.V40];[.$AZ$6:.$AZ$261];[.$BC$6:.$BC$261])" office:value-type="float" office:value="212" calcext:value-type="float">
            <text:p>212</text:p>
          </table:table-cell>
          <table:table-cell table:style-name="ce15" table:formula="of:=LOOKUP([.W40];[.$AZ$6:.$AZ$261];[.$BC$6:.$BC$261])" office:value-type="float" office:value="208" calcext:value-type="float">
            <text:p>208</text:p>
          </table:table-cell>
          <table:table-cell table:style-name="ce15" table:formula="of:=LOOKUP([.X40];[.$AZ$6:.$AZ$261];[.$BC$6:.$BC$261])" office:value-type="float" office:value="194" calcext:value-type="float">
            <text:p>194</text:p>
          </table:table-cell>
          <table:table-cell table:style-name="ce15" table:formula="of:=LOOKUP([.Y40];[.$AZ$6:.$AZ$261];[.$BC$6:.$BC$261])" office:value-type="float" office:value="165" calcext:value-type="float">
            <text:p>165</text:p>
          </table:table-cell>
          <table:table-cell table:style-name="ce15" table:formula="of:=LOOKUP([.Z40];[.$AZ$6:.$AZ$261];[.$BC$6:.$BC$261])" office:value-type="float" office:value="212" calcext:value-type="float">
            <text:p>212</text:p>
          </table:table-cell>
          <table:table-cell table:style-name="ce15" table:formula="of:=LOOKUP([.AA40];[.$AZ$6:.$AZ$261];[.$BC$6:.$BC$261])" office:value-type="float" office:value="235" calcext:value-type="float">
            <text:p>235</text:p>
          </table:table-cell>
          <table:table-cell table:style-name="ce15" table:formula="of:=LOOKUP([.AB40];[.$AZ$6:.$AZ$261];[.$BC$6:.$BC$261])" office:value-type="float" office:value="235" calcext:value-type="float">
            <text:p>235</text:p>
          </table:table-cell>
          <table:table-cell table:style-name="ce15" table:formula="of:=LOOKUP([.AC40];[.$AZ$6:.$AZ$261];[.$BC$6:.$BC$261])" office:value-type="float" office:value="221" calcext:value-type="float">
            <text:p>221</text:p>
          </table:table-cell>
          <table:table-cell table:style-name="ce15" table:formula="of:=LOOKUP([.AD40];[.$AZ$6:.$AZ$261];[.$BC$6:.$BC$261])" office:value-type="float" office:value="189" calcext:value-type="float">
            <text:p>189</text:p>
          </table:table-cell>
          <table:table-cell table:style-name="ce15" table:formula="of:=LOOKUP([.AE40];[.$AZ$6:.$AZ$261];[.$BC$6:.$BC$261])" office:value-type="float" office:value="129" calcext:value-type="float">
            <text:p>129</text:p>
          </table:table-cell>
          <table:table-cell table:style-name="ce15" table:formula="of:=LOOKUP([.AF40];[.$AZ$6:.$AZ$261];[.$BC$6:.$BC$261])" office:value-type="float" office:value="150" calcext:value-type="float">
            <text:p>150</text:p>
          </table:table-cell>
          <table:table-cell table:style-name="ce15" table:formula="of:=LOOKUP([.AG40];[.$AZ$6:.$AZ$261];[.$BC$6:.$BC$261])" office:value-type="float" office:value="164" calcext:value-type="float">
            <text:p>164</text:p>
          </table:table-cell>
          <table:table-cell table:style-name="ce15" table:formula="of:=LOOKUP([.AH40];[.$AZ$6:.$AZ$261];[.$BC$6:.$BC$261])" office:value-type="float" office:value="172" calcext:value-type="float">
            <text:p>172</text:p>
          </table:table-cell>
          <table:table-cell table:style-name="ce15" table:formula="of:=LOOKUP([.AI40];[.$AZ$6:.$AZ$261];[.$BC$6:.$BC$261])" office:value-type="float" office:value="172" calcext:value-type="float">
            <text:p>172</text:p>
          </table:table-cell>
          <table:table-cell table:style-name="ce15" table:formula="of:=LOOKUP([.AJ40];[.$AZ$6:.$AZ$261];[.$BC$6:.$BC$261])" office:value-type="float" office:value="170" calcext:value-type="float">
            <text:p>170</text:p>
          </table:table-cell>
          <table:table-cell table:style-name="ce15" table:formula="of:=LOOKUP([.AK40];[.$AZ$6:.$AZ$261];[.$BC$6:.$BC$261])" office:value-type="float" office:value="170" calcext:value-type="float">
            <text:p>170</text:p>
          </table:table-cell>
          <table:table-cell table:style-name="ce15" table:formula="of:=LOOKUP([.AL40];[.$AZ$6:.$AZ$261];[.$BC$6:.$BC$261])" office:value-type="float" office:value="169" calcext:value-type="float">
            <text:p>169</text:p>
          </table:table-cell>
          <table:table-cell table:style-name="ce15" table:formula="of:=LOOKUP([.AM40];[.$AZ$6:.$AZ$261];[.$BC$6:.$BC$261])" office:value-type="float" office:value="166" calcext:value-type="float">
            <text:p>166</text:p>
          </table:table-cell>
          <table:table-cell table:style-name="ce15" table:formula="of:=LOOKUP([.AN40];[.$AZ$6:.$AZ$261];[.$BC$6:.$BC$261])" office:value-type="float" office:value="159" calcext:value-type="float">
            <text:p>159</text:p>
          </table:table-cell>
          <table:table-cell table:style-name="ce15" table:formula="of:=LOOKUP([.AO40];[.$AZ$6:.$AZ$261];[.$BC$6:.$BC$261])" office:value-type="float" office:value="137" calcext:value-type="float">
            <text:p>137</text:p>
          </table:table-cell>
          <table:table-cell table:style-name="ce15" table:formula="of:=LOOKUP([.AP40];[.$AZ$6:.$AZ$261];[.$BC$6:.$BC$261])" office:value-type="float" office:value="107" calcext:value-type="float">
            <text:p>107</text:p>
          </table:table-cell>
          <table:table-cell table:style-name="ce15" table:formula="of:=LOOKUP([.AQ40];[.$AZ$6:.$AZ$261];[.$BC$6:.$BC$261])" office:value-type="float" office:value="107" calcext:value-type="float">
            <text:p>107</text:p>
          </table:table-cell>
          <table:table-cell table:style-name="ce15" table:formula="of:=LOOKUP([.AR40];[.$AZ$6:.$AZ$261];[.$BC$6:.$BC$261])" office:value-type="float" office:value="113" calcext:value-type="float">
            <text:p>113</text:p>
          </table:table-cell>
          <table:table-cell table:style-name="ce15" table:formula="of:=LOOKUP([.AS40];[.$AZ$6:.$AZ$261];[.$BC$6:.$BC$261])" office:value-type="float" office:value="126" calcext:value-type="float">
            <text:p>126</text:p>
          </table:table-cell>
          <table:table-cell table:style-name="ce15" table:formula="of:=LOOKUP([.AT40];[.$AZ$6:.$AZ$261];[.$BC$6:.$BC$261])" office:value-type="float" office:value="94" calcext:value-type="float">
            <text:p>94</text:p>
          </table:table-cell>
          <table:table-cell table:style-name="ce15" table:formula="of:=LOOKUP([.AU40];[.$AZ$6:.$AZ$261];[.$BC$6:.$BC$261])" office:value-type="float" office:value="86" calcext:value-type="float">
            <text:p>86</text:p>
          </table:table-cell>
          <table:table-cell table:style-name="ce15" table:formula="of:=LOOKUP([.AV40];[.$AZ$6:.$AZ$261];[.$BC$6:.$BC$261])" office:value-type="float" office:value="91" calcext:value-type="float">
            <text:p>91</text:p>
          </table:table-cell>
          <table:table-cell table:style-name="ce15" table:formula="of:=LOOKUP([.AW40];[.$AZ$6:.$AZ$261];[.$BC$6:.$BC$261])" office:value-type="float" office:value="85" calcext:value-type="float">
            <text:p>85</text:p>
          </table:table-cell>
          <table:table-cell table:style-name="ce15" table:formula="of:=LOOKUP([.AX40];[.$AZ$6:.$AZ$261];[.$BC$6:.$BC$261])" office:value-type="float" office:value="78" calcext:value-type="float">
            <text:p>78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$A$1:.$AX$69];[.AZ112])" office:value-type="float" office:value="12" calcext:value-type="float">
            <text:p>12</text:p>
          </table:table-cell>
          <table:table-cell table:formula="of:=COUNTIF([.$A$73:.$AX$141];[.AZ112])" office:value-type="float" office:value="12" calcext:value-type="float">
            <text:p>12</text:p>
          </table:table-cell>
          <table:table-cell table:formula="of:=IF([.AZ112]&lt;[.$BA$1];0;IF([.AZ112]&gt;=[.$BC$1];255;ROUNDDOWN(([.AZ112]-[.$BA$1])/([.$BC$1]-[.$BA$1])*255)))" office:value-type="float" office:value="106" calcext:value-type="float">
            <text:p>106</text:p>
          </table:table-cell>
        </table:table-row>
        <table:table-row table:style-name="ro1">
          <table:table-cell table:style-name="ce15" table:formula="of:=LOOKUP([.A41];[.$AZ$6:.$AZ$261];[.$BC$6:.$BC$261])" office:value-type="float" office:value="243" calcext:value-type="float">
            <text:p>243</text:p>
          </table:table-cell>
          <table:table-cell table:style-name="ce15" table:formula="of:=LOOKUP([.B41];[.$AZ$6:.$AZ$261];[.$BC$6:.$BC$261])" office:value-type="float" office:value="246" calcext:value-type="float">
            <text:p>246</text:p>
          </table:table-cell>
          <table:table-cell table:style-name="ce15" table:formula="of:=LOOKUP([.C41];[.$AZ$6:.$AZ$261];[.$BC$6:.$BC$261])" office:value-type="float" office:value="246" calcext:value-type="float">
            <text:p>246</text:p>
          </table:table-cell>
          <table:table-cell table:style-name="ce15" table:formula="of:=LOOKUP([.D41];[.$AZ$6:.$AZ$261];[.$BC$6:.$BC$261])" office:value-type="float" office:value="244" calcext:value-type="float">
            <text:p>244</text:p>
          </table:table-cell>
          <table:table-cell table:style-name="ce15" table:formula="of:=LOOKUP([.E41];[.$AZ$6:.$AZ$261];[.$BC$6:.$BC$261])" office:value-type="float" office:value="238" calcext:value-type="float">
            <text:p>238</text:p>
          </table:table-cell>
          <table:table-cell table:style-name="ce15" table:formula="of:=LOOKUP([.F41];[.$AZ$6:.$AZ$261];[.$BC$6:.$BC$261])" office:value-type="float" office:value="234" calcext:value-type="float">
            <text:p>234</text:p>
          </table:table-cell>
          <table:table-cell table:style-name="ce15" table:formula="of:=LOOKUP([.G41];[.$AZ$6:.$AZ$261];[.$BC$6:.$BC$261])" office:value-type="float" office:value="234" calcext:value-type="float">
            <text:p>234</text:p>
          </table:table-cell>
          <table:table-cell table:style-name="ce15" table:formula="of:=LOOKUP([.H41];[.$AZ$6:.$AZ$261];[.$BC$6:.$BC$261])" office:value-type="float" office:value="230" calcext:value-type="float">
            <text:p>230</text:p>
          </table:table-cell>
          <table:table-cell table:style-name="ce15" table:formula="of:=LOOKUP([.I41];[.$AZ$6:.$AZ$261];[.$BC$6:.$BC$261])" office:value-type="float" office:value="216" calcext:value-type="float">
            <text:p>216</text:p>
          </table:table-cell>
          <table:table-cell table:style-name="ce15" table:formula="of:=LOOKUP([.J41];[.$AZ$6:.$AZ$261];[.$BC$6:.$BC$261])" office:value-type="float" office:value="207" calcext:value-type="float">
            <text:p>207</text:p>
          </table:table-cell>
          <table:table-cell table:style-name="ce15" table:formula="of:=LOOKUP([.K41];[.$AZ$6:.$AZ$261];[.$BC$6:.$BC$261])" office:value-type="float" office:value="200" calcext:value-type="float">
            <text:p>200</text:p>
          </table:table-cell>
          <table:table-cell table:style-name="ce15" table:formula="of:=LOOKUP([.L41];[.$AZ$6:.$AZ$261];[.$BC$6:.$BC$261])" office:value-type="float" office:value="195" calcext:value-type="float">
            <text:p>195</text:p>
          </table:table-cell>
          <table:table-cell table:style-name="ce15" table:formula="of:=LOOKUP([.M41];[.$AZ$6:.$AZ$261];[.$BC$6:.$BC$261])" office:value-type="float" office:value="193" calcext:value-type="float">
            <text:p>193</text:p>
          </table:table-cell>
          <table:table-cell table:style-name="ce15" table:formula="of:=LOOKUP([.N41];[.$AZ$6:.$AZ$261];[.$BC$6:.$BC$261])" office:value-type="float" office:value="195" calcext:value-type="float">
            <text:p>195</text:p>
          </table:table-cell>
          <table:table-cell table:style-name="ce15" table:formula="of:=LOOKUP([.O41];[.$AZ$6:.$AZ$261];[.$BC$6:.$BC$261])" office:value-type="float" office:value="198" calcext:value-type="float">
            <text:p>198</text:p>
          </table:table-cell>
          <table:table-cell table:style-name="ce15" table:formula="of:=LOOKUP([.P41];[.$AZ$6:.$AZ$261];[.$BC$6:.$BC$261])" office:value-type="float" office:value="194" calcext:value-type="float">
            <text:p>194</text:p>
          </table:table-cell>
          <table:table-cell table:style-name="ce15" table:formula="of:=LOOKUP([.Q41];[.$AZ$6:.$AZ$261];[.$BC$6:.$BC$261])" office:value-type="float" office:value="191" calcext:value-type="float">
            <text:p>191</text:p>
          </table:table-cell>
          <table:table-cell table:style-name="ce15" table:formula="of:=LOOKUP([.R41];[.$AZ$6:.$AZ$261];[.$BC$6:.$BC$261])" office:value-type="float" office:value="199" calcext:value-type="float">
            <text:p>199</text:p>
          </table:table-cell>
          <table:table-cell table:style-name="ce15" table:formula="of:=LOOKUP([.S41];[.$AZ$6:.$AZ$261];[.$BC$6:.$BC$261])" office:value-type="float" office:value="207" calcext:value-type="float">
            <text:p>207</text:p>
          </table:table-cell>
          <table:table-cell table:style-name="ce15" table:formula="of:=LOOKUP([.T41];[.$AZ$6:.$AZ$261];[.$BC$6:.$BC$261])" office:value-type="float" office:value="209" calcext:value-type="float">
            <text:p>209</text:p>
          </table:table-cell>
          <table:table-cell table:style-name="ce15" table:formula="of:=LOOKUP([.U41];[.$AZ$6:.$AZ$261];[.$BC$6:.$BC$261])" office:value-type="float" office:value="207" calcext:value-type="float">
            <text:p>207</text:p>
          </table:table-cell>
          <table:table-cell table:style-name="ce15" table:formula="of:=LOOKUP([.V41];[.$AZ$6:.$AZ$261];[.$BC$6:.$BC$261])" office:value-type="float" office:value="200" calcext:value-type="float">
            <text:p>200</text:p>
          </table:table-cell>
          <table:table-cell table:style-name="ce15" table:formula="of:=LOOKUP([.W41];[.$AZ$6:.$AZ$261];[.$BC$6:.$BC$261])" office:value-type="float" office:value="190" calcext:value-type="float">
            <text:p>190</text:p>
          </table:table-cell>
          <table:table-cell table:style-name="ce15" table:formula="of:=LOOKUP([.X41];[.$AZ$6:.$AZ$261];[.$BC$6:.$BC$261])" office:value-type="float" office:value="174" calcext:value-type="float">
            <text:p>174</text:p>
          </table:table-cell>
          <table:table-cell table:style-name="ce15" table:formula="of:=LOOKUP([.Y41];[.$AZ$6:.$AZ$261];[.$BC$6:.$BC$261])" office:value-type="float" office:value="167" calcext:value-type="float">
            <text:p>167</text:p>
          </table:table-cell>
          <table:table-cell table:style-name="ce15" table:formula="of:=LOOKUP([.Z41];[.$AZ$6:.$AZ$261];[.$BC$6:.$BC$261])" office:value-type="float" office:value="228" calcext:value-type="float">
            <text:p>228</text:p>
          </table:table-cell>
          <table:table-cell table:style-name="ce15" table:formula="of:=LOOKUP([.AA41];[.$AZ$6:.$AZ$261];[.$BC$6:.$BC$261])" office:value-type="float" office:value="235" calcext:value-type="float">
            <text:p>235</text:p>
          </table:table-cell>
          <table:table-cell table:style-name="ce15" table:formula="of:=LOOKUP([.AB41];[.$AZ$6:.$AZ$261];[.$BC$6:.$BC$261])" office:value-type="float" office:value="234" calcext:value-type="float">
            <text:p>234</text:p>
          </table:table-cell>
          <table:table-cell table:style-name="ce15" table:formula="of:=LOOKUP([.AC41];[.$AZ$6:.$AZ$261];[.$BC$6:.$BC$261])" office:value-type="float" office:value="217" calcext:value-type="float">
            <text:p>217</text:p>
          </table:table-cell>
          <table:table-cell table:style-name="ce15" table:formula="of:=LOOKUP([.AD41];[.$AZ$6:.$AZ$261];[.$BC$6:.$BC$261])" office:value-type="float" office:value="177" calcext:value-type="float">
            <text:p>177</text:p>
          </table:table-cell>
          <table:table-cell table:style-name="ce15" table:formula="of:=LOOKUP([.AE41];[.$AZ$6:.$AZ$261];[.$BC$6:.$BC$261])" office:value-type="float" office:value="151" calcext:value-type="float">
            <text:p>151</text:p>
          </table:table-cell>
          <table:table-cell table:style-name="ce15" table:formula="of:=LOOKUP([.AF41];[.$AZ$6:.$AZ$261];[.$BC$6:.$BC$261])" office:value-type="float" office:value="165" calcext:value-type="float">
            <text:p>165</text:p>
          </table:table-cell>
          <table:table-cell table:style-name="ce15" table:formula="of:=LOOKUP([.AG41];[.$AZ$6:.$AZ$261];[.$BC$6:.$BC$261])" office:value-type="float" office:value="173" calcext:value-type="float">
            <text:p>173</text:p>
          </table:table-cell>
          <table:table-cell table:style-name="ce15" table:formula="of:=LOOKUP([.AH41];[.$AZ$6:.$AZ$261];[.$BC$6:.$BC$261])" office:value-type="float" office:value="171" calcext:value-type="float">
            <text:p>171</text:p>
          </table:table-cell>
          <table:table-cell table:style-name="ce15" table:formula="of:=LOOKUP([.AI41];[.$AZ$6:.$AZ$261];[.$BC$6:.$BC$261])" office:value-type="float" office:value="170" calcext:value-type="float">
            <text:p>170</text:p>
          </table:table-cell>
          <table:table-cell table:style-name="ce15" table:formula="of:=LOOKUP([.AJ41];[.$AZ$6:.$AZ$261];[.$BC$6:.$BC$261])" office:value-type="float" office:value="170" calcext:value-type="float">
            <text:p>170</text:p>
          </table:table-cell>
          <table:table-cell table:style-name="ce15" table:formula="of:=LOOKUP([.AK41];[.$AZ$6:.$AZ$261];[.$BC$6:.$BC$261])" office:value-type="float" office:value="168" calcext:value-type="float">
            <text:p>168</text:p>
          </table:table-cell>
          <table:table-cell table:style-name="ce15" table:formula="of:=LOOKUP([.AL41];[.$AZ$6:.$AZ$261];[.$BC$6:.$BC$261])" office:value-type="float" office:value="164" calcext:value-type="float">
            <text:p>164</text:p>
          </table:table-cell>
          <table:table-cell table:style-name="ce15" table:formula="of:=LOOKUP([.AM41];[.$AZ$6:.$AZ$261];[.$BC$6:.$BC$261])" office:value-type="float" office:value="150" calcext:value-type="float">
            <text:p>150</text:p>
          </table:table-cell>
          <table:table-cell table:style-name="ce15" table:formula="of:=LOOKUP([.AN41];[.$AZ$6:.$AZ$261];[.$BC$6:.$BC$261])" office:value-type="float" office:value="123" calcext:value-type="float">
            <text:p>123</text:p>
          </table:table-cell>
          <table:table-cell table:style-name="ce15" table:formula="of:=LOOKUP([.AO41];[.$AZ$6:.$AZ$261];[.$BC$6:.$BC$261])" office:value-type="float" office:value="99" calcext:value-type="float">
            <text:p>99</text:p>
          </table:table-cell>
          <table:table-cell table:style-name="ce15" table:formula="of:=LOOKUP([.AP41];[.$AZ$6:.$AZ$261];[.$BC$6:.$BC$261])" office:value-type="float" office:value="98" calcext:value-type="float">
            <text:p>98</text:p>
          </table:table-cell>
          <table:table-cell table:style-name="ce15" table:formula="of:=LOOKUP([.AQ41];[.$AZ$6:.$AZ$261];[.$BC$6:.$BC$261])" office:value-type="float" office:value="107" calcext:value-type="float">
            <text:p>107</text:p>
          </table:table-cell>
          <table:table-cell table:style-name="ce15" table:formula="of:=LOOKUP([.AR41];[.$AZ$6:.$AZ$261];[.$BC$6:.$BC$261])" office:value-type="float" office:value="123" calcext:value-type="float">
            <text:p>123</text:p>
          </table:table-cell>
          <table:table-cell table:style-name="ce15" table:formula="of:=LOOKUP([.AS41];[.$AZ$6:.$AZ$261];[.$BC$6:.$BC$261])" office:value-type="float" office:value="103" calcext:value-type="float">
            <text:p>103</text:p>
          </table:table-cell>
          <table:table-cell table:style-name="ce15" table:formula="of:=LOOKUP([.AT41];[.$AZ$6:.$AZ$261];[.$BC$6:.$BC$261])" office:value-type="float" office:value="89" calcext:value-type="float">
            <text:p>89</text:p>
          </table:table-cell>
          <table:table-cell table:style-name="ce15" table:formula="of:=LOOKUP([.AU41];[.$AZ$6:.$AZ$261];[.$BC$6:.$BC$261])" office:value-type="float" office:value="90" calcext:value-type="float">
            <text:p>90</text:p>
          </table:table-cell>
          <table:table-cell table:style-name="ce15" table:formula="of:=LOOKUP([.AV41];[.$AZ$6:.$AZ$261];[.$BC$6:.$BC$261])" office:value-type="float" office:value="94" calcext:value-type="float">
            <text:p>94</text:p>
          </table:table-cell>
          <table:table-cell table:style-name="ce15" table:formula="of:=LOOKUP([.AW41];[.$AZ$6:.$AZ$261];[.$BC$6:.$BC$261])" office:value-type="float" office:value="90" calcext:value-type="float">
            <text:p>90</text:p>
          </table:table-cell>
          <table:table-cell table:style-name="ce15" table:formula="of:=LOOKUP([.AX41];[.$AZ$6:.$AZ$261];[.$BC$6:.$BC$261])" office:value-type="float" office:value="84" calcext:value-type="float">
            <text:p>8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$A$1:.$AX$69];[.AZ113])" office:value-type="float" office:value="11" calcext:value-type="float">
            <text:p>11</text:p>
          </table:table-cell>
          <table:table-cell table:formula="of:=COUNTIF([.$A$73:.$AX$141];[.AZ113])" office:value-type="float" office:value="11" calcext:value-type="float">
            <text:p>11</text:p>
          </table:table-cell>
          <table:table-cell table:formula="of:=IF([.AZ113]&lt;[.$BA$1];0;IF([.AZ113]&gt;=[.$BC$1];255;ROUNDDOWN(([.AZ113]-[.$BA$1])/([.$BC$1]-[.$BA$1])*255)))" office:value-type="float" office:value="107" calcext:value-type="float">
            <text:p>107</text:p>
          </table:table-cell>
        </table:table-row>
        <table:table-row table:style-name="ro1">
          <table:table-cell table:style-name="ce15" table:formula="of:=LOOKUP([.A42];[.$AZ$6:.$AZ$261];[.$BC$6:.$BC$261])" office:value-type="float" office:value="251" calcext:value-type="float">
            <text:p>251</text:p>
          </table:table-cell>
          <table:table-cell table:style-name="ce15" table:formula="of:=LOOKUP([.B42];[.$AZ$6:.$AZ$261];[.$BC$6:.$BC$261])" office:value-type="float" office:value="250" calcext:value-type="float">
            <text:p>250</text:p>
          </table:table-cell>
          <table:table-cell table:style-name="ce15" table:formula="of:=LOOKUP([.C42];[.$AZ$6:.$AZ$261];[.$BC$6:.$BC$261])" office:value-type="float" office:value="250" calcext:value-type="float">
            <text:p>250</text:p>
          </table:table-cell>
          <table:table-cell table:style-name="ce15" table:formula="of:=LOOKUP([.D42];[.$AZ$6:.$AZ$261];[.$BC$6:.$BC$261])" office:value-type="float" office:value="250" calcext:value-type="float">
            <text:p>250</text:p>
          </table:table-cell>
          <table:table-cell table:style-name="ce15" table:formula="of:=LOOKUP([.E42];[.$AZ$6:.$AZ$261];[.$BC$6:.$BC$261])" office:value-type="float" office:value="250" calcext:value-type="float">
            <text:p>250</text:p>
          </table:table-cell>
          <table:table-cell table:style-name="ce15" table:formula="of:=LOOKUP([.F42];[.$AZ$6:.$AZ$261];[.$BC$6:.$BC$261])" office:value-type="float" office:value="251" calcext:value-type="float">
            <text:p>251</text:p>
          </table:table-cell>
          <table:table-cell table:style-name="ce15" table:formula="of:=LOOKUP([.G42];[.$AZ$6:.$AZ$261];[.$BC$6:.$BC$261])" office:value-type="float" office:value="251" calcext:value-type="float">
            <text:p>251</text:p>
          </table:table-cell>
          <table:table-cell table:style-name="ce15" table:formula="of:=LOOKUP([.H42];[.$AZ$6:.$AZ$261];[.$BC$6:.$BC$261])" office:value-type="float" office:value="251" calcext:value-type="float">
            <text:p>251</text:p>
          </table:table-cell>
          <table:table-cell table:style-name="ce15" table:formula="of:=LOOKUP([.I42];[.$AZ$6:.$AZ$261];[.$BC$6:.$BC$261])" office:value-type="float" office:value="247" calcext:value-type="float">
            <text:p>247</text:p>
          </table:table-cell>
          <table:table-cell table:style-name="ce15" table:formula="of:=LOOKUP([.J42];[.$AZ$6:.$AZ$261];[.$BC$6:.$BC$261])" office:value-type="float" office:value="231" calcext:value-type="float">
            <text:p>231</text:p>
          </table:table-cell>
          <table:table-cell table:style-name="ce15" table:formula="of:=LOOKUP([.K42];[.$AZ$6:.$AZ$261];[.$BC$6:.$BC$261])" office:value-type="float" office:value="211" calcext:value-type="float">
            <text:p>211</text:p>
          </table:table-cell>
          <table:table-cell table:style-name="ce15" table:formula="of:=LOOKUP([.L42];[.$AZ$6:.$AZ$261];[.$BC$6:.$BC$261])" office:value-type="float" office:value="197" calcext:value-type="float">
            <text:p>197</text:p>
          </table:table-cell>
          <table:table-cell table:style-name="ce15" table:formula="of:=LOOKUP([.M42];[.$AZ$6:.$AZ$261];[.$BC$6:.$BC$261])" office:value-type="float" office:value="190" calcext:value-type="float">
            <text:p>190</text:p>
          </table:table-cell>
          <table:table-cell table:style-name="ce15" table:formula="of:=LOOKUP([.N42];[.$AZ$6:.$AZ$261];[.$BC$6:.$BC$261])" office:value-type="float" office:value="189" calcext:value-type="float">
            <text:p>189</text:p>
          </table:table-cell>
          <table:table-cell table:style-name="ce15" table:formula="of:=LOOKUP([.O42];[.$AZ$6:.$AZ$261];[.$BC$6:.$BC$261])" office:value-type="float" office:value="189" calcext:value-type="float">
            <text:p>189</text:p>
          </table:table-cell>
          <table:table-cell table:style-name="ce15" table:formula="of:=LOOKUP([.P42];[.$AZ$6:.$AZ$261];[.$BC$6:.$BC$261])" office:value-type="float" office:value="187" calcext:value-type="float">
            <text:p>187</text:p>
          </table:table-cell>
          <table:table-cell table:style-name="ce15" table:formula="of:=LOOKUP([.Q42];[.$AZ$6:.$AZ$261];[.$BC$6:.$BC$261])" office:value-type="float" office:value="184" calcext:value-type="float">
            <text:p>184</text:p>
          </table:table-cell>
          <table:table-cell table:style-name="ce15" table:formula="of:=LOOKUP([.R42];[.$AZ$6:.$AZ$261];[.$BC$6:.$BC$261])" office:value-type="float" office:value="180" calcext:value-type="float">
            <text:p>180</text:p>
          </table:table-cell>
          <table:table-cell table:style-name="ce15" table:formula="of:=LOOKUP([.S42];[.$AZ$6:.$AZ$261];[.$BC$6:.$BC$261])" office:value-type="float" office:value="189" calcext:value-type="float">
            <text:p>189</text:p>
          </table:table-cell>
          <table:table-cell table:style-name="ce15" table:formula="of:=LOOKUP([.T42];[.$AZ$6:.$AZ$261];[.$BC$6:.$BC$261])" office:value-type="float" office:value="196" calcext:value-type="float">
            <text:p>196</text:p>
          </table:table-cell>
          <table:table-cell table:style-name="ce15" table:formula="of:=LOOKUP([.U42];[.$AZ$6:.$AZ$261];[.$BC$6:.$BC$261])" office:value-type="float" office:value="191" calcext:value-type="float">
            <text:p>191</text:p>
          </table:table-cell>
          <table:table-cell table:style-name="ce15" table:formula="of:=LOOKUP([.V42];[.$AZ$6:.$AZ$261];[.$BC$6:.$BC$261])" office:value-type="float" office:value="184" calcext:value-type="float">
            <text:p>184</text:p>
          </table:table-cell>
          <table:table-cell table:style-name="ce15" table:formula="of:=LOOKUP([.W42];[.$AZ$6:.$AZ$261];[.$BC$6:.$BC$261])" office:value-type="float" office:value="172" calcext:value-type="float">
            <text:p>172</text:p>
          </table:table-cell>
          <table:table-cell table:style-name="ce15" table:formula="of:=LOOKUP([.X42];[.$AZ$6:.$AZ$261];[.$BC$6:.$BC$261])" office:value-type="float" office:value="166" calcext:value-type="float">
            <text:p>166</text:p>
          </table:table-cell>
          <table:table-cell table:style-name="ce15" table:formula="of:=LOOKUP([.Y42];[.$AZ$6:.$AZ$261];[.$BC$6:.$BC$261])" office:value-type="float" office:value="175" calcext:value-type="float">
            <text:p>175</text:p>
          </table:table-cell>
          <table:table-cell table:style-name="ce15" table:formula="of:=LOOKUP([.Z42];[.$AZ$6:.$AZ$261];[.$BC$6:.$BC$261])" office:value-type="float" office:value="228" calcext:value-type="float">
            <text:p>228</text:p>
          </table:table-cell>
          <table:table-cell table:style-name="ce15" table:formula="of:=LOOKUP([.AA42];[.$AZ$6:.$AZ$261];[.$BC$6:.$BC$261])" office:value-type="float" office:value="231" calcext:value-type="float">
            <text:p>231</text:p>
          </table:table-cell>
          <table:table-cell table:style-name="ce15" table:formula="of:=LOOKUP([.AB42];[.$AZ$6:.$AZ$261];[.$BC$6:.$BC$261])" office:value-type="float" office:value="232" calcext:value-type="float">
            <text:p>232</text:p>
          </table:table-cell>
          <table:table-cell table:style-name="ce15" table:formula="of:=LOOKUP([.AC42];[.$AZ$6:.$AZ$261];[.$BC$6:.$BC$261])" office:value-type="float" office:value="216" calcext:value-type="float">
            <text:p>216</text:p>
          </table:table-cell>
          <table:table-cell table:style-name="ce15" table:formula="of:=LOOKUP([.AD42];[.$AZ$6:.$AZ$261];[.$BC$6:.$BC$261])" office:value-type="float" office:value="181" calcext:value-type="float">
            <text:p>181</text:p>
          </table:table-cell>
          <table:table-cell table:style-name="ce15" table:formula="of:=LOOKUP([.AE42];[.$AZ$6:.$AZ$261];[.$BC$6:.$BC$261])" office:value-type="float" office:value="163" calcext:value-type="float">
            <text:p>163</text:p>
          </table:table-cell>
          <table:table-cell table:style-name="ce15" table:formula="of:=LOOKUP([.AF42];[.$AZ$6:.$AZ$261];[.$BC$6:.$BC$261])" office:value-type="float" office:value="169" calcext:value-type="float">
            <text:p>169</text:p>
          </table:table-cell>
          <table:table-cell table:style-name="ce15" table:formula="of:=LOOKUP([.AG42];[.$AZ$6:.$AZ$261];[.$BC$6:.$BC$261])" office:value-type="float" office:value="171" calcext:value-type="float">
            <text:p>171</text:p>
          </table:table-cell>
          <table:table-cell table:style-name="ce15" table:formula="of:=LOOKUP([.AH42];[.$AZ$6:.$AZ$261];[.$BC$6:.$BC$261])" office:value-type="float" office:value="170" calcext:value-type="float">
            <text:p>170</text:p>
          </table:table-cell>
          <table:table-cell table:style-name="ce15" table:formula="of:=LOOKUP([.AI42];[.$AZ$6:.$AZ$261];[.$BC$6:.$BC$261])" office:value-type="float" office:value="168" calcext:value-type="float">
            <text:p>168</text:p>
          </table:table-cell>
          <table:table-cell table:style-name="ce15" table:formula="of:=LOOKUP([.AJ42];[.$AZ$6:.$AZ$261];[.$BC$6:.$BC$261])" office:value-type="float" office:value="167" calcext:value-type="float">
            <text:p>167</text:p>
          </table:table-cell>
          <table:table-cell table:style-name="ce15" table:formula="of:=LOOKUP([.AK42];[.$AZ$6:.$AZ$261];[.$BC$6:.$BC$261])" office:value-type="float" office:value="163" calcext:value-type="float">
            <text:p>163</text:p>
          </table:table-cell>
          <table:table-cell table:style-name="ce15" table:formula="of:=LOOKUP([.AL42];[.$AZ$6:.$AZ$261];[.$BC$6:.$BC$261])" office:value-type="float" office:value="142" calcext:value-type="float">
            <text:p>142</text:p>
          </table:table-cell>
          <table:table-cell table:style-name="ce15" table:formula="of:=LOOKUP([.AM42];[.$AZ$6:.$AZ$261];[.$BC$6:.$BC$261])" office:value-type="float" office:value="112" calcext:value-type="float">
            <text:p>112</text:p>
          </table:table-cell>
          <table:table-cell table:style-name="ce15" table:formula="of:=LOOKUP([.AN42];[.$AZ$6:.$AZ$261];[.$BC$6:.$BC$261])" office:value-type="float" office:value="102" calcext:value-type="float">
            <text:p>102</text:p>
          </table:table-cell>
          <table:table-cell table:style-name="ce15" table:formula="of:=LOOKUP([.AO42];[.$AZ$6:.$AZ$261];[.$BC$6:.$BC$261])" office:value-type="float" office:value="98" calcext:value-type="float">
            <text:p>98</text:p>
          </table:table-cell>
          <table:table-cell table:style-name="ce15" table:formula="of:=LOOKUP([.AP42];[.$AZ$6:.$AZ$261];[.$BC$6:.$BC$261])" office:value-type="float" office:value="100" calcext:value-type="float">
            <text:p>100</text:p>
          </table:table-cell>
          <table:table-cell table:style-name="ce15" table:formula="of:=LOOKUP([.AQ42];[.$AZ$6:.$AZ$261];[.$BC$6:.$BC$261])" office:value-type="float" office:value="114" calcext:value-type="float">
            <text:p>114</text:p>
          </table:table-cell>
          <table:table-cell table:style-name="ce15" table:formula="of:=LOOKUP([.AR42];[.$AZ$6:.$AZ$261];[.$BC$6:.$BC$261])" office:value-type="float" office:value="108" calcext:value-type="float">
            <text:p>108</text:p>
          </table:table-cell>
          <table:table-cell table:style-name="ce15" table:formula="of:=LOOKUP([.AS42];[.$AZ$6:.$AZ$261];[.$BC$6:.$BC$261])" office:value-type="float" office:value="100" calcext:value-type="float">
            <text:p>100</text:p>
          </table:table-cell>
          <table:table-cell table:style-name="ce15" table:formula="of:=LOOKUP([.AT42];[.$AZ$6:.$AZ$261];[.$BC$6:.$BC$261])" office:value-type="float" office:value="96" calcext:value-type="float">
            <text:p>96</text:p>
          </table:table-cell>
          <table:table-cell table:style-name="ce15" table:formula="of:=LOOKUP([.AU42];[.$AZ$6:.$AZ$261];[.$BC$6:.$BC$261])" office:value-type="float" office:value="99" calcext:value-type="float">
            <text:p>99</text:p>
          </table:table-cell>
          <table:table-cell table:style-name="ce15" table:formula="of:=LOOKUP([.AV42];[.$AZ$6:.$AZ$261];[.$BC$6:.$BC$261])" office:value-type="float" office:value="93" calcext:value-type="float">
            <text:p>93</text:p>
          </table:table-cell>
          <table:table-cell table:style-name="ce15" table:formula="of:=LOOKUP([.AW42];[.$AZ$6:.$AZ$261];[.$BC$6:.$BC$261])" office:value-type="float" office:value="97" calcext:value-type="float">
            <text:p>97</text:p>
          </table:table-cell>
          <table:table-cell table:style-name="ce15" table:formula="of:=LOOKUP([.AX42];[.$AZ$6:.$AZ$261];[.$BC$6:.$BC$261])" office:value-type="float" office:value="91" calcext:value-type="float">
            <text:p>9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$A$1:.$AX$69];[.AZ114])" office:value-type="float" office:value="12" calcext:value-type="float">
            <text:p>12</text:p>
          </table:table-cell>
          <table:table-cell table:formula="of:=COUNTIF([.$A$73:.$AX$141];[.AZ114])" office:value-type="float" office:value="12" calcext:value-type="float">
            <text:p>12</text:p>
          </table:table-cell>
          <table:table-cell table:formula="of:=IF([.AZ114]&lt;[.$BA$1];0;IF([.AZ114]&gt;=[.$BC$1];255;ROUNDDOWN(([.AZ114]-[.$BA$1])/([.$BC$1]-[.$BA$1])*255)))" office:value-type="float" office:value="108" calcext:value-type="float">
            <text:p>108</text:p>
          </table:table-cell>
        </table:table-row>
        <table:table-row table:style-name="ro1">
          <table:table-cell table:style-name="ce15" table:formula="of:=LOOKUP([.A43];[.$AZ$6:.$AZ$261];[.$BC$6:.$BC$261])" office:value-type="float" office:value="231" calcext:value-type="float">
            <text:p>231</text:p>
          </table:table-cell>
          <table:table-cell table:style-name="ce15" table:formula="of:=LOOKUP([.B43];[.$AZ$6:.$AZ$261];[.$BC$6:.$BC$261])" office:value-type="float" office:value="229" calcext:value-type="float">
            <text:p>229</text:p>
          </table:table-cell>
          <table:table-cell table:style-name="ce15" table:formula="of:=LOOKUP([.C43];[.$AZ$6:.$AZ$261];[.$BC$6:.$BC$261])" office:value-type="float" office:value="230" calcext:value-type="float">
            <text:p>230</text:p>
          </table:table-cell>
          <table:table-cell table:style-name="ce15" table:formula="of:=LOOKUP([.D43];[.$AZ$6:.$AZ$261];[.$BC$6:.$BC$261])" office:value-type="float" office:value="232" calcext:value-type="float">
            <text:p>232</text:p>
          </table:table-cell>
          <table:table-cell table:style-name="ce15" table:formula="of:=LOOKUP([.E43];[.$AZ$6:.$AZ$261];[.$BC$6:.$BC$261])" office:value-type="float" office:value="236" calcext:value-type="float">
            <text:p>236</text:p>
          </table:table-cell>
          <table:table-cell table:style-name="ce15" table:formula="of:=LOOKUP([.F43];[.$AZ$6:.$AZ$261];[.$BC$6:.$BC$261])" office:value-type="float" office:value="240" calcext:value-type="float">
            <text:p>240</text:p>
          </table:table-cell>
          <table:table-cell table:style-name="ce15" table:formula="of:=LOOKUP([.G43];[.$AZ$6:.$AZ$261];[.$BC$6:.$BC$261])" office:value-type="float" office:value="244" calcext:value-type="float">
            <text:p>244</text:p>
          </table:table-cell>
          <table:table-cell table:style-name="ce15" table:formula="of:=LOOKUP([.H43];[.$AZ$6:.$AZ$261];[.$BC$6:.$BC$261])" office:value-type="float" office:value="245" calcext:value-type="float">
            <text:p>245</text:p>
          </table:table-cell>
          <table:table-cell table:style-name="ce15" table:formula="of:=LOOKUP([.I43];[.$AZ$6:.$AZ$261];[.$BC$6:.$BC$261])" office:value-type="float" office:value="246" calcext:value-type="float">
            <text:p>246</text:p>
          </table:table-cell>
          <table:table-cell table:style-name="ce15" table:formula="of:=LOOKUP([.J43];[.$AZ$6:.$AZ$261];[.$BC$6:.$BC$261])" office:value-type="float" office:value="247" calcext:value-type="float">
            <text:p>247</text:p>
          </table:table-cell>
          <table:table-cell table:style-name="ce15" table:formula="of:=LOOKUP([.K43];[.$AZ$6:.$AZ$261];[.$BC$6:.$BC$261])" office:value-type="float" office:value="244" calcext:value-type="float">
            <text:p>244</text:p>
          </table:table-cell>
          <table:table-cell table:style-name="ce15" table:formula="of:=LOOKUP([.L43];[.$AZ$6:.$AZ$261];[.$BC$6:.$BC$261])" office:value-type="float" office:value="233" calcext:value-type="float">
            <text:p>233</text:p>
          </table:table-cell>
          <table:table-cell table:style-name="ce15" table:formula="of:=LOOKUP([.M43];[.$AZ$6:.$AZ$261];[.$BC$6:.$BC$261])" office:value-type="float" office:value="212" calcext:value-type="float">
            <text:p>212</text:p>
          </table:table-cell>
          <table:table-cell table:style-name="ce15" table:formula="of:=LOOKUP([.N43];[.$AZ$6:.$AZ$261];[.$BC$6:.$BC$261])" office:value-type="float" office:value="193" calcext:value-type="float">
            <text:p>193</text:p>
          </table:table-cell>
          <table:table-cell table:style-name="ce15" table:formula="of:=LOOKUP([.O43];[.$AZ$6:.$AZ$261];[.$BC$6:.$BC$261])" office:value-type="float" office:value="186" calcext:value-type="float">
            <text:p>186</text:p>
          </table:table-cell>
          <table:table-cell table:style-name="ce15" table:formula="of:=LOOKUP([.P43];[.$AZ$6:.$AZ$261];[.$BC$6:.$BC$261])" office:value-type="float" office:value="183" calcext:value-type="float">
            <text:p>183</text:p>
          </table:table-cell>
          <table:table-cell table:style-name="ce15" table:formula="of:=LOOKUP([.Q43];[.$AZ$6:.$AZ$261];[.$BC$6:.$BC$261])" office:value-type="float" office:value="181" calcext:value-type="float">
            <text:p>181</text:p>
          </table:table-cell>
          <table:table-cell table:style-name="ce15" table:formula="of:=LOOKUP([.R43];[.$AZ$6:.$AZ$261];[.$BC$6:.$BC$261])" office:value-type="float" office:value="178" calcext:value-type="float">
            <text:p>178</text:p>
          </table:table-cell>
          <table:table-cell table:style-name="ce15" table:formula="of:=LOOKUP([.S43];[.$AZ$6:.$AZ$261];[.$BC$6:.$BC$261])" office:value-type="float" office:value="175" calcext:value-type="float">
            <text:p>175</text:p>
          </table:table-cell>
          <table:table-cell table:style-name="ce15" table:formula="of:=LOOKUP([.T43];[.$AZ$6:.$AZ$261];[.$BC$6:.$BC$261])" office:value-type="float" office:value="181" calcext:value-type="float">
            <text:p>181</text:p>
          </table:table-cell>
          <table:table-cell table:style-name="ce15" table:formula="of:=LOOKUP([.U43];[.$AZ$6:.$AZ$261];[.$BC$6:.$BC$261])" office:value-type="float" office:value="179" calcext:value-type="float">
            <text:p>179</text:p>
          </table:table-cell>
          <table:table-cell table:style-name="ce15" table:formula="of:=LOOKUP([.V43];[.$AZ$6:.$AZ$261];[.$BC$6:.$BC$261])" office:value-type="float" office:value="168" calcext:value-type="float">
            <text:p>168</text:p>
          </table:table-cell>
          <table:table-cell table:style-name="ce15" table:formula="of:=LOOKUP([.W43];[.$AZ$6:.$AZ$261];[.$BC$6:.$BC$261])" office:value-type="float" office:value="168" calcext:value-type="float">
            <text:p>168</text:p>
          </table:table-cell>
          <table:table-cell table:style-name="ce15" table:formula="of:=LOOKUP([.X43];[.$AZ$6:.$AZ$261];[.$BC$6:.$BC$261])" office:value-type="float" office:value="151" calcext:value-type="float">
            <text:p>151</text:p>
          </table:table-cell>
          <table:table-cell table:style-name="ce15" table:formula="of:=LOOKUP([.Y43];[.$AZ$6:.$AZ$261];[.$BC$6:.$BC$261])" office:value-type="float" office:value="189" calcext:value-type="float">
            <text:p>189</text:p>
          </table:table-cell>
          <table:table-cell table:style-name="ce15" table:formula="of:=LOOKUP([.Z43];[.$AZ$6:.$AZ$261];[.$BC$6:.$BC$261])" office:value-type="float" office:value="223" calcext:value-type="float">
            <text:p>223</text:p>
          </table:table-cell>
          <table:table-cell table:style-name="ce15" table:formula="of:=LOOKUP([.AA43];[.$AZ$6:.$AZ$261];[.$BC$6:.$BC$261])" office:value-type="float" office:value="225" calcext:value-type="float">
            <text:p>225</text:p>
          </table:table-cell>
          <table:table-cell table:style-name="ce15" table:formula="of:=LOOKUP([.AB43];[.$AZ$6:.$AZ$261];[.$BC$6:.$BC$261])" office:value-type="float" office:value="229" calcext:value-type="float">
            <text:p>229</text:p>
          </table:table-cell>
          <table:table-cell table:style-name="ce15" table:formula="of:=LOOKUP([.AC43];[.$AZ$6:.$AZ$261];[.$BC$6:.$BC$261])" office:value-type="float" office:value="212" calcext:value-type="float">
            <text:p>212</text:p>
          </table:table-cell>
          <table:table-cell table:style-name="ce15" table:formula="of:=LOOKUP([.AD43];[.$AZ$6:.$AZ$261];[.$BC$6:.$BC$261])" office:value-type="float" office:value="175" calcext:value-type="float">
            <text:p>175</text:p>
          </table:table-cell>
          <table:table-cell table:style-name="ce15" table:formula="of:=LOOKUP([.AE43];[.$AZ$6:.$AZ$261];[.$BC$6:.$BC$261])" office:value-type="float" office:value="168" calcext:value-type="float">
            <text:p>168</text:p>
          </table:table-cell>
          <table:table-cell table:style-name="ce15" table:formula="of:=LOOKUP([.AF43];[.$AZ$6:.$AZ$261];[.$BC$6:.$BC$261])" office:value-type="float" office:value="171" calcext:value-type="float">
            <text:p>171</text:p>
          </table:table-cell>
          <table:table-cell table:style-name="ce15" table:formula="of:=LOOKUP([.AG43];[.$AZ$6:.$AZ$261];[.$BC$6:.$BC$261])" office:value-type="float" office:value="168" calcext:value-type="float">
            <text:p>168</text:p>
          </table:table-cell>
          <table:table-cell table:style-name="ce15" table:formula="of:=LOOKUP([.AH43];[.$AZ$6:.$AZ$261];[.$BC$6:.$BC$261])" office:value-type="float" office:value="168" calcext:value-type="float">
            <text:p>168</text:p>
          </table:table-cell>
          <table:table-cell table:style-name="ce15" table:formula="of:=LOOKUP([.AI43];[.$AZ$6:.$AZ$261];[.$BC$6:.$BC$261])" office:value-type="float" office:value="165" calcext:value-type="float">
            <text:p>165</text:p>
          </table:table-cell>
          <table:table-cell table:style-name="ce15" table:formula="of:=LOOKUP([.AJ43];[.$AZ$6:.$AZ$261];[.$BC$6:.$BC$261])" office:value-type="float" office:value="161" calcext:value-type="float">
            <text:p>161</text:p>
          </table:table-cell>
          <table:table-cell table:style-name="ce15" table:formula="of:=LOOKUP([.AK43];[.$AZ$6:.$AZ$261];[.$BC$6:.$BC$261])" office:value-type="float" office:value="140" calcext:value-type="float">
            <text:p>140</text:p>
          </table:table-cell>
          <table:table-cell table:style-name="ce15" table:formula="of:=LOOKUP([.AL43];[.$AZ$6:.$AZ$261];[.$BC$6:.$BC$261])" office:value-type="float" office:value="110" calcext:value-type="float">
            <text:p>110</text:p>
          </table:table-cell>
          <table:table-cell table:style-name="ce15" table:formula="of:=LOOKUP([.AM43];[.$AZ$6:.$AZ$261];[.$BC$6:.$BC$261])" office:value-type="float" office:value="103" calcext:value-type="float">
            <text:p>103</text:p>
          </table:table-cell>
          <table:table-cell table:style-name="ce15" table:formula="of:=LOOKUP([.AN43];[.$AZ$6:.$AZ$261];[.$BC$6:.$BC$261])" office:value-type="float" office:value="102" calcext:value-type="float">
            <text:p>102</text:p>
          </table:table-cell>
          <table:table-cell table:style-name="ce15" table:formula="of:=LOOKUP([.AO43];[.$AZ$6:.$AZ$261];[.$BC$6:.$BC$261])" office:value-type="float" office:value="102" calcext:value-type="float">
            <text:p>102</text:p>
          </table:table-cell>
          <table:table-cell table:style-name="ce15" table:formula="of:=LOOKUP([.AP43];[.$AZ$6:.$AZ$261];[.$BC$6:.$BC$261])" office:value-type="float" office:value="114" calcext:value-type="float">
            <text:p>114</text:p>
          </table:table-cell>
          <table:table-cell table:style-name="ce15" table:formula="of:=LOOKUP([.AQ43];[.$AZ$6:.$AZ$261];[.$BC$6:.$BC$261])" office:value-type="float" office:value="92" calcext:value-type="float">
            <text:p>92</text:p>
          </table:table-cell>
          <table:table-cell table:style-name="ce15" table:formula="of:=LOOKUP([.AR43];[.$AZ$6:.$AZ$261];[.$BC$6:.$BC$261])" office:value-type="float" office:value="79" calcext:value-type="float">
            <text:p>79</text:p>
          </table:table-cell>
          <table:table-cell table:style-name="ce15" table:formula="of:=LOOKUP([.AS43];[.$AZ$6:.$AZ$261];[.$BC$6:.$BC$261])" office:value-type="float" office:value="110" calcext:value-type="float">
            <text:p>110</text:p>
          </table:table-cell>
          <table:table-cell table:style-name="ce15" table:formula="of:=LOOKUP([.AT43];[.$AZ$6:.$AZ$261];[.$BC$6:.$BC$261])" office:value-type="float" office:value="105" calcext:value-type="float">
            <text:p>105</text:p>
          </table:table-cell>
          <table:table-cell table:style-name="ce15" table:formula="of:=LOOKUP([.AU43];[.$AZ$6:.$AZ$261];[.$BC$6:.$BC$261])" office:value-type="float" office:value="104" calcext:value-type="float">
            <text:p>104</text:p>
          </table:table-cell>
          <table:table-cell table:style-name="ce15" table:formula="of:=LOOKUP([.AV43];[.$AZ$6:.$AZ$261];[.$BC$6:.$BC$261])" office:value-type="float" office:value="104" calcext:value-type="float">
            <text:p>104</text:p>
          </table:table-cell>
          <table:table-cell table:style-name="ce15" table:formula="of:=LOOKUP([.AW43];[.$AZ$6:.$AZ$261];[.$BC$6:.$BC$261])" office:value-type="float" office:value="94" calcext:value-type="float">
            <text:p>94</text:p>
          </table:table-cell>
          <table:table-cell table:style-name="ce15" table:formula="of:=LOOKUP([.AX43];[.$AZ$6:.$AZ$261];[.$BC$6:.$BC$261])" office:value-type="float" office:value="91" calcext:value-type="float">
            <text:p>9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$A$1:.$AX$69];[.AZ115])" office:value-type="float" office:value="14" calcext:value-type="float">
            <text:p>14</text:p>
          </table:table-cell>
          <table:table-cell table:formula="of:=COUNTIF([.$A$73:.$AX$141];[.AZ115])" office:value-type="float" office:value="14" calcext:value-type="float">
            <text:p>14</text:p>
          </table:table-cell>
          <table:table-cell table:formula="of:=IF([.AZ115]&lt;[.$BA$1];0;IF([.AZ115]&gt;=[.$BC$1];255;ROUNDDOWN(([.AZ115]-[.$BA$1])/([.$BC$1]-[.$BA$1])*255)))" office:value-type="float" office:value="109" calcext:value-type="float">
            <text:p>109</text:p>
          </table:table-cell>
        </table:table-row>
        <table:table-row table:style-name="ro1">
          <table:table-cell table:style-name="ce15" table:formula="of:=LOOKUP([.A44];[.$AZ$6:.$AZ$261];[.$BC$6:.$BC$261])" office:value-type="float" office:value="226" calcext:value-type="float">
            <text:p>226</text:p>
          </table:table-cell>
          <table:table-cell table:style-name="ce15" table:formula="of:=LOOKUP([.B44];[.$AZ$6:.$AZ$261];[.$BC$6:.$BC$261])" office:value-type="float" office:value="231" calcext:value-type="float">
            <text:p>231</text:p>
          </table:table-cell>
          <table:table-cell table:style-name="ce15" table:formula="of:=LOOKUP([.C44];[.$AZ$6:.$AZ$261];[.$BC$6:.$BC$261])" office:value-type="float" office:value="235" calcext:value-type="float">
            <text:p>235</text:p>
          </table:table-cell>
          <table:table-cell table:style-name="ce15" table:formula="of:=LOOKUP([.D44];[.$AZ$6:.$AZ$261];[.$BC$6:.$BC$261])" office:value-type="float" office:value="239" calcext:value-type="float">
            <text:p>239</text:p>
          </table:table-cell>
          <table:table-cell table:style-name="ce15" table:formula="of:=LOOKUP([.E44];[.$AZ$6:.$AZ$261];[.$BC$6:.$BC$261])" office:value-type="float" office:value="243" calcext:value-type="float">
            <text:p>243</text:p>
          </table:table-cell>
          <table:table-cell table:style-name="ce15" table:formula="of:=LOOKUP([.F44];[.$AZ$6:.$AZ$261];[.$BC$6:.$BC$261])" office:value-type="float" office:value="246" calcext:value-type="float">
            <text:p>246</text:p>
          </table:table-cell>
          <table:table-cell table:style-name="ce15" table:formula="of:=LOOKUP([.G44];[.$AZ$6:.$AZ$261];[.$BC$6:.$BC$261])" office:value-type="float" office:value="249" calcext:value-type="float">
            <text:p>249</text:p>
          </table:table-cell>
          <table:table-cell table:style-name="ce15" table:formula="of:=LOOKUP([.H44];[.$AZ$6:.$AZ$261];[.$BC$6:.$BC$261])" office:value-type="float" office:value="249" calcext:value-type="float">
            <text:p>249</text:p>
          </table:table-cell>
          <table:table-cell table:style-name="ce15" table:formula="of:=LOOKUP([.I44];[.$AZ$6:.$AZ$261];[.$BC$6:.$BC$261])" office:value-type="float" office:value="248" calcext:value-type="float">
            <text:p>248</text:p>
          </table:table-cell>
          <table:table-cell table:style-name="ce15" table:formula="of:=LOOKUP([.J44];[.$AZ$6:.$AZ$261];[.$BC$6:.$BC$261])" office:value-type="float" office:value="243" calcext:value-type="float">
            <text:p>243</text:p>
          </table:table-cell>
          <table:table-cell table:style-name="ce15" table:formula="of:=LOOKUP([.K44];[.$AZ$6:.$AZ$261];[.$BC$6:.$BC$261])" office:value-type="float" office:value="242" calcext:value-type="float">
            <text:p>242</text:p>
          </table:table-cell>
          <table:table-cell table:style-name="ce15" table:formula="of:=LOOKUP([.L44];[.$AZ$6:.$AZ$261];[.$BC$6:.$BC$261])" office:value-type="float" office:value="242" calcext:value-type="float">
            <text:p>242</text:p>
          </table:table-cell>
          <table:table-cell table:style-name="ce15" table:formula="of:=LOOKUP([.M44];[.$AZ$6:.$AZ$261];[.$BC$6:.$BC$261])" office:value-type="float" office:value="243" calcext:value-type="float">
            <text:p>243</text:p>
          </table:table-cell>
          <table:table-cell table:style-name="ce15" table:formula="of:=LOOKUP([.N44];[.$AZ$6:.$AZ$261];[.$BC$6:.$BC$261])" office:value-type="float" office:value="234" calcext:value-type="float">
            <text:p>234</text:p>
          </table:table-cell>
          <table:table-cell table:style-name="ce15" table:formula="of:=LOOKUP([.O44];[.$AZ$6:.$AZ$261];[.$BC$6:.$BC$261])" office:value-type="float" office:value="207" calcext:value-type="float">
            <text:p>207</text:p>
          </table:table-cell>
          <table:table-cell table:style-name="ce15" table:formula="of:=LOOKUP([.P44];[.$AZ$6:.$AZ$261];[.$BC$6:.$BC$261])" office:value-type="float" office:value="185" calcext:value-type="float">
            <text:p>185</text:p>
          </table:table-cell>
          <table:table-cell table:style-name="ce15" table:formula="of:=LOOKUP([.Q44];[.$AZ$6:.$AZ$261];[.$BC$6:.$BC$261])" office:value-type="float" office:value="179" calcext:value-type="float">
            <text:p>179</text:p>
          </table:table-cell>
          <table:table-cell table:style-name="ce15" table:formula="of:=LOOKUP([.R44];[.$AZ$6:.$AZ$261];[.$BC$6:.$BC$261])" office:value-type="float" office:value="176" calcext:value-type="float">
            <text:p>176</text:p>
          </table:table-cell>
          <table:table-cell table:style-name="ce15" table:formula="of:=LOOKUP([.S44];[.$AZ$6:.$AZ$261];[.$BC$6:.$BC$261])" office:value-type="float" office:value="172" calcext:value-type="float">
            <text:p>172</text:p>
          </table:table-cell>
          <table:table-cell table:style-name="ce15" table:formula="of:=LOOKUP([.T44];[.$AZ$6:.$AZ$261];[.$BC$6:.$BC$261])" office:value-type="float" office:value="173" calcext:value-type="float">
            <text:p>173</text:p>
          </table:table-cell>
          <table:table-cell table:style-name="ce15" table:formula="of:=LOOKUP([.U44];[.$AZ$6:.$AZ$261];[.$BC$6:.$BC$261])" office:value-type="float" office:value="165" calcext:value-type="float">
            <text:p>165</text:p>
          </table:table-cell>
          <table:table-cell table:style-name="ce15" table:formula="of:=LOOKUP([.V44];[.$AZ$6:.$AZ$261];[.$BC$6:.$BC$261])" office:value-type="float" office:value="160" calcext:value-type="float">
            <text:p>160</text:p>
          </table:table-cell>
          <table:table-cell table:style-name="ce15" table:formula="of:=LOOKUP([.W44];[.$AZ$6:.$AZ$261];[.$BC$6:.$BC$261])" office:value-type="float" office:value="158" calcext:value-type="float">
            <text:p>158</text:p>
          </table:table-cell>
          <table:table-cell table:style-name="ce15" table:formula="of:=LOOKUP([.X44];[.$AZ$6:.$AZ$261];[.$BC$6:.$BC$261])" office:value-type="float" office:value="146" calcext:value-type="float">
            <text:p>146</text:p>
          </table:table-cell>
          <table:table-cell table:style-name="ce15" table:formula="of:=LOOKUP([.Y44];[.$AZ$6:.$AZ$261];[.$BC$6:.$BC$261])" office:value-type="float" office:value="203" calcext:value-type="float">
            <text:p>203</text:p>
          </table:table-cell>
          <table:table-cell table:style-name="ce15" table:formula="of:=LOOKUP([.Z44];[.$AZ$6:.$AZ$261];[.$BC$6:.$BC$261])" office:value-type="float" office:value="216" calcext:value-type="float">
            <text:p>216</text:p>
          </table:table-cell>
          <table:table-cell table:style-name="ce15" table:formula="of:=LOOKUP([.AA44];[.$AZ$6:.$AZ$261];[.$BC$6:.$BC$261])" office:value-type="float" office:value="219" calcext:value-type="float">
            <text:p>219</text:p>
          </table:table-cell>
          <table:table-cell table:style-name="ce15" table:formula="of:=LOOKUP([.AB44];[.$AZ$6:.$AZ$261];[.$BC$6:.$BC$261])" office:value-type="float" office:value="224" calcext:value-type="float">
            <text:p>224</text:p>
          </table:table-cell>
          <table:table-cell table:style-name="ce15" table:formula="of:=LOOKUP([.AC44];[.$AZ$6:.$AZ$261];[.$BC$6:.$BC$261])" office:value-type="float" office:value="213" calcext:value-type="float">
            <text:p>213</text:p>
          </table:table-cell>
          <table:table-cell table:style-name="ce15" table:formula="of:=LOOKUP([.AD44];[.$AZ$6:.$AZ$261];[.$BC$6:.$BC$261])" office:value-type="float" office:value="175" calcext:value-type="float">
            <text:p>175</text:p>
          </table:table-cell>
          <table:table-cell table:style-name="ce15" table:formula="of:=LOOKUP([.AE44];[.$AZ$6:.$AZ$261];[.$BC$6:.$BC$261])" office:value-type="float" office:value="172" calcext:value-type="float">
            <text:p>172</text:p>
          </table:table-cell>
          <table:table-cell table:style-name="ce15" table:formula="of:=LOOKUP([.AF44];[.$AZ$6:.$AZ$261];[.$BC$6:.$BC$261])" office:value-type="float" office:value="169" calcext:value-type="float">
            <text:p>169</text:p>
          </table:table-cell>
          <table:table-cell table:style-name="ce15" table:formula="of:=LOOKUP([.AG44];[.$AZ$6:.$AZ$261];[.$BC$6:.$BC$261])" office:value-type="float" office:value="167" calcext:value-type="float">
            <text:p>167</text:p>
          </table:table-cell>
          <table:table-cell table:style-name="ce15" table:formula="of:=LOOKUP([.AH44];[.$AZ$6:.$AZ$261];[.$BC$6:.$BC$261])" office:value-type="float" office:value="165" calcext:value-type="float">
            <text:p>165</text:p>
          </table:table-cell>
          <table:table-cell table:style-name="ce15" table:formula="of:=LOOKUP([.AI44];[.$AZ$6:.$AZ$261];[.$BC$6:.$BC$261])" office:value-type="float" office:value="160" calcext:value-type="float">
            <text:p>160</text:p>
          </table:table-cell>
          <table:table-cell table:style-name="ce15" table:formula="of:=LOOKUP([.AJ44];[.$AZ$6:.$AZ$261];[.$BC$6:.$BC$261])" office:value-type="float" office:value="141" calcext:value-type="float">
            <text:p>141</text:p>
          </table:table-cell>
          <table:table-cell table:style-name="ce15" table:formula="of:=LOOKUP([.AK44];[.$AZ$6:.$AZ$261];[.$BC$6:.$BC$261])" office:value-type="float" office:value="112" calcext:value-type="float">
            <text:p>112</text:p>
          </table:table-cell>
          <table:table-cell table:style-name="ce15" table:formula="of:=LOOKUP([.AL44];[.$AZ$6:.$AZ$261];[.$BC$6:.$BC$261])" office:value-type="float" office:value="105" calcext:value-type="float">
            <text:p>105</text:p>
          </table:table-cell>
          <table:table-cell table:style-name="ce15" table:formula="of:=LOOKUP([.AM44];[.$AZ$6:.$AZ$261];[.$BC$6:.$BC$261])" office:value-type="float" office:value="102" calcext:value-type="float">
            <text:p>102</text:p>
          </table:table-cell>
          <table:table-cell table:style-name="ce15" table:formula="of:=LOOKUP([.AN44];[.$AZ$6:.$AZ$261];[.$BC$6:.$BC$261])" office:value-type="float" office:value="105" calcext:value-type="float">
            <text:p>105</text:p>
          </table:table-cell>
          <table:table-cell table:style-name="ce15" table:formula="of:=LOOKUP([.AO44];[.$AZ$6:.$AZ$261];[.$BC$6:.$BC$261])" office:value-type="float" office:value="124" calcext:value-type="float">
            <text:p>124</text:p>
          </table:table-cell>
          <table:table-cell table:style-name="ce15" table:formula="of:=LOOKUP([.AP44];[.$AZ$6:.$AZ$261];[.$BC$6:.$BC$261])" office:value-type="float" office:value="98" calcext:value-type="float">
            <text:p>98</text:p>
          </table:table-cell>
          <table:table-cell table:style-name="ce15" table:formula="of:=LOOKUP([.AQ44];[.$AZ$6:.$AZ$261];[.$BC$6:.$BC$261])" office:value-type="float" office:value="76" calcext:value-type="float">
            <text:p>76</text:p>
          </table:table-cell>
          <table:table-cell table:style-name="ce15" table:formula="of:=LOOKUP([.AR44];[.$AZ$6:.$AZ$261];[.$BC$6:.$BC$261])" office:value-type="float" office:value="84" calcext:value-type="float">
            <text:p>84</text:p>
          </table:table-cell>
          <table:table-cell table:style-name="ce15" table:formula="of:=LOOKUP([.AS44];[.$AZ$6:.$AZ$261];[.$BC$6:.$BC$261])" office:value-type="float" office:value="102" calcext:value-type="float">
            <text:p>102</text:p>
          </table:table-cell>
          <table:table-cell table:style-name="ce15" table:formula="of:=LOOKUP([.AT44];[.$AZ$6:.$AZ$261];[.$BC$6:.$BC$261])" office:value-type="float" office:value="117" calcext:value-type="float">
            <text:p>117</text:p>
          </table:table-cell>
          <table:table-cell table:style-name="ce15" table:formula="of:=LOOKUP([.AU44];[.$AZ$6:.$AZ$261];[.$BC$6:.$BC$261])" office:value-type="float" office:value="102" calcext:value-type="float">
            <text:p>102</text:p>
          </table:table-cell>
          <table:table-cell table:style-name="ce15" table:formula="of:=LOOKUP([.AV44];[.$AZ$6:.$AZ$261];[.$BC$6:.$BC$261])" office:value-type="float" office:value="106" calcext:value-type="float">
            <text:p>106</text:p>
          </table:table-cell>
          <table:table-cell table:style-name="ce15" table:formula="of:=LOOKUP([.AW44];[.$AZ$6:.$AZ$261];[.$BC$6:.$BC$261])" office:value-type="float" office:value="101" calcext:value-type="float">
            <text:p>101</text:p>
          </table:table-cell>
          <table:table-cell table:style-name="ce15" table:formula="of:=LOOKUP([.AX44];[.$AZ$6:.$AZ$261];[.$BC$6:.$BC$261])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$A$1:.$AX$69];[.AZ116])" office:value-type="float" office:value="17" calcext:value-type="float">
            <text:p>17</text:p>
          </table:table-cell>
          <table:table-cell table:formula="of:=COUNTIF([.$A$73:.$AX$141];[.AZ116])" office:value-type="float" office:value="17" calcext:value-type="float">
            <text:p>17</text:p>
          </table:table-cell>
          <table:table-cell table:formula="of:=IF([.AZ116]&lt;[.$BA$1];0;IF([.AZ116]&gt;=[.$BC$1];255;ROUNDDOWN(([.AZ116]-[.$BA$1])/([.$BC$1]-[.$BA$1])*255)))" office:value-type="float" office:value="110" calcext:value-type="float">
            <text:p>110</text:p>
          </table:table-cell>
        </table:table-row>
        <table:table-row table:style-name="ro1">
          <table:table-cell table:style-name="ce15" table:formula="of:=LOOKUP([.A45];[.$AZ$6:.$AZ$261];[.$BC$6:.$BC$261])" office:value-type="float" office:value="238" calcext:value-type="float">
            <text:p>238</text:p>
          </table:table-cell>
          <table:table-cell table:style-name="ce15" table:formula="of:=LOOKUP([.B45];[.$AZ$6:.$AZ$261];[.$BC$6:.$BC$261])" office:value-type="float" office:value="241" calcext:value-type="float">
            <text:p>241</text:p>
          </table:table-cell>
          <table:table-cell table:style-name="ce15" table:formula="of:=LOOKUP([.C45];[.$AZ$6:.$AZ$261];[.$BC$6:.$BC$261])" office:value-type="float" office:value="244" calcext:value-type="float">
            <text:p>244</text:p>
          </table:table-cell>
          <table:table-cell table:style-name="ce15" table:formula="of:=LOOKUP([.D45];[.$AZ$6:.$AZ$261];[.$BC$6:.$BC$261])" office:value-type="float" office:value="247" calcext:value-type="float">
            <text:p>247</text:p>
          </table:table-cell>
          <table:table-cell table:style-name="ce15" table:formula="of:=LOOKUP([.E45];[.$AZ$6:.$AZ$261];[.$BC$6:.$BC$261])" office:value-type="float" office:value="249" calcext:value-type="float">
            <text:p>249</text:p>
          </table:table-cell>
          <table:table-cell table:style-name="ce15" table:formula="of:=LOOKUP([.F45];[.$AZ$6:.$AZ$261];[.$BC$6:.$BC$261])" office:value-type="float" office:value="249" calcext:value-type="float">
            <text:p>249</text:p>
          </table:table-cell>
          <table:table-cell table:style-name="ce15" table:formula="of:=LOOKUP([.G45];[.$AZ$6:.$AZ$261];[.$BC$6:.$BC$261])" office:value-type="float" office:value="250" calcext:value-type="float">
            <text:p>250</text:p>
          </table:table-cell>
          <table:table-cell table:style-name="ce15" table:formula="of:=LOOKUP([.H45];[.$AZ$6:.$AZ$261];[.$BC$6:.$BC$261])" office:value-type="float" office:value="250" calcext:value-type="float">
            <text:p>250</text:p>
          </table:table-cell>
          <table:table-cell table:style-name="ce15" table:formula="of:=LOOKUP([.I45];[.$AZ$6:.$AZ$261];[.$BC$6:.$BC$261])" office:value-type="float" office:value="250" calcext:value-type="float">
            <text:p>250</text:p>
          </table:table-cell>
          <table:table-cell table:style-name="ce15" table:formula="of:=LOOKUP([.J45];[.$AZ$6:.$AZ$261];[.$BC$6:.$BC$261])" office:value-type="float" office:value="250" calcext:value-type="float">
            <text:p>250</text:p>
          </table:table-cell>
          <table:table-cell table:style-name="ce15" table:formula="of:=LOOKUP([.K45];[.$AZ$6:.$AZ$261];[.$BC$6:.$BC$261])" office:value-type="float" office:value="249" calcext:value-type="float">
            <text:p>249</text:p>
          </table:table-cell>
          <table:table-cell table:style-name="ce15" table:formula="of:=LOOKUP([.L45];[.$AZ$6:.$AZ$261];[.$BC$6:.$BC$261])" office:value-type="float" office:value="246" calcext:value-type="float">
            <text:p>246</text:p>
          </table:table-cell>
          <table:table-cell table:style-name="ce15" table:formula="of:=LOOKUP([.M45];[.$AZ$6:.$AZ$261];[.$BC$6:.$BC$261])" office:value-type="float" office:value="242" calcext:value-type="float">
            <text:p>242</text:p>
          </table:table-cell>
          <table:table-cell table:style-name="ce15" table:formula="of:=LOOKUP([.N45];[.$AZ$6:.$AZ$261];[.$BC$6:.$BC$261])" office:value-type="float" office:value="241" calcext:value-type="float">
            <text:p>241</text:p>
          </table:table-cell>
          <table:table-cell table:style-name="ce15" table:formula="of:=LOOKUP([.O45];[.$AZ$6:.$AZ$261];[.$BC$6:.$BC$261])" office:value-type="float" office:value="238" calcext:value-type="float">
            <text:p>238</text:p>
          </table:table-cell>
          <table:table-cell table:style-name="ce15" table:formula="of:=LOOKUP([.P45];[.$AZ$6:.$AZ$261];[.$BC$6:.$BC$261])" office:value-type="float" office:value="222" calcext:value-type="float">
            <text:p>222</text:p>
          </table:table-cell>
          <table:table-cell table:style-name="ce15" table:formula="of:=LOOKUP([.Q45];[.$AZ$6:.$AZ$261];[.$BC$6:.$BC$261])" office:value-type="float" office:value="205" calcext:value-type="float">
            <text:p>205</text:p>
          </table:table-cell>
          <table:table-cell table:style-name="ce15" table:formula="of:=LOOKUP([.R45];[.$AZ$6:.$AZ$261];[.$BC$6:.$BC$261])" office:value-type="float" office:value="188" calcext:value-type="float">
            <text:p>188</text:p>
          </table:table-cell>
          <table:table-cell table:style-name="ce15" table:formula="of:=LOOKUP([.S45];[.$AZ$6:.$AZ$261];[.$BC$6:.$BC$261])" office:value-type="float" office:value="174" calcext:value-type="float">
            <text:p>174</text:p>
          </table:table-cell>
          <table:table-cell table:style-name="ce15" table:formula="of:=LOOKUP([.T45];[.$AZ$6:.$AZ$261];[.$BC$6:.$BC$261])" office:value-type="float" office:value="167" calcext:value-type="float">
            <text:p>167</text:p>
          </table:table-cell>
          <table:table-cell table:style-name="ce15" table:formula="of:=LOOKUP([.U45];[.$AZ$6:.$AZ$261];[.$BC$6:.$BC$261])" office:value-type="float" office:value="155" calcext:value-type="float">
            <text:p>155</text:p>
          </table:table-cell>
          <table:table-cell table:style-name="ce15" table:formula="of:=LOOKUP([.V45];[.$AZ$6:.$AZ$261];[.$BC$6:.$BC$261])" office:value-type="float" office:value="155" calcext:value-type="float">
            <text:p>155</text:p>
          </table:table-cell>
          <table:table-cell table:style-name="ce15" table:formula="of:=LOOKUP([.W45];[.$AZ$6:.$AZ$261];[.$BC$6:.$BC$261])" office:value-type="float" office:value="148" calcext:value-type="float">
            <text:p>148</text:p>
          </table:table-cell>
          <table:table-cell table:style-name="ce15" table:formula="of:=LOOKUP([.X45];[.$AZ$6:.$AZ$261];[.$BC$6:.$BC$261])" office:value-type="float" office:value="152" calcext:value-type="float">
            <text:p>152</text:p>
          </table:table-cell>
          <table:table-cell table:style-name="ce15" table:formula="of:=LOOKUP([.Y45];[.$AZ$6:.$AZ$261];[.$BC$6:.$BC$261])" office:value-type="float" office:value="207" calcext:value-type="float">
            <text:p>207</text:p>
          </table:table-cell>
          <table:table-cell table:style-name="ce15" table:formula="of:=LOOKUP([.Z45];[.$AZ$6:.$AZ$261];[.$BC$6:.$BC$261])" office:value-type="float" office:value="207" calcext:value-type="float">
            <text:p>207</text:p>
          </table:table-cell>
          <table:table-cell table:style-name="ce15" table:formula="of:=LOOKUP([.AA45];[.$AZ$6:.$AZ$261];[.$BC$6:.$BC$261])" office:value-type="float" office:value="208" calcext:value-type="float">
            <text:p>208</text:p>
          </table:table-cell>
          <table:table-cell table:style-name="ce15" table:formula="of:=LOOKUP([.AB45];[.$AZ$6:.$AZ$261];[.$BC$6:.$BC$261])" office:value-type="float" office:value="217" calcext:value-type="float">
            <text:p>217</text:p>
          </table:table-cell>
          <table:table-cell table:style-name="ce15" table:formula="of:=LOOKUP([.AC45];[.$AZ$6:.$AZ$261];[.$BC$6:.$BC$261])" office:value-type="float" office:value="206" calcext:value-type="float">
            <text:p>206</text:p>
          </table:table-cell>
          <table:table-cell table:style-name="ce15" table:formula="of:=LOOKUP([.AD45];[.$AZ$6:.$AZ$261];[.$BC$6:.$BC$261])" office:value-type="float" office:value="173" calcext:value-type="float">
            <text:p>173</text:p>
          </table:table-cell>
          <table:table-cell table:style-name="ce15" table:formula="of:=LOOKUP([.AE45];[.$AZ$6:.$AZ$261];[.$BC$6:.$BC$261])" office:value-type="float" office:value="169" calcext:value-type="float">
            <text:p>169</text:p>
          </table:table-cell>
          <table:table-cell table:style-name="ce15" table:formula="of:=LOOKUP([.AF45];[.$AZ$6:.$AZ$261];[.$BC$6:.$BC$261])" office:value-type="float" office:value="166" calcext:value-type="float">
            <text:p>166</text:p>
          </table:table-cell>
          <table:table-cell table:style-name="ce15" table:formula="of:=LOOKUP([.AG45];[.$AZ$6:.$AZ$261];[.$BC$6:.$BC$261])" office:value-type="float" office:value="164" calcext:value-type="float">
            <text:p>164</text:p>
          </table:table-cell>
          <table:table-cell table:style-name="ce15" table:formula="of:=LOOKUP([.AH45];[.$AZ$6:.$AZ$261];[.$BC$6:.$BC$261])" office:value-type="float" office:value="160" calcext:value-type="float">
            <text:p>160</text:p>
          </table:table-cell>
          <table:table-cell table:style-name="ce15" table:formula="of:=LOOKUP([.AI45];[.$AZ$6:.$AZ$261];[.$BC$6:.$BC$261])" office:value-type="float" office:value="136" calcext:value-type="float">
            <text:p>136</text:p>
          </table:table-cell>
          <table:table-cell table:style-name="ce15" table:formula="of:=LOOKUP([.AJ45];[.$AZ$6:.$AZ$261];[.$BC$6:.$BC$261])" office:value-type="float" office:value="114" calcext:value-type="float">
            <text:p>114</text:p>
          </table:table-cell>
          <table:table-cell table:style-name="ce15" table:formula="of:=LOOKUP([.AK45];[.$AZ$6:.$AZ$261];[.$BC$6:.$BC$261])" office:value-type="float" office:value="109" calcext:value-type="float">
            <text:p>109</text:p>
          </table:table-cell>
          <table:table-cell table:style-name="ce15" table:formula="of:=LOOKUP([.AL45];[.$AZ$6:.$AZ$261];[.$BC$6:.$BC$261])" office:value-type="float" office:value="108" calcext:value-type="float">
            <text:p>108</text:p>
          </table:table-cell>
          <table:table-cell table:style-name="ce15" table:formula="of:=LOOKUP([.AM45];[.$AZ$6:.$AZ$261];[.$BC$6:.$BC$261])" office:value-type="float" office:value="122" calcext:value-type="float">
            <text:p>122</text:p>
          </table:table-cell>
          <table:table-cell table:style-name="ce15" table:formula="of:=LOOKUP([.AN45];[.$AZ$6:.$AZ$261];[.$BC$6:.$BC$261])" office:value-type="float" office:value="135" calcext:value-type="float">
            <text:p>135</text:p>
          </table:table-cell>
          <table:table-cell table:style-name="ce15" table:formula="of:=LOOKUP([.AO45];[.$AZ$6:.$AZ$261];[.$BC$6:.$BC$261])" office:value-type="float" office:value="119" calcext:value-type="float">
            <text:p>119</text:p>
          </table:table-cell>
          <table:table-cell table:style-name="ce15" table:formula="of:=LOOKUP([.AP45];[.$AZ$6:.$AZ$261];[.$BC$6:.$BC$261])" office:value-type="float" office:value="94" calcext:value-type="float">
            <text:p>94</text:p>
          </table:table-cell>
          <table:table-cell table:style-name="ce15" table:formula="of:=LOOKUP([.AQ45];[.$AZ$6:.$AZ$261];[.$BC$6:.$BC$261])" office:value-type="float" office:value="94" calcext:value-type="float">
            <text:p>94</text:p>
          </table:table-cell>
          <table:table-cell table:style-name="ce15" table:formula="of:=LOOKUP([.AR45];[.$AZ$6:.$AZ$261];[.$BC$6:.$BC$261])" office:value-type="float" office:value="102" calcext:value-type="float">
            <text:p>102</text:p>
          </table:table-cell>
          <table:table-cell table:style-name="ce15" table:formula="of:=LOOKUP([.AS45];[.$AZ$6:.$AZ$261];[.$BC$6:.$BC$261])" office:value-type="float" office:value="108" calcext:value-type="float">
            <text:p>108</text:p>
          </table:table-cell>
          <table:table-cell table:style-name="ce15" table:formula="of:=LOOKUP([.AT45];[.$AZ$6:.$AZ$261];[.$BC$6:.$BC$261])" office:value-type="float" office:value="114" calcext:value-type="float">
            <text:p>114</text:p>
          </table:table-cell>
          <table:table-cell table:style-name="ce15" table:formula="of:=LOOKUP([.AU45];[.$AZ$6:.$AZ$261];[.$BC$6:.$BC$261])" office:value-type="float" office:value="109" calcext:value-type="float">
            <text:p>109</text:p>
          </table:table-cell>
          <table:table-cell table:style-name="ce15" table:formula="of:=LOOKUP([.AV45];[.$AZ$6:.$AZ$261];[.$BC$6:.$BC$261])" office:value-type="float" office:value="122" calcext:value-type="float">
            <text:p>122</text:p>
          </table:table-cell>
          <table:table-cell table:style-name="ce15" table:formula="of:=LOOKUP([.AW45];[.$AZ$6:.$AZ$261];[.$BC$6:.$BC$261])" office:value-type="float" office:value="123" calcext:value-type="float">
            <text:p>123</text:p>
          </table:table-cell>
          <table:table-cell table:style-name="ce15" table:formula="of:=LOOKUP([.AX45];[.$AZ$6:.$AZ$261];[.$BC$6:.$BC$261])" office:value-type="float" office:value="137" calcext:value-type="float">
            <text:p>137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$A$1:.$AX$69];[.AZ117])" office:value-type="float" office:value="6" calcext:value-type="float">
            <text:p>6</text:p>
          </table:table-cell>
          <table:table-cell table:formula="of:=COUNTIF([.$A$73:.$AX$141];[.AZ117])" office:value-type="float" office:value="6" calcext:value-type="float">
            <text:p>6</text:p>
          </table:table-cell>
          <table:table-cell table:formula="of:=IF([.AZ117]&lt;[.$BA$1];0;IF([.AZ117]&gt;=[.$BC$1];255;ROUNDDOWN(([.AZ117]-[.$BA$1])/([.$BC$1]-[.$BA$1])*255)))" office:value-type="float" office:value="111" calcext:value-type="float">
            <text:p>111</text:p>
          </table:table-cell>
        </table:table-row>
        <table:table-row table:style-name="ro1">
          <table:table-cell table:style-name="ce15" table:formula="of:=LOOKUP([.A46];[.$AZ$6:.$AZ$261];[.$BC$6:.$BC$261])" office:value-type="float" office:value="246" calcext:value-type="float">
            <text:p>246</text:p>
          </table:table-cell>
          <table:table-cell table:style-name="ce15" table:formula="of:=LOOKUP([.B46];[.$AZ$6:.$AZ$261];[.$BC$6:.$BC$261])" office:value-type="float" office:value="247" calcext:value-type="float">
            <text:p>247</text:p>
          </table:table-cell>
          <table:table-cell table:style-name="ce15" table:formula="of:=LOOKUP([.C46];[.$AZ$6:.$AZ$261];[.$BC$6:.$BC$261])" office:value-type="float" office:value="249" calcext:value-type="float">
            <text:p>249</text:p>
          </table:table-cell>
          <table:table-cell table:style-name="ce15" table:formula="of:=LOOKUP([.D46];[.$AZ$6:.$AZ$261];[.$BC$6:.$BC$261])" office:value-type="float" office:value="249" calcext:value-type="float">
            <text:p>249</text:p>
          </table:table-cell>
          <table:table-cell table:style-name="ce15" table:formula="of:=LOOKUP([.E46];[.$AZ$6:.$AZ$261];[.$BC$6:.$BC$261])" office:value-type="float" office:value="249" calcext:value-type="float">
            <text:p>249</text:p>
          </table:table-cell>
          <table:table-cell table:style-name="ce15" table:formula="of:=LOOKUP([.F46];[.$AZ$6:.$AZ$261];[.$BC$6:.$BC$261])" office:value-type="float" office:value="248" calcext:value-type="float">
            <text:p>248</text:p>
          </table:table-cell>
          <table:table-cell table:style-name="ce15" table:formula="of:=LOOKUP([.G46];[.$AZ$6:.$AZ$261];[.$BC$6:.$BC$261])" office:value-type="float" office:value="249" calcext:value-type="float">
            <text:p>249</text:p>
          </table:table-cell>
          <table:table-cell table:style-name="ce15" table:formula="of:=LOOKUP([.H46];[.$AZ$6:.$AZ$261];[.$BC$6:.$BC$261])" office:value-type="float" office:value="250" calcext:value-type="float">
            <text:p>250</text:p>
          </table:table-cell>
          <table:table-cell table:style-name="ce15" table:formula="of:=LOOKUP([.I46];[.$AZ$6:.$AZ$261];[.$BC$6:.$BC$261])" office:value-type="float" office:value="250" calcext:value-type="float">
            <text:p>250</text:p>
          </table:table-cell>
          <table:table-cell table:style-name="ce15" table:formula="of:=LOOKUP([.J46];[.$AZ$6:.$AZ$261];[.$BC$6:.$BC$261])" office:value-type="float" office:value="250" calcext:value-type="float">
            <text:p>250</text:p>
          </table:table-cell>
          <table:table-cell table:style-name="ce15" table:formula="of:=LOOKUP([.K46];[.$AZ$6:.$AZ$261];[.$BC$6:.$BC$261])" office:value-type="float" office:value="250" calcext:value-type="float">
            <text:p>250</text:p>
          </table:table-cell>
          <table:table-cell table:style-name="ce15" table:formula="of:=LOOKUP([.L46];[.$AZ$6:.$AZ$261];[.$BC$6:.$BC$261])" office:value-type="float" office:value="250" calcext:value-type="float">
            <text:p>250</text:p>
          </table:table-cell>
          <table:table-cell table:style-name="ce15" table:formula="of:=LOOKUP([.M46];[.$AZ$6:.$AZ$261];[.$BC$6:.$BC$261])" office:value-type="float" office:value="249" calcext:value-type="float">
            <text:p>249</text:p>
          </table:table-cell>
          <table:table-cell table:style-name="ce15" table:formula="of:=LOOKUP([.N46];[.$AZ$6:.$AZ$261];[.$BC$6:.$BC$261])" office:value-type="float" office:value="247" calcext:value-type="float">
            <text:p>247</text:p>
          </table:table-cell>
          <table:table-cell table:style-name="ce15" table:formula="of:=LOOKUP([.O46];[.$AZ$6:.$AZ$261];[.$BC$6:.$BC$261])" office:value-type="float" office:value="244" calcext:value-type="float">
            <text:p>244</text:p>
          </table:table-cell>
          <table:table-cell table:style-name="ce15" table:formula="of:=LOOKUP([.P46];[.$AZ$6:.$AZ$261];[.$BC$6:.$BC$261])" office:value-type="float" office:value="239" calcext:value-type="float">
            <text:p>239</text:p>
          </table:table-cell>
          <table:table-cell table:style-name="ce15" table:formula="of:=LOOKUP([.Q46];[.$AZ$6:.$AZ$261];[.$BC$6:.$BC$261])" office:value-type="float" office:value="237" calcext:value-type="float">
            <text:p>237</text:p>
          </table:table-cell>
          <table:table-cell table:style-name="ce15" table:formula="of:=LOOKUP([.R46];[.$AZ$6:.$AZ$261];[.$BC$6:.$BC$261])" office:value-type="float" office:value="234" calcext:value-type="float">
            <text:p>234</text:p>
          </table:table-cell>
          <table:table-cell table:style-name="ce15" table:formula="of:=LOOKUP([.S46];[.$AZ$6:.$AZ$261];[.$BC$6:.$BC$261])" office:value-type="float" office:value="228" calcext:value-type="float">
            <text:p>228</text:p>
          </table:table-cell>
          <table:table-cell table:style-name="ce15" table:formula="of:=LOOKUP([.T46];[.$AZ$6:.$AZ$261];[.$BC$6:.$BC$261])" office:value-type="float" office:value="216" calcext:value-type="float">
            <text:p>216</text:p>
          </table:table-cell>
          <table:table-cell table:style-name="ce15" table:formula="of:=LOOKUP([.U46];[.$AZ$6:.$AZ$261];[.$BC$6:.$BC$261])" office:value-type="float" office:value="188" calcext:value-type="float">
            <text:p>188</text:p>
          </table:table-cell>
          <table:table-cell table:style-name="ce15" table:formula="of:=LOOKUP([.V46];[.$AZ$6:.$AZ$261];[.$BC$6:.$BC$261])" office:value-type="float" office:value="166" calcext:value-type="float">
            <text:p>166</text:p>
          </table:table-cell>
          <table:table-cell table:style-name="ce15" table:formula="of:=LOOKUP([.W46];[.$AZ$6:.$AZ$261];[.$BC$6:.$BC$261])" office:value-type="float" office:value="150" calcext:value-type="float">
            <text:p>150</text:p>
          </table:table-cell>
          <table:table-cell table:style-name="ce15" table:formula="of:=LOOKUP([.X46];[.$AZ$6:.$AZ$261];[.$BC$6:.$BC$261])" office:value-type="float" office:value="165" calcext:value-type="float">
            <text:p>165</text:p>
          </table:table-cell>
          <table:table-cell table:style-name="ce15" table:formula="of:=LOOKUP([.Y46];[.$AZ$6:.$AZ$261];[.$BC$6:.$BC$261])" office:value-type="float" office:value="200" calcext:value-type="float">
            <text:p>200</text:p>
          </table:table-cell>
          <table:table-cell table:style-name="ce15" table:formula="of:=LOOKUP([.Z46];[.$AZ$6:.$AZ$261];[.$BC$6:.$BC$261])" office:value-type="float" office:value="198" calcext:value-type="float">
            <text:p>198</text:p>
          </table:table-cell>
          <table:table-cell table:style-name="ce15" table:formula="of:=LOOKUP([.AA46];[.$AZ$6:.$AZ$261];[.$BC$6:.$BC$261])" office:value-type="float" office:value="202" calcext:value-type="float">
            <text:p>202</text:p>
          </table:table-cell>
          <table:table-cell table:style-name="ce15" table:formula="of:=LOOKUP([.AB46];[.$AZ$6:.$AZ$261];[.$BC$6:.$BC$261])" office:value-type="float" office:value="207" calcext:value-type="float">
            <text:p>207</text:p>
          </table:table-cell>
          <table:table-cell table:style-name="ce15" table:formula="of:=LOOKUP([.AC46];[.$AZ$6:.$AZ$261];[.$BC$6:.$BC$261])" office:value-type="float" office:value="193" calcext:value-type="float">
            <text:p>193</text:p>
          </table:table-cell>
          <table:table-cell table:style-name="ce15" table:formula="of:=LOOKUP([.AD46];[.$AZ$6:.$AZ$261];[.$BC$6:.$BC$261])" office:value-type="float" office:value="168" calcext:value-type="float">
            <text:p>168</text:p>
          </table:table-cell>
          <table:table-cell table:style-name="ce15" table:formula="of:=LOOKUP([.AE46];[.$AZ$6:.$AZ$261];[.$BC$6:.$BC$261])" office:value-type="float" office:value="166" calcext:value-type="float">
            <text:p>166</text:p>
          </table:table-cell>
          <table:table-cell table:style-name="ce15" table:formula="of:=LOOKUP([.AF46];[.$AZ$6:.$AZ$261];[.$BC$6:.$BC$261])" office:value-type="float" office:value="164" calcext:value-type="float">
            <text:p>164</text:p>
          </table:table-cell>
          <table:table-cell table:style-name="ce15" table:formula="of:=LOOKUP([.AG46];[.$AZ$6:.$AZ$261];[.$BC$6:.$BC$261])" office:value-type="float" office:value="159" calcext:value-type="float">
            <text:p>159</text:p>
          </table:table-cell>
          <table:table-cell table:style-name="ce15" table:formula="of:=LOOKUP([.AH46];[.$AZ$6:.$AZ$261];[.$BC$6:.$BC$261])" office:value-type="float" office:value="140" calcext:value-type="float">
            <text:p>140</text:p>
          </table:table-cell>
          <table:table-cell table:style-name="ce15" table:formula="of:=LOOKUP([.AI46];[.$AZ$6:.$AZ$261];[.$BC$6:.$BC$261])" office:value-type="float" office:value="116" calcext:value-type="float">
            <text:p>116</text:p>
          </table:table-cell>
          <table:table-cell table:style-name="ce15" table:formula="of:=LOOKUP([.AJ46];[.$AZ$6:.$AZ$261];[.$BC$6:.$BC$261])" office:value-type="float" office:value="115" calcext:value-type="float">
            <text:p>115</text:p>
          </table:table-cell>
          <table:table-cell table:style-name="ce15" table:formula="of:=LOOKUP([.AK46];[.$AZ$6:.$AZ$261];[.$BC$6:.$BC$261])" office:value-type="float" office:value="122" calcext:value-type="float">
            <text:p>122</text:p>
          </table:table-cell>
          <table:table-cell table:style-name="ce15" table:formula="of:=LOOKUP([.AL46];[.$AZ$6:.$AZ$261];[.$BC$6:.$BC$261])" office:value-type="float" office:value="135" calcext:value-type="float">
            <text:p>135</text:p>
          </table:table-cell>
          <table:table-cell table:style-name="ce15" table:formula="of:=LOOKUP([.AM46];[.$AZ$6:.$AZ$261];[.$BC$6:.$BC$261])" office:value-type="float" office:value="137" calcext:value-type="float">
            <text:p>137</text:p>
          </table:table-cell>
          <table:table-cell table:style-name="ce15" table:formula="of:=LOOKUP([.AN46];[.$AZ$6:.$AZ$261];[.$BC$6:.$BC$261])" office:value-type="float" office:value="119" calcext:value-type="float">
            <text:p>119</text:p>
          </table:table-cell>
          <table:table-cell table:style-name="ce15" table:formula="of:=LOOKUP([.AO46];[.$AZ$6:.$AZ$261];[.$BC$6:.$BC$261])" office:value-type="float" office:value="125" calcext:value-type="float">
            <text:p>125</text:p>
          </table:table-cell>
          <table:table-cell table:style-name="ce15" table:formula="of:=LOOKUP([.AP46];[.$AZ$6:.$AZ$261];[.$BC$6:.$BC$261])" office:value-type="float" office:value="116" calcext:value-type="float">
            <text:p>116</text:p>
          </table:table-cell>
          <table:table-cell table:style-name="ce15" table:formula="of:=LOOKUP([.AQ46];[.$AZ$6:.$AZ$261];[.$BC$6:.$BC$261])" office:value-type="float" office:value="120" calcext:value-type="float">
            <text:p>120</text:p>
          </table:table-cell>
          <table:table-cell table:style-name="ce15" table:formula="of:=LOOKUP([.AR46];[.$AZ$6:.$AZ$261];[.$BC$6:.$BC$261])" office:value-type="float" office:value="116" calcext:value-type="float">
            <text:p>116</text:p>
          </table:table-cell>
          <table:table-cell table:style-name="ce15" table:formula="of:=LOOKUP([.AS46];[.$AZ$6:.$AZ$261];[.$BC$6:.$BC$261])" office:value-type="float" office:value="116" calcext:value-type="float">
            <text:p>116</text:p>
          </table:table-cell>
          <table:table-cell table:style-name="ce15" table:formula="of:=LOOKUP([.AT46];[.$AZ$6:.$AZ$261];[.$BC$6:.$BC$261])" office:value-type="float" office:value="107" calcext:value-type="float">
            <text:p>107</text:p>
          </table:table-cell>
          <table:table-cell table:style-name="ce15" table:formula="of:=LOOKUP([.AU46];[.$AZ$6:.$AZ$261];[.$BC$6:.$BC$261])" office:value-type="float" office:value="117" calcext:value-type="float">
            <text:p>117</text:p>
          </table:table-cell>
          <table:table-cell table:style-name="ce15" table:formula="of:=LOOKUP([.AV46];[.$AZ$6:.$AZ$261];[.$BC$6:.$BC$261])" office:value-type="float" office:value="125" calcext:value-type="float">
            <text:p>125</text:p>
          </table:table-cell>
          <table:table-cell table:style-name="ce15" table:formula="of:=LOOKUP([.AW46];[.$AZ$6:.$AZ$261];[.$BC$6:.$BC$261])" office:value-type="float" office:value="124" calcext:value-type="float">
            <text:p>124</text:p>
          </table:table-cell>
          <table:table-cell table:style-name="ce15" table:formula="of:=LOOKUP([.AX46];[.$AZ$6:.$AZ$261];[.$BC$6:.$BC$261])" office:value-type="float" office:value="77" calcext:value-type="float">
            <text:p>7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$A$1:.$AX$69];[.AZ118])" office:value-type="float" office:value="17" calcext:value-type="float">
            <text:p>17</text:p>
          </table:table-cell>
          <table:table-cell table:formula="of:=COUNTIF([.$A$73:.$AX$141];[.AZ118])" office:value-type="float" office:value="17" calcext:value-type="float">
            <text:p>17</text:p>
          </table:table-cell>
          <table:table-cell table:formula="of:=IF([.AZ118]&lt;[.$BA$1];0;IF([.AZ118]&gt;=[.$BC$1];255;ROUNDDOWN(([.AZ118]-[.$BA$1])/([.$BC$1]-[.$BA$1])*255)))" office:value-type="float" office:value="112" calcext:value-type="float">
            <text:p>112</text:p>
          </table:table-cell>
        </table:table-row>
        <table:table-row table:style-name="ro1">
          <table:table-cell table:style-name="ce15" table:formula="of:=LOOKUP([.A47];[.$AZ$6:.$AZ$261];[.$BC$6:.$BC$261])" office:value-type="float" office:value="248" calcext:value-type="float">
            <text:p>248</text:p>
          </table:table-cell>
          <table:table-cell table:style-name="ce15" table:formula="of:=LOOKUP([.B47];[.$AZ$6:.$AZ$261];[.$BC$6:.$BC$261])" office:value-type="float" office:value="249" calcext:value-type="float">
            <text:p>249</text:p>
          </table:table-cell>
          <table:table-cell table:style-name="ce15" table:formula="of:=LOOKUP([.C47];[.$AZ$6:.$AZ$261];[.$BC$6:.$BC$261])" office:value-type="float" office:value="248" calcext:value-type="float">
            <text:p>248</text:p>
          </table:table-cell>
          <table:table-cell table:style-name="ce15" table:formula="of:=LOOKUP([.D47];[.$AZ$6:.$AZ$261];[.$BC$6:.$BC$261])" office:value-type="float" office:value="249" calcext:value-type="float">
            <text:p>249</text:p>
          </table:table-cell>
          <table:table-cell table:style-name="ce15" table:formula="of:=LOOKUP([.E47];[.$AZ$6:.$AZ$261];[.$BC$6:.$BC$261])" office:value-type="float" office:value="249" calcext:value-type="float">
            <text:p>249</text:p>
          </table:table-cell>
          <table:table-cell table:style-name="ce15" table:formula="of:=LOOKUP([.F47];[.$AZ$6:.$AZ$261];[.$BC$6:.$BC$261])" office:value-type="float" office:value="248" calcext:value-type="float">
            <text:p>248</text:p>
          </table:table-cell>
          <table:table-cell table:style-name="ce15" table:formula="of:=LOOKUP([.G47];[.$AZ$6:.$AZ$261];[.$BC$6:.$BC$261])" office:value-type="float" office:value="249" calcext:value-type="float">
            <text:p>249</text:p>
          </table:table-cell>
          <table:table-cell table:style-name="ce15" table:formula="of:=LOOKUP([.H47];[.$AZ$6:.$AZ$261];[.$BC$6:.$BC$261])" office:value-type="float" office:value="249" calcext:value-type="float">
            <text:p>249</text:p>
          </table:table-cell>
          <table:table-cell table:style-name="ce15" table:formula="of:=LOOKUP([.I47];[.$AZ$6:.$AZ$261];[.$BC$6:.$BC$261])" office:value-type="float" office:value="250" calcext:value-type="float">
            <text:p>250</text:p>
          </table:table-cell>
          <table:table-cell table:style-name="ce15" table:formula="of:=LOOKUP([.J47];[.$AZ$6:.$AZ$261];[.$BC$6:.$BC$261])" office:value-type="float" office:value="250" calcext:value-type="float">
            <text:p>250</text:p>
          </table:table-cell>
          <table:table-cell table:style-name="ce15" table:formula="of:=LOOKUP([.K47];[.$AZ$6:.$AZ$261];[.$BC$6:.$BC$261])" office:value-type="float" office:value="250" calcext:value-type="float">
            <text:p>250</text:p>
          </table:table-cell>
          <table:table-cell table:style-name="ce15" table:formula="of:=LOOKUP([.L47];[.$AZ$6:.$AZ$261];[.$BC$6:.$BC$261])" office:value-type="float" office:value="250" calcext:value-type="float">
            <text:p>250</text:p>
          </table:table-cell>
          <table:table-cell table:style-name="ce15" table:formula="of:=LOOKUP([.M47];[.$AZ$6:.$AZ$261];[.$BC$6:.$BC$261])" office:value-type="float" office:value="249" calcext:value-type="float">
            <text:p>249</text:p>
          </table:table-cell>
          <table:table-cell table:style-name="ce15" table:formula="of:=LOOKUP([.N47];[.$AZ$6:.$AZ$261];[.$BC$6:.$BC$261])" office:value-type="float" office:value="248" calcext:value-type="float">
            <text:p>248</text:p>
          </table:table-cell>
          <table:table-cell table:style-name="ce15" table:formula="of:=LOOKUP([.O47];[.$AZ$6:.$AZ$261];[.$BC$6:.$BC$261])" office:value-type="float" office:value="248" calcext:value-type="float">
            <text:p>248</text:p>
          </table:table-cell>
          <table:table-cell table:style-name="ce15" table:formula="of:=LOOKUP([.P47];[.$AZ$6:.$AZ$261];[.$BC$6:.$BC$261])" office:value-type="float" office:value="246" calcext:value-type="float">
            <text:p>246</text:p>
          </table:table-cell>
          <table:table-cell table:style-name="ce15" table:formula="of:=LOOKUP([.Q47];[.$AZ$6:.$AZ$261];[.$BC$6:.$BC$261])" office:value-type="float" office:value="242" calcext:value-type="float">
            <text:p>242</text:p>
          </table:table-cell>
          <table:table-cell table:style-name="ce15" table:formula="of:=LOOKUP([.R47];[.$AZ$6:.$AZ$261];[.$BC$6:.$BC$261])" office:value-type="float" office:value="240" calcext:value-type="float">
            <text:p>240</text:p>
          </table:table-cell>
          <table:table-cell table:style-name="ce15" table:formula="of:=LOOKUP([.S47];[.$AZ$6:.$AZ$261];[.$BC$6:.$BC$261])" office:value-type="float" office:value="240" calcext:value-type="float">
            <text:p>240</text:p>
          </table:table-cell>
          <table:table-cell table:style-name="ce15" table:formula="of:=LOOKUP([.T47];[.$AZ$6:.$AZ$261];[.$BC$6:.$BC$261])" office:value-type="float" office:value="241" calcext:value-type="float">
            <text:p>241</text:p>
          </table:table-cell>
          <table:table-cell table:style-name="ce15" table:formula="of:=LOOKUP([.U47];[.$AZ$6:.$AZ$261];[.$BC$6:.$BC$261])" office:value-type="float" office:value="239" calcext:value-type="float">
            <text:p>239</text:p>
          </table:table-cell>
          <table:table-cell table:style-name="ce15" table:formula="of:=LOOKUP([.V47];[.$AZ$6:.$AZ$261];[.$BC$6:.$BC$261])" office:value-type="float" office:value="230" calcext:value-type="float">
            <text:p>230</text:p>
          </table:table-cell>
          <table:table-cell table:style-name="ce15" table:formula="of:=LOOKUP([.W47];[.$AZ$6:.$AZ$261];[.$BC$6:.$BC$261])" office:value-type="float" office:value="223" calcext:value-type="float">
            <text:p>223</text:p>
          </table:table-cell>
          <table:table-cell table:style-name="ce15" table:formula="of:=LOOKUP([.X47];[.$AZ$6:.$AZ$261];[.$BC$6:.$BC$261])" office:value-type="float" office:value="219" calcext:value-type="float">
            <text:p>219</text:p>
          </table:table-cell>
          <table:table-cell table:style-name="ce15" table:formula="of:=LOOKUP([.Y47];[.$AZ$6:.$AZ$261];[.$BC$6:.$BC$261])" office:value-type="float" office:value="208" calcext:value-type="float">
            <text:p>208</text:p>
          </table:table-cell>
          <table:table-cell table:style-name="ce15" table:formula="of:=LOOKUP([.Z47];[.$AZ$6:.$AZ$261];[.$BC$6:.$BC$261])" office:value-type="float" office:value="195" calcext:value-type="float">
            <text:p>195</text:p>
          </table:table-cell>
          <table:table-cell table:style-name="ce15" table:formula="of:=LOOKUP([.AA47];[.$AZ$6:.$AZ$261];[.$BC$6:.$BC$261])" office:value-type="float" office:value="195" calcext:value-type="float">
            <text:p>195</text:p>
          </table:table-cell>
          <table:table-cell table:style-name="ce15" table:formula="of:=LOOKUP([.AB47];[.$AZ$6:.$AZ$261];[.$BC$6:.$BC$261])" office:value-type="float" office:value="189" calcext:value-type="float">
            <text:p>189</text:p>
          </table:table-cell>
          <table:table-cell table:style-name="ce15" table:formula="of:=LOOKUP([.AC47];[.$AZ$6:.$AZ$261];[.$BC$6:.$BC$261])" office:value-type="float" office:value="174" calcext:value-type="float">
            <text:p>174</text:p>
          </table:table-cell>
          <table:table-cell table:style-name="ce15" table:formula="of:=LOOKUP([.AD47];[.$AZ$6:.$AZ$261];[.$BC$6:.$BC$261])" office:value-type="float" office:value="162" calcext:value-type="float">
            <text:p>162</text:p>
          </table:table-cell>
          <table:table-cell table:style-name="ce15" table:formula="of:=LOOKUP([.AE47];[.$AZ$6:.$AZ$261];[.$BC$6:.$BC$261])" office:value-type="float" office:value="163" calcext:value-type="float">
            <text:p>163</text:p>
          </table:table-cell>
          <table:table-cell table:style-name="ce15" table:formula="of:=LOOKUP([.AF47];[.$AZ$6:.$AZ$261];[.$BC$6:.$BC$261])" office:value-type="float" office:value="161" calcext:value-type="float">
            <text:p>161</text:p>
          </table:table-cell>
          <table:table-cell table:style-name="ce15" table:formula="of:=LOOKUP([.AG47];[.$AZ$6:.$AZ$261];[.$BC$6:.$BC$261])" office:value-type="float" office:value="143" calcext:value-type="float">
            <text:p>143</text:p>
          </table:table-cell>
          <table:table-cell table:style-name="ce15" table:formula="of:=LOOKUP([.AH47];[.$AZ$6:.$AZ$261];[.$BC$6:.$BC$261])" office:value-type="float" office:value="120" calcext:value-type="float">
            <text:p>120</text:p>
          </table:table-cell>
          <table:table-cell table:style-name="ce15" table:formula="of:=LOOKUP([.AI47];[.$AZ$6:.$AZ$261];[.$BC$6:.$BC$261])" office:value-type="float" office:value="124" calcext:value-type="float">
            <text:p>124</text:p>
          </table:table-cell>
          <table:table-cell table:style-name="ce15" table:formula="of:=LOOKUP([.AJ47];[.$AZ$6:.$AZ$261];[.$BC$6:.$BC$261])" office:value-type="float" office:value="131" calcext:value-type="float">
            <text:p>131</text:p>
          </table:table-cell>
          <table:table-cell table:style-name="ce15" table:formula="of:=LOOKUP([.AK47];[.$AZ$6:.$AZ$261];[.$BC$6:.$BC$261])" office:value-type="float" office:value="134" calcext:value-type="float">
            <text:p>134</text:p>
          </table:table-cell>
          <table:table-cell table:style-name="ce15" table:formula="of:=LOOKUP([.AL47];[.$AZ$6:.$AZ$261];[.$BC$6:.$BC$261])" office:value-type="float" office:value="126" calcext:value-type="float">
            <text:p>126</text:p>
          </table:table-cell>
          <table:table-cell table:style-name="ce15" table:formula="of:=LOOKUP([.AM47];[.$AZ$6:.$AZ$261];[.$BC$6:.$BC$261])" office:value-type="float" office:value="119" calcext:value-type="float">
            <text:p>119</text:p>
          </table:table-cell>
          <table:table-cell table:style-name="ce15" table:formula="of:=LOOKUP([.AN47];[.$AZ$6:.$AZ$261];[.$BC$6:.$BC$261])" office:value-type="float" office:value="122" calcext:value-type="float">
            <text:p>122</text:p>
          </table:table-cell>
          <table:table-cell table:style-name="ce15" table:formula="of:=LOOKUP([.AO47];[.$AZ$6:.$AZ$261];[.$BC$6:.$BC$261])" office:value-type="float" office:value="135" calcext:value-type="float">
            <text:p>135</text:p>
          </table:table-cell>
          <table:table-cell table:style-name="ce15" table:formula="of:=LOOKUP([.AP47];[.$AZ$6:.$AZ$261];[.$BC$6:.$BC$261])" office:value-type="float" office:value="135" calcext:value-type="float">
            <text:p>135</text:p>
          </table:table-cell>
          <table:table-cell table:style-name="ce15" table:formula="of:=LOOKUP([.AQ47];[.$AZ$6:.$AZ$261];[.$BC$6:.$BC$261])" office:value-type="float" office:value="126" calcext:value-type="float">
            <text:p>126</text:p>
          </table:table-cell>
          <table:table-cell table:style-name="ce15" table:formula="of:=LOOKUP([.AR47];[.$AZ$6:.$AZ$261];[.$BC$6:.$BC$261])" office:value-type="float" office:value="116" calcext:value-type="float">
            <text:p>116</text:p>
          </table:table-cell>
          <table:table-cell table:style-name="ce15" table:formula="of:=LOOKUP([.AS47];[.$AZ$6:.$AZ$261];[.$BC$6:.$BC$261])" office:value-type="float" office:value="116" calcext:value-type="float">
            <text:p>116</text:p>
          </table:table-cell>
          <table:table-cell table:style-name="ce15" table:formula="of:=LOOKUP([.AT47];[.$AZ$6:.$AZ$261];[.$BC$6:.$BC$261])" office:value-type="float" office:value="108" calcext:value-type="float">
            <text:p>108</text:p>
          </table:table-cell>
          <table:table-cell table:style-name="ce15" table:formula="of:=LOOKUP([.AU47];[.$AZ$6:.$AZ$261];[.$BC$6:.$BC$261])" office:value-type="float" office:value="110" calcext:value-type="float">
            <text:p>110</text:p>
          </table:table-cell>
          <table:table-cell table:style-name="ce15" table:formula="of:=LOOKUP([.AV47];[.$AZ$6:.$AZ$261];[.$BC$6:.$BC$261])" office:value-type="float" office:value="96" calcext:value-type="float">
            <text:p>96</text:p>
          </table:table-cell>
          <table:table-cell table:style-name="ce15" table:formula="of:=LOOKUP([.AW47];[.$AZ$6:.$AZ$261];[.$BC$6:.$BC$261])" office:value-type="float" office:value="42" calcext:value-type="float">
            <text:p>42</text:p>
          </table:table-cell>
          <table:table-cell table:style-name="ce15" table:formula="of:=LOOKUP([.AX47];[.$AZ$6:.$AZ$261];[.$BC$6:.$BC$261])" office:value-type="float" office:value="32" calcext:value-type="float">
            <text:p>3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$A$1:.$AX$69];[.AZ119])" office:value-type="float" office:value="12" calcext:value-type="float">
            <text:p>12</text:p>
          </table:table-cell>
          <table:table-cell table:formula="of:=COUNTIF([.$A$73:.$AX$141];[.AZ119])" office:value-type="float" office:value="12" calcext:value-type="float">
            <text:p>12</text:p>
          </table:table-cell>
          <table:table-cell table:formula="of:=IF([.AZ119]&lt;[.$BA$1];0;IF([.AZ119]&gt;=[.$BC$1];255;ROUNDDOWN(([.AZ119]-[.$BA$1])/([.$BC$1]-[.$BA$1])*255)))" office:value-type="float" office:value="113" calcext:value-type="float">
            <text:p>113</text:p>
          </table:table-cell>
        </table:table-row>
        <table:table-row table:style-name="ro1">
          <table:table-cell table:style-name="ce15" table:formula="of:=LOOKUP([.A48];[.$AZ$6:.$AZ$261];[.$BC$6:.$BC$261])" office:value-type="float" office:value="245" calcext:value-type="float">
            <text:p>245</text:p>
          </table:table-cell>
          <table:table-cell table:style-name="ce15" table:formula="of:=LOOKUP([.B48];[.$AZ$6:.$AZ$261];[.$BC$6:.$BC$261])" office:value-type="float" office:value="249" calcext:value-type="float">
            <text:p>249</text:p>
          </table:table-cell>
          <table:table-cell table:style-name="ce15" table:formula="of:=LOOKUP([.C48];[.$AZ$6:.$AZ$261];[.$BC$6:.$BC$261])" office:value-type="float" office:value="249" calcext:value-type="float">
            <text:p>249</text:p>
          </table:table-cell>
          <table:table-cell table:style-name="ce15" table:formula="of:=LOOKUP([.D48];[.$AZ$6:.$AZ$261];[.$BC$6:.$BC$261])" office:value-type="float" office:value="249" calcext:value-type="float">
            <text:p>249</text:p>
          </table:table-cell>
          <table:table-cell table:style-name="ce15" table:formula="of:=LOOKUP([.E48];[.$AZ$6:.$AZ$261];[.$BC$6:.$BC$261])" office:value-type="float" office:value="249" calcext:value-type="float">
            <text:p>249</text:p>
          </table:table-cell>
          <table:table-cell table:style-name="ce15" table:formula="of:=LOOKUP([.F48];[.$AZ$6:.$AZ$261];[.$BC$6:.$BC$261])" office:value-type="float" office:value="249" calcext:value-type="float">
            <text:p>249</text:p>
          </table:table-cell>
          <table:table-cell table:style-name="ce15" table:formula="of:=LOOKUP([.G48];[.$AZ$6:.$AZ$261];[.$BC$6:.$BC$261])" office:value-type="float" office:value="248" calcext:value-type="float">
            <text:p>248</text:p>
          </table:table-cell>
          <table:table-cell table:style-name="ce15" table:formula="of:=LOOKUP([.H48];[.$AZ$6:.$AZ$261];[.$BC$6:.$BC$261])" office:value-type="float" office:value="249" calcext:value-type="float">
            <text:p>249</text:p>
          </table:table-cell>
          <table:table-cell table:style-name="ce15" table:formula="of:=LOOKUP([.I48];[.$AZ$6:.$AZ$261];[.$BC$6:.$BC$261])" office:value-type="float" office:value="249" calcext:value-type="float">
            <text:p>249</text:p>
          </table:table-cell>
          <table:table-cell table:style-name="ce15" table:formula="of:=LOOKUP([.J48];[.$AZ$6:.$AZ$261];[.$BC$6:.$BC$261])" office:value-type="float" office:value="249" calcext:value-type="float">
            <text:p>249</text:p>
          </table:table-cell>
          <table:table-cell table:style-name="ce15" table:formula="of:=LOOKUP([.K48];[.$AZ$6:.$AZ$261];[.$BC$6:.$BC$261])" office:value-type="float" office:value="248" calcext:value-type="float">
            <text:p>248</text:p>
          </table:table-cell>
          <table:table-cell table:style-name="ce15" table:formula="of:=LOOKUP([.L48];[.$AZ$6:.$AZ$261];[.$BC$6:.$BC$261])" office:value-type="float" office:value="247" calcext:value-type="float">
            <text:p>247</text:p>
          </table:table-cell>
          <table:table-cell table:style-name="ce15" table:formula="of:=LOOKUP([.M48];[.$AZ$6:.$AZ$261];[.$BC$6:.$BC$261])" office:value-type="float" office:value="247" calcext:value-type="float">
            <text:p>247</text:p>
          </table:table-cell>
          <table:table-cell table:style-name="ce15" table:formula="of:=LOOKUP([.N48];[.$AZ$6:.$AZ$261];[.$BC$6:.$BC$261])" office:value-type="float" office:value="247" calcext:value-type="float">
            <text:p>247</text:p>
          </table:table-cell>
          <table:table-cell table:style-name="ce15" table:formula="of:=LOOKUP([.O48];[.$AZ$6:.$AZ$261];[.$BC$6:.$BC$261])" office:value-type="float" office:value="248" calcext:value-type="float">
            <text:p>248</text:p>
          </table:table-cell>
          <table:table-cell table:style-name="ce15" table:formula="of:=LOOKUP([.P48];[.$AZ$6:.$AZ$261];[.$BC$6:.$BC$261])" office:value-type="float" office:value="247" calcext:value-type="float">
            <text:p>247</text:p>
          </table:table-cell>
          <table:table-cell table:style-name="ce15" table:formula="of:=LOOKUP([.Q48];[.$AZ$6:.$AZ$261];[.$BC$6:.$BC$261])" office:value-type="float" office:value="247" calcext:value-type="float">
            <text:p>247</text:p>
          </table:table-cell>
          <table:table-cell table:style-name="ce15" table:formula="of:=LOOKUP([.R48];[.$AZ$6:.$AZ$261];[.$BC$6:.$BC$261])" office:value-type="float" office:value="246" calcext:value-type="float">
            <text:p>246</text:p>
          </table:table-cell>
          <table:table-cell table:style-name="ce15" table:formula="of:=LOOKUP([.S48];[.$AZ$6:.$AZ$261];[.$BC$6:.$BC$261])" office:value-type="float" office:value="246" calcext:value-type="float">
            <text:p>246</text:p>
          </table:table-cell>
          <table:table-cell table:style-name="ce15" table:formula="of:=LOOKUP([.T48];[.$AZ$6:.$AZ$261];[.$BC$6:.$BC$261])" office:value-type="float" office:value="243" calcext:value-type="float">
            <text:p>243</text:p>
          </table:table-cell>
          <table:table-cell table:style-name="ce15" table:formula="of:=LOOKUP([.U48];[.$AZ$6:.$AZ$261];[.$BC$6:.$BC$261])" office:value-type="float" office:value="240" calcext:value-type="float">
            <text:p>240</text:p>
          </table:table-cell>
          <table:table-cell table:style-name="ce15" table:formula="of:=LOOKUP([.V48];[.$AZ$6:.$AZ$261];[.$BC$6:.$BC$261])" office:value-type="float" office:value="238" calcext:value-type="float">
            <text:p>238</text:p>
          </table:table-cell>
          <table:table-cell table:style-name="ce15" table:formula="of:=LOOKUP([.W48];[.$AZ$6:.$AZ$261];[.$BC$6:.$BC$261])" office:value-type="float" office:value="238" calcext:value-type="float">
            <text:p>238</text:p>
          </table:table-cell>
          <table:table-cell table:style-name="ce15" table:formula="of:=LOOKUP([.X48];[.$AZ$6:.$AZ$261];[.$BC$6:.$BC$261])" office:value-type="float" office:value="238" calcext:value-type="float">
            <text:p>238</text:p>
          </table:table-cell>
          <table:table-cell table:style-name="ce15" table:formula="of:=LOOKUP([.Y48];[.$AZ$6:.$AZ$261];[.$BC$6:.$BC$261])" office:value-type="float" office:value="238" calcext:value-type="float">
            <text:p>238</text:p>
          </table:table-cell>
          <table:table-cell table:style-name="ce15" table:formula="of:=LOOKUP([.Z48];[.$AZ$6:.$AZ$261];[.$BC$6:.$BC$261])" office:value-type="float" office:value="227" calcext:value-type="float">
            <text:p>227</text:p>
          </table:table-cell>
          <table:table-cell table:style-name="ce15" table:formula="of:=LOOKUP([.AA48];[.$AZ$6:.$AZ$261];[.$BC$6:.$BC$261])" office:value-type="float" office:value="196" calcext:value-type="float">
            <text:p>196</text:p>
          </table:table-cell>
          <table:table-cell table:style-name="ce15" table:formula="of:=LOOKUP([.AB48];[.$AZ$6:.$AZ$261];[.$BC$6:.$BC$261])" office:value-type="float" office:value="166" calcext:value-type="float">
            <text:p>166</text:p>
          </table:table-cell>
          <table:table-cell table:style-name="ce15" table:formula="of:=LOOKUP([.AC48];[.$AZ$6:.$AZ$261];[.$BC$6:.$BC$261])" office:value-type="float" office:value="154" calcext:value-type="float">
            <text:p>154</text:p>
          </table:table-cell>
          <table:table-cell table:style-name="ce15" table:formula="of:=LOOKUP([.AD48];[.$AZ$6:.$AZ$261];[.$BC$6:.$BC$261])" office:value-type="float" office:value="160" calcext:value-type="float">
            <text:p>160</text:p>
          </table:table-cell>
          <table:table-cell table:style-name="ce15" table:formula="of:=LOOKUP([.AE48];[.$AZ$6:.$AZ$261];[.$BC$6:.$BC$261])" office:value-type="float" office:value="161" calcext:value-type="float">
            <text:p>161</text:p>
          </table:table-cell>
          <table:table-cell table:style-name="ce15" table:formula="of:=LOOKUP([.AF48];[.$AZ$6:.$AZ$261];[.$BC$6:.$BC$261])" office:value-type="float" office:value="144" calcext:value-type="float">
            <text:p>144</text:p>
          </table:table-cell>
          <table:table-cell table:style-name="ce15" table:formula="of:=LOOKUP([.AG48];[.$AZ$6:.$AZ$261];[.$BC$6:.$BC$261])" office:value-type="float" office:value="124" calcext:value-type="float">
            <text:p>124</text:p>
          </table:table-cell>
          <table:table-cell table:style-name="ce15" table:formula="of:=LOOKUP([.AH48];[.$AZ$6:.$AZ$261];[.$BC$6:.$BC$261])" office:value-type="float" office:value="129" calcext:value-type="float">
            <text:p>129</text:p>
          </table:table-cell>
          <table:table-cell table:style-name="ce15" table:formula="of:=LOOKUP([.AI48];[.$AZ$6:.$AZ$261];[.$BC$6:.$BC$261])" office:value-type="float" office:value="130" calcext:value-type="float">
            <text:p>130</text:p>
          </table:table-cell>
          <table:table-cell table:style-name="ce15" table:formula="of:=LOOKUP([.AJ48];[.$AZ$6:.$AZ$261];[.$BC$6:.$BC$261])" office:value-type="float" office:value="124" calcext:value-type="float">
            <text:p>124</text:p>
          </table:table-cell>
          <table:table-cell table:style-name="ce15" table:formula="of:=LOOKUP([.AK48];[.$AZ$6:.$AZ$261];[.$BC$6:.$BC$261])" office:value-type="float" office:value="115" calcext:value-type="float">
            <text:p>115</text:p>
          </table:table-cell>
          <table:table-cell table:style-name="ce15" table:formula="of:=LOOKUP([.AL48];[.$AZ$6:.$AZ$261];[.$BC$6:.$BC$261])" office:value-type="float" office:value="117" calcext:value-type="float">
            <text:p>117</text:p>
          </table:table-cell>
          <table:table-cell table:style-name="ce15" table:formula="of:=LOOKUP([.AM48];[.$AZ$6:.$AZ$261];[.$BC$6:.$BC$261])" office:value-type="float" office:value="123" calcext:value-type="float">
            <text:p>123</text:p>
          </table:table-cell>
          <table:table-cell table:style-name="ce15" table:formula="of:=LOOKUP([.AN48];[.$AZ$6:.$AZ$261];[.$BC$6:.$BC$261])" office:value-type="float" office:value="136" calcext:value-type="float">
            <text:p>136</text:p>
          </table:table-cell>
          <table:table-cell table:style-name="ce15" table:formula="of:=LOOKUP([.AO48];[.$AZ$6:.$AZ$261];[.$BC$6:.$BC$261])" office:value-type="float" office:value="144" calcext:value-type="float">
            <text:p>144</text:p>
          </table:table-cell>
          <table:table-cell table:style-name="ce15" table:formula="of:=LOOKUP([.AP48];[.$AZ$6:.$AZ$261];[.$BC$6:.$BC$261])" office:value-type="float" office:value="150" calcext:value-type="float">
            <text:p>150</text:p>
          </table:table-cell>
          <table:table-cell table:style-name="ce15" table:formula="of:=LOOKUP([.AQ48];[.$AZ$6:.$AZ$261];[.$BC$6:.$BC$261])" office:value-type="float" office:value="118" calcext:value-type="float">
            <text:p>118</text:p>
          </table:table-cell>
          <table:table-cell table:style-name="ce15" table:formula="of:=LOOKUP([.AR48];[.$AZ$6:.$AZ$261];[.$BC$6:.$BC$261])" office:value-type="float" office:value="108" calcext:value-type="float">
            <text:p>108</text:p>
          </table:table-cell>
          <table:table-cell table:style-name="ce15" table:formula="of:=LOOKUP([.AS48];[.$AZ$6:.$AZ$261];[.$BC$6:.$BC$261])" office:value-type="float" office:value="103" calcext:value-type="float">
            <text:p>103</text:p>
          </table:table-cell>
          <table:table-cell table:style-name="ce15" table:formula="of:=LOOKUP([.AT48];[.$AZ$6:.$AZ$261];[.$BC$6:.$BC$261])" office:value-type="float" office:value="107" calcext:value-type="float">
            <text:p>107</text:p>
          </table:table-cell>
          <table:table-cell table:style-name="ce15" table:formula="of:=LOOKUP([.AU48];[.$AZ$6:.$AZ$261];[.$BC$6:.$BC$261])" office:value-type="float" office:value="101" calcext:value-type="float">
            <text:p>101</text:p>
          </table:table-cell>
          <table:table-cell table:style-name="ce15" table:formula="of:=LOOKUP([.AV48];[.$AZ$6:.$AZ$261];[.$BC$6:.$BC$261])" office:value-type="float" office:value="81" calcext:value-type="float">
            <text:p>81</text:p>
          </table:table-cell>
          <table:table-cell table:style-name="ce15" table:formula="of:=LOOKUP([.AW48];[.$AZ$6:.$AZ$261];[.$BC$6:.$BC$261])" office:value-type="float" office:value="66" calcext:value-type="float">
            <text:p>66</text:p>
          </table:table-cell>
          <table:table-cell table:style-name="ce15" table:formula="of:=LOOKUP([.AX48];[.$AZ$6:.$AZ$261];[.$BC$6:.$BC$261])" office:value-type="float" office:value="65" calcext:value-type="float">
            <text:p>65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$A$1:.$AX$69];[.AZ120])" office:value-type="float" office:value="17" calcext:value-type="float">
            <text:p>17</text:p>
          </table:table-cell>
          <table:table-cell table:formula="of:=COUNTIF([.$A$73:.$AX$141];[.AZ120])" office:value-type="float" office:value="17" calcext:value-type="float">
            <text:p>17</text:p>
          </table:table-cell>
          <table:table-cell table:formula="of:=IF([.AZ120]&lt;[.$BA$1];0;IF([.AZ120]&gt;=[.$BC$1];255;ROUNDDOWN(([.AZ120]-[.$BA$1])/([.$BC$1]-[.$BA$1])*255)))" office:value-type="float" office:value="114" calcext:value-type="float">
            <text:p>114</text:p>
          </table:table-cell>
        </table:table-row>
        <table:table-row table:style-name="ro1">
          <table:table-cell table:style-name="ce15" table:formula="of:=LOOKUP([.A49];[.$AZ$6:.$AZ$261];[.$BC$6:.$BC$261])" office:value-type="float" office:value="239" calcext:value-type="float">
            <text:p>239</text:p>
          </table:table-cell>
          <table:table-cell table:style-name="ce15" table:formula="of:=LOOKUP([.B49];[.$AZ$6:.$AZ$261];[.$BC$6:.$BC$261])" office:value-type="float" office:value="246" calcext:value-type="float">
            <text:p>246</text:p>
          </table:table-cell>
          <table:table-cell table:style-name="ce15" table:formula="of:=LOOKUP([.C49];[.$AZ$6:.$AZ$261];[.$BC$6:.$BC$261])" office:value-type="float" office:value="248" calcext:value-type="float">
            <text:p>248</text:p>
          </table:table-cell>
          <table:table-cell table:style-name="ce15" table:formula="of:=LOOKUP([.D49];[.$AZ$6:.$AZ$261];[.$BC$6:.$BC$261])" office:value-type="float" office:value="248" calcext:value-type="float">
            <text:p>248</text:p>
          </table:table-cell>
          <table:table-cell table:style-name="ce15" table:formula="of:=LOOKUP([.E49];[.$AZ$6:.$AZ$261];[.$BC$6:.$BC$261])" office:value-type="float" office:value="249" calcext:value-type="float">
            <text:p>249</text:p>
          </table:table-cell>
          <table:table-cell table:style-name="ce15" table:formula="of:=LOOKUP([.F49];[.$AZ$6:.$AZ$261];[.$BC$6:.$BC$261])" office:value-type="float" office:value="249" calcext:value-type="float">
            <text:p>249</text:p>
          </table:table-cell>
          <table:table-cell table:style-name="ce15" table:formula="of:=LOOKUP([.G49];[.$AZ$6:.$AZ$261];[.$BC$6:.$BC$261])" office:value-type="float" office:value="248" calcext:value-type="float">
            <text:p>248</text:p>
          </table:table-cell>
          <table:table-cell table:style-name="ce15" table:formula="of:=LOOKUP([.H49];[.$AZ$6:.$AZ$261];[.$BC$6:.$BC$261])" office:value-type="float" office:value="249" calcext:value-type="float">
            <text:p>249</text:p>
          </table:table-cell>
          <table:table-cell table:style-name="ce15" table:formula="of:=LOOKUP([.I49];[.$AZ$6:.$AZ$261];[.$BC$6:.$BC$261])" office:value-type="float" office:value="249" calcext:value-type="float">
            <text:p>249</text:p>
          </table:table-cell>
          <table:table-cell table:style-name="ce15" table:formula="of:=LOOKUP([.J49];[.$AZ$6:.$AZ$261];[.$BC$6:.$BC$261])" office:value-type="float" office:value="250" calcext:value-type="float">
            <text:p>250</text:p>
          </table:table-cell>
          <table:table-cell table:style-name="ce15" table:formula="of:=LOOKUP([.K49];[.$AZ$6:.$AZ$261];[.$BC$6:.$BC$261])" office:value-type="float" office:value="248" calcext:value-type="float">
            <text:p>248</text:p>
          </table:table-cell>
          <table:table-cell table:style-name="ce15" table:formula="of:=LOOKUP([.L49];[.$AZ$6:.$AZ$261];[.$BC$6:.$BC$261])" office:value-type="float" office:value="245" calcext:value-type="float">
            <text:p>245</text:p>
          </table:table-cell>
          <table:table-cell table:style-name="ce15" table:formula="of:=LOOKUP([.M49];[.$AZ$6:.$AZ$261];[.$BC$6:.$BC$261])" office:value-type="float" office:value="245" calcext:value-type="float">
            <text:p>245</text:p>
          </table:table-cell>
          <table:table-cell table:style-name="ce15" table:formula="of:=LOOKUP([.N49];[.$AZ$6:.$AZ$261];[.$BC$6:.$BC$261])" office:value-type="float" office:value="246" calcext:value-type="float">
            <text:p>246</text:p>
          </table:table-cell>
          <table:table-cell table:style-name="ce15" table:formula="of:=LOOKUP([.O49];[.$AZ$6:.$AZ$261];[.$BC$6:.$BC$261])" office:value-type="float" office:value="246" calcext:value-type="float">
            <text:p>246</text:p>
          </table:table-cell>
          <table:table-cell table:style-name="ce15" table:formula="of:=LOOKUP([.P49];[.$AZ$6:.$AZ$261];[.$BC$6:.$BC$261])" office:value-type="float" office:value="247" calcext:value-type="float">
            <text:p>247</text:p>
          </table:table-cell>
          <table:table-cell table:style-name="ce15" table:formula="of:=LOOKUP([.Q49];[.$AZ$6:.$AZ$261];[.$BC$6:.$BC$261])" office:value-type="float" office:value="246" calcext:value-type="float">
            <text:p>246</text:p>
          </table:table-cell>
          <table:table-cell table:style-name="ce15" table:formula="of:=LOOKUP([.R49];[.$AZ$6:.$AZ$261];[.$BC$6:.$BC$261])" office:value-type="float" office:value="248" calcext:value-type="float">
            <text:p>248</text:p>
          </table:table-cell>
          <table:table-cell table:style-name="ce15" table:formula="of:=LOOKUP([.S49];[.$AZ$6:.$AZ$261];[.$BC$6:.$BC$261])" office:value-type="float" office:value="247" calcext:value-type="float">
            <text:p>247</text:p>
          </table:table-cell>
          <table:table-cell table:style-name="ce15" table:formula="of:=LOOKUP([.T49];[.$AZ$6:.$AZ$261];[.$BC$6:.$BC$261])" office:value-type="float" office:value="247" calcext:value-type="float">
            <text:p>247</text:p>
          </table:table-cell>
          <table:table-cell table:style-name="ce15" table:formula="of:=LOOKUP([.U49];[.$AZ$6:.$AZ$261];[.$BC$6:.$BC$261])" office:value-type="float" office:value="243" calcext:value-type="float">
            <text:p>243</text:p>
          </table:table-cell>
          <table:table-cell table:style-name="ce15" table:formula="of:=LOOKUP([.V49];[.$AZ$6:.$AZ$261];[.$BC$6:.$BC$261])" office:value-type="float" office:value="239" calcext:value-type="float">
            <text:p>239</text:p>
          </table:table-cell>
          <table:table-cell table:style-name="ce15" table:formula="of:=LOOKUP([.W49];[.$AZ$6:.$AZ$261];[.$BC$6:.$BC$261])" office:value-type="float" office:value="237" calcext:value-type="float">
            <text:p>237</text:p>
          </table:table-cell>
          <table:table-cell table:style-name="ce15" table:formula="of:=LOOKUP([.X49];[.$AZ$6:.$AZ$261];[.$BC$6:.$BC$261])" office:value-type="float" office:value="232" calcext:value-type="float">
            <text:p>232</text:p>
          </table:table-cell>
          <table:table-cell table:style-name="ce15" table:formula="of:=LOOKUP([.Y49];[.$AZ$6:.$AZ$261];[.$BC$6:.$BC$261])" office:value-type="float" office:value="230" calcext:value-type="float">
            <text:p>230</text:p>
          </table:table-cell>
          <table:table-cell table:style-name="ce15" table:formula="of:=LOOKUP([.Z49];[.$AZ$6:.$AZ$261];[.$BC$6:.$BC$261])" office:value-type="float" office:value="224" calcext:value-type="float">
            <text:p>224</text:p>
          </table:table-cell>
          <table:table-cell table:style-name="ce15" table:formula="of:=LOOKUP([.AA49];[.$AZ$6:.$AZ$261];[.$BC$6:.$BC$261])" office:value-type="float" office:value="195" calcext:value-type="float">
            <text:p>195</text:p>
          </table:table-cell>
          <table:table-cell table:style-name="ce15" table:formula="of:=LOOKUP([.AB49];[.$AZ$6:.$AZ$261];[.$BC$6:.$BC$261])" office:value-type="float" office:value="160" calcext:value-type="float">
            <text:p>160</text:p>
          </table:table-cell>
          <table:table-cell table:style-name="ce15" table:formula="of:=LOOKUP([.AC49];[.$AZ$6:.$AZ$261];[.$BC$6:.$BC$261])" office:value-type="float" office:value="154" calcext:value-type="float">
            <text:p>154</text:p>
          </table:table-cell>
          <table:table-cell table:style-name="ce15" table:formula="of:=LOOKUP([.AD49];[.$AZ$6:.$AZ$261];[.$BC$6:.$BC$261])" office:value-type="float" office:value="159" calcext:value-type="float">
            <text:p>159</text:p>
          </table:table-cell>
          <table:table-cell table:style-name="ce15" table:formula="of:=LOOKUP([.AE49];[.$AZ$6:.$AZ$261];[.$BC$6:.$BC$261])" office:value-type="float" office:value="143" calcext:value-type="float">
            <text:p>143</text:p>
          </table:table-cell>
          <table:table-cell table:style-name="ce15" table:formula="of:=LOOKUP([.AF49];[.$AZ$6:.$AZ$261];[.$BC$6:.$BC$261])" office:value-type="float" office:value="121" calcext:value-type="float">
            <text:p>121</text:p>
          </table:table-cell>
          <table:table-cell table:style-name="ce15" table:formula="of:=LOOKUP([.AG49];[.$AZ$6:.$AZ$261];[.$BC$6:.$BC$261])" office:value-type="float" office:value="117" calcext:value-type="float">
            <text:p>117</text:p>
          </table:table-cell>
          <table:table-cell table:style-name="ce15" table:formula="of:=LOOKUP([.AH49];[.$AZ$6:.$AZ$261];[.$BC$6:.$BC$261])" office:value-type="float" office:value="113" calcext:value-type="float">
            <text:p>113</text:p>
          </table:table-cell>
          <table:table-cell table:style-name="ce15" table:formula="of:=LOOKUP([.AI49];[.$AZ$6:.$AZ$261];[.$BC$6:.$BC$261])" office:value-type="float" office:value="109" calcext:value-type="float">
            <text:p>109</text:p>
          </table:table-cell>
          <table:table-cell table:style-name="ce15" table:formula="of:=LOOKUP([.AJ49];[.$AZ$6:.$AZ$261];[.$BC$6:.$BC$261])" office:value-type="float" office:value="110" calcext:value-type="float">
            <text:p>110</text:p>
          </table:table-cell>
          <table:table-cell table:style-name="ce15" table:formula="of:=LOOKUP([.AK49];[.$AZ$6:.$AZ$261];[.$BC$6:.$BC$261])" office:value-type="float" office:value="113" calcext:value-type="float">
            <text:p>113</text:p>
          </table:table-cell>
          <table:table-cell table:style-name="ce15" table:formula="of:=LOOKUP([.AL49];[.$AZ$6:.$AZ$261];[.$BC$6:.$BC$261])" office:value-type="float" office:value="125" calcext:value-type="float">
            <text:p>125</text:p>
          </table:table-cell>
          <table:table-cell table:style-name="ce15" table:formula="of:=LOOKUP([.AM49];[.$AZ$6:.$AZ$261];[.$BC$6:.$BC$261])" office:value-type="float" office:value="136" calcext:value-type="float">
            <text:p>136</text:p>
          </table:table-cell>
          <table:table-cell table:style-name="ce15" table:formula="of:=LOOKUP([.AN49];[.$AZ$6:.$AZ$261];[.$BC$6:.$BC$261])" office:value-type="float" office:value="143" calcext:value-type="float">
            <text:p>143</text:p>
          </table:table-cell>
          <table:table-cell table:style-name="ce15" table:formula="of:=LOOKUP([.AO49];[.$AZ$6:.$AZ$261];[.$BC$6:.$BC$261])" office:value-type="float" office:value="152" calcext:value-type="float">
            <text:p>152</text:p>
          </table:table-cell>
          <table:table-cell table:style-name="ce15" table:formula="of:=LOOKUP([.AP49];[.$AZ$6:.$AZ$261];[.$BC$6:.$BC$261])" office:value-type="float" office:value="159" calcext:value-type="float">
            <text:p>159</text:p>
          </table:table-cell>
          <table:table-cell table:style-name="ce15" table:formula="of:=LOOKUP([.AQ49];[.$AZ$6:.$AZ$261];[.$BC$6:.$BC$261])" office:value-type="float" office:value="136" calcext:value-type="float">
            <text:p>136</text:p>
          </table:table-cell>
          <table:table-cell table:style-name="ce15" table:formula="of:=LOOKUP([.AR49];[.$AZ$6:.$AZ$261];[.$BC$6:.$BC$261])" office:value-type="float" office:value="92" calcext:value-type="float">
            <text:p>92</text:p>
          </table:table-cell>
          <table:table-cell table:style-name="ce15" table:formula="of:=LOOKUP([.AS49];[.$AZ$6:.$AZ$261];[.$BC$6:.$BC$261])" office:value-type="float" office:value="103" calcext:value-type="float">
            <text:p>103</text:p>
          </table:table-cell>
          <table:table-cell table:style-name="ce15" table:formula="of:=LOOKUP([.AT49];[.$AZ$6:.$AZ$261];[.$BC$6:.$BC$261])" office:value-type="float" office:value="99" calcext:value-type="float">
            <text:p>99</text:p>
          </table:table-cell>
          <table:table-cell table:style-name="ce15" table:formula="of:=LOOKUP([.AU49];[.$AZ$6:.$AZ$261];[.$BC$6:.$BC$261])" office:value-type="float" office:value="80" calcext:value-type="float">
            <text:p>80</text:p>
          </table:table-cell>
          <table:table-cell table:style-name="ce15" table:formula="of:=LOOKUP([.AV49];[.$AZ$6:.$AZ$261];[.$BC$6:.$BC$261])" office:value-type="float" office:value="62" calcext:value-type="float">
            <text:p>62</text:p>
          </table:table-cell>
          <table:table-cell table:style-name="ce15" table:formula="of:=LOOKUP([.AW49];[.$AZ$6:.$AZ$261];[.$BC$6:.$BC$261])" office:value-type="float" office:value="61" calcext:value-type="float">
            <text:p>61</text:p>
          </table:table-cell>
          <table:table-cell table:style-name="ce15" table:formula="of:=LOOKUP([.AX49];[.$AZ$6:.$AZ$261];[.$BC$6:.$BC$261])" office:value-type="float" office:value="63" calcext:value-type="float">
            <text:p>63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$A$1:.$AX$69];[.AZ121])" office:value-type="float" office:value="7" calcext:value-type="float">
            <text:p>7</text:p>
          </table:table-cell>
          <table:table-cell table:formula="of:=COUNTIF([.$A$73:.$AX$141];[.AZ121])" office:value-type="float" office:value="7" calcext:value-type="float">
            <text:p>7</text:p>
          </table:table-cell>
          <table:table-cell table:formula="of:=IF([.AZ121]&lt;[.$BA$1];0;IF([.AZ121]&gt;=[.$BC$1];255;ROUNDDOWN(([.AZ121]-[.$BA$1])/([.$BC$1]-[.$BA$1])*255)))" office:value-type="float" office:value="115" calcext:value-type="float">
            <text:p>115</text:p>
          </table:table-cell>
        </table:table-row>
        <table:table-row table:style-name="ro1">
          <table:table-cell table:style-name="ce15" table:formula="of:=LOOKUP([.A50];[.$AZ$6:.$AZ$261];[.$BC$6:.$BC$261])" office:value-type="float" office:value="232" calcext:value-type="float">
            <text:p>232</text:p>
          </table:table-cell>
          <table:table-cell table:style-name="ce15" table:formula="of:=LOOKUP([.B50];[.$AZ$6:.$AZ$261];[.$BC$6:.$BC$261])" office:value-type="float" office:value="238" calcext:value-type="float">
            <text:p>238</text:p>
          </table:table-cell>
          <table:table-cell table:style-name="ce15" table:formula="of:=LOOKUP([.C50];[.$AZ$6:.$AZ$261];[.$BC$6:.$BC$261])" office:value-type="float" office:value="244" calcext:value-type="float">
            <text:p>244</text:p>
          </table:table-cell>
          <table:table-cell table:style-name="ce15" table:formula="of:=LOOKUP([.D50];[.$AZ$6:.$AZ$261];[.$BC$6:.$BC$261])" office:value-type="float" office:value="247" calcext:value-type="float">
            <text:p>247</text:p>
          </table:table-cell>
          <table:table-cell table:style-name="ce15" table:formula="of:=LOOKUP([.E50];[.$AZ$6:.$AZ$261];[.$BC$6:.$BC$261])" office:value-type="float" office:value="248" calcext:value-type="float">
            <text:p>248</text:p>
          </table:table-cell>
          <table:table-cell table:style-name="ce15" table:formula="of:=LOOKUP([.F50];[.$AZ$6:.$AZ$261];[.$BC$6:.$BC$261])" office:value-type="float" office:value="248" calcext:value-type="float">
            <text:p>248</text:p>
          </table:table-cell>
          <table:table-cell table:style-name="ce15" table:formula="of:=LOOKUP([.G50];[.$AZ$6:.$AZ$261];[.$BC$6:.$BC$261])" office:value-type="float" office:value="248" calcext:value-type="float">
            <text:p>248</text:p>
          </table:table-cell>
          <table:table-cell table:style-name="ce15" table:formula="of:=LOOKUP([.H50];[.$AZ$6:.$AZ$261];[.$BC$6:.$BC$261])" office:value-type="float" office:value="248" calcext:value-type="float">
            <text:p>248</text:p>
          </table:table-cell>
          <table:table-cell table:style-name="ce15" table:formula="of:=LOOKUP([.I50];[.$AZ$6:.$AZ$261];[.$BC$6:.$BC$261])" office:value-type="float" office:value="248" calcext:value-type="float">
            <text:p>248</text:p>
          </table:table-cell>
          <table:table-cell table:style-name="ce15" table:formula="of:=LOOKUP([.J50];[.$AZ$6:.$AZ$261];[.$BC$6:.$BC$261])" office:value-type="float" office:value="249" calcext:value-type="float">
            <text:p>249</text:p>
          </table:table-cell>
          <table:table-cell table:style-name="ce15" table:formula="of:=LOOKUP([.K50];[.$AZ$6:.$AZ$261];[.$BC$6:.$BC$261])" office:value-type="float" office:value="249" calcext:value-type="float">
            <text:p>249</text:p>
          </table:table-cell>
          <table:table-cell table:style-name="ce15" table:formula="of:=LOOKUP([.L50];[.$AZ$6:.$AZ$261];[.$BC$6:.$BC$261])" office:value-type="float" office:value="248" calcext:value-type="float">
            <text:p>248</text:p>
          </table:table-cell>
          <table:table-cell table:style-name="ce15" table:formula="of:=LOOKUP([.M50];[.$AZ$6:.$AZ$261];[.$BC$6:.$BC$261])" office:value-type="float" office:value="246" calcext:value-type="float">
            <text:p>246</text:p>
          </table:table-cell>
          <table:table-cell table:style-name="ce15" table:formula="of:=LOOKUP([.N50];[.$AZ$6:.$AZ$261];[.$BC$6:.$BC$261])" office:value-type="float" office:value="248" calcext:value-type="float">
            <text:p>248</text:p>
          </table:table-cell>
          <table:table-cell table:style-name="ce15" table:formula="of:=LOOKUP([.O50];[.$AZ$6:.$AZ$261];[.$BC$6:.$BC$261])" office:value-type="float" office:value="244" calcext:value-type="float">
            <text:p>244</text:p>
          </table:table-cell>
          <table:table-cell table:style-name="ce15" table:formula="of:=LOOKUP([.P50];[.$AZ$6:.$AZ$261];[.$BC$6:.$BC$261])" office:value-type="float" office:value="243" calcext:value-type="float">
            <text:p>243</text:p>
          </table:table-cell>
          <table:table-cell table:style-name="ce15" table:formula="of:=LOOKUP([.Q50];[.$AZ$6:.$AZ$261];[.$BC$6:.$BC$261])" office:value-type="float" office:value="245" calcext:value-type="float">
            <text:p>245</text:p>
          </table:table-cell>
          <table:table-cell table:style-name="ce15" table:formula="of:=LOOKUP([.R50];[.$AZ$6:.$AZ$261];[.$BC$6:.$BC$261])" office:value-type="float" office:value="247" calcext:value-type="float">
            <text:p>247</text:p>
          </table:table-cell>
          <table:table-cell table:style-name="ce15" table:formula="of:=LOOKUP([.S50];[.$AZ$6:.$AZ$261];[.$BC$6:.$BC$261])" office:value-type="float" office:value="248" calcext:value-type="float">
            <text:p>248</text:p>
          </table:table-cell>
          <table:table-cell table:style-name="ce15" table:formula="of:=LOOKUP([.T50];[.$AZ$6:.$AZ$261];[.$BC$6:.$BC$261])" office:value-type="float" office:value="247" calcext:value-type="float">
            <text:p>247</text:p>
          </table:table-cell>
          <table:table-cell table:style-name="ce15" table:formula="of:=LOOKUP([.U50];[.$AZ$6:.$AZ$261];[.$BC$6:.$BC$261])" office:value-type="float" office:value="243" calcext:value-type="float">
            <text:p>243</text:p>
          </table:table-cell>
          <table:table-cell table:style-name="ce15" table:formula="of:=LOOKUP([.V50];[.$AZ$6:.$AZ$261];[.$BC$6:.$BC$261])" office:value-type="float" office:value="239" calcext:value-type="float">
            <text:p>239</text:p>
          </table:table-cell>
          <table:table-cell table:style-name="ce15" table:formula="of:=LOOKUP([.W50];[.$AZ$6:.$AZ$261];[.$BC$6:.$BC$261])" office:value-type="float" office:value="235" calcext:value-type="float">
            <text:p>235</text:p>
          </table:table-cell>
          <table:table-cell table:style-name="ce15" table:formula="of:=LOOKUP([.X50];[.$AZ$6:.$AZ$261];[.$BC$6:.$BC$261])" office:value-type="float" office:value="225" calcext:value-type="float">
            <text:p>225</text:p>
          </table:table-cell>
          <table:table-cell table:style-name="ce15" table:formula="of:=LOOKUP([.Y50];[.$AZ$6:.$AZ$261];[.$BC$6:.$BC$261])" office:value-type="float" office:value="209" calcext:value-type="float">
            <text:p>209</text:p>
          </table:table-cell>
          <table:table-cell table:style-name="ce15" table:formula="of:=LOOKUP([.Z50];[.$AZ$6:.$AZ$261];[.$BC$6:.$BC$261])" office:value-type="float" office:value="184" calcext:value-type="float">
            <text:p>184</text:p>
          </table:table-cell>
          <table:table-cell table:style-name="ce15" table:formula="of:=LOOKUP([.AA50];[.$AZ$6:.$AZ$261];[.$BC$6:.$BC$261])" office:value-type="float" office:value="160" calcext:value-type="float">
            <text:p>160</text:p>
          </table:table-cell>
          <table:table-cell table:style-name="ce15" table:formula="of:=LOOKUP([.AB50];[.$AZ$6:.$AZ$261];[.$BC$6:.$BC$261])" office:value-type="float" office:value="156" calcext:value-type="float">
            <text:p>156</text:p>
          </table:table-cell>
          <table:table-cell table:style-name="ce15" table:formula="of:=LOOKUP([.AC50];[.$AZ$6:.$AZ$261];[.$BC$6:.$BC$261])" office:value-type="float" office:value="159" calcext:value-type="float">
            <text:p>159</text:p>
          </table:table-cell>
          <table:table-cell table:style-name="ce15" table:formula="of:=LOOKUP([.AD50];[.$AZ$6:.$AZ$261];[.$BC$6:.$BC$261])" office:value-type="float" office:value="139" calcext:value-type="float">
            <text:p>139</text:p>
          </table:table-cell>
          <table:table-cell table:style-name="ce15" table:formula="of:=LOOKUP([.AE50];[.$AZ$6:.$AZ$261];[.$BC$6:.$BC$261])" office:value-type="float" office:value="107" calcext:value-type="float">
            <text:p>107</text:p>
          </table:table-cell>
          <table:table-cell table:style-name="ce15" table:formula="of:=LOOKUP([.AF50];[.$AZ$6:.$AZ$261];[.$BC$6:.$BC$261])" office:value-type="float" office:value="105" calcext:value-type="float">
            <text:p>105</text:p>
          </table:table-cell>
          <table:table-cell table:style-name="ce15" table:formula="of:=LOOKUP([.AG50];[.$AZ$6:.$AZ$261];[.$BC$6:.$BC$261])" office:value-type="float" office:value="105" calcext:value-type="float">
            <text:p>105</text:p>
          </table:table-cell>
          <table:table-cell table:style-name="ce15" table:formula="of:=LOOKUP([.AH50];[.$AZ$6:.$AZ$261];[.$BC$6:.$BC$261])" office:value-type="float" office:value="109" calcext:value-type="float">
            <text:p>109</text:p>
          </table:table-cell>
          <table:table-cell table:style-name="ce15" table:formula="of:=LOOKUP([.AI50];[.$AZ$6:.$AZ$261];[.$BC$6:.$BC$261])" office:value-type="float" office:value="111" calcext:value-type="float">
            <text:p>111</text:p>
          </table:table-cell>
          <table:table-cell table:style-name="ce15" table:formula="of:=LOOKUP([.AJ50];[.$AZ$6:.$AZ$261];[.$BC$6:.$BC$261])" office:value-type="float" office:value="114" calcext:value-type="float">
            <text:p>114</text:p>
          </table:table-cell>
          <table:table-cell table:style-name="ce15" table:formula="of:=LOOKUP([.AK50];[.$AZ$6:.$AZ$261];[.$BC$6:.$BC$261])" office:value-type="float" office:value="122" calcext:value-type="float">
            <text:p>122</text:p>
          </table:table-cell>
          <table:table-cell table:style-name="ce15" table:formula="of:=LOOKUP([.AL50];[.$AZ$6:.$AZ$261];[.$BC$6:.$BC$261])" office:value-type="float" office:value="134" calcext:value-type="float">
            <text:p>134</text:p>
          </table:table-cell>
          <table:table-cell table:style-name="ce15" table:formula="of:=LOOKUP([.AM50];[.$AZ$6:.$AZ$261];[.$BC$6:.$BC$261])" office:value-type="float" office:value="144" calcext:value-type="float">
            <text:p>144</text:p>
          </table:table-cell>
          <table:table-cell table:style-name="ce15" table:formula="of:=LOOKUP([.AN50];[.$AZ$6:.$AZ$261];[.$BC$6:.$BC$261])" office:value-type="float" office:value="154" calcext:value-type="float">
            <text:p>154</text:p>
          </table:table-cell>
          <table:table-cell table:style-name="ce15" table:formula="of:=LOOKUP([.AO50];[.$AZ$6:.$AZ$261];[.$BC$6:.$BC$261])" office:value-type="float" office:value="159" calcext:value-type="float">
            <text:p>159</text:p>
          </table:table-cell>
          <table:table-cell table:style-name="ce15" table:formula="of:=LOOKUP([.AP50];[.$AZ$6:.$AZ$261];[.$BC$6:.$BC$261])" office:value-type="float" office:value="148" calcext:value-type="float">
            <text:p>148</text:p>
          </table:table-cell>
          <table:table-cell table:style-name="ce15" table:formula="of:=LOOKUP([.AQ50];[.$AZ$6:.$AZ$261];[.$BC$6:.$BC$261])" office:value-type="float" office:value="103" calcext:value-type="float">
            <text:p>103</text:p>
          </table:table-cell>
          <table:table-cell table:style-name="ce15" table:formula="of:=LOOKUP([.AR50];[.$AZ$6:.$AZ$261];[.$BC$6:.$BC$261])" office:value-type="float" office:value="89" calcext:value-type="float">
            <text:p>89</text:p>
          </table:table-cell>
          <table:table-cell table:style-name="ce15" table:formula="of:=LOOKUP([.AS50];[.$AZ$6:.$AZ$261];[.$BC$6:.$BC$261])" office:value-type="float" office:value="95" calcext:value-type="float">
            <text:p>95</text:p>
          </table:table-cell>
          <table:table-cell table:style-name="ce15" table:formula="of:=LOOKUP([.AT50];[.$AZ$6:.$AZ$261];[.$BC$6:.$BC$261])" office:value-type="float" office:value="98" calcext:value-type="float">
            <text:p>98</text:p>
          </table:table-cell>
          <table:table-cell table:style-name="ce15" table:formula="of:=LOOKUP([.AU50];[.$AZ$6:.$AZ$261];[.$BC$6:.$BC$261])" office:value-type="float" office:value="97" calcext:value-type="float">
            <text:p>97</text:p>
          </table:table-cell>
          <table:table-cell table:style-name="ce15" table:formula="of:=LOOKUP([.AV50];[.$AZ$6:.$AZ$261];[.$BC$6:.$BC$261])" office:value-type="float" office:value="25" calcext:value-type="float">
            <text:p>25</text:p>
          </table:table-cell>
          <table:table-cell table:style-name="ce15" table:formula="of:=LOOKUP([.AW50];[.$AZ$6:.$AZ$261];[.$BC$6:.$BC$261])" office:value-type="float" office:value="22" calcext:value-type="float">
            <text:p>22</text:p>
          </table:table-cell>
          <table:table-cell table:style-name="ce15" table:formula="of:=LOOKUP([.AX50];[.$AZ$6:.$AZ$261];[.$BC$6:.$BC$261])" office:value-type="float" office:value="22" calcext:value-type="float">
            <text:p>22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$A$1:.$AX$69];[.AZ122])" office:value-type="float" office:value="14" calcext:value-type="float">
            <text:p>14</text:p>
          </table:table-cell>
          <table:table-cell table:formula="of:=COUNTIF([.$A$73:.$AX$141];[.AZ122])" office:value-type="float" office:value="14" calcext:value-type="float">
            <text:p>14</text:p>
          </table:table-cell>
          <table:table-cell table:formula="of:=IF([.AZ122]&lt;[.$BA$1];0;IF([.AZ122]&gt;=[.$BC$1];255;ROUNDDOWN(([.AZ122]-[.$BA$1])/([.$BC$1]-[.$BA$1])*255)))" office:value-type="float" office:value="116" calcext:value-type="float">
            <text:p>116</text:p>
          </table:table-cell>
        </table:table-row>
        <table:table-row table:style-name="ro1">
          <table:table-cell table:style-name="ce15" table:formula="of:=LOOKUP([.A51];[.$AZ$6:.$AZ$261];[.$BC$6:.$BC$261])" office:value-type="float" office:value="225" calcext:value-type="float">
            <text:p>225</text:p>
          </table:table-cell>
          <table:table-cell table:style-name="ce15" table:formula="of:=LOOKUP([.B51];[.$AZ$6:.$AZ$261];[.$BC$6:.$BC$261])" office:value-type="float" office:value="230" calcext:value-type="float">
            <text:p>230</text:p>
          </table:table-cell>
          <table:table-cell table:style-name="ce15" table:formula="of:=LOOKUP([.C51];[.$AZ$6:.$AZ$261];[.$BC$6:.$BC$261])" office:value-type="float" office:value="236" calcext:value-type="float">
            <text:p>236</text:p>
          </table:table-cell>
          <table:table-cell table:style-name="ce15" table:formula="of:=LOOKUP([.D51];[.$AZ$6:.$AZ$261];[.$BC$6:.$BC$261])" office:value-type="float" office:value="242" calcext:value-type="float">
            <text:p>242</text:p>
          </table:table-cell>
          <table:table-cell table:style-name="ce15" table:formula="of:=LOOKUP([.E51];[.$AZ$6:.$AZ$261];[.$BC$6:.$BC$261])" office:value-type="float" office:value="244" calcext:value-type="float">
            <text:p>244</text:p>
          </table:table-cell>
          <table:table-cell table:style-name="ce15" table:formula="of:=LOOKUP([.F51];[.$AZ$6:.$AZ$261];[.$BC$6:.$BC$261])" office:value-type="float" office:value="248" calcext:value-type="float">
            <text:p>248</text:p>
          </table:table-cell>
          <table:table-cell table:style-name="ce15" table:formula="of:=LOOKUP([.G51];[.$AZ$6:.$AZ$261];[.$BC$6:.$BC$261])" office:value-type="float" office:value="248" calcext:value-type="float">
            <text:p>248</text:p>
          </table:table-cell>
          <table:table-cell table:style-name="ce15" table:formula="of:=LOOKUP([.H51];[.$AZ$6:.$AZ$261];[.$BC$6:.$BC$261])" office:value-type="float" office:value="248" calcext:value-type="float">
            <text:p>248</text:p>
          </table:table-cell>
          <table:table-cell table:style-name="ce15" table:formula="of:=LOOKUP([.I51];[.$AZ$6:.$AZ$261];[.$BC$6:.$BC$261])" office:value-type="float" office:value="248" calcext:value-type="float">
            <text:p>248</text:p>
          </table:table-cell>
          <table:table-cell table:style-name="ce15" table:formula="of:=LOOKUP([.J51];[.$AZ$6:.$AZ$261];[.$BC$6:.$BC$261])" office:value-type="float" office:value="248" calcext:value-type="float">
            <text:p>248</text:p>
          </table:table-cell>
          <table:table-cell table:style-name="ce15" table:formula="of:=LOOKUP([.K51];[.$AZ$6:.$AZ$261];[.$BC$6:.$BC$261])" office:value-type="float" office:value="249" calcext:value-type="float">
            <text:p>249</text:p>
          </table:table-cell>
          <table:table-cell table:style-name="ce15" table:formula="of:=LOOKUP([.L51];[.$AZ$6:.$AZ$261];[.$BC$6:.$BC$261])" office:value-type="float" office:value="249" calcext:value-type="float">
            <text:p>249</text:p>
          </table:table-cell>
          <table:table-cell table:style-name="ce15" table:formula="of:=LOOKUP([.M51];[.$AZ$6:.$AZ$261];[.$BC$6:.$BC$261])" office:value-type="float" office:value="249" calcext:value-type="float">
            <text:p>249</text:p>
          </table:table-cell>
          <table:table-cell table:style-name="ce15" table:formula="of:=LOOKUP([.N51];[.$AZ$6:.$AZ$261];[.$BC$6:.$BC$261])" office:value-type="float" office:value="247" calcext:value-type="float">
            <text:p>247</text:p>
          </table:table-cell>
          <table:table-cell table:style-name="ce15" table:formula="of:=LOOKUP([.O51];[.$AZ$6:.$AZ$261];[.$BC$6:.$BC$261])" office:value-type="float" office:value="245" calcext:value-type="float">
            <text:p>245</text:p>
          </table:table-cell>
          <table:table-cell table:style-name="ce15" table:formula="of:=LOOKUP([.P51];[.$AZ$6:.$AZ$261];[.$BC$6:.$BC$261])" office:value-type="float" office:value="241" calcext:value-type="float">
            <text:p>241</text:p>
          </table:table-cell>
          <table:table-cell table:style-name="ce15" table:formula="of:=LOOKUP([.Q51];[.$AZ$6:.$AZ$261];[.$BC$6:.$BC$261])" office:value-type="float" office:value="242" calcext:value-type="float">
            <text:p>242</text:p>
          </table:table-cell>
          <table:table-cell table:style-name="ce15" table:formula="of:=LOOKUP([.R51];[.$AZ$6:.$AZ$261];[.$BC$6:.$BC$261])" office:value-type="float" office:value="247" calcext:value-type="float">
            <text:p>247</text:p>
          </table:table-cell>
          <table:table-cell table:style-name="ce15" table:formula="of:=LOOKUP([.S51];[.$AZ$6:.$AZ$261];[.$BC$6:.$BC$261])" office:value-type="float" office:value="247" calcext:value-type="float">
            <text:p>247</text:p>
          </table:table-cell>
          <table:table-cell table:style-name="ce15" table:formula="of:=LOOKUP([.T51];[.$AZ$6:.$AZ$261];[.$BC$6:.$BC$261])" office:value-type="float" office:value="248" calcext:value-type="float">
            <text:p>248</text:p>
          </table:table-cell>
          <table:table-cell table:style-name="ce15" table:formula="of:=LOOKUP([.U51];[.$AZ$6:.$AZ$261];[.$BC$6:.$BC$261])" office:value-type="float" office:value="243" calcext:value-type="float">
            <text:p>243</text:p>
          </table:table-cell>
          <table:table-cell table:style-name="ce15" table:formula="of:=LOOKUP([.V51];[.$AZ$6:.$AZ$261];[.$BC$6:.$BC$261])" office:value-type="float" office:value="235" calcext:value-type="float">
            <text:p>235</text:p>
          </table:table-cell>
          <table:table-cell table:style-name="ce15" table:formula="of:=LOOKUP([.W51];[.$AZ$6:.$AZ$261];[.$BC$6:.$BC$261])" office:value-type="float" office:value="222" calcext:value-type="float">
            <text:p>222</text:p>
          </table:table-cell>
          <table:table-cell table:style-name="ce15" table:formula="of:=LOOKUP([.X51];[.$AZ$6:.$AZ$261];[.$BC$6:.$BC$261])" office:value-type="float" office:value="194" calcext:value-type="float">
            <text:p>194</text:p>
          </table:table-cell>
          <table:table-cell table:style-name="ce15" table:formula="of:=LOOKUP([.Y51];[.$AZ$6:.$AZ$261];[.$BC$6:.$BC$261])" office:value-type="float" office:value="162" calcext:value-type="float">
            <text:p>162</text:p>
          </table:table-cell>
          <table:table-cell table:style-name="ce15" table:formula="of:=LOOKUP([.Z51];[.$AZ$6:.$AZ$261];[.$BC$6:.$BC$261])" office:value-type="float" office:value="148" calcext:value-type="float">
            <text:p>148</text:p>
          </table:table-cell>
          <table:table-cell table:style-name="ce15" table:formula="of:=LOOKUP([.AA51];[.$AZ$6:.$AZ$261];[.$BC$6:.$BC$261])" office:value-type="float" office:value="156" calcext:value-type="float">
            <text:p>156</text:p>
          </table:table-cell>
          <table:table-cell table:style-name="ce15" table:formula="of:=LOOKUP([.AB51];[.$AZ$6:.$AZ$261];[.$BC$6:.$BC$261])" office:value-type="float" office:value="154" calcext:value-type="float">
            <text:p>154</text:p>
          </table:table-cell>
          <table:table-cell table:style-name="ce15" table:formula="of:=LOOKUP([.AC51];[.$AZ$6:.$AZ$261];[.$BC$6:.$BC$261])" office:value-type="float" office:value="140" calcext:value-type="float">
            <text:p>140</text:p>
          </table:table-cell>
          <table:table-cell table:style-name="ce15" table:formula="of:=LOOKUP([.AD51];[.$AZ$6:.$AZ$261];[.$BC$6:.$BC$261])" office:value-type="float" office:value="109" calcext:value-type="float">
            <text:p>109</text:p>
          </table:table-cell>
          <table:table-cell table:style-name="ce15" table:formula="of:=LOOKUP([.AE51];[.$AZ$6:.$AZ$261];[.$BC$6:.$BC$261])" office:value-type="float" office:value="106" calcext:value-type="float">
            <text:p>106</text:p>
          </table:table-cell>
          <table:table-cell table:style-name="ce15" table:formula="of:=LOOKUP([.AF51];[.$AZ$6:.$AZ$261];[.$BC$6:.$BC$261])" office:value-type="float" office:value="107" calcext:value-type="float">
            <text:p>107</text:p>
          </table:table-cell>
          <table:table-cell table:style-name="ce15" table:formula="of:=LOOKUP([.AG51];[.$AZ$6:.$AZ$261];[.$BC$6:.$BC$261])" office:value-type="float" office:value="109" calcext:value-type="float">
            <text:p>109</text:p>
          </table:table-cell>
          <table:table-cell table:style-name="ce15" table:formula="of:=LOOKUP([.AH51];[.$AZ$6:.$AZ$261];[.$BC$6:.$BC$261])" office:value-type="float" office:value="110" calcext:value-type="float">
            <text:p>110</text:p>
          </table:table-cell>
          <table:table-cell table:style-name="ce15" table:formula="of:=LOOKUP([.AI51];[.$AZ$6:.$AZ$261];[.$BC$6:.$BC$261])" office:value-type="float" office:value="115" calcext:value-type="float">
            <text:p>115</text:p>
          </table:table-cell>
          <table:table-cell table:style-name="ce15" table:formula="of:=LOOKUP([.AJ51];[.$AZ$6:.$AZ$261];[.$BC$6:.$BC$261])" office:value-type="float" office:value="121" calcext:value-type="float">
            <text:p>121</text:p>
          </table:table-cell>
          <table:table-cell table:style-name="ce15" table:formula="of:=LOOKUP([.AK51];[.$AZ$6:.$AZ$261];[.$BC$6:.$BC$261])" office:value-type="float" office:value="133" calcext:value-type="float">
            <text:p>133</text:p>
          </table:table-cell>
          <table:table-cell table:style-name="ce15" table:formula="of:=LOOKUP([.AL51];[.$AZ$6:.$AZ$261];[.$BC$6:.$BC$261])" office:value-type="float" office:value="142" calcext:value-type="float">
            <text:p>142</text:p>
          </table:table-cell>
          <table:table-cell table:style-name="ce15" table:formula="of:=LOOKUP([.AM51];[.$AZ$6:.$AZ$261];[.$BC$6:.$BC$261])" office:value-type="float" office:value="157" calcext:value-type="float">
            <text:p>157</text:p>
          </table:table-cell>
          <table:table-cell table:style-name="ce15" table:formula="of:=LOOKUP([.AN51];[.$AZ$6:.$AZ$261];[.$BC$6:.$BC$261])" office:value-type="float" office:value="164" calcext:value-type="float">
            <text:p>164</text:p>
          </table:table-cell>
          <table:table-cell table:style-name="ce15" table:formula="of:=LOOKUP([.AO51];[.$AZ$6:.$AZ$261];[.$BC$6:.$BC$261])" office:value-type="float" office:value="165" calcext:value-type="float">
            <text:p>165</text:p>
          </table:table-cell>
          <table:table-cell table:style-name="ce15" table:formula="of:=LOOKUP([.AP51];[.$AZ$6:.$AZ$261];[.$BC$6:.$BC$261])" office:value-type="float" office:value="104" calcext:value-type="float">
            <text:p>104</text:p>
          </table:table-cell>
          <table:table-cell table:style-name="ce15" table:formula="of:=LOOKUP([.AQ51];[.$AZ$6:.$AZ$261];[.$BC$6:.$BC$261])" office:value-type="float" office:value="81" calcext:value-type="float">
            <text:p>81</text:p>
          </table:table-cell>
          <table:table-cell table:style-name="ce15" table:formula="of:=LOOKUP([.AR51];[.$AZ$6:.$AZ$261];[.$BC$6:.$BC$261])" office:value-type="float" office:value="96" calcext:value-type="float">
            <text:p>96</text:p>
          </table:table-cell>
          <table:table-cell table:style-name="ce15" table:formula="of:=LOOKUP([.AS51];[.$AZ$6:.$AZ$261];[.$BC$6:.$BC$261])" office:value-type="float" office:value="98" calcext:value-type="float">
            <text:p>98</text:p>
          </table:table-cell>
          <table:table-cell table:style-name="ce15" table:formula="of:=LOOKUP([.AT51];[.$AZ$6:.$AZ$261];[.$BC$6:.$BC$261])" office:value-type="float" office:value="128" calcext:value-type="float">
            <text:p>128</text:p>
          </table:table-cell>
          <table:table-cell table:style-name="ce15" table:formula="of:=LOOKUP([.AU51];[.$AZ$6:.$AZ$261];[.$BC$6:.$BC$261])" office:value-type="float" office:value="113" calcext:value-type="float">
            <text:p>113</text:p>
          </table:table-cell>
          <table:table-cell table:style-name="ce15" table:formula="of:=LOOKUP([.AV51];[.$AZ$6:.$AZ$261];[.$BC$6:.$BC$261])" office:value-type="float" office:value="26" calcext:value-type="float">
            <text:p>26</text:p>
          </table:table-cell>
          <table:table-cell table:style-name="ce15" table:formula="of:=LOOKUP([.AW51];[.$AZ$6:.$AZ$261];[.$BC$6:.$BC$261])" office:value-type="float" office:value="14" calcext:value-type="float">
            <text:p>14</text:p>
          </table:table-cell>
          <table:table-cell table:style-name="ce15" table:formula="of:=LOOKUP([.AX51];[.$AZ$6:.$AZ$261];[.$BC$6:.$BC$261])" office:value-type="float" office:value="14" calcext:value-type="float">
            <text:p>14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$A$1:.$AX$69];[.AZ123])" office:value-type="float" office:value="7" calcext:value-type="float">
            <text:p>7</text:p>
          </table:table-cell>
          <table:table-cell table:formula="of:=COUNTIF([.$A$73:.$AX$141];[.AZ123])" office:value-type="float" office:value="7" calcext:value-type="float">
            <text:p>7</text:p>
          </table:table-cell>
          <table:table-cell table:formula="of:=IF([.AZ123]&lt;[.$BA$1];0;IF([.AZ123]&gt;=[.$BC$1];255;ROUNDDOWN(([.AZ123]-[.$BA$1])/([.$BC$1]-[.$BA$1])*255)))" office:value-type="float" office:value="117" calcext:value-type="float">
            <text:p>117</text:p>
          </table:table-cell>
        </table:table-row>
        <table:table-row table:style-name="ro1">
          <table:table-cell table:style-name="ce15" table:formula="of:=LOOKUP([.A52];[.$AZ$6:.$AZ$261];[.$BC$6:.$BC$261])" office:value-type="float" office:value="212" calcext:value-type="float">
            <text:p>212</text:p>
          </table:table-cell>
          <table:table-cell table:style-name="ce15" table:formula="of:=LOOKUP([.B52];[.$AZ$6:.$AZ$261];[.$BC$6:.$BC$261])" office:value-type="float" office:value="217" calcext:value-type="float">
            <text:p>217</text:p>
          </table:table-cell>
          <table:table-cell table:style-name="ce15" table:formula="of:=LOOKUP([.C52];[.$AZ$6:.$AZ$261];[.$BC$6:.$BC$261])" office:value-type="float" office:value="226" calcext:value-type="float">
            <text:p>226</text:p>
          </table:table-cell>
          <table:table-cell table:style-name="ce15" table:formula="of:=LOOKUP([.D52];[.$AZ$6:.$AZ$261];[.$BC$6:.$BC$261])" office:value-type="float" office:value="233" calcext:value-type="float">
            <text:p>233</text:p>
          </table:table-cell>
          <table:table-cell table:style-name="ce15" table:formula="of:=LOOKUP([.E52];[.$AZ$6:.$AZ$261];[.$BC$6:.$BC$261])" office:value-type="float" office:value="234" calcext:value-type="float">
            <text:p>234</text:p>
          </table:table-cell>
          <table:table-cell table:style-name="ce15" table:formula="of:=LOOKUP([.F52];[.$AZ$6:.$AZ$261];[.$BC$6:.$BC$261])" office:value-type="float" office:value="242" calcext:value-type="float">
            <text:p>242</text:p>
          </table:table-cell>
          <table:table-cell table:style-name="ce15" table:formula="of:=LOOKUP([.G52];[.$AZ$6:.$AZ$261];[.$BC$6:.$BC$261])" office:value-type="float" office:value="243" calcext:value-type="float">
            <text:p>243</text:p>
          </table:table-cell>
          <table:table-cell table:style-name="ce15" table:formula="of:=LOOKUP([.H52];[.$AZ$6:.$AZ$261];[.$BC$6:.$BC$261])" office:value-type="float" office:value="243" calcext:value-type="float">
            <text:p>243</text:p>
          </table:table-cell>
          <table:table-cell table:style-name="ce15" table:formula="of:=LOOKUP([.I52];[.$AZ$6:.$AZ$261];[.$BC$6:.$BC$261])" office:value-type="float" office:value="248" calcext:value-type="float">
            <text:p>248</text:p>
          </table:table-cell>
          <table:table-cell table:style-name="ce15" table:formula="of:=LOOKUP([.J52];[.$AZ$6:.$AZ$261];[.$BC$6:.$BC$261])" office:value-type="float" office:value="247" calcext:value-type="float">
            <text:p>247</text:p>
          </table:table-cell>
          <table:table-cell table:style-name="ce15" table:formula="of:=LOOKUP([.K52];[.$AZ$6:.$AZ$261];[.$BC$6:.$BC$261])" office:value-type="float" office:value="248" calcext:value-type="float">
            <text:p>248</text:p>
          </table:table-cell>
          <table:table-cell table:style-name="ce15" table:formula="of:=LOOKUP([.L52];[.$AZ$6:.$AZ$261];[.$BC$6:.$BC$261])" office:value-type="float" office:value="248" calcext:value-type="float">
            <text:p>248</text:p>
          </table:table-cell>
          <table:table-cell table:style-name="ce15" table:formula="of:=LOOKUP([.M52];[.$AZ$6:.$AZ$261];[.$BC$6:.$BC$261])" office:value-type="float" office:value="249" calcext:value-type="float">
            <text:p>249</text:p>
          </table:table-cell>
          <table:table-cell table:style-name="ce15" table:formula="of:=LOOKUP([.N52];[.$AZ$6:.$AZ$261];[.$BC$6:.$BC$261])" office:value-type="float" office:value="246" calcext:value-type="float">
            <text:p>246</text:p>
          </table:table-cell>
          <table:table-cell table:style-name="ce15" table:formula="of:=LOOKUP([.O52];[.$AZ$6:.$AZ$261];[.$BC$6:.$BC$261])" office:value-type="float" office:value="242" calcext:value-type="float">
            <text:p>242</text:p>
          </table:table-cell>
          <table:table-cell table:style-name="ce15" table:formula="of:=LOOKUP([.P52];[.$AZ$6:.$AZ$261];[.$BC$6:.$BC$261])" office:value-type="float" office:value="242" calcext:value-type="float">
            <text:p>242</text:p>
          </table:table-cell>
          <table:table-cell table:style-name="ce15" table:formula="of:=LOOKUP([.Q52];[.$AZ$6:.$AZ$261];[.$BC$6:.$BC$261])" office:value-type="float" office:value="243" calcext:value-type="float">
            <text:p>243</text:p>
          </table:table-cell>
          <table:table-cell table:style-name="ce15" table:formula="of:=LOOKUP([.R52];[.$AZ$6:.$AZ$261];[.$BC$6:.$BC$261])" office:value-type="float" office:value="242" calcext:value-type="float">
            <text:p>242</text:p>
          </table:table-cell>
          <table:table-cell table:style-name="ce15" table:formula="of:=LOOKUP([.S52];[.$AZ$6:.$AZ$261];[.$BC$6:.$BC$261])" office:value-type="float" office:value="243" calcext:value-type="float">
            <text:p>243</text:p>
          </table:table-cell>
          <table:table-cell table:style-name="ce15" table:formula="of:=LOOKUP([.T52];[.$AZ$6:.$AZ$261];[.$BC$6:.$BC$261])" office:value-type="float" office:value="240" calcext:value-type="float">
            <text:p>240</text:p>
          </table:table-cell>
          <table:table-cell table:style-name="ce15" table:formula="of:=LOOKUP([.U52];[.$AZ$6:.$AZ$261];[.$BC$6:.$BC$261])" office:value-type="float" office:value="229" calcext:value-type="float">
            <text:p>229</text:p>
          </table:table-cell>
          <table:table-cell table:style-name="ce15" table:formula="of:=LOOKUP([.V52];[.$AZ$6:.$AZ$261];[.$BC$6:.$BC$261])" office:value-type="float" office:value="203" calcext:value-type="float">
            <text:p>203</text:p>
          </table:table-cell>
          <table:table-cell table:style-name="ce15" table:formula="of:=LOOKUP([.W52];[.$AZ$6:.$AZ$261];[.$BC$6:.$BC$261])" office:value-type="float" office:value="175" calcext:value-type="float">
            <text:p>175</text:p>
          </table:table-cell>
          <table:table-cell table:style-name="ce15" table:formula="of:=LOOKUP([.X52];[.$AZ$6:.$AZ$261];[.$BC$6:.$BC$261])" office:value-type="float" office:value="152" calcext:value-type="float">
            <text:p>152</text:p>
          </table:table-cell>
          <table:table-cell table:style-name="ce15" table:formula="of:=LOOKUP([.Y52];[.$AZ$6:.$AZ$261];[.$BC$6:.$BC$261])" office:value-type="float" office:value="153" calcext:value-type="float">
            <text:p>153</text:p>
          </table:table-cell>
          <table:table-cell table:style-name="ce15" table:formula="of:=LOOKUP([.Z52];[.$AZ$6:.$AZ$261];[.$BC$6:.$BC$261])" office:value-type="float" office:value="159" calcext:value-type="float">
            <text:p>159</text:p>
          </table:table-cell>
          <table:table-cell table:style-name="ce15" table:formula="of:=LOOKUP([.AA52];[.$AZ$6:.$AZ$261];[.$BC$6:.$BC$261])" office:value-type="float" office:value="161" calcext:value-type="float">
            <text:p>161</text:p>
          </table:table-cell>
          <table:table-cell table:style-name="ce15" table:formula="of:=LOOKUP([.AB52];[.$AZ$6:.$AZ$261];[.$BC$6:.$BC$261])" office:value-type="float" office:value="149" calcext:value-type="float">
            <text:p>149</text:p>
          </table:table-cell>
          <table:table-cell table:style-name="ce15" table:formula="of:=LOOKUP([.AC52];[.$AZ$6:.$AZ$261];[.$BC$6:.$BC$261])" office:value-type="float" office:value="111" calcext:value-type="float">
            <text:p>111</text:p>
          </table:table-cell>
          <table:table-cell table:style-name="ce15" table:formula="of:=LOOKUP([.AD52];[.$AZ$6:.$AZ$261];[.$BC$6:.$BC$261])" office:value-type="float" office:value="106" calcext:value-type="float">
            <text:p>106</text:p>
          </table:table-cell>
          <table:table-cell table:style-name="ce15" table:formula="of:=LOOKUP([.AE52];[.$AZ$6:.$AZ$261];[.$BC$6:.$BC$261])" office:value-type="float" office:value="106" calcext:value-type="float">
            <text:p>106</text:p>
          </table:table-cell>
          <table:table-cell table:style-name="ce15" table:formula="of:=LOOKUP([.AF52];[.$AZ$6:.$AZ$261];[.$BC$6:.$BC$261])" office:value-type="float" office:value="108" calcext:value-type="float">
            <text:p>108</text:p>
          </table:table-cell>
          <table:table-cell table:style-name="ce15" table:formula="of:=LOOKUP([.AG52];[.$AZ$6:.$AZ$261];[.$BC$6:.$BC$261])" office:value-type="float" office:value="110" calcext:value-type="float">
            <text:p>110</text:p>
          </table:table-cell>
          <table:table-cell table:style-name="ce15" table:formula="of:=LOOKUP([.AH52];[.$AZ$6:.$AZ$261];[.$BC$6:.$BC$261])" office:value-type="float" office:value="113" calcext:value-type="float">
            <text:p>113</text:p>
          </table:table-cell>
          <table:table-cell table:style-name="ce15" table:formula="of:=LOOKUP([.AI52];[.$AZ$6:.$AZ$261];[.$BC$6:.$BC$261])" office:value-type="float" office:value="122" calcext:value-type="float">
            <text:p>122</text:p>
          </table:table-cell>
          <table:table-cell table:style-name="ce15" table:formula="of:=LOOKUP([.AJ52];[.$AZ$6:.$AZ$261];[.$BC$6:.$BC$261])" office:value-type="float" office:value="128" calcext:value-type="float">
            <text:p>128</text:p>
          </table:table-cell>
          <table:table-cell table:style-name="ce15" table:formula="of:=LOOKUP([.AK52];[.$AZ$6:.$AZ$261];[.$BC$6:.$BC$261])" office:value-type="float" office:value="144" calcext:value-type="float">
            <text:p>144</text:p>
          </table:table-cell>
          <table:table-cell table:style-name="ce15" table:formula="of:=LOOKUP([.AL52];[.$AZ$6:.$AZ$261];[.$BC$6:.$BC$261])" office:value-type="float" office:value="154" calcext:value-type="float">
            <text:p>154</text:p>
          </table:table-cell>
          <table:table-cell table:style-name="ce15" table:formula="of:=LOOKUP([.AM52];[.$AZ$6:.$AZ$261];[.$BC$6:.$BC$261])" office:value-type="float" office:value="165" calcext:value-type="float">
            <text:p>165</text:p>
          </table:table-cell>
          <table:table-cell table:style-name="ce15" table:formula="of:=LOOKUP([.AN52];[.$AZ$6:.$AZ$261];[.$BC$6:.$BC$261])" office:value-type="float" office:value="171" calcext:value-type="float">
            <text:p>171</text:p>
          </table:table-cell>
          <table:table-cell table:style-name="ce15" table:formula="of:=LOOKUP([.AO52];[.$AZ$6:.$AZ$261];[.$BC$6:.$BC$261])" office:value-type="float" office:value="145" calcext:value-type="float">
            <text:p>145</text:p>
          </table:table-cell>
          <table:table-cell table:style-name="ce15" table:formula="of:=LOOKUP([.AP52];[.$AZ$6:.$AZ$261];[.$BC$6:.$BC$261])" office:value-type="float" office:value="81" calcext:value-type="float">
            <text:p>81</text:p>
          </table:table-cell>
          <table:table-cell table:style-name="ce15" table:formula="of:=LOOKUP([.AQ52];[.$AZ$6:.$AZ$261];[.$BC$6:.$BC$261])" office:value-type="float" office:value="90" calcext:value-type="float">
            <text:p>90</text:p>
          </table:table-cell>
          <table:table-cell table:style-name="ce15" table:formula="of:=LOOKUP([.AR52];[.$AZ$6:.$AZ$261];[.$BC$6:.$BC$261])" office:value-type="float" office:value="93" calcext:value-type="float">
            <text:p>93</text:p>
          </table:table-cell>
          <table:table-cell table:style-name="ce15" table:formula="of:=LOOKUP([.AS52];[.$AZ$6:.$AZ$261];[.$BC$6:.$BC$261])" office:value-type="float" office:value="103" calcext:value-type="float">
            <text:p>103</text:p>
          </table:table-cell>
          <table:table-cell table:style-name="ce15" table:formula="of:=LOOKUP([.AT52];[.$AZ$6:.$AZ$261];[.$BC$6:.$BC$261])" office:value-type="float" office:value="166" calcext:value-type="float">
            <text:p>166</text:p>
          </table:table-cell>
          <table:table-cell table:style-name="ce15" table:formula="of:=LOOKUP([.AU52];[.$AZ$6:.$AZ$261];[.$BC$6:.$BC$261])" office:value-type="float" office:value="141" calcext:value-type="float">
            <text:p>141</text:p>
          </table:table-cell>
          <table:table-cell table:style-name="ce15" table:formula="of:=LOOKUP([.AV52];[.$AZ$6:.$AZ$261];[.$BC$6:.$BC$261])" office:value-type="float" office:value="61" calcext:value-type="float">
            <text:p>61</text:p>
          </table:table-cell>
          <table:table-cell table:style-name="ce15" table:formula="of:=LOOKUP([.AW52];[.$AZ$6:.$AZ$261];[.$BC$6:.$BC$261])" office:value-type="float" office:value="15" calcext:value-type="float">
            <text:p>15</text:p>
          </table:table-cell>
          <table:table-cell table:style-name="ce15" table:formula="of:=LOOKUP([.AX52];[.$AZ$6:.$AZ$261];[.$BC$6:.$BC$261])" office:value-type="float" office:value="13" calcext:value-type="float">
            <text:p>1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$A$1:.$AX$69];[.AZ124])" office:value-type="float" office:value="7" calcext:value-type="float">
            <text:p>7</text:p>
          </table:table-cell>
          <table:table-cell table:formula="of:=COUNTIF([.$A$73:.$AX$141];[.AZ124])" office:value-type="float" office:value="7" calcext:value-type="float">
            <text:p>7</text:p>
          </table:table-cell>
          <table:table-cell table:formula="of:=IF([.AZ124]&lt;[.$BA$1];0;IF([.AZ124]&gt;=[.$BC$1];255;ROUNDDOWN(([.AZ124]-[.$BA$1])/([.$BC$1]-[.$BA$1])*255)))" office:value-type="float" office:value="118" calcext:value-type="float">
            <text:p>118</text:p>
          </table:table-cell>
        </table:table-row>
        <table:table-row table:style-name="ro1">
          <table:table-cell table:style-name="ce15" table:formula="of:=LOOKUP([.A53];[.$AZ$6:.$AZ$261];[.$BC$6:.$BC$261])" office:value-type="float" office:value="199" calcext:value-type="float">
            <text:p>199</text:p>
          </table:table-cell>
          <table:table-cell table:style-name="ce15" table:formula="of:=LOOKUP([.B53];[.$AZ$6:.$AZ$261];[.$BC$6:.$BC$261])" office:value-type="float" office:value="211" calcext:value-type="float">
            <text:p>211</text:p>
          </table:table-cell>
          <table:table-cell table:style-name="ce15" table:formula="of:=LOOKUP([.C53];[.$AZ$6:.$AZ$261];[.$BC$6:.$BC$261])" office:value-type="float" office:value="218" calcext:value-type="float">
            <text:p>218</text:p>
          </table:table-cell>
          <table:table-cell table:style-name="ce15" table:formula="of:=LOOKUP([.D53];[.$AZ$6:.$AZ$261];[.$BC$6:.$BC$261])" office:value-type="float" office:value="225" calcext:value-type="float">
            <text:p>225</text:p>
          </table:table-cell>
          <table:table-cell table:style-name="ce15" table:formula="of:=LOOKUP([.E53];[.$AZ$6:.$AZ$261];[.$BC$6:.$BC$261])" office:value-type="float" office:value="226" calcext:value-type="float">
            <text:p>226</text:p>
          </table:table-cell>
          <table:table-cell table:style-name="ce15" table:formula="of:=LOOKUP([.F53];[.$AZ$6:.$AZ$261];[.$BC$6:.$BC$261])" office:value-type="float" office:value="231" calcext:value-type="float">
            <text:p>231</text:p>
          </table:table-cell>
          <table:table-cell table:style-name="ce15" table:formula="of:=LOOKUP([.G53];[.$AZ$6:.$AZ$261];[.$BC$6:.$BC$261])" office:value-type="float" office:value="235" calcext:value-type="float">
            <text:p>235</text:p>
          </table:table-cell>
          <table:table-cell table:style-name="ce15" table:formula="of:=LOOKUP([.H53];[.$AZ$6:.$AZ$261];[.$BC$6:.$BC$261])" office:value-type="float" office:value="235" calcext:value-type="float">
            <text:p>235</text:p>
          </table:table-cell>
          <table:table-cell table:style-name="ce15" table:formula="of:=LOOKUP([.I53];[.$AZ$6:.$AZ$261];[.$BC$6:.$BC$261])" office:value-type="float" office:value="241" calcext:value-type="float">
            <text:p>241</text:p>
          </table:table-cell>
          <table:table-cell table:style-name="ce15" table:formula="of:=LOOKUP([.J53];[.$AZ$6:.$AZ$261];[.$BC$6:.$BC$261])" office:value-type="float" office:value="240" calcext:value-type="float">
            <text:p>240</text:p>
          </table:table-cell>
          <table:table-cell table:style-name="ce15" table:formula="of:=LOOKUP([.K53];[.$AZ$6:.$AZ$261];[.$BC$6:.$BC$261])" office:value-type="float" office:value="247" calcext:value-type="float">
            <text:p>247</text:p>
          </table:table-cell>
          <table:table-cell table:style-name="ce15" table:formula="of:=LOOKUP([.L53];[.$AZ$6:.$AZ$261];[.$BC$6:.$BC$261])" office:value-type="float" office:value="247" calcext:value-type="float">
            <text:p>247</text:p>
          </table:table-cell>
          <table:table-cell table:style-name="ce15" table:formula="of:=LOOKUP([.M53];[.$AZ$6:.$AZ$261];[.$BC$6:.$BC$261])" office:value-type="float" office:value="248" calcext:value-type="float">
            <text:p>248</text:p>
          </table:table-cell>
          <table:table-cell table:style-name="ce15" table:formula="of:=LOOKUP([.N53];[.$AZ$6:.$AZ$261];[.$BC$6:.$BC$261])" office:value-type="float" office:value="242" calcext:value-type="float">
            <text:p>242</text:p>
          </table:table-cell>
          <table:table-cell table:style-name="ce15" table:formula="of:=LOOKUP([.O53];[.$AZ$6:.$AZ$261];[.$BC$6:.$BC$261])" office:value-type="float" office:value="240" calcext:value-type="float">
            <text:p>240</text:p>
          </table:table-cell>
          <table:table-cell table:style-name="ce15" table:formula="of:=LOOKUP([.P53];[.$AZ$6:.$AZ$261];[.$BC$6:.$BC$261])" office:value-type="float" office:value="245" calcext:value-type="float">
            <text:p>245</text:p>
          </table:table-cell>
          <table:table-cell table:style-name="ce15" table:formula="of:=LOOKUP([.Q53];[.$AZ$6:.$AZ$261];[.$BC$6:.$BC$261])" office:value-type="float" office:value="235" calcext:value-type="float">
            <text:p>235</text:p>
          </table:table-cell>
          <table:table-cell table:style-name="ce15" table:formula="of:=LOOKUP([.R53];[.$AZ$6:.$AZ$261];[.$BC$6:.$BC$261])" office:value-type="float" office:value="238" calcext:value-type="float">
            <text:p>238</text:p>
          </table:table-cell>
          <table:table-cell table:style-name="ce15" table:formula="of:=LOOKUP([.S53];[.$AZ$6:.$AZ$261];[.$BC$6:.$BC$261])" office:value-type="float" office:value="228" calcext:value-type="float">
            <text:p>228</text:p>
          </table:table-cell>
          <table:table-cell table:style-name="ce15" table:formula="of:=LOOKUP([.T53];[.$AZ$6:.$AZ$261];[.$BC$6:.$BC$261])" office:value-type="float" office:value="202" calcext:value-type="float">
            <text:p>202</text:p>
          </table:table-cell>
          <table:table-cell table:style-name="ce15" table:formula="of:=LOOKUP([.U53];[.$AZ$6:.$AZ$261];[.$BC$6:.$BC$261])" office:value-type="float" office:value="183" calcext:value-type="float">
            <text:p>183</text:p>
          </table:table-cell>
          <table:table-cell table:style-name="ce15" table:formula="of:=LOOKUP([.V53];[.$AZ$6:.$AZ$261];[.$BC$6:.$BC$261])" office:value-type="float" office:value="175" calcext:value-type="float">
            <text:p>175</text:p>
          </table:table-cell>
          <table:table-cell table:style-name="ce15" table:formula="of:=LOOKUP([.W53];[.$AZ$6:.$AZ$261];[.$BC$6:.$BC$261])" office:value-type="float" office:value="172" calcext:value-type="float">
            <text:p>172</text:p>
          </table:table-cell>
          <table:table-cell table:style-name="ce15" table:formula="of:=LOOKUP([.X53];[.$AZ$6:.$AZ$261];[.$BC$6:.$BC$261])" office:value-type="float" office:value="175" calcext:value-type="float">
            <text:p>175</text:p>
          </table:table-cell>
          <table:table-cell table:style-name="ce15" table:formula="of:=LOOKUP([.Y53];[.$AZ$6:.$AZ$261];[.$BC$6:.$BC$261])" office:value-type="float" office:value="172" calcext:value-type="float">
            <text:p>172</text:p>
          </table:table-cell>
          <table:table-cell table:style-name="ce15" table:formula="of:=LOOKUP([.Z53];[.$AZ$6:.$AZ$261];[.$BC$6:.$BC$261])" office:value-type="float" office:value="165" calcext:value-type="float">
            <text:p>165</text:p>
          </table:table-cell>
          <table:table-cell table:style-name="ce15" table:formula="of:=LOOKUP([.AA53];[.$AZ$6:.$AZ$261];[.$BC$6:.$BC$261])" office:value-type="float" office:value="162" calcext:value-type="float">
            <text:p>162</text:p>
          </table:table-cell>
          <table:table-cell table:style-name="ce15" table:formula="of:=LOOKUP([.AB53];[.$AZ$6:.$AZ$261];[.$BC$6:.$BC$261])" office:value-type="float" office:value="128" calcext:value-type="float">
            <text:p>128</text:p>
          </table:table-cell>
          <table:table-cell table:style-name="ce15" table:formula="of:=LOOKUP([.AC53];[.$AZ$6:.$AZ$261];[.$BC$6:.$BC$261])" office:value-type="float" office:value="106" calcext:value-type="float">
            <text:p>106</text:p>
          </table:table-cell>
          <table:table-cell table:style-name="ce15" table:formula="of:=LOOKUP([.AD53];[.$AZ$6:.$AZ$261];[.$BC$6:.$BC$261])" office:value-type="float" office:value="106" calcext:value-type="float">
            <text:p>106</text:p>
          </table:table-cell>
          <table:table-cell table:style-name="ce15" table:formula="of:=LOOKUP([.AE53];[.$AZ$6:.$AZ$261];[.$BC$6:.$BC$261])" office:value-type="float" office:value="107" calcext:value-type="float">
            <text:p>107</text:p>
          </table:table-cell>
          <table:table-cell table:style-name="ce15" table:formula="of:=LOOKUP([.AF53];[.$AZ$6:.$AZ$261];[.$BC$6:.$BC$261])" office:value-type="float" office:value="109" calcext:value-type="float">
            <text:p>109</text:p>
          </table:table-cell>
          <table:table-cell table:style-name="ce15" table:formula="of:=LOOKUP([.AG53];[.$AZ$6:.$AZ$261];[.$BC$6:.$BC$261])" office:value-type="float" office:value="114" calcext:value-type="float">
            <text:p>114</text:p>
          </table:table-cell>
          <table:table-cell table:style-name="ce15" table:formula="of:=LOOKUP([.AH53];[.$AZ$6:.$AZ$261];[.$BC$6:.$BC$261])" office:value-type="float" office:value="122" calcext:value-type="float">
            <text:p>122</text:p>
          </table:table-cell>
          <table:table-cell table:style-name="ce15" table:formula="of:=LOOKUP([.AI53];[.$AZ$6:.$AZ$261];[.$BC$6:.$BC$261])" office:value-type="float" office:value="133" calcext:value-type="float">
            <text:p>133</text:p>
          </table:table-cell>
          <table:table-cell table:style-name="ce15" table:formula="of:=LOOKUP([.AJ53];[.$AZ$6:.$AZ$261];[.$BC$6:.$BC$261])" office:value-type="float" office:value="142" calcext:value-type="float">
            <text:p>142</text:p>
          </table:table-cell>
          <table:table-cell table:style-name="ce15" table:formula="of:=LOOKUP([.AK53];[.$AZ$6:.$AZ$261];[.$BC$6:.$BC$261])" office:value-type="float" office:value="153" calcext:value-type="float">
            <text:p>153</text:p>
          </table:table-cell>
          <table:table-cell table:style-name="ce15" table:formula="of:=LOOKUP([.AL53];[.$AZ$6:.$AZ$261];[.$BC$6:.$BC$261])" office:value-type="float" office:value="163" calcext:value-type="float">
            <text:p>163</text:p>
          </table:table-cell>
          <table:table-cell table:style-name="ce15" table:formula="of:=LOOKUP([.AM53];[.$AZ$6:.$AZ$261];[.$BC$6:.$BC$261])" office:value-type="float" office:value="174" calcext:value-type="float">
            <text:p>174</text:p>
          </table:table-cell>
          <table:table-cell table:style-name="ce15" table:formula="of:=LOOKUP([.AN53];[.$AZ$6:.$AZ$261];[.$BC$6:.$BC$261])" office:value-type="float" office:value="171" calcext:value-type="float">
            <text:p>171</text:p>
          </table:table-cell>
          <table:table-cell table:style-name="ce15" table:formula="of:=LOOKUP([.AO53];[.$AZ$6:.$AZ$261];[.$BC$6:.$BC$261])" office:value-type="float" office:value="92" calcext:value-type="float">
            <text:p>92</text:p>
          </table:table-cell>
          <table:table-cell table:style-name="ce15" table:formula="of:=LOOKUP([.AP53];[.$AZ$6:.$AZ$261];[.$BC$6:.$BC$261])" office:value-type="float" office:value="78" calcext:value-type="float">
            <text:p>78</text:p>
          </table:table-cell>
          <table:table-cell table:style-name="ce15" table:formula="of:=LOOKUP([.AQ53];[.$AZ$6:.$AZ$261];[.$BC$6:.$BC$261])" office:value-type="float" office:value="97" calcext:value-type="float">
            <text:p>97</text:p>
          </table:table-cell>
          <table:table-cell table:style-name="ce15" table:formula="of:=LOOKUP([.AR53];[.$AZ$6:.$AZ$261];[.$BC$6:.$BC$261])" office:value-type="float" office:value="87" calcext:value-type="float">
            <text:p>87</text:p>
          </table:table-cell>
          <table:table-cell table:style-name="ce15" table:formula="of:=LOOKUP([.AS53];[.$AZ$6:.$AZ$261];[.$BC$6:.$BC$261])" office:value-type="float" office:value="116" calcext:value-type="float">
            <text:p>116</text:p>
          </table:table-cell>
          <table:table-cell table:style-name="ce15" table:formula="of:=LOOKUP([.AT53];[.$AZ$6:.$AZ$261];[.$BC$6:.$BC$261])" office:value-type="float" office:value="194" calcext:value-type="float">
            <text:p>194</text:p>
          </table:table-cell>
          <table:table-cell table:style-name="ce15" table:formula="of:=LOOKUP([.AU53];[.$AZ$6:.$AZ$261];[.$BC$6:.$BC$261])" office:value-type="float" office:value="154" calcext:value-type="float">
            <text:p>154</text:p>
          </table:table-cell>
          <table:table-cell table:style-name="ce15" table:formula="of:=LOOKUP([.AV53];[.$AZ$6:.$AZ$261];[.$BC$6:.$BC$261])" office:value-type="float" office:value="140" calcext:value-type="float">
            <text:p>140</text:p>
          </table:table-cell>
          <table:table-cell table:style-name="ce15" table:formula="of:=LOOKUP([.AW53];[.$AZ$6:.$AZ$261];[.$BC$6:.$BC$261])" office:value-type="float" office:value="104" calcext:value-type="float">
            <text:p>104</text:p>
          </table:table-cell>
          <table:table-cell table:style-name="ce15" table:formula="of:=LOOKUP([.AX53];[.$AZ$6:.$AZ$261];[.$BC$6:.$BC$261])" office:value-type="float" office:value="24" calcext:value-type="float">
            <text:p>2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$A$1:.$AX$69];[.AZ125])" office:value-type="float" office:value="6" calcext:value-type="float">
            <text:p>6</text:p>
          </table:table-cell>
          <table:table-cell table:formula="of:=COUNTIF([.$A$73:.$AX$141];[.AZ125])" office:value-type="float" office:value="6" calcext:value-type="float">
            <text:p>6</text:p>
          </table:table-cell>
          <table:table-cell table:formula="of:=IF([.AZ125]&lt;[.$BA$1];0;IF([.AZ125]&gt;=[.$BC$1];255;ROUNDDOWN(([.AZ125]-[.$BA$1])/([.$BC$1]-[.$BA$1])*255)))" office:value-type="float" office:value="119" calcext:value-type="float">
            <text:p>119</text:p>
          </table:table-cell>
        </table:table-row>
        <table:table-row table:style-name="ro1">
          <table:table-cell table:style-name="ce15" table:formula="of:=LOOKUP([.A54];[.$AZ$6:.$AZ$261];[.$BC$6:.$BC$261])" office:value-type="float" office:value="192" calcext:value-type="float">
            <text:p>192</text:p>
          </table:table-cell>
          <table:table-cell table:style-name="ce15" table:formula="of:=LOOKUP([.B54];[.$AZ$6:.$AZ$261];[.$BC$6:.$BC$261])" office:value-type="float" office:value="205" calcext:value-type="float">
            <text:p>205</text:p>
          </table:table-cell>
          <table:table-cell table:style-name="ce15" table:formula="of:=LOOKUP([.C54];[.$AZ$6:.$AZ$261];[.$BC$6:.$BC$261])" office:value-type="float" office:value="209" calcext:value-type="float">
            <text:p>209</text:p>
          </table:table-cell>
          <table:table-cell table:style-name="ce15" table:formula="of:=LOOKUP([.D54];[.$AZ$6:.$AZ$261];[.$BC$6:.$BC$261])" office:value-type="float" office:value="214" calcext:value-type="float">
            <text:p>214</text:p>
          </table:table-cell>
          <table:table-cell table:style-name="ce15" table:formula="of:=LOOKUP([.E54];[.$AZ$6:.$AZ$261];[.$BC$6:.$BC$261])" office:value-type="float" office:value="216" calcext:value-type="float">
            <text:p>216</text:p>
          </table:table-cell>
          <table:table-cell table:style-name="ce15" table:formula="of:=LOOKUP([.F54];[.$AZ$6:.$AZ$261];[.$BC$6:.$BC$261])" office:value-type="float" office:value="215" calcext:value-type="float">
            <text:p>215</text:p>
          </table:table-cell>
          <table:table-cell table:style-name="ce15" table:formula="of:=LOOKUP([.G54];[.$AZ$6:.$AZ$261];[.$BC$6:.$BC$261])" office:value-type="float" office:value="220" calcext:value-type="float">
            <text:p>220</text:p>
          </table:table-cell>
          <table:table-cell table:style-name="ce15" table:formula="of:=LOOKUP([.H54];[.$AZ$6:.$AZ$261];[.$BC$6:.$BC$261])" office:value-type="float" office:value="219" calcext:value-type="float">
            <text:p>219</text:p>
          </table:table-cell>
          <table:table-cell table:style-name="ce15" table:formula="of:=LOOKUP([.I54];[.$AZ$6:.$AZ$261];[.$BC$6:.$BC$261])" office:value-type="float" office:value="224" calcext:value-type="float">
            <text:p>224</text:p>
          </table:table-cell>
          <table:table-cell table:style-name="ce15" table:formula="of:=LOOKUP([.J54];[.$AZ$6:.$AZ$261];[.$BC$6:.$BC$261])" office:value-type="float" office:value="225" calcext:value-type="float">
            <text:p>225</text:p>
          </table:table-cell>
          <table:table-cell table:style-name="ce15" table:formula="of:=LOOKUP([.K54];[.$AZ$6:.$AZ$261];[.$BC$6:.$BC$261])" office:value-type="float" office:value="241" calcext:value-type="float">
            <text:p>241</text:p>
          </table:table-cell>
          <table:table-cell table:style-name="ce15" table:formula="of:=LOOKUP([.L54];[.$AZ$6:.$AZ$261];[.$BC$6:.$BC$261])" office:value-type="float" office:value="239" calcext:value-type="float">
            <text:p>239</text:p>
          </table:table-cell>
          <table:table-cell table:style-name="ce15" table:formula="of:=LOOKUP([.M54];[.$AZ$6:.$AZ$261];[.$BC$6:.$BC$261])" office:value-type="float" office:value="235" calcext:value-type="float">
            <text:p>235</text:p>
          </table:table-cell>
          <table:table-cell table:style-name="ce15" table:formula="of:=LOOKUP([.N54];[.$AZ$6:.$AZ$261];[.$BC$6:.$BC$261])" office:value-type="float" office:value="238" calcext:value-type="float">
            <text:p>238</text:p>
          </table:table-cell>
          <table:table-cell table:style-name="ce15" table:formula="of:=LOOKUP([.O54];[.$AZ$6:.$AZ$261];[.$BC$6:.$BC$261])" office:value-type="float" office:value="239" calcext:value-type="float">
            <text:p>239</text:p>
          </table:table-cell>
          <table:table-cell table:style-name="ce15" table:formula="of:=LOOKUP([.P54];[.$AZ$6:.$AZ$261];[.$BC$6:.$BC$261])" office:value-type="float" office:value="237" calcext:value-type="float">
            <text:p>237</text:p>
          </table:table-cell>
          <table:table-cell table:style-name="ce15" table:formula="of:=LOOKUP([.Q54];[.$AZ$6:.$AZ$261];[.$BC$6:.$BC$261])" office:value-type="float" office:value="219" calcext:value-type="float">
            <text:p>219</text:p>
          </table:table-cell>
          <table:table-cell table:style-name="ce15" table:formula="of:=LOOKUP([.R54];[.$AZ$6:.$AZ$261];[.$BC$6:.$BC$261])" office:value-type="float" office:value="200" calcext:value-type="float">
            <text:p>200</text:p>
          </table:table-cell>
          <table:table-cell table:style-name="ce15" table:formula="of:=LOOKUP([.S54];[.$AZ$6:.$AZ$261];[.$BC$6:.$BC$261])" office:value-type="float" office:value="181" calcext:value-type="float">
            <text:p>181</text:p>
          </table:table-cell>
          <table:table-cell table:style-name="ce15" table:formula="of:=LOOKUP([.T54];[.$AZ$6:.$AZ$261];[.$BC$6:.$BC$261])" office:value-type="float" office:value="186" calcext:value-type="float">
            <text:p>186</text:p>
          </table:table-cell>
          <table:table-cell table:style-name="ce15" table:formula="of:=LOOKUP([.U54];[.$AZ$6:.$AZ$261];[.$BC$6:.$BC$261])" office:value-type="float" office:value="190" calcext:value-type="float">
            <text:p>190</text:p>
          </table:table-cell>
          <table:table-cell table:style-name="ce15" table:formula="of:=LOOKUP([.V54];[.$AZ$6:.$AZ$261];[.$BC$6:.$BC$261])" office:value-type="float" office:value="190" calcext:value-type="float">
            <text:p>190</text:p>
          </table:table-cell>
          <table:table-cell table:style-name="ce15" table:formula="of:=LOOKUP([.W54];[.$AZ$6:.$AZ$261];[.$BC$6:.$BC$261])" office:value-type="float" office:value="189" calcext:value-type="float">
            <text:p>189</text:p>
          </table:table-cell>
          <table:table-cell table:style-name="ce15" table:formula="of:=LOOKUP([.X54];[.$AZ$6:.$AZ$261];[.$BC$6:.$BC$261])" office:value-type="float" office:value="187" calcext:value-type="float">
            <text:p>187</text:p>
          </table:table-cell>
          <table:table-cell table:style-name="ce15" table:formula="of:=LOOKUP([.Y54];[.$AZ$6:.$AZ$261];[.$BC$6:.$BC$261])" office:value-type="float" office:value="179" calcext:value-type="float">
            <text:p>179</text:p>
          </table:table-cell>
          <table:table-cell table:style-name="ce15" table:formula="of:=LOOKUP([.Z54];[.$AZ$6:.$AZ$261];[.$BC$6:.$BC$261])" office:value-type="float" office:value="169" calcext:value-type="float">
            <text:p>169</text:p>
          </table:table-cell>
          <table:table-cell table:style-name="ce15" table:formula="of:=LOOKUP([.AA54];[.$AZ$6:.$AZ$261];[.$BC$6:.$BC$261])" office:value-type="float" office:value="152" calcext:value-type="float">
            <text:p>152</text:p>
          </table:table-cell>
          <table:table-cell table:style-name="ce15" table:formula="of:=LOOKUP([.AB54];[.$AZ$6:.$AZ$261];[.$BC$6:.$BC$261])" office:value-type="float" office:value="109" calcext:value-type="float">
            <text:p>109</text:p>
          </table:table-cell>
          <table:table-cell table:style-name="ce15" table:formula="of:=LOOKUP([.AC54];[.$AZ$6:.$AZ$261];[.$BC$6:.$BC$261])" office:value-type="float" office:value="108" calcext:value-type="float">
            <text:p>108</text:p>
          </table:table-cell>
          <table:table-cell table:style-name="ce15" table:formula="of:=LOOKUP([.AD54];[.$AZ$6:.$AZ$261];[.$BC$6:.$BC$261])" office:value-type="float" office:value="109" calcext:value-type="float">
            <text:p>109</text:p>
          </table:table-cell>
          <table:table-cell table:style-name="ce15" table:formula="of:=LOOKUP([.AE54];[.$AZ$6:.$AZ$261];[.$BC$6:.$BC$261])" office:value-type="float" office:value="112" calcext:value-type="float">
            <text:p>112</text:p>
          </table:table-cell>
          <table:table-cell table:style-name="ce15" table:formula="of:=LOOKUP([.AF54];[.$AZ$6:.$AZ$261];[.$BC$6:.$BC$261])" office:value-type="float" office:value="114" calcext:value-type="float">
            <text:p>114</text:p>
          </table:table-cell>
          <table:table-cell table:style-name="ce15" table:formula="of:=LOOKUP([.AG54];[.$AZ$6:.$AZ$261];[.$BC$6:.$BC$261])" office:value-type="float" office:value="119" calcext:value-type="float">
            <text:p>119</text:p>
          </table:table-cell>
          <table:table-cell table:style-name="ce15" table:formula="of:=LOOKUP([.AH54];[.$AZ$6:.$AZ$261];[.$BC$6:.$BC$261])" office:value-type="float" office:value="128" calcext:value-type="float">
            <text:p>128</text:p>
          </table:table-cell>
          <table:table-cell table:style-name="ce15" table:formula="of:=LOOKUP([.AI54];[.$AZ$6:.$AZ$261];[.$BC$6:.$BC$261])" office:value-type="float" office:value="140" calcext:value-type="float">
            <text:p>140</text:p>
          </table:table-cell>
          <table:table-cell table:style-name="ce15" table:formula="of:=LOOKUP([.AJ54];[.$AZ$6:.$AZ$261];[.$BC$6:.$BC$261])" office:value-type="float" office:value="151" calcext:value-type="float">
            <text:p>151</text:p>
          </table:table-cell>
          <table:table-cell table:style-name="ce15" table:formula="of:=LOOKUP([.AK54];[.$AZ$6:.$AZ$261];[.$BC$6:.$BC$261])" office:value-type="float" office:value="160" calcext:value-type="float">
            <text:p>160</text:p>
          </table:table-cell>
          <table:table-cell table:style-name="ce15" table:formula="of:=LOOKUP([.AL54];[.$AZ$6:.$AZ$261];[.$BC$6:.$BC$261])" office:value-type="float" office:value="171" calcext:value-type="float">
            <text:p>171</text:p>
          </table:table-cell>
          <table:table-cell table:style-name="ce15" table:formula="of:=LOOKUP([.AM54];[.$AZ$6:.$AZ$261];[.$BC$6:.$BC$261])" office:value-type="float" office:value="180" calcext:value-type="float">
            <text:p>180</text:p>
          </table:table-cell>
          <table:table-cell table:style-name="ce15" table:formula="of:=LOOKUP([.AN54];[.$AZ$6:.$AZ$261];[.$BC$6:.$BC$261])" office:value-type="float" office:value="166" calcext:value-type="float">
            <text:p>166</text:p>
          </table:table-cell>
          <table:table-cell table:style-name="ce15" table:formula="of:=LOOKUP([.AO54];[.$AZ$6:.$AZ$261];[.$BC$6:.$BC$261])" office:value-type="float" office:value="79" calcext:value-type="float">
            <text:p>79</text:p>
          </table:table-cell>
          <table:table-cell table:style-name="ce15" table:formula="of:=LOOKUP([.AP54];[.$AZ$6:.$AZ$261];[.$BC$6:.$BC$261])" office:value-type="float" office:value="81" calcext:value-type="float">
            <text:p>81</text:p>
          </table:table-cell>
          <table:table-cell table:style-name="ce15" table:formula="of:=LOOKUP([.AQ54];[.$AZ$6:.$AZ$261];[.$BC$6:.$BC$261])" office:value-type="float" office:value="93" calcext:value-type="float">
            <text:p>93</text:p>
          </table:table-cell>
          <table:table-cell table:style-name="ce15" table:formula="of:=LOOKUP([.AR54];[.$AZ$6:.$AZ$261];[.$BC$6:.$BC$261])" office:value-type="float" office:value="87" calcext:value-type="float">
            <text:p>87</text:p>
          </table:table-cell>
          <table:table-cell table:style-name="ce15" table:formula="of:=LOOKUP([.AS54];[.$AZ$6:.$AZ$261];[.$BC$6:.$BC$261])" office:value-type="float" office:value="131" calcext:value-type="float">
            <text:p>131</text:p>
          </table:table-cell>
          <table:table-cell table:style-name="ce15" table:formula="of:=LOOKUP([.AT54];[.$AZ$6:.$AZ$261];[.$BC$6:.$BC$261])" office:value-type="float" office:value="192" calcext:value-type="float">
            <text:p>192</text:p>
          </table:table-cell>
          <table:table-cell table:style-name="ce15" table:formula="of:=LOOKUP([.AU54];[.$AZ$6:.$AZ$261];[.$BC$6:.$BC$261])" office:value-type="float" office:value="167" calcext:value-type="float">
            <text:p>167</text:p>
          </table:table-cell>
          <table:table-cell table:style-name="ce15" table:formula="of:=LOOKUP([.AV54];[.$AZ$6:.$AZ$261];[.$BC$6:.$BC$261])" office:value-type="float" office:value="135" calcext:value-type="float">
            <text:p>135</text:p>
          </table:table-cell>
          <table:table-cell table:style-name="ce15" table:formula="of:=LOOKUP([.AW54];[.$AZ$6:.$AZ$261];[.$BC$6:.$BC$261])" office:value-type="float" office:value="168" calcext:value-type="float">
            <text:p>168</text:p>
          </table:table-cell>
          <table:table-cell table:style-name="ce15" table:formula="of:=LOOKUP([.AX54];[.$AZ$6:.$AZ$261];[.$BC$6:.$BC$261])" office:value-type="float" office:value="150" calcext:value-type="float">
            <text:p>15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$A$1:.$AX$69];[.AZ126])" office:value-type="float" office:value="11" calcext:value-type="float">
            <text:p>11</text:p>
          </table:table-cell>
          <table:table-cell table:formula="of:=COUNTIF([.$A$73:.$AX$141];[.AZ126])" office:value-type="float" office:value="11" calcext:value-type="float">
            <text:p>11</text:p>
          </table:table-cell>
          <table:table-cell table:formula="of:=IF([.AZ126]&lt;[.$BA$1];0;IF([.AZ126]&gt;=[.$BC$1];255;ROUNDDOWN(([.AZ126]-[.$BA$1])/([.$BC$1]-[.$BA$1])*255)))" office:value-type="float" office:value="120" calcext:value-type="float">
            <text:p>120</text:p>
          </table:table-cell>
        </table:table-row>
        <table:table-row table:style-name="ro1">
          <table:table-cell table:style-name="ce15" table:formula="of:=LOOKUP([.A55];[.$AZ$6:.$AZ$261];[.$BC$6:.$BC$261])" office:value-type="float" office:value="183" calcext:value-type="float">
            <text:p>183</text:p>
          </table:table-cell>
          <table:table-cell table:style-name="ce15" table:formula="of:=LOOKUP([.B55];[.$AZ$6:.$AZ$261];[.$BC$6:.$BC$261])" office:value-type="float" office:value="194" calcext:value-type="float">
            <text:p>194</text:p>
          </table:table-cell>
          <table:table-cell table:style-name="ce15" table:formula="of:=LOOKUP([.C55];[.$AZ$6:.$AZ$261];[.$BC$6:.$BC$261])" office:value-type="float" office:value="199" calcext:value-type="float">
            <text:p>199</text:p>
          </table:table-cell>
          <table:table-cell table:style-name="ce15" table:formula="of:=LOOKUP([.D55];[.$AZ$6:.$AZ$261];[.$BC$6:.$BC$261])" office:value-type="float" office:value="201" calcext:value-type="float">
            <text:p>201</text:p>
          </table:table-cell>
          <table:table-cell table:style-name="ce15" table:formula="of:=LOOKUP([.E55];[.$AZ$6:.$AZ$261];[.$BC$6:.$BC$261])" office:value-type="float" office:value="204" calcext:value-type="float">
            <text:p>204</text:p>
          </table:table-cell>
          <table:table-cell table:style-name="ce15" table:formula="of:=LOOKUP([.F55];[.$AZ$6:.$AZ$261];[.$BC$6:.$BC$261])" office:value-type="float" office:value="202" calcext:value-type="float">
            <text:p>202</text:p>
          </table:table-cell>
          <table:table-cell table:style-name="ce15" table:formula="of:=LOOKUP([.G55];[.$AZ$6:.$AZ$261];[.$BC$6:.$BC$261])" office:value-type="float" office:value="206" calcext:value-type="float">
            <text:p>206</text:p>
          </table:table-cell>
          <table:table-cell table:style-name="ce15" table:formula="of:=LOOKUP([.H55];[.$AZ$6:.$AZ$261];[.$BC$6:.$BC$261])" office:value-type="float" office:value="208" calcext:value-type="float">
            <text:p>208</text:p>
          </table:table-cell>
          <table:table-cell table:style-name="ce15" table:formula="of:=LOOKUP([.I55];[.$AZ$6:.$AZ$261];[.$BC$6:.$BC$261])" office:value-type="float" office:value="210" calcext:value-type="float">
            <text:p>210</text:p>
          </table:table-cell>
          <table:table-cell table:style-name="ce15" table:formula="of:=LOOKUP([.J55];[.$AZ$6:.$AZ$261];[.$BC$6:.$BC$261])" office:value-type="float" office:value="213" calcext:value-type="float">
            <text:p>213</text:p>
          </table:table-cell>
          <table:table-cell table:style-name="ce15" table:formula="of:=LOOKUP([.K55];[.$AZ$6:.$AZ$261];[.$BC$6:.$BC$261])" office:value-type="float" office:value="224" calcext:value-type="float">
            <text:p>224</text:p>
          </table:table-cell>
          <table:table-cell table:style-name="ce15" table:formula="of:=LOOKUP([.L55];[.$AZ$6:.$AZ$261];[.$BC$6:.$BC$261])" office:value-type="float" office:value="225" calcext:value-type="float">
            <text:p>225</text:p>
          </table:table-cell>
          <table:table-cell table:style-name="ce15" table:formula="of:=LOOKUP([.M55];[.$AZ$6:.$AZ$261];[.$BC$6:.$BC$261])" office:value-type="float" office:value="219" calcext:value-type="float">
            <text:p>219</text:p>
          </table:table-cell>
          <table:table-cell table:style-name="ce15" table:formula="of:=LOOKUP([.N55];[.$AZ$6:.$AZ$261];[.$BC$6:.$BC$261])" office:value-type="float" office:value="225" calcext:value-type="float">
            <text:p>225</text:p>
          </table:table-cell>
          <table:table-cell table:style-name="ce15" table:formula="of:=LOOKUP([.O55];[.$AZ$6:.$AZ$261];[.$BC$6:.$BC$261])" office:value-type="float" office:value="221" calcext:value-type="float">
            <text:p>221</text:p>
          </table:table-cell>
          <table:table-cell table:style-name="ce15" table:formula="of:=LOOKUP([.P55];[.$AZ$6:.$AZ$261];[.$BC$6:.$BC$261])" office:value-type="float" office:value="197" calcext:value-type="float">
            <text:p>197</text:p>
          </table:table-cell>
          <table:table-cell table:style-name="ce15" table:formula="of:=LOOKUP([.Q55];[.$AZ$6:.$AZ$261];[.$BC$6:.$BC$261])" office:value-type="float" office:value="178" calcext:value-type="float">
            <text:p>178</text:p>
          </table:table-cell>
          <table:table-cell table:style-name="ce15" table:formula="of:=LOOKUP([.R55];[.$AZ$6:.$AZ$261];[.$BC$6:.$BC$261])" office:value-type="float" office:value="185" calcext:value-type="float">
            <text:p>185</text:p>
          </table:table-cell>
          <table:table-cell table:style-name="ce15" table:formula="of:=LOOKUP([.S55];[.$AZ$6:.$AZ$261];[.$BC$6:.$BC$261])" office:value-type="float" office:value="192" calcext:value-type="float">
            <text:p>192</text:p>
          </table:table-cell>
          <table:table-cell table:style-name="ce15" table:formula="of:=LOOKUP([.T55];[.$AZ$6:.$AZ$261];[.$BC$6:.$BC$261])" office:value-type="float" office:value="195" calcext:value-type="float">
            <text:p>195</text:p>
          </table:table-cell>
          <table:table-cell table:style-name="ce15" table:formula="of:=LOOKUP([.U55];[.$AZ$6:.$AZ$261];[.$BC$6:.$BC$261])" office:value-type="float" office:value="197" calcext:value-type="float">
            <text:p>197</text:p>
          </table:table-cell>
          <table:table-cell table:style-name="ce15" table:formula="of:=LOOKUP([.V55];[.$AZ$6:.$AZ$261];[.$BC$6:.$BC$261])" office:value-type="float" office:value="195" calcext:value-type="float">
            <text:p>195</text:p>
          </table:table-cell>
          <table:table-cell table:style-name="ce15" table:formula="of:=LOOKUP([.W55];[.$AZ$6:.$AZ$261];[.$BC$6:.$BC$261])" office:value-type="float" office:value="195" calcext:value-type="float">
            <text:p>195</text:p>
          </table:table-cell>
          <table:table-cell table:style-name="ce15" table:formula="of:=LOOKUP([.X55];[.$AZ$6:.$AZ$261];[.$BC$6:.$BC$261])" office:value-type="float" office:value="190" calcext:value-type="float">
            <text:p>190</text:p>
          </table:table-cell>
          <table:table-cell table:style-name="ce15" table:formula="of:=LOOKUP([.Y55];[.$AZ$6:.$AZ$261];[.$BC$6:.$BC$261])" office:value-type="float" office:value="181" calcext:value-type="float">
            <text:p>181</text:p>
          </table:table-cell>
          <table:table-cell table:style-name="ce15" table:formula="of:=LOOKUP([.Z55];[.$AZ$6:.$AZ$261];[.$BC$6:.$BC$261])" office:value-type="float" office:value="172" calcext:value-type="float">
            <text:p>172</text:p>
          </table:table-cell>
          <table:table-cell table:style-name="ce15" table:formula="of:=LOOKUP([.AA55];[.$AZ$6:.$AZ$261];[.$BC$6:.$BC$261])" office:value-type="float" office:value="129" calcext:value-type="float">
            <text:p>129</text:p>
          </table:table-cell>
          <table:table-cell table:style-name="ce15" table:formula="of:=LOOKUP([.AB55];[.$AZ$6:.$AZ$261];[.$BC$6:.$BC$261])" office:value-type="float" office:value="109" calcext:value-type="float">
            <text:p>109</text:p>
          </table:table-cell>
          <table:table-cell table:style-name="ce15" table:formula="of:=LOOKUP([.AC55];[.$AZ$6:.$AZ$261];[.$BC$6:.$BC$261])" office:value-type="float" office:value="110" calcext:value-type="float">
            <text:p>110</text:p>
          </table:table-cell>
          <table:table-cell table:style-name="ce15" table:formula="of:=LOOKUP([.AD55];[.$AZ$6:.$AZ$261];[.$BC$6:.$BC$261])" office:value-type="float" office:value="111" calcext:value-type="float">
            <text:p>111</text:p>
          </table:table-cell>
          <table:table-cell table:style-name="ce15" table:formula="of:=LOOKUP([.AE55];[.$AZ$6:.$AZ$261];[.$BC$6:.$BC$261])" office:value-type="float" office:value="114" calcext:value-type="float">
            <text:p>114</text:p>
          </table:table-cell>
          <table:table-cell table:style-name="ce15" table:formula="of:=LOOKUP([.AF55];[.$AZ$6:.$AZ$261];[.$BC$6:.$BC$261])" office:value-type="float" office:value="116" calcext:value-type="float">
            <text:p>116</text:p>
          </table:table-cell>
          <table:table-cell table:style-name="ce15" table:formula="of:=LOOKUP([.AG55];[.$AZ$6:.$AZ$261];[.$BC$6:.$BC$261])" office:value-type="float" office:value="121" calcext:value-type="float">
            <text:p>121</text:p>
          </table:table-cell>
          <table:table-cell table:style-name="ce15" table:formula="of:=LOOKUP([.AH55];[.$AZ$6:.$AZ$261];[.$BC$6:.$BC$261])" office:value-type="float" office:value="128" calcext:value-type="float">
            <text:p>128</text:p>
          </table:table-cell>
          <table:table-cell table:style-name="ce15" table:formula="of:=LOOKUP([.AI55];[.$AZ$6:.$AZ$261];[.$BC$6:.$BC$261])" office:value-type="float" office:value="139" calcext:value-type="float">
            <text:p>139</text:p>
          </table:table-cell>
          <table:table-cell table:style-name="ce15" table:formula="of:=LOOKUP([.AJ55];[.$AZ$6:.$AZ$261];[.$BC$6:.$BC$261])" office:value-type="float" office:value="154" calcext:value-type="float">
            <text:p>154</text:p>
          </table:table-cell>
          <table:table-cell table:style-name="ce15" table:formula="of:=LOOKUP([.AK55];[.$AZ$6:.$AZ$261];[.$BC$6:.$BC$261])" office:value-type="float" office:value="166" calcext:value-type="float">
            <text:p>166</text:p>
          </table:table-cell>
          <table:table-cell table:style-name="ce15" table:formula="of:=LOOKUP([.AL55];[.$AZ$6:.$AZ$261];[.$BC$6:.$BC$261])" office:value-type="float" office:value="178" calcext:value-type="float">
            <text:p>178</text:p>
          </table:table-cell>
          <table:table-cell table:style-name="ce15" table:formula="of:=LOOKUP([.AM55];[.$AZ$6:.$AZ$261];[.$BC$6:.$BC$261])" office:value-type="float" office:value="191" calcext:value-type="float">
            <text:p>191</text:p>
          </table:table-cell>
          <table:table-cell table:style-name="ce15" table:formula="of:=LOOKUP([.AN55];[.$AZ$6:.$AZ$261];[.$BC$6:.$BC$261])" office:value-type="float" office:value="125" calcext:value-type="float">
            <text:p>125</text:p>
          </table:table-cell>
          <table:table-cell table:style-name="ce15" table:formula="of:=LOOKUP([.AO55];[.$AZ$6:.$AZ$261];[.$BC$6:.$BC$261])" office:value-type="float" office:value="73" calcext:value-type="float">
            <text:p>73</text:p>
          </table:table-cell>
          <table:table-cell table:style-name="ce15" table:formula="of:=LOOKUP([.AP55];[.$AZ$6:.$AZ$261];[.$BC$6:.$BC$261])" office:value-type="float" office:value="93" calcext:value-type="float">
            <text:p>93</text:p>
          </table:table-cell>
          <table:table-cell table:style-name="ce15" table:formula="of:=LOOKUP([.AQ55];[.$AZ$6:.$AZ$261];[.$BC$6:.$BC$261])" office:value-type="float" office:value="90" calcext:value-type="float">
            <text:p>90</text:p>
          </table:table-cell>
          <table:table-cell table:style-name="ce15" table:formula="of:=LOOKUP([.AR55];[.$AZ$6:.$AZ$261];[.$BC$6:.$BC$261])" office:value-type="float" office:value="105" calcext:value-type="float">
            <text:p>105</text:p>
          </table:table-cell>
          <table:table-cell table:style-name="ce15" table:formula="of:=LOOKUP([.AS55];[.$AZ$6:.$AZ$261];[.$BC$6:.$BC$261])" office:value-type="float" office:value="194" calcext:value-type="float">
            <text:p>194</text:p>
          </table:table-cell>
          <table:table-cell table:style-name="ce15" table:formula="of:=LOOKUP([.AT55];[.$AZ$6:.$AZ$261];[.$BC$6:.$BC$261])" office:value-type="float" office:value="199" calcext:value-type="float">
            <text:p>199</text:p>
          </table:table-cell>
          <table:table-cell table:style-name="ce15" table:formula="of:=LOOKUP([.AU55];[.$AZ$6:.$AZ$261];[.$BC$6:.$BC$261])" office:value-type="float" office:value="177" calcext:value-type="float">
            <text:p>177</text:p>
          </table:table-cell>
          <table:table-cell table:style-name="ce15" table:formula="of:=LOOKUP([.AV55];[.$AZ$6:.$AZ$261];[.$BC$6:.$BC$261])" office:value-type="float" office:value="142" calcext:value-type="float">
            <text:p>142</text:p>
          </table:table-cell>
          <table:table-cell table:style-name="ce15" table:formula="of:=LOOKUP([.AW55];[.$AZ$6:.$AZ$261];[.$BC$6:.$BC$261])" office:value-type="float" office:value="167" calcext:value-type="float">
            <text:p>167</text:p>
          </table:table-cell>
          <table:table-cell table:style-name="ce15" table:formula="of:=LOOKUP([.AX55];[.$AZ$6:.$AZ$261];[.$BC$6:.$BC$261])" office:value-type="float" office:value="189" calcext:value-type="float">
            <text:p>189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$A$1:.$AX$69];[.AZ127])" office:value-type="float" office:value="8" calcext:value-type="float">
            <text:p>8</text:p>
          </table:table-cell>
          <table:table-cell table:formula="of:=COUNTIF([.$A$73:.$AX$141];[.AZ127])" office:value-type="float" office:value="8" calcext:value-type="float">
            <text:p>8</text:p>
          </table:table-cell>
          <table:table-cell table:formula="of:=IF([.AZ127]&lt;[.$BA$1];0;IF([.AZ127]&gt;=[.$BC$1];255;ROUNDDOWN(([.AZ127]-[.$BA$1])/([.$BC$1]-[.$BA$1])*255)))" office:value-type="float" office:value="121" calcext:value-type="float">
            <text:p>121</text:p>
          </table:table-cell>
        </table:table-row>
        <table:table-row table:style-name="ro1">
          <table:table-cell table:style-name="ce15" table:formula="of:=LOOKUP([.A56];[.$AZ$6:.$AZ$261];[.$BC$6:.$BC$261])" office:value-type="float" office:value="170" calcext:value-type="float">
            <text:p>170</text:p>
          </table:table-cell>
          <table:table-cell table:style-name="ce15" table:formula="of:=LOOKUP([.B56];[.$AZ$6:.$AZ$261];[.$BC$6:.$BC$261])" office:value-type="float" office:value="183" calcext:value-type="float">
            <text:p>183</text:p>
          </table:table-cell>
          <table:table-cell table:style-name="ce15" table:formula="of:=LOOKUP([.C56];[.$AZ$6:.$AZ$261];[.$BC$6:.$BC$261])" office:value-type="float" office:value="187" calcext:value-type="float">
            <text:p>187</text:p>
          </table:table-cell>
          <table:table-cell table:style-name="ce15" table:formula="of:=LOOKUP([.D56];[.$AZ$6:.$AZ$261];[.$BC$6:.$BC$261])" office:value-type="float" office:value="189" calcext:value-type="float">
            <text:p>189</text:p>
          </table:table-cell>
          <table:table-cell table:style-name="ce15" table:formula="of:=LOOKUP([.E56];[.$AZ$6:.$AZ$261];[.$BC$6:.$BC$261])" office:value-type="float" office:value="191" calcext:value-type="float">
            <text:p>191</text:p>
          </table:table-cell>
          <table:table-cell table:style-name="ce15" table:formula="of:=LOOKUP([.F56];[.$AZ$6:.$AZ$261];[.$BC$6:.$BC$261])" office:value-type="float" office:value="191" calcext:value-type="float">
            <text:p>191</text:p>
          </table:table-cell>
          <table:table-cell table:style-name="ce15" table:formula="of:=LOOKUP([.G56];[.$AZ$6:.$AZ$261];[.$BC$6:.$BC$261])" office:value-type="float" office:value="189" calcext:value-type="float">
            <text:p>189</text:p>
          </table:table-cell>
          <table:table-cell table:style-name="ce15" table:formula="of:=LOOKUP([.H56];[.$AZ$6:.$AZ$261];[.$BC$6:.$BC$261])" office:value-type="float" office:value="193" calcext:value-type="float">
            <text:p>193</text:p>
          </table:table-cell>
          <table:table-cell table:style-name="ce15" table:formula="of:=LOOKUP([.I56];[.$AZ$6:.$AZ$261];[.$BC$6:.$BC$261])" office:value-type="float" office:value="191" calcext:value-type="float">
            <text:p>191</text:p>
          </table:table-cell>
          <table:table-cell table:style-name="ce15" table:formula="of:=LOOKUP([.J56];[.$AZ$6:.$AZ$261];[.$BC$6:.$BC$261])" office:value-type="float" office:value="195" calcext:value-type="float">
            <text:p>195</text:p>
          </table:table-cell>
          <table:table-cell table:style-name="ce15" table:formula="of:=LOOKUP([.K56];[.$AZ$6:.$AZ$261];[.$BC$6:.$BC$261])" office:value-type="float" office:value="202" calcext:value-type="float">
            <text:p>202</text:p>
          </table:table-cell>
          <table:table-cell table:style-name="ce15" table:formula="of:=LOOKUP([.L56];[.$AZ$6:.$AZ$261];[.$BC$6:.$BC$261])" office:value-type="float" office:value="205" calcext:value-type="float">
            <text:p>205</text:p>
          </table:table-cell>
          <table:table-cell table:style-name="ce15" table:formula="of:=LOOKUP([.M56];[.$AZ$6:.$AZ$261];[.$BC$6:.$BC$261])" office:value-type="float" office:value="196" calcext:value-type="float">
            <text:p>196</text:p>
          </table:table-cell>
          <table:table-cell table:style-name="ce15" table:formula="of:=LOOKUP([.N56];[.$AZ$6:.$AZ$261];[.$BC$6:.$BC$261])" office:value-type="float" office:value="198" calcext:value-type="float">
            <text:p>198</text:p>
          </table:table-cell>
          <table:table-cell table:style-name="ce15" table:formula="of:=LOOKUP([.O56];[.$AZ$6:.$AZ$261];[.$BC$6:.$BC$261])" office:value-type="float" office:value="188" calcext:value-type="float">
            <text:p>188</text:p>
          </table:table-cell>
          <table:table-cell table:style-name="ce15" table:formula="of:=LOOKUP([.P56];[.$AZ$6:.$AZ$261];[.$BC$6:.$BC$261])" office:value-type="float" office:value="179" calcext:value-type="float">
            <text:p>179</text:p>
          </table:table-cell>
          <table:table-cell table:style-name="ce15" table:formula="of:=LOOKUP([.Q56];[.$AZ$6:.$AZ$261];[.$BC$6:.$BC$261])" office:value-type="float" office:value="183" calcext:value-type="float">
            <text:p>183</text:p>
          </table:table-cell>
          <table:table-cell table:style-name="ce15" table:formula="of:=LOOKUP([.R56];[.$AZ$6:.$AZ$261];[.$BC$6:.$BC$261])" office:value-type="float" office:value="187" calcext:value-type="float">
            <text:p>187</text:p>
          </table:table-cell>
          <table:table-cell table:style-name="ce15" table:formula="of:=LOOKUP([.S56];[.$AZ$6:.$AZ$261];[.$BC$6:.$BC$261])" office:value-type="float" office:value="192" calcext:value-type="float">
            <text:p>192</text:p>
          </table:table-cell>
          <table:table-cell table:style-name="ce15" table:formula="of:=LOOKUP([.T56];[.$AZ$6:.$AZ$261];[.$BC$6:.$BC$261])" office:value-type="float" office:value="196" calcext:value-type="float">
            <text:p>196</text:p>
          </table:table-cell>
          <table:table-cell table:style-name="ce15" table:formula="of:=LOOKUP([.U56];[.$AZ$6:.$AZ$261];[.$BC$6:.$BC$261])" office:value-type="float" office:value="197" calcext:value-type="float">
            <text:p>197</text:p>
          </table:table-cell>
          <table:table-cell table:style-name="ce15" table:formula="of:=LOOKUP([.V56];[.$AZ$6:.$AZ$261];[.$BC$6:.$BC$261])" office:value-type="float" office:value="197" calcext:value-type="float">
            <text:p>197</text:p>
          </table:table-cell>
          <table:table-cell table:style-name="ce15" table:formula="of:=LOOKUP([.W56];[.$AZ$6:.$AZ$261];[.$BC$6:.$BC$261])" office:value-type="float" office:value="195" calcext:value-type="float">
            <text:p>195</text:p>
          </table:table-cell>
          <table:table-cell table:style-name="ce15" table:formula="of:=LOOKUP([.X56];[.$AZ$6:.$AZ$261];[.$BC$6:.$BC$261])" office:value-type="float" office:value="189" calcext:value-type="float">
            <text:p>189</text:p>
          </table:table-cell>
          <table:table-cell table:style-name="ce15" table:formula="of:=LOOKUP([.Y56];[.$AZ$6:.$AZ$261];[.$BC$6:.$BC$261])" office:value-type="float" office:value="185" calcext:value-type="float">
            <text:p>185</text:p>
          </table:table-cell>
          <table:table-cell table:style-name="ce15" table:formula="of:=LOOKUP([.Z56];[.$AZ$6:.$AZ$261];[.$BC$6:.$BC$261])" office:value-type="float" office:value="161" calcext:value-type="float">
            <text:p>161</text:p>
          </table:table-cell>
          <table:table-cell table:style-name="ce15" table:formula="of:=LOOKUP([.AA56];[.$AZ$6:.$AZ$261];[.$BC$6:.$BC$261])" office:value-type="float" office:value="110" calcext:value-type="float">
            <text:p>110</text:p>
          </table:table-cell>
          <table:table-cell table:style-name="ce15" table:formula="of:=LOOKUP([.AB56];[.$AZ$6:.$AZ$261];[.$BC$6:.$BC$261])" office:value-type="float" office:value="108" calcext:value-type="float">
            <text:p>108</text:p>
          </table:table-cell>
          <table:table-cell table:style-name="ce15" table:formula="of:=LOOKUP([.AC56];[.$AZ$6:.$AZ$261];[.$BC$6:.$BC$261])" office:value-type="float" office:value="108" calcext:value-type="float">
            <text:p>108</text:p>
          </table:table-cell>
          <table:table-cell table:style-name="ce15" table:formula="of:=LOOKUP([.AD56];[.$AZ$6:.$AZ$261];[.$BC$6:.$BC$261])" office:value-type="float" office:value="110" calcext:value-type="float">
            <text:p>110</text:p>
          </table:table-cell>
          <table:table-cell table:style-name="ce15" table:formula="of:=LOOKUP([.AE56];[.$AZ$6:.$AZ$261];[.$BC$6:.$BC$261])" office:value-type="float" office:value="112" calcext:value-type="float">
            <text:p>112</text:p>
          </table:table-cell>
          <table:table-cell table:style-name="ce15" table:formula="of:=LOOKUP([.AF56];[.$AZ$6:.$AZ$261];[.$BC$6:.$BC$261])" office:value-type="float" office:value="116" calcext:value-type="float">
            <text:p>116</text:p>
          </table:table-cell>
          <table:table-cell table:style-name="ce15" table:formula="of:=LOOKUP([.AG56];[.$AZ$6:.$AZ$261];[.$BC$6:.$BC$261])" office:value-type="float" office:value="121" calcext:value-type="float">
            <text:p>121</text:p>
          </table:table-cell>
          <table:table-cell table:style-name="ce15" table:formula="of:=LOOKUP([.AH56];[.$AZ$6:.$AZ$261];[.$BC$6:.$BC$261])" office:value-type="float" office:value="131" calcext:value-type="float">
            <text:p>131</text:p>
          </table:table-cell>
          <table:table-cell table:style-name="ce15" table:formula="of:=LOOKUP([.AI56];[.$AZ$6:.$AZ$261];[.$BC$6:.$BC$261])" office:value-type="float" office:value="141" calcext:value-type="float">
            <text:p>141</text:p>
          </table:table-cell>
          <table:table-cell table:style-name="ce15" table:formula="of:=LOOKUP([.AJ56];[.$AZ$6:.$AZ$261];[.$BC$6:.$BC$261])" office:value-type="float" office:value="159" calcext:value-type="float">
            <text:p>159</text:p>
          </table:table-cell>
          <table:table-cell table:style-name="ce15" table:formula="of:=LOOKUP([.AK56];[.$AZ$6:.$AZ$261];[.$BC$6:.$BC$261])" office:value-type="float" office:value="175" calcext:value-type="float">
            <text:p>175</text:p>
          </table:table-cell>
          <table:table-cell table:style-name="ce15" table:formula="of:=LOOKUP([.AL56];[.$AZ$6:.$AZ$261];[.$BC$6:.$BC$261])" office:value-type="float" office:value="188" calcext:value-type="float">
            <text:p>188</text:p>
          </table:table-cell>
          <table:table-cell table:style-name="ce15" table:formula="of:=LOOKUP([.AM56];[.$AZ$6:.$AZ$261];[.$BC$6:.$BC$261])" office:value-type="float" office:value="186" calcext:value-type="float">
            <text:p>186</text:p>
          </table:table-cell>
          <table:table-cell table:style-name="ce15" table:formula="of:=LOOKUP([.AN56];[.$AZ$6:.$AZ$261];[.$BC$6:.$BC$261])" office:value-type="float" office:value="93" calcext:value-type="float">
            <text:p>93</text:p>
          </table:table-cell>
          <table:table-cell table:style-name="ce15" table:formula="of:=LOOKUP([.AO56];[.$AZ$6:.$AZ$261];[.$BC$6:.$BC$261])" office:value-type="float" office:value="80" calcext:value-type="float">
            <text:p>80</text:p>
          </table:table-cell>
          <table:table-cell table:style-name="ce15" table:formula="of:=LOOKUP([.AP56];[.$AZ$6:.$AZ$261];[.$BC$6:.$BC$261])" office:value-type="float" office:value="94" calcext:value-type="float">
            <text:p>94</text:p>
          </table:table-cell>
          <table:table-cell table:style-name="ce15" table:formula="of:=LOOKUP([.AQ56];[.$AZ$6:.$AZ$261];[.$BC$6:.$BC$261])" office:value-type="float" office:value="90" calcext:value-type="float">
            <text:p>90</text:p>
          </table:table-cell>
          <table:table-cell table:style-name="ce15" table:formula="of:=LOOKUP([.AR56];[.$AZ$6:.$AZ$261];[.$BC$6:.$BC$261])" office:value-type="float" office:value="148" calcext:value-type="float">
            <text:p>148</text:p>
          </table:table-cell>
          <table:table-cell table:style-name="ce15" table:formula="of:=LOOKUP([.AS56];[.$AZ$6:.$AZ$261];[.$BC$6:.$BC$261])" office:value-type="float" office:value="209" calcext:value-type="float">
            <text:p>209</text:p>
          </table:table-cell>
          <table:table-cell table:style-name="ce15" table:formula="of:=LOOKUP([.AT56];[.$AZ$6:.$AZ$261];[.$BC$6:.$BC$261])" office:value-type="float" office:value="205" calcext:value-type="float">
            <text:p>205</text:p>
          </table:table-cell>
          <table:table-cell table:style-name="ce15" table:formula="of:=LOOKUP([.AU56];[.$AZ$6:.$AZ$261];[.$BC$6:.$BC$261])" office:value-type="float" office:value="174" calcext:value-type="float">
            <text:p>174</text:p>
          </table:table-cell>
          <table:table-cell table:style-name="ce15" table:formula="of:=LOOKUP([.AV56];[.$AZ$6:.$AZ$261];[.$BC$6:.$BC$261])" office:value-type="float" office:value="152" calcext:value-type="float">
            <text:p>152</text:p>
          </table:table-cell>
          <table:table-cell table:style-name="ce15" table:formula="of:=LOOKUP([.AW56];[.$AZ$6:.$AZ$261];[.$BC$6:.$BC$261])" office:value-type="float" office:value="177" calcext:value-type="float">
            <text:p>177</text:p>
          </table:table-cell>
          <table:table-cell table:style-name="ce15" table:formula="of:=LOOKUP([.AX56];[.$AZ$6:.$AZ$261];[.$BC$6:.$BC$261])" office:value-type="float" office:value="202" calcext:value-type="float">
            <text:p>20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$A$1:.$AX$69];[.AZ128])" office:value-type="float" office:value="14" calcext:value-type="float">
            <text:p>14</text:p>
          </table:table-cell>
          <table:table-cell table:formula="of:=COUNTIF([.$A$73:.$AX$141];[.AZ128])" office:value-type="float" office:value="14" calcext:value-type="float">
            <text:p>14</text:p>
          </table:table-cell>
          <table:table-cell table:formula="of:=IF([.AZ128]&lt;[.$BA$1];0;IF([.AZ128]&gt;=[.$BC$1];255;ROUNDDOWN(([.AZ128]-[.$BA$1])/([.$BC$1]-[.$BA$1])*255)))" office:value-type="float" office:value="122" calcext:value-type="float">
            <text:p>122</text:p>
          </table:table-cell>
        </table:table-row>
        <table:table-row table:style-name="ro1">
          <table:table-cell table:style-name="ce15" table:formula="of:=LOOKUP([.A57];[.$AZ$6:.$AZ$261];[.$BC$6:.$BC$261])" office:value-type="float" office:value="157" calcext:value-type="float">
            <text:p>157</text:p>
          </table:table-cell>
          <table:table-cell table:style-name="ce15" table:formula="of:=LOOKUP([.B57];[.$AZ$6:.$AZ$261];[.$BC$6:.$BC$261])" office:value-type="float" office:value="168" calcext:value-type="float">
            <text:p>168</text:p>
          </table:table-cell>
          <table:table-cell table:style-name="ce15" table:formula="of:=LOOKUP([.C57];[.$AZ$6:.$AZ$261];[.$BC$6:.$BC$261])" office:value-type="float" office:value="171" calcext:value-type="float">
            <text:p>171</text:p>
          </table:table-cell>
          <table:table-cell table:style-name="ce15" table:formula="of:=LOOKUP([.D57];[.$AZ$6:.$AZ$261];[.$BC$6:.$BC$261])" office:value-type="float" office:value="174" calcext:value-type="float">
            <text:p>174</text:p>
          </table:table-cell>
          <table:table-cell table:style-name="ce15" table:formula="of:=LOOKUP([.E57];[.$AZ$6:.$AZ$261];[.$BC$6:.$BC$261])" office:value-type="float" office:value="174" calcext:value-type="float">
            <text:p>174</text:p>
          </table:table-cell>
          <table:table-cell table:style-name="ce15" table:formula="of:=LOOKUP([.F57];[.$AZ$6:.$AZ$261];[.$BC$6:.$BC$261])" office:value-type="float" office:value="175" calcext:value-type="float">
            <text:p>175</text:p>
          </table:table-cell>
          <table:table-cell table:style-name="ce15" table:formula="of:=LOOKUP([.G57];[.$AZ$6:.$AZ$261];[.$BC$6:.$BC$261])" office:value-type="float" office:value="174" calcext:value-type="float">
            <text:p>174</text:p>
          </table:table-cell>
          <table:table-cell table:style-name="ce15" table:formula="of:=LOOKUP([.H57];[.$AZ$6:.$AZ$261];[.$BC$6:.$BC$261])" office:value-type="float" office:value="174" calcext:value-type="float">
            <text:p>174</text:p>
          </table:table-cell>
          <table:table-cell table:style-name="ce15" table:formula="of:=LOOKUP([.I57];[.$AZ$6:.$AZ$261];[.$BC$6:.$BC$261])" office:value-type="float" office:value="173" calcext:value-type="float">
            <text:p>173</text:p>
          </table:table-cell>
          <table:table-cell table:style-name="ce15" table:formula="of:=LOOKUP([.J57];[.$AZ$6:.$AZ$261];[.$BC$6:.$BC$261])" office:value-type="float" office:value="174" calcext:value-type="float">
            <text:p>174</text:p>
          </table:table-cell>
          <table:table-cell table:style-name="ce15" table:formula="of:=LOOKUP([.K57];[.$AZ$6:.$AZ$261];[.$BC$6:.$BC$261])" office:value-type="float" office:value="174" calcext:value-type="float">
            <text:p>174</text:p>
          </table:table-cell>
          <table:table-cell table:style-name="ce15" table:formula="of:=LOOKUP([.L57];[.$AZ$6:.$AZ$261];[.$BC$6:.$BC$261])" office:value-type="float" office:value="171" calcext:value-type="float">
            <text:p>171</text:p>
          </table:table-cell>
          <table:table-cell table:style-name="ce15" table:formula="of:=LOOKUP([.M57];[.$AZ$6:.$AZ$261];[.$BC$6:.$BC$261])" office:value-type="float" office:value="166" calcext:value-type="float">
            <text:p>166</text:p>
          </table:table-cell>
          <table:table-cell table:style-name="ce15" table:formula="of:=LOOKUP([.N57];[.$AZ$6:.$AZ$261];[.$BC$6:.$BC$261])" office:value-type="float" office:value="174" calcext:value-type="float">
            <text:p>174</text:p>
          </table:table-cell>
          <table:table-cell table:style-name="ce15" table:formula="of:=LOOKUP([.O57];[.$AZ$6:.$AZ$261];[.$BC$6:.$BC$261])" office:value-type="float" office:value="181" calcext:value-type="float">
            <text:p>181</text:p>
          </table:table-cell>
          <table:table-cell table:style-name="ce15" table:formula="of:=LOOKUP([.P57];[.$AZ$6:.$AZ$261];[.$BC$6:.$BC$261])" office:value-type="float" office:value="183" calcext:value-type="float">
            <text:p>183</text:p>
          </table:table-cell>
          <table:table-cell table:style-name="ce15" table:formula="of:=LOOKUP([.Q57];[.$AZ$6:.$AZ$261];[.$BC$6:.$BC$261])" office:value-type="float" office:value="186" calcext:value-type="float">
            <text:p>186</text:p>
          </table:table-cell>
          <table:table-cell table:style-name="ce15" table:formula="of:=LOOKUP([.R57];[.$AZ$6:.$AZ$261];[.$BC$6:.$BC$261])" office:value-type="float" office:value="188" calcext:value-type="float">
            <text:p>188</text:p>
          </table:table-cell>
          <table:table-cell table:style-name="ce15" table:formula="of:=LOOKUP([.S57];[.$AZ$6:.$AZ$261];[.$BC$6:.$BC$261])" office:value-type="float" office:value="193" calcext:value-type="float">
            <text:p>193</text:p>
          </table:table-cell>
          <table:table-cell table:style-name="ce15" table:formula="of:=LOOKUP([.T57];[.$AZ$6:.$AZ$261];[.$BC$6:.$BC$261])" office:value-type="float" office:value="196" calcext:value-type="float">
            <text:p>196</text:p>
          </table:table-cell>
          <table:table-cell table:style-name="ce15" table:formula="of:=LOOKUP([.U57];[.$AZ$6:.$AZ$261];[.$BC$6:.$BC$261])" office:value-type="float" office:value="198" calcext:value-type="float">
            <text:p>198</text:p>
          </table:table-cell>
          <table:table-cell table:style-name="ce15" table:formula="of:=LOOKUP([.V57];[.$AZ$6:.$AZ$261];[.$BC$6:.$BC$261])" office:value-type="float" office:value="198" calcext:value-type="float">
            <text:p>198</text:p>
          </table:table-cell>
          <table:table-cell table:style-name="ce15" table:formula="of:=LOOKUP([.W57];[.$AZ$6:.$AZ$261];[.$BC$6:.$BC$261])" office:value-type="float" office:value="191" calcext:value-type="float">
            <text:p>191</text:p>
          </table:table-cell>
          <table:table-cell table:style-name="ce15" table:formula="of:=LOOKUP([.X57];[.$AZ$6:.$AZ$261];[.$BC$6:.$BC$261])" office:value-type="float" office:value="186" calcext:value-type="float">
            <text:p>186</text:p>
          </table:table-cell>
          <table:table-cell table:style-name="ce15" table:formula="of:=LOOKUP([.Y57];[.$AZ$6:.$AZ$261];[.$BC$6:.$BC$261])" office:value-type="float" office:value="179" calcext:value-type="float">
            <text:p>179</text:p>
          </table:table-cell>
          <table:table-cell table:style-name="ce15" table:formula="of:=LOOKUP([.Z57];[.$AZ$6:.$AZ$261];[.$BC$6:.$BC$261])" office:value-type="float" office:value="120" calcext:value-type="float">
            <text:p>120</text:p>
          </table:table-cell>
          <table:table-cell table:style-name="ce15" table:formula="of:=LOOKUP([.AA57];[.$AZ$6:.$AZ$261];[.$BC$6:.$BC$261])" office:value-type="float" office:value="107" calcext:value-type="float">
            <text:p>107</text:p>
          </table:table-cell>
          <table:table-cell table:style-name="ce15" table:formula="of:=LOOKUP([.AB57];[.$AZ$6:.$AZ$261];[.$BC$6:.$BC$261])" office:value-type="float" office:value="106" calcext:value-type="float">
            <text:p>106</text:p>
          </table:table-cell>
          <table:table-cell table:style-name="ce15" table:formula="of:=LOOKUP([.AC57];[.$AZ$6:.$AZ$261];[.$BC$6:.$BC$261])" office:value-type="float" office:value="108" calcext:value-type="float">
            <text:p>108</text:p>
          </table:table-cell>
          <table:table-cell table:style-name="ce15" table:formula="of:=LOOKUP([.AD57];[.$AZ$6:.$AZ$261];[.$BC$6:.$BC$261])" office:value-type="float" office:value="109" calcext:value-type="float">
            <text:p>109</text:p>
          </table:table-cell>
          <table:table-cell table:style-name="ce15" table:formula="of:=LOOKUP([.AE57];[.$AZ$6:.$AZ$261];[.$BC$6:.$BC$261])" office:value-type="float" office:value="112" calcext:value-type="float">
            <text:p>112</text:p>
          </table:table-cell>
          <table:table-cell table:style-name="ce15" table:formula="of:=LOOKUP([.AF57];[.$AZ$6:.$AZ$261];[.$BC$6:.$BC$261])" office:value-type="float" office:value="115" calcext:value-type="float">
            <text:p>115</text:p>
          </table:table-cell>
          <table:table-cell table:style-name="ce15" table:formula="of:=LOOKUP([.AG57];[.$AZ$6:.$AZ$261];[.$BC$6:.$BC$261])" office:value-type="float" office:value="120" calcext:value-type="float">
            <text:p>120</text:p>
          </table:table-cell>
          <table:table-cell table:style-name="ce15" table:formula="of:=LOOKUP([.AH57];[.$AZ$6:.$AZ$261];[.$BC$6:.$BC$261])" office:value-type="float" office:value="130" calcext:value-type="float">
            <text:p>130</text:p>
          </table:table-cell>
          <table:table-cell table:style-name="ce15" table:formula="of:=LOOKUP([.AI57];[.$AZ$6:.$AZ$261];[.$BC$6:.$BC$261])" office:value-type="float" office:value="142" calcext:value-type="float">
            <text:p>142</text:p>
          </table:table-cell>
          <table:table-cell table:style-name="ce15" table:formula="of:=LOOKUP([.AJ57];[.$AZ$6:.$AZ$261];[.$BC$6:.$BC$261])" office:value-type="float" office:value="161" calcext:value-type="float">
            <text:p>161</text:p>
          </table:table-cell>
          <table:table-cell table:style-name="ce15" table:formula="of:=LOOKUP([.AK57];[.$AZ$6:.$AZ$261];[.$BC$6:.$BC$261])" office:value-type="float" office:value="165" calcext:value-type="float">
            <text:p>165</text:p>
          </table:table-cell>
          <table:table-cell table:style-name="ce15" table:formula="of:=LOOKUP([.AL57];[.$AZ$6:.$AZ$261];[.$BC$6:.$BC$261])" office:value-type="float" office:value="170" calcext:value-type="float">
            <text:p>170</text:p>
          </table:table-cell>
          <table:table-cell table:style-name="ce15" table:formula="of:=LOOKUP([.AM57];[.$AZ$6:.$AZ$261];[.$BC$6:.$BC$261])" office:value-type="float" office:value="133" calcext:value-type="float">
            <text:p>133</text:p>
          </table:table-cell>
          <table:table-cell table:style-name="ce15" table:formula="of:=LOOKUP([.AN57];[.$AZ$6:.$AZ$261];[.$BC$6:.$BC$261])" office:value-type="float" office:value="77" calcext:value-type="float">
            <text:p>77</text:p>
          </table:table-cell>
          <table:table-cell table:style-name="ce15" table:formula="of:=LOOKUP([.AO57];[.$AZ$6:.$AZ$261];[.$BC$6:.$BC$261])" office:value-type="float" office:value="89" calcext:value-type="float">
            <text:p>89</text:p>
          </table:table-cell>
          <table:table-cell table:style-name="ce15" table:formula="of:=LOOKUP([.AP57];[.$AZ$6:.$AZ$261];[.$BC$6:.$BC$261])" office:value-type="float" office:value="92" calcext:value-type="float">
            <text:p>92</text:p>
          </table:table-cell>
          <table:table-cell table:style-name="ce15" table:formula="of:=LOOKUP([.AQ57];[.$AZ$6:.$AZ$261];[.$BC$6:.$BC$261])" office:value-type="float" office:value="106" calcext:value-type="float">
            <text:p>106</text:p>
          </table:table-cell>
          <table:table-cell table:style-name="ce15" table:formula="of:=LOOKUP([.AR57];[.$AZ$6:.$AZ$261];[.$BC$6:.$BC$261])" office:value-type="float" office:value="181" calcext:value-type="float">
            <text:p>181</text:p>
          </table:table-cell>
          <table:table-cell table:style-name="ce15" table:formula="of:=LOOKUP([.AS57];[.$AZ$6:.$AZ$261];[.$BC$6:.$BC$261])" office:value-type="float" office:value="209" calcext:value-type="float">
            <text:p>209</text:p>
          </table:table-cell>
          <table:table-cell table:style-name="ce15" table:formula="of:=LOOKUP([.AT57];[.$AZ$6:.$AZ$261];[.$BC$6:.$BC$261])" office:value-type="float" office:value="200" calcext:value-type="float">
            <text:p>200</text:p>
          </table:table-cell>
          <table:table-cell table:style-name="ce15" table:formula="of:=LOOKUP([.AU57];[.$AZ$6:.$AZ$261];[.$BC$6:.$BC$261])" office:value-type="float" office:value="170" calcext:value-type="float">
            <text:p>170</text:p>
          </table:table-cell>
          <table:table-cell table:style-name="ce15" table:formula="of:=LOOKUP([.AV57];[.$AZ$6:.$AZ$261];[.$BC$6:.$BC$261])" office:value-type="float" office:value="163" calcext:value-type="float">
            <text:p>163</text:p>
          </table:table-cell>
          <table:table-cell table:style-name="ce15" table:formula="of:=LOOKUP([.AW57];[.$AZ$6:.$AZ$261];[.$BC$6:.$BC$261])" office:value-type="float" office:value="185" calcext:value-type="float">
            <text:p>185</text:p>
          </table:table-cell>
          <table:table-cell table:style-name="ce15" table:formula="of:=LOOKUP([.AX57];[.$AZ$6:.$AZ$261];[.$BC$6:.$BC$261])" office:value-type="float" office:value="206" calcext:value-type="float">
            <text:p>206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$A$1:.$AX$69];[.AZ129])" office:value-type="float" office:value="12" calcext:value-type="float">
            <text:p>12</text:p>
          </table:table-cell>
          <table:table-cell table:formula="of:=COUNTIF([.$A$73:.$AX$141];[.AZ129])" office:value-type="float" office:value="12" calcext:value-type="float">
            <text:p>12</text:p>
          </table:table-cell>
          <table:table-cell table:formula="of:=IF([.AZ129]&lt;[.$BA$1];0;IF([.AZ129]&gt;=[.$BC$1];255;ROUNDDOWN(([.AZ129]-[.$BA$1])/([.$BC$1]-[.$BA$1])*255)))" office:value-type="float" office:value="123" calcext:value-type="float">
            <text:p>123</text:p>
          </table:table-cell>
        </table:table-row>
        <table:table-row table:style-name="ro1">
          <table:table-cell table:style-name="ce15" table:formula="of:=LOOKUP([.A58];[.$AZ$6:.$AZ$261];[.$BC$6:.$BC$261])" office:value-type="float" office:value="124" calcext:value-type="float">
            <text:p>124</text:p>
          </table:table-cell>
          <table:table-cell table:style-name="ce15" table:formula="of:=LOOKUP([.B58];[.$AZ$6:.$AZ$261];[.$BC$6:.$BC$261])" office:value-type="float" office:value="129" calcext:value-type="float">
            <text:p>129</text:p>
          </table:table-cell>
          <table:table-cell table:style-name="ce15" table:formula="of:=LOOKUP([.C58];[.$AZ$6:.$AZ$261];[.$BC$6:.$BC$261])" office:value-type="float" office:value="133" calcext:value-type="float">
            <text:p>133</text:p>
          </table:table-cell>
          <table:table-cell table:style-name="ce15" table:formula="of:=LOOKUP([.D58];[.$AZ$6:.$AZ$261];[.$BC$6:.$BC$261])" office:value-type="float" office:value="136" calcext:value-type="float">
            <text:p>136</text:p>
          </table:table-cell>
          <table:table-cell table:style-name="ce15" table:formula="of:=LOOKUP([.E58];[.$AZ$6:.$AZ$261];[.$BC$6:.$BC$261])" office:value-type="float" office:value="140" calcext:value-type="float">
            <text:p>140</text:p>
          </table:table-cell>
          <table:table-cell table:style-name="ce15" table:formula="of:=LOOKUP([.F58];[.$AZ$6:.$AZ$261];[.$BC$6:.$BC$261])" office:value-type="float" office:value="143" calcext:value-type="float">
            <text:p>143</text:p>
          </table:table-cell>
          <table:table-cell table:style-name="ce15" table:formula="of:=LOOKUP([.G58];[.$AZ$6:.$AZ$261];[.$BC$6:.$BC$261])" office:value-type="float" office:value="144" calcext:value-type="float">
            <text:p>144</text:p>
          </table:table-cell>
          <table:table-cell table:style-name="ce15" table:formula="of:=LOOKUP([.H58];[.$AZ$6:.$AZ$261];[.$BC$6:.$BC$261])" office:value-type="float" office:value="142" calcext:value-type="float">
            <text:p>142</text:p>
          </table:table-cell>
          <table:table-cell table:style-name="ce15" table:formula="of:=LOOKUP([.I58];[.$AZ$6:.$AZ$261];[.$BC$6:.$BC$261])" office:value-type="float" office:value="139" calcext:value-type="float">
            <text:p>139</text:p>
          </table:table-cell>
          <table:table-cell table:style-name="ce15" table:formula="of:=LOOKUP([.J58];[.$AZ$6:.$AZ$261];[.$BC$6:.$BC$261])" office:value-type="float" office:value="142" calcext:value-type="float">
            <text:p>142</text:p>
          </table:table-cell>
          <table:table-cell table:style-name="ce15" table:formula="of:=LOOKUP([.K58];[.$AZ$6:.$AZ$261];[.$BC$6:.$BC$261])" office:value-type="float" office:value="142" calcext:value-type="float">
            <text:p>142</text:p>
          </table:table-cell>
          <table:table-cell table:style-name="ce15" table:formula="of:=LOOKUP([.L58];[.$AZ$6:.$AZ$261];[.$BC$6:.$BC$261])" office:value-type="float" office:value="145" calcext:value-type="float">
            <text:p>145</text:p>
          </table:table-cell>
          <table:table-cell table:style-name="ce15" table:formula="of:=LOOKUP([.M58];[.$AZ$6:.$AZ$261];[.$BC$6:.$BC$261])" office:value-type="float" office:value="159" calcext:value-type="float">
            <text:p>159</text:p>
          </table:table-cell>
          <table:table-cell table:style-name="ce15" table:formula="of:=LOOKUP([.N58];[.$AZ$6:.$AZ$261];[.$BC$6:.$BC$261])" office:value-type="float" office:value="175" calcext:value-type="float">
            <text:p>175</text:p>
          </table:table-cell>
          <table:table-cell table:style-name="ce15" table:formula="of:=LOOKUP([.O58];[.$AZ$6:.$AZ$261];[.$BC$6:.$BC$261])" office:value-type="float" office:value="187" calcext:value-type="float">
            <text:p>187</text:p>
          </table:table-cell>
          <table:table-cell table:style-name="ce15" table:formula="of:=LOOKUP([.P58];[.$AZ$6:.$AZ$261];[.$BC$6:.$BC$261])" office:value-type="float" office:value="190" calcext:value-type="float">
            <text:p>190</text:p>
          </table:table-cell>
          <table:table-cell table:style-name="ce15" table:formula="of:=LOOKUP([.Q58];[.$AZ$6:.$AZ$261];[.$BC$6:.$BC$261])" office:value-type="float" office:value="194" calcext:value-type="float">
            <text:p>194</text:p>
          </table:table-cell>
          <table:table-cell table:style-name="ce15" table:formula="of:=LOOKUP([.R58];[.$AZ$6:.$AZ$261];[.$BC$6:.$BC$261])" office:value-type="float" office:value="195" calcext:value-type="float">
            <text:p>195</text:p>
          </table:table-cell>
          <table:table-cell table:style-name="ce15" table:formula="of:=LOOKUP([.S58];[.$AZ$6:.$AZ$261];[.$BC$6:.$BC$261])" office:value-type="float" office:value="197" calcext:value-type="float">
            <text:p>197</text:p>
          </table:table-cell>
          <table:table-cell table:style-name="ce15" table:formula="of:=LOOKUP([.T58];[.$AZ$6:.$AZ$261];[.$BC$6:.$BC$261])" office:value-type="float" office:value="197" calcext:value-type="float">
            <text:p>197</text:p>
          </table:table-cell>
          <table:table-cell table:style-name="ce15" table:formula="of:=LOOKUP([.U58];[.$AZ$6:.$AZ$261];[.$BC$6:.$BC$261])" office:value-type="float" office:value="197" calcext:value-type="float">
            <text:p>197</text:p>
          </table:table-cell>
          <table:table-cell table:style-name="ce15" table:formula="of:=LOOKUP([.V58];[.$AZ$6:.$AZ$261];[.$BC$6:.$BC$261])" office:value-type="float" office:value="194" calcext:value-type="float">
            <text:p>194</text:p>
          </table:table-cell>
          <table:table-cell table:style-name="ce15" table:formula="of:=LOOKUP([.W58];[.$AZ$6:.$AZ$261];[.$BC$6:.$BC$261])" office:value-type="float" office:value="186" calcext:value-type="float">
            <text:p>186</text:p>
          </table:table-cell>
          <table:table-cell table:style-name="ce15" table:formula="of:=LOOKUP([.X58];[.$AZ$6:.$AZ$261];[.$BC$6:.$BC$261])" office:value-type="float" office:value="177" calcext:value-type="float">
            <text:p>177</text:p>
          </table:table-cell>
          <table:table-cell table:style-name="ce15" table:formula="of:=LOOKUP([.Y58];[.$AZ$6:.$AZ$261];[.$BC$6:.$BC$261])" office:value-type="float" office:value="124" calcext:value-type="float">
            <text:p>124</text:p>
          </table:table-cell>
          <table:table-cell table:style-name="ce15" table:formula="of:=LOOKUP([.Z58];[.$AZ$6:.$AZ$261];[.$BC$6:.$BC$261])" office:value-type="float" office:value="105" calcext:value-type="float">
            <text:p>105</text:p>
          </table:table-cell>
          <table:table-cell table:style-name="ce15" table:formula="of:=LOOKUP([.AA58];[.$AZ$6:.$AZ$261];[.$BC$6:.$BC$261])" office:value-type="float" office:value="102" calcext:value-type="float">
            <text:p>102</text:p>
          </table:table-cell>
          <table:table-cell table:style-name="ce15" table:formula="of:=LOOKUP([.AB58];[.$AZ$6:.$AZ$261];[.$BC$6:.$BC$261])" office:value-type="float" office:value="102" calcext:value-type="float">
            <text:p>102</text:p>
          </table:table-cell>
          <table:table-cell table:style-name="ce15" table:formula="of:=LOOKUP([.AC58];[.$AZ$6:.$AZ$261];[.$BC$6:.$BC$261])" office:value-type="float" office:value="104" calcext:value-type="float">
            <text:p>104</text:p>
          </table:table-cell>
          <table:table-cell table:style-name="ce15" table:formula="of:=LOOKUP([.AD58];[.$AZ$6:.$AZ$261];[.$BC$6:.$BC$261])" office:value-type="float" office:value="106" calcext:value-type="float">
            <text:p>106</text:p>
          </table:table-cell>
          <table:table-cell table:style-name="ce15" table:formula="of:=LOOKUP([.AE58];[.$AZ$6:.$AZ$261];[.$BC$6:.$BC$261])" office:value-type="float" office:value="109" calcext:value-type="float">
            <text:p>109</text:p>
          </table:table-cell>
          <table:table-cell table:style-name="ce15" table:formula="of:=LOOKUP([.AF58];[.$AZ$6:.$AZ$261];[.$BC$6:.$BC$261])" office:value-type="float" office:value="111" calcext:value-type="float">
            <text:p>111</text:p>
          </table:table-cell>
          <table:table-cell table:style-name="ce15" table:formula="of:=LOOKUP([.AG58];[.$AZ$6:.$AZ$261];[.$BC$6:.$BC$261])" office:value-type="float" office:value="114" calcext:value-type="float">
            <text:p>114</text:p>
          </table:table-cell>
          <table:table-cell table:style-name="ce15" table:formula="of:=LOOKUP([.AH58];[.$AZ$6:.$AZ$261];[.$BC$6:.$BC$261])" office:value-type="float" office:value="120" calcext:value-type="float">
            <text:p>120</text:p>
          </table:table-cell>
          <table:table-cell table:style-name="ce15" table:formula="of:=LOOKUP([.AI58];[.$AZ$6:.$AZ$261];[.$BC$6:.$BC$261])" office:value-type="float" office:value="136" calcext:value-type="float">
            <text:p>136</text:p>
          </table:table-cell>
          <table:table-cell table:style-name="ce15" table:formula="of:=LOOKUP([.AJ58];[.$AZ$6:.$AZ$261];[.$BC$6:.$BC$261])" office:value-type="float" office:value="146" calcext:value-type="float">
            <text:p>146</text:p>
          </table:table-cell>
          <table:table-cell table:style-name="ce15" table:formula="of:=LOOKUP([.AK58];[.$AZ$6:.$AZ$261];[.$BC$6:.$BC$261])" office:value-type="float" office:value="149" calcext:value-type="float">
            <text:p>149</text:p>
          </table:table-cell>
          <table:table-cell table:style-name="ce15" table:formula="of:=LOOKUP([.AL58];[.$AZ$6:.$AZ$261];[.$BC$6:.$BC$261])" office:value-type="float" office:value="163" calcext:value-type="float">
            <text:p>163</text:p>
          </table:table-cell>
          <table:table-cell table:style-name="ce15" table:formula="of:=LOOKUP([.AM58];[.$AZ$6:.$AZ$261];[.$BC$6:.$BC$261])" office:value-type="float" office:value="104" calcext:value-type="float">
            <text:p>104</text:p>
          </table:table-cell>
          <table:table-cell table:style-name="ce15" table:formula="of:=LOOKUP([.AN58];[.$AZ$6:.$AZ$261];[.$BC$6:.$BC$261])" office:value-type="float" office:value="79" calcext:value-type="float">
            <text:p>79</text:p>
          </table:table-cell>
          <table:table-cell table:style-name="ce15" table:formula="of:=LOOKUP([.AO58];[.$AZ$6:.$AZ$261];[.$BC$6:.$BC$261])" office:value-type="float" office:value="87" calcext:value-type="float">
            <text:p>87</text:p>
          </table:table-cell>
          <table:table-cell table:style-name="ce15" table:formula="of:=LOOKUP([.AP58];[.$AZ$6:.$AZ$261];[.$BC$6:.$BC$261])" office:value-type="float" office:value="93" calcext:value-type="float">
            <text:p>93</text:p>
          </table:table-cell>
          <table:table-cell table:style-name="ce15" table:formula="of:=LOOKUP([.AQ58];[.$AZ$6:.$AZ$261];[.$BC$6:.$BC$261])" office:value-type="float" office:value="161" calcext:value-type="float">
            <text:p>161</text:p>
          </table:table-cell>
          <table:table-cell table:style-name="ce15" table:formula="of:=LOOKUP([.AR58];[.$AZ$6:.$AZ$261];[.$BC$6:.$BC$261])" office:value-type="float" office:value="198" calcext:value-type="float">
            <text:p>198</text:p>
          </table:table-cell>
          <table:table-cell table:style-name="ce15" table:formula="of:=LOOKUP([.AS58];[.$AZ$6:.$AZ$261];[.$BC$6:.$BC$261])" office:value-type="float" office:value="198" calcext:value-type="float">
            <text:p>198</text:p>
          </table:table-cell>
          <table:table-cell table:style-name="ce15" table:formula="of:=LOOKUP([.AT58];[.$AZ$6:.$AZ$261];[.$BC$6:.$BC$261])" office:value-type="float" office:value="188" calcext:value-type="float">
            <text:p>188</text:p>
          </table:table-cell>
          <table:table-cell table:style-name="ce15" table:formula="of:=LOOKUP([.AU58];[.$AZ$6:.$AZ$261];[.$BC$6:.$BC$261])" office:value-type="float" office:value="160" calcext:value-type="float">
            <text:p>160</text:p>
          </table:table-cell>
          <table:table-cell table:style-name="ce15" table:formula="of:=LOOKUP([.AV58];[.$AZ$6:.$AZ$261];[.$BC$6:.$BC$261])" office:value-type="float" office:value="168" calcext:value-type="float">
            <text:p>168</text:p>
          </table:table-cell>
          <table:table-cell table:style-name="ce15" table:formula="of:=LOOKUP([.AW58];[.$AZ$6:.$AZ$261];[.$BC$6:.$BC$261])" office:value-type="float" office:value="187" calcext:value-type="float">
            <text:p>187</text:p>
          </table:table-cell>
          <table:table-cell table:style-name="ce15" table:formula="of:=LOOKUP([.AX58];[.$AZ$6:.$AZ$261];[.$BC$6:.$BC$261])" office:value-type="float" office:value="167" calcext:value-type="float">
            <text:p>167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$A$1:.$AX$69];[.AZ130])" office:value-type="float" office:value="18" calcext:value-type="float">
            <text:p>18</text:p>
          </table:table-cell>
          <table:table-cell table:formula="of:=COUNTIF([.$A$73:.$AX$141];[.AZ130])" office:value-type="float" office:value="18" calcext:value-type="float">
            <text:p>18</text:p>
          </table:table-cell>
          <table:table-cell table:formula="of:=IF([.AZ130]&lt;[.$BA$1];0;IF([.AZ130]&gt;=[.$BC$1];255;ROUNDDOWN(([.AZ130]-[.$BA$1])/([.$BC$1]-[.$BA$1])*255)))" office:value-type="float" office:value="124" calcext:value-type="float">
            <text:p>124</text:p>
          </table:table-cell>
        </table:table-row>
        <table:table-row table:style-name="ro1">
          <table:table-cell table:style-name="ce15" table:formula="of:=LOOKUP([.A59];[.$AZ$6:.$AZ$261];[.$BC$6:.$BC$261])" office:value-type="float" office:value="122" calcext:value-type="float">
            <text:p>122</text:p>
          </table:table-cell>
          <table:table-cell table:style-name="ce15" table:formula="of:=LOOKUP([.B59];[.$AZ$6:.$AZ$261];[.$BC$6:.$BC$261])" office:value-type="float" office:value="120" calcext:value-type="float">
            <text:p>120</text:p>
          </table:table-cell>
          <table:table-cell table:style-name="ce15" table:formula="of:=LOOKUP([.C59];[.$AZ$6:.$AZ$261];[.$BC$6:.$BC$261])" office:value-type="float" office:value="118" calcext:value-type="float">
            <text:p>118</text:p>
          </table:table-cell>
          <table:table-cell table:style-name="ce15" table:formula="of:=LOOKUP([.D59];[.$AZ$6:.$AZ$261];[.$BC$6:.$BC$261])" office:value-type="float" office:value="118" calcext:value-type="float">
            <text:p>118</text:p>
          </table:table-cell>
          <table:table-cell table:style-name="ce15" table:formula="of:=LOOKUP([.E59];[.$AZ$6:.$AZ$261];[.$BC$6:.$BC$261])" office:value-type="float" office:value="118" calcext:value-type="float">
            <text:p>118</text:p>
          </table:table-cell>
          <table:table-cell table:style-name="ce15" table:formula="of:=LOOKUP([.F59];[.$AZ$6:.$AZ$261];[.$BC$6:.$BC$261])" office:value-type="float" office:value="121" calcext:value-type="float">
            <text:p>121</text:p>
          </table:table-cell>
          <table:table-cell table:style-name="ce15" table:formula="of:=LOOKUP([.G59];[.$AZ$6:.$AZ$261];[.$BC$6:.$BC$261])" office:value-type="float" office:value="123" calcext:value-type="float">
            <text:p>123</text:p>
          </table:table-cell>
          <table:table-cell table:style-name="ce15" table:formula="of:=LOOKUP([.H59];[.$AZ$6:.$AZ$261];[.$BC$6:.$BC$261])" office:value-type="float" office:value="129" calcext:value-type="float">
            <text:p>129</text:p>
          </table:table-cell>
          <table:table-cell table:style-name="ce15" table:formula="of:=LOOKUP([.I59];[.$AZ$6:.$AZ$261];[.$BC$6:.$BC$261])" office:value-type="float" office:value="150" calcext:value-type="float">
            <text:p>150</text:p>
          </table:table-cell>
          <table:table-cell table:style-name="ce15" table:formula="of:=LOOKUP([.J59];[.$AZ$6:.$AZ$261];[.$BC$6:.$BC$261])" office:value-type="float" office:value="175" calcext:value-type="float">
            <text:p>175</text:p>
          </table:table-cell>
          <table:table-cell table:style-name="ce15" table:formula="of:=LOOKUP([.K59];[.$AZ$6:.$AZ$261];[.$BC$6:.$BC$261])" office:value-type="float" office:value="189" calcext:value-type="float">
            <text:p>189</text:p>
          </table:table-cell>
          <table:table-cell table:style-name="ce15" table:formula="of:=LOOKUP([.L59];[.$AZ$6:.$AZ$261];[.$BC$6:.$BC$261])" office:value-type="float" office:value="188" calcext:value-type="float">
            <text:p>188</text:p>
          </table:table-cell>
          <table:table-cell table:style-name="ce15" table:formula="of:=LOOKUP([.M59];[.$AZ$6:.$AZ$261];[.$BC$6:.$BC$261])" office:value-type="float" office:value="172" calcext:value-type="float">
            <text:p>172</text:p>
          </table:table-cell>
          <table:table-cell table:style-name="ce15" table:formula="of:=LOOKUP([.N59];[.$AZ$6:.$AZ$261];[.$BC$6:.$BC$261])" office:value-type="float" office:value="174" calcext:value-type="float">
            <text:p>174</text:p>
          </table:table-cell>
          <table:table-cell table:style-name="ce15" table:formula="of:=LOOKUP([.O59];[.$AZ$6:.$AZ$261];[.$BC$6:.$BC$261])" office:value-type="float" office:value="188" calcext:value-type="float">
            <text:p>188</text:p>
          </table:table-cell>
          <table:table-cell table:style-name="ce15" table:formula="of:=LOOKUP([.P59];[.$AZ$6:.$AZ$261];[.$BC$6:.$BC$261])" office:value-type="float" office:value="194" calcext:value-type="float">
            <text:p>194</text:p>
          </table:table-cell>
          <table:table-cell table:style-name="ce15" table:formula="of:=LOOKUP([.Q59];[.$AZ$6:.$AZ$261];[.$BC$6:.$BC$261])" office:value-type="float" office:value="196" calcext:value-type="float">
            <text:p>196</text:p>
          </table:table-cell>
          <table:table-cell table:style-name="ce15" table:formula="of:=LOOKUP([.R59];[.$AZ$6:.$AZ$261];[.$BC$6:.$BC$261])" office:value-type="float" office:value="197" calcext:value-type="float">
            <text:p>197</text:p>
          </table:table-cell>
          <table:table-cell table:style-name="ce15" table:formula="of:=LOOKUP([.S59];[.$AZ$6:.$AZ$261];[.$BC$6:.$BC$261])" office:value-type="float" office:value="198" calcext:value-type="float">
            <text:p>198</text:p>
          </table:table-cell>
          <table:table-cell table:style-name="ce15" table:formula="of:=LOOKUP([.T59];[.$AZ$6:.$AZ$261];[.$BC$6:.$BC$261])" office:value-type="float" office:value="197" calcext:value-type="float">
            <text:p>197</text:p>
          </table:table-cell>
          <table:table-cell table:style-name="ce15" table:formula="of:=LOOKUP([.U59];[.$AZ$6:.$AZ$261];[.$BC$6:.$BC$261])" office:value-type="float" office:value="195" calcext:value-type="float">
            <text:p>195</text:p>
          </table:table-cell>
          <table:table-cell table:style-name="ce15" table:formula="of:=LOOKUP([.V59];[.$AZ$6:.$AZ$261];[.$BC$6:.$BC$261])" office:value-type="float" office:value="187" calcext:value-type="float">
            <text:p>187</text:p>
          </table:table-cell>
          <table:table-cell table:style-name="ce15" table:formula="of:=LOOKUP([.W59];[.$AZ$6:.$AZ$261];[.$BC$6:.$BC$261])" office:value-type="float" office:value="170" calcext:value-type="float">
            <text:p>170</text:p>
          </table:table-cell>
          <table:table-cell table:style-name="ce15" table:formula="of:=LOOKUP([.X59];[.$AZ$6:.$AZ$261];[.$BC$6:.$BC$261])" office:value-type="float" office:value="120" calcext:value-type="float">
            <text:p>120</text:p>
          </table:table-cell>
          <table:table-cell table:style-name="ce15" table:formula="of:=LOOKUP([.Y59];[.$AZ$6:.$AZ$261];[.$BC$6:.$BC$261])" office:value-type="float" office:value="105" calcext:value-type="float">
            <text:p>105</text:p>
          </table:table-cell>
          <table:table-cell table:style-name="ce15" table:formula="of:=LOOKUP([.Z59];[.$AZ$6:.$AZ$261];[.$BC$6:.$BC$261])" office:value-type="float" office:value="104" calcext:value-type="float">
            <text:p>104</text:p>
          </table:table-cell>
          <table:table-cell table:style-name="ce15" table:formula="of:=LOOKUP([.AA59];[.$AZ$6:.$AZ$261];[.$BC$6:.$BC$261])" office:value-type="float" office:value="104" calcext:value-type="float">
            <text:p>104</text:p>
          </table:table-cell>
          <table:table-cell table:style-name="ce15" table:formula="of:=LOOKUP([.AB59];[.$AZ$6:.$AZ$261];[.$BC$6:.$BC$261])" office:value-type="float" office:value="105" calcext:value-type="float">
            <text:p>105</text:p>
          </table:table-cell>
          <table:table-cell table:style-name="ce15" table:formula="of:=LOOKUP([.AC59];[.$AZ$6:.$AZ$261];[.$BC$6:.$BC$261])" office:value-type="float" office:value="105" calcext:value-type="float">
            <text:p>105</text:p>
          </table:table-cell>
          <table:table-cell table:style-name="ce15" table:formula="of:=LOOKUP([.AD59];[.$AZ$6:.$AZ$261];[.$BC$6:.$BC$261])" office:value-type="float" office:value="106" calcext:value-type="float">
            <text:p>106</text:p>
          </table:table-cell>
          <table:table-cell table:style-name="ce15" table:formula="of:=LOOKUP([.AE59];[.$AZ$6:.$AZ$261];[.$BC$6:.$BC$261])" office:value-type="float" office:value="108" calcext:value-type="float">
            <text:p>108</text:p>
          </table:table-cell>
          <table:table-cell table:style-name="ce15" table:formula="of:=LOOKUP([.AF59];[.$AZ$6:.$AZ$261];[.$BC$6:.$BC$261])" office:value-type="float" office:value="112" calcext:value-type="float">
            <text:p>112</text:p>
          </table:table-cell>
          <table:table-cell table:style-name="ce15" table:formula="of:=LOOKUP([.AG59];[.$AZ$6:.$AZ$261];[.$BC$6:.$BC$261])" office:value-type="float" office:value="118" calcext:value-type="float">
            <text:p>118</text:p>
          </table:table-cell>
          <table:table-cell table:style-name="ce15" table:formula="of:=LOOKUP([.AH59];[.$AZ$6:.$AZ$261];[.$BC$6:.$BC$261])" office:value-type="float" office:value="128" calcext:value-type="float">
            <text:p>128</text:p>
          </table:table-cell>
          <table:table-cell table:style-name="ce15" table:formula="of:=LOOKUP([.AI59];[.$AZ$6:.$AZ$261];[.$BC$6:.$BC$261])" office:value-type="float" office:value="138" calcext:value-type="float">
            <text:p>138</text:p>
          </table:table-cell>
          <table:table-cell table:style-name="ce15" table:formula="of:=LOOKUP([.AJ59];[.$AZ$6:.$AZ$261];[.$BC$6:.$BC$261])" office:value-type="float" office:value="148" calcext:value-type="float">
            <text:p>148</text:p>
          </table:table-cell>
          <table:table-cell table:style-name="ce15" table:formula="of:=LOOKUP([.AK59];[.$AZ$6:.$AZ$261];[.$BC$6:.$BC$261])" office:value-type="float" office:value="157" calcext:value-type="float">
            <text:p>157</text:p>
          </table:table-cell>
          <table:table-cell table:style-name="ce15" table:formula="of:=LOOKUP([.AL59];[.$AZ$6:.$AZ$261];[.$BC$6:.$BC$261])" office:value-type="float" office:value="146" calcext:value-type="float">
            <text:p>146</text:p>
          </table:table-cell>
          <table:table-cell table:style-name="ce15" table:formula="of:=LOOKUP([.AM59];[.$AZ$6:.$AZ$261];[.$BC$6:.$BC$261])" office:value-type="float" office:value="85" calcext:value-type="float">
            <text:p>85</text:p>
          </table:table-cell>
          <table:table-cell table:style-name="ce15" table:formula="of:=LOOKUP([.AN59];[.$AZ$6:.$AZ$261];[.$BC$6:.$BC$261])" office:value-type="float" office:value="85" calcext:value-type="float">
            <text:p>85</text:p>
          </table:table-cell>
          <table:table-cell table:style-name="ce15" table:formula="of:=LOOKUP([.AO59];[.$AZ$6:.$AZ$261];[.$BC$6:.$BC$261])" office:value-type="float" office:value="95" calcext:value-type="float">
            <text:p>95</text:p>
          </table:table-cell>
          <table:table-cell table:style-name="ce15" table:formula="of:=LOOKUP([.AP59];[.$AZ$6:.$AZ$261];[.$BC$6:.$BC$261])" office:value-type="float" office:value="130" calcext:value-type="float">
            <text:p>130</text:p>
          </table:table-cell>
          <table:table-cell table:style-name="ce15" table:formula="of:=LOOKUP([.AQ59];[.$AZ$6:.$AZ$261];[.$BC$6:.$BC$261])" office:value-type="float" office:value="187" calcext:value-type="float">
            <text:p>187</text:p>
          </table:table-cell>
          <table:table-cell table:style-name="ce15" table:formula="of:=LOOKUP([.AR59];[.$AZ$6:.$AZ$261];[.$BC$6:.$BC$261])" office:value-type="float" office:value="188" calcext:value-type="float">
            <text:p>188</text:p>
          </table:table-cell>
          <table:table-cell table:style-name="ce15" table:formula="of:=LOOKUP([.AS59];[.$AZ$6:.$AZ$261];[.$BC$6:.$BC$261])" office:value-type="float" office:value="180" calcext:value-type="float">
            <text:p>180</text:p>
          </table:table-cell>
          <table:table-cell table:style-name="ce15" table:formula="of:=LOOKUP([.AT59];[.$AZ$6:.$AZ$261];[.$BC$6:.$BC$261])" office:value-type="float" office:value="166" calcext:value-type="float">
            <text:p>166</text:p>
          </table:table-cell>
          <table:table-cell table:style-name="ce15" table:formula="of:=LOOKUP([.AU59];[.$AZ$6:.$AZ$261];[.$BC$6:.$BC$261])" office:value-type="float" office:value="157" calcext:value-type="float">
            <text:p>157</text:p>
          </table:table-cell>
          <table:table-cell table:style-name="ce15" table:formula="of:=LOOKUP([.AV59];[.$AZ$6:.$AZ$261];[.$BC$6:.$BC$261])" office:value-type="float" office:value="174" calcext:value-type="float">
            <text:p>174</text:p>
          </table:table-cell>
          <table:table-cell table:style-name="ce15" table:formula="of:=LOOKUP([.AW59];[.$AZ$6:.$AZ$261];[.$BC$6:.$BC$261])" office:value-type="float" office:value="143" calcext:value-type="float">
            <text:p>143</text:p>
          </table:table-cell>
          <table:table-cell table:style-name="ce15" table:formula="of:=LOOKUP([.AX59];[.$AZ$6:.$AZ$261];[.$BC$6:.$BC$261])" office:value-type="float" office:value="84" calcext:value-type="float">
            <text:p>84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$A$1:.$AX$69];[.AZ131])" office:value-type="float" office:value="11" calcext:value-type="float">
            <text:p>11</text:p>
          </table:table-cell>
          <table:table-cell table:formula="of:=COUNTIF([.$A$73:.$AX$141];[.AZ131])" office:value-type="float" office:value="11" calcext:value-type="float">
            <text:p>11</text:p>
          </table:table-cell>
          <table:table-cell table:formula="of:=IF([.AZ131]&lt;[.$BA$1];0;IF([.AZ131]&gt;=[.$BC$1];255;ROUNDDOWN(([.AZ131]-[.$BA$1])/([.$BC$1]-[.$BA$1])*255)))" office:value-type="float" office:value="125" calcext:value-type="float">
            <text:p>125</text:p>
          </table:table-cell>
        </table:table-row>
        <table:table-row table:style-name="ro1">
          <table:table-cell table:style-name="ce15" table:formula="of:=LOOKUP([.A60];[.$AZ$6:.$AZ$261];[.$BC$6:.$BC$261])" office:value-type="float" office:value="125" calcext:value-type="float">
            <text:p>125</text:p>
          </table:table-cell>
          <table:table-cell table:style-name="ce15" table:formula="of:=LOOKUP([.B60];[.$AZ$6:.$AZ$261];[.$BC$6:.$BC$261])" office:value-type="float" office:value="122" calcext:value-type="float">
            <text:p>122</text:p>
          </table:table-cell>
          <table:table-cell table:style-name="ce15" table:formula="of:=LOOKUP([.C60];[.$AZ$6:.$AZ$261];[.$BC$6:.$BC$261])" office:value-type="float" office:value="122" calcext:value-type="float">
            <text:p>122</text:p>
          </table:table-cell>
          <table:table-cell table:style-name="ce15" table:formula="of:=LOOKUP([.D60];[.$AZ$6:.$AZ$261];[.$BC$6:.$BC$261])" office:value-type="float" office:value="123" calcext:value-type="float">
            <text:p>123</text:p>
          </table:table-cell>
          <table:table-cell table:style-name="ce15" table:formula="of:=LOOKUP([.E60];[.$AZ$6:.$AZ$261];[.$BC$6:.$BC$261])" office:value-type="float" office:value="122" calcext:value-type="float">
            <text:p>122</text:p>
          </table:table-cell>
          <table:table-cell table:style-name="ce15" table:formula="of:=LOOKUP([.F60];[.$AZ$6:.$AZ$261];[.$BC$6:.$BC$261])" office:value-type="float" office:value="124" calcext:value-type="float">
            <text:p>124</text:p>
          </table:table-cell>
          <table:table-cell table:style-name="ce15" table:formula="of:=LOOKUP([.G60];[.$AZ$6:.$AZ$261];[.$BC$6:.$BC$261])" office:value-type="float" office:value="138" calcext:value-type="float">
            <text:p>138</text:p>
          </table:table-cell>
          <table:table-cell table:style-name="ce15" table:formula="of:=LOOKUP([.H60];[.$AZ$6:.$AZ$261];[.$BC$6:.$BC$261])" office:value-type="float" office:value="164" calcext:value-type="float">
            <text:p>164</text:p>
          </table:table-cell>
          <table:table-cell table:style-name="ce15" table:formula="of:=LOOKUP([.I60];[.$AZ$6:.$AZ$261];[.$BC$6:.$BC$261])" office:value-type="float" office:value="179" calcext:value-type="float">
            <text:p>179</text:p>
          </table:table-cell>
          <table:table-cell table:style-name="ce15" table:formula="of:=LOOKUP([.J60];[.$AZ$6:.$AZ$261];[.$BC$6:.$BC$261])" office:value-type="float" office:value="189" calcext:value-type="float">
            <text:p>189</text:p>
          </table:table-cell>
          <table:table-cell table:style-name="ce15" table:formula="of:=LOOKUP([.K60];[.$AZ$6:.$AZ$261];[.$BC$6:.$BC$261])" office:value-type="float" office:value="195" calcext:value-type="float">
            <text:p>195</text:p>
          </table:table-cell>
          <table:table-cell table:style-name="ce15" table:formula="of:=LOOKUP([.L60];[.$AZ$6:.$AZ$261];[.$BC$6:.$BC$261])" office:value-type="float" office:value="192" calcext:value-type="float">
            <text:p>192</text:p>
          </table:table-cell>
          <table:table-cell table:style-name="ce15" table:formula="of:=LOOKUP([.M60];[.$AZ$6:.$AZ$261];[.$BC$6:.$BC$261])" office:value-type="float" office:value="186" calcext:value-type="float">
            <text:p>186</text:p>
          </table:table-cell>
          <table:table-cell table:style-name="ce15" table:formula="of:=LOOKUP([.N60];[.$AZ$6:.$AZ$261];[.$BC$6:.$BC$261])" office:value-type="float" office:value="185" calcext:value-type="float">
            <text:p>185</text:p>
          </table:table-cell>
          <table:table-cell table:style-name="ce15" table:formula="of:=LOOKUP([.O60];[.$AZ$6:.$AZ$261];[.$BC$6:.$BC$261])" office:value-type="float" office:value="187" calcext:value-type="float">
            <text:p>187</text:p>
          </table:table-cell>
          <table:table-cell table:style-name="ce15" table:formula="of:=LOOKUP([.P60];[.$AZ$6:.$AZ$261];[.$BC$6:.$BC$261])" office:value-type="float" office:value="191" calcext:value-type="float">
            <text:p>191</text:p>
          </table:table-cell>
          <table:table-cell table:style-name="ce15" table:formula="of:=LOOKUP([.Q60];[.$AZ$6:.$AZ$261];[.$BC$6:.$BC$261])" office:value-type="float" office:value="192" calcext:value-type="float">
            <text:p>192</text:p>
          </table:table-cell>
          <table:table-cell table:style-name="ce15" table:formula="of:=LOOKUP([.R60];[.$AZ$6:.$AZ$261];[.$BC$6:.$BC$261])" office:value-type="float" office:value="193" calcext:value-type="float">
            <text:p>193</text:p>
          </table:table-cell>
          <table:table-cell table:style-name="ce15" table:formula="of:=LOOKUP([.S60];[.$AZ$6:.$AZ$261];[.$BC$6:.$BC$261])" office:value-type="float" office:value="193" calcext:value-type="float">
            <text:p>193</text:p>
          </table:table-cell>
          <table:table-cell table:style-name="ce15" table:formula="of:=LOOKUP([.T60];[.$AZ$6:.$AZ$261];[.$BC$6:.$BC$261])" office:value-type="float" office:value="193" calcext:value-type="float">
            <text:p>193</text:p>
          </table:table-cell>
          <table:table-cell table:style-name="ce15" table:formula="of:=LOOKUP([.U60];[.$AZ$6:.$AZ$261];[.$BC$6:.$BC$261])" office:value-type="float" office:value="183" calcext:value-type="float">
            <text:p>183</text:p>
          </table:table-cell>
          <table:table-cell table:style-name="ce15" table:formula="of:=LOOKUP([.V60];[.$AZ$6:.$AZ$261];[.$BC$6:.$BC$261])" office:value-type="float" office:value="149" calcext:value-type="float">
            <text:p>149</text:p>
          </table:table-cell>
          <table:table-cell table:style-name="ce15" table:formula="of:=LOOKUP([.W60];[.$AZ$6:.$AZ$261];[.$BC$6:.$BC$261])" office:value-type="float" office:value="115" calcext:value-type="float">
            <text:p>115</text:p>
          </table:table-cell>
          <table:table-cell table:style-name="ce15" table:formula="of:=LOOKUP([.X60];[.$AZ$6:.$AZ$261];[.$BC$6:.$BC$261])" office:value-type="float" office:value="113" calcext:value-type="float">
            <text:p>113</text:p>
          </table:table-cell>
          <table:table-cell table:style-name="ce15" table:formula="of:=LOOKUP([.Y60];[.$AZ$6:.$AZ$261];[.$BC$6:.$BC$261])" office:value-type="float" office:value="113" calcext:value-type="float">
            <text:p>113</text:p>
          </table:table-cell>
          <table:table-cell table:style-name="ce15" table:formula="of:=LOOKUP([.Z60];[.$AZ$6:.$AZ$261];[.$BC$6:.$BC$261])" office:value-type="float" office:value="109" calcext:value-type="float">
            <text:p>109</text:p>
          </table:table-cell>
          <table:table-cell table:style-name="ce15" table:formula="of:=LOOKUP([.AA60];[.$AZ$6:.$AZ$261];[.$BC$6:.$BC$261])" office:value-type="float" office:value="105" calcext:value-type="float">
            <text:p>105</text:p>
          </table:table-cell>
          <table:table-cell table:style-name="ce15" table:formula="of:=LOOKUP([.AB60];[.$AZ$6:.$AZ$261];[.$BC$6:.$BC$261])" office:value-type="float" office:value="104" calcext:value-type="float">
            <text:p>104</text:p>
          </table:table-cell>
          <table:table-cell table:style-name="ce15" table:formula="of:=LOOKUP([.AC60];[.$AZ$6:.$AZ$261];[.$BC$6:.$BC$261])" office:value-type="float" office:value="102" calcext:value-type="float">
            <text:p>102</text:p>
          </table:table-cell>
          <table:table-cell table:style-name="ce15" table:formula="of:=LOOKUP([.AD60];[.$AZ$6:.$AZ$261];[.$BC$6:.$BC$261])" office:value-type="float" office:value="107" calcext:value-type="float">
            <text:p>107</text:p>
          </table:table-cell>
          <table:table-cell table:style-name="ce15" table:formula="of:=LOOKUP([.AE60];[.$AZ$6:.$AZ$261];[.$BC$6:.$BC$261])" office:value-type="float" office:value="112" calcext:value-type="float">
            <text:p>112</text:p>
          </table:table-cell>
          <table:table-cell table:style-name="ce15" table:formula="of:=LOOKUP([.AF60];[.$AZ$6:.$AZ$261];[.$BC$6:.$BC$261])" office:value-type="float" office:value="117" calcext:value-type="float">
            <text:p>117</text:p>
          </table:table-cell>
          <table:table-cell table:style-name="ce15" table:formula="of:=LOOKUP([.AG60];[.$AZ$6:.$AZ$261];[.$BC$6:.$BC$261])" office:value-type="float" office:value="123" calcext:value-type="float">
            <text:p>123</text:p>
          </table:table-cell>
          <table:table-cell table:style-name="ce15" table:formula="of:=LOOKUP([.AH60];[.$AZ$6:.$AZ$261];[.$BC$6:.$BC$261])" office:value-type="float" office:value="133" calcext:value-type="float">
            <text:p>133</text:p>
          </table:table-cell>
          <table:table-cell table:style-name="ce15" table:formula="of:=LOOKUP([.AI60];[.$AZ$6:.$AZ$261];[.$BC$6:.$BC$261])" office:value-type="float" office:value="145" calcext:value-type="float">
            <text:p>145</text:p>
          </table:table-cell>
          <table:table-cell table:style-name="ce15" table:formula="of:=LOOKUP([.AJ60];[.$AZ$6:.$AZ$261];[.$BC$6:.$BC$261])" office:value-type="float" office:value="153" calcext:value-type="float">
            <text:p>153</text:p>
          </table:table-cell>
          <table:table-cell table:style-name="ce15" table:formula="of:=LOOKUP([.AK60];[.$AZ$6:.$AZ$261];[.$BC$6:.$BC$261])" office:value-type="float" office:value="156" calcext:value-type="float">
            <text:p>156</text:p>
          </table:table-cell>
          <table:table-cell table:style-name="ce15" table:formula="of:=LOOKUP([.AL60];[.$AZ$6:.$AZ$261];[.$BC$6:.$BC$261])" office:value-type="float" office:value="129" calcext:value-type="float">
            <text:p>129</text:p>
          </table:table-cell>
          <table:table-cell table:style-name="ce15" table:formula="of:=LOOKUP([.AM60];[.$AZ$6:.$AZ$261];[.$BC$6:.$BC$261])" office:value-type="float" office:value="79" calcext:value-type="float">
            <text:p>79</text:p>
          </table:table-cell>
          <table:table-cell table:style-name="ce15" table:formula="of:=LOOKUP([.AN60];[.$AZ$6:.$AZ$261];[.$BC$6:.$BC$261])" office:value-type="float" office:value="91" calcext:value-type="float">
            <text:p>91</text:p>
          </table:table-cell>
          <table:table-cell table:style-name="ce15" table:formula="of:=LOOKUP([.AO60];[.$AZ$6:.$AZ$261];[.$BC$6:.$BC$261])" office:value-type="float" office:value="106" calcext:value-type="float">
            <text:p>106</text:p>
          </table:table-cell>
          <table:table-cell table:style-name="ce15" table:formula="of:=LOOKUP([.AP60];[.$AZ$6:.$AZ$261];[.$BC$6:.$BC$261])" office:value-type="float" office:value="181" calcext:value-type="float">
            <text:p>181</text:p>
          </table:table-cell>
          <table:table-cell table:style-name="ce15" table:formula="of:=LOOKUP([.AQ60];[.$AZ$6:.$AZ$261];[.$BC$6:.$BC$261])" office:value-type="float" office:value="193" calcext:value-type="float">
            <text:p>193</text:p>
          </table:table-cell>
          <table:table-cell table:style-name="ce15" table:formula="of:=LOOKUP([.AR60];[.$AZ$6:.$AZ$261];[.$BC$6:.$BC$261])" office:value-type="float" office:value="182" calcext:value-type="float">
            <text:p>182</text:p>
          </table:table-cell>
          <table:table-cell table:style-name="ce15" table:formula="of:=LOOKUP([.AS60];[.$AZ$6:.$AZ$261];[.$BC$6:.$BC$261])" office:value-type="float" office:value="166" calcext:value-type="float">
            <text:p>166</text:p>
          </table:table-cell>
          <table:table-cell table:style-name="ce15" table:formula="of:=LOOKUP([.AT60];[.$AZ$6:.$AZ$261];[.$BC$6:.$BC$261])" office:value-type="float" office:value="163" calcext:value-type="float">
            <text:p>163</text:p>
          </table:table-cell>
          <table:table-cell table:style-name="ce15" table:formula="of:=LOOKUP([.AU60];[.$AZ$6:.$AZ$261];[.$BC$6:.$BC$261])" office:value-type="float" office:value="184" calcext:value-type="float">
            <text:p>184</text:p>
          </table:table-cell>
          <table:table-cell table:style-name="ce15" table:formula="of:=LOOKUP([.AV60];[.$AZ$6:.$AZ$261];[.$BC$6:.$BC$261])" office:value-type="float" office:value="184" calcext:value-type="float">
            <text:p>184</text:p>
          </table:table-cell>
          <table:table-cell table:style-name="ce15" table:formula="of:=LOOKUP([.AW60];[.$AZ$6:.$AZ$261];[.$BC$6:.$BC$261])" office:value-type="float" office:value="56" calcext:value-type="float">
            <text:p>56</text:p>
          </table:table-cell>
          <table:table-cell table:style-name="ce15" table:formula="of:=LOOKUP([.AX60];[.$AZ$6:.$AZ$261];[.$BC$6:.$BC$261])" office:value-type="float" office:value="12" calcext:value-type="float">
            <text:p>1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$A$1:.$AX$69];[.AZ132])" office:value-type="float" office:value="12" calcext:value-type="float">
            <text:p>12</text:p>
          </table:table-cell>
          <table:table-cell table:formula="of:=COUNTIF([.$A$73:.$AX$141];[.AZ132])" office:value-type="float" office:value="12" calcext:value-type="float">
            <text:p>12</text:p>
          </table:table-cell>
          <table:table-cell table:formula="of:=IF([.AZ132]&lt;[.$BA$1];0;IF([.AZ132]&gt;=[.$BC$1];255;ROUNDDOWN(([.AZ132]-[.$BA$1])/([.$BC$1]-[.$BA$1])*255)))" office:value-type="float" office:value="126" calcext:value-type="float">
            <text:p>126</text:p>
          </table:table-cell>
        </table:table-row>
        <table:table-row table:style-name="ro1">
          <table:table-cell table:style-name="ce15" table:formula="of:=LOOKUP([.A61];[.$AZ$6:.$AZ$261];[.$BC$6:.$BC$261])" office:value-type="float" office:value="131" calcext:value-type="float">
            <text:p>131</text:p>
          </table:table-cell>
          <table:table-cell table:style-name="ce15" table:formula="of:=LOOKUP([.B61];[.$AZ$6:.$AZ$261];[.$BC$6:.$BC$261])" office:value-type="float" office:value="125" calcext:value-type="float">
            <text:p>125</text:p>
          </table:table-cell>
          <table:table-cell table:style-name="ce15" table:formula="of:=LOOKUP([.C61];[.$AZ$6:.$AZ$261];[.$BC$6:.$BC$261])" office:value-type="float" office:value="126" calcext:value-type="float">
            <text:p>126</text:p>
          </table:table-cell>
          <table:table-cell table:style-name="ce15" table:formula="of:=LOOKUP([.D61];[.$AZ$6:.$AZ$261];[.$BC$6:.$BC$261])" office:value-type="float" office:value="129" calcext:value-type="float">
            <text:p>129</text:p>
          </table:table-cell>
          <table:table-cell table:style-name="ce15" table:formula="of:=LOOKUP([.E61];[.$AZ$6:.$AZ$261];[.$BC$6:.$BC$261])" office:value-type="float" office:value="129" calcext:value-type="float">
            <text:p>129</text:p>
          </table:table-cell>
          <table:table-cell table:style-name="ce15" table:formula="of:=LOOKUP([.F61];[.$AZ$6:.$AZ$261];[.$BC$6:.$BC$261])" office:value-type="float" office:value="141" calcext:value-type="float">
            <text:p>141</text:p>
          </table:table-cell>
          <table:table-cell table:style-name="ce15" table:formula="of:=LOOKUP([.G61];[.$AZ$6:.$AZ$261];[.$BC$6:.$BC$261])" office:value-type="float" office:value="167" calcext:value-type="float">
            <text:p>167</text:p>
          </table:table-cell>
          <table:table-cell table:style-name="ce15" table:formula="of:=LOOKUP([.H61];[.$AZ$6:.$AZ$261];[.$BC$6:.$BC$261])" office:value-type="float" office:value="181" calcext:value-type="float">
            <text:p>181</text:p>
          </table:table-cell>
          <table:table-cell table:style-name="ce15" table:formula="of:=LOOKUP([.I61];[.$AZ$6:.$AZ$261];[.$BC$6:.$BC$261])" office:value-type="float" office:value="188" calcext:value-type="float">
            <text:p>188</text:p>
          </table:table-cell>
          <table:table-cell table:style-name="ce15" table:formula="of:=LOOKUP([.J61];[.$AZ$6:.$AZ$261];[.$BC$6:.$BC$261])" office:value-type="float" office:value="192" calcext:value-type="float">
            <text:p>192</text:p>
          </table:table-cell>
          <table:table-cell table:style-name="ce15" table:formula="of:=LOOKUP([.K61];[.$AZ$6:.$AZ$261];[.$BC$6:.$BC$261])" office:value-type="float" office:value="191" calcext:value-type="float">
            <text:p>191</text:p>
          </table:table-cell>
          <table:table-cell table:style-name="ce15" table:formula="of:=LOOKUP([.L61];[.$AZ$6:.$AZ$261];[.$BC$6:.$BC$261])" office:value-type="float" office:value="187" calcext:value-type="float">
            <text:p>187</text:p>
          </table:table-cell>
          <table:table-cell table:style-name="ce15" table:formula="of:=LOOKUP([.M61];[.$AZ$6:.$AZ$261];[.$BC$6:.$BC$261])" office:value-type="float" office:value="185" calcext:value-type="float">
            <text:p>185</text:p>
          </table:table-cell>
          <table:table-cell table:style-name="ce15" table:formula="of:=LOOKUP([.N61];[.$AZ$6:.$AZ$261];[.$BC$6:.$BC$261])" office:value-type="float" office:value="187" calcext:value-type="float">
            <text:p>187</text:p>
          </table:table-cell>
          <table:table-cell table:style-name="ce15" table:formula="of:=LOOKUP([.O61];[.$AZ$6:.$AZ$261];[.$BC$6:.$BC$261])" office:value-type="float" office:value="188" calcext:value-type="float">
            <text:p>188</text:p>
          </table:table-cell>
          <table:table-cell table:style-name="ce15" table:formula="of:=LOOKUP([.P61];[.$AZ$6:.$AZ$261];[.$BC$6:.$BC$261])" office:value-type="float" office:value="188" calcext:value-type="float">
            <text:p>188</text:p>
          </table:table-cell>
          <table:table-cell table:style-name="ce15" table:formula="of:=LOOKUP([.Q61];[.$AZ$6:.$AZ$261];[.$BC$6:.$BC$261])" office:value-type="float" office:value="190" calcext:value-type="float">
            <text:p>190</text:p>
          </table:table-cell>
          <table:table-cell table:style-name="ce15" table:formula="of:=LOOKUP([.R61];[.$AZ$6:.$AZ$261];[.$BC$6:.$BC$261])" office:value-type="float" office:value="189" calcext:value-type="float">
            <text:p>189</text:p>
          </table:table-cell>
          <table:table-cell table:style-name="ce15" table:formula="of:=LOOKUP([.S61];[.$AZ$6:.$AZ$261];[.$BC$6:.$BC$261])" office:value-type="float" office:value="184" calcext:value-type="float">
            <text:p>184</text:p>
          </table:table-cell>
          <table:table-cell table:style-name="ce15" table:formula="of:=LOOKUP([.T61];[.$AZ$6:.$AZ$261];[.$BC$6:.$BC$261])" office:value-type="float" office:value="165" calcext:value-type="float">
            <text:p>165</text:p>
          </table:table-cell>
          <table:table-cell table:style-name="ce15" table:formula="of:=LOOKUP([.U61];[.$AZ$6:.$AZ$261];[.$BC$6:.$BC$261])" office:value-type="float" office:value="127" calcext:value-type="float">
            <text:p>127</text:p>
          </table:table-cell>
          <table:table-cell table:style-name="ce15" table:formula="of:=LOOKUP([.V61];[.$AZ$6:.$AZ$261];[.$BC$6:.$BC$261])" office:value-type="float" office:value="112" calcext:value-type="float">
            <text:p>112</text:p>
          </table:table-cell>
          <table:table-cell table:style-name="ce15" table:formula="of:=LOOKUP([.W61];[.$AZ$6:.$AZ$261];[.$BC$6:.$BC$261])" office:value-type="float" office:value="112" calcext:value-type="float">
            <text:p>112</text:p>
          </table:table-cell>
          <table:table-cell table:style-name="ce15" table:formula="of:=LOOKUP([.X61];[.$AZ$6:.$AZ$261];[.$BC$6:.$BC$261])" office:value-type="float" office:value="113" calcext:value-type="float">
            <text:p>113</text:p>
          </table:table-cell>
          <table:table-cell table:style-name="ce15" table:formula="of:=LOOKUP([.Y61];[.$AZ$6:.$AZ$261];[.$BC$6:.$BC$261])" office:value-type="float" office:value="114" calcext:value-type="float">
            <text:p>114</text:p>
          </table:table-cell>
          <table:table-cell table:style-name="ce15" table:formula="of:=LOOKUP([.Z61];[.$AZ$6:.$AZ$261];[.$BC$6:.$BC$261])" office:value-type="float" office:value="114" calcext:value-type="float">
            <text:p>114</text:p>
          </table:table-cell>
          <table:table-cell table:style-name="ce15" table:formula="of:=LOOKUP([.AA61];[.$AZ$6:.$AZ$261];[.$BC$6:.$BC$261])" office:value-type="float" office:value="113" calcext:value-type="float">
            <text:p>113</text:p>
          </table:table-cell>
          <table:table-cell table:style-name="ce15" table:formula="of:=LOOKUP([.AB61];[.$AZ$6:.$AZ$261];[.$BC$6:.$BC$261])" office:value-type="float" office:value="109" calcext:value-type="float">
            <text:p>109</text:p>
          </table:table-cell>
          <table:table-cell table:style-name="ce15" table:formula="of:=LOOKUP([.AC61];[.$AZ$6:.$AZ$261];[.$BC$6:.$BC$261])" office:value-type="float" office:value="102" calcext:value-type="float">
            <text:p>102</text:p>
          </table:table-cell>
          <table:table-cell table:style-name="ce15" table:formula="of:=LOOKUP([.AD61];[.$AZ$6:.$AZ$261];[.$BC$6:.$BC$261])" office:value-type="float" office:value="104" calcext:value-type="float">
            <text:p>104</text:p>
          </table:table-cell>
          <table:table-cell table:style-name="ce15" table:formula="of:=LOOKUP([.AE61];[.$AZ$6:.$AZ$261];[.$BC$6:.$BC$261])" office:value-type="float" office:value="110" calcext:value-type="float">
            <text:p>110</text:p>
          </table:table-cell>
          <table:table-cell table:style-name="ce15" table:formula="of:=LOOKUP([.AF61];[.$AZ$6:.$AZ$261];[.$BC$6:.$BC$261])" office:value-type="float" office:value="116" calcext:value-type="float">
            <text:p>116</text:p>
          </table:table-cell>
          <table:table-cell table:style-name="ce15" table:formula="of:=LOOKUP([.AG61];[.$AZ$6:.$AZ$261];[.$BC$6:.$BC$261])" office:value-type="float" office:value="120" calcext:value-type="float">
            <text:p>120</text:p>
          </table:table-cell>
          <table:table-cell table:style-name="ce15" table:formula="of:=LOOKUP([.AH61];[.$AZ$6:.$AZ$261];[.$BC$6:.$BC$261])" office:value-type="float" office:value="120" calcext:value-type="float">
            <text:p>120</text:p>
          </table:table-cell>
          <table:table-cell table:style-name="ce15" table:formula="of:=LOOKUP([.AI61];[.$AZ$6:.$AZ$261];[.$BC$6:.$BC$261])" office:value-type="float" office:value="126" calcext:value-type="float">
            <text:p>126</text:p>
          </table:table-cell>
          <table:table-cell table:style-name="ce15" table:formula="of:=LOOKUP([.AJ61];[.$AZ$6:.$AZ$261];[.$BC$6:.$BC$261])" office:value-type="float" office:value="138" calcext:value-type="float">
            <text:p>138</text:p>
          </table:table-cell>
          <table:table-cell table:style-name="ce15" table:formula="of:=LOOKUP([.AK61];[.$AZ$6:.$AZ$261];[.$BC$6:.$BC$261])" office:value-type="float" office:value="147" calcext:value-type="float">
            <text:p>147</text:p>
          </table:table-cell>
          <table:table-cell table:style-name="ce15" table:formula="of:=LOOKUP([.AL61];[.$AZ$6:.$AZ$261];[.$BC$6:.$BC$261])" office:value-type="float" office:value="114" calcext:value-type="float">
            <text:p>114</text:p>
          </table:table-cell>
          <table:table-cell table:style-name="ce15" table:formula="of:=LOOKUP([.AM61];[.$AZ$6:.$AZ$261];[.$BC$6:.$BC$261])" office:value-type="float" office:value="88" calcext:value-type="float">
            <text:p>88</text:p>
          </table:table-cell>
          <table:table-cell table:style-name="ce15" table:formula="of:=LOOKUP([.AN61];[.$AZ$6:.$AZ$261];[.$BC$6:.$BC$261])" office:value-type="float" office:value="96" calcext:value-type="float">
            <text:p>96</text:p>
          </table:table-cell>
          <table:table-cell table:style-name="ce15" table:formula="of:=LOOKUP([.AO61];[.$AZ$6:.$AZ$261];[.$BC$6:.$BC$261])" office:value-type="float" office:value="154" calcext:value-type="float">
            <text:p>154</text:p>
          </table:table-cell>
          <table:table-cell table:style-name="ce15" table:formula="of:=LOOKUP([.AP61];[.$AZ$6:.$AZ$261];[.$BC$6:.$BC$261])" office:value-type="float" office:value="185" calcext:value-type="float">
            <text:p>185</text:p>
          </table:table-cell>
          <table:table-cell table:style-name="ce15" table:formula="of:=LOOKUP([.AQ61];[.$AZ$6:.$AZ$261];[.$BC$6:.$BC$261])" office:value-type="float" office:value="195" calcext:value-type="float">
            <text:p>195</text:p>
          </table:table-cell>
          <table:table-cell table:style-name="ce15" table:formula="of:=LOOKUP([.AR61];[.$AZ$6:.$AZ$261];[.$BC$6:.$BC$261])" office:value-type="float" office:value="173" calcext:value-type="float">
            <text:p>173</text:p>
          </table:table-cell>
          <table:table-cell table:style-name="ce15" table:formula="of:=LOOKUP([.AS61];[.$AZ$6:.$AZ$261];[.$BC$6:.$BC$261])" office:value-type="float" office:value="166" calcext:value-type="float">
            <text:p>166</text:p>
          </table:table-cell>
          <table:table-cell table:style-name="ce15" table:formula="of:=LOOKUP([.AT61];[.$AZ$6:.$AZ$261];[.$BC$6:.$BC$261])" office:value-type="float" office:value="196" calcext:value-type="float">
            <text:p>196</text:p>
          </table:table-cell>
          <table:table-cell table:style-name="ce15" table:formula="of:=LOOKUP([.AU61];[.$AZ$6:.$AZ$261];[.$BC$6:.$BC$261])" office:value-type="float" office:value="200" calcext:value-type="float">
            <text:p>200</text:p>
          </table:table-cell>
          <table:table-cell table:style-name="ce15" table:formula="of:=LOOKUP([.AV61];[.$AZ$6:.$AZ$261];[.$BC$6:.$BC$261])" office:value-type="float" office:value="151" calcext:value-type="float">
            <text:p>151</text:p>
          </table:table-cell>
          <table:table-cell table:style-name="ce15" table:formula="of:=LOOKUP([.AW61];[.$AZ$6:.$AZ$261];[.$BC$6:.$BC$261])" office:value-type="float" office:value="13" calcext:value-type="float">
            <text:p>13</text:p>
          </table:table-cell>
          <table:table-cell table:style-name="ce15" table:formula="of:=LOOKUP([.AX61];[.$AZ$6:.$AZ$261];[.$BC$6:.$BC$261])"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$A$1:.$AX$69];[.AZ133])" office:value-type="float" office:value="15" calcext:value-type="float">
            <text:p>15</text:p>
          </table:table-cell>
          <table:table-cell table:formula="of:=COUNTIF([.$A$73:.$AX$141];[.AZ133])" office:value-type="float" office:value="15" calcext:value-type="float">
            <text:p>15</text:p>
          </table:table-cell>
          <table:table-cell table:formula="of:=IF([.AZ133]&lt;[.$BA$1];0;IF([.AZ133]&gt;=[.$BC$1];255;ROUNDDOWN(([.AZ133]-[.$BA$1])/([.$BC$1]-[.$BA$1])*255)))" office:value-type="float" office:value="127" calcext:value-type="float">
            <text:p>127</text:p>
          </table:table-cell>
        </table:table-row>
        <table:table-row table:style-name="ro1">
          <table:table-cell table:style-name="ce15" table:formula="of:=LOOKUP([.A62];[.$AZ$6:.$AZ$261];[.$BC$6:.$BC$261])" office:value-type="float" office:value="137" calcext:value-type="float">
            <text:p>137</text:p>
          </table:table-cell>
          <table:table-cell table:style-name="ce15" table:formula="of:=LOOKUP([.B62];[.$AZ$6:.$AZ$261];[.$BC$6:.$BC$261])" office:value-type="float" office:value="135" calcext:value-type="float">
            <text:p>135</text:p>
          </table:table-cell>
          <table:table-cell table:style-name="ce15" table:formula="of:=LOOKUP([.C62];[.$AZ$6:.$AZ$261];[.$BC$6:.$BC$261])" office:value-type="float" office:value="136" calcext:value-type="float">
            <text:p>136</text:p>
          </table:table-cell>
          <table:table-cell table:style-name="ce15" table:formula="of:=LOOKUP([.D62];[.$AZ$6:.$AZ$261];[.$BC$6:.$BC$261])" office:value-type="float" office:value="139" calcext:value-type="float">
            <text:p>139</text:p>
          </table:table-cell>
          <table:table-cell table:style-name="ce15" table:formula="of:=LOOKUP([.E62];[.$AZ$6:.$AZ$261];[.$BC$6:.$BC$261])" office:value-type="float" office:value="145" calcext:value-type="float">
            <text:p>145</text:p>
          </table:table-cell>
          <table:table-cell table:style-name="ce15" table:formula="of:=LOOKUP([.F62];[.$AZ$6:.$AZ$261];[.$BC$6:.$BC$261])" office:value-type="float" office:value="168" calcext:value-type="float">
            <text:p>168</text:p>
          </table:table-cell>
          <table:table-cell table:style-name="ce15" table:formula="of:=LOOKUP([.G62];[.$AZ$6:.$AZ$261];[.$BC$6:.$BC$261])" office:value-type="float" office:value="183" calcext:value-type="float">
            <text:p>183</text:p>
          </table:table-cell>
          <table:table-cell table:style-name="ce15" table:formula="of:=LOOKUP([.H62];[.$AZ$6:.$AZ$261];[.$BC$6:.$BC$261])" office:value-type="float" office:value="189" calcext:value-type="float">
            <text:p>189</text:p>
          </table:table-cell>
          <table:table-cell table:style-name="ce15" table:formula="of:=LOOKUP([.I62];[.$AZ$6:.$AZ$261];[.$BC$6:.$BC$261])" office:value-type="float" office:value="189" calcext:value-type="float">
            <text:p>189</text:p>
          </table:table-cell>
          <table:table-cell table:style-name="ce15" table:formula="of:=LOOKUP([.J62];[.$AZ$6:.$AZ$261];[.$BC$6:.$BC$261])" office:value-type="float" office:value="186" calcext:value-type="float">
            <text:p>186</text:p>
          </table:table-cell>
          <table:table-cell table:style-name="ce15" table:formula="of:=LOOKUP([.K62];[.$AZ$6:.$AZ$261];[.$BC$6:.$BC$261])" office:value-type="float" office:value="185" calcext:value-type="float">
            <text:p>185</text:p>
          </table:table-cell>
          <table:table-cell table:style-name="ce15" table:formula="of:=LOOKUP([.L62];[.$AZ$6:.$AZ$261];[.$BC$6:.$BC$261])" office:value-type="float" office:value="183" calcext:value-type="float">
            <text:p>183</text:p>
          </table:table-cell>
          <table:table-cell table:style-name="ce15" table:formula="of:=LOOKUP([.M62];[.$AZ$6:.$AZ$261];[.$BC$6:.$BC$261])" office:value-type="float" office:value="181" calcext:value-type="float">
            <text:p>181</text:p>
          </table:table-cell>
          <table:table-cell table:style-name="ce15" table:formula="of:=LOOKUP([.N62];[.$AZ$6:.$AZ$261];[.$BC$6:.$BC$261])" office:value-type="float" office:value="179" calcext:value-type="float">
            <text:p>179</text:p>
          </table:table-cell>
          <table:table-cell table:style-name="ce15" table:formula="of:=LOOKUP([.O62];[.$AZ$6:.$AZ$261];[.$BC$6:.$BC$261])" office:value-type="float" office:value="176" calcext:value-type="float">
            <text:p>176</text:p>
          </table:table-cell>
          <table:table-cell table:style-name="ce15" table:formula="of:=LOOKUP([.P62];[.$AZ$6:.$AZ$261];[.$BC$6:.$BC$261])" office:value-type="float" office:value="170" calcext:value-type="float">
            <text:p>170</text:p>
          </table:table-cell>
          <table:table-cell table:style-name="ce15" table:formula="of:=LOOKUP([.Q62];[.$AZ$6:.$AZ$261];[.$BC$6:.$BC$261])" office:value-type="float" office:value="155" calcext:value-type="float">
            <text:p>155</text:p>
          </table:table-cell>
          <table:table-cell table:style-name="ce15" table:formula="of:=LOOKUP([.R62];[.$AZ$6:.$AZ$261];[.$BC$6:.$BC$261])" office:value-type="float" office:value="136" calcext:value-type="float">
            <text:p>136</text:p>
          </table:table-cell>
          <table:table-cell table:style-name="ce15" table:formula="of:=LOOKUP([.S62];[.$AZ$6:.$AZ$261];[.$BC$6:.$BC$261])" office:value-type="float" office:value="116" calcext:value-type="float">
            <text:p>116</text:p>
          </table:table-cell>
          <table:table-cell table:style-name="ce15" table:formula="of:=LOOKUP([.T62];[.$AZ$6:.$AZ$261];[.$BC$6:.$BC$261])" office:value-type="float" office:value="106" calcext:value-type="float">
            <text:p>106</text:p>
          </table:table-cell>
          <table:table-cell table:style-name="ce15" table:formula="of:=LOOKUP([.U62];[.$AZ$6:.$AZ$261];[.$BC$6:.$BC$261])" office:value-type="float" office:value="108" calcext:value-type="float">
            <text:p>108</text:p>
          </table:table-cell>
          <table:table-cell table:style-name="ce15" table:formula="of:=LOOKUP([.V62];[.$AZ$6:.$AZ$261];[.$BC$6:.$BC$261])" office:value-type="float" office:value="111" calcext:value-type="float">
            <text:p>111</text:p>
          </table:table-cell>
          <table:table-cell table:style-name="ce15" table:formula="of:=LOOKUP([.W62];[.$AZ$6:.$AZ$261];[.$BC$6:.$BC$261])" office:value-type="float" office:value="110" calcext:value-type="float">
            <text:p>110</text:p>
          </table:table-cell>
          <table:table-cell table:style-name="ce15" table:formula="of:=LOOKUP([.X62];[.$AZ$6:.$AZ$261];[.$BC$6:.$BC$261])" office:value-type="float" office:value="112" calcext:value-type="float">
            <text:p>112</text:p>
          </table:table-cell>
          <table:table-cell table:style-name="ce15" table:formula="of:=LOOKUP([.Y62];[.$AZ$6:.$AZ$261];[.$BC$6:.$BC$261])" office:value-type="float" office:value="114" calcext:value-type="float">
            <text:p>114</text:p>
          </table:table-cell>
          <table:table-cell table:style-name="ce15" table:formula="of:=LOOKUP([.Z62];[.$AZ$6:.$AZ$261];[.$BC$6:.$BC$261])" office:value-type="float" office:value="113" calcext:value-type="float">
            <text:p>113</text:p>
          </table:table-cell>
          <table:table-cell table:style-name="ce15" table:formula="of:=LOOKUP([.AA62];[.$AZ$6:.$AZ$261];[.$BC$6:.$BC$261])" office:value-type="float" office:value="116" calcext:value-type="float">
            <text:p>116</text:p>
          </table:table-cell>
          <table:table-cell table:style-name="ce15" table:formula="of:=LOOKUP([.AB62];[.$AZ$6:.$AZ$261];[.$BC$6:.$BC$261])" office:value-type="float" office:value="117" calcext:value-type="float">
            <text:p>117</text:p>
          </table:table-cell>
          <table:table-cell table:style-name="ce15" table:formula="of:=LOOKUP([.AC62];[.$AZ$6:.$AZ$261];[.$BC$6:.$BC$261])" office:value-type="float" office:value="116" calcext:value-type="float">
            <text:p>116</text:p>
          </table:table-cell>
          <table:table-cell table:style-name="ce15" table:formula="of:=LOOKUP([.AD62];[.$AZ$6:.$AZ$261];[.$BC$6:.$BC$261])" office:value-type="float" office:value="114" calcext:value-type="float">
            <text:p>114</text:p>
          </table:table-cell>
          <table:table-cell table:style-name="ce15" table:formula="of:=LOOKUP([.AE62];[.$AZ$6:.$AZ$261];[.$BC$6:.$BC$261])" office:value-type="float" office:value="113" calcext:value-type="float">
            <text:p>113</text:p>
          </table:table-cell>
          <table:table-cell table:style-name="ce15" table:formula="of:=LOOKUP([.AF62];[.$AZ$6:.$AZ$261];[.$BC$6:.$BC$261])" office:value-type="float" office:value="115" calcext:value-type="float">
            <text:p>115</text:p>
          </table:table-cell>
          <table:table-cell table:style-name="ce15" table:formula="of:=LOOKUP([.AG62];[.$AZ$6:.$AZ$261];[.$BC$6:.$BC$261])" office:value-type="float" office:value="110" calcext:value-type="float">
            <text:p>110</text:p>
          </table:table-cell>
          <table:table-cell table:style-name="ce15" table:formula="of:=LOOKUP([.AH62];[.$AZ$6:.$AZ$261];[.$BC$6:.$BC$261])" office:value-type="float" office:value="101" calcext:value-type="float">
            <text:p>101</text:p>
          </table:table-cell>
          <table:table-cell table:style-name="ce15" table:formula="of:=LOOKUP([.AI62];[.$AZ$6:.$AZ$261];[.$BC$6:.$BC$261])" office:value-type="float" office:value="110" calcext:value-type="float">
            <text:p>110</text:p>
          </table:table-cell>
          <table:table-cell table:style-name="ce15" table:formula="of:=LOOKUP([.AJ62];[.$AZ$6:.$AZ$261];[.$BC$6:.$BC$261])" office:value-type="float" office:value="124" calcext:value-type="float">
            <text:p>124</text:p>
          </table:table-cell>
          <table:table-cell table:style-name="ce15" table:formula="of:=LOOKUP([.AK62];[.$AZ$6:.$AZ$261];[.$BC$6:.$BC$261])" office:value-type="float" office:value="151" calcext:value-type="float">
            <text:p>151</text:p>
          </table:table-cell>
          <table:table-cell table:style-name="ce15" table:formula="of:=LOOKUP([.AL62];[.$AZ$6:.$AZ$261];[.$BC$6:.$BC$261])" office:value-type="float" office:value="101" calcext:value-type="float">
            <text:p>101</text:p>
          </table:table-cell>
          <table:table-cell table:style-name="ce15" table:formula="of:=LOOKUP([.AM62];[.$AZ$6:.$AZ$261];[.$BC$6:.$BC$261])" office:value-type="float" office:value="100" calcext:value-type="float">
            <text:p>100</text:p>
          </table:table-cell>
          <table:table-cell table:style-name="ce15" table:formula="of:=LOOKUP([.AN62];[.$AZ$6:.$AZ$261];[.$BC$6:.$BC$261])" office:value-type="float" office:value="133" calcext:value-type="float">
            <text:p>133</text:p>
          </table:table-cell>
          <table:table-cell table:style-name="ce15" table:formula="of:=LOOKUP([.AO62];[.$AZ$6:.$AZ$261];[.$BC$6:.$BC$261])" office:value-type="float" office:value="188" calcext:value-type="float">
            <text:p>188</text:p>
          </table:table-cell>
          <table:table-cell table:style-name="ce15" table:formula="of:=LOOKUP([.AP62];[.$AZ$6:.$AZ$261];[.$BC$6:.$BC$261])" office:value-type="float" office:value="195" calcext:value-type="float">
            <text:p>195</text:p>
          </table:table-cell>
          <table:table-cell table:style-name="ce15" table:formula="of:=LOOKUP([.AQ62];[.$AZ$6:.$AZ$261];[.$BC$6:.$BC$261])" office:value-type="float" office:value="190" calcext:value-type="float">
            <text:p>190</text:p>
          </table:table-cell>
          <table:table-cell table:style-name="ce15" table:formula="of:=LOOKUP([.AR62];[.$AZ$6:.$AZ$261];[.$BC$6:.$BC$261])" office:value-type="float" office:value="167" calcext:value-type="float">
            <text:p>167</text:p>
          </table:table-cell>
          <table:table-cell table:style-name="ce15" table:formula="of:=LOOKUP([.AS62];[.$AZ$6:.$AZ$261];[.$BC$6:.$BC$261])" office:value-type="float" office:value="191" calcext:value-type="float">
            <text:p>191</text:p>
          </table:table-cell>
          <table:table-cell table:style-name="ce15" table:formula="of:=LOOKUP([.AT62];[.$AZ$6:.$AZ$261];[.$BC$6:.$BC$261])" office:value-type="float" office:value="210" calcext:value-type="float">
            <text:p>210</text:p>
          </table:table-cell>
          <table:table-cell table:style-name="ce15" table:formula="of:=LOOKUP([.AU62];[.$AZ$6:.$AZ$261];[.$BC$6:.$BC$261])" office:value-type="float" office:value="198" calcext:value-type="float">
            <text:p>198</text:p>
          </table:table-cell>
          <table:table-cell table:style-name="ce15" table:formula="of:=LOOKUP([.AV62];[.$AZ$6:.$AZ$261];[.$BC$6:.$BC$261])" office:value-type="float" office:value="118" calcext:value-type="float">
            <text:p>118</text:p>
          </table:table-cell>
          <table:table-cell table:style-name="ce15" table:formula="of:=LOOKUP([.AW62];[.$AZ$6:.$AZ$261];[.$BC$6:.$BC$261])" office:value-type="float" office:value="11" calcext:value-type="float">
            <text:p>11</text:p>
          </table:table-cell>
          <table:table-cell table:style-name="ce15" table:formula="of:=LOOKUP([.AX62];[.$AZ$6:.$AZ$261];[.$BC$6:.$BC$261])" office:value-type="float" office:value="8" calcext:value-type="float">
            <text:p>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$A$1:.$AX$69];[.AZ134])" office:value-type="float" office:value="18" calcext:value-type="float">
            <text:p>18</text:p>
          </table:table-cell>
          <table:table-cell table:formula="of:=COUNTIF([.$A$73:.$AX$141];[.AZ134])" office:value-type="float" office:value="18" calcext:value-type="float">
            <text:p>18</text:p>
          </table:table-cell>
          <table:table-cell table:formula="of:=IF([.AZ134]&lt;[.$BA$1];0;IF([.AZ134]&gt;=[.$BC$1];255;ROUNDDOWN(([.AZ134]-[.$BA$1])/([.$BC$1]-[.$BA$1])*255)))" office:value-type="float" office:value="128" calcext:value-type="float">
            <text:p>128</text:p>
          </table:table-cell>
        </table:table-row>
        <table:table-row table:style-name="ro1">
          <table:table-cell table:style-name="ce15" table:formula="of:=LOOKUP([.A63];[.$AZ$6:.$AZ$261];[.$BC$6:.$BC$261])" office:value-type="float" office:value="152" calcext:value-type="float">
            <text:p>152</text:p>
          </table:table-cell>
          <table:table-cell table:style-name="ce15" table:formula="of:=LOOKUP([.B63];[.$AZ$6:.$AZ$261];[.$BC$6:.$BC$261])" office:value-type="float" office:value="149" calcext:value-type="float">
            <text:p>149</text:p>
          </table:table-cell>
          <table:table-cell table:style-name="ce15" table:formula="of:=LOOKUP([.C63];[.$AZ$6:.$AZ$261];[.$BC$6:.$BC$261])" office:value-type="float" office:value="151" calcext:value-type="float">
            <text:p>151</text:p>
          </table:table-cell>
          <table:table-cell table:style-name="ce15" table:formula="of:=LOOKUP([.D63];[.$AZ$6:.$AZ$261];[.$BC$6:.$BC$261])" office:value-type="float" office:value="169" calcext:value-type="float">
            <text:p>169</text:p>
          </table:table-cell>
          <table:table-cell table:style-name="ce15" table:formula="of:=LOOKUP([.E63];[.$AZ$6:.$AZ$261];[.$BC$6:.$BC$261])" office:value-type="float" office:value="172" calcext:value-type="float">
            <text:p>172</text:p>
          </table:table-cell>
          <table:table-cell table:style-name="ce15" table:formula="of:=LOOKUP([.F63];[.$AZ$6:.$AZ$261];[.$BC$6:.$BC$261])" office:value-type="float" office:value="178" calcext:value-type="float">
            <text:p>178</text:p>
          </table:table-cell>
          <table:table-cell table:style-name="ce15" table:formula="of:=LOOKUP([.G63];[.$AZ$6:.$AZ$261];[.$BC$6:.$BC$261])" office:value-type="float" office:value="186" calcext:value-type="float">
            <text:p>186</text:p>
          </table:table-cell>
          <table:table-cell table:style-name="ce15" table:formula="of:=LOOKUP([.H63];[.$AZ$6:.$AZ$261];[.$BC$6:.$BC$261])" office:value-type="float" office:value="185" calcext:value-type="float">
            <text:p>185</text:p>
          </table:table-cell>
          <table:table-cell table:style-name="ce15" table:formula="of:=LOOKUP([.I63];[.$AZ$6:.$AZ$261];[.$BC$6:.$BC$261])" office:value-type="float" office:value="182" calcext:value-type="float">
            <text:p>182</text:p>
          </table:table-cell>
          <table:table-cell table:style-name="ce15" table:formula="of:=LOOKUP([.J63];[.$AZ$6:.$AZ$261];[.$BC$6:.$BC$261])" office:value-type="float" office:value="176" calcext:value-type="float">
            <text:p>176</text:p>
          </table:table-cell>
          <table:table-cell table:style-name="ce15" table:formula="of:=LOOKUP([.K63];[.$AZ$6:.$AZ$261];[.$BC$6:.$BC$261])" office:value-type="float" office:value="169" calcext:value-type="float">
            <text:p>169</text:p>
          </table:table-cell>
          <table:table-cell table:style-name="ce15" table:formula="of:=LOOKUP([.L63];[.$AZ$6:.$AZ$261];[.$BC$6:.$BC$261])" office:value-type="float" office:value="161" calcext:value-type="float">
            <text:p>161</text:p>
          </table:table-cell>
          <table:table-cell table:style-name="ce15" table:formula="of:=LOOKUP([.M63];[.$AZ$6:.$AZ$261];[.$BC$6:.$BC$261])" office:value-type="float" office:value="149" calcext:value-type="float">
            <text:p>149</text:p>
          </table:table-cell>
          <table:table-cell table:style-name="ce15" table:formula="of:=LOOKUP([.N63];[.$AZ$6:.$AZ$261];[.$BC$6:.$BC$261])" office:value-type="float" office:value="133" calcext:value-type="float">
            <text:p>133</text:p>
          </table:table-cell>
          <table:table-cell table:style-name="ce15" table:formula="of:=LOOKUP([.O63];[.$AZ$6:.$AZ$261];[.$BC$6:.$BC$261])" office:value-type="float" office:value="117" calcext:value-type="float">
            <text:p>117</text:p>
          </table:table-cell>
          <table:table-cell table:style-name="ce15" table:formula="of:=LOOKUP([.P63];[.$AZ$6:.$AZ$261];[.$BC$6:.$BC$261])" office:value-type="float" office:value="112" calcext:value-type="float">
            <text:p>112</text:p>
          </table:table-cell>
          <table:table-cell table:style-name="ce15" table:formula="of:=LOOKUP([.Q63];[.$AZ$6:.$AZ$261];[.$BC$6:.$BC$261])" office:value-type="float" office:value="114" calcext:value-type="float">
            <text:p>114</text:p>
          </table:table-cell>
          <table:table-cell table:style-name="ce15" table:formula="of:=LOOKUP([.R63];[.$AZ$6:.$AZ$261];[.$BC$6:.$BC$261])" office:value-type="float" office:value="112" calcext:value-type="float">
            <text:p>112</text:p>
          </table:table-cell>
          <table:table-cell table:style-name="ce15" table:formula="of:=LOOKUP([.S63];[.$AZ$6:.$AZ$261];[.$BC$6:.$BC$261])" office:value-type="float" office:value="110" calcext:value-type="float">
            <text:p>110</text:p>
          </table:table-cell>
          <table:table-cell table:style-name="ce15" table:formula="of:=LOOKUP([.T63];[.$AZ$6:.$AZ$261];[.$BC$6:.$BC$261])" office:value-type="float" office:value="103" calcext:value-type="float">
            <text:p>103</text:p>
          </table:table-cell>
          <table:table-cell table:style-name="ce15" table:formula="of:=LOOKUP([.U63];[.$AZ$6:.$AZ$261];[.$BC$6:.$BC$261])" office:value-type="float" office:value="103" calcext:value-type="float">
            <text:p>103</text:p>
          </table:table-cell>
          <table:table-cell table:style-name="ce15" table:formula="of:=LOOKUP([.V63];[.$AZ$6:.$AZ$261];[.$BC$6:.$BC$261])" office:value-type="float" office:value="110" calcext:value-type="float">
            <text:p>110</text:p>
          </table:table-cell>
          <table:table-cell table:style-name="ce15" table:formula="of:=LOOKUP([.W63];[.$AZ$6:.$AZ$261];[.$BC$6:.$BC$261])" office:value-type="float" office:value="112" calcext:value-type="float">
            <text:p>112</text:p>
          </table:table-cell>
          <table:table-cell table:style-name="ce15" table:formula="of:=LOOKUP([.X63];[.$AZ$6:.$AZ$261];[.$BC$6:.$BC$261])" office:value-type="float" office:value="112" calcext:value-type="float">
            <text:p>112</text:p>
          </table:table-cell>
          <table:table-cell table:style-name="ce15" table:formula="of:=LOOKUP([.Y63];[.$AZ$6:.$AZ$261];[.$BC$6:.$BC$261])" office:value-type="float" office:value="113" calcext:value-type="float">
            <text:p>113</text:p>
          </table:table-cell>
          <table:table-cell table:style-name="ce15" table:formula="of:=LOOKUP([.Z63];[.$AZ$6:.$AZ$261];[.$BC$6:.$BC$261])" office:value-type="float" office:value="114" calcext:value-type="float">
            <text:p>114</text:p>
          </table:table-cell>
          <table:table-cell table:style-name="ce15" table:formula="of:=LOOKUP([.AA63];[.$AZ$6:.$AZ$261];[.$BC$6:.$BC$261])" office:value-type="float" office:value="119" calcext:value-type="float">
            <text:p>119</text:p>
          </table:table-cell>
          <table:table-cell table:style-name="ce15" table:formula="of:=LOOKUP([.AB63];[.$AZ$6:.$AZ$261];[.$BC$6:.$BC$261])" office:value-type="float" office:value="125" calcext:value-type="float">
            <text:p>125</text:p>
          </table:table-cell>
          <table:table-cell table:style-name="ce15" table:formula="of:=LOOKUP([.AC63];[.$AZ$6:.$AZ$261];[.$BC$6:.$BC$261])" office:value-type="float" office:value="127" calcext:value-type="float">
            <text:p>127</text:p>
          </table:table-cell>
          <table:table-cell table:style-name="ce15" table:formula="of:=LOOKUP([.AD63];[.$AZ$6:.$AZ$261];[.$BC$6:.$BC$261])" office:value-type="float" office:value="124" calcext:value-type="float">
            <text:p>124</text:p>
          </table:table-cell>
          <table:table-cell table:style-name="ce15" table:formula="of:=LOOKUP([.AE63];[.$AZ$6:.$AZ$261];[.$BC$6:.$BC$261])" office:value-type="float" office:value="121" calcext:value-type="float">
            <text:p>121</text:p>
          </table:table-cell>
          <table:table-cell table:style-name="ce15" table:formula="of:=LOOKUP([.AF63];[.$AZ$6:.$AZ$261];[.$BC$6:.$BC$261])" office:value-type="float" office:value="123" calcext:value-type="float">
            <text:p>123</text:p>
          </table:table-cell>
          <table:table-cell table:style-name="ce15" table:formula="of:=LOOKUP([.AG63];[.$AZ$6:.$AZ$261];[.$BC$6:.$BC$261])" office:value-type="float" office:value="124" calcext:value-type="float">
            <text:p>124</text:p>
          </table:table-cell>
          <table:table-cell table:style-name="ce15" table:formula="of:=LOOKUP([.AH63];[.$AZ$6:.$AZ$261];[.$BC$6:.$BC$261])" office:value-type="float" office:value="120" calcext:value-type="float">
            <text:p>120</text:p>
          </table:table-cell>
          <table:table-cell table:style-name="ce15" table:formula="of:=LOOKUP([.AI63];[.$AZ$6:.$AZ$261];[.$BC$6:.$BC$261])" office:value-type="float" office:value="112" calcext:value-type="float">
            <text:p>112</text:p>
          </table:table-cell>
          <table:table-cell table:style-name="ce15" table:formula="of:=LOOKUP([.AJ63];[.$AZ$6:.$AZ$261];[.$BC$6:.$BC$261])" office:value-type="float" office:value="112" calcext:value-type="float">
            <text:p>112</text:p>
          </table:table-cell>
          <table:table-cell table:style-name="ce15" table:formula="of:=LOOKUP([.AK63];[.$AZ$6:.$AZ$261];[.$BC$6:.$BC$261])" office:value-type="float" office:value="136" calcext:value-type="float">
            <text:p>136</text:p>
          </table:table-cell>
          <table:table-cell table:style-name="ce15" table:formula="of:=LOOKUP([.AL63];[.$AZ$6:.$AZ$261];[.$BC$6:.$BC$261])" office:value-type="float" office:value="97" calcext:value-type="float">
            <text:p>97</text:p>
          </table:table-cell>
          <table:table-cell table:style-name="ce15" table:formula="of:=LOOKUP([.AM63];[.$AZ$6:.$AZ$261];[.$BC$6:.$BC$261])" office:value-type="float" office:value="107" calcext:value-type="float">
            <text:p>107</text:p>
          </table:table-cell>
          <table:table-cell table:style-name="ce15" table:formula="of:=LOOKUP([.AN63];[.$AZ$6:.$AZ$261];[.$BC$6:.$BC$261])" office:value-type="float" office:value="165" calcext:value-type="float">
            <text:p>165</text:p>
          </table:table-cell>
          <table:table-cell table:style-name="ce15" table:formula="of:=LOOKUP([.AO63];[.$AZ$6:.$AZ$261];[.$BC$6:.$BC$261])" office:value-type="float" office:value="179" calcext:value-type="float">
            <text:p>179</text:p>
          </table:table-cell>
          <table:table-cell table:style-name="ce15" table:formula="of:=LOOKUP([.AP63];[.$AZ$6:.$AZ$261];[.$BC$6:.$BC$261])" office:value-type="float" office:value="184" calcext:value-type="float">
            <text:p>184</text:p>
          </table:table-cell>
          <table:table-cell table:style-name="ce15" table:formula="of:=LOOKUP([.AQ63];[.$AZ$6:.$AZ$261];[.$BC$6:.$BC$261])" office:value-type="float" office:value="179" calcext:value-type="float">
            <text:p>179</text:p>
          </table:table-cell>
          <table:table-cell table:style-name="ce15" table:formula="of:=LOOKUP([.AR63];[.$AZ$6:.$AZ$261];[.$BC$6:.$BC$261])" office:value-type="float" office:value="171" calcext:value-type="float">
            <text:p>171</text:p>
          </table:table-cell>
          <table:table-cell table:style-name="ce15" table:formula="of:=LOOKUP([.AS63];[.$AZ$6:.$AZ$261];[.$BC$6:.$BC$261])" office:value-type="float" office:value="203" calcext:value-type="float">
            <text:p>203</text:p>
          </table:table-cell>
          <table:table-cell table:style-name="ce15" table:formula="of:=LOOKUP([.AT63];[.$AZ$6:.$AZ$261];[.$BC$6:.$BC$261])" office:value-type="float" office:value="217" calcext:value-type="float">
            <text:p>217</text:p>
          </table:table-cell>
          <table:table-cell table:style-name="ce15" table:formula="of:=LOOKUP([.AU63];[.$AZ$6:.$AZ$261];[.$BC$6:.$BC$261])" office:value-type="float" office:value="213" calcext:value-type="float">
            <text:p>213</text:p>
          </table:table-cell>
          <table:table-cell table:style-name="ce15" table:formula="of:=LOOKUP([.AV63];[.$AZ$6:.$AZ$261];[.$BC$6:.$BC$261])" office:value-type="float" office:value="159" calcext:value-type="float">
            <text:p>159</text:p>
          </table:table-cell>
          <table:table-cell table:style-name="ce15" table:formula="of:=LOOKUP([.AW63];[.$AZ$6:.$AZ$261];[.$BC$6:.$BC$261])" office:value-type="float" office:value="35" calcext:value-type="float">
            <text:p>35</text:p>
          </table:table-cell>
          <table:table-cell table:style-name="ce15" table:formula="of:=LOOKUP([.AX63];[.$AZ$6:.$AZ$261];[.$BC$6:.$BC$261])" office:value-type="float" office:value="26" calcext:value-type="float">
            <text:p>26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$A$1:.$AX$69];[.AZ135])" office:value-type="float" office:value="16" calcext:value-type="float">
            <text:p>16</text:p>
          </table:table-cell>
          <table:table-cell table:formula="of:=COUNTIF([.$A$73:.$AX$141];[.AZ135])" office:value-type="float" office:value="16" calcext:value-type="float">
            <text:p>16</text:p>
          </table:table-cell>
          <table:table-cell table:formula="of:=IF([.AZ135]&lt;[.$BA$1];0;IF([.AZ135]&gt;=[.$BC$1];255;ROUNDDOWN(([.AZ135]-[.$BA$1])/([.$BC$1]-[.$BA$1])*255)))" office:value-type="float" office:value="129" calcext:value-type="float">
            <text:p>129</text:p>
          </table:table-cell>
        </table:table-row>
        <table:table-row table:style-name="ro1">
          <table:table-cell table:style-name="ce15" table:formula="of:=LOOKUP([.A64];[.$AZ$6:.$AZ$261];[.$BC$6:.$BC$261])" office:value-type="float" office:value="168" calcext:value-type="float">
            <text:p>168</text:p>
          </table:table-cell>
          <table:table-cell table:style-name="ce15" table:formula="of:=LOOKUP([.B64];[.$AZ$6:.$AZ$261];[.$BC$6:.$BC$261])" office:value-type="float" office:value="169" calcext:value-type="float">
            <text:p>169</text:p>
          </table:table-cell>
          <table:table-cell table:style-name="ce15" table:formula="of:=LOOKUP([.C64];[.$AZ$6:.$AZ$261];[.$BC$6:.$BC$261])" office:value-type="float" office:value="187" calcext:value-type="float">
            <text:p>187</text:p>
          </table:table-cell>
          <table:table-cell table:style-name="ce15" table:formula="of:=LOOKUP([.D64];[.$AZ$6:.$AZ$261];[.$BC$6:.$BC$261])" office:value-type="float" office:value="192" calcext:value-type="float">
            <text:p>192</text:p>
          </table:table-cell>
          <table:table-cell table:style-name="ce15" table:formula="of:=LOOKUP([.E64];[.$AZ$6:.$AZ$261];[.$BC$6:.$BC$261])" office:value-type="float" office:value="173" calcext:value-type="float">
            <text:p>173</text:p>
          </table:table-cell>
          <table:table-cell table:style-name="ce15" table:formula="of:=LOOKUP([.F64];[.$AZ$6:.$AZ$261];[.$BC$6:.$BC$261])" office:value-type="float" office:value="179" calcext:value-type="float">
            <text:p>179</text:p>
          </table:table-cell>
          <table:table-cell table:style-name="ce15" table:formula="of:=LOOKUP([.G64];[.$AZ$6:.$AZ$261];[.$BC$6:.$BC$261])" office:value-type="float" office:value="167" calcext:value-type="float">
            <text:p>167</text:p>
          </table:table-cell>
          <table:table-cell table:style-name="ce15" table:formula="of:=LOOKUP([.H64];[.$AZ$6:.$AZ$261];[.$BC$6:.$BC$261])" office:value-type="float" office:value="152" calcext:value-type="float">
            <text:p>152</text:p>
          </table:table-cell>
          <table:table-cell table:style-name="ce15" table:formula="of:=LOOKUP([.I64];[.$AZ$6:.$AZ$261];[.$BC$6:.$BC$261])" office:value-type="float" office:value="137" calcext:value-type="float">
            <text:p>137</text:p>
          </table:table-cell>
          <table:table-cell table:style-name="ce15" table:formula="of:=LOOKUP([.J64];[.$AZ$6:.$AZ$261];[.$BC$6:.$BC$261])" office:value-type="float" office:value="135" calcext:value-type="float">
            <text:p>135</text:p>
          </table:table-cell>
          <table:table-cell table:style-name="ce15" table:formula="of:=LOOKUP([.K64];[.$AZ$6:.$AZ$261];[.$BC$6:.$BC$261])" office:value-type="float" office:value="132" calcext:value-type="float">
            <text:p>132</text:p>
          </table:table-cell>
          <table:table-cell table:style-name="ce15" table:formula="of:=LOOKUP([.L64];[.$AZ$6:.$AZ$261];[.$BC$6:.$BC$261])" office:value-type="float" office:value="128" calcext:value-type="float">
            <text:p>128</text:p>
          </table:table-cell>
          <table:table-cell table:style-name="ce15" table:formula="of:=LOOKUP([.M64];[.$AZ$6:.$AZ$261];[.$BC$6:.$BC$261])" office:value-type="float" office:value="122" calcext:value-type="float">
            <text:p>122</text:p>
          </table:table-cell>
          <table:table-cell table:style-name="ce15" table:formula="of:=LOOKUP([.N64];[.$AZ$6:.$AZ$261];[.$BC$6:.$BC$261])" office:value-type="float" office:value="122" calcext:value-type="float">
            <text:p>122</text:p>
          </table:table-cell>
          <table:table-cell table:style-name="ce15" table:formula="of:=LOOKUP([.O64];[.$AZ$6:.$AZ$261];[.$BC$6:.$BC$261])" office:value-type="float" office:value="133" calcext:value-type="float">
            <text:p>133</text:p>
          </table:table-cell>
          <table:table-cell table:style-name="ce15" table:formula="of:=LOOKUP([.P64];[.$AZ$6:.$AZ$261];[.$BC$6:.$BC$261])" office:value-type="float" office:value="154" calcext:value-type="float">
            <text:p>154</text:p>
          </table:table-cell>
          <table:table-cell table:style-name="ce15" table:formula="of:=LOOKUP([.Q64];[.$AZ$6:.$AZ$261];[.$BC$6:.$BC$261])" office:value-type="float" office:value="170" calcext:value-type="float">
            <text:p>170</text:p>
          </table:table-cell>
          <table:table-cell table:style-name="ce15" table:formula="of:=LOOKUP([.R64];[.$AZ$6:.$AZ$261];[.$BC$6:.$BC$261])" office:value-type="float" office:value="149" calcext:value-type="float">
            <text:p>149</text:p>
          </table:table-cell>
          <table:table-cell table:style-name="ce15" table:formula="of:=LOOKUP([.S64];[.$AZ$6:.$AZ$261];[.$BC$6:.$BC$261])" office:value-type="float" office:value="134" calcext:value-type="float">
            <text:p>134</text:p>
          </table:table-cell>
          <table:table-cell table:style-name="ce15" table:formula="of:=LOOKUP([.T64];[.$AZ$6:.$AZ$261];[.$BC$6:.$BC$261])" office:value-type="float" office:value="135" calcext:value-type="float">
            <text:p>135</text:p>
          </table:table-cell>
          <table:table-cell table:style-name="ce15" table:formula="of:=LOOKUP([.U64];[.$AZ$6:.$AZ$261];[.$BC$6:.$BC$261])" office:value-type="float" office:value="141" calcext:value-type="float">
            <text:p>141</text:p>
          </table:table-cell>
          <table:table-cell table:style-name="ce15" table:formula="of:=LOOKUP([.V64];[.$AZ$6:.$AZ$261];[.$BC$6:.$BC$261])" office:value-type="float" office:value="153" calcext:value-type="float">
            <text:p>153</text:p>
          </table:table-cell>
          <table:table-cell table:style-name="ce15" table:formula="of:=LOOKUP([.W64];[.$AZ$6:.$AZ$261];[.$BC$6:.$BC$261])" office:value-type="float" office:value="158" calcext:value-type="float">
            <text:p>158</text:p>
          </table:table-cell>
          <table:table-cell table:style-name="ce15" table:formula="of:=LOOKUP([.X64];[.$AZ$6:.$AZ$261];[.$BC$6:.$BC$261])" office:value-type="float" office:value="164" calcext:value-type="float">
            <text:p>164</text:p>
          </table:table-cell>
          <table:table-cell table:style-name="ce15" table:formula="of:=LOOKUP([.Y64];[.$AZ$6:.$AZ$261];[.$BC$6:.$BC$261])" office:value-type="float" office:value="138" calcext:value-type="float">
            <text:p>138</text:p>
          </table:table-cell>
          <table:table-cell table:style-name="ce15" table:formula="of:=LOOKUP([.Z64];[.$AZ$6:.$AZ$261];[.$BC$6:.$BC$261])" office:value-type="float" office:value="119" calcext:value-type="float">
            <text:p>119</text:p>
          </table:table-cell>
          <table:table-cell table:style-name="ce15" table:formula="of:=LOOKUP([.AA64];[.$AZ$6:.$AZ$261];[.$BC$6:.$BC$261])" office:value-type="float" office:value="136" calcext:value-type="float">
            <text:p>136</text:p>
          </table:table-cell>
          <table:table-cell table:style-name="ce15" table:formula="of:=LOOKUP([.AB64];[.$AZ$6:.$AZ$261];[.$BC$6:.$BC$261])" office:value-type="float" office:value="147" calcext:value-type="float">
            <text:p>147</text:p>
          </table:table-cell>
          <table:table-cell table:style-name="ce15" table:formula="of:=LOOKUP([.AC64];[.$AZ$6:.$AZ$261];[.$BC$6:.$BC$261])" office:value-type="float" office:value="150" calcext:value-type="float">
            <text:p>150</text:p>
          </table:table-cell>
          <table:table-cell table:style-name="ce15" table:formula="of:=LOOKUP([.AD64];[.$AZ$6:.$AZ$261];[.$BC$6:.$BC$261])" office:value-type="float" office:value="147" calcext:value-type="float">
            <text:p>147</text:p>
          </table:table-cell>
          <table:table-cell table:style-name="ce15" table:formula="of:=LOOKUP([.AE64];[.$AZ$6:.$AZ$261];[.$BC$6:.$BC$261])" office:value-type="float" office:value="141" calcext:value-type="float">
            <text:p>141</text:p>
          </table:table-cell>
          <table:table-cell table:style-name="ce15" table:formula="of:=LOOKUP([.AF64];[.$AZ$6:.$AZ$261];[.$BC$6:.$BC$261])" office:value-type="float" office:value="153" calcext:value-type="float">
            <text:p>153</text:p>
          </table:table-cell>
          <table:table-cell table:style-name="ce15" table:formula="of:=LOOKUP([.AG64];[.$AZ$6:.$AZ$261];[.$BC$6:.$BC$261])" office:value-type="float" office:value="154" calcext:value-type="float">
            <text:p>154</text:p>
          </table:table-cell>
          <table:table-cell table:style-name="ce15" table:formula="of:=LOOKUP([.AH64];[.$AZ$6:.$AZ$261];[.$BC$6:.$BC$261])" office:value-type="float" office:value="166" calcext:value-type="float">
            <text:p>166</text:p>
          </table:table-cell>
          <table:table-cell table:style-name="ce15" table:formula="of:=LOOKUP([.AI64];[.$AZ$6:.$AZ$261];[.$BC$6:.$BC$261])" office:value-type="float" office:value="166" calcext:value-type="float">
            <text:p>166</text:p>
          </table:table-cell>
          <table:table-cell table:style-name="ce15" table:formula="of:=LOOKUP([.AJ64];[.$AZ$6:.$AZ$261];[.$BC$6:.$BC$261])" office:value-type="float" office:value="147" calcext:value-type="float">
            <text:p>147</text:p>
          </table:table-cell>
          <table:table-cell table:style-name="ce15" table:formula="of:=LOOKUP([.AK64];[.$AZ$6:.$AZ$261];[.$BC$6:.$BC$261])" office:value-type="float" office:value="129" calcext:value-type="float">
            <text:p>129</text:p>
          </table:table-cell>
          <table:table-cell table:style-name="ce15" table:formula="of:=LOOKUP([.AL64];[.$AZ$6:.$AZ$261];[.$BC$6:.$BC$261])" office:value-type="float" office:value="101" calcext:value-type="float">
            <text:p>101</text:p>
          </table:table-cell>
          <table:table-cell table:style-name="ce15" table:formula="of:=LOOKUP([.AM64];[.$AZ$6:.$AZ$261];[.$BC$6:.$BC$261])" office:value-type="float" office:value="133" calcext:value-type="float">
            <text:p>133</text:p>
          </table:table-cell>
          <table:table-cell table:style-name="ce15" table:formula="of:=LOOKUP([.AN64];[.$AZ$6:.$AZ$261];[.$BC$6:.$BC$261])" office:value-type="float" office:value="159" calcext:value-type="float">
            <text:p>159</text:p>
          </table:table-cell>
          <table:table-cell table:style-name="ce15" table:formula="of:=LOOKUP([.AO64];[.$AZ$6:.$AZ$261];[.$BC$6:.$BC$261])" office:value-type="float" office:value="157" calcext:value-type="float">
            <text:p>157</text:p>
          </table:table-cell>
          <table:table-cell table:style-name="ce15" table:formula="of:=LOOKUP([.AP64];[.$AZ$6:.$AZ$261];[.$BC$6:.$BC$261])" office:value-type="float" office:value="164" calcext:value-type="float">
            <text:p>164</text:p>
          </table:table-cell>
          <table:table-cell table:style-name="ce15" table:formula="of:=LOOKUP([.AQ64];[.$AZ$6:.$AZ$261];[.$BC$6:.$BC$261])" office:value-type="float" office:value="163" calcext:value-type="float">
            <text:p>163</text:p>
          </table:table-cell>
          <table:table-cell table:style-name="ce15" table:formula="of:=LOOKUP([.AR64];[.$AZ$6:.$AZ$261];[.$BC$6:.$BC$261])" office:value-type="float" office:value="185" calcext:value-type="float">
            <text:p>185</text:p>
          </table:table-cell>
          <table:table-cell table:style-name="ce15" table:formula="of:=LOOKUP([.AS64];[.$AZ$6:.$AZ$261];[.$BC$6:.$BC$261])" office:value-type="float" office:value="204" calcext:value-type="float">
            <text:p>204</text:p>
          </table:table-cell>
          <table:table-cell table:style-name="ce15" table:formula="of:=LOOKUP([.AT64];[.$AZ$6:.$AZ$261];[.$BC$6:.$BC$261])" office:value-type="float" office:value="211" calcext:value-type="float">
            <text:p>211</text:p>
          </table:table-cell>
          <table:table-cell table:style-name="ce15" table:formula="of:=LOOKUP([.AU64];[.$AZ$6:.$AZ$261];[.$BC$6:.$BC$261])" office:value-type="float" office:value="210" calcext:value-type="float">
            <text:p>210</text:p>
          </table:table-cell>
          <table:table-cell table:style-name="ce15" table:formula="of:=LOOKUP([.AV64];[.$AZ$6:.$AZ$261];[.$BC$6:.$BC$261])" office:value-type="float" office:value="187" calcext:value-type="float">
            <text:p>187</text:p>
          </table:table-cell>
          <table:table-cell table:style-name="ce15" table:formula="of:=LOOKUP([.AW64];[.$AZ$6:.$AZ$261];[.$BC$6:.$BC$261])" office:value-type="float" office:value="87" calcext:value-type="float">
            <text:p>87</text:p>
          </table:table-cell>
          <table:table-cell table:style-name="ce15" table:formula="of:=LOOKUP([.AX64];[.$AZ$6:.$AZ$261];[.$BC$6:.$BC$261])" office:value-type="float" office:value="44" calcext:value-type="float">
            <text:p>4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$A$1:.$AX$69];[.AZ136])" office:value-type="float" office:value="13" calcext:value-type="float">
            <text:p>13</text:p>
          </table:table-cell>
          <table:table-cell table:formula="of:=COUNTIF([.$A$73:.$AX$141];[.AZ136])" office:value-type="float" office:value="13" calcext:value-type="float">
            <text:p>13</text:p>
          </table:table-cell>
          <table:table-cell table:formula="of:=IF([.AZ136]&lt;[.$BA$1];0;IF([.AZ136]&gt;=[.$BC$1];255;ROUNDDOWN(([.AZ136]-[.$BA$1])/([.$BC$1]-[.$BA$1])*255)))" office:value-type="float" office:value="130" calcext:value-type="float">
            <text:p>130</text:p>
          </table:table-cell>
        </table:table-row>
        <table:table-row table:style-name="ro1">
          <table:table-cell table:style-name="ce15" table:formula="of:=LOOKUP([.A65];[.$AZ$6:.$AZ$261];[.$BC$6:.$BC$261])" office:value-type="float" office:value="182" calcext:value-type="float">
            <text:p>182</text:p>
          </table:table-cell>
          <table:table-cell table:style-name="ce15" table:formula="of:=LOOKUP([.B65];[.$AZ$6:.$AZ$261];[.$BC$6:.$BC$261])" office:value-type="float" office:value="192" calcext:value-type="float">
            <text:p>192</text:p>
          </table:table-cell>
          <table:table-cell table:style-name="ce15" table:formula="of:=LOOKUP([.C65];[.$AZ$6:.$AZ$261];[.$BC$6:.$BC$261])" office:value-type="float" office:value="196" calcext:value-type="float">
            <text:p>196</text:p>
          </table:table-cell>
          <table:table-cell table:style-name="ce15" table:formula="of:=LOOKUP([.D65];[.$AZ$6:.$AZ$261];[.$BC$6:.$BC$261])" office:value-type="float" office:value="175" calcext:value-type="float">
            <text:p>175</text:p>
          </table:table-cell>
          <table:table-cell table:style-name="ce15" table:formula="of:=LOOKUP([.E65];[.$AZ$6:.$AZ$261];[.$BC$6:.$BC$261])" office:value-type="float" office:value="152" calcext:value-type="float">
            <text:p>152</text:p>
          </table:table-cell>
          <table:table-cell table:style-name="ce15" table:formula="of:=LOOKUP([.F65];[.$AZ$6:.$AZ$261];[.$BC$6:.$BC$261])" office:value-type="float" office:value="135" calcext:value-type="float">
            <text:p>135</text:p>
          </table:table-cell>
          <table:table-cell table:style-name="ce15" table:formula="of:=LOOKUP([.G65];[.$AZ$6:.$AZ$261];[.$BC$6:.$BC$261])" office:value-type="float" office:value="121" calcext:value-type="float">
            <text:p>121</text:p>
          </table:table-cell>
          <table:table-cell table:style-name="ce15" table:formula="of:=LOOKUP([.H65];[.$AZ$6:.$AZ$261];[.$BC$6:.$BC$261])" office:value-type="float" office:value="127" calcext:value-type="float">
            <text:p>127</text:p>
          </table:table-cell>
          <table:table-cell table:style-name="ce15" table:formula="of:=LOOKUP([.I65];[.$AZ$6:.$AZ$261];[.$BC$6:.$BC$261])" office:value-type="float" office:value="131" calcext:value-type="float">
            <text:p>131</text:p>
          </table:table-cell>
          <table:table-cell table:style-name="ce15" table:formula="of:=LOOKUP([.J65];[.$AZ$6:.$AZ$261];[.$BC$6:.$BC$261])" office:value-type="float" office:value="128" calcext:value-type="float">
            <text:p>128</text:p>
          </table:table-cell>
          <table:table-cell table:style-name="ce15" table:formula="of:=LOOKUP([.K65];[.$AZ$6:.$AZ$261];[.$BC$6:.$BC$261])" office:value-type="float" office:value="129" calcext:value-type="float">
            <text:p>129</text:p>
          </table:table-cell>
          <table:table-cell table:style-name="ce15" table:formula="of:=LOOKUP([.L65];[.$AZ$6:.$AZ$261];[.$BC$6:.$BC$261])" office:value-type="float" office:value="132" calcext:value-type="float">
            <text:p>132</text:p>
          </table:table-cell>
          <table:table-cell table:style-name="ce15" table:formula="of:=LOOKUP([.M65];[.$AZ$6:.$AZ$261];[.$BC$6:.$BC$261])" office:value-type="float" office:value="137" calcext:value-type="float">
            <text:p>137</text:p>
          </table:table-cell>
          <table:table-cell table:style-name="ce15" table:formula="of:=LOOKUP([.N65];[.$AZ$6:.$AZ$261];[.$BC$6:.$BC$261])" office:value-type="float" office:value="138" calcext:value-type="float">
            <text:p>138</text:p>
          </table:table-cell>
          <table:table-cell table:style-name="ce15" table:formula="of:=LOOKUP([.O65];[.$AZ$6:.$AZ$261];[.$BC$6:.$BC$261])" office:value-type="float" office:value="156" calcext:value-type="float">
            <text:p>156</text:p>
          </table:table-cell>
          <table:table-cell table:style-name="ce15" table:formula="of:=LOOKUP([.P65];[.$AZ$6:.$AZ$261];[.$BC$6:.$BC$261])" office:value-type="float" office:value="158" calcext:value-type="float">
            <text:p>158</text:p>
          </table:table-cell>
          <table:table-cell table:style-name="ce15" table:formula="of:=LOOKUP([.Q65];[.$AZ$6:.$AZ$261];[.$BC$6:.$BC$261])" office:value-type="float" office:value="166" calcext:value-type="float">
            <text:p>166</text:p>
          </table:table-cell>
          <table:table-cell table:style-name="ce15" table:formula="of:=LOOKUP([.R65];[.$AZ$6:.$AZ$261];[.$BC$6:.$BC$261])" office:value-type="float" office:value="163" calcext:value-type="float">
            <text:p>163</text:p>
          </table:table-cell>
          <table:table-cell table:style-name="ce15" table:formula="of:=LOOKUP([.S65];[.$AZ$6:.$AZ$261];[.$BC$6:.$BC$261])" office:value-type="float" office:value="152" calcext:value-type="float">
            <text:p>152</text:p>
          </table:table-cell>
          <table:table-cell table:style-name="ce15" table:formula="of:=LOOKUP([.T65];[.$AZ$6:.$AZ$261];[.$BC$6:.$BC$261])" office:value-type="float" office:value="148" calcext:value-type="float">
            <text:p>148</text:p>
          </table:table-cell>
          <table:table-cell table:style-name="ce15" table:formula="of:=LOOKUP([.U65];[.$AZ$6:.$AZ$261];[.$BC$6:.$BC$261])" office:value-type="float" office:value="153" calcext:value-type="float">
            <text:p>153</text:p>
          </table:table-cell>
          <table:table-cell table:style-name="ce15" table:formula="of:=LOOKUP([.V65];[.$AZ$6:.$AZ$261];[.$BC$6:.$BC$261])" office:value-type="float" office:value="159" calcext:value-type="float">
            <text:p>159</text:p>
          </table:table-cell>
          <table:table-cell table:style-name="ce15" table:formula="of:=LOOKUP([.W65];[.$AZ$6:.$AZ$261];[.$BC$6:.$BC$261])" office:value-type="float" office:value="177" calcext:value-type="float">
            <text:p>177</text:p>
          </table:table-cell>
          <table:table-cell table:style-name="ce15" table:formula="of:=LOOKUP([.X65];[.$AZ$6:.$AZ$261];[.$BC$6:.$BC$261])" office:value-type="float" office:value="190" calcext:value-type="float">
            <text:p>190</text:p>
          </table:table-cell>
          <table:table-cell table:style-name="ce15" table:formula="of:=LOOKUP([.Y65];[.$AZ$6:.$AZ$261];[.$BC$6:.$BC$261])" office:value-type="float" office:value="164" calcext:value-type="float">
            <text:p>164</text:p>
          </table:table-cell>
          <table:table-cell table:style-name="ce15" table:formula="of:=LOOKUP([.Z65];[.$AZ$6:.$AZ$261];[.$BC$6:.$BC$261])" office:value-type="float" office:value="130" calcext:value-type="float">
            <text:p>130</text:p>
          </table:table-cell>
          <table:table-cell table:style-name="ce15" table:formula="of:=LOOKUP([.AA65];[.$AZ$6:.$AZ$261];[.$BC$6:.$BC$261])" office:value-type="float" office:value="128" calcext:value-type="float">
            <text:p>128</text:p>
          </table:table-cell>
          <table:table-cell table:style-name="ce15" table:formula="of:=LOOKUP([.AB65];[.$AZ$6:.$AZ$261];[.$BC$6:.$BC$261])" office:value-type="float" office:value="131" calcext:value-type="float">
            <text:p>131</text:p>
          </table:table-cell>
          <table:table-cell table:style-name="ce15" table:formula="of:=LOOKUP([.AC65];[.$AZ$6:.$AZ$261];[.$BC$6:.$BC$261])" office:value-type="float" office:value="122" calcext:value-type="float">
            <text:p>122</text:p>
          </table:table-cell>
          <table:table-cell table:style-name="ce15" table:formula="of:=LOOKUP([.AD65];[.$AZ$6:.$AZ$261];[.$BC$6:.$BC$261])" office:value-type="float" office:value="121" calcext:value-type="float">
            <text:p>121</text:p>
          </table:table-cell>
          <table:table-cell table:style-name="ce15" table:formula="of:=LOOKUP([.AE65];[.$AZ$6:.$AZ$261];[.$BC$6:.$BC$261])" office:value-type="float" office:value="149" calcext:value-type="float">
            <text:p>149</text:p>
          </table:table-cell>
          <table:table-cell table:style-name="ce15" table:formula="of:=LOOKUP([.AF65];[.$AZ$6:.$AZ$261];[.$BC$6:.$BC$261])" office:value-type="float" office:value="180" calcext:value-type="float">
            <text:p>180</text:p>
          </table:table-cell>
          <table:table-cell table:style-name="ce15" table:formula="of:=LOOKUP([.AG65];[.$AZ$6:.$AZ$261];[.$BC$6:.$BC$261])" office:value-type="float" office:value="190" calcext:value-type="float">
            <text:p>190</text:p>
          </table:table-cell>
          <table:table-cell table:style-name="ce15" table:formula="of:=LOOKUP([.AH65];[.$AZ$6:.$AZ$261];[.$BC$6:.$BC$261])" office:value-type="float" office:value="193" calcext:value-type="float">
            <text:p>193</text:p>
          </table:table-cell>
          <table:table-cell table:style-name="ce15" table:formula="of:=LOOKUP([.AI65];[.$AZ$6:.$AZ$261];[.$BC$6:.$BC$261])" office:value-type="float" office:value="191" calcext:value-type="float">
            <text:p>191</text:p>
          </table:table-cell>
          <table:table-cell table:style-name="ce15" table:formula="of:=LOOKUP([.AJ65];[.$AZ$6:.$AZ$261];[.$BC$6:.$BC$261])" office:value-type="float" office:value="189" calcext:value-type="float">
            <text:p>189</text:p>
          </table:table-cell>
          <table:table-cell table:style-name="ce15" table:formula="of:=LOOKUP([.AK65];[.$AZ$6:.$AZ$261];[.$BC$6:.$BC$261])" office:value-type="float" office:value="157" calcext:value-type="float">
            <text:p>157</text:p>
          </table:table-cell>
          <table:table-cell table:style-name="ce15" table:formula="of:=LOOKUP([.AL65];[.$AZ$6:.$AZ$261];[.$BC$6:.$BC$261])" office:value-type="float" office:value="123" calcext:value-type="float">
            <text:p>123</text:p>
          </table:table-cell>
          <table:table-cell table:style-name="ce15" table:formula="of:=LOOKUP([.AM65];[.$AZ$6:.$AZ$261];[.$BC$6:.$BC$261])" office:value-type="float" office:value="154" calcext:value-type="float">
            <text:p>154</text:p>
          </table:table-cell>
          <table:table-cell table:style-name="ce15" table:formula="of:=LOOKUP([.AN65];[.$AZ$6:.$AZ$261];[.$BC$6:.$BC$261])" office:value-type="float" office:value="153" calcext:value-type="float">
            <text:p>153</text:p>
          </table:table-cell>
          <table:table-cell table:style-name="ce15" table:formula="of:=LOOKUP([.AO65];[.$AZ$6:.$AZ$261];[.$BC$6:.$BC$261])" office:value-type="float" office:value="149" calcext:value-type="float">
            <text:p>149</text:p>
          </table:table-cell>
          <table:table-cell table:style-name="ce15" table:formula="of:=LOOKUP([.AP65];[.$AZ$6:.$AZ$261];[.$BC$6:.$BC$261])" office:value-type="float" office:value="151" calcext:value-type="float">
            <text:p>151</text:p>
          </table:table-cell>
          <table:table-cell table:style-name="ce15" table:formula="of:=LOOKUP([.AQ65];[.$AZ$6:.$AZ$261];[.$BC$6:.$BC$261])" office:value-type="float" office:value="154" calcext:value-type="float">
            <text:p>154</text:p>
          </table:table-cell>
          <table:table-cell table:style-name="ce15" table:formula="of:=LOOKUP([.AR65];[.$AZ$6:.$AZ$261];[.$BC$6:.$BC$261])" office:value-type="float" office:value="190" calcext:value-type="float">
            <text:p>190</text:p>
          </table:table-cell>
          <table:table-cell table:style-name="ce15" table:formula="of:=LOOKUP([.AS65];[.$AZ$6:.$AZ$261];[.$BC$6:.$BC$261])" office:value-type="float" office:value="201" calcext:value-type="float">
            <text:p>201</text:p>
          </table:table-cell>
          <table:table-cell table:style-name="ce15" table:formula="of:=LOOKUP([.AT65];[.$AZ$6:.$AZ$261];[.$BC$6:.$BC$261])" office:value-type="float" office:value="206" calcext:value-type="float">
            <text:p>206</text:p>
          </table:table-cell>
          <table:table-cell table:style-name="ce15" table:formula="of:=LOOKUP([.AU65];[.$AZ$6:.$AZ$261];[.$BC$6:.$BC$261])" office:value-type="float" office:value="199" calcext:value-type="float">
            <text:p>199</text:p>
          </table:table-cell>
          <table:table-cell table:style-name="ce15" table:formula="of:=LOOKUP([.AV65];[.$AZ$6:.$AZ$261];[.$BC$6:.$BC$261])" office:value-type="float" office:value="191" calcext:value-type="float">
            <text:p>191</text:p>
          </table:table-cell>
          <table:table-cell table:style-name="ce15" table:formula="of:=LOOKUP([.AW65];[.$AZ$6:.$AZ$261];[.$BC$6:.$BC$261])" office:value-type="float" office:value="110" calcext:value-type="float">
            <text:p>110</text:p>
          </table:table-cell>
          <table:table-cell table:style-name="ce15" table:formula="of:=LOOKUP([.AX65];[.$AZ$6:.$AZ$261];[.$BC$6:.$BC$261])" office:value-type="float" office:value="50" calcext:value-type="float">
            <text:p>5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$A$1:.$AX$69];[.AZ137])" office:value-type="float" office:value="19" calcext:value-type="float">
            <text:p>19</text:p>
          </table:table-cell>
          <table:table-cell table:formula="of:=COUNTIF([.$A$73:.$AX$141];[.AZ137])" office:value-type="float" office:value="19" calcext:value-type="float">
            <text:p>19</text:p>
          </table:table-cell>
          <table:table-cell table:formula="of:=IF([.AZ137]&lt;[.$BA$1];0;IF([.AZ137]&gt;=[.$BC$1];255;ROUNDDOWN(([.AZ137]-[.$BA$1])/([.$BC$1]-[.$BA$1])*255)))" office:value-type="float" office:value="131" calcext:value-type="float">
            <text:p>131</text:p>
          </table:table-cell>
        </table:table-row>
        <table:table-row table:style-name="ro1">
          <table:table-cell table:style-name="ce15" table:formula="of:=LOOKUP([.A66];[.$AZ$6:.$AZ$261];[.$BC$6:.$BC$261])" office:value-type="float" office:value="179" calcext:value-type="float">
            <text:p>179</text:p>
          </table:table-cell>
          <table:table-cell table:style-name="ce15" table:formula="of:=LOOKUP([.B66];[.$AZ$6:.$AZ$261];[.$BC$6:.$BC$261])" office:value-type="float" office:value="172" calcext:value-type="float">
            <text:p>172</text:p>
          </table:table-cell>
          <table:table-cell table:style-name="ce15" table:formula="of:=LOOKUP([.C66];[.$AZ$6:.$AZ$261];[.$BC$6:.$BC$261])" office:value-type="float" office:value="152" calcext:value-type="float">
            <text:p>152</text:p>
          </table:table-cell>
          <table:table-cell table:style-name="ce15" table:formula="of:=LOOKUP([.D66];[.$AZ$6:.$AZ$261];[.$BC$6:.$BC$261])" office:value-type="float" office:value="110" calcext:value-type="float">
            <text:p>110</text:p>
          </table:table-cell>
          <table:table-cell table:style-name="ce15" table:formula="of:=LOOKUP([.E66];[.$AZ$6:.$AZ$261];[.$BC$6:.$BC$261])" office:value-type="float" office:value="48" calcext:value-type="float">
            <text:p>48</text:p>
          </table:table-cell>
          <table:table-cell table:style-name="ce15" table:formula="of:=LOOKUP([.F66];[.$AZ$6:.$AZ$261];[.$BC$6:.$BC$261])" office:value-type="float" office:value="78" calcext:value-type="float">
            <text:p>78</text:p>
          </table:table-cell>
          <table:table-cell table:style-name="ce15" table:formula="of:=LOOKUP([.G66];[.$AZ$6:.$AZ$261];[.$BC$6:.$BC$261])" office:value-type="float" office:value="112" calcext:value-type="float">
            <text:p>112</text:p>
          </table:table-cell>
          <table:table-cell table:style-name="ce15" table:formula="of:=LOOKUP([.H66];[.$AZ$6:.$AZ$261];[.$BC$6:.$BC$261])" office:value-type="float" office:value="128" calcext:value-type="float">
            <text:p>128</text:p>
          </table:table-cell>
          <table:table-cell table:style-name="ce15" table:formula="of:=LOOKUP([.I66];[.$AZ$6:.$AZ$261];[.$BC$6:.$BC$261])" office:value-type="float" office:value="131" calcext:value-type="float">
            <text:p>131</text:p>
          </table:table-cell>
          <table:table-cell table:style-name="ce15" table:formula="of:=LOOKUP([.J66];[.$AZ$6:.$AZ$261];[.$BC$6:.$BC$261])" office:value-type="float" office:value="135" calcext:value-type="float">
            <text:p>135</text:p>
          </table:table-cell>
          <table:table-cell table:style-name="ce15" table:formula="of:=LOOKUP([.K66];[.$AZ$6:.$AZ$261];[.$BC$6:.$BC$261])" office:value-type="float" office:value="136" calcext:value-type="float">
            <text:p>136</text:p>
          </table:table-cell>
          <table:table-cell table:style-name="ce15" table:formula="of:=LOOKUP([.L66];[.$AZ$6:.$AZ$261];[.$BC$6:.$BC$261])" office:value-type="float" office:value="133" calcext:value-type="float">
            <text:p>133</text:p>
          </table:table-cell>
          <table:table-cell table:style-name="ce15" table:formula="of:=LOOKUP([.M66];[.$AZ$6:.$AZ$261];[.$BC$6:.$BC$261])" office:value-type="float" office:value="132" calcext:value-type="float">
            <text:p>132</text:p>
          </table:table-cell>
          <table:table-cell table:style-name="ce15" table:formula="of:=LOOKUP([.N66];[.$AZ$6:.$AZ$261];[.$BC$6:.$BC$261])" office:value-type="float" office:value="136" calcext:value-type="float">
            <text:p>136</text:p>
          </table:table-cell>
          <table:table-cell table:style-name="ce15" table:formula="of:=LOOKUP([.O66];[.$AZ$6:.$AZ$261];[.$BC$6:.$BC$261])" office:value-type="float" office:value="148" calcext:value-type="float">
            <text:p>148</text:p>
          </table:table-cell>
          <table:table-cell table:style-name="ce15" table:formula="of:=LOOKUP([.P66];[.$AZ$6:.$AZ$261];[.$BC$6:.$BC$261])" office:value-type="float" office:value="150" calcext:value-type="float">
            <text:p>150</text:p>
          </table:table-cell>
          <table:table-cell table:style-name="ce15" table:formula="of:=LOOKUP([.Q66];[.$AZ$6:.$AZ$261];[.$BC$6:.$BC$261])" office:value-type="float" office:value="169" calcext:value-type="float">
            <text:p>169</text:p>
          </table:table-cell>
          <table:table-cell table:style-name="ce15" table:formula="of:=LOOKUP([.R66];[.$AZ$6:.$AZ$261];[.$BC$6:.$BC$261])" office:value-type="float" office:value="171" calcext:value-type="float">
            <text:p>171</text:p>
          </table:table-cell>
          <table:table-cell table:style-name="ce15" table:formula="of:=LOOKUP([.S66];[.$AZ$6:.$AZ$261];[.$BC$6:.$BC$261])" office:value-type="float" office:value="164" calcext:value-type="float">
            <text:p>164</text:p>
          </table:table-cell>
          <table:table-cell table:style-name="ce15" table:formula="of:=LOOKUP([.T66];[.$AZ$6:.$AZ$261];[.$BC$6:.$BC$261])" office:value-type="float" office:value="157" calcext:value-type="float">
            <text:p>157</text:p>
          </table:table-cell>
          <table:table-cell table:style-name="ce15" table:formula="of:=LOOKUP([.U66];[.$AZ$6:.$AZ$261];[.$BC$6:.$BC$261])" office:value-type="float" office:value="155" calcext:value-type="float">
            <text:p>155</text:p>
          </table:table-cell>
          <table:table-cell table:style-name="ce15" table:formula="of:=LOOKUP([.V66];[.$AZ$6:.$AZ$261];[.$BC$6:.$BC$261])" office:value-type="float" office:value="163" calcext:value-type="float">
            <text:p>163</text:p>
          </table:table-cell>
          <table:table-cell table:style-name="ce15" table:formula="of:=LOOKUP([.W66];[.$AZ$6:.$AZ$261];[.$BC$6:.$BC$261])" office:value-type="float" office:value="192" calcext:value-type="float">
            <text:p>192</text:p>
          </table:table-cell>
          <table:table-cell table:style-name="ce15" table:formula="of:=LOOKUP([.X66];[.$AZ$6:.$AZ$261];[.$BC$6:.$BC$261])" office:value-type="float" office:value="191" calcext:value-type="float">
            <text:p>191</text:p>
          </table:table-cell>
          <table:table-cell table:style-name="ce15" table:formula="of:=LOOKUP([.Y66];[.$AZ$6:.$AZ$261];[.$BC$6:.$BC$261])" office:value-type="float" office:value="163" calcext:value-type="float">
            <text:p>163</text:p>
          </table:table-cell>
          <table:table-cell table:style-name="ce15" table:formula="of:=LOOKUP([.Z66];[.$AZ$6:.$AZ$261];[.$BC$6:.$BC$261])" office:value-type="float" office:value="147" calcext:value-type="float">
            <text:p>147</text:p>
          </table:table-cell>
          <table:table-cell table:style-name="ce15" table:formula="of:=LOOKUP([.AA66];[.$AZ$6:.$AZ$261];[.$BC$6:.$BC$261])" office:value-type="float" office:value="134" calcext:value-type="float">
            <text:p>134</text:p>
          </table:table-cell>
          <table:table-cell table:style-name="ce15" table:formula="of:=LOOKUP([.AB66];[.$AZ$6:.$AZ$261];[.$BC$6:.$BC$261])" office:value-type="float" office:value="129" calcext:value-type="float">
            <text:p>129</text:p>
          </table:table-cell>
          <table:table-cell table:style-name="ce15" table:formula="of:=LOOKUP([.AC66];[.$AZ$6:.$AZ$261];[.$BC$6:.$BC$261])" office:value-type="float" office:value="114" calcext:value-type="float">
            <text:p>114</text:p>
          </table:table-cell>
          <table:table-cell table:style-name="ce15" table:formula="of:=LOOKUP([.AD66];[.$AZ$6:.$AZ$261];[.$BC$6:.$BC$261])" office:value-type="float" office:value="128" calcext:value-type="float">
            <text:p>128</text:p>
          </table:table-cell>
          <table:table-cell table:style-name="ce15" table:formula="of:=LOOKUP([.AE66];[.$AZ$6:.$AZ$261];[.$BC$6:.$BC$261])" office:value-type="float" office:value="154" calcext:value-type="float">
            <text:p>154</text:p>
          </table:table-cell>
          <table:table-cell table:style-name="ce15" table:formula="of:=LOOKUP([.AF66];[.$AZ$6:.$AZ$261];[.$BC$6:.$BC$261])" office:value-type="float" office:value="199" calcext:value-type="float">
            <text:p>199</text:p>
          </table:table-cell>
          <table:table-cell table:style-name="ce15" table:formula="of:=LOOKUP([.AG66];[.$AZ$6:.$AZ$261];[.$BC$6:.$BC$261])" office:value-type="float" office:value="201" calcext:value-type="float">
            <text:p>201</text:p>
          </table:table-cell>
          <table:table-cell table:style-name="ce15" table:formula="of:=LOOKUP([.AH66];[.$AZ$6:.$AZ$261];[.$BC$6:.$BC$261])" office:value-type="float" office:value="202" calcext:value-type="float">
            <text:p>202</text:p>
          </table:table-cell>
          <table:table-cell table:style-name="ce15" table:formula="of:=LOOKUP([.AI66];[.$AZ$6:.$AZ$261];[.$BC$6:.$BC$261])" office:value-type="float" office:value="195" calcext:value-type="float">
            <text:p>195</text:p>
          </table:table-cell>
          <table:table-cell table:style-name="ce15" table:formula="of:=LOOKUP([.AJ66];[.$AZ$6:.$AZ$261];[.$BC$6:.$BC$261])" office:value-type="float" office:value="186" calcext:value-type="float">
            <text:p>186</text:p>
          </table:table-cell>
          <table:table-cell table:style-name="ce15" table:formula="of:=LOOKUP([.AK66];[.$AZ$6:.$AZ$261];[.$BC$6:.$BC$261])" office:value-type="float" office:value="176" calcext:value-type="float">
            <text:p>176</text:p>
          </table:table-cell>
          <table:table-cell table:style-name="ce15" table:formula="of:=LOOKUP([.AL66];[.$AZ$6:.$AZ$261];[.$BC$6:.$BC$261])" office:value-type="float" office:value="167" calcext:value-type="float">
            <text:p>167</text:p>
          </table:table-cell>
          <table:table-cell table:style-name="ce15" table:formula="of:=LOOKUP([.AM66];[.$AZ$6:.$AZ$261];[.$BC$6:.$BC$261])" office:value-type="float" office:value="156" calcext:value-type="float">
            <text:p>156</text:p>
          </table:table-cell>
          <table:table-cell table:style-name="ce15" table:formula="of:=LOOKUP([.AN66];[.$AZ$6:.$AZ$261];[.$BC$6:.$BC$261])" office:value-type="float" office:value="155" calcext:value-type="float">
            <text:p>155</text:p>
          </table:table-cell>
          <table:table-cell table:style-name="ce15" table:formula="of:=LOOKUP([.AO66];[.$AZ$6:.$AZ$261];[.$BC$6:.$BC$261])" office:value-type="float" office:value="152" calcext:value-type="float">
            <text:p>152</text:p>
          </table:table-cell>
          <table:table-cell table:style-name="ce15" table:formula="of:=LOOKUP([.AP66];[.$AZ$6:.$AZ$261];[.$BC$6:.$BC$261])" office:value-type="float" office:value="143" calcext:value-type="float">
            <text:p>143</text:p>
          </table:table-cell>
          <table:table-cell table:style-name="ce15" table:formula="of:=LOOKUP([.AQ66];[.$AZ$6:.$AZ$261];[.$BC$6:.$BC$261])" office:value-type="float" office:value="150" calcext:value-type="float">
            <text:p>150</text:p>
          </table:table-cell>
          <table:table-cell table:style-name="ce15" table:formula="of:=LOOKUP([.AR66];[.$AZ$6:.$AZ$261];[.$BC$6:.$BC$261])" office:value-type="float" office:value="183" calcext:value-type="float">
            <text:p>183</text:p>
          </table:table-cell>
          <table:table-cell table:style-name="ce15" table:formula="of:=LOOKUP([.AS66];[.$AZ$6:.$AZ$261];[.$BC$6:.$BC$261])" office:value-type="float" office:value="203" calcext:value-type="float">
            <text:p>203</text:p>
          </table:table-cell>
          <table:table-cell table:style-name="ce15" table:formula="of:=LOOKUP([.AT66];[.$AZ$6:.$AZ$261];[.$BC$6:.$BC$261])" office:value-type="float" office:value="202" calcext:value-type="float">
            <text:p>202</text:p>
          </table:table-cell>
          <table:table-cell table:style-name="ce15" table:formula="of:=LOOKUP([.AU66];[.$AZ$6:.$AZ$261];[.$BC$6:.$BC$261])" office:value-type="float" office:value="202" calcext:value-type="float">
            <text:p>202</text:p>
          </table:table-cell>
          <table:table-cell table:style-name="ce15" table:formula="of:=LOOKUP([.AV66];[.$AZ$6:.$AZ$261];[.$BC$6:.$BC$261])" office:value-type="float" office:value="191" calcext:value-type="float">
            <text:p>191</text:p>
          </table:table-cell>
          <table:table-cell table:style-name="ce15" table:formula="of:=LOOKUP([.AW66];[.$AZ$6:.$AZ$261];[.$BC$6:.$BC$261])" office:value-type="float" office:value="68" calcext:value-type="float">
            <text:p>68</text:p>
          </table:table-cell>
          <table:table-cell table:style-name="ce15" table:formula="of:=LOOKUP([.AX66];[.$AZ$6:.$AZ$261];[.$BC$6:.$BC$261])" office:value-type="float" office:value="46" calcext:value-type="float">
            <text:p>46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$A$1:.$AX$69];[.AZ138])" office:value-type="float" office:value="8" calcext:value-type="float">
            <text:p>8</text:p>
          </table:table-cell>
          <table:table-cell table:formula="of:=COUNTIF([.$A$73:.$AX$141];[.AZ138])" office:value-type="float" office:value="8" calcext:value-type="float">
            <text:p>8</text:p>
          </table:table-cell>
          <table:table-cell table:formula="of:=IF([.AZ138]&lt;[.$BA$1];0;IF([.AZ138]&gt;=[.$BC$1];255;ROUNDDOWN(([.AZ138]-[.$BA$1])/([.$BC$1]-[.$BA$1])*255)))" office:value-type="float" office:value="132" calcext:value-type="float">
            <text:p>132</text:p>
          </table:table-cell>
        </table:table-row>
        <table:table-row table:style-name="ro1">
          <table:table-cell table:style-name="ce15" table:formula="of:=LOOKUP([.A67];[.$AZ$6:.$AZ$261];[.$BC$6:.$BC$261])" office:value-type="float" office:value="150" calcext:value-type="float">
            <text:p>150</text:p>
          </table:table-cell>
          <table:table-cell table:style-name="ce15" table:formula="of:=LOOKUP([.B67];[.$AZ$6:.$AZ$261];[.$BC$6:.$BC$261])" office:value-type="float" office:value="125" calcext:value-type="float">
            <text:p>125</text:p>
          </table:table-cell>
          <table:table-cell table:style-name="ce15" table:formula="of:=LOOKUP([.C67];[.$AZ$6:.$AZ$261];[.$BC$6:.$BC$261])" office:value-type="float" office:value="72" calcext:value-type="float">
            <text:p>72</text:p>
          </table:table-cell>
          <table:table-cell table:style-name="ce15" table:formula="of:=LOOKUP([.D67];[.$AZ$6:.$AZ$261];[.$BC$6:.$BC$261])" office:value-type="float" office:value="50" calcext:value-type="float">
            <text:p>50</text:p>
          </table:table-cell>
          <table:table-cell table:style-name="ce15" table:formula="of:=LOOKUP([.E67];[.$AZ$6:.$AZ$261];[.$BC$6:.$BC$261])" office:value-type="float" office:value="22" calcext:value-type="float">
            <text:p>22</text:p>
          </table:table-cell>
          <table:table-cell table:style-name="ce15" table:formula="of:=LOOKUP([.F67];[.$AZ$6:.$AZ$261];[.$BC$6:.$BC$261])" office:value-type="float" office:value="14" calcext:value-type="float">
            <text:p>14</text:p>
          </table:table-cell>
          <table:table-cell table:style-name="ce15" table:formula="of:=LOOKUP([.G67];[.$AZ$6:.$AZ$261];[.$BC$6:.$BC$261])" office:value-type="float" office:value="47" calcext:value-type="float">
            <text:p>47</text:p>
          </table:table-cell>
          <table:table-cell table:style-name="ce15" table:formula="of:=LOOKUP([.H67];[.$AZ$6:.$AZ$261];[.$BC$6:.$BC$261])" office:value-type="float" office:value="84" calcext:value-type="float">
            <text:p>84</text:p>
          </table:table-cell>
          <table:table-cell table:style-name="ce15" table:formula="of:=LOOKUP([.I67];[.$AZ$6:.$AZ$261];[.$BC$6:.$BC$261])" office:value-type="float" office:value="118" calcext:value-type="float">
            <text:p>118</text:p>
          </table:table-cell>
          <table:table-cell table:style-name="ce15" table:formula="of:=LOOKUP([.J67];[.$AZ$6:.$AZ$261];[.$BC$6:.$BC$261])" office:value-type="float" office:value="133" calcext:value-type="float">
            <text:p>133</text:p>
          </table:table-cell>
          <table:table-cell table:style-name="ce15" table:formula="of:=LOOKUP([.K67];[.$AZ$6:.$AZ$261];[.$BC$6:.$BC$261])" office:value-type="float" office:value="142" calcext:value-type="float">
            <text:p>142</text:p>
          </table:table-cell>
          <table:table-cell table:style-name="ce15" table:formula="of:=LOOKUP([.L67];[.$AZ$6:.$AZ$261];[.$BC$6:.$BC$261])" office:value-type="float" office:value="142" calcext:value-type="float">
            <text:p>142</text:p>
          </table:table-cell>
          <table:table-cell table:style-name="ce15" table:formula="of:=LOOKUP([.M67];[.$AZ$6:.$AZ$261];[.$BC$6:.$BC$261])" office:value-type="float" office:value="139" calcext:value-type="float">
            <text:p>139</text:p>
          </table:table-cell>
          <table:table-cell table:style-name="ce15" table:formula="of:=LOOKUP([.N67];[.$AZ$6:.$AZ$261];[.$BC$6:.$BC$261])" office:value-type="float" office:value="139" calcext:value-type="float">
            <text:p>139</text:p>
          </table:table-cell>
          <table:table-cell table:style-name="ce15" table:formula="of:=LOOKUP([.O67];[.$AZ$6:.$AZ$261];[.$BC$6:.$BC$261])" office:value-type="float" office:value="144" calcext:value-type="float">
            <text:p>144</text:p>
          </table:table-cell>
          <table:table-cell table:style-name="ce15" table:formula="of:=LOOKUP([.P67];[.$AZ$6:.$AZ$261];[.$BC$6:.$BC$261])" office:value-type="float" office:value="155" calcext:value-type="float">
            <text:p>155</text:p>
          </table:table-cell>
          <table:table-cell table:style-name="ce15" table:formula="of:=LOOKUP([.Q67];[.$AZ$6:.$AZ$261];[.$BC$6:.$BC$261])" office:value-type="float" office:value="170" calcext:value-type="float">
            <text:p>170</text:p>
          </table:table-cell>
          <table:table-cell table:style-name="ce15" table:formula="of:=LOOKUP([.R67];[.$AZ$6:.$AZ$261];[.$BC$6:.$BC$261])" office:value-type="float" office:value="180" calcext:value-type="float">
            <text:p>180</text:p>
          </table:table-cell>
          <table:table-cell table:style-name="ce15" table:formula="of:=LOOKUP([.S67];[.$AZ$6:.$AZ$261];[.$BC$6:.$BC$261])" office:value-type="float" office:value="176" calcext:value-type="float">
            <text:p>176</text:p>
          </table:table-cell>
          <table:table-cell table:style-name="ce15" table:formula="of:=LOOKUP([.T67];[.$AZ$6:.$AZ$261];[.$BC$6:.$BC$261])" office:value-type="float" office:value="171" calcext:value-type="float">
            <text:p>171</text:p>
          </table:table-cell>
          <table:table-cell table:style-name="ce15" table:formula="of:=LOOKUP([.U67];[.$AZ$6:.$AZ$261];[.$BC$6:.$BC$261])" office:value-type="float" office:value="172" calcext:value-type="float">
            <text:p>172</text:p>
          </table:table-cell>
          <table:table-cell table:style-name="ce15" table:formula="of:=LOOKUP([.V67];[.$AZ$6:.$AZ$261];[.$BC$6:.$BC$261])" office:value-type="float" office:value="180" calcext:value-type="float">
            <text:p>180</text:p>
          </table:table-cell>
          <table:table-cell table:style-name="ce15" table:formula="of:=LOOKUP([.W67];[.$AZ$6:.$AZ$261];[.$BC$6:.$BC$261])" office:value-type="float" office:value="186" calcext:value-type="float">
            <text:p>186</text:p>
          </table:table-cell>
          <table:table-cell table:style-name="ce15" table:formula="of:=LOOKUP([.X67];[.$AZ$6:.$AZ$261];[.$BC$6:.$BC$261])" office:value-type="float" office:value="172" calcext:value-type="float">
            <text:p>172</text:p>
          </table:table-cell>
          <table:table-cell table:style-name="ce15" table:formula="of:=LOOKUP([.Y67];[.$AZ$6:.$AZ$261];[.$BC$6:.$BC$261])" office:value-type="float" office:value="172" calcext:value-type="float">
            <text:p>172</text:p>
          </table:table-cell>
          <table:table-cell table:style-name="ce15" table:formula="of:=LOOKUP([.Z67];[.$AZ$6:.$AZ$261];[.$BC$6:.$BC$261])" office:value-type="float" office:value="153" calcext:value-type="float">
            <text:p>153</text:p>
          </table:table-cell>
          <table:table-cell table:style-name="ce15" table:formula="of:=LOOKUP([.AA67];[.$AZ$6:.$AZ$261];[.$BC$6:.$BC$261])" office:value-type="float" office:value="145" calcext:value-type="float">
            <text:p>145</text:p>
          </table:table-cell>
          <table:table-cell table:style-name="ce15" table:formula="of:=LOOKUP([.AB67];[.$AZ$6:.$AZ$261];[.$BC$6:.$BC$261])" office:value-type="float" office:value="130" calcext:value-type="float">
            <text:p>130</text:p>
          </table:table-cell>
          <table:table-cell table:style-name="ce15" table:formula="of:=LOOKUP([.AC67];[.$AZ$6:.$AZ$261];[.$BC$6:.$BC$261])" office:value-type="float" office:value="120" calcext:value-type="float">
            <text:p>120</text:p>
          </table:table-cell>
          <table:table-cell table:style-name="ce15" table:formula="of:=LOOKUP([.AD67];[.$AZ$6:.$AZ$261];[.$BC$6:.$BC$261])" office:value-type="float" office:value="123" calcext:value-type="float">
            <text:p>123</text:p>
          </table:table-cell>
          <table:table-cell table:style-name="ce15" table:formula="of:=LOOKUP([.AE67];[.$AZ$6:.$AZ$261];[.$BC$6:.$BC$261])" office:value-type="float" office:value="158" calcext:value-type="float">
            <text:p>158</text:p>
          </table:table-cell>
          <table:table-cell table:style-name="ce15" table:formula="of:=LOOKUP([.AF67];[.$AZ$6:.$AZ$261];[.$BC$6:.$BC$261])" office:value-type="float" office:value="195" calcext:value-type="float">
            <text:p>195</text:p>
          </table:table-cell>
          <table:table-cell table:style-name="ce15" table:formula="of:=LOOKUP([.AG67];[.$AZ$6:.$AZ$261];[.$BC$6:.$BC$261])" office:value-type="float" office:value="192" calcext:value-type="float">
            <text:p>192</text:p>
          </table:table-cell>
          <table:table-cell table:style-name="ce15" table:formula="of:=LOOKUP([.AH67];[.$AZ$6:.$AZ$261];[.$BC$6:.$BC$261])" office:value-type="float" office:value="198" calcext:value-type="float">
            <text:p>198</text:p>
          </table:table-cell>
          <table:table-cell table:style-name="ce15" table:formula="of:=LOOKUP([.AI67];[.$AZ$6:.$AZ$261];[.$BC$6:.$BC$261])" office:value-type="float" office:value="192" calcext:value-type="float">
            <text:p>192</text:p>
          </table:table-cell>
          <table:table-cell table:style-name="ce15" table:formula="of:=LOOKUP([.AJ67];[.$AZ$6:.$AZ$261];[.$BC$6:.$BC$261])" office:value-type="float" office:value="185" calcext:value-type="float">
            <text:p>185</text:p>
          </table:table-cell>
          <table:table-cell table:style-name="ce15" table:formula="of:=LOOKUP([.AK67];[.$AZ$6:.$AZ$261];[.$BC$6:.$BC$261])" office:value-type="float" office:value="174" calcext:value-type="float">
            <text:p>174</text:p>
          </table:table-cell>
          <table:table-cell table:style-name="ce15" table:formula="of:=LOOKUP([.AL67];[.$AZ$6:.$AZ$261];[.$BC$6:.$BC$261])" office:value-type="float" office:value="178" calcext:value-type="float">
            <text:p>178</text:p>
          </table:table-cell>
          <table:table-cell table:style-name="ce15" table:formula="of:=LOOKUP([.AM67];[.$AZ$6:.$AZ$261];[.$BC$6:.$BC$261])" office:value-type="float" office:value="177" calcext:value-type="float">
            <text:p>177</text:p>
          </table:table-cell>
          <table:table-cell table:style-name="ce15" table:formula="of:=LOOKUP([.AN67];[.$AZ$6:.$AZ$261];[.$BC$6:.$BC$261])" office:value-type="float" office:value="154" calcext:value-type="float">
            <text:p>154</text:p>
          </table:table-cell>
          <table:table-cell table:style-name="ce15" table:formula="of:=LOOKUP([.AO67];[.$AZ$6:.$AZ$261];[.$BC$6:.$BC$261])" office:value-type="float" office:value="155" calcext:value-type="float">
            <text:p>155</text:p>
          </table:table-cell>
          <table:table-cell table:style-name="ce15" table:formula="of:=LOOKUP([.AP67];[.$AZ$6:.$AZ$261];[.$BC$6:.$BC$261])" office:value-type="float" office:value="154" calcext:value-type="float">
            <text:p>154</text:p>
          </table:table-cell>
          <table:table-cell table:style-name="ce15" table:formula="of:=LOOKUP([.AQ67];[.$AZ$6:.$AZ$261];[.$BC$6:.$BC$261])" office:value-type="float" office:value="143" calcext:value-type="float">
            <text:p>143</text:p>
          </table:table-cell>
          <table:table-cell table:style-name="ce15" table:formula="of:=LOOKUP([.AR67];[.$AZ$6:.$AZ$261];[.$BC$6:.$BC$261])" office:value-type="float" office:value="162" calcext:value-type="float">
            <text:p>162</text:p>
          </table:table-cell>
          <table:table-cell table:style-name="ce15" table:formula="of:=LOOKUP([.AS67];[.$AZ$6:.$AZ$261];[.$BC$6:.$BC$261])" office:value-type="float" office:value="185" calcext:value-type="float">
            <text:p>185</text:p>
          </table:table-cell>
          <table:table-cell table:style-name="ce15" table:formula="of:=LOOKUP([.AT67];[.$AZ$6:.$AZ$261];[.$BC$6:.$BC$261])" office:value-type="float" office:value="195" calcext:value-type="float">
            <text:p>195</text:p>
          </table:table-cell>
          <table:table-cell table:style-name="ce15" table:formula="of:=LOOKUP([.AU67];[.$AZ$6:.$AZ$261];[.$BC$6:.$BC$261])" office:value-type="float" office:value="196" calcext:value-type="float">
            <text:p>196</text:p>
          </table:table-cell>
          <table:table-cell table:style-name="ce15" table:formula="of:=LOOKUP([.AV67];[.$AZ$6:.$AZ$261];[.$BC$6:.$BC$261])" office:value-type="float" office:value="194" calcext:value-type="float">
            <text:p>194</text:p>
          </table:table-cell>
          <table:table-cell table:style-name="ce15" table:formula="of:=LOOKUP([.AW67];[.$AZ$6:.$AZ$261];[.$BC$6:.$BC$261])" office:value-type="float" office:value="56" calcext:value-type="float">
            <text:p>56</text:p>
          </table:table-cell>
          <table:table-cell table:style-name="ce15" table:formula="of:=LOOKUP([.AX67];[.$AZ$6:.$AZ$261];[.$BC$6:.$BC$261])" office:value-type="float" office:value="13" calcext:value-type="float">
            <text:p>13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$A$1:.$AX$69];[.AZ139])" office:value-type="float" office:value="22" calcext:value-type="float">
            <text:p>22</text:p>
          </table:table-cell>
          <table:table-cell table:formula="of:=COUNTIF([.$A$73:.$AX$141];[.AZ139])" office:value-type="float" office:value="22" calcext:value-type="float">
            <text:p>22</text:p>
          </table:table-cell>
          <table:table-cell table:formula="of:=IF([.AZ139]&lt;[.$BA$1];0;IF([.AZ139]&gt;=[.$BC$1];255;ROUNDDOWN(([.AZ139]-[.$BA$1])/([.$BC$1]-[.$BA$1])*255)))" office:value-type="float" office:value="133" calcext:value-type="float">
            <text:p>133</text:p>
          </table:table-cell>
        </table:table-row>
        <table:table-row table:style-name="ro1">
          <table:table-cell table:style-name="ce15" table:number-columns-repeated="50"/>
          <table:table-cell/>
          <table:table-cell office:value-type="float" office:value="134" calcext:value-type="float">
            <text:p>134</text:p>
          </table:table-cell>
          <table:table-cell table:formula="of:=COUNTIF([.$A$1:.$AX$69];[.AZ140])" office:value-type="float" office:value="15" calcext:value-type="float">
            <text:p>15</text:p>
          </table:table-cell>
          <table:table-cell table:formula="of:=COUNTIF([.$A$73:.$AX$141];[.AZ140])" office:value-type="float" office:value="15" calcext:value-type="float">
            <text:p>15</text:p>
          </table:table-cell>
          <table:table-cell table:formula="of:=IF([.AZ140]&lt;[.$BA$1];0;IF([.AZ140]&gt;=[.$BC$1];255;ROUNDDOWN(([.AZ140]-[.$BA$1])/([.$BC$1]-[.$BA$1])*255)))" office:value-type="float" office:value="134" calcext:value-type="float">
            <text:p>134</text:p>
          </table:table-cell>
        </table:table-row>
        <table:table-row table:style-name="ro1">
          <table:table-cell table:style-name="ce15" table:number-columns-repeated="50"/>
          <table:table-cell/>
          <table:table-cell office:value-type="float" office:value="135" calcext:value-type="float">
            <text:p>135</text:p>
          </table:table-cell>
          <table:table-cell table:formula="of:=COUNTIF([.$A$1:.$AX$69];[.AZ141])" office:value-type="float" office:value="19" calcext:value-type="float">
            <text:p>19</text:p>
          </table:table-cell>
          <table:table-cell table:formula="of:=COUNTIF([.$A$73:.$AX$141];[.AZ141])" office:value-type="float" office:value="19" calcext:value-type="float">
            <text:p>19</text:p>
          </table:table-cell>
          <table:table-cell table:formula="of:=IF([.AZ141]&lt;[.$BA$1];0;IF([.AZ141]&gt;=[.$BC$1];255;ROUNDDOWN(([.AZ141]-[.$BA$1])/([.$BC$1]-[.$BA$1])*255)))" office:value-type="float" office:value="135" calcext:value-type="float">
            <text:p>135</text:p>
          </table:table-cell>
        </table:table-row>
        <table:table-row table:style-name="ro1">
          <table:table-cell table:style-name="ce15" table:number-columns-repeated="50"/>
          <table:table-cell/>
          <table:table-cell office:value-type="float" office:value="136" calcext:value-type="float">
            <text:p>136</text:p>
          </table:table-cell>
          <table:table-cell table:formula="of:=COUNTIF([.$A$1:.$AX$69];[.AZ142])" office:value-type="float" office:value="19" calcext:value-type="float">
            <text:p>19</text:p>
          </table:table-cell>
          <table:table-cell table:formula="of:=COUNTIF([.$A$73:.$AX$141];[.AZ142])" office:value-type="float" office:value="19" calcext:value-type="float">
            <text:p>19</text:p>
          </table:table-cell>
          <table:table-cell table:formula="of:=IF([.AZ142]&lt;[.$BA$1];0;IF([.AZ142]&gt;=[.$BC$1];255;ROUNDDOWN(([.AZ142]-[.$BA$1])/([.$BC$1]-[.$BA$1])*255)))" office:value-type="float" office:value="136" calcext:value-type="float">
            <text:p>136</text:p>
          </table:table-cell>
        </table:table-row>
        <table:table-row table:style-name="ro1">
          <table:table-cell table:number-columns-repeated="51"/>
          <table:table-cell office:value-type="float" office:value="137" calcext:value-type="float">
            <text:p>137</text:p>
          </table:table-cell>
          <table:table-cell table:formula="of:=COUNTIF([.$A$1:.$AX$69];[.AZ143])" office:value-type="float" office:value="15" calcext:value-type="float">
            <text:p>15</text:p>
          </table:table-cell>
          <table:table-cell table:formula="of:=COUNTIF([.$A$73:.$AX$141];[.AZ143])" office:value-type="float" office:value="15" calcext:value-type="float">
            <text:p>15</text:p>
          </table:table-cell>
          <table:table-cell table:formula="of:=IF([.AZ143]&lt;[.$BA$1];0;IF([.AZ143]&gt;=[.$BC$1];255;ROUNDDOWN(([.AZ143]-[.$BA$1])/([.$BC$1]-[.$BA$1])*255)))" office:value-type="float" office:value="137" calcext:value-type="float">
            <text:p>137</text:p>
          </table:table-cell>
        </table:table-row>
        <table:table-row table:style-name="ro1">
          <table:table-cell table:number-columns-repeated="51"/>
          <table:table-cell office:value-type="float" office:value="138" calcext:value-type="float">
            <text:p>138</text:p>
          </table:table-cell>
          <table:table-cell table:formula="of:=COUNTIF([.$A$1:.$AX$69];[.AZ144])" office:value-type="float" office:value="17" calcext:value-type="float">
            <text:p>17</text:p>
          </table:table-cell>
          <table:table-cell table:formula="of:=COUNTIF([.$A$73:.$AX$141];[.AZ144])" office:value-type="float" office:value="17" calcext:value-type="float">
            <text:p>17</text:p>
          </table:table-cell>
          <table:table-cell table:formula="of:=IF([.AZ144]&lt;[.$BA$1];0;IF([.AZ144]&gt;=[.$BC$1];255;ROUNDDOWN(([.AZ144]-[.$BA$1])/([.$BC$1]-[.$BA$1])*255)))" office:value-type="float" office:value="138" calcext:value-type="float">
            <text:p>138</text:p>
          </table:table-cell>
        </table:table-row>
        <table:table-row table:style-name="ro1">
          <table:table-cell table:number-columns-repeated="51"/>
          <table:table-cell office:value-type="float" office:value="139" calcext:value-type="float">
            <text:p>139</text:p>
          </table:table-cell>
          <table:table-cell table:formula="of:=COUNTIF([.$A$1:.$AX$69];[.AZ145])" office:value-type="float" office:value="14" calcext:value-type="float">
            <text:p>14</text:p>
          </table:table-cell>
          <table:table-cell table:formula="of:=COUNTIF([.$A$73:.$AX$141];[.AZ145])" office:value-type="float" office:value="14" calcext:value-type="float">
            <text:p>14</text:p>
          </table:table-cell>
          <table:table-cell table:formula="of:=IF([.AZ145]&lt;[.$BA$1];0;IF([.AZ145]&gt;=[.$BC$1];255;ROUNDDOWN(([.AZ145]-[.$BA$1])/([.$BC$1]-[.$BA$1])*255)))" office:value-type="float" office:value="139" calcext:value-type="float">
            <text:p>139</text:p>
          </table:table-cell>
        </table:table-row>
        <table:table-row table:style-name="ro1">
          <table:table-cell table:number-columns-repeated="51"/>
          <table:table-cell office:value-type="float" office:value="140" calcext:value-type="float">
            <text:p>140</text:p>
          </table:table-cell>
          <table:table-cell table:formula="of:=COUNTIF([.$A$1:.$AX$69];[.AZ146])" office:value-type="float" office:value="11" calcext:value-type="float">
            <text:p>11</text:p>
          </table:table-cell>
          <table:table-cell table:formula="of:=COUNTIF([.$A$73:.$AX$141];[.AZ146])" office:value-type="float" office:value="11" calcext:value-type="float">
            <text:p>11</text:p>
          </table:table-cell>
          <table:table-cell table:formula="of:=IF([.AZ146]&lt;[.$BA$1];0;IF([.AZ146]&gt;=[.$BC$1];255;ROUNDDOWN(([.AZ146]-[.$BA$1])/([.$BC$1]-[.$BA$1])*255)))" office:value-type="float" office:value="140" calcext:value-type="float">
            <text:p>140</text:p>
          </table:table-cell>
        </table:table-row>
        <table:table-row table:style-name="ro1">
          <table:table-cell table:number-columns-repeated="51"/>
          <table:table-cell office:value-type="float" office:value="141" calcext:value-type="float">
            <text:p>141</text:p>
          </table:table-cell>
          <table:table-cell table:formula="of:=COUNTIF([.$A$1:.$AX$69];[.AZ147])" office:value-type="float" office:value="14" calcext:value-type="float">
            <text:p>14</text:p>
          </table:table-cell>
          <table:table-cell table:formula="of:=COUNTIF([.$A$73:.$AX$141];[.AZ147])" office:value-type="float" office:value="14" calcext:value-type="float">
            <text:p>14</text:p>
          </table:table-cell>
          <table:table-cell table:formula="of:=IF([.AZ147]&lt;[.$BA$1];0;IF([.AZ147]&gt;=[.$BC$1];255;ROUNDDOWN(([.AZ147]-[.$BA$1])/([.$BC$1]-[.$BA$1])*255)))" office:value-type="float" office:value="141" calcext:value-type="float">
            <text:p>141</text:p>
          </table:table-cell>
        </table:table-row>
        <table:table-row table:style-name="ro1">
          <table:table-cell table:number-columns-repeated="51"/>
          <table:table-cell office:value-type="float" office:value="142" calcext:value-type="float">
            <text:p>142</text:p>
          </table:table-cell>
          <table:table-cell table:formula="of:=COUNTIF([.$A$1:.$AX$69];[.AZ148])" office:value-type="float" office:value="22" calcext:value-type="float">
            <text:p>22</text:p>
          </table:table-cell>
          <table:table-cell table:formula="of:=COUNTIF([.$A$73:.$AX$141];[.AZ148])" office:value-type="float" office:value="22" calcext:value-type="float">
            <text:p>22</text:p>
          </table:table-cell>
          <table:table-cell table:formula="of:=IF([.AZ148]&lt;[.$BA$1];0;IF([.AZ148]&gt;=[.$BC$1];255;ROUNDDOWN(([.AZ148]-[.$BA$1])/([.$BC$1]-[.$BA$1])*255)))" office:value-type="float" office:value="142" calcext:value-type="float">
            <text:p>142</text:p>
          </table:table-cell>
        </table:table-row>
        <table:table-row table:style-name="ro1">
          <table:table-cell table:number-columns-repeated="51"/>
          <table:table-cell office:value-type="float" office:value="143" calcext:value-type="float">
            <text:p>143</text:p>
          </table:table-cell>
          <table:table-cell table:formula="of:=COUNTIF([.$A$1:.$AX$69];[.AZ149])" office:value-type="float" office:value="15" calcext:value-type="float">
            <text:p>15</text:p>
          </table:table-cell>
          <table:table-cell table:formula="of:=COUNTIF([.$A$73:.$AX$141];[.AZ149])" office:value-type="float" office:value="15" calcext:value-type="float">
            <text:p>15</text:p>
          </table:table-cell>
          <table:table-cell table:formula="of:=IF([.AZ149]&lt;[.$BA$1];0;IF([.AZ149]&gt;=[.$BC$1];255;ROUNDDOWN(([.AZ149]-[.$BA$1])/([.$BC$1]-[.$BA$1])*255)))" office:value-type="float" office:value="143" calcext:value-type="float">
            <text:p>143</text:p>
          </table:table-cell>
        </table:table-row>
        <table:table-row table:style-name="ro1">
          <table:table-cell table:number-columns-repeated="51"/>
          <table:table-cell office:value-type="float" office:value="144" calcext:value-type="float">
            <text:p>144</text:p>
          </table:table-cell>
          <table:table-cell table:formula="of:=COUNTIF([.$A$1:.$AX$69];[.AZ150])" office:value-type="float" office:value="10" calcext:value-type="float">
            <text:p>10</text:p>
          </table:table-cell>
          <table:table-cell table:formula="of:=COUNTIF([.$A$73:.$AX$141];[.AZ150])" office:value-type="float" office:value="10" calcext:value-type="float">
            <text:p>10</text:p>
          </table:table-cell>
          <table:table-cell table:formula="of:=IF([.AZ150]&lt;[.$BA$1];0;IF([.AZ150]&gt;=[.$BC$1];255;ROUNDDOWN(([.AZ150]-[.$BA$1])/([.$BC$1]-[.$BA$1])*255)))" office:value-type="float" office:value="144" calcext:value-type="float">
            <text:p>144</text:p>
          </table:table-cell>
        </table:table-row>
        <table:table-row table:style-name="ro1">
          <table:table-cell table:number-columns-repeated="51"/>
          <table:table-cell office:value-type="float" office:value="145" calcext:value-type="float">
            <text:p>145</text:p>
          </table:table-cell>
          <table:table-cell table:formula="of:=COUNTIF([.$A$1:.$AX$69];[.AZ151])" office:value-type="float" office:value="14" calcext:value-type="float">
            <text:p>14</text:p>
          </table:table-cell>
          <table:table-cell table:formula="of:=COUNTIF([.$A$73:.$AX$141];[.AZ151])" office:value-type="float" office:value="14" calcext:value-type="float">
            <text:p>14</text:p>
          </table:table-cell>
          <table:table-cell table:formula="of:=IF([.AZ151]&lt;[.$BA$1];0;IF([.AZ151]&gt;=[.$BC$1];255;ROUNDDOWN(([.AZ151]-[.$BA$1])/([.$BC$1]-[.$BA$1])*255)))" office:value-type="float" office:value="145" calcext:value-type="float">
            <text:p>145</text:p>
          </table:table-cell>
        </table:table-row>
        <table:table-row table:style-name="ro1">
          <table:table-cell table:number-columns-repeated="51"/>
          <table:table-cell office:value-type="float" office:value="146" calcext:value-type="float">
            <text:p>146</text:p>
          </table:table-cell>
          <table:table-cell table:formula="of:=COUNTIF([.$A$1:.$AX$69];[.AZ152])" office:value-type="float" office:value="7" calcext:value-type="float">
            <text:p>7</text:p>
          </table:table-cell>
          <table:table-cell table:formula="of:=COUNTIF([.$A$73:.$AX$141];[.AZ152])" office:value-type="float" office:value="7" calcext:value-type="float">
            <text:p>7</text:p>
          </table:table-cell>
          <table:table-cell table:formula="of:=IF([.AZ152]&lt;[.$BA$1];0;IF([.AZ152]&gt;=[.$BC$1];255;ROUNDDOWN(([.AZ152]-[.$BA$1])/([.$BC$1]-[.$BA$1])*255)))" office:value-type="float" office:value="146" calcext:value-type="float">
            <text:p>146</text:p>
          </table:table-cell>
        </table:table-row>
        <table:table-row table:style-name="ro1">
          <table:table-cell table:number-columns-repeated="51"/>
          <table:table-cell office:value-type="float" office:value="147" calcext:value-type="float">
            <text:p>147</text:p>
          </table:table-cell>
          <table:table-cell table:formula="of:=COUNTIF([.$A$1:.$AX$69];[.AZ153])" office:value-type="float" office:value="17" calcext:value-type="float">
            <text:p>17</text:p>
          </table:table-cell>
          <table:table-cell table:formula="of:=COUNTIF([.$A$73:.$AX$141];[.AZ153])" office:value-type="float" office:value="17" calcext:value-type="float">
            <text:p>17</text:p>
          </table:table-cell>
          <table:table-cell table:formula="of:=IF([.AZ153]&lt;[.$BA$1];0;IF([.AZ153]&gt;=[.$BC$1];255;ROUNDDOWN(([.AZ153]-[.$BA$1])/([.$BC$1]-[.$BA$1])*255)))" office:value-type="float" office:value="147" calcext:value-type="float">
            <text:p>147</text:p>
          </table:table-cell>
        </table:table-row>
        <table:table-row table:style-name="ro1">
          <table:table-cell table:number-columns-repeated="51"/>
          <table:table-cell office:value-type="float" office:value="148" calcext:value-type="float">
            <text:p>148</text:p>
          </table:table-cell>
          <table:table-cell table:formula="of:=COUNTIF([.$A$1:.$AX$69];[.AZ154])" office:value-type="float" office:value="15" calcext:value-type="float">
            <text:p>15</text:p>
          </table:table-cell>
          <table:table-cell table:formula="of:=COUNTIF([.$A$73:.$AX$141];[.AZ154])" office:value-type="float" office:value="15" calcext:value-type="float">
            <text:p>15</text:p>
          </table:table-cell>
          <table:table-cell table:formula="of:=IF([.AZ154]&lt;[.$BA$1];0;IF([.AZ154]&gt;=[.$BC$1];255;ROUNDDOWN(([.AZ154]-[.$BA$1])/([.$BC$1]-[.$BA$1])*255)))" office:value-type="float" office:value="148" calcext:value-type="float">
            <text:p>148</text:p>
          </table:table-cell>
        </table:table-row>
        <table:table-row table:style-name="ro1">
          <table:table-cell table:number-columns-repeated="51"/>
          <table:table-cell office:value-type="float" office:value="149" calcext:value-type="float">
            <text:p>149</text:p>
          </table:table-cell>
          <table:table-cell table:formula="of:=COUNTIF([.$A$1:.$AX$69];[.AZ155])" office:value-type="float" office:value="17" calcext:value-type="float">
            <text:p>17</text:p>
          </table:table-cell>
          <table:table-cell table:formula="of:=COUNTIF([.$A$73:.$AX$141];[.AZ155])" office:value-type="float" office:value="17" calcext:value-type="float">
            <text:p>17</text:p>
          </table:table-cell>
          <table:table-cell table:formula="of:=IF([.AZ155]&lt;[.$BA$1];0;IF([.AZ155]&gt;=[.$BC$1];255;ROUNDDOWN(([.AZ155]-[.$BA$1])/([.$BC$1]-[.$BA$1])*255)))" office:value-type="float" office:value="149" calcext:value-type="float">
            <text:p>149</text:p>
          </table:table-cell>
        </table:table-row>
        <table:table-row table:style-name="ro1">
          <table:table-cell table:number-columns-repeated="51"/>
          <table:table-cell office:value-type="float" office:value="150" calcext:value-type="float">
            <text:p>150</text:p>
          </table:table-cell>
          <table:table-cell table:formula="of:=COUNTIF([.$A$1:.$AX$69];[.AZ156])" office:value-type="float" office:value="23" calcext:value-type="float">
            <text:p>23</text:p>
          </table:table-cell>
          <table:table-cell table:formula="of:=COUNTIF([.$A$73:.$AX$141];[.AZ156])" office:value-type="float" office:value="23" calcext:value-type="float">
            <text:p>23</text:p>
          </table:table-cell>
          <table:table-cell table:formula="of:=IF([.AZ156]&lt;[.$BA$1];0;IF([.AZ156]&gt;=[.$BC$1];255;ROUNDDOWN(([.AZ156]-[.$BA$1])/([.$BC$1]-[.$BA$1])*255)))" office:value-type="float" office:value="150" calcext:value-type="float">
            <text:p>150</text:p>
          </table:table-cell>
        </table:table-row>
        <table:table-row table:style-name="ro1">
          <table:table-cell table:number-columns-repeated="51"/>
          <table:table-cell office:value-type="float" office:value="151" calcext:value-type="float">
            <text:p>151</text:p>
          </table:table-cell>
          <table:table-cell table:formula="of:=COUNTIF([.$A$1:.$AX$69];[.AZ157])" office:value-type="float" office:value="22" calcext:value-type="float">
            <text:p>22</text:p>
          </table:table-cell>
          <table:table-cell table:formula="of:=COUNTIF([.$A$73:.$AX$141];[.AZ157])" office:value-type="float" office:value="22" calcext:value-type="float">
            <text:p>22</text:p>
          </table:table-cell>
          <table:table-cell table:formula="of:=IF([.AZ157]&lt;[.$BA$1];0;IF([.AZ157]&gt;=[.$BC$1];255;ROUNDDOWN(([.AZ157]-[.$BA$1])/([.$BC$1]-[.$BA$1])*255)))" office:value-type="float" office:value="151" calcext:value-type="float">
            <text:p>151</text:p>
          </table:table-cell>
        </table:table-row>
        <table:table-row table:style-name="ro1">
          <table:table-cell table:number-columns-repeated="51"/>
          <table:table-cell office:value-type="float" office:value="152" calcext:value-type="float">
            <text:p>152</text:p>
          </table:table-cell>
          <table:table-cell table:formula="of:=COUNTIF([.$A$1:.$AX$69];[.AZ158])" office:value-type="float" office:value="18" calcext:value-type="float">
            <text:p>18</text:p>
          </table:table-cell>
          <table:table-cell table:formula="of:=COUNTIF([.$A$73:.$AX$141];[.AZ158])" office:value-type="float" office:value="18" calcext:value-type="float">
            <text:p>18</text:p>
          </table:table-cell>
          <table:table-cell table:formula="of:=IF([.AZ158]&lt;[.$BA$1];0;IF([.AZ158]&gt;=[.$BC$1];255;ROUNDDOWN(([.AZ158]-[.$BA$1])/([.$BC$1]-[.$BA$1])*255)))" office:value-type="float" office:value="152" calcext:value-type="float">
            <text:p>152</text:p>
          </table:table-cell>
        </table:table-row>
        <table:table-row table:style-name="ro1">
          <table:table-cell table:number-columns-repeated="51"/>
          <table:table-cell office:value-type="float" office:value="153" calcext:value-type="float">
            <text:p>153</text:p>
          </table:table-cell>
          <table:table-cell table:formula="of:=COUNTIF([.$A$1:.$AX$69];[.AZ159])" office:value-type="float" office:value="18" calcext:value-type="float">
            <text:p>18</text:p>
          </table:table-cell>
          <table:table-cell table:formula="of:=COUNTIF([.$A$73:.$AX$141];[.AZ159])" office:value-type="float" office:value="18" calcext:value-type="float">
            <text:p>18</text:p>
          </table:table-cell>
          <table:table-cell table:formula="of:=IF([.AZ159]&lt;[.$BA$1];0;IF([.AZ159]&gt;=[.$BC$1];255;ROUNDDOWN(([.AZ159]-[.$BA$1])/([.$BC$1]-[.$BA$1])*255)))" office:value-type="float" office:value="153" calcext:value-type="float">
            <text:p>153</text:p>
          </table:table-cell>
        </table:table-row>
        <table:table-row table:style-name="ro1">
          <table:table-cell table:number-columns-repeated="51"/>
          <table:table-cell office:value-type="float" office:value="154" calcext:value-type="float">
            <text:p>154</text:p>
          </table:table-cell>
          <table:table-cell table:formula="of:=COUNTIF([.$A$1:.$AX$69];[.AZ160])" office:value-type="float" office:value="27" calcext:value-type="float">
            <text:p>27</text:p>
          </table:table-cell>
          <table:table-cell table:formula="of:=COUNTIF([.$A$73:.$AX$141];[.AZ160])" office:value-type="float" office:value="27" calcext:value-type="float">
            <text:p>27</text:p>
          </table:table-cell>
          <table:table-cell table:formula="of:=IF([.AZ160]&lt;[.$BA$1];0;IF([.AZ160]&gt;=[.$BC$1];255;ROUNDDOWN(([.AZ160]-[.$BA$1])/([.$BC$1]-[.$BA$1])*255)))" office:value-type="float" office:value="154" calcext:value-type="float">
            <text:p>154</text:p>
          </table:table-cell>
        </table:table-row>
        <table:table-row table:style-name="ro1">
          <table:table-cell table:number-columns-repeated="51"/>
          <table:table-cell office:value-type="float" office:value="155" calcext:value-type="float">
            <text:p>155</text:p>
          </table:table-cell>
          <table:table-cell table:formula="of:=COUNTIF([.$A$1:.$AX$69];[.AZ161])" office:value-type="float" office:value="21" calcext:value-type="float">
            <text:p>21</text:p>
          </table:table-cell>
          <table:table-cell table:formula="of:=COUNTIF([.$A$73:.$AX$141];[.AZ161])" office:value-type="float" office:value="21" calcext:value-type="float">
            <text:p>21</text:p>
          </table:table-cell>
          <table:table-cell table:formula="of:=IF([.AZ161]&lt;[.$BA$1];0;IF([.AZ161]&gt;=[.$BC$1];255;ROUNDDOWN(([.AZ161]-[.$BA$1])/([.$BC$1]-[.$BA$1])*255)))" office:value-type="float" office:value="155" calcext:value-type="float">
            <text:p>155</text:p>
          </table:table-cell>
        </table:table-row>
        <table:table-row table:style-name="ro1">
          <table:table-cell table:number-columns-repeated="51"/>
          <table:table-cell office:value-type="float" office:value="156" calcext:value-type="float">
            <text:p>156</text:p>
          </table:table-cell>
          <table:table-cell table:formula="of:=COUNTIF([.$A$1:.$AX$69];[.AZ162])" office:value-type="float" office:value="19" calcext:value-type="float">
            <text:p>19</text:p>
          </table:table-cell>
          <table:table-cell table:formula="of:=COUNTIF([.$A$73:.$AX$141];[.AZ162])" office:value-type="float" office:value="19" calcext:value-type="float">
            <text:p>19</text:p>
          </table:table-cell>
          <table:table-cell table:formula="of:=IF([.AZ162]&lt;[.$BA$1];0;IF([.AZ162]&gt;=[.$BC$1];255;ROUNDDOWN(([.AZ162]-[.$BA$1])/([.$BC$1]-[.$BA$1])*255)))" office:value-type="float" office:value="156" calcext:value-type="float">
            <text:p>156</text:p>
          </table:table-cell>
        </table:table-row>
        <table:table-row table:style-name="ro1">
          <table:table-cell table:number-columns-repeated="51"/>
          <table:table-cell office:value-type="float" office:value="157" calcext:value-type="float">
            <text:p>157</text:p>
          </table:table-cell>
          <table:table-cell table:formula="of:=COUNTIF([.$A$1:.$AX$69];[.AZ163])" office:value-type="float" office:value="20" calcext:value-type="float">
            <text:p>20</text:p>
          </table:table-cell>
          <table:table-cell table:formula="of:=COUNTIF([.$A$73:.$AX$141];[.AZ163])" office:value-type="float" office:value="20" calcext:value-type="float">
            <text:p>20</text:p>
          </table:table-cell>
          <table:table-cell table:formula="of:=IF([.AZ163]&lt;[.$BA$1];0;IF([.AZ163]&gt;=[.$BC$1];255;ROUNDDOWN(([.AZ163]-[.$BA$1])/([.$BC$1]-[.$BA$1])*255)))" office:value-type="float" office:value="157" calcext:value-type="float">
            <text:p>157</text:p>
          </table:table-cell>
        </table:table-row>
        <table:table-row table:style-name="ro1">
          <table:table-cell table:number-columns-repeated="51"/>
          <table:table-cell office:value-type="float" office:value="158" calcext:value-type="float">
            <text:p>158</text:p>
          </table:table-cell>
          <table:table-cell table:formula="of:=COUNTIF([.$A$1:.$AX$69];[.AZ164])" office:value-type="float" office:value="15" calcext:value-type="float">
            <text:p>15</text:p>
          </table:table-cell>
          <table:table-cell table:formula="of:=COUNTIF([.$A$73:.$AX$141];[.AZ164])" office:value-type="float" office:value="15" calcext:value-type="float">
            <text:p>15</text:p>
          </table:table-cell>
          <table:table-cell table:formula="of:=IF([.AZ164]&lt;[.$BA$1];0;IF([.AZ164]&gt;=[.$BC$1];255;ROUNDDOWN(([.AZ164]-[.$BA$1])/([.$BC$1]-[.$BA$1])*255)))" office:value-type="float" office:value="158" calcext:value-type="float">
            <text:p>158</text:p>
          </table:table-cell>
        </table:table-row>
        <table:table-row table:style-name="ro1">
          <table:table-cell table:number-columns-repeated="51"/>
          <table:table-cell office:value-type="float" office:value="159" calcext:value-type="float">
            <text:p>159</text:p>
          </table:table-cell>
          <table:table-cell table:formula="of:=COUNTIF([.$A$1:.$AX$69];[.AZ165])" office:value-type="float" office:value="27" calcext:value-type="float">
            <text:p>27</text:p>
          </table:table-cell>
          <table:table-cell table:formula="of:=COUNTIF([.$A$73:.$AX$141];[.AZ165])" office:value-type="float" office:value="27" calcext:value-type="float">
            <text:p>27</text:p>
          </table:table-cell>
          <table:table-cell table:formula="of:=IF([.AZ165]&lt;[.$BA$1];0;IF([.AZ165]&gt;=[.$BC$1];255;ROUNDDOWN(([.AZ165]-[.$BA$1])/([.$BC$1]-[.$BA$1])*255)))" office:value-type="float" office:value="159" calcext:value-type="float">
            <text:p>159</text:p>
          </table:table-cell>
        </table:table-row>
        <table:table-row table:style-name="ro1">
          <table:table-cell table:number-columns-repeated="51"/>
          <table:table-cell office:value-type="float" office:value="160" calcext:value-type="float">
            <text:p>160</text:p>
          </table:table-cell>
          <table:table-cell table:formula="of:=COUNTIF([.$A$1:.$AX$69];[.AZ166])" office:value-type="float" office:value="17" calcext:value-type="float">
            <text:p>17</text:p>
          </table:table-cell>
          <table:table-cell table:formula="of:=COUNTIF([.$A$73:.$AX$141];[.AZ166])" office:value-type="float" office:value="17" calcext:value-type="float">
            <text:p>17</text:p>
          </table:table-cell>
          <table:table-cell table:formula="of:=IF([.AZ166]&lt;[.$BA$1];0;IF([.AZ166]&gt;=[.$BC$1];255;ROUNDDOWN(([.AZ166]-[.$BA$1])/([.$BC$1]-[.$BA$1])*255)))" office:value-type="float" office:value="160" calcext:value-type="float">
            <text:p>160</text:p>
          </table:table-cell>
        </table:table-row>
        <table:table-row table:style-name="ro1">
          <table:table-cell table:number-columns-repeated="51"/>
          <table:table-cell office:value-type="float" office:value="161" calcext:value-type="float">
            <text:p>161</text:p>
          </table:table-cell>
          <table:table-cell table:formula="of:=COUNTIF([.$A$1:.$AX$69];[.AZ167])" office:value-type="float" office:value="23" calcext:value-type="float">
            <text:p>23</text:p>
          </table:table-cell>
          <table:table-cell table:formula="of:=COUNTIF([.$A$73:.$AX$141];[.AZ167])" office:value-type="float" office:value="23" calcext:value-type="float">
            <text:p>23</text:p>
          </table:table-cell>
          <table:table-cell table:formula="of:=IF([.AZ167]&lt;[.$BA$1];0;IF([.AZ167]&gt;=[.$BC$1];255;ROUNDDOWN(([.AZ167]-[.$BA$1])/([.$BC$1]-[.$BA$1])*255)))" office:value-type="float" office:value="161" calcext:value-type="float">
            <text:p>161</text:p>
          </table:table-cell>
        </table:table-row>
        <table:table-row table:style-name="ro1">
          <table:table-cell table:number-columns-repeated="51"/>
          <table:table-cell office:value-type="float" office:value="162" calcext:value-type="float">
            <text:p>162</text:p>
          </table:table-cell>
          <table:table-cell table:formula="of:=COUNTIF([.$A$1:.$AX$69];[.AZ168])" office:value-type="float" office:value="13" calcext:value-type="float">
            <text:p>13</text:p>
          </table:table-cell>
          <table:table-cell table:formula="of:=COUNTIF([.$A$73:.$AX$141];[.AZ168])" office:value-type="float" office:value="13" calcext:value-type="float">
            <text:p>13</text:p>
          </table:table-cell>
          <table:table-cell table:formula="of:=IF([.AZ168]&lt;[.$BA$1];0;IF([.AZ168]&gt;=[.$BC$1];255;ROUNDDOWN(([.AZ168]-[.$BA$1])/([.$BC$1]-[.$BA$1])*255)))" office:value-type="float" office:value="162" calcext:value-type="float">
            <text:p>162</text:p>
          </table:table-cell>
        </table:table-row>
        <table:table-row table:style-name="ro1">
          <table:table-cell table:number-columns-repeated="51"/>
          <table:table-cell office:value-type="float" office:value="163" calcext:value-type="float">
            <text:p>163</text:p>
          </table:table-cell>
          <table:table-cell table:formula="of:=COUNTIF([.$A$1:.$AX$69];[.AZ169])" office:value-type="float" office:value="19" calcext:value-type="float">
            <text:p>19</text:p>
          </table:table-cell>
          <table:table-cell table:formula="of:=COUNTIF([.$A$73:.$AX$141];[.AZ169])" office:value-type="float" office:value="19" calcext:value-type="float">
            <text:p>19</text:p>
          </table:table-cell>
          <table:table-cell table:formula="of:=IF([.AZ169]&lt;[.$BA$1];0;IF([.AZ169]&gt;=[.$BC$1];255;ROUNDDOWN(([.AZ169]-[.$BA$1])/([.$BC$1]-[.$BA$1])*255)))" office:value-type="float" office:value="163" calcext:value-type="float">
            <text:p>163</text:p>
          </table:table-cell>
        </table:table-row>
        <table:table-row table:style-name="ro1">
          <table:table-cell table:number-columns-repeated="51"/>
          <table:table-cell office:value-type="float" office:value="164" calcext:value-type="float">
            <text:p>164</text:p>
          </table:table-cell>
          <table:table-cell table:formula="of:=COUNTIF([.$A$1:.$AX$69];[.AZ170])" office:value-type="float" office:value="22" calcext:value-type="float">
            <text:p>22</text:p>
          </table:table-cell>
          <table:table-cell table:formula="of:=COUNTIF([.$A$73:.$AX$141];[.AZ170])" office:value-type="float" office:value="22" calcext:value-type="float">
            <text:p>22</text:p>
          </table:table-cell>
          <table:table-cell table:formula="of:=IF([.AZ170]&lt;[.$BA$1];0;IF([.AZ170]&gt;=[.$BC$1];255;ROUNDDOWN(([.AZ170]-[.$BA$1])/([.$BC$1]-[.$BA$1])*255)))" office:value-type="float" office:value="164" calcext:value-type="float">
            <text:p>164</text:p>
          </table:table-cell>
        </table:table-row>
        <table:table-row table:style-name="ro1">
          <table:table-cell table:number-columns-repeated="51"/>
          <table:table-cell office:value-type="float" office:value="165" calcext:value-type="float">
            <text:p>165</text:p>
          </table:table-cell>
          <table:table-cell table:formula="of:=COUNTIF([.$A$1:.$AX$69];[.AZ171])" office:value-type="float" office:value="20" calcext:value-type="float">
            <text:p>20</text:p>
          </table:table-cell>
          <table:table-cell table:formula="of:=COUNTIF([.$A$73:.$AX$141];[.AZ171])" office:value-type="float" office:value="20" calcext:value-type="float">
            <text:p>20</text:p>
          </table:table-cell>
          <table:table-cell table:formula="of:=IF([.AZ171]&lt;[.$BA$1];0;IF([.AZ171]&gt;=[.$BC$1];255;ROUNDDOWN(([.AZ171]-[.$BA$1])/([.$BC$1]-[.$BA$1])*255)))" office:value-type="float" office:value="165" calcext:value-type="float">
            <text:p>165</text:p>
          </table:table-cell>
        </table:table-row>
        <table:table-row table:style-name="ro1">
          <table:table-cell table:number-columns-repeated="51"/>
          <table:table-cell office:value-type="float" office:value="166" calcext:value-type="float">
            <text:p>166</text:p>
          </table:table-cell>
          <table:table-cell table:formula="of:=COUNTIF([.$A$1:.$AX$69];[.AZ172])" office:value-type="float" office:value="32" calcext:value-type="float">
            <text:p>32</text:p>
          </table:table-cell>
          <table:table-cell table:formula="of:=COUNTIF([.$A$73:.$AX$141];[.AZ172])" office:value-type="float" office:value="32" calcext:value-type="float">
            <text:p>32</text:p>
          </table:table-cell>
          <table:table-cell table:formula="of:=IF([.AZ172]&lt;[.$BA$1];0;IF([.AZ172]&gt;=[.$BC$1];255;ROUNDDOWN(([.AZ172]-[.$BA$1])/([.$BC$1]-[.$BA$1])*255)))" office:value-type="float" office:value="166" calcext:value-type="float">
            <text:p>166</text:p>
          </table:table-cell>
        </table:table-row>
        <table:table-row table:style-name="ro1">
          <table:table-cell table:number-columns-repeated="51"/>
          <table:table-cell office:value-type="float" office:value="167" calcext:value-type="float">
            <text:p>167</text:p>
          </table:table-cell>
          <table:table-cell table:formula="of:=COUNTIF([.$A$1:.$AX$69];[.AZ173])" office:value-type="float" office:value="20" calcext:value-type="float">
            <text:p>20</text:p>
          </table:table-cell>
          <table:table-cell table:formula="of:=COUNTIF([.$A$73:.$AX$141];[.AZ173])" office:value-type="float" office:value="20" calcext:value-type="float">
            <text:p>20</text:p>
          </table:table-cell>
          <table:table-cell table:formula="of:=IF([.AZ173]&lt;[.$BA$1];0;IF([.AZ173]&gt;=[.$BC$1];255;ROUNDDOWN(([.AZ173]-[.$BA$1])/([.$BC$1]-[.$BA$1])*255)))" office:value-type="float" office:value="167" calcext:value-type="float">
            <text:p>167</text:p>
          </table:table-cell>
        </table:table-row>
        <table:table-row table:style-name="ro1">
          <table:table-cell table:number-columns-repeated="51"/>
          <table:table-cell office:value-type="float" office:value="168" calcext:value-type="float">
            <text:p>168</text:p>
          </table:table-cell>
          <table:table-cell table:formula="of:=COUNTIF([.$A$1:.$AX$69];[.AZ174])" office:value-type="float" office:value="19" calcext:value-type="float">
            <text:p>19</text:p>
          </table:table-cell>
          <table:table-cell table:formula="of:=COUNTIF([.$A$73:.$AX$141];[.AZ174])" office:value-type="float" office:value="19" calcext:value-type="float">
            <text:p>19</text:p>
          </table:table-cell>
          <table:table-cell table:formula="of:=IF([.AZ174]&lt;[.$BA$1];0;IF([.AZ174]&gt;=[.$BC$1];255;ROUNDDOWN(([.AZ174]-[.$BA$1])/([.$BC$1]-[.$BA$1])*255)))" office:value-type="float" office:value="168" calcext:value-type="float">
            <text:p>168</text:p>
          </table:table-cell>
        </table:table-row>
        <table:table-row table:style-name="ro1">
          <table:table-cell table:number-columns-repeated="51"/>
          <table:table-cell office:value-type="float" office:value="169" calcext:value-type="float">
            <text:p>169</text:p>
          </table:table-cell>
          <table:table-cell table:formula="of:=COUNTIF([.$A$1:.$AX$69];[.AZ175])" office:value-type="float" office:value="17" calcext:value-type="float">
            <text:p>17</text:p>
          </table:table-cell>
          <table:table-cell table:formula="of:=COUNTIF([.$A$73:.$AX$141];[.AZ175])" office:value-type="float" office:value="17" calcext:value-type="float">
            <text:p>17</text:p>
          </table:table-cell>
          <table:table-cell table:formula="of:=IF([.AZ175]&lt;[.$BA$1];0;IF([.AZ175]&gt;=[.$BC$1];255;ROUNDDOWN(([.AZ175]-[.$BA$1])/([.$BC$1]-[.$BA$1])*255)))" office:value-type="float" office:value="169" calcext:value-type="float">
            <text:p>169</text:p>
          </table:table-cell>
        </table:table-row>
        <table:table-row table:style-name="ro1">
          <table:table-cell table:number-columns-repeated="51"/>
          <table:table-cell office:value-type="float" office:value="170" calcext:value-type="float">
            <text:p>170</text:p>
          </table:table-cell>
          <table:table-cell table:formula="of:=COUNTIF([.$A$1:.$AX$69];[.AZ176])" office:value-type="float" office:value="25" calcext:value-type="float">
            <text:p>25</text:p>
          </table:table-cell>
          <table:table-cell table:formula="of:=COUNTIF([.$A$73:.$AX$141];[.AZ176])" office:value-type="float" office:value="25" calcext:value-type="float">
            <text:p>25</text:p>
          </table:table-cell>
          <table:table-cell table:formula="of:=IF([.AZ176]&lt;[.$BA$1];0;IF([.AZ176]&gt;=[.$BC$1];255;ROUNDDOWN(([.AZ176]-[.$BA$1])/([.$BC$1]-[.$BA$1])*255)))" office:value-type="float" office:value="170" calcext:value-type="float">
            <text:p>170</text:p>
          </table:table-cell>
        </table:table-row>
        <table:table-row table:style-name="ro1">
          <table:table-cell table:number-columns-repeated="51"/>
          <table:table-cell office:value-type="float" office:value="171" calcext:value-type="float">
            <text:p>171</text:p>
          </table:table-cell>
          <table:table-cell table:formula="of:=COUNTIF([.$A$1:.$AX$69];[.AZ177])" office:value-type="float" office:value="20" calcext:value-type="float">
            <text:p>20</text:p>
          </table:table-cell>
          <table:table-cell table:formula="of:=COUNTIF([.$A$73:.$AX$141];[.AZ177])" office:value-type="float" office:value="20" calcext:value-type="float">
            <text:p>20</text:p>
          </table:table-cell>
          <table:table-cell table:formula="of:=IF([.AZ177]&lt;[.$BA$1];0;IF([.AZ177]&gt;=[.$BC$1];255;ROUNDDOWN(([.AZ177]-[.$BA$1])/([.$BC$1]-[.$BA$1])*255)))" office:value-type="float" office:value="171" calcext:value-type="float">
            <text:p>171</text:p>
          </table:table-cell>
        </table:table-row>
        <table:table-row table:style-name="ro1">
          <table:table-cell table:number-columns-repeated="51"/>
          <table:table-cell office:value-type="float" office:value="172" calcext:value-type="float">
            <text:p>172</text:p>
          </table:table-cell>
          <table:table-cell table:formula="of:=COUNTIF([.$A$1:.$AX$69];[.AZ178])" office:value-type="float" office:value="24" calcext:value-type="float">
            <text:p>24</text:p>
          </table:table-cell>
          <table:table-cell table:formula="of:=COUNTIF([.$A$73:.$AX$141];[.AZ178])" office:value-type="float" office:value="24" calcext:value-type="float">
            <text:p>24</text:p>
          </table:table-cell>
          <table:table-cell table:formula="of:=IF([.AZ178]&lt;[.$BA$1];0;IF([.AZ178]&gt;=[.$BC$1];255;ROUNDDOWN(([.AZ178]-[.$BA$1])/([.$BC$1]-[.$BA$1])*255)))" office:value-type="float" office:value="172" calcext:value-type="float">
            <text:p>172</text:p>
          </table:table-cell>
        </table:table-row>
        <table:table-row table:style-name="ro1">
          <table:table-cell table:number-columns-repeated="51"/>
          <table:table-cell office:value-type="float" office:value="173" calcext:value-type="float">
            <text:p>173</text:p>
          </table:table-cell>
          <table:table-cell table:formula="of:=COUNTIF([.$A$1:.$AX$69];[.AZ179])" office:value-type="float" office:value="11" calcext:value-type="float">
            <text:p>11</text:p>
          </table:table-cell>
          <table:table-cell table:formula="of:=COUNTIF([.$A$73:.$AX$141];[.AZ179])" office:value-type="float" office:value="11" calcext:value-type="float">
            <text:p>11</text:p>
          </table:table-cell>
          <table:table-cell table:formula="of:=IF([.AZ179]&lt;[.$BA$1];0;IF([.AZ179]&gt;=[.$BC$1];255;ROUNDDOWN(([.AZ179]-[.$BA$1])/([.$BC$1]-[.$BA$1])*255)))" office:value-type="float" office:value="173" calcext:value-type="float">
            <text:p>173</text:p>
          </table:table-cell>
        </table:table-row>
        <table:table-row table:style-name="ro1">
          <table:table-cell table:number-columns-repeated="51"/>
          <table:table-cell office:value-type="float" office:value="174" calcext:value-type="float">
            <text:p>174</text:p>
          </table:table-cell>
          <table:table-cell table:formula="of:=COUNTIF([.$A$1:.$AX$69];[.AZ180])" office:value-type="float" office:value="30" calcext:value-type="float">
            <text:p>30</text:p>
          </table:table-cell>
          <table:table-cell table:formula="of:=COUNTIF([.$A$73:.$AX$141];[.AZ180])" office:value-type="float" office:value="30" calcext:value-type="float">
            <text:p>30</text:p>
          </table:table-cell>
          <table:table-cell table:formula="of:=IF([.AZ180]&lt;[.$BA$1];0;IF([.AZ180]&gt;=[.$BC$1];255;ROUNDDOWN(([.AZ180]-[.$BA$1])/([.$BC$1]-[.$BA$1])*255)))" office:value-type="float" office:value="174" calcext:value-type="float">
            <text:p>174</text:p>
          </table:table-cell>
        </table:table-row>
        <table:table-row table:style-name="ro1">
          <table:table-cell table:number-columns-repeated="51"/>
          <table:table-cell office:value-type="float" office:value="175" calcext:value-type="float">
            <text:p>175</text:p>
          </table:table-cell>
          <table:table-cell table:formula="of:=COUNTIF([.$A$1:.$AX$69];[.AZ181])" office:value-type="float" office:value="21" calcext:value-type="float">
            <text:p>21</text:p>
          </table:table-cell>
          <table:table-cell table:formula="of:=COUNTIF([.$A$73:.$AX$141];[.AZ181])" office:value-type="float" office:value="21" calcext:value-type="float">
            <text:p>21</text:p>
          </table:table-cell>
          <table:table-cell table:formula="of:=IF([.AZ181]&lt;[.$BA$1];0;IF([.AZ181]&gt;=[.$BC$1];255;ROUNDDOWN(([.AZ181]-[.$BA$1])/([.$BC$1]-[.$BA$1])*255)))" office:value-type="float" office:value="175" calcext:value-type="float">
            <text:p>175</text:p>
          </table:table-cell>
        </table:table-row>
        <table:table-row table:style-name="ro1">
          <table:table-cell table:number-columns-repeated="51"/>
          <table:table-cell office:value-type="float" office:value="176" calcext:value-type="float">
            <text:p>176</text:p>
          </table:table-cell>
          <table:table-cell table:formula="of:=COUNTIF([.$A$1:.$AX$69];[.AZ182])" office:value-type="float" office:value="11" calcext:value-type="float">
            <text:p>11</text:p>
          </table:table-cell>
          <table:table-cell table:formula="of:=COUNTIF([.$A$73:.$AX$141];[.AZ182])" office:value-type="float" office:value="11" calcext:value-type="float">
            <text:p>11</text:p>
          </table:table-cell>
          <table:table-cell table:formula="of:=IF([.AZ182]&lt;[.$BA$1];0;IF([.AZ182]&gt;=[.$BC$1];255;ROUNDDOWN(([.AZ182]-[.$BA$1])/([.$BC$1]-[.$BA$1])*255)))" office:value-type="float" office:value="176" calcext:value-type="float">
            <text:p>176</text:p>
          </table:table-cell>
        </table:table-row>
        <table:table-row table:style-name="ro1">
          <table:table-cell table:number-columns-repeated="51"/>
          <table:table-cell office:value-type="float" office:value="177" calcext:value-type="float">
            <text:p>177</text:p>
          </table:table-cell>
          <table:table-cell table:formula="of:=COUNTIF([.$A$1:.$AX$69];[.AZ183])" office:value-type="float" office:value="17" calcext:value-type="float">
            <text:p>17</text:p>
          </table:table-cell>
          <table:table-cell table:formula="of:=COUNTIF([.$A$73:.$AX$141];[.AZ183])" office:value-type="float" office:value="17" calcext:value-type="float">
            <text:p>17</text:p>
          </table:table-cell>
          <table:table-cell table:formula="of:=IF([.AZ183]&lt;[.$BA$1];0;IF([.AZ183]&gt;=[.$BC$1];255;ROUNDDOWN(([.AZ183]-[.$BA$1])/([.$BC$1]-[.$BA$1])*255)))" office:value-type="float" office:value="177" calcext:value-type="float">
            <text:p>177</text:p>
          </table:table-cell>
        </table:table-row>
        <table:table-row table:style-name="ro1">
          <table:table-cell table:number-columns-repeated="51"/>
          <table:table-cell office:value-type="float" office:value="178" calcext:value-type="float">
            <text:p>178</text:p>
          </table:table-cell>
          <table:table-cell table:formula="of:=COUNTIF([.$A$1:.$AX$69];[.AZ184])" office:value-type="float" office:value="13" calcext:value-type="float">
            <text:p>13</text:p>
          </table:table-cell>
          <table:table-cell table:formula="of:=COUNTIF([.$A$73:.$AX$141];[.AZ184])" office:value-type="float" office:value="13" calcext:value-type="float">
            <text:p>13</text:p>
          </table:table-cell>
          <table:table-cell table:formula="of:=IF([.AZ184]&lt;[.$BA$1];0;IF([.AZ184]&gt;=[.$BC$1];255;ROUNDDOWN(([.AZ184]-[.$BA$1])/([.$BC$1]-[.$BA$1])*255)))" office:value-type="float" office:value="178" calcext:value-type="float">
            <text:p>178</text:p>
          </table:table-cell>
        </table:table-row>
        <table:table-row table:style-name="ro1">
          <table:table-cell table:number-columns-repeated="51"/>
          <table:table-cell office:value-type="float" office:value="179" calcext:value-type="float">
            <text:p>179</text:p>
          </table:table-cell>
          <table:table-cell table:formula="of:=COUNTIF([.$A$1:.$AX$69];[.AZ185])" office:value-type="float" office:value="22" calcext:value-type="float">
            <text:p>22</text:p>
          </table:table-cell>
          <table:table-cell table:formula="of:=COUNTIF([.$A$73:.$AX$141];[.AZ185])" office:value-type="float" office:value="22" calcext:value-type="float">
            <text:p>22</text:p>
          </table:table-cell>
          <table:table-cell table:formula="of:=IF([.AZ185]&lt;[.$BA$1];0;IF([.AZ185]&gt;=[.$BC$1];255;ROUNDDOWN(([.AZ185]-[.$BA$1])/([.$BC$1]-[.$BA$1])*255)))" office:value-type="float" office:value="179" calcext:value-type="float">
            <text:p>179</text:p>
          </table:table-cell>
        </table:table-row>
        <table:table-row table:style-name="ro1">
          <table:table-cell table:number-columns-repeated="51"/>
          <table:table-cell office:value-type="float" office:value="180" calcext:value-type="float">
            <text:p>180</text:p>
          </table:table-cell>
          <table:table-cell table:formula="of:=COUNTIF([.$A$1:.$AX$69];[.AZ186])" office:value-type="float" office:value="23" calcext:value-type="float">
            <text:p>23</text:p>
          </table:table-cell>
          <table:table-cell table:formula="of:=COUNTIF([.$A$73:.$AX$141];[.AZ186])" office:value-type="float" office:value="23" calcext:value-type="float">
            <text:p>23</text:p>
          </table:table-cell>
          <table:table-cell table:formula="of:=IF([.AZ186]&lt;[.$BA$1];0;IF([.AZ186]&gt;=[.$BC$1];255;ROUNDDOWN(([.AZ186]-[.$BA$1])/([.$BC$1]-[.$BA$1])*255)))" office:value-type="float" office:value="180" calcext:value-type="float">
            <text:p>180</text:p>
          </table:table-cell>
        </table:table-row>
        <table:table-row table:style-name="ro1">
          <table:table-cell table:number-columns-repeated="51"/>
          <table:table-cell office:value-type="float" office:value="181" calcext:value-type="float">
            <text:p>181</text:p>
          </table:table-cell>
          <table:table-cell table:formula="of:=COUNTIF([.$A$1:.$AX$69];[.AZ187])" office:value-type="float" office:value="15" calcext:value-type="float">
            <text:p>15</text:p>
          </table:table-cell>
          <table:table-cell table:formula="of:=COUNTIF([.$A$73:.$AX$141];[.AZ187])" office:value-type="float" office:value="15" calcext:value-type="float">
            <text:p>15</text:p>
          </table:table-cell>
          <table:table-cell table:formula="of:=IF([.AZ187]&lt;[.$BA$1];0;IF([.AZ187]&gt;=[.$BC$1];255;ROUNDDOWN(([.AZ187]-[.$BA$1])/([.$BC$1]-[.$BA$1])*255)))" office:value-type="float" office:value="181" calcext:value-type="float">
            <text:p>181</text:p>
          </table:table-cell>
        </table:table-row>
        <table:table-row table:style-name="ro1">
          <table:table-cell table:number-columns-repeated="51"/>
          <table:table-cell office:value-type="float" office:value="182" calcext:value-type="float">
            <text:p>182</text:p>
          </table:table-cell>
          <table:table-cell table:formula="of:=COUNTIF([.$A$1:.$AX$69];[.AZ188])" office:value-type="float" office:value="12" calcext:value-type="float">
            <text:p>12</text:p>
          </table:table-cell>
          <table:table-cell table:formula="of:=COUNTIF([.$A$73:.$AX$141];[.AZ188])" office:value-type="float" office:value="12" calcext:value-type="float">
            <text:p>12</text:p>
          </table:table-cell>
          <table:table-cell table:formula="of:=IF([.AZ188]&lt;[.$BA$1];0;IF([.AZ188]&gt;=[.$BC$1];255;ROUNDDOWN(([.AZ188]-[.$BA$1])/([.$BC$1]-[.$BA$1])*255)))" office:value-type="float" office:value="182" calcext:value-type="float">
            <text:p>182</text:p>
          </table:table-cell>
        </table:table-row>
        <table:table-row table:style-name="ro1">
          <table:table-cell table:number-columns-repeated="51"/>
          <table:table-cell office:value-type="float" office:value="183" calcext:value-type="float">
            <text:p>183</text:p>
          </table:table-cell>
          <table:table-cell table:formula="of:=COUNTIF([.$A$1:.$AX$69];[.AZ189])" office:value-type="float" office:value="24" calcext:value-type="float">
            <text:p>24</text:p>
          </table:table-cell>
          <table:table-cell table:formula="of:=COUNTIF([.$A$73:.$AX$141];[.AZ189])" office:value-type="float" office:value="24" calcext:value-type="float">
            <text:p>24</text:p>
          </table:table-cell>
          <table:table-cell table:formula="of:=IF([.AZ189]&lt;[.$BA$1];0;IF([.AZ189]&gt;=[.$BC$1];255;ROUNDDOWN(([.AZ189]-[.$BA$1])/([.$BC$1]-[.$BA$1])*255)))" office:value-type="float" office:value="183" calcext:value-type="float">
            <text:p>183</text:p>
          </table:table-cell>
        </table:table-row>
        <table:table-row table:style-name="ro1">
          <table:table-cell table:number-columns-repeated="51"/>
          <table:table-cell office:value-type="float" office:value="184" calcext:value-type="float">
            <text:p>184</text:p>
          </table:table-cell>
          <table:table-cell table:formula="of:=COUNTIF([.$A$1:.$AX$69];[.AZ190])" office:value-type="float" office:value="23" calcext:value-type="float">
            <text:p>23</text:p>
          </table:table-cell>
          <table:table-cell table:formula="of:=COUNTIF([.$A$73:.$AX$141];[.AZ190])" office:value-type="float" office:value="23" calcext:value-type="float">
            <text:p>23</text:p>
          </table:table-cell>
          <table:table-cell table:formula="of:=IF([.AZ190]&lt;[.$BA$1];0;IF([.AZ190]&gt;=[.$BC$1];255;ROUNDDOWN(([.AZ190]-[.$BA$1])/([.$BC$1]-[.$BA$1])*255)))" office:value-type="float" office:value="184" calcext:value-type="float">
            <text:p>184</text:p>
          </table:table-cell>
        </table:table-row>
        <table:table-row table:style-name="ro1">
          <table:table-cell table:number-columns-repeated="51"/>
          <table:table-cell office:value-type="float" office:value="185" calcext:value-type="float">
            <text:p>185</text:p>
          </table:table-cell>
          <table:table-cell table:formula="of:=COUNTIF([.$A$1:.$AX$69];[.AZ191])" office:value-type="float" office:value="28" calcext:value-type="float">
            <text:p>28</text:p>
          </table:table-cell>
          <table:table-cell table:formula="of:=COUNTIF([.$A$73:.$AX$141];[.AZ191])" office:value-type="float" office:value="28" calcext:value-type="float">
            <text:p>28</text:p>
          </table:table-cell>
          <table:table-cell table:formula="of:=IF([.AZ191]&lt;[.$BA$1];0;IF([.AZ191]&gt;=[.$BC$1];255;ROUNDDOWN(([.AZ191]-[.$BA$1])/([.$BC$1]-[.$BA$1])*255)))" office:value-type="float" office:value="185" calcext:value-type="float">
            <text:p>185</text:p>
          </table:table-cell>
        </table:table-row>
        <table:table-row table:style-name="ro1">
          <table:table-cell table:number-columns-repeated="51"/>
          <table:table-cell office:value-type="float" office:value="186" calcext:value-type="float">
            <text:p>186</text:p>
          </table:table-cell>
          <table:table-cell table:formula="of:=COUNTIF([.$A$1:.$AX$69];[.AZ192])" office:value-type="float" office:value="31" calcext:value-type="float">
            <text:p>31</text:p>
          </table:table-cell>
          <table:table-cell table:formula="of:=COUNTIF([.$A$73:.$AX$141];[.AZ192])" office:value-type="float" office:value="31" calcext:value-type="float">
            <text:p>31</text:p>
          </table:table-cell>
          <table:table-cell table:formula="of:=IF([.AZ192]&lt;[.$BA$1];0;IF([.AZ192]&gt;=[.$BC$1];255;ROUNDDOWN(([.AZ192]-[.$BA$1])/([.$BC$1]-[.$BA$1])*255)))" office:value-type="float" office:value="186" calcext:value-type="float">
            <text:p>186</text:p>
          </table:table-cell>
        </table:table-row>
        <table:table-row table:style-name="ro1">
          <table:table-cell table:number-columns-repeated="51"/>
          <table:table-cell office:value-type="float" office:value="187" calcext:value-type="float">
            <text:p>187</text:p>
          </table:table-cell>
          <table:table-cell table:formula="of:=COUNTIF([.$A$1:.$AX$69];[.AZ193])" office:value-type="float" office:value="22" calcext:value-type="float">
            <text:p>22</text:p>
          </table:table-cell>
          <table:table-cell table:formula="of:=COUNTIF([.$A$73:.$AX$141];[.AZ193])" office:value-type="float" office:value="22" calcext:value-type="float">
            <text:p>22</text:p>
          </table:table-cell>
          <table:table-cell table:formula="of:=IF([.AZ193]&lt;[.$BA$1];0;IF([.AZ193]&gt;=[.$BC$1];255;ROUNDDOWN(([.AZ193]-[.$BA$1])/([.$BC$1]-[.$BA$1])*255)))" office:value-type="float" office:value="187" calcext:value-type="float">
            <text:p>187</text:p>
          </table:table-cell>
        </table:table-row>
        <table:table-row table:style-name="ro1">
          <table:table-cell table:number-columns-repeated="51"/>
          <table:table-cell office:value-type="float" office:value="188" calcext:value-type="float">
            <text:p>188</text:p>
          </table:table-cell>
          <table:table-cell table:formula="of:=COUNTIF([.$A$1:.$AX$69];[.AZ194])" office:value-type="float" office:value="24" calcext:value-type="float">
            <text:p>24</text:p>
          </table:table-cell>
          <table:table-cell table:formula="of:=COUNTIF([.$A$73:.$AX$141];[.AZ194])" office:value-type="float" office:value="24" calcext:value-type="float">
            <text:p>24</text:p>
          </table:table-cell>
          <table:table-cell table:formula="of:=IF([.AZ194]&lt;[.$BA$1];0;IF([.AZ194]&gt;=[.$BC$1];255;ROUNDDOWN(([.AZ194]-[.$BA$1])/([.$BC$1]-[.$BA$1])*255)))" office:value-type="float" office:value="188" calcext:value-type="float">
            <text:p>188</text:p>
          </table:table-cell>
        </table:table-row>
        <table:table-row table:style-name="ro1">
          <table:table-cell table:number-columns-repeated="51"/>
          <table:table-cell office:value-type="float" office:value="189" calcext:value-type="float">
            <text:p>189</text:p>
          </table:table-cell>
          <table:table-cell table:formula="of:=COUNTIF([.$A$1:.$AX$69];[.AZ195])" office:value-type="float" office:value="29" calcext:value-type="float">
            <text:p>29</text:p>
          </table:table-cell>
          <table:table-cell table:formula="of:=COUNTIF([.$A$73:.$AX$141];[.AZ195])" office:value-type="float" office:value="29" calcext:value-type="float">
            <text:p>29</text:p>
          </table:table-cell>
          <table:table-cell table:formula="of:=IF([.AZ195]&lt;[.$BA$1];0;IF([.AZ195]&gt;=[.$BC$1];255;ROUNDDOWN(([.AZ195]-[.$BA$1])/([.$BC$1]-[.$BA$1])*255)))" office:value-type="float" office:value="189" calcext:value-type="float">
            <text:p>189</text:p>
          </table:table-cell>
        </table:table-row>
        <table:table-row table:style-name="ro1">
          <table:table-cell table:number-columns-repeated="51"/>
          <table:table-cell office:value-type="float" office:value="190" calcext:value-type="float">
            <text:p>190</text:p>
          </table:table-cell>
          <table:table-cell table:formula="of:=COUNTIF([.$A$1:.$AX$69];[.AZ196])" office:value-type="float" office:value="21" calcext:value-type="float">
            <text:p>21</text:p>
          </table:table-cell>
          <table:table-cell table:formula="of:=COUNTIF([.$A$73:.$AX$141];[.AZ196])" office:value-type="float" office:value="21" calcext:value-type="float">
            <text:p>21</text:p>
          </table:table-cell>
          <table:table-cell table:formula="of:=IF([.AZ196]&lt;[.$BA$1];0;IF([.AZ196]&gt;=[.$BC$1];255;ROUNDDOWN(([.AZ196]-[.$BA$1])/([.$BC$1]-[.$BA$1])*255)))" office:value-type="float" office:value="190" calcext:value-type="float">
            <text:p>190</text:p>
          </table:table-cell>
        </table:table-row>
        <table:table-row table:style-name="ro1">
          <table:table-cell table:number-columns-repeated="51"/>
          <table:table-cell office:value-type="float" office:value="191" calcext:value-type="float">
            <text:p>191</text:p>
          </table:table-cell>
          <table:table-cell table:formula="of:=COUNTIF([.$A$1:.$AX$69];[.AZ197])" office:value-type="float" office:value="27" calcext:value-type="float">
            <text:p>27</text:p>
          </table:table-cell>
          <table:table-cell table:formula="of:=COUNTIF([.$A$73:.$AX$141];[.AZ197])" office:value-type="float" office:value="27" calcext:value-type="float">
            <text:p>27</text:p>
          </table:table-cell>
          <table:table-cell table:formula="of:=IF([.AZ197]&lt;[.$BA$1];0;IF([.AZ197]&gt;=[.$BC$1];255;ROUNDDOWN(([.AZ197]-[.$BA$1])/([.$BC$1]-[.$BA$1])*255)))" office:value-type="float" office:value="191" calcext:value-type="float">
            <text:p>191</text:p>
          </table:table-cell>
        </table:table-row>
        <table:table-row table:style-name="ro1">
          <table:table-cell table:number-columns-repeated="51"/>
          <table:table-cell office:value-type="float" office:value="192" calcext:value-type="float">
            <text:p>192</text:p>
          </table:table-cell>
          <table:table-cell table:formula="of:=COUNTIF([.$A$1:.$AX$69];[.AZ198])" office:value-type="float" office:value="25" calcext:value-type="float">
            <text:p>25</text:p>
          </table:table-cell>
          <table:table-cell table:formula="of:=COUNTIF([.$A$73:.$AX$141];[.AZ198])" office:value-type="float" office:value="25" calcext:value-type="float">
            <text:p>25</text:p>
          </table:table-cell>
          <table:table-cell table:formula="of:=IF([.AZ198]&lt;[.$BA$1];0;IF([.AZ198]&gt;=[.$BC$1];255;ROUNDDOWN(([.AZ198]-[.$BA$1])/([.$BC$1]-[.$BA$1])*255)))" office:value-type="float" office:value="192" calcext:value-type="float">
            <text:p>192</text:p>
          </table:table-cell>
        </table:table-row>
        <table:table-row table:style-name="ro1">
          <table:table-cell table:number-columns-repeated="51"/>
          <table:table-cell office:value-type="float" office:value="193" calcext:value-type="float">
            <text:p>193</text:p>
          </table:table-cell>
          <table:table-cell table:formula="of:=COUNTIF([.$A$1:.$AX$69];[.AZ199])" office:value-type="float" office:value="18" calcext:value-type="float">
            <text:p>18</text:p>
          </table:table-cell>
          <table:table-cell table:formula="of:=COUNTIF([.$A$73:.$AX$141];[.AZ199])" office:value-type="float" office:value="18" calcext:value-type="float">
            <text:p>18</text:p>
          </table:table-cell>
          <table:table-cell table:formula="of:=IF([.AZ199]&lt;[.$BA$1];0;IF([.AZ199]&gt;=[.$BC$1];255;ROUNDDOWN(([.AZ199]-[.$BA$1])/([.$BC$1]-[.$BA$1])*255)))" office:value-type="float" office:value="193" calcext:value-type="float">
            <text:p>193</text:p>
          </table:table-cell>
        </table:table-row>
        <table:table-row table:style-name="ro1">
          <table:table-cell table:number-columns-repeated="51"/>
          <table:table-cell office:value-type="float" office:value="194" calcext:value-type="float">
            <text:p>194</text:p>
          </table:table-cell>
          <table:table-cell table:formula="of:=COUNTIF([.$A$1:.$AX$69];[.AZ200])" office:value-type="float" office:value="16" calcext:value-type="float">
            <text:p>16</text:p>
          </table:table-cell>
          <table:table-cell table:formula="of:=COUNTIF([.$A$73:.$AX$141];[.AZ200])" office:value-type="float" office:value="16" calcext:value-type="float">
            <text:p>16</text:p>
          </table:table-cell>
          <table:table-cell table:formula="of:=IF([.AZ200]&lt;[.$BA$1];0;IF([.AZ200]&gt;=[.$BC$1];255;ROUNDDOWN(([.AZ200]-[.$BA$1])/([.$BC$1]-[.$BA$1])*255)))" office:value-type="float" office:value="194" calcext:value-type="float">
            <text:p>194</text:p>
          </table:table-cell>
        </table:table-row>
        <table:table-row table:style-name="ro1">
          <table:table-cell table:number-columns-repeated="51"/>
          <table:table-cell office:value-type="float" office:value="195" calcext:value-type="float">
            <text:p>195</text:p>
          </table:table-cell>
          <table:table-cell table:formula="of:=COUNTIF([.$A$1:.$AX$69];[.AZ201])" office:value-type="float" office:value="32" calcext:value-type="float">
            <text:p>32</text:p>
          </table:table-cell>
          <table:table-cell table:formula="of:=COUNTIF([.$A$73:.$AX$141];[.AZ201])" office:value-type="float" office:value="32" calcext:value-type="float">
            <text:p>32</text:p>
          </table:table-cell>
          <table:table-cell table:formula="of:=IF([.AZ201]&lt;[.$BA$1];0;IF([.AZ201]&gt;=[.$BC$1];255;ROUNDDOWN(([.AZ201]-[.$BA$1])/([.$BC$1]-[.$BA$1])*255)))" office:value-type="float" office:value="195" calcext:value-type="float">
            <text:p>195</text:p>
          </table:table-cell>
        </table:table-row>
        <table:table-row table:style-name="ro1">
          <table:table-cell table:number-columns-repeated="51"/>
          <table:table-cell office:value-type="float" office:value="196" calcext:value-type="float">
            <text:p>196</text:p>
          </table:table-cell>
          <table:table-cell table:formula="of:=COUNTIF([.$A$1:.$AX$69];[.AZ202])" office:value-type="float" office:value="18" calcext:value-type="float">
            <text:p>18</text:p>
          </table:table-cell>
          <table:table-cell table:formula="of:=COUNTIF([.$A$73:.$AX$141];[.AZ202])" office:value-type="float" office:value="18" calcext:value-type="float">
            <text:p>18</text:p>
          </table:table-cell>
          <table:table-cell table:formula="of:=IF([.AZ202]&lt;[.$BA$1];0;IF([.AZ202]&gt;=[.$BC$1];255;ROUNDDOWN(([.AZ202]-[.$BA$1])/([.$BC$1]-[.$BA$1])*255)))" office:value-type="float" office:value="196" calcext:value-type="float">
            <text:p>196</text:p>
          </table:table-cell>
        </table:table-row>
        <table:table-row table:style-name="ro1">
          <table:table-cell table:number-columns-repeated="51"/>
          <table:table-cell office:value-type="float" office:value="197" calcext:value-type="float">
            <text:p>197</text:p>
          </table:table-cell>
          <table:table-cell table:formula="of:=COUNTIF([.$A$1:.$AX$69];[.AZ203])" office:value-type="float" office:value="26" calcext:value-type="float">
            <text:p>26</text:p>
          </table:table-cell>
          <table:table-cell table:formula="of:=COUNTIF([.$A$73:.$AX$141];[.AZ203])" office:value-type="float" office:value="26" calcext:value-type="float">
            <text:p>26</text:p>
          </table:table-cell>
          <table:table-cell table:formula="of:=IF([.AZ203]&lt;[.$BA$1];0;IF([.AZ203]&gt;=[.$BC$1];255;ROUNDDOWN(([.AZ203]-[.$BA$1])/([.$BC$1]-[.$BA$1])*255)))" office:value-type="float" office:value="197" calcext:value-type="float">
            <text:p>197</text:p>
          </table:table-cell>
        </table:table-row>
        <table:table-row table:style-name="ro1">
          <table:table-cell table:number-columns-repeated="51"/>
          <table:table-cell office:value-type="float" office:value="198" calcext:value-type="float">
            <text:p>198</text:p>
          </table:table-cell>
          <table:table-cell table:formula="of:=COUNTIF([.$A$1:.$AX$69];[.AZ204])" office:value-type="float" office:value="26" calcext:value-type="float">
            <text:p>26</text:p>
          </table:table-cell>
          <table:table-cell table:formula="of:=COUNTIF([.$A$73:.$AX$141];[.AZ204])" office:value-type="float" office:value="26" calcext:value-type="float">
            <text:p>26</text:p>
          </table:table-cell>
          <table:table-cell table:formula="of:=IF([.AZ204]&lt;[.$BA$1];0;IF([.AZ204]&gt;=[.$BC$1];255;ROUNDDOWN(([.AZ204]-[.$BA$1])/([.$BC$1]-[.$BA$1])*255)))" office:value-type="float" office:value="198" calcext:value-type="float">
            <text:p>198</text:p>
          </table:table-cell>
        </table:table-row>
        <table:table-row table:style-name="ro1">
          <table:table-cell table:number-columns-repeated="51"/>
          <table:table-cell office:value-type="float" office:value="199" calcext:value-type="float">
            <text:p>199</text:p>
          </table:table-cell>
          <table:table-cell table:formula="of:=COUNTIF([.$A$1:.$AX$69];[.AZ205])" office:value-type="float" office:value="20" calcext:value-type="float">
            <text:p>20</text:p>
          </table:table-cell>
          <table:table-cell table:formula="of:=COUNTIF([.$A$73:.$AX$141];[.AZ205])" office:value-type="float" office:value="20" calcext:value-type="float">
            <text:p>20</text:p>
          </table:table-cell>
          <table:table-cell table:formula="of:=IF([.AZ205]&lt;[.$BA$1];0;IF([.AZ205]&gt;=[.$BC$1];255;ROUNDDOWN(([.AZ205]-[.$BA$1])/([.$BC$1]-[.$BA$1])*255)))" office:value-type="float" office:value="199" calcext:value-type="float">
            <text:p>199</text:p>
          </table:table-cell>
        </table:table-row>
        <table:table-row table:style-name="ro1">
          <table:table-cell table:number-columns-repeated="51"/>
          <table:table-cell office:value-type="float" office:value="200" calcext:value-type="float">
            <text:p>200</text:p>
          </table:table-cell>
          <table:table-cell table:formula="of:=COUNTIF([.$A$1:.$AX$69];[.AZ206])" office:value-type="float" office:value="14" calcext:value-type="float">
            <text:p>14</text:p>
          </table:table-cell>
          <table:table-cell table:formula="of:=COUNTIF([.$A$73:.$AX$141];[.AZ206])" office:value-type="float" office:value="14" calcext:value-type="float">
            <text:p>14</text:p>
          </table:table-cell>
          <table:table-cell table:formula="of:=IF([.AZ206]&lt;[.$BA$1];0;IF([.AZ206]&gt;=[.$BC$1];255;ROUNDDOWN(([.AZ206]-[.$BA$1])/([.$BC$1]-[.$BA$1])*255)))" office:value-type="float" office:value="200" calcext:value-type="float">
            <text:p>200</text:p>
          </table:table-cell>
        </table:table-row>
        <table:table-row table:style-name="ro1">
          <table:table-cell table:number-columns-repeated="51"/>
          <table:table-cell office:value-type="float" office:value="201" calcext:value-type="float">
            <text:p>201</text:p>
          </table:table-cell>
          <table:table-cell table:formula="of:=COUNTIF([.$A$1:.$AX$69];[.AZ207])" office:value-type="float" office:value="9" calcext:value-type="float">
            <text:p>9</text:p>
          </table:table-cell>
          <table:table-cell table:formula="of:=COUNTIF([.$A$73:.$AX$141];[.AZ207])" office:value-type="float" office:value="9" calcext:value-type="float">
            <text:p>9</text:p>
          </table:table-cell>
          <table:table-cell table:formula="of:=IF([.AZ207]&lt;[.$BA$1];0;IF([.AZ207]&gt;=[.$BC$1];255;ROUNDDOWN(([.AZ207]-[.$BA$1])/([.$BC$1]-[.$BA$1])*255)))" office:value-type="float" office:value="201" calcext:value-type="float">
            <text:p>201</text:p>
          </table:table-cell>
        </table:table-row>
        <table:table-row table:style-name="ro1">
          <table:table-cell table:number-columns-repeated="51"/>
          <table:table-cell office:value-type="float" office:value="202" calcext:value-type="float">
            <text:p>202</text:p>
          </table:table-cell>
          <table:table-cell table:formula="of:=COUNTIF([.$A$1:.$AX$69];[.AZ208])" office:value-type="float" office:value="14" calcext:value-type="float">
            <text:p>14</text:p>
          </table:table-cell>
          <table:table-cell table:formula="of:=COUNTIF([.$A$73:.$AX$141];[.AZ208])" office:value-type="float" office:value="14" calcext:value-type="float">
            <text:p>14</text:p>
          </table:table-cell>
          <table:table-cell table:formula="of:=IF([.AZ208]&lt;[.$BA$1];0;IF([.AZ208]&gt;=[.$BC$1];255;ROUNDDOWN(([.AZ208]-[.$BA$1])/([.$BC$1]-[.$BA$1])*255)))" office:value-type="float" office:value="202" calcext:value-type="float">
            <text:p>202</text:p>
          </table:table-cell>
        </table:table-row>
        <table:table-row table:style-name="ro1">
          <table:table-cell table:number-columns-repeated="51"/>
          <table:table-cell office:value-type="float" office:value="203" calcext:value-type="float">
            <text:p>203</text:p>
          </table:table-cell>
          <table:table-cell table:formula="of:=COUNTIF([.$A$1:.$AX$69];[.AZ209])" office:value-type="float" office:value="8" calcext:value-type="float">
            <text:p>8</text:p>
          </table:table-cell>
          <table:table-cell table:formula="of:=COUNTIF([.$A$73:.$AX$141];[.AZ209])" office:value-type="float" office:value="8" calcext:value-type="float">
            <text:p>8</text:p>
          </table:table-cell>
          <table:table-cell table:formula="of:=IF([.AZ209]&lt;[.$BA$1];0;IF([.AZ209]&gt;=[.$BC$1];255;ROUNDDOWN(([.AZ209]-[.$BA$1])/([.$BC$1]-[.$BA$1])*255)))" office:value-type="float" office:value="203" calcext:value-type="float">
            <text:p>203</text:p>
          </table:table-cell>
        </table:table-row>
        <table:table-row table:style-name="ro1">
          <table:table-cell table:number-columns-repeated="51"/>
          <table:table-cell office:value-type="float" office:value="204" calcext:value-type="float">
            <text:p>204</text:p>
          </table:table-cell>
          <table:table-cell table:formula="of:=COUNTIF([.$A$1:.$AX$69];[.AZ210])" office:value-type="float" office:value="17" calcext:value-type="float">
            <text:p>17</text:p>
          </table:table-cell>
          <table:table-cell table:formula="of:=COUNTIF([.$A$73:.$AX$141];[.AZ210])" office:value-type="float" office:value="17" calcext:value-type="float">
            <text:p>17</text:p>
          </table:table-cell>
          <table:table-cell table:formula="of:=IF([.AZ210]&lt;[.$BA$1];0;IF([.AZ210]&gt;=[.$BC$1];255;ROUNDDOWN(([.AZ210]-[.$BA$1])/([.$BC$1]-[.$BA$1])*255)))" office:value-type="float" office:value="204" calcext:value-type="float">
            <text:p>204</text:p>
          </table:table-cell>
        </table:table-row>
        <table:table-row table:style-name="ro1">
          <table:table-cell table:number-columns-repeated="51"/>
          <table:table-cell office:value-type="float" office:value="205" calcext:value-type="float">
            <text:p>205</text:p>
          </table:table-cell>
          <table:table-cell table:formula="of:=COUNTIF([.$A$1:.$AX$69];[.AZ211])" office:value-type="float" office:value="11" calcext:value-type="float">
            <text:p>11</text:p>
          </table:table-cell>
          <table:table-cell table:formula="of:=COUNTIF([.$A$73:.$AX$141];[.AZ211])" office:value-type="float" office:value="11" calcext:value-type="float">
            <text:p>11</text:p>
          </table:table-cell>
          <table:table-cell table:formula="of:=IF([.AZ211]&lt;[.$BA$1];0;IF([.AZ211]&gt;=[.$BC$1];255;ROUNDDOWN(([.AZ211]-[.$BA$1])/([.$BC$1]-[.$BA$1])*255)))" office:value-type="float" office:value="205" calcext:value-type="float">
            <text:p>205</text:p>
          </table:table-cell>
        </table:table-row>
        <table:table-row table:style-name="ro1">
          <table:table-cell table:number-columns-repeated="51"/>
          <table:table-cell office:value-type="float" office:value="206" calcext:value-type="float">
            <text:p>206</text:p>
          </table:table-cell>
          <table:table-cell table:formula="of:=COUNTIF([.$A$1:.$AX$69];[.AZ212])" office:value-type="float" office:value="20" calcext:value-type="float">
            <text:p>20</text:p>
          </table:table-cell>
          <table:table-cell table:formula="of:=COUNTIF([.$A$73:.$AX$141];[.AZ212])" office:value-type="float" office:value="20" calcext:value-type="float">
            <text:p>20</text:p>
          </table:table-cell>
          <table:table-cell table:formula="of:=IF([.AZ212]&lt;[.$BA$1];0;IF([.AZ212]&gt;=[.$BC$1];255;ROUNDDOWN(([.AZ212]-[.$BA$1])/([.$BC$1]-[.$BA$1])*255)))" office:value-type="float" office:value="206" calcext:value-type="float">
            <text:p>206</text:p>
          </table:table-cell>
        </table:table-row>
        <table:table-row table:style-name="ro1">
          <table:table-cell table:number-columns-repeated="51"/>
          <table:table-cell office:value-type="float" office:value="207" calcext:value-type="float">
            <text:p>207</text:p>
          </table:table-cell>
          <table:table-cell table:formula="of:=COUNTIF([.$A$1:.$AX$69];[.AZ213])" office:value-type="float" office:value="24" calcext:value-type="float">
            <text:p>24</text:p>
          </table:table-cell>
          <table:table-cell table:formula="of:=COUNTIF([.$A$73:.$AX$141];[.AZ213])" office:value-type="float" office:value="24" calcext:value-type="float">
            <text:p>24</text:p>
          </table:table-cell>
          <table:table-cell table:formula="of:=IF([.AZ213]&lt;[.$BA$1];0;IF([.AZ213]&gt;=[.$BC$1];255;ROUNDDOWN(([.AZ213]-[.$BA$1])/([.$BC$1]-[.$BA$1])*255)))" office:value-type="float" office:value="207" calcext:value-type="float">
            <text:p>207</text:p>
          </table:table-cell>
        </table:table-row>
        <table:table-row table:style-name="ro1">
          <table:table-cell table:number-columns-repeated="51"/>
          <table:table-cell office:value-type="float" office:value="208" calcext:value-type="float">
            <text:p>208</text:p>
          </table:table-cell>
          <table:table-cell table:formula="of:=COUNTIF([.$A$1:.$AX$69];[.AZ214])" office:value-type="float" office:value="15" calcext:value-type="float">
            <text:p>15</text:p>
          </table:table-cell>
          <table:table-cell table:formula="of:=COUNTIF([.$A$73:.$AX$141];[.AZ214])" office:value-type="float" office:value="15" calcext:value-type="float">
            <text:p>15</text:p>
          </table:table-cell>
          <table:table-cell table:formula="of:=IF([.AZ214]&lt;[.$BA$1];0;IF([.AZ214]&gt;=[.$BC$1];255;ROUNDDOWN(([.AZ214]-[.$BA$1])/([.$BC$1]-[.$BA$1])*255)))" office:value-type="float" office:value="208" calcext:value-type="float">
            <text:p>208</text:p>
          </table:table-cell>
        </table:table-row>
        <table:table-row table:style-name="ro1">
          <table:table-cell table:number-columns-repeated="51"/>
          <table:table-cell office:value-type="float" office:value="209" calcext:value-type="float">
            <text:p>209</text:p>
          </table:table-cell>
          <table:table-cell table:formula="of:=COUNTIF([.$A$1:.$AX$69];[.AZ215])" office:value-type="float" office:value="19" calcext:value-type="float">
            <text:p>19</text:p>
          </table:table-cell>
          <table:table-cell table:formula="of:=COUNTIF([.$A$73:.$AX$141];[.AZ215])" office:value-type="float" office:value="19" calcext:value-type="float">
            <text:p>19</text:p>
          </table:table-cell>
          <table:table-cell table:formula="of:=IF([.AZ215]&lt;[.$BA$1];0;IF([.AZ215]&gt;=[.$BC$1];255;ROUNDDOWN(([.AZ215]-[.$BA$1])/([.$BC$1]-[.$BA$1])*255)))" office:value-type="float" office:value="209" calcext:value-type="float">
            <text:p>209</text:p>
          </table:table-cell>
        </table:table-row>
        <table:table-row table:style-name="ro1">
          <table:table-cell table:number-columns-repeated="51"/>
          <table:table-cell office:value-type="float" office:value="210" calcext:value-type="float">
            <text:p>210</text:p>
          </table:table-cell>
          <table:table-cell table:formula="of:=COUNTIF([.$A$1:.$AX$69];[.AZ216])" office:value-type="float" office:value="14" calcext:value-type="float">
            <text:p>14</text:p>
          </table:table-cell>
          <table:table-cell table:formula="of:=COUNTIF([.$A$73:.$AX$141];[.AZ216])" office:value-type="float" office:value="14" calcext:value-type="float">
            <text:p>14</text:p>
          </table:table-cell>
          <table:table-cell table:formula="of:=IF([.AZ216]&lt;[.$BA$1];0;IF([.AZ216]&gt;=[.$BC$1];255;ROUNDDOWN(([.AZ216]-[.$BA$1])/([.$BC$1]-[.$BA$1])*255)))" office:value-type="float" office:value="210" calcext:value-type="float">
            <text:p>210</text:p>
          </table:table-cell>
        </table:table-row>
        <table:table-row table:style-name="ro1">
          <table:table-cell table:number-columns-repeated="51"/>
          <table:table-cell office:value-type="float" office:value="211" calcext:value-type="float">
            <text:p>211</text:p>
          </table:table-cell>
          <table:table-cell table:formula="of:=COUNTIF([.$A$1:.$AX$69];[.AZ217])" office:value-type="float" office:value="22" calcext:value-type="float">
            <text:p>22</text:p>
          </table:table-cell>
          <table:table-cell table:formula="of:=COUNTIF([.$A$73:.$AX$141];[.AZ217])" office:value-type="float" office:value="22" calcext:value-type="float">
            <text:p>22</text:p>
          </table:table-cell>
          <table:table-cell table:formula="of:=IF([.AZ217]&lt;[.$BA$1];0;IF([.AZ217]&gt;=[.$BC$1];255;ROUNDDOWN(([.AZ217]-[.$BA$1])/([.$BC$1]-[.$BA$1])*255)))" office:value-type="float" office:value="211" calcext:value-type="float">
            <text:p>211</text:p>
          </table:table-cell>
        </table:table-row>
        <table:table-row table:style-name="ro1">
          <table:table-cell table:number-columns-repeated="51"/>
          <table:table-cell office:value-type="float" office:value="212" calcext:value-type="float">
            <text:p>212</text:p>
          </table:table-cell>
          <table:table-cell table:formula="of:=COUNTIF([.$A$1:.$AX$69];[.AZ218])" office:value-type="float" office:value="23" calcext:value-type="float">
            <text:p>23</text:p>
          </table:table-cell>
          <table:table-cell table:formula="of:=COUNTIF([.$A$73:.$AX$141];[.AZ218])" office:value-type="float" office:value="23" calcext:value-type="float">
            <text:p>23</text:p>
          </table:table-cell>
          <table:table-cell table:formula="of:=IF([.AZ218]&lt;[.$BA$1];0;IF([.AZ218]&gt;=[.$BC$1];255;ROUNDDOWN(([.AZ218]-[.$BA$1])/([.$BC$1]-[.$BA$1])*255)))" office:value-type="float" office:value="212" calcext:value-type="float">
            <text:p>212</text:p>
          </table:table-cell>
        </table:table-row>
        <table:table-row table:style-name="ro1">
          <table:table-cell table:number-columns-repeated="51"/>
          <table:table-cell office:value-type="float" office:value="213" calcext:value-type="float">
            <text:p>213</text:p>
          </table:table-cell>
          <table:table-cell table:formula="of:=COUNTIF([.$A$1:.$AX$69];[.AZ219])" office:value-type="float" office:value="17" calcext:value-type="float">
            <text:p>17</text:p>
          </table:table-cell>
          <table:table-cell table:formula="of:=COUNTIF([.$A$73:.$AX$141];[.AZ219])" office:value-type="float" office:value="17" calcext:value-type="float">
            <text:p>17</text:p>
          </table:table-cell>
          <table:table-cell table:formula="of:=IF([.AZ219]&lt;[.$BA$1];0;IF([.AZ219]&gt;=[.$BC$1];255;ROUNDDOWN(([.AZ219]-[.$BA$1])/([.$BC$1]-[.$BA$1])*255)))" office:value-type="float" office:value="213" calcext:value-type="float">
            <text:p>213</text:p>
          </table:table-cell>
        </table:table-row>
        <table:table-row table:style-name="ro1">
          <table:table-cell table:number-columns-repeated="51"/>
          <table:table-cell office:value-type="float" office:value="214" calcext:value-type="float">
            <text:p>214</text:p>
          </table:table-cell>
          <table:table-cell table:formula="of:=COUNTIF([.$A$1:.$AX$69];[.AZ220])" office:value-type="float" office:value="19" calcext:value-type="float">
            <text:p>19</text:p>
          </table:table-cell>
          <table:table-cell table:formula="of:=COUNTIF([.$A$73:.$AX$141];[.AZ220])" office:value-type="float" office:value="19" calcext:value-type="float">
            <text:p>19</text:p>
          </table:table-cell>
          <table:table-cell table:formula="of:=IF([.AZ220]&lt;[.$BA$1];0;IF([.AZ220]&gt;=[.$BC$1];255;ROUNDDOWN(([.AZ220]-[.$BA$1])/([.$BC$1]-[.$BA$1])*255)))" office:value-type="float" office:value="214" calcext:value-type="float">
            <text:p>214</text:p>
          </table:table-cell>
        </table:table-row>
        <table:table-row table:style-name="ro1">
          <table:table-cell table:number-columns-repeated="51"/>
          <table:table-cell office:value-type="float" office:value="215" calcext:value-type="float">
            <text:p>215</text:p>
          </table:table-cell>
          <table:table-cell table:formula="of:=COUNTIF([.$A$1:.$AX$69];[.AZ221])" office:value-type="float" office:value="32" calcext:value-type="float">
            <text:p>32</text:p>
          </table:table-cell>
          <table:table-cell table:formula="of:=COUNTIF([.$A$73:.$AX$141];[.AZ221])" office:value-type="float" office:value="32" calcext:value-type="float">
            <text:p>32</text:p>
          </table:table-cell>
          <table:table-cell table:formula="of:=IF([.AZ221]&lt;[.$BA$1];0;IF([.AZ221]&gt;=[.$BC$1];255;ROUNDDOWN(([.AZ221]-[.$BA$1])/([.$BC$1]-[.$BA$1])*255)))" office:value-type="float" office:value="215" calcext:value-type="float">
            <text:p>215</text:p>
          </table:table-cell>
        </table:table-row>
        <table:table-row table:style-name="ro1">
          <table:table-cell table:number-columns-repeated="51"/>
          <table:table-cell office:value-type="float" office:value="216" calcext:value-type="float">
            <text:p>216</text:p>
          </table:table-cell>
          <table:table-cell table:formula="of:=COUNTIF([.$A$1:.$AX$69];[.AZ222])" office:value-type="float" office:value="28" calcext:value-type="float">
            <text:p>28</text:p>
          </table:table-cell>
          <table:table-cell table:formula="of:=COUNTIF([.$A$73:.$AX$141];[.AZ222])" office:value-type="float" office:value="28" calcext:value-type="float">
            <text:p>28</text:p>
          </table:table-cell>
          <table:table-cell table:formula="of:=IF([.AZ222]&lt;[.$BA$1];0;IF([.AZ222]&gt;=[.$BC$1];255;ROUNDDOWN(([.AZ222]-[.$BA$1])/([.$BC$1]-[.$BA$1])*255)))" office:value-type="float" office:value="216" calcext:value-type="float">
            <text:p>216</text:p>
          </table:table-cell>
        </table:table-row>
        <table:table-row table:style-name="ro1">
          <table:table-cell table:number-columns-repeated="51"/>
          <table:table-cell office:value-type="float" office:value="217" calcext:value-type="float">
            <text:p>217</text:p>
          </table:table-cell>
          <table:table-cell table:formula="of:=COUNTIF([.$A$1:.$AX$69];[.AZ223])" office:value-type="float" office:value="15" calcext:value-type="float">
            <text:p>15</text:p>
          </table:table-cell>
          <table:table-cell table:formula="of:=COUNTIF([.$A$73:.$AX$141];[.AZ223])" office:value-type="float" office:value="15" calcext:value-type="float">
            <text:p>15</text:p>
          </table:table-cell>
          <table:table-cell table:formula="of:=IF([.AZ223]&lt;[.$BA$1];0;IF([.AZ223]&gt;=[.$BC$1];255;ROUNDDOWN(([.AZ223]-[.$BA$1])/([.$BC$1]-[.$BA$1])*255)))" office:value-type="float" office:value="217" calcext:value-type="float">
            <text:p>217</text:p>
          </table:table-cell>
        </table:table-row>
        <table:table-row table:style-name="ro1">
          <table:table-cell table:number-columns-repeated="51"/>
          <table:table-cell office:value-type="float" office:value="218" calcext:value-type="float">
            <text:p>218</text:p>
          </table:table-cell>
          <table:table-cell table:formula="of:=COUNTIF([.$A$1:.$AX$69];[.AZ224])" office:value-type="float" office:value="28" calcext:value-type="float">
            <text:p>28</text:p>
          </table:table-cell>
          <table:table-cell table:formula="of:=COUNTIF([.$A$73:.$AX$141];[.AZ224])" office:value-type="float" office:value="28" calcext:value-type="float">
            <text:p>28</text:p>
          </table:table-cell>
          <table:table-cell table:formula="of:=IF([.AZ224]&lt;[.$BA$1];0;IF([.AZ224]&gt;=[.$BC$1];255;ROUNDDOWN(([.AZ224]-[.$BA$1])/([.$BC$1]-[.$BA$1])*255)))" office:value-type="float" office:value="218" calcext:value-type="float">
            <text:p>218</text:p>
          </table:table-cell>
        </table:table-row>
        <table:table-row table:style-name="ro1">
          <table:table-cell table:number-columns-repeated="51"/>
          <table:table-cell office:value-type="float" office:value="219" calcext:value-type="float">
            <text:p>219</text:p>
          </table:table-cell>
          <table:table-cell table:formula="of:=COUNTIF([.$A$1:.$AX$69];[.AZ225])" office:value-type="float" office:value="19" calcext:value-type="float">
            <text:p>19</text:p>
          </table:table-cell>
          <table:table-cell table:formula="of:=COUNTIF([.$A$73:.$AX$141];[.AZ225])" office:value-type="float" office:value="19" calcext:value-type="float">
            <text:p>19</text:p>
          </table:table-cell>
          <table:table-cell table:formula="of:=IF([.AZ225]&lt;[.$BA$1];0;IF([.AZ225]&gt;=[.$BC$1];255;ROUNDDOWN(([.AZ225]-[.$BA$1])/([.$BC$1]-[.$BA$1])*255)))" office:value-type="float" office:value="219" calcext:value-type="float">
            <text:p>219</text:p>
          </table:table-cell>
        </table:table-row>
        <table:table-row table:style-name="ro1">
          <table:table-cell table:number-columns-repeated="51"/>
          <table:table-cell office:value-type="float" office:value="220" calcext:value-type="float">
            <text:p>220</text:p>
          </table:table-cell>
          <table:table-cell table:formula="of:=COUNTIF([.$A$1:.$AX$69];[.AZ226])" office:value-type="float" office:value="20" calcext:value-type="float">
            <text:p>20</text:p>
          </table:table-cell>
          <table:table-cell table:formula="of:=COUNTIF([.$A$73:.$AX$141];[.AZ226])" office:value-type="float" office:value="20" calcext:value-type="float">
            <text:p>20</text:p>
          </table:table-cell>
          <table:table-cell table:formula="of:=IF([.AZ226]&lt;[.$BA$1];0;IF([.AZ226]&gt;=[.$BC$1];255;ROUNDDOWN(([.AZ226]-[.$BA$1])/([.$BC$1]-[.$BA$1])*255)))" office:value-type="float" office:value="220" calcext:value-type="float">
            <text:p>220</text:p>
          </table:table-cell>
        </table:table-row>
        <table:table-row table:style-name="ro1">
          <table:table-cell table:number-columns-repeated="51"/>
          <table:table-cell office:value-type="float" office:value="221" calcext:value-type="float">
            <text:p>221</text:p>
          </table:table-cell>
          <table:table-cell table:formula="of:=COUNTIF([.$A$1:.$AX$69];[.AZ227])" office:value-type="float" office:value="30" calcext:value-type="float">
            <text:p>30</text:p>
          </table:table-cell>
          <table:table-cell table:formula="of:=COUNTIF([.$A$73:.$AX$141];[.AZ227])" office:value-type="float" office:value="30" calcext:value-type="float">
            <text:p>30</text:p>
          </table:table-cell>
          <table:table-cell table:formula="of:=IF([.AZ227]&lt;[.$BA$1];0;IF([.AZ227]&gt;=[.$BC$1];255;ROUNDDOWN(([.AZ227]-[.$BA$1])/([.$BC$1]-[.$BA$1])*255)))" office:value-type="float" office:value="221" calcext:value-type="float">
            <text:p>221</text:p>
          </table:table-cell>
        </table:table-row>
        <table:table-row table:style-name="ro1">
          <table:table-cell table:number-columns-repeated="51"/>
          <table:table-cell office:value-type="float" office:value="222" calcext:value-type="float">
            <text:p>222</text:p>
          </table:table-cell>
          <table:table-cell table:formula="of:=COUNTIF([.$A$1:.$AX$69];[.AZ228])" office:value-type="float" office:value="30" calcext:value-type="float">
            <text:p>30</text:p>
          </table:table-cell>
          <table:table-cell table:formula="of:=COUNTIF([.$A$73:.$AX$141];[.AZ228])" office:value-type="float" office:value="30" calcext:value-type="float">
            <text:p>30</text:p>
          </table:table-cell>
          <table:table-cell table:formula="of:=IF([.AZ228]&lt;[.$BA$1];0;IF([.AZ228]&gt;=[.$BC$1];255;ROUNDDOWN(([.AZ228]-[.$BA$1])/([.$BC$1]-[.$BA$1])*255)))" office:value-type="float" office:value="222" calcext:value-type="float">
            <text:p>222</text:p>
          </table:table-cell>
        </table:table-row>
        <table:table-row table:style-name="ro1">
          <table:table-cell table:number-columns-repeated="51"/>
          <table:table-cell office:value-type="float" office:value="223" calcext:value-type="float">
            <text:p>223</text:p>
          </table:table-cell>
          <table:table-cell table:formula="of:=COUNTIF([.$A$1:.$AX$69];[.AZ229])" office:value-type="float" office:value="32" calcext:value-type="float">
            <text:p>32</text:p>
          </table:table-cell>
          <table:table-cell table:formula="of:=COUNTIF([.$A$73:.$AX$141];[.AZ229])" office:value-type="float" office:value="32" calcext:value-type="float">
            <text:p>32</text:p>
          </table:table-cell>
          <table:table-cell table:formula="of:=IF([.AZ229]&lt;[.$BA$1];0;IF([.AZ229]&gt;=[.$BC$1];255;ROUNDDOWN(([.AZ229]-[.$BA$1])/([.$BC$1]-[.$BA$1])*255)))" office:value-type="float" office:value="223" calcext:value-type="float">
            <text:p>223</text:p>
          </table:table-cell>
        </table:table-row>
        <table:table-row table:style-name="ro1">
          <table:table-cell table:number-columns-repeated="51"/>
          <table:table-cell office:value-type="float" office:value="224" calcext:value-type="float">
            <text:p>224</text:p>
          </table:table-cell>
          <table:table-cell table:formula="of:=COUNTIF([.$A$1:.$AX$69];[.AZ230])" office:value-type="float" office:value="33" calcext:value-type="float">
            <text:p>33</text:p>
          </table:table-cell>
          <table:table-cell table:formula="of:=COUNTIF([.$A$73:.$AX$141];[.AZ230])" office:value-type="float" office:value="33" calcext:value-type="float">
            <text:p>33</text:p>
          </table:table-cell>
          <table:table-cell table:formula="of:=IF([.AZ230]&lt;[.$BA$1];0;IF([.AZ230]&gt;=[.$BC$1];255;ROUNDDOWN(([.AZ230]-[.$BA$1])/([.$BC$1]-[.$BA$1])*255)))" office:value-type="float" office:value="224" calcext:value-type="float">
            <text:p>224</text:p>
          </table:table-cell>
        </table:table-row>
        <table:table-row table:style-name="ro1">
          <table:table-cell table:number-columns-repeated="51"/>
          <table:table-cell office:value-type="float" office:value="225" calcext:value-type="float">
            <text:p>225</text:p>
          </table:table-cell>
          <table:table-cell table:formula="of:=COUNTIF([.$A$1:.$AX$69];[.AZ231])" office:value-type="float" office:value="28" calcext:value-type="float">
            <text:p>28</text:p>
          </table:table-cell>
          <table:table-cell table:formula="of:=COUNTIF([.$A$73:.$AX$141];[.AZ231])" office:value-type="float" office:value="28" calcext:value-type="float">
            <text:p>28</text:p>
          </table:table-cell>
          <table:table-cell table:formula="of:=IF([.AZ231]&lt;[.$BA$1];0;IF([.AZ231]&gt;=[.$BC$1];255;ROUNDDOWN(([.AZ231]-[.$BA$1])/([.$BC$1]-[.$BA$1])*255)))" office:value-type="float" office:value="225" calcext:value-type="float">
            <text:p>225</text:p>
          </table:table-cell>
        </table:table-row>
        <table:table-row table:style-name="ro1">
          <table:table-cell table:number-columns-repeated="51"/>
          <table:table-cell office:value-type="float" office:value="226" calcext:value-type="float">
            <text:p>226</text:p>
          </table:table-cell>
          <table:table-cell table:formula="of:=COUNTIF([.$A$1:.$AX$69];[.AZ232])" office:value-type="float" office:value="31" calcext:value-type="float">
            <text:p>31</text:p>
          </table:table-cell>
          <table:table-cell table:formula="of:=COUNTIF([.$A$73:.$AX$141];[.AZ232])" office:value-type="float" office:value="31" calcext:value-type="float">
            <text:p>31</text:p>
          </table:table-cell>
          <table:table-cell table:formula="of:=IF([.AZ232]&lt;[.$BA$1];0;IF([.AZ232]&gt;=[.$BC$1];255;ROUNDDOWN(([.AZ232]-[.$BA$1])/([.$BC$1]-[.$BA$1])*255)))" office:value-type="float" office:value="226" calcext:value-type="float">
            <text:p>226</text:p>
          </table:table-cell>
        </table:table-row>
        <table:table-row table:style-name="ro1">
          <table:table-cell table:number-columns-repeated="51"/>
          <table:table-cell office:value-type="float" office:value="227" calcext:value-type="float">
            <text:p>227</text:p>
          </table:table-cell>
          <table:table-cell table:formula="of:=COUNTIF([.$A$1:.$AX$69];[.AZ233])" office:value-type="float" office:value="19" calcext:value-type="float">
            <text:p>19</text:p>
          </table:table-cell>
          <table:table-cell table:formula="of:=COUNTIF([.$A$73:.$AX$141];[.AZ233])" office:value-type="float" office:value="19" calcext:value-type="float">
            <text:p>19</text:p>
          </table:table-cell>
          <table:table-cell table:formula="of:=IF([.AZ233]&lt;[.$BA$1];0;IF([.AZ233]&gt;=[.$BC$1];255;ROUNDDOWN(([.AZ233]-[.$BA$1])/([.$BC$1]-[.$BA$1])*255)))" office:value-type="float" office:value="227" calcext:value-type="float">
            <text:p>227</text:p>
          </table:table-cell>
        </table:table-row>
        <table:table-row table:style-name="ro1">
          <table:table-cell table:number-columns-repeated="51"/>
          <table:table-cell office:value-type="float" office:value="228" calcext:value-type="float">
            <text:p>228</text:p>
          </table:table-cell>
          <table:table-cell table:formula="of:=COUNTIF([.$A$1:.$AX$69];[.AZ234])" office:value-type="float" office:value="33" calcext:value-type="float">
            <text:p>33</text:p>
          </table:table-cell>
          <table:table-cell table:formula="of:=COUNTIF([.$A$73:.$AX$141];[.AZ234])" office:value-type="float" office:value="33" calcext:value-type="float">
            <text:p>33</text:p>
          </table:table-cell>
          <table:table-cell table:formula="of:=IF([.AZ234]&lt;[.$BA$1];0;IF([.AZ234]&gt;=[.$BC$1];255;ROUNDDOWN(([.AZ234]-[.$BA$1])/([.$BC$1]-[.$BA$1])*255)))" office:value-type="float" office:value="228" calcext:value-type="float">
            <text:p>228</text:p>
          </table:table-cell>
        </table:table-row>
        <table:table-row table:style-name="ro1">
          <table:table-cell table:number-columns-repeated="51"/>
          <table:table-cell office:value-type="float" office:value="229" calcext:value-type="float">
            <text:p>229</text:p>
          </table:table-cell>
          <table:table-cell table:formula="of:=COUNTIF([.$A$1:.$AX$69];[.AZ235])" office:value-type="float" office:value="30" calcext:value-type="float">
            <text:p>30</text:p>
          </table:table-cell>
          <table:table-cell table:formula="of:=COUNTIF([.$A$73:.$AX$141];[.AZ235])" office:value-type="float" office:value="30" calcext:value-type="float">
            <text:p>30</text:p>
          </table:table-cell>
          <table:table-cell table:formula="of:=IF([.AZ235]&lt;[.$BA$1];0;IF([.AZ235]&gt;=[.$BC$1];255;ROUNDDOWN(([.AZ235]-[.$BA$1])/([.$BC$1]-[.$BA$1])*255)))" office:value-type="float" office:value="229" calcext:value-type="float">
            <text:p>229</text:p>
          </table:table-cell>
        </table:table-row>
        <table:table-row table:style-name="ro1">
          <table:table-cell table:number-columns-repeated="51"/>
          <table:table-cell office:value-type="float" office:value="230" calcext:value-type="float">
            <text:p>230</text:p>
          </table:table-cell>
          <table:table-cell table:formula="of:=COUNTIF([.$A$1:.$AX$69];[.AZ236])" office:value-type="float" office:value="36" calcext:value-type="float">
            <text:p>36</text:p>
          </table:table-cell>
          <table:table-cell table:formula="of:=COUNTIF([.$A$73:.$AX$141];[.AZ236])" office:value-type="float" office:value="36" calcext:value-type="float">
            <text:p>36</text:p>
          </table:table-cell>
          <table:table-cell table:formula="of:=IF([.AZ236]&lt;[.$BA$1];0;IF([.AZ236]&gt;=[.$BC$1];255;ROUNDDOWN(([.AZ236]-[.$BA$1])/([.$BC$1]-[.$BA$1])*255)))" office:value-type="float" office:value="230" calcext:value-type="float">
            <text:p>230</text:p>
          </table:table-cell>
        </table:table-row>
        <table:table-row table:style-name="ro1">
          <table:table-cell table:number-columns-repeated="51"/>
          <table:table-cell office:value-type="float" office:value="231" calcext:value-type="float">
            <text:p>231</text:p>
          </table:table-cell>
          <table:table-cell table:formula="of:=COUNTIF([.$A$1:.$AX$69];[.AZ237])" office:value-type="float" office:value="36" calcext:value-type="float">
            <text:p>36</text:p>
          </table:table-cell>
          <table:table-cell table:formula="of:=COUNTIF([.$A$73:.$AX$141];[.AZ237])" office:value-type="float" office:value="36" calcext:value-type="float">
            <text:p>36</text:p>
          </table:table-cell>
          <table:table-cell table:formula="of:=IF([.AZ237]&lt;[.$BA$1];0;IF([.AZ237]&gt;=[.$BC$1];255;ROUNDDOWN(([.AZ237]-[.$BA$1])/([.$BC$1]-[.$BA$1])*255)))" office:value-type="float" office:value="231" calcext:value-type="float">
            <text:p>231</text:p>
          </table:table-cell>
        </table:table-row>
        <table:table-row table:style-name="ro1">
          <table:table-cell table:number-columns-repeated="51"/>
          <table:table-cell office:value-type="float" office:value="232" calcext:value-type="float">
            <text:p>232</text:p>
          </table:table-cell>
          <table:table-cell table:formula="of:=COUNTIF([.$A$1:.$AX$69];[.AZ238])" office:value-type="float" office:value="26" calcext:value-type="float">
            <text:p>26</text:p>
          </table:table-cell>
          <table:table-cell table:formula="of:=COUNTIF([.$A$73:.$AX$141];[.AZ238])" office:value-type="float" office:value="26" calcext:value-type="float">
            <text:p>26</text:p>
          </table:table-cell>
          <table:table-cell table:formula="of:=IF([.AZ238]&lt;[.$BA$1];0;IF([.AZ238]&gt;=[.$BC$1];255;ROUNDDOWN(([.AZ238]-[.$BA$1])/([.$BC$1]-[.$BA$1])*255)))" office:value-type="float" office:value="232" calcext:value-type="float">
            <text:p>232</text:p>
          </table:table-cell>
        </table:table-row>
        <table:table-row table:style-name="ro1">
          <table:table-cell table:number-columns-repeated="51"/>
          <table:table-cell office:value-type="float" office:value="233" calcext:value-type="float">
            <text:p>233</text:p>
          </table:table-cell>
          <table:table-cell table:formula="of:=COUNTIF([.$A$1:.$AX$69];[.AZ239])" office:value-type="float" office:value="25" calcext:value-type="float">
            <text:p>25</text:p>
          </table:table-cell>
          <table:table-cell table:formula="of:=COUNTIF([.$A$73:.$AX$141];[.AZ239])" office:value-type="float" office:value="25" calcext:value-type="float">
            <text:p>25</text:p>
          </table:table-cell>
          <table:table-cell table:formula="of:=IF([.AZ239]&lt;[.$BA$1];0;IF([.AZ239]&gt;=[.$BC$1];255;ROUNDDOWN(([.AZ239]-[.$BA$1])/([.$BC$1]-[.$BA$1])*255)))" office:value-type="float" office:value="233" calcext:value-type="float">
            <text:p>233</text:p>
          </table:table-cell>
        </table:table-row>
        <table:table-row table:style-name="ro1">
          <table:table-cell table:number-columns-repeated="51"/>
          <table:table-cell office:value-type="float" office:value="234" calcext:value-type="float">
            <text:p>234</text:p>
          </table:table-cell>
          <table:table-cell table:formula="of:=COUNTIF([.$A$1:.$AX$69];[.AZ240])" office:value-type="float" office:value="38" calcext:value-type="float">
            <text:p>38</text:p>
          </table:table-cell>
          <table:table-cell table:formula="of:=COUNTIF([.$A$73:.$AX$141];[.AZ240])" office:value-type="float" office:value="38" calcext:value-type="float">
            <text:p>38</text:p>
          </table:table-cell>
          <table:table-cell table:formula="of:=IF([.AZ240]&lt;[.$BA$1];0;IF([.AZ240]&gt;=[.$BC$1];255;ROUNDDOWN(([.AZ240]-[.$BA$1])/([.$BC$1]-[.$BA$1])*255)))" office:value-type="float" office:value="234" calcext:value-type="float">
            <text:p>234</text:p>
          </table:table-cell>
        </table:table-row>
        <table:table-row table:style-name="ro1">
          <table:table-cell table:number-columns-repeated="51"/>
          <table:table-cell office:value-type="float" office:value="235" calcext:value-type="float">
            <text:p>235</text:p>
          </table:table-cell>
          <table:table-cell table:formula="of:=COUNTIF([.$A$1:.$AX$69];[.AZ241])" office:value-type="float" office:value="32" calcext:value-type="float">
            <text:p>32</text:p>
          </table:table-cell>
          <table:table-cell table:formula="of:=COUNTIF([.$A$73:.$AX$141];[.AZ241])" office:value-type="float" office:value="32" calcext:value-type="float">
            <text:p>32</text:p>
          </table:table-cell>
          <table:table-cell table:formula="of:=IF([.AZ241]&lt;[.$BA$1];0;IF([.AZ241]&gt;=[.$BC$1];255;ROUNDDOWN(([.AZ241]-[.$BA$1])/([.$BC$1]-[.$BA$1])*255)))" office:value-type="float" office:value="235" calcext:value-type="float">
            <text:p>235</text:p>
          </table:table-cell>
        </table:table-row>
        <table:table-row table:style-name="ro1">
          <table:table-cell table:number-columns-repeated="51"/>
          <table:table-cell office:value-type="float" office:value="236" calcext:value-type="float">
            <text:p>236</text:p>
          </table:table-cell>
          <table:table-cell table:formula="of:=COUNTIF([.$A$1:.$AX$69];[.AZ242])" office:value-type="float" office:value="33" calcext:value-type="float">
            <text:p>33</text:p>
          </table:table-cell>
          <table:table-cell table:formula="of:=COUNTIF([.$A$73:.$AX$141];[.AZ242])" office:value-type="float" office:value="33" calcext:value-type="float">
            <text:p>33</text:p>
          </table:table-cell>
          <table:table-cell table:formula="of:=IF([.AZ242]&lt;[.$BA$1];0;IF([.AZ242]&gt;=[.$BC$1];255;ROUNDDOWN(([.AZ242]-[.$BA$1])/([.$BC$1]-[.$BA$1])*255)))" office:value-type="float" office:value="236" calcext:value-type="float">
            <text:p>236</text:p>
          </table:table-cell>
        </table:table-row>
        <table:table-row table:style-name="ro1">
          <table:table-cell table:number-columns-repeated="51"/>
          <table:table-cell office:value-type="float" office:value="237" calcext:value-type="float">
            <text:p>237</text:p>
          </table:table-cell>
          <table:table-cell table:formula="of:=COUNTIF([.$A$1:.$AX$69];[.AZ243])" office:value-type="float" office:value="24" calcext:value-type="float">
            <text:p>24</text:p>
          </table:table-cell>
          <table:table-cell table:formula="of:=COUNTIF([.$A$73:.$AX$141];[.AZ243])" office:value-type="float" office:value="24" calcext:value-type="float">
            <text:p>24</text:p>
          </table:table-cell>
          <table:table-cell table:formula="of:=IF([.AZ243]&lt;[.$BA$1];0;IF([.AZ243]&gt;=[.$BC$1];255;ROUNDDOWN(([.AZ243]-[.$BA$1])/([.$BC$1]-[.$BA$1])*255)))" office:value-type="float" office:value="237" calcext:value-type="float">
            <text:p>237</text:p>
          </table:table-cell>
        </table:table-row>
        <table:table-row table:style-name="ro1">
          <table:table-cell table:number-columns-repeated="51"/>
          <table:table-cell office:value-type="float" office:value="238" calcext:value-type="float">
            <text:p>238</text:p>
          </table:table-cell>
          <table:table-cell table:formula="of:=COUNTIF([.$A$1:.$AX$69];[.AZ244])" office:value-type="float" office:value="42" calcext:value-type="float">
            <text:p>42</text:p>
          </table:table-cell>
          <table:table-cell table:formula="of:=COUNTIF([.$A$73:.$AX$141];[.AZ244])" office:value-type="float" office:value="42" calcext:value-type="float">
            <text:p>42</text:p>
          </table:table-cell>
          <table:table-cell table:formula="of:=IF([.AZ244]&lt;[.$BA$1];0;IF([.AZ244]&gt;=[.$BC$1];255;ROUNDDOWN(([.AZ244]-[.$BA$1])/([.$BC$1]-[.$BA$1])*255)))" office:value-type="float" office:value="238" calcext:value-type="float">
            <text:p>238</text:p>
          </table:table-cell>
        </table:table-row>
        <table:table-row table:style-name="ro1">
          <table:table-cell table:number-columns-repeated="51"/>
          <table:table-cell office:value-type="float" office:value="239" calcext:value-type="float">
            <text:p>239</text:p>
          </table:table-cell>
          <table:table-cell table:formula="of:=COUNTIF([.$A$1:.$AX$69];[.AZ245])" office:value-type="float" office:value="38" calcext:value-type="float">
            <text:p>38</text:p>
          </table:table-cell>
          <table:table-cell table:formula="of:=COUNTIF([.$A$73:.$AX$141];[.AZ245])" office:value-type="float" office:value="38" calcext:value-type="float">
            <text:p>38</text:p>
          </table:table-cell>
          <table:table-cell table:formula="of:=IF([.AZ245]&lt;[.$BA$1];0;IF([.AZ245]&gt;=[.$BC$1];255;ROUNDDOWN(([.AZ245]-[.$BA$1])/([.$BC$1]-[.$BA$1])*255)))" office:value-type="float" office:value="239" calcext:value-type="float">
            <text:p>239</text:p>
          </table:table-cell>
        </table:table-row>
        <table:table-row table:style-name="ro1">
          <table:table-cell table:number-columns-repeated="51"/>
          <table:table-cell office:value-type="float" office:value="240" calcext:value-type="float">
            <text:p>240</text:p>
          </table:table-cell>
          <table:table-cell table:formula="of:=COUNTIF([.$A$1:.$AX$69];[.AZ246])" office:value-type="float" office:value="34" calcext:value-type="float">
            <text:p>34</text:p>
          </table:table-cell>
          <table:table-cell table:formula="of:=COUNTIF([.$A$73:.$AX$141];[.AZ246])" office:value-type="float" office:value="34" calcext:value-type="float">
            <text:p>34</text:p>
          </table:table-cell>
          <table:table-cell table:formula="of:=IF([.AZ246]&lt;[.$BA$1];0;IF([.AZ246]&gt;=[.$BC$1];255;ROUNDDOWN(([.AZ246]-[.$BA$1])/([.$BC$1]-[.$BA$1])*255)))" office:value-type="float" office:value="240" calcext:value-type="float">
            <text:p>240</text:p>
          </table:table-cell>
        </table:table-row>
        <table:table-row table:style-name="ro1">
          <table:table-cell table:number-columns-repeated="51"/>
          <table:table-cell office:value-type="float" office:value="241" calcext:value-type="float">
            <text:p>241</text:p>
          </table:table-cell>
          <table:table-cell table:formula="of:=COUNTIF([.$A$1:.$AX$69];[.AZ247])" office:value-type="float" office:value="34" calcext:value-type="float">
            <text:p>34</text:p>
          </table:table-cell>
          <table:table-cell table:formula="of:=COUNTIF([.$A$73:.$AX$141];[.AZ247])" office:value-type="float" office:value="34" calcext:value-type="float">
            <text:p>34</text:p>
          </table:table-cell>
          <table:table-cell table:formula="of:=IF([.AZ247]&lt;[.$BA$1];0;IF([.AZ247]&gt;=[.$BC$1];255;ROUNDDOWN(([.AZ247]-[.$BA$1])/([.$BC$1]-[.$BA$1])*255)))" office:value-type="float" office:value="241" calcext:value-type="float">
            <text:p>241</text:p>
          </table:table-cell>
        </table:table-row>
        <table:table-row table:style-name="ro1">
          <table:table-cell table:number-columns-repeated="51"/>
          <table:table-cell office:value-type="float" office:value="242" calcext:value-type="float">
            <text:p>242</text:p>
          </table:table-cell>
          <table:table-cell table:formula="of:=COUNTIF([.$A$1:.$AX$69];[.AZ248])" office:value-type="float" office:value="31" calcext:value-type="float">
            <text:p>31</text:p>
          </table:table-cell>
          <table:table-cell table:formula="of:=COUNTIF([.$A$73:.$AX$141];[.AZ248])" office:value-type="float" office:value="31" calcext:value-type="float">
            <text:p>31</text:p>
          </table:table-cell>
          <table:table-cell table:formula="of:=IF([.AZ248]&lt;[.$BA$1];0;IF([.AZ248]&gt;=[.$BC$1];255;ROUNDDOWN(([.AZ248]-[.$BA$1])/([.$BC$1]-[.$BA$1])*255)))" office:value-type="float" office:value="242" calcext:value-type="float">
            <text:p>242</text:p>
          </table:table-cell>
        </table:table-row>
        <table:table-row table:style-name="ro1">
          <table:table-cell table:number-columns-repeated="51"/>
          <table:table-cell office:value-type="float" office:value="243" calcext:value-type="float">
            <text:p>243</text:p>
          </table:table-cell>
          <table:table-cell table:formula="of:=COUNTIF([.$A$1:.$AX$69];[.AZ249])" office:value-type="float" office:value="43" calcext:value-type="float">
            <text:p>43</text:p>
          </table:table-cell>
          <table:table-cell table:formula="of:=COUNTIF([.$A$73:.$AX$141];[.AZ249])" office:value-type="float" office:value="43" calcext:value-type="float">
            <text:p>43</text:p>
          </table:table-cell>
          <table:table-cell table:formula="of:=IF([.AZ249]&lt;[.$BA$1];0;IF([.AZ249]&gt;=[.$BC$1];255;ROUNDDOWN(([.AZ249]-[.$BA$1])/([.$BC$1]-[.$BA$1])*255)))" office:value-type="float" office:value="243" calcext:value-type="float">
            <text:p>243</text:p>
          </table:table-cell>
        </table:table-row>
        <table:table-row table:style-name="ro1">
          <table:table-cell table:number-columns-repeated="51"/>
          <table:table-cell office:value-type="float" office:value="244" calcext:value-type="float">
            <text:p>244</text:p>
          </table:table-cell>
          <table:table-cell table:formula="of:=COUNTIF([.$A$1:.$AX$69];[.AZ250])" office:value-type="float" office:value="29" calcext:value-type="float">
            <text:p>29</text:p>
          </table:table-cell>
          <table:table-cell table:formula="of:=COUNTIF([.$A$73:.$AX$141];[.AZ250])" office:value-type="float" office:value="29" calcext:value-type="float">
            <text:p>29</text:p>
          </table:table-cell>
          <table:table-cell table:formula="of:=IF([.AZ250]&lt;[.$BA$1];0;IF([.AZ250]&gt;=[.$BC$1];255;ROUNDDOWN(([.AZ250]-[.$BA$1])/([.$BC$1]-[.$BA$1])*255)))" office:value-type="float" office:value="244" calcext:value-type="float">
            <text:p>244</text:p>
          </table:table-cell>
        </table:table-row>
        <table:table-row table:style-name="ro1">
          <table:table-cell table:number-columns-repeated="51"/>
          <table:table-cell office:value-type="float" office:value="245" calcext:value-type="float">
            <text:p>245</text:p>
          </table:table-cell>
          <table:table-cell table:formula="of:=COUNTIF([.$A$1:.$AX$69];[.AZ251])" office:value-type="float" office:value="27" calcext:value-type="float">
            <text:p>27</text:p>
          </table:table-cell>
          <table:table-cell table:formula="of:=COUNTIF([.$A$73:.$AX$141];[.AZ251])" office:value-type="float" office:value="27" calcext:value-type="float">
            <text:p>27</text:p>
          </table:table-cell>
          <table:table-cell table:formula="of:=IF([.AZ251]&lt;[.$BA$1];0;IF([.AZ251]&gt;=[.$BC$1];255;ROUNDDOWN(([.AZ251]-[.$BA$1])/([.$BC$1]-[.$BA$1])*255)))" office:value-type="float" office:value="245" calcext:value-type="float">
            <text:p>245</text:p>
          </table:table-cell>
        </table:table-row>
        <table:table-row table:style-name="ro1">
          <table:table-cell table:number-columns-repeated="51"/>
          <table:table-cell office:value-type="float" office:value="246" calcext:value-type="float">
            <text:p>246</text:p>
          </table:table-cell>
          <table:table-cell table:formula="of:=COUNTIF([.$A$1:.$AX$69];[.AZ252])" office:value-type="float" office:value="36" calcext:value-type="float">
            <text:p>36</text:p>
          </table:table-cell>
          <table:table-cell table:formula="of:=COUNTIF([.$A$73:.$AX$141];[.AZ252])" office:value-type="float" office:value="36" calcext:value-type="float">
            <text:p>36</text:p>
          </table:table-cell>
          <table:table-cell table:formula="of:=IF([.AZ252]&lt;[.$BA$1];0;IF([.AZ252]&gt;=[.$BC$1];255;ROUNDDOWN(([.AZ252]-[.$BA$1])/([.$BC$1]-[.$BA$1])*255)))" office:value-type="float" office:value="246" calcext:value-type="float">
            <text:p>246</text:p>
          </table:table-cell>
        </table:table-row>
        <table:table-row table:style-name="ro1">
          <table:table-cell table:number-columns-repeated="51"/>
          <table:table-cell office:value-type="float" office:value="247" calcext:value-type="float">
            <text:p>247</text:p>
          </table:table-cell>
          <table:table-cell table:formula="of:=COUNTIF([.$A$1:.$AX$69];[.AZ253])" office:value-type="float" office:value="44" calcext:value-type="float">
            <text:p>44</text:p>
          </table:table-cell>
          <table:table-cell table:formula="of:=COUNTIF([.$A$73:.$AX$141];[.AZ253])" office:value-type="float" office:value="44" calcext:value-type="float">
            <text:p>44</text:p>
          </table:table-cell>
          <table:table-cell table:formula="of:=IF([.AZ253]&lt;[.$BA$1];0;IF([.AZ253]&gt;=[.$BC$1];255;ROUNDDOWN(([.AZ253]-[.$BA$1])/([.$BC$1]-[.$BA$1])*255)))" office:value-type="float" office:value="247" calcext:value-type="float">
            <text:p>247</text:p>
          </table:table-cell>
        </table:table-row>
        <table:table-row table:style-name="ro1">
          <table:table-cell table:number-columns-repeated="51"/>
          <table:table-cell office:value-type="float" office:value="248" calcext:value-type="float">
            <text:p>248</text:p>
          </table:table-cell>
          <table:table-cell table:formula="of:=COUNTIF([.$A$1:.$AX$69];[.AZ254])" office:value-type="float" office:value="57" calcext:value-type="float">
            <text:p>57</text:p>
          </table:table-cell>
          <table:table-cell table:formula="of:=COUNTIF([.$A$73:.$AX$141];[.AZ254])" office:value-type="float" office:value="57" calcext:value-type="float">
            <text:p>57</text:p>
          </table:table-cell>
          <table:table-cell table:formula="of:=IF([.AZ254]&lt;[.$BA$1];0;IF([.AZ254]&gt;=[.$BC$1];255;ROUNDDOWN(([.AZ254]-[.$BA$1])/([.$BC$1]-[.$BA$1])*255)))" office:value-type="float" office:value="248" calcext:value-type="float">
            <text:p>248</text:p>
          </table:table-cell>
        </table:table-row>
        <table:table-row table:style-name="ro1">
          <table:table-cell table:number-columns-repeated="51"/>
          <table:table-cell office:value-type="float" office:value="249" calcext:value-type="float">
            <text:p>249</text:p>
          </table:table-cell>
          <table:table-cell table:formula="of:=COUNTIF([.$A$1:.$AX$69];[.AZ255])" office:value-type="float" office:value="64" calcext:value-type="float">
            <text:p>64</text:p>
          </table:table-cell>
          <table:table-cell table:formula="of:=COUNTIF([.$A$73:.$AX$141];[.AZ255])" office:value-type="float" office:value="64" calcext:value-type="float">
            <text:p>64</text:p>
          </table:table-cell>
          <table:table-cell table:formula="of:=IF([.AZ255]&lt;[.$BA$1];0;IF([.AZ255]&gt;=[.$BC$1];255;ROUNDDOWN(([.AZ255]-[.$BA$1])/([.$BC$1]-[.$BA$1])*255)))" office:value-type="float" office:value="249" calcext:value-type="float">
            <text:p>249</text:p>
          </table:table-cell>
        </table:table-row>
        <table:table-row table:style-name="ro1">
          <table:table-cell table:number-columns-repeated="51"/>
          <table:table-cell office:value-type="float" office:value="250" calcext:value-type="float">
            <text:p>250</text:p>
          </table:table-cell>
          <table:table-cell table:formula="of:=COUNTIF([.$A$1:.$AX$69];[.AZ256])" office:value-type="float" office:value="62" calcext:value-type="float">
            <text:p>62</text:p>
          </table:table-cell>
          <table:table-cell table:formula="of:=COUNTIF([.$A$73:.$AX$141];[.AZ256])" office:value-type="float" office:value="62" calcext:value-type="float">
            <text:p>62</text:p>
          </table:table-cell>
          <table:table-cell table:formula="of:=IF([.AZ256]&lt;[.$BA$1];0;IF([.AZ256]&gt;=[.$BC$1];255;ROUNDDOWN(([.AZ256]-[.$BA$1])/([.$BC$1]-[.$BA$1])*255)))" office:value-type="float" office:value="250" calcext:value-type="float">
            <text:p>250</text:p>
          </table:table-cell>
        </table:table-row>
        <table:table-row table:style-name="ro1">
          <table:table-cell table:number-columns-repeated="51"/>
          <table:table-cell office:value-type="float" office:value="251" calcext:value-type="float">
            <text:p>251</text:p>
          </table:table-cell>
          <table:table-cell table:formula="of:=COUNTIF([.$A$1:.$AX$69];[.AZ257])" office:value-type="float" office:value="35" calcext:value-type="float">
            <text:p>35</text:p>
          </table:table-cell>
          <table:table-cell table:formula="of:=COUNTIF([.$A$73:.$AX$141];[.AZ257])" office:value-type="float" office:value="35" calcext:value-type="float">
            <text:p>35</text:p>
          </table:table-cell>
          <table:table-cell table:formula="of:=IF([.AZ257]&lt;[.$BA$1];0;IF([.AZ257]&gt;=[.$BC$1];255;ROUNDDOWN(([.AZ257]-[.$BA$1])/([.$BC$1]-[.$BA$1])*255)))" office:value-type="float" office:value="251" calcext:value-type="float">
            <text:p>251</text:p>
          </table:table-cell>
        </table:table-row>
        <table:table-row table:style-name="ro1">
          <table:table-cell table:number-columns-repeated="51"/>
          <table:table-cell office:value-type="float" office:value="252" calcext:value-type="float">
            <text:p>252</text:p>
          </table:table-cell>
          <table:table-cell table:formula="of:=COUNTIF([.$A$1:.$AX$69];[.AZ258])" office:value-type="float" office:value="23" calcext:value-type="float">
            <text:p>23</text:p>
          </table:table-cell>
          <table:table-cell table:formula="of:=COUNTIF([.$A$73:.$AX$141];[.AZ258])" office:value-type="float" office:value="23" calcext:value-type="float">
            <text:p>23</text:p>
          </table:table-cell>
          <table:table-cell table:formula="of:=IF([.AZ258]&lt;[.$BA$1];0;IF([.AZ258]&gt;=[.$BC$1];255;ROUNDDOWN(([.AZ258]-[.$BA$1])/([.$BC$1]-[.$BA$1])*255)))" office:value-type="float" office:value="252" calcext:value-type="float">
            <text:p>252</text:p>
          </table:table-cell>
        </table:table-row>
        <table:table-row table:style-name="ro1">
          <table:table-cell table:number-columns-repeated="51"/>
          <table:table-cell office:value-type="float" office:value="253" calcext:value-type="float">
            <text:p>253</text:p>
          </table:table-cell>
          <table:table-cell table:formula="of:=COUNTIF([.$A$1:.$AX$69];[.AZ259])" office:value-type="float" office:value="10" calcext:value-type="float">
            <text:p>10</text:p>
          </table:table-cell>
          <table:table-cell table:formula="of:=COUNTIF([.$A$73:.$AX$141];[.AZ259])" office:value-type="float" office:value="10" calcext:value-type="float">
            <text:p>10</text:p>
          </table:table-cell>
          <table:table-cell table:formula="of:=IF([.AZ259]&lt;[.$BA$1];0;IF([.AZ259]&gt;=[.$BC$1];255;ROUNDDOWN(([.AZ259]-[.$BA$1])/([.$BC$1]-[.$BA$1])*255)))" office:value-type="float" office:value="253" calcext:value-type="float">
            <text:p>253</text:p>
          </table:table-cell>
        </table:table-row>
        <table:table-row table:style-name="ro1">
          <table:table-cell table:number-columns-repeated="51"/>
          <table:table-cell office:value-type="float" office:value="254" calcext:value-type="float">
            <text:p>254</text:p>
          </table:table-cell>
          <table:table-cell table:formula="of:=COUNTIF([.$A$1:.$AX$69];[.AZ260])" office:value-type="float" office:value="0" calcext:value-type="float">
            <text:p>0</text:p>
          </table:table-cell>
          <table:table-cell table:formula="of:=COUNTIF([.$A$73:.$AX$141];[.AZ260])" office:value-type="float" office:value="0" calcext:value-type="float">
            <text:p>0</text:p>
          </table:table-cell>
          <table:table-cell table:formula="of:=IF([.AZ260]&lt;[.$BA$1];0;IF([.AZ260]&gt;=[.$BC$1];255;ROUNDDOWN(([.AZ260]-[.$BA$1])/([.$BC$1]-[.$BA$1])*255)))" office:value-type="float" office:value="254" calcext:value-type="float">
            <text:p>254</text:p>
          </table:table-cell>
        </table:table-row>
        <table:table-row table:style-name="ro1">
          <table:table-cell table:number-columns-repeated="51"/>
          <table:table-cell office:value-type="float" office:value="255" calcext:value-type="float">
            <text:p>255</text:p>
          </table:table-cell>
          <table:table-cell table:formula="of:=COUNTIF([.$A$1:.$AX$69];[.AZ261])" office:value-type="float" office:value="0" calcext:value-type="float">
            <text:p>0</text:p>
          </table:table-cell>
          <table:table-cell table:formula="of:=COUNTIF([.$A$73:.$AX$141];[.AZ261])" office:value-type="float" office:value="0" calcext:value-type="float">
            <text:p>0</text:p>
          </table:table-cell>
          <table:table-cell table:formula="of:=IF([.AZ261]&lt;[.$BA$1];0;IF([.AZ261]&gt;=[.$BC$1];255;ROUNDDOWN(([.AZ261]-[.$BA$1])/([.$BC$1]-[.$BA$1])*255)))" office:value-type="float" office:value="255" calcext:value-type="float">
            <text:p>255</text:p>
          </table:table-cell>
        </table:table-row>
        <table:table-row table:style-name="ro1" table:number-rows-repeated="1048314">
          <table:table-cell table:number-columns-repeated="55"/>
        </table:table-row>
        <table:table-row table:style-name="ro1">
          <table:table-cell table:number-columns-repeated="55"/>
        </table:table-row>
        <calcext:conditional-formats>
          <calcext:conditional-format calcext:target-range-address="'Lineare Histogrammanpassung_2'.A2:'Lineare Histogrammanpassung_2'.AX69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'Lineare Histogrammanpassung_2'.A73:'Lineare Histogrammanpassung_2'.AX142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'Lineare Histogrammanpassung_2'.A1:'Lineare Histogrammanpassung_2'.AX67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4:54:06.6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0T16:57:22.557000000</dc:date>
    <dc:creator>Thomas Schaller</dc:creator>
    <meta:editing-duration>PT2H17M43S</meta:editing-duration>
    <meta:editing-cycles>7</meta:editing-cycles>
    <meta:generator>LibreOffice/6.3.1.2$Windows_X86_64 LibreOffice_project/b79626edf0065ac373bd1df5c28bd630b4424273</meta:generator>
    <meta:document-statistic meta:table-count="2" meta:cell-count="1546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0.612cm" svg:height="29.034cm" xlink:href=".." xlink:type="simple" chart:class="chart:bar" chart:style-name="ch1">
        <chart:plot-area chart:style-name="ch2" table:cell-range-address="'Lineare Histogrammanpassung'.AZ6:'Lineare Histogrammanpassung'.BA261 'Lineare Histogrammanpassung'.A1:'Lineare Histogrammanpassung'.A1" chart:data-source-has-labels="both" svg:x="3.953cm" svg:y="1.029cm" svg:width="46.655cm" svg:height="25.372cm">
          <chartooo:coordinate-region svg:x="4.574cm" svg:y="1.228cm" svg:width="46.034cm" svg:height="24.249cm"/>
          <chart:axis chart:dimension="x" chart:name="primary-x" chart:style-name="ch3" chartooo:axis-type="auto">
            <chartooo:date-scale/>
            <chart:categories table:cell-range-address="'Lineare Histogrammanpassung'.AZ6:'Lineare Histogrammanpassung'.AZ261"/>
          </chart:axis>
          <chart:axis chart:dimension="y" chart:name="primary-y" chart:style-name="ch4"/>
          <chart:series chart:style-name="ch5" chart:values-cell-range-address="'Lineare Histogrammanpassung'.BA6:'Lineare Histogrammanpassung'.BA261" chart:label-cell-address="'Lineare Histogrammanpassung'.A1:'Lineare Histogrammanpassung'.A1" chart:class="chart:bar">
            <chart:data-point chart:repeated="2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Lineare Histogrammanpassung'.A1:'Lineare Histogrammanpassung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neare Histogrammanpassung'.AZ6:'Lineare Histogrammanpassung'.AZ261</svg:desc>
                </draw:g>
              </table:table-cell>
              <table:table-cell office:value-type="float" office:value="75">
                <text:p>75</text:p>
                <draw:g>
                  <svg:desc>'Lineare Histogrammanpassung'.BA6:'Lineare Histogrammanpassung'.BA2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1.361cm" svg:height="29.464cm" xlink:href=".." xlink:type="simple" chart:class="chart:bar" chart:style-name="ch1">
        <chart:plot-area chart:style-name="ch2" table:cell-range-address="'Lineare Histogrammanpassung'.AZ6:'Lineare Histogrammanpassung'.AZ261 'Lineare Histogrammanpassung'.A1:'Lineare Histogrammanpassung'.A1 'Lineare Histogrammanpassung'.BB6:'Lineare Histogrammanpassung'.BB261" chart:data-source-has-labels="both" svg:x="4.019cm" svg:y="1.047cm" svg:width="47.336cm" svg:height="25.729cm">
          <chartooo:coordinate-region svg:x="4.64cm" svg:y="1.246cm" svg:width="46.715cm" svg:height="24.606cm"/>
          <chart:axis chart:dimension="x" chart:name="primary-x" chart:style-name="ch3" chartooo:axis-type="auto">
            <chartooo:date-scale/>
            <chart:categories table:cell-range-address="'Lineare Histogrammanpassung'.AZ6:'Lineare Histogrammanpassung'.AZ261"/>
          </chart:axis>
          <chart:axis chart:dimension="y" chart:name="primary-y" chart:style-name="ch4"/>
          <chart:series chart:style-name="ch5" chart:values-cell-range-address="'Lineare Histogrammanpassung'.BB6:'Lineare Histogrammanpassung'.BB261" chart:label-cell-address="'Lineare Histogrammanpassung'.A1:'Lineare Histogrammanpassung'.A1" chart:class="chart:bar">
            <chart:data-point chart:repeated="2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Lineare Histogrammanpassung'.A1:'Lineare Histogrammanpassung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neare Histogrammanpassung'.AZ6:'Lineare Histogrammanpassung'.AZ261</svg:desc>
                </draw:g>
              </table:table-cell>
              <table:table-cell office:value-type="float" office:value="75">
                <text:p>75</text:p>
                <draw:g>
                  <svg:desc>'Lineare Histogrammanpassung'.BB6:'Lineare Histogrammanpassung'.BB2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0.612cm" svg:height="29.034cm" xlink:href=".." xlink:type="simple" chart:class="chart:bar" chart:style-name="ch1">
        <chart:plot-area chart:style-name="ch2" table:cell-range-address="'Lineare Histogrammanpassung_2'.AZ6:'Lineare Histogrammanpassung_2'.BA261" chart:data-source-has-labels="column" svg:x="3.953cm" svg:y="1.029cm" svg:width="46.655cm" svg:height="25.372cm">
          <chartooo:coordinate-region svg:x="4.574cm" svg:y="1.228cm" svg:width="46.034cm" svg:height="24.249cm"/>
          <chart:axis chart:dimension="x" chart:name="primary-x" chart:style-name="ch3" chartooo:axis-type="auto">
            <chartooo:date-scale/>
            <chart:categories table:cell-range-address="'Lineare Histogrammanpassung_2'.AZ6:'Lineare Histogrammanpassung_2'.AZ261"/>
          </chart:axis>
          <chart:axis chart:dimension="y" chart:name="primary-y" chart:style-name="ch4"/>
          <chart:series chart:style-name="ch5" chart:values-cell-range-address="'Lineare Histogrammanpassung_2'.BA6:'Lineare Histogrammanpassung_2'.BA261" chart:class="chart:bar">
            <chart:data-point chart:repeated="2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neare Histogrammanpassung_2'.AZ6:'Lineare Histogrammanpassung_2'.AZ261</svg:desc>
                </draw:g>
              </table:table-cell>
              <table:table-cell office:value-type="float" office:value="0">
                <text:p>0</text:p>
                <draw:g>
                  <svg:desc>'Lineare Histogrammanpassung_2'.BA6:'Lineare Histogrammanpassung_2'.BA2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1.361cm" svg:height="29.464cm" xlink:href=".." xlink:type="simple" chart:class="chart:bar" chart:style-name="ch1">
        <chart:plot-area chart:style-name="ch2" table:cell-range-address="'Lineare Histogrammanpassung_2'.AZ6:'Lineare Histogrammanpassung_2'.AZ261 'Lineare Histogrammanpassung_2'.BB6:'Lineare Histogrammanpassung_2'.BB261" chart:data-source-has-labels="column" svg:x="4.019cm" svg:y="1.047cm" svg:width="47.336cm" svg:height="25.729cm">
          <chartooo:coordinate-region svg:x="4.64cm" svg:y="1.246cm" svg:width="46.715cm" svg:height="24.606cm"/>
          <chart:axis chart:dimension="x" chart:name="primary-x" chart:style-name="ch3" chartooo:axis-type="auto">
            <chartooo:date-scale/>
            <chart:categories table:cell-range-address="'Lineare Histogrammanpassung_2'.AZ6:'Lineare Histogrammanpassung_2'.AZ261"/>
          </chart:axis>
          <chart:axis chart:dimension="y" chart:name="primary-y" chart:style-name="ch4"/>
          <chart:series chart:style-name="ch5" chart:values-cell-range-address="'Lineare Histogrammanpassung_2'.BB6:'Lineare Histogrammanpassung_2'.BB261" chart:class="chart:bar">
            <chart:data-point chart:repeated="2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neare Histogrammanpassung_2'.AZ6:'Lineare Histogrammanpassung_2'.AZ261</svg:desc>
                </draw:g>
              </table:table-cell>
              <table:table-cell office:value-type="float" office:value="0">
                <text:p>0</text:p>
                <draw:g>
                  <svg:desc>'Lineare Histogrammanpassung_2'.BB6:'Lineare Histogrammanpassung_2'.BB2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